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2.321cm" fo:break-before="auto" style:use-optimal-row-height="false"/>
    </style:style>
    <style:style style:name="ro3" style:family="table-row">
      <style:table-row-properties style:row-height="2.01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40pt" fo:font-weight="bold" style:font-size-asian="40pt" style:font-weight-asian="bold" style:font-size-complex="40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 style:data-style-name="N0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24" style:family="table-cell" style:parent-style-name="Default" style:data-style-name="N0">
      <style:table-cell-properties style:text-align-source="fix" style:repeat-content="false" fo:background-color="transparent" fo:padding="0.071cm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ackground-color="transparent" fo:padding="0.071cm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14" table:default-cell-style-name="ce14"/>
        <table:table-column table:style-name="co5" table:number-columns-repeated="44" table:default-cell-style-name="ce14"/>
        <table:table-column table:style-name="co5" table:number-columns-repeated="960" table:default-cell-style-name="ce22"/>
        <table:table-column table:style-name="co5" table:number-columns-repeated="3" table:default-cell-style-name="ce27"/>
        <table:table-row table:style-name="ro1">
          <table:table-cell office:value-type="string" calcext:value-type="string">
            <text:p>Replicate</text:p>
          </table:table-cell>
          <table:table-cell office:value-type="string" calcext:value-type="string">
            <text:p>Receptor</text:p>
          </table:table-cell>
          <table:table-cell office:value-type="string" calcext:value-type="string">
            <text:p>Peptide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.0000000000001" calcext:value-type="float">
            <text:p>1.00E-13</text:p>
          </table:table-cell>
          <table:table-cell table:style-name="ce19" office:value-type="float" office:value="0.000000000001" calcext:value-type="float">
            <text:p>1.00E-12</text:p>
          </table:table-cell>
          <table:table-cell table:style-name="ce19" office:value-type="float" office:value="0.00000000001" calcext:value-type="float">
            <text:p>1.00E-11</text:p>
          </table:table-cell>
          <table:table-cell table:style-name="ce19" office:value-type="float" office:value="0.0000000001" calcext:value-type="float">
            <text:p>1.00E-10</text:p>
          </table:table-cell>
          <table:table-cell table:style-name="ce19" office:value-type="float" office:value="0.000000001" calcext:value-type="float">
            <text:p>1.00E-09</text:p>
          </table:table-cell>
          <table:table-cell table:style-name="ce19" office:value-type="float" office:value="0.00000001" calcext:value-type="float">
            <text:p>1.00E-08</text:p>
          </table:table-cell>
          <table:table-cell table:style-name="ce19" office:value-type="float" office:value="0.0000001" calcext:value-type="float">
            <text:p>1.00E-07</text:p>
          </table:table-cell>
          <table:table-cell table:style-name="ce19" office:value-type="float" office:value="0.000001" calcext:value-type="float">
            <text:p>1.00E-06</text:p>
          </table:table-cell>
          <table:table-cell table:style-name="ce19" office:value-type="float" office:value="0.00001" calcext:value-type="float">
            <text:p>1.00E-05</text:p>
          </table:table-cell>
          <table:table-cell table:style-name="ce19" office:value-type="float" office:value="0.0001" calcext:value-type="float">
            <text:p>1.00E-04</text:p>
          </table:table-cell>
          <table:table-cell office:value-type="string" calcext:value-type="string">
            <text:p>ATP</text:p>
          </table:table-cell>
          <table:table-cell office:value-type="string" calcext:value-type="string">
            <text:p>Triton</text:p>
          </table:table-cell>
          <table:table-cell office:value-type="string" calcext:value-type="string">
            <text:p>Date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R18a</text:p>
          </table:table-cell>
          <table:table-cell office:value-type="string" calcext:value-type="string">
            <text:p>GLWL</text:p>
          </table:table-cell>
          <table:table-cell table:style-name="ce13" office:value-type="float" office:value="983.7888408" calcext:value-type="float">
            <text:p>983.7888408</text:p>
          </table:table-cell>
          <table:table-cell/>
          <table:table-cell table:style-name="ce13" office:value-type="float" office:value="953.782281899999" calcext:value-type="float">
            <text:p>953.782281899999</text:p>
          </table:table-cell>
          <table:table-cell table:style-name="ce13" office:value-type="float" office:value="1219.5908629" calcext:value-type="float">
            <text:p>1219.5908629</text:p>
          </table:table-cell>
          <table:table-cell table:style-name="ce13" office:value-type="float" office:value="1085.86810509999" calcext:value-type="float">
            <text:p>1085.86810509999</text:p>
          </table:table-cell>
          <table:table-cell table:style-name="ce13" office:value-type="float" office:value="1063.0558496" calcext:value-type="float">
            <text:p>1063.0558496</text:p>
          </table:table-cell>
          <table:table-cell table:style-name="ce26" office:value-type="float" office:value="965.293557" calcext:value-type="float">
            <text:p>965.293557</text:p>
          </table:table-cell>
          <table:table-cell table:style-name="ce26" office:value-type="float" office:value="1702.1084182" calcext:value-type="float">
            <text:p>1702.1084182</text:p>
          </table:table-cell>
          <table:table-cell table:style-name="ce26" office:value-type="float" office:value="5875.13104699999" calcext:value-type="float">
            <text:p>5875.13104699999</text:p>
          </table:table-cell>
          <table:table-cell table:style-name="ce26" office:value-type="float" office:value="8008.1777817" calcext:value-type="float">
            <text:p>8008.1777817</text:p>
          </table:table-cell>
          <table:table-cell table:style-name="ce26" office:value-type="float" office:value="9993.0071147" calcext:value-type="float">
            <text:p>9993.0071147</text:p>
          </table:table-cell>
          <table:table-cell table:style-name="ce26" office:value-type="float" office:value="19395.4620988999" calcext:value-type="float">
            <text:p>19395.4620988999</text:p>
          </table:table-cell>
          <table:table-cell/>
          <table:table-cell office:value-type="string" calcext:value-type="string">
            <text:p>2022_02_15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R18a</text:p>
          </table:table-cell>
          <table:table-cell office:value-type="string" calcext:value-type="string">
            <text:p>GLWL</text:p>
          </table:table-cell>
          <table:table-cell table:style-name="ce13" office:value-type="float" office:value="739.033759599999" calcext:value-type="float">
            <text:p>739.033759599999</text:p>
          </table:table-cell>
          <table:table-cell/>
          <table:table-cell table:style-name="ce13" office:value-type="float" office:value="857.841479499999" calcext:value-type="float">
            <text:p>857.841479499999</text:p>
          </table:table-cell>
          <table:table-cell table:style-name="ce13" office:value-type="float" office:value="1550.4789075" calcext:value-type="float">
            <text:p>1550.4789075</text:p>
          </table:table-cell>
          <table:table-cell table:style-name="ce13" office:value-type="float" office:value="1022.1855747" calcext:value-type="float">
            <text:p>1022.1855747</text:p>
          </table:table-cell>
          <table:table-cell table:style-name="ce13" office:value-type="float" office:value="1096.5228243" calcext:value-type="float">
            <text:p>1096.5228243</text:p>
          </table:table-cell>
          <table:table-cell table:style-name="ce26" office:value-type="float" office:value="1215.8254573" calcext:value-type="float">
            <text:p>1215.8254573</text:p>
          </table:table-cell>
          <table:table-cell table:style-name="ce26" office:value-type="float" office:value="1392.2822436" calcext:value-type="float">
            <text:p>1392.2822436</text:p>
          </table:table-cell>
          <table:table-cell table:style-name="ce26" office:value-type="float" office:value="4625.30760159999" calcext:value-type="float">
            <text:p>4625.30760159999</text:p>
          </table:table-cell>
          <table:table-cell table:style-name="ce26" office:value-type="float" office:value="9094.7697671" calcext:value-type="float">
            <text:p>9094.7697671</text:p>
          </table:table-cell>
          <table:table-cell table:style-name="ce26" office:value-type="float" office:value="12496.8688864" calcext:value-type="float">
            <text:p>12496.8688864</text:p>
          </table:table-cell>
          <table:table-cell table:style-name="ce26" office:value-type="float" office:value="24551.5784422" calcext:value-type="float">
            <text:p>24551.5784422</text:p>
          </table:table-cell>
          <table:table-cell/>
          <table:table-cell office:value-type="string" calcext:value-type="string">
            <text:p>2022_02_15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R18a</text:p>
          </table:table-cell>
          <table:table-cell office:value-type="string" calcext:value-type="string">
            <text:p>GLWL</text:p>
          </table:table-cell>
          <table:table-cell table:style-name="ce13" office:value-type="float" office:value="674.308633199999" calcext:value-type="float">
            <text:p>674.308633199999</text:p>
          </table:table-cell>
          <table:table-cell/>
          <table:table-cell table:style-name="ce13" office:value-type="float" office:value="905.6583284" calcext:value-type="float">
            <text:p>905.6583284</text:p>
          </table:table-cell>
          <table:table-cell table:style-name="ce13" office:value-type="float" office:value="1385.1825554" calcext:value-type="float">
            <text:p>1385.1825554</text:p>
          </table:table-cell>
          <table:table-cell table:style-name="ce13" office:value-type="float" office:value="1273.15194479999" calcext:value-type="float">
            <text:p>1273.15194479999</text:p>
          </table:table-cell>
          <table:table-cell table:style-name="ce13" office:value-type="float" office:value="1366.2561558" calcext:value-type="float">
            <text:p>1366.2561558</text:p>
          </table:table-cell>
          <table:table-cell table:style-name="ce26" office:value-type="float" office:value="1603.6631954" calcext:value-type="float">
            <text:p>1603.6631954</text:p>
          </table:table-cell>
          <table:table-cell table:style-name="ce26" office:value-type="float" office:value="2081.2124185" calcext:value-type="float">
            <text:p>2081.2124185</text:p>
          </table:table-cell>
          <table:table-cell table:style-name="ce26" office:value-type="float" office:value="5076.8691766" calcext:value-type="float">
            <text:p>5076.8691766</text:p>
          </table:table-cell>
          <table:table-cell table:style-name="ce26" office:value-type="float" office:value="15189.3967187999" calcext:value-type="float">
            <text:p>15189.3967187999</text:p>
          </table:table-cell>
          <table:table-cell table:style-name="ce26" office:value-type="float" office:value="13847.6751148" calcext:value-type="float">
            <text:p>13847.6751148</text:p>
          </table:table-cell>
          <table:table-cell table:style-name="ce26" office:value-type="float" office:value="28503.7523857999" calcext:value-type="float">
            <text:p>28503.7523857999</text:p>
          </table:table-cell>
          <table:table-cell/>
          <table:table-cell office:value-type="string" calcext:value-type="string">
            <text:p>2022_02_15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R18a</text:p>
          </table:table-cell>
          <table:table-cell office:value-type="string" calcext:value-type="string">
            <text:p>GLWL</text:p>
          </table:table-cell>
          <table:table-cell office:value-type="float" office:value="715.198812" calcext:value-type="float">
            <text:p>715.198812</text:p>
          </table:table-cell>
          <table:table-cell/>
          <table:table-cell office:value-type="float" office:value="731.9309908" calcext:value-type="float">
            <text:p>731.9309908</text:p>
          </table:table-cell>
          <table:table-cell office:value-type="float" office:value="759.041696" calcext:value-type="float">
            <text:p>759.041696</text:p>
          </table:table-cell>
          <table:table-cell office:value-type="float" office:value="830.193112" calcext:value-type="float">
            <text:p>830.193112</text:p>
          </table:table-cell>
          <table:table-cell office:value-type="float" office:value="517.8411504" calcext:value-type="float">
            <text:p>517.8411504</text:p>
          </table:table-cell>
          <table:table-cell office:value-type="float" office:value="653.5125736" calcext:value-type="float">
            <text:p>653.5125736</text:p>
          </table:table-cell>
          <table:table-cell office:value-type="float" office:value="1431.4941052" calcext:value-type="float">
            <text:p>1431.4941052</text:p>
          </table:table-cell>
          <table:table-cell office:value-type="float" office:value="3381.14629" calcext:value-type="float">
            <text:p>3381.14629</text:p>
          </table:table-cell>
          <table:table-cell office:value-type="float" office:value="5504.0555908" calcext:value-type="float">
            <text:p>5504.0555908</text:p>
          </table:table-cell>
          <table:table-cell office:value-type="float" office:value="4789.7769004" calcext:value-type="float">
            <text:p>4789.7769004</text:p>
          </table:table-cell>
          <table:table-cell office:value-type="float" office:value="14903.496254" calcext:value-type="float">
            <text:p>14903.496254</text:p>
          </table:table-cell>
          <table:table-cell/>
          <table:table-cell office:value-type="string" calcext:value-type="string">
            <text:p>2022_04_01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R18a</text:p>
          </table:table-cell>
          <table:table-cell office:value-type="string" calcext:value-type="string">
            <text:p>GLWL</text:p>
          </table:table-cell>
          <table:table-cell office:value-type="float" office:value="696.877272" calcext:value-type="float">
            <text:p>696.877272</text:p>
          </table:table-cell>
          <table:table-cell/>
          <table:table-cell office:value-type="float" office:value="677.0200468" calcext:value-type="float">
            <text:p>677.0200468</text:p>
          </table:table-cell>
          <table:table-cell office:value-type="float" office:value="790.43552" calcext:value-type="float">
            <text:p>790.43552</text:p>
          </table:table-cell>
          <table:table-cell office:value-type="float" office:value="705.0207528" calcext:value-type="float">
            <text:p>705.0207528</text:p>
          </table:table-cell>
          <table:table-cell office:value-type="float" office:value="653.2692432" calcext:value-type="float">
            <text:p>653.2692432</text:p>
          </table:table-cell>
          <table:table-cell office:value-type="float" office:value="835.0233992" calcext:value-type="float">
            <text:p>835.0233992</text:p>
          </table:table-cell>
          <table:table-cell office:value-type="float" office:value="1310.881094" calcext:value-type="float">
            <text:p>1310.881094</text:p>
          </table:table-cell>
          <table:table-cell office:value-type="float" office:value="3651.4847944" calcext:value-type="float">
            <text:p>3651.4847944</text:p>
          </table:table-cell>
          <table:table-cell office:value-type="float" office:value="5619.305062" calcext:value-type="float">
            <text:p>5619.305062</text:p>
          </table:table-cell>
          <table:table-cell office:value-type="float" office:value="6347.1370204" calcext:value-type="float">
            <text:p>6347.1370204</text:p>
          </table:table-cell>
          <table:table-cell office:value-type="float" office:value="16364.5949896" calcext:value-type="float">
            <text:p>16364.5949896</text:p>
          </table:table-cell>
          <table:table-cell/>
          <table:table-cell office:value-type="string" calcext:value-type="string">
            <text:p>2022_04_01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R18a</text:p>
          </table:table-cell>
          <table:table-cell office:value-type="string" calcext:value-type="string">
            <text:p>GLWL</text:p>
          </table:table-cell>
          <table:table-cell office:value-type="float" office:value="803.643130000001" calcext:value-type="float">
            <text:p>803.643130000001</text:p>
          </table:table-cell>
          <table:table-cell/>
          <table:table-cell office:value-type="float" office:value="695.9476828" calcext:value-type="float">
            <text:p>695.9476828</text:p>
          </table:table-cell>
          <table:table-cell office:value-type="float" office:value="742.10528" calcext:value-type="float">
            <text:p>742.10528</text:p>
          </table:table-cell>
          <table:table-cell office:value-type="float" office:value="714.4631516" calcext:value-type="float">
            <text:p>714.4631516</text:p>
          </table:table-cell>
          <table:table-cell office:value-type="float" office:value="633.7433088" calcext:value-type="float">
            <text:p>633.7433088</text:p>
          </table:table-cell>
          <table:table-cell office:value-type="float" office:value="688.64287" calcext:value-type="float">
            <text:p>688.64287</text:p>
          </table:table-cell>
          <table:table-cell office:value-type="float" office:value="1220.4627464" calcext:value-type="float">
            <text:p>1220.4627464</text:p>
          </table:table-cell>
          <table:table-cell office:value-type="float" office:value="3252.6641804" calcext:value-type="float">
            <text:p>3252.6641804</text:p>
          </table:table-cell>
          <table:table-cell office:value-type="float" office:value="5600.5591556" calcext:value-type="float">
            <text:p>5600.5591556</text:p>
          </table:table-cell>
          <table:table-cell office:value-type="float" office:value="6419.2160468" calcext:value-type="float">
            <text:p>6419.2160468</text:p>
          </table:table-cell>
          <table:table-cell office:value-type="float" office:value="18077.2386964" calcext:value-type="float">
            <text:p>18077.2386964</text:p>
          </table:table-cell>
          <table:table-cell/>
          <table:table-cell office:value-type="string" calcext:value-type="string">
            <text:p>2022_04_01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R18a</text:p>
          </table:table-cell>
          <table:table-cell office:value-type="string" calcext:value-type="string">
            <text:p>GLWL</text:p>
          </table:table-cell>
          <table:table-cell table:style-name="ce22" office:value-type="float" office:value="5281.4436414" calcext:value-type="float">
            <text:p>5281.4436414</text:p>
          </table:table-cell>
          <table:table-cell table:style-name="ce22"/>
          <table:table-cell table:style-name="ce22" office:value-type="float" office:value="4538.7275605" calcext:value-type="float">
            <text:p>4538.7275605</text:p>
          </table:table-cell>
          <table:table-cell table:style-name="ce22" office:value-type="float" office:value="4846.9567246" calcext:value-type="float">
            <text:p>4846.9567246</text:p>
          </table:table-cell>
          <table:table-cell table:style-name="ce22" office:value-type="float" office:value="4815.8641824" calcext:value-type="float">
            <text:p>4815.8641824</text:p>
          </table:table-cell>
          <table:table-cell table:style-name="ce22" office:value-type="float" office:value="6081.9527726" calcext:value-type="float">
            <text:p>6081.9527726</text:p>
          </table:table-cell>
          <table:table-cell table:style-name="ce22" office:value-type="float" office:value="5050.915995" calcext:value-type="float">
            <text:p>5050.915995</text:p>
          </table:table-cell>
          <table:table-cell table:style-name="ce22" office:value-type="float" office:value="7207.5288676" calcext:value-type="float">
            <text:p>7207.5288676</text:p>
          </table:table-cell>
          <table:table-cell table:style-name="ce22" office:value-type="float" office:value="34606.0428254" calcext:value-type="float">
            <text:p>34606.0428254</text:p>
          </table:table-cell>
          <table:table-cell table:style-name="ce22" office:value-type="float" office:value="46913.1687636" calcext:value-type="float">
            <text:p>46913.1687636</text:p>
          </table:table-cell>
          <table:table-cell table:style-name="ce22" office:value-type="float" office:value="47060.482936" calcext:value-type="float">
            <text:p>47060.482936</text:p>
          </table:table-cell>
          <table:table-cell table:style-name="ce22" office:value-type="float" office:value="76552.9836738" calcext:value-type="float">
            <text:p>76552.9836738</text:p>
          </table:table-cell>
          <table:table-cell/>
          <table:table-cell table:style-name="ce22" office:value-type="string" calcext:value-type="string">
            <text:p>2022_05_27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R18a</text:p>
          </table:table-cell>
          <table:table-cell office:value-type="string" calcext:value-type="string">
            <text:p>GLWL</text:p>
          </table:table-cell>
          <table:table-cell table:style-name="ce22" office:value-type="float" office:value="6775.0522916" calcext:value-type="float">
            <text:p>6775.0522916</text:p>
          </table:table-cell>
          <table:table-cell table:style-name="ce22"/>
          <table:table-cell table:style-name="ce22" office:value-type="float" office:value="6066.2885524" calcext:value-type="float">
            <text:p>6066.2885524</text:p>
          </table:table-cell>
          <table:table-cell table:style-name="ce22" office:value-type="float" office:value="5747.5560574" calcext:value-type="float">
            <text:p>5747.5560574</text:p>
          </table:table-cell>
          <table:table-cell table:style-name="ce22" office:value-type="float" office:value="9495.011155" calcext:value-type="float">
            <text:p>9495.011155</text:p>
          </table:table-cell>
          <table:table-cell table:style-name="ce22" office:value-type="float" office:value="7375.747178" calcext:value-type="float">
            <text:p>7375.747178</text:p>
          </table:table-cell>
          <table:table-cell table:style-name="ce22" office:value-type="float" office:value="8977.3611004" calcext:value-type="float">
            <text:p>8977.3611004</text:p>
          </table:table-cell>
          <table:table-cell table:style-name="ce22" office:value-type="float" office:value="10887.8371154" calcext:value-type="float">
            <text:p>10887.8371154</text:p>
          </table:table-cell>
          <table:table-cell table:style-name="ce22" office:value-type="float" office:value="48426.1238388" calcext:value-type="float">
            <text:p>48426.1238388</text:p>
          </table:table-cell>
          <table:table-cell table:style-name="ce22" office:value-type="float" office:value="55894.6325728" calcext:value-type="float">
            <text:p>55894.6325728</text:p>
          </table:table-cell>
          <table:table-cell table:style-name="ce22" office:value-type="float" office:value="65877.2399944" calcext:value-type="float">
            <text:p>65877.2399944</text:p>
          </table:table-cell>
          <table:table-cell table:style-name="ce22" office:value-type="float" office:value="69432.1112116" calcext:value-type="float">
            <text:p>69432.1112116</text:p>
          </table:table-cell>
          <table:table-cell/>
          <table:table-cell table:style-name="ce22" office:value-type="string" calcext:value-type="string">
            <text:p>2022_05_27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R18a</text:p>
          </table:table-cell>
          <table:table-cell office:value-type="string" calcext:value-type="string">
            <text:p>GLWL</text:p>
          </table:table-cell>
          <table:table-cell table:style-name="ce22" office:value-type="float" office:value="5970.6277578" calcext:value-type="float">
            <text:p>5970.6277578</text:p>
          </table:table-cell>
          <table:table-cell table:style-name="ce22"/>
          <table:table-cell table:style-name="ce22" office:value-type="float" office:value="5949.1117391" calcext:value-type="float">
            <text:p>5949.1117391</text:p>
          </table:table-cell>
          <table:table-cell table:style-name="ce22" office:value-type="float" office:value="7772.129091" calcext:value-type="float">
            <text:p>7772.129091</text:p>
          </table:table-cell>
          <table:table-cell table:style-name="ce22" office:value-type="float" office:value="6398.5797112" calcext:value-type="float">
            <text:p>6398.5797112</text:p>
          </table:table-cell>
          <table:table-cell table:style-name="ce22" office:value-type="float" office:value="6340.2396384" calcext:value-type="float">
            <text:p>6340.2396384</text:p>
          </table:table-cell>
          <table:table-cell table:style-name="ce22" office:value-type="float" office:value="5356.2634" calcext:value-type="float">
            <text:p>5356.2634</text:p>
          </table:table-cell>
          <table:table-cell table:style-name="ce22" office:value-type="float" office:value="12029.6094896" calcext:value-type="float">
            <text:p>12029.6094896</text:p>
          </table:table-cell>
          <table:table-cell table:style-name="ce22" office:value-type="float" office:value="42968.0627456" calcext:value-type="float">
            <text:p>42968.0627456</text:p>
          </table:table-cell>
          <table:table-cell table:style-name="ce22" office:value-type="float" office:value="50052.4700574" calcext:value-type="float">
            <text:p>50052.4700574</text:p>
          </table:table-cell>
          <table:table-cell table:style-name="ce22" office:value-type="float" office:value="66930.2548048" calcext:value-type="float">
            <text:p>66930.2548048</text:p>
          </table:table-cell>
          <table:table-cell table:style-name="ce22" office:value-type="float" office:value="61368.290286" calcext:value-type="float">
            <text:p>61368.290286</text:p>
          </table:table-cell>
          <table:table-cell/>
          <table:table-cell table:style-name="ce22" office:value-type="string" calcext:value-type="string">
            <text:p>2022_05_27</text:p>
          </table:table-cell>
          <table:table-cell table:number-columns-repeated="1007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GPR18a</text:p>
          </table:table-cell>
          <table:table-cell table:style-name="ce22" office:value-type="string" calcext:value-type="string">
            <text:p>GLWL</text:p>
          </table:table-cell>
          <table:table-cell table:style-name="ce22" office:value-type="float" office:value="3019.36024" calcext:value-type="float">
            <text:p>3019.36024</text:p>
          </table:table-cell>
          <table:table-cell table:style-name="ce22" office:value-type="float" office:value="2398.0751384" calcext:value-type="float">
            <text:p>2398.0751384</text:p>
          </table:table-cell>
          <table:table-cell table:style-name="ce22" office:value-type="float" office:value="2226.3699512" calcext:value-type="float">
            <text:p>2226.3699512</text:p>
          </table:table-cell>
          <table:table-cell table:style-name="ce22" office:value-type="float" office:value="1855.2681424" calcext:value-type="float">
            <text:p>1855.2681424</text:p>
          </table:table-cell>
          <table:table-cell table:style-name="ce22" office:value-type="float" office:value="1631.2504984" calcext:value-type="float">
            <text:p>1631.2504984</text:p>
          </table:table-cell>
          <table:table-cell table:style-name="ce22" office:value-type="float" office:value="2154.8725984" calcext:value-type="float">
            <text:p>2154.8725984</text:p>
          </table:table-cell>
          <table:table-cell table:style-name="ce22" office:value-type="float" office:value="2091.2752308" calcext:value-type="float">
            <text:p>2091.2752308</text:p>
          </table:table-cell>
          <table:table-cell table:style-name="ce22" office:value-type="float" office:value="1907.3800904" calcext:value-type="float">
            <text:p>1907.3800904</text:p>
          </table:table-cell>
          <table:table-cell table:style-name="ce22" office:value-type="float" office:value="6602.6107612" calcext:value-type="float">
            <text:p>6602.6107612</text:p>
          </table:table-cell>
          <table:table-cell table:style-name="ce22" office:value-type="float" office:value="11034.1709408" calcext:value-type="float">
            <text:p>11034.1709408</text:p>
          </table:table-cell>
          <table:table-cell table:style-name="ce22" office:value-type="float" office:value="10690.523798" calcext:value-type="float">
            <text:p>10690.523798</text:p>
          </table:table-cell>
          <table:table-cell table:style-name="ce22" office:value-type="float" office:value="25914.4949272" calcext:value-type="float">
            <text:p>25914.4949272</text:p>
          </table:table-cell>
          <table:table-cell table:style-name="ce22"/>
          <table:table-cell table:style-name="ce22" office:value-type="string" calcext:value-type="string">
            <text:p>2022_11_18</text:p>
          </table:table-cell>
          <table:table-cell table:number-columns-repeated="1007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2" office:value-type="string" calcext:value-type="string">
            <text:p>GPR18a</text:p>
          </table:table-cell>
          <table:table-cell table:style-name="ce22" office:value-type="string" calcext:value-type="string">
            <text:p>GLWL</text:p>
          </table:table-cell>
          <table:table-cell table:style-name="ce22" office:value-type="float" office:value="2705.495" calcext:value-type="float">
            <text:p>2705.495</text:p>
          </table:table-cell>
          <table:table-cell table:style-name="ce22" office:value-type="float" office:value="2026.8248308" calcext:value-type="float">
            <text:p>2026.8248308</text:p>
          </table:table-cell>
          <table:table-cell table:style-name="ce22" office:value-type="float" office:value="2244.5749016" calcext:value-type="float">
            <text:p>2244.5749016</text:p>
          </table:table-cell>
          <table:table-cell table:style-name="ce22" office:value-type="float" office:value="2597.1098872" calcext:value-type="float">
            <text:p>2597.1098872</text:p>
          </table:table-cell>
          <table:table-cell table:style-name="ce22" office:value-type="float" office:value="2002.2895436" calcext:value-type="float">
            <text:p>2002.2895436</text:p>
          </table:table-cell>
          <table:table-cell table:style-name="ce22" office:value-type="float" office:value="1300.4200716" calcext:value-type="float">
            <text:p>1300.4200716</text:p>
          </table:table-cell>
          <table:table-cell table:style-name="ce22" office:value-type="float" office:value="2017.3541748" calcext:value-type="float">
            <text:p>2017.3541748</text:p>
          </table:table-cell>
          <table:table-cell table:style-name="ce22" office:value-type="float" office:value="1610.9806164" calcext:value-type="float">
            <text:p>1610.9806164</text:p>
          </table:table-cell>
          <table:table-cell table:style-name="ce22" office:value-type="float" office:value="6473.9460796" calcext:value-type="float">
            <text:p>6473.9460796</text:p>
          </table:table-cell>
          <table:table-cell table:style-name="ce22" office:value-type="float" office:value="13891.0981104" calcext:value-type="float">
            <text:p>13891.0981104</text:p>
          </table:table-cell>
          <table:table-cell table:style-name="ce22" office:value-type="float" office:value="11339.24521" calcext:value-type="float">
            <text:p>11339.24521</text:p>
          </table:table-cell>
          <table:table-cell table:style-name="ce22" office:value-type="float" office:value="23194.1310744" calcext:value-type="float">
            <text:p>23194.1310744</text:p>
          </table:table-cell>
          <table:table-cell table:style-name="ce22"/>
          <table:table-cell table:style-name="ce22" office:value-type="string" calcext:value-type="string">
            <text:p>2022_11_18</text:p>
          </table:table-cell>
          <table:table-cell table:number-columns-repeated="1007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GPR18a</text:p>
          </table:table-cell>
          <table:table-cell table:style-name="ce22" office:value-type="string" calcext:value-type="string">
            <text:p>GLWL</text:p>
          </table:table-cell>
          <table:table-cell table:style-name="ce22" office:value-type="float" office:value="2798.319212" calcext:value-type="float">
            <text:p>2798.319212</text:p>
          </table:table-cell>
          <table:table-cell table:style-name="ce22" office:value-type="float" office:value="2324.457968" calcext:value-type="float">
            <text:p>2324.457968</text:p>
          </table:table-cell>
          <table:table-cell table:style-name="ce22" office:value-type="float" office:value="2448.7940192" calcext:value-type="float">
            <text:p>2448.7940192</text:p>
          </table:table-cell>
          <table:table-cell table:style-name="ce22" office:value-type="float" office:value="2188.8972644" calcext:value-type="float">
            <text:p>2188.8972644</text:p>
          </table:table-cell>
          <table:table-cell table:style-name="ce22" office:value-type="float" office:value="1725.3170732" calcext:value-type="float">
            <text:p>1725.3170732</text:p>
          </table:table-cell>
          <table:table-cell table:style-name="ce22" office:value-type="float" office:value="1486.0604152" calcext:value-type="float">
            <text:p>1486.0604152</text:p>
          </table:table-cell>
          <table:table-cell table:style-name="ce22" office:value-type="float" office:value="1683.8362272" calcext:value-type="float">
            <text:p>1683.8362272</text:p>
          </table:table-cell>
          <table:table-cell table:style-name="ce22" office:value-type="float" office:value="3203.1901932" calcext:value-type="float">
            <text:p>3203.1901932</text:p>
          </table:table-cell>
          <table:table-cell table:style-name="ce22" office:value-type="float" office:value="5861.9015848" calcext:value-type="float">
            <text:p>5861.9015848</text:p>
          </table:table-cell>
          <table:table-cell table:style-name="ce22" office:value-type="float" office:value="12915.0597916" calcext:value-type="float">
            <text:p>12915.0597916</text:p>
          </table:table-cell>
          <table:table-cell table:style-name="ce22" office:value-type="float" office:value="12520.7249664" calcext:value-type="float">
            <text:p>12520.7249664</text:p>
          </table:table-cell>
          <table:table-cell table:style-name="ce22" office:value-type="float" office:value="23175.5627392" calcext:value-type="float">
            <text:p>23175.5627392</text:p>
          </table:table-cell>
          <table:table-cell table:style-name="ce22"/>
          <table:table-cell table:style-name="ce22" office:value-type="string" calcext:value-type="string">
            <text:p>2022_11_18</text:p>
          </table:table-cell>
          <table:table-cell table:number-columns-repeated="1007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2" office:value-type="string" calcext:value-type="string">
            <text:p>GPR18a</text:p>
          </table:table-cell>
          <table:table-cell table:style-name="ce22" office:value-type="string" calcext:value-type="string">
            <text:p>GLWL</text:p>
          </table:table-cell>
          <table:table-cell table:style-name="ce22" office:value-type="float" office:value="3259.22428" calcext:value-type="float">
            <text:p>3259.22428</text:p>
          </table:table-cell>
          <table:table-cell table:style-name="ce22" office:value-type="float" office:value="3011.982938" calcext:value-type="float">
            <text:p>3011.982938</text:p>
          </table:table-cell>
          <table:table-cell table:style-name="ce22" office:value-type="float" office:value="3117.3261292" calcext:value-type="float">
            <text:p>3117.3261292</text:p>
          </table:table-cell>
          <table:table-cell table:style-name="ce22" office:value-type="float" office:value="2800.2960856" calcext:value-type="float">
            <text:p>2800.2960856</text:p>
          </table:table-cell>
          <table:table-cell table:style-name="ce22" office:value-type="float" office:value="2225.6229092" calcext:value-type="float">
            <text:p>2225.6229092</text:p>
          </table:table-cell>
          <table:table-cell table:style-name="ce22" office:value-type="float" office:value="2933.4801528" calcext:value-type="float">
            <text:p>2933.4801528</text:p>
          </table:table-cell>
          <table:table-cell table:style-name="ce22" office:value-type="float" office:value="2350.9073192" calcext:value-type="float">
            <text:p>2350.9073192</text:p>
          </table:table-cell>
          <table:table-cell table:style-name="ce22" office:value-type="float" office:value="3667.6287732" calcext:value-type="float">
            <text:p>3667.6287732</text:p>
          </table:table-cell>
          <table:table-cell table:style-name="ce22" office:value-type="float" office:value="6913.22877" calcext:value-type="float">
            <text:p>6913.22877</text:p>
          </table:table-cell>
          <table:table-cell table:style-name="ce22" office:value-type="float" office:value="14666.3897464" calcext:value-type="float">
            <text:p>14666.3897464</text:p>
          </table:table-cell>
          <table:table-cell table:style-name="ce22" office:value-type="float" office:value="15498.6877332" calcext:value-type="float">
            <text:p>15498.6877332</text:p>
          </table:table-cell>
          <table:table-cell table:style-name="ce22" office:value-type="float" office:value="26094.0038536" calcext:value-type="float">
            <text:p>26094.0038536</text:p>
          </table:table-cell>
          <table:table-cell table:style-name="ce22"/>
          <table:table-cell table:style-name="ce22" office:value-type="string" calcext:value-type="string">
            <text:p>2022_11_18</text:p>
          </table:table-cell>
          <table:table-cell table:number-columns-repeated="1007"/>
        </table:table-row>
        <table:table-row table:style-name="ro1"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GPR18a</text:p>
          </table:table-cell>
          <table:table-cell table:style-name="ce22" office:value-type="string" calcext:value-type="string">
            <text:p>GLWL</text:p>
          </table:table-cell>
          <table:table-cell table:style-name="ce22" office:value-type="float" office:value="2448.74422" calcext:value-type="float">
            <text:p>2448.74422</text:p>
          </table:table-cell>
          <table:table-cell table:style-name="ce22" office:value-type="float" office:value="2956.3978048" calcext:value-type="float">
            <text:p>2956.3978048</text:p>
          </table:table-cell>
          <table:table-cell table:style-name="ce22" office:value-type="float" office:value="3023.2664376" calcext:value-type="float">
            <text:p>3023.2664376</text:p>
          </table:table-cell>
          <table:table-cell table:style-name="ce22" office:value-type="float" office:value="3023.6287808" calcext:value-type="float">
            <text:p>3023.6287808</text:p>
          </table:table-cell>
          <table:table-cell table:style-name="ce22" office:value-type="float" office:value="2799.968414" calcext:value-type="float">
            <text:p>2799.968414</text:p>
          </table:table-cell>
          <table:table-cell table:style-name="ce22" office:value-type="float" office:value="2414.203088" calcext:value-type="float">
            <text:p>2414.203088</text:p>
          </table:table-cell>
          <table:table-cell table:style-name="ce22" office:value-type="float" office:value="3332.3209412" calcext:value-type="float">
            <text:p>3332.3209412</text:p>
          </table:table-cell>
          <table:table-cell table:style-name="ce22" office:value-type="float" office:value="3443.3168472" calcext:value-type="float">
            <text:p>3443.3168472</text:p>
          </table:table-cell>
          <table:table-cell table:style-name="ce22" office:value-type="float" office:value="8635.604806" calcext:value-type="float">
            <text:p>8635.604806</text:p>
          </table:table-cell>
          <table:table-cell table:style-name="ce22" office:value-type="float" office:value="13711.5042376" calcext:value-type="float">
            <text:p>13711.5042376</text:p>
          </table:table-cell>
          <table:table-cell table:style-name="ce22" office:value-type="float" office:value="17283.1848672" calcext:value-type="float">
            <text:p>17283.1848672</text:p>
          </table:table-cell>
          <table:table-cell table:style-name="ce22" office:value-type="float" office:value="32716.0057136" calcext:value-type="float">
            <text:p>32716.0057136</text:p>
          </table:table-cell>
          <table:table-cell table:style-name="ce22"/>
          <table:table-cell table:style-name="ce22" office:value-type="string" calcext:value-type="string">
            <text:p>2022_11_18</text:p>
          </table:table-cell>
          <table:table-cell table:number-columns-repeated="1007"/>
        </table:table-row>
        <table:table-row table:style-name="ro1">
          <table:table-cell table:style-name="ce22" office:value-type="float" office:value="15" calcext:value-type="float">
            <text:p>15</text:p>
          </table:table-cell>
          <table:table-cell table:style-name="ce22" office:value-type="string" calcext:value-type="string">
            <text:p>GPR18a</text:p>
          </table:table-cell>
          <table:table-cell table:style-name="ce22" office:value-type="string" calcext:value-type="string">
            <text:p>GLWL</text:p>
          </table:table-cell>
          <table:table-cell table:style-name="ce22" office:value-type="float" office:value="3368.790568" calcext:value-type="float">
            <text:p>3368.790568</text:p>
          </table:table-cell>
          <table:table-cell table:style-name="ce22" office:value-type="float" office:value="2268.3486108" calcext:value-type="float">
            <text:p>2268.3486108</text:p>
          </table:table-cell>
          <table:table-cell table:style-name="ce22" office:value-type="float" office:value="3412.424214" calcext:value-type="float">
            <text:p>3412.424214</text:p>
          </table:table-cell>
          <table:table-cell table:style-name="ce22" office:value-type="float" office:value="2280.9986128" calcext:value-type="float">
            <text:p>2280.9986128</text:p>
          </table:table-cell>
          <table:table-cell table:style-name="ce22" office:value-type="float" office:value="3225.5004704" calcext:value-type="float">
            <text:p>3225.5004704</text:p>
          </table:table-cell>
          <table:table-cell table:style-name="ce22" office:value-type="float" office:value="2860.329426" calcext:value-type="float">
            <text:p>2860.329426</text:p>
          </table:table-cell>
          <table:table-cell table:style-name="ce22" office:value-type="float" office:value="3405.1387776" calcext:value-type="float">
            <text:p>3405.1387776</text:p>
          </table:table-cell>
          <table:table-cell table:style-name="ce22" office:value-type="float" office:value="3964.1138356" calcext:value-type="float">
            <text:p>3964.1138356</text:p>
          </table:table-cell>
          <table:table-cell table:style-name="ce22" office:value-type="float" office:value="7379.98308" calcext:value-type="float">
            <text:p>7379.98308</text:p>
          </table:table-cell>
          <table:table-cell table:style-name="ce22" office:value-type="float" office:value="14555.088268" calcext:value-type="float">
            <text:p>14555.088268</text:p>
          </table:table-cell>
          <table:table-cell table:style-name="ce22" office:value-type="float" office:value="14458.17987" calcext:value-type="float">
            <text:p>14458.17987</text:p>
          </table:table-cell>
          <table:table-cell table:style-name="ce22" office:value-type="float" office:value="23584.3759588" calcext:value-type="float">
            <text:p>23584.3759588</text:p>
          </table:table-cell>
          <table:table-cell table:style-name="ce22"/>
          <table:table-cell table:style-name="ce22" office:value-type="string" calcext:value-type="string">
            <text:p>2022_11_18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HIRa3</text:p>
          </table:table-cell>
          <table:table-cell office:value-type="float" office:value="366.0843816" calcext:value-type="float">
            <text:p>366.0843816</text:p>
          </table:table-cell>
          <table:table-cell office:value-type="float" office:value="6106.425949" calcext:value-type="float">
            <text:p>6106.425949</text:p>
          </table:table-cell>
          <table:table-cell office:value-type="float" office:value="8030.743555" calcext:value-type="float">
            <text:p>8030.743555</text:p>
          </table:table-cell>
          <table:table-cell office:value-type="float" office:value="8121.108672" calcext:value-type="float">
            <text:p>8121.108672</text:p>
          </table:table-cell>
          <table:table-cell office:value-type="float" office:value="9278.480627" calcext:value-type="float">
            <text:p>9278.480627</text:p>
          </table:table-cell>
          <table:table-cell office:value-type="float" office:value="10592.01176" calcext:value-type="float">
            <text:p>10592.01176</text:p>
          </table:table-cell>
          <table:table-cell office:value-type="float" office:value="15030.63725" calcext:value-type="float">
            <text:p>15030.63725</text:p>
          </table:table-cell>
          <table:table-cell office:value-type="float" office:value="17806.28474" calcext:value-type="float">
            <text:p>17806.28474</text:p>
          </table:table-cell>
          <table:table-cell office:value-type="float" office:value="20427.59284" calcext:value-type="float">
            <text:p>20427.59284</text:p>
          </table:table-cell>
          <table:table-cell office:value-type="float" office:value="17273.57572" calcext:value-type="float">
            <text:p>17273.57572</text:p>
          </table:table-cell>
          <table:table-cell office:value-type="float" office:value="14746.61126" calcext:value-type="float">
            <text:p>14746.61126</text:p>
          </table:table-cell>
          <table:table-cell/>
          <table:table-cell office:value-type="float" office:value="36238.22571" calcext:value-type="float">
            <text:p>36238.22571</text:p>
          </table:table-cell>
          <table:table-cell office:value-type="string" calcext:value-type="string">
            <text:p>2021_07_21</text:p>
          </table:table-cell>
          <table:table-cell/>
          <table:table-cell table:style-name="ce50" office:value-type="string" calcext:value-type="string">
            <text:p>* For the calculation of the curve and EC50, values were normalized against the lowest concentration instead of using the 0 reading. This was done because the lowest concentration already showed strong activation but there was no increase in activation until 1e-10 (instead, the activation curve still showed a “typical” flat minimum baseline from 1e-13 to 1e-10 which artificially would have lowered the EC50 value in the calculation process). - See Supplementary HIRamide curves of manuscript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HIRa3</text:p>
          </table:table-cell>
          <table:table-cell office:value-type="float" office:value="367.8744888" calcext:value-type="float">
            <text:p>367.8744888</text:p>
          </table:table-cell>
          <table:table-cell office:value-type="float" office:value="7885.076616" calcext:value-type="float">
            <text:p>7885.076616</text:p>
          </table:table-cell>
          <table:table-cell office:value-type="float" office:value="10031.99986" calcext:value-type="float">
            <text:p>10031.99986</text:p>
          </table:table-cell>
          <table:table-cell office:value-type="float" office:value="8799.881581" calcext:value-type="float">
            <text:p>8799.881581</text:p>
          </table:table-cell>
          <table:table-cell office:value-type="float" office:value="8611.894905" calcext:value-type="float">
            <text:p>8611.894905</text:p>
          </table:table-cell>
          <table:table-cell office:value-type="float" office:value="13117.79487" calcext:value-type="float">
            <text:p>13117.79487</text:p>
          </table:table-cell>
          <table:table-cell office:value-type="float" office:value="12547.62991" calcext:value-type="float">
            <text:p>12547.62991</text:p>
          </table:table-cell>
          <table:table-cell office:value-type="float" office:value="16013.13852" calcext:value-type="float">
            <text:p>16013.13852</text:p>
          </table:table-cell>
          <table:table-cell office:value-type="float" office:value="16944.67703" calcext:value-type="float">
            <text:p>16944.67703</text:p>
          </table:table-cell>
          <table:table-cell office:value-type="float" office:value="16307.22099" calcext:value-type="float">
            <text:p>16307.22099</text:p>
          </table:table-cell>
          <table:table-cell office:value-type="float" office:value="12004.05743" calcext:value-type="float">
            <text:p>12004.05743</text:p>
          </table:table-cell>
          <table:table-cell/>
          <table:table-cell office:value-type="float" office:value="25861.53378" calcext:value-type="float">
            <text:p>25861.53378</text:p>
          </table:table-cell>
          <table:table-cell office:value-type="string" calcext:value-type="string">
            <text:p>2021_07_21</text:p>
          </table:table-cell>
          <table:table-cell/>
          <table:table-cell table:style-name="ce50" office:value-type="string" calcext:value-type="string">
            <text:p>* For the calculation of the curve and EC50, values were normalized against the lowest concentration instead of using the 0 reading. This was done because the lowest concentration already showed strong activation but there was no increase in activation until 1e-10 (instead, the activation curve still showed a “typical” flat minimum baseline from 1e-13 to 1e-10 which artificially would have lowered the EC50 value in the calculation process). - See Supplementary HIRamide curves of manuscript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HIRa3</text:p>
          </table:table-cell>
          <table:table-cell office:value-type="float" office:value="227.3972624" calcext:value-type="float">
            <text:p>227.3972624</text:p>
          </table:table-cell>
          <table:table-cell office:value-type="float" office:value="6149.110933" calcext:value-type="float">
            <text:p>6149.110933</text:p>
          </table:table-cell>
          <table:table-cell office:value-type="float" office:value="6316.763783" calcext:value-type="float">
            <text:p>6316.763783</text:p>
          </table:table-cell>
          <table:table-cell office:value-type="float" office:value="6742.51585" calcext:value-type="float">
            <text:p>6742.51585</text:p>
          </table:table-cell>
          <table:table-cell office:value-type="float" office:value="8951.268526" calcext:value-type="float">
            <text:p>8951.268526</text:p>
          </table:table-cell>
          <table:table-cell office:value-type="float" office:value="10040.40516" calcext:value-type="float">
            <text:p>10040.40516</text:p>
          </table:table-cell>
          <table:table-cell office:value-type="float" office:value="11752.14719" calcext:value-type="float">
            <text:p>11752.14719</text:p>
          </table:table-cell>
          <table:table-cell office:value-type="float" office:value="14424.295" calcext:value-type="float">
            <text:p>14424.295</text:p>
          </table:table-cell>
          <table:table-cell office:value-type="float" office:value="14879.33218" calcext:value-type="float">
            <text:p>14879.33218</text:p>
          </table:table-cell>
          <table:table-cell office:value-type="float" office:value="13439.03441" calcext:value-type="float">
            <text:p>13439.03441</text:p>
          </table:table-cell>
          <table:table-cell office:value-type="float" office:value="11027.94826" calcext:value-type="float">
            <text:p>11027.94826</text:p>
          </table:table-cell>
          <table:table-cell/>
          <table:table-cell office:value-type="float" office:value="26761.57772" calcext:value-type="float">
            <text:p>26761.57772</text:p>
          </table:table-cell>
          <table:table-cell office:value-type="string" calcext:value-type="string">
            <text:p>2021_07_21</text:p>
          </table:table-cell>
          <table:table-cell/>
          <table:table-cell table:style-name="ce50" office:value-type="string" calcext:value-type="string">
            <text:p>* For the calculation of the curve and EC50, values were normalized against the lowest concentration instead of using the 0 reading. This was done because the lowest concentration already showed strong activation but there was no increase in activation until 1e-10 (instead, the activation curve still showed a “typical” flat minimum baseline from 1e-13 to 1e-10 which artificially would have lowered the EC50 value in the calculation process). - See Supplementary HIRamide curves of manuscript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HIRa3</text:p>
          </table:table-cell>
          <table:table-cell office:value-type="float" office:value="426.6243432" calcext:value-type="float">
            <text:p>426.6243432</text:p>
          </table:table-cell>
          <table:table-cell/>
          <table:table-cell office:value-type="float" office:value="7307.101499" calcext:value-type="float">
            <text:p>7307.101499</text:p>
          </table:table-cell>
          <table:table-cell office:value-type="float" office:value="6025.297698" calcext:value-type="float">
            <text:p>6025.297698</text:p>
          </table:table-cell>
          <table:table-cell office:value-type="float" office:value="5826.180597" calcext:value-type="float">
            <text:p>5826.180597</text:p>
          </table:table-cell>
          <table:table-cell office:value-type="float" office:value="9391.668404" calcext:value-type="float">
            <text:p>9391.668404</text:p>
          </table:table-cell>
          <table:table-cell office:value-type="float" office:value="12419.0211" calcext:value-type="float">
            <text:p>12419.0211</text:p>
          </table:table-cell>
          <table:table-cell office:value-type="float" office:value="13478.09875" calcext:value-type="float">
            <text:p>13478.09875</text:p>
          </table:table-cell>
          <table:table-cell office:value-type="float" office:value="13798.7574" calcext:value-type="float">
            <text:p>13798.7574</text:p>
          </table:table-cell>
          <table:table-cell office:value-type="float" office:value="12537.4422" calcext:value-type="float">
            <text:p>12537.4422</text:p>
          </table:table-cell>
          <table:table-cell office:value-type="float" office:value="10810.6368" calcext:value-type="float">
            <text:p>10810.6368</text:p>
          </table:table-cell>
          <table:table-cell/>
          <table:table-cell office:value-type="float" office:value="36386.01904" calcext:value-type="float">
            <text:p>36386.01904</text:p>
          </table:table-cell>
          <table:table-cell office:value-type="string" calcext:value-type="string">
            <text:p>2021_04_28</text:p>
          </table:table-cell>
          <table:table-cell/>
          <table:table-cell table:style-name="ce50" office:value-type="string" calcext:value-type="string">
            <text:p>* For the calculation of the curve and EC50, values were normalized against the lowest concentration instead of using the 0 reading. This was done because the lowest concentration already showed strong activation but there was no increase in activation until 1e-10 (instead, the activation curve still showed a “typical” flat minimum baseline from 1e-13 to 1e-10 which artificially would have lowered the EC50 value in the calculation process). - See Supplementary HIRamide curves of manuscript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HIRa3</text:p>
          </table:table-cell>
          <table:table-cell office:value-type="float" office:value="428.187312" calcext:value-type="float">
            <text:p>428.187312</text:p>
          </table:table-cell>
          <table:table-cell/>
          <table:table-cell office:value-type="float" office:value="4003.047099" calcext:value-type="float">
            <text:p>4003.047099</text:p>
          </table:table-cell>
          <table:table-cell office:value-type="float" office:value="5462.26042" calcext:value-type="float">
            <text:p>5462.26042</text:p>
          </table:table-cell>
          <table:table-cell office:value-type="float" office:value="5243.373068" calcext:value-type="float">
            <text:p>5243.373068</text:p>
          </table:table-cell>
          <table:table-cell office:value-type="float" office:value="6161.300033" calcext:value-type="float">
            <text:p>6161.300033</text:p>
          </table:table-cell>
          <table:table-cell office:value-type="float" office:value="10477.5661" calcext:value-type="float">
            <text:p>10477.5661</text:p>
          </table:table-cell>
          <table:table-cell office:value-type="float" office:value="8794.363399" calcext:value-type="float">
            <text:p>8794.363399</text:p>
          </table:table-cell>
          <table:table-cell office:value-type="float" office:value="10431.70603" calcext:value-type="float">
            <text:p>10431.70603</text:p>
          </table:table-cell>
          <table:table-cell office:value-type="float" office:value="11118.92585" calcext:value-type="float">
            <text:p>11118.92585</text:p>
          </table:table-cell>
          <table:table-cell office:value-type="float" office:value="9309.295979" calcext:value-type="float">
            <text:p>9309.295979</text:p>
          </table:table-cell>
          <table:table-cell/>
          <table:table-cell office:value-type="float" office:value="22443.63855" calcext:value-type="float">
            <text:p>22443.63855</text:p>
          </table:table-cell>
          <table:table-cell office:value-type="string" calcext:value-type="string">
            <text:p>2021_04_28</text:p>
          </table:table-cell>
          <table:table-cell/>
          <table:table-cell table:style-name="ce50" office:value-type="string" calcext:value-type="string">
            <text:p>* For the calculation of the curve and EC50, values were normalized against the lowest concentration instead of using the 0 reading. This was done because the lowest concentration already showed strong activation but there was no increase in activation until 1e-10 (instead, the activation curve still showed a “typical” flat minimum baseline from 1e-13 to 1e-10 which artificially would have lowered the EC50 value in the calculation process). - See Supplementary HIRamide curves of manuscript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HIRa3</text:p>
          </table:table-cell>
          <table:table-cell office:value-type="float" office:value="409.9460904" calcext:value-type="float">
            <text:p>409.9460904</text:p>
          </table:table-cell>
          <table:table-cell/>
          <table:table-cell office:value-type="float" office:value="1542.003674" calcext:value-type="float">
            <text:p>1542.003674</text:p>
          </table:table-cell>
          <table:table-cell office:value-type="float" office:value="1543.931087" calcext:value-type="float">
            <text:p>1543.931087</text:p>
          </table:table-cell>
          <table:table-cell office:value-type="float" office:value="1796.548429" calcext:value-type="float">
            <text:p>1796.548429</text:p>
          </table:table-cell>
          <table:table-cell office:value-type="float" office:value="1863.149277" calcext:value-type="float">
            <text:p>1863.149277</text:p>
          </table:table-cell>
          <table:table-cell office:value-type="float" office:value="2296.986433" calcext:value-type="float">
            <text:p>2296.986433</text:p>
          </table:table-cell>
          <table:table-cell office:value-type="float" office:value="2863.73147" calcext:value-type="float">
            <text:p>2863.73147</text:p>
          </table:table-cell>
          <table:table-cell office:value-type="float" office:value="3408.084664" calcext:value-type="float">
            <text:p>3408.084664</text:p>
          </table:table-cell>
          <table:table-cell office:value-type="float" office:value="2523.229404" calcext:value-type="float">
            <text:p>2523.229404</text:p>
          </table:table-cell>
          <table:table-cell office:value-type="float" office:value="2400.055396" calcext:value-type="float">
            <text:p>2400.055396</text:p>
          </table:table-cell>
          <table:table-cell/>
          <table:table-cell office:value-type="float" office:value="16378.037" calcext:value-type="float">
            <text:p>16378.037</text:p>
          </table:table-cell>
          <table:table-cell office:value-type="string" calcext:value-type="string">
            <text:p>2021_04_28</text:p>
          </table:table-cell>
          <table:table-cell/>
          <table:table-cell table:style-name="ce50" office:value-type="string" calcext:value-type="string">
            <text:p>* For the calculation of the curve and EC50, values were normalized against the lowest concentration instead of using the 0 reading. This was done because the lowest concentration already showed strong activation but there was no increase in activation until 1e-10 (instead, the activation curve still showed a “typical” flat minimum baseline from 1e-13 to 1e-10 which artificially would have lowered the EC50 value in the calculation process). - See Supplementary HIRamide curves of manuscript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HIRa3</text:p>
          </table:table-cell>
          <table:table-cell office:value-type="float" office:value="443.4125288" calcext:value-type="float">
            <text:p>443.4125288</text:p>
          </table:table-cell>
          <table:table-cell/>
          <table:table-cell office:value-type="float" office:value="1198.16733" calcext:value-type="float">
            <text:p>1198.16733</text:p>
          </table:table-cell>
          <table:table-cell office:value-type="float" office:value="1577.639388" calcext:value-type="float">
            <text:p>1577.639388</text:p>
          </table:table-cell>
          <table:table-cell office:value-type="float" office:value="1416.973818" calcext:value-type="float">
            <text:p>1416.973818</text:p>
          </table:table-cell>
          <table:table-cell office:value-type="float" office:value="1619.25385" calcext:value-type="float">
            <text:p>1619.25385</text:p>
          </table:table-cell>
          <table:table-cell office:value-type="float" office:value="2441.142313" calcext:value-type="float">
            <text:p>2441.142313</text:p>
          </table:table-cell>
          <table:table-cell office:value-type="float" office:value="4804.958682" calcext:value-type="float">
            <text:p>4804.958682</text:p>
          </table:table-cell>
          <table:table-cell office:value-type="float" office:value="2785.655596" calcext:value-type="float">
            <text:p>2785.655596</text:p>
          </table:table-cell>
          <table:table-cell office:value-type="float" office:value="2804.341806" calcext:value-type="float">
            <text:p>2804.341806</text:p>
          </table:table-cell>
          <table:table-cell office:value-type="float" office:value="3076.439175" calcext:value-type="float">
            <text:p>3076.439175</text:p>
          </table:table-cell>
          <table:table-cell/>
          <table:table-cell office:value-type="float" office:value="12334.80974" calcext:value-type="float">
            <text:p>12334.80974</text:p>
          </table:table-cell>
          <table:table-cell office:value-type="string" calcext:value-type="string">
            <text:p>2021_04_28</text:p>
          </table:table-cell>
          <table:table-cell/>
          <table:table-cell table:style-name="ce50" office:value-type="string" calcext:value-type="string">
            <text:p>* For the calculation of the curve and EC50, values were normalized against the lowest concentration instead of using the 0 reading. This was done because the lowest concentration already showed strong activation but there was no increase in activation until 1e-10 (instead, the activation curve still showed a “typical” flat minimum baseline from 1e-13 to 1e-10 which artificially would have lowered the EC50 value in the calculation process). - See Supplementary HIRamide curves of manuscript</text:p>
          </table:table-cell>
          <table:table-cell table:number-columns-repeated="1005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GPR21</text:p>
          </table:table-cell>
          <table:table-cell table:style-name="ce22" office:value-type="string" calcext:value-type="string">
            <text:p>HIRa3</text:p>
          </table:table-cell>
          <table:table-cell table:style-name="ce22" office:value-type="float" office:value="1864.956625" calcext:value-type="float">
            <text:p>1864.956625</text:p>
          </table:table-cell>
          <table:table-cell table:style-name="ce22" office:value-type="float" office:value="45750.1307352" calcext:value-type="float">
            <text:p>45750.1307352</text:p>
          </table:table-cell>
          <table:table-cell table:style-name="ce22" office:value-type="float" office:value="66577.4227596" calcext:value-type="float">
            <text:p>66577.4227596</text:p>
          </table:table-cell>
          <table:table-cell table:style-name="ce22" office:value-type="float" office:value="63663.0252544" calcext:value-type="float">
            <text:p>63663.0252544</text:p>
          </table:table-cell>
          <table:table-cell table:style-name="ce22" office:value-type="float" office:value="52292.5994246" calcext:value-type="float">
            <text:p>52292.5994246</text:p>
          </table:table-cell>
          <table:table-cell table:style-name="ce22" office:value-type="float" office:value="62932.5678524" calcext:value-type="float">
            <text:p>62932.5678524</text:p>
          </table:table-cell>
          <table:table-cell table:style-name="ce22" office:value-type="float" office:value="74439.7837444" calcext:value-type="float">
            <text:p>74439.7837444</text:p>
          </table:table-cell>
          <table:table-cell table:style-name="ce22" office:value-type="float" office:value="80016.2515686" calcext:value-type="float">
            <text:p>80016.2515686</text:p>
          </table:table-cell>
          <table:table-cell table:style-name="ce22" office:value-type="float" office:value="90177.698011" calcext:value-type="float">
            <text:p>90177.698011</text:p>
          </table:table-cell>
          <table:table-cell table:style-name="ce22" office:value-type="float" office:value="86076.9814524" calcext:value-type="float">
            <text:p>86076.9814524</text:p>
          </table:table-cell>
          <table:table-cell table:style-name="ce22" office:value-type="float" office:value="71978.9985376001" calcext:value-type="float">
            <text:p>71978.9985376001</text:p>
          </table:table-cell>
          <table:table-cell table:style-name="ce22" office:value-type="float" office:value="60292.7420444" calcext:value-type="float">
            <text:p>60292.7420444</text:p>
          </table:table-cell>
          <table:table-cell table:style-name="ce22"/>
          <table:table-cell table:style-name="ce22" office:value-type="string" calcext:value-type="string">
            <text:p>2022_05_27</text:p>
          </table:table-cell>
          <table:table-cell table:style-name="ce22"/>
          <table:table-cell table:style-name="ce50" office:value-type="string" calcext:value-type="string">
            <text:p>* For the calculation of the curve and EC50, values were normalized against the lowest concentration instead of using the 0 reading. This was done because the lowest concentration already showed strong activation but there was no increase in activation until 1e-10 (instead, the activation curve still showed a “typical” flat minimum baseline from 1e-13 to 1e-10 which artificially would have lowered the EC50 value in the calculation process). - See Supplementary HIRamide curves of manuscript</text:p>
          </table:table-cell>
          <table:table-cell table:number-columns-repeated="1005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GPR21</text:p>
          </table:table-cell>
          <table:table-cell table:style-name="ce22" office:value-type="string" calcext:value-type="string">
            <text:p>HIRa3</text:p>
          </table:table-cell>
          <table:table-cell table:style-name="ce22" office:value-type="float" office:value="1917.0632926" calcext:value-type="float">
            <text:p>1917.0632926</text:p>
          </table:table-cell>
          <table:table-cell table:style-name="ce22" office:value-type="float" office:value="47477.996805" calcext:value-type="float">
            <text:p>47477.996805</text:p>
          </table:table-cell>
          <table:table-cell table:style-name="ce22" office:value-type="float" office:value="50315.6631332" calcext:value-type="float">
            <text:p>50315.6631332</text:p>
          </table:table-cell>
          <table:table-cell table:style-name="ce22" office:value-type="float" office:value="52796.9624816" calcext:value-type="float">
            <text:p>52796.9624816</text:p>
          </table:table-cell>
          <table:table-cell table:style-name="ce22" office:value-type="float" office:value="47700.2880312" calcext:value-type="float">
            <text:p>47700.2880312</text:p>
          </table:table-cell>
          <table:table-cell table:style-name="ce22" office:value-type="float" office:value="74055.026412" calcext:value-type="float">
            <text:p>74055.026412</text:p>
          </table:table-cell>
          <table:table-cell table:style-name="ce22" office:value-type="float" office:value="87868.8352458" calcext:value-type="float">
            <text:p>87868.8352458</text:p>
          </table:table-cell>
          <table:table-cell table:style-name="ce22" office:value-type="float" office:value="93604.705151" calcext:value-type="float">
            <text:p>93604.705151</text:p>
          </table:table-cell>
          <table:table-cell table:style-name="ce22" office:value-type="float" office:value="98807.4038048" calcext:value-type="float">
            <text:p>98807.4038048</text:p>
          </table:table-cell>
          <table:table-cell table:style-name="ce22" office:value-type="float" office:value="90444.2889088" calcext:value-type="float">
            <text:p>90444.2889088</text:p>
          </table:table-cell>
          <table:table-cell table:style-name="ce22" office:value-type="float" office:value="89161.6837562" calcext:value-type="float">
            <text:p>89161.6837562</text:p>
          </table:table-cell>
          <table:table-cell table:style-name="ce22" office:value-type="float" office:value="61674.4576128" calcext:value-type="float">
            <text:p>61674.4576128</text:p>
          </table:table-cell>
          <table:table-cell table:style-name="ce22"/>
          <table:table-cell table:style-name="ce22" office:value-type="string" calcext:value-type="string">
            <text:p>2022_05_27</text:p>
          </table:table-cell>
          <table:table-cell table:style-name="ce22"/>
          <table:table-cell table:style-name="ce50" office:value-type="string" calcext:value-type="string">
            <text:p>* For the calculation of the curve and EC50, values were normalized against the lowest concentration instead of using the 0 reading. This was done because the lowest concentration already showed strong activation but there was no increase in activation until 1e-10 (instead, the activation curve still showed a “typical” flat minimum baseline from 1e-13 to 1e-10 which artificially would have lowered the EC50 value in the calculation process). - See Supplementary HIRamide curves of manuscript</text:p>
          </table:table-cell>
          <table:table-cell table:number-columns-repeated="1005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GPR21</text:p>
          </table:table-cell>
          <table:table-cell table:style-name="ce22" office:value-type="string" calcext:value-type="string">
            <text:p>HIRa3</text:p>
          </table:table-cell>
          <table:table-cell table:style-name="ce22" office:value-type="float" office:value="1934.0051844" calcext:value-type="float">
            <text:p>1934.0051844</text:p>
          </table:table-cell>
          <table:table-cell table:style-name="ce22" office:value-type="float" office:value="39770.2058252" calcext:value-type="float">
            <text:p>39770.2058252</text:p>
          </table:table-cell>
          <table:table-cell table:style-name="ce22" office:value-type="float" office:value="52415.6791918" calcext:value-type="float">
            <text:p>52415.6791918</text:p>
          </table:table-cell>
          <table:table-cell table:style-name="ce22" office:value-type="float" office:value="59775.8935536" calcext:value-type="float">
            <text:p>59775.8935536</text:p>
          </table:table-cell>
          <table:table-cell table:style-name="ce22" office:value-type="float" office:value="60294.8537254" calcext:value-type="float">
            <text:p>60294.8537254</text:p>
          </table:table-cell>
          <table:table-cell table:style-name="ce22" office:value-type="float" office:value="52497.285928" calcext:value-type="float">
            <text:p>52497.285928</text:p>
          </table:table-cell>
          <table:table-cell table:style-name="ce22" office:value-type="float" office:value="89197.128041" calcext:value-type="float">
            <text:p>89197.128041</text:p>
          </table:table-cell>
          <table:table-cell table:style-name="ce22" office:value-type="float" office:value="87421.194241" calcext:value-type="float">
            <text:p>87421.194241</text:p>
          </table:table-cell>
          <table:table-cell table:style-name="ce22" office:value-type="float" office:value="94161.2039748" calcext:value-type="float">
            <text:p>94161.2039748</text:p>
          </table:table-cell>
          <table:table-cell table:style-name="ce22" office:value-type="float" office:value="106563.6257748" calcext:value-type="float">
            <text:p>106563.6257748</text:p>
          </table:table-cell>
          <table:table-cell table:style-name="ce22" office:value-type="float" office:value="112888.3109342" calcext:value-type="float">
            <text:p>112888.3109342</text:p>
          </table:table-cell>
          <table:table-cell table:style-name="ce22" office:value-type="float" office:value="68826.794978" calcext:value-type="float">
            <text:p>68826.794978</text:p>
          </table:table-cell>
          <table:table-cell table:style-name="ce22"/>
          <table:table-cell table:style-name="ce22" office:value-type="string" calcext:value-type="string">
            <text:p>2022_05_27</text:p>
          </table:table-cell>
          <table:table-cell table:style-name="ce22"/>
          <table:table-cell table:style-name="ce50" office:value-type="string" calcext:value-type="string">
            <text:p>* For the calculation of the curve and EC50, values were normalized against the lowest concentration instead of using the 0 reading. This was done because the lowest concentration already showed strong activation but there was no increase in activation until 1e-10 (instead, the activation curve still showed a “typical” flat minimum baseline from 1e-13 to 1e-10 which artificially would have lowered the EC50 value in the calculation process). - See Supplementary HIRamide curves of manuscript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3</text:p>
          </table:table-cell>
          <table:table-cell office:value-type="float" office:value="358.6396338" calcext:value-type="float">
            <text:p>358.6396338</text:p>
          </table:table-cell>
          <table:table-cell office:value-type="float" office:value="217.4831932" calcext:value-type="float">
            <text:p>217.4831932</text:p>
          </table:table-cell>
          <table:table-cell office:value-type="float" office:value="507.077448" calcext:value-type="float">
            <text:p>507.077448</text:p>
          </table:table-cell>
          <table:table-cell office:value-type="float" office:value="526.3922116" calcext:value-type="float">
            <text:p>526.3922116</text:p>
          </table:table-cell>
          <table:table-cell office:value-type="float" office:value="346.3375468" calcext:value-type="float">
            <text:p>346.3375468</text:p>
          </table:table-cell>
          <table:table-cell office:value-type="float" office:value="420.6460804" calcext:value-type="float">
            <text:p>420.6460804</text:p>
          </table:table-cell>
          <table:table-cell office:value-type="float" office:value="419.862014" calcext:value-type="float">
            <text:p>419.862014</text:p>
          </table:table-cell>
          <table:table-cell office:value-type="float" office:value="1654.006608" calcext:value-type="float">
            <text:p>1654.006608</text:p>
          </table:table-cell>
          <table:table-cell office:value-type="float" office:value="14890.35567" calcext:value-type="float">
            <text:p>14890.35567</text:p>
          </table:table-cell>
          <table:table-cell office:value-type="float" office:value="25382.16849" calcext:value-type="float">
            <text:p>25382.16849</text:p>
          </table:table-cell>
          <table:table-cell office:value-type="float" office:value="21742.96711" calcext:value-type="float">
            <text:p>21742.96711</text:p>
          </table:table-cell>
          <table:table-cell/>
          <table:table-cell office:value-type="float" office:value="38774.76242" calcext:value-type="float">
            <text:p>38774.76242</text:p>
          </table:table-cell>
          <table:table-cell office:value-type="string" calcext:value-type="string">
            <text:p>2021_07_28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3</text:p>
          </table:table-cell>
          <table:table-cell office:value-type="float" office:value="360.8135466" calcext:value-type="float">
            <text:p>360.8135466</text:p>
          </table:table-cell>
          <table:table-cell office:value-type="float" office:value="365.2159878" calcext:value-type="float">
            <text:p>365.2159878</text:p>
          </table:table-cell>
          <table:table-cell office:value-type="float" office:value="274.0330292" calcext:value-type="float">
            <text:p>274.0330292</text:p>
          </table:table-cell>
          <table:table-cell office:value-type="float" office:value="257.7707646" calcext:value-type="float">
            <text:p>257.7707646</text:p>
          </table:table-cell>
          <table:table-cell office:value-type="float" office:value="528.0896856" calcext:value-type="float">
            <text:p>528.0896856</text:p>
          </table:table-cell>
          <table:table-cell office:value-type="float" office:value="454.521765" calcext:value-type="float">
            <text:p>454.521765</text:p>
          </table:table-cell>
          <table:table-cell office:value-type="float" office:value="510.3313976" calcext:value-type="float">
            <text:p>510.3313976</text:p>
          </table:table-cell>
          <table:table-cell office:value-type="float" office:value="1743.423054" calcext:value-type="float">
            <text:p>1743.423054</text:p>
          </table:table-cell>
          <table:table-cell office:value-type="float" office:value="18577.03772" calcext:value-type="float">
            <text:p>18577.03772</text:p>
          </table:table-cell>
          <table:table-cell office:value-type="float" office:value="25753.94765" calcext:value-type="float">
            <text:p>25753.94765</text:p>
          </table:table-cell>
          <table:table-cell office:value-type="float" office:value="21352.58427" calcext:value-type="float">
            <text:p>21352.58427</text:p>
          </table:table-cell>
          <table:table-cell/>
          <table:table-cell office:value-type="float" office:value="53058.48123" calcext:value-type="float">
            <text:p>53058.48123</text:p>
          </table:table-cell>
          <table:table-cell office:value-type="string" calcext:value-type="string">
            <text:p>2021_07_28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3</text:p>
          </table:table-cell>
          <table:table-cell office:value-type="float" office:value="542.4165436" calcext:value-type="float">
            <text:p>542.4165436</text:p>
          </table:table-cell>
          <table:table-cell office:value-type="float" office:value="290.7077632" calcext:value-type="float">
            <text:p>290.7077632</text:p>
          </table:table-cell>
          <table:table-cell office:value-type="float" office:value="290.3607112" calcext:value-type="float">
            <text:p>290.3607112</text:p>
          </table:table-cell>
          <table:table-cell office:value-type="float" office:value="400.642308" calcext:value-type="float">
            <text:p>400.642308</text:p>
          </table:table-cell>
          <table:table-cell office:value-type="float" office:value="256.833564" calcext:value-type="float">
            <text:p>256.833564</text:p>
          </table:table-cell>
          <table:table-cell office:value-type="float" office:value="400.5761408" calcext:value-type="float">
            <text:p>400.5761408</text:p>
          </table:table-cell>
          <table:table-cell office:value-type="float" office:value="438.2214788" calcext:value-type="float">
            <text:p>438.2214788</text:p>
          </table:table-cell>
          <table:table-cell office:value-type="float" office:value="2200.538431" calcext:value-type="float">
            <text:p>2200.538431</text:p>
          </table:table-cell>
          <table:table-cell office:value-type="float" office:value="13761.14259" calcext:value-type="float">
            <text:p>13761.14259</text:p>
          </table:table-cell>
          <table:table-cell office:value-type="float" office:value="19941.62039" calcext:value-type="float">
            <text:p>19941.62039</text:p>
          </table:table-cell>
          <table:table-cell office:value-type="float" office:value="14753.38337" calcext:value-type="float">
            <text:p>14753.38337</text:p>
          </table:table-cell>
          <table:table-cell/>
          <table:table-cell office:value-type="float" office:value="37056.28532" calcext:value-type="float">
            <text:p>37056.28532</text:p>
          </table:table-cell>
          <table:table-cell office:value-type="string" calcext:value-type="string">
            <text:p>2021_07_28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3</text:p>
          </table:table-cell>
          <table:table-cell office:value-type="float" office:value="142.3658592" calcext:value-type="float">
            <text:p>142.3658592</text:p>
          </table:table-cell>
          <table:table-cell/>
          <table:table-cell office:value-type="float" office:value="107.917656" calcext:value-type="float">
            <text:p>107.917656</text:p>
          </table:table-cell>
          <table:table-cell office:value-type="float" office:value="250.298328" calcext:value-type="float">
            <text:p>250.298328</text:p>
          </table:table-cell>
          <table:table-cell office:value-type="float" office:value="663.2967964" calcext:value-type="float">
            <text:p>663.2967964</text:p>
          </table:table-cell>
          <table:table-cell office:value-type="float" office:value="826.717364" calcext:value-type="float">
            <text:p>826.717364</text:p>
          </table:table-cell>
          <table:table-cell office:value-type="float" office:value="681.4160324" calcext:value-type="float">
            <text:p>681.4160324</text:p>
          </table:table-cell>
          <table:table-cell office:value-type="float" office:value="4531.962303" calcext:value-type="float">
            <text:p>4531.962303</text:p>
          </table:table-cell>
          <table:table-cell office:value-type="float" office:value="13585.26501" calcext:value-type="float">
            <text:p>13585.26501</text:p>
          </table:table-cell>
          <table:table-cell office:value-type="float" office:value="13700.48851" calcext:value-type="float">
            <text:p>13700.48851</text:p>
          </table:table-cell>
          <table:table-cell office:value-type="float" office:value="11521.89759" calcext:value-type="float">
            <text:p>11521.89759</text:p>
          </table:table-cell>
          <table:table-cell/>
          <table:table-cell office:value-type="float" office:value="42259.16622" calcext:value-type="float">
            <text:p>42259.16622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3</text:p>
          </table:table-cell>
          <table:table-cell office:value-type="float" office:value="392.5727236" calcext:value-type="float">
            <text:p>392.5727236</text:p>
          </table:table-cell>
          <table:table-cell/>
          <table:table-cell office:value-type="float" office:value="268.7981536" calcext:value-type="float">
            <text:p>268.7981536</text:p>
          </table:table-cell>
          <table:table-cell office:value-type="float" office:value="286.9286656" calcext:value-type="float">
            <text:p>286.9286656</text:p>
          </table:table-cell>
          <table:table-cell office:value-type="float" office:value="305.6588028" calcext:value-type="float">
            <text:p>305.6588028</text:p>
          </table:table-cell>
          <table:table-cell office:value-type="float" office:value="357.8286332" calcext:value-type="float">
            <text:p>357.8286332</text:p>
          </table:table-cell>
          <table:table-cell office:value-type="float" office:value="1062.148034" calcext:value-type="float">
            <text:p>1062.148034</text:p>
          </table:table-cell>
          <table:table-cell office:value-type="float" office:value="5227.115969" calcext:value-type="float">
            <text:p>5227.115969</text:p>
          </table:table-cell>
          <table:table-cell office:value-type="float" office:value="12121.44438" calcext:value-type="float">
            <text:p>12121.44438</text:p>
          </table:table-cell>
          <table:table-cell office:value-type="float" office:value="12533.53007" calcext:value-type="float">
            <text:p>12533.53007</text:p>
          </table:table-cell>
          <table:table-cell office:value-type="float" office:value="9645.760198" calcext:value-type="float">
            <text:p>9645.760198</text:p>
          </table:table-cell>
          <table:table-cell/>
          <table:table-cell office:value-type="float" office:value="34537.77411" calcext:value-type="float">
            <text:p>34537.77411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3</text:p>
          </table:table-cell>
          <table:table-cell office:value-type="float" office:value="250.0923656" calcext:value-type="float">
            <text:p>250.0923656</text:p>
          </table:table-cell>
          <table:table-cell/>
          <table:table-cell office:value-type="float" office:value="107.2664856" calcext:value-type="float">
            <text:p>107.2664856</text:p>
          </table:table-cell>
          <table:table-cell office:value-type="float" office:value="288.4140304" calcext:value-type="float">
            <text:p>288.4140304</text:p>
          </table:table-cell>
          <table:table-cell office:value-type="float" office:value="287.1230904" calcext:value-type="float">
            <text:p>287.1230904</text:p>
          </table:table-cell>
          <table:table-cell office:value-type="float" office:value="502.5083288" calcext:value-type="float">
            <text:p>502.5083288</text:p>
          </table:table-cell>
          <table:table-cell office:value-type="float" office:value="950.7966896" calcext:value-type="float">
            <text:p>950.7966896</text:p>
          </table:table-cell>
          <table:table-cell office:value-type="float" office:value="1985.856804" calcext:value-type="float">
            <text:p>1985.856804</text:p>
          </table:table-cell>
          <table:table-cell office:value-type="float" office:value="3438.182754" calcext:value-type="float">
            <text:p>3438.182754</text:p>
          </table:table-cell>
          <table:table-cell office:value-type="float" office:value="3273.991262" calcext:value-type="float">
            <text:p>3273.991262</text:p>
          </table:table-cell>
          <table:table-cell office:value-type="float" office:value="3745.037447" calcext:value-type="float">
            <text:p>3745.037447</text:p>
          </table:table-cell>
          <table:table-cell/>
          <table:table-cell office:value-type="float" office:value="18146.6069" calcext:value-type="float">
            <text:p>18146.6069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3</text:p>
          </table:table-cell>
          <table:table-cell office:value-type="float" office:value="337.555128" calcext:value-type="float">
            <text:p>337.555128</text:p>
          </table:table-cell>
          <table:table-cell/>
          <table:table-cell office:value-type="float" office:value="322.1537856" calcext:value-type="float">
            <text:p>322.1537856</text:p>
          </table:table-cell>
          <table:table-cell office:value-type="float" office:value="323.3077472" calcext:value-type="float">
            <text:p>323.3077472</text:p>
          </table:table-cell>
          <table:table-cell office:value-type="float" office:value="232.969272" calcext:value-type="float">
            <text:p>232.969272</text:p>
          </table:table-cell>
          <table:table-cell office:value-type="float" office:value="357.614176" calcext:value-type="float">
            <text:p>357.614176</text:p>
          </table:table-cell>
          <table:table-cell office:value-type="float" office:value="825.9700752" calcext:value-type="float">
            <text:p>825.9700752</text:p>
          </table:table-cell>
          <table:table-cell office:value-type="float" office:value="3584.911661" calcext:value-type="float">
            <text:p>3584.911661</text:p>
          </table:table-cell>
          <table:table-cell office:value-type="float" office:value="2394.628825" calcext:value-type="float">
            <text:p>2394.628825</text:p>
          </table:table-cell>
          <table:table-cell office:value-type="float" office:value="3404.894097" calcext:value-type="float">
            <text:p>3404.894097</text:p>
          </table:table-cell>
          <table:table-cell office:value-type="float" office:value="2544.137075" calcext:value-type="float">
            <text:p>2544.137075</text:p>
          </table:table-cell>
          <table:table-cell/>
          <table:table-cell office:value-type="float" office:value="16841.40823" calcext:value-type="float">
            <text:p>16841.40823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3</text:p>
          </table:table-cell>
          <table:table-cell office:value-type="float" office:value="1520.0004828" calcext:value-type="float">
            <text:p>1520.0004828</text:p>
          </table:table-cell>
          <table:table-cell office:value-type="float" office:value="1195.400177" calcext:value-type="float">
            <text:p>1195.400177</text:p>
          </table:table-cell>
          <table:table-cell office:value-type="float" office:value="1347.0299738" calcext:value-type="float">
            <text:p>1347.0299738</text:p>
          </table:table-cell>
          <table:table-cell office:value-type="float" office:value="1538.0380268" calcext:value-type="float">
            <text:p>1538.0380268</text:p>
          </table:table-cell>
          <table:table-cell office:value-type="float" office:value="2039.2942228" calcext:value-type="float">
            <text:p>2039.2942228</text:p>
          </table:table-cell>
          <table:table-cell office:value-type="float" office:value="1917.1148514" calcext:value-type="float">
            <text:p>1917.1148514</text:p>
          </table:table-cell>
          <table:table-cell office:value-type="float" office:value="2060.3213344" calcext:value-type="float">
            <text:p>2060.3213344</text:p>
          </table:table-cell>
          <table:table-cell office:value-type="float" office:value="7692.4895146" calcext:value-type="float">
            <text:p>7692.4895146</text:p>
          </table:table-cell>
          <table:table-cell office:value-type="float" office:value="29609.1691296" calcext:value-type="float">
            <text:p>29609.1691296</text:p>
          </table:table-cell>
          <table:table-cell office:value-type="float" office:value="37888.9046732" calcext:value-type="float">
            <text:p>37888.9046732</text:p>
          </table:table-cell>
          <table:table-cell office:value-type="float" office:value="27212.9391502" calcext:value-type="float">
            <text:p>27212.9391502</text:p>
          </table:table-cell>
          <table:table-cell office:value-type="float" office:value="28766.1100964" calcext:value-type="float">
            <text:p>28766.1100964</text:p>
          </table:table-cell>
          <table:table-cell/>
          <table:table-cell office:value-type="string" calcext:value-type="string">
            <text:p>2022_05_11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3</text:p>
          </table:table-cell>
          <table:table-cell office:value-type="float" office:value="1191.1207916" calcext:value-type="float">
            <text:p>1191.1207916</text:p>
          </table:table-cell>
          <table:table-cell office:value-type="float" office:value="1525.9176422" calcext:value-type="float">
            <text:p>1525.9176422</text:p>
          </table:table-cell>
          <table:table-cell office:value-type="float" office:value="1786.7958586" calcext:value-type="float">
            <text:p>1786.7958586</text:p>
          </table:table-cell>
          <table:table-cell office:value-type="float" office:value="1577.2229062" calcext:value-type="float">
            <text:p>1577.2229062</text:p>
          </table:table-cell>
          <table:table-cell office:value-type="float" office:value="1638.9592544" calcext:value-type="float">
            <text:p>1638.9592544</text:p>
          </table:table-cell>
          <table:table-cell office:value-type="float" office:value="2341.1873828" calcext:value-type="float">
            <text:p>2341.1873828</text:p>
          </table:table-cell>
          <table:table-cell office:value-type="float" office:value="2744.9972522" calcext:value-type="float">
            <text:p>2744.9972522</text:p>
          </table:table-cell>
          <table:table-cell office:value-type="float" office:value="10513.834922" calcext:value-type="float">
            <text:p>10513.834922</text:p>
          </table:table-cell>
          <table:table-cell office:value-type="float" office:value="34341.8667396" calcext:value-type="float">
            <text:p>34341.8667396</text:p>
          </table:table-cell>
          <table:table-cell office:value-type="float" office:value="46875.950547" calcext:value-type="float">
            <text:p>46875.950547</text:p>
          </table:table-cell>
          <table:table-cell office:value-type="float" office:value="42220.5274058" calcext:value-type="float">
            <text:p>42220.5274058</text:p>
          </table:table-cell>
          <table:table-cell office:value-type="float" office:value="47639.3574418" calcext:value-type="float">
            <text:p>47639.3574418</text:p>
          </table:table-cell>
          <table:table-cell/>
          <table:table-cell office:value-type="string" calcext:value-type="string">
            <text:p>2022_05_11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3</text:p>
          </table:table-cell>
          <table:table-cell office:value-type="float" office:value="1265.6149712" calcext:value-type="float">
            <text:p>1265.6149712</text:p>
          </table:table-cell>
          <table:table-cell office:value-type="float" office:value="1419.2315666" calcext:value-type="float">
            <text:p>1419.2315666</text:p>
          </table:table-cell>
          <table:table-cell office:value-type="float" office:value="1738.9063756" calcext:value-type="float">
            <text:p>1738.9063756</text:p>
          </table:table-cell>
          <table:table-cell office:value-type="float" office:value="1428.2612168" calcext:value-type="float">
            <text:p>1428.2612168</text:p>
          </table:table-cell>
          <table:table-cell office:value-type="float" office:value="1775.1926726" calcext:value-type="float">
            <text:p>1775.1926726</text:p>
          </table:table-cell>
          <table:table-cell office:value-type="float" office:value="1367.27469" calcext:value-type="float">
            <text:p>1367.27469</text:p>
          </table:table-cell>
          <table:table-cell office:value-type="float" office:value="2009.1081402" calcext:value-type="float">
            <text:p>2009.1081402</text:p>
          </table:table-cell>
          <table:table-cell office:value-type="float" office:value="10834.0065586" calcext:value-type="float">
            <text:p>10834.0065586</text:p>
          </table:table-cell>
          <table:table-cell office:value-type="float" office:value="42408.4111814" calcext:value-type="float">
            <text:p>42408.4111814</text:p>
          </table:table-cell>
          <table:table-cell office:value-type="float" office:value="58464.779652" calcext:value-type="float">
            <text:p>58464.779652</text:p>
          </table:table-cell>
          <table:table-cell office:value-type="float" office:value="42995.7687778" calcext:value-type="float">
            <text:p>42995.7687778</text:p>
          </table:table-cell>
          <table:table-cell office:value-type="float" office:value="46427.7518118" calcext:value-type="float">
            <text:p>46427.7518118</text:p>
          </table:table-cell>
          <table:table-cell/>
          <table:table-cell office:value-type="string" calcext:value-type="string">
            <text:p>2022_05_11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R26</text:p>
          </table:table-cell>
          <table:table-cell office:value-type="string" calcext:value-type="string">
            <text:p>FLRNa</text:p>
          </table:table-cell>
          <table:table-cell office:value-type="float" office:value="673.2995478" calcext:value-type="float">
            <text:p>673.2995478</text:p>
          </table:table-cell>
          <table:table-cell office:value-type="float" office:value="359.5389822" calcext:value-type="float">
            <text:p>359.5389822</text:p>
          </table:table-cell>
          <table:table-cell office:value-type="float" office:value="604.2767873" calcext:value-type="float">
            <text:p>604.2767873</text:p>
          </table:table-cell>
          <table:table-cell office:value-type="float" office:value="301.6894428" calcext:value-type="float">
            <text:p>301.6894428</text:p>
          </table:table-cell>
          <table:table-cell office:value-type="float" office:value="451.5381703" calcext:value-type="float">
            <text:p>451.5381703</text:p>
          </table:table-cell>
          <table:table-cell office:value-type="float" office:value="695.2812405" calcext:value-type="float">
            <text:p>695.2812405</text:p>
          </table:table-cell>
          <table:table-cell office:value-type="float" office:value="1475.940526" calcext:value-type="float">
            <text:p>1475.940526</text:p>
          </table:table-cell>
          <table:table-cell office:value-type="float" office:value="4321.550177" calcext:value-type="float">
            <text:p>4321.550177</text:p>
          </table:table-cell>
          <table:table-cell office:value-type="float" office:value="10118.24106" calcext:value-type="float">
            <text:p>10118.24106</text:p>
          </table:table-cell>
          <table:table-cell office:value-type="float" office:value="7245.072602" calcext:value-type="float">
            <text:p>7245.072602</text:p>
          </table:table-cell>
          <table:table-cell office:value-type="float" office:value="5456.435296" calcext:value-type="float">
            <text:p>5456.435296</text:p>
          </table:table-cell>
          <table:table-cell/>
          <table:table-cell office:value-type="float" office:value="48154.13709" calcext:value-type="float">
            <text:p>48154.13709</text:p>
          </table:table-cell>
          <table:table-cell office:value-type="string" calcext:value-type="string">
            <text:p>2021_07_28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R26</text:p>
          </table:table-cell>
          <table:table-cell office:value-type="string" calcext:value-type="string">
            <text:p>FLRNa</text:p>
          </table:table-cell>
          <table:table-cell office:value-type="float" office:value="453.6213864" calcext:value-type="float">
            <text:p>453.6213864</text:p>
          </table:table-cell>
          <table:table-cell office:value-type="float" office:value="581.80617" calcext:value-type="float">
            <text:p>581.80617</text:p>
          </table:table-cell>
          <table:table-cell office:value-type="float" office:value="327.0065486" calcext:value-type="float">
            <text:p>327.0065486</text:p>
          </table:table-cell>
          <table:table-cell office:value-type="float" office:value="558.7803731" calcext:value-type="float">
            <text:p>558.7803731</text:p>
          </table:table-cell>
          <table:table-cell office:value-type="float" office:value="557.6460816" calcext:value-type="float">
            <text:p>557.6460816</text:p>
          </table:table-cell>
          <table:table-cell office:value-type="float" office:value="1291.436928" calcext:value-type="float">
            <text:p>1291.436928</text:p>
          </table:table-cell>
          <table:table-cell office:value-type="float" office:value="2639.215457" calcext:value-type="float">
            <text:p>2639.215457</text:p>
          </table:table-cell>
          <table:table-cell office:value-type="float" office:value="6940.50809" calcext:value-type="float">
            <text:p>6940.50809</text:p>
          </table:table-cell>
          <table:table-cell office:value-type="float" office:value="14100.52031" calcext:value-type="float">
            <text:p>14100.52031</text:p>
          </table:table-cell>
          <table:table-cell office:value-type="float" office:value="16793.75014" calcext:value-type="float">
            <text:p>16793.75014</text:p>
          </table:table-cell>
          <table:table-cell office:value-type="float" office:value="12078.33068" calcext:value-type="float">
            <text:p>12078.33068</text:p>
          </table:table-cell>
          <table:table-cell/>
          <table:table-cell office:value-type="float" office:value="50919.43235" calcext:value-type="float">
            <text:p>50919.43235</text:p>
          </table:table-cell>
          <table:table-cell office:value-type="string" calcext:value-type="string">
            <text:p>2021_07_28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R26</text:p>
          </table:table-cell>
          <table:table-cell office:value-type="string" calcext:value-type="string">
            <text:p>FLRNa</text:p>
          </table:table-cell>
          <table:table-cell office:value-type="float" office:value="374.4580102" calcext:value-type="float">
            <text:p>374.4580102</text:p>
          </table:table-cell>
          <table:table-cell office:value-type="float" office:value="307.2145678" calcext:value-type="float">
            <text:p>307.2145678</text:p>
          </table:table-cell>
          <table:table-cell office:value-type="float" office:value="396.8316592" calcext:value-type="float">
            <text:p>396.8316592</text:p>
          </table:table-cell>
          <table:table-cell office:value-type="float" office:value="632.898084" calcext:value-type="float">
            <text:p>632.898084</text:p>
          </table:table-cell>
          <table:table-cell office:value-type="float" office:value="434.918609" calcext:value-type="float">
            <text:p>434.918609</text:p>
          </table:table-cell>
          <table:table-cell office:value-type="float" office:value="1323.649058" calcext:value-type="float">
            <text:p>1323.649058</text:p>
          </table:table-cell>
          <table:table-cell office:value-type="float" office:value="5795.666402" calcext:value-type="float">
            <text:p>5795.666402</text:p>
          </table:table-cell>
          <table:table-cell office:value-type="float" office:value="10489.07026" calcext:value-type="float">
            <text:p>10489.07026</text:p>
          </table:table-cell>
          <table:table-cell office:value-type="float" office:value="24448.17597" calcext:value-type="float">
            <text:p>24448.17597</text:p>
          </table:table-cell>
          <table:table-cell office:value-type="float" office:value="15820.90092" calcext:value-type="float">
            <text:p>15820.90092</text:p>
          </table:table-cell>
          <table:table-cell office:value-type="float" office:value="14746.30026" calcext:value-type="float">
            <text:p>14746.30026</text:p>
          </table:table-cell>
          <table:table-cell/>
          <table:table-cell office:value-type="float" office:value="46569.10375" calcext:value-type="float">
            <text:p>46569.10375</text:p>
          </table:table-cell>
          <table:table-cell office:value-type="string" calcext:value-type="string">
            <text:p>2021_07_28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R26</text:p>
          </table:table-cell>
          <table:table-cell office:value-type="string" calcext:value-type="string">
            <text:p>FLRNa</text:p>
          </table:table-cell>
          <table:table-cell office:value-type="float" office:value="430.9552566" calcext:value-type="float">
            <text:p>430.9552566</text:p>
          </table:table-cell>
          <table:table-cell office:value-type="float" office:value="264.073254" calcext:value-type="float">
            <text:p>264.073254</text:p>
          </table:table-cell>
          <table:table-cell office:value-type="float" office:value="227.501086" calcext:value-type="float">
            <text:p>227.501086</text:p>
          </table:table-cell>
          <table:table-cell office:value-type="float" office:value="453.906891" calcext:value-type="float">
            <text:p>453.906891</text:p>
          </table:table-cell>
          <table:table-cell office:value-type="float" office:value="545.6485678" calcext:value-type="float">
            <text:p>545.6485678</text:p>
          </table:table-cell>
          <table:table-cell office:value-type="float" office:value="508.0148008" calcext:value-type="float">
            <text:p>508.0148008</text:p>
          </table:table-cell>
          <table:table-cell office:value-type="float" office:value="1489.322289" calcext:value-type="float">
            <text:p>1489.322289</text:p>
          </table:table-cell>
          <table:table-cell office:value-type="float" office:value="5527.383278" calcext:value-type="float">
            <text:p>5527.383278</text:p>
          </table:table-cell>
          <table:table-cell office:value-type="float" office:value="6633.954545" calcext:value-type="float">
            <text:p>6633.954545</text:p>
          </table:table-cell>
          <table:table-cell office:value-type="float" office:value="7453.338814" calcext:value-type="float">
            <text:p>7453.338814</text:p>
          </table:table-cell>
          <table:table-cell office:value-type="float" office:value="4602.921277" calcext:value-type="float">
            <text:p>4602.921277</text:p>
          </table:table-cell>
          <table:table-cell/>
          <table:table-cell office:value-type="float" office:value="36213.89336" calcext:value-type="float">
            <text:p>36213.89336</text:p>
          </table:table-cell>
          <table:table-cell office:value-type="string" calcext:value-type="string">
            <text:p>2021_07_28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R26</text:p>
          </table:table-cell>
          <table:table-cell office:value-type="string" calcext:value-type="string">
            <text:p>FLRNa</text:p>
          </table:table-cell>
          <table:table-cell office:value-type="float" office:value="490.779836" calcext:value-type="float">
            <text:p>490.779836</text:p>
          </table:table-cell>
          <table:table-cell office:value-type="float" office:value="453.9528686" calcext:value-type="float">
            <text:p>453.9528686</text:p>
          </table:table-cell>
          <table:table-cell office:value-type="float" office:value="363.2481702" calcext:value-type="float">
            <text:p>363.2481702</text:p>
          </table:table-cell>
          <table:table-cell office:value-type="float" office:value="342.7895372" calcext:value-type="float">
            <text:p>342.7895372</text:p>
          </table:table-cell>
          <table:table-cell office:value-type="float" office:value="324.492945" calcext:value-type="float">
            <text:p>324.492945</text:p>
          </table:table-cell>
          <table:table-cell office:value-type="float" office:value="718.1437089" calcext:value-type="float">
            <text:p>718.1437089</text:p>
          </table:table-cell>
          <table:table-cell office:value-type="float" office:value="1831.608252" calcext:value-type="float">
            <text:p>1831.608252</text:p>
          </table:table-cell>
          <table:table-cell office:value-type="float" office:value="6619.357757" calcext:value-type="float">
            <text:p>6619.357757</text:p>
          </table:table-cell>
          <table:table-cell office:value-type="float" office:value="10025.36597" calcext:value-type="float">
            <text:p>10025.36597</text:p>
          </table:table-cell>
          <table:table-cell office:value-type="float" office:value="18354.5856" calcext:value-type="float">
            <text:p>18354.5856</text:p>
          </table:table-cell>
          <table:table-cell office:value-type="float" office:value="20511.51398" calcext:value-type="float">
            <text:p>20511.51398</text:p>
          </table:table-cell>
          <table:table-cell/>
          <table:table-cell office:value-type="float" office:value="59596.8996" calcext:value-type="float">
            <text:p>59596.8996</text:p>
          </table:table-cell>
          <table:table-cell office:value-type="string" calcext:value-type="string">
            <text:p>2021_07_28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R26</text:p>
          </table:table-cell>
          <table:table-cell office:value-type="string" calcext:value-type="string">
            <text:p>FLRNa</text:p>
          </table:table-cell>
          <table:table-cell office:value-type="float" office:value="500.5993218" calcext:value-type="float">
            <text:p>500.5993218</text:p>
          </table:table-cell>
          <table:table-cell office:value-type="float" office:value="487.9772684" calcext:value-type="float">
            <text:p>487.9772684</text:p>
          </table:table-cell>
          <table:table-cell office:value-type="float" office:value="722.6527688" calcext:value-type="float">
            <text:p>722.6527688</text:p>
          </table:table-cell>
          <table:table-cell office:value-type="float" office:value="560.2785276" calcext:value-type="float">
            <text:p>560.2785276</text:p>
          </table:table-cell>
          <table:table-cell office:value-type="float" office:value="325.5223" calcext:value-type="float">
            <text:p>325.5223</text:p>
          </table:table-cell>
          <table:table-cell office:value-type="float" office:value="940.1987444" calcext:value-type="float">
            <text:p>940.1987444</text:p>
          </table:table-cell>
          <table:table-cell office:value-type="float" office:value="2701.356344" calcext:value-type="float">
            <text:p>2701.356344</text:p>
          </table:table-cell>
          <table:table-cell office:value-type="float" office:value="12021.65108" calcext:value-type="float">
            <text:p>12021.65108</text:p>
          </table:table-cell>
          <table:table-cell office:value-type="float" office:value="17699.68653" calcext:value-type="float">
            <text:p>17699.68653</text:p>
          </table:table-cell>
          <table:table-cell office:value-type="float" office:value="25583.25071" calcext:value-type="float">
            <text:p>25583.25071</text:p>
          </table:table-cell>
          <table:table-cell office:value-type="float" office:value="22694.92096" calcext:value-type="float">
            <text:p>22694.92096</text:p>
          </table:table-cell>
          <table:table-cell/>
          <table:table-cell office:value-type="float" office:value="61888.20385" calcext:value-type="float">
            <text:p>61888.20385</text:p>
          </table:table-cell>
          <table:table-cell office:value-type="string" calcext:value-type="string">
            <text:p>2021_07_28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R26</text:p>
          </table:table-cell>
          <table:table-cell office:value-type="string" calcext:value-type="string">
            <text:p>FLRNa</text:p>
          </table:table-cell>
          <table:table-cell table:style-name="ce13" office:value-type="float" office:value="390.6829125" calcext:value-type="float">
            <text:p>390.6829125</text:p>
          </table:table-cell>
          <table:table-cell/>
          <table:table-cell table:style-name="ce13" office:value-type="float" office:value="337.2979674" calcext:value-type="float">
            <text:p>337.2979674</text:p>
          </table:table-cell>
          <table:table-cell table:style-name="ce13" office:value-type="float" office:value="394.151002399999" calcext:value-type="float">
            <text:p>394.151002399999</text:p>
          </table:table-cell>
          <table:table-cell table:style-name="ce13" office:value-type="float" office:value="343.88406" calcext:value-type="float">
            <text:p>343.88406</text:p>
          </table:table-cell>
          <table:table-cell table:style-name="ce13" office:value-type="float" office:value="507.804267499999" calcext:value-type="float">
            <text:p>507.804267499999</text:p>
          </table:table-cell>
          <table:table-cell table:style-name="ce26" office:value-type="float" office:value="508.7219551" calcext:value-type="float">
            <text:p>508.7219551</text:p>
          </table:table-cell>
          <table:table-cell table:style-name="ce26" office:value-type="float" office:value="1627.4377421" calcext:value-type="float">
            <text:p>1627.4377421</text:p>
          </table:table-cell>
          <table:table-cell table:style-name="ce26" office:value-type="float" office:value="2224.7877903" calcext:value-type="float">
            <text:p>2224.7877903</text:p>
          </table:table-cell>
          <table:table-cell table:style-name="ce26" office:value-type="float" office:value="2506.87685319999" calcext:value-type="float">
            <text:p>2506.87685319999</text:p>
          </table:table-cell>
          <table:table-cell table:style-name="ce26" office:value-type="float" office:value="1720.88983169999" calcext:value-type="float">
            <text:p>1720.88983169999</text:p>
          </table:table-cell>
          <table:table-cell table:style-name="ce26" office:value-type="float" office:value="8755.0287453" calcext:value-type="float">
            <text:p>8755.0287453</text:p>
          </table:table-cell>
          <table:table-cell/>
          <table:table-cell office:value-type="string" calcext:value-type="string">
            <text:p>2022_01_27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R26</text:p>
          </table:table-cell>
          <table:table-cell office:value-type="string" calcext:value-type="string">
            <text:p>FLRNa</text:p>
          </table:table-cell>
          <table:table-cell table:style-name="ce13" office:value-type="float" office:value="493.944558299999" calcext:value-type="float">
            <text:p>493.944558299999</text:p>
          </table:table-cell>
          <table:table-cell/>
          <table:table-cell table:style-name="ce13" office:value-type="float" office:value="392.2956267" calcext:value-type="float">
            <text:p>392.2956267</text:p>
          </table:table-cell>
          <table:table-cell table:style-name="ce13" office:value-type="float" office:value="443.1853214" calcext:value-type="float">
            <text:p>443.1853214</text:p>
          </table:table-cell>
          <table:table-cell table:style-name="ce13" office:value-type="float" office:value="345.3212152" calcext:value-type="float">
            <text:p>345.3212152</text:p>
          </table:table-cell>
          <table:table-cell table:style-name="ce13" office:value-type="float" office:value="558.6369297" calcext:value-type="float">
            <text:p>558.6369297</text:p>
          </table:table-cell>
          <table:table-cell table:style-name="ce26" office:value-type="float" office:value="674.0422406" calcext:value-type="float">
            <text:p>674.0422406</text:p>
          </table:table-cell>
          <table:table-cell table:style-name="ce26" office:value-type="float" office:value="1431.7939547" calcext:value-type="float">
            <text:p>1431.7939547</text:p>
          </table:table-cell>
          <table:table-cell table:style-name="ce26" office:value-type="float" office:value="2930.281041" calcext:value-type="float">
            <text:p>2930.281041</text:p>
          </table:table-cell>
          <table:table-cell table:style-name="ce26" office:value-type="float" office:value="3134.2116074" calcext:value-type="float">
            <text:p>3134.2116074</text:p>
          </table:table-cell>
          <table:table-cell table:style-name="ce26" office:value-type="float" office:value="1977.96754609999" calcext:value-type="float">
            <text:p>1977.96754609999</text:p>
          </table:table-cell>
          <table:table-cell table:style-name="ce26" office:value-type="float" office:value="10570.2269469" calcext:value-type="float">
            <text:p>10570.2269469</text:p>
          </table:table-cell>
          <table:table-cell/>
          <table:table-cell office:value-type="string" calcext:value-type="string">
            <text:p>2022_01_27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R26</text:p>
          </table:table-cell>
          <table:table-cell office:value-type="string" calcext:value-type="string">
            <text:p>FLRNa</text:p>
          </table:table-cell>
          <table:table-cell table:style-name="ce13" office:value-type="float" office:value="496.1673886" calcext:value-type="float">
            <text:p>496.1673886</text:p>
          </table:table-cell>
          <table:table-cell/>
          <table:table-cell table:style-name="ce13" office:value-type="float" office:value="526.993750499999" calcext:value-type="float">
            <text:p>526.993750499999</text:p>
          </table:table-cell>
          <table:table-cell table:style-name="ce13" office:value-type="float" office:value="573.782189999999" calcext:value-type="float">
            <text:p>573.782189999999</text:p>
          </table:table-cell>
          <table:table-cell table:style-name="ce13" office:value-type="float" office:value="558.8783824" calcext:value-type="float">
            <text:p>558.8783824</text:p>
          </table:table-cell>
          <table:table-cell table:style-name="ce13" office:value-type="float" office:value="591.8462248" calcext:value-type="float">
            <text:p>591.8462248</text:p>
          </table:table-cell>
          <table:table-cell table:style-name="ce26" office:value-type="float" office:value="726.6691043" calcext:value-type="float">
            <text:p>726.6691043</text:p>
          </table:table-cell>
          <table:table-cell table:style-name="ce26" office:value-type="float" office:value="2081.8791853" calcext:value-type="float">
            <text:p>2081.8791853</text:p>
          </table:table-cell>
          <table:table-cell table:style-name="ce26" office:value-type="float" office:value="3677.1385365" calcext:value-type="float">
            <text:p>3677.1385365</text:p>
          </table:table-cell>
          <table:table-cell table:style-name="ce26" office:value-type="float" office:value="2717.6654596" calcext:value-type="float">
            <text:p>2717.6654596</text:p>
          </table:table-cell>
          <table:table-cell table:style-name="ce26" office:value-type="float" office:value="2707.9692877" calcext:value-type="float">
            <text:p>2707.9692877</text:p>
          </table:table-cell>
          <table:table-cell table:style-name="ce26" office:value-type="float" office:value="11803.8123" calcext:value-type="float">
            <text:p>11803.8123</text:p>
          </table:table-cell>
          <table:table-cell/>
          <table:table-cell office:value-type="string" calcext:value-type="string">
            <text:p>2022_01_27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GPR187</text:p>
          </table:table-cell>
          <table:table-cell table:style-name="ce6" office:value-type="string" calcext:value-type="string">
            <text:p>FLRNa</text:p>
          </table:table-cell>
          <table:table-cell table:style-name="ce6" office:value-type="float" office:value="6957.1413052" calcext:value-type="float">
            <text:p>6957.1413052</text:p>
          </table:table-cell>
          <table:table-cell table:style-name="ce6" office:value-type="float" office:value="5791.5953964" calcext:value-type="float">
            <text:p>5791.5953964</text:p>
          </table:table-cell>
          <table:table-cell table:style-name="ce6" office:value-type="float" office:value="5564.2922456" calcext:value-type="float">
            <text:p>5564.2922456</text:p>
          </table:table-cell>
          <table:table-cell table:style-name="ce6" office:value-type="float" office:value="5452.11478759999" calcext:value-type="float">
            <text:p>5452.11478759999</text:p>
          </table:table-cell>
          <table:table-cell table:style-name="ce6" office:value-type="float" office:value="6851.0521644" calcext:value-type="float">
            <text:p>6851.0521644</text:p>
          </table:table-cell>
          <table:table-cell table:style-name="ce23" office:value-type="float" office:value="6451.6617064" calcext:value-type="float">
            <text:p>6451.6617064</text:p>
          </table:table-cell>
          <table:table-cell table:style-name="ce23" office:value-type="float" office:value="11116.5165108" calcext:value-type="float">
            <text:p>11116.5165108</text:p>
          </table:table-cell>
          <table:table-cell table:style-name="ce23" office:value-type="float" office:value="31143.2620036" calcext:value-type="float">
            <text:p>31143.2620036</text:p>
          </table:table-cell>
          <table:table-cell table:style-name="ce23" office:value-type="float" office:value="51427.8261727999" calcext:value-type="float">
            <text:p>51427.8261727999</text:p>
          </table:table-cell>
          <table:table-cell table:style-name="ce23" office:value-type="float" office:value="62324.8918812" calcext:value-type="float">
            <text:p>62324.8918812</text:p>
          </table:table-cell>
          <table:table-cell table:style-name="ce23" office:value-type="float" office:value="64568.89291" calcext:value-type="float">
            <text:p>64568.89291</text:p>
          </table:table-cell>
          <table:table-cell table:style-name="ce23" office:value-type="float" office:value="96762.5693488" calcext:value-type="float">
            <text:p>96762.5693488</text:p>
          </table:table-cell>
          <table:table-cell table:style-name="ce22"/>
          <table:table-cell table:style-name="ce23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GPR187</text:p>
          </table:table-cell>
          <table:table-cell table:style-name="ce6" office:value-type="string" calcext:value-type="string">
            <text:p>FLRNa</text:p>
          </table:table-cell>
          <table:table-cell table:style-name="ce6" office:value-type="float" office:value="5856.7360044" calcext:value-type="float">
            <text:p>5856.7360044</text:p>
          </table:table-cell>
          <table:table-cell table:style-name="ce6" office:value-type="float" office:value="5863.02385319999" calcext:value-type="float">
            <text:p>5863.02385319999</text:p>
          </table:table-cell>
          <table:table-cell table:style-name="ce6" office:value-type="float" office:value="5977.37354319999" calcext:value-type="float">
            <text:p>5977.37354319999</text:p>
          </table:table-cell>
          <table:table-cell table:style-name="ce6" office:value-type="float" office:value="5841.7084356" calcext:value-type="float">
            <text:p>5841.7084356</text:p>
          </table:table-cell>
          <table:table-cell table:style-name="ce6" office:value-type="float" office:value="7925.83743599999" calcext:value-type="float">
            <text:p>7925.83743599999</text:p>
          </table:table-cell>
          <table:table-cell table:style-name="ce23" office:value-type="float" office:value="6880.4132536" calcext:value-type="float">
            <text:p>6880.4132536</text:p>
          </table:table-cell>
          <table:table-cell table:style-name="ce23" office:value-type="float" office:value="12169.2153408" calcext:value-type="float">
            <text:p>12169.2153408</text:p>
          </table:table-cell>
          <table:table-cell table:style-name="ce23" office:value-type="float" office:value="27624.4717668" calcext:value-type="float">
            <text:p>27624.4717668</text:p>
          </table:table-cell>
          <table:table-cell table:style-name="ce23" office:value-type="float" office:value="53719.8805468" calcext:value-type="float">
            <text:p>53719.8805468</text:p>
          </table:table-cell>
          <table:table-cell table:style-name="ce23" office:value-type="float" office:value="62358.709138" calcext:value-type="float">
            <text:p>62358.709138</text:p>
          </table:table-cell>
          <table:table-cell table:style-name="ce23" office:value-type="float" office:value="55665.0500807999" calcext:value-type="float">
            <text:p>55665.0500807999</text:p>
          </table:table-cell>
          <table:table-cell table:style-name="ce23" office:value-type="float" office:value="94857.7013392" calcext:value-type="float">
            <text:p>94857.7013392</text:p>
          </table:table-cell>
          <table:table-cell table:style-name="ce22"/>
          <table:table-cell table:style-name="ce23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GPR187</text:p>
          </table:table-cell>
          <table:table-cell table:style-name="ce6" office:value-type="string" calcext:value-type="string">
            <text:p>FLRNa</text:p>
          </table:table-cell>
          <table:table-cell table:style-name="ce6" office:value-type="float" office:value="6335.9177264" calcext:value-type="float">
            <text:p>6335.9177264</text:p>
          </table:table-cell>
          <table:table-cell table:style-name="ce6" office:value-type="float" office:value="5113.8496044" calcext:value-type="float">
            <text:p>5113.8496044</text:p>
          </table:table-cell>
          <table:table-cell table:style-name="ce6" office:value-type="float" office:value="4867.6507756" calcext:value-type="float">
            <text:p>4867.6507756</text:p>
          </table:table-cell>
          <table:table-cell table:style-name="ce6" office:value-type="float" office:value="6036.1332264" calcext:value-type="float">
            <text:p>6036.1332264</text:p>
          </table:table-cell>
          <table:table-cell table:style-name="ce6" office:value-type="float" office:value="6333.10833" calcext:value-type="float">
            <text:p>6333.10833</text:p>
          </table:table-cell>
          <table:table-cell table:style-name="ce23" office:value-type="float" office:value="7831.1724536" calcext:value-type="float">
            <text:p>7831.1724536</text:p>
          </table:table-cell>
          <table:table-cell table:style-name="ce23" office:value-type="float" office:value="11846.5457603999" calcext:value-type="float">
            <text:p>11846.5457603999</text:p>
          </table:table-cell>
          <table:table-cell table:style-name="ce23" office:value-type="float" office:value="31122.395488" calcext:value-type="float">
            <text:p>31122.395488</text:p>
          </table:table-cell>
          <table:table-cell table:style-name="ce23" office:value-type="float" office:value="57759.5462444" calcext:value-type="float">
            <text:p>57759.5462444</text:p>
          </table:table-cell>
          <table:table-cell table:style-name="ce23" office:value-type="float" office:value="71023.533272" calcext:value-type="float">
            <text:p>71023.533272</text:p>
          </table:table-cell>
          <table:table-cell table:style-name="ce23" office:value-type="float" office:value="59504.3301996" calcext:value-type="float">
            <text:p>59504.3301996</text:p>
          </table:table-cell>
          <table:table-cell table:style-name="ce23" office:value-type="float" office:value="97904.1197276" calcext:value-type="float">
            <text:p>97904.1197276</text:p>
          </table:table-cell>
          <table:table-cell table:style-name="ce22"/>
          <table:table-cell table:style-name="ce23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GPR187</text:p>
          </table:table-cell>
          <table:table-cell table:style-name="ce6" office:value-type="string" calcext:value-type="string">
            <text:p>FLRNa</text:p>
          </table:table-cell>
          <table:table-cell table:style-name="ce6" office:value-type="float" office:value="14263.3339104" calcext:value-type="float">
            <text:p>14263.3339104</text:p>
          </table:table-cell>
          <table:table-cell table:style-name="ce6" office:value-type="float" office:value="14559.1879432" calcext:value-type="float">
            <text:p>14559.1879432</text:p>
          </table:table-cell>
          <table:table-cell table:style-name="ce6" office:value-type="float" office:value="14751.1773876" calcext:value-type="float">
            <text:p>14751.1773876</text:p>
          </table:table-cell>
          <table:table-cell table:style-name="ce6" office:value-type="float" office:value="11246.8760208" calcext:value-type="float">
            <text:p>11246.8760208</text:p>
          </table:table-cell>
          <table:table-cell table:style-name="ce6" office:value-type="float" office:value="14323.7464328" calcext:value-type="float">
            <text:p>14323.7464328</text:p>
          </table:table-cell>
          <table:table-cell table:style-name="ce23" office:value-type="float" office:value="17078.7028683999" calcext:value-type="float">
            <text:p>17078.7028683999</text:p>
          </table:table-cell>
          <table:table-cell table:style-name="ce23" office:value-type="float" office:value="21899.0511832" calcext:value-type="float">
            <text:p>21899.0511832</text:p>
          </table:table-cell>
          <table:table-cell table:style-name="ce23" office:value-type="float" office:value="30601.3256399999" calcext:value-type="float">
            <text:p>30601.3256399999</text:p>
          </table:table-cell>
          <table:table-cell table:style-name="ce23" office:value-type="float" office:value="47379.7207964" calcext:value-type="float">
            <text:p>47379.7207964</text:p>
          </table:table-cell>
          <table:table-cell table:style-name="ce23" office:value-type="float" office:value="42595.7992727999" calcext:value-type="float">
            <text:p>42595.7992727999</text:p>
          </table:table-cell>
          <table:table-cell table:style-name="ce23" office:value-type="float" office:value="50655.3320555999" calcext:value-type="float">
            <text:p>50655.3320555999</text:p>
          </table:table-cell>
          <table:table-cell table:style-name="ce23" office:value-type="float" office:value="87884.9893588" calcext:value-type="float">
            <text:p>87884.9893588</text:p>
          </table:table-cell>
          <table:table-cell table:style-name="ce22"/>
          <table:table-cell table:style-name="ce23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GPR187</text:p>
          </table:table-cell>
          <table:table-cell table:style-name="ce6" office:value-type="string" calcext:value-type="string">
            <text:p>FLRNa</text:p>
          </table:table-cell>
          <table:table-cell table:style-name="ce6" office:value-type="float" office:value="9639.378572" calcext:value-type="float">
            <text:p>9639.378572</text:p>
          </table:table-cell>
          <table:table-cell table:style-name="ce6" office:value-type="float" office:value="10793.7326543999" calcext:value-type="float">
            <text:p>10793.7326543999</text:p>
          </table:table-cell>
          <table:table-cell table:style-name="ce6" office:value-type="float" office:value="16386.999796" calcext:value-type="float">
            <text:p>16386.999796</text:p>
          </table:table-cell>
          <table:table-cell table:style-name="ce6" office:value-type="float" office:value="18448.4793696" calcext:value-type="float">
            <text:p>18448.4793696</text:p>
          </table:table-cell>
          <table:table-cell table:style-name="ce6" office:value-type="float" office:value="21622.2663628" calcext:value-type="float">
            <text:p>21622.2663628</text:p>
          </table:table-cell>
          <table:table-cell table:style-name="ce23" office:value-type="float" office:value="19804.4298699999" calcext:value-type="float">
            <text:p>19804.4298699999</text:p>
          </table:table-cell>
          <table:table-cell table:style-name="ce23" office:value-type="float" office:value="21828.9688492" calcext:value-type="float">
            <text:p>21828.9688492</text:p>
          </table:table-cell>
          <table:table-cell table:style-name="ce23" office:value-type="float" office:value="33822.807384" calcext:value-type="float">
            <text:p>33822.807384</text:p>
          </table:table-cell>
          <table:table-cell table:style-name="ce23" office:value-type="float" office:value="43437.627666" calcext:value-type="float">
            <text:p>43437.627666</text:p>
          </table:table-cell>
          <table:table-cell table:style-name="ce23" office:value-type="float" office:value="53466.6969955999" calcext:value-type="float">
            <text:p>53466.6969955999</text:p>
          </table:table-cell>
          <table:table-cell table:style-name="ce23" office:value-type="float" office:value="49060.3715935999" calcext:value-type="float">
            <text:p>49060.3715935999</text:p>
          </table:table-cell>
          <table:table-cell table:style-name="ce23" office:value-type="float" office:value="90301.8447908" calcext:value-type="float">
            <text:p>90301.8447908</text:p>
          </table:table-cell>
          <table:table-cell table:style-name="ce22"/>
          <table:table-cell table:style-name="ce23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GPR187</text:p>
          </table:table-cell>
          <table:table-cell table:style-name="ce6" office:value-type="string" calcext:value-type="string">
            <text:p>FLRNa</text:p>
          </table:table-cell>
          <table:table-cell table:style-name="ce6" office:value-type="float" office:value="14521.8091039999" calcext:value-type="float">
            <text:p>14521.8091039999</text:p>
          </table:table-cell>
          <table:table-cell table:style-name="ce6" office:value-type="float" office:value="13377.3316435999" calcext:value-type="float">
            <text:p>13377.3316435999</text:p>
          </table:table-cell>
          <table:table-cell table:style-name="ce6" office:value-type="float" office:value="9748.4767416" calcext:value-type="float">
            <text:p>9748.4767416</text:p>
          </table:table-cell>
          <table:table-cell table:style-name="ce6" office:value-type="float" office:value="12468.8958744" calcext:value-type="float">
            <text:p>12468.8958744</text:p>
          </table:table-cell>
          <table:table-cell table:style-name="ce6" office:value-type="float" office:value="19291.050816" calcext:value-type="float">
            <text:p>19291.050816</text:p>
          </table:table-cell>
          <table:table-cell table:style-name="ce23" office:value-type="float" office:value="18118.0058844" calcext:value-type="float">
            <text:p>18118.0058844</text:p>
          </table:table-cell>
          <table:table-cell table:style-name="ce23" office:value-type="float" office:value="15479.6584188" calcext:value-type="float">
            <text:p>15479.6584188</text:p>
          </table:table-cell>
          <table:table-cell table:style-name="ce23" office:value-type="float" office:value="33086.171428" calcext:value-type="float">
            <text:p>33086.171428</text:p>
          </table:table-cell>
          <table:table-cell table:style-name="ce23" office:value-type="float" office:value="46250.4601991999" calcext:value-type="float">
            <text:p>46250.4601991999</text:p>
          </table:table-cell>
          <table:table-cell table:style-name="ce23" office:value-type="float" office:value="33861.2238183999" calcext:value-type="float">
            <text:p>33861.2238183999</text:p>
          </table:table-cell>
          <table:table-cell table:style-name="ce23" office:value-type="float" office:value="41620.3878536" calcext:value-type="float">
            <text:p>41620.3878536</text:p>
          </table:table-cell>
          <table:table-cell table:style-name="ce23" office:value-type="float" office:value="72792.9994372" calcext:value-type="float">
            <text:p>72792.9994372</text:p>
          </table:table-cell>
          <table:table-cell table:style-name="ce22"/>
          <table:table-cell table:style-name="ce23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GPR187</text:p>
          </table:table-cell>
          <table:table-cell table:style-name="ce6" office:value-type="string" calcext:value-type="string">
            <text:p>FLRNa</text:p>
          </table:table-cell>
          <table:table-cell table:style-name="ce6" office:value-type="float" office:value="3995.68824659999" calcext:value-type="float">
            <text:p>3995.68824659999</text:p>
          </table:table-cell>
          <table:table-cell table:style-name="ce6" office:value-type="float" office:value="4266.9048636" calcext:value-type="float">
            <text:p>4266.9048636</text:p>
          </table:table-cell>
          <table:table-cell table:style-name="ce6" office:value-type="float" office:value="4905.390727" calcext:value-type="float">
            <text:p>4905.390727</text:p>
          </table:table-cell>
          <table:table-cell table:style-name="ce6" office:value-type="float" office:value="3439.2744736" calcext:value-type="float">
            <text:p>3439.2744736</text:p>
          </table:table-cell>
          <table:table-cell table:style-name="ce6" office:value-type="float" office:value="2839.01273539999" calcext:value-type="float">
            <text:p>2839.01273539999</text:p>
          </table:table-cell>
          <table:table-cell table:style-name="ce23" office:value-type="float" office:value="3560.60620399999" calcext:value-type="float">
            <text:p>3560.60620399999</text:p>
          </table:table-cell>
          <table:table-cell table:style-name="ce23" office:value-type="float" office:value="6375.72639119999" calcext:value-type="float">
            <text:p>6375.72639119999</text:p>
          </table:table-cell>
          <table:table-cell table:style-name="ce23" office:value-type="float" office:value="4941.5917926" calcext:value-type="float">
            <text:p>4941.5917926</text:p>
          </table:table-cell>
          <table:table-cell table:style-name="ce23" office:value-type="float" office:value="10515.3046208" calcext:value-type="float">
            <text:p>10515.3046208</text:p>
          </table:table-cell>
          <table:table-cell table:style-name="ce23" office:value-type="float" office:value="7832.0178832" calcext:value-type="float">
            <text:p>7832.0178832</text:p>
          </table:table-cell>
          <table:table-cell table:style-name="ce23" office:value-type="float" office:value="17458.9673634" calcext:value-type="float">
            <text:p>17458.9673634</text:p>
          </table:table-cell>
          <table:table-cell table:style-name="ce23" office:value-type="float" office:value="81360.1025688" calcext:value-type="float">
            <text:p>81360.1025688</text:p>
          </table:table-cell>
          <table:table-cell table:style-name="ce22"/>
          <table:table-cell table:style-name="ce23" office:value-type="string" calcext:value-type="string">
            <text:p>2023_03_16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GPR187</text:p>
          </table:table-cell>
          <table:table-cell table:style-name="ce6" office:value-type="string" calcext:value-type="string">
            <text:p>FLRNa</text:p>
          </table:table-cell>
          <table:table-cell table:style-name="ce6" office:value-type="float" office:value="7560.8139498" calcext:value-type="float">
            <text:p>7560.8139498</text:p>
          </table:table-cell>
          <table:table-cell table:style-name="ce6" office:value-type="float" office:value="14092.0960816" calcext:value-type="float">
            <text:p>14092.0960816</text:p>
          </table:table-cell>
          <table:table-cell table:style-name="ce6" office:value-type="float" office:value="27308.786054" calcext:value-type="float">
            <text:p>27308.786054</text:p>
          </table:table-cell>
          <table:table-cell table:style-name="ce6" office:value-type="float" office:value="13846.7738784" calcext:value-type="float">
            <text:p>13846.7738784</text:p>
          </table:table-cell>
          <table:table-cell table:style-name="ce6" office:value-type="float" office:value="10730.330715" calcext:value-type="float">
            <text:p>10730.330715</text:p>
          </table:table-cell>
          <table:table-cell table:style-name="ce23" office:value-type="float" office:value="13617.3642541999" calcext:value-type="float">
            <text:p>13617.3642541999</text:p>
          </table:table-cell>
          <table:table-cell table:style-name="ce23" office:value-type="float" office:value="19666.527479" calcext:value-type="float">
            <text:p>19666.527479</text:p>
          </table:table-cell>
          <table:table-cell table:style-name="ce23" office:value-type="float" office:value="16979.9708871999" calcext:value-type="float">
            <text:p>16979.9708871999</text:p>
          </table:table-cell>
          <table:table-cell table:style-name="ce23" office:value-type="float" office:value="28937.9362691999" calcext:value-type="float">
            <text:p>28937.9362691999</text:p>
          </table:table-cell>
          <table:table-cell table:style-name="ce23" office:value-type="float" office:value="12784.385872" calcext:value-type="float">
            <text:p>12784.385872</text:p>
          </table:table-cell>
          <table:table-cell table:style-name="ce23" office:value-type="float" office:value="30191.599305" calcext:value-type="float">
            <text:p>30191.599305</text:p>
          </table:table-cell>
          <table:table-cell table:style-name="ce23" office:value-type="float" office:value="119551.8956874" calcext:value-type="float">
            <text:p>119551.8956874</text:p>
          </table:table-cell>
          <table:table-cell table:style-name="ce22"/>
          <table:table-cell table:style-name="ce23" office:value-type="string" calcext:value-type="string">
            <text:p>2023_03_16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GPR187</text:p>
          </table:table-cell>
          <table:table-cell table:style-name="ce6" office:value-type="string" calcext:value-type="string">
            <text:p>FLRNa</text:p>
          </table:table-cell>
          <table:table-cell table:style-name="ce6" office:value-type="float" office:value="6885.57922319999" calcext:value-type="float">
            <text:p>6885.57922319999</text:p>
          </table:table-cell>
          <table:table-cell table:style-name="ce6" office:value-type="float" office:value="11387.152161" calcext:value-type="float">
            <text:p>11387.152161</text:p>
          </table:table-cell>
          <table:table-cell table:style-name="ce6" office:value-type="float" office:value="22487.0125693999" calcext:value-type="float">
            <text:p>22487.0125693999</text:p>
          </table:table-cell>
          <table:table-cell table:style-name="ce6" office:value-type="float" office:value="12953.5634874" calcext:value-type="float">
            <text:p>12953.5634874</text:p>
          </table:table-cell>
          <table:table-cell table:style-name="ce6" office:value-type="float" office:value="19454.8073216" calcext:value-type="float">
            <text:p>19454.8073216</text:p>
          </table:table-cell>
          <table:table-cell table:style-name="ce23" office:value-type="float" office:value="26854.0556402" calcext:value-type="float">
            <text:p>26854.0556402</text:p>
          </table:table-cell>
          <table:table-cell table:style-name="ce23" office:value-type="float" office:value="27023.086177" calcext:value-type="float">
            <text:p>27023.086177</text:p>
          </table:table-cell>
          <table:table-cell table:style-name="ce23" office:value-type="float" office:value="28563.5029049999" calcext:value-type="float">
            <text:p>28563.5029049999</text:p>
          </table:table-cell>
          <table:table-cell table:style-name="ce23" office:value-type="float" office:value="33909.026022" calcext:value-type="float">
            <text:p>33909.026022</text:p>
          </table:table-cell>
          <table:table-cell table:style-name="ce23" office:value-type="float" office:value="16922.0069222" calcext:value-type="float">
            <text:p>16922.0069222</text:p>
          </table:table-cell>
          <table:table-cell table:style-name="ce23" office:value-type="float" office:value="21832.0142702" calcext:value-type="float">
            <text:p>21832.0142702</text:p>
          </table:table-cell>
          <table:table-cell table:style-name="ce23" office:value-type="float" office:value="108941.4421676" calcext:value-type="float">
            <text:p>108941.4421676</text:p>
          </table:table-cell>
          <table:table-cell table:style-name="ce22"/>
          <table:table-cell table:style-name="ce23" office:value-type="string" calcext:value-type="string">
            <text:p>2023_03_16</text:p>
          </table:table-cell>
          <table:table-cell table:number-columns-repeated="1007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PR197</text:p>
          </table:table-cell>
          <table:table-cell table:style-name="ce22" office:value-type="string" calcext:value-type="string">
            <text:p>FYRVa</text:p>
          </table:table-cell>
          <table:table-cell table:style-name="ce22" office:value-type="float" office:value="5510.9240294" calcext:value-type="float">
            <text:p>5510.9240294</text:p>
          </table:table-cell>
          <table:table-cell table:style-name="ce22"/>
          <table:table-cell table:style-name="ce22" office:value-type="float" office:value="4971.2008168" calcext:value-type="float">
            <text:p>4971.2008168</text:p>
          </table:table-cell>
          <table:table-cell table:style-name="ce22" office:value-type="float" office:value="5155.2453036" calcext:value-type="float">
            <text:p>5155.2453036</text:p>
          </table:table-cell>
          <table:table-cell table:style-name="ce22" office:value-type="float" office:value="4476.4888336" calcext:value-type="float">
            <text:p>4476.4888336</text:p>
          </table:table-cell>
          <table:table-cell table:style-name="ce22" office:value-type="float" office:value="3431.1397252" calcext:value-type="float">
            <text:p>3431.1397252</text:p>
          </table:table-cell>
          <table:table-cell table:style-name="ce22" office:value-type="float" office:value="3104.8210872" calcext:value-type="float">
            <text:p>3104.8210872</text:p>
          </table:table-cell>
          <table:table-cell table:style-name="ce22" office:value-type="float" office:value="3921.7638684" calcext:value-type="float">
            <text:p>3921.7638684</text:p>
          </table:table-cell>
          <table:table-cell table:style-name="ce22" office:value-type="float" office:value="16694.9297904" calcext:value-type="float">
            <text:p>16694.9297904</text:p>
          </table:table-cell>
          <table:table-cell table:style-name="ce22" office:value-type="float" office:value="24272.19517" calcext:value-type="float">
            <text:p>24272.19517</text:p>
          </table:table-cell>
          <table:table-cell table:style-name="ce22" office:value-type="float" office:value="19510.5200848" calcext:value-type="float">
            <text:p>19510.5200848</text:p>
          </table:table-cell>
          <table:table-cell table:style-name="ce22" office:value-type="float" office:value="43586.8854604" calcext:value-type="float">
            <text:p>43586.8854604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GPR197</text:p>
          </table:table-cell>
          <table:table-cell table:style-name="ce22" office:value-type="string" calcext:value-type="string">
            <text:p>FYRVa</text:p>
          </table:table-cell>
          <table:table-cell table:style-name="ce22" office:value-type="float" office:value="4394.4845796" calcext:value-type="float">
            <text:p>4394.4845796</text:p>
          </table:table-cell>
          <table:table-cell table:style-name="ce22"/>
          <table:table-cell table:style-name="ce22" office:value-type="float" office:value="4113.5314408" calcext:value-type="float">
            <text:p>4113.5314408</text:p>
          </table:table-cell>
          <table:table-cell table:style-name="ce22" office:value-type="float" office:value="5490.0430716" calcext:value-type="float">
            <text:p>5490.0430716</text:p>
          </table:table-cell>
          <table:table-cell table:style-name="ce22" office:value-type="float" office:value="3323.059843" calcext:value-type="float">
            <text:p>3323.059843</text:p>
          </table:table-cell>
          <table:table-cell table:style-name="ce22" office:value-type="float" office:value="3528.7585216" calcext:value-type="float">
            <text:p>3528.7585216</text:p>
          </table:table-cell>
          <table:table-cell table:style-name="ce22" office:value-type="float" office:value="3768.5342524" calcext:value-type="float">
            <text:p>3768.5342524</text:p>
          </table:table-cell>
          <table:table-cell table:style-name="ce22" office:value-type="float" office:value="5530.1665176" calcext:value-type="float">
            <text:p>5530.1665176</text:p>
          </table:table-cell>
          <table:table-cell table:style-name="ce22" office:value-type="float" office:value="17763.6787928" calcext:value-type="float">
            <text:p>17763.6787928</text:p>
          </table:table-cell>
          <table:table-cell table:style-name="ce22" office:value-type="float" office:value="26223.4001544" calcext:value-type="float">
            <text:p>26223.4001544</text:p>
          </table:table-cell>
          <table:table-cell table:style-name="ce22" office:value-type="float" office:value="27810.5305932" calcext:value-type="float">
            <text:p>27810.5305932</text:p>
          </table:table-cell>
          <table:table-cell table:style-name="ce22" office:value-type="float" office:value="53221.401348" calcext:value-type="float">
            <text:p>53221.401348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GPR197</text:p>
          </table:table-cell>
          <table:table-cell table:style-name="ce22" office:value-type="string" calcext:value-type="string">
            <text:p>FYRVa</text:p>
          </table:table-cell>
          <table:table-cell table:style-name="ce22" office:value-type="float" office:value="4239.2647308" calcext:value-type="float">
            <text:p>4239.2647308</text:p>
          </table:table-cell>
          <table:table-cell table:style-name="ce22"/>
          <table:table-cell table:style-name="ce22" office:value-type="float" office:value="4757.914139" calcext:value-type="float">
            <text:p>4757.914139</text:p>
          </table:table-cell>
          <table:table-cell table:style-name="ce22" office:value-type="float" office:value="4550.4522864" calcext:value-type="float">
            <text:p>4550.4522864</text:p>
          </table:table-cell>
          <table:table-cell table:style-name="ce22" office:value-type="float" office:value="4262.410239" calcext:value-type="float">
            <text:p>4262.410239</text:p>
          </table:table-cell>
          <table:table-cell table:style-name="ce22" office:value-type="float" office:value="3919.0591498" calcext:value-type="float">
            <text:p>3919.0591498</text:p>
          </table:table-cell>
          <table:table-cell table:style-name="ce22" office:value-type="float" office:value="3221.349364" calcext:value-type="float">
            <text:p>3221.349364</text:p>
          </table:table-cell>
          <table:table-cell table:style-name="ce22" office:value-type="float" office:value="5764.2356528" calcext:value-type="float">
            <text:p>5764.2356528</text:p>
          </table:table-cell>
          <table:table-cell table:style-name="ce22" office:value-type="float" office:value="20545.5906044" calcext:value-type="float">
            <text:p>20545.5906044</text:p>
          </table:table-cell>
          <table:table-cell table:style-name="ce22" office:value-type="float" office:value="26418.1471788" calcext:value-type="float">
            <text:p>26418.1471788</text:p>
          </table:table-cell>
          <table:table-cell table:style-name="ce22" office:value-type="float" office:value="22368.4518012" calcext:value-type="float">
            <text:p>22368.4518012</text:p>
          </table:table-cell>
          <table:table-cell table:style-name="ce22" office:value-type="float" office:value="36852.761132" calcext:value-type="float">
            <text:p>36852.761132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GPR197</text:p>
          </table:table-cell>
          <table:table-cell table:style-name="ce22" office:value-type="string" calcext:value-type="string">
            <text:p>FYRVa</text:p>
          </table:table-cell>
          <table:table-cell table:style-name="ce22" office:value-type="float" office:value="1055.7717406" calcext:value-type="float">
            <text:p>1055.7717406</text:p>
          </table:table-cell>
          <table:table-cell table:style-name="ce22" office:value-type="float" office:value="1081.6353132" calcext:value-type="float">
            <text:p>1081.6353132</text:p>
          </table:table-cell>
          <table:table-cell table:style-name="ce22" office:value-type="float" office:value="983.388644" calcext:value-type="float">
            <text:p>983.388644</text:p>
          </table:table-cell>
          <table:table-cell table:style-name="ce22" office:value-type="float" office:value="751.5982222" calcext:value-type="float">
            <text:p>751.5982222</text:p>
          </table:table-cell>
          <table:table-cell table:style-name="ce22" office:value-type="float" office:value="1333.9211988" calcext:value-type="float">
            <text:p>1333.9211988</text:p>
          </table:table-cell>
          <table:table-cell table:style-name="ce22" office:value-type="float" office:value="1110.7818292" calcext:value-type="float">
            <text:p>1110.7818292</text:p>
          </table:table-cell>
          <table:table-cell table:style-name="ce22" office:value-type="float" office:value="1283.6966088" calcext:value-type="float">
            <text:p>1283.6966088</text:p>
          </table:table-cell>
          <table:table-cell table:style-name="ce22" office:value-type="float" office:value="1029.9238776" calcext:value-type="float">
            <text:p>1029.9238776</text:p>
          </table:table-cell>
          <table:table-cell table:style-name="ce22" office:value-type="float" office:value="1585.8504192" calcext:value-type="float">
            <text:p>1585.8504192</text:p>
          </table:table-cell>
          <table:table-cell table:style-name="ce22" office:value-type="float" office:value="3209.9462916" calcext:value-type="float">
            <text:p>3209.9462916</text:p>
          </table:table-cell>
          <table:table-cell table:style-name="ce22" office:value-type="float" office:value="5924.3057876" calcext:value-type="float">
            <text:p>5924.3057876</text:p>
          </table:table-cell>
          <table:table-cell table:style-name="ce22" office:value-type="float" office:value="40299.233618" calcext:value-type="float">
            <text:p>40299.233618</text:p>
          </table:table-cell>
          <table:table-cell table:style-name="ce22"/>
          <table:table-cell table:style-name="ce22" office:value-type="string" calcext:value-type="string">
            <text:p>2022_11_3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GPR197</text:p>
          </table:table-cell>
          <table:table-cell table:style-name="ce22" office:value-type="string" calcext:value-type="string">
            <text:p>FYRVa</text:p>
          </table:table-cell>
          <table:table-cell table:style-name="ce22" office:value-type="float" office:value="1112.9351304" calcext:value-type="float">
            <text:p>1112.9351304</text:p>
          </table:table-cell>
          <table:table-cell table:style-name="ce22" office:value-type="float" office:value="1159.3846468" calcext:value-type="float">
            <text:p>1159.3846468</text:p>
          </table:table-cell>
          <table:table-cell table:style-name="ce22" office:value-type="float" office:value="1079.913541" calcext:value-type="float">
            <text:p>1079.913541</text:p>
          </table:table-cell>
          <table:table-cell table:style-name="ce22" office:value-type="float" office:value="789.7680442" calcext:value-type="float">
            <text:p>789.7680442</text:p>
          </table:table-cell>
          <table:table-cell table:style-name="ce22" office:value-type="float" office:value="986.053861" calcext:value-type="float">
            <text:p>986.053861</text:p>
          </table:table-cell>
          <table:table-cell table:style-name="ce22" office:value-type="float" office:value="958.8417986" calcext:value-type="float">
            <text:p>958.8417986</text:p>
          </table:table-cell>
          <table:table-cell table:style-name="ce22" office:value-type="float" office:value="1033.9604544" calcext:value-type="float">
            <text:p>1033.9604544</text:p>
          </table:table-cell>
          <table:table-cell table:style-name="ce22" office:value-type="float" office:value="381.2753592" calcext:value-type="float">
            <text:p>381.2753592</text:p>
          </table:table-cell>
          <table:table-cell table:style-name="ce22" office:value-type="float" office:value="1984.2082556" calcext:value-type="float">
            <text:p>1984.2082556</text:p>
          </table:table-cell>
          <table:table-cell table:style-name="ce22" office:value-type="float" office:value="4635.7170732" calcext:value-type="float">
            <text:p>4635.7170732</text:p>
          </table:table-cell>
          <table:table-cell table:style-name="ce22" office:value-type="float" office:value="6540.571442" calcext:value-type="float">
            <text:p>6540.571442</text:p>
          </table:table-cell>
          <table:table-cell table:style-name="ce22" office:value-type="float" office:value="34820.9810384" calcext:value-type="float">
            <text:p>34820.9810384</text:p>
          </table:table-cell>
          <table:table-cell table:style-name="ce22"/>
          <table:table-cell table:style-name="ce22" office:value-type="string" calcext:value-type="string">
            <text:p>2022_11_3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GPR197</text:p>
          </table:table-cell>
          <table:table-cell table:style-name="ce22" office:value-type="string" calcext:value-type="string">
            <text:p>FYRVa</text:p>
          </table:table-cell>
          <table:table-cell table:style-name="ce22" office:value-type="float" office:value="614.1460808" calcext:value-type="float">
            <text:p>614.1460808</text:p>
          </table:table-cell>
          <table:table-cell table:style-name="ce22" office:value-type="float" office:value="1217.6681868" calcext:value-type="float">
            <text:p>1217.6681868</text:p>
          </table:table-cell>
          <table:table-cell table:style-name="ce22" office:value-type="float" office:value="1407.0651274" calcext:value-type="float">
            <text:p>1407.0651274</text:p>
          </table:table-cell>
          <table:table-cell table:style-name="ce22" office:value-type="float" office:value="385.246896" calcext:value-type="float">
            <text:p>385.246896</text:p>
          </table:table-cell>
          <table:table-cell table:style-name="ce22" office:value-type="float" office:value="2049.0534048" calcext:value-type="float">
            <text:p>2049.0534048</text:p>
          </table:table-cell>
          <table:table-cell table:style-name="ce22" office:value-type="float" office:value="1284.8306236" calcext:value-type="float">
            <text:p>1284.8306236</text:p>
          </table:table-cell>
          <table:table-cell table:style-name="ce22" office:value-type="float" office:value="1263.8993076" calcext:value-type="float">
            <text:p>1263.8993076</text:p>
          </table:table-cell>
          <table:table-cell table:style-name="ce22" office:value-type="float" office:value="1239.5123436" calcext:value-type="float">
            <text:p>1239.5123436</text:p>
          </table:table-cell>
          <table:table-cell table:style-name="ce22" office:value-type="float" office:value="1928.2853612" calcext:value-type="float">
            <text:p>1928.2853612</text:p>
          </table:table-cell>
          <table:table-cell table:style-name="ce22" office:value-type="float" office:value="5873.8224728" calcext:value-type="float">
            <text:p>5873.8224728</text:p>
          </table:table-cell>
          <table:table-cell table:style-name="ce22" office:value-type="float" office:value="4784.6267232" calcext:value-type="float">
            <text:p>4784.6267232</text:p>
          </table:table-cell>
          <table:table-cell table:style-name="ce22" office:value-type="float" office:value="28772.0354908" calcext:value-type="float">
            <text:p>28772.0354908</text:p>
          </table:table-cell>
          <table:table-cell table:style-name="ce22"/>
          <table:table-cell table:style-name="ce22" office:value-type="string" calcext:value-type="string">
            <text:p>2022_11_3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GPR197</text:p>
          </table:table-cell>
          <table:table-cell table:style-name="ce22" office:value-type="string" calcext:value-type="string">
            <text:p>FYRVa</text:p>
          </table:table-cell>
          <table:table-cell table:style-name="ce22" office:value-type="float" office:value="3890.7308368" calcext:value-type="float">
            <text:p>3890.7308368</text:p>
          </table:table-cell>
          <table:table-cell table:style-name="ce22" office:value-type="float" office:value="4507.0071804" calcext:value-type="float">
            <text:p>4507.0071804</text:p>
          </table:table-cell>
          <table:table-cell table:style-name="ce22" office:value-type="float" office:value="4212.8582056" calcext:value-type="float">
            <text:p>4212.8582056</text:p>
          </table:table-cell>
          <table:table-cell table:style-name="ce22" office:value-type="float" office:value="2848.6687756" calcext:value-type="float">
            <text:p>2848.6687756</text:p>
          </table:table-cell>
          <table:table-cell table:style-name="ce22" office:value-type="float" office:value="3469.7404496" calcext:value-type="float">
            <text:p>3469.7404496</text:p>
          </table:table-cell>
          <table:table-cell table:style-name="ce22" office:value-type="float" office:value="1260.9507788" calcext:value-type="float">
            <text:p>1260.9507788</text:p>
          </table:table-cell>
          <table:table-cell table:style-name="ce22" office:value-type="float" office:value="3565.4567664" calcext:value-type="float">
            <text:p>3565.4567664</text:p>
          </table:table-cell>
          <table:table-cell table:style-name="ce22" office:value-type="float" office:value="5730.4236328" calcext:value-type="float">
            <text:p>5730.4236328</text:p>
          </table:table-cell>
          <table:table-cell table:style-name="ce22" office:value-type="float" office:value="23533.6303084" calcext:value-type="float">
            <text:p>23533.6303084</text:p>
          </table:table-cell>
          <table:table-cell table:style-name="ce22" office:value-type="float" office:value="39629.2506288" calcext:value-type="float">
            <text:p>39629.2506288</text:p>
          </table:table-cell>
          <table:table-cell table:style-name="ce22" office:value-type="float" office:value="52242.8090452" calcext:value-type="float">
            <text:p>52242.8090452</text:p>
          </table:table-cell>
          <table:table-cell table:style-name="ce22" office:value-type="float" office:value="38242.6766568" calcext:value-type="float">
            <text:p>38242.6766568</text:p>
          </table:table-cell>
          <table:table-cell table:style-name="ce22"/>
          <table:table-cell table:style-name="ce22" office:value-type="string" calcext:value-type="string">
            <text:p>2022_12_14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GPR197</text:p>
          </table:table-cell>
          <table:table-cell table:style-name="ce22" office:value-type="string" calcext:value-type="string">
            <text:p>FYRVa</text:p>
          </table:table-cell>
          <table:table-cell table:style-name="ce22" office:value-type="float" office:value="6214.4990444" calcext:value-type="float">
            <text:p>6214.4990444</text:p>
          </table:table-cell>
          <table:table-cell table:style-name="ce22" office:value-type="float" office:value="4899.5542988" calcext:value-type="float">
            <text:p>4899.5542988</text:p>
          </table:table-cell>
          <table:table-cell table:style-name="ce22" office:value-type="float" office:value="4300.239622" calcext:value-type="float">
            <text:p>4300.239622</text:p>
          </table:table-cell>
          <table:table-cell table:style-name="ce22" office:value-type="float" office:value="3900.63076" calcext:value-type="float">
            <text:p>3900.63076</text:p>
          </table:table-cell>
          <table:table-cell table:style-name="ce22" office:value-type="float" office:value="3452.1288096" calcext:value-type="float">
            <text:p>3452.1288096</text:p>
          </table:table-cell>
          <table:table-cell table:style-name="ce22" office:value-type="float" office:value="1030.4833664" calcext:value-type="float">
            <text:p>1030.4833664</text:p>
          </table:table-cell>
          <table:table-cell table:style-name="ce22" office:value-type="float" office:value="4576.0131744" calcext:value-type="float">
            <text:p>4576.0131744</text:p>
          </table:table-cell>
          <table:table-cell table:style-name="ce22" office:value-type="float" office:value="6422.5527684" calcext:value-type="float">
            <text:p>6422.5527684</text:p>
          </table:table-cell>
          <table:table-cell table:style-name="ce22" office:value-type="float" office:value="35603.5349628" calcext:value-type="float">
            <text:p>35603.5349628</text:p>
          </table:table-cell>
          <table:table-cell table:style-name="ce22" office:value-type="float" office:value="58841.0879952" calcext:value-type="float">
            <text:p>58841.0879952</text:p>
          </table:table-cell>
          <table:table-cell table:style-name="ce22" office:value-type="float" office:value="77902.8090064" calcext:value-type="float">
            <text:p>77902.8090064</text:p>
          </table:table-cell>
          <table:table-cell table:style-name="ce22" office:value-type="float" office:value="64716.6718996" calcext:value-type="float">
            <text:p>64716.6718996</text:p>
          </table:table-cell>
          <table:table-cell table:style-name="ce22"/>
          <table:table-cell table:style-name="ce22" office:value-type="string" calcext:value-type="string">
            <text:p>2022_12_14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GPR197</text:p>
          </table:table-cell>
          <table:table-cell table:style-name="ce22" office:value-type="string" calcext:value-type="string">
            <text:p>FYRVa</text:p>
          </table:table-cell>
          <table:table-cell table:style-name="ce22" office:value-type="float" office:value="7483.4382288" calcext:value-type="float">
            <text:p>7483.4382288</text:p>
          </table:table-cell>
          <table:table-cell table:style-name="ce22" office:value-type="float" office:value="5221.5750376" calcext:value-type="float">
            <text:p>5221.5750376</text:p>
          </table:table-cell>
          <table:table-cell table:style-name="ce22" office:value-type="float" office:value="5242.5254368" calcext:value-type="float">
            <text:p>5242.5254368</text:p>
          </table:table-cell>
          <table:table-cell table:style-name="ce22" office:value-type="float" office:value="3793.5259328" calcext:value-type="float">
            <text:p>3793.5259328</text:p>
          </table:table-cell>
          <table:table-cell table:style-name="ce22" office:value-type="float" office:value="3843.2309024" calcext:value-type="float">
            <text:p>3843.2309024</text:p>
          </table:table-cell>
          <table:table-cell table:style-name="ce22" office:value-type="float" office:value="923.7216652" calcext:value-type="float">
            <text:p>923.7216652</text:p>
          </table:table-cell>
          <table:table-cell table:style-name="ce22" office:value-type="float" office:value="5907.1591708" calcext:value-type="float">
            <text:p>5907.1591708</text:p>
          </table:table-cell>
          <table:table-cell table:style-name="ce22" office:value-type="float" office:value="14497.142472" calcext:value-type="float">
            <text:p>14497.142472</text:p>
          </table:table-cell>
          <table:table-cell table:style-name="ce22" office:value-type="float" office:value="63370.7618604" calcext:value-type="float">
            <text:p>63370.7618604</text:p>
          </table:table-cell>
          <table:table-cell table:style-name="ce22" office:value-type="float" office:value="92508.7325576" calcext:value-type="float">
            <text:p>92508.7325576</text:p>
          </table:table-cell>
          <table:table-cell table:style-name="ce22" office:value-type="float" office:value="97849.250862" calcext:value-type="float">
            <text:p>97849.250862</text:p>
          </table:table-cell>
          <table:table-cell table:style-name="ce22" office:value-type="float" office:value="39437.7941224" calcext:value-type="float">
            <text:p>39437.7941224</text:p>
          </table:table-cell>
          <table:table-cell table:style-name="ce22"/>
          <table:table-cell table:style-name="ce22" office:value-type="string" calcext:value-type="string">
            <text:p>2022_12_14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PR197</text:p>
          </table:table-cell>
          <table:table-cell table:style-name="ce22" office:value-type="string" calcext:value-type="string">
            <text:p>FLRNa</text:p>
          </table:table-cell>
          <table:table-cell table:style-name="ce22" office:value-type="float" office:value="6762.9225898" calcext:value-type="float">
            <text:p>6762.9225898</text:p>
          </table:table-cell>
          <table:table-cell table:style-name="ce22"/>
          <table:table-cell table:style-name="ce22" office:value-type="float" office:value="5479.1355076" calcext:value-type="float">
            <text:p>5479.1355076</text:p>
          </table:table-cell>
          <table:table-cell table:style-name="ce22" office:value-type="float" office:value="4122.4682544" calcext:value-type="float">
            <text:p>4122.4682544</text:p>
          </table:table-cell>
          <table:table-cell table:style-name="ce22" office:value-type="float" office:value="4379.8076788" calcext:value-type="float">
            <text:p>4379.8076788</text:p>
          </table:table-cell>
          <table:table-cell table:style-name="ce22" office:value-type="float" office:value="5031.1509576" calcext:value-type="float">
            <text:p>5031.1509576</text:p>
          </table:table-cell>
          <table:table-cell table:style-name="ce22" office:value-type="float" office:value="22553.3280084" calcext:value-type="float">
            <text:p>22553.3280084</text:p>
          </table:table-cell>
          <table:table-cell table:style-name="ce22" office:value-type="float" office:value="32742.187414" calcext:value-type="float">
            <text:p>32742.187414</text:p>
          </table:table-cell>
          <table:table-cell table:style-name="ce22" office:value-type="float" office:value="34462.8466888" calcext:value-type="float">
            <text:p>34462.8466888</text:p>
          </table:table-cell>
          <table:table-cell table:style-name="ce22" office:value-type="float" office:value="34283.3638132" calcext:value-type="float">
            <text:p>34283.3638132</text:p>
          </table:table-cell>
          <table:table-cell table:style-name="ce22" office:value-type="float" office:value="27870.3837" calcext:value-type="float">
            <text:p>27870.3837</text:p>
          </table:table-cell>
          <table:table-cell table:style-name="ce22" office:value-type="float" office:value="67727.4984292" calcext:value-type="float">
            <text:p>67727.4984292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GPR197</text:p>
          </table:table-cell>
          <table:table-cell table:style-name="ce22" office:value-type="string" calcext:value-type="string">
            <text:p>FLRNa</text:p>
          </table:table-cell>
          <table:table-cell table:style-name="ce22" office:value-type="float" office:value="5955.3592004" calcext:value-type="float">
            <text:p>5955.3592004</text:p>
          </table:table-cell>
          <table:table-cell table:style-name="ce22"/>
          <table:table-cell table:style-name="ce22" office:value-type="float" office:value="4114.7576562" calcext:value-type="float">
            <text:p>4114.7576562</text:p>
          </table:table-cell>
          <table:table-cell table:style-name="ce22" office:value-type="float" office:value="3359.2674408" calcext:value-type="float">
            <text:p>3359.2674408</text:p>
          </table:table-cell>
          <table:table-cell table:style-name="ce22" office:value-type="float" office:value="4321.1596772" calcext:value-type="float">
            <text:p>4321.1596772</text:p>
          </table:table-cell>
          <table:table-cell table:style-name="ce22" office:value-type="float" office:value="3235.715926" calcext:value-type="float">
            <text:p>3235.715926</text:p>
          </table:table-cell>
          <table:table-cell table:style-name="ce22" office:value-type="float" office:value="9801.3055728" calcext:value-type="float">
            <text:p>9801.3055728</text:p>
          </table:table-cell>
          <table:table-cell table:style-name="ce22" office:value-type="float" office:value="24610.8226264" calcext:value-type="float">
            <text:p>24610.8226264</text:p>
          </table:table-cell>
          <table:table-cell table:style-name="ce22" office:value-type="float" office:value="26542.6978412" calcext:value-type="float">
            <text:p>26542.6978412</text:p>
          </table:table-cell>
          <table:table-cell table:style-name="ce22" office:value-type="float" office:value="26544.1600644" calcext:value-type="float">
            <text:p>26544.1600644</text:p>
          </table:table-cell>
          <table:table-cell table:style-name="ce22" office:value-type="float" office:value="23590.122982" calcext:value-type="float">
            <text:p>23590.122982</text:p>
          </table:table-cell>
          <table:table-cell table:style-name="ce22" office:value-type="float" office:value="50312.095654" calcext:value-type="float">
            <text:p>50312.095654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GPR197</text:p>
          </table:table-cell>
          <table:table-cell table:style-name="ce22" office:value-type="string" calcext:value-type="string">
            <text:p>FLRNa</text:p>
          </table:table-cell>
          <table:table-cell table:style-name="ce22" office:value-type="float" office:value="5472.317004" calcext:value-type="float">
            <text:p>5472.317004</text:p>
          </table:table-cell>
          <table:table-cell table:style-name="ce22"/>
          <table:table-cell table:style-name="ce22" office:value-type="float" office:value="4523.4539644" calcext:value-type="float">
            <text:p>4523.4539644</text:p>
          </table:table-cell>
          <table:table-cell table:style-name="ce22" office:value-type="float" office:value="4474.7583648" calcext:value-type="float">
            <text:p>4474.7583648</text:p>
          </table:table-cell>
          <table:table-cell table:style-name="ce22" office:value-type="float" office:value="4846.7743644" calcext:value-type="float">
            <text:p>4846.7743644</text:p>
          </table:table-cell>
          <table:table-cell table:style-name="ce22" office:value-type="float" office:value="3978.2668898" calcext:value-type="float">
            <text:p>3978.2668898</text:p>
          </table:table-cell>
          <table:table-cell table:style-name="ce22" office:value-type="float" office:value="12281.7022904" calcext:value-type="float">
            <text:p>12281.7022904</text:p>
          </table:table-cell>
          <table:table-cell table:style-name="ce22" office:value-type="float" office:value="21307.2297592" calcext:value-type="float">
            <text:p>21307.2297592</text:p>
          </table:table-cell>
          <table:table-cell table:style-name="ce22" office:value-type="float" office:value="24256.577128" calcext:value-type="float">
            <text:p>24256.577128</text:p>
          </table:table-cell>
          <table:table-cell table:style-name="ce22" office:value-type="float" office:value="25212.2807452" calcext:value-type="float">
            <text:p>25212.2807452</text:p>
          </table:table-cell>
          <table:table-cell table:style-name="ce22" office:value-type="float" office:value="24257.0994384" calcext:value-type="float">
            <text:p>24257.0994384</text:p>
          </table:table-cell>
          <table:table-cell table:style-name="ce22" office:value-type="float" office:value="43235.7196888" calcext:value-type="float">
            <text:p>43235.7196888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GPR197</text:p>
          </table:table-cell>
          <table:table-cell table:style-name="ce22" office:value-type="string" calcext:value-type="string">
            <text:p>FLRNa</text:p>
          </table:table-cell>
          <table:table-cell table:style-name="ce22" office:value-type="float" office:value="3410.3301412" calcext:value-type="float">
            <text:p>3410.3301412</text:p>
          </table:table-cell>
          <table:table-cell table:style-name="ce22" office:value-type="float" office:value="3914.483522" calcext:value-type="float">
            <text:p>3914.483522</text:p>
          </table:table-cell>
          <table:table-cell table:style-name="ce22" office:value-type="float" office:value="3328.4610592" calcext:value-type="float">
            <text:p>3328.4610592</text:p>
          </table:table-cell>
          <table:table-cell table:style-name="ce22" office:value-type="float" office:value="3564.9460592" calcext:value-type="float">
            <text:p>3564.9460592</text:p>
          </table:table-cell>
          <table:table-cell table:style-name="ce22" office:value-type="float" office:value="2231.7453312" calcext:value-type="float">
            <text:p>2231.7453312</text:p>
          </table:table-cell>
          <table:table-cell table:style-name="ce22" office:value-type="float" office:value="3706.6378076" calcext:value-type="float">
            <text:p>3706.6378076</text:p>
          </table:table-cell>
          <table:table-cell table:style-name="ce22" office:value-type="float" office:value="13085.190352" calcext:value-type="float">
            <text:p>13085.190352</text:p>
          </table:table-cell>
          <table:table-cell table:style-name="ce22" office:value-type="float" office:value="21618.7593504" calcext:value-type="float">
            <text:p>21618.7593504</text:p>
          </table:table-cell>
          <table:table-cell table:style-name="ce22" office:value-type="float" office:value="26326.920828" calcext:value-type="float">
            <text:p>26326.920828</text:p>
          </table:table-cell>
          <table:table-cell table:style-name="ce22" office:value-type="float" office:value="22393.3768184" calcext:value-type="float">
            <text:p>22393.3768184</text:p>
          </table:table-cell>
          <table:table-cell table:style-name="ce22" office:value-type="float" office:value="23116.7767196" calcext:value-type="float">
            <text:p>23116.7767196</text:p>
          </table:table-cell>
          <table:table-cell table:style-name="ce22" office:value-type="float" office:value="55481.5947336" calcext:value-type="float">
            <text:p>55481.5947336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GPR197</text:p>
          </table:table-cell>
          <table:table-cell table:style-name="ce22" office:value-type="string" calcext:value-type="string">
            <text:p>FLRNa</text:p>
          </table:table-cell>
          <table:table-cell table:style-name="ce22" office:value-type="float" office:value="4196.3449492" calcext:value-type="float">
            <text:p>4196.3449492</text:p>
          </table:table-cell>
          <table:table-cell table:style-name="ce22" office:value-type="float" office:value="2866.188648" calcext:value-type="float">
            <text:p>2866.188648</text:p>
          </table:table-cell>
          <table:table-cell table:style-name="ce22" office:value-type="float" office:value="4123.388952" calcext:value-type="float">
            <text:p>4123.388952</text:p>
          </table:table-cell>
          <table:table-cell table:style-name="ce22" office:value-type="float" office:value="3217.238634" calcext:value-type="float">
            <text:p>3217.238634</text:p>
          </table:table-cell>
          <table:table-cell table:style-name="ce22" office:value-type="float" office:value="2910.1188096" calcext:value-type="float">
            <text:p>2910.1188096</text:p>
          </table:table-cell>
          <table:table-cell table:style-name="ce22" office:value-type="float" office:value="3551.1415568" calcext:value-type="float">
            <text:p>3551.1415568</text:p>
          </table:table-cell>
          <table:table-cell table:style-name="ce22" office:value-type="float" office:value="13257.3151308" calcext:value-type="float">
            <text:p>13257.3151308</text:p>
          </table:table-cell>
          <table:table-cell table:style-name="ce22" office:value-type="float" office:value="25197.646616" calcext:value-type="float">
            <text:p>25197.646616</text:p>
          </table:table-cell>
          <table:table-cell table:style-name="ce22" office:value-type="float" office:value="25817.116322" calcext:value-type="float">
            <text:p>25817.116322</text:p>
          </table:table-cell>
          <table:table-cell table:style-name="ce22" office:value-type="float" office:value="27276.6804232" calcext:value-type="float">
            <text:p>27276.6804232</text:p>
          </table:table-cell>
          <table:table-cell table:style-name="ce22" office:value-type="float" office:value="21457.4731252" calcext:value-type="float">
            <text:p>21457.4731252</text:p>
          </table:table-cell>
          <table:table-cell table:style-name="ce22" office:value-type="float" office:value="58456.7153752" calcext:value-type="float">
            <text:p>58456.7153752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GPR197</text:p>
          </table:table-cell>
          <table:table-cell table:style-name="ce22" office:value-type="string" calcext:value-type="string">
            <text:p>FLRNa</text:p>
          </table:table-cell>
          <table:table-cell table:style-name="ce22" office:value-type="float" office:value="2835.9725432" calcext:value-type="float">
            <text:p>2835.9725432</text:p>
          </table:table-cell>
          <table:table-cell table:style-name="ce22" office:value-type="float" office:value="2964.763602" calcext:value-type="float">
            <text:p>2964.763602</text:p>
          </table:table-cell>
          <table:table-cell table:style-name="ce22" office:value-type="float" office:value="3077.8275512" calcext:value-type="float">
            <text:p>3077.8275512</text:p>
          </table:table-cell>
          <table:table-cell table:style-name="ce22" office:value-type="float" office:value="3255.8459368" calcext:value-type="float">
            <text:p>3255.8459368</text:p>
          </table:table-cell>
          <table:table-cell table:style-name="ce22" office:value-type="float" office:value="3103.613184" calcext:value-type="float">
            <text:p>3103.613184</text:p>
          </table:table-cell>
          <table:table-cell table:style-name="ce22" office:value-type="float" office:value="3338.2378656" calcext:value-type="float">
            <text:p>3338.2378656</text:p>
          </table:table-cell>
          <table:table-cell table:style-name="ce22" office:value-type="float" office:value="11762.6901748" calcext:value-type="float">
            <text:p>11762.6901748</text:p>
          </table:table-cell>
          <table:table-cell table:style-name="ce22" office:value-type="float" office:value="18286.8114076" calcext:value-type="float">
            <text:p>18286.8114076</text:p>
          </table:table-cell>
          <table:table-cell table:style-name="ce22" office:value-type="float" office:value="19338.5160208" calcext:value-type="float">
            <text:p>19338.5160208</text:p>
          </table:table-cell>
          <table:table-cell table:style-name="ce22" office:value-type="float" office:value="17168.8589744" calcext:value-type="float">
            <text:p>17168.8589744</text:p>
          </table:table-cell>
          <table:table-cell table:style-name="ce22" office:value-type="float" office:value="17439.9712308" calcext:value-type="float">
            <text:p>17439.9712308</text:p>
          </table:table-cell>
          <table:table-cell table:style-name="ce22" office:value-type="float" office:value="44227.1393016" calcext:value-type="float">
            <text:p>44227.1393016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GPR197</text:p>
          </table:table-cell>
          <table:table-cell table:style-name="ce22" office:value-type="string" calcext:value-type="string">
            <text:p>FLRNa</text:p>
          </table:table-cell>
          <table:table-cell table:style-name="ce22" office:value-type="float" office:value="8749.6041008" calcext:value-type="float">
            <text:p>8749.6041008</text:p>
          </table:table-cell>
          <table:table-cell table:style-name="ce22" office:value-type="float" office:value="6520.5645584" calcext:value-type="float">
            <text:p>6520.5645584</text:p>
          </table:table-cell>
          <table:table-cell table:style-name="ce22" office:value-type="float" office:value="6808.6360044" calcext:value-type="float">
            <text:p>6808.6360044</text:p>
          </table:table-cell>
          <table:table-cell table:style-name="ce22" office:value-type="float" office:value="5716.211122" calcext:value-type="float">
            <text:p>5716.211122</text:p>
          </table:table-cell>
          <table:table-cell table:style-name="ce22" office:value-type="float" office:value="7189.1790808" calcext:value-type="float">
            <text:p>7189.1790808</text:p>
          </table:table-cell>
          <table:table-cell table:style-name="ce22" office:value-type="float" office:value="2131.5626868" calcext:value-type="float">
            <text:p>2131.5626868</text:p>
          </table:table-cell>
          <table:table-cell table:style-name="ce22" office:value-type="float" office:value="46377.8746404" calcext:value-type="float">
            <text:p>46377.8746404</text:p>
          </table:table-cell>
          <table:table-cell table:style-name="ce22" office:value-type="float" office:value="87173.4741132" calcext:value-type="float">
            <text:p>87173.4741132</text:p>
          </table:table-cell>
          <table:table-cell table:style-name="ce22" office:value-type="float" office:value="97748.1142812" calcext:value-type="float">
            <text:p>97748.1142812</text:p>
          </table:table-cell>
          <table:table-cell table:style-name="ce22" office:value-type="float" office:value="111745.456194" calcext:value-type="float">
            <text:p>111745.456194</text:p>
          </table:table-cell>
          <table:table-cell table:style-name="ce22" office:value-type="float" office:value="118031.7520088" calcext:value-type="float">
            <text:p>118031.7520088</text:p>
          </table:table-cell>
          <table:table-cell table:style-name="ce22" office:value-type="float" office:value="43000.7914992" calcext:value-type="float">
            <text:p>43000.7914992</text:p>
          </table:table-cell>
          <table:table-cell table:style-name="ce22"/>
          <table:table-cell table:style-name="ce22" office:value-type="string" calcext:value-type="string">
            <text:p>2022_12_14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GPR197</text:p>
          </table:table-cell>
          <table:table-cell table:style-name="ce22" office:value-type="string" calcext:value-type="string">
            <text:p>FLRNa</text:p>
          </table:table-cell>
          <table:table-cell table:style-name="ce22" office:value-type="float" office:value="6725.538064" calcext:value-type="float">
            <text:p>6725.538064</text:p>
          </table:table-cell>
          <table:table-cell table:style-name="ce22" office:value-type="float" office:value="7003.0001756" calcext:value-type="float">
            <text:p>7003.0001756</text:p>
          </table:table-cell>
          <table:table-cell table:style-name="ce22" office:value-type="float" office:value="4728.4048212" calcext:value-type="float">
            <text:p>4728.4048212</text:p>
          </table:table-cell>
          <table:table-cell table:style-name="ce22" office:value-type="float" office:value="3580.1585188" calcext:value-type="float">
            <text:p>3580.1585188</text:p>
          </table:table-cell>
          <table:table-cell table:style-name="ce22" office:value-type="float" office:value="4983.2659696" calcext:value-type="float">
            <text:p>4983.2659696</text:p>
          </table:table-cell>
          <table:table-cell table:style-name="ce22" office:value-type="float" office:value="1527.9394408" calcext:value-type="float">
            <text:p>1527.9394408</text:p>
          </table:table-cell>
          <table:table-cell table:style-name="ce22" office:value-type="float" office:value="47649.3991064" calcext:value-type="float">
            <text:p>47649.3991064</text:p>
          </table:table-cell>
          <table:table-cell table:style-name="ce22" office:value-type="float" office:value="75937.5264016" calcext:value-type="float">
            <text:p>75937.5264016</text:p>
          </table:table-cell>
          <table:table-cell table:style-name="ce22" office:value-type="float" office:value="99955.0079656" calcext:value-type="float">
            <text:p>99955.0079656</text:p>
          </table:table-cell>
          <table:table-cell table:style-name="ce22" office:value-type="float" office:value="104026.823188" calcext:value-type="float">
            <text:p>104026.823188</text:p>
          </table:table-cell>
          <table:table-cell table:style-name="ce22" office:value-type="float" office:value="92769.2785816" calcext:value-type="float">
            <text:p>92769.2785816</text:p>
          </table:table-cell>
          <table:table-cell table:style-name="ce22" office:value-type="float" office:value="60007.0338016" calcext:value-type="float">
            <text:p>60007.0338016</text:p>
          </table:table-cell>
          <table:table-cell table:style-name="ce22"/>
          <table:table-cell table:style-name="ce22" office:value-type="string" calcext:value-type="string">
            <text:p>2022_12_14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GPR197</text:p>
          </table:table-cell>
          <table:table-cell table:style-name="ce22" office:value-type="string" calcext:value-type="string">
            <text:p>FLRNa</text:p>
          </table:table-cell>
          <table:table-cell table:style-name="ce22" office:value-type="float" office:value="7976.2561824" calcext:value-type="float">
            <text:p>7976.2561824</text:p>
          </table:table-cell>
          <table:table-cell table:style-name="ce22" office:value-type="float" office:value="8248.2357168" calcext:value-type="float">
            <text:p>8248.2357168</text:p>
          </table:table-cell>
          <table:table-cell table:style-name="ce22" office:value-type="float" office:value="6433.6589208" calcext:value-type="float">
            <text:p>6433.6589208</text:p>
          </table:table-cell>
          <table:table-cell table:style-name="ce22" office:value-type="float" office:value="5840.6891436" calcext:value-type="float">
            <text:p>5840.6891436</text:p>
          </table:table-cell>
          <table:table-cell table:style-name="ce22" office:value-type="float" office:value="4305.7851664" calcext:value-type="float">
            <text:p>4305.7851664</text:p>
          </table:table-cell>
          <table:table-cell table:style-name="ce22" office:value-type="float" office:value="1296.7339096" calcext:value-type="float">
            <text:p>1296.7339096</text:p>
          </table:table-cell>
          <table:table-cell table:style-name="ce22" office:value-type="float" office:value="48431.8361532" calcext:value-type="float">
            <text:p>48431.8361532</text:p>
          </table:table-cell>
          <table:table-cell table:style-name="ce22" office:value-type="float" office:value="106211.1590472" calcext:value-type="float">
            <text:p>106211.1590472</text:p>
          </table:table-cell>
          <table:table-cell table:style-name="ce22" office:value-type="float" office:value="108138.4882372" calcext:value-type="float">
            <text:p>108138.4882372</text:p>
          </table:table-cell>
          <table:table-cell table:style-name="ce22" office:value-type="float" office:value="113373.7991196" calcext:value-type="float">
            <text:p>113373.7991196</text:p>
          </table:table-cell>
          <table:table-cell table:style-name="ce22" office:value-type="float" office:value="6711.2070492" calcext:value-type="float">
            <text:p>6711.2070492</text:p>
          </table:table-cell>
          <table:table-cell table:style-name="ce22" office:value-type="float" office:value="69251.9736544" calcext:value-type="float">
            <text:p>69251.9736544</text:p>
          </table:table-cell>
          <table:table-cell table:style-name="ce22"/>
          <table:table-cell table:style-name="ce22" office:value-type="string" calcext:value-type="string">
            <text:p>2022_12_14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PR230</text:p>
          </table:table-cell>
          <table:table-cell table:style-name="ce22" office:value-type="string" calcext:value-type="string">
            <text:p>FLRNa</text:p>
          </table:table-cell>
          <table:table-cell table:style-name="ce22" office:value-type="float" office:value="11408.5063832" calcext:value-type="float">
            <text:p>11408.5063832</text:p>
          </table:table-cell>
          <table:table-cell table:style-name="ce22" office:value-type="float" office:value="11072.7341072" calcext:value-type="float">
            <text:p>11072.7341072</text:p>
          </table:table-cell>
          <table:table-cell table:style-name="ce22" office:value-type="float" office:value="10239.5453868" calcext:value-type="float">
            <text:p>10239.5453868</text:p>
          </table:table-cell>
          <table:table-cell table:style-name="ce22" office:value-type="float" office:value="9795.7628664" calcext:value-type="float">
            <text:p>9795.7628664</text:p>
          </table:table-cell>
          <table:table-cell table:style-name="ce22" office:value-type="float" office:value="11617.6438132" calcext:value-type="float">
            <text:p>11617.6438132</text:p>
          </table:table-cell>
          <table:table-cell table:style-name="ce22" office:value-type="float" office:value="25155.9297496" calcext:value-type="float">
            <text:p>25155.9297496</text:p>
          </table:table-cell>
          <table:table-cell table:style-name="ce22" office:value-type="float" office:value="52387.1307704" calcext:value-type="float">
            <text:p>52387.1307704</text:p>
          </table:table-cell>
          <table:table-cell table:style-name="ce22" office:value-type="float" office:value="62317.58513" calcext:value-type="float">
            <text:p>62317.58513</text:p>
          </table:table-cell>
          <table:table-cell table:style-name="ce22" office:value-type="float" office:value="64697.8085832" calcext:value-type="float">
            <text:p>64697.8085832</text:p>
          </table:table-cell>
          <table:table-cell table:style-name="ce22" office:value-type="float" office:value="67083.4574172" calcext:value-type="float">
            <text:p>67083.4574172</text:p>
          </table:table-cell>
          <table:table-cell table:style-name="ce22" office:value-type="float" office:value="76084.8809996" calcext:value-type="float">
            <text:p>76084.8809996</text:p>
          </table:table-cell>
          <table:table-cell table:style-name="ce22" office:value-type="float" office:value="82404.4554368" calcext:value-type="float">
            <text:p>82404.4554368</text:p>
          </table:table-cell>
          <table:table-cell table:style-name="ce22"/>
          <table:table-cell table:style-name="ce22" office:value-type="string" calcext:value-type="string">
            <text:p>2022_09_09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GPR230</text:p>
          </table:table-cell>
          <table:table-cell table:style-name="ce22" office:value-type="string" calcext:value-type="string">
            <text:p>FLRNa</text:p>
          </table:table-cell>
          <table:table-cell table:style-name="ce22" office:value-type="float" office:value="10415.307294" calcext:value-type="float">
            <text:p>10415.307294</text:p>
          </table:table-cell>
          <table:table-cell table:style-name="ce22" office:value-type="float" office:value="11821.5642608" calcext:value-type="float">
            <text:p>11821.5642608</text:p>
          </table:table-cell>
          <table:table-cell table:style-name="ce22" office:value-type="float" office:value="12783.1808212" calcext:value-type="float">
            <text:p>12783.1808212</text:p>
          </table:table-cell>
          <table:table-cell table:style-name="ce22" office:value-type="float" office:value="12747.230304" calcext:value-type="float">
            <text:p>12747.230304</text:p>
          </table:table-cell>
          <table:table-cell table:style-name="ce22" office:value-type="float" office:value="16452.3884504" calcext:value-type="float">
            <text:p>16452.3884504</text:p>
          </table:table-cell>
          <table:table-cell table:style-name="ce22" office:value-type="float" office:value="1333.6110656" calcext:value-type="float">
            <text:p>1333.6110656</text:p>
          </table:table-cell>
          <table:table-cell table:style-name="ce22" office:value-type="float" office:value="75413.5221268" calcext:value-type="float">
            <text:p>75413.5221268</text:p>
          </table:table-cell>
          <table:table-cell table:style-name="ce22" office:value-type="float" office:value="81058.194822" calcext:value-type="float">
            <text:p>81058.194822</text:p>
          </table:table-cell>
          <table:table-cell table:style-name="ce22" office:value-type="float" office:value="90209.0193464" calcext:value-type="float">
            <text:p>90209.0193464</text:p>
          </table:table-cell>
          <table:table-cell table:style-name="ce22" office:value-type="float" office:value="87366.7028156" calcext:value-type="float">
            <text:p>87366.7028156</text:p>
          </table:table-cell>
          <table:table-cell table:style-name="ce22" office:value-type="float" office:value="88674.3060828" calcext:value-type="float">
            <text:p>88674.3060828</text:p>
          </table:table-cell>
          <table:table-cell table:style-name="ce22" office:value-type="float" office:value="99608.5915964" calcext:value-type="float">
            <text:p>99608.5915964</text:p>
          </table:table-cell>
          <table:table-cell table:style-name="ce22"/>
          <table:table-cell table:style-name="ce22" office:value-type="string" calcext:value-type="string">
            <text:p>2022_09_09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GPR230</text:p>
          </table:table-cell>
          <table:table-cell table:style-name="ce22" office:value-type="string" calcext:value-type="string">
            <text:p>FLRNa</text:p>
          </table:table-cell>
          <table:table-cell table:style-name="ce22" office:value-type="float" office:value="7020.721788" calcext:value-type="float">
            <text:p>7020.721788</text:p>
          </table:table-cell>
          <table:table-cell table:style-name="ce22" office:value-type="float" office:value="6922.7103452" calcext:value-type="float">
            <text:p>6922.7103452</text:p>
          </table:table-cell>
          <table:table-cell table:style-name="ce22" office:value-type="float" office:value="9754.4858596" calcext:value-type="float">
            <text:p>9754.4858596</text:p>
          </table:table-cell>
          <table:table-cell table:style-name="ce22" office:value-type="float" office:value="8138.1486584" calcext:value-type="float">
            <text:p>8138.1486584</text:p>
          </table:table-cell>
          <table:table-cell table:style-name="ce22" office:value-type="float" office:value="10207.8917812" calcext:value-type="float">
            <text:p>10207.8917812</text:p>
          </table:table-cell>
          <table:table-cell table:style-name="ce22" office:value-type="float" office:value="19818.2298132" calcext:value-type="float">
            <text:p>19818.2298132</text:p>
          </table:table-cell>
          <table:table-cell table:style-name="ce22" office:value-type="float" office:value="33669.1779468" calcext:value-type="float">
            <text:p>33669.1779468</text:p>
          </table:table-cell>
          <table:table-cell table:style-name="ce22" office:value-type="float" office:value="37174.8061916" calcext:value-type="float">
            <text:p>37174.8061916</text:p>
          </table:table-cell>
          <table:table-cell table:style-name="ce22" office:value-type="float" office:value="40374.2140112" calcext:value-type="float">
            <text:p>40374.2140112</text:p>
          </table:table-cell>
          <table:table-cell table:style-name="ce22" office:value-type="float" office:value="39289.2942532" calcext:value-type="float">
            <text:p>39289.2942532</text:p>
          </table:table-cell>
          <table:table-cell table:style-name="ce22" office:value-type="float" office:value="37644.1281908" calcext:value-type="float">
            <text:p>37644.1281908</text:p>
          </table:table-cell>
          <table:table-cell table:style-name="ce22" office:value-type="float" office:value="50565.6518836" calcext:value-type="float">
            <text:p>50565.6518836</text:p>
          </table:table-cell>
          <table:table-cell table:style-name="ce22"/>
          <table:table-cell table:style-name="ce22" office:value-type="string" calcext:value-type="string">
            <text:p>2022_09_09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GPR230</text:p>
          </table:table-cell>
          <table:table-cell table:style-name="ce22" office:value-type="string" calcext:value-type="string">
            <text:p>FLRNa</text:p>
          </table:table-cell>
          <table:table-cell table:style-name="ce22" office:value-type="float" office:value="3352.4480384" calcext:value-type="float">
            <text:p>3352.4480384</text:p>
          </table:table-cell>
          <table:table-cell table:style-name="ce22" office:value-type="float" office:value="3449.3954964" calcext:value-type="float">
            <text:p>3449.3954964</text:p>
          </table:table-cell>
          <table:table-cell table:style-name="ce22" office:value-type="float" office:value="3483.7799276" calcext:value-type="float">
            <text:p>3483.7799276</text:p>
          </table:table-cell>
          <table:table-cell table:style-name="ce22" office:value-type="float" office:value="4786.4368516" calcext:value-type="float">
            <text:p>4786.4368516</text:p>
          </table:table-cell>
          <table:table-cell table:style-name="ce22" office:value-type="float" office:value="5490.7003904" calcext:value-type="float">
            <text:p>5490.7003904</text:p>
          </table:table-cell>
          <table:table-cell table:style-name="ce22" office:value-type="float" office:value="12751.984568" calcext:value-type="float">
            <text:p>12751.984568</text:p>
          </table:table-cell>
          <table:table-cell table:style-name="ce22" office:value-type="float" office:value="40952.0574716" calcext:value-type="float">
            <text:p>40952.0574716</text:p>
          </table:table-cell>
          <table:table-cell table:style-name="ce22" office:value-type="float" office:value="56187.4568644" calcext:value-type="float">
            <text:p>56187.4568644</text:p>
          </table:table-cell>
          <table:table-cell table:style-name="ce22" office:value-type="float" office:value="60522.0860008" calcext:value-type="float">
            <text:p>60522.0860008</text:p>
          </table:table-cell>
          <table:table-cell table:style-name="ce22" office:value-type="float" office:value="58883.5062272" calcext:value-type="float">
            <text:p>58883.5062272</text:p>
          </table:table-cell>
          <table:table-cell table:style-name="ce22" office:value-type="float" office:value="57156.3203024" calcext:value-type="float">
            <text:p>57156.3203024</text:p>
          </table:table-cell>
          <table:table-cell table:style-name="ce22" office:value-type="float" office:value="89509.50133" calcext:value-type="float">
            <text:p>89509.50133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GPR230</text:p>
          </table:table-cell>
          <table:table-cell table:style-name="ce22" office:value-type="string" calcext:value-type="string">
            <text:p>FLRNa</text:p>
          </table:table-cell>
          <table:table-cell table:style-name="ce22" office:value-type="float" office:value="4349.2914332" calcext:value-type="float">
            <text:p>4349.2914332</text:p>
          </table:table-cell>
          <table:table-cell table:style-name="ce22" office:value-type="float" office:value="4009.5524708" calcext:value-type="float">
            <text:p>4009.5524708</text:p>
          </table:table-cell>
          <table:table-cell table:style-name="ce22" office:value-type="float" office:value="4374.6009556" calcext:value-type="float">
            <text:p>4374.6009556</text:p>
          </table:table-cell>
          <table:table-cell table:style-name="ce22" office:value-type="float" office:value="5716.8348052" calcext:value-type="float">
            <text:p>5716.8348052</text:p>
          </table:table-cell>
          <table:table-cell table:style-name="ce22" office:value-type="float" office:value="5507.900672" calcext:value-type="float">
            <text:p>5507.900672</text:p>
          </table:table-cell>
          <table:table-cell table:style-name="ce22" office:value-type="float" office:value="12630.3945812" calcext:value-type="float">
            <text:p>12630.3945812</text:p>
          </table:table-cell>
          <table:table-cell table:style-name="ce22" office:value-type="float" office:value="37787.866934" calcext:value-type="float">
            <text:p>37787.866934</text:p>
          </table:table-cell>
          <table:table-cell table:style-name="ce22" office:value-type="float" office:value="46613.7668684" calcext:value-type="float">
            <text:p>46613.7668684</text:p>
          </table:table-cell>
          <table:table-cell table:style-name="ce22" office:value-type="float" office:value="54196.1724412" calcext:value-type="float">
            <text:p>54196.1724412</text:p>
          </table:table-cell>
          <table:table-cell table:style-name="ce22" office:value-type="float" office:value="52108.5308716" calcext:value-type="float">
            <text:p>52108.5308716</text:p>
          </table:table-cell>
          <table:table-cell table:style-name="ce22" office:value-type="float" office:value="52163.1135108" calcext:value-type="float">
            <text:p>52163.1135108</text:p>
          </table:table-cell>
          <table:table-cell table:style-name="ce22" office:value-type="float" office:value="84831.805836" calcext:value-type="float">
            <text:p>84831.805836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GPR230</text:p>
          </table:table-cell>
          <table:table-cell table:style-name="ce22" office:value-type="string" calcext:value-type="string">
            <text:p>FLRNa</text:p>
          </table:table-cell>
          <table:table-cell table:style-name="ce22" office:value-type="float" office:value="3678.6599164" calcext:value-type="float">
            <text:p>3678.6599164</text:p>
          </table:table-cell>
          <table:table-cell table:style-name="ce22" office:value-type="float" office:value="5347.6124132" calcext:value-type="float">
            <text:p>5347.6124132</text:p>
          </table:table-cell>
          <table:table-cell table:style-name="ce22" office:value-type="float" office:value="6309.7832064" calcext:value-type="float">
            <text:p>6309.7832064</text:p>
          </table:table-cell>
          <table:table-cell table:style-name="ce22" office:value-type="float" office:value="5407.2545224" calcext:value-type="float">
            <text:p>5407.2545224</text:p>
          </table:table-cell>
          <table:table-cell table:style-name="ce22" office:value-type="float" office:value="5549.728896" calcext:value-type="float">
            <text:p>5549.728896</text:p>
          </table:table-cell>
          <table:table-cell table:style-name="ce22" office:value-type="float" office:value="14084.9796452" calcext:value-type="float">
            <text:p>14084.9796452</text:p>
          </table:table-cell>
          <table:table-cell table:style-name="ce22" office:value-type="float" office:value="41816.923446" calcext:value-type="float">
            <text:p>41816.923446</text:p>
          </table:table-cell>
          <table:table-cell table:style-name="ce22" office:value-type="float" office:value="53634.465298" calcext:value-type="float">
            <text:p>53634.465298</text:p>
          </table:table-cell>
          <table:table-cell table:style-name="ce22" office:value-type="float" office:value="68563.4369" calcext:value-type="float">
            <text:p>68563.4369</text:p>
          </table:table-cell>
          <table:table-cell table:style-name="ce22" office:value-type="float" office:value="60110.5688488" calcext:value-type="float">
            <text:p>60110.5688488</text:p>
          </table:table-cell>
          <table:table-cell table:style-name="ce22" office:value-type="float" office:value="53587.2771584" calcext:value-type="float">
            <text:p>53587.2771584</text:p>
          </table:table-cell>
          <table:table-cell table:style-name="ce22" office:value-type="float" office:value="80986.9887384" calcext:value-type="float">
            <text:p>80986.9887384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9" office:value-type="string" calcext:value-type="string">
            <text:p>GPR230</text:p>
          </table:table-cell>
          <table:table-cell table:style-name="ce9" office:value-type="string" calcext:value-type="string">
            <text:p>FLRNa</text:p>
          </table:table-cell>
          <table:table-cell table:style-name="ce9" office:value-type="float" office:value="3049.1947488" calcext:value-type="float">
            <text:p>3049.1947488</text:p>
          </table:table-cell>
          <table:table-cell table:style-name="ce9" office:value-type="float" office:value="3636.3945112" calcext:value-type="float">
            <text:p>3636.3945112</text:p>
          </table:table-cell>
          <table:table-cell table:style-name="ce9" office:value-type="float" office:value="2948.08008" calcext:value-type="float">
            <text:p>2948.08008</text:p>
          </table:table-cell>
          <table:table-cell table:style-name="ce9" office:value-type="float" office:value="5615.983774" calcext:value-type="float">
            <text:p>5615.983774</text:p>
          </table:table-cell>
          <table:table-cell table:style-name="ce9" office:value-type="float" office:value="10821.382758" calcext:value-type="float">
            <text:p>10821.382758</text:p>
          </table:table-cell>
          <table:table-cell table:style-name="ce9" office:value-type="float" office:value="12258.1270656" calcext:value-type="float">
            <text:p>12258.1270656</text:p>
          </table:table-cell>
          <table:table-cell table:style-name="ce9" office:value-type="float" office:value="30935.6149788" calcext:value-type="float">
            <text:p>30935.6149788</text:p>
          </table:table-cell>
          <table:table-cell table:style-name="ce9" office:value-type="float" office:value="45698.692276" calcext:value-type="float">
            <text:p>45698.692276</text:p>
          </table:table-cell>
          <table:table-cell table:style-name="ce9" office:value-type="float" office:value="50654.2150288" calcext:value-type="float">
            <text:p>50654.2150288</text:p>
          </table:table-cell>
          <table:table-cell table:style-name="ce9" office:value-type="float" office:value="53350.745416" calcext:value-type="float">
            <text:p>53350.745416</text:p>
          </table:table-cell>
          <table:table-cell table:style-name="ce9" office:value-type="float" office:value="46131.9520612" calcext:value-type="float">
            <text:p>46131.9520612</text:p>
          </table:table-cell>
          <table:table-cell table:style-name="ce9" office:value-type="float" office:value="71222.270518" calcext:value-type="float">
            <text:p>71222.270518</text:p>
          </table:table-cell>
          <table:table-cell table:style-name="ce9"/>
          <table:table-cell table:style-name="ce9" office:value-type="string" calcext:value-type="string">
            <text:p>2023_02_03</text:p>
          </table:table-cell>
          <table:table-cell table:style-name="ce9"/>
          <table:table-cell table:style-name="ce22" table:number-columns-repeated="43"/>
          <table:table-cell table:number-columns-repeated="963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9" office:value-type="string" calcext:value-type="string">
            <text:p>GPR230</text:p>
          </table:table-cell>
          <table:table-cell table:style-name="ce9" office:value-type="string" calcext:value-type="string">
            <text:p>FLRNa</text:p>
          </table:table-cell>
          <table:table-cell table:style-name="ce9" office:value-type="float" office:value="2779.9189228" calcext:value-type="float">
            <text:p>2779.9189228</text:p>
          </table:table-cell>
          <table:table-cell table:style-name="ce9" office:value-type="float" office:value="3275.77734" calcext:value-type="float">
            <text:p>3275.77734</text:p>
          </table:table-cell>
          <table:table-cell table:style-name="ce9" office:value-type="float" office:value="4105.7359196" calcext:value-type="float">
            <text:p>4105.7359196</text:p>
          </table:table-cell>
          <table:table-cell table:style-name="ce9" office:value-type="float" office:value="8804.239198" calcext:value-type="float">
            <text:p>8804.239198</text:p>
          </table:table-cell>
          <table:table-cell table:style-name="ce9" office:value-type="float" office:value="13068.32805" calcext:value-type="float">
            <text:p>13068.32805</text:p>
          </table:table-cell>
          <table:table-cell table:style-name="ce9" office:value-type="float" office:value="19262.3968344" calcext:value-type="float">
            <text:p>19262.3968344</text:p>
          </table:table-cell>
          <table:table-cell table:style-name="ce9" office:value-type="float" office:value="36119.6241344" calcext:value-type="float">
            <text:p>36119.6241344</text:p>
          </table:table-cell>
          <table:table-cell table:style-name="ce9" office:value-type="float" office:value="59004.63254" calcext:value-type="float">
            <text:p>59004.63254</text:p>
          </table:table-cell>
          <table:table-cell table:style-name="ce9" office:value-type="float" office:value="67742.7505552" calcext:value-type="float">
            <text:p>67742.7505552</text:p>
          </table:table-cell>
          <table:table-cell table:style-name="ce9" office:value-type="float" office:value="52115.5365772" calcext:value-type="float">
            <text:p>52115.5365772</text:p>
          </table:table-cell>
          <table:table-cell table:style-name="ce9" office:value-type="float" office:value="65177.5310924" calcext:value-type="float">
            <text:p>65177.5310924</text:p>
          </table:table-cell>
          <table:table-cell table:style-name="ce9" office:value-type="float" office:value="81966.8267788" calcext:value-type="float">
            <text:p>81966.8267788</text:p>
          </table:table-cell>
          <table:table-cell table:style-name="ce9"/>
          <table:table-cell table:style-name="ce9" office:value-type="string" calcext:value-type="string">
            <text:p>2023_02_03</text:p>
          </table:table-cell>
          <table:table-cell table:style-name="ce9"/>
          <table:table-cell table:style-name="ce22" table:number-columns-repeated="43"/>
          <table:table-cell table:number-columns-repeated="963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9" office:value-type="string" calcext:value-type="string">
            <text:p>GPR230</text:p>
          </table:table-cell>
          <table:table-cell table:style-name="ce9" office:value-type="string" calcext:value-type="string">
            <text:p>FLRNa</text:p>
          </table:table-cell>
          <table:table-cell table:style-name="ce9" office:value-type="float" office:value="2708.1103188" calcext:value-type="float">
            <text:p>2708.1103188</text:p>
          </table:table-cell>
          <table:table-cell table:style-name="ce9" office:value-type="float" office:value="3601.9823048" calcext:value-type="float">
            <text:p>3601.9823048</text:p>
          </table:table-cell>
          <table:table-cell table:style-name="ce9" office:value-type="float" office:value="3491.6017024" calcext:value-type="float">
            <text:p>3491.6017024</text:p>
          </table:table-cell>
          <table:table-cell table:style-name="ce9" office:value-type="float" office:value="8263.2826664" calcext:value-type="float">
            <text:p>8263.2826664</text:p>
          </table:table-cell>
          <table:table-cell table:style-name="ce9" office:value-type="float" office:value="14917.988662" calcext:value-type="float">
            <text:p>14917.988662</text:p>
          </table:table-cell>
          <table:table-cell table:style-name="ce9" office:value-type="float" office:value="19207.1335844" calcext:value-type="float">
            <text:p>19207.1335844</text:p>
          </table:table-cell>
          <table:table-cell table:style-name="ce9" office:value-type="float" office:value="35822.4821296" calcext:value-type="float">
            <text:p>35822.4821296</text:p>
          </table:table-cell>
          <table:table-cell table:style-name="ce9" office:value-type="float" office:value="55060.4125116" calcext:value-type="float">
            <text:p>55060.4125116</text:p>
          </table:table-cell>
          <table:table-cell table:style-name="ce9" office:value-type="float" office:value="55833.6127704" calcext:value-type="float">
            <text:p>55833.6127704</text:p>
          </table:table-cell>
          <table:table-cell table:style-name="ce9" office:value-type="float" office:value="70090.2903764" calcext:value-type="float">
            <text:p>70090.2903764</text:p>
          </table:table-cell>
          <table:table-cell table:style-name="ce9" office:value-type="float" office:value="57722.4689916" calcext:value-type="float">
            <text:p>57722.4689916</text:p>
          </table:table-cell>
          <table:table-cell table:style-name="ce9" office:value-type="float" office:value="82995.5345016" calcext:value-type="float">
            <text:p>82995.5345016</text:p>
          </table:table-cell>
          <table:table-cell table:style-name="ce9"/>
          <table:table-cell table:style-name="ce9" office:value-type="string" calcext:value-type="string">
            <text:p>2023_02_03</text:p>
          </table:table-cell>
          <table:table-cell table:style-name="ce9"/>
          <table:table-cell table:style-name="ce22" table:number-columns-repeated="43"/>
          <table:table-cell table:number-columns-repeated="963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PR36</text:p>
          </table:table-cell>
          <table:table-cell table:style-name="ce22" office:value-type="string" calcext:value-type="string">
            <text:p>PFHa</text:p>
          </table:table-cell>
          <table:table-cell table:style-name="ce22" office:value-type="float" office:value="1645.3781128" calcext:value-type="float">
            <text:p>1645.3781128</text:p>
          </table:table-cell>
          <table:table-cell table:style-name="ce22" office:value-type="float" office:value="1902.853335" calcext:value-type="float">
            <text:p>1902.853335</text:p>
          </table:table-cell>
          <table:table-cell table:style-name="ce22" office:value-type="float" office:value="2863.754005" calcext:value-type="float">
            <text:p>2863.754005</text:p>
          </table:table-cell>
          <table:table-cell table:style-name="ce22" office:value-type="float" office:value="3957.7789286" calcext:value-type="float">
            <text:p>3957.7789286</text:p>
          </table:table-cell>
          <table:table-cell table:style-name="ce22" office:value-type="float" office:value="5511.8837818" calcext:value-type="float">
            <text:p>5511.8837818</text:p>
          </table:table-cell>
          <table:table-cell table:style-name="ce22" office:value-type="float" office:value="25713.889746" calcext:value-type="float">
            <text:p>25713.889746</text:p>
          </table:table-cell>
          <table:table-cell table:style-name="ce22" office:value-type="float" office:value="71351.292846" calcext:value-type="float">
            <text:p>71351.292846</text:p>
          </table:table-cell>
          <table:table-cell table:style-name="ce22" office:value-type="float" office:value="124168.4403694" calcext:value-type="float">
            <text:p>124168.4403694</text:p>
          </table:table-cell>
          <table:table-cell table:style-name="ce22" office:value-type="float" office:value="138653.632354" calcext:value-type="float">
            <text:p>138653.632354</text:p>
          </table:table-cell>
          <table:table-cell table:style-name="ce22" office:value-type="float" office:value="156056.4216276" calcext:value-type="float">
            <text:p>156056.4216276</text:p>
          </table:table-cell>
          <table:table-cell table:style-name="ce22" office:value-type="float" office:value="139351.8890836" calcext:value-type="float">
            <text:p>139351.8890836</text:p>
          </table:table-cell>
          <table:table-cell table:style-name="ce22" office:value-type="float" office:value="147556.2335326" calcext:value-type="float">
            <text:p>147556.2335326</text:p>
          </table:table-cell>
          <table:table-cell/>
          <table:table-cell office:value-type="string" calcext:value-type="string">
            <text:p>2022_06_28</text:p>
          </table:table-cell>
          <table:table-cell table:number-columns-repeated="1007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GPR36</text:p>
          </table:table-cell>
          <table:table-cell table:style-name="ce22" office:value-type="string" calcext:value-type="string">
            <text:p>PFHa</text:p>
          </table:table-cell>
          <table:table-cell table:style-name="ce22" office:value-type="float" office:value="1604.8911848" calcext:value-type="float">
            <text:p>1604.8911848</text:p>
          </table:table-cell>
          <table:table-cell table:style-name="ce22" office:value-type="float" office:value="2610.5757912" calcext:value-type="float">
            <text:p>2610.5757912</text:p>
          </table:table-cell>
          <table:table-cell table:style-name="ce22" office:value-type="float" office:value="2823.8426886" calcext:value-type="float">
            <text:p>2823.8426886</text:p>
          </table:table-cell>
          <table:table-cell table:style-name="ce22" office:value-type="float" office:value="2969.7397568" calcext:value-type="float">
            <text:p>2969.7397568</text:p>
          </table:table-cell>
          <table:table-cell table:style-name="ce22" office:value-type="float" office:value="5662.290181" calcext:value-type="float">
            <text:p>5662.290181</text:p>
          </table:table-cell>
          <table:table-cell table:style-name="ce22" office:value-type="float" office:value="34295.5944974" calcext:value-type="float">
            <text:p>34295.5944974</text:p>
          </table:table-cell>
          <table:table-cell table:style-name="ce22" office:value-type="float" office:value="94209.888561" calcext:value-type="float">
            <text:p>94209.888561</text:p>
          </table:table-cell>
          <table:table-cell table:style-name="ce22" office:value-type="float" office:value="93331.581655" calcext:value-type="float">
            <text:p>93331.581655</text:p>
          </table:table-cell>
          <table:table-cell table:style-name="ce22" office:value-type="float" office:value="180336.2302402" calcext:value-type="float">
            <text:p>180336.2302402</text:p>
          </table:table-cell>
          <table:table-cell table:style-name="ce22" office:value-type="float" office:value="165182.502709" calcext:value-type="float">
            <text:p>165182.502709</text:p>
          </table:table-cell>
          <table:table-cell table:style-name="ce22" office:value-type="float" office:value="147135.1860774" calcext:value-type="float">
            <text:p>147135.1860774</text:p>
          </table:table-cell>
          <table:table-cell table:style-name="ce22" office:value-type="float" office:value="165097.960624" calcext:value-type="float">
            <text:p>165097.960624</text:p>
          </table:table-cell>
          <table:table-cell/>
          <table:table-cell office:value-type="string" calcext:value-type="string">
            <text:p>2022_06_28</text:p>
          </table:table-cell>
          <table:table-cell table:number-columns-repeated="1007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GPR36</text:p>
          </table:table-cell>
          <table:table-cell table:style-name="ce22" office:value-type="string" calcext:value-type="string">
            <text:p>PFHa</text:p>
          </table:table-cell>
          <table:table-cell table:style-name="ce22" office:value-type="float" office:value="2099.9287552" calcext:value-type="float">
            <text:p>2099.9287552</text:p>
          </table:table-cell>
          <table:table-cell table:style-name="ce22" office:value-type="float" office:value="2480.107108" calcext:value-type="float">
            <text:p>2480.107108</text:p>
          </table:table-cell>
          <table:table-cell table:style-name="ce22" office:value-type="float" office:value="3411.0695098" calcext:value-type="float">
            <text:p>3411.0695098</text:p>
          </table:table-cell>
          <table:table-cell table:style-name="ce22" office:value-type="float" office:value="3344.8766194" calcext:value-type="float">
            <text:p>3344.8766194</text:p>
          </table:table-cell>
          <table:table-cell table:style-name="ce22" office:value-type="float" office:value="8403.9656698" calcext:value-type="float">
            <text:p>8403.9656698</text:p>
          </table:table-cell>
          <table:table-cell table:style-name="ce22" office:value-type="float" office:value="36646.3357134" calcext:value-type="float">
            <text:p>36646.3357134</text:p>
          </table:table-cell>
          <table:table-cell table:style-name="ce22" office:value-type="float" office:value="104087.685883" calcext:value-type="float">
            <text:p>104087.685883</text:p>
          </table:table-cell>
          <table:table-cell table:style-name="ce22" office:value-type="float" office:value="128757.7118354" calcext:value-type="float">
            <text:p>128757.7118354</text:p>
          </table:table-cell>
          <table:table-cell table:style-name="ce22" office:value-type="float" office:value="156348.595336" calcext:value-type="float">
            <text:p>156348.595336</text:p>
          </table:table-cell>
          <table:table-cell table:style-name="ce22" office:value-type="float" office:value="199960.0954162" calcext:value-type="float">
            <text:p>199960.0954162</text:p>
          </table:table-cell>
          <table:table-cell table:style-name="ce22" office:value-type="float" office:value="152242.0932338" calcext:value-type="float">
            <text:p>152242.0932338</text:p>
          </table:table-cell>
          <table:table-cell table:style-name="ce22" office:value-type="float" office:value="159597.1280012" calcext:value-type="float">
            <text:p>159597.1280012</text:p>
          </table:table-cell>
          <table:table-cell/>
          <table:table-cell office:value-type="string" calcext:value-type="string">
            <text:p>2022_06_28</text:p>
          </table:table-cell>
          <table:table-cell table:number-columns-repeated="1007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GPR36</text:p>
          </table:table-cell>
          <table:table-cell table:style-name="ce22" office:value-type="string" calcext:value-type="string">
            <text:p>PFHa</text:p>
          </table:table-cell>
          <table:table-cell table:style-name="ce22" office:value-type="float" office:value="1112.2010624" calcext:value-type="float">
            <text:p>1112.2010624</text:p>
          </table:table-cell>
          <table:table-cell table:style-name="ce22" office:value-type="float" office:value="2971.993189" calcext:value-type="float">
            <text:p>2971.993189</text:p>
          </table:table-cell>
          <table:table-cell table:style-name="ce22" office:value-type="float" office:value="2883.1721175" calcext:value-type="float">
            <text:p>2883.1721175</text:p>
          </table:table-cell>
          <table:table-cell table:style-name="ce22" office:value-type="float" office:value="3203.1127419" calcext:value-type="float">
            <text:p>3203.1127419</text:p>
          </table:table-cell>
          <table:table-cell table:style-name="ce22" office:value-type="float" office:value="5952.374871" calcext:value-type="float">
            <text:p>5952.374871</text:p>
          </table:table-cell>
          <table:table-cell table:style-name="ce22" office:value-type="float" office:value="15731.1979502" calcext:value-type="float">
            <text:p>15731.1979502</text:p>
          </table:table-cell>
          <table:table-cell table:style-name="ce22" office:value-type="float" office:value="26229.3115034" calcext:value-type="float">
            <text:p>26229.3115034</text:p>
          </table:table-cell>
          <table:table-cell table:style-name="ce22" office:value-type="float" office:value="31882.1085884" calcext:value-type="float">
            <text:p>31882.1085884</text:p>
          </table:table-cell>
          <table:table-cell table:style-name="ce22" office:value-type="float" office:value="28652.8495005" calcext:value-type="float">
            <text:p>28652.8495005</text:p>
          </table:table-cell>
          <table:table-cell table:style-name="ce22" office:value-type="float" office:value="38189.1348384" calcext:value-type="float">
            <text:p>38189.1348384</text:p>
          </table:table-cell>
          <table:table-cell table:style-name="ce22" office:value-type="float" office:value="31230.3730351" calcext:value-type="float">
            <text:p>31230.3730351</text:p>
          </table:table-cell>
          <table:table-cell table:style-name="ce22" office:value-type="float" office:value="54636.5987459" calcext:value-type="float">
            <text:p>54636.5987459</text:p>
          </table:table-cell>
          <table:table-cell/>
          <table:table-cell office:value-type="string" calcext:value-type="string">
            <text:p>2022_07_15</text:p>
          </table:table-cell>
          <table:table-cell table:number-columns-repeated="1007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GPR36</text:p>
          </table:table-cell>
          <table:table-cell table:style-name="ce22" office:value-type="string" calcext:value-type="string">
            <text:p>PFHa</text:p>
          </table:table-cell>
          <table:table-cell table:style-name="ce22" office:value-type="float" office:value="1111.775644" calcext:value-type="float">
            <text:p>1111.775644</text:p>
          </table:table-cell>
          <table:table-cell table:style-name="ce22" office:value-type="float" office:value="2478.1312595" calcext:value-type="float">
            <text:p>2478.1312595</text:p>
          </table:table-cell>
          <table:table-cell table:style-name="ce22" office:value-type="float" office:value="2987.8798293" calcext:value-type="float">
            <text:p>2987.8798293</text:p>
          </table:table-cell>
          <table:table-cell table:style-name="ce22" office:value-type="float" office:value="2753.7390884" calcext:value-type="float">
            <text:p>2753.7390884</text:p>
          </table:table-cell>
          <table:table-cell table:style-name="ce22" office:value-type="float" office:value="6376.2962714" calcext:value-type="float">
            <text:p>6376.2962714</text:p>
          </table:table-cell>
          <table:table-cell table:style-name="ce22" office:value-type="float" office:value="17129.2965036" calcext:value-type="float">
            <text:p>17129.2965036</text:p>
          </table:table-cell>
          <table:table-cell table:style-name="ce22" office:value-type="float" office:value="28076.8433969" calcext:value-type="float">
            <text:p>28076.8433969</text:p>
          </table:table-cell>
          <table:table-cell table:style-name="ce22" office:value-type="float" office:value="29058.3271253" calcext:value-type="float">
            <text:p>29058.3271253</text:p>
          </table:table-cell>
          <table:table-cell table:style-name="ce22" office:value-type="float" office:value="38697.9028799" calcext:value-type="float">
            <text:p>38697.9028799</text:p>
          </table:table-cell>
          <table:table-cell table:style-name="ce22" office:value-type="float" office:value="33686.0692029" calcext:value-type="float">
            <text:p>33686.0692029</text:p>
          </table:table-cell>
          <table:table-cell table:style-name="ce22" office:value-type="float" office:value="33593.0564794" calcext:value-type="float">
            <text:p>33593.0564794</text:p>
          </table:table-cell>
          <table:table-cell table:style-name="ce22" office:value-type="float" office:value="87727.8332722" calcext:value-type="float">
            <text:p>87727.8332722</text:p>
          </table:table-cell>
          <table:table-cell/>
          <table:table-cell office:value-type="string" calcext:value-type="string">
            <text:p>2022_07_15</text:p>
          </table:table-cell>
          <table:table-cell table:number-columns-repeated="1007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GPR36</text:p>
          </table:table-cell>
          <table:table-cell table:style-name="ce22" office:value-type="string" calcext:value-type="string">
            <text:p>PFHa</text:p>
          </table:table-cell>
          <table:table-cell table:style-name="ce22" office:value-type="float" office:value="1113.102576" calcext:value-type="float">
            <text:p>1113.102576</text:p>
          </table:table-cell>
          <table:table-cell table:style-name="ce22" office:value-type="float" office:value="1881.4060987" calcext:value-type="float">
            <text:p>1881.4060987</text:p>
          </table:table-cell>
          <table:table-cell table:style-name="ce22" office:value-type="float" office:value="2954.1065656" calcext:value-type="float">
            <text:p>2954.1065656</text:p>
          </table:table-cell>
          <table:table-cell table:style-name="ce22" office:value-type="float" office:value="2840.1850939" calcext:value-type="float">
            <text:p>2840.1850939</text:p>
          </table:table-cell>
          <table:table-cell table:style-name="ce22" office:value-type="float" office:value="5595.0091575" calcext:value-type="float">
            <text:p>5595.0091575</text:p>
          </table:table-cell>
          <table:table-cell table:style-name="ce22" office:value-type="float" office:value="16932.4372972" calcext:value-type="float">
            <text:p>16932.4372972</text:p>
          </table:table-cell>
          <table:table-cell table:style-name="ce22" office:value-type="float" office:value="21907.363645" calcext:value-type="float">
            <text:p>21907.363645</text:p>
          </table:table-cell>
          <table:table-cell table:style-name="ce22" office:value-type="float" office:value="22820.6403678" calcext:value-type="float">
            <text:p>22820.6403678</text:p>
          </table:table-cell>
          <table:table-cell table:style-name="ce22" office:value-type="float" office:value="28835.1678949" calcext:value-type="float">
            <text:p>28835.1678949</text:p>
          </table:table-cell>
          <table:table-cell table:style-name="ce22" office:value-type="float" office:value="35021.9335126" calcext:value-type="float">
            <text:p>35021.9335126</text:p>
          </table:table-cell>
          <table:table-cell table:style-name="ce22" office:value-type="float" office:value="24392.2948605" calcext:value-type="float">
            <text:p>24392.2948605</text:p>
          </table:table-cell>
          <table:table-cell table:style-name="ce22" office:value-type="float" office:value="56221.3655851" calcext:value-type="float">
            <text:p>56221.3655851</text:p>
          </table:table-cell>
          <table:table-cell/>
          <table:table-cell office:value-type="string" calcext:value-type="string">
            <text:p>2022_07_15</text:p>
          </table:table-cell>
          <table:table-cell table:number-columns-repeated="1007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GPR36</text:p>
          </table:table-cell>
          <table:table-cell table:style-name="ce22" office:value-type="string" calcext:value-type="string">
            <text:p>PFHa</text:p>
          </table:table-cell>
          <table:table-cell table:style-name="ce22" office:value-type="float" office:value="1130.6179577" calcext:value-type="float">
            <text:p>1130.6179577</text:p>
          </table:table-cell>
          <table:table-cell table:style-name="ce22" office:value-type="float" office:value="745.725799" calcext:value-type="float">
            <text:p>745.725799</text:p>
          </table:table-cell>
          <table:table-cell table:style-name="ce22" office:value-type="float" office:value="1191.606575" calcext:value-type="float">
            <text:p>1191.606575</text:p>
          </table:table-cell>
          <table:table-cell table:style-name="ce22" office:value-type="float" office:value="1458.0990852" calcext:value-type="float">
            <text:p>1458.0990852</text:p>
          </table:table-cell>
          <table:table-cell table:style-name="ce22" office:value-type="float" office:value="1657.5784382" calcext:value-type="float">
            <text:p>1657.5784382</text:p>
          </table:table-cell>
          <table:table-cell table:style-name="ce22" office:value-type="float" office:value="3014.9251822" calcext:value-type="float">
            <text:p>3014.9251822</text:p>
          </table:table-cell>
          <table:table-cell table:style-name="ce22" office:value-type="float" office:value="2304.951558" calcext:value-type="float">
            <text:p>2304.951558</text:p>
          </table:table-cell>
          <table:table-cell table:style-name="ce22" office:value-type="float" office:value="2547.5085541" calcext:value-type="float">
            <text:p>2547.5085541</text:p>
          </table:table-cell>
          <table:table-cell table:style-name="ce22" office:value-type="float" office:value="6092.1482182" calcext:value-type="float">
            <text:p>6092.1482182</text:p>
          </table:table-cell>
          <table:table-cell table:style-name="ce22" office:value-type="float" office:value="22230.83018" calcext:value-type="float">
            <text:p>22230.83018</text:p>
          </table:table-cell>
          <table:table-cell table:style-name="ce22" office:value-type="float" office:value="6915.066389" calcext:value-type="float">
            <text:p>6915.066389</text:p>
          </table:table-cell>
          <table:table-cell table:style-name="ce22" office:value-type="float" office:value="15840.7326739" calcext:value-type="float">
            <text:p>15840.7326739</text:p>
          </table:table-cell>
          <table:table-cell/>
          <table:table-cell office:value-type="string" calcext:value-type="string">
            <text:p>2022_07_27</text:p>
          </table:table-cell>
          <table:table-cell table:number-columns-repeated="1007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GPR36</text:p>
          </table:table-cell>
          <table:table-cell table:style-name="ce22" office:value-type="string" calcext:value-type="string">
            <text:p>PFHa</text:p>
          </table:table-cell>
          <table:table-cell table:style-name="ce22" office:value-type="float" office:value="706.6587635" calcext:value-type="float">
            <text:p>706.6587635</text:p>
          </table:table-cell>
          <table:table-cell table:style-name="ce22" office:value-type="float" office:value="319.5954281" calcext:value-type="float">
            <text:p>319.5954281</text:p>
          </table:table-cell>
          <table:table-cell table:style-name="ce22" office:value-type="float" office:value="995.2337681" calcext:value-type="float">
            <text:p>995.2337681</text:p>
          </table:table-cell>
          <table:table-cell table:style-name="ce22" office:value-type="float" office:value="977.0894377" calcext:value-type="float">
            <text:p>977.0894377</text:p>
          </table:table-cell>
          <table:table-cell table:style-name="ce22" office:value-type="float" office:value="1319.1392794" calcext:value-type="float">
            <text:p>1319.1392794</text:p>
          </table:table-cell>
          <table:table-cell table:style-name="ce22" office:value-type="float" office:value="3813.7157002" calcext:value-type="float">
            <text:p>3813.7157002</text:p>
          </table:table-cell>
          <table:table-cell table:style-name="ce22" office:value-type="float" office:value="3081.3610049" calcext:value-type="float">
            <text:p>3081.3610049</text:p>
          </table:table-cell>
          <table:table-cell table:style-name="ce22" office:value-type="float" office:value="2986.2665983" calcext:value-type="float">
            <text:p>2986.2665983</text:p>
          </table:table-cell>
          <table:table-cell table:style-name="ce22" office:value-type="float" office:value="5009.8421882" calcext:value-type="float">
            <text:p>5009.8421882</text:p>
          </table:table-cell>
          <table:table-cell table:style-name="ce22" office:value-type="float" office:value="9454.2258728" calcext:value-type="float">
            <text:p>9454.2258728</text:p>
          </table:table-cell>
          <table:table-cell table:style-name="ce22" office:value-type="float" office:value="5403.2614462" calcext:value-type="float">
            <text:p>5403.2614462</text:p>
          </table:table-cell>
          <table:table-cell table:style-name="ce22" office:value-type="float" office:value="16763.7799269" calcext:value-type="float">
            <text:p>16763.7799269</text:p>
          </table:table-cell>
          <table:table-cell/>
          <table:table-cell office:value-type="string" calcext:value-type="string">
            <text:p>2022_07_27</text:p>
          </table:table-cell>
          <table:table-cell table:number-columns-repeated="1007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GPR36</text:p>
          </table:table-cell>
          <table:table-cell table:style-name="ce22" office:value-type="string" calcext:value-type="string">
            <text:p>PFHa</text:p>
          </table:table-cell>
          <table:table-cell table:style-name="ce22" office:value-type="float" office:value="1042.1425254" calcext:value-type="float">
            <text:p>1042.1425254</text:p>
          </table:table-cell>
          <table:table-cell table:style-name="ce22" office:value-type="float" office:value="710.3309837" calcext:value-type="float">
            <text:p>710.3309837</text:p>
          </table:table-cell>
          <table:table-cell table:style-name="ce22" office:value-type="float" office:value="1084.3232104" calcext:value-type="float">
            <text:p>1084.3232104</text:p>
          </table:table-cell>
          <table:table-cell table:style-name="ce22" office:value-type="float" office:value="1546.0827578" calcext:value-type="float">
            <text:p>1546.0827578</text:p>
          </table:table-cell>
          <table:table-cell table:style-name="ce22" office:value-type="float" office:value="1692.4561336" calcext:value-type="float">
            <text:p>1692.4561336</text:p>
          </table:table-cell>
          <table:table-cell table:style-name="ce22" office:value-type="float" office:value="1472.6255047" calcext:value-type="float">
            <text:p>1472.6255047</text:p>
          </table:table-cell>
          <table:table-cell table:style-name="ce22" office:value-type="float" office:value="2977.1904068" calcext:value-type="float">
            <text:p>2977.1904068</text:p>
          </table:table-cell>
          <table:table-cell table:style-name="ce22" office:value-type="float" office:value="2249.1211006" calcext:value-type="float">
            <text:p>2249.1211006</text:p>
          </table:table-cell>
          <table:table-cell table:style-name="ce22" office:value-type="float" office:value="5953.589113" calcext:value-type="float">
            <text:p>5953.589113</text:p>
          </table:table-cell>
          <table:table-cell table:style-name="ce22" office:value-type="float" office:value="12363.10815" calcext:value-type="float">
            <text:p>12363.10815</text:p>
          </table:table-cell>
          <table:table-cell table:style-name="ce22" office:value-type="float" office:value="8632.7951289" calcext:value-type="float">
            <text:p>8632.7951289</text:p>
          </table:table-cell>
          <table:table-cell table:style-name="ce22" office:value-type="float" office:value="16321.9199878" calcext:value-type="float">
            <text:p>16321.9199878</text:p>
          </table:table-cell>
          <table:table-cell/>
          <table:table-cell office:value-type="string" calcext:value-type="string">
            <text:p>2022_07_27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R69</text:p>
          </table:table-cell>
          <table:table-cell office:value-type="string" calcext:value-type="string">
            <text:p>QWa1</text:p>
          </table:table-cell>
          <table:table-cell table:style-name="ce13" office:value-type="float" office:value="1134.4348624" calcext:value-type="float">
            <text:p>1134.4348624</text:p>
          </table:table-cell>
          <table:table-cell/>
          <table:table-cell table:style-name="ce13" office:value-type="float" office:value="1341.45824679999" calcext:value-type="float">
            <text:p>1341.45824679999</text:p>
          </table:table-cell>
          <table:table-cell table:style-name="ce13" office:value-type="float" office:value="950.9813864" calcext:value-type="float">
            <text:p>950.9813864</text:p>
          </table:table-cell>
          <table:table-cell table:style-name="ce13" office:value-type="float" office:value="1167.97657499999" calcext:value-type="float">
            <text:p>1167.97657499999</text:p>
          </table:table-cell>
          <table:table-cell table:style-name="ce13" office:value-type="float" office:value="1438.20606239999" calcext:value-type="float">
            <text:p>1438.20606239999</text:p>
          </table:table-cell>
          <table:table-cell table:style-name="ce26" office:value-type="float" office:value="1956.09681099999" calcext:value-type="float">
            <text:p>1956.09681099999</text:p>
          </table:table-cell>
          <table:table-cell table:style-name="ce26" office:value-type="float" office:value="5371.12711139999" calcext:value-type="float">
            <text:p>5371.12711139999</text:p>
          </table:table-cell>
          <table:table-cell table:style-name="ce26" office:value-type="float" office:value="13114.7284525999" calcext:value-type="float">
            <text:p>13114.7284525999</text:p>
          </table:table-cell>
          <table:table-cell table:style-name="ce26" office:value-type="float" office:value="21005.8259461999" calcext:value-type="float">
            <text:p>21005.8259461999</text:p>
          </table:table-cell>
          <table:table-cell table:style-name="ce26" office:value-type="float" office:value="23485.0861486" calcext:value-type="float">
            <text:p>23485.0861486</text:p>
          </table:table-cell>
          <table:table-cell table:style-name="ce26" office:value-type="float" office:value="32126.9969353999" calcext:value-type="float">
            <text:p>32126.9969353999</text:p>
          </table:table-cell>
          <table:table-cell/>
          <table:table-cell office:value-type="string" calcext:value-type="string">
            <text:p>2022_02_15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R69</text:p>
          </table:table-cell>
          <table:table-cell office:value-type="string" calcext:value-type="string">
            <text:p>QWa1</text:p>
          </table:table-cell>
          <table:table-cell table:style-name="ce13" office:value-type="float" office:value="768.76086" calcext:value-type="float">
            <text:p>768.76086</text:p>
          </table:table-cell>
          <table:table-cell/>
          <table:table-cell table:style-name="ce13" office:value-type="float" office:value="1177.05046359999" calcext:value-type="float">
            <text:p>1177.05046359999</text:p>
          </table:table-cell>
          <table:table-cell table:style-name="ce13" office:value-type="float" office:value="1280.36512839999" calcext:value-type="float">
            <text:p>1280.36512839999</text:p>
          </table:table-cell>
          <table:table-cell table:style-name="ce13" office:value-type="float" office:value="1463.520765" calcext:value-type="float">
            <text:p>1463.520765</text:p>
          </table:table-cell>
          <table:table-cell table:style-name="ce13" office:value-type="float" office:value="1448.09411039999" calcext:value-type="float">
            <text:p>1448.09411039999</text:p>
          </table:table-cell>
          <table:table-cell table:style-name="ce26" office:value-type="float" office:value="2672.521216" calcext:value-type="float">
            <text:p>2672.521216</text:p>
          </table:table-cell>
          <table:table-cell table:style-name="ce26" office:value-type="float" office:value="5891.83523119999" calcext:value-type="float">
            <text:p>5891.83523119999</text:p>
          </table:table-cell>
          <table:table-cell table:style-name="ce26" office:value-type="float" office:value="16520.0124731999" calcext:value-type="float">
            <text:p>16520.0124731999</text:p>
          </table:table-cell>
          <table:table-cell table:style-name="ce26" office:value-type="float" office:value="27639.5939513999" calcext:value-type="float">
            <text:p>27639.5939513999</text:p>
          </table:table-cell>
          <table:table-cell table:style-name="ce26" office:value-type="float" office:value="27931.9612232" calcext:value-type="float">
            <text:p>27931.9612232</text:p>
          </table:table-cell>
          <table:table-cell table:style-name="ce26" office:value-type="float" office:value="41511.5908725999" calcext:value-type="float">
            <text:p>41511.5908725999</text:p>
          </table:table-cell>
          <table:table-cell/>
          <table:table-cell office:value-type="string" calcext:value-type="string">
            <text:p>2022_02_15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R69</text:p>
          </table:table-cell>
          <table:table-cell office:value-type="string" calcext:value-type="string">
            <text:p>QWa1</text:p>
          </table:table-cell>
          <table:table-cell table:style-name="ce13" office:value-type="float" office:value="819.8694616" calcext:value-type="float">
            <text:p>819.8694616</text:p>
          </table:table-cell>
          <table:table-cell/>
          <table:table-cell table:style-name="ce13" office:value-type="float" office:value="1195.53145699999" calcext:value-type="float">
            <text:p>1195.53145699999</text:p>
          </table:table-cell>
          <table:table-cell table:style-name="ce13" office:value-type="float" office:value="1328.1349588" calcext:value-type="float">
            <text:p>1328.1349588</text:p>
          </table:table-cell>
          <table:table-cell table:style-name="ce13" office:value-type="float" office:value="1525.144605" calcext:value-type="float">
            <text:p>1525.144605</text:p>
          </table:table-cell>
          <table:table-cell table:style-name="ce13" office:value-type="float" office:value="1881.69202799999" calcext:value-type="float">
            <text:p>1881.69202799999</text:p>
          </table:table-cell>
          <table:table-cell table:style-name="ce26" office:value-type="float" office:value="1067.46707839999" calcext:value-type="float">
            <text:p>1067.46707839999</text:p>
          </table:table-cell>
          <table:table-cell table:style-name="ce26" office:value-type="float" office:value="2696.4994716" calcext:value-type="float">
            <text:p>2696.4994716</text:p>
          </table:table-cell>
          <table:table-cell table:style-name="ce26" office:value-type="float" office:value="18362.9113292" calcext:value-type="float">
            <text:p>18362.9113292</text:p>
          </table:table-cell>
          <table:table-cell table:style-name="ce26" office:value-type="float" office:value="31896.1240856" calcext:value-type="float">
            <text:p>31896.1240856</text:p>
          </table:table-cell>
          <table:table-cell table:style-name="ce26" office:value-type="float" office:value="28222.2709904" calcext:value-type="float">
            <text:p>28222.2709904</text:p>
          </table:table-cell>
          <table:table-cell table:style-name="ce26" office:value-type="float" office:value="44591.2281682" calcext:value-type="float">
            <text:p>44591.2281682</text:p>
          </table:table-cell>
          <table:table-cell/>
          <table:table-cell office:value-type="string" calcext:value-type="string">
            <text:p>2022_02_15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R69</text:p>
          </table:table-cell>
          <table:table-cell office:value-type="string" calcext:value-type="string">
            <text:p>QWa1</text:p>
          </table:table-cell>
          <table:table-cell office:value-type="float" office:value="1821.3414349" calcext:value-type="float">
            <text:p>1821.3414349</text:p>
          </table:table-cell>
          <table:table-cell/>
          <table:table-cell office:value-type="float" office:value="1798.8774161" calcext:value-type="float">
            <text:p>1798.8774161</text:p>
          </table:table-cell>
          <table:table-cell office:value-type="float" office:value="2020.3865268" calcext:value-type="float">
            <text:p>2020.3865268</text:p>
          </table:table-cell>
          <table:table-cell office:value-type="float" office:value="1688.6382144" calcext:value-type="float">
            <text:p>1688.6382144</text:p>
          </table:table-cell>
          <table:table-cell office:value-type="float" office:value="1716.9055112" calcext:value-type="float">
            <text:p>1716.9055112</text:p>
          </table:table-cell>
          <table:table-cell office:value-type="float" office:value="2292.836896" calcext:value-type="float">
            <text:p>2292.836896</text:p>
          </table:table-cell>
          <table:table-cell office:value-type="float" office:value="6310.2873704" calcext:value-type="float">
            <text:p>6310.2873704</text:p>
          </table:table-cell>
          <table:table-cell office:value-type="float" office:value="15668.7996829" calcext:value-type="float">
            <text:p>15668.7996829</text:p>
          </table:table-cell>
          <table:table-cell office:value-type="float" office:value="22101.2898664" calcext:value-type="float">
            <text:p>22101.2898664</text:p>
          </table:table-cell>
          <table:table-cell office:value-type="float" office:value="21528.4644312" calcext:value-type="float">
            <text:p>21528.4644312</text:p>
          </table:table-cell>
          <table:table-cell office:value-type="float" office:value="39947.0235244" calcext:value-type="float">
            <text:p>39947.0235244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2022_03_02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R69</text:p>
          </table:table-cell>
          <table:table-cell office:value-type="string" calcext:value-type="string">
            <text:p>QWa1</text:p>
          </table:table-cell>
          <table:table-cell office:value-type="float" office:value="2101.5464126" calcext:value-type="float">
            <text:p>2101.5464126</text:p>
          </table:table-cell>
          <table:table-cell/>
          <table:table-cell office:value-type="float" office:value="2084.3172704" calcext:value-type="float">
            <text:p>2084.3172704</text:p>
          </table:table-cell>
          <table:table-cell office:value-type="float" office:value="2034.2620732" calcext:value-type="float">
            <text:p>2034.2620732</text:p>
          </table:table-cell>
          <table:table-cell office:value-type="float" office:value="1751.4043951" calcext:value-type="float">
            <text:p>1751.4043951</text:p>
          </table:table-cell>
          <table:table-cell office:value-type="float" office:value="1916.0026461" calcext:value-type="float">
            <text:p>1916.0026461</text:p>
          </table:table-cell>
          <table:table-cell office:value-type="float" office:value="2501.4716879" calcext:value-type="float">
            <text:p>2501.4716879</text:p>
          </table:table-cell>
          <table:table-cell office:value-type="float" office:value="6224.134045" calcext:value-type="float">
            <text:p>6224.134045</text:p>
          </table:table-cell>
          <table:table-cell office:value-type="float" office:value="17175.6703687" calcext:value-type="float">
            <text:p>17175.6703687</text:p>
          </table:table-cell>
          <table:table-cell office:value-type="float" office:value="23347.241606" calcext:value-type="float">
            <text:p>23347.241606</text:p>
          </table:table-cell>
          <table:table-cell office:value-type="float" office:value="25669.7857874" calcext:value-type="float">
            <text:p>25669.7857874</text:p>
          </table:table-cell>
          <table:table-cell office:value-type="float" office:value="45303.8079751" calcext:value-type="float">
            <text:p>45303.8079751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2022_03_02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R69</text:p>
          </table:table-cell>
          <table:table-cell office:value-type="string" calcext:value-type="string">
            <text:p>QWa1</text:p>
          </table:table-cell>
          <table:table-cell office:value-type="float" office:value="1664.0688725" calcext:value-type="float">
            <text:p>1664.0688725</text:p>
          </table:table-cell>
          <table:table-cell/>
          <table:table-cell office:value-type="float" office:value="2251.1196128" calcext:value-type="float">
            <text:p>2251.1196128</text:p>
          </table:table-cell>
          <table:table-cell office:value-type="float" office:value="1734.6706429" calcext:value-type="float">
            <text:p>1734.6706429</text:p>
          </table:table-cell>
          <table:table-cell office:value-type="float" office:value="1674.7645195" calcext:value-type="float">
            <text:p>1674.7645195</text:p>
          </table:table-cell>
          <table:table-cell office:value-type="float" office:value="1555.4255885" calcext:value-type="float">
            <text:p>1555.4255885</text:p>
          </table:table-cell>
          <table:table-cell office:value-type="float" office:value="2270.7167966" calcext:value-type="float">
            <text:p>2270.7167966</text:p>
          </table:table-cell>
          <table:table-cell office:value-type="float" office:value="6060.1959755" calcext:value-type="float">
            <text:p>6060.1959755</text:p>
          </table:table-cell>
          <table:table-cell office:value-type="float" office:value="17584.9245088" calcext:value-type="float">
            <text:p>17584.9245088</text:p>
          </table:table-cell>
          <table:table-cell office:value-type="float" office:value="23553.9046923" calcext:value-type="float">
            <text:p>23553.9046923</text:p>
          </table:table-cell>
          <table:table-cell office:value-type="float" office:value="25156.4534802" calcext:value-type="float">
            <text:p>25156.4534802</text:p>
          </table:table-cell>
          <table:table-cell office:value-type="float" office:value="48988.1407233" calcext:value-type="float">
            <text:p>48988.1407233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2022_03_02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R69</text:p>
          </table:table-cell>
          <table:table-cell office:value-type="string" calcext:value-type="string">
            <text:p>QWa1</text:p>
          </table:table-cell>
          <table:table-cell office:value-type="float" office:value="446.696268" calcext:value-type="float">
            <text:p>446.696268</text:p>
          </table:table-cell>
          <table:table-cell/>
          <table:table-cell office:value-type="float" office:value="429.7794896" calcext:value-type="float">
            <text:p>429.7794896</text:p>
          </table:table-cell>
          <table:table-cell office:value-type="float" office:value="380.8144056" calcext:value-type="float">
            <text:p>380.8144056</text:p>
          </table:table-cell>
          <table:table-cell office:value-type="float" office:value="426.92648" calcext:value-type="float">
            <text:p>426.92648</text:p>
          </table:table-cell>
          <table:table-cell office:value-type="float" office:value="254.8063232" calcext:value-type="float">
            <text:p>254.8063232</text:p>
          </table:table-cell>
          <table:table-cell office:value-type="float" office:value="436.393936" calcext:value-type="float">
            <text:p>436.393936</text:p>
          </table:table-cell>
          <table:table-cell office:value-type="float" office:value="1368.5406848" calcext:value-type="float">
            <text:p>1368.5406848</text:p>
          </table:table-cell>
          <table:table-cell office:value-type="float" office:value="4140.10856" calcext:value-type="float">
            <text:p>4140.10856</text:p>
          </table:table-cell>
          <table:table-cell office:value-type="float" office:value="6257.4727992" calcext:value-type="float">
            <text:p>6257.4727992</text:p>
          </table:table-cell>
          <table:table-cell office:value-type="float" office:value="9430.5364128" calcext:value-type="float">
            <text:p>9430.5364128</text:p>
          </table:table-cell>
          <table:table-cell office:value-type="float" office:value="16792.1291696" calcext:value-type="float">
            <text:p>16792.1291696</text:p>
          </table:table-cell>
          <table:table-cell/>
          <table:table-cell office:value-type="string" calcext:value-type="string">
            <text:p>2022_04_01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R69</text:p>
          </table:table-cell>
          <table:table-cell office:value-type="string" calcext:value-type="string">
            <text:p>QWa1</text:p>
          </table:table-cell>
          <table:table-cell office:value-type="float" office:value="360.3254192" calcext:value-type="float">
            <text:p>360.3254192</text:p>
          </table:table-cell>
          <table:table-cell/>
          <table:table-cell office:value-type="float" office:value="341.7270984" calcext:value-type="float">
            <text:p>341.7270984</text:p>
          </table:table-cell>
          <table:table-cell office:value-type="float" office:value="399.5536392" calcext:value-type="float">
            <text:p>399.5536392</text:p>
          </table:table-cell>
          <table:table-cell office:value-type="float" office:value="285.77652" calcext:value-type="float">
            <text:p>285.77652</text:p>
          </table:table-cell>
          <table:table-cell office:value-type="float" office:value="325.7049576" calcext:value-type="float">
            <text:p>325.7049576</text:p>
          </table:table-cell>
          <table:table-cell office:value-type="float" office:value="490.497252" calcext:value-type="float">
            <text:p>490.497252</text:p>
          </table:table-cell>
          <table:table-cell office:value-type="float" office:value="1293.7093392" calcext:value-type="float">
            <text:p>1293.7093392</text:p>
          </table:table-cell>
          <table:table-cell office:value-type="float" office:value="3226.8867704" calcext:value-type="float">
            <text:p>3226.8867704</text:p>
          </table:table-cell>
          <table:table-cell office:value-type="float" office:value="7584.0527" calcext:value-type="float">
            <text:p>7584.0527</text:p>
          </table:table-cell>
          <table:table-cell office:value-type="float" office:value="8706.4264984" calcext:value-type="float">
            <text:p>8706.4264984</text:p>
          </table:table-cell>
          <table:table-cell office:value-type="float" office:value="13336.6537224" calcext:value-type="float">
            <text:p>13336.6537224</text:p>
          </table:table-cell>
          <table:table-cell/>
          <table:table-cell office:value-type="string" calcext:value-type="string">
            <text:p>2022_04_01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R69</text:p>
          </table:table-cell>
          <table:table-cell office:value-type="string" calcext:value-type="string">
            <text:p>QWa1</text:p>
          </table:table-cell>
          <table:table-cell office:value-type="float" office:value="455.9727976" calcext:value-type="float">
            <text:p>455.9727976</text:p>
          </table:table-cell>
          <table:table-cell/>
          <table:table-cell office:value-type="float" office:value="388.9718256" calcext:value-type="float">
            <text:p>388.9718256</text:p>
          </table:table-cell>
          <table:table-cell office:value-type="float" office:value="469.9959096" calcext:value-type="float">
            <text:p>469.9959096</text:p>
          </table:table-cell>
          <table:table-cell office:value-type="float" office:value="217.2040616" calcext:value-type="float">
            <text:p>217.2040616</text:p>
          </table:table-cell>
          <table:table-cell office:value-type="float" office:value="318.1738048" calcext:value-type="float">
            <text:p>318.1738048</text:p>
          </table:table-cell>
          <table:table-cell office:value-type="float" office:value="487.54706" calcext:value-type="float">
            <text:p>487.54706</text:p>
          </table:table-cell>
          <table:table-cell office:value-type="float" office:value="1608.247244" calcext:value-type="float">
            <text:p>1608.247244</text:p>
          </table:table-cell>
          <table:table-cell office:value-type="float" office:value="4057.4358136" calcext:value-type="float">
            <text:p>4057.4358136</text:p>
          </table:table-cell>
          <table:table-cell office:value-type="float" office:value="8163.1426096" calcext:value-type="float">
            <text:p>8163.1426096</text:p>
          </table:table-cell>
          <table:table-cell office:value-type="float" office:value="8079.978336" calcext:value-type="float">
            <text:p>8079.978336</text:p>
          </table:table-cell>
          <table:table-cell office:value-type="float" office:value="15207.6354064" calcext:value-type="float">
            <text:p>15207.6354064</text:p>
          </table:table-cell>
          <table:table-cell/>
          <table:table-cell office:value-type="string" calcext:value-type="string">
            <text:p>2022_04_01</text:p>
          </table:table-cell>
          <table:table-cell table:number-columns-repeated="1007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6" office:value-type="string" calcext:value-type="string">
            <text:p>GPR186</text:p>
          </table:table-cell>
          <table:table-cell table:style-name="ce6" office:value-type="string" calcext:value-type="string">
            <text:p>RHa1</text:p>
          </table:table-cell>
          <table:table-cell table:style-name="ce6" office:value-type="float" office:value="7869.741103" calcext:value-type="float">
            <text:p>7869.741103</text:p>
          </table:table-cell>
          <table:table-cell table:style-name="ce6" office:value-type="float" office:value="21296.495847" calcext:value-type="float">
            <text:p>21296.495847</text:p>
          </table:table-cell>
          <table:table-cell table:style-name="ce6" office:value-type="float" office:value="21558.2927653999" calcext:value-type="float">
            <text:p>21558.2927653999</text:p>
          </table:table-cell>
          <table:table-cell table:style-name="ce6" office:value-type="float" office:value="21034.00051" calcext:value-type="float">
            <text:p>21034.00051</text:p>
          </table:table-cell>
          <table:table-cell table:style-name="ce6" office:value-type="float" office:value="40493.1265815999" calcext:value-type="float">
            <text:p>40493.1265815999</text:p>
          </table:table-cell>
          <table:table-cell table:style-name="ce23" office:value-type="float" office:value="63295.0027384" calcext:value-type="float">
            <text:p>63295.0027384</text:p>
          </table:table-cell>
          <table:table-cell table:style-name="ce23" office:value-type="float" office:value="75424.995905" calcext:value-type="float">
            <text:p>75424.995905</text:p>
          </table:table-cell>
          <table:table-cell table:style-name="ce23" office:value-type="float" office:value="65178.1108013999" calcext:value-type="float">
            <text:p>65178.1108013999</text:p>
          </table:table-cell>
          <table:table-cell table:style-name="ce23" office:value-type="float" office:value="56079.5102552" calcext:value-type="float">
            <text:p>56079.5102552</text:p>
          </table:table-cell>
          <table:table-cell table:style-name="ce23" office:value-type="float" office:value="71049.0044138" calcext:value-type="float">
            <text:p>71049.0044138</text:p>
          </table:table-cell>
          <table:table-cell table:style-name="ce23" office:value-type="float" office:value="74992.8254382" calcext:value-type="float">
            <text:p>74992.8254382</text:p>
          </table:table-cell>
          <table:table-cell table:style-name="ce23" office:value-type="float" office:value="73169.8647515999" calcext:value-type="float">
            <text:p>73169.8647515999</text:p>
          </table:table-cell>
          <table:table-cell table:style-name="ce22"/>
          <table:table-cell table:style-name="ce23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6" office:value-type="string" calcext:value-type="string">
            <text:p>GPR186</text:p>
          </table:table-cell>
          <table:table-cell table:style-name="ce6" office:value-type="string" calcext:value-type="string">
            <text:p>RHa1</text:p>
          </table:table-cell>
          <table:table-cell table:style-name="ce6" office:value-type="float" office:value="3646.17238399999" calcext:value-type="float">
            <text:p>3646.17238399999</text:p>
          </table:table-cell>
          <table:table-cell table:style-name="ce6" office:value-type="float" office:value="13714.3831959999" calcext:value-type="float">
            <text:p>13714.3831959999</text:p>
          </table:table-cell>
          <table:table-cell table:style-name="ce6" office:value-type="float" office:value="13862.0594116" calcext:value-type="float">
            <text:p>13862.0594116</text:p>
          </table:table-cell>
          <table:table-cell table:style-name="ce6" office:value-type="float" office:value="22191.873278" calcext:value-type="float">
            <text:p>22191.873278</text:p>
          </table:table-cell>
          <table:table-cell table:style-name="ce6" office:value-type="float" office:value="43939.5028204" calcext:value-type="float">
            <text:p>43939.5028204</text:p>
          </table:table-cell>
          <table:table-cell table:style-name="ce23" office:value-type="float" office:value="67040.9221317999" calcext:value-type="float">
            <text:p>67040.9221317999</text:p>
          </table:table-cell>
          <table:table-cell table:style-name="ce23" office:value-type="float" office:value="66418.0930279999" calcext:value-type="float">
            <text:p>66418.0930279999</text:p>
          </table:table-cell>
          <table:table-cell table:style-name="ce23" office:value-type="float" office:value="81904.2263855999" calcext:value-type="float">
            <text:p>81904.2263855999</text:p>
          </table:table-cell>
          <table:table-cell table:style-name="ce23" office:value-type="float" office:value="85672.648578" calcext:value-type="float">
            <text:p>85672.648578</text:p>
          </table:table-cell>
          <table:table-cell table:style-name="ce23" office:value-type="float" office:value="99554.3020899999" calcext:value-type="float">
            <text:p>99554.3020899999</text:p>
          </table:table-cell>
          <table:table-cell table:style-name="ce23" office:value-type="float" office:value="74467.5042298" calcext:value-type="float">
            <text:p>74467.5042298</text:p>
          </table:table-cell>
          <table:table-cell table:style-name="ce23" office:value-type="float" office:value="89195.2272974" calcext:value-type="float">
            <text:p>89195.2272974</text:p>
          </table:table-cell>
          <table:table-cell table:style-name="ce22"/>
          <table:table-cell table:style-name="ce23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6" office:value-type="string" calcext:value-type="string">
            <text:p>GPR186</text:p>
          </table:table-cell>
          <table:table-cell table:style-name="ce6" office:value-type="string" calcext:value-type="string">
            <text:p>RHa1</text:p>
          </table:table-cell>
          <table:table-cell table:style-name="ce6" office:value-type="float" office:value="7889.76036659999" calcext:value-type="float">
            <text:p>7889.76036659999</text:p>
          </table:table-cell>
          <table:table-cell table:style-name="ce6" office:value-type="float" office:value="12819.4410981999" calcext:value-type="float">
            <text:p>12819.4410981999</text:p>
          </table:table-cell>
          <table:table-cell table:style-name="ce6" office:value-type="float" office:value="19592.6565838" calcext:value-type="float">
            <text:p>19592.6565838</text:p>
          </table:table-cell>
          <table:table-cell table:style-name="ce6" office:value-type="float" office:value="17520.9233939999" calcext:value-type="float">
            <text:p>17520.9233939999</text:p>
          </table:table-cell>
          <table:table-cell table:style-name="ce6" office:value-type="float" office:value="28298.1297592" calcext:value-type="float">
            <text:p>28298.1297592</text:p>
          </table:table-cell>
          <table:table-cell table:style-name="ce23" office:value-type="float" office:value="64266.3662372" calcext:value-type="float">
            <text:p>64266.3662372</text:p>
          </table:table-cell>
          <table:table-cell table:style-name="ce23" office:value-type="float" office:value="82098.1848537999" calcext:value-type="float">
            <text:p>82098.1848537999</text:p>
          </table:table-cell>
          <table:table-cell table:style-name="ce23" office:value-type="float" office:value="73497.8877778" calcext:value-type="float">
            <text:p>73497.8877778</text:p>
          </table:table-cell>
          <table:table-cell table:style-name="ce23" office:value-type="float" office:value="106195.9346094" calcext:value-type="float">
            <text:p>106195.9346094</text:p>
          </table:table-cell>
          <table:table-cell table:style-name="ce23" office:value-type="float" office:value="78378.6489157999" calcext:value-type="float">
            <text:p>78378.6489157999</text:p>
          </table:table-cell>
          <table:table-cell table:style-name="ce23" office:value-type="float" office:value="61516.2040605999" calcext:value-type="float">
            <text:p>61516.2040605999</text:p>
          </table:table-cell>
          <table:table-cell table:style-name="ce23" office:value-type="float" office:value="104780.9983856" calcext:value-type="float">
            <text:p>104780.9983856</text:p>
          </table:table-cell>
          <table:table-cell table:style-name="ce22"/>
          <table:table-cell table:style-name="ce23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6" office:value-type="string" calcext:value-type="string">
            <text:p>GPR186</text:p>
          </table:table-cell>
          <table:table-cell table:style-name="ce6" office:value-type="string" calcext:value-type="string">
            <text:p>RHa1</text:p>
          </table:table-cell>
          <table:table-cell table:style-name="ce6" office:value-type="float" office:value="9305.9939512" calcext:value-type="float">
            <text:p>9305.9939512</text:p>
          </table:table-cell>
          <table:table-cell table:style-name="ce6" office:value-type="float" office:value="17705.2819724" calcext:value-type="float">
            <text:p>17705.2819724</text:p>
          </table:table-cell>
          <table:table-cell table:style-name="ce6" office:value-type="float" office:value="15375.8643975999" calcext:value-type="float">
            <text:p>15375.8643975999</text:p>
          </table:table-cell>
          <table:table-cell table:style-name="ce6" office:value-type="float" office:value="20771.0454795999" calcext:value-type="float">
            <text:p>20771.0454795999</text:p>
          </table:table-cell>
          <table:table-cell table:style-name="ce6" office:value-type="float" office:value="27937.0740656" calcext:value-type="float">
            <text:p>27937.0740656</text:p>
          </table:table-cell>
          <table:table-cell table:style-name="ce23" office:value-type="float" office:value="38286.6540331999" calcext:value-type="float">
            <text:p>38286.6540331999</text:p>
          </table:table-cell>
          <table:table-cell table:style-name="ce23" office:value-type="float" office:value="45190.3097128" calcext:value-type="float">
            <text:p>45190.3097128</text:p>
          </table:table-cell>
          <table:table-cell table:style-name="ce23" office:value-type="float" office:value="50077.1833228" calcext:value-type="float">
            <text:p>50077.1833228</text:p>
          </table:table-cell>
          <table:table-cell table:style-name="ce23" office:value-type="float" office:value="60277.9268595999" calcext:value-type="float">
            <text:p>60277.9268595999</text:p>
          </table:table-cell>
          <table:table-cell table:style-name="ce23" office:value-type="float" office:value="55818.9792272" calcext:value-type="float">
            <text:p>55818.9792272</text:p>
          </table:table-cell>
          <table:table-cell table:style-name="ce23" office:value-type="float" office:value="51400.7444896" calcext:value-type="float">
            <text:p>51400.7444896</text:p>
          </table:table-cell>
          <table:table-cell table:style-name="ce23" office:value-type="float" office:value="74602.4674228" calcext:value-type="float">
            <text:p>74602.4674228</text:p>
          </table:table-cell>
          <table:table-cell table:style-name="ce22"/>
          <table:table-cell table:style-name="ce23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6" office:value-type="string" calcext:value-type="string">
            <text:p>GPR186</text:p>
          </table:table-cell>
          <table:table-cell table:style-name="ce6" office:value-type="string" calcext:value-type="string">
            <text:p>RHa1</text:p>
          </table:table-cell>
          <table:table-cell table:style-name="ce6" office:value-type="float" office:value="50846.384466" calcext:value-type="float">
            <text:p>50846.384466</text:p>
          </table:table-cell>
          <table:table-cell table:style-name="ce6" office:value-type="float" office:value="24395.292428" calcext:value-type="float">
            <text:p>24395.292428</text:p>
          </table:table-cell>
          <table:table-cell table:style-name="ce6" office:value-type="float" office:value="18185.5935016" calcext:value-type="float">
            <text:p>18185.5935016</text:p>
          </table:table-cell>
          <table:table-cell table:style-name="ce6" office:value-type="float" office:value="22339.2228755999" calcext:value-type="float">
            <text:p>22339.2228755999</text:p>
          </table:table-cell>
          <table:table-cell table:style-name="ce6" office:value-type="float" office:value="27361.1978387999" calcext:value-type="float">
            <text:p>27361.1978387999</text:p>
          </table:table-cell>
          <table:table-cell table:style-name="ce23" office:value-type="float" office:value="24883.5314779999" calcext:value-type="float">
            <text:p>24883.5314779999</text:p>
          </table:table-cell>
          <table:table-cell table:style-name="ce23" office:value-type="float" office:value="52401.9741172" calcext:value-type="float">
            <text:p>52401.9741172</text:p>
          </table:table-cell>
          <table:table-cell table:style-name="ce23" office:value-type="float" office:value="53513.6860284" calcext:value-type="float">
            <text:p>53513.6860284</text:p>
          </table:table-cell>
          <table:table-cell table:style-name="ce23" office:value-type="float" office:value="67579.126658" calcext:value-type="float">
            <text:p>67579.126658</text:p>
          </table:table-cell>
          <table:table-cell table:style-name="ce23" office:value-type="float" office:value="68481.7043351999" calcext:value-type="float">
            <text:p>68481.7043351999</text:p>
          </table:table-cell>
          <table:table-cell table:style-name="ce23" office:value-type="float" office:value="61893.0451376" calcext:value-type="float">
            <text:p>61893.0451376</text:p>
          </table:table-cell>
          <table:table-cell table:style-name="ce23" office:value-type="float" office:value="95868.1774211999" calcext:value-type="float">
            <text:p>95868.1774211999</text:p>
          </table:table-cell>
          <table:table-cell table:style-name="ce22"/>
          <table:table-cell table:style-name="ce23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6" office:value-type="string" calcext:value-type="string">
            <text:p>GPR186</text:p>
          </table:table-cell>
          <table:table-cell table:style-name="ce6" office:value-type="string" calcext:value-type="string">
            <text:p>RHa1</text:p>
          </table:table-cell>
          <table:table-cell table:style-name="ce6" office:value-type="float" office:value="11852.6018856" calcext:value-type="float">
            <text:p>11852.6018856</text:p>
          </table:table-cell>
          <table:table-cell table:style-name="ce6" office:value-type="float" office:value="14834.008678" calcext:value-type="float">
            <text:p>14834.008678</text:p>
          </table:table-cell>
          <table:table-cell table:style-name="ce6" office:value-type="float" office:value="20715.2453971999" calcext:value-type="float">
            <text:p>20715.2453971999</text:p>
          </table:table-cell>
          <table:table-cell table:style-name="ce6" office:value-type="float" office:value="16484.4035768" calcext:value-type="float">
            <text:p>16484.4035768</text:p>
          </table:table-cell>
          <table:table-cell table:style-name="ce6" office:value-type="float" office:value="26674.5446887999" calcext:value-type="float">
            <text:p>26674.5446887999</text:p>
          </table:table-cell>
          <table:table-cell table:style-name="ce23" office:value-type="float" office:value="38822.4961264" calcext:value-type="float">
            <text:p>38822.4961264</text:p>
          </table:table-cell>
          <table:table-cell table:style-name="ce23" office:value-type="float" office:value="44307.442456" calcext:value-type="float">
            <text:p>44307.442456</text:p>
          </table:table-cell>
          <table:table-cell table:style-name="ce23" office:value-type="float" office:value="57942.4796564" calcext:value-type="float">
            <text:p>57942.4796564</text:p>
          </table:table-cell>
          <table:table-cell table:style-name="ce23" office:value-type="float" office:value="52605.3597607999" calcext:value-type="float">
            <text:p>52605.3597607999</text:p>
          </table:table-cell>
          <table:table-cell table:style-name="ce23" office:value-type="float" office:value="62964.3056547999" calcext:value-type="float">
            <text:p>62964.3056547999</text:p>
          </table:table-cell>
          <table:table-cell table:style-name="ce23" office:value-type="float" office:value="56449.3576975999" calcext:value-type="float">
            <text:p>56449.3576975999</text:p>
          </table:table-cell>
          <table:table-cell table:style-name="ce23" office:value-type="float" office:value="84098.2529567999" calcext:value-type="float">
            <text:p>84098.2529567999</text:p>
          </table:table-cell>
          <table:table-cell table:style-name="ce22"/>
          <table:table-cell table:style-name="ce23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6" office:value-type="string" calcext:value-type="string">
            <text:p>GPR186</text:p>
          </table:table-cell>
          <table:table-cell table:style-name="ce6" office:value-type="string" calcext:value-type="string">
            <text:p>RHa1</text:p>
          </table:table-cell>
          <table:table-cell table:style-name="ce6" office:value-type="float" office:value="6539.9740516" calcext:value-type="float">
            <text:p>6539.9740516</text:p>
          </table:table-cell>
          <table:table-cell table:style-name="ce6" office:value-type="float" office:value="9095.72087" calcext:value-type="float">
            <text:p>9095.72087</text:p>
          </table:table-cell>
          <table:table-cell table:style-name="ce6" office:value-type="float" office:value="9829.04931499999" calcext:value-type="float">
            <text:p>9829.04931499999</text:p>
          </table:table-cell>
          <table:table-cell table:style-name="ce6" office:value-type="float" office:value="14161.940021" calcext:value-type="float">
            <text:p>14161.940021</text:p>
          </table:table-cell>
          <table:table-cell table:style-name="ce6" office:value-type="float" office:value="19214.0786008" calcext:value-type="float">
            <text:p>19214.0786008</text:p>
          </table:table-cell>
          <table:table-cell table:style-name="ce23" office:value-type="float" office:value="29034.5542315999" calcext:value-type="float">
            <text:p>29034.5542315999</text:p>
          </table:table-cell>
          <table:table-cell table:style-name="ce23" office:value-type="float" office:value="27901.8692042" calcext:value-type="float">
            <text:p>27901.8692042</text:p>
          </table:table-cell>
          <table:table-cell table:style-name="ce23" office:value-type="float" office:value="61734.5205633999" calcext:value-type="float">
            <text:p>61734.5205633999</text:p>
          </table:table-cell>
          <table:table-cell table:style-name="ce23" office:value-type="float" office:value="37308.8125704" calcext:value-type="float">
            <text:p>37308.8125704</text:p>
          </table:table-cell>
          <table:table-cell table:style-name="ce23" office:value-type="float" office:value="54292.8058293999" calcext:value-type="float">
            <text:p>54292.8058293999</text:p>
          </table:table-cell>
          <table:table-cell table:style-name="ce23" office:value-type="float" office:value="47854.0712212" calcext:value-type="float">
            <text:p>47854.0712212</text:p>
          </table:table-cell>
          <table:table-cell table:style-name="ce23" office:value-type="float" office:value="83609.4947255999" calcext:value-type="float">
            <text:p>83609.4947255999</text:p>
          </table:table-cell>
          <table:table-cell table:style-name="ce22"/>
          <table:table-cell table:style-name="ce23" office:value-type="string" calcext:value-type="string">
            <text:p>2023_03_16</text:p>
          </table:table-cell>
          <table:table-cell table:number-columns-repeated="1007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6" office:value-type="string" calcext:value-type="string">
            <text:p>GPR186</text:p>
          </table:table-cell>
          <table:table-cell table:style-name="ce6" office:value-type="string" calcext:value-type="string">
            <text:p>RHa1</text:p>
          </table:table-cell>
          <table:table-cell table:style-name="ce6" office:value-type="float" office:value="12097.1787166" calcext:value-type="float">
            <text:p>12097.1787166</text:p>
          </table:table-cell>
          <table:table-cell table:style-name="ce6" office:value-type="float" office:value="20628.4240719999" calcext:value-type="float">
            <text:p>20628.4240719999</text:p>
          </table:table-cell>
          <table:table-cell table:style-name="ce6" office:value-type="float" office:value="21555.2085611999" calcext:value-type="float">
            <text:p>21555.2085611999</text:p>
          </table:table-cell>
          <table:table-cell table:style-name="ce6" office:value-type="float" office:value="20648.077361" calcext:value-type="float">
            <text:p>20648.077361</text:p>
          </table:table-cell>
          <table:table-cell table:style-name="ce6" office:value-type="float" office:value="27032.8911958" calcext:value-type="float">
            <text:p>27032.8911958</text:p>
          </table:table-cell>
          <table:table-cell table:style-name="ce23" office:value-type="float" office:value="26541.2988986" calcext:value-type="float">
            <text:p>26541.2988986</text:p>
          </table:table-cell>
          <table:table-cell table:style-name="ce23" office:value-type="float" office:value="34279.5697472" calcext:value-type="float">
            <text:p>34279.5697472</text:p>
          </table:table-cell>
          <table:table-cell table:style-name="ce23" office:value-type="float" office:value="42798.3421652" calcext:value-type="float">
            <text:p>42798.3421652</text:p>
          </table:table-cell>
          <table:table-cell table:style-name="ce23" office:value-type="float" office:value="34098.7340521999" calcext:value-type="float">
            <text:p>34098.7340521999</text:p>
          </table:table-cell>
          <table:table-cell table:style-name="ce23" office:value-type="float" office:value="41303.8624469999" calcext:value-type="float">
            <text:p>41303.8624469999</text:p>
          </table:table-cell>
          <table:table-cell table:style-name="ce23" office:value-type="float" office:value="51028.365965" calcext:value-type="float">
            <text:p>51028.365965</text:p>
          </table:table-cell>
          <table:table-cell table:style-name="ce23" office:value-type="float" office:value="68425.2282949999" calcext:value-type="float">
            <text:p>68425.2282949999</text:p>
          </table:table-cell>
          <table:table-cell table:style-name="ce22"/>
          <table:table-cell table:style-name="ce23" office:value-type="string" calcext:value-type="string">
            <text:p>2023_03_16</text:p>
          </table:table-cell>
          <table:table-cell table:number-columns-repeated="1007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6" office:value-type="string" calcext:value-type="string">
            <text:p>GPR186</text:p>
          </table:table-cell>
          <table:table-cell table:style-name="ce6" office:value-type="string" calcext:value-type="string">
            <text:p>RHa1</text:p>
          </table:table-cell>
          <table:table-cell table:style-name="ce6" office:value-type="float" office:value="7312.299037" calcext:value-type="float">
            <text:p>7312.299037</text:p>
          </table:table-cell>
          <table:table-cell table:style-name="ce6" office:value-type="float" office:value="17244.0908898" calcext:value-type="float">
            <text:p>17244.0908898</text:p>
          </table:table-cell>
          <table:table-cell table:style-name="ce6" office:value-type="float" office:value="15165.1909969999" calcext:value-type="float">
            <text:p>15165.1909969999</text:p>
          </table:table-cell>
          <table:table-cell table:style-name="ce6" office:value-type="float" office:value="17822.7080776" calcext:value-type="float">
            <text:p>17822.7080776</text:p>
          </table:table-cell>
          <table:table-cell table:style-name="ce6" office:value-type="float" office:value="23997.6565815999" calcext:value-type="float">
            <text:p>23997.6565815999</text:p>
          </table:table-cell>
          <table:table-cell table:style-name="ce23" office:value-type="float" office:value="13421.3873408" calcext:value-type="float">
            <text:p>13421.3873408</text:p>
          </table:table-cell>
          <table:table-cell table:style-name="ce23" office:value-type="float" office:value="41220.4083361999" calcext:value-type="float">
            <text:p>41220.4083361999</text:p>
          </table:table-cell>
          <table:table-cell table:style-name="ce23" office:value-type="float" office:value="52753.3570949999" calcext:value-type="float">
            <text:p>52753.3570949999</text:p>
          </table:table-cell>
          <table:table-cell table:style-name="ce23" office:value-type="float" office:value="31125.4418714" calcext:value-type="float">
            <text:p>31125.4418714</text:p>
          </table:table-cell>
          <table:table-cell table:style-name="ce23" office:value-type="float" office:value="45445.1248514" calcext:value-type="float">
            <text:p>45445.1248514</text:p>
          </table:table-cell>
          <table:table-cell table:style-name="ce23" office:value-type="float" office:value="39326.4142812" calcext:value-type="float">
            <text:p>39326.4142812</text:p>
          </table:table-cell>
          <table:table-cell table:style-name="ce23" office:value-type="float" office:value="97432.7301099999" calcext:value-type="float">
            <text:p>97432.7301099999</text:p>
          </table:table-cell>
          <table:table-cell table:style-name="ce22"/>
          <table:table-cell table:style-name="ce23" office:value-type="string" calcext:value-type="string">
            <text:p>2023_03_16</text:p>
          </table:table-cell>
          <table:table-cell table:number-columns-repeated="1007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6" office:value-type="string" calcext:value-type="string">
            <text:p>GPR248</text:p>
          </table:table-cell>
          <table:table-cell table:style-name="ce6" office:value-type="string" calcext:value-type="string">
            <text:p>FRPa3</text:p>
          </table:table-cell>
          <table:table-cell table:style-name="ce6" office:value-type="float" office:value="5714.38296279999" calcext:value-type="float">
            <text:p>5714.38296279999</text:p>
          </table:table-cell>
          <table:table-cell table:style-name="ce6" office:value-type="float" office:value="6127.79271" calcext:value-type="float">
            <text:p>6127.79271</text:p>
          </table:table-cell>
          <table:table-cell table:style-name="ce6" office:value-type="float" office:value="4401.4318336" calcext:value-type="float">
            <text:p>4401.4318336</text:p>
          </table:table-cell>
          <table:table-cell table:style-name="ce6" office:value-type="float" office:value="5282.48796399999" calcext:value-type="float">
            <text:p>5282.48796399999</text:p>
          </table:table-cell>
          <table:table-cell table:style-name="ce6" office:value-type="float" office:value="5153.77586519999" calcext:value-type="float">
            <text:p>5153.77586519999</text:p>
          </table:table-cell>
          <table:table-cell table:style-name="ce23" office:value-type="float" office:value="11086.4135092" calcext:value-type="float">
            <text:p>11086.4135092</text:p>
          </table:table-cell>
          <table:table-cell table:style-name="ce23" office:value-type="float" office:value="23753.7101012" calcext:value-type="float">
            <text:p>23753.7101012</text:p>
          </table:table-cell>
          <table:table-cell table:style-name="ce23" office:value-type="float" office:value="47645.5008316" calcext:value-type="float">
            <text:p>47645.5008316</text:p>
          </table:table-cell>
          <table:table-cell table:style-name="ce23" office:value-type="float" office:value="60510.0654364" calcext:value-type="float">
            <text:p>60510.0654364</text:p>
          </table:table-cell>
          <table:table-cell table:style-name="ce23" office:value-type="float" office:value="68254.8543624" calcext:value-type="float">
            <text:p>68254.8543624</text:p>
          </table:table-cell>
          <table:table-cell table:style-name="ce23" office:value-type="float" office:value="121108.2191832" calcext:value-type="float">
            <text:p>121108.2191832</text:p>
          </table:table-cell>
          <table:table-cell table:style-name="ce23" office:value-type="float" office:value="77645.2195128" calcext:value-type="float">
            <text:p>77645.2195128</text:p>
          </table:table-cell>
          <table:table-cell table:style-name="ce22"/>
          <table:table-cell table:style-name="ce23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6" office:value-type="string" calcext:value-type="string">
            <text:p>GPR248</text:p>
          </table:table-cell>
          <table:table-cell table:style-name="ce6" office:value-type="string" calcext:value-type="string">
            <text:p>FRPa3</text:p>
          </table:table-cell>
          <table:table-cell table:style-name="ce6" office:value-type="float" office:value="4699.70581279999" calcext:value-type="float">
            <text:p>4699.70581279999</text:p>
          </table:table-cell>
          <table:table-cell table:style-name="ce6" office:value-type="float" office:value="5275.13219279999" calcext:value-type="float">
            <text:p>5275.13219279999</text:p>
          </table:table-cell>
          <table:table-cell table:style-name="ce6" office:value-type="float" office:value="5206.5727632" calcext:value-type="float">
            <text:p>5206.5727632</text:p>
          </table:table-cell>
          <table:table-cell table:style-name="ce6" office:value-type="float" office:value="5926.89513279999" calcext:value-type="float">
            <text:p>5926.89513279999</text:p>
          </table:table-cell>
          <table:table-cell table:style-name="ce6" office:value-type="float" office:value="7604.073662" calcext:value-type="float">
            <text:p>7604.073662</text:p>
          </table:table-cell>
          <table:table-cell table:style-name="ce23" office:value-type="float" office:value="11850.5045663999" calcext:value-type="float">
            <text:p>11850.5045663999</text:p>
          </table:table-cell>
          <table:table-cell table:style-name="ce23" office:value-type="float" office:value="28396.1414548" calcext:value-type="float">
            <text:p>28396.1414548</text:p>
          </table:table-cell>
          <table:table-cell table:style-name="ce23" office:value-type="float" office:value="58887.1965868" calcext:value-type="float">
            <text:p>58887.1965868</text:p>
          </table:table-cell>
          <table:table-cell table:style-name="ce23" office:value-type="float" office:value="74903.811294" calcext:value-type="float">
            <text:p>74903.811294</text:p>
          </table:table-cell>
          <table:table-cell table:style-name="ce23" office:value-type="float" office:value="103654.053314" calcext:value-type="float">
            <text:p>103654.053314</text:p>
          </table:table-cell>
          <table:table-cell table:style-name="ce23" office:value-type="float" office:value="102107.8164544" calcext:value-type="float">
            <text:p>102107.8164544</text:p>
          </table:table-cell>
          <table:table-cell table:style-name="ce23" office:value-type="float" office:value="91867.5168712" calcext:value-type="float">
            <text:p>91867.5168712</text:p>
          </table:table-cell>
          <table:table-cell table:style-name="ce22"/>
          <table:table-cell table:style-name="ce23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6" office:value-type="string" calcext:value-type="string">
            <text:p>GPR248</text:p>
          </table:table-cell>
          <table:table-cell table:style-name="ce6" office:value-type="string" calcext:value-type="string">
            <text:p>FRPa3</text:p>
          </table:table-cell>
          <table:table-cell table:style-name="ce6" office:value-type="float" office:value="6389.1591112" calcext:value-type="float">
            <text:p>6389.1591112</text:p>
          </table:table-cell>
          <table:table-cell table:style-name="ce6" office:value-type="float" office:value="6254.7162984" calcext:value-type="float">
            <text:p>6254.7162984</text:p>
          </table:table-cell>
          <table:table-cell table:style-name="ce6" office:value-type="float" office:value="4616.85759439999" calcext:value-type="float">
            <text:p>4616.85759439999</text:p>
          </table:table-cell>
          <table:table-cell table:style-name="ce6" office:value-type="float" office:value="5271.744444" calcext:value-type="float">
            <text:p>5271.744444</text:p>
          </table:table-cell>
          <table:table-cell table:style-name="ce6" office:value-type="float" office:value="6512.7275672" calcext:value-type="float">
            <text:p>6512.7275672</text:p>
          </table:table-cell>
          <table:table-cell table:style-name="ce23" office:value-type="float" office:value="9954.5032932" calcext:value-type="float">
            <text:p>9954.5032932</text:p>
          </table:table-cell>
          <table:table-cell table:style-name="ce23" office:value-type="float" office:value="27290.8660547999" calcext:value-type="float">
            <text:p>27290.8660547999</text:p>
          </table:table-cell>
          <table:table-cell table:style-name="ce23" office:value-type="float" office:value="54318.6278536" calcext:value-type="float">
            <text:p>54318.6278536</text:p>
          </table:table-cell>
          <table:table-cell table:style-name="ce23" office:value-type="float" office:value="85526.990776" calcext:value-type="float">
            <text:p>85526.990776</text:p>
          </table:table-cell>
          <table:table-cell table:style-name="ce23" office:value-type="float" office:value="78177.569318" calcext:value-type="float">
            <text:p>78177.569318</text:p>
          </table:table-cell>
          <table:table-cell table:style-name="ce23" office:value-type="float" office:value="108298.515317599" calcext:value-type="float">
            <text:p>108298.515317599</text:p>
          </table:table-cell>
          <table:table-cell table:style-name="ce23" office:value-type="float" office:value="113903.80916" calcext:value-type="float">
            <text:p>113903.80916</text:p>
          </table:table-cell>
          <table:table-cell table:style-name="ce22"/>
          <table:table-cell table:style-name="ce23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6" office:value-type="string" calcext:value-type="string">
            <text:p>GPR248</text:p>
          </table:table-cell>
          <table:table-cell table:style-name="ce6" office:value-type="string" calcext:value-type="string">
            <text:p>FRPa3</text:p>
          </table:table-cell>
          <table:table-cell table:style-name="ce6" office:value-type="float" office:value="11266.8733908" calcext:value-type="float">
            <text:p>11266.8733908</text:p>
          </table:table-cell>
          <table:table-cell table:style-name="ce6" office:value-type="float" office:value="10651.0980444" calcext:value-type="float">
            <text:p>10651.0980444</text:p>
          </table:table-cell>
          <table:table-cell table:style-name="ce6" office:value-type="float" office:value="10516.6602895999" calcext:value-type="float">
            <text:p>10516.6602895999</text:p>
          </table:table-cell>
          <table:table-cell table:style-name="ce6" office:value-type="float" office:value="13849.475136" calcext:value-type="float">
            <text:p>13849.475136</text:p>
          </table:table-cell>
          <table:table-cell table:style-name="ce6" office:value-type="float" office:value="15277.6896363999" calcext:value-type="float">
            <text:p>15277.6896363999</text:p>
          </table:table-cell>
          <table:table-cell table:style-name="ce23" office:value-type="float" office:value="20110.2041932" calcext:value-type="float">
            <text:p>20110.2041932</text:p>
          </table:table-cell>
          <table:table-cell table:style-name="ce23" office:value-type="float" office:value="26435.1505444" calcext:value-type="float">
            <text:p>26435.1505444</text:p>
          </table:table-cell>
          <table:table-cell table:style-name="ce23" office:value-type="float" office:value="39866.9317099999" calcext:value-type="float">
            <text:p>39866.9317099999</text:p>
          </table:table-cell>
          <table:table-cell table:style-name="ce23" office:value-type="float" office:value="57596.5375912" calcext:value-type="float">
            <text:p>57596.5375912</text:p>
          </table:table-cell>
          <table:table-cell table:style-name="ce23" office:value-type="float" office:value="31273.6751695999" calcext:value-type="float">
            <text:p>31273.6751695999</text:p>
          </table:table-cell>
          <table:table-cell table:style-name="ce23" office:value-type="float" office:value="103294.667739599" calcext:value-type="float">
            <text:p>103294.667739599</text:p>
          </table:table-cell>
          <table:table-cell table:style-name="ce23" office:value-type="float" office:value="86922.9541743999" calcext:value-type="float">
            <text:p>86922.9541743999</text:p>
          </table:table-cell>
          <table:table-cell table:style-name="ce22"/>
          <table:table-cell table:style-name="ce23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6" office:value-type="string" calcext:value-type="string">
            <text:p>GPR248</text:p>
          </table:table-cell>
          <table:table-cell table:style-name="ce6" office:value-type="string" calcext:value-type="string">
            <text:p>FRPa3</text:p>
          </table:table-cell>
          <table:table-cell table:style-name="ce6" office:value-type="float" office:value="9488.5654768" calcext:value-type="float">
            <text:p>9488.5654768</text:p>
          </table:table-cell>
          <table:table-cell table:style-name="ce6" office:value-type="float" office:value="10970.9987139999" calcext:value-type="float">
            <text:p>10970.9987139999</text:p>
          </table:table-cell>
          <table:table-cell table:style-name="ce6" office:value-type="float" office:value="13460.6759395999" calcext:value-type="float">
            <text:p>13460.6759395999</text:p>
          </table:table-cell>
          <table:table-cell table:style-name="ce6" office:value-type="float" office:value="10819.4113608" calcext:value-type="float">
            <text:p>10819.4113608</text:p>
          </table:table-cell>
          <table:table-cell table:style-name="ce6" office:value-type="float" office:value="18483.0292644" calcext:value-type="float">
            <text:p>18483.0292644</text:p>
          </table:table-cell>
          <table:table-cell table:style-name="ce23" office:value-type="float" office:value="23682.878772" calcext:value-type="float">
            <text:p>23682.878772</text:p>
          </table:table-cell>
          <table:table-cell table:style-name="ce23" office:value-type="float" office:value="31635.0667892" calcext:value-type="float">
            <text:p>31635.0667892</text:p>
          </table:table-cell>
          <table:table-cell table:style-name="ce23" office:value-type="float" office:value="49837.0652824" calcext:value-type="float">
            <text:p>49837.0652824</text:p>
          </table:table-cell>
          <table:table-cell table:style-name="ce23" office:value-type="float" office:value="63271.5136472" calcext:value-type="float">
            <text:p>63271.5136472</text:p>
          </table:table-cell>
          <table:table-cell table:style-name="ce23" office:value-type="float" office:value="9058.437596" calcext:value-type="float">
            <text:p>9058.437596</text:p>
          </table:table-cell>
          <table:table-cell table:style-name="ce23" office:value-type="float" office:value="94541.3414028" calcext:value-type="float">
            <text:p>94541.3414028</text:p>
          </table:table-cell>
          <table:table-cell table:style-name="ce23" office:value-type="float" office:value="89053.4707648" calcext:value-type="float">
            <text:p>89053.4707648</text:p>
          </table:table-cell>
          <table:table-cell table:style-name="ce22"/>
          <table:table-cell table:style-name="ce23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6" office:value-type="string" calcext:value-type="string">
            <text:p>GPR248</text:p>
          </table:table-cell>
          <table:table-cell table:style-name="ce6" office:value-type="string" calcext:value-type="string">
            <text:p>FRPa3</text:p>
          </table:table-cell>
          <table:table-cell table:style-name="ce6" office:value-type="float" office:value="9611.96103999999" calcext:value-type="float">
            <text:p>9611.96103999999</text:p>
          </table:table-cell>
          <table:table-cell table:style-name="ce6" office:value-type="float" office:value="10903.5809427999" calcext:value-type="float">
            <text:p>10903.5809427999</text:p>
          </table:table-cell>
          <table:table-cell table:style-name="ce6" office:value-type="float" office:value="10607.8898676" calcext:value-type="float">
            <text:p>10607.8898676</text:p>
          </table:table-cell>
          <table:table-cell table:style-name="ce6" office:value-type="float" office:value="9652.968696" calcext:value-type="float">
            <text:p>9652.968696</text:p>
          </table:table-cell>
          <table:table-cell table:style-name="ce6" office:value-type="float" office:value="13053.3341635999" calcext:value-type="float">
            <text:p>13053.3341635999</text:p>
          </table:table-cell>
          <table:table-cell table:style-name="ce23" office:value-type="float" office:value="18696.04345" calcext:value-type="float">
            <text:p>18696.04345</text:p>
          </table:table-cell>
          <table:table-cell table:style-name="ce23" office:value-type="float" office:value="29844.5162956" calcext:value-type="float">
            <text:p>29844.5162956</text:p>
          </table:table-cell>
          <table:table-cell table:style-name="ce23" office:value-type="float" office:value="43000.178778" calcext:value-type="float">
            <text:p>43000.178778</text:p>
          </table:table-cell>
          <table:table-cell table:style-name="ce23" office:value-type="float" office:value="45258.30782" calcext:value-type="float">
            <text:p>45258.30782</text:p>
          </table:table-cell>
          <table:table-cell table:style-name="ce23" office:value-type="float" office:value="65193.2218271999" calcext:value-type="float">
            <text:p>65193.2218271999</text:p>
          </table:table-cell>
          <table:table-cell table:style-name="ce23" office:value-type="float" office:value="97104.1138212" calcext:value-type="float">
            <text:p>97104.1138212</text:p>
          </table:table-cell>
          <table:table-cell table:style-name="ce23" office:value-type="float" office:value="82472.1558443999" calcext:value-type="float">
            <text:p>82472.1558443999</text:p>
          </table:table-cell>
          <table:table-cell table:style-name="ce22"/>
          <table:table-cell table:style-name="ce23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6" office:value-type="string" calcext:value-type="string">
            <text:p>GPR248</text:p>
          </table:table-cell>
          <table:table-cell table:style-name="ce6" office:value-type="string" calcext:value-type="string">
            <text:p>FRPa3</text:p>
          </table:table-cell>
          <table:table-cell table:style-name="ce6" office:value-type="float" office:value="3780.53457159999" calcext:value-type="float">
            <text:p>3780.53457159999</text:p>
          </table:table-cell>
          <table:table-cell table:style-name="ce6" office:value-type="float" office:value="2616.73384059999" calcext:value-type="float">
            <text:p>2616.73384059999</text:p>
          </table:table-cell>
          <table:table-cell table:style-name="ce6" office:value-type="float" office:value="2536.22268399999" calcext:value-type="float">
            <text:p>2536.22268399999</text:p>
          </table:table-cell>
          <table:table-cell table:style-name="ce6" office:value-type="float" office:value="1977.5241968" calcext:value-type="float">
            <text:p>1977.5241968</text:p>
          </table:table-cell>
          <table:table-cell table:style-name="ce6" office:value-type="float" office:value="1071.8580948" calcext:value-type="float">
            <text:p>1071.8580948</text:p>
          </table:table-cell>
          <table:table-cell table:style-name="ce23" office:value-type="float" office:value="1000.10162279999" calcext:value-type="float">
            <text:p>1000.10162279999</text:p>
          </table:table-cell>
          <table:table-cell table:style-name="ce23" office:value-type="float" office:value="1800.85203919999" calcext:value-type="float">
            <text:p>1800.85203919999</text:p>
          </table:table-cell>
          <table:table-cell table:style-name="ce23" office:value-type="float" office:value="9892.4490664" calcext:value-type="float">
            <text:p>9892.4490664</text:p>
          </table:table-cell>
          <table:table-cell table:style-name="ce23" office:value-type="float" office:value="3664.60897119999" calcext:value-type="float">
            <text:p>3664.60897119999</text:p>
          </table:table-cell>
          <table:table-cell table:style-name="ce23" office:value-type="float" office:value="13000.7815476" calcext:value-type="float">
            <text:p>13000.7815476</text:p>
          </table:table-cell>
          <table:table-cell table:style-name="ce23" office:value-type="float" office:value="12365.230688" calcext:value-type="float">
            <text:p>12365.230688</text:p>
          </table:table-cell>
          <table:table-cell table:style-name="ce23" office:value-type="float" office:value="31725.5264828" calcext:value-type="float">
            <text:p>31725.5264828</text:p>
          </table:table-cell>
          <table:table-cell table:style-name="ce22"/>
          <table:table-cell table:style-name="ce23" office:value-type="string" calcext:value-type="string">
            <text:p>2023_03_16</text:p>
          </table:table-cell>
          <table:table-cell table:number-columns-repeated="1007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6" office:value-type="string" calcext:value-type="string">
            <text:p>GPR248</text:p>
          </table:table-cell>
          <table:table-cell table:style-name="ce6" office:value-type="string" calcext:value-type="string">
            <text:p>FRPa3</text:p>
          </table:table-cell>
          <table:table-cell table:style-name="ce6" office:value-type="float" office:value="3514.5403126" calcext:value-type="float">
            <text:p>3514.5403126</text:p>
          </table:table-cell>
          <table:table-cell table:style-name="ce6" office:value-type="float" office:value="2403.8115524" calcext:value-type="float">
            <text:p>2403.8115524</text:p>
          </table:table-cell>
          <table:table-cell table:style-name="ce6" office:value-type="float" office:value="4283.6925056" calcext:value-type="float">
            <text:p>4283.6925056</text:p>
          </table:table-cell>
          <table:table-cell table:style-name="ce6" office:value-type="float" office:value="3941.092004" calcext:value-type="float">
            <text:p>3941.092004</text:p>
          </table:table-cell>
          <table:table-cell table:style-name="ce6" office:value-type="float" office:value="2822.51927679999" calcext:value-type="float">
            <text:p>2822.51927679999</text:p>
          </table:table-cell>
          <table:table-cell table:style-name="ce23" office:value-type="float" office:value="2446.14941719999" calcext:value-type="float">
            <text:p>2446.14941719999</text:p>
          </table:table-cell>
          <table:table-cell table:style-name="ce23" office:value-type="float" office:value="1783.2892116" calcext:value-type="float">
            <text:p>1783.2892116</text:p>
          </table:table-cell>
          <table:table-cell table:style-name="ce23" office:value-type="float" office:value="30479.1497732" calcext:value-type="float">
            <text:p>30479.1497732</text:p>
          </table:table-cell>
          <table:table-cell table:style-name="ce23" office:value-type="float" office:value="25628.7419312" calcext:value-type="float">
            <text:p>25628.7419312</text:p>
          </table:table-cell>
          <table:table-cell table:style-name="ce23" office:value-type="float" office:value="23093.1365048" calcext:value-type="float">
            <text:p>23093.1365048</text:p>
          </table:table-cell>
          <table:table-cell table:style-name="ce23" office:value-type="float" office:value="23349.2622327999" calcext:value-type="float">
            <text:p>23349.2622327999</text:p>
          </table:table-cell>
          <table:table-cell table:style-name="ce23" office:value-type="float" office:value="35046.862702" calcext:value-type="float">
            <text:p>35046.862702</text:p>
          </table:table-cell>
          <table:table-cell table:style-name="ce22"/>
          <table:table-cell table:style-name="ce23" office:value-type="string" calcext:value-type="string">
            <text:p>2023_03_16</text:p>
          </table:table-cell>
          <table:table-cell table:number-columns-repeated="1007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6" office:value-type="string" calcext:value-type="string">
            <text:p>GPR248</text:p>
          </table:table-cell>
          <table:table-cell table:style-name="ce6" office:value-type="string" calcext:value-type="string">
            <text:p>FRPa3</text:p>
          </table:table-cell>
          <table:table-cell table:style-name="ce6" office:value-type="float" office:value="3356.3597018" calcext:value-type="float">
            <text:p>3356.3597018</text:p>
          </table:table-cell>
          <table:table-cell table:style-name="ce6" office:value-type="float" office:value="2385.392897" calcext:value-type="float">
            <text:p>2385.392897</text:p>
          </table:table-cell>
          <table:table-cell table:style-name="ce6" office:value-type="float" office:value="5071.1818044" calcext:value-type="float">
            <text:p>5071.1818044</text:p>
          </table:table-cell>
          <table:table-cell table:style-name="ce6" office:value-type="float" office:value="6331.344404" calcext:value-type="float">
            <text:p>6331.344404</text:p>
          </table:table-cell>
          <table:table-cell table:style-name="ce6" office:value-type="float" office:value="4573.0018616" calcext:value-type="float">
            <text:p>4573.0018616</text:p>
          </table:table-cell>
          <table:table-cell table:style-name="ce23" office:value-type="float" office:value="3624.91126279999" calcext:value-type="float">
            <text:p>3624.91126279999</text:p>
          </table:table-cell>
          <table:table-cell table:style-name="ce23" office:value-type="float" office:value="3477.7316868" calcext:value-type="float">
            <text:p>3477.7316868</text:p>
          </table:table-cell>
          <table:table-cell table:style-name="ce23" office:value-type="float" office:value="1298.99645039999" calcext:value-type="float">
            <text:p>1298.99645039999</text:p>
          </table:table-cell>
          <table:table-cell table:style-name="ce23" office:value-type="float" office:value="27328.7982592" calcext:value-type="float">
            <text:p>27328.7982592</text:p>
          </table:table-cell>
          <table:table-cell table:style-name="ce23" office:value-type="float" office:value="44502.7513116" calcext:value-type="float">
            <text:p>44502.7513116</text:p>
          </table:table-cell>
          <table:table-cell table:style-name="ce23" office:value-type="float" office:value="15865.2309715999" calcext:value-type="float">
            <text:p>15865.2309715999</text:p>
          </table:table-cell>
          <table:table-cell table:style-name="ce23" office:value-type="float" office:value="45458.3652636" calcext:value-type="float">
            <text:p>45458.3652636</text:p>
          </table:table-cell>
          <table:table-cell table:style-name="ce22"/>
          <table:table-cell table:style-name="ce23" office:value-type="string" calcext:value-type="string">
            <text:p>2023_03_16</text:p>
          </table:table-cell>
          <table:table-cell table:number-columns-repeated="1007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6" office:value-type="string" calcext:value-type="string">
            <text:p>GPR248</text:p>
          </table:table-cell>
          <table:table-cell table:style-name="ce6" office:value-type="string" calcext:value-type="string">
            <text:p>RPa2</text:p>
          </table:table-cell>
          <table:table-cell table:style-name="ce6" office:value-type="float" office:value="11025.9316892" calcext:value-type="float">
            <text:p>11025.9316892</text:p>
          </table:table-cell>
          <table:table-cell table:style-name="ce6" office:value-type="float" office:value="12630.0070524" calcext:value-type="float">
            <text:p>12630.0070524</text:p>
          </table:table-cell>
          <table:table-cell table:style-name="ce6" office:value-type="float" office:value="11021.0691359999" calcext:value-type="float">
            <text:p>11021.0691359999</text:p>
          </table:table-cell>
          <table:table-cell table:style-name="ce6" office:value-type="float" office:value="12030.6895431999" calcext:value-type="float">
            <text:p>12030.6895431999</text:p>
          </table:table-cell>
          <table:table-cell table:style-name="ce6" office:value-type="float" office:value="9842.577868" calcext:value-type="float">
            <text:p>9842.577868</text:p>
          </table:table-cell>
          <table:table-cell table:style-name="ce23" office:value-type="float" office:value="23538.3161239999" calcext:value-type="float">
            <text:p>23538.3161239999</text:p>
          </table:table-cell>
          <table:table-cell table:style-name="ce23" office:value-type="float" office:value="51340.6667176" calcext:value-type="float">
            <text:p>51340.6667176</text:p>
          </table:table-cell>
          <table:table-cell table:style-name="ce23" office:value-type="float" office:value="83880.9049383999" calcext:value-type="float">
            <text:p>83880.9049383999</text:p>
          </table:table-cell>
          <table:table-cell table:style-name="ce23" office:value-type="float" office:value="75483.8785056" calcext:value-type="float">
            <text:p>75483.8785056</text:p>
          </table:table-cell>
          <table:table-cell table:style-name="ce23" office:value-type="float" office:value="70075.5987528" calcext:value-type="float">
            <text:p>70075.5987528</text:p>
          </table:table-cell>
          <table:table-cell table:style-name="ce23" office:value-type="float" office:value="61414.5185016" calcext:value-type="float">
            <text:p>61414.5185016</text:p>
          </table:table-cell>
          <table:table-cell table:style-name="ce23" office:value-type="float" office:value="90646.8909335999" calcext:value-type="float">
            <text:p>90646.8909335999</text:p>
          </table:table-cell>
          <table:table-cell table:style-name="ce22"/>
          <table:table-cell table:style-name="ce23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6" office:value-type="string" calcext:value-type="string">
            <text:p>GPR248</text:p>
          </table:table-cell>
          <table:table-cell table:style-name="ce6" office:value-type="string" calcext:value-type="string">
            <text:p>RPa2</text:p>
          </table:table-cell>
          <table:table-cell table:style-name="ce6" office:value-type="float" office:value="11754.4496376" calcext:value-type="float">
            <text:p>11754.4496376</text:p>
          </table:table-cell>
          <table:table-cell table:style-name="ce6" office:value-type="float" office:value="11517.0846147999" calcext:value-type="float">
            <text:p>11517.0846147999</text:p>
          </table:table-cell>
          <table:table-cell table:style-name="ce6" office:value-type="float" office:value="12966.0252259999" calcext:value-type="float">
            <text:p>12966.0252259999</text:p>
          </table:table-cell>
          <table:table-cell table:style-name="ce6" office:value-type="float" office:value="10808.1772712" calcext:value-type="float">
            <text:p>10808.1772712</text:p>
          </table:table-cell>
          <table:table-cell table:style-name="ce6" office:value-type="float" office:value="14825.404352" calcext:value-type="float">
            <text:p>14825.404352</text:p>
          </table:table-cell>
          <table:table-cell table:style-name="ce23" office:value-type="float" office:value="21499.7067912" calcext:value-type="float">
            <text:p>21499.7067912</text:p>
          </table:table-cell>
          <table:table-cell table:style-name="ce23" office:value-type="float" office:value="47586.4005167999" calcext:value-type="float">
            <text:p>47586.4005167999</text:p>
          </table:table-cell>
          <table:table-cell table:style-name="ce23" office:value-type="float" office:value="92171.7238175999" calcext:value-type="float">
            <text:p>92171.7238175999</text:p>
          </table:table-cell>
          <table:table-cell table:style-name="ce23" office:value-type="float" office:value="72792.5895423999" calcext:value-type="float">
            <text:p>72792.5895423999</text:p>
          </table:table-cell>
          <table:table-cell table:style-name="ce23" office:value-type="float" office:value="53957.634604" calcext:value-type="float">
            <text:p>53957.634604</text:p>
          </table:table-cell>
          <table:table-cell table:style-name="ce23" office:value-type="float" office:value="87868.6868344" calcext:value-type="float">
            <text:p>87868.6868344</text:p>
          </table:table-cell>
          <table:table-cell table:style-name="ce23" office:value-type="float" office:value="84066.3554591999" calcext:value-type="float">
            <text:p>84066.3554591999</text:p>
          </table:table-cell>
          <table:table-cell table:style-name="ce22"/>
          <table:table-cell table:style-name="ce23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6" office:value-type="string" calcext:value-type="string">
            <text:p>GPR248</text:p>
          </table:table-cell>
          <table:table-cell table:style-name="ce6" office:value-type="string" calcext:value-type="string">
            <text:p>RPa2</text:p>
          </table:table-cell>
          <table:table-cell table:style-name="ce6" office:value-type="float" office:value="12431.7248916" calcext:value-type="float">
            <text:p>12431.7248916</text:p>
          </table:table-cell>
          <table:table-cell table:style-name="ce6" office:value-type="float" office:value="10348.9183052" calcext:value-type="float">
            <text:p>10348.9183052</text:p>
          </table:table-cell>
          <table:table-cell table:style-name="ce6" office:value-type="float" office:value="10445.721666" calcext:value-type="float">
            <text:p>10445.721666</text:p>
          </table:table-cell>
          <table:table-cell table:style-name="ce6" office:value-type="float" office:value="9176.3476736" calcext:value-type="float">
            <text:p>9176.3476736</text:p>
          </table:table-cell>
          <table:table-cell table:style-name="ce6" office:value-type="float" office:value="14107.2266816" calcext:value-type="float">
            <text:p>14107.2266816</text:p>
          </table:table-cell>
          <table:table-cell table:style-name="ce23" office:value-type="float" office:value="20657.3666039999" calcext:value-type="float">
            <text:p>20657.3666039999</text:p>
          </table:table-cell>
          <table:table-cell table:style-name="ce23" office:value-type="float" office:value="50108.7173432" calcext:value-type="float">
            <text:p>50108.7173432</text:p>
          </table:table-cell>
          <table:table-cell table:style-name="ce23" office:value-type="float" office:value="77664.0890288" calcext:value-type="float">
            <text:p>77664.0890288</text:p>
          </table:table-cell>
          <table:table-cell table:style-name="ce23" office:value-type="float" office:value="86866.597016" calcext:value-type="float">
            <text:p>86866.597016</text:p>
          </table:table-cell>
          <table:table-cell table:style-name="ce23" office:value-type="float" office:value="63345.9148199999" calcext:value-type="float">
            <text:p>63345.9148199999</text:p>
          </table:table-cell>
          <table:table-cell table:style-name="ce23" office:value-type="float" office:value="78623.5892696" calcext:value-type="float">
            <text:p>78623.5892696</text:p>
          </table:table-cell>
          <table:table-cell table:style-name="ce23" office:value-type="float" office:value="92342.1620239999" calcext:value-type="float">
            <text:p>92342.1620239999</text:p>
          </table:table-cell>
          <table:table-cell table:style-name="ce22"/>
          <table:table-cell table:style-name="ce23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6" office:value-type="string" calcext:value-type="string">
            <text:p>GPR248</text:p>
          </table:table-cell>
          <table:table-cell table:style-name="ce6" office:value-type="string" calcext:value-type="string">
            <text:p>RPa2</text:p>
          </table:table-cell>
          <table:table-cell table:style-name="ce6" office:value-type="float" office:value="5679.77040439999" calcext:value-type="float">
            <text:p>5679.77040439999</text:p>
          </table:table-cell>
          <table:table-cell table:style-name="ce6" office:value-type="float" office:value="3367.23002479999" calcext:value-type="float">
            <text:p>3367.23002479999</text:p>
          </table:table-cell>
          <table:table-cell table:style-name="ce6" office:value-type="float" office:value="2741.75563639999" calcext:value-type="float">
            <text:p>2741.75563639999</text:p>
          </table:table-cell>
          <table:table-cell table:style-name="ce6" office:value-type="float" office:value="3754.05014839999" calcext:value-type="float">
            <text:p>3754.05014839999</text:p>
          </table:table-cell>
          <table:table-cell table:style-name="ce6" office:value-type="float" office:value="4682.4215012" calcext:value-type="float">
            <text:p>4682.4215012</text:p>
          </table:table-cell>
          <table:table-cell table:style-name="ce23" office:value-type="float" office:value="8096.2182844" calcext:value-type="float">
            <text:p>8096.2182844</text:p>
          </table:table-cell>
          <table:table-cell table:style-name="ce23" office:value-type="float" office:value="21639.6863767999" calcext:value-type="float">
            <text:p>21639.6863767999</text:p>
          </table:table-cell>
          <table:table-cell table:style-name="ce23" office:value-type="float" office:value="45223.9286915999" calcext:value-type="float">
            <text:p>45223.9286915999</text:p>
          </table:table-cell>
          <table:table-cell table:style-name="ce23" office:value-type="float" office:value="56438.6603059999" calcext:value-type="float">
            <text:p>56438.6603059999</text:p>
          </table:table-cell>
          <table:table-cell table:style-name="ce23" office:value-type="float" office:value="61986.9053276" calcext:value-type="float">
            <text:p>61986.9053276</text:p>
          </table:table-cell>
          <table:table-cell table:style-name="ce23" office:value-type="float" office:value="53829.512464" calcext:value-type="float">
            <text:p>53829.512464</text:p>
          </table:table-cell>
          <table:table-cell table:style-name="ce23" office:value-type="float" office:value="71583.4122855999" calcext:value-type="float">
            <text:p>71583.4122855999</text:p>
          </table:table-cell>
          <table:table-cell table:style-name="ce22"/>
          <table:table-cell table:style-name="ce23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6" office:value-type="string" calcext:value-type="string">
            <text:p>GPR248</text:p>
          </table:table-cell>
          <table:table-cell table:style-name="ce6" office:value-type="string" calcext:value-type="string">
            <text:p>RPa2</text:p>
          </table:table-cell>
          <table:table-cell table:style-name="ce6" office:value-type="float" office:value="5519.3853004" calcext:value-type="float">
            <text:p>5519.3853004</text:p>
          </table:table-cell>
          <table:table-cell table:style-name="ce6" office:value-type="float" office:value="3367.446612" calcext:value-type="float">
            <text:p>3367.446612</text:p>
          </table:table-cell>
          <table:table-cell table:style-name="ce6" office:value-type="float" office:value="3637.7119392" calcext:value-type="float">
            <text:p>3637.7119392</text:p>
          </table:table-cell>
          <table:table-cell table:style-name="ce6" office:value-type="float" office:value="3681.9566472" calcext:value-type="float">
            <text:p>3681.9566472</text:p>
          </table:table-cell>
          <table:table-cell table:style-name="ce6" office:value-type="float" office:value="4572.75135439999" calcext:value-type="float">
            <text:p>4572.75135439999</text:p>
          </table:table-cell>
          <table:table-cell table:style-name="ce23" office:value-type="float" office:value="7308.10640999999" calcext:value-type="float">
            <text:p>7308.10640999999</text:p>
          </table:table-cell>
          <table:table-cell table:style-name="ce23" office:value-type="float" office:value="25949.3673311999" calcext:value-type="float">
            <text:p>25949.3673311999</text:p>
          </table:table-cell>
          <table:table-cell table:style-name="ce23" office:value-type="float" office:value="42366.6626611999" calcext:value-type="float">
            <text:p>42366.6626611999</text:p>
          </table:table-cell>
          <table:table-cell table:style-name="ce23" office:value-type="float" office:value="25470.9412331999" calcext:value-type="float">
            <text:p>25470.9412331999</text:p>
          </table:table-cell>
          <table:table-cell table:style-name="ce23" office:value-type="float" office:value="55432.9858552" calcext:value-type="float">
            <text:p>55432.9858552</text:p>
          </table:table-cell>
          <table:table-cell table:style-name="ce23" office:value-type="float" office:value="43496.1496728" calcext:value-type="float">
            <text:p>43496.1496728</text:p>
          </table:table-cell>
          <table:table-cell table:style-name="ce23" office:value-type="float" office:value="75708.8021268" calcext:value-type="float">
            <text:p>75708.8021268</text:p>
          </table:table-cell>
          <table:table-cell table:style-name="ce22"/>
          <table:table-cell table:style-name="ce23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6" office:value-type="string" calcext:value-type="string">
            <text:p>GPR248</text:p>
          </table:table-cell>
          <table:table-cell table:style-name="ce6" office:value-type="string" calcext:value-type="string">
            <text:p>RPa2</text:p>
          </table:table-cell>
          <table:table-cell table:style-name="ce6" office:value-type="float" office:value="5555.6220268" calcext:value-type="float">
            <text:p>5555.6220268</text:p>
          </table:table-cell>
          <table:table-cell table:style-name="ce6" office:value-type="float" office:value="4083.9212896" calcext:value-type="float">
            <text:p>4083.9212896</text:p>
          </table:table-cell>
          <table:table-cell table:style-name="ce6" office:value-type="float" office:value="3763.58136079999" calcext:value-type="float">
            <text:p>3763.58136079999</text:p>
          </table:table-cell>
          <table:table-cell table:style-name="ce6" office:value-type="float" office:value="2264.1758512" calcext:value-type="float">
            <text:p>2264.1758512</text:p>
          </table:table-cell>
          <table:table-cell table:style-name="ce6" office:value-type="float" office:value="3802.37552759999" calcext:value-type="float">
            <text:p>3802.37552759999</text:p>
          </table:table-cell>
          <table:table-cell table:style-name="ce23" office:value-type="float" office:value="6282.3436096" calcext:value-type="float">
            <text:p>6282.3436096</text:p>
          </table:table-cell>
          <table:table-cell table:style-name="ce23" office:value-type="float" office:value="23378.5105975999" calcext:value-type="float">
            <text:p>23378.5105975999</text:p>
          </table:table-cell>
          <table:table-cell table:style-name="ce23" office:value-type="float" office:value="37691.5032916" calcext:value-type="float">
            <text:p>37691.5032916</text:p>
          </table:table-cell>
          <table:table-cell table:style-name="ce23" office:value-type="float" office:value="42854.0245436" calcext:value-type="float">
            <text:p>42854.0245436</text:p>
          </table:table-cell>
          <table:table-cell table:style-name="ce23" office:value-type="float" office:value="41175.125388" calcext:value-type="float">
            <text:p>41175.125388</text:p>
          </table:table-cell>
          <table:table-cell table:style-name="ce23" office:value-type="float" office:value="31844.9517911999" calcext:value-type="float">
            <text:p>31844.9517911999</text:p>
          </table:table-cell>
          <table:table-cell table:style-name="ce23" office:value-type="float" office:value="64875.3705332" calcext:value-type="float">
            <text:p>64875.3705332</text:p>
          </table:table-cell>
          <table:table-cell table:style-name="ce22"/>
          <table:table-cell table:style-name="ce23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6" office:value-type="string" calcext:value-type="string">
            <text:p>GPR248</text:p>
          </table:table-cell>
          <table:table-cell table:style-name="ce6" office:value-type="string" calcext:value-type="string">
            <text:p>RPa2</text:p>
          </table:table-cell>
          <table:table-cell table:style-name="ce6" office:value-type="float" office:value="3145.1933334" calcext:value-type="float">
            <text:p>3145.1933334</text:p>
          </table:table-cell>
          <table:table-cell table:style-name="ce6" office:value-type="float" office:value="8117.7463738" calcext:value-type="float">
            <text:p>8117.7463738</text:p>
          </table:table-cell>
          <table:table-cell table:style-name="ce6" office:value-type="float" office:value="7569.1914988" calcext:value-type="float">
            <text:p>7569.1914988</text:p>
          </table:table-cell>
          <table:table-cell table:style-name="ce6" office:value-type="float" office:value="8897.51632159999" calcext:value-type="float">
            <text:p>8897.51632159999</text:p>
          </table:table-cell>
          <table:table-cell table:style-name="ce6" office:value-type="float" office:value="8877.6055776" calcext:value-type="float">
            <text:p>8877.6055776</text:p>
          </table:table-cell>
          <table:table-cell table:style-name="ce23" office:value-type="float" office:value="4072.46240399999" calcext:value-type="float">
            <text:p>4072.46240399999</text:p>
          </table:table-cell>
          <table:table-cell table:style-name="ce23" office:value-type="float" office:value="20224.7231464" calcext:value-type="float">
            <text:p>20224.7231464</text:p>
          </table:table-cell>
          <table:table-cell table:style-name="ce23" office:value-type="float" office:value="45781.0908299999" calcext:value-type="float">
            <text:p>45781.0908299999</text:p>
          </table:table-cell>
          <table:table-cell table:style-name="ce23" office:value-type="float" office:value="34376.9243396" calcext:value-type="float">
            <text:p>34376.9243396</text:p>
          </table:table-cell>
          <table:table-cell table:style-name="ce23" office:value-type="float" office:value="25277.5927864" calcext:value-type="float">
            <text:p>25277.5927864</text:p>
          </table:table-cell>
          <table:table-cell table:style-name="ce23" office:value-type="float" office:value="22957.8280544" calcext:value-type="float">
            <text:p>22957.8280544</text:p>
          </table:table-cell>
          <table:table-cell table:style-name="ce23" office:value-type="float" office:value="52779.3130436" calcext:value-type="float">
            <text:p>52779.3130436</text:p>
          </table:table-cell>
          <table:table-cell table:style-name="ce22"/>
          <table:table-cell table:style-name="ce23" office:value-type="string" calcext:value-type="string">
            <text:p>2023_03_16</text:p>
          </table:table-cell>
          <table:table-cell table:number-columns-repeated="1007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6" office:value-type="string" calcext:value-type="string">
            <text:p>GPR248</text:p>
          </table:table-cell>
          <table:table-cell table:style-name="ce6" office:value-type="string" calcext:value-type="string">
            <text:p>RPa2</text:p>
          </table:table-cell>
          <table:table-cell table:style-name="ce6" office:value-type="float" office:value="5971.3893314" calcext:value-type="float">
            <text:p>5971.3893314</text:p>
          </table:table-cell>
          <table:table-cell table:style-name="ce6" office:value-type="float" office:value="8988.3893626" calcext:value-type="float">
            <text:p>8988.3893626</text:p>
          </table:table-cell>
          <table:table-cell table:style-name="ce6" office:value-type="float" office:value="10536.9010423999" calcext:value-type="float">
            <text:p>10536.9010423999</text:p>
          </table:table-cell>
          <table:table-cell table:style-name="ce6" office:value-type="float" office:value="9917.8682724" calcext:value-type="float">
            <text:p>9917.8682724</text:p>
          </table:table-cell>
          <table:table-cell table:style-name="ce6" office:value-type="float" office:value="7234.71453" calcext:value-type="float">
            <text:p>7234.71453</text:p>
          </table:table-cell>
          <table:table-cell table:style-name="ce23" office:value-type="float" office:value="7838.09071319999" calcext:value-type="float">
            <text:p>7838.09071319999</text:p>
          </table:table-cell>
          <table:table-cell table:style-name="ce23" office:value-type="float" office:value="35534.4856379999" calcext:value-type="float">
            <text:p>35534.4856379999</text:p>
          </table:table-cell>
          <table:table-cell table:style-name="ce23" office:value-type="float" office:value="34525.1348208" calcext:value-type="float">
            <text:p>34525.1348208</text:p>
          </table:table-cell>
          <table:table-cell table:style-name="ce23" office:value-type="float" office:value="36565.0247504" calcext:value-type="float">
            <text:p>36565.0247504</text:p>
          </table:table-cell>
          <table:table-cell table:style-name="ce23" office:value-type="float" office:value="43074.4824588" calcext:value-type="float">
            <text:p>43074.4824588</text:p>
          </table:table-cell>
          <table:table-cell table:style-name="ce23" office:value-type="float" office:value="31920.436716" calcext:value-type="float">
            <text:p>31920.436716</text:p>
          </table:table-cell>
          <table:table-cell table:style-name="ce23" office:value-type="float" office:value="74832.3187312" calcext:value-type="float">
            <text:p>74832.3187312</text:p>
          </table:table-cell>
          <table:table-cell table:style-name="ce22"/>
          <table:table-cell table:style-name="ce23" office:value-type="string" calcext:value-type="string">
            <text:p>2023_03_16</text:p>
          </table:table-cell>
          <table:table-cell table:number-columns-repeated="1007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6" office:value-type="string" calcext:value-type="string">
            <text:p>GPR248</text:p>
          </table:table-cell>
          <table:table-cell table:style-name="ce6" office:value-type="string" calcext:value-type="string">
            <text:p>RPa2</text:p>
          </table:table-cell>
          <table:table-cell table:style-name="ce6" office:value-type="float" office:value="3372.1493358" calcext:value-type="float">
            <text:p>3372.1493358</text:p>
          </table:table-cell>
          <table:table-cell table:style-name="ce6" office:value-type="float" office:value="6018.5133536" calcext:value-type="float">
            <text:p>6018.5133536</text:p>
          </table:table-cell>
          <table:table-cell table:style-name="ce6" office:value-type="float" office:value="7623.88135" calcext:value-type="float">
            <text:p>7623.88135</text:p>
          </table:table-cell>
          <table:table-cell table:style-name="ce6" office:value-type="float" office:value="9379.4432856" calcext:value-type="float">
            <text:p>9379.4432856</text:p>
          </table:table-cell>
          <table:table-cell table:style-name="ce6" office:value-type="float" office:value="3482.5860732" calcext:value-type="float">
            <text:p>3482.5860732</text:p>
          </table:table-cell>
          <table:table-cell table:style-name="ce23" office:value-type="float" office:value="3322.525612" calcext:value-type="float">
            <text:p>3322.525612</text:p>
          </table:table-cell>
          <table:table-cell table:style-name="ce23" office:value-type="float" office:value="11535.8925323999" calcext:value-type="float">
            <text:p>11535.8925323999</text:p>
          </table:table-cell>
          <table:table-cell table:style-name="ce23" office:value-type="float" office:value="31699.3409851999" calcext:value-type="float">
            <text:p>31699.3409851999</text:p>
          </table:table-cell>
          <table:table-cell table:style-name="ce23" office:value-type="float" office:value="50445.5467775999" calcext:value-type="float">
            <text:p>50445.5467775999</text:p>
          </table:table-cell>
          <table:table-cell table:style-name="ce23" office:value-type="float" office:value="35595.6641535999" calcext:value-type="float">
            <text:p>35595.6641535999</text:p>
          </table:table-cell>
          <table:table-cell table:style-name="ce23" office:value-type="float" office:value="39106.6147076" calcext:value-type="float">
            <text:p>39106.6147076</text:p>
          </table:table-cell>
          <table:table-cell table:style-name="ce23" office:value-type="float" office:value="62268.1159475999" calcext:value-type="float">
            <text:p>62268.1159475999</text:p>
          </table:table-cell>
          <table:table-cell table:style-name="ce22"/>
          <table:table-cell table:style-name="ce23" office:value-type="string" calcext:value-type="string">
            <text:p>2023_03_16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R70</text:p>
          </table:table-cell>
          <table:table-cell office:value-type="string" calcext:value-type="string">
            <text:p>QITRFa</text:p>
          </table:table-cell>
          <table:table-cell table:style-name="ce13" office:value-type="float" office:value="784.4217088" calcext:value-type="float">
            <text:p>784.4217088</text:p>
          </table:table-cell>
          <table:table-cell/>
          <table:table-cell table:style-name="ce13" office:value-type="float" office:value="567.1850524" calcext:value-type="float">
            <text:p>567.1850524</text:p>
          </table:table-cell>
          <table:table-cell table:style-name="ce13" office:value-type="float" office:value="427.1241568" calcext:value-type="float">
            <text:p>427.1241568</text:p>
          </table:table-cell>
          <table:table-cell table:style-name="ce13" office:value-type="float" office:value="789.566146" calcext:value-type="float">
            <text:p>789.566146</text:p>
          </table:table-cell>
          <table:table-cell table:style-name="ce13" office:value-type="float" office:value="836.7339268" calcext:value-type="float">
            <text:p>836.7339268</text:p>
          </table:table-cell>
          <table:table-cell table:style-name="ce26" office:value-type="float" office:value="848.597087599999" calcext:value-type="float">
            <text:p>848.597087599999</text:p>
          </table:table-cell>
          <table:table-cell table:style-name="ce26" office:value-type="float" office:value="549.696304399999" calcext:value-type="float">
            <text:p>549.696304399999</text:p>
          </table:table-cell>
          <table:table-cell table:style-name="ce26" office:value-type="float" office:value="619.887576399999" calcext:value-type="float">
            <text:p>619.887576399999</text:p>
          </table:table-cell>
          <table:table-cell table:style-name="ce26" office:value-type="float" office:value="2403.65507759999" calcext:value-type="float">
            <text:p>2403.65507759999</text:p>
          </table:table-cell>
          <table:table-cell table:style-name="ce26" office:value-type="float" office:value="5655.514242" calcext:value-type="float">
            <text:p>5655.514242</text:p>
          </table:table-cell>
          <table:table-cell table:style-name="ce26" office:value-type="float" office:value="6690.546672" calcext:value-type="float">
            <text:p>6690.546672</text:p>
          </table:table-cell>
          <table:table-cell/>
          <table:table-cell office:value-type="string" calcext:value-type="string">
            <text:p>2022_02_15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R70</text:p>
          </table:table-cell>
          <table:table-cell office:value-type="string" calcext:value-type="string">
            <text:p>QITRFa</text:p>
          </table:table-cell>
          <table:table-cell table:style-name="ce13" office:value-type="float" office:value="539.4881024" calcext:value-type="float">
            <text:p>539.4881024</text:p>
          </table:table-cell>
          <table:table-cell/>
          <table:table-cell table:style-name="ce13" office:value-type="float" office:value="430.5760836" calcext:value-type="float">
            <text:p>430.5760836</text:p>
          </table:table-cell>
          <table:table-cell table:style-name="ce13" office:value-type="float" office:value="634.8639168" calcext:value-type="float">
            <text:p>634.8639168</text:p>
          </table:table-cell>
          <table:table-cell table:style-name="ce13" office:value-type="float" office:value="940.8367252" calcext:value-type="float">
            <text:p>940.8367252</text:p>
          </table:table-cell>
          <table:table-cell table:style-name="ce13" office:value-type="float" office:value="1135.0742132" calcext:value-type="float">
            <text:p>1135.0742132</text:p>
          </table:table-cell>
          <table:table-cell table:style-name="ce26" office:value-type="float" office:value="771.0431428" calcext:value-type="float">
            <text:p>771.0431428</text:p>
          </table:table-cell>
          <table:table-cell table:style-name="ce26" office:value-type="float" office:value="497.883631999999" calcext:value-type="float">
            <text:p>497.883631999999</text:p>
          </table:table-cell>
          <table:table-cell table:style-name="ce26" office:value-type="float" office:value="981.238680799999" calcext:value-type="float">
            <text:p>981.238680799999</text:p>
          </table:table-cell>
          <table:table-cell table:style-name="ce26" office:value-type="float" office:value="2675.12562239999" calcext:value-type="float">
            <text:p>2675.12562239999</text:p>
          </table:table-cell>
          <table:table-cell table:style-name="ce26" office:value-type="float" office:value="6680.88438719999" calcext:value-type="float">
            <text:p>6680.88438719999</text:p>
          </table:table-cell>
          <table:table-cell table:style-name="ce26" office:value-type="float" office:value="8164.4238228" calcext:value-type="float">
            <text:p>8164.4238228</text:p>
          </table:table-cell>
          <table:table-cell/>
          <table:table-cell office:value-type="string" calcext:value-type="string">
            <text:p>2022_02_15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R70</text:p>
          </table:table-cell>
          <table:table-cell office:value-type="string" calcext:value-type="string">
            <text:p>QITRFa</text:p>
          </table:table-cell>
          <table:table-cell table:style-name="ce13" office:value-type="float" office:value="905.756128399999" calcext:value-type="float">
            <text:p>905.756128399999</text:p>
          </table:table-cell>
          <table:table-cell/>
          <table:table-cell table:style-name="ce13" office:value-type="float" office:value="792.9796208" calcext:value-type="float">
            <text:p>792.9796208</text:p>
          </table:table-cell>
          <table:table-cell table:style-name="ce13" office:value-type="float" office:value="678.674936" calcext:value-type="float">
            <text:p>678.674936</text:p>
          </table:table-cell>
          <table:table-cell table:style-name="ce13" office:value-type="float" office:value="893.0188476" calcext:value-type="float">
            <text:p>893.0188476</text:p>
          </table:table-cell>
          <table:table-cell table:style-name="ce13" office:value-type="float" office:value="665.7693088" calcext:value-type="float">
            <text:p>665.7693088</text:p>
          </table:table-cell>
          <table:table-cell table:style-name="ce26" office:value-type="float" office:value="674.979004" calcext:value-type="float">
            <text:p>674.979004</text:p>
          </table:table-cell>
          <table:table-cell table:style-name="ce26" office:value-type="float" office:value="694.452195999999" calcext:value-type="float">
            <text:p>694.452195999999</text:p>
          </table:table-cell>
          <table:table-cell table:style-name="ce26" office:value-type="float" office:value="1056.0095732" calcext:value-type="float">
            <text:p>1056.0095732</text:p>
          </table:table-cell>
          <table:table-cell table:style-name="ce26" office:value-type="float" office:value="2123.7881756" calcext:value-type="float">
            <text:p>2123.7881756</text:p>
          </table:table-cell>
          <table:table-cell table:style-name="ce26" office:value-type="float" office:value="6103.1432412" calcext:value-type="float">
            <text:p>6103.1432412</text:p>
          </table:table-cell>
          <table:table-cell table:style-name="ce26" office:value-type="float" office:value="6446.52282559999" calcext:value-type="float">
            <text:p>6446.52282559999</text:p>
          </table:table-cell>
          <table:table-cell/>
          <table:table-cell office:value-type="string" calcext:value-type="string">
            <text:p>2022_02_15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R70</text:p>
          </table:table-cell>
          <table:table-cell office:value-type="string" calcext:value-type="string">
            <text:p>QITRFa</text:p>
          </table:table-cell>
          <table:table-cell office:value-type="float" office:value="1277.9749198" calcext:value-type="float">
            <text:p>1277.9749198</text:p>
          </table:table-cell>
          <table:table-cell/>
          <table:table-cell office:value-type="float" office:value="1022.34412" calcext:value-type="float">
            <text:p>1022.34412</text:p>
          </table:table-cell>
          <table:table-cell office:value-type="float" office:value="933.716898" calcext:value-type="float">
            <text:p>933.716898</text:p>
          </table:table-cell>
          <table:table-cell office:value-type="float" office:value="1134.659298" calcext:value-type="float">
            <text:p>1134.659298</text:p>
          </table:table-cell>
          <table:table-cell office:value-type="float" office:value="1464.0933784" calcext:value-type="float">
            <text:p>1464.0933784</text:p>
          </table:table-cell>
          <table:table-cell office:value-type="float" office:value="1312.1117898" calcext:value-type="float">
            <text:p>1312.1117898</text:p>
          </table:table-cell>
          <table:table-cell office:value-type="float" office:value="1350.5774994" calcext:value-type="float">
            <text:p>1350.5774994</text:p>
          </table:table-cell>
          <table:table-cell office:value-type="float" office:value="1471.7709842" calcext:value-type="float">
            <text:p>1471.7709842</text:p>
          </table:table-cell>
          <table:table-cell office:value-type="float" office:value="2738.87752" calcext:value-type="float">
            <text:p>2738.87752</text:p>
          </table:table-cell>
          <table:table-cell office:value-type="float" office:value="6251.826834" calcext:value-type="float">
            <text:p>6251.826834</text:p>
          </table:table-cell>
          <table:table-cell office:value-type="float" office:value="15641.0163846" calcext:value-type="float">
            <text:p>15641.0163846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2022_03_02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R70</text:p>
          </table:table-cell>
          <table:table-cell office:value-type="string" calcext:value-type="string">
            <text:p>QITRFa</text:p>
          </table:table-cell>
          <table:table-cell office:value-type="float" office:value="1092.6714656" calcext:value-type="float">
            <text:p>1092.6714656</text:p>
          </table:table-cell>
          <table:table-cell/>
          <table:table-cell office:value-type="float" office:value="940.8408838" calcext:value-type="float">
            <text:p>940.8408838</text:p>
          </table:table-cell>
          <table:table-cell office:value-type="float" office:value="1293.1861322" calcext:value-type="float">
            <text:p>1293.1861322</text:p>
          </table:table-cell>
          <table:table-cell office:value-type="float" office:value="893.7094464" calcext:value-type="float">
            <text:p>893.7094464</text:p>
          </table:table-cell>
          <table:table-cell office:value-type="float" office:value="1208.4625538" calcext:value-type="float">
            <text:p>1208.4625538</text:p>
          </table:table-cell>
          <table:table-cell office:value-type="float" office:value="1020.9189592" calcext:value-type="float">
            <text:p>1020.9189592</text:p>
          </table:table-cell>
          <table:table-cell office:value-type="float" office:value="1029.7483828" calcext:value-type="float">
            <text:p>1029.7483828</text:p>
          </table:table-cell>
          <table:table-cell office:value-type="float" office:value="1388.853963" calcext:value-type="float">
            <text:p>1388.853963</text:p>
          </table:table-cell>
          <table:table-cell office:value-type="float" office:value="2624.6936952" calcext:value-type="float">
            <text:p>2624.6936952</text:p>
          </table:table-cell>
          <table:table-cell office:value-type="float" office:value="6979.3019596" calcext:value-type="float">
            <text:p>6979.3019596</text:p>
          </table:table-cell>
          <table:table-cell office:value-type="float" office:value="15565.4978576" calcext:value-type="float">
            <text:p>15565.4978576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2022_03_02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R70</text:p>
          </table:table-cell>
          <table:table-cell office:value-type="string" calcext:value-type="string">
            <text:p>QITRFa</text:p>
          </table:table-cell>
          <table:table-cell office:value-type="float" office:value="1042.2538724" calcext:value-type="float">
            <text:p>1042.2538724</text:p>
          </table:table-cell>
          <table:table-cell/>
          <table:table-cell office:value-type="float" office:value="1309.2948184" calcext:value-type="float">
            <text:p>1309.2948184</text:p>
          </table:table-cell>
          <table:table-cell office:value-type="float" office:value="1175.4880686" calcext:value-type="float">
            <text:p>1175.4880686</text:p>
          </table:table-cell>
          <table:table-cell office:value-type="float" office:value="1211.445972" calcext:value-type="float">
            <text:p>1211.445972</text:p>
          </table:table-cell>
          <table:table-cell office:value-type="float" office:value="1166.8582382" calcext:value-type="float">
            <text:p>1166.8582382</text:p>
          </table:table-cell>
          <table:table-cell office:value-type="float" office:value="1266.941249" calcext:value-type="float">
            <text:p>1266.941249</text:p>
          </table:table-cell>
          <table:table-cell office:value-type="float" office:value="1037.8608036" calcext:value-type="float">
            <text:p>1037.8608036</text:p>
          </table:table-cell>
          <table:table-cell office:value-type="float" office:value="1371.5346856" calcext:value-type="float">
            <text:p>1371.5346856</text:p>
          </table:table-cell>
          <table:table-cell office:value-type="float" office:value="3065.0091546" calcext:value-type="float">
            <text:p>3065.0091546</text:p>
          </table:table-cell>
          <table:table-cell office:value-type="float" office:value="6519.1546806" calcext:value-type="float">
            <text:p>6519.1546806</text:p>
          </table:table-cell>
          <table:table-cell office:value-type="float" office:value="18025.8381986" calcext:value-type="float">
            <text:p>18025.8381986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2022_03_02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R70</text:p>
          </table:table-cell>
          <table:table-cell office:value-type="string" calcext:value-type="string">
            <text:p>QITRFa</text:p>
          </table:table-cell>
          <table:table-cell office:value-type="float" office:value="563.9650958" calcext:value-type="float">
            <text:p>563.9650958</text:p>
          </table:table-cell>
          <table:table-cell/>
          <table:table-cell office:value-type="float" office:value="587.7401722" calcext:value-type="float">
            <text:p>587.7401722</text:p>
          </table:table-cell>
          <table:table-cell office:value-type="float" office:value="629.7550116" calcext:value-type="float">
            <text:p>629.7550116</text:p>
          </table:table-cell>
          <table:table-cell office:value-type="float" office:value="673.0197765" calcext:value-type="float">
            <text:p>673.0197765</text:p>
          </table:table-cell>
          <table:table-cell office:value-type="float" office:value="491.4377291" calcext:value-type="float">
            <text:p>491.4377291</text:p>
          </table:table-cell>
          <table:table-cell office:value-type="float" office:value="734.2272156" calcext:value-type="float">
            <text:p>734.2272156</text:p>
          </table:table-cell>
          <table:table-cell office:value-type="float" office:value="785.1758533" calcext:value-type="float">
            <text:p>785.1758533</text:p>
          </table:table-cell>
          <table:table-cell office:value-type="float" office:value="598.2087436" calcext:value-type="float">
            <text:p>598.2087436</text:p>
          </table:table-cell>
          <table:table-cell office:value-type="float" office:value="4085.9010506" calcext:value-type="float">
            <text:p>4085.9010506</text:p>
          </table:table-cell>
          <table:table-cell office:value-type="float" office:value="7353.0570238" calcext:value-type="float">
            <text:p>7353.0570238</text:p>
          </table:table-cell>
          <table:table-cell office:value-type="float" office:value="10377.3631943" calcext:value-type="float">
            <text:p>10377.3631943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2022_05_06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R70</text:p>
          </table:table-cell>
          <table:table-cell office:value-type="string" calcext:value-type="string">
            <text:p>QITRFa</text:p>
          </table:table-cell>
          <table:table-cell office:value-type="float" office:value="881.2770293" calcext:value-type="float">
            <text:p>881.2770293</text:p>
          </table:table-cell>
          <table:table-cell/>
          <table:table-cell office:value-type="float" office:value="632.7104378" calcext:value-type="float">
            <text:p>632.7104378</text:p>
          </table:table-cell>
          <table:table-cell office:value-type="float" office:value="595.725611" calcext:value-type="float">
            <text:p>595.725611</text:p>
          </table:table-cell>
          <table:table-cell office:value-type="float" office:value="723.92265" calcext:value-type="float">
            <text:p>723.92265</text:p>
          </table:table-cell>
          <table:table-cell office:value-type="float" office:value="604.6423449" calcext:value-type="float">
            <text:p>604.6423449</text:p>
          </table:table-cell>
          <table:table-cell office:value-type="float" office:value="658.2941432" calcext:value-type="float">
            <text:p>658.2941432</text:p>
          </table:table-cell>
          <table:table-cell office:value-type="float" office:value="426.1811113" calcext:value-type="float">
            <text:p>426.1811113</text:p>
          </table:table-cell>
          <table:table-cell office:value-type="float" office:value="759.874792" calcext:value-type="float">
            <text:p>759.874792</text:p>
          </table:table-cell>
          <table:table-cell office:value-type="float" office:value="3977.6052953" calcext:value-type="float">
            <text:p>3977.6052953</text:p>
          </table:table-cell>
          <table:table-cell office:value-type="float" office:value="9178.3089881" calcext:value-type="float">
            <text:p>9178.3089881</text:p>
          </table:table-cell>
          <table:table-cell office:value-type="float" office:value="10397.5578016" calcext:value-type="float">
            <text:p>10397.5578016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2022_05_06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R70</text:p>
          </table:table-cell>
          <table:table-cell office:value-type="string" calcext:value-type="string">
            <text:p>QITRFa</text:p>
          </table:table-cell>
          <table:table-cell office:value-type="float" office:value="1173.403504" calcext:value-type="float">
            <text:p>1173.403504</text:p>
          </table:table-cell>
          <table:table-cell/>
          <table:table-cell office:value-type="float" office:value="689.8813937" calcext:value-type="float">
            <text:p>689.8813937</text:p>
          </table:table-cell>
          <table:table-cell office:value-type="float" office:value="926.7766015" calcext:value-type="float">
            <text:p>926.7766015</text:p>
          </table:table-cell>
          <table:table-cell office:value-type="float" office:value="730.7516715" calcext:value-type="float">
            <text:p>730.7516715</text:p>
          </table:table-cell>
          <table:table-cell office:value-type="float" office:value="739.1234542" calcext:value-type="float">
            <text:p>739.1234542</text:p>
          </table:table-cell>
          <table:table-cell office:value-type="float" office:value="649.438763" calcext:value-type="float">
            <text:p>649.438763</text:p>
          </table:table-cell>
          <table:table-cell office:value-type="float" office:value="446.2691211" calcext:value-type="float">
            <text:p>446.2691211</text:p>
          </table:table-cell>
          <table:table-cell office:value-type="float" office:value="691.9842416" calcext:value-type="float">
            <text:p>691.9842416</text:p>
          </table:table-cell>
          <table:table-cell office:value-type="float" office:value="4497.7240079" calcext:value-type="float">
            <text:p>4497.7240079</text:p>
          </table:table-cell>
          <table:table-cell office:value-type="float" office:value="8580.158285" calcext:value-type="float">
            <text:p>8580.158285</text:p>
          </table:table-cell>
          <table:table-cell office:value-type="float" office:value="13107.9647408" calcext:value-type="float">
            <text:p>13107.9647408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2022_05_06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R70</text:p>
          </table:table-cell>
          <table:table-cell office:value-type="string" calcext:value-type="string">
            <text:p>QGRFa</text:p>
          </table:table-cell>
          <table:table-cell table:style-name="ce13" office:value-type="float" office:value="610.616831999999" calcext:value-type="float">
            <text:p>610.616831999999</text:p>
          </table:table-cell>
          <table:table-cell/>
          <table:table-cell table:style-name="ce13" office:value-type="float" office:value="865.452316399999" calcext:value-type="float">
            <text:p>865.452316399999</text:p>
          </table:table-cell>
          <table:table-cell table:style-name="ce13" office:value-type="float" office:value="1254.87951599999" calcext:value-type="float">
            <text:p>1254.87951599999</text:p>
          </table:table-cell>
          <table:table-cell table:style-name="ce13" office:value-type="float" office:value="906.8158488" calcext:value-type="float">
            <text:p>906.8158488</text:p>
          </table:table-cell>
          <table:table-cell table:style-name="ce13" office:value-type="float" office:value="1296.8990584" calcext:value-type="float">
            <text:p>1296.8990584</text:p>
          </table:table-cell>
          <table:table-cell table:style-name="ce26" office:value-type="float" office:value="1016.571366" calcext:value-type="float">
            <text:p>1016.571366</text:p>
          </table:table-cell>
          <table:table-cell table:style-name="ce26" office:value-type="float" office:value="1232.215568" calcext:value-type="float">
            <text:p>1232.215568</text:p>
          </table:table-cell>
          <table:table-cell table:style-name="ce26" office:value-type="float" office:value="4561.9498568" calcext:value-type="float">
            <text:p>4561.9498568</text:p>
          </table:table-cell>
          <table:table-cell table:style-name="ce26" office:value-type="float" office:value="9001.81609719999" calcext:value-type="float">
            <text:p>9001.81609719999</text:p>
          </table:table-cell>
          <table:table-cell table:style-name="ce26" office:value-type="float" office:value="10200.7651083999" calcext:value-type="float">
            <text:p>10200.7651083999</text:p>
          </table:table-cell>
          <table:table-cell table:style-name="ce26" office:value-type="float" office:value="16027.3632811999" calcext:value-type="float">
            <text:p>16027.3632811999</text:p>
          </table:table-cell>
          <table:table-cell/>
          <table:table-cell office:value-type="string" calcext:value-type="string">
            <text:p>2022_02_15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R70</text:p>
          </table:table-cell>
          <table:table-cell office:value-type="string" calcext:value-type="string">
            <text:p>QGRFa</text:p>
          </table:table-cell>
          <table:table-cell table:style-name="ce13" office:value-type="float" office:value="574.22655" calcext:value-type="float">
            <text:p>574.22655</text:p>
          </table:table-cell>
          <table:table-cell/>
          <table:table-cell table:style-name="ce13" office:value-type="float" office:value="436.390401599999" calcext:value-type="float">
            <text:p>436.390401599999</text:p>
          </table:table-cell>
          <table:table-cell table:style-name="ce13" office:value-type="float" office:value="963.496115999999" calcext:value-type="float">
            <text:p>963.496115999999</text:p>
          </table:table-cell>
          <table:table-cell table:style-name="ce13" office:value-type="float" office:value="662.748134799999" calcext:value-type="float">
            <text:p>662.748134799999</text:p>
          </table:table-cell>
          <table:table-cell table:style-name="ce13" office:value-type="float" office:value="955.293078" calcext:value-type="float">
            <text:p>955.293078</text:p>
          </table:table-cell>
          <table:table-cell table:style-name="ce26" office:value-type="float" office:value="904.924476" calcext:value-type="float">
            <text:p>904.924476</text:p>
          </table:table-cell>
          <table:table-cell table:style-name="ce26" office:value-type="float" office:value="1447.54325919999" calcext:value-type="float">
            <text:p>1447.54325919999</text:p>
          </table:table-cell>
          <table:table-cell table:style-name="ce26" office:value-type="float" office:value="4428.08836279999" calcext:value-type="float">
            <text:p>4428.08836279999</text:p>
          </table:table-cell>
          <table:table-cell table:style-name="ce26" office:value-type="float" office:value="9598.1142312" calcext:value-type="float">
            <text:p>9598.1142312</text:p>
          </table:table-cell>
          <table:table-cell table:style-name="ce26" office:value-type="float" office:value="10695.873452" calcext:value-type="float">
            <text:p>10695.873452</text:p>
          </table:table-cell>
          <table:table-cell table:style-name="ce26" office:value-type="float" office:value="17845.1389004" calcext:value-type="float">
            <text:p>17845.1389004</text:p>
          </table:table-cell>
          <table:table-cell/>
          <table:table-cell office:value-type="string" calcext:value-type="string">
            <text:p>2022_02_15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R70</text:p>
          </table:table-cell>
          <table:table-cell office:value-type="string" calcext:value-type="string">
            <text:p>QGRFa</text:p>
          </table:table-cell>
          <table:table-cell table:style-name="ce13" office:value-type="float" office:value="465.222599999999" calcext:value-type="float">
            <text:p>465.222599999999</text:p>
          </table:table-cell>
          <table:table-cell/>
          <table:table-cell table:style-name="ce13" office:value-type="float" office:value="364.754668799999" calcext:value-type="float">
            <text:p>364.754668799999</text:p>
          </table:table-cell>
          <table:table-cell table:style-name="ce13" office:value-type="float" office:value="1196.38596" calcext:value-type="float">
            <text:p>1196.38596</text:p>
          </table:table-cell>
          <table:table-cell table:style-name="ce13" office:value-type="float" office:value="823.4628012" calcext:value-type="float">
            <text:p>823.4628012</text:p>
          </table:table-cell>
          <table:table-cell table:style-name="ce13" office:value-type="float" office:value="594.2809552" calcext:value-type="float">
            <text:p>594.2809552</text:p>
          </table:table-cell>
          <table:table-cell table:style-name="ce26" office:value-type="float" office:value="682.246871999999" calcext:value-type="float">
            <text:p>682.246871999999</text:p>
          </table:table-cell>
          <table:table-cell table:style-name="ce26" office:value-type="float" office:value="1505.5772704" calcext:value-type="float">
            <text:p>1505.5772704</text:p>
          </table:table-cell>
          <table:table-cell table:style-name="ce26" office:value-type="float" office:value="3934.16820519999" calcext:value-type="float">
            <text:p>3934.16820519999</text:p>
          </table:table-cell>
          <table:table-cell table:style-name="ce26" office:value-type="float" office:value="8119.759754" calcext:value-type="float">
            <text:p>8119.759754</text:p>
          </table:table-cell>
          <table:table-cell table:style-name="ce26" office:value-type="float" office:value="9563.26429799999" calcext:value-type="float">
            <text:p>9563.26429799999</text:p>
          </table:table-cell>
          <table:table-cell table:style-name="ce26" office:value-type="float" office:value="15655.9302084" calcext:value-type="float">
            <text:p>15655.9302084</text:p>
          </table:table-cell>
          <table:table-cell/>
          <table:table-cell office:value-type="string" calcext:value-type="string">
            <text:p>2022_02_15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R70</text:p>
          </table:table-cell>
          <table:table-cell office:value-type="string" calcext:value-type="string">
            <text:p>QGRFa</text:p>
          </table:table-cell>
          <table:table-cell office:value-type="float" office:value="1320.5964426" calcext:value-type="float">
            <text:p>1320.5964426</text:p>
          </table:table-cell>
          <table:table-cell/>
          <table:table-cell office:value-type="float" office:value="1537.2357774" calcext:value-type="float">
            <text:p>1537.2357774</text:p>
          </table:table-cell>
          <table:table-cell office:value-type="float" office:value="1305.6602656" calcext:value-type="float">
            <text:p>1305.6602656</text:p>
          </table:table-cell>
          <table:table-cell office:value-type="float" office:value="1474.6528104" calcext:value-type="float">
            <text:p>1474.6528104</text:p>
          </table:table-cell>
          <table:table-cell office:value-type="float" office:value="1435.1891056" calcext:value-type="float">
            <text:p>1435.1891056</text:p>
          </table:table-cell>
          <table:table-cell office:value-type="float" office:value="1901.4131896" calcext:value-type="float">
            <text:p>1901.4131896</text:p>
          </table:table-cell>
          <table:table-cell office:value-type="float" office:value="1679.0784504" calcext:value-type="float">
            <text:p>1679.0784504</text:p>
          </table:table-cell>
          <table:table-cell office:value-type="float" office:value="3740.4195966" calcext:value-type="float">
            <text:p>3740.4195966</text:p>
          </table:table-cell>
          <table:table-cell office:value-type="float" office:value="7146.3601996" calcext:value-type="float">
            <text:p>7146.3601996</text:p>
          </table:table-cell>
          <table:table-cell office:value-type="float" office:value="12067.9057518" calcext:value-type="float">
            <text:p>12067.9057518</text:p>
          </table:table-cell>
          <table:table-cell office:value-type="float" office:value="20719.0333386" calcext:value-type="float">
            <text:p>20719.0333386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2022_03_02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R70</text:p>
          </table:table-cell>
          <table:table-cell office:value-type="string" calcext:value-type="string">
            <text:p>QGRFa</text:p>
          </table:table-cell>
          <table:table-cell office:value-type="float" office:value="1295.5072548" calcext:value-type="float">
            <text:p>1295.5072548</text:p>
          </table:table-cell>
          <table:table-cell/>
          <table:table-cell office:value-type="float" office:value="1372.7304196" calcext:value-type="float">
            <text:p>1372.7304196</text:p>
          </table:table-cell>
          <table:table-cell office:value-type="float" office:value="1210.3713192" calcext:value-type="float">
            <text:p>1210.3713192</text:p>
          </table:table-cell>
          <table:table-cell office:value-type="float" office:value="1398.4846218" calcext:value-type="float">
            <text:p>1398.4846218</text:p>
          </table:table-cell>
          <table:table-cell office:value-type="float" office:value="1286.4455082" calcext:value-type="float">
            <text:p>1286.4455082</text:p>
          </table:table-cell>
          <table:table-cell office:value-type="float" office:value="1487.5167842" calcext:value-type="float">
            <text:p>1487.5167842</text:p>
          </table:table-cell>
          <table:table-cell office:value-type="float" office:value="1691.012436" calcext:value-type="float">
            <text:p>1691.012436</text:p>
          </table:table-cell>
          <table:table-cell office:value-type="float" office:value="4107.6410314" calcext:value-type="float">
            <text:p>4107.6410314</text:p>
          </table:table-cell>
          <table:table-cell office:value-type="float" office:value="7386.802973" calcext:value-type="float">
            <text:p>7386.802973</text:p>
          </table:table-cell>
          <table:table-cell office:value-type="float" office:value="10946.5668666" calcext:value-type="float">
            <text:p>10946.5668666</text:p>
          </table:table-cell>
          <table:table-cell office:value-type="float" office:value="17960.4286314" calcext:value-type="float">
            <text:p>17960.4286314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2022_03_02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R70</text:p>
          </table:table-cell>
          <table:table-cell office:value-type="string" calcext:value-type="string">
            <text:p>QGRFa</text:p>
          </table:table-cell>
          <table:table-cell office:value-type="float" office:value="1067.9154218" calcext:value-type="float">
            <text:p>1067.9154218</text:p>
          </table:table-cell>
          <table:table-cell/>
          <table:table-cell office:value-type="float" office:value="1316.0835744" calcext:value-type="float">
            <text:p>1316.0835744</text:p>
          </table:table-cell>
          <table:table-cell office:value-type="float" office:value="1310.2195332" calcext:value-type="float">
            <text:p>1310.2195332</text:p>
          </table:table-cell>
          <table:table-cell office:value-type="float" office:value="1793.4623028" calcext:value-type="float">
            <text:p>1793.4623028</text:p>
          </table:table-cell>
          <table:table-cell office:value-type="float" office:value="1546.8444286" calcext:value-type="float">
            <text:p>1546.8444286</text:p>
          </table:table-cell>
          <table:table-cell office:value-type="float" office:value="1639.4113728" calcext:value-type="float">
            <text:p>1639.4113728</text:p>
          </table:table-cell>
          <table:table-cell office:value-type="float" office:value="1982.6591888" calcext:value-type="float">
            <text:p>1982.6591888</text:p>
          </table:table-cell>
          <table:table-cell office:value-type="float" office:value="4230.3331944" calcext:value-type="float">
            <text:p>4230.3331944</text:p>
          </table:table-cell>
          <table:table-cell office:value-type="float" office:value="6690.1863754" calcext:value-type="float">
            <text:p>6690.1863754</text:p>
          </table:table-cell>
          <table:table-cell office:value-type="float" office:value="10651.5821834" calcext:value-type="float">
            <text:p>10651.5821834</text:p>
          </table:table-cell>
          <table:table-cell office:value-type="float" office:value="17977.1058898" calcext:value-type="float">
            <text:p>17977.1058898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2022_03_02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R70</text:p>
          </table:table-cell>
          <table:table-cell office:value-type="string" calcext:value-type="string">
            <text:p>QGRFa</text:p>
          </table:table-cell>
          <table:table-cell office:value-type="float" office:value="440.7197485" calcext:value-type="float">
            <text:p>440.7197485</text:p>
          </table:table-cell>
          <table:table-cell/>
          <table:table-cell office:value-type="float" office:value="830.2875138" calcext:value-type="float">
            <text:p>830.2875138</text:p>
          </table:table-cell>
          <table:table-cell office:value-type="float" office:value="826.811094" calcext:value-type="float">
            <text:p>826.811094</text:p>
          </table:table-cell>
          <table:table-cell office:value-type="float" office:value="664.9936172" calcext:value-type="float">
            <text:p>664.9936172</text:p>
          </table:table-cell>
          <table:table-cell office:value-type="float" office:value="756.85078" calcext:value-type="float">
            <text:p>756.85078</text:p>
          </table:table-cell>
          <table:table-cell office:value-type="float" office:value="879.7001688" calcext:value-type="float">
            <text:p>879.7001688</text:p>
          </table:table-cell>
          <table:table-cell office:value-type="float" office:value="1284.359721" calcext:value-type="float">
            <text:p>1284.359721</text:p>
          </table:table-cell>
          <table:table-cell office:value-type="float" office:value="7093.383892" calcext:value-type="float">
            <text:p>7093.383892</text:p>
          </table:table-cell>
          <table:table-cell office:value-type="float" office:value="14473.5406774" calcext:value-type="float">
            <text:p>14473.5406774</text:p>
          </table:table-cell>
          <table:table-cell office:value-type="float" office:value="15042.9758" calcext:value-type="float">
            <text:p>15042.9758</text:p>
          </table:table-cell>
          <table:table-cell office:value-type="float" office:value="20795.2051382" calcext:value-type="float">
            <text:p>20795.2051382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2022_05_06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R70</text:p>
          </table:table-cell>
          <table:table-cell office:value-type="string" calcext:value-type="string">
            <text:p>QGRFa</text:p>
          </table:table-cell>
          <table:table-cell office:value-type="float" office:value="736.1374467" calcext:value-type="float">
            <text:p>736.1374467</text:p>
          </table:table-cell>
          <table:table-cell/>
          <table:table-cell office:value-type="float" office:value="1082.995382" calcext:value-type="float">
            <text:p>1082.995382</text:p>
          </table:table-cell>
          <table:table-cell office:value-type="float" office:value="1254.323413" calcext:value-type="float">
            <text:p>1254.323413</text:p>
          </table:table-cell>
          <table:table-cell office:value-type="float" office:value="735.0231416" calcext:value-type="float">
            <text:p>735.0231416</text:p>
          </table:table-cell>
          <table:table-cell office:value-type="float" office:value="863.75786" calcext:value-type="float">
            <text:p>863.75786</text:p>
          </table:table-cell>
          <table:table-cell office:value-type="float" office:value="796.7666376" calcext:value-type="float">
            <text:p>796.7666376</text:p>
          </table:table-cell>
          <table:table-cell office:value-type="float" office:value="1220.4630024" calcext:value-type="float">
            <text:p>1220.4630024</text:p>
          </table:table-cell>
          <table:table-cell office:value-type="float" office:value="7842.251318" calcext:value-type="float">
            <text:p>7842.251318</text:p>
          </table:table-cell>
          <table:table-cell office:value-type="float" office:value="12637.205605" calcext:value-type="float">
            <text:p>12637.205605</text:p>
          </table:table-cell>
          <table:table-cell office:value-type="float" office:value="15258.640378" calcext:value-type="float">
            <text:p>15258.640378</text:p>
          </table:table-cell>
          <table:table-cell office:value-type="float" office:value="24106.6066716" calcext:value-type="float">
            <text:p>24106.6066716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2022_05_06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R70</text:p>
          </table:table-cell>
          <table:table-cell office:value-type="string" calcext:value-type="string">
            <text:p>QGRFa</text:p>
          </table:table-cell>
          <table:table-cell office:value-type="float" office:value="481.7795733" calcext:value-type="float">
            <text:p>481.7795733</text:p>
          </table:table-cell>
          <table:table-cell/>
          <table:table-cell office:value-type="float" office:value="1047.803051" calcext:value-type="float">
            <text:p>1047.803051</text:p>
          </table:table-cell>
          <table:table-cell office:value-type="float" office:value="1272.7760164" calcext:value-type="float">
            <text:p>1272.7760164</text:p>
          </table:table-cell>
          <table:table-cell office:value-type="float" office:value="749.7672908" calcext:value-type="float">
            <text:p>749.7672908</text:p>
          </table:table-cell>
          <table:table-cell office:value-type="float" office:value="892.04336" calcext:value-type="float">
            <text:p>892.04336</text:p>
          </table:table-cell>
          <table:table-cell office:value-type="float" office:value="953.5418712" calcext:value-type="float">
            <text:p>953.5418712</text:p>
          </table:table-cell>
          <table:table-cell office:value-type="float" office:value="1057.1586876" calcext:value-type="float">
            <text:p>1057.1586876</text:p>
          </table:table-cell>
          <table:table-cell office:value-type="float" office:value="7696.440164" calcext:value-type="float">
            <text:p>7696.440164</text:p>
          </table:table-cell>
          <table:table-cell office:value-type="float" office:value="14080.416556" calcext:value-type="float">
            <text:p>14080.416556</text:p>
          </table:table-cell>
          <table:table-cell office:value-type="float" office:value="13163.1416974" calcext:value-type="float">
            <text:p>13163.1416974</text:p>
          </table:table-cell>
          <table:table-cell office:value-type="float" office:value="19057.4191962" calcext:value-type="float">
            <text:p>19057.4191962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2022_05_06</text:p>
          </table:table-cell>
          <table:table-cell table:number-columns-repeated="1007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PR234</text:p>
          </table:table-cell>
          <table:table-cell table:style-name="ce22" office:value-type="string" calcext:value-type="string">
            <text:p>QGRFa</text:p>
          </table:table-cell>
          <table:table-cell table:style-name="ce22" office:value-type="float" office:value="7669.2278908" calcext:value-type="float">
            <text:p>7669.2278908</text:p>
          </table:table-cell>
          <table:table-cell table:style-name="ce22" office:value-type="float" office:value="5455.9877768" calcext:value-type="float">
            <text:p>5455.9877768</text:p>
          </table:table-cell>
          <table:table-cell table:style-name="ce22" office:value-type="float" office:value="4288.8443856" calcext:value-type="float">
            <text:p>4288.8443856</text:p>
          </table:table-cell>
          <table:table-cell table:style-name="ce22" office:value-type="float" office:value="5444.5520244" calcext:value-type="float">
            <text:p>5444.5520244</text:p>
          </table:table-cell>
          <table:table-cell table:style-name="ce22" office:value-type="float" office:value="6517.1536696" calcext:value-type="float">
            <text:p>6517.1536696</text:p>
          </table:table-cell>
          <table:table-cell table:style-name="ce22" office:value-type="float" office:value="7682.829916" calcext:value-type="float">
            <text:p>7682.829916</text:p>
          </table:table-cell>
          <table:table-cell table:style-name="ce22" office:value-type="float" office:value="10855.1167712" calcext:value-type="float">
            <text:p>10855.1167712</text:p>
          </table:table-cell>
          <table:table-cell table:style-name="ce22" office:value-type="float" office:value="11324.031826" calcext:value-type="float">
            <text:p>11324.031826</text:p>
          </table:table-cell>
          <table:table-cell table:style-name="ce22" office:value-type="float" office:value="13092.9709648" calcext:value-type="float">
            <text:p>13092.9709648</text:p>
          </table:table-cell>
          <table:table-cell table:style-name="ce22" office:value-type="float" office:value="13784.2262184" calcext:value-type="float">
            <text:p>13784.2262184</text:p>
          </table:table-cell>
          <table:table-cell table:style-name="ce22" office:value-type="float" office:value="11758.1610316" calcext:value-type="float">
            <text:p>11758.1610316</text:p>
          </table:table-cell>
          <table:table-cell table:style-name="ce22" office:value-type="float" office:value="30268.3056944" calcext:value-type="float">
            <text:p>30268.3056944</text:p>
          </table:table-cell>
          <table:table-cell table:style-name="ce22"/>
          <table:table-cell table:style-name="ce22" office:value-type="string" calcext:value-type="string">
            <text:p>2022_09_09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GPR234</text:p>
          </table:table-cell>
          <table:table-cell table:style-name="ce22" office:value-type="string" calcext:value-type="string">
            <text:p>QGRFa</text:p>
          </table:table-cell>
          <table:table-cell table:style-name="ce22" office:value-type="float" office:value="8322.3002276" calcext:value-type="float">
            <text:p>8322.3002276</text:p>
          </table:table-cell>
          <table:table-cell table:style-name="ce22" office:value-type="float" office:value="5863.7653392" calcext:value-type="float">
            <text:p>5863.7653392</text:p>
          </table:table-cell>
          <table:table-cell table:style-name="ce22" office:value-type="float" office:value="5930.8624188" calcext:value-type="float">
            <text:p>5930.8624188</text:p>
          </table:table-cell>
          <table:table-cell table:style-name="ce22" office:value-type="float" office:value="6432.3231188" calcext:value-type="float">
            <text:p>6432.3231188</text:p>
          </table:table-cell>
          <table:table-cell table:style-name="ce22" office:value-type="float" office:value="12081.007496" calcext:value-type="float">
            <text:p>12081.007496</text:p>
          </table:table-cell>
          <table:table-cell table:style-name="ce22" office:value-type="float" office:value="11702.622696" calcext:value-type="float">
            <text:p>11702.622696</text:p>
          </table:table-cell>
          <table:table-cell table:style-name="ce22" office:value-type="float" office:value="13429.8971356" calcext:value-type="float">
            <text:p>13429.8971356</text:p>
          </table:table-cell>
          <table:table-cell table:style-name="ce22" office:value-type="float" office:value="13754.7821812" calcext:value-type="float">
            <text:p>13754.7821812</text:p>
          </table:table-cell>
          <table:table-cell table:style-name="ce22" office:value-type="float" office:value="16150.7397776" calcext:value-type="float">
            <text:p>16150.7397776</text:p>
          </table:table-cell>
          <table:table-cell table:style-name="ce22" office:value-type="float" office:value="20364.7286268" calcext:value-type="float">
            <text:p>20364.7286268</text:p>
          </table:table-cell>
          <table:table-cell table:style-name="ce22" office:value-type="float" office:value="13810.6062312" calcext:value-type="float">
            <text:p>13810.6062312</text:p>
          </table:table-cell>
          <table:table-cell table:style-name="ce22" office:value-type="float" office:value="32872.6975888" calcext:value-type="float">
            <text:p>32872.6975888</text:p>
          </table:table-cell>
          <table:table-cell table:style-name="ce22"/>
          <table:table-cell table:style-name="ce22" office:value-type="string" calcext:value-type="string">
            <text:p>2022_09_09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GPR234</text:p>
          </table:table-cell>
          <table:table-cell table:style-name="ce22" office:value-type="string" calcext:value-type="string">
            <text:p>QGRFa</text:p>
          </table:table-cell>
          <table:table-cell table:style-name="ce22" office:value-type="float" office:value="7975.4543996" calcext:value-type="float">
            <text:p>7975.4543996</text:p>
          </table:table-cell>
          <table:table-cell table:style-name="ce22" office:value-type="float" office:value="7010.717044" calcext:value-type="float">
            <text:p>7010.717044</text:p>
          </table:table-cell>
          <table:table-cell table:style-name="ce22" office:value-type="float" office:value="5969.5289736" calcext:value-type="float">
            <text:p>5969.5289736</text:p>
          </table:table-cell>
          <table:table-cell table:style-name="ce22" office:value-type="float" office:value="5716.5701748" calcext:value-type="float">
            <text:p>5716.5701748</text:p>
          </table:table-cell>
          <table:table-cell table:style-name="ce22" office:value-type="float" office:value="9378.3414776" calcext:value-type="float">
            <text:p>9378.3414776</text:p>
          </table:table-cell>
          <table:table-cell table:style-name="ce22" office:value-type="float" office:value="11664.1525948" calcext:value-type="float">
            <text:p>11664.1525948</text:p>
          </table:table-cell>
          <table:table-cell table:style-name="ce22" office:value-type="float" office:value="14489.0742064" calcext:value-type="float">
            <text:p>14489.0742064</text:p>
          </table:table-cell>
          <table:table-cell table:style-name="ce22" office:value-type="float" office:value="14740.912302" calcext:value-type="float">
            <text:p>14740.912302</text:p>
          </table:table-cell>
          <table:table-cell table:style-name="ce22" office:value-type="float" office:value="15179.89319" calcext:value-type="float">
            <text:p>15179.89319</text:p>
          </table:table-cell>
          <table:table-cell table:style-name="ce22" office:value-type="float" office:value="17992.2815824" calcext:value-type="float">
            <text:p>17992.2815824</text:p>
          </table:table-cell>
          <table:table-cell table:style-name="ce22" office:value-type="float" office:value="13332.5264" calcext:value-type="float">
            <text:p>13332.5264</text:p>
          </table:table-cell>
          <table:table-cell table:style-name="ce22" office:value-type="float" office:value="36882.5759124" calcext:value-type="float">
            <text:p>36882.5759124</text:p>
          </table:table-cell>
          <table:table-cell table:style-name="ce22"/>
          <table:table-cell table:style-name="ce22" office:value-type="string" calcext:value-type="string">
            <text:p>2022_09_09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GPR234</text:p>
          </table:table-cell>
          <table:table-cell table:style-name="ce22" office:value-type="string" calcext:value-type="string">
            <text:p>QGRFa</text:p>
          </table:table-cell>
          <table:table-cell table:style-name="ce22" office:value-type="float" office:value="1237.9336604" calcext:value-type="float">
            <text:p>1237.9336604</text:p>
          </table:table-cell>
          <table:table-cell table:style-name="ce22" office:value-type="float" office:value="1043.7662272" calcext:value-type="float">
            <text:p>1043.7662272</text:p>
          </table:table-cell>
          <table:table-cell table:style-name="ce22" office:value-type="float" office:value="928.1091904" calcext:value-type="float">
            <text:p>928.1091904</text:p>
          </table:table-cell>
          <table:table-cell table:style-name="ce22" office:value-type="float" office:value="870.4972128" calcext:value-type="float">
            <text:p>870.4972128</text:p>
          </table:table-cell>
          <table:table-cell table:style-name="ce22" office:value-type="float" office:value="1927.8988604" calcext:value-type="float">
            <text:p>1927.8988604</text:p>
          </table:table-cell>
          <table:table-cell table:style-name="ce22" office:value-type="float" office:value="4710.8564128" calcext:value-type="float">
            <text:p>4710.8564128</text:p>
          </table:table-cell>
          <table:table-cell table:style-name="ce22" office:value-type="float" office:value="8465.7022248" calcext:value-type="float">
            <text:p>8465.7022248</text:p>
          </table:table-cell>
          <table:table-cell table:style-name="ce22" office:value-type="float" office:value="11575.8959516" calcext:value-type="float">
            <text:p>11575.8959516</text:p>
          </table:table-cell>
          <table:table-cell table:style-name="ce22" office:value-type="float" office:value="11523.10943" calcext:value-type="float">
            <text:p>11523.10943</text:p>
          </table:table-cell>
          <table:table-cell table:style-name="ce22" office:value-type="float" office:value="13217.6055336" calcext:value-type="float">
            <text:p>13217.6055336</text:p>
          </table:table-cell>
          <table:table-cell table:style-name="ce22" office:value-type="float" office:value="12689.05183" calcext:value-type="float">
            <text:p>12689.05183</text:p>
          </table:table-cell>
          <table:table-cell table:style-name="ce22" office:value-type="float" office:value="32369.4026488" calcext:value-type="float">
            <text:p>32369.4026488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GPR234</text:p>
          </table:table-cell>
          <table:table-cell table:style-name="ce22" office:value-type="string" calcext:value-type="string">
            <text:p>QGRFa</text:p>
          </table:table-cell>
          <table:table-cell table:style-name="ce22" office:value-type="float" office:value="1523.6029588" calcext:value-type="float">
            <text:p>1523.6029588</text:p>
          </table:table-cell>
          <table:table-cell table:style-name="ce22" office:value-type="float" office:value="580.338438" calcext:value-type="float">
            <text:p>580.338438</text:p>
          </table:table-cell>
          <table:table-cell table:style-name="ce22" office:value-type="float" office:value="1005.5836844" calcext:value-type="float">
            <text:p>1005.5836844</text:p>
          </table:table-cell>
          <table:table-cell table:style-name="ce22" office:value-type="float" office:value="1123.3120776" calcext:value-type="float">
            <text:p>1123.3120776</text:p>
          </table:table-cell>
          <table:table-cell table:style-name="ce22" office:value-type="float" office:value="1639.716988" calcext:value-type="float">
            <text:p>1639.716988</text:p>
          </table:table-cell>
          <table:table-cell table:style-name="ce22" office:value-type="float" office:value="4519.2361196" calcext:value-type="float">
            <text:p>4519.2361196</text:p>
          </table:table-cell>
          <table:table-cell table:style-name="ce22" office:value-type="float" office:value="8616.444674" calcext:value-type="float">
            <text:p>8616.444674</text:p>
          </table:table-cell>
          <table:table-cell table:style-name="ce22" office:value-type="float" office:value="8688.0468088" calcext:value-type="float">
            <text:p>8688.0468088</text:p>
          </table:table-cell>
          <table:table-cell table:style-name="ce22" office:value-type="float" office:value="10932.0502912" calcext:value-type="float">
            <text:p>10932.0502912</text:p>
          </table:table-cell>
          <table:table-cell table:style-name="ce22" office:value-type="float" office:value="14259.4798356" calcext:value-type="float">
            <text:p>14259.4798356</text:p>
          </table:table-cell>
          <table:table-cell table:style-name="ce22" office:value-type="float" office:value="12392.0212764" calcext:value-type="float">
            <text:p>12392.0212764</text:p>
          </table:table-cell>
          <table:table-cell table:style-name="ce22" office:value-type="float" office:value="36400.4356904" calcext:value-type="float">
            <text:p>36400.4356904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GPR234</text:p>
          </table:table-cell>
          <table:table-cell table:style-name="ce22" office:value-type="string" calcext:value-type="string">
            <text:p>QGRFa</text:p>
          </table:table-cell>
          <table:table-cell table:style-name="ce22" office:value-type="float" office:value="877.239458" calcext:value-type="float">
            <text:p>877.239458</text:p>
          </table:table-cell>
          <table:table-cell table:style-name="ce22" office:value-type="float" office:value="1062.8695668" calcext:value-type="float">
            <text:p>1062.8695668</text:p>
          </table:table-cell>
          <table:table-cell table:style-name="ce22" office:value-type="float" office:value="888.9094272" calcext:value-type="float">
            <text:p>888.9094272</text:p>
          </table:table-cell>
          <table:table-cell table:style-name="ce22" office:value-type="float" office:value="1412.47021" calcext:value-type="float">
            <text:p>1412.47021</text:p>
          </table:table-cell>
          <table:table-cell table:style-name="ce22" office:value-type="float" office:value="1850.774296" calcext:value-type="float">
            <text:p>1850.774296</text:p>
          </table:table-cell>
          <table:table-cell table:style-name="ce22" office:value-type="float" office:value="4749.1974476" calcext:value-type="float">
            <text:p>4749.1974476</text:p>
          </table:table-cell>
          <table:table-cell table:style-name="ce22" office:value-type="float" office:value="7477.6812968" calcext:value-type="float">
            <text:p>7477.6812968</text:p>
          </table:table-cell>
          <table:table-cell table:style-name="ce22" office:value-type="float" office:value="9984.5494072" calcext:value-type="float">
            <text:p>9984.5494072</text:p>
          </table:table-cell>
          <table:table-cell table:style-name="ce22" office:value-type="float" office:value="8855.476042" calcext:value-type="float">
            <text:p>8855.476042</text:p>
          </table:table-cell>
          <table:table-cell table:style-name="ce22" office:value-type="float" office:value="10291.9439924" calcext:value-type="float">
            <text:p>10291.9439924</text:p>
          </table:table-cell>
          <table:table-cell table:style-name="ce22" office:value-type="float" office:value="10060.5574472" calcext:value-type="float">
            <text:p>10060.5574472</text:p>
          </table:table-cell>
          <table:table-cell table:style-name="ce22" office:value-type="float" office:value="34574.5914024" calcext:value-type="float">
            <text:p>34574.5914024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9" office:value-type="string" calcext:value-type="string">
            <text:p>GPR234</text:p>
          </table:table-cell>
          <table:table-cell table:style-name="ce9" office:value-type="string" calcext:value-type="string">
            <text:p>QGRFa</text:p>
          </table:table-cell>
          <table:table-cell table:style-name="ce9" office:value-type="float" office:value="1740.2605152" calcext:value-type="float">
            <text:p>1740.2605152</text:p>
          </table:table-cell>
          <table:table-cell table:style-name="ce9" office:value-type="float" office:value="1176.3483512" calcext:value-type="float">
            <text:p>1176.3483512</text:p>
          </table:table-cell>
          <table:table-cell table:style-name="ce9" office:value-type="float" office:value="1556.1222296" calcext:value-type="float">
            <text:p>1556.1222296</text:p>
          </table:table-cell>
          <table:table-cell table:style-name="ce9" office:value-type="float" office:value="1069.2372048" calcext:value-type="float">
            <text:p>1069.2372048</text:p>
          </table:table-cell>
          <table:table-cell table:style-name="ce9" office:value-type="float" office:value="1232.0823856" calcext:value-type="float">
            <text:p>1232.0823856</text:p>
          </table:table-cell>
          <table:table-cell table:style-name="ce9" office:value-type="float" office:value="5983.078324" calcext:value-type="float">
            <text:p>5983.078324</text:p>
          </table:table-cell>
          <table:table-cell table:style-name="ce9" office:value-type="float" office:value="18797.7476732" calcext:value-type="float">
            <text:p>18797.7476732</text:p>
          </table:table-cell>
          <table:table-cell table:style-name="ce9" office:value-type="float" office:value="27259.4897388" calcext:value-type="float">
            <text:p>27259.4897388</text:p>
          </table:table-cell>
          <table:table-cell table:style-name="ce9" office:value-type="float" office:value="30587.6814028" calcext:value-type="float">
            <text:p>30587.6814028</text:p>
          </table:table-cell>
          <table:table-cell table:style-name="ce9" office:value-type="float" office:value="39984.54676" calcext:value-type="float">
            <text:p>39984.54676</text:p>
          </table:table-cell>
          <table:table-cell table:style-name="ce9" office:value-type="float" office:value="38423.5497576" calcext:value-type="float">
            <text:p>38423.5497576</text:p>
          </table:table-cell>
          <table:table-cell table:style-name="ce9" office:value-type="float" office:value="37642.5714168" calcext:value-type="float">
            <text:p>37642.5714168</text:p>
          </table:table-cell>
          <table:table-cell table:style-name="ce9"/>
          <table:table-cell table:style-name="ce9" office:value-type="string" calcext:value-type="string">
            <text:p>2023_02_03</text:p>
          </table:table-cell>
          <table:table-cell table:style-name="ce9"/>
          <table:table-cell table:style-name="ce22" table:number-columns-repeated="43"/>
          <table:table-cell table:number-columns-repeated="963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9" office:value-type="string" calcext:value-type="string">
            <text:p>GPR234</text:p>
          </table:table-cell>
          <table:table-cell table:style-name="ce9" office:value-type="string" calcext:value-type="string">
            <text:p>QGRFa</text:p>
          </table:table-cell>
          <table:table-cell table:style-name="ce9" office:value-type="float" office:value="1344.7332156" calcext:value-type="float">
            <text:p>1344.7332156</text:p>
          </table:table-cell>
          <table:table-cell table:style-name="ce9" office:value-type="float" office:value="1936.9226492" calcext:value-type="float">
            <text:p>1936.9226492</text:p>
          </table:table-cell>
          <table:table-cell table:style-name="ce9" office:value-type="float" office:value="1374.34451" calcext:value-type="float">
            <text:p>1374.34451</text:p>
          </table:table-cell>
          <table:table-cell table:style-name="ce9" office:value-type="float" office:value="1321.6245684" calcext:value-type="float">
            <text:p>1321.6245684</text:p>
          </table:table-cell>
          <table:table-cell table:style-name="ce9" office:value-type="float" office:value="1341.4568852" calcext:value-type="float">
            <text:p>1341.4568852</text:p>
          </table:table-cell>
          <table:table-cell table:style-name="ce9" office:value-type="float" office:value="8195.9682188" calcext:value-type="float">
            <text:p>8195.9682188</text:p>
          </table:table-cell>
          <table:table-cell table:style-name="ce9" office:value-type="float" office:value="20703.4457852" calcext:value-type="float">
            <text:p>20703.4457852</text:p>
          </table:table-cell>
          <table:table-cell table:style-name="ce9" office:value-type="float" office:value="28668.4605644" calcext:value-type="float">
            <text:p>28668.4605644</text:p>
          </table:table-cell>
          <table:table-cell table:style-name="ce9" office:value-type="float" office:value="41510.6415176" calcext:value-type="float">
            <text:p>41510.6415176</text:p>
          </table:table-cell>
          <table:table-cell table:style-name="ce9" office:value-type="float" office:value="42575.3485832" calcext:value-type="float">
            <text:p>42575.3485832</text:p>
          </table:table-cell>
          <table:table-cell table:style-name="ce9" office:value-type="float" office:value="41279.193172" calcext:value-type="float">
            <text:p>41279.193172</text:p>
          </table:table-cell>
          <table:table-cell table:style-name="ce9" office:value-type="float" office:value="38912.5200176" calcext:value-type="float">
            <text:p>38912.5200176</text:p>
          </table:table-cell>
          <table:table-cell table:style-name="ce9"/>
          <table:table-cell table:style-name="ce9" office:value-type="string" calcext:value-type="string">
            <text:p>2023_02_03</text:p>
          </table:table-cell>
          <table:table-cell table:style-name="ce9"/>
          <table:table-cell table:style-name="ce22" table:number-columns-repeated="43"/>
          <table:table-cell table:number-columns-repeated="963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9" office:value-type="string" calcext:value-type="string">
            <text:p>GPR234</text:p>
          </table:table-cell>
          <table:table-cell table:style-name="ce9" office:value-type="string" calcext:value-type="string">
            <text:p>QGRFa</text:p>
          </table:table-cell>
          <table:table-cell table:style-name="ce9" office:value-type="float" office:value="1649.6754704" calcext:value-type="float">
            <text:p>1649.6754704</text:p>
          </table:table-cell>
          <table:table-cell table:style-name="ce9" office:value-type="float" office:value="1049.8895088" calcext:value-type="float">
            <text:p>1049.8895088</text:p>
          </table:table-cell>
          <table:table-cell table:style-name="ce9" office:value-type="float" office:value="1447.0782368" calcext:value-type="float">
            <text:p>1447.0782368</text:p>
          </table:table-cell>
          <table:table-cell table:style-name="ce9" office:value-type="float" office:value="1141.2061264" calcext:value-type="float">
            <text:p>1141.2061264</text:p>
          </table:table-cell>
          <table:table-cell table:style-name="ce9" office:value-type="float" office:value="2483.4600808" calcext:value-type="float">
            <text:p>2483.4600808</text:p>
          </table:table-cell>
          <table:table-cell table:style-name="ce9" office:value-type="float" office:value="8212.653842" calcext:value-type="float">
            <text:p>8212.653842</text:p>
          </table:table-cell>
          <table:table-cell table:style-name="ce9" office:value-type="float" office:value="17809.1542412" calcext:value-type="float">
            <text:p>17809.1542412</text:p>
          </table:table-cell>
          <table:table-cell table:style-name="ce9" office:value-type="float" office:value="28255.3097996" calcext:value-type="float">
            <text:p>28255.3097996</text:p>
          </table:table-cell>
          <table:table-cell table:style-name="ce9" office:value-type="float" office:value="37513.350388" calcext:value-type="float">
            <text:p>37513.350388</text:p>
          </table:table-cell>
          <table:table-cell table:style-name="ce9" office:value-type="float" office:value="41258.0706912" calcext:value-type="float">
            <text:p>41258.0706912</text:p>
          </table:table-cell>
          <table:table-cell table:style-name="ce9" office:value-type="float" office:value="39165.7398216" calcext:value-type="float">
            <text:p>39165.7398216</text:p>
          </table:table-cell>
          <table:table-cell table:style-name="ce9" office:value-type="float" office:value="37853.6190308" calcext:value-type="float">
            <text:p>37853.6190308</text:p>
          </table:table-cell>
          <table:table-cell table:style-name="ce9"/>
          <table:table-cell table:style-name="ce9" office:value-type="string" calcext:value-type="string">
            <text:p>2023_02_03</text:p>
          </table:table-cell>
          <table:table-cell table:style-name="ce9"/>
          <table:table-cell table:style-name="ce22" table:number-columns-repeated="43"/>
          <table:table-cell table:number-columns-repeated="963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PR196</text:p>
          </table:table-cell>
          <table:table-cell office:value-type="string" calcext:value-type="string">
            <text:p>QITRFa</text:p>
          </table:table-cell>
          <table:table-cell table:style-name="ce22" office:value-type="float" office:value="6072.3284582" calcext:value-type="float">
            <text:p>6072.3284582</text:p>
          </table:table-cell>
          <table:table-cell table:style-name="ce22" office:value-type="float" office:value="4800.8004" calcext:value-type="float">
            <text:p>4800.8004</text:p>
          </table:table-cell>
          <table:table-cell table:style-name="ce22" office:value-type="float" office:value="3549.3690178" calcext:value-type="float">
            <text:p>3549.3690178</text:p>
          </table:table-cell>
          <table:table-cell table:style-name="ce22" office:value-type="float" office:value="1718.3057672" calcext:value-type="float">
            <text:p>1718.3057672</text:p>
          </table:table-cell>
          <table:table-cell table:style-name="ce22" office:value-type="float" office:value="14895.0712644" calcext:value-type="float">
            <text:p>14895.0712644</text:p>
          </table:table-cell>
          <table:table-cell table:style-name="ce22" office:value-type="float" office:value="35730.885119" calcext:value-type="float">
            <text:p>35730.885119</text:p>
          </table:table-cell>
          <table:table-cell table:style-name="ce22" office:value-type="float" office:value="40218.4965378" calcext:value-type="float">
            <text:p>40218.4965378</text:p>
          </table:table-cell>
          <table:table-cell table:style-name="ce22" office:value-type="float" office:value="54286.71914" calcext:value-type="float">
            <text:p>54286.71914</text:p>
          </table:table-cell>
          <table:table-cell table:style-name="ce22" office:value-type="float" office:value="45350.955195" calcext:value-type="float">
            <text:p>45350.955195</text:p>
          </table:table-cell>
          <table:table-cell table:style-name="ce22" office:value-type="float" office:value="40011.9169774" calcext:value-type="float">
            <text:p>40011.9169774</text:p>
          </table:table-cell>
          <table:table-cell table:style-name="ce22" office:value-type="float" office:value="40080.6571304" calcext:value-type="float">
            <text:p>40080.6571304</text:p>
          </table:table-cell>
          <table:table-cell table:style-name="ce22" office:value-type="float" office:value="72319.9659558" calcext:value-type="float">
            <text:p>72319.9659558</text:p>
          </table:table-cell>
          <table:table-cell table:style-name="ce22"/>
          <table:table-cell table:style-name="ce22" office:value-type="string" calcext:value-type="string">
            <text:p>2022_08_25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GPR196</text:p>
          </table:table-cell>
          <table:table-cell office:value-type="string" calcext:value-type="string">
            <text:p>QITRFa</text:p>
          </table:table-cell>
          <table:table-cell table:style-name="ce22" office:value-type="float" office:value="16243.1892648" calcext:value-type="float">
            <text:p>16243.1892648</text:p>
          </table:table-cell>
          <table:table-cell table:style-name="ce22" office:value-type="float" office:value="3836.730825" calcext:value-type="float">
            <text:p>3836.730825</text:p>
          </table:table-cell>
          <table:table-cell table:style-name="ce22" office:value-type="float" office:value="6055.9886538" calcext:value-type="float">
            <text:p>6055.9886538</text:p>
          </table:table-cell>
          <table:table-cell table:style-name="ce22" office:value-type="float" office:value="6495.87325" calcext:value-type="float">
            <text:p>6495.87325</text:p>
          </table:table-cell>
          <table:table-cell table:style-name="ce22" office:value-type="float" office:value="13232.5820776" calcext:value-type="float">
            <text:p>13232.5820776</text:p>
          </table:table-cell>
          <table:table-cell table:style-name="ce22" office:value-type="float" office:value="44377.1326394" calcext:value-type="float">
            <text:p>44377.1326394</text:p>
          </table:table-cell>
          <table:table-cell table:style-name="ce22" office:value-type="float" office:value="57541.686384" calcext:value-type="float">
            <text:p>57541.686384</text:p>
          </table:table-cell>
          <table:table-cell table:style-name="ce22" office:value-type="float" office:value="67617.690672" calcext:value-type="float">
            <text:p>67617.690672</text:p>
          </table:table-cell>
          <table:table-cell table:style-name="ce22" office:value-type="float" office:value="64984.2017572" calcext:value-type="float">
            <text:p>64984.2017572</text:p>
          </table:table-cell>
          <table:table-cell table:style-name="ce22" office:value-type="float" office:value="56365.2220836" calcext:value-type="float">
            <text:p>56365.2220836</text:p>
          </table:table-cell>
          <table:table-cell table:style-name="ce22" office:value-type="float" office:value="52470.0102048" calcext:value-type="float">
            <text:p>52470.0102048</text:p>
          </table:table-cell>
          <table:table-cell table:style-name="ce22" office:value-type="float" office:value="80506.1831326" calcext:value-type="float">
            <text:p>80506.1831326</text:p>
          </table:table-cell>
          <table:table-cell table:style-name="ce22"/>
          <table:table-cell table:style-name="ce22" office:value-type="string" calcext:value-type="string">
            <text:p>2022_08_25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GPR196</text:p>
          </table:table-cell>
          <table:table-cell office:value-type="string" calcext:value-type="string">
            <text:p>QITRFa</text:p>
          </table:table-cell>
          <table:table-cell table:style-name="ce22" office:value-type="float" office:value="6784.2560844" calcext:value-type="float">
            <text:p>6784.2560844</text:p>
          </table:table-cell>
          <table:table-cell table:style-name="ce22" office:value-type="float" office:value="4701.968961" calcext:value-type="float">
            <text:p>4701.968961</text:p>
          </table:table-cell>
          <table:table-cell table:style-name="ce22" office:value-type="float" office:value="5680.8033748" calcext:value-type="float">
            <text:p>5680.8033748</text:p>
          </table:table-cell>
          <table:table-cell table:style-name="ce22" office:value-type="float" office:value="2073.6336408" calcext:value-type="float">
            <text:p>2073.6336408</text:p>
          </table:table-cell>
          <table:table-cell table:style-name="ce22" office:value-type="float" office:value="17895.04485" calcext:value-type="float">
            <text:p>17895.04485</text:p>
          </table:table-cell>
          <table:table-cell table:style-name="ce22" office:value-type="float" office:value="40083.9827674" calcext:value-type="float">
            <text:p>40083.9827674</text:p>
          </table:table-cell>
          <table:table-cell table:style-name="ce22" office:value-type="float" office:value="45947.4166098" calcext:value-type="float">
            <text:p>45947.4166098</text:p>
          </table:table-cell>
          <table:table-cell table:style-name="ce22" office:value-type="float" office:value="64056.263584" calcext:value-type="float">
            <text:p>64056.263584</text:p>
          </table:table-cell>
          <table:table-cell table:style-name="ce22" office:value-type="float" office:value="65189.0112658" calcext:value-type="float">
            <text:p>65189.0112658</text:p>
          </table:table-cell>
          <table:table-cell table:style-name="ce22" office:value-type="float" office:value="59663.4987404" calcext:value-type="float">
            <text:p>59663.4987404</text:p>
          </table:table-cell>
          <table:table-cell table:style-name="ce22" office:value-type="float" office:value="63189.345029" calcext:value-type="float">
            <text:p>63189.345029</text:p>
          </table:table-cell>
          <table:table-cell table:style-name="ce22" office:value-type="float" office:value="85964.5740318" calcext:value-type="float">
            <text:p>85964.5740318</text:p>
          </table:table-cell>
          <table:table-cell table:style-name="ce22"/>
          <table:table-cell table:style-name="ce22" office:value-type="string" calcext:value-type="string">
            <text:p>2022_08_25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GPR196</text:p>
          </table:table-cell>
          <table:table-cell office:value-type="string" calcext:value-type="string">
            <text:p>QITRFa</text:p>
          </table:table-cell>
          <table:table-cell table:style-name="ce22" office:value-type="float" office:value="2294.3107336" calcext:value-type="float">
            <text:p>2294.3107336</text:p>
          </table:table-cell>
          <table:table-cell table:style-name="ce22"/>
          <table:table-cell table:style-name="ce22" office:value-type="float" office:value="4209.2155706" calcext:value-type="float">
            <text:p>4209.2155706</text:p>
          </table:table-cell>
          <table:table-cell table:style-name="ce22" office:value-type="float" office:value="6152.0289272" calcext:value-type="float">
            <text:p>6152.0289272</text:p>
          </table:table-cell>
          <table:table-cell table:style-name="ce22" office:value-type="float" office:value="17610.8076492" calcext:value-type="float">
            <text:p>17610.8076492</text:p>
          </table:table-cell>
          <table:table-cell table:style-name="ce22" office:value-type="float" office:value="29855.7303894" calcext:value-type="float">
            <text:p>29855.7303894</text:p>
          </table:table-cell>
          <table:table-cell table:style-name="ce22" office:value-type="float" office:value="37156.2104654" calcext:value-type="float">
            <text:p>37156.2104654</text:p>
          </table:table-cell>
          <table:table-cell table:style-name="ce22" office:value-type="float" office:value="39147.6249964" calcext:value-type="float">
            <text:p>39147.6249964</text:p>
          </table:table-cell>
          <table:table-cell table:style-name="ce22" office:value-type="float" office:value="41585.6910422" calcext:value-type="float">
            <text:p>41585.6910422</text:p>
          </table:table-cell>
          <table:table-cell table:style-name="ce22" office:value-type="float" office:value="39618.494088" calcext:value-type="float">
            <text:p>39618.494088</text:p>
          </table:table-cell>
          <table:table-cell table:style-name="ce22" office:value-type="float" office:value="40358.618185" calcext:value-type="float">
            <text:p>40358.618185</text:p>
          </table:table-cell>
          <table:table-cell table:style-name="ce22" office:value-type="float" office:value="61129.2240074" calcext:value-type="float">
            <text:p>61129.2240074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GPR196</text:p>
          </table:table-cell>
          <table:table-cell office:value-type="string" calcext:value-type="string">
            <text:p>QITRFa</text:p>
          </table:table-cell>
          <table:table-cell table:style-name="ce22" office:value-type="float" office:value="1875.090577" calcext:value-type="float">
            <text:p>1875.090577</text:p>
          </table:table-cell>
          <table:table-cell table:style-name="ce22"/>
          <table:table-cell table:style-name="ce22" office:value-type="float" office:value="1960.2154622" calcext:value-type="float">
            <text:p>1960.2154622</text:p>
          </table:table-cell>
          <table:table-cell table:style-name="ce22" office:value-type="float" office:value="5978.5549606" calcext:value-type="float">
            <text:p>5978.5549606</text:p>
          </table:table-cell>
          <table:table-cell table:style-name="ce22" office:value-type="float" office:value="19055.8448144" calcext:value-type="float">
            <text:p>19055.8448144</text:p>
          </table:table-cell>
          <table:table-cell table:style-name="ce22" office:value-type="float" office:value="35247.6932578" calcext:value-type="float">
            <text:p>35247.6932578</text:p>
          </table:table-cell>
          <table:table-cell table:style-name="ce22" office:value-type="float" office:value="42740.7744548" calcext:value-type="float">
            <text:p>42740.7744548</text:p>
          </table:table-cell>
          <table:table-cell table:style-name="ce22" office:value-type="float" office:value="41947.6776704" calcext:value-type="float">
            <text:p>41947.6776704</text:p>
          </table:table-cell>
          <table:table-cell table:style-name="ce22" office:value-type="float" office:value="43673.97979" calcext:value-type="float">
            <text:p>43673.97979</text:p>
          </table:table-cell>
          <table:table-cell table:style-name="ce22" office:value-type="float" office:value="47026.1388892" calcext:value-type="float">
            <text:p>47026.1388892</text:p>
          </table:table-cell>
          <table:table-cell table:style-name="ce22" office:value-type="float" office:value="37613.0994134" calcext:value-type="float">
            <text:p>37613.0994134</text:p>
          </table:table-cell>
          <table:table-cell table:style-name="ce22" office:value-type="float" office:value="69029.0663834" calcext:value-type="float">
            <text:p>69029.0663834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GPR196</text:p>
          </table:table-cell>
          <table:table-cell office:value-type="string" calcext:value-type="string">
            <text:p>QITRFa</text:p>
          </table:table-cell>
          <table:table-cell table:style-name="ce22" office:value-type="float" office:value="955.6574924" calcext:value-type="float">
            <text:p>955.6574924</text:p>
          </table:table-cell>
          <table:table-cell table:style-name="ce22"/>
          <table:table-cell table:style-name="ce22" office:value-type="float" office:value="7682.6148718" calcext:value-type="float">
            <text:p>7682.6148718</text:p>
          </table:table-cell>
          <table:table-cell table:style-name="ce22" office:value-type="float" office:value="9751.3944688" calcext:value-type="float">
            <text:p>9751.3944688</text:p>
          </table:table-cell>
          <table:table-cell table:style-name="ce22" office:value-type="float" office:value="24080.1810188" calcext:value-type="float">
            <text:p>24080.1810188</text:p>
          </table:table-cell>
          <table:table-cell table:style-name="ce22" office:value-type="float" office:value="35271.0919184" calcext:value-type="float">
            <text:p>35271.0919184</text:p>
          </table:table-cell>
          <table:table-cell table:style-name="ce22" office:value-type="float" office:value="41704.5623838" calcext:value-type="float">
            <text:p>41704.5623838</text:p>
          </table:table-cell>
          <table:table-cell table:style-name="ce22" office:value-type="float" office:value="38766.918472" calcext:value-type="float">
            <text:p>38766.918472</text:p>
          </table:table-cell>
          <table:table-cell table:style-name="ce22" office:value-type="float" office:value="37325.0949428" calcext:value-type="float">
            <text:p>37325.0949428</text:p>
          </table:table-cell>
          <table:table-cell table:style-name="ce22" office:value-type="float" office:value="42975.9612744" calcext:value-type="float">
            <text:p>42975.9612744</text:p>
          </table:table-cell>
          <table:table-cell table:style-name="ce22" office:value-type="float" office:value="33571.4395822" calcext:value-type="float">
            <text:p>33571.4395822</text:p>
          </table:table-cell>
          <table:table-cell table:style-name="ce22" office:value-type="float" office:value="58766.3748584" calcext:value-type="float">
            <text:p>58766.3748584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GPR196</text:p>
          </table:table-cell>
          <table:table-cell office:value-type="string" calcext:value-type="string">
            <text:p>QITRFa</text:p>
          </table:table-cell>
          <table:table-cell table:style-name="ce22" office:value-type="float" office:value="14290.0338856" calcext:value-type="float">
            <text:p>14290.0338856</text:p>
          </table:table-cell>
          <table:table-cell table:style-name="ce22" office:value-type="float" office:value="10796.9323364" calcext:value-type="float">
            <text:p>10796.9323364</text:p>
          </table:table-cell>
          <table:table-cell table:style-name="ce22" office:value-type="float" office:value="11284.4881484" calcext:value-type="float">
            <text:p>11284.4881484</text:p>
          </table:table-cell>
          <table:table-cell table:style-name="ce22" office:value-type="float" office:value="15462.4961356" calcext:value-type="float">
            <text:p>15462.4961356</text:p>
          </table:table-cell>
          <table:table-cell table:style-name="ce22" office:value-type="float" office:value="22968.5741288" calcext:value-type="float">
            <text:p>22968.5741288</text:p>
          </table:table-cell>
          <table:table-cell table:style-name="ce22" office:value-type="float" office:value="31924.1145976" calcext:value-type="float">
            <text:p>31924.1145976</text:p>
          </table:table-cell>
          <table:table-cell table:style-name="ce22" office:value-type="float" office:value="33381.23832" calcext:value-type="float">
            <text:p>33381.23832</text:p>
          </table:table-cell>
          <table:table-cell table:style-name="ce22" office:value-type="float" office:value="31417.7976232" calcext:value-type="float">
            <text:p>31417.7976232</text:p>
          </table:table-cell>
          <table:table-cell table:style-name="ce22" office:value-type="float" office:value="31909.9601416" calcext:value-type="float">
            <text:p>31909.9601416</text:p>
          </table:table-cell>
          <table:table-cell table:style-name="ce22" office:value-type="float" office:value="29697.2877812" calcext:value-type="float">
            <text:p>29697.2877812</text:p>
          </table:table-cell>
          <table:table-cell table:style-name="ce22" office:value-type="float" office:value="24935.78778" calcext:value-type="float">
            <text:p>24935.78778</text:p>
          </table:table-cell>
          <table:table-cell table:style-name="ce22" office:value-type="float" office:value="39899.590152" calcext:value-type="float">
            <text:p>39899.590152</text:p>
          </table:table-cell>
          <table:table-cell table:style-name="ce22"/>
          <table:table-cell table:style-name="ce22" office:value-type="string" calcext:value-type="string">
            <text:p>2022_09_09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GPR196</text:p>
          </table:table-cell>
          <table:table-cell office:value-type="string" calcext:value-type="string">
            <text:p>QITRFa</text:p>
          </table:table-cell>
          <table:table-cell table:style-name="ce22" office:value-type="float" office:value="16682.0212476" calcext:value-type="float">
            <text:p>16682.0212476</text:p>
          </table:table-cell>
          <table:table-cell table:style-name="ce22" office:value-type="float" office:value="22469.371292" calcext:value-type="float">
            <text:p>22469.371292</text:p>
          </table:table-cell>
          <table:table-cell table:style-name="ce22" office:value-type="float" office:value="30656.4381164" calcext:value-type="float">
            <text:p>30656.4381164</text:p>
          </table:table-cell>
          <table:table-cell table:style-name="ce22" office:value-type="float" office:value="34146.9067368" calcext:value-type="float">
            <text:p>34146.9067368</text:p>
          </table:table-cell>
          <table:table-cell table:style-name="ce22" office:value-type="float" office:value="40040.8819756" calcext:value-type="float">
            <text:p>40040.8819756</text:p>
          </table:table-cell>
          <table:table-cell table:style-name="ce22" office:value-type="float" office:value="42823.167512" calcext:value-type="float">
            <text:p>42823.167512</text:p>
          </table:table-cell>
          <table:table-cell table:style-name="ce22" office:value-type="float" office:value="47060.2727648" calcext:value-type="float">
            <text:p>47060.2727648</text:p>
          </table:table-cell>
          <table:table-cell table:style-name="ce22" office:value-type="float" office:value="35346.2177336" calcext:value-type="float">
            <text:p>35346.2177336</text:p>
          </table:table-cell>
          <table:table-cell table:style-name="ce22" office:value-type="float" office:value="38267.8973916" calcext:value-type="float">
            <text:p>38267.8973916</text:p>
          </table:table-cell>
          <table:table-cell table:style-name="ce22" office:value-type="float" office:value="35869.207392" calcext:value-type="float">
            <text:p>35869.207392</text:p>
          </table:table-cell>
          <table:table-cell table:style-name="ce22" office:value-type="float" office:value="38236.5465784" calcext:value-type="float">
            <text:p>38236.5465784</text:p>
          </table:table-cell>
          <table:table-cell table:style-name="ce22" office:value-type="float" office:value="55968.852382" calcext:value-type="float">
            <text:p>55968.852382</text:p>
          </table:table-cell>
          <table:table-cell table:style-name="ce22"/>
          <table:table-cell table:style-name="ce22" office:value-type="string" calcext:value-type="string">
            <text:p>2022_09_09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GPR196</text:p>
          </table:table-cell>
          <table:table-cell office:value-type="string" calcext:value-type="string">
            <text:p>QITRFa</text:p>
          </table:table-cell>
          <table:table-cell table:style-name="ce22" office:value-type="float" office:value="16470.0952492" calcext:value-type="float">
            <text:p>16470.0952492</text:p>
          </table:table-cell>
          <table:table-cell table:style-name="ce22" office:value-type="float" office:value="12388.6436092" calcext:value-type="float">
            <text:p>12388.6436092</text:p>
          </table:table-cell>
          <table:table-cell table:style-name="ce22" office:value-type="float" office:value="15376.6368544" calcext:value-type="float">
            <text:p>15376.6368544</text:p>
          </table:table-cell>
          <table:table-cell table:style-name="ce22" office:value-type="float" office:value="28542.6144652" calcext:value-type="float">
            <text:p>28542.6144652</text:p>
          </table:table-cell>
          <table:table-cell table:style-name="ce22" office:value-type="float" office:value="42792.8988296" calcext:value-type="float">
            <text:p>42792.8988296</text:p>
          </table:table-cell>
          <table:table-cell table:style-name="ce22" office:value-type="float" office:value="44646.8226236" calcext:value-type="float">
            <text:p>44646.8226236</text:p>
          </table:table-cell>
          <table:table-cell table:style-name="ce22" office:value-type="float" office:value="45578.5255308" calcext:value-type="float">
            <text:p>45578.5255308</text:p>
          </table:table-cell>
          <table:table-cell table:style-name="ce22" office:value-type="float" office:value="45133.0831324" calcext:value-type="float">
            <text:p>45133.0831324</text:p>
          </table:table-cell>
          <table:table-cell table:style-name="ce22" office:value-type="float" office:value="42124.6735476" calcext:value-type="float">
            <text:p>42124.6735476</text:p>
          </table:table-cell>
          <table:table-cell table:style-name="ce22" office:value-type="float" office:value="38504.2461516" calcext:value-type="float">
            <text:p>38504.2461516</text:p>
          </table:table-cell>
          <table:table-cell table:style-name="ce22" office:value-type="float" office:value="40717.80461" calcext:value-type="float">
            <text:p>40717.80461</text:p>
          </table:table-cell>
          <table:table-cell table:style-name="ce22" office:value-type="float" office:value="59883.5679052" calcext:value-type="float">
            <text:p>59883.5679052</text:p>
          </table:table-cell>
          <table:table-cell table:style-name="ce22"/>
          <table:table-cell table:style-name="ce22" office:value-type="string" calcext:value-type="string">
            <text:p>2022_09_09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GPR196</text:p>
          </table:table-cell>
          <table:table-cell office:value-type="string" calcext:value-type="string">
            <text:p>QITRFa</text:p>
          </table:table-cell>
          <table:table-cell table:style-name="ce22" office:value-type="float" office:value="1886.1998748" calcext:value-type="float">
            <text:p>1886.1998748</text:p>
          </table:table-cell>
          <table:table-cell table:style-name="ce22" office:value-type="float" office:value="3403.30928" calcext:value-type="float">
            <text:p>3403.30928</text:p>
          </table:table-cell>
          <table:table-cell table:style-name="ce22" office:value-type="float" office:value="6571.7241504" calcext:value-type="float">
            <text:p>6571.7241504</text:p>
          </table:table-cell>
          <table:table-cell table:style-name="ce22" office:value-type="float" office:value="6174.6971" calcext:value-type="float">
            <text:p>6174.6971</text:p>
          </table:table-cell>
          <table:table-cell table:style-name="ce22" office:value-type="float" office:value="17197.4238372" calcext:value-type="float">
            <text:p>17197.4238372</text:p>
          </table:table-cell>
          <table:table-cell table:style-name="ce22" office:value-type="float" office:value="24635.9010532" calcext:value-type="float">
            <text:p>24635.9010532</text:p>
          </table:table-cell>
          <table:table-cell table:style-name="ce22" office:value-type="float" office:value="31006.9034416" calcext:value-type="float">
            <text:p>31006.9034416</text:p>
          </table:table-cell>
          <table:table-cell table:style-name="ce22" office:value-type="float" office:value="30230.3235136" calcext:value-type="float">
            <text:p>30230.3235136</text:p>
          </table:table-cell>
          <table:table-cell table:style-name="ce22" office:value-type="float" office:value="34629.6630828" calcext:value-type="float">
            <text:p>34629.6630828</text:p>
          </table:table-cell>
          <table:table-cell table:style-name="ce22" office:value-type="float" office:value="33382.3091228" calcext:value-type="float">
            <text:p>33382.3091228</text:p>
          </table:table-cell>
          <table:table-cell table:style-name="ce22" office:value-type="float" office:value="29319.5389432" calcext:value-type="float">
            <text:p>29319.5389432</text:p>
          </table:table-cell>
          <table:table-cell table:style-name="ce22" office:value-type="float" office:value="48760.7908664" calcext:value-type="float">
            <text:p>48760.7908664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2" office:value-type="string" calcext:value-type="string">
            <text:p>GPR196</text:p>
          </table:table-cell>
          <table:table-cell office:value-type="string" calcext:value-type="string">
            <text:p>QITRFa</text:p>
          </table:table-cell>
          <table:table-cell table:style-name="ce22" office:value-type="float" office:value="2248.4368376" calcext:value-type="float">
            <text:p>2248.4368376</text:p>
          </table:table-cell>
          <table:table-cell table:style-name="ce22" office:value-type="float" office:value="14134.9991432" calcext:value-type="float">
            <text:p>14134.9991432</text:p>
          </table:table-cell>
          <table:table-cell table:style-name="ce22" office:value-type="float" office:value="19310.0768376" calcext:value-type="float">
            <text:p>19310.0768376</text:p>
          </table:table-cell>
          <table:table-cell table:style-name="ce22" office:value-type="float" office:value="25282.9948928" calcext:value-type="float">
            <text:p>25282.9948928</text:p>
          </table:table-cell>
          <table:table-cell table:style-name="ce22" office:value-type="float" office:value="26389.2155436" calcext:value-type="float">
            <text:p>26389.2155436</text:p>
          </table:table-cell>
          <table:table-cell table:style-name="ce22" office:value-type="float" office:value="28367.8958856" calcext:value-type="float">
            <text:p>28367.8958856</text:p>
          </table:table-cell>
          <table:table-cell table:style-name="ce22" office:value-type="float" office:value="33539.4451356" calcext:value-type="float">
            <text:p>33539.4451356</text:p>
          </table:table-cell>
          <table:table-cell table:style-name="ce22" office:value-type="float" office:value="34002.208514" calcext:value-type="float">
            <text:p>34002.208514</text:p>
          </table:table-cell>
          <table:table-cell table:style-name="ce22" office:value-type="float" office:value="31340.6491016" calcext:value-type="float">
            <text:p>31340.6491016</text:p>
          </table:table-cell>
          <table:table-cell table:style-name="ce22" office:value-type="float" office:value="34646.125028" calcext:value-type="float">
            <text:p>34646.125028</text:p>
          </table:table-cell>
          <table:table-cell table:style-name="ce22" office:value-type="float" office:value="32438.9492952" calcext:value-type="float">
            <text:p>32438.9492952</text:p>
          </table:table-cell>
          <table:table-cell table:style-name="ce22" office:value-type="float" office:value="58969.169464" calcext:value-type="float">
            <text:p>58969.169464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GPR196</text:p>
          </table:table-cell>
          <table:table-cell office:value-type="string" calcext:value-type="string">
            <text:p>QITRFa</text:p>
          </table:table-cell>
          <table:table-cell table:style-name="ce22" office:value-type="float" office:value="1714.4873732" calcext:value-type="float">
            <text:p>1714.4873732</text:p>
          </table:table-cell>
          <table:table-cell table:style-name="ce22" office:value-type="float" office:value="13978.0801252" calcext:value-type="float">
            <text:p>13978.0801252</text:p>
          </table:table-cell>
          <table:table-cell table:style-name="ce22" office:value-type="float" office:value="18617.6131452" calcext:value-type="float">
            <text:p>18617.6131452</text:p>
          </table:table-cell>
          <table:table-cell table:style-name="ce22" office:value-type="float" office:value="20594.1910632" calcext:value-type="float">
            <text:p>20594.1910632</text:p>
          </table:table-cell>
          <table:table-cell table:style-name="ce22" office:value-type="float" office:value="25707.8217848" calcext:value-type="float">
            <text:p>25707.8217848</text:p>
          </table:table-cell>
          <table:table-cell table:style-name="ce22" office:value-type="float" office:value="26092.9020964" calcext:value-type="float">
            <text:p>26092.9020964</text:p>
          </table:table-cell>
          <table:table-cell table:style-name="ce22" office:value-type="float" office:value="33355.4344272" calcext:value-type="float">
            <text:p>33355.4344272</text:p>
          </table:table-cell>
          <table:table-cell table:style-name="ce22" office:value-type="float" office:value="29603.09849" calcext:value-type="float">
            <text:p>29603.09849</text:p>
          </table:table-cell>
          <table:table-cell table:style-name="ce22" office:value-type="float" office:value="34397.8020888" calcext:value-type="float">
            <text:p>34397.8020888</text:p>
          </table:table-cell>
          <table:table-cell table:style-name="ce22" office:value-type="float" office:value="29559.5278504" calcext:value-type="float">
            <text:p>29559.5278504</text:p>
          </table:table-cell>
          <table:table-cell table:style-name="ce22" office:value-type="float" office:value="26291.21183" calcext:value-type="float">
            <text:p>26291.21183</text:p>
          </table:table-cell>
          <table:table-cell table:style-name="ce22" office:value-type="float" office:value="57970.7714472" calcext:value-type="float">
            <text:p>57970.7714472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R19</text:p>
          </table:table-cell>
          <table:table-cell office:value-type="string" calcext:value-type="string">
            <text:p>LRWa1</text:p>
          </table:table-cell>
          <table:table-cell office:value-type="float" office:value="639.4600396" calcext:value-type="float">
            <text:p>639.4600396</text:p>
          </table:table-cell>
          <table:table-cell office:value-type="float" office:value="418.0671987" calcext:value-type="float">
            <text:p>418.0671987</text:p>
          </table:table-cell>
          <table:table-cell office:value-type="float" office:value="414.1988841" calcext:value-type="float">
            <text:p>414.1988841</text:p>
          </table:table-cell>
          <table:table-cell office:value-type="float" office:value="644.12502" calcext:value-type="float">
            <text:p>644.12502</text:p>
          </table:table-cell>
          <table:table-cell office:value-type="float" office:value="414.4428698" calcext:value-type="float">
            <text:p>414.4428698</text:p>
          </table:table-cell>
          <table:table-cell office:value-type="float" office:value="434.4816384" calcext:value-type="float">
            <text:p>434.4816384</text:p>
          </table:table-cell>
          <table:table-cell office:value-type="float" office:value="1410.021197" calcext:value-type="float">
            <text:p>1410.021197</text:p>
          </table:table-cell>
          <table:table-cell office:value-type="float" office:value="10190.42203" calcext:value-type="float">
            <text:p>10190.42203</text:p>
          </table:table-cell>
          <table:table-cell office:value-type="float" office:value="17438.51503" calcext:value-type="float">
            <text:p>17438.51503</text:p>
          </table:table-cell>
          <table:table-cell office:value-type="float" office:value="19070.65524" calcext:value-type="float">
            <text:p>19070.65524</text:p>
          </table:table-cell>
          <table:table-cell office:value-type="float" office:value="18199.55678" calcext:value-type="float">
            <text:p>18199.55678</text:p>
          </table:table-cell>
          <table:table-cell/>
          <table:table-cell office:value-type="float" office:value="18512.58169" calcext:value-type="float">
            <text:p>18512.58169</text:p>
          </table:table-cell>
          <table:table-cell office:value-type="string" calcext:value-type="string">
            <text:p>2021_07_2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R19</text:p>
          </table:table-cell>
          <table:table-cell office:value-type="string" calcext:value-type="string">
            <text:p>LRWa1</text:p>
          </table:table-cell>
          <table:table-cell office:value-type="float" office:value="625.565367" calcext:value-type="float">
            <text:p>625.565367</text:p>
          </table:table-cell>
          <table:table-cell office:value-type="float" office:value="341.9408208" calcext:value-type="float">
            <text:p>341.9408208</text:p>
          </table:table-cell>
          <table:table-cell office:value-type="float" office:value="285.0201564" calcext:value-type="float">
            <text:p>285.0201564</text:p>
          </table:table-cell>
          <table:table-cell office:value-type="float" office:value="530.8948468" calcext:value-type="float">
            <text:p>530.8948468</text:p>
          </table:table-cell>
          <table:table-cell office:value-type="float" office:value="335.9523424" calcext:value-type="float">
            <text:p>335.9523424</text:p>
          </table:table-cell>
          <table:table-cell office:value-type="float" office:value="615.6424812" calcext:value-type="float">
            <text:p>615.6424812</text:p>
          </table:table-cell>
          <table:table-cell office:value-type="float" office:value="1201.617124" calcext:value-type="float">
            <text:p>1201.617124</text:p>
          </table:table-cell>
          <table:table-cell office:value-type="float" office:value="9425.318438" calcext:value-type="float">
            <text:p>9425.318438</text:p>
          </table:table-cell>
          <table:table-cell office:value-type="float" office:value="14764.88207" calcext:value-type="float">
            <text:p>14764.88207</text:p>
          </table:table-cell>
          <table:table-cell office:value-type="float" office:value="13189.86731" calcext:value-type="float">
            <text:p>13189.86731</text:p>
          </table:table-cell>
          <table:table-cell office:value-type="float" office:value="10988.4673" calcext:value-type="float">
            <text:p>10988.4673</text:p>
          </table:table-cell>
          <table:table-cell/>
          <table:table-cell office:value-type="float" office:value="29262.33198" calcext:value-type="float">
            <text:p>29262.33198</text:p>
          </table:table-cell>
          <table:table-cell office:value-type="string" calcext:value-type="string">
            <text:p>2021_07_21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R19</text:p>
          </table:table-cell>
          <table:table-cell office:value-type="string" calcext:value-type="string">
            <text:p>LRWa1</text:p>
          </table:table-cell>
          <table:table-cell office:value-type="float" office:value="438.2862402" calcext:value-type="float">
            <text:p>438.2862402</text:p>
          </table:table-cell>
          <table:table-cell office:value-type="float" office:value="601.5037706" calcext:value-type="float">
            <text:p>601.5037706</text:p>
          </table:table-cell>
          <table:table-cell office:value-type="float" office:value="460.998139" calcext:value-type="float">
            <text:p>460.998139</text:p>
          </table:table-cell>
          <table:table-cell office:value-type="float" office:value="514.6779078" calcext:value-type="float">
            <text:p>514.6779078</text:p>
          </table:table-cell>
          <table:table-cell office:value-type="float" office:value="247.7257952" calcext:value-type="float">
            <text:p>247.7257952</text:p>
          </table:table-cell>
          <table:table-cell office:value-type="float" office:value="673.7734016" calcext:value-type="float">
            <text:p>673.7734016</text:p>
          </table:table-cell>
          <table:table-cell office:value-type="float" office:value="1309.103409" calcext:value-type="float">
            <text:p>1309.103409</text:p>
          </table:table-cell>
          <table:table-cell office:value-type="float" office:value="10678.30948" calcext:value-type="float">
            <text:p>10678.30948</text:p>
          </table:table-cell>
          <table:table-cell office:value-type="float" office:value="17174.13102" calcext:value-type="float">
            <text:p>17174.13102</text:p>
          </table:table-cell>
          <table:table-cell office:value-type="float" office:value="16260.02906" calcext:value-type="float">
            <text:p>16260.02906</text:p>
          </table:table-cell>
          <table:table-cell office:value-type="float" office:value="12910.64079" calcext:value-type="float">
            <text:p>12910.64079</text:p>
          </table:table-cell>
          <table:table-cell/>
          <table:table-cell office:value-type="float" office:value="30207.42921" calcext:value-type="float">
            <text:p>30207.42921</text:p>
          </table:table-cell>
          <table:table-cell office:value-type="string" calcext:value-type="string">
            <text:p>2021_07_21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R19</text:p>
          </table:table-cell>
          <table:table-cell office:value-type="string" calcext:value-type="string">
            <text:p>LRWa1</text:p>
          </table:table-cell>
          <table:table-cell office:value-type="float" office:value="673.2958386" calcext:value-type="float">
            <text:p>673.2958386</text:p>
          </table:table-cell>
          <table:table-cell office:value-type="float" office:value="245.106615" calcext:value-type="float">
            <text:p>245.106615</text:p>
          </table:table-cell>
          <table:table-cell office:value-type="float" office:value="339.596138" calcext:value-type="float">
            <text:p>339.596138</text:p>
          </table:table-cell>
          <table:table-cell office:value-type="float" office:value="529.5059856" calcext:value-type="float">
            <text:p>529.5059856</text:p>
          </table:table-cell>
          <table:table-cell office:value-type="float" office:value="207.0085437" calcext:value-type="float">
            <text:p>207.0085437</text:p>
          </table:table-cell>
          <table:table-cell office:value-type="float" office:value="451.3713667" calcext:value-type="float">
            <text:p>451.3713667</text:p>
          </table:table-cell>
          <table:table-cell office:value-type="float" office:value="432.8035651" calcext:value-type="float">
            <text:p>432.8035651</text:p>
          </table:table-cell>
          <table:table-cell office:value-type="float" office:value="7614.467636" calcext:value-type="float">
            <text:p>7614.467636</text:p>
          </table:table-cell>
          <table:table-cell office:value-type="float" office:value="18959.91029" calcext:value-type="float">
            <text:p>18959.91029</text:p>
          </table:table-cell>
          <table:table-cell office:value-type="float" office:value="25792.60378" calcext:value-type="float">
            <text:p>25792.60378</text:p>
          </table:table-cell>
          <table:table-cell office:value-type="float" office:value="22482.45254" calcext:value-type="float">
            <text:p>22482.45254</text:p>
          </table:table-cell>
          <table:table-cell/>
          <table:table-cell office:value-type="float" office:value="44672.09459" calcext:value-type="float">
            <text:p>44672.09459</text:p>
          </table:table-cell>
          <table:table-cell office:value-type="string" calcext:value-type="string">
            <text:p>2021_07_28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R19</text:p>
          </table:table-cell>
          <table:table-cell office:value-type="string" calcext:value-type="string">
            <text:p>LRWa1</text:p>
          </table:table-cell>
          <table:table-cell office:value-type="float" office:value="526.5148492" calcext:value-type="float">
            <text:p>526.5148492</text:p>
          </table:table-cell>
          <table:table-cell office:value-type="float" office:value="727.3405447" calcext:value-type="float">
            <text:p>727.3405447</text:p>
          </table:table-cell>
          <table:table-cell office:value-type="float" office:value="435.9620678" calcext:value-type="float">
            <text:p>435.9620678</text:p>
          </table:table-cell>
          <table:table-cell office:value-type="float" office:value="216.0696698" calcext:value-type="float">
            <text:p>216.0696698</text:p>
          </table:table-cell>
          <table:table-cell office:value-type="float" office:value="522.1383232" calcext:value-type="float">
            <text:p>522.1383232</text:p>
          </table:table-cell>
          <table:table-cell office:value-type="float" office:value="466.6837416" calcext:value-type="float">
            <text:p>466.6837416</text:p>
          </table:table-cell>
          <table:table-cell office:value-type="float" office:value="789.0855016" calcext:value-type="float">
            <text:p>789.0855016</text:p>
          </table:table-cell>
          <table:table-cell office:value-type="float" office:value="9024.143353" calcext:value-type="float">
            <text:p>9024.143353</text:p>
          </table:table-cell>
          <table:table-cell office:value-type="float" office:value="23824.84071" calcext:value-type="float">
            <text:p>23824.84071</text:p>
          </table:table-cell>
          <table:table-cell office:value-type="float" office:value="24400.0248" calcext:value-type="float">
            <text:p>24400.0248</text:p>
          </table:table-cell>
          <table:table-cell office:value-type="float" office:value="22497.92543" calcext:value-type="float">
            <text:p>22497.92543</text:p>
          </table:table-cell>
          <table:table-cell/>
          <table:table-cell office:value-type="float" office:value="51967.61905" calcext:value-type="float">
            <text:p>51967.61905</text:p>
          </table:table-cell>
          <table:table-cell office:value-type="string" calcext:value-type="string">
            <text:p>2021_07_28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R19</text:p>
          </table:table-cell>
          <table:table-cell office:value-type="string" calcext:value-type="string">
            <text:p>LRWa1</text:p>
          </table:table-cell>
          <table:table-cell office:value-type="float" office:value="321.9014304" calcext:value-type="float">
            <text:p>321.9014304</text:p>
          </table:table-cell>
          <table:table-cell office:value-type="float" office:value="217.5549502" calcext:value-type="float">
            <text:p>217.5549502</text:p>
          </table:table-cell>
          <table:table-cell office:value-type="float" office:value="397.2002756" calcext:value-type="float">
            <text:p>397.2002756</text:p>
          </table:table-cell>
          <table:table-cell office:value-type="float" office:value="452.619024" calcext:value-type="float">
            <text:p>452.619024</text:p>
          </table:table-cell>
          <table:table-cell office:value-type="float" office:value="453.466561" calcext:value-type="float">
            <text:p>453.466561</text:p>
          </table:table-cell>
          <table:table-cell office:value-type="float" office:value="361.5690908" calcext:value-type="float">
            <text:p>361.5690908</text:p>
          </table:table-cell>
          <table:table-cell office:value-type="float" office:value="979.0340456" calcext:value-type="float">
            <text:p>979.0340456</text:p>
          </table:table-cell>
          <table:table-cell office:value-type="float" office:value="9416.742449" calcext:value-type="float">
            <text:p>9416.742449</text:p>
          </table:table-cell>
          <table:table-cell office:value-type="float" office:value="25797.80875" calcext:value-type="float">
            <text:p>25797.80875</text:p>
          </table:table-cell>
          <table:table-cell office:value-type="float" office:value="28902.32948" calcext:value-type="float">
            <text:p>28902.32948</text:p>
          </table:table-cell>
          <table:table-cell office:value-type="float" office:value="23295.83134" calcext:value-type="float">
            <text:p>23295.83134</text:p>
          </table:table-cell>
          <table:table-cell/>
          <table:table-cell office:value-type="float" office:value="47027.11507" calcext:value-type="float">
            <text:p>47027.11507</text:p>
          </table:table-cell>
          <table:table-cell office:value-type="string" calcext:value-type="string">
            <text:p>2021_07_28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R19</text:p>
          </table:table-cell>
          <table:table-cell office:value-type="string" calcext:value-type="string">
            <text:p>LRWa1</text:p>
          </table:table-cell>
          <table:table-cell office:value-type="float" office:value="723.7727808" calcext:value-type="float">
            <text:p>723.7727808</text:p>
          </table:table-cell>
          <table:table-cell/>
          <table:table-cell office:value-type="float" office:value="268.332548" calcext:value-type="float">
            <text:p>268.332548</text:p>
          </table:table-cell>
          <table:table-cell office:value-type="float" office:value="392.932404" calcext:value-type="float">
            <text:p>392.932404</text:p>
          </table:table-cell>
          <table:table-cell office:value-type="float" office:value="212.905984" calcext:value-type="float">
            <text:p>212.905984</text:p>
          </table:table-cell>
          <table:table-cell office:value-type="float" office:value="853.4991002" calcext:value-type="float">
            <text:p>853.4991002</text:p>
          </table:table-cell>
          <table:table-cell office:value-type="float" office:value="1245.545197" calcext:value-type="float">
            <text:p>1245.545197</text:p>
          </table:table-cell>
          <table:table-cell office:value-type="float" office:value="9311.618312" calcext:value-type="float">
            <text:p>9311.618312</text:p>
          </table:table-cell>
          <table:table-cell office:value-type="float" office:value="17260.22985" calcext:value-type="float">
            <text:p>17260.22985</text:p>
          </table:table-cell>
          <table:table-cell office:value-type="float" office:value="17642.69612" calcext:value-type="float">
            <text:p>17642.69612</text:p>
          </table:table-cell>
          <table:table-cell office:value-type="float" office:value="17493.65512" calcext:value-type="float">
            <text:p>17493.65512</text:p>
          </table:table-cell>
          <table:table-cell/>
          <table:table-cell office:value-type="float" office:value="39234.11768" calcext:value-type="float">
            <text:p>39234.11768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R19</text:p>
          </table:table-cell>
          <table:table-cell office:value-type="string" calcext:value-type="string">
            <text:p>LRWa1</text:p>
          </table:table-cell>
          <table:table-cell office:value-type="float" office:value="514.3877736" calcext:value-type="float">
            <text:p>514.3877736</text:p>
          </table:table-cell>
          <table:table-cell/>
          <table:table-cell office:value-type="float" office:value="587.5146288" calcext:value-type="float">
            <text:p>587.5146288</text:p>
          </table:table-cell>
          <table:table-cell office:value-type="float" office:value="463.6335132" calcext:value-type="float">
            <text:p>463.6335132</text:p>
          </table:table-cell>
          <table:table-cell office:value-type="float" office:value="373.769976" calcext:value-type="float">
            <text:p>373.769976</text:p>
          </table:table-cell>
          <table:table-cell office:value-type="float" office:value="339.5172128" calcext:value-type="float">
            <text:p>339.5172128</text:p>
          </table:table-cell>
          <table:table-cell office:value-type="float" office:value="1145.371406" calcext:value-type="float">
            <text:p>1145.371406</text:p>
          </table:table-cell>
          <table:table-cell office:value-type="float" office:value="10503.85852" calcext:value-type="float">
            <text:p>10503.85852</text:p>
          </table:table-cell>
          <table:table-cell office:value-type="float" office:value="14414.41743" calcext:value-type="float">
            <text:p>14414.41743</text:p>
          </table:table-cell>
          <table:table-cell office:value-type="float" office:value="17663.14618" calcext:value-type="float">
            <text:p>17663.14618</text:p>
          </table:table-cell>
          <table:table-cell office:value-type="float" office:value="19397.41956" calcext:value-type="float">
            <text:p>19397.41956</text:p>
          </table:table-cell>
          <table:table-cell/>
          <table:table-cell office:value-type="float" office:value="42218.90413" calcext:value-type="float">
            <text:p>42218.90413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R19</text:p>
          </table:table-cell>
          <table:table-cell office:value-type="string" calcext:value-type="string">
            <text:p>LRWa1</text:p>
          </table:table-cell>
          <table:table-cell office:value-type="float" office:value="517.9633652" calcext:value-type="float">
            <text:p>517.9633652</text:p>
          </table:table-cell>
          <table:table-cell/>
          <table:table-cell office:value-type="float" office:value="447.7348928" calcext:value-type="float">
            <text:p>447.7348928</text:p>
          </table:table-cell>
          <table:table-cell office:value-type="float" office:value="429.2017788" calcext:value-type="float">
            <text:p>429.2017788</text:p>
          </table:table-cell>
          <table:table-cell office:value-type="float" office:value="482.9431904" calcext:value-type="float">
            <text:p>482.9431904</text:p>
          </table:table-cell>
          <table:table-cell office:value-type="float" office:value="286.5817068" calcext:value-type="float">
            <text:p>286.5817068</text:p>
          </table:table-cell>
          <table:table-cell office:value-type="float" office:value="576.6012416" calcext:value-type="float">
            <text:p>576.6012416</text:p>
          </table:table-cell>
          <table:table-cell office:value-type="float" office:value="2554.062267" calcext:value-type="float">
            <text:p>2554.062267</text:p>
          </table:table-cell>
          <table:table-cell office:value-type="float" office:value="3722.992141" calcext:value-type="float">
            <text:p>3722.992141</text:p>
          </table:table-cell>
          <table:table-cell office:value-type="float" office:value="3708.486389" calcext:value-type="float">
            <text:p>3708.486389</text:p>
          </table:table-cell>
          <table:table-cell office:value-type="float" office:value="3927.867188" calcext:value-type="float">
            <text:p>3927.867188</text:p>
          </table:table-cell>
          <table:table-cell/>
          <table:table-cell office:value-type="float" office:value="23521.15116" calcext:value-type="float">
            <text:p>23521.15116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R19</text:p>
          </table:table-cell>
          <table:table-cell office:value-type="string" calcext:value-type="string">
            <text:p>LRWa1</text:p>
          </table:table-cell>
          <table:table-cell office:value-type="float" office:value="285.014204" calcext:value-type="float">
            <text:p>285.014204</text:p>
          </table:table-cell>
          <table:table-cell/>
          <table:table-cell office:value-type="float" office:value="304.8006024" calcext:value-type="float">
            <text:p>304.8006024</text:p>
          </table:table-cell>
          <table:table-cell office:value-type="float" office:value="611.514836" calcext:value-type="float">
            <text:p>611.514836</text:p>
          </table:table-cell>
          <table:table-cell office:value-type="float" office:value="541.6078276" calcext:value-type="float">
            <text:p>541.6078276</text:p>
          </table:table-cell>
          <table:table-cell office:value-type="float" office:value="466.475248" calcext:value-type="float">
            <text:p>466.475248</text:p>
          </table:table-cell>
          <table:table-cell office:value-type="float" office:value="950.3942168" calcext:value-type="float">
            <text:p>950.3942168</text:p>
          </table:table-cell>
          <table:table-cell office:value-type="float" office:value="2685.26742" calcext:value-type="float">
            <text:p>2685.26742</text:p>
          </table:table-cell>
          <table:table-cell office:value-type="float" office:value="4027.792506" calcext:value-type="float">
            <text:p>4027.792506</text:p>
          </table:table-cell>
          <table:table-cell office:value-type="float" office:value="4328.411038" calcext:value-type="float">
            <text:p>4328.411038</text:p>
          </table:table-cell>
          <table:table-cell office:value-type="float" office:value="3446.579686" calcext:value-type="float">
            <text:p>3446.579686</text:p>
          </table:table-cell>
          <table:table-cell/>
          <table:table-cell office:value-type="float" office:value="19778.29478" calcext:value-type="float">
            <text:p>19778.29478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R19</text:p>
          </table:table-cell>
          <table:table-cell office:value-type="string" calcext:value-type="string">
            <text:p>LRWa2</text:p>
          </table:table-cell>
          <table:table-cell office:value-type="float" office:value="357.6208756" calcext:value-type="float">
            <text:p>357.6208756</text:p>
          </table:table-cell>
          <table:table-cell office:value-type="float" office:value="625.8144172" calcext:value-type="float">
            <text:p>625.8144172</text:p>
          </table:table-cell>
          <table:table-cell office:value-type="float" office:value="489.6079273" calcext:value-type="float">
            <text:p>489.6079273</text:p>
          </table:table-cell>
          <table:table-cell office:value-type="float" office:value="453.61687" calcext:value-type="float">
            <text:p>453.61687</text:p>
          </table:table-cell>
          <table:table-cell office:value-type="float" office:value="302.38592" calcext:value-type="float">
            <text:p>302.38592</text:p>
          </table:table-cell>
          <table:table-cell office:value-type="float" office:value="113.1873362" calcext:value-type="float">
            <text:p>113.1873362</text:p>
          </table:table-cell>
          <table:table-cell office:value-type="float" office:value="619.663911" calcext:value-type="float">
            <text:p>619.663911</text:p>
          </table:table-cell>
          <table:table-cell office:value-type="float" office:value="674.5766928" calcext:value-type="float">
            <text:p>674.5766928</text:p>
          </table:table-cell>
          <table:table-cell office:value-type="float" office:value="5693.325876" calcext:value-type="float">
            <text:p>5693.325876</text:p>
          </table:table-cell>
          <table:table-cell office:value-type="float" office:value="12822.14222" calcext:value-type="float">
            <text:p>12822.14222</text:p>
          </table:table-cell>
          <table:table-cell office:value-type="float" office:value="13033.54517" calcext:value-type="float">
            <text:p>13033.54517</text:p>
          </table:table-cell>
          <table:table-cell/>
          <table:table-cell office:value-type="float" office:value="32336.06705" calcext:value-type="float">
            <text:p>32336.06705</text:p>
          </table:table-cell>
          <table:table-cell office:value-type="string" calcext:value-type="string">
            <text:p>2021_07_2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R19</text:p>
          </table:table-cell>
          <table:table-cell office:value-type="string" calcext:value-type="string">
            <text:p>LRWa2</text:p>
          </table:table-cell>
          <table:table-cell office:value-type="float" office:value="553.7236354" calcext:value-type="float">
            <text:p>553.7236354</text:p>
          </table:table-cell>
          <table:table-cell office:value-type="float" office:value="594.3443146" calcext:value-type="float">
            <text:p>594.3443146</text:p>
          </table:table-cell>
          <table:table-cell office:value-type="float" office:value="639.8221268" calcext:value-type="float">
            <text:p>639.8221268</text:p>
          </table:table-cell>
          <table:table-cell office:value-type="float" office:value="460.351772" calcext:value-type="float">
            <text:p>460.351772</text:p>
          </table:table-cell>
          <table:table-cell office:value-type="float" office:value="229.8333168" calcext:value-type="float">
            <text:p>229.8333168</text:p>
          </table:table-cell>
          <table:table-cell office:value-type="float" office:value="404.5284436" calcext:value-type="float">
            <text:p>404.5284436</text:p>
          </table:table-cell>
          <table:table-cell office:value-type="float" office:value="636.6065202" calcext:value-type="float">
            <text:p>636.6065202</text:p>
          </table:table-cell>
          <table:table-cell office:value-type="float" office:value="740.9805014" calcext:value-type="float">
            <text:p>740.9805014</text:p>
          </table:table-cell>
          <table:table-cell office:value-type="float" office:value="5277.836785" calcext:value-type="float">
            <text:p>5277.836785</text:p>
          </table:table-cell>
          <table:table-cell office:value-type="float" office:value="11789.65543" calcext:value-type="float">
            <text:p>11789.65543</text:p>
          </table:table-cell>
          <table:table-cell office:value-type="float" office:value="11334.85254" calcext:value-type="float">
            <text:p>11334.85254</text:p>
          </table:table-cell>
          <table:table-cell/>
          <table:table-cell office:value-type="float" office:value="31309.82908" calcext:value-type="float">
            <text:p>31309.82908</text:p>
          </table:table-cell>
          <table:table-cell office:value-type="string" calcext:value-type="string">
            <text:p>2021_07_21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R19</text:p>
          </table:table-cell>
          <table:table-cell office:value-type="string" calcext:value-type="string">
            <text:p>LRWa2</text:p>
          </table:table-cell>
          <table:table-cell office:value-type="float" office:value="735.8183384" calcext:value-type="float">
            <text:p>735.8183384</text:p>
          </table:table-cell>
          <table:table-cell office:value-type="float" office:value="707.2639908" calcext:value-type="float">
            <text:p>707.2639908</text:p>
          </table:table-cell>
          <table:table-cell office:value-type="float" office:value="496.481774" calcext:value-type="float">
            <text:p>496.481774</text:p>
          </table:table-cell>
          <table:table-cell office:value-type="float" office:value="443.400509" calcext:value-type="float">
            <text:p>443.400509</text:p>
          </table:table-cell>
          <table:table-cell office:value-type="float" office:value="672.5567474" calcext:value-type="float">
            <text:p>672.5567474</text:p>
          </table:table-cell>
          <table:table-cell office:value-type="float" office:value="567.1121132" calcext:value-type="float">
            <text:p>567.1121132</text:p>
          </table:table-cell>
          <table:table-cell office:value-type="float" office:value="637.1196118" calcext:value-type="float">
            <text:p>637.1196118</text:p>
          </table:table-cell>
          <table:table-cell office:value-type="float" office:value="513.916893" calcext:value-type="float">
            <text:p>513.916893</text:p>
          </table:table-cell>
          <table:table-cell office:value-type="float" office:value="6233.060263" calcext:value-type="float">
            <text:p>6233.060263</text:p>
          </table:table-cell>
          <table:table-cell office:value-type="float" office:value="12816.10756" calcext:value-type="float">
            <text:p>12816.10756</text:p>
          </table:table-cell>
          <table:table-cell office:value-type="float" office:value="12964.73843" calcext:value-type="float">
            <text:p>12964.73843</text:p>
          </table:table-cell>
          <table:table-cell/>
          <table:table-cell office:value-type="float" office:value="28989.6109" calcext:value-type="float">
            <text:p>28989.6109</text:p>
          </table:table-cell>
          <table:table-cell office:value-type="string" calcext:value-type="string">
            <text:p>2021_07_21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R19</text:p>
          </table:table-cell>
          <table:table-cell office:value-type="string" calcext:value-type="string">
            <text:p>LRWa2</text:p>
          </table:table-cell>
          <table:table-cell office:value-type="float" office:value="412.2979806" calcext:value-type="float">
            <text:p>412.2979806</text:p>
          </table:table-cell>
          <table:table-cell office:value-type="float" office:value="339.827526" calcext:value-type="float">
            <text:p>339.827526</text:p>
          </table:table-cell>
          <table:table-cell office:value-type="float" office:value="378.6795525" calcext:value-type="float">
            <text:p>378.6795525</text:p>
          </table:table-cell>
          <table:table-cell office:value-type="float" office:value="811.01223" calcext:value-type="float">
            <text:p>811.01223</text:p>
          </table:table-cell>
          <table:table-cell office:value-type="float" office:value="527.8349686" calcext:value-type="float">
            <text:p>527.8349686</text:p>
          </table:table-cell>
          <table:table-cell office:value-type="float" office:value="489.2100678" calcext:value-type="float">
            <text:p>489.2100678</text:p>
          </table:table-cell>
          <table:table-cell office:value-type="float" office:value="319.7464557" calcext:value-type="float">
            <text:p>319.7464557</text:p>
          </table:table-cell>
          <table:table-cell office:value-type="float" office:value="542.93415" calcext:value-type="float">
            <text:p>542.93415</text:p>
          </table:table-cell>
          <table:table-cell office:value-type="float" office:value="2388.800987" calcext:value-type="float">
            <text:p>2388.800987</text:p>
          </table:table-cell>
          <table:table-cell office:value-type="float" office:value="13324.13382" calcext:value-type="float">
            <text:p>13324.13382</text:p>
          </table:table-cell>
          <table:table-cell office:value-type="float" office:value="14517.83558" calcext:value-type="float">
            <text:p>14517.83558</text:p>
          </table:table-cell>
          <table:table-cell/>
          <table:table-cell office:value-type="float" office:value="48652.47485" calcext:value-type="float">
            <text:p>48652.47485</text:p>
          </table:table-cell>
          <table:table-cell office:value-type="string" calcext:value-type="string">
            <text:p>2021_07_28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R19</text:p>
          </table:table-cell>
          <table:table-cell office:value-type="string" calcext:value-type="string">
            <text:p>LRWa2</text:p>
          </table:table-cell>
          <table:table-cell office:value-type="float" office:value="436.3388397" calcext:value-type="float">
            <text:p>436.3388397</text:p>
          </table:table-cell>
          <table:table-cell office:value-type="float" office:value="400.4108548" calcext:value-type="float">
            <text:p>400.4108548</text:p>
          </table:table-cell>
          <table:table-cell office:value-type="float" office:value="362.8989362" calcext:value-type="float">
            <text:p>362.8989362</text:p>
          </table:table-cell>
          <table:table-cell office:value-type="float" office:value="524.4980118" calcext:value-type="float">
            <text:p>524.4980118</text:p>
          </table:table-cell>
          <table:table-cell office:value-type="float" office:value="557.3918562" calcext:value-type="float">
            <text:p>557.3918562</text:p>
          </table:table-cell>
          <table:table-cell office:value-type="float" office:value="555.8439885" calcext:value-type="float">
            <text:p>555.8439885</text:p>
          </table:table-cell>
          <table:table-cell office:value-type="float" office:value="306.1133316" calcext:value-type="float">
            <text:p>306.1133316</text:p>
          </table:table-cell>
          <table:table-cell office:value-type="float" office:value="341.6770296" calcext:value-type="float">
            <text:p>341.6770296</text:p>
          </table:table-cell>
          <table:table-cell office:value-type="float" office:value="3195.505647" calcext:value-type="float">
            <text:p>3195.505647</text:p>
          </table:table-cell>
          <table:table-cell office:value-type="float" office:value="16512.90364" calcext:value-type="float">
            <text:p>16512.90364</text:p>
          </table:table-cell>
          <table:table-cell office:value-type="float" office:value="17947.41521" calcext:value-type="float">
            <text:p>17947.41521</text:p>
          </table:table-cell>
          <table:table-cell/>
          <table:table-cell office:value-type="float" office:value="48788.72293" calcext:value-type="float">
            <text:p>48788.72293</text:p>
          </table:table-cell>
          <table:table-cell office:value-type="string" calcext:value-type="string">
            <text:p>2021_07_28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R19</text:p>
          </table:table-cell>
          <table:table-cell office:value-type="string" calcext:value-type="string">
            <text:p>LRWa2</text:p>
          </table:table-cell>
          <table:table-cell office:value-type="float" office:value="519.953472" calcext:value-type="float">
            <text:p>519.953472</text:p>
          </table:table-cell>
          <table:table-cell office:value-type="float" office:value="361.8011998" calcext:value-type="float">
            <text:p>361.8011998</text:p>
          </table:table-cell>
          <table:table-cell office:value-type="float" office:value="306.6280052" calcext:value-type="float">
            <text:p>306.6280052</text:p>
          </table:table-cell>
          <table:table-cell office:value-type="float" office:value="325.707876" calcext:value-type="float">
            <text:p>325.707876</text:p>
          </table:table-cell>
          <table:table-cell office:value-type="float" office:value="435.001156" calcext:value-type="float">
            <text:p>435.001156</text:p>
          </table:table-cell>
          <table:table-cell office:value-type="float" office:value="470.5065648" calcext:value-type="float">
            <text:p>470.5065648</text:p>
          </table:table-cell>
          <table:table-cell office:value-type="float" office:value="452.4631288" calcext:value-type="float">
            <text:p>452.4631288</text:p>
          </table:table-cell>
          <table:table-cell office:value-type="float" office:value="307.833868" calcext:value-type="float">
            <text:p>307.833868</text:p>
          </table:table-cell>
          <table:table-cell office:value-type="float" office:value="2964.624491" calcext:value-type="float">
            <text:p>2964.624491</text:p>
          </table:table-cell>
          <table:table-cell office:value-type="float" office:value="18710.58693" calcext:value-type="float">
            <text:p>18710.58693</text:p>
          </table:table-cell>
          <table:table-cell office:value-type="float" office:value="17708.23222" calcext:value-type="float">
            <text:p>17708.23222</text:p>
          </table:table-cell>
          <table:table-cell/>
          <table:table-cell office:value-type="float" office:value="48907.1522" calcext:value-type="float">
            <text:p>48907.1522</text:p>
          </table:table-cell>
          <table:table-cell office:value-type="string" calcext:value-type="string">
            <text:p>2021_07_28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R19</text:p>
          </table:table-cell>
          <table:table-cell office:value-type="string" calcext:value-type="string">
            <text:p>LRWa2</text:p>
          </table:table-cell>
          <table:table-cell office:value-type="float" office:value="523.942656" calcext:value-type="float">
            <text:p>523.942656</text:p>
          </table:table-cell>
          <table:table-cell/>
          <table:table-cell office:value-type="float" office:value="305.1476076" calcext:value-type="float">
            <text:p>305.1476076</text:p>
          </table:table-cell>
          <table:table-cell office:value-type="float" office:value="357.1046124" calcext:value-type="float">
            <text:p>357.1046124</text:p>
          </table:table-cell>
          <table:table-cell office:value-type="float" office:value="479.877176" calcext:value-type="float">
            <text:p>479.877176</text:p>
          </table:table-cell>
          <table:table-cell office:value-type="float" office:value="444.4163806" calcext:value-type="float">
            <text:p>444.4163806</text:p>
          </table:table-cell>
          <table:table-cell office:value-type="float" office:value="604.6098772" calcext:value-type="float">
            <text:p>604.6098772</text:p>
          </table:table-cell>
          <table:table-cell office:value-type="float" office:value="354.8848636" calcext:value-type="float">
            <text:p>354.8848636</text:p>
          </table:table-cell>
          <table:table-cell office:value-type="float" office:value="3877.694001" calcext:value-type="float">
            <text:p>3877.694001</text:p>
          </table:table-cell>
          <table:table-cell office:value-type="float" office:value="9681.927798" calcext:value-type="float">
            <text:p>9681.927798</text:p>
          </table:table-cell>
          <table:table-cell office:value-type="float" office:value="12820.47916" calcext:value-type="float">
            <text:p>12820.47916</text:p>
          </table:table-cell>
          <table:table-cell/>
          <table:table-cell office:value-type="float" office:value="40438.27181" calcext:value-type="float">
            <text:p>40438.27181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R19</text:p>
          </table:table-cell>
          <table:table-cell office:value-type="string" calcext:value-type="string">
            <text:p>LRWa2</text:p>
          </table:table-cell>
          <table:table-cell office:value-type="float" office:value="406.9094432" calcext:value-type="float">
            <text:p>406.9094432</text:p>
          </table:table-cell>
          <table:table-cell/>
          <table:table-cell office:value-type="float" office:value="445.0984032" calcext:value-type="float">
            <text:p>445.0984032</text:p>
          </table:table-cell>
          <table:table-cell office:value-type="float" office:value="427.0511288" calcext:value-type="float">
            <text:p>427.0511288</text:p>
          </table:table-cell>
          <table:table-cell office:value-type="float" office:value="498.993732" calcext:value-type="float">
            <text:p>498.993732</text:p>
          </table:table-cell>
          <table:table-cell office:value-type="float" office:value="250.8193152" calcext:value-type="float">
            <text:p>250.8193152</text:p>
          </table:table-cell>
          <table:table-cell office:value-type="float" office:value="645.4748416" calcext:value-type="float">
            <text:p>645.4748416</text:p>
          </table:table-cell>
          <table:table-cell office:value-type="float" office:value="359.1984788" calcext:value-type="float">
            <text:p>359.1984788</text:p>
          </table:table-cell>
          <table:table-cell office:value-type="float" office:value="4330.253052" calcext:value-type="float">
            <text:p>4330.253052</text:p>
          </table:table-cell>
          <table:table-cell office:value-type="float" office:value="10626.19846" calcext:value-type="float">
            <text:p>10626.19846</text:p>
          </table:table-cell>
          <table:table-cell office:value-type="float" office:value="11109.11551" calcext:value-type="float">
            <text:p>11109.11551</text:p>
          </table:table-cell>
          <table:table-cell/>
          <table:table-cell office:value-type="float" office:value="36638.37601" calcext:value-type="float">
            <text:p>36638.37601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R19</text:p>
          </table:table-cell>
          <table:table-cell office:value-type="string" calcext:value-type="string">
            <text:p>LRWa2</text:p>
          </table:table-cell>
          <table:table-cell office:value-type="float" office:value="283.8471036" calcext:value-type="float">
            <text:p>283.8471036</text:p>
          </table:table-cell>
          <table:table-cell/>
          <table:table-cell office:value-type="float" office:value="322.03122" calcext:value-type="float">
            <text:p>322.03122</text:p>
          </table:table-cell>
          <table:table-cell office:value-type="float" office:value="393.1987852" calcext:value-type="float">
            <text:p>393.1987852</text:p>
          </table:table-cell>
          <table:table-cell office:value-type="float" office:value="590.2536444" calcext:value-type="float">
            <text:p>590.2536444</text:p>
          </table:table-cell>
          <table:table-cell office:value-type="float" office:value="360.0668848" calcext:value-type="float">
            <text:p>360.0668848</text:p>
          </table:table-cell>
          <table:table-cell office:value-type="float" office:value="411.5343632" calcext:value-type="float">
            <text:p>411.5343632</text:p>
          </table:table-cell>
          <table:table-cell office:value-type="float" office:value="361.5993584" calcext:value-type="float">
            <text:p>361.5993584</text:p>
          </table:table-cell>
          <table:table-cell office:value-type="float" office:value="968.246568" calcext:value-type="float">
            <text:p>968.246568</text:p>
          </table:table-cell>
          <table:table-cell office:value-type="float" office:value="2183.599746" calcext:value-type="float">
            <text:p>2183.599746</text:p>
          </table:table-cell>
          <table:table-cell office:value-type="float" office:value="2074.658342" calcext:value-type="float">
            <text:p>2074.658342</text:p>
          </table:table-cell>
          <table:table-cell/>
          <table:table-cell office:value-type="float" office:value="25083.093" calcext:value-type="float">
            <text:p>25083.093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R19</text:p>
          </table:table-cell>
          <table:table-cell office:value-type="string" calcext:value-type="string">
            <text:p>LRWa2</text:p>
          </table:table-cell>
          <table:table-cell office:value-type="float" office:value="213.8316576" calcext:value-type="float">
            <text:p>213.8316576</text:p>
          </table:table-cell>
          <table:table-cell/>
          <table:table-cell office:value-type="float" office:value="430.5463316" calcext:value-type="float">
            <text:p>430.5463316</text:p>
          </table:table-cell>
          <table:table-cell office:value-type="float" office:value="824.5147048" calcext:value-type="float">
            <text:p>824.5147048</text:p>
          </table:table-cell>
          <table:table-cell office:value-type="float" office:value="431.1244764" calcext:value-type="float">
            <text:p>431.1244764</text:p>
          </table:table-cell>
          <table:table-cell office:value-type="float" office:value="519.8226904" calcext:value-type="float">
            <text:p>519.8226904</text:p>
          </table:table-cell>
          <table:table-cell office:value-type="float" office:value="735.1518412" calcext:value-type="float">
            <text:p>735.1518412</text:p>
          </table:table-cell>
          <table:table-cell office:value-type="float" office:value="482.7214756" calcext:value-type="float">
            <text:p>482.7214756</text:p>
          </table:table-cell>
          <table:table-cell office:value-type="float" office:value="1936.830239" calcext:value-type="float">
            <text:p>1936.830239</text:p>
          </table:table-cell>
          <table:table-cell office:value-type="float" office:value="2841.72406" calcext:value-type="float">
            <text:p>2841.72406</text:p>
          </table:table-cell>
          <table:table-cell office:value-type="float" office:value="2932.638033" calcext:value-type="float">
            <text:p>2932.638033</text:p>
          </table:table-cell>
          <table:table-cell/>
          <table:table-cell office:value-type="float" office:value="30826.77422" calcext:value-type="float">
            <text:p>30826.77422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R19</text:p>
          </table:table-cell>
          <table:table-cell office:value-type="string" calcext:value-type="string">
            <text:p>LRWa3</text:p>
          </table:table-cell>
          <table:table-cell office:value-type="float" office:value="654.4364112" calcext:value-type="float">
            <text:p>654.4364112</text:p>
          </table:table-cell>
          <table:table-cell office:value-type="float" office:value="548.0993748" calcext:value-type="float">
            <text:p>548.0993748</text:p>
          </table:table-cell>
          <table:table-cell office:value-type="float" office:value="585.6926765" calcext:value-type="float">
            <text:p>585.6926765</text:p>
          </table:table-cell>
          <table:table-cell office:value-type="float" office:value="453.252321" calcext:value-type="float">
            <text:p>453.252321</text:p>
          </table:table-cell>
          <table:table-cell office:value-type="float" office:value="263.5918133" calcext:value-type="float">
            <text:p>263.5918133</text:p>
          </table:table-cell>
          <table:table-cell office:value-type="float" office:value="432.4659939" calcext:value-type="float">
            <text:p>432.4659939</text:p>
          </table:table-cell>
          <table:table-cell office:value-type="float" office:value="564.5027203" calcext:value-type="float">
            <text:p>564.5027203</text:p>
          </table:table-cell>
          <table:table-cell office:value-type="float" office:value="526.0239072" calcext:value-type="float">
            <text:p>526.0239072</text:p>
          </table:table-cell>
          <table:table-cell office:value-type="float" office:value="635.4428943" calcext:value-type="float">
            <text:p>635.4428943</text:p>
          </table:table-cell>
          <table:table-cell office:value-type="float" office:value="8287.933079" calcext:value-type="float">
            <text:p>8287.933079</text:p>
          </table:table-cell>
          <table:table-cell office:value-type="float" office:value="12766.98853" calcext:value-type="float">
            <text:p>12766.98853</text:p>
          </table:table-cell>
          <table:table-cell/>
          <table:table-cell office:value-type="float" office:value="42636.33463" calcext:value-type="float">
            <text:p>42636.33463</text:p>
          </table:table-cell>
          <table:table-cell office:value-type="string" calcext:value-type="string">
            <text:p>2021_07_28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R19</text:p>
          </table:table-cell>
          <table:table-cell office:value-type="string" calcext:value-type="string">
            <text:p>LRWa3</text:p>
          </table:table-cell>
          <table:table-cell office:value-type="float" office:value="455.2956928" calcext:value-type="float">
            <text:p>455.2956928</text:p>
          </table:table-cell>
          <table:table-cell office:value-type="float" office:value="290.1774029" calcext:value-type="float">
            <text:p>290.1774029</text:p>
          </table:table-cell>
          <table:table-cell office:value-type="float" office:value="256.161517" calcext:value-type="float">
            <text:p>256.161517</text:p>
          </table:table-cell>
          <table:table-cell office:value-type="float" office:value="307.6474282" calcext:value-type="float">
            <text:p>307.6474282</text:p>
          </table:table-cell>
          <table:table-cell office:value-type="float" office:value="271.0913886" calcext:value-type="float">
            <text:p>271.0913886</text:p>
          </table:table-cell>
          <table:table-cell office:value-type="float" office:value="358.6048932" calcext:value-type="float">
            <text:p>358.6048932</text:p>
          </table:table-cell>
          <table:table-cell office:value-type="float" office:value="251.0122632" calcext:value-type="float">
            <text:p>251.0122632</text:p>
          </table:table-cell>
          <table:table-cell office:value-type="float" office:value="449.7466344" calcext:value-type="float">
            <text:p>449.7466344</text:p>
          </table:table-cell>
          <table:table-cell office:value-type="float" office:value="1005.889366" calcext:value-type="float">
            <text:p>1005.889366</text:p>
          </table:table-cell>
          <table:table-cell office:value-type="float" office:value="11086.78624" calcext:value-type="float">
            <text:p>11086.78624</text:p>
          </table:table-cell>
          <table:table-cell office:value-type="float" office:value="16184.80532" calcext:value-type="float">
            <text:p>16184.80532</text:p>
          </table:table-cell>
          <table:table-cell/>
          <table:table-cell office:value-type="float" office:value="48364.41804" calcext:value-type="float">
            <text:p>48364.41804</text:p>
          </table:table-cell>
          <table:table-cell office:value-type="string" calcext:value-type="string">
            <text:p>2021_07_28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R19</text:p>
          </table:table-cell>
          <table:table-cell office:value-type="string" calcext:value-type="string">
            <text:p>LRWa3</text:p>
          </table:table-cell>
          <table:table-cell office:value-type="float" office:value="393.8511168" calcext:value-type="float">
            <text:p>393.8511168</text:p>
          </table:table-cell>
          <table:table-cell office:value-type="float" office:value="288.8936608" calcext:value-type="float">
            <text:p>288.8936608</text:p>
          </table:table-cell>
          <table:table-cell office:value-type="float" office:value="360.8003008" calcext:value-type="float">
            <text:p>360.8003008</text:p>
          </table:table-cell>
          <table:table-cell office:value-type="float" office:value="433.796376" calcext:value-type="float">
            <text:p>433.796376</text:p>
          </table:table-cell>
          <table:table-cell office:value-type="float" office:value="435.072936" calcext:value-type="float">
            <text:p>435.072936</text:p>
          </table:table-cell>
          <table:table-cell office:value-type="float" office:value="562.768874" calcext:value-type="float">
            <text:p>562.768874</text:p>
          </table:table-cell>
          <table:table-cell office:value-type="float" office:value="437.4398746" calcext:value-type="float">
            <text:p>437.4398746</text:p>
          </table:table-cell>
          <table:table-cell office:value-type="float" office:value="326.372061" calcext:value-type="float">
            <text:p>326.372061</text:p>
          </table:table-cell>
          <table:table-cell office:value-type="float" office:value="1121.233845" calcext:value-type="float">
            <text:p>1121.233845</text:p>
          </table:table-cell>
          <table:table-cell office:value-type="float" office:value="11132.67062" calcext:value-type="float">
            <text:p>11132.67062</text:p>
          </table:table-cell>
          <table:table-cell office:value-type="float" office:value="16939.12923" calcext:value-type="float">
            <text:p>16939.12923</text:p>
          </table:table-cell>
          <table:table-cell/>
          <table:table-cell office:value-type="float" office:value="55321.28546" calcext:value-type="float">
            <text:p>55321.28546</text:p>
          </table:table-cell>
          <table:table-cell office:value-type="string" calcext:value-type="string">
            <text:p>2021_07_28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R19</text:p>
          </table:table-cell>
          <table:table-cell office:value-type="string" calcext:value-type="string">
            <text:p>LRWa3</text:p>
          </table:table-cell>
          <table:table-cell office:value-type="float" office:value="361.517568" calcext:value-type="float">
            <text:p>361.517568</text:p>
          </table:table-cell>
          <table:table-cell/>
          <table:table-cell office:value-type="float" office:value="609.4649198" calcext:value-type="float">
            <text:p>609.4649198</text:p>
          </table:table-cell>
          <table:table-cell office:value-type="float" office:value="483.6397946" calcext:value-type="float">
            <text:p>483.6397946</text:p>
          </table:table-cell>
          <table:table-cell office:value-type="float" office:value="532.462304" calcext:value-type="float">
            <text:p>532.462304</text:p>
          </table:table-cell>
          <table:table-cell office:value-type="float" office:value="550.3283396" calcext:value-type="float">
            <text:p>550.3283396</text:p>
          </table:table-cell>
          <table:table-cell office:value-type="float" office:value="391.80526" calcext:value-type="float">
            <text:p>391.80526</text:p>
          </table:table-cell>
          <table:table-cell office:value-type="float" office:value="373.3021354" calcext:value-type="float">
            <text:p>373.3021354</text:p>
          </table:table-cell>
          <table:table-cell office:value-type="float" office:value="2667.480363" calcext:value-type="float">
            <text:p>2667.480363</text:p>
          </table:table-cell>
          <table:table-cell office:value-type="float" office:value="12538.51535" calcext:value-type="float">
            <text:p>12538.51535</text:p>
          </table:table-cell>
          <table:table-cell office:value-type="float" office:value="10675.36135" calcext:value-type="float">
            <text:p>10675.36135</text:p>
          </table:table-cell>
          <table:table-cell/>
          <table:table-cell office:value-type="float" office:value="33821.03879" calcext:value-type="float">
            <text:p>33821.03879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R19</text:p>
          </table:table-cell>
          <table:table-cell office:value-type="string" calcext:value-type="string">
            <text:p>LRWa3</text:p>
          </table:table-cell>
          <table:table-cell office:value-type="float" office:value="282.9498564" calcext:value-type="float">
            <text:p>282.9498564</text:p>
          </table:table-cell>
          <table:table-cell/>
          <table:table-cell office:value-type="float" office:value="427.1780128" calcext:value-type="float">
            <text:p>427.1780128</text:p>
          </table:table-cell>
          <table:table-cell office:value-type="float" office:value="302.6681964" calcext:value-type="float">
            <text:p>302.6681964</text:p>
          </table:table-cell>
          <table:table-cell office:value-type="float" office:value="552.123888" calcext:value-type="float">
            <text:p>552.123888</text:p>
          </table:table-cell>
          <table:table-cell office:value-type="float" office:value="429.5837576" calcext:value-type="float">
            <text:p>429.5837576</text:p>
          </table:table-cell>
          <table:table-cell office:value-type="float" office:value="697.7628184" calcext:value-type="float">
            <text:p>697.7628184</text:p>
          </table:table-cell>
          <table:table-cell office:value-type="float" office:value="589.3813268" calcext:value-type="float">
            <text:p>589.3813268</text:p>
          </table:table-cell>
          <table:table-cell office:value-type="float" office:value="3040.486541" calcext:value-type="float">
            <text:p>3040.486541</text:p>
          </table:table-cell>
          <table:table-cell office:value-type="float" office:value="8006.0428" calcext:value-type="float">
            <text:p>8006.0428</text:p>
          </table:table-cell>
          <table:table-cell office:value-type="float" office:value="10195.4075" calcext:value-type="float">
            <text:p>10195.4075</text:p>
          </table:table-cell>
          <table:table-cell/>
          <table:table-cell office:value-type="float" office:value="30672.5703" calcext:value-type="float">
            <text:p>30672.5703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R19</text:p>
          </table:table-cell>
          <table:table-cell office:value-type="string" calcext:value-type="string">
            <text:p>LRWa3</text:p>
          </table:table-cell>
          <table:table-cell office:value-type="float" office:value="643.4462452" calcext:value-type="float">
            <text:p>643.4462452</text:p>
          </table:table-cell>
          <table:table-cell/>
          <table:table-cell office:value-type="float" office:value="161.6134888" calcext:value-type="float">
            <text:p>161.6134888</text:p>
          </table:table-cell>
          <table:table-cell office:value-type="float" office:value="482.7931368" calcext:value-type="float">
            <text:p>482.7931368</text:p>
          </table:table-cell>
          <table:table-cell office:value-type="float" office:value="447.0902104" calcext:value-type="float">
            <text:p>447.0902104</text:p>
          </table:table-cell>
          <table:table-cell office:value-type="float" office:value="392.9202436" calcext:value-type="float">
            <text:p>392.9202436</text:p>
          </table:table-cell>
          <table:table-cell office:value-type="float" office:value="323.0384592" calcext:value-type="float">
            <text:p>323.0384592</text:p>
          </table:table-cell>
          <table:table-cell office:value-type="float" office:value="611.6009284" calcext:value-type="float">
            <text:p>611.6009284</text:p>
          </table:table-cell>
          <table:table-cell office:value-type="float" office:value="824.552052" calcext:value-type="float">
            <text:p>824.552052</text:p>
          </table:table-cell>
          <table:table-cell office:value-type="float" office:value="2633.479763" calcext:value-type="float">
            <text:p>2633.479763</text:p>
          </table:table-cell>
          <table:table-cell office:value-type="float" office:value="1950.685483" calcext:value-type="float">
            <text:p>1950.685483</text:p>
          </table:table-cell>
          <table:table-cell/>
          <table:table-cell office:value-type="float" office:value="34900.93163" calcext:value-type="float">
            <text:p>34900.93163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R19</text:p>
          </table:table-cell>
          <table:table-cell office:value-type="string" calcext:value-type="string">
            <text:p>LRWa3</text:p>
          </table:table-cell>
          <table:table-cell office:value-type="float" office:value="410.252328" calcext:value-type="float">
            <text:p>410.252328</text:p>
          </table:table-cell>
          <table:table-cell/>
          <table:table-cell office:value-type="float" office:value="357.9828808" calcext:value-type="float">
            <text:p>357.9828808</text:p>
          </table:table-cell>
          <table:table-cell office:value-type="float" office:value="413.952758" calcext:value-type="float">
            <text:p>413.952758</text:p>
          </table:table-cell>
          <table:table-cell office:value-type="float" office:value="358.7253192" calcext:value-type="float">
            <text:p>358.7253192</text:p>
          </table:table-cell>
          <table:table-cell office:value-type="float" office:value="321.978756" calcext:value-type="float">
            <text:p>321.978756</text:p>
          </table:table-cell>
          <table:table-cell office:value-type="float" office:value="395.2984192" calcext:value-type="float">
            <text:p>395.2984192</text:p>
          </table:table-cell>
          <table:table-cell office:value-type="float" office:value="269.1368044" calcext:value-type="float">
            <text:p>269.1368044</text:p>
          </table:table-cell>
          <table:table-cell office:value-type="float" office:value="1184.308398" calcext:value-type="float">
            <text:p>1184.308398</text:p>
          </table:table-cell>
          <table:table-cell office:value-type="float" office:value="2734.59854" calcext:value-type="float">
            <text:p>2734.59854</text:p>
          </table:table-cell>
          <table:table-cell office:value-type="float" office:value="3180.902086" calcext:value-type="float">
            <text:p>3180.902086</text:p>
          </table:table-cell>
          <table:table-cell/>
          <table:table-cell office:value-type="float" office:value="31905.33615" calcext:value-type="float">
            <text:p>31905.33615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R19</text:p>
          </table:table-cell>
          <table:table-cell office:value-type="string" calcext:value-type="string">
            <text:p>LRWa3</text:p>
          </table:table-cell>
          <table:table-cell office:value-type="float" office:value="674.1219984" calcext:value-type="float">
            <text:p>674.1219984</text:p>
          </table:table-cell>
          <table:table-cell/>
          <table:table-cell office:value-type="float" office:value="743.8772424" calcext:value-type="float">
            <text:p>743.8772424</text:p>
          </table:table-cell>
          <table:table-cell office:value-type="float" office:value="652.667664" calcext:value-type="float">
            <text:p>652.667664</text:p>
          </table:table-cell>
          <table:table-cell office:value-type="float" office:value="435.5046824" calcext:value-type="float">
            <text:p>435.5046824</text:p>
          </table:table-cell>
          <table:table-cell office:value-type="float" office:value="426.0702884" calcext:value-type="float">
            <text:p>426.0702884</text:p>
          </table:table-cell>
          <table:table-cell office:value-type="float" office:value="461.288016" calcext:value-type="float">
            <text:p>461.288016</text:p>
          </table:table-cell>
          <table:table-cell office:value-type="float" office:value="398.800786" calcext:value-type="float">
            <text:p>398.800786</text:p>
          </table:table-cell>
          <table:table-cell office:value-type="float" office:value="2107.505272" calcext:value-type="float">
            <text:p>2107.505272</text:p>
          </table:table-cell>
          <table:table-cell office:value-type="float" office:value="10408.2538548" calcext:value-type="float">
            <text:p>10408.2538548</text:p>
          </table:table-cell>
          <table:table-cell office:value-type="float" office:value="13013.9953256" calcext:value-type="float">
            <text:p>13013.9953256</text:p>
          </table:table-cell>
          <table:table-cell office:value-type="float" office:value="17666.6451872" calcext:value-type="float">
            <text:p>17666.6451872</text:p>
          </table:table-cell>
          <table:table-cell/>
          <table:table-cell office:value-type="string" calcext:value-type="string">
            <text:p>2022_04_01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R19</text:p>
          </table:table-cell>
          <table:table-cell office:value-type="string" calcext:value-type="string">
            <text:p>LRWa3</text:p>
          </table:table-cell>
          <table:table-cell office:value-type="float" office:value="577.4734116" calcext:value-type="float">
            <text:p>577.4734116</text:p>
          </table:table-cell>
          <table:table-cell/>
          <table:table-cell office:value-type="float" office:value="627.3223128" calcext:value-type="float">
            <text:p>627.3223128</text:p>
          </table:table-cell>
          <table:table-cell office:value-type="float" office:value="707.5387464" calcext:value-type="float">
            <text:p>707.5387464</text:p>
          </table:table-cell>
          <table:table-cell office:value-type="float" office:value="308.7776776" calcext:value-type="float">
            <text:p>308.7776776</text:p>
          </table:table-cell>
          <table:table-cell office:value-type="float" office:value="342.6538108" calcext:value-type="float">
            <text:p>342.6538108</text:p>
          </table:table-cell>
          <table:table-cell office:value-type="float" office:value="327.4372516" calcext:value-type="float">
            <text:p>327.4372516</text:p>
          </table:table-cell>
          <table:table-cell office:value-type="float" office:value="463.9800828" calcext:value-type="float">
            <text:p>463.9800828</text:p>
          </table:table-cell>
          <table:table-cell office:value-type="float" office:value="3059.6574632" calcext:value-type="float">
            <text:p>3059.6574632</text:p>
          </table:table-cell>
          <table:table-cell office:value-type="float" office:value="12510.31997" calcext:value-type="float">
            <text:p>12510.31997</text:p>
          </table:table-cell>
          <table:table-cell office:value-type="float" office:value="16137.0811856" calcext:value-type="float">
            <text:p>16137.0811856</text:p>
          </table:table-cell>
          <table:table-cell office:value-type="float" office:value="18746.4301848" calcext:value-type="float">
            <text:p>18746.4301848</text:p>
          </table:table-cell>
          <table:table-cell/>
          <table:table-cell office:value-type="string" calcext:value-type="string">
            <text:p>2022_04_01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R19</text:p>
          </table:table-cell>
          <table:table-cell office:value-type="string" calcext:value-type="string">
            <text:p>LRWa3</text:p>
          </table:table-cell>
          <table:table-cell office:value-type="float" office:value="638.45661" calcext:value-type="float">
            <text:p>638.45661</text:p>
          </table:table-cell>
          <table:table-cell/>
          <table:table-cell office:value-type="float" office:value="480.3908064" calcext:value-type="float">
            <text:p>480.3908064</text:p>
          </table:table-cell>
          <table:table-cell office:value-type="float" office:value="735.292184" calcext:value-type="float">
            <text:p>735.292184</text:p>
          </table:table-cell>
          <table:table-cell office:value-type="float" office:value="514.4520992" calcext:value-type="float">
            <text:p>514.4520992</text:p>
          </table:table-cell>
          <table:table-cell office:value-type="float" office:value="651.9262128" calcext:value-type="float">
            <text:p>651.9262128</text:p>
          </table:table-cell>
          <table:table-cell office:value-type="float" office:value="427.3417748" calcext:value-type="float">
            <text:p>427.3417748</text:p>
          </table:table-cell>
          <table:table-cell office:value-type="float" office:value="427.7817236" calcext:value-type="float">
            <text:p>427.7817236</text:p>
          </table:table-cell>
          <table:table-cell office:value-type="float" office:value="3381.0927104" calcext:value-type="float">
            <text:p>3381.0927104</text:p>
          </table:table-cell>
          <table:table-cell office:value-type="float" office:value="12107.9803636" calcext:value-type="float">
            <text:p>12107.9803636</text:p>
          </table:table-cell>
          <table:table-cell office:value-type="float" office:value="17131.0150772" calcext:value-type="float">
            <text:p>17131.0150772</text:p>
          </table:table-cell>
          <table:table-cell office:value-type="float" office:value="18548.4008084" calcext:value-type="float">
            <text:p>18548.4008084</text:p>
          </table:table-cell>
          <table:table-cell/>
          <table:table-cell office:value-type="string" calcext:value-type="string">
            <text:p>2022_04_01</text:p>
          </table:table-cell>
          <table:table-cell table:number-columns-repeated="1007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PR193</text:p>
          </table:table-cell>
          <table:table-cell table:style-name="ce22" office:value-type="string" calcext:value-type="string">
            <text:p>LRWa1</text:p>
          </table:table-cell>
          <table:table-cell table:style-name="ce22" office:value-type="float" office:value="1938.5662144" calcext:value-type="float">
            <text:p>1938.5662144</text:p>
          </table:table-cell>
          <table:table-cell table:style-name="ce22"/>
          <table:table-cell table:style-name="ce22" office:value-type="float" office:value="2179.1839204" calcext:value-type="float">
            <text:p>2179.1839204</text:p>
          </table:table-cell>
          <table:table-cell table:style-name="ce22" office:value-type="float" office:value="5015.377288" calcext:value-type="float">
            <text:p>5015.377288</text:p>
          </table:table-cell>
          <table:table-cell table:style-name="ce22" office:value-type="float" office:value="7548.2318668" calcext:value-type="float">
            <text:p>7548.2318668</text:p>
          </table:table-cell>
          <table:table-cell table:style-name="ce22" office:value-type="float" office:value="8762.781842" calcext:value-type="float">
            <text:p>8762.781842</text:p>
          </table:table-cell>
          <table:table-cell table:style-name="ce22" office:value-type="float" office:value="9015.438198" calcext:value-type="float">
            <text:p>9015.438198</text:p>
          </table:table-cell>
          <table:table-cell table:style-name="ce22" office:value-type="float" office:value="9891.3562408" calcext:value-type="float">
            <text:p>9891.3562408</text:p>
          </table:table-cell>
          <table:table-cell table:style-name="ce22" office:value-type="float" office:value="11607.5009964" calcext:value-type="float">
            <text:p>11607.5009964</text:p>
          </table:table-cell>
          <table:table-cell table:style-name="ce22" office:value-type="float" office:value="9113.610596" calcext:value-type="float">
            <text:p>9113.610596</text:p>
          </table:table-cell>
          <table:table-cell table:style-name="ce22" office:value-type="float" office:value="7821.8957044" calcext:value-type="float">
            <text:p>7821.8957044</text:p>
          </table:table-cell>
          <table:table-cell table:style-name="ce22" office:value-type="float" office:value="29873.9783736" calcext:value-type="float">
            <text:p>29873.9783736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GPR193</text:p>
          </table:table-cell>
          <table:table-cell table:style-name="ce22" office:value-type="string" calcext:value-type="string">
            <text:p>LRWa1</text:p>
          </table:table-cell>
          <table:table-cell table:style-name="ce22" office:value-type="float" office:value="3140.5312148" calcext:value-type="float">
            <text:p>3140.5312148</text:p>
          </table:table-cell>
          <table:table-cell table:style-name="ce22"/>
          <table:table-cell table:style-name="ce22" office:value-type="float" office:value="2570.1672844" calcext:value-type="float">
            <text:p>2570.1672844</text:p>
          </table:table-cell>
          <table:table-cell table:style-name="ce22" office:value-type="float" office:value="3312.0381548" calcext:value-type="float">
            <text:p>3312.0381548</text:p>
          </table:table-cell>
          <table:table-cell table:style-name="ce22" office:value-type="float" office:value="5899.83258" calcext:value-type="float">
            <text:p>5899.83258</text:p>
          </table:table-cell>
          <table:table-cell table:style-name="ce22" office:value-type="float" office:value="8328.9710696" calcext:value-type="float">
            <text:p>8328.9710696</text:p>
          </table:table-cell>
          <table:table-cell table:style-name="ce22" office:value-type="float" office:value="9940.741888" calcext:value-type="float">
            <text:p>9940.741888</text:p>
          </table:table-cell>
          <table:table-cell table:style-name="ce22" office:value-type="float" office:value="8268.7525628" calcext:value-type="float">
            <text:p>8268.7525628</text:p>
          </table:table-cell>
          <table:table-cell table:style-name="ce22" office:value-type="float" office:value="9068.5823668" calcext:value-type="float">
            <text:p>9068.5823668</text:p>
          </table:table-cell>
          <table:table-cell table:style-name="ce22" office:value-type="float" office:value="8849.113048" calcext:value-type="float">
            <text:p>8849.113048</text:p>
          </table:table-cell>
          <table:table-cell table:style-name="ce22" office:value-type="float" office:value="6889.7905484" calcext:value-type="float">
            <text:p>6889.7905484</text:p>
          </table:table-cell>
          <table:table-cell table:style-name="ce22" office:value-type="float" office:value="33517.3293876" calcext:value-type="float">
            <text:p>33517.3293876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GPR193</text:p>
          </table:table-cell>
          <table:table-cell table:style-name="ce22" office:value-type="string" calcext:value-type="string">
            <text:p>LRWa1</text:p>
          </table:table-cell>
          <table:table-cell table:style-name="ce22" office:value-type="float" office:value="3004.4548836" calcext:value-type="float">
            <text:p>3004.4548836</text:p>
          </table:table-cell>
          <table:table-cell table:style-name="ce22"/>
          <table:table-cell table:style-name="ce22" office:value-type="float" office:value="4139.9618492" calcext:value-type="float">
            <text:p>4139.9618492</text:p>
          </table:table-cell>
          <table:table-cell table:style-name="ce22" office:value-type="float" office:value="6645.6933204" calcext:value-type="float">
            <text:p>6645.6933204</text:p>
          </table:table-cell>
          <table:table-cell table:style-name="ce22" office:value-type="float" office:value="9547.5918264" calcext:value-type="float">
            <text:p>9547.5918264</text:p>
          </table:table-cell>
          <table:table-cell table:style-name="ce22" office:value-type="float" office:value="7896.7726512" calcext:value-type="float">
            <text:p>7896.7726512</text:p>
          </table:table-cell>
          <table:table-cell table:style-name="ce22" office:value-type="float" office:value="13036.5131288" calcext:value-type="float">
            <text:p>13036.5131288</text:p>
          </table:table-cell>
          <table:table-cell table:style-name="ce22" office:value-type="float" office:value="14025.0131452" calcext:value-type="float">
            <text:p>14025.0131452</text:p>
          </table:table-cell>
          <table:table-cell table:style-name="ce22" office:value-type="float" office:value="12929.7630272" calcext:value-type="float">
            <text:p>12929.7630272</text:p>
          </table:table-cell>
          <table:table-cell table:style-name="ce22" office:value-type="float" office:value="12366.0601552" calcext:value-type="float">
            <text:p>12366.0601552</text:p>
          </table:table-cell>
          <table:table-cell table:style-name="ce22" office:value-type="float" office:value="11370.994568" calcext:value-type="float">
            <text:p>11370.994568</text:p>
          </table:table-cell>
          <table:table-cell table:style-name="ce22" office:value-type="float" office:value="46366.2534008" calcext:value-type="float">
            <text:p>46366.2534008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GPR193</text:p>
          </table:table-cell>
          <table:table-cell table:style-name="ce22" office:value-type="string" calcext:value-type="string">
            <text:p>LRWa1</text:p>
          </table:table-cell>
          <table:table-cell table:style-name="ce22" office:value-type="float" office:value="1801.679328" calcext:value-type="float">
            <text:p>1801.679328</text:p>
          </table:table-cell>
          <table:table-cell table:style-name="ce22" office:value-type="float" office:value="1364.930511" calcext:value-type="float">
            <text:p>1364.930511</text:p>
          </table:table-cell>
          <table:table-cell table:style-name="ce22" office:value-type="float" office:value="2199.2704518" calcext:value-type="float">
            <text:p>2199.2704518</text:p>
          </table:table-cell>
          <table:table-cell table:style-name="ce22" office:value-type="float" office:value="1412.792976" calcext:value-type="float">
            <text:p>1412.792976</text:p>
          </table:table-cell>
          <table:table-cell table:style-name="ce22" office:value-type="float" office:value="1546.97371" calcext:value-type="float">
            <text:p>1546.97371</text:p>
          </table:table-cell>
          <table:table-cell table:style-name="ce22" office:value-type="float" office:value="1947.9793928" calcext:value-type="float">
            <text:p>1947.9793928</text:p>
          </table:table-cell>
          <table:table-cell table:style-name="ce22" office:value-type="float" office:value="1724.5882368" calcext:value-type="float">
            <text:p>1724.5882368</text:p>
          </table:table-cell>
          <table:table-cell table:style-name="ce22" office:value-type="float" office:value="1663.5713852" calcext:value-type="float">
            <text:p>1663.5713852</text:p>
          </table:table-cell>
          <table:table-cell table:style-name="ce22" office:value-type="float" office:value="1364.6157476" calcext:value-type="float">
            <text:p>1364.6157476</text:p>
          </table:table-cell>
          <table:table-cell table:style-name="ce22" office:value-type="float" office:value="2474.4847996" calcext:value-type="float">
            <text:p>2474.4847996</text:p>
          </table:table-cell>
          <table:table-cell table:style-name="ce22" office:value-type="float" office:value="3383.7631968" calcext:value-type="float">
            <text:p>3383.7631968</text:p>
          </table:table-cell>
          <table:table-cell table:style-name="ce22" office:value-type="float" office:value="40768.0721748" calcext:value-type="float">
            <text:p>40768.0721748</text:p>
          </table:table-cell>
          <table:table-cell table:style-name="ce22"/>
          <table:table-cell table:style-name="ce22" office:value-type="string" calcext:value-type="string">
            <text:p>2022_08_25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GPR193</text:p>
          </table:table-cell>
          <table:table-cell table:style-name="ce22" office:value-type="string" calcext:value-type="string">
            <text:p>LRWa1</text:p>
          </table:table-cell>
          <table:table-cell table:style-name="ce22" office:value-type="float" office:value="2564.487108" calcext:value-type="float">
            <text:p>2564.487108</text:p>
          </table:table-cell>
          <table:table-cell table:style-name="ce22" office:value-type="float" office:value="8601.8473332" calcext:value-type="float">
            <text:p>8601.8473332</text:p>
          </table:table-cell>
          <table:table-cell table:style-name="ce22" office:value-type="float" office:value="5153.668925" calcext:value-type="float">
            <text:p>5153.668925</text:p>
          </table:table-cell>
          <table:table-cell table:style-name="ce22" office:value-type="float" office:value="8277.336808" calcext:value-type="float">
            <text:p>8277.336808</text:p>
          </table:table-cell>
          <table:table-cell table:style-name="ce22" office:value-type="float" office:value="17472.8693292" calcext:value-type="float">
            <text:p>17472.8693292</text:p>
          </table:table-cell>
          <table:table-cell table:style-name="ce22" office:value-type="float" office:value="18666.5962328" calcext:value-type="float">
            <text:p>18666.5962328</text:p>
          </table:table-cell>
          <table:table-cell table:style-name="ce22" office:value-type="float" office:value="26245.5050364" calcext:value-type="float">
            <text:p>26245.5050364</text:p>
          </table:table-cell>
          <table:table-cell table:style-name="ce22" office:value-type="float" office:value="24645.853444" calcext:value-type="float">
            <text:p>24645.853444</text:p>
          </table:table-cell>
          <table:table-cell table:style-name="ce22" office:value-type="float" office:value="26752.2482656" calcext:value-type="float">
            <text:p>26752.2482656</text:p>
          </table:table-cell>
          <table:table-cell table:style-name="ce22" office:value-type="float" office:value="26822.619816" calcext:value-type="float">
            <text:p>26822.619816</text:p>
          </table:table-cell>
          <table:table-cell table:style-name="ce22" office:value-type="float" office:value="28604.0276948" calcext:value-type="float">
            <text:p>28604.0276948</text:p>
          </table:table-cell>
          <table:table-cell table:style-name="ce22" office:value-type="float" office:value="54179.5087912" calcext:value-type="float">
            <text:p>54179.5087912</text:p>
          </table:table-cell>
          <table:table-cell table:style-name="ce22"/>
          <table:table-cell table:style-name="ce22" office:value-type="string" calcext:value-type="string">
            <text:p>2022_08_25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GPR193</text:p>
          </table:table-cell>
          <table:table-cell table:style-name="ce22" office:value-type="string" calcext:value-type="string">
            <text:p>LRWa1</text:p>
          </table:table-cell>
          <table:table-cell table:style-name="ce22" office:value-type="float" office:value="2741.965128" calcext:value-type="float">
            <text:p>2741.965128</text:p>
          </table:table-cell>
          <table:table-cell table:style-name="ce22" office:value-type="float" office:value="3956.752471" calcext:value-type="float">
            <text:p>3956.752471</text:p>
          </table:table-cell>
          <table:table-cell table:style-name="ce22" office:value-type="float" office:value="5567.0612722" calcext:value-type="float">
            <text:p>5567.0612722</text:p>
          </table:table-cell>
          <table:table-cell table:style-name="ce22" office:value-type="float" office:value="9134.4000912" calcext:value-type="float">
            <text:p>9134.4000912</text:p>
          </table:table-cell>
          <table:table-cell table:style-name="ce22" office:value-type="float" office:value="16879.092278" calcext:value-type="float">
            <text:p>16879.092278</text:p>
          </table:table-cell>
          <table:table-cell table:style-name="ce22" office:value-type="float" office:value="17743.9605588" calcext:value-type="float">
            <text:p>17743.9605588</text:p>
          </table:table-cell>
          <table:table-cell table:style-name="ce22" office:value-type="float" office:value="21561.5245864" calcext:value-type="float">
            <text:p>21561.5245864</text:p>
          </table:table-cell>
          <table:table-cell table:style-name="ce22" office:value-type="float" office:value="22117.13538" calcext:value-type="float">
            <text:p>22117.13538</text:p>
          </table:table-cell>
          <table:table-cell table:style-name="ce22" office:value-type="float" office:value="18955.9645152" calcext:value-type="float">
            <text:p>18955.9645152</text:p>
          </table:table-cell>
          <table:table-cell table:style-name="ce22" office:value-type="float" office:value="24966.6879172" calcext:value-type="float">
            <text:p>24966.6879172</text:p>
          </table:table-cell>
          <table:table-cell table:style-name="ce22" office:value-type="float" office:value="26264.5242132" calcext:value-type="float">
            <text:p>26264.5242132</text:p>
          </table:table-cell>
          <table:table-cell table:style-name="ce22" office:value-type="float" office:value="50809.394926" calcext:value-type="float">
            <text:p>50809.394926</text:p>
          </table:table-cell>
          <table:table-cell table:style-name="ce22"/>
          <table:table-cell table:style-name="ce22" office:value-type="string" calcext:value-type="string">
            <text:p>2022_08_25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GPR193</text:p>
          </table:table-cell>
          <table:table-cell table:style-name="ce22" office:value-type="string" calcext:value-type="string">
            <text:p>LRWa1</text:p>
          </table:table-cell>
          <table:table-cell table:style-name="ce22" office:value-type="float" office:value="2628.1059906" calcext:value-type="float">
            <text:p>2628.1059906</text:p>
          </table:table-cell>
          <table:table-cell table:style-name="ce22" office:value-type="float" office:value="5250.3539173" calcext:value-type="float">
            <text:p>5250.3539173</text:p>
          </table:table-cell>
          <table:table-cell table:style-name="ce22" office:value-type="float" office:value="2934.2491024" calcext:value-type="float">
            <text:p>2934.2491024</text:p>
          </table:table-cell>
          <table:table-cell table:style-name="ce22" office:value-type="float" office:value="6528.6496647" calcext:value-type="float">
            <text:p>6528.6496647</text:p>
          </table:table-cell>
          <table:table-cell table:style-name="ce22" office:value-type="float" office:value="5670.5289194" calcext:value-type="float">
            <text:p>5670.5289194</text:p>
          </table:table-cell>
          <table:table-cell table:style-name="ce22" office:value-type="float" office:value="8284.6508699" calcext:value-type="float">
            <text:p>8284.6508699</text:p>
          </table:table-cell>
          <table:table-cell table:style-name="ce22" office:value-type="float" office:value="8256.2315549" calcext:value-type="float">
            <text:p>8256.2315549</text:p>
          </table:table-cell>
          <table:table-cell table:style-name="ce22" office:value-type="float" office:value="6534.0524862" calcext:value-type="float">
            <text:p>6534.0524862</text:p>
          </table:table-cell>
          <table:table-cell table:style-name="ce22" office:value-type="float" office:value="8994.4636898" calcext:value-type="float">
            <text:p>8994.4636898</text:p>
          </table:table-cell>
          <table:table-cell table:style-name="ce22" office:value-type="float" office:value="8901.2726007" calcext:value-type="float">
            <text:p>8901.2726007</text:p>
          </table:table-cell>
          <table:table-cell table:style-name="ce22" office:value-type="float" office:value="7935.2459038" calcext:value-type="float">
            <text:p>7935.2459038</text:p>
          </table:table-cell>
          <table:table-cell table:style-name="ce22" office:value-type="float" office:value="35526.6033251" calcext:value-type="float">
            <text:p>35526.6033251</text:p>
          </table:table-cell>
          <table:table-cell table:style-name="ce22"/>
          <table:table-cell table:style-name="ce22" office:value-type="string" calcext:value-type="string">
            <text:p>2022_09_09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GPR193</text:p>
          </table:table-cell>
          <table:table-cell table:style-name="ce22" office:value-type="string" calcext:value-type="string">
            <text:p>LRWa1</text:p>
          </table:table-cell>
          <table:table-cell table:style-name="ce22" office:value-type="float" office:value="2286.7657654" calcext:value-type="float">
            <text:p>2286.7657654</text:p>
          </table:table-cell>
          <table:table-cell table:style-name="ce22" office:value-type="float" office:value="2111.9224072" calcext:value-type="float">
            <text:p>2111.9224072</text:p>
          </table:table-cell>
          <table:table-cell table:style-name="ce22" office:value-type="float" office:value="1645.5665672" calcext:value-type="float">
            <text:p>1645.5665672</text:p>
          </table:table-cell>
          <table:table-cell table:style-name="ce22" office:value-type="float" office:value="4300.9558706" calcext:value-type="float">
            <text:p>4300.9558706</text:p>
          </table:table-cell>
          <table:table-cell table:style-name="ce22" office:value-type="float" office:value="5710.5687156" calcext:value-type="float">
            <text:p>5710.5687156</text:p>
          </table:table-cell>
          <table:table-cell table:style-name="ce22" office:value-type="float" office:value="8707.0581808" calcext:value-type="float">
            <text:p>8707.0581808</text:p>
          </table:table-cell>
          <table:table-cell table:style-name="ce22" office:value-type="float" office:value="8920.2536798" calcext:value-type="float">
            <text:p>8920.2536798</text:p>
          </table:table-cell>
          <table:table-cell table:style-name="ce22" office:value-type="float" office:value="8848.7911977" calcext:value-type="float">
            <text:p>8848.7911977</text:p>
          </table:table-cell>
          <table:table-cell table:style-name="ce22" office:value-type="float" office:value="7331.1881484" calcext:value-type="float">
            <text:p>7331.1881484</text:p>
          </table:table-cell>
          <table:table-cell table:style-name="ce22" office:value-type="float" office:value="7194.39983" calcext:value-type="float">
            <text:p>7194.39983</text:p>
          </table:table-cell>
          <table:table-cell table:style-name="ce22" office:value-type="float" office:value="9273.4308597" calcext:value-type="float">
            <text:p>9273.4308597</text:p>
          </table:table-cell>
          <table:table-cell table:style-name="ce22" office:value-type="float" office:value="34889.9974934" calcext:value-type="float">
            <text:p>34889.9974934</text:p>
          </table:table-cell>
          <table:table-cell table:style-name="ce22"/>
          <table:table-cell table:style-name="ce22" office:value-type="string" calcext:value-type="string">
            <text:p>2022_09_09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GPR193</text:p>
          </table:table-cell>
          <table:table-cell table:style-name="ce22" office:value-type="string" calcext:value-type="string">
            <text:p>LRWa1</text:p>
          </table:table-cell>
          <table:table-cell table:style-name="ce22" office:value-type="float" office:value="2760.1393548" calcext:value-type="float">
            <text:p>2760.1393548</text:p>
          </table:table-cell>
          <table:table-cell table:style-name="ce22" office:value-type="float" office:value="1521.7395411" calcext:value-type="float">
            <text:p>1521.7395411</text:p>
          </table:table-cell>
          <table:table-cell table:style-name="ce22" office:value-type="float" office:value="2270.7746211" calcext:value-type="float">
            <text:p>2270.7746211</text:p>
          </table:table-cell>
          <table:table-cell table:style-name="ce22" office:value-type="float" office:value="2320.9758344" calcext:value-type="float">
            <text:p>2320.9758344</text:p>
          </table:table-cell>
          <table:table-cell table:style-name="ce22" office:value-type="float" office:value="5651.1622552" calcext:value-type="float">
            <text:p>5651.1622552</text:p>
          </table:table-cell>
          <table:table-cell table:style-name="ce22" office:value-type="float" office:value="8670.4634179" calcext:value-type="float">
            <text:p>8670.4634179</text:p>
          </table:table-cell>
          <table:table-cell table:style-name="ce22" office:value-type="float" office:value="7888.8970383" calcext:value-type="float">
            <text:p>7888.8970383</text:p>
          </table:table-cell>
          <table:table-cell table:style-name="ce22" office:value-type="float" office:value="7960.94366" calcext:value-type="float">
            <text:p>7960.94366</text:p>
          </table:table-cell>
          <table:table-cell table:style-name="ce22" office:value-type="float" office:value="8170.7116005" calcext:value-type="float">
            <text:p>8170.7116005</text:p>
          </table:table-cell>
          <table:table-cell table:style-name="ce22" office:value-type="float" office:value="9175.2774003" calcext:value-type="float">
            <text:p>9175.2774003</text:p>
          </table:table-cell>
          <table:table-cell table:style-name="ce22" office:value-type="float" office:value="8460.0138687" calcext:value-type="float">
            <text:p>8460.0138687</text:p>
          </table:table-cell>
          <table:table-cell table:style-name="ce22" office:value-type="float" office:value="32147.5491269" calcext:value-type="float">
            <text:p>32147.5491269</text:p>
          </table:table-cell>
          <table:table-cell table:style-name="ce22"/>
          <table:table-cell table:style-name="ce22" office:value-type="string" calcext:value-type="string">
            <text:p>2022_09_09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PR193</text:p>
          </table:table-cell>
          <table:table-cell table:style-name="ce22" office:value-type="string" calcext:value-type="string">
            <text:p>LRWa2</text:p>
          </table:table-cell>
          <table:table-cell table:style-name="ce22" office:value-type="float" office:value="2480.2265248" calcext:value-type="float">
            <text:p>2480.2265248</text:p>
          </table:table-cell>
          <table:table-cell table:style-name="ce22"/>
          <table:table-cell table:style-name="ce22" office:value-type="float" office:value="2590.6356712" calcext:value-type="float">
            <text:p>2590.6356712</text:p>
          </table:table-cell>
          <table:table-cell table:style-name="ce22" office:value-type="float" office:value="4015.7308532" calcext:value-type="float">
            <text:p>4015.7308532</text:p>
          </table:table-cell>
          <table:table-cell table:style-name="ce22" office:value-type="float" office:value="9193.627928" calcext:value-type="float">
            <text:p>9193.627928</text:p>
          </table:table-cell>
          <table:table-cell table:style-name="ce22" office:value-type="float" office:value="12221.9276604" calcext:value-type="float">
            <text:p>12221.9276604</text:p>
          </table:table-cell>
          <table:table-cell table:style-name="ce22" office:value-type="float" office:value="12892.3334396" calcext:value-type="float">
            <text:p>12892.3334396</text:p>
          </table:table-cell>
          <table:table-cell table:style-name="ce22" office:value-type="float" office:value="11767.376986" calcext:value-type="float">
            <text:p>11767.376986</text:p>
          </table:table-cell>
          <table:table-cell table:style-name="ce22" office:value-type="float" office:value="12233.8704908" calcext:value-type="float">
            <text:p>12233.8704908</text:p>
          </table:table-cell>
          <table:table-cell table:style-name="ce22" office:value-type="float" office:value="12660.3623624" calcext:value-type="float">
            <text:p>12660.3623624</text:p>
          </table:table-cell>
          <table:table-cell table:style-name="ce22" office:value-type="float" office:value="13506.1646388" calcext:value-type="float">
            <text:p>13506.1646388</text:p>
          </table:table-cell>
          <table:table-cell table:style-name="ce22" office:value-type="float" office:value="43102.2689884" calcext:value-type="float">
            <text:p>43102.2689884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GPR193</text:p>
          </table:table-cell>
          <table:table-cell table:style-name="ce22" office:value-type="string" calcext:value-type="string">
            <text:p>LRWa2</text:p>
          </table:table-cell>
          <table:table-cell table:style-name="ce22" office:value-type="float" office:value="3470.0619716" calcext:value-type="float">
            <text:p>3470.0619716</text:p>
          </table:table-cell>
          <table:table-cell table:style-name="ce22"/>
          <table:table-cell table:style-name="ce22" office:value-type="float" office:value="3041.6894144" calcext:value-type="float">
            <text:p>3041.6894144</text:p>
          </table:table-cell>
          <table:table-cell table:style-name="ce22" office:value-type="float" office:value="4976.8311576" calcext:value-type="float">
            <text:p>4976.8311576</text:p>
          </table:table-cell>
          <table:table-cell table:style-name="ce22" office:value-type="float" office:value="10917.8058544" calcext:value-type="float">
            <text:p>10917.8058544</text:p>
          </table:table-cell>
          <table:table-cell table:style-name="ce22" office:value-type="float" office:value="14696.7121664" calcext:value-type="float">
            <text:p>14696.7121664</text:p>
          </table:table-cell>
          <table:table-cell table:style-name="ce22" office:value-type="float" office:value="13927.3742864" calcext:value-type="float">
            <text:p>13927.3742864</text:p>
          </table:table-cell>
          <table:table-cell table:style-name="ce22" office:value-type="float" office:value="14906.0359012" calcext:value-type="float">
            <text:p>14906.0359012</text:p>
          </table:table-cell>
          <table:table-cell table:style-name="ce22" office:value-type="float" office:value="16063.4667188" calcext:value-type="float">
            <text:p>16063.4667188</text:p>
          </table:table-cell>
          <table:table-cell table:style-name="ce22" office:value-type="float" office:value="15654.1474884" calcext:value-type="float">
            <text:p>15654.1474884</text:p>
          </table:table-cell>
          <table:table-cell table:style-name="ce22" office:value-type="float" office:value="17167.6985468" calcext:value-type="float">
            <text:p>17167.6985468</text:p>
          </table:table-cell>
          <table:table-cell table:style-name="ce22" office:value-type="float" office:value="42766.8512716" calcext:value-type="float">
            <text:p>42766.8512716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GPR193</text:p>
          </table:table-cell>
          <table:table-cell table:style-name="ce22" office:value-type="string" calcext:value-type="string">
            <text:p>LRWa2</text:p>
          </table:table-cell>
          <table:table-cell table:style-name="ce22" office:value-type="float" office:value="2732.657796" calcext:value-type="float">
            <text:p>2732.657796</text:p>
          </table:table-cell>
          <table:table-cell table:style-name="ce22"/>
          <table:table-cell table:style-name="ce22" office:value-type="float" office:value="2569.7416332" calcext:value-type="float">
            <text:p>2569.7416332</text:p>
          </table:table-cell>
          <table:table-cell table:style-name="ce22" office:value-type="float" office:value="4994.2690508" calcext:value-type="float">
            <text:p>4994.2690508</text:p>
          </table:table-cell>
          <table:table-cell table:style-name="ce22" office:value-type="float" office:value="12368.5425992" calcext:value-type="float">
            <text:p>12368.5425992</text:p>
          </table:table-cell>
          <table:table-cell table:style-name="ce22" office:value-type="float" office:value="14015.6235964" calcext:value-type="float">
            <text:p>14015.6235964</text:p>
          </table:table-cell>
          <table:table-cell table:style-name="ce22" office:value-type="float" office:value="14550.980632" calcext:value-type="float">
            <text:p>14550.980632</text:p>
          </table:table-cell>
          <table:table-cell table:style-name="ce22" office:value-type="float" office:value="16906.0724696" calcext:value-type="float">
            <text:p>16906.0724696</text:p>
          </table:table-cell>
          <table:table-cell table:style-name="ce22" office:value-type="float" office:value="15804.0269768" calcext:value-type="float">
            <text:p>15804.0269768</text:p>
          </table:table-cell>
          <table:table-cell table:style-name="ce22" office:value-type="float" office:value="16919.1790832" calcext:value-type="float">
            <text:p>16919.1790832</text:p>
          </table:table-cell>
          <table:table-cell table:style-name="ce22" office:value-type="float" office:value="19333.262128" calcext:value-type="float">
            <text:p>19333.262128</text:p>
          </table:table-cell>
          <table:table-cell table:style-name="ce22" office:value-type="float" office:value="41003.735894" calcext:value-type="float">
            <text:p>41003.735894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GPR193</text:p>
          </table:table-cell>
          <table:table-cell table:style-name="ce22" office:value-type="string" calcext:value-type="string">
            <text:p>LRWa2</text:p>
          </table:table-cell>
          <table:table-cell table:style-name="ce22" office:value-type="float" office:value="3515.4717153" calcext:value-type="float">
            <text:p>3515.4717153</text:p>
          </table:table-cell>
          <table:table-cell table:style-name="ce22" office:value-type="float" office:value="1540.7199161" calcext:value-type="float">
            <text:p>1540.7199161</text:p>
          </table:table-cell>
          <table:table-cell table:style-name="ce22" office:value-type="float" office:value="1817.616844" calcext:value-type="float">
            <text:p>1817.616844</text:p>
          </table:table-cell>
          <table:table-cell table:style-name="ce22" office:value-type="float" office:value="3311.7036049" calcext:value-type="float">
            <text:p>3311.7036049</text:p>
          </table:table-cell>
          <table:table-cell table:style-name="ce22" office:value-type="float" office:value="4988.4421755" calcext:value-type="float">
            <text:p>4988.4421755</text:p>
          </table:table-cell>
          <table:table-cell table:style-name="ce22" office:value-type="float" office:value="7505.9863973" calcext:value-type="float">
            <text:p>7505.9863973</text:p>
          </table:table-cell>
          <table:table-cell table:style-name="ce22" office:value-type="float" office:value="9321.3896223" calcext:value-type="float">
            <text:p>9321.3896223</text:p>
          </table:table-cell>
          <table:table-cell table:style-name="ce22" office:value-type="float" office:value="10110.9268425" calcext:value-type="float">
            <text:p>10110.9268425</text:p>
          </table:table-cell>
          <table:table-cell table:style-name="ce22" office:value-type="float" office:value="11428.5059084" calcext:value-type="float">
            <text:p>11428.5059084</text:p>
          </table:table-cell>
          <table:table-cell table:style-name="ce22" office:value-type="float" office:value="11748.8362414" calcext:value-type="float">
            <text:p>11748.8362414</text:p>
          </table:table-cell>
          <table:table-cell table:style-name="ce22" office:value-type="float" office:value="11550.1441034" calcext:value-type="float">
            <text:p>11550.1441034</text:p>
          </table:table-cell>
          <table:table-cell table:style-name="ce22" office:value-type="float" office:value="37081.4012085" calcext:value-type="float">
            <text:p>37081.4012085</text:p>
          </table:table-cell>
          <table:table-cell table:style-name="ce22"/>
          <table:table-cell table:style-name="ce22" office:value-type="string" calcext:value-type="string">
            <text:p>2022_09_09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GPR193</text:p>
          </table:table-cell>
          <table:table-cell table:style-name="ce22" office:value-type="string" calcext:value-type="string">
            <text:p>LRWa2</text:p>
          </table:table-cell>
          <table:table-cell table:style-name="ce22" office:value-type="float" office:value="3007.4372823" calcext:value-type="float">
            <text:p>3007.4372823</text:p>
          </table:table-cell>
          <table:table-cell table:style-name="ce22" office:value-type="float" office:value="2682.2361073" calcext:value-type="float">
            <text:p>2682.2361073</text:p>
          </table:table-cell>
          <table:table-cell table:style-name="ce22" office:value-type="float" office:value="2120.2097352" calcext:value-type="float">
            <text:p>2120.2097352</text:p>
          </table:table-cell>
          <table:table-cell table:style-name="ce22" office:value-type="float" office:value="2207.8788644" calcext:value-type="float">
            <text:p>2207.8788644</text:p>
          </table:table-cell>
          <table:table-cell table:style-name="ce22" office:value-type="float" office:value="5462.6752646" calcext:value-type="float">
            <text:p>5462.6752646</text:p>
          </table:table-cell>
          <table:table-cell table:style-name="ce22" office:value-type="float" office:value="9827.39439609999" calcext:value-type="float">
            <text:p>9827.39439609999</text:p>
          </table:table-cell>
          <table:table-cell table:style-name="ce22" office:value-type="float" office:value="9056.7124311" calcext:value-type="float">
            <text:p>9056.7124311</text:p>
          </table:table-cell>
          <table:table-cell table:style-name="ce22" office:value-type="float" office:value="8091.8846622" calcext:value-type="float">
            <text:p>8091.8846622</text:p>
          </table:table-cell>
          <table:table-cell table:style-name="ce22" office:value-type="float" office:value="11352.0230538" calcext:value-type="float">
            <text:p>11352.0230538</text:p>
          </table:table-cell>
          <table:table-cell table:style-name="ce22" office:value-type="float" office:value="9898.1218768" calcext:value-type="float">
            <text:p>9898.1218768</text:p>
          </table:table-cell>
          <table:table-cell table:style-name="ce22" office:value-type="float" office:value="10908.9407896" calcext:value-type="float">
            <text:p>10908.9407896</text:p>
          </table:table-cell>
          <table:table-cell table:style-name="ce22" office:value-type="float" office:value="36050.7876337" calcext:value-type="float">
            <text:p>36050.7876337</text:p>
          </table:table-cell>
          <table:table-cell table:style-name="ce22"/>
          <table:table-cell table:style-name="ce22" office:value-type="string" calcext:value-type="string">
            <text:p>2022_09_09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GPR193</text:p>
          </table:table-cell>
          <table:table-cell table:style-name="ce22" office:value-type="string" calcext:value-type="string">
            <text:p>LRWa2</text:p>
          </table:table-cell>
          <table:table-cell table:style-name="ce22" office:value-type="float" office:value="3290.2075664" calcext:value-type="float">
            <text:p>3290.2075664</text:p>
          </table:table-cell>
          <table:table-cell table:style-name="ce22" office:value-type="float" office:value="2111.2052885" calcext:value-type="float">
            <text:p>2111.2052885</text:p>
          </table:table-cell>
          <table:table-cell table:style-name="ce22" office:value-type="float" office:value="2006.4579592" calcext:value-type="float">
            <text:p>2006.4579592</text:p>
          </table:table-cell>
          <table:table-cell table:style-name="ce22" office:value-type="float" office:value="2303.3279" calcext:value-type="float">
            <text:p>2303.3279</text:p>
          </table:table-cell>
          <table:table-cell table:style-name="ce22" office:value-type="float" office:value="6409.7531777" calcext:value-type="float">
            <text:p>6409.7531777</text:p>
          </table:table-cell>
          <table:table-cell table:style-name="ce22" office:value-type="float" office:value="6589.4899766" calcext:value-type="float">
            <text:p>6589.4899766</text:p>
          </table:table-cell>
          <table:table-cell table:style-name="ce22" office:value-type="float" office:value="8820.7814706" calcext:value-type="float">
            <text:p>8820.7814706</text:p>
          </table:table-cell>
          <table:table-cell table:style-name="ce22" office:value-type="float" office:value="8143.3370858" calcext:value-type="float">
            <text:p>8143.3370858</text:p>
          </table:table-cell>
          <table:table-cell table:style-name="ce22" office:value-type="float" office:value="11087.8596607" calcext:value-type="float">
            <text:p>11087.8596607</text:p>
          </table:table-cell>
          <table:table-cell table:style-name="ce22" office:value-type="float" office:value="9954.7080061" calcext:value-type="float">
            <text:p>9954.7080061</text:p>
          </table:table-cell>
          <table:table-cell table:style-name="ce22" office:value-type="float" office:value="7906.6815197" calcext:value-type="float">
            <text:p>7906.6815197</text:p>
          </table:table-cell>
          <table:table-cell table:style-name="ce22" office:value-type="float" office:value="36827.4930503" calcext:value-type="float">
            <text:p>36827.4930503</text:p>
          </table:table-cell>
          <table:table-cell table:style-name="ce22"/>
          <table:table-cell table:style-name="ce22" office:value-type="string" calcext:value-type="string">
            <text:p>2022_09_09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9" office:value-type="string" calcext:value-type="string">
            <text:p>GPR193</text:p>
          </table:table-cell>
          <table:table-cell table:style-name="ce9" office:value-type="string" calcext:value-type="string">
            <text:p>LRWa2</text:p>
          </table:table-cell>
          <table:table-cell table:style-name="ce9" office:value-type="float" office:value="1942.7786296" calcext:value-type="float">
            <text:p>1942.7786296</text:p>
          </table:table-cell>
          <table:table-cell table:style-name="ce9" office:value-type="float" office:value="2194.086688" calcext:value-type="float">
            <text:p>2194.086688</text:p>
          </table:table-cell>
          <table:table-cell table:style-name="ce9" office:value-type="float" office:value="1850.07511" calcext:value-type="float">
            <text:p>1850.07511</text:p>
          </table:table-cell>
          <table:table-cell table:style-name="ce9" office:value-type="float" office:value="5436.5500584" calcext:value-type="float">
            <text:p>5436.5500584</text:p>
          </table:table-cell>
          <table:table-cell table:style-name="ce9" office:value-type="float" office:value="6912.184372" calcext:value-type="float">
            <text:p>6912.184372</text:p>
          </table:table-cell>
          <table:table-cell table:style-name="ce9" office:value-type="float" office:value="13770.2472024" calcext:value-type="float">
            <text:p>13770.2472024</text:p>
          </table:table-cell>
          <table:table-cell table:style-name="ce9" office:value-type="float" office:value="14710.4147764" calcext:value-type="float">
            <text:p>14710.4147764</text:p>
          </table:table-cell>
          <table:table-cell table:style-name="ce9" office:value-type="float" office:value="21446.6019864" calcext:value-type="float">
            <text:p>21446.6019864</text:p>
          </table:table-cell>
          <table:table-cell table:style-name="ce9" office:value-type="float" office:value="23127.6244352" calcext:value-type="float">
            <text:p>23127.6244352</text:p>
          </table:table-cell>
          <table:table-cell table:style-name="ce9" office:value-type="float" office:value="30376.3804344" calcext:value-type="float">
            <text:p>30376.3804344</text:p>
          </table:table-cell>
          <table:table-cell table:style-name="ce9" office:value-type="float" office:value="25791.8415408" calcext:value-type="float">
            <text:p>25791.8415408</text:p>
          </table:table-cell>
          <table:table-cell table:style-name="ce9" office:value-type="float" office:value="33941.6060196" calcext:value-type="float">
            <text:p>33941.6060196</text:p>
          </table:table-cell>
          <table:table-cell table:style-name="ce9"/>
          <table:table-cell table:style-name="ce9" office:value-type="string" calcext:value-type="string">
            <text:p>2023_02_03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9" office:value-type="string" calcext:value-type="string">
            <text:p>GPR193</text:p>
          </table:table-cell>
          <table:table-cell table:style-name="ce9" office:value-type="string" calcext:value-type="string">
            <text:p>LRWa2</text:p>
          </table:table-cell>
          <table:table-cell table:style-name="ce9" office:value-type="float" office:value="1583.1703488" calcext:value-type="float">
            <text:p>1583.1703488</text:p>
          </table:table-cell>
          <table:table-cell table:style-name="ce9" office:value-type="float" office:value="1378.7840452" calcext:value-type="float">
            <text:p>1378.7840452</text:p>
          </table:table-cell>
          <table:table-cell table:style-name="ce9" office:value-type="float" office:value="2266.7979116" calcext:value-type="float">
            <text:p>2266.7979116</text:p>
          </table:table-cell>
          <table:table-cell table:style-name="ce9" office:value-type="float" office:value="5727.2624576" calcext:value-type="float">
            <text:p>5727.2624576</text:p>
          </table:table-cell>
          <table:table-cell table:style-name="ce9" office:value-type="float" office:value="8907.6462696" calcext:value-type="float">
            <text:p>8907.6462696</text:p>
          </table:table-cell>
          <table:table-cell table:style-name="ce9" office:value-type="float" office:value="17162.3472016" calcext:value-type="float">
            <text:p>17162.3472016</text:p>
          </table:table-cell>
          <table:table-cell table:style-name="ce9" office:value-type="float" office:value="20589.9023952" calcext:value-type="float">
            <text:p>20589.9023952</text:p>
          </table:table-cell>
          <table:table-cell table:style-name="ce9" office:value-type="float" office:value="28520.7805484" calcext:value-type="float">
            <text:p>28520.7805484</text:p>
          </table:table-cell>
          <table:table-cell table:style-name="ce9" office:value-type="float" office:value="26365.6895336" calcext:value-type="float">
            <text:p>26365.6895336</text:p>
          </table:table-cell>
          <table:table-cell table:style-name="ce9" office:value-type="float" office:value="24005.9465964" calcext:value-type="float">
            <text:p>24005.9465964</text:p>
          </table:table-cell>
          <table:table-cell table:style-name="ce9" office:value-type="float" office:value="26750.7481016" calcext:value-type="float">
            <text:p>26750.7481016</text:p>
          </table:table-cell>
          <table:table-cell table:style-name="ce9" office:value-type="float" office:value="38203.4991404" calcext:value-type="float">
            <text:p>38203.4991404</text:p>
          </table:table-cell>
          <table:table-cell table:style-name="ce9"/>
          <table:table-cell table:style-name="ce9" office:value-type="string" calcext:value-type="string">
            <text:p>2023_02_03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9" office:value-type="string" calcext:value-type="string">
            <text:p>GPR193</text:p>
          </table:table-cell>
          <table:table-cell table:style-name="ce9" office:value-type="string" calcext:value-type="string">
            <text:p>LRWa2</text:p>
          </table:table-cell>
          <table:table-cell table:style-name="ce9" office:value-type="float" office:value="1204.9189952" calcext:value-type="float">
            <text:p>1204.9189952</text:p>
          </table:table-cell>
          <table:table-cell table:style-name="ce9" office:value-type="float" office:value="1758.7943844" calcext:value-type="float">
            <text:p>1758.7943844</text:p>
          </table:table-cell>
          <table:table-cell table:style-name="ce9" office:value-type="float" office:value="2194.8115284" calcext:value-type="float">
            <text:p>2194.8115284</text:p>
          </table:table-cell>
          <table:table-cell table:style-name="ce9" office:value-type="float" office:value="5217.5602648" calcext:value-type="float">
            <text:p>5217.5602648</text:p>
          </table:table-cell>
          <table:table-cell table:style-name="ce9" office:value-type="float" office:value="7381.900872" calcext:value-type="float">
            <text:p>7381.900872</text:p>
          </table:table-cell>
          <table:table-cell table:style-name="ce9" office:value-type="float" office:value="14772.7626984" calcext:value-type="float">
            <text:p>14772.7626984</text:p>
          </table:table-cell>
          <table:table-cell table:style-name="ce9" office:value-type="float" office:value="19405.4303456" calcext:value-type="float">
            <text:p>19405.4303456</text:p>
          </table:table-cell>
          <table:table-cell table:style-name="ce9" office:value-type="float" office:value="27251.7809644" calcext:value-type="float">
            <text:p>27251.7809644</text:p>
          </table:table-cell>
          <table:table-cell table:style-name="ce9" office:value-type="float" office:value="27859.3713816" calcext:value-type="float">
            <text:p>27859.3713816</text:p>
          </table:table-cell>
          <table:table-cell table:style-name="ce9" office:value-type="float" office:value="22003.4488252" calcext:value-type="float">
            <text:p>22003.4488252</text:p>
          </table:table-cell>
          <table:table-cell table:style-name="ce9" office:value-type="float" office:value="23003.7768136" calcext:value-type="float">
            <text:p>23003.7768136</text:p>
          </table:table-cell>
          <table:table-cell table:style-name="ce9" office:value-type="float" office:value="34017.0273156" calcext:value-type="float">
            <text:p>34017.0273156</text:p>
          </table:table-cell>
          <table:table-cell table:style-name="ce9"/>
          <table:table-cell table:style-name="ce9" office:value-type="string" calcext:value-type="string">
            <text:p>2023_02_03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PR193</text:p>
          </table:table-cell>
          <table:table-cell table:style-name="ce22" office:value-type="string" calcext:value-type="string">
            <text:p>LRWa3</text:p>
          </table:table-cell>
          <table:table-cell table:style-name="ce22" office:value-type="float" office:value="17354.3559816" calcext:value-type="float">
            <text:p>17354.3559816</text:p>
          </table:table-cell>
          <table:table-cell table:style-name="ce22"/>
          <table:table-cell table:style-name="ce22" office:value-type="float" office:value="18095.988868" calcext:value-type="float">
            <text:p>18095.988868</text:p>
          </table:table-cell>
          <table:table-cell table:style-name="ce22" office:value-type="float" office:value="17472.691456" calcext:value-type="float">
            <text:p>17472.691456</text:p>
          </table:table-cell>
          <table:table-cell table:style-name="ce22" office:value-type="float" office:value="15522.527832" calcext:value-type="float">
            <text:p>15522.527832</text:p>
          </table:table-cell>
          <table:table-cell table:style-name="ce22" office:value-type="float" office:value="20279.1698368" calcext:value-type="float">
            <text:p>20279.1698368</text:p>
          </table:table-cell>
          <table:table-cell table:style-name="ce22" office:value-type="float" office:value="19034.013552" calcext:value-type="float">
            <text:p>19034.013552</text:p>
          </table:table-cell>
          <table:table-cell table:style-name="ce22" office:value-type="float" office:value="20059.3043536" calcext:value-type="float">
            <text:p>20059.3043536</text:p>
          </table:table-cell>
          <table:table-cell table:style-name="ce22" office:value-type="float" office:value="22802.0663808" calcext:value-type="float">
            <text:p>22802.0663808</text:p>
          </table:table-cell>
          <table:table-cell table:style-name="ce22" office:value-type="float" office:value="21098.5106544" calcext:value-type="float">
            <text:p>21098.5106544</text:p>
          </table:table-cell>
          <table:table-cell table:style-name="ce22" office:value-type="float" office:value="17740.3693312" calcext:value-type="float">
            <text:p>17740.3693312</text:p>
          </table:table-cell>
          <table:table-cell table:style-name="ce22" office:value-type="float" office:value="43169.2695544" calcext:value-type="float">
            <text:p>43169.2695544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GPR193</text:p>
          </table:table-cell>
          <table:table-cell table:style-name="ce22" office:value-type="string" calcext:value-type="string">
            <text:p>LRWa3</text:p>
          </table:table-cell>
          <table:table-cell table:style-name="ce22" office:value-type="float" office:value="12793.803036" calcext:value-type="float">
            <text:p>12793.803036</text:p>
          </table:table-cell>
          <table:table-cell table:style-name="ce22"/>
          <table:table-cell table:style-name="ce22" office:value-type="float" office:value="16604.1357464" calcext:value-type="float">
            <text:p>16604.1357464</text:p>
          </table:table-cell>
          <table:table-cell table:style-name="ce22" office:value-type="float" office:value="14600.8834176" calcext:value-type="float">
            <text:p>14600.8834176</text:p>
          </table:table-cell>
          <table:table-cell table:style-name="ce22" office:value-type="float" office:value="16622.985332" calcext:value-type="float">
            <text:p>16622.985332</text:p>
          </table:table-cell>
          <table:table-cell table:style-name="ce22" office:value-type="float" office:value="21693.0922664" calcext:value-type="float">
            <text:p>21693.0922664</text:p>
          </table:table-cell>
          <table:table-cell table:style-name="ce22" office:value-type="float" office:value="21445.5602568" calcext:value-type="float">
            <text:p>21445.5602568</text:p>
          </table:table-cell>
          <table:table-cell table:style-name="ce22" office:value-type="float" office:value="21789.5397864" calcext:value-type="float">
            <text:p>21789.5397864</text:p>
          </table:table-cell>
          <table:table-cell table:style-name="ce22" office:value-type="float" office:value="23771.2118008" calcext:value-type="float">
            <text:p>23771.2118008</text:p>
          </table:table-cell>
          <table:table-cell table:style-name="ce22" office:value-type="float" office:value="22918.0630504" calcext:value-type="float">
            <text:p>22918.0630504</text:p>
          </table:table-cell>
          <table:table-cell table:style-name="ce22" office:value-type="float" office:value="18068.0095376" calcext:value-type="float">
            <text:p>18068.0095376</text:p>
          </table:table-cell>
          <table:table-cell table:style-name="ce22" office:value-type="float" office:value="45034.48222" calcext:value-type="float">
            <text:p>45034.48222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GPR193</text:p>
          </table:table-cell>
          <table:table-cell table:style-name="ce22" office:value-type="string" calcext:value-type="string">
            <text:p>LRWa3</text:p>
          </table:table-cell>
          <table:table-cell table:style-name="ce22" office:value-type="float" office:value="15202.1114616" calcext:value-type="float">
            <text:p>15202.1114616</text:p>
          </table:table-cell>
          <table:table-cell table:style-name="ce22"/>
          <table:table-cell table:style-name="ce22" office:value-type="float" office:value="12385.370764" calcext:value-type="float">
            <text:p>12385.370764</text:p>
          </table:table-cell>
          <table:table-cell table:style-name="ce22" office:value-type="float" office:value="14874.3691264" calcext:value-type="float">
            <text:p>14874.3691264</text:p>
          </table:table-cell>
          <table:table-cell table:style-name="ce22" office:value-type="float" office:value="18942.3726384" calcext:value-type="float">
            <text:p>18942.3726384</text:p>
          </table:table-cell>
          <table:table-cell table:style-name="ce22" office:value-type="float" office:value="22750.9215448" calcext:value-type="float">
            <text:p>22750.9215448</text:p>
          </table:table-cell>
          <table:table-cell table:style-name="ce22" office:value-type="float" office:value="23584.4229424" calcext:value-type="float">
            <text:p>23584.4229424</text:p>
          </table:table-cell>
          <table:table-cell table:style-name="ce22" office:value-type="float" office:value="18535.9403752" calcext:value-type="float">
            <text:p>18535.9403752</text:p>
          </table:table-cell>
          <table:table-cell table:style-name="ce22" office:value-type="float" office:value="20699.7706032" calcext:value-type="float">
            <text:p>20699.7706032</text:p>
          </table:table-cell>
          <table:table-cell table:style-name="ce22" office:value-type="float" office:value="21813.9036952" calcext:value-type="float">
            <text:p>21813.9036952</text:p>
          </table:table-cell>
          <table:table-cell table:style-name="ce22" office:value-type="float" office:value="19218.0559776" calcext:value-type="float">
            <text:p>19218.0559776</text:p>
          </table:table-cell>
          <table:table-cell table:style-name="ce22" office:value-type="float" office:value="46459.7174784" calcext:value-type="float">
            <text:p>46459.7174784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GPR193</text:p>
          </table:table-cell>
          <table:table-cell table:style-name="ce22" office:value-type="string" calcext:value-type="string">
            <text:p>LRWa3</text:p>
          </table:table-cell>
          <table:table-cell table:style-name="ce22" office:value-type="float" office:value="7808.1369602" calcext:value-type="float">
            <text:p>7808.1369602</text:p>
          </table:table-cell>
          <table:table-cell table:style-name="ce22" office:value-type="float" office:value="6815.4554448" calcext:value-type="float">
            <text:p>6815.4554448</text:p>
          </table:table-cell>
          <table:table-cell table:style-name="ce22" office:value-type="float" office:value="7140.0068964" calcext:value-type="float">
            <text:p>7140.0068964</text:p>
          </table:table-cell>
          <table:table-cell table:style-name="ce22" office:value-type="float" office:value="8924.193163" calcext:value-type="float">
            <text:p>8924.193163</text:p>
          </table:table-cell>
          <table:table-cell table:style-name="ce22" office:value-type="float" office:value="8641.5877578" calcext:value-type="float">
            <text:p>8641.5877578</text:p>
          </table:table-cell>
          <table:table-cell table:style-name="ce22" office:value-type="float" office:value="10979.5335064" calcext:value-type="float">
            <text:p>10979.5335064</text:p>
          </table:table-cell>
          <table:table-cell table:style-name="ce22" office:value-type="float" office:value="4813.1393204" calcext:value-type="float">
            <text:p>4813.1393204</text:p>
          </table:table-cell>
          <table:table-cell table:style-name="ce22" office:value-type="float" office:value="10071.9542378" calcext:value-type="float">
            <text:p>10071.9542378</text:p>
          </table:table-cell>
          <table:table-cell table:style-name="ce22" office:value-type="float" office:value="11364.3662956" calcext:value-type="float">
            <text:p>11364.3662956</text:p>
          </table:table-cell>
          <table:table-cell table:style-name="ce22" office:value-type="float" office:value="11559.9475608" calcext:value-type="float">
            <text:p>11559.9475608</text:p>
          </table:table-cell>
          <table:table-cell table:style-name="ce22" office:value-type="float" office:value="10179.1147016" calcext:value-type="float">
            <text:p>10179.1147016</text:p>
          </table:table-cell>
          <table:table-cell table:style-name="ce22" office:value-type="float" office:value="33860.2694904" calcext:value-type="float">
            <text:p>33860.2694904</text:p>
          </table:table-cell>
          <table:table-cell table:style-name="ce22"/>
          <table:table-cell table:style-name="ce22" office:value-type="string" calcext:value-type="string">
            <text:p>2022_09_09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GPR193</text:p>
          </table:table-cell>
          <table:table-cell table:style-name="ce22" office:value-type="string" calcext:value-type="string">
            <text:p>LRWa3</text:p>
          </table:table-cell>
          <table:table-cell table:style-name="ce22" office:value-type="float" office:value="8665.2060378" calcext:value-type="float">
            <text:p>8665.2060378</text:p>
          </table:table-cell>
          <table:table-cell table:style-name="ce22" office:value-type="float" office:value="8207.6063868" calcext:value-type="float">
            <text:p>8207.6063868</text:p>
          </table:table-cell>
          <table:table-cell table:style-name="ce22" office:value-type="float" office:value="5262.2898174" calcext:value-type="float">
            <text:p>5262.2898174</text:p>
          </table:table-cell>
          <table:table-cell table:style-name="ce22" office:value-type="float" office:value="10829.4114794" calcext:value-type="float">
            <text:p>10829.4114794</text:p>
          </table:table-cell>
          <table:table-cell table:style-name="ce22" office:value-type="float" office:value="10588.586351" calcext:value-type="float">
            <text:p>10588.586351</text:p>
          </table:table-cell>
          <table:table-cell table:style-name="ce22" office:value-type="float" office:value="11113.6599268" calcext:value-type="float">
            <text:p>11113.6599268</text:p>
          </table:table-cell>
          <table:table-cell table:style-name="ce22" office:value-type="float" office:value="7905.8871348" calcext:value-type="float">
            <text:p>7905.8871348</text:p>
          </table:table-cell>
          <table:table-cell table:style-name="ce22" office:value-type="float" office:value="10247.1910016" calcext:value-type="float">
            <text:p>10247.1910016</text:p>
          </table:table-cell>
          <table:table-cell table:style-name="ce22" office:value-type="float" office:value="14665.0432102" calcext:value-type="float">
            <text:p>14665.0432102</text:p>
          </table:table-cell>
          <table:table-cell table:style-name="ce22" office:value-type="float" office:value="13403.1806908" calcext:value-type="float">
            <text:p>13403.1806908</text:p>
          </table:table-cell>
          <table:table-cell table:style-name="ce22" office:value-type="float" office:value="12294.0648656" calcext:value-type="float">
            <text:p>12294.0648656</text:p>
          </table:table-cell>
          <table:table-cell table:style-name="ce22" office:value-type="float" office:value="33627.5615948" calcext:value-type="float">
            <text:p>33627.5615948</text:p>
          </table:table-cell>
          <table:table-cell table:style-name="ce22"/>
          <table:table-cell table:style-name="ce22" office:value-type="string" calcext:value-type="string">
            <text:p>2022_09_09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GPR193</text:p>
          </table:table-cell>
          <table:table-cell table:style-name="ce22" office:value-type="string" calcext:value-type="string">
            <text:p>LRWa3</text:p>
          </table:table-cell>
          <table:table-cell table:style-name="ce22" office:value-type="float" office:value="9083.2473644" calcext:value-type="float">
            <text:p>9083.2473644</text:p>
          </table:table-cell>
          <table:table-cell table:style-name="ce22" office:value-type="float" office:value="7164.2287732" calcext:value-type="float">
            <text:p>7164.2287732</text:p>
          </table:table-cell>
          <table:table-cell table:style-name="ce22" office:value-type="float" office:value="3676.400286" calcext:value-type="float">
            <text:p>3676.400286</text:p>
          </table:table-cell>
          <table:table-cell table:style-name="ce22" office:value-type="float" office:value="7516.2798526" calcext:value-type="float">
            <text:p>7516.2798526</text:p>
          </table:table-cell>
          <table:table-cell table:style-name="ce22" office:value-type="float" office:value="10144.4608044" calcext:value-type="float">
            <text:p>10144.4608044</text:p>
          </table:table-cell>
          <table:table-cell table:style-name="ce22" office:value-type="float" office:value="9840.919053" calcext:value-type="float">
            <text:p>9840.919053</text:p>
          </table:table-cell>
          <table:table-cell table:style-name="ce22" office:value-type="float" office:value="5602.7761392" calcext:value-type="float">
            <text:p>5602.7761392</text:p>
          </table:table-cell>
          <table:table-cell table:style-name="ce22" office:value-type="float" office:value="10987.7293288" calcext:value-type="float">
            <text:p>10987.7293288</text:p>
          </table:table-cell>
          <table:table-cell table:style-name="ce22" office:value-type="float" office:value="12845.024316" calcext:value-type="float">
            <text:p>12845.024316</text:p>
          </table:table-cell>
          <table:table-cell table:style-name="ce22" office:value-type="float" office:value="13211.3793284" calcext:value-type="float">
            <text:p>13211.3793284</text:p>
          </table:table-cell>
          <table:table-cell table:style-name="ce22" office:value-type="float" office:value="9969.20580799999" calcext:value-type="float">
            <text:p>9969.20580799999</text:p>
          </table:table-cell>
          <table:table-cell table:style-name="ce22" office:value-type="float" office:value="36162.5565824" calcext:value-type="float">
            <text:p>36162.5565824</text:p>
          </table:table-cell>
          <table:table-cell table:style-name="ce22"/>
          <table:table-cell table:style-name="ce22" office:value-type="string" calcext:value-type="string">
            <text:p>2022_09_09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GPR193</text:p>
          </table:table-cell>
          <table:table-cell table:style-name="ce22" office:value-type="string" calcext:value-type="string">
            <text:p>LRWa3</text:p>
          </table:table-cell>
          <table:table-cell table:style-name="ce22" office:value-type="float" office:value="874.8583454" calcext:value-type="float">
            <text:p>874.8583454</text:p>
          </table:table-cell>
          <table:table-cell table:style-name="ce22" office:value-type="float" office:value="1246.4877458" calcext:value-type="float">
            <text:p>1246.4877458</text:p>
          </table:table-cell>
          <table:table-cell table:style-name="ce22" office:value-type="float" office:value="1911.7551762" calcext:value-type="float">
            <text:p>1911.7551762</text:p>
          </table:table-cell>
          <table:table-cell table:style-name="ce22" office:value-type="float" office:value="1880.5552476" calcext:value-type="float">
            <text:p>1880.5552476</text:p>
          </table:table-cell>
          <table:table-cell table:style-name="ce22" office:value-type="float" office:value="2532.6518622" calcext:value-type="float">
            <text:p>2532.6518622</text:p>
          </table:table-cell>
          <table:table-cell table:style-name="ce22" office:value-type="float" office:value="3180.2416168" calcext:value-type="float">
            <text:p>3180.2416168</text:p>
          </table:table-cell>
          <table:table-cell table:style-name="ce22" office:value-type="float" office:value="4769.7451678" calcext:value-type="float">
            <text:p>4769.7451678</text:p>
          </table:table-cell>
          <table:table-cell table:style-name="ce22" office:value-type="float" office:value="4768.1029062" calcext:value-type="float">
            <text:p>4768.1029062</text:p>
          </table:table-cell>
          <table:table-cell table:style-name="ce22" office:value-type="float" office:value="7679.2739306" calcext:value-type="float">
            <text:p>7679.2739306</text:p>
          </table:table-cell>
          <table:table-cell table:style-name="ce22" office:value-type="float" office:value="9947.2903218" calcext:value-type="float">
            <text:p>9947.2903218</text:p>
          </table:table-cell>
          <table:table-cell table:style-name="ce22" office:value-type="float" office:value="6163.8901218" calcext:value-type="float">
            <text:p>6163.8901218</text:p>
          </table:table-cell>
          <table:table-cell table:style-name="ce22" office:value-type="float" office:value="34978.5237024" calcext:value-type="float">
            <text:p>34978.5237024</text:p>
          </table:table-cell>
          <table:table-cell table:style-name="ce22"/>
          <table:table-cell table:style-name="ce22" office:value-type="string" calcext:value-type="string">
            <text:p>2023_02_17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GPR193</text:p>
          </table:table-cell>
          <table:table-cell table:style-name="ce22" office:value-type="string" calcext:value-type="string">
            <text:p>LRWa3</text:p>
          </table:table-cell>
          <table:table-cell table:style-name="ce22" office:value-type="float" office:value="1034.8880396" calcext:value-type="float">
            <text:p>1034.8880396</text:p>
          </table:table-cell>
          <table:table-cell table:style-name="ce22" office:value-type="float" office:value="1119.1260694" calcext:value-type="float">
            <text:p>1119.1260694</text:p>
          </table:table-cell>
          <table:table-cell table:style-name="ce22" office:value-type="float" office:value="937.7453696" calcext:value-type="float">
            <text:p>937.7453696</text:p>
          </table:table-cell>
          <table:table-cell table:style-name="ce22" office:value-type="float" office:value="1392.6997756" calcext:value-type="float">
            <text:p>1392.6997756</text:p>
          </table:table-cell>
          <table:table-cell table:style-name="ce22" office:value-type="float" office:value="1610.9451308" calcext:value-type="float">
            <text:p>1610.9451308</text:p>
          </table:table-cell>
          <table:table-cell table:style-name="ce22" office:value-type="float" office:value="1825.1070132" calcext:value-type="float">
            <text:p>1825.1070132</text:p>
          </table:table-cell>
          <table:table-cell table:style-name="ce22" office:value-type="float" office:value="3631.396551" calcext:value-type="float">
            <text:p>3631.396551</text:p>
          </table:table-cell>
          <table:table-cell table:style-name="ce22" office:value-type="float" office:value="4855.9234726" calcext:value-type="float">
            <text:p>4855.9234726</text:p>
          </table:table-cell>
          <table:table-cell table:style-name="ce22" office:value-type="float" office:value="4182.631234" calcext:value-type="float">
            <text:p>4182.631234</text:p>
          </table:table-cell>
          <table:table-cell table:style-name="ce22" office:value-type="float" office:value="6234.9748478" calcext:value-type="float">
            <text:p>6234.9748478</text:p>
          </table:table-cell>
          <table:table-cell table:style-name="ce22" office:value-type="float" office:value="5046.2231302" calcext:value-type="float">
            <text:p>5046.2231302</text:p>
          </table:table-cell>
          <table:table-cell table:style-name="ce22" office:value-type="float" office:value="35218.2132176" calcext:value-type="float">
            <text:p>35218.2132176</text:p>
          </table:table-cell>
          <table:table-cell table:style-name="ce22"/>
          <table:table-cell table:style-name="ce22" office:value-type="string" calcext:value-type="string">
            <text:p>2023_02_17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GPR193</text:p>
          </table:table-cell>
          <table:table-cell table:style-name="ce22" office:value-type="string" calcext:value-type="string">
            <text:p>LRWa3</text:p>
          </table:table-cell>
          <table:table-cell table:style-name="ce22" office:value-type="float" office:value="571.659761" calcext:value-type="float">
            <text:p>571.659761</text:p>
          </table:table-cell>
          <table:table-cell table:style-name="ce22" office:value-type="float" office:value="505.5189214" calcext:value-type="float">
            <text:p>505.5189214</text:p>
          </table:table-cell>
          <table:table-cell table:style-name="ce22" office:value-type="float" office:value="1605.5311792" calcext:value-type="float">
            <text:p>1605.5311792</text:p>
          </table:table-cell>
          <table:table-cell table:style-name="ce22" office:value-type="float" office:value="1501.385028" calcext:value-type="float">
            <text:p>1501.385028</text:p>
          </table:table-cell>
          <table:table-cell table:style-name="ce22" office:value-type="float" office:value="1339.741593" calcext:value-type="float">
            <text:p>1339.741593</text:p>
          </table:table-cell>
          <table:table-cell table:style-name="ce22" office:value-type="float" office:value="1842.9244514" calcext:value-type="float">
            <text:p>1842.9244514</text:p>
          </table:table-cell>
          <table:table-cell table:style-name="ce22" office:value-type="float" office:value="2440.9194984" calcext:value-type="float">
            <text:p>2440.9194984</text:p>
          </table:table-cell>
          <table:table-cell table:style-name="ce22" office:value-type="float" office:value="2328.4714146" calcext:value-type="float">
            <text:p>2328.4714146</text:p>
          </table:table-cell>
          <table:table-cell table:style-name="ce22" office:value-type="float" office:value="4652.081062" calcext:value-type="float">
            <text:p>4652.081062</text:p>
          </table:table-cell>
          <table:table-cell table:style-name="ce22" office:value-type="float" office:value="3027.3486548" calcext:value-type="float">
            <text:p>3027.3486548</text:p>
          </table:table-cell>
          <table:table-cell table:style-name="ce22" office:value-type="float" office:value="3205.4412904" calcext:value-type="float">
            <text:p>3205.4412904</text:p>
          </table:table-cell>
          <table:table-cell table:style-name="ce22" office:value-type="float" office:value="31592.2641692" calcext:value-type="float">
            <text:p>31592.2641692</text:p>
          </table:table-cell>
          <table:table-cell table:style-name="ce22"/>
          <table:table-cell table:style-name="ce22" office:value-type="string" calcext:value-type="string">
            <text:p>2023_02_17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PR204</text:p>
          </table:table-cell>
          <table:table-cell table:style-name="ce22" office:value-type="string" calcext:value-type="string">
            <text:p>LRWa1</text:p>
          </table:table-cell>
          <table:table-cell table:style-name="ce22" office:value-type="float" office:value="3581.7017884" calcext:value-type="float">
            <text:p>3581.7017884</text:p>
          </table:table-cell>
          <table:table-cell table:style-name="ce22"/>
          <table:table-cell table:style-name="ce22" office:value-type="float" office:value="3217.3142832" calcext:value-type="float">
            <text:p>3217.3142832</text:p>
          </table:table-cell>
          <table:table-cell table:style-name="ce22" office:value-type="float" office:value="3359.3989476" calcext:value-type="float">
            <text:p>3359.3989476</text:p>
          </table:table-cell>
          <table:table-cell table:style-name="ce22" office:value-type="float" office:value="137.4206256" calcext:value-type="float">
            <text:p>137.4206256</text:p>
          </table:table-cell>
          <table:table-cell table:style-name="ce22" office:value-type="float" office:value="3275.650084" calcext:value-type="float">
            <text:p>3275.650084</text:p>
          </table:table-cell>
          <table:table-cell table:style-name="ce22" office:value-type="float" office:value="10939.0382596" calcext:value-type="float">
            <text:p>10939.0382596</text:p>
          </table:table-cell>
          <table:table-cell table:style-name="ce22" office:value-type="float" office:value="31445.707096" calcext:value-type="float">
            <text:p>31445.707096</text:p>
          </table:table-cell>
          <table:table-cell table:style-name="ce22" office:value-type="float" office:value="42745.6108048" calcext:value-type="float">
            <text:p>42745.6108048</text:p>
          </table:table-cell>
          <table:table-cell table:style-name="ce22" office:value-type="float" office:value="43134.76465" calcext:value-type="float">
            <text:p>43134.76465</text:p>
          </table:table-cell>
          <table:table-cell table:style-name="ce22" office:value-type="float" office:value="39250.9891044" calcext:value-type="float">
            <text:p>39250.9891044</text:p>
          </table:table-cell>
          <table:table-cell table:style-name="ce22" office:value-type="float" office:value="67400.9892964" calcext:value-type="float">
            <text:p>67400.9892964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GPR204</text:p>
          </table:table-cell>
          <table:table-cell table:style-name="ce22" office:value-type="string" calcext:value-type="string">
            <text:p>LRWa1</text:p>
          </table:table-cell>
          <table:table-cell table:style-name="ce22" office:value-type="float" office:value="3464.9666268" calcext:value-type="float">
            <text:p>3464.9666268</text:p>
          </table:table-cell>
          <table:table-cell table:style-name="ce22"/>
          <table:table-cell table:style-name="ce22" office:value-type="float" office:value="2354.577884" calcext:value-type="float">
            <text:p>2354.577884</text:p>
          </table:table-cell>
          <table:table-cell table:style-name="ce22" office:value-type="float" office:value="2496.1281292" calcext:value-type="float">
            <text:p>2496.1281292</text:p>
          </table:table-cell>
          <table:table-cell table:style-name="ce22" office:value-type="float" office:value="39.303684" calcext:value-type="float">
            <text:p>39.303684</text:p>
          </table:table-cell>
          <table:table-cell table:style-name="ce22" office:value-type="float" office:value="2411.587342" calcext:value-type="float">
            <text:p>2411.587342</text:p>
          </table:table-cell>
          <table:table-cell table:style-name="ce22" office:value-type="float" office:value="6588.1800896" calcext:value-type="float">
            <text:p>6588.1800896</text:p>
          </table:table-cell>
          <table:table-cell table:style-name="ce22" office:value-type="float" office:value="33314.6878204" calcext:value-type="float">
            <text:p>33314.6878204</text:p>
          </table:table-cell>
          <table:table-cell table:style-name="ce22" office:value-type="float" office:value="37166.7830852" calcext:value-type="float">
            <text:p>37166.7830852</text:p>
          </table:table-cell>
          <table:table-cell table:style-name="ce22" office:value-type="float" office:value="42170.1809508" calcext:value-type="float">
            <text:p>42170.1809508</text:p>
          </table:table-cell>
          <table:table-cell table:style-name="ce22" office:value-type="float" office:value="38459.2259356" calcext:value-type="float">
            <text:p>38459.2259356</text:p>
          </table:table-cell>
          <table:table-cell table:style-name="ce22" office:value-type="float" office:value="73132.585188" calcext:value-type="float">
            <text:p>73132.585188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GPR204</text:p>
          </table:table-cell>
          <table:table-cell table:style-name="ce22" office:value-type="string" calcext:value-type="string">
            <text:p>LRWa1</text:p>
          </table:table-cell>
          <table:table-cell table:style-name="ce22" office:value-type="float" office:value="2981.7256516" calcext:value-type="float">
            <text:p>2981.7256516</text:p>
          </table:table-cell>
          <table:table-cell table:style-name="ce22"/>
          <table:table-cell table:style-name="ce22" office:value-type="float" office:value="2609.2976516" calcext:value-type="float">
            <text:p>2609.2976516</text:p>
          </table:table-cell>
          <table:table-cell table:style-name="ce22" office:value-type="float" office:value="2749.8372128" calcext:value-type="float">
            <text:p>2749.8372128</text:p>
          </table:table-cell>
          <table:table-cell table:style-name="ce22" office:value-type="float" office:value="117.8278696" calcext:value-type="float">
            <text:p>117.8278696</text:p>
          </table:table-cell>
          <table:table-cell table:style-name="ce22" office:value-type="float" office:value="2432.0228372" calcext:value-type="float">
            <text:p>2432.0228372</text:p>
          </table:table-cell>
          <table:table-cell table:style-name="ce22" office:value-type="float" office:value="9039.623754" calcext:value-type="float">
            <text:p>9039.623754</text:p>
          </table:table-cell>
          <table:table-cell table:style-name="ce22" office:value-type="float" office:value="35141.050914" calcext:value-type="float">
            <text:p>35141.050914</text:p>
          </table:table-cell>
          <table:table-cell table:style-name="ce22" office:value-type="float" office:value="46545.026848" calcext:value-type="float">
            <text:p>46545.026848</text:p>
          </table:table-cell>
          <table:table-cell table:style-name="ce22" office:value-type="float" office:value="42592.4277236" calcext:value-type="float">
            <text:p>42592.4277236</text:p>
          </table:table-cell>
          <table:table-cell table:style-name="ce22" office:value-type="float" office:value="38657.448108" calcext:value-type="float">
            <text:p>38657.448108</text:p>
          </table:table-cell>
          <table:table-cell table:style-name="ce22" office:value-type="float" office:value="76021.2545952" calcext:value-type="float">
            <text:p>76021.2545952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GPR204</text:p>
          </table:table-cell>
          <table:table-cell table:style-name="ce22" office:value-type="string" calcext:value-type="string">
            <text:p>LRWa1</text:p>
          </table:table-cell>
          <table:table-cell table:style-name="ce22" office:value-type="float" office:value="4031.3190074" calcext:value-type="float">
            <text:p>4031.3190074</text:p>
          </table:table-cell>
          <table:table-cell table:style-name="ce22" office:value-type="float" office:value="3432.3362256" calcext:value-type="float">
            <text:p>3432.3362256</text:p>
          </table:table-cell>
          <table:table-cell table:style-name="ce22" office:value-type="float" office:value="3606.254944" calcext:value-type="float">
            <text:p>3606.254944</text:p>
          </table:table-cell>
          <table:table-cell table:style-name="ce22" office:value-type="float" office:value="2412.4812276" calcext:value-type="float">
            <text:p>2412.4812276</text:p>
          </table:table-cell>
          <table:table-cell table:style-name="ce22" office:value-type="float" office:value="2749.4593476" calcext:value-type="float">
            <text:p>2749.4593476</text:p>
          </table:table-cell>
          <table:table-cell table:style-name="ce22" office:value-type="float" office:value="3701.6232866" calcext:value-type="float">
            <text:p>3701.6232866</text:p>
          </table:table-cell>
          <table:table-cell table:style-name="ce22" office:value-type="float" office:value="12079.581554" calcext:value-type="float">
            <text:p>12079.581554</text:p>
          </table:table-cell>
          <table:table-cell table:style-name="ce22" office:value-type="float" office:value="33575.9937344" calcext:value-type="float">
            <text:p>33575.9937344</text:p>
          </table:table-cell>
          <table:table-cell table:style-name="ce22" office:value-type="float" office:value="45088.2699542" calcext:value-type="float">
            <text:p>45088.2699542</text:p>
          </table:table-cell>
          <table:table-cell table:style-name="ce22" office:value-type="float" office:value="41176.1442852" calcext:value-type="float">
            <text:p>41176.1442852</text:p>
          </table:table-cell>
          <table:table-cell table:style-name="ce22" office:value-type="float" office:value="37552.514942" calcext:value-type="float">
            <text:p>37552.514942</text:p>
          </table:table-cell>
          <table:table-cell table:style-name="ce22" office:value-type="float" office:value="63654.5923684" calcext:value-type="float">
            <text:p>63654.5923684</text:p>
          </table:table-cell>
          <table:table-cell table:style-name="ce22"/>
          <table:table-cell table:style-name="ce22" office:value-type="string" calcext:value-type="string">
            <text:p>2022_09_09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GPR204</text:p>
          </table:table-cell>
          <table:table-cell table:style-name="ce22" office:value-type="string" calcext:value-type="string">
            <text:p>LRWa1</text:p>
          </table:table-cell>
          <table:table-cell table:style-name="ce22" office:value-type="float" office:value="4316.3078468" calcext:value-type="float">
            <text:p>4316.3078468</text:p>
          </table:table-cell>
          <table:table-cell table:style-name="ce22" office:value-type="float" office:value="2647.500899" calcext:value-type="float">
            <text:p>2647.500899</text:p>
          </table:table-cell>
          <table:table-cell table:style-name="ce22" office:value-type="float" office:value="2244.5444696" calcext:value-type="float">
            <text:p>2244.5444696</text:p>
          </table:table-cell>
          <table:table-cell table:style-name="ce22" office:value-type="float" office:value="2317.0180908" calcext:value-type="float">
            <text:p>2317.0180908</text:p>
          </table:table-cell>
          <table:table-cell table:style-name="ce22" office:value-type="float" office:value="2558.393612" calcext:value-type="float">
            <text:p>2558.393612</text:p>
          </table:table-cell>
          <table:table-cell table:style-name="ce22" office:value-type="float" office:value="2818.3995426" calcext:value-type="float">
            <text:p>2818.3995426</text:p>
          </table:table-cell>
          <table:table-cell table:style-name="ce22" office:value-type="float" office:value="10067.1472392" calcext:value-type="float">
            <text:p>10067.1472392</text:p>
          </table:table-cell>
          <table:table-cell table:style-name="ce22" office:value-type="float" office:value="32504.9104864" calcext:value-type="float">
            <text:p>32504.9104864</text:p>
          </table:table-cell>
          <table:table-cell table:style-name="ce22" office:value-type="float" office:value="42990.0532718" calcext:value-type="float">
            <text:p>42990.0532718</text:p>
          </table:table-cell>
          <table:table-cell table:style-name="ce22" office:value-type="float" office:value="42245.903212" calcext:value-type="float">
            <text:p>42245.903212</text:p>
          </table:table-cell>
          <table:table-cell table:style-name="ce22" office:value-type="float" office:value="36375.8950034" calcext:value-type="float">
            <text:p>36375.8950034</text:p>
          </table:table-cell>
          <table:table-cell table:style-name="ce22" office:value-type="float" office:value="70163.1613462" calcext:value-type="float">
            <text:p>70163.1613462</text:p>
          </table:table-cell>
          <table:table-cell table:style-name="ce22"/>
          <table:table-cell table:style-name="ce22" office:value-type="string" calcext:value-type="string">
            <text:p>2022_09_09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GPR204</text:p>
          </table:table-cell>
          <table:table-cell table:style-name="ce22" office:value-type="string" calcext:value-type="string">
            <text:p>LRWa1</text:p>
          </table:table-cell>
          <table:table-cell table:style-name="ce22" office:value-type="float" office:value="4069.4296406" calcext:value-type="float">
            <text:p>4069.4296406</text:p>
          </table:table-cell>
          <table:table-cell table:style-name="ce22" office:value-type="float" office:value="2761.1923128" calcext:value-type="float">
            <text:p>2761.1923128</text:p>
          </table:table-cell>
          <table:table-cell table:style-name="ce22" office:value-type="float" office:value="2819.7773486" calcext:value-type="float">
            <text:p>2819.7773486</text:p>
          </table:table-cell>
          <table:table-cell table:style-name="ce22" office:value-type="float" office:value="2049.2182486" calcext:value-type="float">
            <text:p>2049.2182486</text:p>
          </table:table-cell>
          <table:table-cell table:style-name="ce22" office:value-type="float" office:value="2252.1236494" calcext:value-type="float">
            <text:p>2252.1236494</text:p>
          </table:table-cell>
          <table:table-cell table:style-name="ce22" office:value-type="float" office:value="2492.9095472" calcext:value-type="float">
            <text:p>2492.9095472</text:p>
          </table:table-cell>
          <table:table-cell table:style-name="ce22" office:value-type="float" office:value="8245.1519878" calcext:value-type="float">
            <text:p>8245.1519878</text:p>
          </table:table-cell>
          <table:table-cell table:style-name="ce22" office:value-type="float" office:value="32922.119873" calcext:value-type="float">
            <text:p>32922.119873</text:p>
          </table:table-cell>
          <table:table-cell table:style-name="ce22" office:value-type="float" office:value="43815.9115692" calcext:value-type="float">
            <text:p>43815.9115692</text:p>
          </table:table-cell>
          <table:table-cell table:style-name="ce22" office:value-type="float" office:value="40109.7348318" calcext:value-type="float">
            <text:p>40109.7348318</text:p>
          </table:table-cell>
          <table:table-cell table:style-name="ce22" office:value-type="float" office:value="41070.0324872" calcext:value-type="float">
            <text:p>41070.0324872</text:p>
          </table:table-cell>
          <table:table-cell table:style-name="ce22" office:value-type="float" office:value="64988.4334258" calcext:value-type="float">
            <text:p>64988.4334258</text:p>
          </table:table-cell>
          <table:table-cell table:style-name="ce22"/>
          <table:table-cell table:style-name="ce22" office:value-type="string" calcext:value-type="string">
            <text:p>2022_09_09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GPR204</text:p>
          </table:table-cell>
          <table:table-cell table:style-name="ce22" office:value-type="string" calcext:value-type="string">
            <text:p>LRWa1</text:p>
          </table:table-cell>
          <table:table-cell table:style-name="ce22" office:value-type="float" office:value="2202.1445936" calcext:value-type="float">
            <text:p>2202.1445936</text:p>
          </table:table-cell>
          <table:table-cell table:style-name="ce22" office:value-type="float" office:value="2420.5230754" calcext:value-type="float">
            <text:p>2420.5230754</text:p>
          </table:table-cell>
          <table:table-cell table:style-name="ce22" office:value-type="float" office:value="2249.0862626" calcext:value-type="float">
            <text:p>2249.0862626</text:p>
          </table:table-cell>
          <table:table-cell table:style-name="ce22" office:value-type="float" office:value="2124.0580596" calcext:value-type="float">
            <text:p>2124.0580596</text:p>
          </table:table-cell>
          <table:table-cell table:style-name="ce22" office:value-type="float" office:value="2010.292634" calcext:value-type="float">
            <text:p>2010.292634</text:p>
          </table:table-cell>
          <table:table-cell table:style-name="ce22" office:value-type="float" office:value="1774.2472728" calcext:value-type="float">
            <text:p>1774.2472728</text:p>
          </table:table-cell>
          <table:table-cell table:style-name="ce22" office:value-type="float" office:value="1320.0398544" calcext:value-type="float">
            <text:p>1320.0398544</text:p>
          </table:table-cell>
          <table:table-cell table:style-name="ce22" office:value-type="float" office:value="2108.366231" calcext:value-type="float">
            <text:p>2108.366231</text:p>
          </table:table-cell>
          <table:table-cell table:style-name="ce22" office:value-type="float" office:value="3247.482723" calcext:value-type="float">
            <text:p>3247.482723</text:p>
          </table:table-cell>
          <table:table-cell table:style-name="ce22" office:value-type="float" office:value="4590.4227976" calcext:value-type="float">
            <text:p>4590.4227976</text:p>
          </table:table-cell>
          <table:table-cell table:style-name="ce22" office:value-type="float" office:value="5228.3447074" calcext:value-type="float">
            <text:p>5228.3447074</text:p>
          </table:table-cell>
          <table:table-cell table:style-name="ce22" office:value-type="float" office:value="32219.5303032" calcext:value-type="float">
            <text:p>32219.5303032</text:p>
          </table:table-cell>
          <table:table-cell table:style-name="ce22"/>
          <table:table-cell table:style-name="ce22" office:value-type="string" calcext:value-type="string">
            <text:p>2023_02_17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GPR204</text:p>
          </table:table-cell>
          <table:table-cell table:style-name="ce22" office:value-type="string" calcext:value-type="string">
            <text:p>LRWa1</text:p>
          </table:table-cell>
          <table:table-cell table:style-name="ce22" office:value-type="float" office:value="1299.685452" calcext:value-type="float">
            <text:p>1299.685452</text:p>
          </table:table-cell>
          <table:table-cell table:style-name="ce22" office:value-type="float" office:value="2176.7550416" calcext:value-type="float">
            <text:p>2176.7550416</text:p>
          </table:table-cell>
          <table:table-cell table:style-name="ce22" office:value-type="float" office:value="2788.9470732" calcext:value-type="float">
            <text:p>2788.9470732</text:p>
          </table:table-cell>
          <table:table-cell table:style-name="ce22" office:value-type="float" office:value="2105.3204788" calcext:value-type="float">
            <text:p>2105.3204788</text:p>
          </table:table-cell>
          <table:table-cell table:style-name="ce22" office:value-type="float" office:value="1918.6403206" calcext:value-type="float">
            <text:p>1918.6403206</text:p>
          </table:table-cell>
          <table:table-cell table:style-name="ce22" office:value-type="float" office:value="2488.539439" calcext:value-type="float">
            <text:p>2488.539439</text:p>
          </table:table-cell>
          <table:table-cell table:style-name="ce22" office:value-type="float" office:value="1988.1206254" calcext:value-type="float">
            <text:p>1988.1206254</text:p>
          </table:table-cell>
          <table:table-cell table:style-name="ce22" office:value-type="float" office:value="2593.2351822" calcext:value-type="float">
            <text:p>2593.2351822</text:p>
          </table:table-cell>
          <table:table-cell table:style-name="ce22" office:value-type="float" office:value="2770.962309" calcext:value-type="float">
            <text:p>2770.962309</text:p>
          </table:table-cell>
          <table:table-cell table:style-name="ce22" office:value-type="float" office:value="3783.257333" calcext:value-type="float">
            <text:p>3783.257333</text:p>
          </table:table-cell>
          <table:table-cell table:style-name="ce22" office:value-type="float" office:value="5178.5750244" calcext:value-type="float">
            <text:p>5178.5750244</text:p>
          </table:table-cell>
          <table:table-cell table:style-name="ce22" office:value-type="float" office:value="36255.3455954" calcext:value-type="float">
            <text:p>36255.3455954</text:p>
          </table:table-cell>
          <table:table-cell table:style-name="ce22"/>
          <table:table-cell table:style-name="ce22" office:value-type="string" calcext:value-type="string">
            <text:p>2023_02_17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GPR204</text:p>
          </table:table-cell>
          <table:table-cell table:style-name="ce22" office:value-type="string" calcext:value-type="string">
            <text:p>LRWa1</text:p>
          </table:table-cell>
          <table:table-cell table:style-name="ce22" office:value-type="float" office:value="2466.4889102" calcext:value-type="float">
            <text:p>2466.4889102</text:p>
          </table:table-cell>
          <table:table-cell table:style-name="ce22" office:value-type="float" office:value="2533.44362" calcext:value-type="float">
            <text:p>2533.44362</text:p>
          </table:table-cell>
          <table:table-cell table:style-name="ce22" office:value-type="float" office:value="2994.359887" calcext:value-type="float">
            <text:p>2994.359887</text:p>
          </table:table-cell>
          <table:table-cell table:style-name="ce22" office:value-type="float" office:value="2568.285875" calcext:value-type="float">
            <text:p>2568.285875</text:p>
          </table:table-cell>
          <table:table-cell table:style-name="ce22" office:value-type="float" office:value="1844.7827118" calcext:value-type="float">
            <text:p>1844.7827118</text:p>
          </table:table-cell>
          <table:table-cell table:style-name="ce22" office:value-type="float" office:value="1956.54064" calcext:value-type="float">
            <text:p>1956.54064</text:p>
          </table:table-cell>
          <table:table-cell table:style-name="ce22" office:value-type="float" office:value="1826.248159" calcext:value-type="float">
            <text:p>1826.248159</text:p>
          </table:table-cell>
          <table:table-cell table:style-name="ce22" office:value-type="float" office:value="2846.231746" calcext:value-type="float">
            <text:p>2846.231746</text:p>
          </table:table-cell>
          <table:table-cell table:style-name="ce22" office:value-type="float" office:value="3449.1728468" calcext:value-type="float">
            <text:p>3449.1728468</text:p>
          </table:table-cell>
          <table:table-cell table:style-name="ce22" office:value-type="float" office:value="5410.9972146" calcext:value-type="float">
            <text:p>5410.9972146</text:p>
          </table:table-cell>
          <table:table-cell table:style-name="ce22" office:value-type="float" office:value="5822.9554808" calcext:value-type="float">
            <text:p>5822.9554808</text:p>
          </table:table-cell>
          <table:table-cell table:style-name="ce22" office:value-type="float" office:value="28127.3130794" calcext:value-type="float">
            <text:p>28127.3130794</text:p>
          </table:table-cell>
          <table:table-cell table:style-name="ce22"/>
          <table:table-cell table:style-name="ce22" office:value-type="string" calcext:value-type="string">
            <text:p>2023_02_17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PR204</text:p>
          </table:table-cell>
          <table:table-cell table:style-name="ce22" office:value-type="string" calcext:value-type="string">
            <text:p>LRWa2</text:p>
          </table:table-cell>
          <table:table-cell table:style-name="ce22" office:value-type="float" office:value="4355.6227628" calcext:value-type="float">
            <text:p>4355.6227628</text:p>
          </table:table-cell>
          <table:table-cell table:style-name="ce22"/>
          <table:table-cell table:style-name="ce22" office:value-type="float" office:value="2335.0161248" calcext:value-type="float">
            <text:p>2335.0161248</text:p>
          </table:table-cell>
          <table:table-cell table:style-name="ce22" office:value-type="float" office:value="2790.342102" calcext:value-type="float">
            <text:p>2790.342102</text:p>
          </table:table-cell>
          <table:table-cell table:style-name="ce22" office:value-type="float" office:value="117.970468" calcext:value-type="float">
            <text:p>117.970468</text:p>
          </table:table-cell>
          <table:table-cell table:style-name="ce22" office:value-type="float" office:value="2745.8723032" calcext:value-type="float">
            <text:p>2745.8723032</text:p>
          </table:table-cell>
          <table:table-cell table:style-name="ce22" office:value-type="float" office:value="2685.8266996" calcext:value-type="float">
            <text:p>2685.8266996</text:p>
          </table:table-cell>
          <table:table-cell table:style-name="ce22" office:value-type="float" office:value="21944.2075432" calcext:value-type="float">
            <text:p>21944.2075432</text:p>
          </table:table-cell>
          <table:table-cell table:style-name="ce22" office:value-type="float" office:value="48099.2332632" calcext:value-type="float">
            <text:p>48099.2332632</text:p>
          </table:table-cell>
          <table:table-cell table:style-name="ce22" office:value-type="float" office:value="50446.9498208" calcext:value-type="float">
            <text:p>50446.9498208</text:p>
          </table:table-cell>
          <table:table-cell table:style-name="ce22" office:value-type="float" office:value="45109.5582352" calcext:value-type="float">
            <text:p>45109.5582352</text:p>
          </table:table-cell>
          <table:table-cell table:style-name="ce22" office:value-type="float" office:value="81457.6136692" calcext:value-type="float">
            <text:p>81457.6136692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GPR204</text:p>
          </table:table-cell>
          <table:table-cell table:style-name="ce22" office:value-type="string" calcext:value-type="string">
            <text:p>LRWa2</text:p>
          </table:table-cell>
          <table:table-cell table:style-name="ce22" office:value-type="float" office:value="3350.3787088" calcext:value-type="float">
            <text:p>3350.3787088</text:p>
          </table:table-cell>
          <table:table-cell table:style-name="ce22"/>
          <table:table-cell table:style-name="ce22" office:value-type="float" office:value="2394.0491692" calcext:value-type="float">
            <text:p>2394.0491692</text:p>
          </table:table-cell>
          <table:table-cell table:style-name="ce22" office:value-type="float" office:value="2986.7690748" calcext:value-type="float">
            <text:p>2986.7690748</text:p>
          </table:table-cell>
          <table:table-cell table:style-name="ce22" office:value-type="float" office:value="118.059592" calcext:value-type="float">
            <text:p>118.059592</text:p>
          </table:table-cell>
          <table:table-cell table:style-name="ce22" office:value-type="float" office:value="3608.5324896" calcext:value-type="float">
            <text:p>3608.5324896</text:p>
          </table:table-cell>
          <table:table-cell table:style-name="ce22" office:value-type="float" office:value="2959.8320556" calcext:value-type="float">
            <text:p>2959.8320556</text:p>
          </table:table-cell>
          <table:table-cell table:style-name="ce22" office:value-type="float" office:value="23373.8374872" calcext:value-type="float">
            <text:p>23373.8374872</text:p>
          </table:table-cell>
          <table:table-cell table:style-name="ce22" office:value-type="float" office:value="42784.8245668" calcext:value-type="float">
            <text:p>42784.8245668</text:p>
          </table:table-cell>
          <table:table-cell table:style-name="ce22" office:value-type="float" office:value="47736.0983528" calcext:value-type="float">
            <text:p>47736.0983528</text:p>
          </table:table-cell>
          <table:table-cell table:style-name="ce22" office:value-type="float" office:value="50481.7235688" calcext:value-type="float">
            <text:p>50481.7235688</text:p>
          </table:table-cell>
          <table:table-cell table:style-name="ce22" office:value-type="float" office:value="63257.3755432" calcext:value-type="float">
            <text:p>63257.3755432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GPR204</text:p>
          </table:table-cell>
          <table:table-cell table:style-name="ce22" office:value-type="string" calcext:value-type="string">
            <text:p>LRWa2</text:p>
          </table:table-cell>
          <table:table-cell table:style-name="ce22" office:value-type="float" office:value="3890.9399716" calcext:value-type="float">
            <text:p>3890.9399716</text:p>
          </table:table-cell>
          <table:table-cell table:style-name="ce22"/>
          <table:table-cell table:style-name="ce22" office:value-type="float" office:value="2944.370854" calcext:value-type="float">
            <text:p>2944.370854</text:p>
          </table:table-cell>
          <table:table-cell table:style-name="ce22" office:value-type="float" office:value="2318.445538" calcext:value-type="float">
            <text:p>2318.445538</text:p>
          </table:table-cell>
          <table:table-cell table:style-name="ce22" office:value-type="float" office:value="157.2833892" calcext:value-type="float">
            <text:p>157.2833892</text:p>
          </table:table-cell>
          <table:table-cell table:style-name="ce22" office:value-type="float" office:value="2569.313756" calcext:value-type="float">
            <text:p>2569.313756</text:p>
          </table:table-cell>
          <table:table-cell table:style-name="ce22" office:value-type="float" office:value="3019.2016824" calcext:value-type="float">
            <text:p>3019.2016824</text:p>
          </table:table-cell>
          <table:table-cell table:style-name="ce22" office:value-type="float" office:value="17155.2588992" calcext:value-type="float">
            <text:p>17155.2588992</text:p>
          </table:table-cell>
          <table:table-cell table:style-name="ce22" office:value-type="float" office:value="37810.4434692" calcext:value-type="float">
            <text:p>37810.4434692</text:p>
          </table:table-cell>
          <table:table-cell table:style-name="ce22" office:value-type="float" office:value="44449.6079632" calcext:value-type="float">
            <text:p>44449.6079632</text:p>
          </table:table-cell>
          <table:table-cell table:style-name="ce22" office:value-type="float" office:value="45751.258992" calcext:value-type="float">
            <text:p>45751.258992</text:p>
          </table:table-cell>
          <table:table-cell table:style-name="ce22" office:value-type="float" office:value="64419.4811084" calcext:value-type="float">
            <text:p>64419.4811084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GPR204</text:p>
          </table:table-cell>
          <table:table-cell table:style-name="ce22" office:value-type="string" calcext:value-type="string">
            <text:p>LRWa2</text:p>
          </table:table-cell>
          <table:table-cell table:style-name="ce22" office:value-type="float" office:value="4410.0226402" calcext:value-type="float">
            <text:p>4410.0226402</text:p>
          </table:table-cell>
          <table:table-cell table:style-name="ce22" office:value-type="float" office:value="3950.5808474" calcext:value-type="float">
            <text:p>3950.5808474</text:p>
          </table:table-cell>
          <table:table-cell table:style-name="ce22" office:value-type="float" office:value="2340.5646204" calcext:value-type="float">
            <text:p>2340.5646204</text:p>
          </table:table-cell>
          <table:table-cell table:style-name="ce22" office:value-type="float" office:value="2948.3508512" calcext:value-type="float">
            <text:p>2948.3508512</text:p>
          </table:table-cell>
          <table:table-cell table:style-name="ce22" office:value-type="float" office:value="2291.799313" calcext:value-type="float">
            <text:p>2291.799313</text:p>
          </table:table-cell>
          <table:table-cell table:style-name="ce22" office:value-type="float" office:value="2377.850314" calcext:value-type="float">
            <text:p>2377.850314</text:p>
          </table:table-cell>
          <table:table-cell table:style-name="ce22" office:value-type="float" office:value="4065.3518708" calcext:value-type="float">
            <text:p>4065.3518708</text:p>
          </table:table-cell>
          <table:table-cell table:style-name="ce22" office:value-type="float" office:value="15565.0330956" calcext:value-type="float">
            <text:p>15565.0330956</text:p>
          </table:table-cell>
          <table:table-cell table:style-name="ce22" office:value-type="float" office:value="45909.2425276" calcext:value-type="float">
            <text:p>45909.2425276</text:p>
          </table:table-cell>
          <table:table-cell table:style-name="ce22" office:value-type="float" office:value="53089.990722" calcext:value-type="float">
            <text:p>53089.990722</text:p>
          </table:table-cell>
          <table:table-cell table:style-name="ce22" office:value-type="float" office:value="44689.6053268" calcext:value-type="float">
            <text:p>44689.6053268</text:p>
          </table:table-cell>
          <table:table-cell table:style-name="ce22" office:value-type="float" office:value="70525.562087" calcext:value-type="float">
            <text:p>70525.562087</text:p>
          </table:table-cell>
          <table:table-cell table:style-name="ce22"/>
          <table:table-cell table:style-name="ce22" office:value-type="string" calcext:value-type="string">
            <text:p>2022_09_09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GPR204</text:p>
          </table:table-cell>
          <table:table-cell table:style-name="ce22" office:value-type="string" calcext:value-type="string">
            <text:p>LRWa2</text:p>
          </table:table-cell>
          <table:table-cell table:style-name="ce22" office:value-type="float" office:value="4826.8723782" calcext:value-type="float">
            <text:p>4826.8723782</text:p>
          </table:table-cell>
          <table:table-cell table:style-name="ce22" office:value-type="float" office:value="4083.9958658" calcext:value-type="float">
            <text:p>4083.9958658</text:p>
          </table:table-cell>
          <table:table-cell table:style-name="ce22" office:value-type="float" office:value="2493.3210378" calcext:value-type="float">
            <text:p>2493.3210378</text:p>
          </table:table-cell>
          <table:table-cell table:style-name="ce22" office:value-type="float" office:value="1895.466719" calcext:value-type="float">
            <text:p>1895.466719</text:p>
          </table:table-cell>
          <table:table-cell table:style-name="ce22" office:value-type="float" office:value="2081.4371494" calcext:value-type="float">
            <text:p>2081.4371494</text:p>
          </table:table-cell>
          <table:table-cell table:style-name="ce22" office:value-type="float" office:value="1974.541361" calcext:value-type="float">
            <text:p>1974.541361</text:p>
          </table:table-cell>
          <table:table-cell table:style-name="ce22" office:value-type="float" office:value="3623.3347886" calcext:value-type="float">
            <text:p>3623.3347886</text:p>
          </table:table-cell>
          <table:table-cell table:style-name="ce22" office:value-type="float" office:value="12854.242872" calcext:value-type="float">
            <text:p>12854.242872</text:p>
          </table:table-cell>
          <table:table-cell table:style-name="ce22" office:value-type="float" office:value="37564.626914" calcext:value-type="float">
            <text:p>37564.626914</text:p>
          </table:table-cell>
          <table:table-cell table:style-name="ce22" office:value-type="float" office:value="37796.019363" calcext:value-type="float">
            <text:p>37796.019363</text:p>
          </table:table-cell>
          <table:table-cell table:style-name="ce22" office:value-type="float" office:value="35959.194295" calcext:value-type="float">
            <text:p>35959.194295</text:p>
          </table:table-cell>
          <table:table-cell table:style-name="ce22" office:value-type="float" office:value="61510.4444294" calcext:value-type="float">
            <text:p>61510.4444294</text:p>
          </table:table-cell>
          <table:table-cell table:style-name="ce22"/>
          <table:table-cell table:style-name="ce22" office:value-type="string" calcext:value-type="string">
            <text:p>2022_09_09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GPR204</text:p>
          </table:table-cell>
          <table:table-cell table:style-name="ce22" office:value-type="string" calcext:value-type="string">
            <text:p>LRWa2</text:p>
          </table:table-cell>
          <table:table-cell table:style-name="ce22" office:value-type="float" office:value="5394.306186" calcext:value-type="float">
            <text:p>5394.306186</text:p>
          </table:table-cell>
          <table:table-cell table:style-name="ce22" office:value-type="float" office:value="3222.3875228" calcext:value-type="float">
            <text:p>3222.3875228</text:p>
          </table:table-cell>
          <table:table-cell table:style-name="ce22" office:value-type="float" office:value="2801.4527356" calcext:value-type="float">
            <text:p>2801.4527356</text:p>
          </table:table-cell>
          <table:table-cell table:style-name="ce22" office:value-type="float" office:value="3447.2143936" calcext:value-type="float">
            <text:p>3447.2143936</text:p>
          </table:table-cell>
          <table:table-cell table:style-name="ce22" office:value-type="float" office:value="2902.606116" calcext:value-type="float">
            <text:p>2902.606116</text:p>
          </table:table-cell>
          <table:table-cell table:style-name="ce22" office:value-type="float" office:value="2434.2021102" calcext:value-type="float">
            <text:p>2434.2021102</text:p>
          </table:table-cell>
          <table:table-cell table:style-name="ce22" office:value-type="float" office:value="4449.29289" calcext:value-type="float">
            <text:p>4449.29289</text:p>
          </table:table-cell>
          <table:table-cell table:style-name="ce22" office:value-type="float" office:value="12782.1035234" calcext:value-type="float">
            <text:p>12782.1035234</text:p>
          </table:table-cell>
          <table:table-cell table:style-name="ce22" office:value-type="float" office:value="26339.2534332" calcext:value-type="float">
            <text:p>26339.2534332</text:p>
          </table:table-cell>
          <table:table-cell table:style-name="ce22" office:value-type="float" office:value="44117.5764484" calcext:value-type="float">
            <text:p>44117.5764484</text:p>
          </table:table-cell>
          <table:table-cell table:style-name="ce22" office:value-type="float" office:value="37228.8012752" calcext:value-type="float">
            <text:p>37228.8012752</text:p>
          </table:table-cell>
          <table:table-cell table:style-name="ce22" office:value-type="float" office:value="88143.7979736" calcext:value-type="float">
            <text:p>88143.7979736</text:p>
          </table:table-cell>
          <table:table-cell table:style-name="ce22"/>
          <table:table-cell table:style-name="ce22" office:value-type="string" calcext:value-type="string">
            <text:p>2022_09_09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9" office:value-type="string" calcext:value-type="string">
            <text:p>GPR204</text:p>
          </table:table-cell>
          <table:table-cell table:style-name="ce9" office:value-type="string" calcext:value-type="string">
            <text:p>LRWa2</text:p>
          </table:table-cell>
          <table:table-cell table:style-name="ce9" office:value-type="float" office:value="2203.916632" calcext:value-type="float">
            <text:p>2203.916632</text:p>
          </table:table-cell>
          <table:table-cell table:style-name="ce9" office:value-type="float" office:value="3245.144866" calcext:value-type="float">
            <text:p>3245.144866</text:p>
          </table:table-cell>
          <table:table-cell table:style-name="ce9" office:value-type="float" office:value="2394.2213252" calcext:value-type="float">
            <text:p>2394.2213252</text:p>
          </table:table-cell>
          <table:table-cell table:style-name="ce9" office:value-type="float" office:value="2554.102968" calcext:value-type="float">
            <text:p>2554.102968</text:p>
          </table:table-cell>
          <table:table-cell table:style-name="ce9" office:value-type="float" office:value="1830.6644112" calcext:value-type="float">
            <text:p>1830.6644112</text:p>
          </table:table-cell>
          <table:table-cell table:style-name="ce9" office:value-type="float" office:value="1850.4565344" calcext:value-type="float">
            <text:p>1850.4565344</text:p>
          </table:table-cell>
          <table:table-cell table:style-name="ce9" office:value-type="float" office:value="3257.3724652" calcext:value-type="float">
            <text:p>3257.3724652</text:p>
          </table:table-cell>
          <table:table-cell table:style-name="ce9" office:value-type="float" office:value="12449.27891" calcext:value-type="float">
            <text:p>12449.27891</text:p>
          </table:table-cell>
          <table:table-cell table:style-name="ce9" office:value-type="float" office:value="34321.9088644" calcext:value-type="float">
            <text:p>34321.9088644</text:p>
          </table:table-cell>
          <table:table-cell table:style-name="ce9" office:value-type="float" office:value="46064.5351852" calcext:value-type="float">
            <text:p>46064.5351852</text:p>
          </table:table-cell>
          <table:table-cell table:style-name="ce9" office:value-type="float" office:value="42837.676028" calcext:value-type="float">
            <text:p>42837.676028</text:p>
          </table:table-cell>
          <table:table-cell table:style-name="ce9" office:value-type="float" office:value="66885.093152" calcext:value-type="float">
            <text:p>66885.093152</text:p>
          </table:table-cell>
          <table:table-cell table:style-name="ce9"/>
          <table:table-cell table:style-name="ce9" office:value-type="string" calcext:value-type="string">
            <text:p>2023_02_03</text:p>
          </table:table-cell>
          <table:table-cell table:style-name="ce9" table:number-columns-repeated="2"/>
          <table:table-cell table:style-name="ce22" table:number-columns-repeated="42"/>
          <table:table-cell table:number-columns-repeated="963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9" office:value-type="string" calcext:value-type="string">
            <text:p>GPR204</text:p>
          </table:table-cell>
          <table:table-cell table:style-name="ce9" office:value-type="string" calcext:value-type="string">
            <text:p>LRWa2</text:p>
          </table:table-cell>
          <table:table-cell table:style-name="ce9" office:value-type="float" office:value="2508.247088" calcext:value-type="float">
            <text:p>2508.247088</text:p>
          </table:table-cell>
          <table:table-cell table:style-name="ce9" office:value-type="float" office:value="3081.4808384" calcext:value-type="float">
            <text:p>3081.4808384</text:p>
          </table:table-cell>
          <table:table-cell table:style-name="ce9" office:value-type="float" office:value="2954.4543816" calcext:value-type="float">
            <text:p>2954.4543816</text:p>
          </table:table-cell>
          <table:table-cell table:style-name="ce9" office:value-type="float" office:value="2572.7059852" calcext:value-type="float">
            <text:p>2572.7059852</text:p>
          </table:table-cell>
          <table:table-cell table:style-name="ce9" office:value-type="float" office:value="2047.937746" calcext:value-type="float">
            <text:p>2047.937746</text:p>
          </table:table-cell>
          <table:table-cell table:style-name="ce9" office:value-type="float" office:value="2466.4504608" calcext:value-type="float">
            <text:p>2466.4504608</text:p>
          </table:table-cell>
          <table:table-cell table:style-name="ce9" office:value-type="float" office:value="3692.9356712" calcext:value-type="float">
            <text:p>3692.9356712</text:p>
          </table:table-cell>
          <table:table-cell table:style-name="ce9" office:value-type="float" office:value="17216.7377788" calcext:value-type="float">
            <text:p>17216.7377788</text:p>
          </table:table-cell>
          <table:table-cell table:style-name="ce9" office:value-type="float" office:value="48346.846216" calcext:value-type="float">
            <text:p>48346.846216</text:p>
          </table:table-cell>
          <table:table-cell table:style-name="ce9" office:value-type="float" office:value="53452.293572" calcext:value-type="float">
            <text:p>53452.293572</text:p>
          </table:table-cell>
          <table:table-cell table:style-name="ce9" office:value-type="float" office:value="51791.8497672" calcext:value-type="float">
            <text:p>51791.8497672</text:p>
          </table:table-cell>
          <table:table-cell table:style-name="ce9" office:value-type="float" office:value="72906.5839344" calcext:value-type="float">
            <text:p>72906.5839344</text:p>
          </table:table-cell>
          <table:table-cell table:style-name="ce9"/>
          <table:table-cell table:style-name="ce9" office:value-type="string" calcext:value-type="string">
            <text:p>2023_02_03</text:p>
          </table:table-cell>
          <table:table-cell table:style-name="ce9" table:number-columns-repeated="2"/>
          <table:table-cell table:style-name="ce22" table:number-columns-repeated="42"/>
          <table:table-cell table:number-columns-repeated="963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9" office:value-type="string" calcext:value-type="string">
            <text:p>GPR204</text:p>
          </table:table-cell>
          <table:table-cell table:style-name="ce9" office:value-type="string" calcext:value-type="string">
            <text:p>LRWa2</text:p>
          </table:table-cell>
          <table:table-cell table:style-name="ce9" office:value-type="float" office:value="2438.694816" calcext:value-type="float">
            <text:p>2438.694816</text:p>
          </table:table-cell>
          <table:table-cell table:style-name="ce9" office:value-type="float" office:value="2682.0120304" calcext:value-type="float">
            <text:p>2682.0120304</text:p>
          </table:table-cell>
          <table:table-cell table:style-name="ce9" office:value-type="float" office:value="2338.840338" calcext:value-type="float">
            <text:p>2338.840338</text:p>
          </table:table-cell>
          <table:table-cell table:style-name="ce9" office:value-type="float" office:value="2101.4710556" calcext:value-type="float">
            <text:p>2101.4710556</text:p>
          </table:table-cell>
          <table:table-cell table:style-name="ce9" office:value-type="float" office:value="1703.058636" calcext:value-type="float">
            <text:p>1703.058636</text:p>
          </table:table-cell>
          <table:table-cell table:style-name="ce9" office:value-type="float" office:value="2901.9124952" calcext:value-type="float">
            <text:p>2901.9124952</text:p>
          </table:table-cell>
          <table:table-cell table:style-name="ce9" office:value-type="float" office:value="2460.2908608" calcext:value-type="float">
            <text:p>2460.2908608</text:p>
          </table:table-cell>
          <table:table-cell table:style-name="ce9" office:value-type="float" office:value="19183.5561928" calcext:value-type="float">
            <text:p>19183.5561928</text:p>
          </table:table-cell>
          <table:table-cell table:style-name="ce9" office:value-type="float" office:value="48649.7734032" calcext:value-type="float">
            <text:p>48649.7734032</text:p>
          </table:table-cell>
          <table:table-cell table:style-name="ce9" office:value-type="float" office:value="50957.1744676" calcext:value-type="float">
            <text:p>50957.1744676</text:p>
          </table:table-cell>
          <table:table-cell table:style-name="ce9" office:value-type="float" office:value="42671.1733792" calcext:value-type="float">
            <text:p>42671.1733792</text:p>
          </table:table-cell>
          <table:table-cell table:style-name="ce9" office:value-type="float" office:value="63582.6596272" calcext:value-type="float">
            <text:p>63582.6596272</text:p>
          </table:table-cell>
          <table:table-cell table:style-name="ce9"/>
          <table:table-cell table:style-name="ce9" office:value-type="string" calcext:value-type="string">
            <text:p>2023_02_03</text:p>
          </table:table-cell>
          <table:table-cell table:style-name="ce9" table:number-columns-repeated="2"/>
          <table:table-cell table:style-name="ce22" table:number-columns-repeated="42"/>
          <table:table-cell table:number-columns-repeated="963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PR204</text:p>
          </table:table-cell>
          <table:table-cell table:style-name="ce22" office:value-type="string" calcext:value-type="string">
            <text:p>LRWa3</text:p>
          </table:table-cell>
          <table:table-cell table:style-name="ce22" office:value-type="float" office:value="11143.1994104" calcext:value-type="float">
            <text:p>11143.1994104</text:p>
          </table:table-cell>
          <table:table-cell table:style-name="ce22"/>
          <table:table-cell table:style-name="ce22" office:value-type="float" office:value="10025.5174576" calcext:value-type="float">
            <text:p>10025.5174576</text:p>
          </table:table-cell>
          <table:table-cell table:style-name="ce22" office:value-type="float" office:value="7966.8780672" calcext:value-type="float">
            <text:p>7966.8780672</text:p>
          </table:table-cell>
          <table:table-cell table:style-name="ce22" office:value-type="float" office:value="12187.8060112" calcext:value-type="float">
            <text:p>12187.8060112</text:p>
          </table:table-cell>
          <table:table-cell table:style-name="ce22" office:value-type="float" office:value="41987.0925808" calcext:value-type="float">
            <text:p>41987.0925808</text:p>
          </table:table-cell>
          <table:table-cell table:style-name="ce22" office:value-type="float" office:value="55389.925552" calcext:value-type="float">
            <text:p>55389.925552</text:p>
          </table:table-cell>
          <table:table-cell table:style-name="ce22" office:value-type="float" office:value="54542.7740536" calcext:value-type="float">
            <text:p>54542.7740536</text:p>
          </table:table-cell>
          <table:table-cell table:style-name="ce22" office:value-type="float" office:value="60861.7486168" calcext:value-type="float">
            <text:p>60861.7486168</text:p>
          </table:table-cell>
          <table:table-cell table:style-name="ce22" office:value-type="float" office:value="65946.589304" calcext:value-type="float">
            <text:p>65946.589304</text:p>
          </table:table-cell>
          <table:table-cell table:style-name="ce22" office:value-type="float" office:value="57607.8868336" calcext:value-type="float">
            <text:p>57607.8868336</text:p>
          </table:table-cell>
          <table:table-cell table:style-name="ce22" office:value-type="float" office:value="86475.973116" calcext:value-type="float">
            <text:p>86475.973116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GPR204</text:p>
          </table:table-cell>
          <table:table-cell table:style-name="ce22" office:value-type="string" calcext:value-type="string">
            <text:p>LRWa3</text:p>
          </table:table-cell>
          <table:table-cell table:style-name="ce22" office:value-type="float" office:value="9842.2230032" calcext:value-type="float">
            <text:p>9842.2230032</text:p>
          </table:table-cell>
          <table:table-cell table:style-name="ce22"/>
          <table:table-cell table:style-name="ce22" office:value-type="float" office:value="11561.0317704" calcext:value-type="float">
            <text:p>11561.0317704</text:p>
          </table:table-cell>
          <table:table-cell table:style-name="ce22" office:value-type="float" office:value="18930.4455552" calcext:value-type="float">
            <text:p>18930.4455552</text:p>
          </table:table-cell>
          <table:table-cell table:style-name="ce22" office:value-type="float" office:value="29008.2554008" calcext:value-type="float">
            <text:p>29008.2554008</text:p>
          </table:table-cell>
          <table:table-cell table:style-name="ce22" office:value-type="float" office:value="46397.9968728" calcext:value-type="float">
            <text:p>46397.9968728</text:p>
          </table:table-cell>
          <table:table-cell table:style-name="ce22" office:value-type="float" office:value="53285.0008112" calcext:value-type="float">
            <text:p>53285.0008112</text:p>
          </table:table-cell>
          <table:table-cell table:style-name="ce22" office:value-type="float" office:value="60201.533896" calcext:value-type="float">
            <text:p>60201.533896</text:p>
          </table:table-cell>
          <table:table-cell table:style-name="ce22" office:value-type="float" office:value="56118.6140912" calcext:value-type="float">
            <text:p>56118.6140912</text:p>
          </table:table-cell>
          <table:table-cell table:style-name="ce22" office:value-type="float" office:value="60965.9987504" calcext:value-type="float">
            <text:p>60965.9987504</text:p>
          </table:table-cell>
          <table:table-cell table:style-name="ce22" office:value-type="float" office:value="57425.5429712" calcext:value-type="float">
            <text:p>57425.5429712</text:p>
          </table:table-cell>
          <table:table-cell table:style-name="ce22" office:value-type="float" office:value="79531.9208192" calcext:value-type="float">
            <text:p>79531.9208192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GPR204</text:p>
          </table:table-cell>
          <table:table-cell table:style-name="ce22" office:value-type="string" calcext:value-type="string">
            <text:p>LRWa3</text:p>
          </table:table-cell>
          <table:table-cell table:style-name="ce22" office:value-type="float" office:value="9257.802068" calcext:value-type="float">
            <text:p>9257.802068</text:p>
          </table:table-cell>
          <table:table-cell table:style-name="ce22"/>
          <table:table-cell table:style-name="ce22" office:value-type="float" office:value="8852.1258464" calcext:value-type="float">
            <text:p>8852.1258464</text:p>
          </table:table-cell>
          <table:table-cell table:style-name="ce22" office:value-type="float" office:value="10093.3575808" calcext:value-type="float">
            <text:p>10093.3575808</text:p>
          </table:table-cell>
          <table:table-cell table:style-name="ce22" office:value-type="float" office:value="15882.1440864" calcext:value-type="float">
            <text:p>15882.1440864</text:p>
          </table:table-cell>
          <table:table-cell table:style-name="ce22" office:value-type="float" office:value="45067.920164" calcext:value-type="float">
            <text:p>45067.920164</text:p>
          </table:table-cell>
          <table:table-cell table:style-name="ce22" office:value-type="float" office:value="49456.2627416" calcext:value-type="float">
            <text:p>49456.2627416</text:p>
          </table:table-cell>
          <table:table-cell table:style-name="ce22" office:value-type="float" office:value="53788.0177976" calcext:value-type="float">
            <text:p>53788.0177976</text:p>
          </table:table-cell>
          <table:table-cell table:style-name="ce22" office:value-type="float" office:value="61696.5312272" calcext:value-type="float">
            <text:p>61696.5312272</text:p>
          </table:table-cell>
          <table:table-cell table:style-name="ce22" office:value-type="float" office:value="61920.7954048" calcext:value-type="float">
            <text:p>61920.7954048</text:p>
          </table:table-cell>
          <table:table-cell table:style-name="ce22" office:value-type="float" office:value="64187.8154384" calcext:value-type="float">
            <text:p>64187.8154384</text:p>
          </table:table-cell>
          <table:table-cell table:style-name="ce22" office:value-type="float" office:value="85458.1689176" calcext:value-type="float">
            <text:p>85458.1689176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GPR204</text:p>
          </table:table-cell>
          <table:table-cell table:style-name="ce22" office:value-type="string" calcext:value-type="string">
            <text:p>LRWa3</text:p>
          </table:table-cell>
          <table:table-cell table:style-name="ce22" office:value-type="float" office:value="557.8993496" calcext:value-type="float">
            <text:p>557.8993496</text:p>
          </table:table-cell>
          <table:table-cell table:style-name="ce22" office:value-type="float" office:value="5052.8057564" calcext:value-type="float">
            <text:p>5052.8057564</text:p>
          </table:table-cell>
          <table:table-cell table:style-name="ce22" office:value-type="float" office:value="3428.8700744" calcext:value-type="float">
            <text:p>3428.8700744</text:p>
          </table:table-cell>
          <table:table-cell table:style-name="ce22" office:value-type="float" office:value="2027.59663" calcext:value-type="float">
            <text:p>2027.59663</text:p>
          </table:table-cell>
          <table:table-cell table:style-name="ce22" office:value-type="float" office:value="2821.282488" calcext:value-type="float">
            <text:p>2821.282488</text:p>
          </table:table-cell>
          <table:table-cell table:style-name="ce22" office:value-type="float" office:value="6258.9563704" calcext:value-type="float">
            <text:p>6258.9563704</text:p>
          </table:table-cell>
          <table:table-cell table:style-name="ce22" office:value-type="float" office:value="12887.469542" calcext:value-type="float">
            <text:p>12887.469542</text:p>
          </table:table-cell>
          <table:table-cell table:style-name="ce22" office:value-type="float" office:value="21716.2204216" calcext:value-type="float">
            <text:p>21716.2204216</text:p>
          </table:table-cell>
          <table:table-cell table:style-name="ce22" office:value-type="float" office:value="15890.324032" calcext:value-type="float">
            <text:p>15890.324032</text:p>
          </table:table-cell>
          <table:table-cell table:style-name="ce22" office:value-type="float" office:value="19011.6252348" calcext:value-type="float">
            <text:p>19011.6252348</text:p>
          </table:table-cell>
          <table:table-cell table:style-name="ce22" office:value-type="float" office:value="18286.7784004" calcext:value-type="float">
            <text:p>18286.7784004</text:p>
          </table:table-cell>
          <table:table-cell table:style-name="ce22" office:value-type="float" office:value="34798.0155608" calcext:value-type="float">
            <text:p>34798.0155608</text:p>
          </table:table-cell>
          <table:table-cell table:style-name="ce22"/>
          <table:table-cell table:style-name="ce22" office:value-type="string" calcext:value-type="string">
            <text:p>2022_11_3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GPR204</text:p>
          </table:table-cell>
          <table:table-cell table:style-name="ce22" office:value-type="string" calcext:value-type="string">
            <text:p>LRWa3</text:p>
          </table:table-cell>
          <table:table-cell table:style-name="ce22" office:value-type="float" office:value="359.623962" calcext:value-type="float">
            <text:p>359.623962</text:p>
          </table:table-cell>
          <table:table-cell table:style-name="ce22" office:value-type="float" office:value="5907.093122" calcext:value-type="float">
            <text:p>5907.093122</text:p>
          </table:table-cell>
          <table:table-cell table:style-name="ce22" office:value-type="float" office:value="3411.0520348" calcext:value-type="float">
            <text:p>3411.0520348</text:p>
          </table:table-cell>
          <table:table-cell table:style-name="ce22" office:value-type="float" office:value="1917.0632944" calcext:value-type="float">
            <text:p>1917.0632944</text:p>
          </table:table-cell>
          <table:table-cell table:style-name="ce22" office:value-type="float" office:value="2051.5768776" calcext:value-type="float">
            <text:p>2051.5768776</text:p>
          </table:table-cell>
          <table:table-cell table:style-name="ce22" office:value-type="float" office:value="8506.381322" calcext:value-type="float">
            <text:p>8506.381322</text:p>
          </table:table-cell>
          <table:table-cell table:style-name="ce22" office:value-type="float" office:value="15740.67776" calcext:value-type="float">
            <text:p>15740.67776</text:p>
          </table:table-cell>
          <table:table-cell table:style-name="ce22" office:value-type="float" office:value="18471.6667604" calcext:value-type="float">
            <text:p>18471.6667604</text:p>
          </table:table-cell>
          <table:table-cell table:style-name="ce22" office:value-type="float" office:value="10284.653472" calcext:value-type="float">
            <text:p>10284.653472</text:p>
          </table:table-cell>
          <table:table-cell table:style-name="ce22" office:value-type="float" office:value="12894.1856152" calcext:value-type="float">
            <text:p>12894.1856152</text:p>
          </table:table-cell>
          <table:table-cell table:style-name="ce22" office:value-type="float" office:value="14740.1391548" calcext:value-type="float">
            <text:p>14740.1391548</text:p>
          </table:table-cell>
          <table:table-cell table:style-name="ce22" office:value-type="float" office:value="32958.5277032" calcext:value-type="float">
            <text:p>32958.5277032</text:p>
          </table:table-cell>
          <table:table-cell table:style-name="ce22"/>
          <table:table-cell table:style-name="ce22" office:value-type="string" calcext:value-type="string">
            <text:p>2022_11_3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GPR204</text:p>
          </table:table-cell>
          <table:table-cell table:style-name="ce22" office:value-type="string" calcext:value-type="string">
            <text:p>LRWa3</text:p>
          </table:table-cell>
          <table:table-cell table:style-name="ce22" office:value-type="float" office:value="647.3448092" calcext:value-type="float">
            <text:p>647.3448092</text:p>
          </table:table-cell>
          <table:table-cell table:style-name="ce22" office:value-type="float" office:value="5089.0569348" calcext:value-type="float">
            <text:p>5089.0569348</text:p>
          </table:table-cell>
          <table:table-cell table:style-name="ce22" office:value-type="float" office:value="7093.437434" calcext:value-type="float">
            <text:p>7093.437434</text:p>
          </table:table-cell>
          <table:table-cell table:style-name="ce22" office:value-type="float" office:value="2300.6174792" calcext:value-type="float">
            <text:p>2300.6174792</text:p>
          </table:table-cell>
          <table:table-cell table:style-name="ce22" office:value-type="float" office:value="4176.4975704" calcext:value-type="float">
            <text:p>4176.4975704</text:p>
          </table:table-cell>
          <table:table-cell table:style-name="ce22" office:value-type="float" office:value="13055.5720396" calcext:value-type="float">
            <text:p>13055.5720396</text:p>
          </table:table-cell>
          <table:table-cell table:style-name="ce22" office:value-type="float" office:value="23870.8445688" calcext:value-type="float">
            <text:p>23870.8445688</text:p>
          </table:table-cell>
          <table:table-cell table:style-name="ce22" office:value-type="float" office:value="24265.07391" calcext:value-type="float">
            <text:p>24265.07391</text:p>
          </table:table-cell>
          <table:table-cell table:style-name="ce22" office:value-type="float" office:value="16524.345504" calcext:value-type="float">
            <text:p>16524.345504</text:p>
          </table:table-cell>
          <table:table-cell table:style-name="ce22" office:value-type="float" office:value="15525.8897584" calcext:value-type="float">
            <text:p>15525.8897584</text:p>
          </table:table-cell>
          <table:table-cell table:style-name="ce22" office:value-type="float" office:value="10402.7788816" calcext:value-type="float">
            <text:p>10402.7788816</text:p>
          </table:table-cell>
          <table:table-cell table:style-name="ce22" office:value-type="float" office:value="28150.0554092" calcext:value-type="float">
            <text:p>28150.0554092</text:p>
          </table:table-cell>
          <table:table-cell table:style-name="ce22"/>
          <table:table-cell table:style-name="ce22" office:value-type="string" calcext:value-type="string">
            <text:p>2022_11_3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9" office:value-type="string" calcext:value-type="string">
            <text:p>GPR204</text:p>
          </table:table-cell>
          <table:table-cell table:style-name="ce9" office:value-type="string" calcext:value-type="string">
            <text:p>LRWa3</text:p>
          </table:table-cell>
          <table:table-cell table:style-name="ce9" office:value-type="float" office:value="2168.51224" calcext:value-type="float">
            <text:p>2168.51224</text:p>
          </table:table-cell>
          <table:table-cell table:style-name="ce9" office:value-type="float" office:value="20700.8688228" calcext:value-type="float">
            <text:p>20700.8688228</text:p>
          </table:table-cell>
          <table:table-cell table:style-name="ce9" office:value-type="float" office:value="5364.8541192" calcext:value-type="float">
            <text:p>5364.8541192</text:p>
          </table:table-cell>
          <table:table-cell table:style-name="ce9" office:value-type="float" office:value="6866.280408" calcext:value-type="float">
            <text:p>6866.280408</text:p>
          </table:table-cell>
          <table:table-cell table:style-name="ce9" office:value-type="float" office:value="13592.75474" calcext:value-type="float">
            <text:p>13592.75474</text:p>
          </table:table-cell>
          <table:table-cell table:style-name="ce9" office:value-type="float" office:value="35406.4591548" calcext:value-type="float">
            <text:p>35406.4591548</text:p>
          </table:table-cell>
          <table:table-cell table:style-name="ce9" office:value-type="float" office:value="52132.1149096" calcext:value-type="float">
            <text:p>52132.1149096</text:p>
          </table:table-cell>
          <table:table-cell table:style-name="ce9" office:value-type="float" office:value="64147.1156204" calcext:value-type="float">
            <text:p>64147.1156204</text:p>
          </table:table-cell>
          <table:table-cell table:style-name="ce9" office:value-type="float" office:value="65382.72118" calcext:value-type="float">
            <text:p>65382.72118</text:p>
          </table:table-cell>
          <table:table-cell table:style-name="ce9" office:value-type="float" office:value="71429.4475" calcext:value-type="float">
            <text:p>71429.4475</text:p>
          </table:table-cell>
          <table:table-cell table:style-name="ce9" office:value-type="float" office:value="50463.5089592" calcext:value-type="float">
            <text:p>50463.5089592</text:p>
          </table:table-cell>
          <table:table-cell table:style-name="ce9" office:value-type="float" office:value="87062.9826792" calcext:value-type="float">
            <text:p>87062.9826792</text:p>
          </table:table-cell>
          <table:table-cell table:style-name="ce9"/>
          <table:table-cell table:style-name="ce9" office:value-type="string" calcext:value-type="string">
            <text:p>2023_02_03</text:p>
          </table:table-cell>
          <table:table-cell table:style-name="ce9" table:number-columns-repeated="3"/>
          <table:table-cell table:style-name="ce22" table:number-columns-repeated="41"/>
          <table:table-cell table:number-columns-repeated="963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9" office:value-type="string" calcext:value-type="string">
            <text:p>GPR204</text:p>
          </table:table-cell>
          <table:table-cell table:style-name="ce9" office:value-type="string" calcext:value-type="string">
            <text:p>LRWa3</text:p>
          </table:table-cell>
          <table:table-cell table:style-name="ce9" office:value-type="float" office:value="2849.341352" calcext:value-type="float">
            <text:p>2849.341352</text:p>
          </table:table-cell>
          <table:table-cell table:style-name="ce9" office:value-type="float" office:value="9515.0562792" calcext:value-type="float">
            <text:p>9515.0562792</text:p>
          </table:table-cell>
          <table:table-cell table:style-name="ce9" office:value-type="float" office:value="4568.0901676" calcext:value-type="float">
            <text:p>4568.0901676</text:p>
          </table:table-cell>
          <table:table-cell table:style-name="ce9" office:value-type="float" office:value="8118.8756376" calcext:value-type="float">
            <text:p>8118.8756376</text:p>
          </table:table-cell>
          <table:table-cell table:style-name="ce9" office:value-type="float" office:value="13811.5750944" calcext:value-type="float">
            <text:p>13811.5750944</text:p>
          </table:table-cell>
          <table:table-cell table:style-name="ce9" office:value-type="float" office:value="39711.5084676" calcext:value-type="float">
            <text:p>39711.5084676</text:p>
          </table:table-cell>
          <table:table-cell table:style-name="ce9" office:value-type="float" office:value="57508.3031432" calcext:value-type="float">
            <text:p>57508.3031432</text:p>
          </table:table-cell>
          <table:table-cell table:style-name="ce9" office:value-type="float" office:value="60858.957804" calcext:value-type="float">
            <text:p>60858.957804</text:p>
          </table:table-cell>
          <table:table-cell table:style-name="ce9" office:value-type="float" office:value="69234.6669028" calcext:value-type="float">
            <text:p>69234.6669028</text:p>
          </table:table-cell>
          <table:table-cell table:style-name="ce9" office:value-type="float" office:value="73212.288058" calcext:value-type="float">
            <text:p>73212.288058</text:p>
          </table:table-cell>
          <table:table-cell table:style-name="ce9" office:value-type="float" office:value="42277.2409568" calcext:value-type="float">
            <text:p>42277.2409568</text:p>
          </table:table-cell>
          <table:table-cell table:style-name="ce9" office:value-type="float" office:value="86433.10052" calcext:value-type="float">
            <text:p>86433.10052</text:p>
          </table:table-cell>
          <table:table-cell table:style-name="ce9"/>
          <table:table-cell table:style-name="ce9" office:value-type="string" calcext:value-type="string">
            <text:p>2023_02_03</text:p>
          </table:table-cell>
          <table:table-cell table:style-name="ce9" table:number-columns-repeated="3"/>
          <table:table-cell table:style-name="ce22" table:number-columns-repeated="41"/>
          <table:table-cell table:number-columns-repeated="963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9" office:value-type="string" calcext:value-type="string">
            <text:p>GPR204</text:p>
          </table:table-cell>
          <table:table-cell table:style-name="ce9" office:value-type="string" calcext:value-type="string">
            <text:p>LRWa3</text:p>
          </table:table-cell>
          <table:table-cell table:style-name="ce9" office:value-type="float" office:value="3529.1332428" calcext:value-type="float">
            <text:p>3529.1332428</text:p>
          </table:table-cell>
          <table:table-cell table:style-name="ce9" office:value-type="float" office:value="15229.0568372" calcext:value-type="float">
            <text:p>15229.0568372</text:p>
          </table:table-cell>
          <table:table-cell table:style-name="ce9" office:value-type="float" office:value="5056.6433612" calcext:value-type="float">
            <text:p>5056.6433612</text:p>
          </table:table-cell>
          <table:table-cell table:style-name="ce9" office:value-type="float" office:value="8712.7709328" calcext:value-type="float">
            <text:p>8712.7709328</text:p>
          </table:table-cell>
          <table:table-cell table:style-name="ce9" office:value-type="float" office:value="15533.080892" calcext:value-type="float">
            <text:p>15533.080892</text:p>
          </table:table-cell>
          <table:table-cell table:style-name="ce9" office:value-type="float" office:value="35318.5538096" calcext:value-type="float">
            <text:p>35318.5538096</text:p>
          </table:table-cell>
          <table:table-cell table:style-name="ce9" office:value-type="float" office:value="49620.8334236" calcext:value-type="float">
            <text:p>49620.8334236</text:p>
          </table:table-cell>
          <table:table-cell table:style-name="ce9" office:value-type="float" office:value="62643.32083" calcext:value-type="float">
            <text:p>62643.32083</text:p>
          </table:table-cell>
          <table:table-cell table:style-name="ce9" office:value-type="float" office:value="70103.9241156" calcext:value-type="float">
            <text:p>70103.9241156</text:p>
          </table:table-cell>
          <table:table-cell table:style-name="ce9" office:value-type="float" office:value="47303.1067836" calcext:value-type="float">
            <text:p>47303.1067836</text:p>
          </table:table-cell>
          <table:table-cell table:style-name="ce9" office:value-type="float" office:value="35022.8797232" calcext:value-type="float">
            <text:p>35022.8797232</text:p>
          </table:table-cell>
          <table:table-cell table:style-name="ce9" office:value-type="float" office:value="79693.61564" calcext:value-type="float">
            <text:p>79693.61564</text:p>
          </table:table-cell>
          <table:table-cell table:style-name="ce9"/>
          <table:table-cell table:style-name="ce9" office:value-type="string" calcext:value-type="string">
            <text:p>2023_02_03</text:p>
          </table:table-cell>
          <table:table-cell table:style-name="ce9" table:number-columns-repeated="3"/>
          <table:table-cell table:style-name="ce22" table:number-columns-repeated="41"/>
          <table:table-cell table:number-columns-repeated="963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PR213</text:p>
          </table:table-cell>
          <table:table-cell table:style-name="ce22" office:value-type="string" calcext:value-type="string">
            <text:p>LRWa1</text:p>
          </table:table-cell>
          <table:table-cell table:style-name="ce22" office:value-type="float" office:value="10140.4235432" calcext:value-type="float">
            <text:p>10140.4235432</text:p>
          </table:table-cell>
          <table:table-cell table:style-name="ce22"/>
          <table:table-cell table:style-name="ce22" office:value-type="float" office:value="8548.5792788" calcext:value-type="float">
            <text:p>8548.5792788</text:p>
          </table:table-cell>
          <table:table-cell table:style-name="ce22" office:value-type="float" office:value="9055.5594396" calcext:value-type="float">
            <text:p>9055.5594396</text:p>
          </table:table-cell>
          <table:table-cell table:style-name="ce22" office:value-type="float" office:value="9666.317104" calcext:value-type="float">
            <text:p>9666.317104</text:p>
          </table:table-cell>
          <table:table-cell table:style-name="ce22" office:value-type="float" office:value="7321.9220176" calcext:value-type="float">
            <text:p>7321.9220176</text:p>
          </table:table-cell>
          <table:table-cell table:style-name="ce22" office:value-type="float" office:value="9286.9202304" calcext:value-type="float">
            <text:p>9286.9202304</text:p>
          </table:table-cell>
          <table:table-cell table:style-name="ce22" office:value-type="float" office:value="14119.7277812" calcext:value-type="float">
            <text:p>14119.7277812</text:p>
          </table:table-cell>
          <table:table-cell table:style-name="ce22" office:value-type="float" office:value="18265.2348232" calcext:value-type="float">
            <text:p>18265.2348232</text:p>
          </table:table-cell>
          <table:table-cell table:style-name="ce22" office:value-type="float" office:value="18112.1807208" calcext:value-type="float">
            <text:p>18112.1807208</text:p>
          </table:table-cell>
          <table:table-cell table:style-name="ce22" office:value-type="float" office:value="17420.9544748" calcext:value-type="float">
            <text:p>17420.9544748</text:p>
          </table:table-cell>
          <table:table-cell table:style-name="ce22" office:value-type="float" office:value="41279.61126" calcext:value-type="float">
            <text:p>41279.61126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GPR213</text:p>
          </table:table-cell>
          <table:table-cell table:style-name="ce22" office:value-type="string" calcext:value-type="string">
            <text:p>LRWa1</text:p>
          </table:table-cell>
          <table:table-cell table:style-name="ce22" office:value-type="float" office:value="13373.58679" calcext:value-type="float">
            <text:p>13373.58679</text:p>
          </table:table-cell>
          <table:table-cell table:style-name="ce22"/>
          <table:table-cell table:style-name="ce22" office:value-type="float" office:value="12607.0668476" calcext:value-type="float">
            <text:p>12607.0668476</text:p>
          </table:table-cell>
          <table:table-cell table:style-name="ce22" office:value-type="float" office:value="9995.2973624" calcext:value-type="float">
            <text:p>9995.2973624</text:p>
          </table:table-cell>
          <table:table-cell table:style-name="ce22" office:value-type="float" office:value="11236.4790236" calcext:value-type="float">
            <text:p>11236.4790236</text:p>
          </table:table-cell>
          <table:table-cell table:style-name="ce22" office:value-type="float" office:value="9010.2639392" calcext:value-type="float">
            <text:p>9010.2639392</text:p>
          </table:table-cell>
          <table:table-cell table:style-name="ce22" office:value-type="float" office:value="11802.0563476" calcext:value-type="float">
            <text:p>11802.0563476</text:p>
          </table:table-cell>
          <table:table-cell table:style-name="ce22" office:value-type="float" office:value="22455.6627444" calcext:value-type="float">
            <text:p>22455.6627444</text:p>
          </table:table-cell>
          <table:table-cell table:style-name="ce22" office:value-type="float" office:value="21626.8696412" calcext:value-type="float">
            <text:p>21626.8696412</text:p>
          </table:table-cell>
          <table:table-cell table:style-name="ce22" office:value-type="float" office:value="22315.3393756" calcext:value-type="float">
            <text:p>22315.3393756</text:p>
          </table:table-cell>
          <table:table-cell table:style-name="ce22" office:value-type="float" office:value="18629.6021296" calcext:value-type="float">
            <text:p>18629.6021296</text:p>
          </table:table-cell>
          <table:table-cell table:style-name="ce22" office:value-type="float" office:value="41315.9472168" calcext:value-type="float">
            <text:p>41315.9472168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GPR213</text:p>
          </table:table-cell>
          <table:table-cell table:style-name="ce22" office:value-type="string" calcext:value-type="string">
            <text:p>LRWa1</text:p>
          </table:table-cell>
          <table:table-cell table:style-name="ce22" office:value-type="float" office:value="14902.8869788" calcext:value-type="float">
            <text:p>14902.8869788</text:p>
          </table:table-cell>
          <table:table-cell table:style-name="ce22"/>
          <table:table-cell table:style-name="ce22" office:value-type="float" office:value="8175.1257944" calcext:value-type="float">
            <text:p>8175.1257944</text:p>
          </table:table-cell>
          <table:table-cell table:style-name="ce22" office:value-type="float" office:value="9584.4970996" calcext:value-type="float">
            <text:p>9584.4970996</text:p>
          </table:table-cell>
          <table:table-cell table:style-name="ce22" office:value-type="float" office:value="9313.0296904" calcext:value-type="float">
            <text:p>9313.0296904</text:p>
          </table:table-cell>
          <table:table-cell table:style-name="ce22" office:value-type="float" office:value="9344.0051772" calcext:value-type="float">
            <text:p>9344.0051772</text:p>
          </table:table-cell>
          <table:table-cell table:style-name="ce22" office:value-type="float" office:value="12298.1512768" calcext:value-type="float">
            <text:p>12298.1512768</text:p>
          </table:table-cell>
          <table:table-cell table:style-name="ce22" office:value-type="float" office:value="19475.179244" calcext:value-type="float">
            <text:p>19475.179244</text:p>
          </table:table-cell>
          <table:table-cell table:style-name="ce22" office:value-type="float" office:value="20918.3960036" calcext:value-type="float">
            <text:p>20918.3960036</text:p>
          </table:table-cell>
          <table:table-cell table:style-name="ce22" office:value-type="float" office:value="21394.0351404" calcext:value-type="float">
            <text:p>21394.0351404</text:p>
          </table:table-cell>
          <table:table-cell table:style-name="ce22" office:value-type="float" office:value="19461.499734" calcext:value-type="float">
            <text:p>19461.499734</text:p>
          </table:table-cell>
          <table:table-cell table:style-name="ce22" office:value-type="float" office:value="52602.4264752" calcext:value-type="float">
            <text:p>52602.4264752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GPR213</text:p>
          </table:table-cell>
          <table:table-cell table:style-name="ce22" office:value-type="string" calcext:value-type="string">
            <text:p>LRWa1</text:p>
          </table:table-cell>
          <table:table-cell table:style-name="ce22" office:value-type="float" office:value="7093.4894358" calcext:value-type="float">
            <text:p>7093.4894358</text:p>
          </table:table-cell>
          <table:table-cell table:style-name="ce22" office:value-type="float" office:value="6726.8846988" calcext:value-type="float">
            <text:p>6726.8846988</text:p>
          </table:table-cell>
          <table:table-cell table:style-name="ce22" office:value-type="float" office:value="5682.7094798" calcext:value-type="float">
            <text:p>5682.7094798</text:p>
          </table:table-cell>
          <table:table-cell table:style-name="ce22" office:value-type="float" office:value="5119.2641532" calcext:value-type="float">
            <text:p>5119.2641532</text:p>
          </table:table-cell>
          <table:table-cell table:style-name="ce22" office:value-type="float" office:value="5490.911689" calcext:value-type="float">
            <text:p>5490.911689</text:p>
          </table:table-cell>
          <table:table-cell table:style-name="ce22" office:value-type="float" office:value="5617.489583" calcext:value-type="float">
            <text:p>5617.489583</text:p>
          </table:table-cell>
          <table:table-cell table:style-name="ce22" office:value-type="float" office:value="8676.2012322" calcext:value-type="float">
            <text:p>8676.2012322</text:p>
          </table:table-cell>
          <table:table-cell table:style-name="ce22" office:value-type="float" office:value="12831.286657" calcext:value-type="float">
            <text:p>12831.286657</text:p>
          </table:table-cell>
          <table:table-cell table:style-name="ce22" office:value-type="float" office:value="20616.213898" calcext:value-type="float">
            <text:p>20616.213898</text:p>
          </table:table-cell>
          <table:table-cell table:style-name="ce22" office:value-type="float" office:value="14614.390155" calcext:value-type="float">
            <text:p>14614.390155</text:p>
          </table:table-cell>
          <table:table-cell table:style-name="ce22" office:value-type="float" office:value="15102.8258668" calcext:value-type="float">
            <text:p>15102.8258668</text:p>
          </table:table-cell>
          <table:table-cell table:style-name="ce22" office:value-type="float" office:value="35091.3387836" calcext:value-type="float">
            <text:p>35091.3387836</text:p>
          </table:table-cell>
          <table:table-cell table:style-name="ce22"/>
          <table:table-cell table:style-name="ce22" office:value-type="string" calcext:value-type="string">
            <text:p>2022_09_09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GPR213</text:p>
          </table:table-cell>
          <table:table-cell table:style-name="ce22" office:value-type="string" calcext:value-type="string">
            <text:p>LRWa1</text:p>
          </table:table-cell>
          <table:table-cell table:style-name="ce22" office:value-type="float" office:value="9454.385868" calcext:value-type="float">
            <text:p>9454.385868</text:p>
          </table:table-cell>
          <table:table-cell table:style-name="ce22" office:value-type="float" office:value="6918.0790374" calcext:value-type="float">
            <text:p>6918.0790374</text:p>
          </table:table-cell>
          <table:table-cell table:style-name="ce22" office:value-type="float" office:value="4641.3329052" calcext:value-type="float">
            <text:p>4641.3329052</text:p>
          </table:table-cell>
          <table:table-cell table:style-name="ce22" office:value-type="float" office:value="4638.7788398" calcext:value-type="float">
            <text:p>4638.7788398</text:p>
          </table:table-cell>
          <table:table-cell table:style-name="ce22" office:value-type="float" office:value="4897.5481748" calcext:value-type="float">
            <text:p>4897.5481748</text:p>
          </table:table-cell>
          <table:table-cell table:style-name="ce22" office:value-type="float" office:value="5520.5492262" calcext:value-type="float">
            <text:p>5520.5492262</text:p>
          </table:table-cell>
          <table:table-cell table:style-name="ce22" office:value-type="float" office:value="9348.872592" calcext:value-type="float">
            <text:p>9348.872592</text:p>
          </table:table-cell>
          <table:table-cell table:style-name="ce22" office:value-type="float" office:value="14996.7669674" calcext:value-type="float">
            <text:p>14996.7669674</text:p>
          </table:table-cell>
          <table:table-cell table:style-name="ce22" office:value-type="float" office:value="17441.066079" calcext:value-type="float">
            <text:p>17441.066079</text:p>
          </table:table-cell>
          <table:table-cell table:style-name="ce22" office:value-type="float" office:value="16206.7948194" calcext:value-type="float">
            <text:p>16206.7948194</text:p>
          </table:table-cell>
          <table:table-cell table:style-name="ce22" office:value-type="float" office:value="17641.3748656" calcext:value-type="float">
            <text:p>17641.3748656</text:p>
          </table:table-cell>
          <table:table-cell table:style-name="ce22" office:value-type="float" office:value="37309.3853006" calcext:value-type="float">
            <text:p>37309.3853006</text:p>
          </table:table-cell>
          <table:table-cell table:style-name="ce22"/>
          <table:table-cell table:style-name="ce22" office:value-type="string" calcext:value-type="string">
            <text:p>2022_09_09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GPR213</text:p>
          </table:table-cell>
          <table:table-cell table:style-name="ce22" office:value-type="string" calcext:value-type="string">
            <text:p>LRWa1</text:p>
          </table:table-cell>
          <table:table-cell table:style-name="ce22" office:value-type="float" office:value="8369.0721716" calcext:value-type="float">
            <text:p>8369.0721716</text:p>
          </table:table-cell>
          <table:table-cell table:style-name="ce22" office:value-type="float" office:value="8113.4932194" calcext:value-type="float">
            <text:p>8113.4932194</text:p>
          </table:table-cell>
          <table:table-cell table:style-name="ce22" office:value-type="float" office:value="6280.5701668" calcext:value-type="float">
            <text:p>6280.5701668</text:p>
          </table:table-cell>
          <table:table-cell table:style-name="ce22" office:value-type="float" office:value="5522.7624964" calcext:value-type="float">
            <text:p>5522.7624964</text:p>
          </table:table-cell>
          <table:table-cell table:style-name="ce22" office:value-type="float" office:value="4723.4468224" calcext:value-type="float">
            <text:p>4723.4468224</text:p>
          </table:table-cell>
          <table:table-cell table:style-name="ce22" office:value-type="float" office:value="6020.4777968" calcext:value-type="float">
            <text:p>6020.4777968</text:p>
          </table:table-cell>
          <table:table-cell table:style-name="ce22" office:value-type="float" office:value="11559.3646664" calcext:value-type="float">
            <text:p>11559.3646664</text:p>
          </table:table-cell>
          <table:table-cell table:style-name="ce22" office:value-type="float" office:value="16068.9010038" calcext:value-type="float">
            <text:p>16068.9010038</text:p>
          </table:table-cell>
          <table:table-cell table:style-name="ce22" office:value-type="float" office:value="25843.3886744" calcext:value-type="float">
            <text:p>25843.3886744</text:p>
          </table:table-cell>
          <table:table-cell table:style-name="ce22" office:value-type="float" office:value="19212.6850604" calcext:value-type="float">
            <text:p>19212.6850604</text:p>
          </table:table-cell>
          <table:table-cell table:style-name="ce22" office:value-type="float" office:value="19575.5275442" calcext:value-type="float">
            <text:p>19575.5275442</text:p>
          </table:table-cell>
          <table:table-cell table:style-name="ce22" office:value-type="float" office:value="38508.3235102" calcext:value-type="float">
            <text:p>38508.3235102</text:p>
          </table:table-cell>
          <table:table-cell table:style-name="ce22"/>
          <table:table-cell table:style-name="ce22" office:value-type="string" calcext:value-type="string">
            <text:p>2022_09_09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GPR213</text:p>
          </table:table-cell>
          <table:table-cell table:style-name="ce22" office:value-type="string" calcext:value-type="string">
            <text:p>LRWa1</text:p>
          </table:table-cell>
          <table:table-cell table:style-name="ce22" office:value-type="float" office:value="822.8478048" calcext:value-type="float">
            <text:p>822.8478048</text:p>
          </table:table-cell>
          <table:table-cell table:style-name="ce22" office:value-type="float" office:value="1964.3718772" calcext:value-type="float">
            <text:p>1964.3718772</text:p>
          </table:table-cell>
          <table:table-cell table:style-name="ce22" office:value-type="float" office:value="1260.4194036" calcext:value-type="float">
            <text:p>1260.4194036</text:p>
          </table:table-cell>
          <table:table-cell table:style-name="ce22" office:value-type="float" office:value="1021.1581646" calcext:value-type="float">
            <text:p>1021.1581646</text:p>
          </table:table-cell>
          <table:table-cell table:style-name="ce22" office:value-type="float" office:value="1596.810804" calcext:value-type="float">
            <text:p>1596.810804</text:p>
          </table:table-cell>
          <table:table-cell table:style-name="ce22" office:value-type="float" office:value="1661.760921" calcext:value-type="float">
            <text:p>1661.760921</text:p>
          </table:table-cell>
          <table:table-cell table:style-name="ce22" office:value-type="float" office:value="1480.9445314" calcext:value-type="float">
            <text:p>1480.9445314</text:p>
          </table:table-cell>
          <table:table-cell table:style-name="ce22" office:value-type="float" office:value="3703.6608984" calcext:value-type="float">
            <text:p>3703.6608984</text:p>
          </table:table-cell>
          <table:table-cell table:style-name="ce22" office:value-type="float" office:value="8215.9265096" calcext:value-type="float">
            <text:p>8215.9265096</text:p>
          </table:table-cell>
          <table:table-cell table:style-name="ce22" office:value-type="float" office:value="9871.6263306" calcext:value-type="float">
            <text:p>9871.6263306</text:p>
          </table:table-cell>
          <table:table-cell table:style-name="ce22" office:value-type="float" office:value="10447.5258404" calcext:value-type="float">
            <text:p>10447.5258404</text:p>
          </table:table-cell>
          <table:table-cell table:style-name="ce22" office:value-type="float" office:value="35016.1382334" calcext:value-type="float">
            <text:p>35016.1382334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GPR213</text:p>
          </table:table-cell>
          <table:table-cell table:style-name="ce22" office:value-type="string" calcext:value-type="string">
            <text:p>LRWa1</text:p>
          </table:table-cell>
          <table:table-cell table:style-name="ce22" office:value-type="float" office:value="1323.87003" calcext:value-type="float">
            <text:p>1323.87003</text:p>
          </table:table-cell>
          <table:table-cell table:style-name="ce22" office:value-type="float" office:value="1382.9438672" calcext:value-type="float">
            <text:p>1382.9438672</text:p>
          </table:table-cell>
          <table:table-cell table:style-name="ce22" office:value-type="float" office:value="2080.6039858" calcext:value-type="float">
            <text:p>2080.6039858</text:p>
          </table:table-cell>
          <table:table-cell table:style-name="ce22" office:value-type="float" office:value="1683.2316416" calcext:value-type="float">
            <text:p>1683.2316416</text:p>
          </table:table-cell>
          <table:table-cell table:style-name="ce22" office:value-type="float" office:value="1395.8641692" calcext:value-type="float">
            <text:p>1395.8641692</text:p>
          </table:table-cell>
          <table:table-cell table:style-name="ce22" office:value-type="float" office:value="1305.66722" calcext:value-type="float">
            <text:p>1305.66722</text:p>
          </table:table-cell>
          <table:table-cell table:style-name="ce22" office:value-type="float" office:value="1224.1937424" calcext:value-type="float">
            <text:p>1224.1937424</text:p>
          </table:table-cell>
          <table:table-cell table:style-name="ce22" office:value-type="float" office:value="5585.1510226" calcext:value-type="float">
            <text:p>5585.1510226</text:p>
          </table:table-cell>
          <table:table-cell table:style-name="ce22" office:value-type="float" office:value="11958.5481842" calcext:value-type="float">
            <text:p>11958.5481842</text:p>
          </table:table-cell>
          <table:table-cell table:style-name="ce22" office:value-type="float" office:value="13925.118761" calcext:value-type="float">
            <text:p>13925.118761</text:p>
          </table:table-cell>
          <table:table-cell table:style-name="ce22" office:value-type="float" office:value="14000.3552336" calcext:value-type="float">
            <text:p>14000.3552336</text:p>
          </table:table-cell>
          <table:table-cell table:style-name="ce22" office:value-type="float" office:value="40966.7091934" calcext:value-type="float">
            <text:p>40966.7091934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GPR213</text:p>
          </table:table-cell>
          <table:table-cell table:style-name="ce22" office:value-type="string" calcext:value-type="string">
            <text:p>LRWa1</text:p>
          </table:table-cell>
          <table:table-cell table:style-name="ce22" office:value-type="float" office:value="943.75869" calcext:value-type="float">
            <text:p>943.75869</text:p>
          </table:table-cell>
          <table:table-cell table:style-name="ce22" office:value-type="float" office:value="1884.3070338" calcext:value-type="float">
            <text:p>1884.3070338</text:p>
          </table:table-cell>
          <table:table-cell table:style-name="ce22" office:value-type="float" office:value="1799.8124024" calcext:value-type="float">
            <text:p>1799.8124024</text:p>
          </table:table-cell>
          <table:table-cell table:style-name="ce22" office:value-type="float" office:value="1662.1095834" calcext:value-type="float">
            <text:p>1662.1095834</text:p>
          </table:table-cell>
          <table:table-cell table:style-name="ce22" office:value-type="float" office:value="1297.3622268" calcext:value-type="float">
            <text:p>1297.3622268</text:p>
          </table:table-cell>
          <table:table-cell table:style-name="ce22" office:value-type="float" office:value="988.88868" calcext:value-type="float">
            <text:p>988.88868</text:p>
          </table:table-cell>
          <table:table-cell table:style-name="ce22" office:value-type="float" office:value="1954.8577362" calcext:value-type="float">
            <text:p>1954.8577362</text:p>
          </table:table-cell>
          <table:table-cell table:style-name="ce22" office:value-type="float" office:value="6721.6075792" calcext:value-type="float">
            <text:p>6721.6075792</text:p>
          </table:table-cell>
          <table:table-cell table:style-name="ce22" office:value-type="float" office:value="14370.233613" calcext:value-type="float">
            <text:p>14370.233613</text:p>
          </table:table-cell>
          <table:table-cell table:style-name="ce22" office:value-type="float" office:value="12586.1610136" calcext:value-type="float">
            <text:p>12586.1610136</text:p>
          </table:table-cell>
          <table:table-cell table:style-name="ce22" office:value-type="float" office:value="12791.4543532" calcext:value-type="float">
            <text:p>12791.4543532</text:p>
          </table:table-cell>
          <table:table-cell table:style-name="ce22" office:value-type="float" office:value="37059.536744" calcext:value-type="float">
            <text:p>37059.536744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PR213</text:p>
          </table:table-cell>
          <table:table-cell table:style-name="ce22" office:value-type="string" calcext:value-type="string">
            <text:p>LRWa2</text:p>
          </table:table-cell>
          <table:table-cell table:style-name="ce22" office:value-type="float" office:value="14804.0879964" calcext:value-type="float">
            <text:p>14804.0879964</text:p>
          </table:table-cell>
          <table:table-cell table:style-name="ce22"/>
          <table:table-cell table:style-name="ce22" office:value-type="float" office:value="15630.3773528" calcext:value-type="float">
            <text:p>15630.3773528</text:p>
          </table:table-cell>
          <table:table-cell table:style-name="ce22" office:value-type="float" office:value="17315.95013" calcext:value-type="float">
            <text:p>17315.95013</text:p>
          </table:table-cell>
          <table:table-cell table:style-name="ce22" office:value-type="float" office:value="16605.8974136" calcext:value-type="float">
            <text:p>16605.8974136</text:p>
          </table:table-cell>
          <table:table-cell table:style-name="ce22" office:value-type="float" office:value="17438.5656832" calcext:value-type="float">
            <text:p>17438.5656832</text:p>
          </table:table-cell>
          <table:table-cell table:style-name="ce22" office:value-type="float" office:value="21795.7644252" calcext:value-type="float">
            <text:p>21795.7644252</text:p>
          </table:table-cell>
          <table:table-cell table:style-name="ce22" office:value-type="float" office:value="25558.3911584" calcext:value-type="float">
            <text:p>25558.3911584</text:p>
          </table:table-cell>
          <table:table-cell table:style-name="ce22" office:value-type="float" office:value="23846.7630188" calcext:value-type="float">
            <text:p>23846.7630188</text:p>
          </table:table-cell>
          <table:table-cell table:style-name="ce22" office:value-type="float" office:value="25876.5015276" calcext:value-type="float">
            <text:p>25876.5015276</text:p>
          </table:table-cell>
          <table:table-cell table:style-name="ce22" office:value-type="float" office:value="25755.972894" calcext:value-type="float">
            <text:p>25755.972894</text:p>
          </table:table-cell>
          <table:table-cell table:style-name="ce22" office:value-type="float" office:value="51985.9920568" calcext:value-type="float">
            <text:p>51985.9920568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GPR213</text:p>
          </table:table-cell>
          <table:table-cell table:style-name="ce22" office:value-type="string" calcext:value-type="string">
            <text:p>LRWa2</text:p>
          </table:table-cell>
          <table:table-cell table:style-name="ce22" office:value-type="float" office:value="16742.5718532" calcext:value-type="float">
            <text:p>16742.5718532</text:p>
          </table:table-cell>
          <table:table-cell table:style-name="ce22"/>
          <table:table-cell table:style-name="ce22" office:value-type="float" office:value="17865.7818396" calcext:value-type="float">
            <text:p>17865.7818396</text:p>
          </table:table-cell>
          <table:table-cell table:style-name="ce22" office:value-type="float" office:value="21695.5240764" calcext:value-type="float">
            <text:p>21695.5240764</text:p>
          </table:table-cell>
          <table:table-cell table:style-name="ce22" office:value-type="float" office:value="22252.4526908" calcext:value-type="float">
            <text:p>22252.4526908</text:p>
          </table:table-cell>
          <table:table-cell table:style-name="ce22" office:value-type="float" office:value="25924.065202" calcext:value-type="float">
            <text:p>25924.065202</text:p>
          </table:table-cell>
          <table:table-cell table:style-name="ce22" office:value-type="float" office:value="28194.1740792" calcext:value-type="float">
            <text:p>28194.1740792</text:p>
          </table:table-cell>
          <table:table-cell table:style-name="ce22" office:value-type="float" office:value="29705.3556044" calcext:value-type="float">
            <text:p>29705.3556044</text:p>
          </table:table-cell>
          <table:table-cell table:style-name="ce22" office:value-type="float" office:value="32869.849572" calcext:value-type="float">
            <text:p>32869.849572</text:p>
          </table:table-cell>
          <table:table-cell table:style-name="ce22" office:value-type="float" office:value="30178.5052612" calcext:value-type="float">
            <text:p>30178.5052612</text:p>
          </table:table-cell>
          <table:table-cell table:style-name="ce22" office:value-type="float" office:value="33360.2558204" calcext:value-type="float">
            <text:p>33360.2558204</text:p>
          </table:table-cell>
          <table:table-cell table:style-name="ce22" office:value-type="float" office:value="55278.6672128" calcext:value-type="float">
            <text:p>55278.6672128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GPR213</text:p>
          </table:table-cell>
          <table:table-cell table:style-name="ce22" office:value-type="string" calcext:value-type="string">
            <text:p>LRWa2</text:p>
          </table:table-cell>
          <table:table-cell table:style-name="ce22" office:value-type="float" office:value="14495.193432" calcext:value-type="float">
            <text:p>14495.193432</text:p>
          </table:table-cell>
          <table:table-cell table:style-name="ce22"/>
          <table:table-cell table:style-name="ce22" office:value-type="float" office:value="13373.259654" calcext:value-type="float">
            <text:p>13373.259654</text:p>
          </table:table-cell>
          <table:table-cell table:style-name="ce22" office:value-type="float" office:value="18093.9093772" calcext:value-type="float">
            <text:p>18093.9093772</text:p>
          </table:table-cell>
          <table:table-cell table:style-name="ce22" office:value-type="float" office:value="19529.196114" calcext:value-type="float">
            <text:p>19529.196114</text:p>
          </table:table-cell>
          <table:table-cell table:style-name="ce22" office:value-type="float" office:value="20605.7923504" calcext:value-type="float">
            <text:p>20605.7923504</text:p>
          </table:table-cell>
          <table:table-cell table:style-name="ce22" office:value-type="float" office:value="23197.8194924" calcext:value-type="float">
            <text:p>23197.8194924</text:p>
          </table:table-cell>
          <table:table-cell table:style-name="ce22" office:value-type="float" office:value="26764.9973656" calcext:value-type="float">
            <text:p>26764.9973656</text:p>
          </table:table-cell>
          <table:table-cell table:style-name="ce22" office:value-type="float" office:value="26587.645192" calcext:value-type="float">
            <text:p>26587.645192</text:p>
          </table:table-cell>
          <table:table-cell table:style-name="ce22" office:value-type="float" office:value="29916.3868988" calcext:value-type="float">
            <text:p>29916.3868988</text:p>
          </table:table-cell>
          <table:table-cell table:style-name="ce22" office:value-type="float" office:value="28466.9199708" calcext:value-type="float">
            <text:p>28466.9199708</text:p>
          </table:table-cell>
          <table:table-cell table:style-name="ce22" office:value-type="float" office:value="46095.8449704" calcext:value-type="float">
            <text:p>46095.8449704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GPR213</text:p>
          </table:table-cell>
          <table:table-cell table:style-name="ce22" office:value-type="string" calcext:value-type="string">
            <text:p>LRWa2</text:p>
          </table:table-cell>
          <table:table-cell table:style-name="ce22" office:value-type="float" office:value="8599.727831" calcext:value-type="float">
            <text:p>8599.727831</text:p>
          </table:table-cell>
          <table:table-cell table:style-name="ce22" office:value-type="float" office:value="11870.8268162" calcext:value-type="float">
            <text:p>11870.8268162</text:p>
          </table:table-cell>
          <table:table-cell table:style-name="ce22" office:value-type="float" office:value="9998.3867256" calcext:value-type="float">
            <text:p>9998.3867256</text:p>
          </table:table-cell>
          <table:table-cell table:style-name="ce22" office:value-type="float" office:value="11684.2417966" calcext:value-type="float">
            <text:p>11684.2417966</text:p>
          </table:table-cell>
          <table:table-cell table:style-name="ce22" office:value-type="float" office:value="10983.2547006" calcext:value-type="float">
            <text:p>10983.2547006</text:p>
          </table:table-cell>
          <table:table-cell table:style-name="ce22" office:value-type="float" office:value="13833.6291522" calcext:value-type="float">
            <text:p>13833.6291522</text:p>
          </table:table-cell>
          <table:table-cell table:style-name="ce22" office:value-type="float" office:value="17428.3065348" calcext:value-type="float">
            <text:p>17428.3065348</text:p>
          </table:table-cell>
          <table:table-cell table:style-name="ce22" office:value-type="float" office:value="19086.3775616" calcext:value-type="float">
            <text:p>19086.3775616</text:p>
          </table:table-cell>
          <table:table-cell table:style-name="ce22" office:value-type="float" office:value="22643.2948046" calcext:value-type="float">
            <text:p>22643.2948046</text:p>
          </table:table-cell>
          <table:table-cell table:style-name="ce22" office:value-type="float" office:value="21171.5875666" calcext:value-type="float">
            <text:p>21171.5875666</text:p>
          </table:table-cell>
          <table:table-cell table:style-name="ce22" office:value-type="float" office:value="17984.3323786" calcext:value-type="float">
            <text:p>17984.3323786</text:p>
          </table:table-cell>
          <table:table-cell table:style-name="ce22" office:value-type="float" office:value="41748.0985942" calcext:value-type="float">
            <text:p>41748.0985942</text:p>
          </table:table-cell>
          <table:table-cell table:style-name="ce22"/>
          <table:table-cell table:style-name="ce22" office:value-type="string" calcext:value-type="string">
            <text:p>2022_09_09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GPR213</text:p>
          </table:table-cell>
          <table:table-cell table:style-name="ce22" office:value-type="string" calcext:value-type="string">
            <text:p>LRWa2</text:p>
          </table:table-cell>
          <table:table-cell table:style-name="ce22" office:value-type="float" office:value="10555.2076162" calcext:value-type="float">
            <text:p>10555.2076162</text:p>
          </table:table-cell>
          <table:table-cell table:style-name="ce22" office:value-type="float" office:value="11850.9542956" calcext:value-type="float">
            <text:p>11850.9542956</text:p>
          </table:table-cell>
          <table:table-cell table:style-name="ce22" office:value-type="float" office:value="9439.5586754" calcext:value-type="float">
            <text:p>9439.5586754</text:p>
          </table:table-cell>
          <table:table-cell table:style-name="ce22" office:value-type="float" office:value="11489.5436212" calcext:value-type="float">
            <text:p>11489.5436212</text:p>
          </table:table-cell>
          <table:table-cell table:style-name="ce22" office:value-type="float" office:value="11274.8665756" calcext:value-type="float">
            <text:p>11274.8665756</text:p>
          </table:table-cell>
          <table:table-cell table:style-name="ce22" office:value-type="float" office:value="12116.6847302" calcext:value-type="float">
            <text:p>12116.6847302</text:p>
          </table:table-cell>
          <table:table-cell table:style-name="ce22" office:value-type="float" office:value="17809.386336" calcext:value-type="float">
            <text:p>17809.386336</text:p>
          </table:table-cell>
          <table:table-cell table:style-name="ce22" office:value-type="float" office:value="19391.7655816" calcext:value-type="float">
            <text:p>19391.7655816</text:p>
          </table:table-cell>
          <table:table-cell table:style-name="ce22" office:value-type="float" office:value="24754.4955542" calcext:value-type="float">
            <text:p>24754.4955542</text:p>
          </table:table-cell>
          <table:table-cell table:style-name="ce22" office:value-type="float" office:value="21626.6417038" calcext:value-type="float">
            <text:p>21626.6417038</text:p>
          </table:table-cell>
          <table:table-cell table:style-name="ce22" office:value-type="float" office:value="21537.6203098" calcext:value-type="float">
            <text:p>21537.6203098</text:p>
          </table:table-cell>
          <table:table-cell table:style-name="ce22" office:value-type="float" office:value="37079.7109116" calcext:value-type="float">
            <text:p>37079.7109116</text:p>
          </table:table-cell>
          <table:table-cell table:style-name="ce22"/>
          <table:table-cell table:style-name="ce22" office:value-type="string" calcext:value-type="string">
            <text:p>2022_09_09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GPR213</text:p>
          </table:table-cell>
          <table:table-cell table:style-name="ce22" office:value-type="string" calcext:value-type="string">
            <text:p>LRWa2</text:p>
          </table:table-cell>
          <table:table-cell table:style-name="ce22" office:value-type="float" office:value="8275.9494276" calcext:value-type="float">
            <text:p>8275.9494276</text:p>
          </table:table-cell>
          <table:table-cell table:style-name="ce22" office:value-type="float" office:value="9616.4785556" calcext:value-type="float">
            <text:p>9616.4785556</text:p>
          </table:table-cell>
          <table:table-cell table:style-name="ce22" office:value-type="float" office:value="11595.7580488" calcext:value-type="float">
            <text:p>11595.7580488</text:p>
          </table:table-cell>
          <table:table-cell table:style-name="ce22" office:value-type="float" office:value="9719.7545644" calcext:value-type="float">
            <text:p>9719.7545644</text:p>
          </table:table-cell>
          <table:table-cell table:style-name="ce22" office:value-type="float" office:value="12213.3092474" calcext:value-type="float">
            <text:p>12213.3092474</text:p>
          </table:table-cell>
          <table:table-cell table:style-name="ce22" office:value-type="float" office:value="13276.3496656" calcext:value-type="float">
            <text:p>13276.3496656</text:p>
          </table:table-cell>
          <table:table-cell table:style-name="ce22" office:value-type="float" office:value="17331.205766" calcext:value-type="float">
            <text:p>17331.205766</text:p>
          </table:table-cell>
          <table:table-cell table:style-name="ce22" office:value-type="float" office:value="19120.4335946" calcext:value-type="float">
            <text:p>19120.4335946</text:p>
          </table:table-cell>
          <table:table-cell table:style-name="ce22" office:value-type="float" office:value="24962.8612136" calcext:value-type="float">
            <text:p>24962.8612136</text:p>
          </table:table-cell>
          <table:table-cell table:style-name="ce22" office:value-type="float" office:value="17000.411228" calcext:value-type="float">
            <text:p>17000.411228</text:p>
          </table:table-cell>
          <table:table-cell table:style-name="ce22" office:value-type="float" office:value="22407.2427932" calcext:value-type="float">
            <text:p>22407.2427932</text:p>
          </table:table-cell>
          <table:table-cell table:style-name="ce22" office:value-type="float" office:value="41983.89917" calcext:value-type="float">
            <text:p>41983.89917</text:p>
          </table:table-cell>
          <table:table-cell table:style-name="ce22"/>
          <table:table-cell table:style-name="ce22" office:value-type="string" calcext:value-type="string">
            <text:p>2022_09_09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GPR213</text:p>
          </table:table-cell>
          <table:table-cell table:style-name="ce22" office:value-type="string" calcext:value-type="string">
            <text:p>LRWa2</text:p>
          </table:table-cell>
          <table:table-cell table:style-name="ce22" office:value-type="float" office:value="1144.1457468" calcext:value-type="float">
            <text:p>1144.1457468</text:p>
          </table:table-cell>
          <table:table-cell table:style-name="ce22" office:value-type="float" office:value="2184.6293226" calcext:value-type="float">
            <text:p>2184.6293226</text:p>
          </table:table-cell>
          <table:table-cell table:style-name="ce22" office:value-type="float" office:value="2779.9121376" calcext:value-type="float">
            <text:p>2779.9121376</text:p>
          </table:table-cell>
          <table:table-cell table:style-name="ce22" office:value-type="float" office:value="2382.571888" calcext:value-type="float">
            <text:p>2382.571888</text:p>
          </table:table-cell>
          <table:table-cell table:style-name="ce22" office:value-type="float" office:value="3510.135071" calcext:value-type="float">
            <text:p>3510.135071</text:p>
          </table:table-cell>
          <table:table-cell table:style-name="ce22" office:value-type="float" office:value="4235.533195" calcext:value-type="float">
            <text:p>4235.533195</text:p>
          </table:table-cell>
          <table:table-cell table:style-name="ce22" office:value-type="float" office:value="6140.2575234" calcext:value-type="float">
            <text:p>6140.2575234</text:p>
          </table:table-cell>
          <table:table-cell table:style-name="ce22" office:value-type="float" office:value="11009.695181" calcext:value-type="float">
            <text:p>11009.695181</text:p>
          </table:table-cell>
          <table:table-cell table:style-name="ce22" office:value-type="float" office:value="14212.9734158" calcext:value-type="float">
            <text:p>14212.9734158</text:p>
          </table:table-cell>
          <table:table-cell table:style-name="ce22" office:value-type="float" office:value="14417.9932678" calcext:value-type="float">
            <text:p>14417.9932678</text:p>
          </table:table-cell>
          <table:table-cell table:style-name="ce22" office:value-type="float" office:value="15037.0988896" calcext:value-type="float">
            <text:p>15037.0988896</text:p>
          </table:table-cell>
          <table:table-cell table:style-name="ce22" office:value-type="float" office:value="44368.1502164" calcext:value-type="float">
            <text:p>44368.1502164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GPR213</text:p>
          </table:table-cell>
          <table:table-cell table:style-name="ce22" office:value-type="string" calcext:value-type="string">
            <text:p>LRWa2</text:p>
          </table:table-cell>
          <table:table-cell table:style-name="ce22" office:value-type="float" office:value="1585.5843444" calcext:value-type="float">
            <text:p>1585.5843444</text:p>
          </table:table-cell>
          <table:table-cell table:style-name="ce22" office:value-type="float" office:value="2305.6890234" calcext:value-type="float">
            <text:p>2305.6890234</text:p>
          </table:table-cell>
          <table:table-cell table:style-name="ce22" office:value-type="float" office:value="2700.6903318" calcext:value-type="float">
            <text:p>2700.6903318</text:p>
          </table:table-cell>
          <table:table-cell table:style-name="ce22" office:value-type="float" office:value="2643.749793" calcext:value-type="float">
            <text:p>2643.749793</text:p>
          </table:table-cell>
          <table:table-cell table:style-name="ce22" office:value-type="float" office:value="2892.9544398" calcext:value-type="float">
            <text:p>2892.9544398</text:p>
          </table:table-cell>
          <table:table-cell table:style-name="ce22" office:value-type="float" office:value="2909.5812128" calcext:value-type="float">
            <text:p>2909.5812128</text:p>
          </table:table-cell>
          <table:table-cell table:style-name="ce22" office:value-type="float" office:value="4086.2157012" calcext:value-type="float">
            <text:p>4086.2157012</text:p>
          </table:table-cell>
          <table:table-cell table:style-name="ce22" office:value-type="float" office:value="9777.4831808" calcext:value-type="float">
            <text:p>9777.4831808</text:p>
          </table:table-cell>
          <table:table-cell table:style-name="ce22" office:value-type="float" office:value="15697.4991396" calcext:value-type="float">
            <text:p>15697.4991396</text:p>
          </table:table-cell>
          <table:table-cell table:style-name="ce22" office:value-type="float" office:value="15212.7624406" calcext:value-type="float">
            <text:p>15212.7624406</text:p>
          </table:table-cell>
          <table:table-cell table:style-name="ce22" office:value-type="float" office:value="14395.548555" calcext:value-type="float">
            <text:p>14395.548555</text:p>
          </table:table-cell>
          <table:table-cell table:style-name="ce22" office:value-type="float" office:value="54053.5218662" calcext:value-type="float">
            <text:p>54053.5218662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GPR213</text:p>
          </table:table-cell>
          <table:table-cell table:style-name="ce22" office:value-type="string" calcext:value-type="string">
            <text:p>LRWa2</text:p>
          </table:table-cell>
          <table:table-cell table:style-name="ce22" office:value-type="float" office:value="903.6461028" calcext:value-type="float">
            <text:p>903.6461028</text:p>
          </table:table-cell>
          <table:table-cell table:style-name="ce22" office:value-type="float" office:value="1303.1585718" calcext:value-type="float">
            <text:p>1303.1585718</text:p>
          </table:table-cell>
          <table:table-cell table:style-name="ce22" office:value-type="float" office:value="1680.2742172" calcext:value-type="float">
            <text:p>1680.2742172</text:p>
          </table:table-cell>
          <table:table-cell table:style-name="ce22" office:value-type="float" office:value="2202.2580468" calcext:value-type="float">
            <text:p>2202.2580468</text:p>
          </table:table-cell>
          <table:table-cell table:style-name="ce22" office:value-type="float" office:value="3012.3676224" calcext:value-type="float">
            <text:p>3012.3676224</text:p>
          </table:table-cell>
          <table:table-cell table:style-name="ce22" office:value-type="float" office:value="3384.9057786" calcext:value-type="float">
            <text:p>3384.9057786</text:p>
          </table:table-cell>
          <table:table-cell table:style-name="ce22" office:value-type="float" office:value="4699.050165" calcext:value-type="float">
            <text:p>4699.050165</text:p>
          </table:table-cell>
          <table:table-cell table:style-name="ce22" office:value-type="float" office:value="10834.1954386" calcext:value-type="float">
            <text:p>10834.1954386</text:p>
          </table:table-cell>
          <table:table-cell table:style-name="ce22" office:value-type="float" office:value="15474.1987902" calcext:value-type="float">
            <text:p>15474.1987902</text:p>
          </table:table-cell>
          <table:table-cell table:style-name="ce22" office:value-type="float" office:value="14159.1890668" calcext:value-type="float">
            <text:p>14159.1890668</text:p>
          </table:table-cell>
          <table:table-cell table:style-name="ce22" office:value-type="float" office:value="14201.216397" calcext:value-type="float">
            <text:p>14201.216397</text:p>
          </table:table-cell>
          <table:table-cell table:style-name="ce22" office:value-type="float" office:value="40601.6042222" calcext:value-type="float">
            <text:p>40601.6042222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9" office:value-type="string" calcext:value-type="string">
            <text:p>GPR213</text:p>
          </table:table-cell>
          <table:table-cell table:style-name="ce9" office:value-type="string" calcext:value-type="string">
            <text:p>LRWa2</text:p>
          </table:table-cell>
          <table:table-cell table:style-name="ce9" office:value-type="float" office:value="2643.3244764" calcext:value-type="float">
            <text:p>2643.3244764</text:p>
          </table:table-cell>
          <table:table-cell table:style-name="ce9" office:value-type="float" office:value="2974.3947812" calcext:value-type="float">
            <text:p>2974.3947812</text:p>
          </table:table-cell>
          <table:table-cell table:style-name="ce9" office:value-type="float" office:value="1886.2085152" calcext:value-type="float">
            <text:p>1886.2085152</text:p>
          </table:table-cell>
          <table:table-cell table:style-name="ce9" office:value-type="float" office:value="1631.1619172" calcext:value-type="float">
            <text:p>1631.1619172</text:p>
          </table:table-cell>
          <table:table-cell table:style-name="ce9" office:value-type="float" office:value="2049.3148552" calcext:value-type="float">
            <text:p>2049.3148552</text:p>
          </table:table-cell>
          <table:table-cell table:style-name="ce9" office:value-type="float" office:value="2174.8433288" calcext:value-type="float">
            <text:p>2174.8433288</text:p>
          </table:table-cell>
          <table:table-cell table:style-name="ce9" office:value-type="float" office:value="2665.9527156" calcext:value-type="float">
            <text:p>2665.9527156</text:p>
          </table:table-cell>
          <table:table-cell table:style-name="ce9" office:value-type="float" office:value="8253.1331552" calcext:value-type="float">
            <text:p>8253.1331552</text:p>
          </table:table-cell>
          <table:table-cell table:style-name="ce9" office:value-type="float" office:value="22850.602874" calcext:value-type="float">
            <text:p>22850.602874</text:p>
          </table:table-cell>
          <table:table-cell table:style-name="ce9" office:value-type="float" office:value="24324.6899224" calcext:value-type="float">
            <text:p>24324.6899224</text:p>
          </table:table-cell>
          <table:table-cell table:style-name="ce9" office:value-type="float" office:value="28162.7121468" calcext:value-type="float">
            <text:p>28162.7121468</text:p>
          </table:table-cell>
          <table:table-cell table:style-name="ce9" office:value-type="float" office:value="32919.4538276" calcext:value-type="float">
            <text:p>32919.4538276</text:p>
          </table:table-cell>
          <table:table-cell table:style-name="ce9"/>
          <table:table-cell table:style-name="ce9" office:value-type="string" calcext:value-type="string">
            <text:p>2023_02_03</text:p>
          </table:table-cell>
          <table:table-cell table:style-name="ce9"/>
          <table:table-cell table:style-name="ce22" table:number-columns-repeated="43"/>
          <table:table-cell table:number-columns-repeated="963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9" office:value-type="string" calcext:value-type="string">
            <text:p>GPR213</text:p>
          </table:table-cell>
          <table:table-cell table:style-name="ce9" office:value-type="string" calcext:value-type="string">
            <text:p>LRWa2</text:p>
          </table:table-cell>
          <table:table-cell table:style-name="ce9" office:value-type="float" office:value="3201.636848" calcext:value-type="float">
            <text:p>3201.636848</text:p>
          </table:table-cell>
          <table:table-cell table:style-name="ce9" office:value-type="float" office:value="2794.1051456" calcext:value-type="float">
            <text:p>2794.1051456</text:p>
          </table:table-cell>
          <table:table-cell table:style-name="ce9" office:value-type="float" office:value="2611.713876" calcext:value-type="float">
            <text:p>2611.713876</text:p>
          </table:table-cell>
          <table:table-cell table:style-name="ce9" office:value-type="float" office:value="2373.2954544" calcext:value-type="float">
            <text:p>2373.2954544</text:p>
          </table:table-cell>
          <table:table-cell table:style-name="ce9" office:value-type="float" office:value="2068.5743052" calcext:value-type="float">
            <text:p>2068.5743052</text:p>
          </table:table-cell>
          <table:table-cell table:style-name="ce9" office:value-type="float" office:value="2826.9673544" calcext:value-type="float">
            <text:p>2826.9673544</text:p>
          </table:table-cell>
          <table:table-cell table:style-name="ce9" office:value-type="float" office:value="2919.634738" calcext:value-type="float">
            <text:p>2919.634738</text:p>
          </table:table-cell>
          <table:table-cell table:style-name="ce9" office:value-type="float" office:value="9066.8616456" calcext:value-type="float">
            <text:p>9066.8616456</text:p>
          </table:table-cell>
          <table:table-cell table:style-name="ce9" office:value-type="float" office:value="21596.7826676" calcext:value-type="float">
            <text:p>21596.7826676</text:p>
          </table:table-cell>
          <table:table-cell table:style-name="ce9" office:value-type="float" office:value="28498.071892" calcext:value-type="float">
            <text:p>28498.071892</text:p>
          </table:table-cell>
          <table:table-cell table:style-name="ce9" office:value-type="float" office:value="30340.791618" calcext:value-type="float">
            <text:p>30340.791618</text:p>
          </table:table-cell>
          <table:table-cell table:style-name="ce9" office:value-type="float" office:value="41112.3180984" calcext:value-type="float">
            <text:p>41112.3180984</text:p>
          </table:table-cell>
          <table:table-cell table:style-name="ce9"/>
          <table:table-cell table:style-name="ce9" office:value-type="string" calcext:value-type="string">
            <text:p>2023_02_03</text:p>
          </table:table-cell>
          <table:table-cell table:style-name="ce9"/>
          <table:table-cell table:style-name="ce22" table:number-columns-repeated="43"/>
          <table:table-cell table:number-columns-repeated="963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9" office:value-type="string" calcext:value-type="string">
            <text:p>GPR213</text:p>
          </table:table-cell>
          <table:table-cell table:style-name="ce9" office:value-type="string" calcext:value-type="string">
            <text:p>LRWa2</text:p>
          </table:table-cell>
          <table:table-cell table:style-name="ce9" office:value-type="float" office:value="2823.6859144" calcext:value-type="float">
            <text:p>2823.6859144</text:p>
          </table:table-cell>
          <table:table-cell table:style-name="ce9" office:value-type="float" office:value="2828.3038944" calcext:value-type="float">
            <text:p>2828.3038944</text:p>
          </table:table-cell>
          <table:table-cell table:style-name="ce9" office:value-type="float" office:value="2702.3120644" calcext:value-type="float">
            <text:p>2702.3120644</text:p>
          </table:table-cell>
          <table:table-cell table:style-name="ce9" office:value-type="float" office:value="4348.0642924" calcext:value-type="float">
            <text:p>4348.0642924</text:p>
          </table:table-cell>
          <table:table-cell table:style-name="ce9" office:value-type="float" office:value="3682.242226" calcext:value-type="float">
            <text:p>3682.242226</text:p>
          </table:table-cell>
          <table:table-cell table:style-name="ce9" office:value-type="float" office:value="3153.3022316" calcext:value-type="float">
            <text:p>3153.3022316</text:p>
          </table:table-cell>
          <table:table-cell table:style-name="ce9" office:value-type="float" office:value="4152.6866352" calcext:value-type="float">
            <text:p>4152.6866352</text:p>
          </table:table-cell>
          <table:table-cell table:style-name="ce9" office:value-type="float" office:value="7710.715104" calcext:value-type="float">
            <text:p>7710.715104</text:p>
          </table:table-cell>
          <table:table-cell table:style-name="ce9" office:value-type="float" office:value="18673.0800164" calcext:value-type="float">
            <text:p>18673.0800164</text:p>
          </table:table-cell>
          <table:table-cell table:style-name="ce9" office:value-type="float" office:value="28961.1992916" calcext:value-type="float">
            <text:p>28961.1992916</text:p>
          </table:table-cell>
          <table:table-cell table:style-name="ce9" office:value-type="float" office:value="36191.2241624" calcext:value-type="float">
            <text:p>36191.2241624</text:p>
          </table:table-cell>
          <table:table-cell table:style-name="ce9" office:value-type="float" office:value="49782.5884616" calcext:value-type="float">
            <text:p>49782.5884616</text:p>
          </table:table-cell>
          <table:table-cell table:style-name="ce9"/>
          <table:table-cell table:style-name="ce9" office:value-type="string" calcext:value-type="string">
            <text:p>2023_02_03</text:p>
          </table:table-cell>
          <table:table-cell table:style-name="ce9"/>
          <table:table-cell table:style-name="ce22" table:number-columns-repeated="43"/>
          <table:table-cell table:number-columns-repeated="963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PR213</text:p>
          </table:table-cell>
          <table:table-cell table:style-name="ce22" office:value-type="string" calcext:value-type="string">
            <text:p>LRWa3</text:p>
          </table:table-cell>
          <table:table-cell table:style-name="ce22" office:value-type="float" office:value="9689.9946796" calcext:value-type="float">
            <text:p>9689.9946796</text:p>
          </table:table-cell>
          <table:table-cell table:style-name="ce22" office:value-type="float" office:value="7133.3284796" calcext:value-type="float">
            <text:p>7133.3284796</text:p>
          </table:table-cell>
          <table:table-cell table:style-name="ce22" office:value-type="float" office:value="7172.8684164" calcext:value-type="float">
            <text:p>7172.8684164</text:p>
          </table:table-cell>
          <table:table-cell table:style-name="ce22" office:value-type="float" office:value="7540.476664" calcext:value-type="float">
            <text:p>7540.476664</text:p>
          </table:table-cell>
          <table:table-cell table:style-name="ce22" office:value-type="float" office:value="6226.2864676" calcext:value-type="float">
            <text:p>6226.2864676</text:p>
          </table:table-cell>
          <table:table-cell table:style-name="ce22" office:value-type="float" office:value="7765.605284" calcext:value-type="float">
            <text:p>7765.605284</text:p>
          </table:table-cell>
          <table:table-cell table:style-name="ce22" office:value-type="float" office:value="9410.7115656" calcext:value-type="float">
            <text:p>9410.7115656</text:p>
          </table:table-cell>
          <table:table-cell table:style-name="ce22" office:value-type="float" office:value="10761.6081484" calcext:value-type="float">
            <text:p>10761.6081484</text:p>
          </table:table-cell>
          <table:table-cell table:style-name="ce22" office:value-type="float" office:value="14873.3099228" calcext:value-type="float">
            <text:p>14873.3099228</text:p>
          </table:table-cell>
          <table:table-cell table:style-name="ce22" office:value-type="float" office:value="15991.5442448" calcext:value-type="float">
            <text:p>15991.5442448</text:p>
          </table:table-cell>
          <table:table-cell table:style-name="ce22" office:value-type="float" office:value="16446.1945184" calcext:value-type="float">
            <text:p>16446.1945184</text:p>
          </table:table-cell>
          <table:table-cell table:style-name="ce22" office:value-type="float" office:value="28718.1209744" calcext:value-type="float">
            <text:p>28718.1209744</text:p>
          </table:table-cell>
          <table:table-cell table:style-name="ce22"/>
          <table:table-cell table:style-name="ce22" office:value-type="string" calcext:value-type="string">
            <text:p>2022_09_09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GPR213</text:p>
          </table:table-cell>
          <table:table-cell table:style-name="ce22" office:value-type="string" calcext:value-type="string">
            <text:p>LRWa3</text:p>
          </table:table-cell>
          <table:table-cell table:style-name="ce22" office:value-type="float" office:value="10949.665148" calcext:value-type="float">
            <text:p>10949.665148</text:p>
          </table:table-cell>
          <table:table-cell table:style-name="ce22" office:value-type="float" office:value="11172.3820036" calcext:value-type="float">
            <text:p>11172.3820036</text:p>
          </table:table-cell>
          <table:table-cell table:style-name="ce22" office:value-type="float" office:value="7634.6852548" calcext:value-type="float">
            <text:p>7634.6852548</text:p>
          </table:table-cell>
          <table:table-cell table:style-name="ce22" office:value-type="float" office:value="6807.0290344" calcext:value-type="float">
            <text:p>6807.0290344</text:p>
          </table:table-cell>
          <table:table-cell table:style-name="ce22" office:value-type="float" office:value="7715.1636644" calcext:value-type="float">
            <text:p>7715.1636644</text:p>
          </table:table-cell>
          <table:table-cell table:style-name="ce22" office:value-type="float" office:value="7127.3998476" calcext:value-type="float">
            <text:p>7127.3998476</text:p>
          </table:table-cell>
          <table:table-cell table:style-name="ce22" office:value-type="float" office:value="8484.178222" calcext:value-type="float">
            <text:p>8484.178222</text:p>
          </table:table-cell>
          <table:table-cell table:style-name="ce22" office:value-type="float" office:value="13714.2382608" calcext:value-type="float">
            <text:p>13714.2382608</text:p>
          </table:table-cell>
          <table:table-cell table:style-name="ce22" office:value-type="float" office:value="19867.6564616" calcext:value-type="float">
            <text:p>19867.6564616</text:p>
          </table:table-cell>
          <table:table-cell table:style-name="ce22" office:value-type="float" office:value="1020.4208872" calcext:value-type="float">
            <text:p>1020.4208872</text:p>
          </table:table-cell>
          <table:table-cell table:style-name="ce22" office:value-type="float" office:value="18659.3976012" calcext:value-type="float">
            <text:p>18659.3976012</text:p>
          </table:table-cell>
          <table:table-cell table:style-name="ce22" office:value-type="float" office:value="24213.1882028" calcext:value-type="float">
            <text:p>24213.1882028</text:p>
          </table:table-cell>
          <table:table-cell table:style-name="ce22"/>
          <table:table-cell table:style-name="ce22" office:value-type="string" calcext:value-type="string">
            <text:p>2022_09_09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GPR213</text:p>
          </table:table-cell>
          <table:table-cell table:style-name="ce22" office:value-type="string" calcext:value-type="string">
            <text:p>LRWa3</text:p>
          </table:table-cell>
          <table:table-cell table:style-name="ce22" office:value-type="float" office:value="10222.393596" calcext:value-type="float">
            <text:p>10222.393596</text:p>
          </table:table-cell>
          <table:table-cell table:style-name="ce22" office:value-type="float" office:value="8479.6820156" calcext:value-type="float">
            <text:p>8479.6820156</text:p>
          </table:table-cell>
          <table:table-cell table:style-name="ce22" office:value-type="float" office:value="7946.4977532" calcext:value-type="float">
            <text:p>7946.4977532</text:p>
          </table:table-cell>
          <table:table-cell table:style-name="ce22" office:value-type="float" office:value="1157.3289644" calcext:value-type="float">
            <text:p>1157.3289644</text:p>
          </table:table-cell>
          <table:table-cell table:style-name="ce22" office:value-type="float" office:value="6109.336582" calcext:value-type="float">
            <text:p>6109.336582</text:p>
          </table:table-cell>
          <table:table-cell table:style-name="ce22" office:value-type="float" office:value="6666.3544108" calcext:value-type="float">
            <text:p>6666.3544108</text:p>
          </table:table-cell>
          <table:table-cell table:style-name="ce22" office:value-type="float" office:value="1696.887384" calcext:value-type="float">
            <text:p>1696.887384</text:p>
          </table:table-cell>
          <table:table-cell table:style-name="ce22" office:value-type="float" office:value="14230.5056368" calcext:value-type="float">
            <text:p>14230.5056368</text:p>
          </table:table-cell>
          <table:table-cell table:style-name="ce22" office:value-type="float" office:value="21430.6643972" calcext:value-type="float">
            <text:p>21430.6643972</text:p>
          </table:table-cell>
          <table:table-cell table:style-name="ce22" office:value-type="float" office:value="22338.2163796" calcext:value-type="float">
            <text:p>22338.2163796</text:p>
          </table:table-cell>
          <table:table-cell table:style-name="ce22" office:value-type="float" office:value="19614.5880412" calcext:value-type="float">
            <text:p>19614.5880412</text:p>
          </table:table-cell>
          <table:table-cell table:style-name="ce22" office:value-type="float" office:value="38455.0380132" calcext:value-type="float">
            <text:p>38455.0380132</text:p>
          </table:table-cell>
          <table:table-cell table:style-name="ce22"/>
          <table:table-cell table:style-name="ce22" office:value-type="string" calcext:value-type="string">
            <text:p>2022_09_09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GPR213</text:p>
          </table:table-cell>
          <table:table-cell table:style-name="ce22" office:value-type="string" calcext:value-type="string">
            <text:p>LRWa3</text:p>
          </table:table-cell>
          <table:table-cell table:style-name="ce22" office:value-type="float" office:value="2002.1692354" calcext:value-type="float">
            <text:p>2002.1692354</text:p>
          </table:table-cell>
          <table:table-cell table:style-name="ce22" office:value-type="float" office:value="1880.2633168" calcext:value-type="float">
            <text:p>1880.2633168</text:p>
          </table:table-cell>
          <table:table-cell table:style-name="ce22" office:value-type="float" office:value="1776.18852" calcext:value-type="float">
            <text:p>1776.18852</text:p>
          </table:table-cell>
          <table:table-cell table:style-name="ce22" office:value-type="float" office:value="1553.005656" calcext:value-type="float">
            <text:p>1553.005656</text:p>
          </table:table-cell>
          <table:table-cell table:style-name="ce22" office:value-type="float" office:value="1154.5899462" calcext:value-type="float">
            <text:p>1154.5899462</text:p>
          </table:table-cell>
          <table:table-cell table:style-name="ce22" office:value-type="float" office:value="1094.731245" calcext:value-type="float">
            <text:p>1094.731245</text:p>
          </table:table-cell>
          <table:table-cell table:style-name="ce22" office:value-type="float" office:value="2224.6031268" calcext:value-type="float">
            <text:p>2224.6031268</text:p>
          </table:table-cell>
          <table:table-cell table:style-name="ce22" office:value-type="float" office:value="8208.5438984" calcext:value-type="float">
            <text:p>8208.5438984</text:p>
          </table:table-cell>
          <table:table-cell table:style-name="ce22" office:value-type="float" office:value="12158.3567552" calcext:value-type="float">
            <text:p>12158.3567552</text:p>
          </table:table-cell>
          <table:table-cell table:style-name="ce22" office:value-type="float" office:value="13838.5780136" calcext:value-type="float">
            <text:p>13838.5780136</text:p>
          </table:table-cell>
          <table:table-cell table:style-name="ce22" office:value-type="float" office:value="12725.296127" calcext:value-type="float">
            <text:p>12725.296127</text:p>
          </table:table-cell>
          <table:table-cell table:style-name="ce22" office:value-type="float" office:value="36776.1207546" calcext:value-type="float">
            <text:p>36776.1207546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GPR213</text:p>
          </table:table-cell>
          <table:table-cell table:style-name="ce22" office:value-type="string" calcext:value-type="string">
            <text:p>LRWa3</text:p>
          </table:table-cell>
          <table:table-cell table:style-name="ce22" office:value-type="float" office:value="2173.4469444" calcext:value-type="float">
            <text:p>2173.4469444</text:p>
          </table:table-cell>
          <table:table-cell table:style-name="ce22" office:value-type="float" office:value="1210.5567082" calcext:value-type="float">
            <text:p>1210.5567082</text:p>
          </table:table-cell>
          <table:table-cell table:style-name="ce22" office:value-type="float" office:value="1413.893309" calcext:value-type="float">
            <text:p>1413.893309</text:p>
          </table:table-cell>
          <table:table-cell table:style-name="ce22" office:value-type="float" office:value="2338.4077954" calcext:value-type="float">
            <text:p>2338.4077954</text:p>
          </table:table-cell>
          <table:table-cell table:style-name="ce22" office:value-type="float" office:value="1789.6420018" calcext:value-type="float">
            <text:p>1789.6420018</text:p>
          </table:table-cell>
          <table:table-cell table:style-name="ce22" office:value-type="float" office:value="1171.4244468" calcext:value-type="float">
            <text:p>1171.4244468</text:p>
          </table:table-cell>
          <table:table-cell table:style-name="ce22" office:value-type="float" office:value="2224.7824994" calcext:value-type="float">
            <text:p>2224.7824994</text:p>
          </table:table-cell>
          <table:table-cell table:style-name="ce22" office:value-type="float" office:value="8245.9270528" calcext:value-type="float">
            <text:p>8245.9270528</text:p>
          </table:table-cell>
          <table:table-cell table:style-name="ce22" office:value-type="float" office:value="13676.0309272" calcext:value-type="float">
            <text:p>13676.0309272</text:p>
          </table:table-cell>
          <table:table-cell table:style-name="ce22" office:value-type="float" office:value="16912.4598834" calcext:value-type="float">
            <text:p>16912.4598834</text:p>
          </table:table-cell>
          <table:table-cell table:style-name="ce22" office:value-type="float" office:value="15860.1939082" calcext:value-type="float">
            <text:p>15860.1939082</text:p>
          </table:table-cell>
          <table:table-cell table:style-name="ce22" office:value-type="float" office:value="39366.7306568" calcext:value-type="float">
            <text:p>39366.7306568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GPR213</text:p>
          </table:table-cell>
          <table:table-cell table:style-name="ce22" office:value-type="string" calcext:value-type="string">
            <text:p>LRWa3</text:p>
          </table:table-cell>
          <table:table-cell table:style-name="ce22" office:value-type="float" office:value="2174.1905992" calcext:value-type="float">
            <text:p>2174.1905992</text:p>
          </table:table-cell>
          <table:table-cell table:style-name="ce22" office:value-type="float" office:value="1957.9052498" calcext:value-type="float">
            <text:p>1957.9052498</text:p>
          </table:table-cell>
          <table:table-cell table:style-name="ce22" office:value-type="float" office:value="1567.8540176" calcext:value-type="float">
            <text:p>1567.8540176</text:p>
          </table:table-cell>
          <table:table-cell table:style-name="ce22" office:value-type="float" office:value="1705.9069798" calcext:value-type="float">
            <text:p>1705.9069798</text:p>
          </table:table-cell>
          <table:table-cell table:style-name="ce22" office:value-type="float" office:value="1616.7193692" calcext:value-type="float">
            <text:p>1616.7193692</text:p>
          </table:table-cell>
          <table:table-cell table:style-name="ce22" office:value-type="float" office:value="1747.9948128" calcext:value-type="float">
            <text:p>1747.9948128</text:p>
          </table:table-cell>
          <table:table-cell table:style-name="ce22" office:value-type="float" office:value="2416.691932" calcext:value-type="float">
            <text:p>2416.691932</text:p>
          </table:table-cell>
          <table:table-cell table:style-name="ce22" office:value-type="float" office:value="8477.9102746" calcext:value-type="float">
            <text:p>8477.9102746</text:p>
          </table:table-cell>
          <table:table-cell table:style-name="ce22" office:value-type="float" office:value="12660.6888728" calcext:value-type="float">
            <text:p>12660.6888728</text:p>
          </table:table-cell>
          <table:table-cell table:style-name="ce22" office:value-type="float" office:value="17204.2807386" calcext:value-type="float">
            <text:p>17204.2807386</text:p>
          </table:table-cell>
          <table:table-cell table:style-name="ce22" office:value-type="float" office:value="15935.5321614" calcext:value-type="float">
            <text:p>15935.5321614</text:p>
          </table:table-cell>
          <table:table-cell table:style-name="ce22" office:value-type="float" office:value="53449.218836" calcext:value-type="float">
            <text:p>53449.218836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GPR213</text:p>
          </table:table-cell>
          <table:table-cell table:style-name="ce22" office:value-type="string" calcext:value-type="string">
            <text:p>LRWa3</text:p>
          </table:table-cell>
          <table:table-cell table:style-name="ce22" office:value-type="float" office:value="2586.5460674" calcext:value-type="float">
            <text:p>2586.5460674</text:p>
          </table:table-cell>
          <table:table-cell table:style-name="ce22" office:value-type="float" office:value="3225.1627064" calcext:value-type="float">
            <text:p>3225.1627064</text:p>
          </table:table-cell>
          <table:table-cell table:style-name="ce22" office:value-type="float" office:value="2804.8859014" calcext:value-type="float">
            <text:p>2804.8859014</text:p>
          </table:table-cell>
          <table:table-cell table:style-name="ce22" office:value-type="float" office:value="2991.5634822" calcext:value-type="float">
            <text:p>2991.5634822</text:p>
          </table:table-cell>
          <table:table-cell table:style-name="ce22" office:value-type="float" office:value="2451.7881058" calcext:value-type="float">
            <text:p>2451.7881058</text:p>
          </table:table-cell>
          <table:table-cell table:style-name="ce22" office:value-type="float" office:value="2044.7042622" calcext:value-type="float">
            <text:p>2044.7042622</text:p>
          </table:table-cell>
          <table:table-cell table:style-name="ce22" office:value-type="float" office:value="2267.6958856" calcext:value-type="float">
            <text:p>2267.6958856</text:p>
          </table:table-cell>
          <table:table-cell table:style-name="ce22" office:value-type="float" office:value="2294.4046044" calcext:value-type="float">
            <text:p>2294.4046044</text:p>
          </table:table-cell>
          <table:table-cell table:style-name="ce22" office:value-type="float" office:value="2848.9745856" calcext:value-type="float">
            <text:p>2848.9745856</text:p>
          </table:table-cell>
          <table:table-cell table:style-name="ce22" office:value-type="float" office:value="3577.5283572" calcext:value-type="float">
            <text:p>3577.5283572</text:p>
          </table:table-cell>
          <table:table-cell table:style-name="ce22" office:value-type="float" office:value="4758.731138" calcext:value-type="float">
            <text:p>4758.731138</text:p>
          </table:table-cell>
          <table:table-cell table:style-name="ce22" office:value-type="float" office:value="29253.03584" calcext:value-type="float">
            <text:p>29253.03584</text:p>
          </table:table-cell>
          <table:table-cell table:style-name="ce22"/>
          <table:table-cell table:style-name="ce22" office:value-type="string" calcext:value-type="string">
            <text:p>2023_02_17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GPR213</text:p>
          </table:table-cell>
          <table:table-cell table:style-name="ce22" office:value-type="string" calcext:value-type="string">
            <text:p>LRWa3</text:p>
          </table:table-cell>
          <table:table-cell table:style-name="ce22" office:value-type="float" office:value="3052.6984408" calcext:value-type="float">
            <text:p>3052.6984408</text:p>
          </table:table-cell>
          <table:table-cell table:style-name="ce22" office:value-type="float" office:value="2272.0459692" calcext:value-type="float">
            <text:p>2272.0459692</text:p>
          </table:table-cell>
          <table:table-cell table:style-name="ce22" office:value-type="float" office:value="3745.9709674" calcext:value-type="float">
            <text:p>3745.9709674</text:p>
          </table:table-cell>
          <table:table-cell table:style-name="ce22" office:value-type="float" office:value="2721.1242174" calcext:value-type="float">
            <text:p>2721.1242174</text:p>
          </table:table-cell>
          <table:table-cell table:style-name="ce22" office:value-type="float" office:value="2360.889896" calcext:value-type="float">
            <text:p>2360.889896</text:p>
          </table:table-cell>
          <table:table-cell table:style-name="ce22" office:value-type="float" office:value="2208.4550954" calcext:value-type="float">
            <text:p>2208.4550954</text:p>
          </table:table-cell>
          <table:table-cell table:style-name="ce22" office:value-type="float" office:value="2359.0368096" calcext:value-type="float">
            <text:p>2359.0368096</text:p>
          </table:table-cell>
          <table:table-cell table:style-name="ce22" office:value-type="float" office:value="2277.0783732" calcext:value-type="float">
            <text:p>2277.0783732</text:p>
          </table:table-cell>
          <table:table-cell table:style-name="ce22" office:value-type="float" office:value="3209.3593584" calcext:value-type="float">
            <text:p>3209.3593584</text:p>
          </table:table-cell>
          <table:table-cell table:style-name="ce22" office:value-type="float" office:value="3922.4741328" calcext:value-type="float">
            <text:p>3922.4741328</text:p>
          </table:table-cell>
          <table:table-cell table:style-name="ce22" office:value-type="float" office:value="4559.957584" calcext:value-type="float">
            <text:p>4559.957584</text:p>
          </table:table-cell>
          <table:table-cell table:style-name="ce22" office:value-type="float" office:value="35519.6987056" calcext:value-type="float">
            <text:p>35519.6987056</text:p>
          </table:table-cell>
          <table:table-cell table:style-name="ce22"/>
          <table:table-cell table:style-name="ce22" office:value-type="string" calcext:value-type="string">
            <text:p>2023_02_17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GPR213</text:p>
          </table:table-cell>
          <table:table-cell table:style-name="ce22" office:value-type="string" calcext:value-type="string">
            <text:p>LRWa3</text:p>
          </table:table-cell>
          <table:table-cell table:style-name="ce22" office:value-type="float" office:value="2980.4543138" calcext:value-type="float">
            <text:p>2980.4543138</text:p>
          </table:table-cell>
          <table:table-cell table:style-name="ce22" office:value-type="float" office:value="2738.2344428" calcext:value-type="float">
            <text:p>2738.2344428</text:p>
          </table:table-cell>
          <table:table-cell table:style-name="ce22" office:value-type="float" office:value="2171.4038854" calcext:value-type="float">
            <text:p>2171.4038854</text:p>
          </table:table-cell>
          <table:table-cell table:style-name="ce22" office:value-type="float" office:value="1904.6769556" calcext:value-type="float">
            <text:p>1904.6769556</text:p>
          </table:table-cell>
          <table:table-cell table:style-name="ce22" office:value-type="float" office:value="2324.1131988" calcext:value-type="float">
            <text:p>2324.1131988</text:p>
          </table:table-cell>
          <table:table-cell table:style-name="ce22" office:value-type="float" office:value="1971.731639" calcext:value-type="float">
            <text:p>1971.731639</text:p>
          </table:table-cell>
          <table:table-cell table:style-name="ce22" office:value-type="float" office:value="1904.6414248" calcext:value-type="float">
            <text:p>1904.6414248</text:p>
          </table:table-cell>
          <table:table-cell table:style-name="ce22" office:value-type="float" office:value="2601.5194218" calcext:value-type="float">
            <text:p>2601.5194218</text:p>
          </table:table-cell>
          <table:table-cell table:style-name="ce22" office:value-type="float" office:value="3012.3426944" calcext:value-type="float">
            <text:p>3012.3426944</text:p>
          </table:table-cell>
          <table:table-cell table:style-name="ce22" office:value-type="float" office:value="4391.0014032" calcext:value-type="float">
            <text:p>4391.0014032</text:p>
          </table:table-cell>
          <table:table-cell table:style-name="ce22" office:value-type="float" office:value="3550.454348" calcext:value-type="float">
            <text:p>3550.454348</text:p>
          </table:table-cell>
          <table:table-cell table:style-name="ce22" office:value-type="float" office:value="34840.0094744" calcext:value-type="float">
            <text:p>34840.0094744</text:p>
          </table:table-cell>
          <table:table-cell table:style-name="ce22"/>
          <table:table-cell table:style-name="ce22" office:value-type="string" calcext:value-type="string">
            <text:p>2023_02_17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</text:p>
          </table:table-cell>
          <table:table-cell table:style-name="ce13" office:value-type="float" office:value="429.789999599999" calcext:value-type="float">
            <text:p>429.789999599999</text:p>
          </table:table-cell>
          <table:table-cell/>
          <table:table-cell table:style-name="ce13" office:value-type="float" office:value="343.7725752" calcext:value-type="float">
            <text:p>343.7725752</text:p>
          </table:table-cell>
          <table:table-cell table:style-name="ce13" office:value-type="float" office:value="530.978948599999" calcext:value-type="float">
            <text:p>530.978948599999</text:p>
          </table:table-cell>
          <table:table-cell table:style-name="ce13" office:value-type="float" office:value="666.0531126" calcext:value-type="float">
            <text:p>666.0531126</text:p>
          </table:table-cell>
          <table:table-cell table:style-name="ce13" office:value-type="float" office:value="1172.1088556" calcext:value-type="float">
            <text:p>1172.1088556</text:p>
          </table:table-cell>
          <table:table-cell table:style-name="ce26" office:value-type="float" office:value="3124.58104979999" calcext:value-type="float">
            <text:p>3124.58104979999</text:p>
          </table:table-cell>
          <table:table-cell table:style-name="ce26" office:value-type="float" office:value="4910.92986019999" calcext:value-type="float">
            <text:p>4910.92986019999</text:p>
          </table:table-cell>
          <table:table-cell table:style-name="ce26" office:value-type="float" office:value="5217.63563359999" calcext:value-type="float">
            <text:p>5217.63563359999</text:p>
          </table:table-cell>
          <table:table-cell table:style-name="ce26" office:value-type="float" office:value="5108.69167239999" calcext:value-type="float">
            <text:p>5108.69167239999</text:p>
          </table:table-cell>
          <table:table-cell table:style-name="ce26" office:value-type="float" office:value="5355.24816099999" calcext:value-type="float">
            <text:p>5355.24816099999</text:p>
          </table:table-cell>
          <table:table-cell table:style-name="ce26" office:value-type="float" office:value="9742.4967926" calcext:value-type="float">
            <text:p>9742.4967926</text:p>
          </table:table-cell>
          <table:table-cell/>
          <table:table-cell office:value-type="string" calcext:value-type="string">
            <text:p>2022_01_27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</text:p>
          </table:table-cell>
          <table:table-cell table:style-name="ce13" office:value-type="float" office:value="431.456376" calcext:value-type="float">
            <text:p>431.456376</text:p>
          </table:table-cell>
          <table:table-cell/>
          <table:table-cell table:style-name="ce13" office:value-type="float" office:value="414.9796558" calcext:value-type="float">
            <text:p>414.9796558</text:p>
          </table:table-cell>
          <table:table-cell table:style-name="ce13" office:value-type="float" office:value="300.154872" calcext:value-type="float">
            <text:p>300.154872</text:p>
          </table:table-cell>
          <table:table-cell table:style-name="ce13" office:value-type="float" office:value="328.7538248" calcext:value-type="float">
            <text:p>328.7538248</text:p>
          </table:table-cell>
          <table:table-cell table:style-name="ce13" office:value-type="float" office:value="1603.56667439999" calcext:value-type="float">
            <text:p>1603.56667439999</text:p>
          </table:table-cell>
          <table:table-cell table:style-name="ce26" office:value-type="float" office:value="4145.6331112" calcext:value-type="float">
            <text:p>4145.6331112</text:p>
          </table:table-cell>
          <table:table-cell table:style-name="ce26" office:value-type="float" office:value="5452.07976379999" calcext:value-type="float">
            <text:p>5452.07976379999</text:p>
          </table:table-cell>
          <table:table-cell table:style-name="ce26" office:value-type="float" office:value="6213.31174119999" calcext:value-type="float">
            <text:p>6213.31174119999</text:p>
          </table:table-cell>
          <table:table-cell table:style-name="ce26" office:value-type="float" office:value="6894.1442754" calcext:value-type="float">
            <text:p>6894.1442754</text:p>
          </table:table-cell>
          <table:table-cell table:style-name="ce26" office:value-type="float" office:value="5577.93459859999" calcext:value-type="float">
            <text:p>5577.93459859999</text:p>
          </table:table-cell>
          <table:table-cell table:style-name="ce26" office:value-type="float" office:value="11424.5955794" calcext:value-type="float">
            <text:p>11424.5955794</text:p>
          </table:table-cell>
          <table:table-cell/>
          <table:table-cell office:value-type="string" calcext:value-type="string">
            <text:p>2022_01_27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</text:p>
          </table:table-cell>
          <table:table-cell table:style-name="ce13" office:value-type="float" office:value="518.1727238" calcext:value-type="float">
            <text:p>518.1727238</text:p>
          </table:table-cell>
          <table:table-cell/>
          <table:table-cell table:style-name="ce13" office:value-type="float" office:value="373.320206" calcext:value-type="float">
            <text:p>373.320206</text:p>
          </table:table-cell>
          <table:table-cell table:style-name="ce13" office:value-type="float" office:value="385.148312799999" calcext:value-type="float">
            <text:p>385.148312799999</text:p>
          </table:table-cell>
          <table:table-cell table:style-name="ce13" office:value-type="float" office:value="830.7392564" calcext:value-type="float">
            <text:p>830.7392564</text:p>
          </table:table-cell>
          <table:table-cell table:style-name="ce13" office:value-type="float" office:value="1997.03856779999" calcext:value-type="float">
            <text:p>1997.03856779999</text:p>
          </table:table-cell>
          <table:table-cell table:style-name="ce26" office:value-type="float" office:value="4338.3549428" calcext:value-type="float">
            <text:p>4338.3549428</text:p>
          </table:table-cell>
          <table:table-cell table:style-name="ce26" office:value-type="float" office:value="6401.57527059999" calcext:value-type="float">
            <text:p>6401.57527059999</text:p>
          </table:table-cell>
          <table:table-cell table:style-name="ce26" office:value-type="float" office:value="7017.6965108" calcext:value-type="float">
            <text:p>7017.6965108</text:p>
          </table:table-cell>
          <table:table-cell table:style-name="ce26" office:value-type="float" office:value="5829.8572938" calcext:value-type="float">
            <text:p>5829.8572938</text:p>
          </table:table-cell>
          <table:table-cell table:style-name="ce26" office:value-type="float" office:value="5999.45082979999" calcext:value-type="float">
            <text:p>5999.45082979999</text:p>
          </table:table-cell>
          <table:table-cell table:style-name="ce26" office:value-type="float" office:value="11481.4915147999" calcext:value-type="float">
            <text:p>11481.4915147999</text:p>
          </table:table-cell>
          <table:table-cell/>
          <table:table-cell office:value-type="string" calcext:value-type="string">
            <text:p>2022_01_27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</text:p>
          </table:table-cell>
          <table:table-cell table:style-name="ce13" office:value-type="float" office:value="829.0046878" calcext:value-type="float">
            <text:p>829.0046878</text:p>
          </table:table-cell>
          <table:table-cell table:style-name="ce13"/>
          <table:table-cell table:style-name="ce13" office:value-type="float" office:value="796.9677922" calcext:value-type="float">
            <text:p>796.9677922</text:p>
          </table:table-cell>
          <table:table-cell table:style-name="ce13" office:value-type="float" office:value="712.1488671" calcext:value-type="float">
            <text:p>712.1488671</text:p>
          </table:table-cell>
          <table:table-cell table:style-name="ce13" office:value-type="float" office:value="767.9035927" calcext:value-type="float">
            <text:p>767.9035927</text:p>
          </table:table-cell>
          <table:table-cell table:style-name="ce13" office:value-type="float" office:value="1189.42079" calcext:value-type="float">
            <text:p>1189.42079</text:p>
          </table:table-cell>
          <table:table-cell table:style-name="ce26" office:value-type="float" office:value="2824.906295" calcext:value-type="float">
            <text:p>2824.906295</text:p>
          </table:table-cell>
          <table:table-cell table:style-name="ce26" office:value-type="float" office:value="6790.253775" calcext:value-type="float">
            <text:p>6790.253775</text:p>
          </table:table-cell>
          <table:table-cell table:style-name="ce26" office:value-type="float" office:value="9728.138916" calcext:value-type="float">
            <text:p>9728.138916</text:p>
          </table:table-cell>
          <table:table-cell table:style-name="ce26" office:value-type="float" office:value="9783.419959" calcext:value-type="float">
            <text:p>9783.419959</text:p>
          </table:table-cell>
          <table:table-cell table:style-name="ce26" office:value-type="float" office:value="10939.66668" calcext:value-type="float">
            <text:p>10939.66668</text:p>
          </table:table-cell>
          <table:table-cell table:style-name="ce26" office:value-type="float" office:value="9721.488992" calcext:value-type="float">
            <text:p>9721.488992</text:p>
          </table:table-cell>
          <table:table-cell table:style-name="ce26" office:value-type="float" office:value="8930.346566" calcext:value-type="float">
            <text:p>8930.346566</text:p>
          </table:table-cell>
          <table:table-cell office:value-type="string" calcext:value-type="string">
            <text:p>2021_10_13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</text:p>
          </table:table-cell>
          <table:table-cell table:style-name="ce13" office:value-type="float" office:value="658.7096671" calcext:value-type="float">
            <text:p>658.7096671</text:p>
          </table:table-cell>
          <table:table-cell table:style-name="ce13"/>
          <table:table-cell table:style-name="ce13" office:value-type="float" office:value="934.1669443" calcext:value-type="float">
            <text:p>934.1669443</text:p>
          </table:table-cell>
          <table:table-cell table:style-name="ce13" office:value-type="float" office:value="907.7194971" calcext:value-type="float">
            <text:p>907.7194971</text:p>
          </table:table-cell>
          <table:table-cell table:style-name="ce13" office:value-type="float" office:value="624.8470707" calcext:value-type="float">
            <text:p>624.8470707</text:p>
          </table:table-cell>
          <table:table-cell table:style-name="ce13" office:value-type="float" office:value="813.2345422" calcext:value-type="float">
            <text:p>813.2345422</text:p>
          </table:table-cell>
          <table:table-cell table:style-name="ce26" office:value-type="float" office:value="2710.877618" calcext:value-type="float">
            <text:p>2710.877618</text:p>
          </table:table-cell>
          <table:table-cell table:style-name="ce26" office:value-type="float" office:value="8068.259461" calcext:value-type="float">
            <text:p>8068.259461</text:p>
          </table:table-cell>
          <table:table-cell table:style-name="ce26" office:value-type="float" office:value="9772.646835" calcext:value-type="float">
            <text:p>9772.646835</text:p>
          </table:table-cell>
          <table:table-cell table:style-name="ce26" office:value-type="float" office:value="9996.551306" calcext:value-type="float">
            <text:p>9996.551306</text:p>
          </table:table-cell>
          <table:table-cell table:style-name="ce26" office:value-type="float" office:value="10922.63668" calcext:value-type="float">
            <text:p>10922.63668</text:p>
          </table:table-cell>
          <table:table-cell table:style-name="ce26" office:value-type="float" office:value="9807.305519" calcext:value-type="float">
            <text:p>9807.305519</text:p>
          </table:table-cell>
          <table:table-cell table:style-name="ce26" office:value-type="float" office:value="8298.71037" calcext:value-type="float">
            <text:p>8298.71037</text:p>
          </table:table-cell>
          <table:table-cell office:value-type="string" calcext:value-type="string">
            <text:p>2021_10_13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</text:p>
          </table:table-cell>
          <table:table-cell table:style-name="ce13" office:value-type="float" office:value="817.3687668" calcext:value-type="float">
            <text:p>817.3687668</text:p>
          </table:table-cell>
          <table:table-cell table:style-name="ce13"/>
          <table:table-cell table:style-name="ce13" office:value-type="float" office:value="766.0468031" calcext:value-type="float">
            <text:p>766.0468031</text:p>
          </table:table-cell>
          <table:table-cell table:style-name="ce13" office:value-type="float" office:value="854.9900316" calcext:value-type="float">
            <text:p>854.9900316</text:p>
          </table:table-cell>
          <table:table-cell table:style-name="ce13" office:value-type="float" office:value="766.0686369" calcext:value-type="float">
            <text:p>766.0686369</text:p>
          </table:table-cell>
          <table:table-cell table:style-name="ce13" office:value-type="float" office:value="932.8427129" calcext:value-type="float">
            <text:p>932.8427129</text:p>
          </table:table-cell>
          <table:table-cell table:style-name="ce26" office:value-type="float" office:value="2592.463803" calcext:value-type="float">
            <text:p>2592.463803</text:p>
          </table:table-cell>
          <table:table-cell table:style-name="ce26" office:value-type="float" office:value="6915.373658" calcext:value-type="float">
            <text:p>6915.373658</text:p>
          </table:table-cell>
          <table:table-cell table:style-name="ce26" office:value-type="float" office:value="10479.94083" calcext:value-type="float">
            <text:p>10479.94083</text:p>
          </table:table-cell>
          <table:table-cell table:style-name="ce26" office:value-type="float" office:value="11563.81764" calcext:value-type="float">
            <text:p>11563.81764</text:p>
          </table:table-cell>
          <table:table-cell table:style-name="ce26" office:value-type="float" office:value="11225.54832" calcext:value-type="float">
            <text:p>11225.54832</text:p>
          </table:table-cell>
          <table:table-cell table:style-name="ce26" office:value-type="float" office:value="10407.40361" calcext:value-type="float">
            <text:p>10407.40361</text:p>
          </table:table-cell>
          <table:table-cell table:style-name="ce26" office:value-type="float" office:value="9439.947733" calcext:value-type="float">
            <text:p>9439.947733</text:p>
          </table:table-cell>
          <table:table-cell office:value-type="string" calcext:value-type="string">
            <text:p>2021_10_13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</text:p>
          </table:table-cell>
          <table:table-cell office:value-type="float" office:value="1431.8793572" calcext:value-type="float">
            <text:p>1431.8793572</text:p>
          </table:table-cell>
          <table:table-cell/>
          <table:table-cell office:value-type="float" office:value="813.6142048" calcext:value-type="float">
            <text:p>813.6142048</text:p>
          </table:table-cell>
          <table:table-cell office:value-type="float" office:value="860.4599704" calcext:value-type="float">
            <text:p>860.4599704</text:p>
          </table:table-cell>
          <table:table-cell office:value-type="float" office:value="921.9451992" calcext:value-type="float">
            <text:p>921.9451992</text:p>
          </table:table-cell>
          <table:table-cell office:value-type="float" office:value="1845.8170078" calcext:value-type="float">
            <text:p>1845.8170078</text:p>
          </table:table-cell>
          <table:table-cell office:value-type="float" office:value="5763.0452104" calcext:value-type="float">
            <text:p>5763.0452104</text:p>
          </table:table-cell>
          <table:table-cell office:value-type="float" office:value="6768.1102906" calcext:value-type="float">
            <text:p>6768.1102906</text:p>
          </table:table-cell>
          <table:table-cell office:value-type="float" office:value="7682.9792238" calcext:value-type="float">
            <text:p>7682.9792238</text:p>
          </table:table-cell>
          <table:table-cell office:value-type="float" office:value="6491.3677176" calcext:value-type="float">
            <text:p>6491.3677176</text:p>
          </table:table-cell>
          <table:table-cell office:value-type="float" office:value="7613.3257064" calcext:value-type="float">
            <text:p>7613.3257064</text:p>
          </table:table-cell>
          <table:table-cell office:value-type="float" office:value="9557.9257228" calcext:value-type="float">
            <text:p>9557.9257228</text:p>
          </table:table-cell>
          <table:table-cell table:style-name="ce26"/>
          <table:table-cell office:value-type="string" calcext:value-type="string">
            <text:p>2022_04_08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</text:p>
          </table:table-cell>
          <table:table-cell office:value-type="float" office:value="780.5822492" calcext:value-type="float">
            <text:p>780.5822492</text:p>
          </table:table-cell>
          <table:table-cell/>
          <table:table-cell office:value-type="float" office:value="1027.4092628" calcext:value-type="float">
            <text:p>1027.4092628</text:p>
          </table:table-cell>
          <table:table-cell office:value-type="float" office:value="1465.08977" calcext:value-type="float">
            <text:p>1465.08977</text:p>
          </table:table-cell>
          <table:table-cell office:value-type="float" office:value="1006.5391064" calcext:value-type="float">
            <text:p>1006.5391064</text:p>
          </table:table-cell>
          <table:table-cell office:value-type="float" office:value="2188.219423" calcext:value-type="float">
            <text:p>2188.219423</text:p>
          </table:table-cell>
          <table:table-cell office:value-type="float" office:value="5758.6903302" calcext:value-type="float">
            <text:p>5758.6903302</text:p>
          </table:table-cell>
          <table:table-cell office:value-type="float" office:value="8391.3375598" calcext:value-type="float">
            <text:p>8391.3375598</text:p>
          </table:table-cell>
          <table:table-cell office:value-type="float" office:value="8418.855608" calcext:value-type="float">
            <text:p>8418.855608</text:p>
          </table:table-cell>
          <table:table-cell office:value-type="float" office:value="7380.5362632" calcext:value-type="float">
            <text:p>7380.5362632</text:p>
          </table:table-cell>
          <table:table-cell office:value-type="float" office:value="7956.9452732" calcext:value-type="float">
            <text:p>7956.9452732</text:p>
          </table:table-cell>
          <table:table-cell office:value-type="float" office:value="11250.105074" calcext:value-type="float">
            <text:p>11250.105074</text:p>
          </table:table-cell>
          <table:table-cell table:style-name="ce26"/>
          <table:table-cell office:value-type="string" calcext:value-type="string">
            <text:p>2022_04_08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</text:p>
          </table:table-cell>
          <table:table-cell office:value-type="float" office:value="1051.0654652" calcext:value-type="float">
            <text:p>1051.0654652</text:p>
          </table:table-cell>
          <table:table-cell/>
          <table:table-cell office:value-type="float" office:value="906.6419598" calcext:value-type="float">
            <text:p>906.6419598</text:p>
          </table:table-cell>
          <table:table-cell office:value-type="float" office:value="954.1080168" calcext:value-type="float">
            <text:p>954.1080168</text:p>
          </table:table-cell>
          <table:table-cell office:value-type="float" office:value="909.7923058" calcext:value-type="float">
            <text:p>909.7923058</text:p>
          </table:table-cell>
          <table:table-cell office:value-type="float" office:value="1998.940526" calcext:value-type="float">
            <text:p>1998.940526</text:p>
          </table:table-cell>
          <table:table-cell office:value-type="float" office:value="5879.6205546" calcext:value-type="float">
            <text:p>5879.6205546</text:p>
          </table:table-cell>
          <table:table-cell office:value-type="float" office:value="9115.7664918" calcext:value-type="float">
            <text:p>9115.7664918</text:p>
          </table:table-cell>
          <table:table-cell office:value-type="float" office:value="10131.3841156" calcext:value-type="float">
            <text:p>10131.3841156</text:p>
          </table:table-cell>
          <table:table-cell office:value-type="float" office:value="9009.6255372" calcext:value-type="float">
            <text:p>9009.6255372</text:p>
          </table:table-cell>
          <table:table-cell office:value-type="float" office:value="8341.9759724" calcext:value-type="float">
            <text:p>8341.9759724</text:p>
          </table:table-cell>
          <table:table-cell office:value-type="float" office:value="10653.8835564" calcext:value-type="float">
            <text:p>10653.8835564</text:p>
          </table:table-cell>
          <table:table-cell table:style-name="ce26"/>
          <table:table-cell office:value-type="string" calcext:value-type="string">
            <text:p>2022_04_08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</text:p>
          </table:table-cell>
          <table:table-cell office:value-type="float" office:value="1413.989251" calcext:value-type="float">
            <text:p>1413.989251</text:p>
          </table:table-cell>
          <table:table-cell/>
          <table:table-cell office:value-type="float" office:value="1505.8612622" calcext:value-type="float">
            <text:p>1505.8612622</text:p>
          </table:table-cell>
          <table:table-cell office:value-type="float" office:value="2274.8523316" calcext:value-type="float">
            <text:p>2274.8523316</text:p>
          </table:table-cell>
          <table:table-cell office:value-type="float" office:value="2696.5358266" calcext:value-type="float">
            <text:p>2696.5358266</text:p>
          </table:table-cell>
          <table:table-cell office:value-type="float" office:value="4300.5650032" calcext:value-type="float">
            <text:p>4300.5650032</text:p>
          </table:table-cell>
          <table:table-cell office:value-type="float" office:value="7781.8088134" calcext:value-type="float">
            <text:p>7781.8088134</text:p>
          </table:table-cell>
          <table:table-cell office:value-type="float" office:value="12585.5557663" calcext:value-type="float">
            <text:p>12585.5557663</text:p>
          </table:table-cell>
          <table:table-cell office:value-type="float" office:value="21190.0589205" calcext:value-type="float">
            <text:p>21190.0589205</text:p>
          </table:table-cell>
          <table:table-cell office:value-type="float" office:value="19619.8512545" calcext:value-type="float">
            <text:p>19619.8512545</text:p>
          </table:table-cell>
          <table:table-cell office:value-type="float" office:value="22737.1827863" calcext:value-type="float">
            <text:p>22737.1827863</text:p>
          </table:table-cell>
          <table:table-cell office:value-type="float" office:value="38665.0046314" calcext:value-type="float">
            <text:p>38665.0046314</text:p>
          </table:table-cell>
          <table:table-cell/>
          <table:table-cell office:value-type="string" calcext:value-type="string">
            <text:p>2022_02_17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</text:p>
          </table:table-cell>
          <table:table-cell office:value-type="float" office:value="1172.626304" calcext:value-type="float">
            <text:p>1172.626304</text:p>
          </table:table-cell>
          <table:table-cell/>
          <table:table-cell office:value-type="float" office:value="1553.0622178" calcext:value-type="float">
            <text:p>1553.0622178</text:p>
          </table:table-cell>
          <table:table-cell office:value-type="float" office:value="2976.6082007" calcext:value-type="float">
            <text:p>2976.6082007</text:p>
          </table:table-cell>
          <table:table-cell office:value-type="float" office:value="4340.3157935" calcext:value-type="float">
            <text:p>4340.3157935</text:p>
          </table:table-cell>
          <table:table-cell office:value-type="float" office:value="5992.8842561" calcext:value-type="float">
            <text:p>5992.8842561</text:p>
          </table:table-cell>
          <table:table-cell office:value-type="float" office:value="12836.8479516" calcext:value-type="float">
            <text:p>12836.8479516</text:p>
          </table:table-cell>
          <table:table-cell office:value-type="float" office:value="20538.694351" calcext:value-type="float">
            <text:p>20538.694351</text:p>
          </table:table-cell>
          <table:table-cell office:value-type="float" office:value="23625.1735512" calcext:value-type="float">
            <text:p>23625.1735512</text:p>
          </table:table-cell>
          <table:table-cell office:value-type="float" office:value="24139.1879535" calcext:value-type="float">
            <text:p>24139.1879535</text:p>
          </table:table-cell>
          <table:table-cell office:value-type="float" office:value="28361.683379" calcext:value-type="float">
            <text:p>28361.683379</text:p>
          </table:table-cell>
          <table:table-cell office:value-type="float" office:value="45600.240915" calcext:value-type="float">
            <text:p>45600.240915</text:p>
          </table:table-cell>
          <table:table-cell/>
          <table:table-cell office:value-type="string" calcext:value-type="string">
            <text:p>2022_02_17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</text:p>
          </table:table-cell>
          <table:table-cell office:value-type="float" office:value="1517.567919" calcext:value-type="float">
            <text:p>1517.567919</text:p>
          </table:table-cell>
          <table:table-cell/>
          <table:table-cell office:value-type="float" office:value="1766.1771779" calcext:value-type="float">
            <text:p>1766.1771779</text:p>
          </table:table-cell>
          <table:table-cell office:value-type="float" office:value="2926.1212888" calcext:value-type="float">
            <text:p>2926.1212888</text:p>
          </table:table-cell>
          <table:table-cell office:value-type="float" office:value="4025.8695118" calcext:value-type="float">
            <text:p>4025.8695118</text:p>
          </table:table-cell>
          <table:table-cell office:value-type="float" office:value="6407.6184809" calcext:value-type="float">
            <text:p>6407.6184809</text:p>
          </table:table-cell>
          <table:table-cell office:value-type="float" office:value="13222.0541033" calcext:value-type="float">
            <text:p>13222.0541033</text:p>
          </table:table-cell>
          <table:table-cell office:value-type="float" office:value="22129.1174325" calcext:value-type="float">
            <text:p>22129.1174325</text:p>
          </table:table-cell>
          <table:table-cell office:value-type="float" office:value="24869.7657186" calcext:value-type="float">
            <text:p>24869.7657186</text:p>
          </table:table-cell>
          <table:table-cell office:value-type="float" office:value="25023.5601112" calcext:value-type="float">
            <text:p>25023.5601112</text:p>
          </table:table-cell>
          <table:table-cell office:value-type="float" office:value="28489.9669134" calcext:value-type="float">
            <text:p>28489.9669134</text:p>
          </table:table-cell>
          <table:table-cell office:value-type="float" office:value="53494.5474455" calcext:value-type="float">
            <text:p>53494.5474455</text:p>
          </table:table-cell>
          <table:table-cell/>
          <table:table-cell office:value-type="string" calcext:value-type="string">
            <text:p>2022_02_17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</text:p>
          </table:table-cell>
          <table:table-cell table:style-name="ce13" office:value-type="float" office:value="687.033743" calcext:value-type="float">
            <text:p>687.033743</text:p>
          </table:table-cell>
          <table:table-cell table:style-name="ce13"/>
          <table:table-cell table:style-name="ce13" office:value-type="float" office:value="544.4826165" calcext:value-type="float">
            <text:p>544.4826165</text:p>
          </table:table-cell>
          <table:table-cell table:style-name="ce13" office:value-type="float" office:value="753.1821452" calcext:value-type="float">
            <text:p>753.1821452</text:p>
          </table:table-cell>
          <table:table-cell table:style-name="ce13" office:value-type="float" office:value="745.906804499999" calcext:value-type="float">
            <text:p>745.906804499999</text:p>
          </table:table-cell>
          <table:table-cell table:style-name="ce13" office:value-type="float" office:value="1488.2123029" calcext:value-type="float">
            <text:p>1488.2123029</text:p>
          </table:table-cell>
          <table:table-cell table:style-name="ce26" office:value-type="float" office:value="2571.50812629999" calcext:value-type="float">
            <text:p>2571.50812629999</text:p>
          </table:table-cell>
          <table:table-cell table:style-name="ce26" office:value-type="float" office:value="4225.45994899999" calcext:value-type="float">
            <text:p>4225.45994899999</text:p>
          </table:table-cell>
          <table:table-cell table:style-name="ce26" office:value-type="float" office:value="6093.7119925" calcext:value-type="float">
            <text:p>6093.7119925</text:p>
          </table:table-cell>
          <table:table-cell table:style-name="ce26" office:value-type="float" office:value="7191.90622199999" calcext:value-type="float">
            <text:p>7191.90622199999</text:p>
          </table:table-cell>
          <table:table-cell table:style-name="ce26" office:value-type="float" office:value="7173.55218009999" calcext:value-type="float">
            <text:p>7173.55218009999</text:p>
          </table:table-cell>
          <table:table-cell table:style-name="ce26" office:value-type="float" office:value="9417.70539779999" calcext:value-type="float">
            <text:p>9417.70539779999</text:p>
          </table:table-cell>
          <table:table-cell table:style-name="ce26" office:value-type="string" calcext:value-type="string">
            <text:p>Masked</text:p>
          </table:table-cell>
          <table:table-cell office:value-type="string" calcext:value-type="string">
            <text:p>2021_10_15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</text:p>
          </table:table-cell>
          <table:table-cell table:style-name="ce13" office:value-type="float" office:value="822.535041599999" calcext:value-type="float">
            <text:p>822.535041599999</text:p>
          </table:table-cell>
          <table:table-cell table:style-name="ce13"/>
          <table:table-cell table:style-name="ce13" office:value-type="float" office:value="580.5673615" calcext:value-type="float">
            <text:p>580.5673615</text:p>
          </table:table-cell>
          <table:table-cell table:style-name="ce13" office:value-type="float" office:value="648.688418" calcext:value-type="float">
            <text:p>648.688418</text:p>
          </table:table-cell>
          <table:table-cell table:style-name="ce13" office:value-type="float" office:value="690.627889799999" calcext:value-type="float">
            <text:p>690.627889799999</text:p>
          </table:table-cell>
          <table:table-cell table:style-name="ce13" office:value-type="float" office:value="1696.334251" calcext:value-type="float">
            <text:p>1696.334251</text:p>
          </table:table-cell>
          <table:table-cell table:style-name="ce26" office:value-type="float" office:value="2560.188207" calcext:value-type="float">
            <text:p>2560.188207</text:p>
          </table:table-cell>
          <table:table-cell table:style-name="ce26" office:value-type="float" office:value="4368.73611899999" calcext:value-type="float">
            <text:p>4368.73611899999</text:p>
          </table:table-cell>
          <table:table-cell table:style-name="ce26" office:value-type="float" office:value="6624.1404556" calcext:value-type="float">
            <text:p>6624.1404556</text:p>
          </table:table-cell>
          <table:table-cell table:style-name="ce26" office:value-type="float" office:value="8101.2968124" calcext:value-type="float">
            <text:p>8101.2968124</text:p>
          </table:table-cell>
          <table:table-cell table:style-name="ce26" office:value-type="float" office:value="8688.22571449999" calcext:value-type="float">
            <text:p>8688.22571449999</text:p>
          </table:table-cell>
          <table:table-cell table:style-name="ce26" office:value-type="float" office:value="9962.1583562" calcext:value-type="float">
            <text:p>9962.1583562</text:p>
          </table:table-cell>
          <table:table-cell table:style-name="ce26" office:value-type="string" calcext:value-type="string">
            <text:p>Masked</text:p>
          </table:table-cell>
          <table:table-cell office:value-type="string" calcext:value-type="string">
            <text:p>2021_10_15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</text:p>
          </table:table-cell>
          <table:table-cell table:style-name="ce13" office:value-type="float" office:value="851.135018399999" calcext:value-type="float">
            <text:p>851.135018399999</text:p>
          </table:table-cell>
          <table:table-cell table:style-name="ce13"/>
          <table:table-cell table:style-name="ce13" office:value-type="float" office:value="685.3805295" calcext:value-type="float">
            <text:p>685.3805295</text:p>
          </table:table-cell>
          <table:table-cell table:style-name="ce13" office:value-type="float" office:value="442.4904964" calcext:value-type="float">
            <text:p>442.4904964</text:p>
          </table:table-cell>
          <table:table-cell table:style-name="ce13" office:value-type="float" office:value="539.3594135" calcext:value-type="float">
            <text:p>539.3594135</text:p>
          </table:table-cell>
          <table:table-cell table:style-name="ce13" office:value-type="float" office:value="1377.9661809" calcext:value-type="float">
            <text:p>1377.9661809</text:p>
          </table:table-cell>
          <table:table-cell table:style-name="ce26" office:value-type="float" office:value="2287.67535749999" calcext:value-type="float">
            <text:p>2287.67535749999</text:p>
          </table:table-cell>
          <table:table-cell table:style-name="ce26" office:value-type="float" office:value="4768.98822909999" calcext:value-type="float">
            <text:p>4768.98822909999</text:p>
          </table:table-cell>
          <table:table-cell table:style-name="ce26" office:value-type="float" office:value="7535.4248403" calcext:value-type="float">
            <text:p>7535.4248403</text:p>
          </table:table-cell>
          <table:table-cell table:style-name="ce26" office:value-type="float" office:value="7413.39394859999" calcext:value-type="float">
            <text:p>7413.39394859999</text:p>
          </table:table-cell>
          <table:table-cell table:style-name="ce26" office:value-type="float" office:value="7915.239105" calcext:value-type="float">
            <text:p>7915.239105</text:p>
          </table:table-cell>
          <table:table-cell table:style-name="ce26" office:value-type="float" office:value="9909.6426974" calcext:value-type="float">
            <text:p>9909.6426974</text:p>
          </table:table-cell>
          <table:table-cell table:style-name="ce26" office:value-type="string" calcext:value-type="string">
            <text:p>Masked</text:p>
          </table:table-cell>
          <table:table-cell office:value-type="string" calcext:value-type="string">
            <text:p>2021_10_15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</text:p>
          </table:table-cell>
          <table:table-cell office:value-type="float" office:value="662.6983194" calcext:value-type="float">
            <text:p>662.6983194</text:p>
          </table:table-cell>
          <table:table-cell/>
          <table:table-cell office:value-type="float" office:value="1183.078407" calcext:value-type="float">
            <text:p>1183.078407</text:p>
          </table:table-cell>
          <table:table-cell office:value-type="float" office:value="1991.95717" calcext:value-type="float">
            <text:p>1991.95717</text:p>
          </table:table-cell>
          <table:table-cell office:value-type="float" office:value="3003.5613378" calcext:value-type="float">
            <text:p>3003.5613378</text:p>
          </table:table-cell>
          <table:table-cell office:value-type="float" office:value="6353.6908468" calcext:value-type="float">
            <text:p>6353.6908468</text:p>
          </table:table-cell>
          <table:table-cell office:value-type="float" office:value="10292.5273042" calcext:value-type="float">
            <text:p>10292.5273042</text:p>
          </table:table-cell>
          <table:table-cell office:value-type="float" office:value="14584.0313234" calcext:value-type="float">
            <text:p>14584.0313234</text:p>
          </table:table-cell>
          <table:table-cell office:value-type="float" office:value="14143.3968442" calcext:value-type="float">
            <text:p>14143.3968442</text:p>
          </table:table-cell>
          <table:table-cell office:value-type="float" office:value="15523.7961776" calcext:value-type="float">
            <text:p>15523.7961776</text:p>
          </table:table-cell>
          <table:table-cell office:value-type="float" office:value="14616.6059744" calcext:value-type="float">
            <text:p>14616.6059744</text:p>
          </table:table-cell>
          <table:table-cell office:value-type="float" office:value="30823.6087926" calcext:value-type="float">
            <text:p>30823.6087926</text:p>
          </table:table-cell>
          <table:table-cell/>
          <table:table-cell office:value-type="string" calcext:value-type="string">
            <text:p>2022_05_20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</text:p>
          </table:table-cell>
          <table:table-cell office:value-type="float" office:value="261.3335374" calcext:value-type="float">
            <text:p>261.3335374</text:p>
          </table:table-cell>
          <table:table-cell/>
          <table:table-cell office:value-type="float" office:value="451.8061896" calcext:value-type="float">
            <text:p>451.8061896</text:p>
          </table:table-cell>
          <table:table-cell office:value-type="float" office:value="450.256276" calcext:value-type="float">
            <text:p>450.256276</text:p>
          </table:table-cell>
          <table:table-cell office:value-type="float" office:value="1322.1608796" calcext:value-type="float">
            <text:p>1322.1608796</text:p>
          </table:table-cell>
          <table:table-cell office:value-type="float" office:value="3007.4408546" calcext:value-type="float">
            <text:p>3007.4408546</text:p>
          </table:table-cell>
          <table:table-cell office:value-type="float" office:value="7198.2056268" calcext:value-type="float">
            <text:p>7198.2056268</text:p>
          </table:table-cell>
          <table:table-cell office:value-type="float" office:value="11702.6424234" calcext:value-type="float">
            <text:p>11702.6424234</text:p>
          </table:table-cell>
          <table:table-cell office:value-type="float" office:value="15259.943473" calcext:value-type="float">
            <text:p>15259.943473</text:p>
          </table:table-cell>
          <table:table-cell office:value-type="float" office:value="17520.2986754" calcext:value-type="float">
            <text:p>17520.2986754</text:p>
          </table:table-cell>
          <table:table-cell office:value-type="float" office:value="17692.7045282" calcext:value-type="float">
            <text:p>17692.7045282</text:p>
          </table:table-cell>
          <table:table-cell office:value-type="float" office:value="41060.2237966" calcext:value-type="float">
            <text:p>41060.2237966</text:p>
          </table:table-cell>
          <table:table-cell/>
          <table:table-cell office:value-type="string" calcext:value-type="string">
            <text:p>2022_05_20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</text:p>
          </table:table-cell>
          <table:table-cell office:value-type="float" office:value="453.4666136" calcext:value-type="float">
            <text:p>453.4666136</text:p>
          </table:table-cell>
          <table:table-cell/>
          <table:table-cell office:value-type="float" office:value="1078.7663844" calcext:value-type="float">
            <text:p>1078.7663844</text:p>
          </table:table-cell>
          <table:table-cell office:value-type="float" office:value="606.075978" calcext:value-type="float">
            <text:p>606.075978</text:p>
          </table:table-cell>
          <table:table-cell office:value-type="float" office:value="1149.85124" calcext:value-type="float">
            <text:p>1149.85124</text:p>
          </table:table-cell>
          <table:table-cell office:value-type="float" office:value="2324.8742076" calcext:value-type="float">
            <text:p>2324.8742076</text:p>
          </table:table-cell>
          <table:table-cell office:value-type="float" office:value="6956.3231222" calcext:value-type="float">
            <text:p>6956.3231222</text:p>
          </table:table-cell>
          <table:table-cell office:value-type="float" office:value="10079.645062" calcext:value-type="float">
            <text:p>10079.645062</text:p>
          </table:table-cell>
          <table:table-cell office:value-type="float" office:value="13897.8871222" calcext:value-type="float">
            <text:p>13897.8871222</text:p>
          </table:table-cell>
          <table:table-cell office:value-type="float" office:value="17083.7717658" calcext:value-type="float">
            <text:p>17083.7717658</text:p>
          </table:table-cell>
          <table:table-cell office:value-type="float" office:value="21332.1941042" calcext:value-type="float">
            <text:p>21332.1941042</text:p>
          </table:table-cell>
          <table:table-cell office:value-type="float" office:value="41310.3295404" calcext:value-type="float">
            <text:p>41310.3295404</text:p>
          </table:table-cell>
          <table:table-cell/>
          <table:table-cell office:value-type="string" calcext:value-type="string">
            <text:p>2022_05_20</text:p>
          </table:table-cell>
          <table:table-cell table:number-columns-repeated="1007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6" office:value-type="string" calcext:value-type="string">
            <text:p>GPR185</text:p>
          </table:table-cell>
          <table:table-cell table:style-name="ce6" office:value-type="string" calcext:value-type="string">
            <text:p>PRGa</text:p>
          </table:table-cell>
          <table:table-cell table:style-name="ce6" office:value-type="float" office:value="6093.5887032" calcext:value-type="float">
            <text:p>6093.5887032</text:p>
          </table:table-cell>
          <table:table-cell table:style-name="ce6" office:value-type="float" office:value="7635.21608359999" calcext:value-type="float">
            <text:p>7635.21608359999</text:p>
          </table:table-cell>
          <table:table-cell table:style-name="ce6" office:value-type="float" office:value="7440.9724782" calcext:value-type="float">
            <text:p>7440.9724782</text:p>
          </table:table-cell>
          <table:table-cell table:style-name="ce6" office:value-type="float" office:value="11130.626927" calcext:value-type="float">
            <text:p>11130.626927</text:p>
          </table:table-cell>
          <table:table-cell table:style-name="ce6" office:value-type="float" office:value="19617.5117164" calcext:value-type="float">
            <text:p>19617.5117164</text:p>
          </table:table-cell>
          <table:table-cell table:style-name="ce23" office:value-type="float" office:value="32437.917354" calcext:value-type="float">
            <text:p>32437.917354</text:p>
          </table:table-cell>
          <table:table-cell table:style-name="ce23" office:value-type="float" office:value="62173.014329" calcext:value-type="float">
            <text:p>62173.014329</text:p>
          </table:table-cell>
          <table:table-cell table:style-name="ce23" office:value-type="float" office:value="92326.067015" calcext:value-type="float">
            <text:p>92326.067015</text:p>
          </table:table-cell>
          <table:table-cell table:style-name="ce23" office:value-type="float" office:value="114013.896640799" calcext:value-type="float">
            <text:p>114013.896640799</text:p>
          </table:table-cell>
          <table:table-cell table:style-name="ce23" office:value-type="float" office:value="80678.7633513999" calcext:value-type="float">
            <text:p>80678.7633513999</text:p>
          </table:table-cell>
          <table:table-cell table:style-name="ce23" office:value-type="float" office:value="69909.9876458" calcext:value-type="float">
            <text:p>69909.9876458</text:p>
          </table:table-cell>
          <table:table-cell table:style-name="ce23" office:value-type="float" office:value="96882.0888024" calcext:value-type="float">
            <text:p>96882.0888024</text:p>
          </table:table-cell>
          <table:table-cell table:style-name="ce22"/>
          <table:table-cell table:style-name="ce23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6" office:value-type="string" calcext:value-type="string">
            <text:p>GPR185</text:p>
          </table:table-cell>
          <table:table-cell table:style-name="ce6" office:value-type="string" calcext:value-type="string">
            <text:p>PRGa</text:p>
          </table:table-cell>
          <table:table-cell table:style-name="ce6" office:value-type="float" office:value="7010.4009622" calcext:value-type="float">
            <text:p>7010.4009622</text:p>
          </table:table-cell>
          <table:table-cell table:style-name="ce6" office:value-type="float" office:value="7558.5680396" calcext:value-type="float">
            <text:p>7558.5680396</text:p>
          </table:table-cell>
          <table:table-cell table:style-name="ce6" office:value-type="float" office:value="7368.805904" calcext:value-type="float">
            <text:p>7368.805904</text:p>
          </table:table-cell>
          <table:table-cell table:style-name="ce6" office:value-type="float" office:value="10946.9884448" calcext:value-type="float">
            <text:p>10946.9884448</text:p>
          </table:table-cell>
          <table:table-cell table:style-name="ce6" office:value-type="float" office:value="20998.887999" calcext:value-type="float">
            <text:p>20998.887999</text:p>
          </table:table-cell>
          <table:table-cell table:style-name="ce23" office:value-type="float" office:value="30898.2122208" calcext:value-type="float">
            <text:p>30898.2122208</text:p>
          </table:table-cell>
          <table:table-cell table:style-name="ce23" office:value-type="float" office:value="74022.2448022" calcext:value-type="float">
            <text:p>74022.2448022</text:p>
          </table:table-cell>
          <table:table-cell table:style-name="ce23" office:value-type="float" office:value="99791.7984523999" calcext:value-type="float">
            <text:p>99791.7984523999</text:p>
          </table:table-cell>
          <table:table-cell table:style-name="ce23" office:value-type="float" office:value="100629.177130599" calcext:value-type="float">
            <text:p>100629.177130599</text:p>
          </table:table-cell>
          <table:table-cell table:style-name="ce23" office:value-type="float" office:value="80480.6027287999" calcext:value-type="float">
            <text:p>80480.6027287999</text:p>
          </table:table-cell>
          <table:table-cell table:style-name="ce23" office:value-type="float" office:value="66476.2995866" calcext:value-type="float">
            <text:p>66476.2995866</text:p>
          </table:table-cell>
          <table:table-cell table:style-name="ce23" office:value-type="float" office:value="99269.9816338" calcext:value-type="float">
            <text:p>99269.9816338</text:p>
          </table:table-cell>
          <table:table-cell table:style-name="ce22"/>
          <table:table-cell table:style-name="ce23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6" office:value-type="string" calcext:value-type="string">
            <text:p>GPR185</text:p>
          </table:table-cell>
          <table:table-cell table:style-name="ce6" office:value-type="string" calcext:value-type="string">
            <text:p>PRGa</text:p>
          </table:table-cell>
          <table:table-cell table:style-name="ce6" office:value-type="float" office:value="5909.1762048" calcext:value-type="float">
            <text:p>5909.1762048</text:p>
          </table:table-cell>
          <table:table-cell table:style-name="ce6" office:value-type="float" office:value="7110.421843" calcext:value-type="float">
            <text:p>7110.421843</text:p>
          </table:table-cell>
          <table:table-cell table:style-name="ce6" office:value-type="float" office:value="6158.01520619999" calcext:value-type="float">
            <text:p>6158.01520619999</text:p>
          </table:table-cell>
          <table:table-cell table:style-name="ce6" office:value-type="float" office:value="8083.68526939999" calcext:value-type="float">
            <text:p>8083.68526939999</text:p>
          </table:table-cell>
          <table:table-cell table:style-name="ce6" office:value-type="float" office:value="16102.348815" calcext:value-type="float">
            <text:p>16102.348815</text:p>
          </table:table-cell>
          <table:table-cell table:style-name="ce23" office:value-type="float" office:value="33050.3411482" calcext:value-type="float">
            <text:p>33050.3411482</text:p>
          </table:table-cell>
          <table:table-cell table:style-name="ce23" office:value-type="float" office:value="64777.2761793999" calcext:value-type="float">
            <text:p>64777.2761793999</text:p>
          </table:table-cell>
          <table:table-cell table:style-name="ce23" office:value-type="float" office:value="81684.7052148" calcext:value-type="float">
            <text:p>81684.7052148</text:p>
          </table:table-cell>
          <table:table-cell table:style-name="ce23" office:value-type="float" office:value="96965.7190046" calcext:value-type="float">
            <text:p>96965.7190046</text:p>
          </table:table-cell>
          <table:table-cell table:style-name="ce23" office:value-type="float" office:value="73553.6970032" calcext:value-type="float">
            <text:p>73553.6970032</text:p>
          </table:table-cell>
          <table:table-cell table:style-name="ce23" office:value-type="float" office:value="65221.4343263999" calcext:value-type="float">
            <text:p>65221.4343263999</text:p>
          </table:table-cell>
          <table:table-cell table:style-name="ce23" office:value-type="float" office:value="100893.616237199" calcext:value-type="float">
            <text:p>100893.616237199</text:p>
          </table:table-cell>
          <table:table-cell table:style-name="ce22"/>
          <table:table-cell table:style-name="ce23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6" office:value-type="string" calcext:value-type="string">
            <text:p>GPR185</text:p>
          </table:table-cell>
          <table:table-cell table:style-name="ce6" office:value-type="string" calcext:value-type="string">
            <text:p>PRGa</text:p>
          </table:table-cell>
          <table:table-cell table:style-name="ce6" office:value-type="float" office:value="11237.9787936" calcext:value-type="float">
            <text:p>11237.9787936</text:p>
          </table:table-cell>
          <table:table-cell table:style-name="ce6" office:value-type="float" office:value="7185.466788" calcext:value-type="float">
            <text:p>7185.466788</text:p>
          </table:table-cell>
          <table:table-cell table:style-name="ce6" office:value-type="float" office:value="28648.315158" calcext:value-type="float">
            <text:p>28648.315158</text:p>
          </table:table-cell>
          <table:table-cell table:style-name="ce6" office:value-type="float" office:value="20302.3280931999" calcext:value-type="float">
            <text:p>20302.3280931999</text:p>
          </table:table-cell>
          <table:table-cell table:style-name="ce6" office:value-type="float" office:value="18041.6467488" calcext:value-type="float">
            <text:p>18041.6467488</text:p>
          </table:table-cell>
          <table:table-cell table:style-name="ce23" office:value-type="float" office:value="40488.249004" calcext:value-type="float">
            <text:p>40488.249004</text:p>
          </table:table-cell>
          <table:table-cell table:style-name="ce23" office:value-type="float" office:value="53698.0768964" calcext:value-type="float">
            <text:p>53698.0768964</text:p>
          </table:table-cell>
          <table:table-cell table:style-name="ce23" office:value-type="float" office:value="62662.0040483999" calcext:value-type="float">
            <text:p>62662.0040483999</text:p>
          </table:table-cell>
          <table:table-cell table:style-name="ce23" office:value-type="float" office:value="78767.4607564" calcext:value-type="float">
            <text:p>78767.4607564</text:p>
          </table:table-cell>
          <table:table-cell table:style-name="ce23" office:value-type="float" office:value="77371.6059635999" calcext:value-type="float">
            <text:p>77371.6059635999</text:p>
          </table:table-cell>
          <table:table-cell table:style-name="ce23" office:value-type="float" office:value="67491.3879084" calcext:value-type="float">
            <text:p>67491.3879084</text:p>
          </table:table-cell>
          <table:table-cell table:style-name="ce23" office:value-type="float" office:value="98127.6062732" calcext:value-type="float">
            <text:p>98127.6062732</text:p>
          </table:table-cell>
          <table:table-cell table:style-name="ce22"/>
          <table:table-cell table:style-name="ce23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6" office:value-type="string" calcext:value-type="string">
            <text:p>GPR185</text:p>
          </table:table-cell>
          <table:table-cell table:style-name="ce6" office:value-type="string" calcext:value-type="string">
            <text:p>PRGa</text:p>
          </table:table-cell>
          <table:table-cell table:style-name="ce6" office:value-type="float" office:value="13100.38939" calcext:value-type="float">
            <text:p>13100.38939</text:p>
          </table:table-cell>
          <table:table-cell table:style-name="ce6" office:value-type="float" office:value="10148.7735359999" calcext:value-type="float">
            <text:p>10148.7735359999</text:p>
          </table:table-cell>
          <table:table-cell table:style-name="ce6" office:value-type="float" office:value="11054.6640316" calcext:value-type="float">
            <text:p>11054.6640316</text:p>
          </table:table-cell>
          <table:table-cell table:style-name="ce6" office:value-type="float" office:value="11925.4770708" calcext:value-type="float">
            <text:p>11925.4770708</text:p>
          </table:table-cell>
          <table:table-cell table:style-name="ce6" office:value-type="float" office:value="25074.7116435999" calcext:value-type="float">
            <text:p>25074.7116435999</text:p>
          </table:table-cell>
          <table:table-cell table:style-name="ce23" office:value-type="float" office:value="45322.5461692" calcext:value-type="float">
            <text:p>45322.5461692</text:p>
          </table:table-cell>
          <table:table-cell table:style-name="ce23" office:value-type="float" office:value="59957.2146227999" calcext:value-type="float">
            <text:p>59957.2146227999</text:p>
          </table:table-cell>
          <table:table-cell table:style-name="ce23" office:value-type="float" office:value="63326.7506608" calcext:value-type="float">
            <text:p>63326.7506608</text:p>
          </table:table-cell>
          <table:table-cell table:style-name="ce23" office:value-type="float" office:value="81725.6088319999" calcext:value-type="float">
            <text:p>81725.6088319999</text:p>
          </table:table-cell>
          <table:table-cell table:style-name="ce23" office:value-type="float" office:value="54571.1147496" calcext:value-type="float">
            <text:p>54571.1147496</text:p>
          </table:table-cell>
          <table:table-cell table:style-name="ce23" office:value-type="float" office:value="70503.7902359999" calcext:value-type="float">
            <text:p>70503.7902359999</text:p>
          </table:table-cell>
          <table:table-cell table:style-name="ce23" office:value-type="float" office:value="75354.4089296" calcext:value-type="float">
            <text:p>75354.4089296</text:p>
          </table:table-cell>
          <table:table-cell table:style-name="ce22"/>
          <table:table-cell table:style-name="ce23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6" office:value-type="string" calcext:value-type="string">
            <text:p>GPR185</text:p>
          </table:table-cell>
          <table:table-cell table:style-name="ce6" office:value-type="string" calcext:value-type="string">
            <text:p>PRGa</text:p>
          </table:table-cell>
          <table:table-cell table:style-name="ce6" office:value-type="float" office:value="13851.7620703999" calcext:value-type="float">
            <text:p>13851.7620703999</text:p>
          </table:table-cell>
          <table:table-cell table:style-name="ce6" office:value-type="float" office:value="10059.5987024" calcext:value-type="float">
            <text:p>10059.5987024</text:p>
          </table:table-cell>
          <table:table-cell table:style-name="ce6" office:value-type="float" office:value="8220.88312679999" calcext:value-type="float">
            <text:p>8220.88312679999</text:p>
          </table:table-cell>
          <table:table-cell table:style-name="ce6" office:value-type="float" office:value="10000.3769936" calcext:value-type="float">
            <text:p>10000.3769936</text:p>
          </table:table-cell>
          <table:table-cell table:style-name="ce6" office:value-type="float" office:value="21012.8252363999" calcext:value-type="float">
            <text:p>21012.8252363999</text:p>
          </table:table-cell>
          <table:table-cell table:style-name="ce23" office:value-type="float" office:value="34667.0775939999" calcext:value-type="float">
            <text:p>34667.0775939999</text:p>
          </table:table-cell>
          <table:table-cell table:style-name="ce23" office:value-type="float" office:value="47319.8551315999" calcext:value-type="float">
            <text:p>47319.8551315999</text:p>
          </table:table-cell>
          <table:table-cell table:style-name="ce23" office:value-type="float" office:value="64039.8479336" calcext:value-type="float">
            <text:p>64039.8479336</text:p>
          </table:table-cell>
          <table:table-cell table:style-name="ce23" office:value-type="float" office:value="71039.5711664" calcext:value-type="float">
            <text:p>71039.5711664</text:p>
          </table:table-cell>
          <table:table-cell table:style-name="ce23" office:value-type="float" office:value="72737.0140404" calcext:value-type="float">
            <text:p>72737.0140404</text:p>
          </table:table-cell>
          <table:table-cell table:style-name="ce23" office:value-type="float" office:value="65049.7163699999" calcext:value-type="float">
            <text:p>65049.7163699999</text:p>
          </table:table-cell>
          <table:table-cell table:style-name="ce23" office:value-type="float" office:value="96933.7335068" calcext:value-type="float">
            <text:p>96933.7335068</text:p>
          </table:table-cell>
          <table:table-cell table:style-name="ce22"/>
          <table:table-cell table:style-name="ce23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6" office:value-type="string" calcext:value-type="string">
            <text:p>GPR185</text:p>
          </table:table-cell>
          <table:table-cell table:style-name="ce6" office:value-type="string" calcext:value-type="string">
            <text:p>PRGa</text:p>
          </table:table-cell>
          <table:table-cell table:style-name="ce6" office:value-type="float" office:value="6366.1917022" calcext:value-type="float">
            <text:p>6366.1917022</text:p>
          </table:table-cell>
          <table:table-cell table:style-name="ce6" office:value-type="float" office:value="9898.915492" calcext:value-type="float">
            <text:p>9898.915492</text:p>
          </table:table-cell>
          <table:table-cell table:style-name="ce6" office:value-type="float" office:value="2801.6178646" calcext:value-type="float">
            <text:p>2801.6178646</text:p>
          </table:table-cell>
          <table:table-cell table:style-name="ce6" office:value-type="float" office:value="4552.3059972" calcext:value-type="float">
            <text:p>4552.3059972</text:p>
          </table:table-cell>
          <table:table-cell table:style-name="ce6" office:value-type="float" office:value="7655.24651179999" calcext:value-type="float">
            <text:p>7655.24651179999</text:p>
          </table:table-cell>
          <table:table-cell table:style-name="ce23" office:value-type="float" office:value="10252.9027347999" calcext:value-type="float">
            <text:p>10252.9027347999</text:p>
          </table:table-cell>
          <table:table-cell table:style-name="ce23" office:value-type="float" office:value="28225.3707072" calcext:value-type="float">
            <text:p>28225.3707072</text:p>
          </table:table-cell>
          <table:table-cell table:style-name="ce23" office:value-type="float" office:value="61414.0414886" calcext:value-type="float">
            <text:p>61414.0414886</text:p>
          </table:table-cell>
          <table:table-cell table:style-name="ce23" office:value-type="float" office:value="64607.5079908" calcext:value-type="float">
            <text:p>64607.5079908</text:p>
          </table:table-cell>
          <table:table-cell table:style-name="ce23" office:value-type="float" office:value="60909.803916" calcext:value-type="float">
            <text:p>60909.803916</text:p>
          </table:table-cell>
          <table:table-cell table:style-name="ce23" office:value-type="float" office:value="59879.9532002" calcext:value-type="float">
            <text:p>59879.9532002</text:p>
          </table:table-cell>
          <table:table-cell table:style-name="ce23" office:value-type="float" office:value="82234.0792714" calcext:value-type="float">
            <text:p>82234.0792714</text:p>
          </table:table-cell>
          <table:table-cell table:style-name="ce22"/>
          <table:table-cell table:style-name="ce23" office:value-type="string" calcext:value-type="string">
            <text:p>2023_03_16</text:p>
          </table:table-cell>
          <table:table-cell table:number-columns-repeated="1007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6" office:value-type="string" calcext:value-type="string">
            <text:p>GPR185</text:p>
          </table:table-cell>
          <table:table-cell table:style-name="ce6" office:value-type="string" calcext:value-type="string">
            <text:p>PRGa</text:p>
          </table:table-cell>
          <table:table-cell table:style-name="ce6" office:value-type="float" office:value="9053.7824618" calcext:value-type="float">
            <text:p>9053.7824618</text:p>
          </table:table-cell>
          <table:table-cell table:style-name="ce6" office:value-type="float" office:value="14756.1444854" calcext:value-type="float">
            <text:p>14756.1444854</text:p>
          </table:table-cell>
          <table:table-cell table:style-name="ce6" office:value-type="float" office:value="11348.0440162" calcext:value-type="float">
            <text:p>11348.0440162</text:p>
          </table:table-cell>
          <table:table-cell table:style-name="ce6" office:value-type="float" office:value="7399.3237698" calcext:value-type="float">
            <text:p>7399.3237698</text:p>
          </table:table-cell>
          <table:table-cell table:style-name="ce6" office:value-type="float" office:value="15095.7401975999" calcext:value-type="float">
            <text:p>15095.7401975999</text:p>
          </table:table-cell>
          <table:table-cell table:style-name="ce23" office:value-type="float" office:value="13051.7203788" calcext:value-type="float">
            <text:p>13051.7203788</text:p>
          </table:table-cell>
          <table:table-cell table:style-name="ce23" office:value-type="float" office:value="44699.0240118" calcext:value-type="float">
            <text:p>44699.0240118</text:p>
          </table:table-cell>
          <table:table-cell table:style-name="ce23" office:value-type="float" office:value="77036.1192781999" calcext:value-type="float">
            <text:p>77036.1192781999</text:p>
          </table:table-cell>
          <table:table-cell table:style-name="ce23" office:value-type="float" office:value="76095.4471612" calcext:value-type="float">
            <text:p>76095.4471612</text:p>
          </table:table-cell>
          <table:table-cell table:style-name="ce23" office:value-type="float" office:value="47549.1873034" calcext:value-type="float">
            <text:p>47549.1873034</text:p>
          </table:table-cell>
          <table:table-cell table:style-name="ce23" office:value-type="float" office:value="60394.3426924" calcext:value-type="float">
            <text:p>60394.3426924</text:p>
          </table:table-cell>
          <table:table-cell table:style-name="ce23" office:value-type="float" office:value="83907.0359048" calcext:value-type="float">
            <text:p>83907.0359048</text:p>
          </table:table-cell>
          <table:table-cell table:style-name="ce22"/>
          <table:table-cell table:style-name="ce23" office:value-type="string" calcext:value-type="string">
            <text:p>2023_03_16</text:p>
          </table:table-cell>
          <table:table-cell table:number-columns-repeated="1007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6" office:value-type="string" calcext:value-type="string">
            <text:p>GPR185</text:p>
          </table:table-cell>
          <table:table-cell table:style-name="ce6" office:value-type="string" calcext:value-type="string">
            <text:p>PRGa</text:p>
          </table:table-cell>
          <table:table-cell table:style-name="ce6" office:value-type="float" office:value="8597.844213" calcext:value-type="float">
            <text:p>8597.844213</text:p>
          </table:table-cell>
          <table:table-cell table:style-name="ce6" office:value-type="float" office:value="17994.7357109999" calcext:value-type="float">
            <text:p>17994.7357109999</text:p>
          </table:table-cell>
          <table:table-cell table:style-name="ce6" office:value-type="float" office:value="18733.2410313999" calcext:value-type="float">
            <text:p>18733.2410313999</text:p>
          </table:table-cell>
          <table:table-cell table:style-name="ce6" office:value-type="float" office:value="24335.1459073999" calcext:value-type="float">
            <text:p>24335.1459073999</text:p>
          </table:table-cell>
          <table:table-cell table:style-name="ce6" office:value-type="float" office:value="15449.9109483999" calcext:value-type="float">
            <text:p>15449.9109483999</text:p>
          </table:table-cell>
          <table:table-cell table:style-name="ce23" office:value-type="float" office:value="11638.6457944" calcext:value-type="float">
            <text:p>11638.6457944</text:p>
          </table:table-cell>
          <table:table-cell table:style-name="ce23" office:value-type="float" office:value="32355.8554482" calcext:value-type="float">
            <text:p>32355.8554482</text:p>
          </table:table-cell>
          <table:table-cell table:style-name="ce23" office:value-type="float" office:value="75745.7979744" calcext:value-type="float">
            <text:p>75745.7979744</text:p>
          </table:table-cell>
          <table:table-cell table:style-name="ce23" office:value-type="float" office:value="70000.9296497999" calcext:value-type="float">
            <text:p>70000.9296497999</text:p>
          </table:table-cell>
          <table:table-cell table:style-name="ce23" office:value-type="float" office:value="55590.2604123999" calcext:value-type="float">
            <text:p>55590.2604123999</text:p>
          </table:table-cell>
          <table:table-cell table:style-name="ce23" office:value-type="float" office:value="77986.4821188" calcext:value-type="float">
            <text:p>77986.4821188</text:p>
          </table:table-cell>
          <table:table-cell table:style-name="ce23" office:value-type="float" office:value="64352.209622" calcext:value-type="float">
            <text:p>64352.209622</text:p>
          </table:table-cell>
          <table:table-cell table:style-name="ce22"/>
          <table:table-cell table:style-name="ce23" office:value-type="string" calcext:value-type="string">
            <text:p>2023_03_16</text:p>
          </table:table-cell>
          <table:table-cell table:number-columns-repeated="1007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PR198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1680.8084552" calcext:value-type="float">
            <text:p>1680.8084552</text:p>
          </table:table-cell>
          <table:table-cell table:style-name="ce22"/>
          <table:table-cell table:style-name="ce22" office:value-type="float" office:value="2421.03168" calcext:value-type="float">
            <text:p>2421.03168</text:p>
          </table:table-cell>
          <table:table-cell table:style-name="ce22" office:value-type="float" office:value="2117.4161064" calcext:value-type="float">
            <text:p>2117.4161064</text:p>
          </table:table-cell>
          <table:table-cell table:style-name="ce22" office:value-type="float" office:value="8195.4905284" calcext:value-type="float">
            <text:p>8195.4905284</text:p>
          </table:table-cell>
          <table:table-cell table:style-name="ce22" office:value-type="float" office:value="24711.4785572" calcext:value-type="float">
            <text:p>24711.4785572</text:p>
          </table:table-cell>
          <table:table-cell table:style-name="ce22" office:value-type="float" office:value="35266.1000144" calcext:value-type="float">
            <text:p>35266.1000144</text:p>
          </table:table-cell>
          <table:table-cell table:style-name="ce22" office:value-type="float" office:value="34969.2092348" calcext:value-type="float">
            <text:p>34969.2092348</text:p>
          </table:table-cell>
          <table:table-cell table:style-name="ce22" office:value-type="float" office:value="34838.76907" calcext:value-type="float">
            <text:p>34838.76907</text:p>
          </table:table-cell>
          <table:table-cell table:style-name="ce22" office:value-type="float" office:value="36470.985398" calcext:value-type="float">
            <text:p>36470.985398</text:p>
          </table:table-cell>
          <table:table-cell table:style-name="ce22" office:value-type="float" office:value="34435.4147" calcext:value-type="float">
            <text:p>34435.4147</text:p>
          </table:table-cell>
          <table:table-cell table:style-name="ce22" office:value-type="float" office:value="55671.4253652" calcext:value-type="float">
            <text:p>55671.4253652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GPR198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2009.2424324" calcext:value-type="float">
            <text:p>2009.2424324</text:p>
          </table:table-cell>
          <table:table-cell table:style-name="ce22"/>
          <table:table-cell table:style-name="ce22" office:value-type="float" office:value="1836.0021168" calcext:value-type="float">
            <text:p>1836.0021168</text:p>
          </table:table-cell>
          <table:table-cell table:style-name="ce22" office:value-type="float" office:value="2647.1522568" calcext:value-type="float">
            <text:p>2647.1522568</text:p>
          </table:table-cell>
          <table:table-cell table:style-name="ce22" office:value-type="float" office:value="9272.6570844" calcext:value-type="float">
            <text:p>9272.6570844</text:p>
          </table:table-cell>
          <table:table-cell table:style-name="ce22" office:value-type="float" office:value="29312.7863196" calcext:value-type="float">
            <text:p>29312.7863196</text:p>
          </table:table-cell>
          <table:table-cell table:style-name="ce22" office:value-type="float" office:value="37893.1950092" calcext:value-type="float">
            <text:p>37893.1950092</text:p>
          </table:table-cell>
          <table:table-cell table:style-name="ce22" office:value-type="float" office:value="42573.383548" calcext:value-type="float">
            <text:p>42573.383548</text:p>
          </table:table-cell>
          <table:table-cell table:style-name="ce22" office:value-type="float" office:value="42503.4833616" calcext:value-type="float">
            <text:p>42503.4833616</text:p>
          </table:table-cell>
          <table:table-cell table:style-name="ce22" office:value-type="float" office:value="42321.0799148" calcext:value-type="float">
            <text:p>42321.0799148</text:p>
          </table:table-cell>
          <table:table-cell table:style-name="ce22" office:value-type="float" office:value="36285.8304908" calcext:value-type="float">
            <text:p>36285.8304908</text:p>
          </table:table-cell>
          <table:table-cell table:style-name="ce22" office:value-type="float" office:value="66559.2820276" calcext:value-type="float">
            <text:p>66559.2820276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GPR198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1583.5300948" calcext:value-type="float">
            <text:p>1583.5300948</text:p>
          </table:table-cell>
          <table:table-cell table:style-name="ce22"/>
          <table:table-cell table:style-name="ce22" office:value-type="float" office:value="1640.1191808" calcext:value-type="float">
            <text:p>1640.1191808</text:p>
          </table:table-cell>
          <table:table-cell table:style-name="ce22" office:value-type="float" office:value="2607.2454984" calcext:value-type="float">
            <text:p>2607.2454984</text:p>
          </table:table-cell>
          <table:table-cell table:style-name="ce22" office:value-type="float" office:value="8509.1596568" calcext:value-type="float">
            <text:p>8509.1596568</text:p>
          </table:table-cell>
          <table:table-cell table:style-name="ce22" office:value-type="float" office:value="26527.8645472" calcext:value-type="float">
            <text:p>26527.8645472</text:p>
          </table:table-cell>
          <table:table-cell table:style-name="ce22" office:value-type="float" office:value="40738.8918228" calcext:value-type="float">
            <text:p>40738.8918228</text:p>
          </table:table-cell>
          <table:table-cell table:style-name="ce22" office:value-type="float" office:value="39776.6370936" calcext:value-type="float">
            <text:p>39776.6370936</text:p>
          </table:table-cell>
          <table:table-cell table:style-name="ce22" office:value-type="float" office:value="40792.6659532" calcext:value-type="float">
            <text:p>40792.6659532</text:p>
          </table:table-cell>
          <table:table-cell table:style-name="ce22" office:value-type="float" office:value="38542.6549896" calcext:value-type="float">
            <text:p>38542.6549896</text:p>
          </table:table-cell>
          <table:table-cell table:style-name="ce22" office:value-type="float" office:value="30554.2393192" calcext:value-type="float">
            <text:p>30554.2393192</text:p>
          </table:table-cell>
          <table:table-cell table:style-name="ce22" office:value-type="float" office:value="65628.1937436" calcext:value-type="float">
            <text:p>65628.1937436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GPR198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2285.7615646" calcext:value-type="float">
            <text:p>2285.7615646</text:p>
          </table:table-cell>
          <table:table-cell table:style-name="ce22" office:value-type="float" office:value="3378.9711108" calcext:value-type="float">
            <text:p>3378.9711108</text:p>
          </table:table-cell>
          <table:table-cell table:style-name="ce22" office:value-type="float" office:value="3703.1052312" calcext:value-type="float">
            <text:p>3703.1052312</text:p>
          </table:table-cell>
          <table:table-cell table:style-name="ce22" office:value-type="float" office:value="4465.5910758" calcext:value-type="float">
            <text:p>4465.5910758</text:p>
          </table:table-cell>
          <table:table-cell table:style-name="ce22" office:value-type="float" office:value="12395.177518" calcext:value-type="float">
            <text:p>12395.177518</text:p>
          </table:table-cell>
          <table:table-cell table:style-name="ce22" office:value-type="float" office:value="24664.8852388" calcext:value-type="float">
            <text:p>24664.8852388</text:p>
          </table:table-cell>
          <table:table-cell table:style-name="ce22" office:value-type="float" office:value="31881.002421" calcext:value-type="float">
            <text:p>31881.002421</text:p>
          </table:table-cell>
          <table:table-cell table:style-name="ce22" office:value-type="float" office:value="34455.160067" calcext:value-type="float">
            <text:p>34455.160067</text:p>
          </table:table-cell>
          <table:table-cell table:style-name="ce22" office:value-type="float" office:value="37729.1640094" calcext:value-type="float">
            <text:p>37729.1640094</text:p>
          </table:table-cell>
          <table:table-cell table:style-name="ce22" office:value-type="float" office:value="35935.776799" calcext:value-type="float">
            <text:p>35935.776799</text:p>
          </table:table-cell>
          <table:table-cell table:style-name="ce22" office:value-type="float" office:value="39045.9297922" calcext:value-type="float">
            <text:p>39045.9297922</text:p>
          </table:table-cell>
          <table:table-cell table:style-name="ce22" office:value-type="float" office:value="62443.6351856" calcext:value-type="float">
            <text:p>62443.6351856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GPR198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2380.8589846" calcext:value-type="float">
            <text:p>2380.8589846</text:p>
          </table:table-cell>
          <table:table-cell table:style-name="ce22" office:value-type="float" office:value="2649.8992502" calcext:value-type="float">
            <text:p>2649.8992502</text:p>
          </table:table-cell>
          <table:table-cell table:style-name="ce22" office:value-type="float" office:value="3795.4836988" calcext:value-type="float">
            <text:p>3795.4836988</text:p>
          </table:table-cell>
          <table:table-cell table:style-name="ce22" office:value-type="float" office:value="4140.083854" calcext:value-type="float">
            <text:p>4140.083854</text:p>
          </table:table-cell>
          <table:table-cell table:style-name="ce22" office:value-type="float" office:value="12699.1954898" calcext:value-type="float">
            <text:p>12699.1954898</text:p>
          </table:table-cell>
          <table:table-cell table:style-name="ce22" office:value-type="float" office:value="27494.920863" calcext:value-type="float">
            <text:p>27494.920863</text:p>
          </table:table-cell>
          <table:table-cell table:style-name="ce22" office:value-type="float" office:value="34753.1230994" calcext:value-type="float">
            <text:p>34753.1230994</text:p>
          </table:table-cell>
          <table:table-cell table:style-name="ce22" office:value-type="float" office:value="37422.6878492" calcext:value-type="float">
            <text:p>37422.6878492</text:p>
          </table:table-cell>
          <table:table-cell table:style-name="ce22" office:value-type="float" office:value="36887.4316306" calcext:value-type="float">
            <text:p>36887.4316306</text:p>
          </table:table-cell>
          <table:table-cell table:style-name="ce22" office:value-type="float" office:value="1420.2794736" calcext:value-type="float">
            <text:p>1420.2794736</text:p>
          </table:table-cell>
          <table:table-cell table:style-name="ce22" office:value-type="float" office:value="40685.3472846" calcext:value-type="float">
            <text:p>40685.3472846</text:p>
          </table:table-cell>
          <table:table-cell table:style-name="ce22" office:value-type="float" office:value="69977.8485748" calcext:value-type="float">
            <text:p>69977.8485748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GPR198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2041.5606352" calcext:value-type="float">
            <text:p>2041.5606352</text:p>
          </table:table-cell>
          <table:table-cell table:style-name="ce22" office:value-type="float" office:value="2361.520844" calcext:value-type="float">
            <text:p>2361.520844</text:p>
          </table:table-cell>
          <table:table-cell table:style-name="ce22" office:value-type="float" office:value="3454.6053372" calcext:value-type="float">
            <text:p>3454.6053372</text:p>
          </table:table-cell>
          <table:table-cell table:style-name="ce22" office:value-type="float" office:value="3833.7233438" calcext:value-type="float">
            <text:p>3833.7233438</text:p>
          </table:table-cell>
          <table:table-cell table:style-name="ce22" office:value-type="float" office:value="11489.0235514" calcext:value-type="float">
            <text:p>11489.0235514</text:p>
          </table:table-cell>
          <table:table-cell table:style-name="ce22" office:value-type="float" office:value="25134.236333" calcext:value-type="float">
            <text:p>25134.236333</text:p>
          </table:table-cell>
          <table:table-cell table:style-name="ce22" office:value-type="float" office:value="35683.4499928" calcext:value-type="float">
            <text:p>35683.4499928</text:p>
          </table:table-cell>
          <table:table-cell table:style-name="ce22" office:value-type="float" office:value="39112.6361616" calcext:value-type="float">
            <text:p>39112.6361616</text:p>
          </table:table-cell>
          <table:table-cell table:style-name="ce22" office:value-type="float" office:value="38507.6989712" calcext:value-type="float">
            <text:p>38507.6989712</text:p>
          </table:table-cell>
          <table:table-cell table:style-name="ce22" office:value-type="float" office:value="40475.8190642" calcext:value-type="float">
            <text:p>40475.8190642</text:p>
          </table:table-cell>
          <table:table-cell table:style-name="ce22" office:value-type="float" office:value="44900.8425458" calcext:value-type="float">
            <text:p>44900.8425458</text:p>
          </table:table-cell>
          <table:table-cell table:style-name="ce22" office:value-type="float" office:value="64667.3463096" calcext:value-type="float">
            <text:p>64667.3463096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GPR198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2734.1930694" calcext:value-type="float">
            <text:p>2734.1930694</text:p>
          </table:table-cell>
          <table:table-cell table:style-name="ce22" office:value-type="float" office:value="2680.0438368" calcext:value-type="float">
            <text:p>2680.0438368</text:p>
          </table:table-cell>
          <table:table-cell table:style-name="ce22" office:value-type="float" office:value="3332.4609234" calcext:value-type="float">
            <text:p>3332.4609234</text:p>
          </table:table-cell>
          <table:table-cell table:style-name="ce22" office:value-type="float" office:value="3573.5651628" calcext:value-type="float">
            <text:p>3573.5651628</text:p>
          </table:table-cell>
          <table:table-cell table:style-name="ce22" office:value-type="float" office:value="4464.1328553" calcext:value-type="float">
            <text:p>4464.1328553</text:p>
          </table:table-cell>
          <table:table-cell table:style-name="ce22" office:value-type="float" office:value="21283.2407188" calcext:value-type="float">
            <text:p>21283.2407188</text:p>
          </table:table-cell>
          <table:table-cell table:style-name="ce22" office:value-type="float" office:value="55090.5736299" calcext:value-type="float">
            <text:p>55090.5736299</text:p>
          </table:table-cell>
          <table:table-cell table:style-name="ce22" office:value-type="float" office:value="66448.091928" calcext:value-type="float">
            <text:p>66448.091928</text:p>
          </table:table-cell>
          <table:table-cell table:style-name="ce22" office:value-type="float" office:value="67936.2765279" calcext:value-type="float">
            <text:p>67936.2765279</text:p>
          </table:table-cell>
          <table:table-cell table:style-name="ce22" office:value-type="float" office:value="75367.1602523" calcext:value-type="float">
            <text:p>75367.1602523</text:p>
          </table:table-cell>
          <table:table-cell table:style-name="ce22" office:value-type="float" office:value="71073.933235" calcext:value-type="float">
            <text:p>71073.933235</text:p>
          </table:table-cell>
          <table:table-cell table:style-name="ce22" office:value-type="float" office:value="45356.410205" calcext:value-type="float">
            <text:p>45356.410205</text:p>
          </table:table-cell>
          <table:table-cell table:style-name="ce22"/>
          <table:table-cell table:style-name="ce22" office:value-type="string" calcext:value-type="string">
            <text:p>2022_12_14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GPR198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2879.8277774" calcext:value-type="float">
            <text:p>2879.8277774</text:p>
          </table:table-cell>
          <table:table-cell table:style-name="ce22" office:value-type="float" office:value="2733.7690257" calcext:value-type="float">
            <text:p>2733.7690257</text:p>
          </table:table-cell>
          <table:table-cell table:style-name="ce22" office:value-type="float" office:value="3387.2024484" calcext:value-type="float">
            <text:p>3387.2024484</text:p>
          </table:table-cell>
          <table:table-cell table:style-name="ce22" office:value-type="float" office:value="5133.9829486" calcext:value-type="float">
            <text:p>5133.9829486</text:p>
          </table:table-cell>
          <table:table-cell table:style-name="ce22" office:value-type="float" office:value="7436.0396241" calcext:value-type="float">
            <text:p>7436.0396241</text:p>
          </table:table-cell>
          <table:table-cell table:style-name="ce22" office:value-type="float" office:value="39743.9139346" calcext:value-type="float">
            <text:p>39743.9139346</text:p>
          </table:table-cell>
          <table:table-cell table:style-name="ce22" office:value-type="float" office:value="74294.0593923" calcext:value-type="float">
            <text:p>74294.0593923</text:p>
          </table:table-cell>
          <table:table-cell table:style-name="ce22" office:value-type="float" office:value="90253.2241387" calcext:value-type="float">
            <text:p>90253.2241387</text:p>
          </table:table-cell>
          <table:table-cell table:style-name="ce22" office:value-type="float" office:value="91938.4142942" calcext:value-type="float">
            <text:p>91938.4142942</text:p>
          </table:table-cell>
          <table:table-cell table:style-name="ce22" office:value-type="float" office:value="91867.2725133" calcext:value-type="float">
            <text:p>91867.2725133</text:p>
          </table:table-cell>
          <table:table-cell table:style-name="ce22" office:value-type="float" office:value="72699.0456593" calcext:value-type="float">
            <text:p>72699.0456593</text:p>
          </table:table-cell>
          <table:table-cell table:style-name="ce22" office:value-type="float" office:value="40886.0531361" calcext:value-type="float">
            <text:p>40886.0531361</text:p>
          </table:table-cell>
          <table:table-cell table:style-name="ce22"/>
          <table:table-cell table:style-name="ce22" office:value-type="string" calcext:value-type="string">
            <text:p>2022_12_14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GPR198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2569.3977446" calcext:value-type="float">
            <text:p>2569.3977446</text:p>
          </table:table-cell>
          <table:table-cell table:style-name="ce22" office:value-type="float" office:value="2263.3537192" calcext:value-type="float">
            <text:p>2263.3537192</text:p>
          </table:table-cell>
          <table:table-cell table:style-name="ce22" office:value-type="float" office:value="2699.1630659" calcext:value-type="float">
            <text:p>2699.1630659</text:p>
          </table:table-cell>
          <table:table-cell table:style-name="ce22" office:value-type="float" office:value="3249.5252018" calcext:value-type="float">
            <text:p>3249.5252018</text:p>
          </table:table-cell>
          <table:table-cell table:style-name="ce22" office:value-type="float" office:value="5460.6932937" calcext:value-type="float">
            <text:p>5460.6932937</text:p>
          </table:table-cell>
          <table:table-cell table:style-name="ce22" office:value-type="float" office:value="24635.5455635" calcext:value-type="float">
            <text:p>24635.5455635</text:p>
          </table:table-cell>
          <table:table-cell table:style-name="ce22" office:value-type="float" office:value="63903.3227645" calcext:value-type="float">
            <text:p>63903.3227645</text:p>
          </table:table-cell>
          <table:table-cell table:style-name="ce22" office:value-type="float" office:value="81378.1821715" calcext:value-type="float">
            <text:p>81378.1821715</text:p>
          </table:table-cell>
          <table:table-cell table:style-name="ce22" office:value-type="float" office:value="77773.4341593" calcext:value-type="float">
            <text:p>77773.4341593</text:p>
          </table:table-cell>
          <table:table-cell table:style-name="ce22" office:value-type="float" office:value="88411.8995476" calcext:value-type="float">
            <text:p>88411.8995476</text:p>
          </table:table-cell>
          <table:table-cell table:style-name="ce22" office:value-type="float" office:value="74177.3873766" calcext:value-type="float">
            <text:p>74177.3873766</text:p>
          </table:table-cell>
          <table:table-cell table:style-name="ce22" office:value-type="float" office:value="45605.790696" calcext:value-type="float">
            <text:p>45605.790696</text:p>
          </table:table-cell>
          <table:table-cell table:style-name="ce22"/>
          <table:table-cell table:style-name="ce22" office:value-type="string" calcext:value-type="string">
            <text:p>2022_12_14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PR199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3224.6788872" calcext:value-type="float">
            <text:p>3224.6788872</text:p>
          </table:table-cell>
          <table:table-cell table:style-name="ce22"/>
          <table:table-cell table:style-name="ce22" office:value-type="float" office:value="1620.6813168" calcext:value-type="float">
            <text:p>1620.6813168</text:p>
          </table:table-cell>
          <table:table-cell table:style-name="ce22" office:value-type="float" office:value="2137.0317948" calcext:value-type="float">
            <text:p>2137.0317948</text:p>
          </table:table-cell>
          <table:table-cell table:style-name="ce22" office:value-type="float" office:value="5379.7578944" calcext:value-type="float">
            <text:p>5379.7578944</text:p>
          </table:table-cell>
          <table:table-cell table:style-name="ce22" office:value-type="float" office:value="15579.8800656" calcext:value-type="float">
            <text:p>15579.8800656</text:p>
          </table:table-cell>
          <table:table-cell table:style-name="ce22" office:value-type="float" office:value="20177.9753812" calcext:value-type="float">
            <text:p>20177.9753812</text:p>
          </table:table-cell>
          <table:table-cell table:style-name="ce22" office:value-type="float" office:value="22692.7556424" calcext:value-type="float">
            <text:p>22692.7556424</text:p>
          </table:table-cell>
          <table:table-cell table:style-name="ce22" office:value-type="float" office:value="21497.1487388" calcext:value-type="float">
            <text:p>21497.1487388</text:p>
          </table:table-cell>
          <table:table-cell table:style-name="ce22" office:value-type="float" office:value="24115.7545116" calcext:value-type="float">
            <text:p>24115.7545116</text:p>
          </table:table-cell>
          <table:table-cell table:style-name="ce22" office:value-type="float" office:value="18278.2711544" calcext:value-type="float">
            <text:p>18278.2711544</text:p>
          </table:table-cell>
          <table:table-cell table:style-name="ce22" office:value-type="float" office:value="46192.6637388" calcext:value-type="float">
            <text:p>46192.6637388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GPR199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2433.3140552" calcext:value-type="float">
            <text:p>2433.3140552</text:p>
          </table:table-cell>
          <table:table-cell table:style-name="ce22"/>
          <table:table-cell table:style-name="ce22" office:value-type="float" office:value="1522.6307136" calcext:value-type="float">
            <text:p>1522.6307136</text:p>
          </table:table-cell>
          <table:table-cell table:style-name="ce22" office:value-type="float" office:value="2900.9180064" calcext:value-type="float">
            <text:p>2900.9180064</text:p>
          </table:table-cell>
          <table:table-cell table:style-name="ce22" office:value-type="float" office:value="9368.9801664" calcext:value-type="float">
            <text:p>9368.9801664</text:p>
          </table:table-cell>
          <table:table-cell table:style-name="ce22" office:value-type="float" office:value="18511.5877412" calcext:value-type="float">
            <text:p>18511.5877412</text:p>
          </table:table-cell>
          <table:table-cell table:style-name="ce22" office:value-type="float" office:value="23048.9933512" calcext:value-type="float">
            <text:p>23048.9933512</text:p>
          </table:table-cell>
          <table:table-cell table:style-name="ce22" office:value-type="float" office:value="22966.3839768" calcext:value-type="float">
            <text:p>22966.3839768</text:p>
          </table:table-cell>
          <table:table-cell table:style-name="ce22" office:value-type="float" office:value="22691.1109584" calcext:value-type="float">
            <text:p>22691.1109584</text:p>
          </table:table-cell>
          <table:table-cell table:style-name="ce22" office:value-type="float" office:value="26069.147888" calcext:value-type="float">
            <text:p>26069.147888</text:p>
          </table:table-cell>
          <table:table-cell table:style-name="ce22" office:value-type="float" office:value="23429.344016" calcext:value-type="float">
            <text:p>23429.344016</text:p>
          </table:table-cell>
          <table:table-cell table:style-name="ce22" office:value-type="float" office:value="48698.0957856" calcext:value-type="float">
            <text:p>48698.0957856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GPR199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1352.1559136" calcext:value-type="float">
            <text:p>1352.1559136</text:p>
          </table:table-cell>
          <table:table-cell table:style-name="ce22"/>
          <table:table-cell table:style-name="ce22" office:value-type="float" office:value="1092.6616224" calcext:value-type="float">
            <text:p>1092.6616224</text:p>
          </table:table-cell>
          <table:table-cell table:style-name="ce22" office:value-type="float" office:value="1667.2091016" calcext:value-type="float">
            <text:p>1667.2091016</text:p>
          </table:table-cell>
          <table:table-cell table:style-name="ce22" office:value-type="float" office:value="7120.081424" calcext:value-type="float">
            <text:p>7120.081424</text:p>
          </table:table-cell>
          <table:table-cell table:style-name="ce22" office:value-type="float" office:value="16371.6939524" calcext:value-type="float">
            <text:p>16371.6939524</text:p>
          </table:table-cell>
          <table:table-cell table:style-name="ce22" office:value-type="float" office:value="23591.8931576" calcext:value-type="float">
            <text:p>23591.8931576</text:p>
          </table:table-cell>
          <table:table-cell table:style-name="ce22" office:value-type="float" office:value="21319.5243336" calcext:value-type="float">
            <text:p>21319.5243336</text:p>
          </table:table-cell>
          <table:table-cell table:style-name="ce22" office:value-type="float" office:value="26801.6379872" calcext:value-type="float">
            <text:p>26801.6379872</text:p>
          </table:table-cell>
          <table:table-cell table:style-name="ce22" office:value-type="float" office:value="25321.4367756" calcext:value-type="float">
            <text:p>25321.4367756</text:p>
          </table:table-cell>
          <table:table-cell table:style-name="ce22" office:value-type="float" office:value="20171.5831528" calcext:value-type="float">
            <text:p>20171.5831528</text:p>
          </table:table-cell>
          <table:table-cell table:style-name="ce22" office:value-type="float" office:value="39548.3315328" calcext:value-type="float">
            <text:p>39548.3315328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GPR199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2899.4884972" calcext:value-type="float">
            <text:p>2899.4884972</text:p>
          </table:table-cell>
          <table:table-cell table:style-name="ce22" office:value-type="float" office:value="1507.6441936" calcext:value-type="float">
            <text:p>1507.6441936</text:p>
          </table:table-cell>
          <table:table-cell table:style-name="ce22" office:value-type="float" office:value="2093.5855872" calcext:value-type="float">
            <text:p>2093.5855872</text:p>
          </table:table-cell>
          <table:table-cell table:style-name="ce22" office:value-type="float" office:value="2506.1525268" calcext:value-type="float">
            <text:p>2506.1525268</text:p>
          </table:table-cell>
          <table:table-cell table:style-name="ce22" office:value-type="float" office:value="5603.273768" calcext:value-type="float">
            <text:p>5603.273768</text:p>
          </table:table-cell>
          <table:table-cell table:style-name="ce22" office:value-type="float" office:value="13259.7452592" calcext:value-type="float">
            <text:p>13259.7452592</text:p>
          </table:table-cell>
          <table:table-cell table:style-name="ce22" office:value-type="float" office:value="16893.3113724" calcext:value-type="float">
            <text:p>16893.3113724</text:p>
          </table:table-cell>
          <table:table-cell table:style-name="ce22" office:value-type="float" office:value="19828.7791812" calcext:value-type="float">
            <text:p>19828.7791812</text:p>
          </table:table-cell>
          <table:table-cell table:style-name="ce22" office:value-type="float" office:value="16697.1765636" calcext:value-type="float">
            <text:p>16697.1765636</text:p>
          </table:table-cell>
          <table:table-cell table:style-name="ce22" office:value-type="float" office:value="20950.8869464" calcext:value-type="float">
            <text:p>20950.8869464</text:p>
          </table:table-cell>
          <table:table-cell table:style-name="ce22" office:value-type="float" office:value="17536.387952" calcext:value-type="float">
            <text:p>17536.387952</text:p>
          </table:table-cell>
          <table:table-cell table:style-name="ce22" office:value-type="float" office:value="44377.2798568" calcext:value-type="float">
            <text:p>44377.2798568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GPR199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3319.8577644" calcext:value-type="float">
            <text:p>3319.8577644</text:p>
          </table:table-cell>
          <table:table-cell table:style-name="ce22" office:value-type="float" office:value="2821.7979728" calcext:value-type="float">
            <text:p>2821.7979728</text:p>
          </table:table-cell>
          <table:table-cell table:style-name="ce22" office:value-type="float" office:value="3372.118722" calcext:value-type="float">
            <text:p>3372.118722</text:p>
          </table:table-cell>
          <table:table-cell table:style-name="ce22" office:value-type="float" office:value="3846.566628" calcext:value-type="float">
            <text:p>3846.566628</text:p>
          </table:table-cell>
          <table:table-cell table:style-name="ce22" office:value-type="float" office:value="5449.190946" calcext:value-type="float">
            <text:p>5449.190946</text:p>
          </table:table-cell>
          <table:table-cell table:style-name="ce22" office:value-type="float" office:value="14636.7362584" calcext:value-type="float">
            <text:p>14636.7362584</text:p>
          </table:table-cell>
          <table:table-cell table:style-name="ce22" office:value-type="float" office:value="18166.1998396" calcext:value-type="float">
            <text:p>18166.1998396</text:p>
          </table:table-cell>
          <table:table-cell table:style-name="ce22" office:value-type="float" office:value="21335.5258212" calcext:value-type="float">
            <text:p>21335.5258212</text:p>
          </table:table-cell>
          <table:table-cell table:style-name="ce22" office:value-type="float" office:value="20569.7370956" calcext:value-type="float">
            <text:p>20569.7370956</text:p>
          </table:table-cell>
          <table:table-cell table:style-name="ce22" office:value-type="float" office:value="22466.2265032" calcext:value-type="float">
            <text:p>22466.2265032</text:p>
          </table:table-cell>
          <table:table-cell table:style-name="ce22" office:value-type="float" office:value="20253.3515084" calcext:value-type="float">
            <text:p>20253.3515084</text:p>
          </table:table-cell>
          <table:table-cell table:style-name="ce22" office:value-type="float" office:value="48635.0742428" calcext:value-type="float">
            <text:p>48635.0742428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GPR199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2803.610544" calcext:value-type="float">
            <text:p>2803.610544</text:p>
          </table:table-cell>
          <table:table-cell table:style-name="ce22" office:value-type="float" office:value="1391.0688608" calcext:value-type="float">
            <text:p>1391.0688608</text:p>
          </table:table-cell>
          <table:table-cell table:style-name="ce22" office:value-type="float" office:value="2654.6788516" calcext:value-type="float">
            <text:p>2654.6788516</text:p>
          </table:table-cell>
          <table:table-cell table:style-name="ce22" office:value-type="float" office:value="2078.2992152" calcext:value-type="float">
            <text:p>2078.2992152</text:p>
          </table:table-cell>
          <table:table-cell table:style-name="ce22" office:value-type="float" office:value="5447.9377164" calcext:value-type="float">
            <text:p>5447.9377164</text:p>
          </table:table-cell>
          <table:table-cell table:style-name="ce22" office:value-type="float" office:value="14774.9438344" calcext:value-type="float">
            <text:p>14774.9438344</text:p>
          </table:table-cell>
          <table:table-cell table:style-name="ce22" office:value-type="float" office:value="20965.917922" calcext:value-type="float">
            <text:p>20965.917922</text:p>
          </table:table-cell>
          <table:table-cell table:style-name="ce22" office:value-type="float" office:value="21111.0092436" calcext:value-type="float">
            <text:p>21111.0092436</text:p>
          </table:table-cell>
          <table:table-cell table:style-name="ce22" office:value-type="float" office:value="20792.8186188" calcext:value-type="float">
            <text:p>20792.8186188</text:p>
          </table:table-cell>
          <table:table-cell table:style-name="ce22" office:value-type="float" office:value="23369.1865452" calcext:value-type="float">
            <text:p>23369.1865452</text:p>
          </table:table-cell>
          <table:table-cell table:style-name="ce22" office:value-type="float" office:value="24181.204468" calcext:value-type="float">
            <text:p>24181.204468</text:p>
          </table:table-cell>
          <table:table-cell table:style-name="ce22" office:value-type="float" office:value="54922.9863212" calcext:value-type="float">
            <text:p>54922.9863212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GPR199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2459.364407" calcext:value-type="float">
            <text:p>2459.364407</text:p>
          </table:table-cell>
          <table:table-cell table:style-name="ce22" office:value-type="float" office:value="1919.8052098" calcext:value-type="float">
            <text:p>1919.8052098</text:p>
          </table:table-cell>
          <table:table-cell table:style-name="ce22" office:value-type="float" office:value="5469.3250542" calcext:value-type="float">
            <text:p>5469.3250542</text:p>
          </table:table-cell>
          <table:table-cell table:style-name="ce22" office:value-type="float" office:value="14256.0728223" calcext:value-type="float">
            <text:p>14256.0728223</text:p>
          </table:table-cell>
          <table:table-cell table:style-name="ce22" office:value-type="float" office:value="40503.3923686" calcext:value-type="float">
            <text:p>40503.3923686</text:p>
          </table:table-cell>
          <table:table-cell table:style-name="ce22" office:value-type="float" office:value="22389.3554551" calcext:value-type="float">
            <text:p>22389.3554551</text:p>
          </table:table-cell>
          <table:table-cell table:style-name="ce22" office:value-type="float" office:value="31912.2202345" calcext:value-type="float">
            <text:p>31912.2202345</text:p>
          </table:table-cell>
          <table:table-cell table:style-name="ce22" office:value-type="float" office:value="36711.4131808" calcext:value-type="float">
            <text:p>36711.4131808</text:p>
          </table:table-cell>
          <table:table-cell table:style-name="ce22" office:value-type="float" office:value="34052.2338465" calcext:value-type="float">
            <text:p>34052.2338465</text:p>
          </table:table-cell>
          <table:table-cell table:style-name="ce22" office:value-type="float" office:value="43182.9259457" calcext:value-type="float">
            <text:p>43182.9259457</text:p>
          </table:table-cell>
          <table:table-cell table:style-name="ce22" office:value-type="float" office:value="54074.3741048" calcext:value-type="float">
            <text:p>54074.3741048</text:p>
          </table:table-cell>
          <table:table-cell table:style-name="ce22" office:value-type="float" office:value="47022.9281092" calcext:value-type="float">
            <text:p>47022.9281092</text:p>
          </table:table-cell>
          <table:table-cell table:style-name="ce22"/>
          <table:table-cell table:style-name="ce22" office:value-type="string" calcext:value-type="string">
            <text:p>2022_12_14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GPR199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1749.7287091" calcext:value-type="float">
            <text:p>1749.7287091</text:p>
          </table:table-cell>
          <table:table-cell table:style-name="ce22" office:value-type="float" office:value="1684.7973684" calcext:value-type="float">
            <text:p>1684.7973684</text:p>
          </table:table-cell>
          <table:table-cell table:style-name="ce22" office:value-type="float" office:value="1122.6020261" calcext:value-type="float">
            <text:p>1122.6020261</text:p>
          </table:table-cell>
          <table:table-cell table:style-name="ce22" office:value-type="float" office:value="1634.4798262" calcext:value-type="float">
            <text:p>1634.4798262</text:p>
          </table:table-cell>
          <table:table-cell table:style-name="ce22" office:value-type="float" office:value="11190.6329384" calcext:value-type="float">
            <text:p>11190.6329384</text:p>
          </table:table-cell>
          <table:table-cell table:style-name="ce22" office:value-type="float" office:value="16661.3846886" calcext:value-type="float">
            <text:p>16661.3846886</text:p>
          </table:table-cell>
          <table:table-cell table:style-name="ce22" office:value-type="float" office:value="28499.3327414" calcext:value-type="float">
            <text:p>28499.3327414</text:p>
          </table:table-cell>
          <table:table-cell table:style-name="ce22" office:value-type="float" office:value="31530.2490323" calcext:value-type="float">
            <text:p>31530.2490323</text:p>
          </table:table-cell>
          <table:table-cell table:style-name="ce22" office:value-type="float" office:value="30875.0894684" calcext:value-type="float">
            <text:p>30875.0894684</text:p>
          </table:table-cell>
          <table:table-cell table:style-name="ce22" office:value-type="float" office:value="52798.6073959" calcext:value-type="float">
            <text:p>52798.6073959</text:p>
          </table:table-cell>
          <table:table-cell table:style-name="ce22" office:value-type="float" office:value="55147.7399493" calcext:value-type="float">
            <text:p>55147.7399493</text:p>
          </table:table-cell>
          <table:table-cell table:style-name="ce22" office:value-type="float" office:value="43537.7199094" calcext:value-type="float">
            <text:p>43537.7199094</text:p>
          </table:table-cell>
          <table:table-cell table:style-name="ce22"/>
          <table:table-cell table:style-name="ce22" office:value-type="string" calcext:value-type="string">
            <text:p>2022_12_14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GPR199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2022.9631602" calcext:value-type="float">
            <text:p>2022.9631602</text:p>
          </table:table-cell>
          <table:table-cell table:style-name="ce22" office:value-type="float" office:value="2064.0805265" calcext:value-type="float">
            <text:p>2064.0805265</text:p>
          </table:table-cell>
          <table:table-cell table:style-name="ce22" office:value-type="float" office:value="1539.2253302" calcext:value-type="float">
            <text:p>1539.2253302</text:p>
          </table:table-cell>
          <table:table-cell table:style-name="ce22" office:value-type="float" office:value="5276.2565968" calcext:value-type="float">
            <text:p>5276.2565968</text:p>
          </table:table-cell>
          <table:table-cell table:style-name="ce22" office:value-type="float" office:value="8163.8937641" calcext:value-type="float">
            <text:p>8163.8937641</text:p>
          </table:table-cell>
          <table:table-cell table:style-name="ce22" office:value-type="float" office:value="22239.3953487" calcext:value-type="float">
            <text:p>22239.3953487</text:p>
          </table:table-cell>
          <table:table-cell table:style-name="ce22" office:value-type="float" office:value="29854.3663572" calcext:value-type="float">
            <text:p>29854.3663572</text:p>
          </table:table-cell>
          <table:table-cell table:style-name="ce22" office:value-type="float" office:value="32616.0713992" calcext:value-type="float">
            <text:p>32616.0713992</text:p>
          </table:table-cell>
          <table:table-cell table:style-name="ce22" office:value-type="float" office:value="32299.6023447" calcext:value-type="float">
            <text:p>32299.6023447</text:p>
          </table:table-cell>
          <table:table-cell table:style-name="ce22" office:value-type="float" office:value="41009.253216" calcext:value-type="float">
            <text:p>41009.253216</text:p>
          </table:table-cell>
          <table:table-cell table:style-name="ce22" office:value-type="float" office:value="54705.9646068" calcext:value-type="float">
            <text:p>54705.9646068</text:p>
          </table:table-cell>
          <table:table-cell table:style-name="ce22" office:value-type="float" office:value="46267.9533069" calcext:value-type="float">
            <text:p>46267.9533069</text:p>
          </table:table-cell>
          <table:table-cell table:style-name="ce22"/>
          <table:table-cell table:style-name="ce22" office:value-type="string" calcext:value-type="string">
            <text:p>2022_12_14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PR200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2269.6032356" calcext:value-type="float">
            <text:p>2269.6032356</text:p>
          </table:table-cell>
          <table:table-cell table:style-name="ce22" office:value-type="float" office:value="1333.6131664" calcext:value-type="float">
            <text:p>1333.6131664</text:p>
          </table:table-cell>
          <table:table-cell table:style-name="ce22" office:value-type="float" office:value="1569.158628" calcext:value-type="float">
            <text:p>1569.158628</text:p>
          </table:table-cell>
          <table:table-cell table:style-name="ce22" office:value-type="float" office:value="1593.0751964" calcext:value-type="float">
            <text:p>1593.0751964</text:p>
          </table:table-cell>
          <table:table-cell table:style-name="ce22" office:value-type="float" office:value="3230.1369336" calcext:value-type="float">
            <text:p>3230.1369336</text:p>
          </table:table-cell>
          <table:table-cell table:style-name="ce22" office:value-type="float" office:value="12910.913274" calcext:value-type="float">
            <text:p>12910.913274</text:p>
          </table:table-cell>
          <table:table-cell table:style-name="ce22" office:value-type="float" office:value="63803.1091992" calcext:value-type="float">
            <text:p>63803.1091992</text:p>
          </table:table-cell>
          <table:table-cell table:style-name="ce22" office:value-type="float" office:value="91705.0006464" calcext:value-type="float">
            <text:p>91705.0006464</text:p>
          </table:table-cell>
          <table:table-cell table:style-name="ce22" office:value-type="float" office:value="83821.1371312" calcext:value-type="float">
            <text:p>83821.1371312</text:p>
          </table:table-cell>
          <table:table-cell table:style-name="ce22" office:value-type="float" office:value="81665.925678" calcext:value-type="float">
            <text:p>81665.925678</text:p>
          </table:table-cell>
          <table:table-cell table:style-name="ce22" office:value-type="float" office:value="81980.8286144" calcext:value-type="float">
            <text:p>81980.8286144</text:p>
          </table:table-cell>
          <table:table-cell table:style-name="ce22" office:value-type="float" office:value="89919.6260496" calcext:value-type="float">
            <text:p>89919.6260496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GPR200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2709.899194" calcext:value-type="float">
            <text:p>2709.899194</text:p>
          </table:table-cell>
          <table:table-cell table:style-name="ce22" office:value-type="float" office:value="2918.119896" calcext:value-type="float">
            <text:p>2918.119896</text:p>
          </table:table-cell>
          <table:table-cell table:style-name="ce22" office:value-type="float" office:value="3293.2805768" calcext:value-type="float">
            <text:p>3293.2805768</text:p>
          </table:table-cell>
          <table:table-cell table:style-name="ce22" office:value-type="float" office:value="3593.7190292" calcext:value-type="float">
            <text:p>3593.7190292</text:p>
          </table:table-cell>
          <table:table-cell table:style-name="ce22" office:value-type="float" office:value="3853.8922344" calcext:value-type="float">
            <text:p>3853.8922344</text:p>
          </table:table-cell>
          <table:table-cell table:style-name="ce22" office:value-type="float" office:value="17085.8377632" calcext:value-type="float">
            <text:p>17085.8377632</text:p>
          </table:table-cell>
          <table:table-cell table:style-name="ce22" office:value-type="float" office:value="65446.8967168" calcext:value-type="float">
            <text:p>65446.8967168</text:p>
          </table:table-cell>
          <table:table-cell table:style-name="ce22" office:value-type="float" office:value="83493.7313632" calcext:value-type="float">
            <text:p>83493.7313632</text:p>
          </table:table-cell>
          <table:table-cell table:style-name="ce22" office:value-type="float" office:value="80197.4464396" calcext:value-type="float">
            <text:p>80197.4464396</text:p>
          </table:table-cell>
          <table:table-cell table:style-name="ce22" office:value-type="float" office:value="88570.7335716" calcext:value-type="float">
            <text:p>88570.7335716</text:p>
          </table:table-cell>
          <table:table-cell table:style-name="ce22" office:value-type="float" office:value="86459.214972" calcext:value-type="float">
            <text:p>86459.214972</text:p>
          </table:table-cell>
          <table:table-cell table:style-name="ce22" office:value-type="float" office:value="79086.5863484" calcext:value-type="float">
            <text:p>79086.5863484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GPR200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2956.2225684" calcext:value-type="float">
            <text:p>2956.2225684</text:p>
          </table:table-cell>
          <table:table-cell table:style-name="ce22" office:value-type="float" office:value="1758.4852112" calcext:value-type="float">
            <text:p>1758.4852112</text:p>
          </table:table-cell>
          <table:table-cell table:style-name="ce22" office:value-type="float" office:value="1317.6966672" calcext:value-type="float">
            <text:p>1317.6966672</text:p>
          </table:table-cell>
          <table:table-cell table:style-name="ce22" office:value-type="float" office:value="2350.75603" calcext:value-type="float">
            <text:p>2350.75603</text:p>
          </table:table-cell>
          <table:table-cell table:style-name="ce22" office:value-type="float" office:value="4279.9964984" calcext:value-type="float">
            <text:p>4279.9964984</text:p>
          </table:table-cell>
          <table:table-cell table:style-name="ce22" office:value-type="float" office:value="14929.7671792" calcext:value-type="float">
            <text:p>14929.7671792</text:p>
          </table:table-cell>
          <table:table-cell table:style-name="ce22" office:value-type="float" office:value="66992.0927836" calcext:value-type="float">
            <text:p>66992.0927836</text:p>
          </table:table-cell>
          <table:table-cell table:style-name="ce22" office:value-type="float" office:value="79460.2800884" calcext:value-type="float">
            <text:p>79460.2800884</text:p>
          </table:table-cell>
          <table:table-cell table:style-name="ce22" office:value-type="float" office:value="94524.7724996" calcext:value-type="float">
            <text:p>94524.7724996</text:p>
          </table:table-cell>
          <table:table-cell table:style-name="ce22" office:value-type="float" office:value="91999.5231704" calcext:value-type="float">
            <text:p>91999.5231704</text:p>
          </table:table-cell>
          <table:table-cell table:style-name="ce22" office:value-type="float" office:value="63047.8200368" calcext:value-type="float">
            <text:p>63047.8200368</text:p>
          </table:table-cell>
          <table:table-cell table:style-name="ce22" office:value-type="float" office:value="93666.1157216" calcext:value-type="float">
            <text:p>93666.1157216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GPR200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1025.4851068" calcext:value-type="float">
            <text:p>1025.4851068</text:p>
          </table:table-cell>
          <table:table-cell table:style-name="ce22" office:value-type="float" office:value="8127.4953144" calcext:value-type="float">
            <text:p>8127.4953144</text:p>
          </table:table-cell>
          <table:table-cell table:style-name="ce22" office:value-type="float" office:value="6436.633824" calcext:value-type="float">
            <text:p>6436.633824</text:p>
          </table:table-cell>
          <table:table-cell table:style-name="ce22" office:value-type="float" office:value="3434.4916932" calcext:value-type="float">
            <text:p>3434.4916932</text:p>
          </table:table-cell>
          <table:table-cell table:style-name="ce22" office:value-type="float" office:value="5018.8378248" calcext:value-type="float">
            <text:p>5018.8378248</text:p>
          </table:table-cell>
          <table:table-cell table:style-name="ce22" office:value-type="float" office:value="16097.690334" calcext:value-type="float">
            <text:p>16097.690334</text:p>
          </table:table-cell>
          <table:table-cell table:style-name="ce22" office:value-type="float" office:value="38000.441362" calcext:value-type="float">
            <text:p>38000.441362</text:p>
          </table:table-cell>
          <table:table-cell table:style-name="ce22" office:value-type="float" office:value="35221.3828492" calcext:value-type="float">
            <text:p>35221.3828492</text:p>
          </table:table-cell>
          <table:table-cell table:style-name="ce22" office:value-type="float" office:value="39130.241664" calcext:value-type="float">
            <text:p>39130.241664</text:p>
          </table:table-cell>
          <table:table-cell table:style-name="ce22" office:value-type="float" office:value="61120.6205392" calcext:value-type="float">
            <text:p>61120.6205392</text:p>
          </table:table-cell>
          <table:table-cell table:style-name="ce22" office:value-type="float" office:value="64976.0235688" calcext:value-type="float">
            <text:p>64976.0235688</text:p>
          </table:table-cell>
          <table:table-cell table:style-name="ce22" office:value-type="float" office:value="51938.8639708" calcext:value-type="float">
            <text:p>51938.8639708</text:p>
          </table:table-cell>
          <table:table-cell table:style-name="ce22"/>
          <table:table-cell table:style-name="ce22" office:value-type="string" calcext:value-type="string">
            <text:p>2022_11_3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GPR200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1007.5751576" calcext:value-type="float">
            <text:p>1007.5751576</text:p>
          </table:table-cell>
          <table:table-cell table:style-name="ce22" office:value-type="float" office:value="6634.5919684" calcext:value-type="float">
            <text:p>6634.5919684</text:p>
          </table:table-cell>
          <table:table-cell table:style-name="ce22" office:value-type="float" office:value="6273.9028668" calcext:value-type="float">
            <text:p>6273.9028668</text:p>
          </table:table-cell>
          <table:table-cell table:style-name="ce22" office:value-type="float" office:value="3014.1242268" calcext:value-type="float">
            <text:p>3014.1242268</text:p>
          </table:table-cell>
          <table:table-cell table:style-name="ce22" office:value-type="float" office:value="4012.0917408" calcext:value-type="float">
            <text:p>4012.0917408</text:p>
          </table:table-cell>
          <table:table-cell table:style-name="ce22" office:value-type="float" office:value="5745.1537372" calcext:value-type="float">
            <text:p>5745.1537372</text:p>
          </table:table-cell>
          <table:table-cell table:style-name="ce22" office:value-type="float" office:value="25222.0957108" calcext:value-type="float">
            <text:p>25222.0957108</text:p>
          </table:table-cell>
          <table:table-cell table:style-name="ce22" office:value-type="float" office:value="28639.5632872" calcext:value-type="float">
            <text:p>28639.5632872</text:p>
          </table:table-cell>
          <table:table-cell table:style-name="ce22" office:value-type="float" office:value="31425.253472" calcext:value-type="float">
            <text:p>31425.253472</text:p>
          </table:table-cell>
          <table:table-cell table:style-name="ce22" office:value-type="float" office:value="29335.3682176" calcext:value-type="float">
            <text:p>29335.3682176</text:p>
          </table:table-cell>
          <table:table-cell table:style-name="ce22" office:value-type="float" office:value="34485.8979552" calcext:value-type="float">
            <text:p>34485.8979552</text:p>
          </table:table-cell>
          <table:table-cell table:style-name="ce22" office:value-type="float" office:value="45820.3183504" calcext:value-type="float">
            <text:p>45820.3183504</text:p>
          </table:table-cell>
          <table:table-cell table:style-name="ce22"/>
          <table:table-cell table:style-name="ce22" office:value-type="string" calcext:value-type="string">
            <text:p>2022_11_3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GPR200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413.8021164" calcext:value-type="float">
            <text:p>413.8021164</text:p>
          </table:table-cell>
          <table:table-cell table:style-name="ce22" office:value-type="float" office:value="14537.9981608" calcext:value-type="float">
            <text:p>14537.9981608</text:p>
          </table:table-cell>
          <table:table-cell table:style-name="ce22" office:value-type="float" office:value="3593.1235368" calcext:value-type="float">
            <text:p>3593.1235368</text:p>
          </table:table-cell>
          <table:table-cell table:style-name="ce22" office:value-type="float" office:value="2156.065264" calcext:value-type="float">
            <text:p>2156.065264</text:p>
          </table:table-cell>
          <table:table-cell table:style-name="ce22" office:value-type="float" office:value="1941.49467" calcext:value-type="float">
            <text:p>1941.49467</text:p>
          </table:table-cell>
          <table:table-cell table:style-name="ce22" office:value-type="float" office:value="6366.1316144" calcext:value-type="float">
            <text:p>6366.1316144</text:p>
          </table:table-cell>
          <table:table-cell table:style-name="ce22" office:value-type="float" office:value="13961.2789044" calcext:value-type="float">
            <text:p>13961.2789044</text:p>
          </table:table-cell>
          <table:table-cell table:style-name="ce22" office:value-type="float" office:value="13585.3869508" calcext:value-type="float">
            <text:p>13585.3869508</text:p>
          </table:table-cell>
          <table:table-cell table:style-name="ce22" office:value-type="float" office:value="13714.587456" calcext:value-type="float">
            <text:p>13714.587456</text:p>
          </table:table-cell>
          <table:table-cell table:style-name="ce22" office:value-type="float" office:value="26764.6908668" calcext:value-type="float">
            <text:p>26764.6908668</text:p>
          </table:table-cell>
          <table:table-cell table:style-name="ce22" office:value-type="float" office:value="22277.8210764" calcext:value-type="float">
            <text:p>22277.8210764</text:p>
          </table:table-cell>
          <table:table-cell table:style-name="ce22" office:value-type="float" office:value="45616.488722" calcext:value-type="float">
            <text:p>45616.488722</text:p>
          </table:table-cell>
          <table:table-cell table:style-name="ce22"/>
          <table:table-cell table:style-name="ce22" office:value-type="string" calcext:value-type="string">
            <text:p>2022_11_3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GPR200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9726.7143926" calcext:value-type="float">
            <text:p>9726.7143926</text:p>
          </table:table-cell>
          <table:table-cell table:style-name="ce22" office:value-type="float" office:value="4064.467134" calcext:value-type="float">
            <text:p>4064.467134</text:p>
          </table:table-cell>
          <table:table-cell table:style-name="ce22" office:value-type="float" office:value="3928.1735146" calcext:value-type="float">
            <text:p>3928.1735146</text:p>
          </table:table-cell>
          <table:table-cell table:style-name="ce22" office:value-type="float" office:value="9357.3276152" calcext:value-type="float">
            <text:p>9357.3276152</text:p>
          </table:table-cell>
          <table:table-cell table:style-name="ce22" office:value-type="float" office:value="18922.9884232" calcext:value-type="float">
            <text:p>18922.9884232</text:p>
          </table:table-cell>
          <table:table-cell table:style-name="ce22" office:value-type="float" office:value="50702.5042414" calcext:value-type="float">
            <text:p>50702.5042414</text:p>
          </table:table-cell>
          <table:table-cell table:style-name="ce22" office:value-type="float" office:value="124544.2261858" calcext:value-type="float">
            <text:p>124544.2261858</text:p>
          </table:table-cell>
          <table:table-cell table:style-name="ce22" office:value-type="float" office:value="166435.3909366" calcext:value-type="float">
            <text:p>166435.3909366</text:p>
          </table:table-cell>
          <table:table-cell table:style-name="ce22" office:value-type="float" office:value="123052.6974194" calcext:value-type="float">
            <text:p>123052.6974194</text:p>
          </table:table-cell>
          <table:table-cell table:style-name="ce22" office:value-type="float" office:value="107225.5987848" calcext:value-type="float">
            <text:p>107225.5987848</text:p>
          </table:table-cell>
          <table:table-cell table:style-name="ce22" office:value-type="float" office:value="84544.3877746" calcext:value-type="float">
            <text:p>84544.3877746</text:p>
          </table:table-cell>
          <table:table-cell table:style-name="ce22" office:value-type="float" office:value="132724.821757" calcext:value-type="float">
            <text:p>132724.821757</text:p>
          </table:table-cell>
          <table:table-cell table:style-name="ce22"/>
          <table:table-cell table:style-name="ce22" office:value-type="string" calcext:value-type="string">
            <text:p>2022_12_14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GPR200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1745.7927204" calcext:value-type="float">
            <text:p>1745.7927204</text:p>
          </table:table-cell>
          <table:table-cell table:style-name="ce22" office:value-type="float" office:value="3115.3258233" calcext:value-type="float">
            <text:p>3115.3258233</text:p>
          </table:table-cell>
          <table:table-cell table:style-name="ce22" office:value-type="float" office:value="5267.2277768" calcext:value-type="float">
            <text:p>5267.2277768</text:p>
          </table:table-cell>
          <table:table-cell table:style-name="ce22" office:value-type="float" office:value="10199.1455616" calcext:value-type="float">
            <text:p>10199.1455616</text:p>
          </table:table-cell>
          <table:table-cell table:style-name="ce22" office:value-type="float" office:value="18533.9664868" calcext:value-type="float">
            <text:p>18533.9664868</text:p>
          </table:table-cell>
          <table:table-cell table:style-name="ce22" office:value-type="float" office:value="42589.9585066" calcext:value-type="float">
            <text:p>42589.9585066</text:p>
          </table:table-cell>
          <table:table-cell table:style-name="ce22" office:value-type="float" office:value="116224.5270118" calcext:value-type="float">
            <text:p>116224.5270118</text:p>
          </table:table-cell>
          <table:table-cell table:style-name="ce22" office:value-type="float" office:value="153930.1110518" calcext:value-type="float">
            <text:p>153930.1110518</text:p>
          </table:table-cell>
          <table:table-cell table:style-name="ce22" office:value-type="float" office:value="124109.7884242" calcext:value-type="float">
            <text:p>124109.7884242</text:p>
          </table:table-cell>
          <table:table-cell table:style-name="ce22" office:value-type="float" office:value="111483.9323638" calcext:value-type="float">
            <text:p>111483.9323638</text:p>
          </table:table-cell>
          <table:table-cell table:style-name="ce22" office:value-type="float" office:value="91582.1720748" calcext:value-type="float">
            <text:p>91582.1720748</text:p>
          </table:table-cell>
          <table:table-cell table:style-name="ce22" office:value-type="float" office:value="124781.2189924" calcext:value-type="float">
            <text:p>124781.2189924</text:p>
          </table:table-cell>
          <table:table-cell table:style-name="ce22"/>
          <table:table-cell table:style-name="ce22" office:value-type="string" calcext:value-type="string">
            <text:p>2022_12_14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GPR200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2968.5766344" calcext:value-type="float">
            <text:p>2968.5766344</text:p>
          </table:table-cell>
          <table:table-cell table:style-name="ce22" office:value-type="float" office:value="3342.7118349" calcext:value-type="float">
            <text:p>3342.7118349</text:p>
          </table:table-cell>
          <table:table-cell table:style-name="ce22" office:value-type="float" office:value="3030.8941922" calcext:value-type="float">
            <text:p>3030.8941922</text:p>
          </table:table-cell>
          <table:table-cell table:style-name="ce22" office:value-type="float" office:value="6355.25688" calcext:value-type="float">
            <text:p>6355.25688</text:p>
          </table:table-cell>
          <table:table-cell table:style-name="ce22" office:value-type="float" office:value="14068.2011584" calcext:value-type="float">
            <text:p>14068.2011584</text:p>
          </table:table-cell>
          <table:table-cell table:style-name="ce22" office:value-type="float" office:value="27581.0607964" calcext:value-type="float">
            <text:p>27581.0607964</text:p>
          </table:table-cell>
          <table:table-cell table:style-name="ce22" office:value-type="float" office:value="92734.6760122" calcext:value-type="float">
            <text:p>92734.6760122</text:p>
          </table:table-cell>
          <table:table-cell table:style-name="ce22" office:value-type="float" office:value="160650.5521296" calcext:value-type="float">
            <text:p>160650.5521296</text:p>
          </table:table-cell>
          <table:table-cell table:style-name="ce22" office:value-type="float" office:value="104226.7358618" calcext:value-type="float">
            <text:p>104226.7358618</text:p>
          </table:table-cell>
          <table:table-cell table:style-name="ce22" office:value-type="float" office:value="114749.5041932" calcext:value-type="float">
            <text:p>114749.5041932</text:p>
          </table:table-cell>
          <table:table-cell table:style-name="ce22" office:value-type="float" office:value="92348.9664048" calcext:value-type="float">
            <text:p>92348.9664048</text:p>
          </table:table-cell>
          <table:table-cell table:style-name="ce22" office:value-type="float" office:value="115463.6856538" calcext:value-type="float">
            <text:p>115463.6856538</text:p>
          </table:table-cell>
          <table:table-cell table:style-name="ce22"/>
          <table:table-cell table:style-name="ce22" office:value-type="string" calcext:value-type="string">
            <text:p>2022_12_14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PR202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651.9653704" calcext:value-type="float">
            <text:p>651.9653704</text:p>
          </table:table-cell>
          <table:table-cell table:style-name="ce22" office:value-type="float" office:value="1086.067296" calcext:value-type="float">
            <text:p>1086.067296</text:p>
          </table:table-cell>
          <table:table-cell table:style-name="ce22" office:value-type="float" office:value="948.91671" calcext:value-type="float">
            <text:p>948.91671</text:p>
          </table:table-cell>
          <table:table-cell table:style-name="ce22" office:value-type="float" office:value="835.197986" calcext:value-type="float">
            <text:p>835.197986</text:p>
          </table:table-cell>
          <table:table-cell table:style-name="ce22" office:value-type="float" office:value="1592.286572" calcext:value-type="float">
            <text:p>1592.286572</text:p>
          </table:table-cell>
          <table:table-cell table:style-name="ce22" office:value-type="float" office:value="3200.7162784" calcext:value-type="float">
            <text:p>3200.7162784</text:p>
          </table:table-cell>
          <table:table-cell table:style-name="ce22" office:value-type="float" office:value="7332.9670708" calcext:value-type="float">
            <text:p>7332.9670708</text:p>
          </table:table-cell>
          <table:table-cell table:style-name="ce22" office:value-type="float" office:value="11060.1105212" calcext:value-type="float">
            <text:p>11060.1105212</text:p>
          </table:table-cell>
          <table:table-cell table:style-name="ce22" office:value-type="float" office:value="12946.3300104" calcext:value-type="float">
            <text:p>12946.3300104</text:p>
          </table:table-cell>
          <table:table-cell table:style-name="ce22" office:value-type="float" office:value="12179.1057784" calcext:value-type="float">
            <text:p>12179.1057784</text:p>
          </table:table-cell>
          <table:table-cell table:style-name="ce22" office:value-type="float" office:value="10731.5669" calcext:value-type="float">
            <text:p>10731.5669</text:p>
          </table:table-cell>
          <table:table-cell table:style-name="ce22" office:value-type="float" office:value="45631.1401652" calcext:value-type="float">
            <text:p>45631.1401652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GPR202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555.5249852" calcext:value-type="float">
            <text:p>555.5249852</text:p>
          </table:table-cell>
          <table:table-cell table:style-name="ce22" office:value-type="float" office:value="659.3583328" calcext:value-type="float">
            <text:p>659.3583328</text:p>
          </table:table-cell>
          <table:table-cell table:style-name="ce22" office:value-type="float" office:value="484.0572996" calcext:value-type="float">
            <text:p>484.0572996</text:p>
          </table:table-cell>
          <table:table-cell table:style-name="ce22" office:value-type="float" office:value="796.3060168" calcext:value-type="float">
            <text:p>796.3060168</text:p>
          </table:table-cell>
          <table:table-cell table:style-name="ce22" office:value-type="float" office:value="950.500812" calcext:value-type="float">
            <text:p>950.500812</text:p>
          </table:table-cell>
          <table:table-cell table:style-name="ce22" office:value-type="float" office:value="2348.04537" calcext:value-type="float">
            <text:p>2348.04537</text:p>
          </table:table-cell>
          <table:table-cell table:style-name="ce22" office:value-type="float" office:value="4741.4544212" calcext:value-type="float">
            <text:p>4741.4544212</text:p>
          </table:table-cell>
          <table:table-cell table:style-name="ce22" office:value-type="float" office:value="4887.989376" calcext:value-type="float">
            <text:p>4887.989376</text:p>
          </table:table-cell>
          <table:table-cell table:style-name="ce22" office:value-type="float" office:value="6415.5449724" calcext:value-type="float">
            <text:p>6415.5449724</text:p>
          </table:table-cell>
          <table:table-cell table:style-name="ce22" office:value-type="float" office:value="5698.3678448" calcext:value-type="float">
            <text:p>5698.3678448</text:p>
          </table:table-cell>
          <table:table-cell table:style-name="ce22" office:value-type="float" office:value="5344.785878" calcext:value-type="float">
            <text:p>5344.785878</text:p>
          </table:table-cell>
          <table:table-cell table:style-name="ce22" office:value-type="float" office:value="35451.8517676" calcext:value-type="float">
            <text:p>35451.8517676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GPR202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1073.44294" calcext:value-type="float">
            <text:p>1073.44294</text:p>
          </table:table-cell>
          <table:table-cell table:style-name="ce22" office:value-type="float" office:value="504.1760724" calcext:value-type="float">
            <text:p>504.1760724</text:p>
          </table:table-cell>
          <table:table-cell table:style-name="ce22" office:value-type="float" office:value="794.49636" calcext:value-type="float">
            <text:p>794.49636</text:p>
          </table:table-cell>
          <table:table-cell table:style-name="ce22" office:value-type="float" office:value="1049.3734624" calcext:value-type="float">
            <text:p>1049.3734624</text:p>
          </table:table-cell>
          <table:table-cell table:style-name="ce22" office:value-type="float" office:value="2155.2935328" calcext:value-type="float">
            <text:p>2155.2935328</text:p>
          </table:table-cell>
          <table:table-cell table:style-name="ce22" office:value-type="float" office:value="3626.5987828" calcext:value-type="float">
            <text:p>3626.5987828</text:p>
          </table:table-cell>
          <table:table-cell table:style-name="ce22" office:value-type="float" office:value="5527.4771092" calcext:value-type="float">
            <text:p>5527.4771092</text:p>
          </table:table-cell>
          <table:table-cell table:style-name="ce22" office:value-type="float" office:value="8538.1904276" calcext:value-type="float">
            <text:p>8538.1904276</text:p>
          </table:table-cell>
          <table:table-cell table:style-name="ce22" office:value-type="float" office:value="10910.0664692" calcext:value-type="float">
            <text:p>10910.0664692</text:p>
          </table:table-cell>
          <table:table-cell table:style-name="ce22" office:value-type="float" office:value="9786.7765908" calcext:value-type="float">
            <text:p>9786.7765908</text:p>
          </table:table-cell>
          <table:table-cell table:style-name="ce22" office:value-type="float" office:value="8671.767562" calcext:value-type="float">
            <text:p>8671.767562</text:p>
          </table:table-cell>
          <table:table-cell table:style-name="ce22" office:value-type="float" office:value="45081.232942" calcext:value-type="float">
            <text:p>45081.232942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GPR202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1649.3201418" calcext:value-type="float">
            <text:p>1649.3201418</text:p>
          </table:table-cell>
          <table:table-cell table:style-name="ce22" office:value-type="float" office:value="2608.032238" calcext:value-type="float">
            <text:p>2608.032238</text:p>
          </table:table-cell>
          <table:table-cell table:style-name="ce22" office:value-type="float" office:value="1793.3505792" calcext:value-type="float">
            <text:p>1793.3505792</text:p>
          </table:table-cell>
          <table:table-cell table:style-name="ce22" office:value-type="float" office:value="1965.0406482" calcext:value-type="float">
            <text:p>1965.0406482</text:p>
          </table:table-cell>
          <table:table-cell table:style-name="ce22" office:value-type="float" office:value="2685.4559534" calcext:value-type="float">
            <text:p>2685.4559534</text:p>
          </table:table-cell>
          <table:table-cell table:style-name="ce22" office:value-type="float" office:value="6574.3932928" calcext:value-type="float">
            <text:p>6574.3932928</text:p>
          </table:table-cell>
          <table:table-cell table:style-name="ce22" office:value-type="float" office:value="10269.115134" calcext:value-type="float">
            <text:p>10269.115134</text:p>
          </table:table-cell>
          <table:table-cell table:style-name="ce22" office:value-type="float" office:value="16064.056426" calcext:value-type="float">
            <text:p>16064.056426</text:p>
          </table:table-cell>
          <table:table-cell table:style-name="ce22" office:value-type="float" office:value="10902.9354728" calcext:value-type="float">
            <text:p>10902.9354728</text:p>
          </table:table-cell>
          <table:table-cell table:style-name="ce22" office:value-type="float" office:value="13537.2524932" calcext:value-type="float">
            <text:p>13537.2524932</text:p>
          </table:table-cell>
          <table:table-cell table:style-name="ce22" office:value-type="float" office:value="16181.4427424" calcext:value-type="float">
            <text:p>16181.4427424</text:p>
          </table:table-cell>
          <table:table-cell table:style-name="ce22" office:value-type="float" office:value="33527.3647108" calcext:value-type="float">
            <text:p>33527.3647108</text:p>
          </table:table-cell>
          <table:table-cell table:style-name="ce22"/>
          <table:table-cell table:style-name="ce22" office:value-type="string" calcext:value-type="string">
            <text:p>2022_11_3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GPR202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383.6783076" calcext:value-type="float">
            <text:p>383.6783076</text:p>
          </table:table-cell>
          <table:table-cell table:style-name="ce22" office:value-type="float" office:value="849.6982584" calcext:value-type="float">
            <text:p>849.6982584</text:p>
          </table:table-cell>
          <table:table-cell table:style-name="ce22" office:value-type="float" office:value="1234.0037242" calcext:value-type="float">
            <text:p>1234.0037242</text:p>
          </table:table-cell>
          <table:table-cell table:style-name="ce22" office:value-type="float" office:value="1560.4776388" calcext:value-type="float">
            <text:p>1560.4776388</text:p>
          </table:table-cell>
          <table:table-cell table:style-name="ce22" office:value-type="float" office:value="1835.9852942" calcext:value-type="float">
            <text:p>1835.9852942</text:p>
          </table:table-cell>
          <table:table-cell table:style-name="ce22" office:value-type="float" office:value="2550.3259992" calcext:value-type="float">
            <text:p>2550.3259992</text:p>
          </table:table-cell>
          <table:table-cell table:style-name="ce22" office:value-type="float" office:value="7796.0929408" calcext:value-type="float">
            <text:p>7796.0929408</text:p>
          </table:table-cell>
          <table:table-cell table:style-name="ce22" office:value-type="float" office:value="9518.8389736" calcext:value-type="float">
            <text:p>9518.8389736</text:p>
          </table:table-cell>
          <table:table-cell table:style-name="ce22" office:value-type="float" office:value="9987.6625908" calcext:value-type="float">
            <text:p>9987.6625908</text:p>
          </table:table-cell>
          <table:table-cell table:style-name="ce22" office:value-type="float" office:value="7051.3194616" calcext:value-type="float">
            <text:p>7051.3194616</text:p>
          </table:table-cell>
          <table:table-cell table:style-name="ce22" office:value-type="float" office:value="10669.3733772" calcext:value-type="float">
            <text:p>10669.3733772</text:p>
          </table:table-cell>
          <table:table-cell table:style-name="ce22" office:value-type="float" office:value="37751.9506376" calcext:value-type="float">
            <text:p>37751.9506376</text:p>
          </table:table-cell>
          <table:table-cell table:style-name="ce22"/>
          <table:table-cell table:style-name="ce22" office:value-type="string" calcext:value-type="string">
            <text:p>2022_11_3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GPR202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115.2979776" calcext:value-type="float">
            <text:p>115.2979776</text:p>
          </table:table-cell>
          <table:table-cell table:style-name="ce22" office:value-type="float" office:value="753.5159696" calcext:value-type="float">
            <text:p>753.5159696</text:p>
          </table:table-cell>
          <table:table-cell table:style-name="ce22" office:value-type="float" office:value="828.5257162" calcext:value-type="float">
            <text:p>828.5257162</text:p>
          </table:table-cell>
          <table:table-cell table:style-name="ce22" office:value-type="float" office:value="1367.7527766" calcext:value-type="float">
            <text:p>1367.7527766</text:p>
          </table:table-cell>
          <table:table-cell table:style-name="ce22" office:value-type="float" office:value="946.7690334" calcext:value-type="float">
            <text:p>946.7690334</text:p>
          </table:table-cell>
          <table:table-cell table:style-name="ce22" office:value-type="float" office:value="1724.7749538" calcext:value-type="float">
            <text:p>1724.7749538</text:p>
          </table:table-cell>
          <table:table-cell table:style-name="ce22" office:value-type="float" office:value="6196.534684" calcext:value-type="float">
            <text:p>6196.534684</text:p>
          </table:table-cell>
          <table:table-cell table:style-name="ce22" office:value-type="float" office:value="8683.5396488" calcext:value-type="float">
            <text:p>8683.5396488</text:p>
          </table:table-cell>
          <table:table-cell table:style-name="ce22" office:value-type="float" office:value="5404.1839544" calcext:value-type="float">
            <text:p>5404.1839544</text:p>
          </table:table-cell>
          <table:table-cell table:style-name="ce22" office:value-type="float" office:value="9837.4649828" calcext:value-type="float">
            <text:p>9837.4649828</text:p>
          </table:table-cell>
          <table:table-cell table:style-name="ce22" office:value-type="float" office:value="10095.8153636" calcext:value-type="float">
            <text:p>10095.8153636</text:p>
          </table:table-cell>
          <table:table-cell table:style-name="ce22" office:value-type="float" office:value="44399.4369476" calcext:value-type="float">
            <text:p>44399.4369476</text:p>
          </table:table-cell>
          <table:table-cell table:style-name="ce22"/>
          <table:table-cell table:style-name="ce22" office:value-type="string" calcext:value-type="string">
            <text:p>2022_11_3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GPR202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3213.8146865" calcext:value-type="float">
            <text:p>3213.8146865</text:p>
          </table:table-cell>
          <table:table-cell table:style-name="ce22" office:value-type="float" office:value="5297.2172955" calcext:value-type="float">
            <text:p>5297.2172955</text:p>
          </table:table-cell>
          <table:table-cell table:style-name="ce22" office:value-type="float" office:value="4986.7167022" calcext:value-type="float">
            <text:p>4986.7167022</text:p>
          </table:table-cell>
          <table:table-cell table:style-name="ce22" office:value-type="float" office:value="6573.9320612" calcext:value-type="float">
            <text:p>6573.9320612</text:p>
          </table:table-cell>
          <table:table-cell table:style-name="ce22" office:value-type="float" office:value="16810.6734518" calcext:value-type="float">
            <text:p>16810.6734518</text:p>
          </table:table-cell>
          <table:table-cell table:style-name="ce22" office:value-type="float" office:value="11124.0017552" calcext:value-type="float">
            <text:p>11124.0017552</text:p>
          </table:table-cell>
          <table:table-cell table:style-name="ce22" office:value-type="float" office:value="26679.6988494" calcext:value-type="float">
            <text:p>26679.6988494</text:p>
          </table:table-cell>
          <table:table-cell table:style-name="ce22" office:value-type="float" office:value="42354.6020524" calcext:value-type="float">
            <text:p>42354.6020524</text:p>
          </table:table-cell>
          <table:table-cell table:style-name="ce22" office:value-type="float" office:value="44716.4703776" calcext:value-type="float">
            <text:p>44716.4703776</text:p>
          </table:table-cell>
          <table:table-cell table:style-name="ce22" office:value-type="float" office:value="46362.2046838" calcext:value-type="float">
            <text:p>46362.2046838</text:p>
          </table:table-cell>
          <table:table-cell table:style-name="ce22" office:value-type="float" office:value="45320.5230404" calcext:value-type="float">
            <text:p>45320.5230404</text:p>
          </table:table-cell>
          <table:table-cell table:style-name="ce22" office:value-type="float" office:value="72894.2888116" calcext:value-type="float">
            <text:p>72894.2888116</text:p>
          </table:table-cell>
          <table:table-cell table:style-name="ce22"/>
          <table:table-cell table:style-name="ce22" office:value-type="string" calcext:value-type="string">
            <text:p>2022_12_14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GPR202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5275.2247851" calcext:value-type="float">
            <text:p>5275.2247851</text:p>
          </table:table-cell>
          <table:table-cell table:style-name="ce22" office:value-type="float" office:value="3519.1910239" calcext:value-type="float">
            <text:p>3519.1910239</text:p>
          </table:table-cell>
          <table:table-cell table:style-name="ce22" office:value-type="float" office:value="3612.3749973" calcext:value-type="float">
            <text:p>3612.3749973</text:p>
          </table:table-cell>
          <table:table-cell table:style-name="ce22" office:value-type="float" office:value="5409.515328" calcext:value-type="float">
            <text:p>5409.515328</text:p>
          </table:table-cell>
          <table:table-cell table:style-name="ce22" office:value-type="float" office:value="5401.4196902" calcext:value-type="float">
            <text:p>5401.4196902</text:p>
          </table:table-cell>
          <table:table-cell table:style-name="ce22" office:value-type="float" office:value="11439.5213628" calcext:value-type="float">
            <text:p>11439.5213628</text:p>
          </table:table-cell>
          <table:table-cell table:style-name="ce22" office:value-type="float" office:value="23620.0738364" calcext:value-type="float">
            <text:p>23620.0738364</text:p>
          </table:table-cell>
          <table:table-cell table:style-name="ce22" office:value-type="float" office:value="41567.0170382" calcext:value-type="float">
            <text:p>41567.0170382</text:p>
          </table:table-cell>
          <table:table-cell table:style-name="ce22" office:value-type="float" office:value="45323.2800182" calcext:value-type="float">
            <text:p>45323.2800182</text:p>
          </table:table-cell>
          <table:table-cell table:style-name="ce22" office:value-type="float" office:value="43684.4908652" calcext:value-type="float">
            <text:p>43684.4908652</text:p>
          </table:table-cell>
          <table:table-cell table:style-name="ce22" office:value-type="float" office:value="40682.1303422" calcext:value-type="float">
            <text:p>40682.1303422</text:p>
          </table:table-cell>
          <table:table-cell table:style-name="ce22" office:value-type="float" office:value="67086.2253018" calcext:value-type="float">
            <text:p>67086.2253018</text:p>
          </table:table-cell>
          <table:table-cell table:style-name="ce22"/>
          <table:table-cell table:style-name="ce22" office:value-type="string" calcext:value-type="string">
            <text:p>2022_12_14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PR210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9497.0705328" calcext:value-type="float">
            <text:p>9497.0705328</text:p>
          </table:table-cell>
          <table:table-cell table:style-name="ce22"/>
          <table:table-cell table:style-name="ce22" office:value-type="float" office:value="23930.8810288" calcext:value-type="float">
            <text:p>23930.8810288</text:p>
          </table:table-cell>
          <table:table-cell table:style-name="ce22" office:value-type="float" office:value="30019.3204328" calcext:value-type="float">
            <text:p>30019.3204328</text:p>
          </table:table-cell>
          <table:table-cell table:style-name="ce22" office:value-type="float" office:value="38603.9049128" calcext:value-type="float">
            <text:p>38603.9049128</text:p>
          </table:table-cell>
          <table:table-cell table:style-name="ce22" office:value-type="float" office:value="39008.0371016" calcext:value-type="float">
            <text:p>39008.0371016</text:p>
          </table:table-cell>
          <table:table-cell table:style-name="ce22" office:value-type="float" office:value="47545.5092072" calcext:value-type="float">
            <text:p>47545.5092072</text:p>
          </table:table-cell>
          <table:table-cell table:style-name="ce22" office:value-type="float" office:value="44052.7162248" calcext:value-type="float">
            <text:p>44052.7162248</text:p>
          </table:table-cell>
          <table:table-cell table:style-name="ce22" office:value-type="float" office:value="41158.2107208" calcext:value-type="float">
            <text:p>41158.2107208</text:p>
          </table:table-cell>
          <table:table-cell table:style-name="ce22" office:value-type="float" office:value="34425.437244" calcext:value-type="float">
            <text:p>34425.437244</text:p>
          </table:table-cell>
          <table:table-cell table:style-name="ce22" office:value-type="float" office:value="39139.2973864" calcext:value-type="float">
            <text:p>39139.2973864</text:p>
          </table:table-cell>
          <table:table-cell table:style-name="ce22" office:value-type="float" office:value="67262.9817416" calcext:value-type="float">
            <text:p>67262.9817416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GPR210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8680.2776704" calcext:value-type="float">
            <text:p>8680.2776704</text:p>
          </table:table-cell>
          <table:table-cell table:style-name="ce22"/>
          <table:table-cell table:style-name="ce22" office:value-type="float" office:value="19754.0107032" calcext:value-type="float">
            <text:p>19754.0107032</text:p>
          </table:table-cell>
          <table:table-cell table:style-name="ce22" office:value-type="float" office:value="31361.1526656" calcext:value-type="float">
            <text:p>31361.1526656</text:p>
          </table:table-cell>
          <table:table-cell table:style-name="ce22" office:value-type="float" office:value="40839.464348" calcext:value-type="float">
            <text:p>40839.464348</text:p>
          </table:table-cell>
          <table:table-cell table:style-name="ce22" office:value-type="float" office:value="41811.7024088" calcext:value-type="float">
            <text:p>41811.7024088</text:p>
          </table:table-cell>
          <table:table-cell table:style-name="ce22" office:value-type="float" office:value="50007.8473936" calcext:value-type="float">
            <text:p>50007.8473936</text:p>
          </table:table-cell>
          <table:table-cell table:style-name="ce22" office:value-type="float" office:value="45164.3009984" calcext:value-type="float">
            <text:p>45164.3009984</text:p>
          </table:table-cell>
          <table:table-cell table:style-name="ce22" office:value-type="float" office:value="41165.209592" calcext:value-type="float">
            <text:p>41165.209592</text:p>
          </table:table-cell>
          <table:table-cell table:style-name="ce22" office:value-type="float" office:value="42870.0035888" calcext:value-type="float">
            <text:p>42870.0035888</text:p>
          </table:table-cell>
          <table:table-cell table:style-name="ce22" office:value-type="float" office:value="39516.6708064" calcext:value-type="float">
            <text:p>39516.6708064</text:p>
          </table:table-cell>
          <table:table-cell table:style-name="ce22" office:value-type="float" office:value="67702.1417264" calcext:value-type="float">
            <text:p>67702.1417264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GPR210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7861.4187272" calcext:value-type="float">
            <text:p>7861.4187272</text:p>
          </table:table-cell>
          <table:table-cell table:style-name="ce22"/>
          <table:table-cell table:style-name="ce22" office:value-type="float" office:value="7175.166248" calcext:value-type="float">
            <text:p>7175.166248</text:p>
          </table:table-cell>
          <table:table-cell table:style-name="ce22" office:value-type="float" office:value="13038.1603584" calcext:value-type="float">
            <text:p>13038.1603584</text:p>
          </table:table-cell>
          <table:table-cell table:style-name="ce22" office:value-type="float" office:value="26259.9247296" calcext:value-type="float">
            <text:p>26259.9247296</text:p>
          </table:table-cell>
          <table:table-cell table:style-name="ce22" office:value-type="float" office:value="37557.5618912" calcext:value-type="float">
            <text:p>37557.5618912</text:p>
          </table:table-cell>
          <table:table-cell table:style-name="ce22" office:value-type="float" office:value="45461.7734952" calcext:value-type="float">
            <text:p>45461.7734952</text:p>
          </table:table-cell>
          <table:table-cell table:style-name="ce22" office:value-type="float" office:value="36973.2060768" calcext:value-type="float">
            <text:p>36973.2060768</text:p>
          </table:table-cell>
          <table:table-cell table:style-name="ce22" office:value-type="float" office:value="37612.5439472" calcext:value-type="float">
            <text:p>37612.5439472</text:p>
          </table:table-cell>
          <table:table-cell table:style-name="ce22" office:value-type="float" office:value="38094.664384" calcext:value-type="float">
            <text:p>38094.664384</text:p>
          </table:table-cell>
          <table:table-cell table:style-name="ce22" office:value-type="float" office:value="28514.2499408" calcext:value-type="float">
            <text:p>28514.2499408</text:p>
          </table:table-cell>
          <table:table-cell table:style-name="ce22" office:value-type="float" office:value="57147.6745584" calcext:value-type="float">
            <text:p>57147.6745584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GPR210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5513.745651" calcext:value-type="float">
            <text:p>5513.745651</text:p>
          </table:table-cell>
          <table:table-cell table:style-name="ce22" office:value-type="float" office:value="3727.7995124" calcext:value-type="float">
            <text:p>3727.7995124</text:p>
          </table:table-cell>
          <table:table-cell table:style-name="ce22" office:value-type="float" office:value="3071.807508" calcext:value-type="float">
            <text:p>3071.807508</text:p>
          </table:table-cell>
          <table:table-cell table:style-name="ce22" office:value-type="float" office:value="5336.7408724" calcext:value-type="float">
            <text:p>5336.7408724</text:p>
          </table:table-cell>
          <table:table-cell table:style-name="ce22" office:value-type="float" office:value="22772.1648284" calcext:value-type="float">
            <text:p>22772.1648284</text:p>
          </table:table-cell>
          <table:table-cell table:style-name="ce22" office:value-type="float" office:value="66125.7274066" calcext:value-type="float">
            <text:p>66125.7274066</text:p>
          </table:table-cell>
          <table:table-cell table:style-name="ce22" office:value-type="float" office:value="85158.7479954" calcext:value-type="float">
            <text:p>85158.7479954</text:p>
          </table:table-cell>
          <table:table-cell table:style-name="ce22" office:value-type="float" office:value="97993.6774114" calcext:value-type="float">
            <text:p>97993.6774114</text:p>
          </table:table-cell>
          <table:table-cell table:style-name="ce22" office:value-type="float" office:value="93451.7123904" calcext:value-type="float">
            <text:p>93451.7123904</text:p>
          </table:table-cell>
          <table:table-cell table:style-name="ce22" office:value-type="float" office:value="83476.7277668" calcext:value-type="float">
            <text:p>83476.7277668</text:p>
          </table:table-cell>
          <table:table-cell table:style-name="ce22" office:value-type="float" office:value="74605.7100712" calcext:value-type="float">
            <text:p>74605.7100712</text:p>
          </table:table-cell>
          <table:table-cell table:style-name="ce22" office:value-type="float" office:value="95237.921693" calcext:value-type="float">
            <text:p>95237.921693</text:p>
          </table:table-cell>
          <table:table-cell table:style-name="ce22"/>
          <table:table-cell table:style-name="ce22" office:value-type="string" calcext:value-type="string">
            <text:p>2022_12_14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GPR210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6846.5815044" calcext:value-type="float">
            <text:p>6846.5815044</text:p>
          </table:table-cell>
          <table:table-cell table:style-name="ce22" office:value-type="float" office:value="4135.2808748" calcext:value-type="float">
            <text:p>4135.2808748</text:p>
          </table:table-cell>
          <table:table-cell table:style-name="ce22" office:value-type="float" office:value="5186.6194662" calcext:value-type="float">
            <text:p>5186.6194662</text:p>
          </table:table-cell>
          <table:table-cell table:style-name="ce22" office:value-type="float" office:value="7518.6759194" calcext:value-type="float">
            <text:p>7518.6759194</text:p>
          </table:table-cell>
          <table:table-cell table:style-name="ce22" office:value-type="float" office:value="37010.0862798" calcext:value-type="float">
            <text:p>37010.0862798</text:p>
          </table:table-cell>
          <table:table-cell table:style-name="ce22" office:value-type="float" office:value="77022.368941" calcext:value-type="float">
            <text:p>77022.368941</text:p>
          </table:table-cell>
          <table:table-cell table:style-name="ce22" office:value-type="float" office:value="108950.3546566" calcext:value-type="float">
            <text:p>108950.3546566</text:p>
          </table:table-cell>
          <table:table-cell table:style-name="ce22" office:value-type="float" office:value="99739.4460542" calcext:value-type="float">
            <text:p>99739.4460542</text:p>
          </table:table-cell>
          <table:table-cell table:style-name="ce22" office:value-type="float" office:value="98064.838209" calcext:value-type="float">
            <text:p>98064.838209</text:p>
          </table:table-cell>
          <table:table-cell table:style-name="ce22" office:value-type="float" office:value="88338.3299512" calcext:value-type="float">
            <text:p>88338.3299512</text:p>
          </table:table-cell>
          <table:table-cell table:style-name="ce22" office:value-type="float" office:value="74069.2097884" calcext:value-type="float">
            <text:p>74069.2097884</text:p>
          </table:table-cell>
          <table:table-cell table:style-name="ce22" office:value-type="float" office:value="93154.1385598" calcext:value-type="float">
            <text:p>93154.1385598</text:p>
          </table:table-cell>
          <table:table-cell table:style-name="ce22"/>
          <table:table-cell table:style-name="ce22" office:value-type="string" calcext:value-type="string">
            <text:p>2022_12_14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GPR210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2827.1315838" calcext:value-type="float">
            <text:p>2827.1315838</text:p>
          </table:table-cell>
          <table:table-cell table:style-name="ce22" office:value-type="float" office:value="2006.1378304" calcext:value-type="float">
            <text:p>2006.1378304</text:p>
          </table:table-cell>
          <table:table-cell table:style-name="ce22" office:value-type="float" office:value="1580.9580644" calcext:value-type="float">
            <text:p>1580.9580644</text:p>
          </table:table-cell>
          <table:table-cell table:style-name="ce22" office:value-type="float" office:value="2624.9750948" calcext:value-type="float">
            <text:p>2624.9750948</text:p>
          </table:table-cell>
          <table:table-cell table:style-name="ce22" office:value-type="float" office:value="11421.8160822" calcext:value-type="float">
            <text:p>11421.8160822</text:p>
          </table:table-cell>
          <table:table-cell table:style-name="ce22" office:value-type="float" office:value="40528.613442" calcext:value-type="float">
            <text:p>40528.613442</text:p>
          </table:table-cell>
          <table:table-cell table:style-name="ce22" office:value-type="float" office:value="61778.5819708" calcext:value-type="float">
            <text:p>61778.5819708</text:p>
          </table:table-cell>
          <table:table-cell table:style-name="ce22" office:value-type="float" office:value="64163.5551686" calcext:value-type="float">
            <text:p>64163.5551686</text:p>
          </table:table-cell>
          <table:table-cell table:style-name="ce22" office:value-type="float" office:value="58559.7519706" calcext:value-type="float">
            <text:p>58559.7519706</text:p>
          </table:table-cell>
          <table:table-cell table:style-name="ce22" office:value-type="float" office:value="56071.2648202" calcext:value-type="float">
            <text:p>56071.2648202</text:p>
          </table:table-cell>
          <table:table-cell table:style-name="ce22" office:value-type="float" office:value="60970.126299" calcext:value-type="float">
            <text:p>60970.126299</text:p>
          </table:table-cell>
          <table:table-cell table:style-name="ce22" office:value-type="float" office:value="79262.2457098" calcext:value-type="float">
            <text:p>79262.2457098</text:p>
          </table:table-cell>
          <table:table-cell table:style-name="ce22"/>
          <table:table-cell table:style-name="ce22" office:value-type="string" calcext:value-type="string">
            <text:p>2022_12_14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GPR210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2410.931399" calcext:value-type="float">
            <text:p>2410.931399</text:p>
          </table:table-cell>
          <table:table-cell table:style-name="ce22" office:value-type="float" office:value="2252.0623954" calcext:value-type="float">
            <text:p>2252.0623954</text:p>
          </table:table-cell>
          <table:table-cell table:style-name="ce22" office:value-type="float" office:value="2696.8500204" calcext:value-type="float">
            <text:p>2696.8500204</text:p>
          </table:table-cell>
          <table:table-cell table:style-name="ce22" office:value-type="float" office:value="2253.2828284" calcext:value-type="float">
            <text:p>2253.2828284</text:p>
          </table:table-cell>
          <table:table-cell table:style-name="ce22" office:value-type="float" office:value="3615.1928176" calcext:value-type="float">
            <text:p>3615.1928176</text:p>
          </table:table-cell>
          <table:table-cell table:style-name="ce22" office:value-type="float" office:value="7170.6683994" calcext:value-type="float">
            <text:p>7170.6683994</text:p>
          </table:table-cell>
          <table:table-cell table:style-name="ce22" office:value-type="float" office:value="8280.5650226" calcext:value-type="float">
            <text:p>8280.5650226</text:p>
          </table:table-cell>
          <table:table-cell table:style-name="ce22" office:value-type="float" office:value="9833.5446448" calcext:value-type="float">
            <text:p>9833.5446448</text:p>
          </table:table-cell>
          <table:table-cell table:style-name="ce22" office:value-type="float" office:value="10377.949031" calcext:value-type="float">
            <text:p>10377.949031</text:p>
          </table:table-cell>
          <table:table-cell table:style-name="ce22" office:value-type="float" office:value="11644.612865" calcext:value-type="float">
            <text:p>11644.612865</text:p>
          </table:table-cell>
          <table:table-cell table:style-name="ce22" office:value-type="float" office:value="12179.4936606" calcext:value-type="float">
            <text:p>12179.4936606</text:p>
          </table:table-cell>
          <table:table-cell table:style-name="ce22" office:value-type="float" office:value="40107.5318798" calcext:value-type="float">
            <text:p>40107.5318798</text:p>
          </table:table-cell>
          <table:table-cell table:style-name="ce22"/>
          <table:table-cell table:style-name="ce22" office:value-type="string" calcext:value-type="string">
            <text:p>2023_02_17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GPR210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1921.1047643" calcext:value-type="float">
            <text:p>1921.1047643</text:p>
          </table:table-cell>
          <table:table-cell table:style-name="ce22" office:value-type="float" office:value="1801.7208388" calcext:value-type="float">
            <text:p>1801.7208388</text:p>
          </table:table-cell>
          <table:table-cell table:style-name="ce22" office:value-type="float" office:value="1655.1936494" calcext:value-type="float">
            <text:p>1655.1936494</text:p>
          </table:table-cell>
          <table:table-cell table:style-name="ce22" office:value-type="float" office:value="1681.2503408" calcext:value-type="float">
            <text:p>1681.2503408</text:p>
          </table:table-cell>
          <table:table-cell table:style-name="ce22" office:value-type="float" office:value="2600.398414" calcext:value-type="float">
            <text:p>2600.398414</text:p>
          </table:table-cell>
          <table:table-cell table:style-name="ce22" office:value-type="float" office:value="4313.8087874" calcext:value-type="float">
            <text:p>4313.8087874</text:p>
          </table:table-cell>
          <table:table-cell table:style-name="ce22" office:value-type="float" office:value="3834.3162198" calcext:value-type="float">
            <text:p>3834.3162198</text:p>
          </table:table-cell>
          <table:table-cell table:style-name="ce22" office:value-type="float" office:value="3421.660382" calcext:value-type="float">
            <text:p>3421.660382</text:p>
          </table:table-cell>
          <table:table-cell table:style-name="ce22" office:value-type="float" office:value="4014.8958934" calcext:value-type="float">
            <text:p>4014.8958934</text:p>
          </table:table-cell>
          <table:table-cell table:style-name="ce22" office:value-type="float" office:value="5257.7750798" calcext:value-type="float">
            <text:p>5257.7750798</text:p>
          </table:table-cell>
          <table:table-cell table:style-name="ce22" office:value-type="float" office:value="5413.7064266" calcext:value-type="float">
            <text:p>5413.7064266</text:p>
          </table:table-cell>
          <table:table-cell table:style-name="ce22" office:value-type="float" office:value="44544.3896032" calcext:value-type="float">
            <text:p>44544.3896032</text:p>
          </table:table-cell>
          <table:table-cell table:style-name="ce22"/>
          <table:table-cell table:style-name="ce22" office:value-type="string" calcext:value-type="string">
            <text:p>2023_02_17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GPR210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2541.6399896" calcext:value-type="float">
            <text:p>2541.6399896</text:p>
          </table:table-cell>
          <table:table-cell table:style-name="ce22" office:value-type="float" office:value="2477.9022464" calcext:value-type="float">
            <text:p>2477.9022464</text:p>
          </table:table-cell>
          <table:table-cell table:style-name="ce22" office:value-type="float" office:value="2325.1857266" calcext:value-type="float">
            <text:p>2325.1857266</text:p>
          </table:table-cell>
          <table:table-cell table:style-name="ce22" office:value-type="float" office:value="2493.405906" calcext:value-type="float">
            <text:p>2493.405906</text:p>
          </table:table-cell>
          <table:table-cell table:style-name="ce22" office:value-type="float" office:value="4538.8898" calcext:value-type="float">
            <text:p>4538.8898</text:p>
          </table:table-cell>
          <table:table-cell table:style-name="ce22" office:value-type="float" office:value="10128.70968" calcext:value-type="float">
            <text:p>10128.70968</text:p>
          </table:table-cell>
          <table:table-cell table:style-name="ce22" office:value-type="float" office:value="14833.444783" calcext:value-type="float">
            <text:p>14833.444783</text:p>
          </table:table-cell>
          <table:table-cell table:style-name="ce22" office:value-type="float" office:value="14091.1321022" calcext:value-type="float">
            <text:p>14091.1321022</text:p>
          </table:table-cell>
          <table:table-cell table:style-name="ce22" office:value-type="float" office:value="16909.5463034" calcext:value-type="float">
            <text:p>16909.5463034</text:p>
          </table:table-cell>
          <table:table-cell table:style-name="ce22" office:value-type="float" office:value="15491.578076" calcext:value-type="float">
            <text:p>15491.578076</text:p>
          </table:table-cell>
          <table:table-cell table:style-name="ce22" office:value-type="float" office:value="13657.646612" calcext:value-type="float">
            <text:p>13657.646612</text:p>
          </table:table-cell>
          <table:table-cell table:style-name="ce22" office:value-type="float" office:value="45170.1956794" calcext:value-type="float">
            <text:p>45170.1956794</text:p>
          </table:table-cell>
          <table:table-cell table:style-name="ce22"/>
          <table:table-cell table:style-name="ce22" office:value-type="string" calcext:value-type="string">
            <text:p>2023_02_17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PR211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3342.696414" calcext:value-type="float">
            <text:p>3342.696414</text:p>
          </table:table-cell>
          <table:table-cell table:style-name="ce22" office:value-type="float" office:value="1843.8803184" calcext:value-type="float">
            <text:p>1843.8803184</text:p>
          </table:table-cell>
          <table:table-cell table:style-name="ce22" office:value-type="float" office:value="4001.7600968" calcext:value-type="float">
            <text:p>4001.7600968</text:p>
          </table:table-cell>
          <table:table-cell table:style-name="ce22" office:value-type="float" office:value="2723.668406" calcext:value-type="float">
            <text:p>2723.668406</text:p>
          </table:table-cell>
          <table:table-cell table:style-name="ce22" office:value-type="float" office:value="4523.1343432" calcext:value-type="float">
            <text:p>4523.1343432</text:p>
          </table:table-cell>
          <table:table-cell table:style-name="ce22" office:value-type="float" office:value="9547.4149224" calcext:value-type="float">
            <text:p>9547.4149224</text:p>
          </table:table-cell>
          <table:table-cell table:style-name="ce22" office:value-type="float" office:value="12767.3298816" calcext:value-type="float">
            <text:p>12767.3298816</text:p>
          </table:table-cell>
          <table:table-cell table:style-name="ce22" office:value-type="float" office:value="9215.2612748" calcext:value-type="float">
            <text:p>9215.2612748</text:p>
          </table:table-cell>
          <table:table-cell table:style-name="ce22" office:value-type="float" office:value="14903.3029328" calcext:value-type="float">
            <text:p>14903.3029328</text:p>
          </table:table-cell>
          <table:table-cell table:style-name="ce22" office:value-type="float" office:value="13946.4530768" calcext:value-type="float">
            <text:p>13946.4530768</text:p>
          </table:table-cell>
          <table:table-cell table:style-name="ce22" office:value-type="float" office:value="13369.425746" calcext:value-type="float">
            <text:p>13369.425746</text:p>
          </table:table-cell>
          <table:table-cell table:style-name="ce22" office:value-type="float" office:value="40732.0155132" calcext:value-type="float">
            <text:p>40732.0155132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GPR211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2554.6848664" calcext:value-type="float">
            <text:p>2554.6848664</text:p>
          </table:table-cell>
          <table:table-cell table:style-name="ce22" office:value-type="float" office:value="2193.8990524" calcext:value-type="float">
            <text:p>2193.8990524</text:p>
          </table:table-cell>
          <table:table-cell table:style-name="ce22" office:value-type="float" office:value="1903.9384664" calcext:value-type="float">
            <text:p>1903.9384664</text:p>
          </table:table-cell>
          <table:table-cell table:style-name="ce22" office:value-type="float" office:value="1886.3778244" calcext:value-type="float">
            <text:p>1886.3778244</text:p>
          </table:table-cell>
          <table:table-cell table:style-name="ce22" office:value-type="float" office:value="2854.5960576" calcext:value-type="float">
            <text:p>2854.5960576</text:p>
          </table:table-cell>
          <table:table-cell table:style-name="ce22" office:value-type="float" office:value="10341.6998184" calcext:value-type="float">
            <text:p>10341.6998184</text:p>
          </table:table-cell>
          <table:table-cell table:style-name="ce22" office:value-type="float" office:value="10931.280258" calcext:value-type="float">
            <text:p>10931.280258</text:p>
          </table:table-cell>
          <table:table-cell table:style-name="ce22" office:value-type="float" office:value="11716.2336048" calcext:value-type="float">
            <text:p>11716.2336048</text:p>
          </table:table-cell>
          <table:table-cell table:style-name="ce22" office:value-type="float" office:value="13472.1191852" calcext:value-type="float">
            <text:p>13472.1191852</text:p>
          </table:table-cell>
          <table:table-cell table:style-name="ce22" office:value-type="float" office:value="14184.3533492" calcext:value-type="float">
            <text:p>14184.3533492</text:p>
          </table:table-cell>
          <table:table-cell table:style-name="ce22" office:value-type="float" office:value="11391.7022932" calcext:value-type="float">
            <text:p>11391.7022932</text:p>
          </table:table-cell>
          <table:table-cell table:style-name="ce22" office:value-type="float" office:value="43728.2666448" calcext:value-type="float">
            <text:p>43728.2666448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GPR211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2861.8457868" calcext:value-type="float">
            <text:p>2861.8457868</text:p>
          </table:table-cell>
          <table:table-cell table:style-name="ce22" office:value-type="float" office:value="3863.6167496" calcext:value-type="float">
            <text:p>3863.6167496</text:p>
          </table:table-cell>
          <table:table-cell table:style-name="ce22" office:value-type="float" office:value="3515.6740616" calcext:value-type="float">
            <text:p>3515.6740616</text:p>
          </table:table-cell>
          <table:table-cell table:style-name="ce22" office:value-type="float" office:value="1809.0130096" calcext:value-type="float">
            <text:p>1809.0130096</text:p>
          </table:table-cell>
          <table:table-cell table:style-name="ce22" office:value-type="float" office:value="3301.0591488" calcext:value-type="float">
            <text:p>3301.0591488</text:p>
          </table:table-cell>
          <table:table-cell table:style-name="ce22" office:value-type="float" office:value="6499.8898416" calcext:value-type="float">
            <text:p>6499.8898416</text:p>
          </table:table-cell>
          <table:table-cell table:style-name="ce22" office:value-type="float" office:value="8454.7436916" calcext:value-type="float">
            <text:p>8454.7436916</text:p>
          </table:table-cell>
          <table:table-cell table:style-name="ce22" office:value-type="float" office:value="7031.3842068" calcext:value-type="float">
            <text:p>7031.3842068</text:p>
          </table:table-cell>
          <table:table-cell table:style-name="ce22" office:value-type="float" office:value="6400.2041732" calcext:value-type="float">
            <text:p>6400.2041732</text:p>
          </table:table-cell>
          <table:table-cell table:style-name="ce22" office:value-type="float" office:value="8072.8252324" calcext:value-type="float">
            <text:p>8072.8252324</text:p>
          </table:table-cell>
          <table:table-cell table:style-name="ce22" office:value-type="float" office:value="8245.1788084" calcext:value-type="float">
            <text:p>8245.1788084</text:p>
          </table:table-cell>
          <table:table-cell table:style-name="ce22" office:value-type="float" office:value="34575.6818252" calcext:value-type="float">
            <text:p>34575.6818252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GPR211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6005.0588612" calcext:value-type="float">
            <text:p>6005.0588612</text:p>
          </table:table-cell>
          <table:table-cell table:style-name="ce22" office:value-type="float" office:value="13665.4549298" calcext:value-type="float">
            <text:p>13665.4549298</text:p>
          </table:table-cell>
          <table:table-cell table:style-name="ce22" office:value-type="float" office:value="10583.375575" calcext:value-type="float">
            <text:p>10583.375575</text:p>
          </table:table-cell>
          <table:table-cell table:style-name="ce22" office:value-type="float" office:value="29591.1877104" calcext:value-type="float">
            <text:p>29591.1877104</text:p>
          </table:table-cell>
          <table:table-cell table:style-name="ce22" office:value-type="float" office:value="44292.8110004" calcext:value-type="float">
            <text:p>44292.8110004</text:p>
          </table:table-cell>
          <table:table-cell table:style-name="ce22" office:value-type="float" office:value="37813.6069306" calcext:value-type="float">
            <text:p>37813.6069306</text:p>
          </table:table-cell>
          <table:table-cell table:style-name="ce22" office:value-type="float" office:value="44232.4285082" calcext:value-type="float">
            <text:p>44232.4285082</text:p>
          </table:table-cell>
          <table:table-cell table:style-name="ce22" office:value-type="float" office:value="46397.8695478" calcext:value-type="float">
            <text:p>46397.8695478</text:p>
          </table:table-cell>
          <table:table-cell table:style-name="ce22" office:value-type="float" office:value="45814.870337" calcext:value-type="float">
            <text:p>45814.870337</text:p>
          </table:table-cell>
          <table:table-cell table:style-name="ce22" office:value-type="float" office:value="46637.7682288" calcext:value-type="float">
            <text:p>46637.7682288</text:p>
          </table:table-cell>
          <table:table-cell table:style-name="ce22" office:value-type="float" office:value="49729.1098984" calcext:value-type="float">
            <text:p>49729.1098984</text:p>
          </table:table-cell>
          <table:table-cell table:style-name="ce22" office:value-type="float" office:value="54970.3218566" calcext:value-type="float">
            <text:p>54970.3218566</text:p>
          </table:table-cell>
          <table:table-cell table:style-name="ce22"/>
          <table:table-cell table:style-name="ce22" office:value-type="string" calcext:value-type="string">
            <text:p>2022_12_14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GPR211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8831.2129066" calcext:value-type="float">
            <text:p>8831.2129066</text:p>
          </table:table-cell>
          <table:table-cell table:style-name="ce22" office:value-type="float" office:value="4543.812073" calcext:value-type="float">
            <text:p>4543.812073</text:p>
          </table:table-cell>
          <table:table-cell table:style-name="ce22" office:value-type="float" office:value="5701.9099276" calcext:value-type="float">
            <text:p>5701.9099276</text:p>
          </table:table-cell>
          <table:table-cell table:style-name="ce22" office:value-type="float" office:value="6950.2024052" calcext:value-type="float">
            <text:p>6950.2024052</text:p>
          </table:table-cell>
          <table:table-cell table:style-name="ce22" office:value-type="float" office:value="17594.9950264" calcext:value-type="float">
            <text:p>17594.9950264</text:p>
          </table:table-cell>
          <table:table-cell table:style-name="ce22" office:value-type="float" office:value="36781.7014768" calcext:value-type="float">
            <text:p>36781.7014768</text:p>
          </table:table-cell>
          <table:table-cell table:style-name="ce22" office:value-type="float" office:value="44849.0962578" calcext:value-type="float">
            <text:p>44849.0962578</text:p>
          </table:table-cell>
          <table:table-cell table:style-name="ce22" office:value-type="float" office:value="41802.7357268" calcext:value-type="float">
            <text:p>41802.7357268</text:p>
          </table:table-cell>
          <table:table-cell table:style-name="ce22" office:value-type="float" office:value="40473.4983856" calcext:value-type="float">
            <text:p>40473.4983856</text:p>
          </table:table-cell>
          <table:table-cell table:style-name="ce22" office:value-type="float" office:value="44777.117019" calcext:value-type="float">
            <text:p>44777.117019</text:p>
          </table:table-cell>
          <table:table-cell table:style-name="ce22" office:value-type="float" office:value="37308.480519" calcext:value-type="float">
            <text:p>37308.480519</text:p>
          </table:table-cell>
          <table:table-cell table:style-name="ce22" office:value-type="float" office:value="55436.3062564" calcext:value-type="float">
            <text:p>55436.3062564</text:p>
          </table:table-cell>
          <table:table-cell table:style-name="ce22"/>
          <table:table-cell table:style-name="ce22" office:value-type="string" calcext:value-type="string">
            <text:p>2022_12_14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GPR211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858.4161912" calcext:value-type="float">
            <text:p>858.4161912</text:p>
          </table:table-cell>
          <table:table-cell table:style-name="ce22" office:value-type="float" office:value="1068.351627" calcext:value-type="float">
            <text:p>1068.351627</text:p>
          </table:table-cell>
          <table:table-cell table:style-name="ce22" office:value-type="float" office:value="1668.6066888" calcext:value-type="float">
            <text:p>1668.6066888</text:p>
          </table:table-cell>
          <table:table-cell table:style-name="ce22" office:value-type="float" office:value="1568.9470104" calcext:value-type="float">
            <text:p>1568.9470104</text:p>
          </table:table-cell>
          <table:table-cell table:style-name="ce22" office:value-type="float" office:value="11754.4814404" calcext:value-type="float">
            <text:p>11754.4814404</text:p>
          </table:table-cell>
          <table:table-cell table:style-name="ce22" office:value-type="float" office:value="25000.4101578" calcext:value-type="float">
            <text:p>25000.4101578</text:p>
          </table:table-cell>
          <table:table-cell table:style-name="ce22" office:value-type="float" office:value="23861.9621112" calcext:value-type="float">
            <text:p>23861.9621112</text:p>
          </table:table-cell>
          <table:table-cell table:style-name="ce22" office:value-type="float" office:value="26746.5947394" calcext:value-type="float">
            <text:p>26746.5947394</text:p>
          </table:table-cell>
          <table:table-cell table:style-name="ce22" office:value-type="float" office:value="28758.2531166" calcext:value-type="float">
            <text:p>28758.2531166</text:p>
          </table:table-cell>
          <table:table-cell table:style-name="ce22" office:value-type="float" office:value="26791.5904542" calcext:value-type="float">
            <text:p>26791.5904542</text:p>
          </table:table-cell>
          <table:table-cell table:style-name="ce22" office:value-type="float" office:value="26153.3745046" calcext:value-type="float">
            <text:p>26153.3745046</text:p>
          </table:table-cell>
          <table:table-cell table:style-name="ce22" office:value-type="float" office:value="50287.9982212" calcext:value-type="float">
            <text:p>50287.9982212</text:p>
          </table:table-cell>
          <table:table-cell table:style-name="ce22"/>
          <table:table-cell table:style-name="ce22" office:value-type="string" calcext:value-type="string">
            <text:p>2023_02_03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GPR211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1144.7333988" calcext:value-type="float">
            <text:p>1144.7333988</text:p>
          </table:table-cell>
          <table:table-cell table:style-name="ce22" office:value-type="float" office:value="1030.1917626" calcext:value-type="float">
            <text:p>1030.1917626</text:p>
          </table:table-cell>
          <table:table-cell table:style-name="ce22" office:value-type="float" office:value="920.998513" calcext:value-type="float">
            <text:p>920.998513</text:p>
          </table:table-cell>
          <table:table-cell table:style-name="ce22" office:value-type="float" office:value="1568.345724" calcext:value-type="float">
            <text:p>1568.345724</text:p>
          </table:table-cell>
          <table:table-cell table:style-name="ce22" office:value-type="float" office:value="9885.632058" calcext:value-type="float">
            <text:p>9885.632058</text:p>
          </table:table-cell>
          <table:table-cell table:style-name="ce22" office:value-type="float" office:value="24369.5231724" calcext:value-type="float">
            <text:p>24369.5231724</text:p>
          </table:table-cell>
          <table:table-cell table:style-name="ce22" office:value-type="float" office:value="31624.305616" calcext:value-type="float">
            <text:p>31624.305616</text:p>
          </table:table-cell>
          <table:table-cell table:style-name="ce22" office:value-type="float" office:value="32856.247926" calcext:value-type="float">
            <text:p>32856.247926</text:p>
          </table:table-cell>
          <table:table-cell table:style-name="ce22" office:value-type="float" office:value="35368.1848374" calcext:value-type="float">
            <text:p>35368.1848374</text:p>
          </table:table-cell>
          <table:table-cell table:style-name="ce22" office:value-type="float" office:value="31515.5258104" calcext:value-type="float">
            <text:p>31515.5258104</text:p>
          </table:table-cell>
          <table:table-cell table:style-name="ce22" office:value-type="float" office:value="26273.7326626" calcext:value-type="float">
            <text:p>26273.7326626</text:p>
          </table:table-cell>
          <table:table-cell table:style-name="ce22" office:value-type="float" office:value="46094.5727744" calcext:value-type="float">
            <text:p>46094.5727744</text:p>
          </table:table-cell>
          <table:table-cell table:style-name="ce22"/>
          <table:table-cell table:style-name="ce22" office:value-type="string" calcext:value-type="string">
            <text:p>2023_02_03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GPR211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953.656452" calcext:value-type="float">
            <text:p>953.656452</text:p>
          </table:table-cell>
          <table:table-cell table:style-name="ce22" office:value-type="float" office:value="991.9166" calcext:value-type="float">
            <text:p>991.9166</text:p>
          </table:table-cell>
          <table:table-cell table:style-name="ce22" office:value-type="float" office:value="729.0474288" calcext:value-type="float">
            <text:p>729.0474288</text:p>
          </table:table-cell>
          <table:table-cell table:style-name="ce22" office:value-type="float" office:value="1224.5052996" calcext:value-type="float">
            <text:p>1224.5052996</text:p>
          </table:table-cell>
          <table:table-cell table:style-name="ce22" office:value-type="float" office:value="7385.8711646" calcext:value-type="float">
            <text:p>7385.8711646</text:p>
          </table:table-cell>
          <table:table-cell table:style-name="ce22" office:value-type="float" office:value="27991.483556" calcext:value-type="float">
            <text:p>27991.483556</text:p>
          </table:table-cell>
          <table:table-cell table:style-name="ce22" office:value-type="float" office:value="32198.7153148" calcext:value-type="float">
            <text:p>32198.7153148</text:p>
          </table:table-cell>
          <table:table-cell table:style-name="ce22" office:value-type="float" office:value="32810.1312916" calcext:value-type="float">
            <text:p>32810.1312916</text:p>
          </table:table-cell>
          <table:table-cell table:style-name="ce22" office:value-type="float" office:value="36044.3112474" calcext:value-type="float">
            <text:p>36044.3112474</text:p>
          </table:table-cell>
          <table:table-cell table:style-name="ce22" office:value-type="float" office:value="31047.1320886" calcext:value-type="float">
            <text:p>31047.1320886</text:p>
          </table:table-cell>
          <table:table-cell table:style-name="ce22" office:value-type="float" office:value="24696.3285888" calcext:value-type="float">
            <text:p>24696.3285888</text:p>
          </table:table-cell>
          <table:table-cell table:style-name="ce22" office:value-type="float" office:value="50747.4075704" calcext:value-type="float">
            <text:p>50747.4075704</text:p>
          </table:table-cell>
          <table:table-cell table:style-name="ce22"/>
          <table:table-cell table:style-name="ce22" office:value-type="string" calcext:value-type="string">
            <text:p>2023_02_03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PR219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3169.2939424" calcext:value-type="float">
            <text:p>3169.2939424</text:p>
          </table:table-cell>
          <table:table-cell table:style-name="ce22" office:value-type="float" office:value="2562.8986652" calcext:value-type="float">
            <text:p>2562.8986652</text:p>
          </table:table-cell>
          <table:table-cell table:style-name="ce22" office:value-type="float" office:value="2349.925756" calcext:value-type="float">
            <text:p>2349.925756</text:p>
          </table:table-cell>
          <table:table-cell table:style-name="ce22" office:value-type="float" office:value="2449.9097724" calcext:value-type="float">
            <text:p>2449.9097724</text:p>
          </table:table-cell>
          <table:table-cell table:style-name="ce22" office:value-type="float" office:value="2057.9651456" calcext:value-type="float">
            <text:p>2057.9651456</text:p>
          </table:table-cell>
          <table:table-cell table:style-name="ce22" office:value-type="float" office:value="2697.330738" calcext:value-type="float">
            <text:p>2697.330738</text:p>
          </table:table-cell>
          <table:table-cell table:style-name="ce22" office:value-type="float" office:value="6469.5425028" calcext:value-type="float">
            <text:p>6469.5425028</text:p>
          </table:table-cell>
          <table:table-cell table:style-name="ce22" office:value-type="float" office:value="12183.3085424" calcext:value-type="float">
            <text:p>12183.3085424</text:p>
          </table:table-cell>
          <table:table-cell table:style-name="ce22" office:value-type="float" office:value="13953.4284472" calcext:value-type="float">
            <text:p>13953.4284472</text:p>
          </table:table-cell>
          <table:table-cell table:style-name="ce22" office:value-type="float" office:value="15015.2483084" calcext:value-type="float">
            <text:p>15015.2483084</text:p>
          </table:table-cell>
          <table:table-cell table:style-name="ce22" office:value-type="float" office:value="14345.4857676" calcext:value-type="float">
            <text:p>14345.4857676</text:p>
          </table:table-cell>
          <table:table-cell table:style-name="ce22" office:value-type="float" office:value="41190.118474" calcext:value-type="float">
            <text:p>41190.118474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GPR219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4129.788246" calcext:value-type="float">
            <text:p>4129.788246</text:p>
          </table:table-cell>
          <table:table-cell table:style-name="ce22" office:value-type="float" office:value="2776.6670452" calcext:value-type="float">
            <text:p>2776.6670452</text:p>
          </table:table-cell>
          <table:table-cell table:style-name="ce22" office:value-type="float" office:value="2331.6679632" calcext:value-type="float">
            <text:p>2331.6679632</text:p>
          </table:table-cell>
          <table:table-cell table:style-name="ce22" office:value-type="float" office:value="2547.8559512" calcext:value-type="float">
            <text:p>2547.8559512</text:p>
          </table:table-cell>
          <table:table-cell table:style-name="ce22" office:value-type="float" office:value="2409.0484992" calcext:value-type="float">
            <text:p>2409.0484992</text:p>
          </table:table-cell>
          <table:table-cell table:style-name="ce22" office:value-type="float" office:value="3377.7312312" calcext:value-type="float">
            <text:p>3377.7312312</text:p>
          </table:table-cell>
          <table:table-cell table:style-name="ce22" office:value-type="float" office:value="7463.735062" calcext:value-type="float">
            <text:p>7463.735062</text:p>
          </table:table-cell>
          <table:table-cell table:style-name="ce22" office:value-type="float" office:value="11243.1993648" calcext:value-type="float">
            <text:p>11243.1993648</text:p>
          </table:table-cell>
          <table:table-cell table:style-name="ce22" office:value-type="float" office:value="15334.6704592" calcext:value-type="float">
            <text:p>15334.6704592</text:p>
          </table:table-cell>
          <table:table-cell table:style-name="ce22" office:value-type="float" office:value="16547.9525124" calcext:value-type="float">
            <text:p>16547.9525124</text:p>
          </table:table-cell>
          <table:table-cell table:style-name="ce22" office:value-type="float" office:value="17043.9177676" calcext:value-type="float">
            <text:p>17043.9177676</text:p>
          </table:table-cell>
          <table:table-cell table:style-name="ce22" office:value-type="float" office:value="43190.1977268" calcext:value-type="float">
            <text:p>43190.1977268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GPR219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4437.7345424" calcext:value-type="float">
            <text:p>4437.7345424</text:p>
          </table:table-cell>
          <table:table-cell table:style-name="ce22" office:value-type="float" office:value="3261.5117796" calcext:value-type="float">
            <text:p>3261.5117796</text:p>
          </table:table-cell>
          <table:table-cell table:style-name="ce22" office:value-type="float" office:value="4448.9258952" calcext:value-type="float">
            <text:p>4448.9258952</text:p>
          </table:table-cell>
          <table:table-cell table:style-name="ce22" office:value-type="float" office:value="2548.6199632" calcext:value-type="float">
            <text:p>2548.6199632</text:p>
          </table:table-cell>
          <table:table-cell table:style-name="ce22" office:value-type="float" office:value="2699.7301632" calcext:value-type="float">
            <text:p>2699.7301632</text:p>
          </table:table-cell>
          <table:table-cell table:style-name="ce22" office:value-type="float" office:value="3921.2243488" calcext:value-type="float">
            <text:p>3921.2243488</text:p>
          </table:table-cell>
          <table:table-cell table:style-name="ce22" office:value-type="float" office:value="8649.3070456" calcext:value-type="float">
            <text:p>8649.3070456</text:p>
          </table:table-cell>
          <table:table-cell table:style-name="ce22" office:value-type="float" office:value="14565.181174" calcext:value-type="float">
            <text:p>14565.181174</text:p>
          </table:table-cell>
          <table:table-cell table:style-name="ce22" office:value-type="float" office:value="20089.9593844" calcext:value-type="float">
            <text:p>20089.9593844</text:p>
          </table:table-cell>
          <table:table-cell table:style-name="ce22" office:value-type="float" office:value="20874.2617108" calcext:value-type="float">
            <text:p>20874.2617108</text:p>
          </table:table-cell>
          <table:table-cell table:style-name="ce22" office:value-type="float" office:value="17658.870114" calcext:value-type="float">
            <text:p>17658.870114</text:p>
          </table:table-cell>
          <table:table-cell table:style-name="ce22" office:value-type="float" office:value="49790.5762292" calcext:value-type="float">
            <text:p>49790.5762292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GPR219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1884.2108186" calcext:value-type="float">
            <text:p>1884.2108186</text:p>
          </table:table-cell>
          <table:table-cell table:style-name="ce22" office:value-type="float" office:value="1897.7149444" calcext:value-type="float">
            <text:p>1897.7149444</text:p>
          </table:table-cell>
          <table:table-cell table:style-name="ce22" office:value-type="float" office:value="1402.669626" calcext:value-type="float">
            <text:p>1402.669626</text:p>
          </table:table-cell>
          <table:table-cell table:style-name="ce22" office:value-type="float" office:value="870.832782" calcext:value-type="float">
            <text:p>870.832782</text:p>
          </table:table-cell>
          <table:table-cell table:style-name="ce22" office:value-type="float" office:value="2254.1711484" calcext:value-type="float">
            <text:p>2254.1711484</text:p>
          </table:table-cell>
          <table:table-cell table:style-name="ce22" office:value-type="float" office:value="5600.9444394" calcext:value-type="float">
            <text:p>5600.9444394</text:p>
          </table:table-cell>
          <table:table-cell table:style-name="ce22" office:value-type="float" office:value="17591.9427922" calcext:value-type="float">
            <text:p>17591.9427922</text:p>
          </table:table-cell>
          <table:table-cell table:style-name="ce22" office:value-type="float" office:value="30216.2056876" calcext:value-type="float">
            <text:p>30216.2056876</text:p>
          </table:table-cell>
          <table:table-cell table:style-name="ce22" office:value-type="float" office:value="43106.4847004" calcext:value-type="float">
            <text:p>43106.4847004</text:p>
          </table:table-cell>
          <table:table-cell table:style-name="ce22" office:value-type="float" office:value="41916.770252" calcext:value-type="float">
            <text:p>41916.770252</text:p>
          </table:table-cell>
          <table:table-cell table:style-name="ce22" office:value-type="float" office:value="59539.4876348" calcext:value-type="float">
            <text:p>59539.4876348</text:p>
          </table:table-cell>
          <table:table-cell table:style-name="ce22" office:value-type="float" office:value="55748.479032" calcext:value-type="float">
            <text:p>55748.479032</text:p>
          </table:table-cell>
          <table:table-cell table:style-name="ce22"/>
          <table:table-cell table:style-name="ce22" office:value-type="string" calcext:value-type="string">
            <text:p>2022_12_14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GPR219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2148.0506052" calcext:value-type="float">
            <text:p>2148.0506052</text:p>
          </table:table-cell>
          <table:table-cell table:style-name="ce22" office:value-type="float" office:value="2323.1175244" calcext:value-type="float">
            <text:p>2323.1175244</text:p>
          </table:table-cell>
          <table:table-cell table:style-name="ce22" office:value-type="float" office:value="1741.2228066" calcext:value-type="float">
            <text:p>1741.2228066</text:p>
          </table:table-cell>
          <table:table-cell table:style-name="ce22" office:value-type="float" office:value="1848.236244" calcext:value-type="float">
            <text:p>1848.236244</text:p>
          </table:table-cell>
          <table:table-cell table:style-name="ce22" office:value-type="float" office:value="3637.1025024" calcext:value-type="float">
            <text:p>3637.1025024</text:p>
          </table:table-cell>
          <table:table-cell table:style-name="ce22" office:value-type="float" office:value="10458.0123428" calcext:value-type="float">
            <text:p>10458.0123428</text:p>
          </table:table-cell>
          <table:table-cell table:style-name="ce22" office:value-type="float" office:value="30329.163512" calcext:value-type="float">
            <text:p>30329.163512</text:p>
          </table:table-cell>
          <table:table-cell table:style-name="ce22" office:value-type="float" office:value="46164.7986994" calcext:value-type="float">
            <text:p>46164.7986994</text:p>
          </table:table-cell>
          <table:table-cell table:style-name="ce22" office:value-type="float" office:value="53512.5227256" calcext:value-type="float">
            <text:p>53512.5227256</text:p>
          </table:table-cell>
          <table:table-cell table:style-name="ce22" office:value-type="float" office:value="57428.6361568" calcext:value-type="float">
            <text:p>57428.6361568</text:p>
          </table:table-cell>
          <table:table-cell table:style-name="ce22" office:value-type="float" office:value="56391.0628324" calcext:value-type="float">
            <text:p>56391.0628324</text:p>
          </table:table-cell>
          <table:table-cell table:style-name="ce22" office:value-type="float" office:value="60261.4126476" calcext:value-type="float">
            <text:p>60261.4126476</text:p>
          </table:table-cell>
          <table:table-cell table:style-name="ce22"/>
          <table:table-cell table:style-name="ce22" office:value-type="string" calcext:value-type="string">
            <text:p>2022_12_14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GPR219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1972.2593934" calcext:value-type="float">
            <text:p>1972.2593934</text:p>
          </table:table-cell>
          <table:table-cell table:style-name="ce22" office:value-type="float" office:value="1613.1728876" calcext:value-type="float">
            <text:p>1613.1728876</text:p>
          </table:table-cell>
          <table:table-cell table:style-name="ce22" office:value-type="float" office:value="2185.2210272" calcext:value-type="float">
            <text:p>2185.2210272</text:p>
          </table:table-cell>
          <table:table-cell table:style-name="ce22" office:value-type="float" office:value="1688.1466812" calcext:value-type="float">
            <text:p>1688.1466812</text:p>
          </table:table-cell>
          <table:table-cell table:style-name="ce22" office:value-type="float" office:value="2449.108917" calcext:value-type="float">
            <text:p>2449.108917</text:p>
          </table:table-cell>
          <table:table-cell table:style-name="ce22" office:value-type="float" office:value="6935.1699232" calcext:value-type="float">
            <text:p>6935.1699232</text:p>
          </table:table-cell>
          <table:table-cell table:style-name="ce22" office:value-type="float" office:value="27256.819806" calcext:value-type="float">
            <text:p>27256.819806</text:p>
          </table:table-cell>
          <table:table-cell table:style-name="ce22" office:value-type="float" office:value="48233.4136348" calcext:value-type="float">
            <text:p>48233.4136348</text:p>
          </table:table-cell>
          <table:table-cell table:style-name="ce22" office:value-type="float" office:value="51227.2429466" calcext:value-type="float">
            <text:p>51227.2429466</text:p>
          </table:table-cell>
          <table:table-cell table:style-name="ce22" office:value-type="float" office:value="51077.990687" calcext:value-type="float">
            <text:p>51077.990687</text:p>
          </table:table-cell>
          <table:table-cell table:style-name="ce22" office:value-type="float" office:value="50107.7203924" calcext:value-type="float">
            <text:p>50107.7203924</text:p>
          </table:table-cell>
          <table:table-cell table:style-name="ce22" office:value-type="float" office:value="63133.0161304" calcext:value-type="float">
            <text:p>63133.0161304</text:p>
          </table:table-cell>
          <table:table-cell table:style-name="ce22"/>
          <table:table-cell table:style-name="ce22" office:value-type="string" calcext:value-type="string">
            <text:p>2022_12_14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GPR219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1659.3251418" calcext:value-type="float">
            <text:p>1659.3251418</text:p>
          </table:table-cell>
          <table:table-cell table:style-name="ce22" office:value-type="float" office:value="1488.063237" calcext:value-type="float">
            <text:p>1488.063237</text:p>
          </table:table-cell>
          <table:table-cell table:style-name="ce22" office:value-type="float" office:value="1036.157502" calcext:value-type="float">
            <text:p>1036.157502</text:p>
          </table:table-cell>
          <table:table-cell table:style-name="ce22" office:value-type="float" office:value="975.6681264" calcext:value-type="float">
            <text:p>975.6681264</text:p>
          </table:table-cell>
          <table:table-cell table:style-name="ce22" office:value-type="float" office:value="1011.3861466" calcext:value-type="float">
            <text:p>1011.3861466</text:p>
          </table:table-cell>
          <table:table-cell table:style-name="ce22" office:value-type="float" office:value="3555.3881258" calcext:value-type="float">
            <text:p>3555.3881258</text:p>
          </table:table-cell>
          <table:table-cell table:style-name="ce22" office:value-type="float" office:value="13810.3398572" calcext:value-type="float">
            <text:p>13810.3398572</text:p>
          </table:table-cell>
          <table:table-cell table:style-name="ce22" office:value-type="float" office:value="27349.1771574" calcext:value-type="float">
            <text:p>27349.1771574</text:p>
          </table:table-cell>
          <table:table-cell table:style-name="ce22" office:value-type="float" office:value="31560.6885228" calcext:value-type="float">
            <text:p>31560.6885228</text:p>
          </table:table-cell>
          <table:table-cell table:style-name="ce22" office:value-type="float" office:value="28895.0083868" calcext:value-type="float">
            <text:p>28895.0083868</text:p>
          </table:table-cell>
          <table:table-cell table:style-name="ce22" office:value-type="float" office:value="24750.0212744" calcext:value-type="float">
            <text:p>24750.0212744</text:p>
          </table:table-cell>
          <table:table-cell table:style-name="ce22" office:value-type="float" office:value="53192.4483376" calcext:value-type="float">
            <text:p>53192.4483376</text:p>
          </table:table-cell>
          <table:table-cell table:style-name="ce22"/>
          <table:table-cell table:style-name="ce22" office:value-type="string" calcext:value-type="string">
            <text:p>2023_02_03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GPR219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1163.7598802" calcext:value-type="float">
            <text:p>1163.7598802</text:p>
          </table:table-cell>
          <table:table-cell table:style-name="ce22" office:value-type="float" office:value="839.6576728" calcext:value-type="float">
            <text:p>839.6576728</text:p>
          </table:table-cell>
          <table:table-cell table:style-name="ce22" office:value-type="float" office:value="901.826925" calcext:value-type="float">
            <text:p>901.826925</text:p>
          </table:table-cell>
          <table:table-cell table:style-name="ce22" office:value-type="float" office:value="784.6469532" calcext:value-type="float">
            <text:p>784.6469532</text:p>
          </table:table-cell>
          <table:table-cell table:style-name="ce22" office:value-type="float" office:value="1450.1021792" calcext:value-type="float">
            <text:p>1450.1021792</text:p>
          </table:table-cell>
          <table:table-cell table:style-name="ce22" office:value-type="float" office:value="3251.1529634" calcext:value-type="float">
            <text:p>3251.1529634</text:p>
          </table:table-cell>
          <table:table-cell table:style-name="ce22" office:value-type="float" office:value="12909.4605994" calcext:value-type="float">
            <text:p>12909.4605994</text:p>
          </table:table-cell>
          <table:table-cell table:style-name="ce22" office:value-type="float" office:value="28379.8974198" calcext:value-type="float">
            <text:p>28379.8974198</text:p>
          </table:table-cell>
          <table:table-cell table:style-name="ce22" office:value-type="float" office:value="30252.4884168" calcext:value-type="float">
            <text:p>30252.4884168</text:p>
          </table:table-cell>
          <table:table-cell table:style-name="ce22" office:value-type="float" office:value="29148.469332" calcext:value-type="float">
            <text:p>29148.469332</text:p>
          </table:table-cell>
          <table:table-cell table:style-name="ce22" office:value-type="float" office:value="26808.962776" calcext:value-type="float">
            <text:p>26808.962776</text:p>
          </table:table-cell>
          <table:table-cell table:style-name="ce22" office:value-type="float" office:value="51359.618208" calcext:value-type="float">
            <text:p>51359.618208</text:p>
          </table:table-cell>
          <table:table-cell table:style-name="ce22"/>
          <table:table-cell table:style-name="ce22" office:value-type="string" calcext:value-type="string">
            <text:p>2023_02_03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GPR219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1296.805935" calcext:value-type="float">
            <text:p>1296.805935</text:p>
          </table:table-cell>
          <table:table-cell table:style-name="ce22" office:value-type="float" office:value="1049.551309" calcext:value-type="float">
            <text:p>1049.551309</text:p>
          </table:table-cell>
          <table:table-cell table:style-name="ce22" office:value-type="float" office:value="728.8329374" calcext:value-type="float">
            <text:p>728.8329374</text:p>
          </table:table-cell>
          <table:table-cell table:style-name="ce22" office:value-type="float" office:value="1071.4432212" calcext:value-type="float">
            <text:p>1071.4432212</text:p>
          </table:table-cell>
          <table:table-cell table:style-name="ce22" office:value-type="float" office:value="954.3611408" calcext:value-type="float">
            <text:p>954.3611408</text:p>
          </table:table-cell>
          <table:table-cell table:style-name="ce22" office:value-type="float" office:value="5198.4852686" calcext:value-type="float">
            <text:p>5198.4852686</text:p>
          </table:table-cell>
          <table:table-cell table:style-name="ce22" office:value-type="float" office:value="18636.0876468" calcext:value-type="float">
            <text:p>18636.0876468</text:p>
          </table:table-cell>
          <table:table-cell table:style-name="ce22" office:value-type="float" office:value="25382.5651906" calcext:value-type="float">
            <text:p>25382.5651906</text:p>
          </table:table-cell>
          <table:table-cell table:style-name="ce22" office:value-type="float" office:value="29814.6445384" calcext:value-type="float">
            <text:p>29814.6445384</text:p>
          </table:table-cell>
          <table:table-cell table:style-name="ce22" office:value-type="float" office:value="30261.6595476" calcext:value-type="float">
            <text:p>30261.6595476</text:p>
          </table:table-cell>
          <table:table-cell table:style-name="ce22" office:value-type="float" office:value="28786.5134026" calcext:value-type="float">
            <text:p>28786.5134026</text:p>
          </table:table-cell>
          <table:table-cell table:style-name="ce22" office:value-type="float" office:value="45838.73278" calcext:value-type="float">
            <text:p>45838.73278</text:p>
          </table:table-cell>
          <table:table-cell table:style-name="ce22"/>
          <table:table-cell table:style-name="ce22" office:value-type="string" calcext:value-type="string">
            <text:p>2023_02_03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PR220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7445.6156928" calcext:value-type="float">
            <text:p>7445.6156928</text:p>
          </table:table-cell>
          <table:table-cell table:style-name="ce22" office:value-type="float" office:value="7734.3746744" calcext:value-type="float">
            <text:p>7734.3746744</text:p>
          </table:table-cell>
          <table:table-cell table:style-name="ce22" office:value-type="float" office:value="6086.714688" calcext:value-type="float">
            <text:p>6086.714688</text:p>
          </table:table-cell>
          <table:table-cell table:style-name="ce22" office:value-type="float" office:value="6635.5178864" calcext:value-type="float">
            <text:p>6635.5178864</text:p>
          </table:table-cell>
          <table:table-cell table:style-name="ce22" office:value-type="float" office:value="6613.4255288" calcext:value-type="float">
            <text:p>6613.4255288</text:p>
          </table:table-cell>
          <table:table-cell table:style-name="ce22" office:value-type="float" office:value="9704.891012" calcext:value-type="float">
            <text:p>9704.891012</text:p>
          </table:table-cell>
          <table:table-cell table:style-name="ce22" office:value-type="float" office:value="23867.3360224" calcext:value-type="float">
            <text:p>23867.3360224</text:p>
          </table:table-cell>
          <table:table-cell table:style-name="ce22" office:value-type="float" office:value="30752.1683456" calcext:value-type="float">
            <text:p>30752.1683456</text:p>
          </table:table-cell>
          <table:table-cell table:style-name="ce22" office:value-type="float" office:value="31861.3203136" calcext:value-type="float">
            <text:p>31861.3203136</text:p>
          </table:table-cell>
          <table:table-cell table:style-name="ce22" office:value-type="float" office:value="33044.4721616" calcext:value-type="float">
            <text:p>33044.4721616</text:p>
          </table:table-cell>
          <table:table-cell table:style-name="ce22" office:value-type="float" office:value="35779.9174048" calcext:value-type="float">
            <text:p>35779.9174048</text:p>
          </table:table-cell>
          <table:table-cell table:style-name="ce22" office:value-type="float" office:value="67545.949264" calcext:value-type="float">
            <text:p>67545.949264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GPR220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6547.0199888" calcext:value-type="float">
            <text:p>6547.0199888</text:p>
          </table:table-cell>
          <table:table-cell table:style-name="ce22" office:value-type="float" office:value="6731.9828016" calcext:value-type="float">
            <text:p>6731.9828016</text:p>
          </table:table-cell>
          <table:table-cell table:style-name="ce22" office:value-type="float" office:value="5388.187584" calcext:value-type="float">
            <text:p>5388.187584</text:p>
          </table:table-cell>
          <table:table-cell table:style-name="ce22" office:value-type="float" office:value="4883.9371696" calcext:value-type="float">
            <text:p>4883.9371696</text:p>
          </table:table-cell>
          <table:table-cell table:style-name="ce22" office:value-type="float" office:value="5210.6627832" calcext:value-type="float">
            <text:p>5210.6627832</text:p>
          </table:table-cell>
          <table:table-cell table:style-name="ce22" office:value-type="float" office:value="7009.9228144" calcext:value-type="float">
            <text:p>7009.9228144</text:p>
          </table:table-cell>
          <table:table-cell table:style-name="ce22" office:value-type="float" office:value="14479.5619808" calcext:value-type="float">
            <text:p>14479.5619808</text:p>
          </table:table-cell>
          <table:table-cell table:style-name="ce22" office:value-type="float" office:value="22632.3467728" calcext:value-type="float">
            <text:p>22632.3467728</text:p>
          </table:table-cell>
          <table:table-cell table:style-name="ce22" office:value-type="float" office:value="23421.4506088" calcext:value-type="float">
            <text:p>23421.4506088</text:p>
          </table:table-cell>
          <table:table-cell table:style-name="ce22" office:value-type="float" office:value="19798.2911432" calcext:value-type="float">
            <text:p>19798.2911432</text:p>
          </table:table-cell>
          <table:table-cell table:style-name="ce22" office:value-type="float" office:value="22833.1551048" calcext:value-type="float">
            <text:p>22833.1551048</text:p>
          </table:table-cell>
          <table:table-cell table:style-name="ce22" office:value-type="float" office:value="48377.2877544" calcext:value-type="float">
            <text:p>48377.2877544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GPR220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7062.874624" calcext:value-type="float">
            <text:p>7062.874624</text:p>
          </table:table-cell>
          <table:table-cell table:style-name="ce22" office:value-type="float" office:value="7669.5403928" calcext:value-type="float">
            <text:p>7669.5403928</text:p>
          </table:table-cell>
          <table:table-cell table:style-name="ce22" office:value-type="float" office:value="5638.80096" calcext:value-type="float">
            <text:p>5638.80096</text:p>
          </table:table-cell>
          <table:table-cell table:style-name="ce22" office:value-type="float" office:value="6012.0177912" calcext:value-type="float">
            <text:p>6012.0177912</text:p>
          </table:table-cell>
          <table:table-cell table:style-name="ce22" office:value-type="float" office:value="5873.5633736" calcext:value-type="float">
            <text:p>5873.5633736</text:p>
          </table:table-cell>
          <table:table-cell table:style-name="ce22" office:value-type="float" office:value="11626.5299632" calcext:value-type="float">
            <text:p>11626.5299632</text:p>
          </table:table-cell>
          <table:table-cell table:style-name="ce22" office:value-type="float" office:value="22527.770404" calcext:value-type="float">
            <text:p>22527.770404</text:p>
          </table:table-cell>
          <table:table-cell table:style-name="ce22" office:value-type="float" office:value="30047.7695328" calcext:value-type="float">
            <text:p>30047.7695328</text:p>
          </table:table-cell>
          <table:table-cell table:style-name="ce22" office:value-type="float" office:value="29301.6601024" calcext:value-type="float">
            <text:p>29301.6601024</text:p>
          </table:table-cell>
          <table:table-cell table:style-name="ce22" office:value-type="float" office:value="25935.8985112" calcext:value-type="float">
            <text:p>25935.8985112</text:p>
          </table:table-cell>
          <table:table-cell table:style-name="ce22" office:value-type="float" office:value="33315.459972" calcext:value-type="float">
            <text:p>33315.459972</text:p>
          </table:table-cell>
          <table:table-cell table:style-name="ce22" office:value-type="float" office:value="60354.1565952" calcext:value-type="float">
            <text:p>60354.1565952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GPR220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1355.5853886" calcext:value-type="float">
            <text:p>1355.5853886</text:p>
          </table:table-cell>
          <table:table-cell table:style-name="ce22" office:value-type="float" office:value="1046.0416522" calcext:value-type="float">
            <text:p>1046.0416522</text:p>
          </table:table-cell>
          <table:table-cell table:style-name="ce22" office:value-type="float" office:value="1190.2953512" calcext:value-type="float">
            <text:p>1190.2953512</text:p>
          </table:table-cell>
          <table:table-cell table:style-name="ce22" office:value-type="float" office:value="1154.6168124" calcext:value-type="float">
            <text:p>1154.6168124</text:p>
          </table:table-cell>
          <table:table-cell table:style-name="ce22" office:value-type="float" office:value="3283.890023" calcext:value-type="float">
            <text:p>3283.890023</text:p>
          </table:table-cell>
          <table:table-cell table:style-name="ce22" office:value-type="float" office:value="9709.4566672" calcext:value-type="float">
            <text:p>9709.4566672</text:p>
          </table:table-cell>
          <table:table-cell table:style-name="ce22" office:value-type="float" office:value="39480.1986384" calcext:value-type="float">
            <text:p>39480.1986384</text:p>
          </table:table-cell>
          <table:table-cell table:style-name="ce22" office:value-type="float" office:value="50042.3399674" calcext:value-type="float">
            <text:p>50042.3399674</text:p>
          </table:table-cell>
          <table:table-cell table:style-name="ce22" office:value-type="float" office:value="51774.3884014" calcext:value-type="float">
            <text:p>51774.3884014</text:p>
          </table:table-cell>
          <table:table-cell table:style-name="ce22" office:value-type="float" office:value="53007.6813182" calcext:value-type="float">
            <text:p>53007.6813182</text:p>
          </table:table-cell>
          <table:table-cell table:style-name="ce22" office:value-type="float" office:value="58765.951196" calcext:value-type="float">
            <text:p>58765.951196</text:p>
          </table:table-cell>
          <table:table-cell table:style-name="ce22" office:value-type="float" office:value="74876.91744" calcext:value-type="float">
            <text:p>74876.91744</text:p>
          </table:table-cell>
          <table:table-cell table:style-name="ce22"/>
          <table:table-cell table:style-name="ce22" office:value-type="string" calcext:value-type="string">
            <text:p>2022_12_14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GPR220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1179.5134866" calcext:value-type="float">
            <text:p>1179.5134866</text:p>
          </table:table-cell>
          <table:table-cell table:style-name="ce22" office:value-type="float" office:value="1577.98691" calcext:value-type="float">
            <text:p>1577.98691</text:p>
          </table:table-cell>
          <table:table-cell table:style-name="ce22" office:value-type="float" office:value="1172.371565" calcext:value-type="float">
            <text:p>1172.371565</text:p>
          </table:table-cell>
          <table:table-cell table:style-name="ce22" office:value-type="float" office:value="1154.8181424" calcext:value-type="float">
            <text:p>1154.8181424</text:p>
          </table:table-cell>
          <table:table-cell table:style-name="ce22" office:value-type="float" office:value="4560.9704592" calcext:value-type="float">
            <text:p>4560.9704592</text:p>
          </table:table-cell>
          <table:table-cell table:style-name="ce22" office:value-type="float" office:value="12895.7787986" calcext:value-type="float">
            <text:p>12895.7787986</text:p>
          </table:table-cell>
          <table:table-cell table:style-name="ce22" office:value-type="float" office:value="40486.8819548" calcext:value-type="float">
            <text:p>40486.8819548</text:p>
          </table:table-cell>
          <table:table-cell table:style-name="ce22" office:value-type="float" office:value="52228.038687" calcext:value-type="float">
            <text:p>52228.038687</text:p>
          </table:table-cell>
          <table:table-cell table:style-name="ce22" office:value-type="float" office:value="51621.6316716" calcext:value-type="float">
            <text:p>51621.6316716</text:p>
          </table:table-cell>
          <table:table-cell table:style-name="ce22" office:value-type="float" office:value="60914.9428954" calcext:value-type="float">
            <text:p>60914.9428954</text:p>
          </table:table-cell>
          <table:table-cell table:style-name="ce22" office:value-type="float" office:value="60260.0996208" calcext:value-type="float">
            <text:p>60260.0996208</text:p>
          </table:table-cell>
          <table:table-cell table:style-name="ce22" office:value-type="float" office:value="69906.214346" calcext:value-type="float">
            <text:p>69906.214346</text:p>
          </table:table-cell>
          <table:table-cell table:style-name="ce22"/>
          <table:table-cell table:style-name="ce22" office:value-type="string" calcext:value-type="string">
            <text:p>2022_12_14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GPR220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757.4291332" calcext:value-type="float">
            <text:p>757.4291332</text:p>
          </table:table-cell>
          <table:table-cell table:style-name="ce22" office:value-type="float" office:value="1170.8428324" calcext:value-type="float">
            <text:p>1170.8428324</text:p>
          </table:table-cell>
          <table:table-cell table:style-name="ce22" office:value-type="float" office:value="1473.6587414" calcext:value-type="float">
            <text:p>1473.6587414</text:p>
          </table:table-cell>
          <table:table-cell table:style-name="ce22" office:value-type="float" office:value="1047.2810784" calcext:value-type="float">
            <text:p>1047.2810784</text:p>
          </table:table-cell>
          <table:table-cell table:style-name="ce22" office:value-type="float" office:value="2253.255484" calcext:value-type="float">
            <text:p>2253.255484</text:p>
          </table:table-cell>
          <table:table-cell table:style-name="ce22" office:value-type="float" office:value="8501.1520658" calcext:value-type="float">
            <text:p>8501.1520658</text:p>
          </table:table-cell>
          <table:table-cell table:style-name="ce22" office:value-type="float" office:value="32745.1881506" calcext:value-type="float">
            <text:p>32745.1881506</text:p>
          </table:table-cell>
          <table:table-cell table:style-name="ce22" office:value-type="float" office:value="48213.2277382" calcext:value-type="float">
            <text:p>48213.2277382</text:p>
          </table:table-cell>
          <table:table-cell table:style-name="ce22" office:value-type="float" office:value="49785.7731842" calcext:value-type="float">
            <text:p>49785.7731842</text:p>
          </table:table-cell>
          <table:table-cell table:style-name="ce22" office:value-type="float" office:value="57020.6711632" calcext:value-type="float">
            <text:p>57020.6711632</text:p>
          </table:table-cell>
          <table:table-cell table:style-name="ce22" office:value-type="float" office:value="55200.8446384" calcext:value-type="float">
            <text:p>55200.8446384</text:p>
          </table:table-cell>
          <table:table-cell table:style-name="ce22" office:value-type="float" office:value="80321.7735316" calcext:value-type="float">
            <text:p>80321.7735316</text:p>
          </table:table-cell>
          <table:table-cell table:style-name="ce22"/>
          <table:table-cell table:style-name="ce22" office:value-type="string" calcext:value-type="string">
            <text:p>2022_12_14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GPR220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2919.2371488" calcext:value-type="float">
            <text:p>2919.2371488</text:p>
          </table:table-cell>
          <table:table-cell table:style-name="ce22" office:value-type="float" office:value="1226.0870668" calcext:value-type="float">
            <text:p>1226.0870668</text:p>
          </table:table-cell>
          <table:table-cell table:style-name="ce22" office:value-type="float" office:value="1253.2744896" calcext:value-type="float">
            <text:p>1253.2744896</text:p>
          </table:table-cell>
          <table:table-cell table:style-name="ce22" office:value-type="float" office:value="1074.778974" calcext:value-type="float">
            <text:p>1074.778974</text:p>
          </table:table-cell>
          <table:table-cell table:style-name="ce22" office:value-type="float" office:value="1792.95226" calcext:value-type="float">
            <text:p>1792.95226</text:p>
          </table:table-cell>
          <table:table-cell table:style-name="ce22" office:value-type="float" office:value="7352.2489436" calcext:value-type="float">
            <text:p>7352.2489436</text:p>
          </table:table-cell>
          <table:table-cell table:style-name="ce22" office:value-type="float" office:value="16722.223174" calcext:value-type="float">
            <text:p>16722.223174</text:p>
          </table:table-cell>
          <table:table-cell table:style-name="ce22" office:value-type="float" office:value="27329.6170736" calcext:value-type="float">
            <text:p>27329.6170736</text:p>
          </table:table-cell>
          <table:table-cell table:style-name="ce22" office:value-type="float" office:value="27811.2992396" calcext:value-type="float">
            <text:p>27811.2992396</text:p>
          </table:table-cell>
          <table:table-cell table:style-name="ce22" office:value-type="float" office:value="32984.1403768" calcext:value-type="float">
            <text:p>32984.1403768</text:p>
          </table:table-cell>
          <table:table-cell table:style-name="ce22" office:value-type="float" office:value="27502.3570604" calcext:value-type="float">
            <text:p>27502.3570604</text:p>
          </table:table-cell>
          <table:table-cell table:style-name="ce22" office:value-type="float" office:value="38270.17517" calcext:value-type="float">
            <text:p>38270.17517</text:p>
          </table:table-cell>
          <table:table-cell table:style-name="ce22"/>
          <table:table-cell table:style-name="ce22" office:value-type="string" calcext:value-type="string">
            <text:p>2023_02_03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GPR220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2756.8120608" calcext:value-type="float">
            <text:p>2756.8120608</text:p>
          </table:table-cell>
          <table:table-cell table:style-name="ce22" office:value-type="float" office:value="1712.4945976" calcext:value-type="float">
            <text:p>1712.4945976</text:p>
          </table:table-cell>
          <table:table-cell table:style-name="ce22" office:value-type="float" office:value="1289.837976" calcext:value-type="float">
            <text:p>1289.837976</text:p>
          </table:table-cell>
          <table:table-cell table:style-name="ce22" office:value-type="float" office:value="1075.1621384" calcext:value-type="float">
            <text:p>1075.1621384</text:p>
          </table:table-cell>
          <table:table-cell table:style-name="ce22" office:value-type="float" office:value="2349.1011056" calcext:value-type="float">
            <text:p>2349.1011056</text:p>
          </table:table-cell>
          <table:table-cell table:style-name="ce22" office:value-type="float" office:value="10584.1063984" calcext:value-type="float">
            <text:p>10584.1063984</text:p>
          </table:table-cell>
          <table:table-cell table:style-name="ce22" office:value-type="float" office:value="22536.45349" calcext:value-type="float">
            <text:p>22536.45349</text:p>
          </table:table-cell>
          <table:table-cell table:style-name="ce22" office:value-type="float" office:value="37754.7330844" calcext:value-type="float">
            <text:p>37754.7330844</text:p>
          </table:table-cell>
          <table:table-cell table:style-name="ce22" office:value-type="float" office:value="32317.8251844" calcext:value-type="float">
            <text:p>32317.8251844</text:p>
          </table:table-cell>
          <table:table-cell table:style-name="ce22" office:value-type="float" office:value="31160.2839592" calcext:value-type="float">
            <text:p>31160.2839592</text:p>
          </table:table-cell>
          <table:table-cell table:style-name="ce22" office:value-type="float" office:value="26389.842512" calcext:value-type="float">
            <text:p>26389.842512</text:p>
          </table:table-cell>
          <table:table-cell table:style-name="ce22" office:value-type="float" office:value="44283.2123456" calcext:value-type="float">
            <text:p>44283.2123456</text:p>
          </table:table-cell>
          <table:table-cell table:style-name="ce22"/>
          <table:table-cell table:style-name="ce22" office:value-type="string" calcext:value-type="string">
            <text:p>2023_02_03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GPR220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1513.100736" calcext:value-type="float">
            <text:p>1513.100736</text:p>
          </table:table-cell>
          <table:table-cell table:style-name="ce22" office:value-type="float" office:value="1261.9918764" calcext:value-type="float">
            <text:p>1261.9918764</text:p>
          </table:table-cell>
          <table:table-cell table:style-name="ce22" office:value-type="float" office:value="1342.3814208" calcext:value-type="float">
            <text:p>1342.3814208</text:p>
          </table:table-cell>
          <table:table-cell table:style-name="ce22" office:value-type="float" office:value="1272.0208528" calcext:value-type="float">
            <text:p>1272.0208528</text:p>
          </table:table-cell>
          <table:table-cell table:style-name="ce22" office:value-type="float" office:value="1560.24998" calcext:value-type="float">
            <text:p>1560.24998</text:p>
          </table:table-cell>
          <table:table-cell table:style-name="ce22" office:value-type="float" office:value="6422.6484256" calcext:value-type="float">
            <text:p>6422.6484256</text:p>
          </table:table-cell>
          <table:table-cell table:style-name="ce22" office:value-type="float" office:value="22366.3234848" calcext:value-type="float">
            <text:p>22366.3234848</text:p>
          </table:table-cell>
          <table:table-cell table:style-name="ce22" office:value-type="float" office:value="29738.2874588" calcext:value-type="float">
            <text:p>29738.2874588</text:p>
          </table:table-cell>
          <table:table-cell table:style-name="ce22" office:value-type="float" office:value="34084.967854" calcext:value-type="float">
            <text:p>34084.967854</text:p>
          </table:table-cell>
          <table:table-cell table:style-name="ce22" office:value-type="float" office:value="28270.78231" calcext:value-type="float">
            <text:p>28270.78231</text:p>
          </table:table-cell>
          <table:table-cell table:style-name="ce22" office:value-type="float" office:value="24010.7258188" calcext:value-type="float">
            <text:p>24010.7258188</text:p>
          </table:table-cell>
          <table:table-cell table:style-name="ce22" office:value-type="float" office:value="45699.4553072" calcext:value-type="float">
            <text:p>45699.4553072</text:p>
          </table:table-cell>
          <table:table-cell table:style-name="ce22"/>
          <table:table-cell table:style-name="ce22" office:value-type="string" calcext:value-type="string">
            <text:p>2023_02_03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PR221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6796.6244088" calcext:value-type="float">
            <text:p>6796.6244088</text:p>
          </table:table-cell>
          <table:table-cell table:style-name="ce22" office:value-type="float" office:value="7674.871888" calcext:value-type="float">
            <text:p>7674.871888</text:p>
          </table:table-cell>
          <table:table-cell table:style-name="ce22" office:value-type="float" office:value="5037.15552" calcext:value-type="float">
            <text:p>5037.15552</text:p>
          </table:table-cell>
          <table:table-cell table:style-name="ce22" office:value-type="float" office:value="5486.056444" calcext:value-type="float">
            <text:p>5486.056444</text:p>
          </table:table-cell>
          <table:table-cell table:style-name="ce22" office:value-type="float" office:value="5639.9514688" calcext:value-type="float">
            <text:p>5639.9514688</text:p>
          </table:table-cell>
          <table:table-cell table:style-name="ce22" office:value-type="float" office:value="4697.4504104" calcext:value-type="float">
            <text:p>4697.4504104</text:p>
          </table:table-cell>
          <table:table-cell table:style-name="ce22" office:value-type="float" office:value="6348.7871432" calcext:value-type="float">
            <text:p>6348.7871432</text:p>
          </table:table-cell>
          <table:table-cell table:style-name="ce22" office:value-type="float" office:value="11118.1310608" calcext:value-type="float">
            <text:p>11118.1310608</text:p>
          </table:table-cell>
          <table:table-cell table:style-name="ce22" office:value-type="float" office:value="12906.3941448" calcext:value-type="float">
            <text:p>12906.3941448</text:p>
          </table:table-cell>
          <table:table-cell table:style-name="ce22" office:value-type="float" office:value="15099.6290008" calcext:value-type="float">
            <text:p>15099.6290008</text:p>
          </table:table-cell>
          <table:table-cell table:style-name="ce22" office:value-type="float" office:value="22316.6858336" calcext:value-type="float">
            <text:p>22316.6858336</text:p>
          </table:table-cell>
          <table:table-cell table:style-name="ce22" office:value-type="float" office:value="49080.160272" calcext:value-type="float">
            <text:p>49080.160272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GPR221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5116.3099312" calcext:value-type="float">
            <text:p>5116.3099312</text:p>
          </table:table-cell>
          <table:table-cell table:style-name="ce22" office:value-type="float" office:value="4618.1110904" calcext:value-type="float">
            <text:p>4618.1110904</text:p>
          </table:table-cell>
          <table:table-cell table:style-name="ce22" office:value-type="float" office:value="4166.052096" calcext:value-type="float">
            <text:p>4166.052096</text:p>
          </table:table-cell>
          <table:table-cell table:style-name="ce22" office:value-type="float" office:value="3580.7867464" calcext:value-type="float">
            <text:p>3580.7867464</text:p>
          </table:table-cell>
          <table:table-cell table:style-name="ce22" office:value-type="float" office:value="3773.3576568" calcext:value-type="float">
            <text:p>3773.3576568</text:p>
          </table:table-cell>
          <table:table-cell table:style-name="ce22" office:value-type="float" office:value="3726.7011584" calcext:value-type="float">
            <text:p>3726.7011584</text:p>
          </table:table-cell>
          <table:table-cell table:style-name="ce22" office:value-type="float" office:value="4569.1640344" calcext:value-type="float">
            <text:p>4569.1640344</text:p>
          </table:table-cell>
          <table:table-cell table:style-name="ce22" office:value-type="float" office:value="9215.8132656" calcext:value-type="float">
            <text:p>9215.8132656</text:p>
          </table:table-cell>
          <table:table-cell table:style-name="ce22" office:value-type="float" office:value="12192.6527064" calcext:value-type="float">
            <text:p>12192.6527064</text:p>
          </table:table-cell>
          <table:table-cell table:style-name="ce22" office:value-type="float" office:value="12151.1417072" calcext:value-type="float">
            <text:p>12151.1417072</text:p>
          </table:table-cell>
          <table:table-cell table:style-name="ce22" office:value-type="float" office:value="18484.9116696" calcext:value-type="float">
            <text:p>18484.9116696</text:p>
          </table:table-cell>
          <table:table-cell table:style-name="ce22" office:value-type="float" office:value="42381.5221376" calcext:value-type="float">
            <text:p>42381.5221376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GPR221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6491.4897376" calcext:value-type="float">
            <text:p>6491.4897376</text:p>
          </table:table-cell>
          <table:table-cell table:style-name="ce22" office:value-type="float" office:value="6591.8184944" calcext:value-type="float">
            <text:p>6591.8184944</text:p>
          </table:table-cell>
          <table:table-cell table:style-name="ce22" office:value-type="float" office:value="4710.308736" calcext:value-type="float">
            <text:p>4710.308736</text:p>
          </table:table-cell>
          <table:table-cell table:style-name="ce22" office:value-type="float" office:value="5233.7641256" calcext:value-type="float">
            <text:p>5233.7641256</text:p>
          </table:table-cell>
          <table:table-cell table:style-name="ce22" office:value-type="float" office:value="4104.3339088" calcext:value-type="float">
            <text:p>4104.3339088</text:p>
          </table:table-cell>
          <table:table-cell table:style-name="ce22" office:value-type="float" office:value="4367.4507976" calcext:value-type="float">
            <text:p>4367.4507976</text:p>
          </table:table-cell>
          <table:table-cell table:style-name="ce22" office:value-type="float" office:value="7200.8634872" calcext:value-type="float">
            <text:p>7200.8634872</text:p>
          </table:table-cell>
          <table:table-cell table:style-name="ce22" office:value-type="float" office:value="13274.169756" calcext:value-type="float">
            <text:p>13274.169756</text:p>
          </table:table-cell>
          <table:table-cell table:style-name="ce22" office:value-type="float" office:value="16123.6777792" calcext:value-type="float">
            <text:p>16123.6777792</text:p>
          </table:table-cell>
          <table:table-cell table:style-name="ce22" office:value-type="float" office:value="15484.8707136" calcext:value-type="float">
            <text:p>15484.8707136</text:p>
          </table:table-cell>
          <table:table-cell table:style-name="ce22" office:value-type="float" office:value="20847.56762" calcext:value-type="float">
            <text:p>20847.56762</text:p>
          </table:table-cell>
          <table:table-cell table:style-name="ce22" office:value-type="float" office:value="46368.557676" calcext:value-type="float">
            <text:p>46368.557676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GPR221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4825.9517832" calcext:value-type="float">
            <text:p>4825.9517832</text:p>
          </table:table-cell>
          <table:table-cell table:style-name="ce22" office:value-type="float" office:value="6093.266152" calcext:value-type="float">
            <text:p>6093.266152</text:p>
          </table:table-cell>
          <table:table-cell table:style-name="ce22" office:value-type="float" office:value="4937.7891088" calcext:value-type="float">
            <text:p>4937.7891088</text:p>
          </table:table-cell>
          <table:table-cell table:style-name="ce22" office:value-type="float" office:value="3798.7143048" calcext:value-type="float">
            <text:p>3798.7143048</text:p>
          </table:table-cell>
          <table:table-cell table:style-name="ce22" office:value-type="float" office:value="4015.457066" calcext:value-type="float">
            <text:p>4015.457066</text:p>
          </table:table-cell>
          <table:table-cell table:style-name="ce22" office:value-type="float" office:value="7630.0350968" calcext:value-type="float">
            <text:p>7630.0350968</text:p>
          </table:table-cell>
          <table:table-cell table:style-name="ce22" office:value-type="float" office:value="24443.1235844" calcext:value-type="float">
            <text:p>24443.1235844</text:p>
          </table:table-cell>
          <table:table-cell table:style-name="ce22" office:value-type="float" office:value="44090.5802556" calcext:value-type="float">
            <text:p>44090.5802556</text:p>
          </table:table-cell>
          <table:table-cell table:style-name="ce22" office:value-type="float" office:value="51228.1777868" calcext:value-type="float">
            <text:p>51228.1777868</text:p>
          </table:table-cell>
          <table:table-cell table:style-name="ce22" office:value-type="float" office:value="55683.8071388" calcext:value-type="float">
            <text:p>55683.8071388</text:p>
          </table:table-cell>
          <table:table-cell table:style-name="ce22" office:value-type="float" office:value="50560.6325968" calcext:value-type="float">
            <text:p>50560.6325968</text:p>
          </table:table-cell>
          <table:table-cell table:style-name="ce22" office:value-type="float" office:value="73995.2633672" calcext:value-type="float">
            <text:p>73995.2633672</text:p>
          </table:table-cell>
          <table:table-cell table:style-name="ce22"/>
          <table:table-cell table:style-name="ce22" office:value-type="string" calcext:value-type="string">
            <text:p>2022_12_14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GPR221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3659.7889468" calcext:value-type="float">
            <text:p>3659.7889468</text:p>
          </table:table-cell>
          <table:table-cell table:style-name="ce22" office:value-type="float" office:value="2637.6194496" calcext:value-type="float">
            <text:p>2637.6194496</text:p>
          </table:table-cell>
          <table:table-cell table:style-name="ce22" office:value-type="float" office:value="3155.313208" calcext:value-type="float">
            <text:p>3155.313208</text:p>
          </table:table-cell>
          <table:table-cell table:style-name="ce22" office:value-type="float" office:value="3368.6490992" calcext:value-type="float">
            <text:p>3368.6490992</text:p>
          </table:table-cell>
          <table:table-cell table:style-name="ce22" office:value-type="float" office:value="3586.5882752" calcext:value-type="float">
            <text:p>3586.5882752</text:p>
          </table:table-cell>
          <table:table-cell table:style-name="ce22" office:value-type="float" office:value="6364.8543044" calcext:value-type="float">
            <text:p>6364.8543044</text:p>
          </table:table-cell>
          <table:table-cell table:style-name="ce22" office:value-type="float" office:value="29485.6150532" calcext:value-type="float">
            <text:p>29485.6150532</text:p>
          </table:table-cell>
          <table:table-cell table:style-name="ce22" office:value-type="float" office:value="42471.2034016" calcext:value-type="float">
            <text:p>42471.2034016</text:p>
          </table:table-cell>
          <table:table-cell table:style-name="ce22" office:value-type="float" office:value="52834.5230648" calcext:value-type="float">
            <text:p>52834.5230648</text:p>
          </table:table-cell>
          <table:table-cell table:style-name="ce22" office:value-type="float" office:value="52276.950476" calcext:value-type="float">
            <text:p>52276.950476</text:p>
          </table:table-cell>
          <table:table-cell table:style-name="ce22" office:value-type="float" office:value="47342.4387116" calcext:value-type="float">
            <text:p>47342.4387116</text:p>
          </table:table-cell>
          <table:table-cell table:style-name="ce22" office:value-type="float" office:value="57789.9154368" calcext:value-type="float">
            <text:p>57789.9154368</text:p>
          </table:table-cell>
          <table:table-cell table:style-name="ce22"/>
          <table:table-cell table:style-name="ce22" office:value-type="string" calcext:value-type="string">
            <text:p>2022_12_14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GPR221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6646.0682884" calcext:value-type="float">
            <text:p>6646.0682884</text:p>
          </table:table-cell>
          <table:table-cell table:style-name="ce22" office:value-type="float" office:value="2744.263182" calcext:value-type="float">
            <text:p>2744.263182</text:p>
          </table:table-cell>
          <table:table-cell table:style-name="ce22" office:value-type="float" office:value="1835.9156992" calcext:value-type="float">
            <text:p>1835.9156992</text:p>
          </table:table-cell>
          <table:table-cell table:style-name="ce22" office:value-type="float" office:value="2710.3722196" calcext:value-type="float">
            <text:p>2710.3722196</text:p>
          </table:table-cell>
          <table:table-cell table:style-name="ce22" office:value-type="float" office:value="2569.8024956" calcext:value-type="float">
            <text:p>2569.8024956</text:p>
          </table:table-cell>
          <table:table-cell table:style-name="ce22" office:value-type="float" office:value="5330.8849164" calcext:value-type="float">
            <text:p>5330.8849164</text:p>
          </table:table-cell>
          <table:table-cell table:style-name="ce22" office:value-type="float" office:value="21940.6333308" calcext:value-type="float">
            <text:p>21940.6333308</text:p>
          </table:table-cell>
          <table:table-cell table:style-name="ce22" office:value-type="float" office:value="41786.3381608" calcext:value-type="float">
            <text:p>41786.3381608</text:p>
          </table:table-cell>
          <table:table-cell table:style-name="ce22" office:value-type="float" office:value="50071.9203352" calcext:value-type="float">
            <text:p>50071.9203352</text:p>
          </table:table-cell>
          <table:table-cell table:style-name="ce22" office:value-type="float" office:value="50022.7597324" calcext:value-type="float">
            <text:p>50022.7597324</text:p>
          </table:table-cell>
          <table:table-cell table:style-name="ce22" office:value-type="float" office:value="54116.6541972" calcext:value-type="float">
            <text:p>54116.6541972</text:p>
          </table:table-cell>
          <table:table-cell table:style-name="ce22" office:value-type="float" office:value="66975.7067584" calcext:value-type="float">
            <text:p>66975.7067584</text:p>
          </table:table-cell>
          <table:table-cell table:style-name="ce22"/>
          <table:table-cell table:style-name="ce22" office:value-type="string" calcext:value-type="string">
            <text:p>2022_12_14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GPR221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1567.7559072" calcext:value-type="float">
            <text:p>1567.7559072</text:p>
          </table:table-cell>
          <table:table-cell table:style-name="ce22" office:value-type="float" office:value="1207.4301192" calcext:value-type="float">
            <text:p>1207.4301192</text:p>
          </table:table-cell>
          <table:table-cell table:style-name="ce22" office:value-type="float" office:value="1163.9890416" calcext:value-type="float">
            <text:p>1163.9890416</text:p>
          </table:table-cell>
          <table:table-cell table:style-name="ce22" office:value-type="float" office:value="1183.0321056" calcext:value-type="float">
            <text:p>1183.0321056</text:p>
          </table:table-cell>
          <table:table-cell table:style-name="ce22" office:value-type="float" office:value="951.19374" calcext:value-type="float">
            <text:p>951.19374</text:p>
          </table:table-cell>
          <table:table-cell table:style-name="ce22" office:value-type="float" office:value="3253.1908988" calcext:value-type="float">
            <text:p>3253.1908988</text:p>
          </table:table-cell>
          <table:table-cell table:style-name="ce22" office:value-type="float" office:value="12620.8382092" calcext:value-type="float">
            <text:p>12620.8382092</text:p>
          </table:table-cell>
          <table:table-cell table:style-name="ce22" office:value-type="float" office:value="22615.8540536" calcext:value-type="float">
            <text:p>22615.8540536</text:p>
          </table:table-cell>
          <table:table-cell table:style-name="ce22" office:value-type="float" office:value="28199.4894264" calcext:value-type="float">
            <text:p>28199.4894264</text:p>
          </table:table-cell>
          <table:table-cell table:style-name="ce22" office:value-type="float" office:value="32665.1795648" calcext:value-type="float">
            <text:p>32665.1795648</text:p>
          </table:table-cell>
          <table:table-cell table:style-name="ce22" office:value-type="float" office:value="41653.2761684" calcext:value-type="float">
            <text:p>41653.2761684</text:p>
          </table:table-cell>
          <table:table-cell table:style-name="ce22" office:value-type="float" office:value="41842.5619876" calcext:value-type="float">
            <text:p>41842.5619876</text:p>
          </table:table-cell>
          <table:table-cell table:style-name="ce22"/>
          <table:table-cell table:style-name="ce22" office:value-type="string" calcext:value-type="string">
            <text:p>2023_02_03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GPR221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900.3433824" calcext:value-type="float">
            <text:p>900.3433824</text:p>
          </table:table-cell>
          <table:table-cell table:style-name="ce22" office:value-type="float" office:value="973.2999892" calcext:value-type="float">
            <text:p>973.2999892</text:p>
          </table:table-cell>
          <table:table-cell table:style-name="ce22" office:value-type="float" office:value="948.7464672" calcext:value-type="float">
            <text:p>948.7464672</text:p>
          </table:table-cell>
          <table:table-cell table:style-name="ce22" office:value-type="float" office:value="1164.7408556" calcext:value-type="float">
            <text:p>1164.7408556</text:p>
          </table:table-cell>
          <table:table-cell table:style-name="ce22" office:value-type="float" office:value="950.57586" calcext:value-type="float">
            <text:p>950.57586</text:p>
          </table:table-cell>
          <table:table-cell table:style-name="ce22" office:value-type="float" office:value="4642.328338" calcext:value-type="float">
            <text:p>4642.328338</text:p>
          </table:table-cell>
          <table:table-cell table:style-name="ce22" office:value-type="float" office:value="11778.1557656" calcext:value-type="float">
            <text:p>11778.1557656</text:p>
          </table:table-cell>
          <table:table-cell table:style-name="ce22" office:value-type="float" office:value="21420.3423292" calcext:value-type="float">
            <text:p>21420.3423292</text:p>
          </table:table-cell>
          <table:table-cell table:style-name="ce22" office:value-type="float" office:value="30539.7939492" calcext:value-type="float">
            <text:p>30539.7939492</text:p>
          </table:table-cell>
          <table:table-cell table:style-name="ce22" office:value-type="float" office:value="34771.5934452" calcext:value-type="float">
            <text:p>34771.5934452</text:p>
          </table:table-cell>
          <table:table-cell table:style-name="ce22" office:value-type="float" office:value="35223.7581852" calcext:value-type="float">
            <text:p>35223.7581852</text:p>
          </table:table-cell>
          <table:table-cell table:style-name="ce22" office:value-type="float" office:value="44755.7920788" calcext:value-type="float">
            <text:p>44755.7920788</text:p>
          </table:table-cell>
          <table:table-cell table:style-name="ce22"/>
          <table:table-cell table:style-name="ce22" office:value-type="string" calcext:value-type="string">
            <text:p>2023_02_03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GPR221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1261.0479168" calcext:value-type="float">
            <text:p>1261.0479168</text:p>
          </table:table-cell>
          <table:table-cell table:style-name="ce22" office:value-type="float" office:value="991.5480132" calcext:value-type="float">
            <text:p>991.5480132</text:p>
          </table:table-cell>
          <table:table-cell table:style-name="ce22" office:value-type="float" office:value="823.6602864" calcext:value-type="float">
            <text:p>823.6602864</text:p>
          </table:table-cell>
          <table:table-cell table:style-name="ce22" office:value-type="float" office:value="1182.2878956" calcext:value-type="float">
            <text:p>1182.2878956</text:p>
          </table:table-cell>
          <table:table-cell table:style-name="ce22" office:value-type="float" office:value="1076.11932" calcext:value-type="float">
            <text:p>1076.11932</text:p>
          </table:table-cell>
          <table:table-cell table:style-name="ce22" office:value-type="float" office:value="4618.8312496" calcext:value-type="float">
            <text:p>4618.8312496</text:p>
          </table:table-cell>
          <table:table-cell table:style-name="ce22" office:value-type="float" office:value="15002.7128072" calcext:value-type="float">
            <text:p>15002.7128072</text:p>
          </table:table-cell>
          <table:table-cell table:style-name="ce22" office:value-type="float" office:value="24020.2864808" calcext:value-type="float">
            <text:p>24020.2864808</text:p>
          </table:table-cell>
          <table:table-cell table:style-name="ce22" office:value-type="float" office:value="33119.2230756" calcext:value-type="float">
            <text:p>33119.2230756</text:p>
          </table:table-cell>
          <table:table-cell table:style-name="ce22" office:value-type="float" office:value="36740.5082316" calcext:value-type="float">
            <text:p>36740.5082316</text:p>
          </table:table-cell>
          <table:table-cell table:style-name="ce22" office:value-type="float" office:value="35017.6942412" calcext:value-type="float">
            <text:p>35017.6942412</text:p>
          </table:table-cell>
          <table:table-cell table:style-name="ce22" office:value-type="float" office:value="45332.8241756" calcext:value-type="float">
            <text:p>45332.8241756</text:p>
          </table:table-cell>
          <table:table-cell table:style-name="ce22"/>
          <table:table-cell table:style-name="ce22" office:value-type="string" calcext:value-type="string">
            <text:p>2023_02_03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PR222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7241.9151008" calcext:value-type="float">
            <text:p>7241.9151008</text:p>
          </table:table-cell>
          <table:table-cell table:style-name="ce22" office:value-type="float" office:value="10025.1250744" calcext:value-type="float">
            <text:p>10025.1250744</text:p>
          </table:table-cell>
          <table:table-cell table:style-name="ce22" office:value-type="float" office:value="7715.2920312" calcext:value-type="float">
            <text:p>7715.2920312</text:p>
          </table:table-cell>
          <table:table-cell table:style-name="ce22" office:value-type="float" office:value="6913.9612664" calcext:value-type="float">
            <text:p>6913.9612664</text:p>
          </table:table-cell>
          <table:table-cell table:style-name="ce22" office:value-type="float" office:value="6157.6268256" calcext:value-type="float">
            <text:p>6157.6268256</text:p>
          </table:table-cell>
          <table:table-cell table:style-name="ce22" office:value-type="float" office:value="11901.331872" calcext:value-type="float">
            <text:p>11901.331872</text:p>
          </table:table-cell>
          <table:table-cell table:style-name="ce22" office:value-type="float" office:value="25768.3457864" calcext:value-type="float">
            <text:p>25768.3457864</text:p>
          </table:table-cell>
          <table:table-cell table:style-name="ce22" office:value-type="float" office:value="28333.1239984" calcext:value-type="float">
            <text:p>28333.1239984</text:p>
          </table:table-cell>
          <table:table-cell table:style-name="ce22" office:value-type="float" office:value="27224.3297072" calcext:value-type="float">
            <text:p>27224.3297072</text:p>
          </table:table-cell>
          <table:table-cell table:style-name="ce22" office:value-type="float" office:value="26284.2367768" calcext:value-type="float">
            <text:p>26284.2367768</text:p>
          </table:table-cell>
          <table:table-cell table:style-name="ce22" office:value-type="float" office:value="26118.0611656" calcext:value-type="float">
            <text:p>26118.0611656</text:p>
          </table:table-cell>
          <table:table-cell table:style-name="ce22" office:value-type="float" office:value="61425.8543352" calcext:value-type="float">
            <text:p>61425.8543352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GPR222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6974.250292" calcext:value-type="float">
            <text:p>6974.250292</text:p>
          </table:table-cell>
          <table:table-cell table:style-name="ce22" office:value-type="float" office:value="7536.4959248" calcext:value-type="float">
            <text:p>7536.4959248</text:p>
          </table:table-cell>
          <table:table-cell table:style-name="ce22" office:value-type="float" office:value="4785.7165896" calcext:value-type="float">
            <text:p>4785.7165896</text:p>
          </table:table-cell>
          <table:table-cell table:style-name="ce22" office:value-type="float" office:value="5088.8197088" calcext:value-type="float">
            <text:p>5088.8197088</text:p>
          </table:table-cell>
          <table:table-cell table:style-name="ce22" office:value-type="float" office:value="6450.139352" calcext:value-type="float">
            <text:p>6450.139352</text:p>
          </table:table-cell>
          <table:table-cell table:style-name="ce22" office:value-type="float" office:value="8584.2546264" calcext:value-type="float">
            <text:p>8584.2546264</text:p>
          </table:table-cell>
          <table:table-cell table:style-name="ce22" office:value-type="float" office:value="16676.1744752" calcext:value-type="float">
            <text:p>16676.1744752</text:p>
          </table:table-cell>
          <table:table-cell table:style-name="ce22" office:value-type="float" office:value="19571.9565112" calcext:value-type="float">
            <text:p>19571.9565112</text:p>
          </table:table-cell>
          <table:table-cell table:style-name="ce22" office:value-type="float" office:value="20883.88996" calcext:value-type="float">
            <text:p>20883.88996</text:p>
          </table:table-cell>
          <table:table-cell table:style-name="ce22" office:value-type="float" office:value="16502.0207072" calcext:value-type="float">
            <text:p>16502.0207072</text:p>
          </table:table-cell>
          <table:table-cell table:style-name="ce22" office:value-type="float" office:value="15048.7295392" calcext:value-type="float">
            <text:p>15048.7295392</text:p>
          </table:table-cell>
          <table:table-cell table:style-name="ce22" office:value-type="float" office:value="42605.0787816" calcext:value-type="float">
            <text:p>42605.0787816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GPR222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7779.3523632" calcext:value-type="float">
            <text:p>7779.3523632</text:p>
          </table:table-cell>
          <table:table-cell table:style-name="ce22" office:value-type="float" office:value="8430.5001792" calcext:value-type="float">
            <text:p>8430.5001792</text:p>
          </table:table-cell>
          <table:table-cell table:style-name="ce22" office:value-type="float" office:value="5718.9290968" calcext:value-type="float">
            <text:p>5718.9290968</text:p>
          </table:table-cell>
          <table:table-cell table:style-name="ce22" office:value-type="float" office:value="7301.4376456" calcext:value-type="float">
            <text:p>7301.4376456</text:p>
          </table:table-cell>
          <table:table-cell table:style-name="ce22" office:value-type="float" office:value="5828.9119384" calcext:value-type="float">
            <text:p>5828.9119384</text:p>
          </table:table-cell>
          <table:table-cell table:style-name="ce22" office:value-type="float" office:value="12581.7331104" calcext:value-type="float">
            <text:p>12581.7331104</text:p>
          </table:table-cell>
          <table:table-cell table:style-name="ce22" office:value-type="float" office:value="18415.6754936" calcext:value-type="float">
            <text:p>18415.6754936</text:p>
          </table:table-cell>
          <table:table-cell table:style-name="ce22" office:value-type="float" office:value="22746.2676992" calcext:value-type="float">
            <text:p>22746.2676992</text:p>
          </table:table-cell>
          <table:table-cell table:style-name="ce22" office:value-type="float" office:value="23829.7228272" calcext:value-type="float">
            <text:p>23829.7228272</text:p>
          </table:table-cell>
          <table:table-cell table:style-name="ce22" office:value-type="float" office:value="18208.8523728" calcext:value-type="float">
            <text:p>18208.8523728</text:p>
          </table:table-cell>
          <table:table-cell table:style-name="ce22" office:value-type="float" office:value="15220.5020616" calcext:value-type="float">
            <text:p>15220.5020616</text:p>
          </table:table-cell>
          <table:table-cell table:style-name="ce22" office:value-type="float" office:value="42877.4436592" calcext:value-type="float">
            <text:p>42877.4436592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GPR222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5445.3294068" calcext:value-type="float">
            <text:p>5445.3294068</text:p>
          </table:table-cell>
          <table:table-cell table:style-name="ce22" office:value-type="float" office:value="17315.5801748" calcext:value-type="float">
            <text:p>17315.5801748</text:p>
          </table:table-cell>
          <table:table-cell table:style-name="ce22" office:value-type="float" office:value="3851.1615804" calcext:value-type="float">
            <text:p>3851.1615804</text:p>
          </table:table-cell>
          <table:table-cell table:style-name="ce22" office:value-type="float" office:value="4672.6844576" calcext:value-type="float">
            <text:p>4672.6844576</text:p>
          </table:table-cell>
          <table:table-cell table:style-name="ce22" office:value-type="float" office:value="9779.5265132" calcext:value-type="float">
            <text:p>9779.5265132</text:p>
          </table:table-cell>
          <table:table-cell table:style-name="ce22" office:value-type="float" office:value="44126.4233824" calcext:value-type="float">
            <text:p>44126.4233824</text:p>
          </table:table-cell>
          <table:table-cell table:style-name="ce22" office:value-type="float" office:value="82609.3373472" calcext:value-type="float">
            <text:p>82609.3373472</text:p>
          </table:table-cell>
          <table:table-cell table:style-name="ce22" office:value-type="float" office:value="83023.5293776" calcext:value-type="float">
            <text:p>83023.5293776</text:p>
          </table:table-cell>
          <table:table-cell table:style-name="ce22" office:value-type="float" office:value="82982.0737176" calcext:value-type="float">
            <text:p>82982.0737176</text:p>
          </table:table-cell>
          <table:table-cell table:style-name="ce22" office:value-type="float" office:value="92666.047332" calcext:value-type="float">
            <text:p>92666.047332</text:p>
          </table:table-cell>
          <table:table-cell table:style-name="ce22" office:value-type="float" office:value="88176.8429144" calcext:value-type="float">
            <text:p>88176.8429144</text:p>
          </table:table-cell>
          <table:table-cell table:style-name="ce22" office:value-type="float" office:value="95858.4288916" calcext:value-type="float">
            <text:p>95858.4288916</text:p>
          </table:table-cell>
          <table:table-cell table:style-name="ce22"/>
          <table:table-cell table:style-name="ce22" office:value-type="string" calcext:value-type="string">
            <text:p>2022_12_14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GPR222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19662.340944" calcext:value-type="float">
            <text:p>19662.340944</text:p>
          </table:table-cell>
          <table:table-cell table:style-name="ce22" office:value-type="float" office:value="5913.5238988" calcext:value-type="float">
            <text:p>5913.5238988</text:p>
          </table:table-cell>
          <table:table-cell table:style-name="ce22" office:value-type="float" office:value="2763.882098" calcext:value-type="float">
            <text:p>2763.882098</text:p>
          </table:table-cell>
          <table:table-cell table:style-name="ce22" office:value-type="float" office:value="4173.4905996" calcext:value-type="float">
            <text:p>4173.4905996</text:p>
          </table:table-cell>
          <table:table-cell table:style-name="ce22" office:value-type="float" office:value="16936.7231776" calcext:value-type="float">
            <text:p>16936.7231776</text:p>
          </table:table-cell>
          <table:table-cell table:style-name="ce22" office:value-type="float" office:value="41606.8556468" calcext:value-type="float">
            <text:p>41606.8556468</text:p>
          </table:table-cell>
          <table:table-cell table:style-name="ce22" office:value-type="float" office:value="84837.2790112" calcext:value-type="float">
            <text:p>84837.2790112</text:p>
          </table:table-cell>
          <table:table-cell table:style-name="ce22" office:value-type="float" office:value="88831.9542396" calcext:value-type="float">
            <text:p>88831.9542396</text:p>
          </table:table-cell>
          <table:table-cell table:style-name="ce22" office:value-type="float" office:value="90115.3671776" calcext:value-type="float">
            <text:p>90115.3671776</text:p>
          </table:table-cell>
          <table:table-cell table:style-name="ce22" office:value-type="float" office:value="95485.4639456" calcext:value-type="float">
            <text:p>95485.4639456</text:p>
          </table:table-cell>
          <table:table-cell table:style-name="ce22" office:value-type="float" office:value="77321.5775528" calcext:value-type="float">
            <text:p>77321.5775528</text:p>
          </table:table-cell>
          <table:table-cell table:style-name="ce22" office:value-type="float" office:value="131380.5251212" calcext:value-type="float">
            <text:p>131380.5251212</text:p>
          </table:table-cell>
          <table:table-cell table:style-name="ce22"/>
          <table:table-cell table:style-name="ce22" office:value-type="string" calcext:value-type="string">
            <text:p>2022_12_14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GPR222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5656.3661932" calcext:value-type="float">
            <text:p>5656.3661932</text:p>
          </table:table-cell>
          <table:table-cell table:style-name="ce22" office:value-type="float" office:value="6271.2802696" calcext:value-type="float">
            <text:p>6271.2802696</text:p>
          </table:table-cell>
          <table:table-cell table:style-name="ce22" office:value-type="float" office:value="2923.5761756" calcext:value-type="float">
            <text:p>2923.5761756</text:p>
          </table:table-cell>
          <table:table-cell table:style-name="ce22" office:value-type="float" office:value="3887.0112036" calcext:value-type="float">
            <text:p>3887.0112036</text:p>
          </table:table-cell>
          <table:table-cell table:style-name="ce22" office:value-type="float" office:value="8656.5620136" calcext:value-type="float">
            <text:p>8656.5620136</text:p>
          </table:table-cell>
          <table:table-cell table:style-name="ce22" office:value-type="float" office:value="38528.763316" calcext:value-type="float">
            <text:p>38528.763316</text:p>
          </table:table-cell>
          <table:table-cell table:style-name="ce22" office:value-type="float" office:value="83055.4569376" calcext:value-type="float">
            <text:p>83055.4569376</text:p>
          </table:table-cell>
          <table:table-cell table:style-name="ce22" office:value-type="float" office:value="79896.0145151999" calcext:value-type="float">
            <text:p>79896.0145151999</text:p>
          </table:table-cell>
          <table:table-cell table:style-name="ce22" office:value-type="float" office:value="91627.0931576" calcext:value-type="float">
            <text:p>91627.0931576</text:p>
          </table:table-cell>
          <table:table-cell table:style-name="ce22" office:value-type="float" office:value="91699.097312" calcext:value-type="float">
            <text:p>91699.097312</text:p>
          </table:table-cell>
          <table:table-cell table:style-name="ce22" office:value-type="float" office:value="64818.751428" calcext:value-type="float">
            <text:p>64818.751428</text:p>
          </table:table-cell>
          <table:table-cell table:style-name="ce22" office:value-type="float" office:value="109294.1559672" calcext:value-type="float">
            <text:p>109294.1559672</text:p>
          </table:table-cell>
          <table:table-cell table:style-name="ce22"/>
          <table:table-cell table:style-name="ce22" office:value-type="string" calcext:value-type="string">
            <text:p>2022_12_14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GPR222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3921.299476" calcext:value-type="float">
            <text:p>3921.299476</text:p>
          </table:table-cell>
          <table:table-cell table:style-name="ce22"/>
          <table:table-cell table:style-name="ce22" office:value-type="float" office:value="1462.5832124" calcext:value-type="float">
            <text:p>1462.5832124</text:p>
          </table:table-cell>
          <table:table-cell table:style-name="ce22" office:value-type="float" office:value="1118.5521732" calcext:value-type="float">
            <text:p>1118.5521732</text:p>
          </table:table-cell>
          <table:table-cell table:style-name="ce22" office:value-type="float" office:value="2846.517732" calcext:value-type="float">
            <text:p>2846.517732</text:p>
          </table:table-cell>
          <table:table-cell table:style-name="ce22" office:value-type="float" office:value="14235.3528572" calcext:value-type="float">
            <text:p>14235.3528572</text:p>
          </table:table-cell>
          <table:table-cell table:style-name="ce22" office:value-type="float" office:value="32699.812042" calcext:value-type="float">
            <text:p>32699.812042</text:p>
          </table:table-cell>
          <table:table-cell table:style-name="ce22" office:value-type="float" office:value="35709.839902" calcext:value-type="float">
            <text:p>35709.839902</text:p>
          </table:table-cell>
          <table:table-cell table:style-name="ce22" office:value-type="float" office:value="27978.31896" calcext:value-type="float">
            <text:p>27978.31896</text:p>
          </table:table-cell>
          <table:table-cell table:style-name="ce22" office:value-type="float" office:value="32393.349596" calcext:value-type="float">
            <text:p>32393.349596</text:p>
          </table:table-cell>
          <table:table-cell table:style-name="ce22" office:value-type="float" office:value="32186.1607296" calcext:value-type="float">
            <text:p>32186.1607296</text:p>
          </table:table-cell>
          <table:table-cell table:style-name="ce22" office:value-type="float" office:value="43394.4418012" calcext:value-type="float">
            <text:p>43394.4418012</text:p>
          </table:table-cell>
          <table:table-cell table:style-name="ce22"/>
          <table:table-cell table:style-name="ce22" office:value-type="string" calcext:value-type="string">
            <text:p>2023_02_03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GPR222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4531.1272684" calcext:value-type="float">
            <text:p>4531.1272684</text:p>
          </table:table-cell>
          <table:table-cell table:style-name="ce22"/>
          <table:table-cell table:style-name="ce22" office:value-type="float" office:value="2293.7002504" calcext:value-type="float">
            <text:p>2293.7002504</text:p>
          </table:table-cell>
          <table:table-cell table:style-name="ce22" office:value-type="float" office:value="1931.9106724" calcext:value-type="float">
            <text:p>1931.9106724</text:p>
          </table:table-cell>
          <table:table-cell table:style-name="ce22" office:value-type="float" office:value="3477.3611956" calcext:value-type="float">
            <text:p>3477.3611956</text:p>
          </table:table-cell>
          <table:table-cell table:style-name="ce22" office:value-type="float" office:value="18240.2193916" calcext:value-type="float">
            <text:p>18240.2193916</text:p>
          </table:table-cell>
          <table:table-cell table:style-name="ce22" office:value-type="float" office:value="40451.9679672" calcext:value-type="float">
            <text:p>40451.9679672</text:p>
          </table:table-cell>
          <table:table-cell table:style-name="ce22" office:value-type="float" office:value="45498.7055464" calcext:value-type="float">
            <text:p>45498.7055464</text:p>
          </table:table-cell>
          <table:table-cell table:style-name="ce22" office:value-type="float" office:value="45375.9795112" calcext:value-type="float">
            <text:p>45375.9795112</text:p>
          </table:table-cell>
          <table:table-cell table:style-name="ce22" office:value-type="float" office:value="35030.788638" calcext:value-type="float">
            <text:p>35030.788638</text:p>
          </table:table-cell>
          <table:table-cell table:style-name="ce22" office:value-type="float" office:value="48744.777148" calcext:value-type="float">
            <text:p>48744.777148</text:p>
          </table:table-cell>
          <table:table-cell table:style-name="ce22" office:value-type="float" office:value="44731.6103908" calcext:value-type="float">
            <text:p>44731.6103908</text:p>
          </table:table-cell>
          <table:table-cell table:style-name="ce22"/>
          <table:table-cell table:style-name="ce22" office:value-type="string" calcext:value-type="string">
            <text:p>2023_02_03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GPR222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1343.2565288" calcext:value-type="float">
            <text:p>1343.2565288</text:p>
          </table:table-cell>
          <table:table-cell table:style-name="ce22"/>
          <table:table-cell table:style-name="ce22" office:value-type="float" office:value="1082.950752" calcext:value-type="float">
            <text:p>1082.950752</text:p>
          </table:table-cell>
          <table:table-cell table:style-name="ce22" office:value-type="float" office:value="1065.1074872" calcext:value-type="float">
            <text:p>1065.1074872</text:p>
          </table:table-cell>
          <table:table-cell table:style-name="ce22" office:value-type="float" office:value="2703.4999904" calcext:value-type="float">
            <text:p>2703.4999904</text:p>
          </table:table-cell>
          <table:table-cell table:style-name="ce22" office:value-type="float" office:value="13624.4965288" calcext:value-type="float">
            <text:p>13624.4965288</text:p>
          </table:table-cell>
          <table:table-cell table:style-name="ce22" office:value-type="float" office:value="38626.6969944" calcext:value-type="float">
            <text:p>38626.6969944</text:p>
          </table:table-cell>
          <table:table-cell table:style-name="ce22" office:value-type="float" office:value="41858.3482076" calcext:value-type="float">
            <text:p>41858.3482076</text:p>
          </table:table-cell>
          <table:table-cell table:style-name="ce22" office:value-type="float" office:value="36395.2390172" calcext:value-type="float">
            <text:p>36395.2390172</text:p>
          </table:table-cell>
          <table:table-cell table:style-name="ce22" office:value-type="float" office:value="39404.0852576" calcext:value-type="float">
            <text:p>39404.0852576</text:p>
          </table:table-cell>
          <table:table-cell table:style-name="ce22" office:value-type="float" office:value="35596.66631" calcext:value-type="float">
            <text:p>35596.66631</text:p>
          </table:table-cell>
          <table:table-cell table:style-name="ce22" office:value-type="float" office:value="51014.3632672" calcext:value-type="float">
            <text:p>51014.3632672</text:p>
          </table:table-cell>
          <table:table-cell table:style-name="ce22"/>
          <table:table-cell table:style-name="ce22" office:value-type="string" calcext:value-type="string">
            <text:p>2023_02_03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PR223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11400.9260608" calcext:value-type="float">
            <text:p>11400.9260608</text:p>
          </table:table-cell>
          <table:table-cell table:style-name="ce22" office:value-type="float" office:value="10838.1639856" calcext:value-type="float">
            <text:p>10838.1639856</text:p>
          </table:table-cell>
          <table:table-cell table:style-name="ce22" office:value-type="float" office:value="7517.3701776" calcext:value-type="float">
            <text:p>7517.3701776</text:p>
          </table:table-cell>
          <table:table-cell table:style-name="ce22" office:value-type="float" office:value="9302.664012" calcext:value-type="float">
            <text:p>9302.664012</text:p>
          </table:table-cell>
          <table:table-cell table:style-name="ce22" office:value-type="float" office:value="8335.1904504" calcext:value-type="float">
            <text:p>8335.1904504</text:p>
          </table:table-cell>
          <table:table-cell table:style-name="ce22" office:value-type="float" office:value="15673.6996984" calcext:value-type="float">
            <text:p>15673.6996984</text:p>
          </table:table-cell>
          <table:table-cell table:style-name="ce22" office:value-type="float" office:value="26737.1530112" calcext:value-type="float">
            <text:p>26737.1530112</text:p>
          </table:table-cell>
          <table:table-cell table:style-name="ce22" office:value-type="float" office:value="27038.5281096" calcext:value-type="float">
            <text:p>27038.5281096</text:p>
          </table:table-cell>
          <table:table-cell table:style-name="ce22" office:value-type="float" office:value="31219.8109872" calcext:value-type="float">
            <text:p>31219.8109872</text:p>
          </table:table-cell>
          <table:table-cell table:style-name="ce22" office:value-type="float" office:value="29814.6908144" calcext:value-type="float">
            <text:p>29814.6908144</text:p>
          </table:table-cell>
          <table:table-cell table:style-name="ce22" office:value-type="float" office:value="29166.315608" calcext:value-type="float">
            <text:p>29166.315608</text:p>
          </table:table-cell>
          <table:table-cell table:style-name="ce22" office:value-type="float" office:value="54676.8984632" calcext:value-type="float">
            <text:p>54676.8984632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GPR223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10439.6455552" calcext:value-type="float">
            <text:p>10439.6455552</text:p>
          </table:table-cell>
          <table:table-cell table:style-name="ce22" office:value-type="float" office:value="7691.065952" calcext:value-type="float">
            <text:p>7691.065952</text:p>
          </table:table-cell>
          <table:table-cell table:style-name="ce22" office:value-type="float" office:value="4999.0835896" calcext:value-type="float">
            <text:p>4999.0835896</text:p>
          </table:table-cell>
          <table:table-cell table:style-name="ce22" office:value-type="float" office:value="6272.1404" calcext:value-type="float">
            <text:p>6272.1404</text:p>
          </table:table-cell>
          <table:table-cell table:style-name="ce22" office:value-type="float" office:value="5458.372756" calcext:value-type="float">
            <text:p>5458.372756</text:p>
          </table:table-cell>
          <table:table-cell table:style-name="ce22" office:value-type="float" office:value="11689.8842488" calcext:value-type="float">
            <text:p>11689.8842488</text:p>
          </table:table-cell>
          <table:table-cell table:style-name="ce22" office:value-type="float" office:value="17314.9072832" calcext:value-type="float">
            <text:p>17314.9072832</text:p>
          </table:table-cell>
          <table:table-cell table:style-name="ce22" office:value-type="float" office:value="21437.6033904" calcext:value-type="float">
            <text:p>21437.6033904</text:p>
          </table:table-cell>
          <table:table-cell table:style-name="ce22" office:value-type="float" office:value="24864.6345" calcext:value-type="float">
            <text:p>24864.6345</text:p>
          </table:table-cell>
          <table:table-cell table:style-name="ce22" office:value-type="float" office:value="22107.5928672" calcext:value-type="float">
            <text:p>22107.5928672</text:p>
          </table:table-cell>
          <table:table-cell table:style-name="ce22" office:value-type="float" office:value="21904.2996048" calcext:value-type="float">
            <text:p>21904.2996048</text:p>
          </table:table-cell>
          <table:table-cell table:style-name="ce22" office:value-type="float" office:value="45998.2344056" calcext:value-type="float">
            <text:p>45998.2344056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GPR223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11763.6763064" calcext:value-type="float">
            <text:p>11763.6763064</text:p>
          </table:table-cell>
          <table:table-cell table:style-name="ce22" office:value-type="float" office:value="8624.4330792" calcext:value-type="float">
            <text:p>8624.4330792</text:p>
          </table:table-cell>
          <table:table-cell table:style-name="ce22" office:value-type="float" office:value="12771.2023248" calcext:value-type="float">
            <text:p>12771.2023248</text:p>
          </table:table-cell>
          <table:table-cell table:style-name="ce22" office:value-type="float" office:value="9069.9140272" calcext:value-type="float">
            <text:p>9069.9140272</text:p>
          </table:table-cell>
          <table:table-cell table:style-name="ce22" office:value-type="float" office:value="8238.7918064" calcext:value-type="float">
            <text:p>8238.7918064</text:p>
          </table:table-cell>
          <table:table-cell table:style-name="ce22" office:value-type="float" office:value="16976.2997128" calcext:value-type="float">
            <text:p>16976.2997128</text:p>
          </table:table-cell>
          <table:table-cell table:style-name="ce22" office:value-type="float" office:value="26317.0847288" calcext:value-type="float">
            <text:p>26317.0847288</text:p>
          </table:table-cell>
          <table:table-cell table:style-name="ce22" office:value-type="float" office:value="26344.348932" calcext:value-type="float">
            <text:p>26344.348932</text:p>
          </table:table-cell>
          <table:table-cell table:style-name="ce22" office:value-type="float" office:value="28229.4648512" calcext:value-type="float">
            <text:p>28229.4648512</text:p>
          </table:table-cell>
          <table:table-cell table:style-name="ce22" office:value-type="float" office:value="29948.8434616" calcext:value-type="float">
            <text:p>29948.8434616</text:p>
          </table:table-cell>
          <table:table-cell table:style-name="ce22" office:value-type="float" office:value="26551.3610136" calcext:value-type="float">
            <text:p>26551.3610136</text:p>
          </table:table-cell>
          <table:table-cell table:style-name="ce22" office:value-type="float" office:value="58355.351492" calcext:value-type="float">
            <text:p>58355.351492</text:p>
          </table:table-cell>
          <table:table-cell table:style-name="ce22"/>
          <table:table-cell table:style-name="ce22" office:value-type="string" calcext:value-type="string">
            <text:p>2022_09_10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GPR223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4042.9411592" calcext:value-type="float">
            <text:p>4042.9411592</text:p>
          </table:table-cell>
          <table:table-cell table:style-name="ce22" office:value-type="float" office:value="4215.3244324" calcext:value-type="float">
            <text:p>4215.3244324</text:p>
          </table:table-cell>
          <table:table-cell table:style-name="ce22" office:value-type="float" office:value="3777.1932448" calcext:value-type="float">
            <text:p>3777.1932448</text:p>
          </table:table-cell>
          <table:table-cell table:style-name="ce22" office:value-type="float" office:value="3580.3632196" calcext:value-type="float">
            <text:p>3580.3632196</text:p>
          </table:table-cell>
          <table:table-cell table:style-name="ce22" office:value-type="float" office:value="3025.2633264" calcext:value-type="float">
            <text:p>3025.2633264</text:p>
          </table:table-cell>
          <table:table-cell table:style-name="ce22" office:value-type="float" office:value="23328.6626924" calcext:value-type="float">
            <text:p>23328.6626924</text:p>
          </table:table-cell>
          <table:table-cell table:style-name="ce22" office:value-type="float" office:value="64290.7090328" calcext:value-type="float">
            <text:p>64290.7090328</text:p>
          </table:table-cell>
          <table:table-cell table:style-name="ce22" office:value-type="float" office:value="69136.603456" calcext:value-type="float">
            <text:p>69136.603456</text:p>
          </table:table-cell>
          <table:table-cell table:style-name="ce22" office:value-type="float" office:value="80932.9403904" calcext:value-type="float">
            <text:p>80932.9403904</text:p>
          </table:table-cell>
          <table:table-cell table:style-name="ce22" office:value-type="float" office:value="53582.6375128" calcext:value-type="float">
            <text:p>53582.6375128</text:p>
          </table:table-cell>
          <table:table-cell table:style-name="ce22" office:value-type="float" office:value="78959.5629976" calcext:value-type="float">
            <text:p>78959.5629976</text:p>
          </table:table-cell>
          <table:table-cell table:style-name="ce22" office:value-type="float" office:value="93260.94775" calcext:value-type="float">
            <text:p>93260.94775</text:p>
          </table:table-cell>
          <table:table-cell table:style-name="ce22"/>
          <table:table-cell table:style-name="ce22" office:value-type="string" calcext:value-type="string">
            <text:p>2022_12_14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GPR223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2806.8417272" calcext:value-type="float">
            <text:p>2806.8417272</text:p>
          </table:table-cell>
          <table:table-cell table:style-name="ce22" office:value-type="float" office:value="4019.7851548" calcext:value-type="float">
            <text:p>4019.7851548</text:p>
          </table:table-cell>
          <table:table-cell table:style-name="ce22" office:value-type="float" office:value="3207.0214552" calcext:value-type="float">
            <text:p>3207.0214552</text:p>
          </table:table-cell>
          <table:table-cell table:style-name="ce22" office:value-type="float" office:value="2886.491982" calcext:value-type="float">
            <text:p>2886.491982</text:p>
          </table:table-cell>
          <table:table-cell table:style-name="ce22" office:value-type="float" office:value="4947.1802996" calcext:value-type="float">
            <text:p>4947.1802996</text:p>
          </table:table-cell>
          <table:table-cell table:style-name="ce22" office:value-type="float" office:value="35971.344658" calcext:value-type="float">
            <text:p>35971.344658</text:p>
          </table:table-cell>
          <table:table-cell table:style-name="ce22" office:value-type="float" office:value="67189.0020932" calcext:value-type="float">
            <text:p>67189.0020932</text:p>
          </table:table-cell>
          <table:table-cell table:style-name="ce22" office:value-type="float" office:value="73478.8253056" calcext:value-type="float">
            <text:p>73478.8253056</text:p>
          </table:table-cell>
          <table:table-cell table:style-name="ce22" office:value-type="float" office:value="53217.3312304" calcext:value-type="float">
            <text:p>53217.3312304</text:p>
          </table:table-cell>
          <table:table-cell table:style-name="ce22" office:value-type="float" office:value="57784.9096464" calcext:value-type="float">
            <text:p>57784.9096464</text:p>
          </table:table-cell>
          <table:table-cell table:style-name="ce22" office:value-type="float" office:value="47706.2195176" calcext:value-type="float">
            <text:p>47706.2195176</text:p>
          </table:table-cell>
          <table:table-cell table:style-name="ce22" office:value-type="float" office:value="80039.4702472" calcext:value-type="float">
            <text:p>80039.4702472</text:p>
          </table:table-cell>
          <table:table-cell table:style-name="ce22"/>
          <table:table-cell table:style-name="ce22" office:value-type="string" calcext:value-type="string">
            <text:p>2022_12_14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GPR223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3142.507272" calcext:value-type="float">
            <text:p>3142.507272</text:p>
          </table:table-cell>
          <table:table-cell table:style-name="ce22" office:value-type="float" office:value="4712.8497512" calcext:value-type="float">
            <text:p>4712.8497512</text:p>
          </table:table-cell>
          <table:table-cell table:style-name="ce22" office:value-type="float" office:value="4668.0204528" calcext:value-type="float">
            <text:p>4668.0204528</text:p>
          </table:table-cell>
          <table:table-cell table:style-name="ce22" office:value-type="float" office:value="6627.0696344" calcext:value-type="float">
            <text:p>6627.0696344</text:p>
          </table:table-cell>
          <table:table-cell table:style-name="ce22" office:value-type="float" office:value="16042.232224" calcext:value-type="float">
            <text:p>16042.232224</text:p>
          </table:table-cell>
          <table:table-cell table:style-name="ce22" office:value-type="float" office:value="35317.10436" calcext:value-type="float">
            <text:p>35317.10436</text:p>
          </table:table-cell>
          <table:table-cell table:style-name="ce22" office:value-type="float" office:value="61726.0648544" calcext:value-type="float">
            <text:p>61726.0648544</text:p>
          </table:table-cell>
          <table:table-cell table:style-name="ce22" office:value-type="float" office:value="72658.2703068" calcext:value-type="float">
            <text:p>72658.2703068</text:p>
          </table:table-cell>
          <table:table-cell table:style-name="ce22" office:value-type="float" office:value="78675.9385748" calcext:value-type="float">
            <text:p>78675.9385748</text:p>
          </table:table-cell>
          <table:table-cell table:style-name="ce22" office:value-type="float" office:value="74837.6612088" calcext:value-type="float">
            <text:p>74837.6612088</text:p>
          </table:table-cell>
          <table:table-cell table:style-name="ce22" office:value-type="float" office:value="86254.5545496" calcext:value-type="float">
            <text:p>86254.5545496</text:p>
          </table:table-cell>
          <table:table-cell table:style-name="ce22" office:value-type="float" office:value="72040.6165812" calcext:value-type="float">
            <text:p>72040.6165812</text:p>
          </table:table-cell>
          <table:table-cell table:style-name="ce22"/>
          <table:table-cell table:style-name="ce22" office:value-type="string" calcext:value-type="string">
            <text:p>2022_12_14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GPR223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5909.4373764" calcext:value-type="float">
            <text:p>5909.4373764</text:p>
          </table:table-cell>
          <table:table-cell table:style-name="ce22" office:value-type="float" office:value="1321.098016" calcext:value-type="float">
            <text:p>1321.098016</text:p>
          </table:table-cell>
          <table:table-cell table:style-name="ce22" office:value-type="float" office:value="830.8109496" calcext:value-type="float">
            <text:p>830.8109496</text:p>
          </table:table-cell>
          <table:table-cell table:style-name="ce22" office:value-type="float" office:value="812.1229812" calcext:value-type="float">
            <text:p>812.1229812</text:p>
          </table:table-cell>
          <table:table-cell table:style-name="ce22" office:value-type="float" office:value="3315.0621492" calcext:value-type="float">
            <text:p>3315.0621492</text:p>
          </table:table-cell>
          <table:table-cell table:style-name="ce22" office:value-type="float" office:value="16076.2593216" calcext:value-type="float">
            <text:p>16076.2593216</text:p>
          </table:table-cell>
          <table:table-cell table:style-name="ce22" office:value-type="float" office:value="28991.0840824" calcext:value-type="float">
            <text:p>28991.0840824</text:p>
          </table:table-cell>
          <table:table-cell table:style-name="ce22" office:value-type="float" office:value="39584.7633884" calcext:value-type="float">
            <text:p>39584.7633884</text:p>
          </table:table-cell>
          <table:table-cell table:style-name="ce22" office:value-type="float" office:value="58086.4890124" calcext:value-type="float">
            <text:p>58086.4890124</text:p>
          </table:table-cell>
          <table:table-cell table:style-name="ce22" office:value-type="float" office:value="48381.2498884" calcext:value-type="float">
            <text:p>48381.2498884</text:p>
          </table:table-cell>
          <table:table-cell table:style-name="ce22" office:value-type="float" office:value="50821.3937612" calcext:value-type="float">
            <text:p>50821.3937612</text:p>
          </table:table-cell>
          <table:table-cell table:style-name="ce22" office:value-type="float" office:value="62257.1923964" calcext:value-type="float">
            <text:p>62257.1923964</text:p>
          </table:table-cell>
          <table:table-cell table:style-name="ce22"/>
          <table:table-cell table:style-name="ce22" office:value-type="string" calcext:value-type="string">
            <text:p>2023_02_03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GPR223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4261.3319504" calcext:value-type="float">
            <text:p>4261.3319504</text:p>
          </table:table-cell>
          <table:table-cell table:style-name="ce22" office:value-type="float" office:value="1918.0667552" calcext:value-type="float">
            <text:p>1918.0667552</text:p>
          </table:table-cell>
          <table:table-cell table:style-name="ce22" office:value-type="float" office:value="740.2746536" calcext:value-type="float">
            <text:p>740.2746536</text:p>
          </table:table-cell>
          <table:table-cell table:style-name="ce22" office:value-type="float" office:value="1083.466846" calcext:value-type="float">
            <text:p>1083.466846</text:p>
          </table:table-cell>
          <table:table-cell table:style-name="ce22" office:value-type="float" office:value="4523.3605648" calcext:value-type="float">
            <text:p>4523.3605648</text:p>
          </table:table-cell>
          <table:table-cell table:style-name="ce22" office:value-type="float" office:value="19461.1662164" calcext:value-type="float">
            <text:p>19461.1662164</text:p>
          </table:table-cell>
          <table:table-cell table:style-name="ce22" office:value-type="float" office:value="32462.0216184" calcext:value-type="float">
            <text:p>32462.0216184</text:p>
          </table:table-cell>
          <table:table-cell table:style-name="ce22" office:value-type="float" office:value="45813.7633704" calcext:value-type="float">
            <text:p>45813.7633704</text:p>
          </table:table-cell>
          <table:table-cell table:style-name="ce22" office:value-type="float" office:value="49152.593844" calcext:value-type="float">
            <text:p>49152.593844</text:p>
          </table:table-cell>
          <table:table-cell table:style-name="ce22" office:value-type="float" office:value="51325.4045036" calcext:value-type="float">
            <text:p>51325.4045036</text:p>
          </table:table-cell>
          <table:table-cell table:style-name="ce22" office:value-type="float" office:value="44167.4459824" calcext:value-type="float">
            <text:p>44167.4459824</text:p>
          </table:table-cell>
          <table:table-cell table:style-name="ce22" office:value-type="float" office:value="53230.7643068" calcext:value-type="float">
            <text:p>53230.7643068</text:p>
          </table:table-cell>
          <table:table-cell table:style-name="ce22"/>
          <table:table-cell table:style-name="ce22" office:value-type="string" calcext:value-type="string">
            <text:p>2023_02_03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GPR223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2042.1592572" calcext:value-type="float">
            <text:p>2042.1592572</text:p>
          </table:table-cell>
          <table:table-cell table:style-name="ce22" office:value-type="float" office:value="959.7415872" calcext:value-type="float">
            <text:p>959.7415872</text:p>
          </table:table-cell>
          <table:table-cell table:style-name="ce22" office:value-type="float" office:value="1119.3286236" calcext:value-type="float">
            <text:p>1119.3286236</text:p>
          </table:table-cell>
          <table:table-cell table:style-name="ce22" office:value-type="float" office:value="866.4226996" calcext:value-type="float">
            <text:p>866.4226996</text:p>
          </table:table-cell>
          <table:table-cell table:style-name="ce22" office:value-type="float" office:value="6561.6888448" calcext:value-type="float">
            <text:p>6561.6888448</text:p>
          </table:table-cell>
          <table:table-cell table:style-name="ce22" office:value-type="float" office:value="22875.018844" calcext:value-type="float">
            <text:p>22875.018844</text:p>
          </table:table-cell>
          <table:table-cell table:style-name="ce22" office:value-type="float" office:value="32947.9505104" calcext:value-type="float">
            <text:p>32947.9505104</text:p>
          </table:table-cell>
          <table:table-cell table:style-name="ce22" office:value-type="float" office:value="36123.2478456" calcext:value-type="float">
            <text:p>36123.2478456</text:p>
          </table:table-cell>
          <table:table-cell table:style-name="ce22" office:value-type="float" office:value="49281.2132532" calcext:value-type="float">
            <text:p>49281.2132532</text:p>
          </table:table-cell>
          <table:table-cell table:style-name="ce22" office:value-type="float" office:value="50240.6103788" calcext:value-type="float">
            <text:p>50240.6103788</text:p>
          </table:table-cell>
          <table:table-cell table:style-name="ce22" office:value-type="float" office:value="38508.9219164" calcext:value-type="float">
            <text:p>38508.9219164</text:p>
          </table:table-cell>
          <table:table-cell table:style-name="ce22" office:value-type="float" office:value="53762.2159532" calcext:value-type="float">
            <text:p>53762.2159532</text:p>
          </table:table-cell>
          <table:table-cell table:style-name="ce22"/>
          <table:table-cell table:style-name="ce22" office:value-type="string" calcext:value-type="string">
            <text:p>2023_02_03</text:p>
          </table:table-cell>
          <table:table-cell table:style-name="ce22" table:number-columns-repeated="44"/>
          <table:table-cell table:number-columns-repeated="963"/>
        </table:table-row>
        <table:table-row table:style-name="ro1" table:number-rows-repeated="6">
          <table:table-cell table:style-name="ce22" table:number-columns-repeated="61"/>
          <table:table-cell table:number-columns-repeated="963"/>
        </table:table-row>
        <table:table-row table:style-name="ro2">
          <table:table-cell table:style-name="ce17" office:value-type="string" calcext:value-type="string">
            <text:p>Additional meassurements</text:p>
          </table:table-cell>
          <table:table-cell table:style-name="ce22" table:number-columns-repeated="60"/>
          <table:table-cell table:number-columns-repeated="963"/>
        </table:table-row>
        <table:table-row table:style-name="ro1">
          <table:table-cell table:style-name="ce22" table:number-columns-repeated="61"/>
          <table:table-cell table:number-columns-repeated="963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PR18a</text:p>
          </table:table-cell>
          <table:table-cell table:style-name="ce22" office:value-type="string" calcext:value-type="string">
            <text:p>GLWLmdm</text:p>
          </table:table-cell>
          <table:table-cell table:style-name="ce22" office:value-type="float" office:value="1583.1386224" calcext:value-type="float">
            <text:p>1583.1386224</text:p>
          </table:table-cell>
          <table:table-cell table:style-name="ce22" office:value-type="float" office:value="1074.9544704" calcext:value-type="float">
            <text:p>1074.9544704</text:p>
          </table:table-cell>
          <table:table-cell table:style-name="ce22" office:value-type="float" office:value="906.707948" calcext:value-type="float">
            <text:p>906.707948</text:p>
          </table:table-cell>
          <table:table-cell table:style-name="ce22" office:value-type="float" office:value="629.5327376" calcext:value-type="float">
            <text:p>629.5327376</text:p>
          </table:table-cell>
          <table:table-cell table:style-name="ce22" office:value-type="float" office:value="1300.2808496" calcext:value-type="float">
            <text:p>1300.2808496</text:p>
          </table:table-cell>
          <table:table-cell table:style-name="ce22" office:value-type="float" office:value="1333.543392" calcext:value-type="float">
            <text:p>1333.543392</text:p>
          </table:table-cell>
          <table:table-cell table:style-name="ce22" office:value-type="float" office:value="1238.3780024" calcext:value-type="float">
            <text:p>1238.3780024</text:p>
          </table:table-cell>
          <table:table-cell table:style-name="ce22" office:value-type="float" office:value="2327.3730604" calcext:value-type="float">
            <text:p>2327.3730604</text:p>
          </table:table-cell>
          <table:table-cell table:style-name="ce22" office:value-type="float" office:value="5275.931728" calcext:value-type="float">
            <text:p>5275.931728</text:p>
          </table:table-cell>
          <table:table-cell table:style-name="ce22" office:value-type="float" office:value="10452.90834" calcext:value-type="float">
            <text:p>10452.90834</text:p>
          </table:table-cell>
          <table:table-cell table:style-name="ce22" office:value-type="float" office:value="11287.7830568" calcext:value-type="float">
            <text:p>11287.7830568</text:p>
          </table:table-cell>
          <table:table-cell table:style-name="ce22" office:value-type="float" office:value="22506.413676" calcext:value-type="float">
            <text:p>22506.413676</text:p>
          </table:table-cell>
          <table:table-cell table:style-name="ce22"/>
          <table:table-cell table:style-name="ce22" office:value-type="string" calcext:value-type="string">
            <text:p>2022_11_18</text:p>
          </table:table-cell>
          <table:table-cell table:number-columns-repeated="1007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GPR18a</text:p>
          </table:table-cell>
          <table:table-cell table:style-name="ce22" office:value-type="string" calcext:value-type="string">
            <text:p>GLWLmdm</text:p>
          </table:table-cell>
          <table:table-cell table:style-name="ce22" office:value-type="float" office:value="1583.2390308" calcext:value-type="float">
            <text:p>1583.2390308</text:p>
          </table:table-cell>
          <table:table-cell table:style-name="ce22" office:value-type="float" office:value="1001.123744" calcext:value-type="float">
            <text:p>1001.123744</text:p>
          </table:table-cell>
          <table:table-cell table:style-name="ce22" office:value-type="float" office:value="1351.0757868" calcext:value-type="float">
            <text:p>1351.0757868</text:p>
          </table:table-cell>
          <table:table-cell table:style-name="ce22" office:value-type="float" office:value="1259.1747336" calcext:value-type="float">
            <text:p>1259.1747336</text:p>
          </table:table-cell>
          <table:table-cell table:style-name="ce22" office:value-type="float" office:value="1169.6123708" calcext:value-type="float">
            <text:p>1169.6123708</text:p>
          </table:table-cell>
          <table:table-cell table:style-name="ce22" office:value-type="float" office:value="1055.386116" calcext:value-type="float">
            <text:p>1055.386116</text:p>
          </table:table-cell>
          <table:table-cell table:style-name="ce22" office:value-type="float" office:value="1071.2842512" calcext:value-type="float">
            <text:p>1071.2842512</text:p>
          </table:table-cell>
          <table:table-cell table:style-name="ce22" office:value-type="float" office:value="2549.7479548" calcext:value-type="float">
            <text:p>2549.7479548</text:p>
          </table:table-cell>
          <table:table-cell table:style-name="ce22" office:value-type="float" office:value="7550.7618208" calcext:value-type="float">
            <text:p>7550.7618208</text:p>
          </table:table-cell>
          <table:table-cell table:style-name="ce22" office:value-type="float" office:value="12835.5075988" calcext:value-type="float">
            <text:p>12835.5075988</text:p>
          </table:table-cell>
          <table:table-cell table:style-name="ce22" office:value-type="float" office:value="12236.1423492" calcext:value-type="float">
            <text:p>12236.1423492</text:p>
          </table:table-cell>
          <table:table-cell table:style-name="ce22" office:value-type="float" office:value="24237.4305576" calcext:value-type="float">
            <text:p>24237.4305576</text:p>
          </table:table-cell>
          <table:table-cell table:style-name="ce22"/>
          <table:table-cell table:style-name="ce22" office:value-type="string" calcext:value-type="string">
            <text:p>2022_11_18</text:p>
          </table:table-cell>
          <table:table-cell table:number-columns-repeated="1007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GPR18a</text:p>
          </table:table-cell>
          <table:table-cell table:style-name="ce22" office:value-type="string" calcext:value-type="string">
            <text:p>GLWLmdm</text:p>
          </table:table-cell>
          <table:table-cell table:style-name="ce22" office:value-type="float" office:value="1344.4900728" calcext:value-type="float">
            <text:p>1344.4900728</text:p>
          </table:table-cell>
          <table:table-cell table:style-name="ce22" office:value-type="float" office:value="1353.1477364" calcext:value-type="float">
            <text:p>1353.1477364</text:p>
          </table:table-cell>
          <table:table-cell table:style-name="ce22" office:value-type="float" office:value="998.9802388" calcext:value-type="float">
            <text:p>998.9802388</text:p>
          </table:table-cell>
          <table:table-cell table:style-name="ce22" office:value-type="float" office:value="814.6640644" calcext:value-type="float">
            <text:p>814.6640644</text:p>
          </table:table-cell>
          <table:table-cell table:style-name="ce22" office:value-type="float" office:value="742.7825068" calcext:value-type="float">
            <text:p>742.7825068</text:p>
          </table:table-cell>
          <table:table-cell table:style-name="ce22" office:value-type="float" office:value="1000.8122292" calcext:value-type="float">
            <text:p>1000.8122292</text:p>
          </table:table-cell>
          <table:table-cell table:style-name="ce22" office:value-type="float" office:value="905.6493076" calcext:value-type="float">
            <text:p>905.6493076</text:p>
          </table:table-cell>
          <table:table-cell table:style-name="ce22" office:value-type="float" office:value="2123.1380344" calcext:value-type="float">
            <text:p>2123.1380344</text:p>
          </table:table-cell>
          <table:table-cell table:style-name="ce22" office:value-type="float" office:value="5774.0968688" calcext:value-type="float">
            <text:p>5774.0968688</text:p>
          </table:table-cell>
          <table:table-cell table:style-name="ce22" office:value-type="float" office:value="9392.262068" calcext:value-type="float">
            <text:p>9392.262068</text:p>
          </table:table-cell>
          <table:table-cell table:style-name="ce22" office:value-type="float" office:value="9558.3969536" calcext:value-type="float">
            <text:p>9558.3969536</text:p>
          </table:table-cell>
          <table:table-cell table:style-name="ce22" office:value-type="float" office:value="25353.2720508" calcext:value-type="float">
            <text:p>25353.2720508</text:p>
          </table:table-cell>
          <table:table-cell table:style-name="ce22"/>
          <table:table-cell table:style-name="ce22" office:value-type="string" calcext:value-type="string">
            <text:p>2022_11_18</text:p>
          </table:table-cell>
          <table:table-cell table:number-columns-repeated="1007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GPR18a</text:p>
          </table:table-cell>
          <table:table-cell table:style-name="ce22" office:value-type="string" calcext:value-type="string">
            <text:p>GLWLmdm</text:p>
          </table:table-cell>
          <table:table-cell table:style-name="ce22" office:value-type="float" office:value="2153.4227728" calcext:value-type="float">
            <text:p>2153.4227728</text:p>
          </table:table-cell>
          <table:table-cell table:style-name="ce22" office:value-type="float" office:value="1409.148768" calcext:value-type="float">
            <text:p>1409.148768</text:p>
          </table:table-cell>
          <table:table-cell table:style-name="ce22" office:value-type="float" office:value="1590.8749068" calcext:value-type="float">
            <text:p>1590.8749068</text:p>
          </table:table-cell>
          <table:table-cell table:style-name="ce22" office:value-type="float" office:value="907.1945376" calcext:value-type="float">
            <text:p>907.1945376</text:p>
          </table:table-cell>
          <table:table-cell table:style-name="ce22" office:value-type="float" office:value="1244.1621832" calcext:value-type="float">
            <text:p>1244.1621832</text:p>
          </table:table-cell>
          <table:table-cell table:style-name="ce22" office:value-type="float" office:value="1110.2845476" calcext:value-type="float">
            <text:p>1110.2845476</text:p>
          </table:table-cell>
          <table:table-cell table:style-name="ce22" office:value-type="float" office:value="1108.8047896" calcext:value-type="float">
            <text:p>1108.8047896</text:p>
          </table:table-cell>
          <table:table-cell table:style-name="ce22" office:value-type="float" office:value="2031.2937404" calcext:value-type="float">
            <text:p>2031.2937404</text:p>
          </table:table-cell>
          <table:table-cell table:style-name="ce22" office:value-type="float" office:value="6327.6337012" calcext:value-type="float">
            <text:p>6327.6337012</text:p>
          </table:table-cell>
          <table:table-cell table:style-name="ce22" office:value-type="float" office:value="11650.8281192" calcext:value-type="float">
            <text:p>11650.8281192</text:p>
          </table:table-cell>
          <table:table-cell table:style-name="ce22" office:value-type="float" office:value="14849.8393072" calcext:value-type="float">
            <text:p>14849.8393072</text:p>
          </table:table-cell>
          <table:table-cell table:style-name="ce22" office:value-type="float" office:value="24591.7173284" calcext:value-type="float">
            <text:p>24591.7173284</text:p>
          </table:table-cell>
          <table:table-cell table:style-name="ce22"/>
          <table:table-cell table:style-name="ce22" office:value-type="string" calcext:value-type="string">
            <text:p>2022_11_18</text:p>
          </table:table-cell>
          <table:table-cell table:number-columns-repeated="1007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GPR18a</text:p>
          </table:table-cell>
          <table:table-cell table:style-name="ce22" office:value-type="string" calcext:value-type="string">
            <text:p>GLWLmdm</text:p>
          </table:table-cell>
          <table:table-cell table:style-name="ce22" office:value-type="float" office:value="1307.2266924" calcext:value-type="float">
            <text:p>1307.2266924</text:p>
          </table:table-cell>
          <table:table-cell table:style-name="ce22" office:value-type="float" office:value="1464.7634904" calcext:value-type="float">
            <text:p>1464.7634904</text:p>
          </table:table-cell>
          <table:table-cell table:style-name="ce22" office:value-type="float" office:value="1832.0781508" calcext:value-type="float">
            <text:p>1832.0781508</text:p>
          </table:table-cell>
          <table:table-cell table:style-name="ce22" office:value-type="float" office:value="1425.5005928" calcext:value-type="float">
            <text:p>1425.5005928</text:p>
          </table:table-cell>
          <table:table-cell table:style-name="ce22" office:value-type="float" office:value="1225.1867124" calcext:value-type="float">
            <text:p>1225.1867124</text:p>
          </table:table-cell>
          <table:table-cell table:style-name="ce22" office:value-type="float" office:value="1074.1257804" calcext:value-type="float">
            <text:p>1074.1257804</text:p>
          </table:table-cell>
          <table:table-cell table:style-name="ce22" office:value-type="float" office:value="1607.320798" calcext:value-type="float">
            <text:p>1607.320798</text:p>
          </table:table-cell>
          <table:table-cell table:style-name="ce22" office:value-type="float" office:value="1478.1166712" calcext:value-type="float">
            <text:p>1478.1166712</text:p>
          </table:table-cell>
          <table:table-cell table:style-name="ce22" office:value-type="float" office:value="7641.9082904" calcext:value-type="float">
            <text:p>7641.9082904</text:p>
          </table:table-cell>
          <table:table-cell table:style-name="ce22" office:value-type="float" office:value="13052.4434928" calcext:value-type="float">
            <text:p>13052.4434928</text:p>
          </table:table-cell>
          <table:table-cell table:style-name="ce22" office:value-type="float" office:value="14749.3022796" calcext:value-type="float">
            <text:p>14749.3022796</text:p>
          </table:table-cell>
          <table:table-cell table:style-name="ce22" office:value-type="float" office:value="26458.5404992" calcext:value-type="float">
            <text:p>26458.5404992</text:p>
          </table:table-cell>
          <table:table-cell table:style-name="ce22"/>
          <table:table-cell table:style-name="ce22" office:value-type="string" calcext:value-type="string">
            <text:p>2022_11_18</text:p>
          </table:table-cell>
          <table:table-cell table:number-columns-repeated="1007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GPR18a</text:p>
          </table:table-cell>
          <table:table-cell table:style-name="ce22" office:value-type="string" calcext:value-type="string">
            <text:p>GLWLmdm</text:p>
          </table:table-cell>
          <table:table-cell table:style-name="ce22" office:value-type="float" office:value="1564.6004408" calcext:value-type="float">
            <text:p>1564.6004408</text:p>
          </table:table-cell>
          <table:table-cell table:style-name="ce22" office:value-type="float" office:value="1946.7790812" calcext:value-type="float">
            <text:p>1946.7790812</text:p>
          </table:table-cell>
          <table:table-cell table:style-name="ce22" office:value-type="float" office:value="2053.8699812" calcext:value-type="float">
            <text:p>2053.8699812</text:p>
          </table:table-cell>
          <table:table-cell table:style-name="ce22" office:value-type="float" office:value="1925.2806476" calcext:value-type="float">
            <text:p>1925.2806476</text:p>
          </table:table-cell>
          <table:table-cell table:style-name="ce22" office:value-type="float" office:value="1727.562336" calcext:value-type="float">
            <text:p>1727.562336</text:p>
          </table:table-cell>
          <table:table-cell table:style-name="ce22" office:value-type="float" office:value="1908.295446" calcext:value-type="float">
            <text:p>1908.295446</text:p>
          </table:table-cell>
          <table:table-cell table:style-name="ce22" office:value-type="float" office:value="1625.75358" calcext:value-type="float">
            <text:p>1625.75358</text:p>
          </table:table-cell>
          <table:table-cell table:style-name="ce22" office:value-type="float" office:value="1866.1378448" calcext:value-type="float">
            <text:p>1866.1378448</text:p>
          </table:table-cell>
          <table:table-cell table:style-name="ce22" office:value-type="float" office:value="7458.416444" calcext:value-type="float">
            <text:p>7458.416444</text:p>
          </table:table-cell>
          <table:table-cell table:style-name="ce22" office:value-type="float" office:value="15182.796256" calcext:value-type="float">
            <text:p>15182.796256</text:p>
          </table:table-cell>
          <table:table-cell table:style-name="ce22" office:value-type="float" office:value="14549.6258784" calcext:value-type="float">
            <text:p>14549.6258784</text:p>
          </table:table-cell>
          <table:table-cell table:style-name="ce22" office:value-type="float" office:value="24854.9358996" calcext:value-type="float">
            <text:p>24854.9358996</text:p>
          </table:table-cell>
          <table:table-cell table:style-name="ce22"/>
          <table:table-cell table:style-name="ce22" office:value-type="string" calcext:value-type="string">
            <text:p>2022_11_18</text:p>
          </table:table-cell>
          <table:table-cell table:number-columns-repeated="1007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GPR18a</text:p>
          </table:table-cell>
          <table:table-cell table:style-name="ce22" office:value-type="string" calcext:value-type="string">
            <text:p>GLWLshrt</text:p>
          </table:table-cell>
          <table:table-cell table:style-name="ce22" office:value-type="float" office:value="1156.4296674" calcext:value-type="float">
            <text:p>1156.4296674</text:p>
          </table:table-cell>
          <table:table-cell table:style-name="ce22" office:value-type="float" office:value="1113.3432232" calcext:value-type="float">
            <text:p>1113.3432232</text:p>
          </table:table-cell>
          <table:table-cell table:style-name="ce22" office:value-type="float" office:value="1862.257733" calcext:value-type="float">
            <text:p>1862.257733</text:p>
          </table:table-cell>
          <table:table-cell table:style-name="ce22" office:value-type="float" office:value="1045.1936898" calcext:value-type="float">
            <text:p>1045.1936898</text:p>
          </table:table-cell>
          <table:table-cell table:style-name="ce22" office:value-type="float" office:value="972.460597" calcext:value-type="float">
            <text:p>972.460597</text:p>
          </table:table-cell>
          <table:table-cell table:style-name="ce22" office:value-type="float" office:value="1228.7306246" calcext:value-type="float">
            <text:p>1228.7306246</text:p>
          </table:table-cell>
          <table:table-cell table:style-name="ce22" office:value-type="float" office:value="1029.6491044" calcext:value-type="float">
            <text:p>1029.6491044</text:p>
          </table:table-cell>
          <table:table-cell table:style-name="ce22" office:value-type="float" office:value="755.1964622" calcext:value-type="float">
            <text:p>755.1964622</text:p>
          </table:table-cell>
          <table:table-cell table:style-name="ce22" office:value-type="float" office:value="1249.0836154" calcext:value-type="float">
            <text:p>1249.0836154</text:p>
          </table:table-cell>
          <table:table-cell table:style-name="ce22" office:value-type="float" office:value="55.4626904" calcext:value-type="float">
            <text:p>55.4626904</text:p>
          </table:table-cell>
          <table:table-cell table:style-name="ce22" office:value-type="float" office:value="8598.1415186" calcext:value-type="float">
            <text:p>8598.1415186</text:p>
          </table:table-cell>
          <table:table-cell table:style-name="ce22" office:value-type="float" office:value="23238.8190094" calcext:value-type="float">
            <text:p>23238.8190094</text:p>
          </table:table-cell>
          <table:table-cell table:style-name="ce22"/>
          <table:table-cell table:style-name="ce22" office:value-type="string" calcext:value-type="string">
            <text:p>2022_11_18</text:p>
          </table:table-cell>
          <table:table-cell table:number-columns-repeated="1007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GPR18a</text:p>
          </table:table-cell>
          <table:table-cell table:style-name="ce22" office:value-type="string" calcext:value-type="string">
            <text:p>GLWLshrt</text:p>
          </table:table-cell>
          <table:table-cell table:style-name="ce22" office:value-type="float" office:value="1230.6247896" calcext:value-type="float">
            <text:p>1230.6247896</text:p>
          </table:table-cell>
          <table:table-cell table:style-name="ce22" office:value-type="float" office:value="1039.5812626" calcext:value-type="float">
            <text:p>1039.5812626</text:p>
          </table:table-cell>
          <table:table-cell table:style-name="ce22" office:value-type="float" office:value="1603.620626" calcext:value-type="float">
            <text:p>1603.620626</text:p>
          </table:table-cell>
          <table:table-cell table:style-name="ce22" office:value-type="float" office:value="1484.4587634" calcext:value-type="float">
            <text:p>1484.4587634</text:p>
          </table:table-cell>
          <table:table-cell table:style-name="ce22" office:value-type="float" office:value="1028.103615" calcext:value-type="float">
            <text:p>1028.103615</text:p>
          </table:table-cell>
          <table:table-cell table:style-name="ce22" office:value-type="float" office:value="807.4281118" calcext:value-type="float">
            <text:p>807.4281118</text:p>
          </table:table-cell>
          <table:table-cell table:style-name="ce22" office:value-type="float" office:value="901.1175542" calcext:value-type="float">
            <text:p>901.1175542</text:p>
          </table:table-cell>
          <table:table-cell table:style-name="ce22" office:value-type="float" office:value="1031.1514618" calcext:value-type="float">
            <text:p>1031.1514618</text:p>
          </table:table-cell>
          <table:table-cell table:style-name="ce22" office:value-type="float" office:value="1855.9797504" calcext:value-type="float">
            <text:p>1855.9797504</text:p>
          </table:table-cell>
          <table:table-cell table:style-name="ce22" office:value-type="float" office:value="184.11544" calcext:value-type="float">
            <text:p>184.11544</text:p>
          </table:table-cell>
          <table:table-cell table:style-name="ce22" office:value-type="float" office:value="6937.3639886" calcext:value-type="float">
            <text:p>6937.3639886</text:p>
          </table:table-cell>
          <table:table-cell table:style-name="ce22" office:value-type="float" office:value="16219.040525" calcext:value-type="float">
            <text:p>16219.040525</text:p>
          </table:table-cell>
          <table:table-cell table:style-name="ce22"/>
          <table:table-cell table:style-name="ce22" office:value-type="string" calcext:value-type="string">
            <text:p>2022_11_18</text:p>
          </table:table-cell>
          <table:table-cell table:number-columns-repeated="1007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GPR18a</text:p>
          </table:table-cell>
          <table:table-cell table:style-name="ce22" office:value-type="string" calcext:value-type="string">
            <text:p>GLWLshrt</text:p>
          </table:table-cell>
          <table:table-cell table:style-name="ce22" office:value-type="float" office:value="1323.8840252" calcext:value-type="float">
            <text:p>1323.8840252</text:p>
          </table:table-cell>
          <table:table-cell table:style-name="ce22" office:value-type="float" office:value="1372.4251088" calcext:value-type="float">
            <text:p>1372.4251088</text:p>
          </table:table-cell>
          <table:table-cell table:style-name="ce22" office:value-type="float" office:value="1548.2991678" calcext:value-type="float">
            <text:p>1548.2991678</text:p>
          </table:table-cell>
          <table:table-cell table:style-name="ce22" office:value-type="float" office:value="1137.1283172" calcext:value-type="float">
            <text:p>1137.1283172</text:p>
          </table:table-cell>
          <table:table-cell table:style-name="ce22" office:value-type="float" office:value="1137.795176" calcext:value-type="float">
            <text:p>1137.795176</text:p>
          </table:table-cell>
          <table:table-cell table:style-name="ce22" office:value-type="float" office:value="1467.6182076" calcext:value-type="float">
            <text:p>1467.6182076</text:p>
          </table:table-cell>
          <table:table-cell table:style-name="ce22" office:value-type="float" office:value="588.7174452" calcext:value-type="float">
            <text:p>588.7174452</text:p>
          </table:table-cell>
          <table:table-cell table:style-name="ce22" office:value-type="float" office:value="919.9179406" calcext:value-type="float">
            <text:p>919.9179406</text:p>
          </table:table-cell>
          <table:table-cell table:style-name="ce22" office:value-type="float" office:value="1580.3620986" calcext:value-type="float">
            <text:p>1580.3620986</text:p>
          </table:table-cell>
          <table:table-cell table:style-name="ce22" office:value-type="float" office:value="110.4664828" calcext:value-type="float">
            <text:p>110.4664828</text:p>
          </table:table-cell>
          <table:table-cell table:style-name="ce22" office:value-type="float" office:value="8676.0621088" calcext:value-type="float">
            <text:p>8676.0621088</text:p>
          </table:table-cell>
          <table:table-cell table:style-name="ce22" office:value-type="float" office:value="18320.3420134" calcext:value-type="float">
            <text:p>18320.3420134</text:p>
          </table:table-cell>
          <table:table-cell table:style-name="ce22"/>
          <table:table-cell table:style-name="ce22" office:value-type="string" calcext:value-type="string">
            <text:p>2022_11_18</text:p>
          </table:table-cell>
          <table:table-cell table:number-columns-repeated="1007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GPR18a</text:p>
          </table:table-cell>
          <table:table-cell table:style-name="ce22" office:value-type="string" calcext:value-type="string">
            <text:p>GLWLshrt</text:p>
          </table:table-cell>
          <table:table-cell table:style-name="ce22" office:value-type="float" office:value="1640.7857206" calcext:value-type="float">
            <text:p>1640.7857206</text:p>
          </table:table-cell>
          <table:table-cell table:style-name="ce22" office:value-type="float" office:value="1891.5393504" calcext:value-type="float">
            <text:p>1891.5393504</text:p>
          </table:table-cell>
          <table:table-cell table:style-name="ce22" office:value-type="float" office:value="2064.5074202" calcext:value-type="float">
            <text:p>2064.5074202</text:p>
          </table:table-cell>
          <table:table-cell table:style-name="ce22" office:value-type="float" office:value="2107.9227456" calcext:value-type="float">
            <text:p>2107.9227456</text:p>
          </table:table-cell>
          <table:table-cell table:style-name="ce22" office:value-type="float" office:value="1817.06371" calcext:value-type="float">
            <text:p>1817.06371</text:p>
          </table:table-cell>
          <table:table-cell table:style-name="ce22" office:value-type="float" office:value="2164.484761" calcext:value-type="float">
            <text:p>2164.484761</text:p>
          </table:table-cell>
          <table:table-cell table:style-name="ce22" office:value-type="float" office:value="1434.2043944" calcext:value-type="float">
            <text:p>1434.2043944</text:p>
          </table:table-cell>
          <table:table-cell table:style-name="ce22" office:value-type="float" office:value="1748.5057086" calcext:value-type="float">
            <text:p>1748.5057086</text:p>
          </table:table-cell>
          <table:table-cell table:style-name="ce22" office:value-type="float" office:value="1653.9982278" calcext:value-type="float">
            <text:p>1653.9982278</text:p>
          </table:table-cell>
          <table:table-cell table:style-name="ce22" office:value-type="float" office:value="73.4570544000001" calcext:value-type="float">
            <text:p>73.4570544000001</text:p>
          </table:table-cell>
          <table:table-cell table:style-name="ce22" office:value-type="float" office:value="9778.8176864" calcext:value-type="float">
            <text:p>9778.8176864</text:p>
          </table:table-cell>
          <table:table-cell table:style-name="ce22" office:value-type="float" office:value="19829.146482" calcext:value-type="float">
            <text:p>19829.146482</text:p>
          </table:table-cell>
          <table:table-cell table:style-name="ce22"/>
          <table:table-cell table:style-name="ce22" office:value-type="string" calcext:value-type="string">
            <text:p>2022_11_18</text:p>
          </table:table-cell>
          <table:table-cell table:number-columns-repeated="1007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GPR18a</text:p>
          </table:table-cell>
          <table:table-cell table:style-name="ce22" office:value-type="string" calcext:value-type="string">
            <text:p>GLWLshrt</text:p>
          </table:table-cell>
          <table:table-cell table:style-name="ce22" office:value-type="float" office:value="1603.7876932" calcext:value-type="float">
            <text:p>1603.7876932</text:p>
          </table:table-cell>
          <table:table-cell table:style-name="ce22" office:value-type="float" office:value="1910.149767" calcext:value-type="float">
            <text:p>1910.149767</text:p>
          </table:table-cell>
          <table:table-cell table:style-name="ce22" office:value-type="float" office:value="2046.7688642" calcext:value-type="float">
            <text:p>2046.7688642</text:p>
          </table:table-cell>
          <table:table-cell table:style-name="ce22" office:value-type="float" office:value="1631.8250928" calcext:value-type="float">
            <text:p>1631.8250928</text:p>
          </table:table-cell>
          <table:table-cell table:style-name="ce22" office:value-type="float" office:value="2037.947025" calcext:value-type="float">
            <text:p>2037.947025</text:p>
          </table:table-cell>
          <table:table-cell table:style-name="ce22" office:value-type="float" office:value="1761.00782" calcext:value-type="float">
            <text:p>1761.00782</text:p>
          </table:table-cell>
          <table:table-cell table:style-name="ce22" office:value-type="float" office:value="1434.127522" calcext:value-type="float">
            <text:p>1434.127522</text:p>
          </table:table-cell>
          <table:table-cell table:style-name="ce22" office:value-type="float" office:value="1509.2333948" calcext:value-type="float">
            <text:p>1509.2333948</text:p>
          </table:table-cell>
          <table:table-cell table:style-name="ce22" office:value-type="float" office:value="3382.5859664" calcext:value-type="float">
            <text:p>3382.5859664</text:p>
          </table:table-cell>
          <table:table-cell table:style-name="ce22" office:value-type="float" office:value="110.5999804" calcext:value-type="float">
            <text:p>110.5999804</text:p>
          </table:table-cell>
          <table:table-cell table:style-name="ce22" office:value-type="float" office:value="13356.8601416" calcext:value-type="float">
            <text:p>13356.8601416</text:p>
          </table:table-cell>
          <table:table-cell table:style-name="ce22" office:value-type="float" office:value="21141.3514888" calcext:value-type="float">
            <text:p>21141.3514888</text:p>
          </table:table-cell>
          <table:table-cell table:style-name="ce22"/>
          <table:table-cell table:style-name="ce22" office:value-type="string" calcext:value-type="string">
            <text:p>2022_11_18</text:p>
          </table:table-cell>
          <table:table-cell table:number-columns-repeated="1007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GPR18a</text:p>
          </table:table-cell>
          <table:table-cell table:style-name="ce22" office:value-type="string" calcext:value-type="string">
            <text:p>GLWLshrt</text:p>
          </table:table-cell>
          <table:table-cell table:style-name="ce22" office:value-type="float" office:value="1622.1330258" calcext:value-type="float">
            <text:p>1622.1330258</text:p>
          </table:table-cell>
          <table:table-cell table:style-name="ce22" office:value-type="float" office:value="1873.4299296" calcext:value-type="float">
            <text:p>1873.4299296</text:p>
          </table:table-cell>
          <table:table-cell table:style-name="ce22" office:value-type="float" office:value="2526.0949844" calcext:value-type="float">
            <text:p>2526.0949844</text:p>
          </table:table-cell>
          <table:table-cell table:style-name="ce22" office:value-type="float" office:value="2383.410825" calcext:value-type="float">
            <text:p>2383.410825</text:p>
          </table:table-cell>
          <table:table-cell table:style-name="ce22" office:value-type="float" office:value="2404.715097" calcext:value-type="float">
            <text:p>2404.715097</text:p>
          </table:table-cell>
          <table:table-cell table:style-name="ce22" office:value-type="float" office:value="2200.8567078" calcext:value-type="float">
            <text:p>2200.8567078</text:p>
          </table:table-cell>
          <table:table-cell table:style-name="ce22" office:value-type="float" office:value="1728.4990006" calcext:value-type="float">
            <text:p>1728.4990006</text:p>
          </table:table-cell>
          <table:table-cell table:style-name="ce22" office:value-type="float" office:value="2227.211538" calcext:value-type="float">
            <text:p>2227.211538</text:p>
          </table:table-cell>
          <table:table-cell table:style-name="ce22" office:value-type="float" office:value="3069.173772" calcext:value-type="float">
            <text:p>3069.173772</text:p>
          </table:table-cell>
          <table:table-cell table:style-name="ce22" office:value-type="float" office:value="73.6600820000001" calcext:value-type="float">
            <text:p>73.6600820000001</text:p>
          </table:table-cell>
          <table:table-cell table:style-name="ce22" office:value-type="float" office:value="12463.4726816" calcext:value-type="float">
            <text:p>12463.4726816</text:p>
          </table:table-cell>
          <table:table-cell table:style-name="ce22" office:value-type="float" office:value="20883.4391602" calcext:value-type="float">
            <text:p>20883.4391602</text:p>
          </table:table-cell>
          <table:table-cell table:style-name="ce22"/>
          <table:table-cell table:style-name="ce22" office:value-type="string" calcext:value-type="string">
            <text:p>2022_11_18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HIRa1</text:p>
          </table:table-cell>
          <table:table-cell office:value-type="float" office:value="731.7498236" calcext:value-type="float">
            <text:p>731.7498236</text:p>
          </table:table-cell>
          <table:table-cell office:value-type="float" office:value="3671.711978" calcext:value-type="float">
            <text:p>3671.711978</text:p>
          </table:table-cell>
          <table:table-cell office:value-type="float" office:value="4658.175493" calcext:value-type="float">
            <text:p>4658.175493</text:p>
          </table:table-cell>
          <table:table-cell office:value-type="float" office:value="6037.572878" calcext:value-type="float">
            <text:p>6037.572878</text:p>
          </table:table-cell>
          <table:table-cell office:value-type="float" office:value="7913.259896" calcext:value-type="float">
            <text:p>7913.259896</text:p>
          </table:table-cell>
          <table:table-cell office:value-type="float" office:value="7464.074183" calcext:value-type="float">
            <text:p>7464.074183</text:p>
          </table:table-cell>
          <table:table-cell office:value-type="float" office:value="10308.45535" calcext:value-type="float">
            <text:p>10308.45535</text:p>
          </table:table-cell>
          <table:table-cell office:value-type="float" office:value="15577.60804" calcext:value-type="float">
            <text:p>15577.60804</text:p>
          </table:table-cell>
          <table:table-cell office:value-type="float" office:value="18285.32678" calcext:value-type="float">
            <text:p>18285.32678</text:p>
          </table:table-cell>
          <table:table-cell office:value-type="float" office:value="16473.35464" calcext:value-type="float">
            <text:p>16473.35464</text:p>
          </table:table-cell>
          <table:table-cell office:value-type="float" office:value="18006.06652" calcext:value-type="float">
            <text:p>18006.06652</text:p>
          </table:table-cell>
          <table:table-cell/>
          <table:table-cell office:value-type="float" office:value="31527.51798" calcext:value-type="float">
            <text:p>31527.51798</text:p>
          </table:table-cell>
          <table:table-cell office:value-type="string" calcext:value-type="string">
            <text:p>2021_07_2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HIRa1</text:p>
          </table:table-cell>
          <table:table-cell office:value-type="float" office:value="403.4082416" calcext:value-type="float">
            <text:p>403.4082416</text:p>
          </table:table-cell>
          <table:table-cell office:value-type="float" office:value="4737.065862" calcext:value-type="float">
            <text:p>4737.065862</text:p>
          </table:table-cell>
          <table:table-cell office:value-type="float" office:value="3869.649166" calcext:value-type="float">
            <text:p>3869.649166</text:p>
          </table:table-cell>
          <table:table-cell office:value-type="float" office:value="6923.840826" calcext:value-type="float">
            <text:p>6923.840826</text:p>
          </table:table-cell>
          <table:table-cell office:value-type="float" office:value="7021.180654" calcext:value-type="float">
            <text:p>7021.180654</text:p>
          </table:table-cell>
          <table:table-cell office:value-type="float" office:value="8358.994006" calcext:value-type="float">
            <text:p>8358.994006</text:p>
          </table:table-cell>
          <table:table-cell office:value-type="float" office:value="9977.205478" calcext:value-type="float">
            <text:p>9977.205478</text:p>
          </table:table-cell>
          <table:table-cell office:value-type="float" office:value="12756.86803" calcext:value-type="float">
            <text:p>12756.86803</text:p>
          </table:table-cell>
          <table:table-cell office:value-type="float" office:value="15070.09444" calcext:value-type="float">
            <text:p>15070.09444</text:p>
          </table:table-cell>
          <table:table-cell office:value-type="float" office:value="15382.99904" calcext:value-type="float">
            <text:p>15382.99904</text:p>
          </table:table-cell>
          <table:table-cell office:value-type="float" office:value="18802.65954" calcext:value-type="float">
            <text:p>18802.65954</text:p>
          </table:table-cell>
          <table:table-cell/>
          <table:table-cell office:value-type="float" office:value="29163.13475" calcext:value-type="float">
            <text:p>29163.13475</text:p>
          </table:table-cell>
          <table:table-cell office:value-type="string" calcext:value-type="string">
            <text:p>2021_07_21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HIRa1</text:p>
          </table:table-cell>
          <table:table-cell office:value-type="float" office:value="508.1192436" calcext:value-type="float">
            <text:p>508.1192436</text:p>
          </table:table-cell>
          <table:table-cell office:value-type="float" office:value="4096.283026" calcext:value-type="float">
            <text:p>4096.283026</text:p>
          </table:table-cell>
          <table:table-cell office:value-type="float" office:value="3714.700196" calcext:value-type="float">
            <text:p>3714.700196</text:p>
          </table:table-cell>
          <table:table-cell office:value-type="float" office:value="4494.934953" calcext:value-type="float">
            <text:p>4494.934953</text:p>
          </table:table-cell>
          <table:table-cell office:value-type="float" office:value="6817.798304" calcext:value-type="float">
            <text:p>6817.798304</text:p>
          </table:table-cell>
          <table:table-cell office:value-type="float" office:value="7746.013128" calcext:value-type="float">
            <text:p>7746.013128</text:p>
          </table:table-cell>
          <table:table-cell office:value-type="float" office:value="8304.552539" calcext:value-type="float">
            <text:p>8304.552539</text:p>
          </table:table-cell>
          <table:table-cell office:value-type="float" office:value="10169.59417" calcext:value-type="float">
            <text:p>10169.59417</text:p>
          </table:table-cell>
          <table:table-cell office:value-type="float" office:value="14088.23358" calcext:value-type="float">
            <text:p>14088.23358</text:p>
          </table:table-cell>
          <table:table-cell office:value-type="float" office:value="12210.18991" calcext:value-type="float">
            <text:p>12210.18991</text:p>
          </table:table-cell>
          <table:table-cell office:value-type="float" office:value="15299.2344" calcext:value-type="float">
            <text:p>15299.2344</text:p>
          </table:table-cell>
          <table:table-cell/>
          <table:table-cell office:value-type="float" office:value="21361.74043" calcext:value-type="float">
            <text:p>21361.74043</text:p>
          </table:table-cell>
          <table:table-cell office:value-type="string" calcext:value-type="string">
            <text:p>2021_07_21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HIRa1</text:p>
          </table:table-cell>
          <table:table-cell office:value-type="float" office:value="434.8559328" calcext:value-type="float">
            <text:p>434.8559328</text:p>
          </table:table-cell>
          <table:table-cell/>
          <table:table-cell office:value-type="float" office:value="3570.278403" calcext:value-type="float">
            <text:p>3570.278403</text:p>
          </table:table-cell>
          <table:table-cell office:value-type="float" office:value="4579.957415" calcext:value-type="float">
            <text:p>4579.957415</text:p>
          </table:table-cell>
          <table:table-cell office:value-type="float" office:value="7741.892739" calcext:value-type="float">
            <text:p>7741.892739</text:p>
          </table:table-cell>
          <table:table-cell office:value-type="float" office:value="7979.252584" calcext:value-type="float">
            <text:p>7979.252584</text:p>
          </table:table-cell>
          <table:table-cell office:value-type="float" office:value="9030.259716" calcext:value-type="float">
            <text:p>9030.259716</text:p>
          </table:table-cell>
          <table:table-cell office:value-type="float" office:value="14789.51046" calcext:value-type="float">
            <text:p>14789.51046</text:p>
          </table:table-cell>
          <table:table-cell office:value-type="float" office:value="18321.98875" calcext:value-type="float">
            <text:p>18321.98875</text:p>
          </table:table-cell>
          <table:table-cell office:value-type="float" office:value="22663.45294" calcext:value-type="float">
            <text:p>22663.45294</text:p>
          </table:table-cell>
          <table:table-cell office:value-type="float" office:value="19000.21549" calcext:value-type="float">
            <text:p>19000.21549</text:p>
          </table:table-cell>
          <table:table-cell/>
          <table:table-cell office:value-type="float" office:value="38340.43664" calcext:value-type="float">
            <text:p>38340.43664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HIRa1</text:p>
          </table:table-cell>
          <table:table-cell office:value-type="float" office:value="389.3695164" calcext:value-type="float">
            <text:p>389.3695164</text:p>
          </table:table-cell>
          <table:table-cell/>
          <table:table-cell office:value-type="float" office:value="4947.305688" calcext:value-type="float">
            <text:p>4947.305688</text:p>
          </table:table-cell>
          <table:table-cell office:value-type="float" office:value="6310.934115" calcext:value-type="float">
            <text:p>6310.934115</text:p>
          </table:table-cell>
          <table:table-cell office:value-type="float" office:value="8961.858371" calcext:value-type="float">
            <text:p>8961.858371</text:p>
          </table:table-cell>
          <table:table-cell office:value-type="float" office:value="8443.162873" calcext:value-type="float">
            <text:p>8443.162873</text:p>
          </table:table-cell>
          <table:table-cell office:value-type="float" office:value="13266.28171" calcext:value-type="float">
            <text:p>13266.28171</text:p>
          </table:table-cell>
          <table:table-cell office:value-type="float" office:value="17293.73223" calcext:value-type="float">
            <text:p>17293.73223</text:p>
          </table:table-cell>
          <table:table-cell office:value-type="float" office:value="21507.83196" calcext:value-type="float">
            <text:p>21507.83196</text:p>
          </table:table-cell>
          <table:table-cell office:value-type="float" office:value="19654.28912" calcext:value-type="float">
            <text:p>19654.28912</text:p>
          </table:table-cell>
          <table:table-cell office:value-type="float" office:value="15534.11063" calcext:value-type="float">
            <text:p>15534.11063</text:p>
          </table:table-cell>
          <table:table-cell/>
          <table:table-cell office:value-type="float" office:value="34527.80783" calcext:value-type="float">
            <text:p>34527.80783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HIRa1</text:p>
          </table:table-cell>
          <table:table-cell office:value-type="float" office:value="357.9031616" calcext:value-type="float">
            <text:p>357.9031616</text:p>
          </table:table-cell>
          <table:table-cell/>
          <table:table-cell office:value-type="float" office:value="1394.82076" calcext:value-type="float">
            <text:p>1394.82076</text:p>
          </table:table-cell>
          <table:table-cell office:value-type="float" office:value="1952.283487" calcext:value-type="float">
            <text:p>1952.283487</text:p>
          </table:table-cell>
          <table:table-cell office:value-type="float" office:value="2592.52835" calcext:value-type="float">
            <text:p>2592.52835</text:p>
          </table:table-cell>
          <table:table-cell office:value-type="float" office:value="3329.550925" calcext:value-type="float">
            <text:p>3329.550925</text:p>
          </table:table-cell>
          <table:table-cell office:value-type="float" office:value="6118.564084" calcext:value-type="float">
            <text:p>6118.564084</text:p>
          </table:table-cell>
          <table:table-cell office:value-type="float" office:value="4464.285256" calcext:value-type="float">
            <text:p>4464.285256</text:p>
          </table:table-cell>
          <table:table-cell office:value-type="float" office:value="4703.665182" calcext:value-type="float">
            <text:p>4703.665182</text:p>
          </table:table-cell>
          <table:table-cell office:value-type="float" office:value="6052.251634" calcext:value-type="float">
            <text:p>6052.251634</text:p>
          </table:table-cell>
          <table:table-cell office:value-type="float" office:value="6001.947217" calcext:value-type="float">
            <text:p>6001.947217</text:p>
          </table:table-cell>
          <table:table-cell/>
          <table:table-cell office:value-type="float" office:value="23311.28812" calcext:value-type="float">
            <text:p>23311.28812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HIRa1</text:p>
          </table:table-cell>
          <table:table-cell office:value-type="float" office:value="392.82414" calcext:value-type="float">
            <text:p>392.82414</text:p>
          </table:table-cell>
          <table:table-cell/>
          <table:table-cell office:value-type="float" office:value="2655.39388" calcext:value-type="float">
            <text:p>2655.39388</text:p>
          </table:table-cell>
          <table:table-cell office:value-type="float" office:value="4468.067395" calcext:value-type="float">
            <text:p>4468.067395</text:p>
          </table:table-cell>
          <table:table-cell office:value-type="float" office:value="2856.897881" calcext:value-type="float">
            <text:p>2856.897881</text:p>
          </table:table-cell>
          <table:table-cell office:value-type="float" office:value="4476.221211" calcext:value-type="float">
            <text:p>4476.221211</text:p>
          </table:table-cell>
          <table:table-cell office:value-type="float" office:value="6259.13004" calcext:value-type="float">
            <text:p>6259.13004</text:p>
          </table:table-cell>
          <table:table-cell office:value-type="float" office:value="6226.531818" calcext:value-type="float">
            <text:p>6226.531818</text:p>
          </table:table-cell>
          <table:table-cell office:value-type="float" office:value="7364.106129" calcext:value-type="float">
            <text:p>7364.106129</text:p>
          </table:table-cell>
          <table:table-cell office:value-type="float" office:value="6237.241407" calcext:value-type="float">
            <text:p>6237.241407</text:p>
          </table:table-cell>
          <table:table-cell office:value-type="float" office:value="5911.845836" calcext:value-type="float">
            <text:p>5911.845836</text:p>
          </table:table-cell>
          <table:table-cell/>
          <table:table-cell office:value-type="float" office:value="24190.66885" calcext:value-type="float">
            <text:p>24190.66885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GPR21</text:p>
          </table:table-cell>
          <table:table-cell table:style-name="ce22" office:value-type="string" calcext:value-type="string">
            <text:p>HIRa1</text:p>
          </table:table-cell>
          <table:table-cell table:style-name="ce22" office:value-type="float" office:value="1124.5960376" calcext:value-type="float">
            <text:p>1124.5960376</text:p>
          </table:table-cell>
          <table:table-cell table:style-name="ce22" office:value-type="float" office:value="24067.3731112" calcext:value-type="float">
            <text:p>24067.3731112</text:p>
          </table:table-cell>
          <table:table-cell table:style-name="ce22" office:value-type="float" office:value="36694.482549" calcext:value-type="float">
            <text:p>36694.482549</text:p>
          </table:table-cell>
          <table:table-cell table:style-name="ce22" office:value-type="float" office:value="28051.5109036" calcext:value-type="float">
            <text:p>28051.5109036</text:p>
          </table:table-cell>
          <table:table-cell table:style-name="ce22" office:value-type="float" office:value="35293.0500393" calcext:value-type="float">
            <text:p>35293.0500393</text:p>
          </table:table-cell>
          <table:table-cell table:style-name="ce22" office:value-type="float" office:value="36486.4960744" calcext:value-type="float">
            <text:p>36486.4960744</text:p>
          </table:table-cell>
          <table:table-cell table:style-name="ce22" office:value-type="float" office:value="58192.5389342" calcext:value-type="float">
            <text:p>58192.5389342</text:p>
          </table:table-cell>
          <table:table-cell table:style-name="ce22" office:value-type="float" office:value="81741.717667" calcext:value-type="float">
            <text:p>81741.717667</text:p>
          </table:table-cell>
          <table:table-cell table:style-name="ce22" office:value-type="float" office:value="95738.9180944" calcext:value-type="float">
            <text:p>95738.9180944</text:p>
          </table:table-cell>
          <table:table-cell table:style-name="ce22" office:value-type="float" office:value="86539.8831203" calcext:value-type="float">
            <text:p>86539.8831203</text:p>
          </table:table-cell>
          <table:table-cell table:style-name="ce22" office:value-type="float" office:value="83038.3221059" calcext:value-type="float">
            <text:p>83038.3221059</text:p>
          </table:table-cell>
          <table:table-cell table:style-name="ce22" office:value-type="float" office:value="91843.3715597" calcext:value-type="float">
            <text:p>91843.3715597</text:p>
          </table:table-cell>
          <table:table-cell table:style-name="ce22"/>
          <table:table-cell table:style-name="ce22" office:value-type="string" calcext:value-type="string">
            <text:p>2022_05_27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GPR21</text:p>
          </table:table-cell>
          <table:table-cell table:style-name="ce22" office:value-type="string" calcext:value-type="string">
            <text:p>HIRa1</text:p>
          </table:table-cell>
          <table:table-cell table:style-name="ce22" office:value-type="float" office:value="1643.0124341" calcext:value-type="float">
            <text:p>1643.0124341</text:p>
          </table:table-cell>
          <table:table-cell table:style-name="ce22" office:value-type="float" office:value="26355.3783195" calcext:value-type="float">
            <text:p>26355.3783195</text:p>
          </table:table-cell>
          <table:table-cell table:style-name="ce22" office:value-type="float" office:value="36941.6913699" calcext:value-type="float">
            <text:p>36941.6913699</text:p>
          </table:table-cell>
          <table:table-cell table:style-name="ce22" office:value-type="float" office:value="29896.646393" calcext:value-type="float">
            <text:p>29896.646393</text:p>
          </table:table-cell>
          <table:table-cell table:style-name="ce22" office:value-type="float" office:value="39012.2969936" calcext:value-type="float">
            <text:p>39012.2969936</text:p>
          </table:table-cell>
          <table:table-cell table:style-name="ce22" office:value-type="float" office:value="36417.3337449" calcext:value-type="float">
            <text:p>36417.3337449</text:p>
          </table:table-cell>
          <table:table-cell table:style-name="ce22" office:value-type="float" office:value="72608.6254767" calcext:value-type="float">
            <text:p>72608.6254767</text:p>
          </table:table-cell>
          <table:table-cell table:style-name="ce22" office:value-type="float" office:value="95849.4984635" calcext:value-type="float">
            <text:p>95849.4984635</text:p>
          </table:table-cell>
          <table:table-cell table:style-name="ce22" office:value-type="float" office:value="112425.7436449" calcext:value-type="float">
            <text:p>112425.7436449</text:p>
          </table:table-cell>
          <table:table-cell table:style-name="ce22" office:value-type="float" office:value="101066.7714961" calcext:value-type="float">
            <text:p>101066.7714961</text:p>
          </table:table-cell>
          <table:table-cell table:style-name="ce22" office:value-type="float" office:value="85184.20324" calcext:value-type="float">
            <text:p>85184.20324</text:p>
          </table:table-cell>
          <table:table-cell table:style-name="ce22" office:value-type="float" office:value="106476.106172" calcext:value-type="float">
            <text:p>106476.106172</text:p>
          </table:table-cell>
          <table:table-cell table:style-name="ce22"/>
          <table:table-cell table:style-name="ce22" office:value-type="string" calcext:value-type="string">
            <text:p>2022_05_27</text:p>
          </table:table-cell>
          <table:table-cell table:style-name="ce22"/>
          <table:table-cell table:number-columns-repeated="1006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GPR21</text:p>
          </table:table-cell>
          <table:table-cell table:style-name="ce22" office:value-type="string" calcext:value-type="string">
            <text:p>HIRa1</text:p>
          </table:table-cell>
          <table:table-cell table:style-name="ce22" office:value-type="float" office:value="1195.7090011" calcext:value-type="float">
            <text:p>1195.7090011</text:p>
          </table:table-cell>
          <table:table-cell table:style-name="ce22" office:value-type="float" office:value="23516.4407598" calcext:value-type="float">
            <text:p>23516.4407598</text:p>
          </table:table-cell>
          <table:table-cell table:style-name="ce22" office:value-type="float" office:value="39236.9468504" calcext:value-type="float">
            <text:p>39236.9468504</text:p>
          </table:table-cell>
          <table:table-cell table:style-name="ce22" office:value-type="float" office:value="32911.2243256" calcext:value-type="float">
            <text:p>32911.2243256</text:p>
          </table:table-cell>
          <table:table-cell table:style-name="ce22" office:value-type="float" office:value="43231.644011" calcext:value-type="float">
            <text:p>43231.644011</text:p>
          </table:table-cell>
          <table:table-cell table:style-name="ce22" office:value-type="float" office:value="43654.5429064" calcext:value-type="float">
            <text:p>43654.5429064</text:p>
          </table:table-cell>
          <table:table-cell table:style-name="ce22" office:value-type="float" office:value="67784.0474299" calcext:value-type="float">
            <text:p>67784.0474299</text:p>
          </table:table-cell>
          <table:table-cell table:style-name="ce22" office:value-type="float" office:value="79851.7690415" calcext:value-type="float">
            <text:p>79851.7690415</text:p>
          </table:table-cell>
          <table:table-cell table:style-name="ce22" office:value-type="float" office:value="81038.3979518" calcext:value-type="float">
            <text:p>81038.3979518</text:p>
          </table:table-cell>
          <table:table-cell table:style-name="ce22" office:value-type="float" office:value="103327.4822035" calcext:value-type="float">
            <text:p>103327.4822035</text:p>
          </table:table-cell>
          <table:table-cell table:style-name="ce22" office:value-type="float" office:value="96479.2036667" calcext:value-type="float">
            <text:p>96479.2036667</text:p>
          </table:table-cell>
          <table:table-cell table:style-name="ce22" office:value-type="float" office:value="88078.5865095" calcext:value-type="float">
            <text:p>88078.5865095</text:p>
          </table:table-cell>
          <table:table-cell table:style-name="ce22"/>
          <table:table-cell table:style-name="ce22" office:value-type="string" calcext:value-type="string">
            <text:p>2022_05_27</text:p>
          </table:table-cell>
          <table:table-cell table:style-name="ce22"/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HIRa2</text:p>
          </table:table-cell>
          <table:table-cell office:value-type="float" office:value="453.5492024" calcext:value-type="float">
            <text:p>453.5492024</text:p>
          </table:table-cell>
          <table:table-cell office:value-type="float" office:value="6689.463138" calcext:value-type="float">
            <text:p>6689.463138</text:p>
          </table:table-cell>
          <table:table-cell office:value-type="float" office:value="6687.928875" calcext:value-type="float">
            <text:p>6687.928875</text:p>
          </table:table-cell>
          <table:table-cell office:value-type="float" office:value="7821.552081" calcext:value-type="float">
            <text:p>7821.552081</text:p>
          </table:table-cell>
          <table:table-cell office:value-type="float" office:value="8003.749514" calcext:value-type="float">
            <text:p>8003.749514</text:p>
          </table:table-cell>
          <table:table-cell office:value-type="float" office:value="10199.6166" calcext:value-type="float">
            <text:p>10199.6166</text:p>
          </table:table-cell>
          <table:table-cell office:value-type="float" office:value="15133.72895" calcext:value-type="float">
            <text:p>15133.72895</text:p>
          </table:table-cell>
          <table:table-cell office:value-type="float" office:value="18427.83939" calcext:value-type="float">
            <text:p>18427.83939</text:p>
          </table:table-cell>
          <table:table-cell office:value-type="float" office:value="18768.27872" calcext:value-type="float">
            <text:p>18768.27872</text:p>
          </table:table-cell>
          <table:table-cell office:value-type="float" office:value="19510.70257" calcext:value-type="float">
            <text:p>19510.70257</text:p>
          </table:table-cell>
          <table:table-cell office:value-type="float" office:value="14560.45982" calcext:value-type="float">
            <text:p>14560.45982</text:p>
          </table:table-cell>
          <table:table-cell/>
          <table:table-cell office:value-type="float" office:value="44058.48844" calcext:value-type="float">
            <text:p>44058.48844</text:p>
          </table:table-cell>
          <table:table-cell office:value-type="string" calcext:value-type="string">
            <text:p>2021_07_2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HIRa2</text:p>
          </table:table-cell>
          <table:table-cell office:value-type="float" office:value="525.8105288" calcext:value-type="float">
            <text:p>525.8105288</text:p>
          </table:table-cell>
          <table:table-cell office:value-type="float" office:value="5868.553364" calcext:value-type="float">
            <text:p>5868.553364</text:p>
          </table:table-cell>
          <table:table-cell office:value-type="float" office:value="5795.02042" calcext:value-type="float">
            <text:p>5795.02042</text:p>
          </table:table-cell>
          <table:table-cell office:value-type="float" office:value="6764.358556" calcext:value-type="float">
            <text:p>6764.358556</text:p>
          </table:table-cell>
          <table:table-cell office:value-type="float" office:value="9920.456442" calcext:value-type="float">
            <text:p>9920.456442</text:p>
          </table:table-cell>
          <table:table-cell office:value-type="float" office:value="10918.6911" calcext:value-type="float">
            <text:p>10918.6911</text:p>
          </table:table-cell>
          <table:table-cell office:value-type="float" office:value="13424.22382" calcext:value-type="float">
            <text:p>13424.22382</text:p>
          </table:table-cell>
          <table:table-cell office:value-type="float" office:value="16928.05633" calcext:value-type="float">
            <text:p>16928.05633</text:p>
          </table:table-cell>
          <table:table-cell office:value-type="float" office:value="16668.04155" calcext:value-type="float">
            <text:p>16668.04155</text:p>
          </table:table-cell>
          <table:table-cell office:value-type="float" office:value="18255.19604" calcext:value-type="float">
            <text:p>18255.19604</text:p>
          </table:table-cell>
          <table:table-cell office:value-type="float" office:value="12991.87003" calcext:value-type="float">
            <text:p>12991.87003</text:p>
          </table:table-cell>
          <table:table-cell/>
          <table:table-cell office:value-type="float" office:value="30453.857" calcext:value-type="float">
            <text:p>30453.857</text:p>
          </table:table-cell>
          <table:table-cell office:value-type="string" calcext:value-type="string">
            <text:p>2021_07_21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HIRa2</text:p>
          </table:table-cell>
          <table:table-cell office:value-type="float" office:value="420.3673272" calcext:value-type="float">
            <text:p>420.3673272</text:p>
          </table:table-cell>
          <table:table-cell office:value-type="float" office:value="6003.944567" calcext:value-type="float">
            <text:p>6003.944567</text:p>
          </table:table-cell>
          <table:table-cell office:value-type="float" office:value="5677.909655" calcext:value-type="float">
            <text:p>5677.909655</text:p>
          </table:table-cell>
          <table:table-cell office:value-type="float" office:value="7094.154308" calcext:value-type="float">
            <text:p>7094.154308</text:p>
          </table:table-cell>
          <table:table-cell office:value-type="float" office:value="7933.31908" calcext:value-type="float">
            <text:p>7933.31908</text:p>
          </table:table-cell>
          <table:table-cell office:value-type="float" office:value="9496.458556" calcext:value-type="float">
            <text:p>9496.458556</text:p>
          </table:table-cell>
          <table:table-cell office:value-type="float" office:value="11202.13063" calcext:value-type="float">
            <text:p>11202.13063</text:p>
          </table:table-cell>
          <table:table-cell office:value-type="float" office:value="13261.9542" calcext:value-type="float">
            <text:p>13261.9542</text:p>
          </table:table-cell>
          <table:table-cell office:value-type="float" office:value="13795.32071" calcext:value-type="float">
            <text:p>13795.32071</text:p>
          </table:table-cell>
          <table:table-cell office:value-type="float" office:value="13141.32639" calcext:value-type="float">
            <text:p>13141.32639</text:p>
          </table:table-cell>
          <table:table-cell office:value-type="float" office:value="12336.81056" calcext:value-type="float">
            <text:p>12336.81056</text:p>
          </table:table-cell>
          <table:table-cell/>
          <table:table-cell office:value-type="float" office:value="25326.98635" calcext:value-type="float">
            <text:p>25326.98635</text:p>
          </table:table-cell>
          <table:table-cell office:value-type="string" calcext:value-type="string">
            <text:p>2021_07_21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HIRa2</text:p>
          </table:table-cell>
          <table:table-cell office:value-type="float" office:value="535.3340544" calcext:value-type="float">
            <text:p>535.3340544</text:p>
          </table:table-cell>
          <table:table-cell/>
          <table:table-cell office:value-type="float" office:value="4100.513338" calcext:value-type="float">
            <text:p>4100.513338</text:p>
          </table:table-cell>
          <table:table-cell office:value-type="float" office:value="5675.189735" calcext:value-type="float">
            <text:p>5675.189735</text:p>
          </table:table-cell>
          <table:table-cell office:value-type="float" office:value="5935.138685" calcext:value-type="float">
            <text:p>5935.138685</text:p>
          </table:table-cell>
          <table:table-cell office:value-type="float" office:value="7093.059124" calcext:value-type="float">
            <text:p>7093.059124</text:p>
          </table:table-cell>
          <table:table-cell office:value-type="float" office:value="8171.448364" calcext:value-type="float">
            <text:p>8171.448364</text:p>
          </table:table-cell>
          <table:table-cell office:value-type="float" office:value="10417.78386" calcext:value-type="float">
            <text:p>10417.78386</text:p>
          </table:table-cell>
          <table:table-cell office:value-type="float" office:value="11030.1946" calcext:value-type="float">
            <text:p>11030.1946</text:p>
          </table:table-cell>
          <table:table-cell office:value-type="float" office:value="11752.56723" calcext:value-type="float">
            <text:p>11752.56723</text:p>
          </table:table-cell>
          <table:table-cell office:value-type="float" office:value="11215.7756" calcext:value-type="float">
            <text:p>11215.7756</text:p>
          </table:table-cell>
          <table:table-cell/>
          <table:table-cell office:value-type="float" office:value="26324.93666" calcext:value-type="float">
            <text:p>26324.93666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HIRa2</text:p>
          </table:table-cell>
          <table:table-cell office:value-type="float" office:value="142.1794344" calcext:value-type="float">
            <text:p>142.1794344</text:p>
          </table:table-cell>
          <table:table-cell/>
          <table:table-cell office:value-type="float" office:value="4828.67164" calcext:value-type="float">
            <text:p>4828.67164</text:p>
          </table:table-cell>
          <table:table-cell office:value-type="float" office:value="4077.224267" calcext:value-type="float">
            <text:p>4077.224267</text:p>
          </table:table-cell>
          <table:table-cell office:value-type="float" office:value="5387.017418" calcext:value-type="float">
            <text:p>5387.017418</text:p>
          </table:table-cell>
          <table:table-cell office:value-type="float" office:value="4799.26272" calcext:value-type="float">
            <text:p>4799.26272</text:p>
          </table:table-cell>
          <table:table-cell office:value-type="float" office:value="9141.092889" calcext:value-type="float">
            <text:p>9141.092889</text:p>
          </table:table-cell>
          <table:table-cell office:value-type="float" office:value="10219.21385" calcext:value-type="float">
            <text:p>10219.21385</text:p>
          </table:table-cell>
          <table:table-cell office:value-type="float" office:value="10629.73405" calcext:value-type="float">
            <text:p>10629.73405</text:p>
          </table:table-cell>
          <table:table-cell office:value-type="float" office:value="10421.60716" calcext:value-type="float">
            <text:p>10421.60716</text:p>
          </table:table-cell>
          <table:table-cell office:value-type="float" office:value="8287.051504" calcext:value-type="float">
            <text:p>8287.051504</text:p>
          </table:table-cell>
          <table:table-cell/>
          <table:table-cell office:value-type="float" office:value="21441.07591" calcext:value-type="float">
            <text:p>21441.07591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HIRa2</text:p>
          </table:table-cell>
          <table:table-cell office:value-type="float" office:value="248.5829808" calcext:value-type="float">
            <text:p>248.5829808</text:p>
          </table:table-cell>
          <table:table-cell/>
          <table:table-cell office:value-type="float" office:value="1917.258804" calcext:value-type="float">
            <text:p>1917.258804</text:p>
          </table:table-cell>
          <table:table-cell office:value-type="float" office:value="1633.44281" calcext:value-type="float">
            <text:p>1633.44281</text:p>
          </table:table-cell>
          <table:table-cell office:value-type="float" office:value="2298.117586" calcext:value-type="float">
            <text:p>2298.117586</text:p>
          </table:table-cell>
          <table:table-cell office:value-type="float" office:value="1487.344407" calcext:value-type="float">
            <text:p>1487.344407</text:p>
          </table:table-cell>
          <table:table-cell office:value-type="float" office:value="2130.968604" calcext:value-type="float">
            <text:p>2130.968604</text:p>
          </table:table-cell>
          <table:table-cell office:value-type="float" office:value="2128.047058" calcext:value-type="float">
            <text:p>2128.047058</text:p>
          </table:table-cell>
          <table:table-cell office:value-type="float" office:value="2865.064549" calcext:value-type="float">
            <text:p>2865.064549</text:p>
          </table:table-cell>
          <table:table-cell office:value-type="float" office:value="2021.891391" calcext:value-type="float">
            <text:p>2021.891391</text:p>
          </table:table-cell>
          <table:table-cell office:value-type="float" office:value="1647.133614" calcext:value-type="float">
            <text:p>1647.133614</text:p>
          </table:table-cell>
          <table:table-cell/>
          <table:table-cell office:value-type="float" office:value="12602.37441" calcext:value-type="float">
            <text:p>12602.37441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HIRa2</text:p>
          </table:table-cell>
          <table:table-cell office:value-type="float" office:value="70.904884" calcext:value-type="float">
            <text:p>70.904884</text:p>
          </table:table-cell>
          <table:table-cell/>
          <table:table-cell office:value-type="float" office:value="1198.295101" calcext:value-type="float">
            <text:p>1198.295101</text:p>
          </table:table-cell>
          <table:table-cell office:value-type="float" office:value="1467.240984" calcext:value-type="float">
            <text:p>1467.240984</text:p>
          </table:table-cell>
          <table:table-cell office:value-type="float" office:value="1041.032382" calcext:value-type="float">
            <text:p>1041.032382</text:p>
          </table:table-cell>
          <table:table-cell office:value-type="float" office:value="1615.954262" calcext:value-type="float">
            <text:p>1615.954262</text:p>
          </table:table-cell>
          <table:table-cell office:value-type="float" office:value="2675.986326" calcext:value-type="float">
            <text:p>2675.986326</text:p>
          </table:table-cell>
          <table:table-cell office:value-type="float" office:value="2475.694099" calcext:value-type="float">
            <text:p>2475.694099</text:p>
          </table:table-cell>
          <table:table-cell office:value-type="float" office:value="2536.063372" calcext:value-type="float">
            <text:p>2536.063372</text:p>
          </table:table-cell>
          <table:table-cell office:value-type="float" office:value="1497.616533" calcext:value-type="float">
            <text:p>1497.616533</text:p>
          </table:table-cell>
          <table:table-cell office:value-type="float" office:value="1807.807504" calcext:value-type="float">
            <text:p>1807.807504</text:p>
          </table:table-cell>
          <table:table-cell/>
          <table:table-cell office:value-type="float" office:value="10186.14862" calcext:value-type="float">
            <text:p>10186.14862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GPR21</text:p>
          </table:table-cell>
          <table:table-cell table:style-name="ce22" office:value-type="string" calcext:value-type="string">
            <text:p>HIRa2</text:p>
          </table:table-cell>
          <table:table-cell table:style-name="ce22" office:value-type="float" office:value="1821.3134885" calcext:value-type="float">
            <text:p>1821.3134885</text:p>
          </table:table-cell>
          <table:table-cell table:style-name="ce22" office:value-type="float" office:value="48888.0309174" calcext:value-type="float">
            <text:p>48888.0309174</text:p>
          </table:table-cell>
          <table:table-cell table:style-name="ce22" office:value-type="float" office:value="53066.4960304" calcext:value-type="float">
            <text:p>53066.4960304</text:p>
          </table:table-cell>
          <table:table-cell table:style-name="ce22" office:value-type="float" office:value="48085.0708373" calcext:value-type="float">
            <text:p>48085.0708373</text:p>
          </table:table-cell>
          <table:table-cell table:style-name="ce22" office:value-type="float" office:value="46937.2903372" calcext:value-type="float">
            <text:p>46937.2903372</text:p>
          </table:table-cell>
          <table:table-cell table:style-name="ce22" office:value-type="float" office:value="53297.5695121" calcext:value-type="float">
            <text:p>53297.5695121</text:p>
          </table:table-cell>
          <table:table-cell table:style-name="ce22" office:value-type="float" office:value="80252.3447052" calcext:value-type="float">
            <text:p>80252.3447052</text:p>
          </table:table-cell>
          <table:table-cell table:style-name="ce22" office:value-type="float" office:value="90004.7884296" calcext:value-type="float">
            <text:p>90004.7884296</text:p>
          </table:table-cell>
          <table:table-cell table:style-name="ce22" office:value-type="float" office:value="97685.4842666" calcext:value-type="float">
            <text:p>97685.4842666</text:p>
          </table:table-cell>
          <table:table-cell table:style-name="ce22" office:value-type="float" office:value="119928.737971" calcext:value-type="float">
            <text:p>119928.737971</text:p>
          </table:table-cell>
          <table:table-cell table:style-name="ce22" office:value-type="float" office:value="82870.0091838" calcext:value-type="float">
            <text:p>82870.0091838</text:p>
          </table:table-cell>
          <table:table-cell table:style-name="ce22" office:value-type="float" office:value="94246.1864231" calcext:value-type="float">
            <text:p>94246.1864231</text:p>
          </table:table-cell>
          <table:table-cell table:style-name="ce22"/>
          <table:table-cell table:number-columns-repeated="1008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GPR21</text:p>
          </table:table-cell>
          <table:table-cell table:style-name="ce22" office:value-type="string" calcext:value-type="string">
            <text:p>HIRa2</text:p>
          </table:table-cell>
          <table:table-cell table:style-name="ce22" office:value-type="float" office:value="1570.707614" calcext:value-type="float">
            <text:p>1570.707614</text:p>
          </table:table-cell>
          <table:table-cell table:style-name="ce22" office:value-type="float" office:value="42828.3357771" calcext:value-type="float">
            <text:p>42828.3357771</text:p>
          </table:table-cell>
          <table:table-cell table:style-name="ce22" office:value-type="float" office:value="45031.9877053" calcext:value-type="float">
            <text:p>45031.9877053</text:p>
          </table:table-cell>
          <table:table-cell table:style-name="ce22" office:value-type="float" office:value="49826.5575285" calcext:value-type="float">
            <text:p>49826.5575285</text:p>
          </table:table-cell>
          <table:table-cell table:style-name="ce22" office:value-type="float" office:value="48264.0688474" calcext:value-type="float">
            <text:p>48264.0688474</text:p>
          </table:table-cell>
          <table:table-cell table:style-name="ce22" office:value-type="float" office:value="61153.0807339" calcext:value-type="float">
            <text:p>61153.0807339</text:p>
          </table:table-cell>
          <table:table-cell table:style-name="ce22" office:value-type="float" office:value="85557.1477076" calcext:value-type="float">
            <text:p>85557.1477076</text:p>
          </table:table-cell>
          <table:table-cell table:style-name="ce22" office:value-type="float" office:value="105666.01821" calcext:value-type="float">
            <text:p>105666.01821</text:p>
          </table:table-cell>
          <table:table-cell table:style-name="ce22" office:value-type="float" office:value="83806.215128" calcext:value-type="float">
            <text:p>83806.215128</text:p>
          </table:table-cell>
          <table:table-cell table:style-name="ce22" office:value-type="float" office:value="126601.2535069" calcext:value-type="float">
            <text:p>126601.2535069</text:p>
          </table:table-cell>
          <table:table-cell table:style-name="ce22" office:value-type="float" office:value="95351.276331" calcext:value-type="float">
            <text:p>95351.276331</text:p>
          </table:table-cell>
          <table:table-cell table:style-name="ce22" office:value-type="float" office:value="108312.6278433" calcext:value-type="float">
            <text:p>108312.6278433</text:p>
          </table:table-cell>
          <table:table-cell table:style-name="ce22"/>
          <table:table-cell table:number-columns-repeated="1008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GPR21</text:p>
          </table:table-cell>
          <table:table-cell table:style-name="ce22" office:value-type="string" calcext:value-type="string">
            <text:p>HIRa2</text:p>
          </table:table-cell>
          <table:table-cell table:style-name="ce22" office:value-type="float" office:value="1409.8365323" calcext:value-type="float">
            <text:p>1409.8365323</text:p>
          </table:table-cell>
          <table:table-cell table:style-name="ce22" office:value-type="float" office:value="40095.062694" calcext:value-type="float">
            <text:p>40095.062694</text:p>
          </table:table-cell>
          <table:table-cell table:style-name="ce22" office:value-type="float" office:value="50425.9121454" calcext:value-type="float">
            <text:p>50425.9121454</text:p>
          </table:table-cell>
          <table:table-cell table:style-name="ce22" office:value-type="float" office:value="48824.5313887" calcext:value-type="float">
            <text:p>48824.5313887</text:p>
          </table:table-cell>
          <table:table-cell table:style-name="ce22" office:value-type="float" office:value="55940.9589499" calcext:value-type="float">
            <text:p>55940.9589499</text:p>
          </table:table-cell>
          <table:table-cell table:style-name="ce22" office:value-type="float" office:value="60146.2619507" calcext:value-type="float">
            <text:p>60146.2619507</text:p>
          </table:table-cell>
          <table:table-cell table:style-name="ce22" office:value-type="float" office:value="64436.0283626" calcext:value-type="float">
            <text:p>64436.0283626</text:p>
          </table:table-cell>
          <table:table-cell table:style-name="ce22" office:value-type="float" office:value="96584.0636347" calcext:value-type="float">
            <text:p>96584.0636347</text:p>
          </table:table-cell>
          <table:table-cell table:style-name="ce22" office:value-type="float" office:value="70668.0224227" calcext:value-type="float">
            <text:p>70668.0224227</text:p>
          </table:table-cell>
          <table:table-cell table:style-name="ce22" office:value-type="float" office:value="86094.3228769" calcext:value-type="float">
            <text:p>86094.3228769</text:p>
          </table:table-cell>
          <table:table-cell table:style-name="ce22" office:value-type="float" office:value="66633.5893338" calcext:value-type="float">
            <text:p>66633.5893338</text:p>
          </table:table-cell>
          <table:table-cell table:style-name="ce22" office:value-type="float" office:value="108941.0816837" calcext:value-type="float">
            <text:p>108941.0816837</text:p>
          </table:table-cell>
          <table:table-cell table:style-name="ce22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HIRa4</text:p>
          </table:table-cell>
          <table:table-cell office:value-type="float" office:value="383.653228" calcext:value-type="float">
            <text:p>383.653228</text:p>
          </table:table-cell>
          <table:table-cell office:value-type="float" office:value="5488.509642" calcext:value-type="float">
            <text:p>5488.509642</text:p>
          </table:table-cell>
          <table:table-cell office:value-type="float" office:value="6531.020198" calcext:value-type="float">
            <text:p>6531.020198</text:p>
          </table:table-cell>
          <table:table-cell office:value-type="float" office:value="8195.241498" calcext:value-type="float">
            <text:p>8195.241498</text:p>
          </table:table-cell>
          <table:table-cell office:value-type="float" office:value="8337.939675" calcext:value-type="float">
            <text:p>8337.939675</text:p>
          </table:table-cell>
          <table:table-cell office:value-type="float" office:value="11752.00688" calcext:value-type="float">
            <text:p>11752.00688</text:p>
          </table:table-cell>
          <table:table-cell office:value-type="float" office:value="11846.00684" calcext:value-type="float">
            <text:p>11846.00684</text:p>
          </table:table-cell>
          <table:table-cell office:value-type="float" office:value="19527.44633" calcext:value-type="float">
            <text:p>19527.44633</text:p>
          </table:table-cell>
          <table:table-cell office:value-type="float" office:value="19675.05772" calcext:value-type="float">
            <text:p>19675.05772</text:p>
          </table:table-cell>
          <table:table-cell office:value-type="float" office:value="15742.71778" calcext:value-type="float">
            <text:p>15742.71778</text:p>
          </table:table-cell>
          <table:table-cell office:value-type="float" office:value="14489.90192" calcext:value-type="float">
            <text:p>14489.90192</text:p>
          </table:table-cell>
          <table:table-cell/>
          <table:table-cell office:value-type="float" office:value="31173.81349" calcext:value-type="float">
            <text:p>31173.81349</text:p>
          </table:table-cell>
          <table:table-cell office:value-type="string" calcext:value-type="string">
            <text:p>2021_07_2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HIRa4</text:p>
          </table:table-cell>
          <table:table-cell office:value-type="float" office:value="455.9299472" calcext:value-type="float">
            <text:p>455.9299472</text:p>
          </table:table-cell>
          <table:table-cell office:value-type="float" office:value="5958.375101" calcext:value-type="float">
            <text:p>5958.375101</text:p>
          </table:table-cell>
          <table:table-cell office:value-type="float" office:value="5228.073596" calcext:value-type="float">
            <text:p>5228.073596</text:p>
          </table:table-cell>
          <table:table-cell office:value-type="float" office:value="8392.894546" calcext:value-type="float">
            <text:p>8392.894546</text:p>
          </table:table-cell>
          <table:table-cell office:value-type="float" office:value="8113.740258" calcext:value-type="float">
            <text:p>8113.740258</text:p>
          </table:table-cell>
          <table:table-cell office:value-type="float" office:value="11489.61996" calcext:value-type="float">
            <text:p>11489.61996</text:p>
          </table:table-cell>
          <table:table-cell office:value-type="float" office:value="11553.70268" calcext:value-type="float">
            <text:p>11553.70268</text:p>
          </table:table-cell>
          <table:table-cell office:value-type="float" office:value="17810.79148" calcext:value-type="float">
            <text:p>17810.79148</text:p>
          </table:table-cell>
          <table:table-cell office:value-type="float" office:value="17249.53428" calcext:value-type="float">
            <text:p>17249.53428</text:p>
          </table:table-cell>
          <table:table-cell office:value-type="float" office:value="14615.83865" calcext:value-type="float">
            <text:p>14615.83865</text:p>
          </table:table-cell>
          <table:table-cell office:value-type="float" office:value="14765.84598" calcext:value-type="float">
            <text:p>14765.84598</text:p>
          </table:table-cell>
          <table:table-cell/>
          <table:table-cell office:value-type="float" office:value="33515.43366" calcext:value-type="float">
            <text:p>33515.43366</text:p>
          </table:table-cell>
          <table:table-cell office:value-type="string" calcext:value-type="string">
            <text:p>2021_07_21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HIRa4</text:p>
          </table:table-cell>
          <table:table-cell office:value-type="float" office:value="577.8466516" calcext:value-type="float">
            <text:p>577.8466516</text:p>
          </table:table-cell>
          <table:table-cell office:value-type="float" office:value="5511.342" calcext:value-type="float">
            <text:p>5511.342</text:p>
          </table:table-cell>
          <table:table-cell office:value-type="float" office:value="5801.231911" calcext:value-type="float">
            <text:p>5801.231911</text:p>
          </table:table-cell>
          <table:table-cell office:value-type="float" office:value="7041.488178" calcext:value-type="float">
            <text:p>7041.488178</text:p>
          </table:table-cell>
          <table:table-cell office:value-type="float" office:value="11140.13149" calcext:value-type="float">
            <text:p>11140.13149</text:p>
          </table:table-cell>
          <table:table-cell office:value-type="float" office:value="9336.521779" calcext:value-type="float">
            <text:p>9336.521779</text:p>
          </table:table-cell>
          <table:table-cell office:value-type="float" office:value="11470.65619" calcext:value-type="float">
            <text:p>11470.65619</text:p>
          </table:table-cell>
          <table:table-cell office:value-type="float" office:value="15335.67669" calcext:value-type="float">
            <text:p>15335.67669</text:p>
          </table:table-cell>
          <table:table-cell office:value-type="float" office:value="13219.30069" calcext:value-type="float">
            <text:p>13219.30069</text:p>
          </table:table-cell>
          <table:table-cell office:value-type="float" office:value="12518.00292" calcext:value-type="float">
            <text:p>12518.00292</text:p>
          </table:table-cell>
          <table:table-cell office:value-type="float" office:value="11963.24523" calcext:value-type="float">
            <text:p>11963.24523</text:p>
          </table:table-cell>
          <table:table-cell/>
          <table:table-cell office:value-type="float" office:value="27643.66684" calcext:value-type="float">
            <text:p>27643.66684</text:p>
          </table:table-cell>
          <table:table-cell office:value-type="string" calcext:value-type="string">
            <text:p>2021_07_21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HIRa4</text:p>
          </table:table-cell>
          <table:table-cell office:value-type="float" office:value="355.1659488" calcext:value-type="float">
            <text:p>355.1659488</text:p>
          </table:table-cell>
          <table:table-cell/>
          <table:table-cell office:value-type="float" office:value="5231.163482" calcext:value-type="float">
            <text:p>5231.163482</text:p>
          </table:table-cell>
          <table:table-cell office:value-type="float" office:value="6050.33796" calcext:value-type="float">
            <text:p>6050.33796</text:p>
          </table:table-cell>
          <table:table-cell office:value-type="float" office:value="5988.809724" calcext:value-type="float">
            <text:p>5988.809724</text:p>
          </table:table-cell>
          <table:table-cell office:value-type="float" office:value="7395.675484" calcext:value-type="float">
            <text:p>7395.675484</text:p>
          </table:table-cell>
          <table:table-cell office:value-type="float" office:value="11654.20876" calcext:value-type="float">
            <text:p>11654.20876</text:p>
          </table:table-cell>
          <table:table-cell office:value-type="float" office:value="13227.72344" calcext:value-type="float">
            <text:p>13227.72344</text:p>
          </table:table-cell>
          <table:table-cell office:value-type="float" office:value="15055.56604" calcext:value-type="float">
            <text:p>15055.56604</text:p>
          </table:table-cell>
          <table:table-cell office:value-type="float" office:value="14502.39849" calcext:value-type="float">
            <text:p>14502.39849</text:p>
          </table:table-cell>
          <table:table-cell office:value-type="float" office:value="14485.71495" calcext:value-type="float">
            <text:p>14485.71495</text:p>
          </table:table-cell>
          <table:table-cell/>
          <table:table-cell office:value-type="float" office:value="28900.93364" calcext:value-type="float">
            <text:p>28900.93364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HIRa4</text:p>
          </table:table-cell>
          <table:table-cell office:value-type="float" office:value="250.4690664" calcext:value-type="float">
            <text:p>250.4690664</text:p>
          </table:table-cell>
          <table:table-cell/>
          <table:table-cell office:value-type="float" office:value="4324.865628" calcext:value-type="float">
            <text:p>4324.865628</text:p>
          </table:table-cell>
          <table:table-cell office:value-type="float" office:value="4794.717922" calcext:value-type="float">
            <text:p>4794.717922</text:p>
          </table:table-cell>
          <table:table-cell office:value-type="float" office:value="5059.358863" calcext:value-type="float">
            <text:p>5059.358863</text:p>
          </table:table-cell>
          <table:table-cell office:value-type="float" office:value="7383.678401" calcext:value-type="float">
            <text:p>7383.678401</text:p>
          </table:table-cell>
          <table:table-cell office:value-type="float" office:value="7460.884394" calcext:value-type="float">
            <text:p>7460.884394</text:p>
          </table:table-cell>
          <table:table-cell office:value-type="float" office:value="10413.16088" calcext:value-type="float">
            <text:p>10413.16088</text:p>
          </table:table-cell>
          <table:table-cell office:value-type="float" office:value="10272.7448" calcext:value-type="float">
            <text:p>10272.7448</text:p>
          </table:table-cell>
          <table:table-cell office:value-type="float" office:value="13382.72606" calcext:value-type="float">
            <text:p>13382.72606</text:p>
          </table:table-cell>
          <table:table-cell office:value-type="float" office:value="10103.22705" calcext:value-type="float">
            <text:p>10103.22705</text:p>
          </table:table-cell>
          <table:table-cell/>
          <table:table-cell office:value-type="float" office:value="22456.21628" calcext:value-type="float">
            <text:p>22456.21628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HIRa4</text:p>
          </table:table-cell>
          <table:table-cell office:value-type="float" office:value="284.0887896" calcext:value-type="float">
            <text:p>284.0887896</text:p>
          </table:table-cell>
          <table:table-cell/>
          <table:table-cell office:value-type="float" office:value="1238.72832" calcext:value-type="float">
            <text:p>1238.72832</text:p>
          </table:table-cell>
          <table:table-cell office:value-type="float" office:value="2257.993258" calcext:value-type="float">
            <text:p>2257.993258</text:p>
          </table:table-cell>
          <table:table-cell office:value-type="float" office:value="2388.375312" calcext:value-type="float">
            <text:p>2388.375312</text:p>
          </table:table-cell>
          <table:table-cell office:value-type="float" office:value="1936.069889" calcext:value-type="float">
            <text:p>1936.069889</text:p>
          </table:table-cell>
          <table:table-cell office:value-type="float" office:value="3260.988094" calcext:value-type="float">
            <text:p>3260.988094</text:p>
          </table:table-cell>
          <table:table-cell office:value-type="float" office:value="3181.044683" calcext:value-type="float">
            <text:p>3181.044683</text:p>
          </table:table-cell>
          <table:table-cell office:value-type="float" office:value="3609.468902" calcext:value-type="float">
            <text:p>3609.468902</text:p>
          </table:table-cell>
          <table:table-cell office:value-type="float" office:value="2753.729068" calcext:value-type="float">
            <text:p>2753.729068</text:p>
          </table:table-cell>
          <table:table-cell office:value-type="float" office:value="2439.719554" calcext:value-type="float">
            <text:p>2439.719554</text:p>
          </table:table-cell>
          <table:table-cell/>
          <table:table-cell office:value-type="float" office:value="12691.82084" calcext:value-type="float">
            <text:p>12691.82084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HIRa4</text:p>
          </table:table-cell>
          <table:table-cell office:value-type="float" office:value="283.5913712" calcext:value-type="float">
            <text:p>283.5913712</text:p>
          </table:table-cell>
          <table:table-cell/>
          <table:table-cell office:value-type="float" office:value="1967.27897" calcext:value-type="float">
            <text:p>1967.27897</text:p>
          </table:table-cell>
          <table:table-cell office:value-type="float" office:value="1972.322619" calcext:value-type="float">
            <text:p>1972.322619</text:p>
          </table:table-cell>
          <table:table-cell office:value-type="float" office:value="2332.212462" calcext:value-type="float">
            <text:p>2332.212462</text:p>
          </table:table-cell>
          <table:table-cell office:value-type="float" office:value="2639.667411" calcext:value-type="float">
            <text:p>2639.667411</text:p>
          </table:table-cell>
          <table:table-cell office:value-type="float" office:value="3739.71165" calcext:value-type="float">
            <text:p>3739.71165</text:p>
          </table:table-cell>
          <table:table-cell office:value-type="float" office:value="5486.100104" calcext:value-type="float">
            <text:p>5486.100104</text:p>
          </table:table-cell>
          <table:table-cell office:value-type="float" office:value="2965.808052" calcext:value-type="float">
            <text:p>2965.808052</text:p>
          </table:table-cell>
          <table:table-cell office:value-type="float" office:value="3745.866063" calcext:value-type="float">
            <text:p>3745.866063</text:p>
          </table:table-cell>
          <table:table-cell office:value-type="float" office:value="3940.000017" calcext:value-type="float">
            <text:p>3940.000017</text:p>
          </table:table-cell>
          <table:table-cell/>
          <table:table-cell office:value-type="float" office:value="14878.01189" calcext:value-type="float">
            <text:p>14878.01189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GPR21</text:p>
          </table:table-cell>
          <table:table-cell table:style-name="ce22" office:value-type="string" calcext:value-type="string">
            <text:p>HIRa4</text:p>
          </table:table-cell>
          <table:table-cell table:style-name="ce22" office:value-type="float" office:value="2085.940556" calcext:value-type="float">
            <text:p>2085.940556</text:p>
          </table:table-cell>
          <table:table-cell table:style-name="ce22" office:value-type="float" office:value="38846.8762366" calcext:value-type="float">
            <text:p>38846.8762366</text:p>
          </table:table-cell>
          <table:table-cell table:style-name="ce22" office:value-type="float" office:value="46150.886383" calcext:value-type="float">
            <text:p>46150.886383</text:p>
          </table:table-cell>
          <table:table-cell table:style-name="ce22" office:value-type="float" office:value="45430.9253162" calcext:value-type="float">
            <text:p>45430.9253162</text:p>
          </table:table-cell>
          <table:table-cell table:style-name="ce22" office:value-type="float" office:value="44162.5727574" calcext:value-type="float">
            <text:p>44162.5727574</text:p>
          </table:table-cell>
          <table:table-cell table:style-name="ce22" office:value-type="float" office:value="48276.4103178" calcext:value-type="float">
            <text:p>48276.4103178</text:p>
          </table:table-cell>
          <table:table-cell table:style-name="ce22" office:value-type="float" office:value="77725.1156298" calcext:value-type="float">
            <text:p>77725.1156298</text:p>
          </table:table-cell>
          <table:table-cell table:style-name="ce22" office:value-type="float" office:value="71549.6703376" calcext:value-type="float">
            <text:p>71549.6703376</text:p>
          </table:table-cell>
          <table:table-cell table:style-name="ce22" office:value-type="float" office:value="103196.4270138" calcext:value-type="float">
            <text:p>103196.4270138</text:p>
          </table:table-cell>
          <table:table-cell table:style-name="ce22" office:value-type="float" office:value="96355.6557752" calcext:value-type="float">
            <text:p>96355.6557752</text:p>
          </table:table-cell>
          <table:table-cell table:style-name="ce22" office:value-type="float" office:value="75502.4093048" calcext:value-type="float">
            <text:p>75502.4093048</text:p>
          </table:table-cell>
          <table:table-cell table:style-name="ce22" office:value-type="float" office:value="70991.2215292" calcext:value-type="float">
            <text:p>70991.2215292</text:p>
          </table:table-cell>
          <table:table-cell table:style-name="ce22"/>
          <table:table-cell table:style-name="ce22" office:value-type="string" calcext:value-type="string">
            <text:p>2022_05_27</text:p>
          </table:table-cell>
          <table:table-cell table:style-name="ce22" table:number-columns-repeated="2"/>
          <table:table-cell table:number-columns-repeated="1005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GPR21</text:p>
          </table:table-cell>
          <table:table-cell table:style-name="ce22" office:value-type="string" calcext:value-type="string">
            <text:p>HIRa4</text:p>
          </table:table-cell>
          <table:table-cell table:style-name="ce22" office:value-type="float" office:value="2883.8044122" calcext:value-type="float">
            <text:p>2883.8044122</text:p>
          </table:table-cell>
          <table:table-cell table:style-name="ce22" office:value-type="float" office:value="42926.0250792" calcext:value-type="float">
            <text:p>42926.0250792</text:p>
          </table:table-cell>
          <table:table-cell table:style-name="ce22" office:value-type="float" office:value="61249.2636774" calcext:value-type="float">
            <text:p>61249.2636774</text:p>
          </table:table-cell>
          <table:table-cell table:style-name="ce22" office:value-type="float" office:value="53843.8453936" calcext:value-type="float">
            <text:p>53843.8453936</text:p>
          </table:table-cell>
          <table:table-cell table:style-name="ce22" office:value-type="float" office:value="48292.5773826" calcext:value-type="float">
            <text:p>48292.5773826</text:p>
          </table:table-cell>
          <table:table-cell table:style-name="ce22" office:value-type="float" office:value="60971.173494" calcext:value-type="float">
            <text:p>60971.173494</text:p>
          </table:table-cell>
          <table:table-cell table:style-name="ce22" office:value-type="float" office:value="83570.7201968" calcext:value-type="float">
            <text:p>83570.7201968</text:p>
          </table:table-cell>
          <table:table-cell table:style-name="ce22" office:value-type="float" office:value="91131.7967428" calcext:value-type="float">
            <text:p>91131.7967428</text:p>
          </table:table-cell>
          <table:table-cell table:style-name="ce22" office:value-type="float" office:value="105322.2188566" calcext:value-type="float">
            <text:p>105322.2188566</text:p>
          </table:table-cell>
          <table:table-cell table:style-name="ce22" office:value-type="float" office:value="99711.94137" calcext:value-type="float">
            <text:p>99711.94137</text:p>
          </table:table-cell>
          <table:table-cell table:style-name="ce22" office:value-type="float" office:value="92886.113274" calcext:value-type="float">
            <text:p>92886.113274</text:p>
          </table:table-cell>
          <table:table-cell table:style-name="ce22" office:value-type="float" office:value="74667.0647724" calcext:value-type="float">
            <text:p>74667.0647724</text:p>
          </table:table-cell>
          <table:table-cell table:style-name="ce22"/>
          <table:table-cell table:style-name="ce22" office:value-type="string" calcext:value-type="string">
            <text:p>2022_05_27</text:p>
          </table:table-cell>
          <table:table-cell table:style-name="ce22" table:number-columns-repeated="2"/>
          <table:table-cell table:number-columns-repeated="1005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GPR21</text:p>
          </table:table-cell>
          <table:table-cell table:style-name="ce22" office:value-type="string" calcext:value-type="string">
            <text:p>HIRa4</text:p>
          </table:table-cell>
          <table:table-cell table:style-name="ce22" office:value-type="float" office:value="1306.016082" calcext:value-type="float">
            <text:p>1306.016082</text:p>
          </table:table-cell>
          <table:table-cell table:style-name="ce22" office:value-type="float" office:value="36796.190816" calcext:value-type="float">
            <text:p>36796.190816</text:p>
          </table:table-cell>
          <table:table-cell table:style-name="ce22" office:value-type="float" office:value="58840.6471966" calcext:value-type="float">
            <text:p>58840.6471966</text:p>
          </table:table-cell>
          <table:table-cell table:style-name="ce22" office:value-type="float" office:value="23422.7082184" calcext:value-type="float">
            <text:p>23422.7082184</text:p>
          </table:table-cell>
          <table:table-cell table:style-name="ce22" office:value-type="float" office:value="38482.7206338" calcext:value-type="float">
            <text:p>38482.7206338</text:p>
          </table:table-cell>
          <table:table-cell table:style-name="ce22" office:value-type="float" office:value="31317.3789912" calcext:value-type="float">
            <text:p>31317.3789912</text:p>
          </table:table-cell>
          <table:table-cell table:style-name="ce22" office:value-type="float" office:value="59300.923841" calcext:value-type="float">
            <text:p>59300.923841</text:p>
          </table:table-cell>
          <table:table-cell table:style-name="ce22" office:value-type="float" office:value="76812.3474376" calcext:value-type="float">
            <text:p>76812.3474376</text:p>
          </table:table-cell>
          <table:table-cell table:style-name="ce22" office:value-type="float" office:value="63720.6811038" calcext:value-type="float">
            <text:p>63720.6811038</text:p>
          </table:table-cell>
          <table:table-cell table:style-name="ce22" office:value-type="float" office:value="65703.3320374" calcext:value-type="float">
            <text:p>65703.3320374</text:p>
          </table:table-cell>
          <table:table-cell table:style-name="ce22" office:value-type="float" office:value="87404.9156594" calcext:value-type="float">
            <text:p>87404.9156594</text:p>
          </table:table-cell>
          <table:table-cell table:style-name="ce22" office:value-type="float" office:value="46230.7800714" calcext:value-type="float">
            <text:p>46230.7800714</text:p>
          </table:table-cell>
          <table:table-cell table:style-name="ce22"/>
          <table:table-cell table:style-name="ce22" office:value-type="string" calcext:value-type="string">
            <text:p>2022_05_27</text:p>
          </table:table-cell>
          <table:table-cell table:style-name="ce22" table:number-columns-repeated="2"/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HIRa5</text:p>
          </table:table-cell>
          <table:table-cell office:value-type="float" office:value="488.3496408" calcext:value-type="float">
            <text:p>488.3496408</text:p>
          </table:table-cell>
          <table:table-cell office:value-type="float" office:value="5648.376302" calcext:value-type="float">
            <text:p>5648.376302</text:p>
          </table:table-cell>
          <table:table-cell office:value-type="float" office:value="7129.630379" calcext:value-type="float">
            <text:p>7129.630379</text:p>
          </table:table-cell>
          <table:table-cell office:value-type="float" office:value="7556.863636" calcext:value-type="float">
            <text:p>7556.863636</text:p>
          </table:table-cell>
          <table:table-cell office:value-type="float" office:value="10145.73611" calcext:value-type="float">
            <text:p>10145.73611</text:p>
          </table:table-cell>
          <table:table-cell office:value-type="float" office:value="12111.46637" calcext:value-type="float">
            <text:p>12111.46637</text:p>
          </table:table-cell>
          <table:table-cell office:value-type="float" office:value="14206.13586" calcext:value-type="float">
            <text:p>14206.13586</text:p>
          </table:table-cell>
          <table:table-cell office:value-type="float" office:value="15852.75154" calcext:value-type="float">
            <text:p>15852.75154</text:p>
          </table:table-cell>
          <table:table-cell office:value-type="float" office:value="19975.66656" calcext:value-type="float">
            <text:p>19975.66656</text:p>
          </table:table-cell>
          <table:table-cell office:value-type="float" office:value="18397.86781" calcext:value-type="float">
            <text:p>18397.86781</text:p>
          </table:table-cell>
          <table:table-cell office:value-type="float" office:value="19412.30442" calcext:value-type="float">
            <text:p>19412.30442</text:p>
          </table:table-cell>
          <table:table-cell/>
          <table:table-cell office:value-type="float" office:value="37871.19095" calcext:value-type="float">
            <text:p>37871.19095</text:p>
          </table:table-cell>
          <table:table-cell office:value-type="string" calcext:value-type="string">
            <text:p>2021_07_2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HIRa5</text:p>
          </table:table-cell>
          <table:table-cell office:value-type="float" office:value="420.7591604" calcext:value-type="float">
            <text:p>420.7591604</text:p>
          </table:table-cell>
          <table:table-cell office:value-type="float" office:value="6188.049049" calcext:value-type="float">
            <text:p>6188.049049</text:p>
          </table:table-cell>
          <table:table-cell office:value-type="float" office:value="7277.820156" calcext:value-type="float">
            <text:p>7277.820156</text:p>
          </table:table-cell>
          <table:table-cell office:value-type="float" office:value="8659.467912" calcext:value-type="float">
            <text:p>8659.467912</text:p>
          </table:table-cell>
          <table:table-cell office:value-type="float" office:value="10207.3559" calcext:value-type="float">
            <text:p>10207.3559</text:p>
          </table:table-cell>
          <table:table-cell office:value-type="float" office:value="10054.68654" calcext:value-type="float">
            <text:p>10054.68654</text:p>
          </table:table-cell>
          <table:table-cell office:value-type="float" office:value="12382.17521" calcext:value-type="float">
            <text:p>12382.17521</text:p>
          </table:table-cell>
          <table:table-cell office:value-type="float" office:value="14899.67825" calcext:value-type="float">
            <text:p>14899.67825</text:p>
          </table:table-cell>
          <table:table-cell office:value-type="float" office:value="18225.59512" calcext:value-type="float">
            <text:p>18225.59512</text:p>
          </table:table-cell>
          <table:table-cell office:value-type="float" office:value="17362.18608" calcext:value-type="float">
            <text:p>17362.18608</text:p>
          </table:table-cell>
          <table:table-cell office:value-type="float" office:value="16761.3755" calcext:value-type="float">
            <text:p>16761.3755</text:p>
          </table:table-cell>
          <table:table-cell/>
          <table:table-cell office:value-type="float" office:value="28672.14824" calcext:value-type="float">
            <text:p>28672.14824</text:p>
          </table:table-cell>
          <table:table-cell office:value-type="string" calcext:value-type="string">
            <text:p>2021_07_21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HIRa5</text:p>
          </table:table-cell>
          <table:table-cell office:value-type="float" office:value="245.0804528" calcext:value-type="float">
            <text:p>245.0804528</text:p>
          </table:table-cell>
          <table:table-cell office:value-type="float" office:value="6356.680272" calcext:value-type="float">
            <text:p>6356.680272</text:p>
          </table:table-cell>
          <table:table-cell office:value-type="float" office:value="6951.140109" calcext:value-type="float">
            <text:p>6951.140109</text:p>
          </table:table-cell>
          <table:table-cell office:value-type="float" office:value="6298.327468" calcext:value-type="float">
            <text:p>6298.327468</text:p>
          </table:table-cell>
          <table:table-cell office:value-type="float" office:value="7939.247247" calcext:value-type="float">
            <text:p>7939.247247</text:p>
          </table:table-cell>
          <table:table-cell office:value-type="float" office:value="11120.54161" calcext:value-type="float">
            <text:p>11120.54161</text:p>
          </table:table-cell>
          <table:table-cell office:value-type="float" office:value="10600.38903" calcext:value-type="float">
            <text:p>10600.38903</text:p>
          </table:table-cell>
          <table:table-cell office:value-type="float" office:value="14351.17937" calcext:value-type="float">
            <text:p>14351.17937</text:p>
          </table:table-cell>
          <table:table-cell office:value-type="float" office:value="13428.19298" calcext:value-type="float">
            <text:p>13428.19298</text:p>
          </table:table-cell>
          <table:table-cell office:value-type="float" office:value="15164.98383" calcext:value-type="float">
            <text:p>15164.98383</text:p>
          </table:table-cell>
          <table:table-cell office:value-type="float" office:value="14367.20969" calcext:value-type="float">
            <text:p>14367.20969</text:p>
          </table:table-cell>
          <table:table-cell/>
          <table:table-cell office:value-type="float" office:value="29687.67967" calcext:value-type="float">
            <text:p>29687.67967</text:p>
          </table:table-cell>
          <table:table-cell office:value-type="string" calcext:value-type="string">
            <text:p>2021_07_21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HIRa5</text:p>
          </table:table-cell>
          <table:table-cell office:value-type="float" office:value="357.0255896" calcext:value-type="float">
            <text:p>357.0255896</text:p>
          </table:table-cell>
          <table:table-cell/>
          <table:table-cell office:value-type="float" office:value="5514.104419" calcext:value-type="float">
            <text:p>5514.104419</text:p>
          </table:table-cell>
          <table:table-cell office:value-type="float" office:value="5616.911282" calcext:value-type="float">
            <text:p>5616.911282</text:p>
          </table:table-cell>
          <table:table-cell office:value-type="float" office:value="6084.102104" calcext:value-type="float">
            <text:p>6084.102104</text:p>
          </table:table-cell>
          <table:table-cell office:value-type="float" office:value="8781.776501" calcext:value-type="float">
            <text:p>8781.776501</text:p>
          </table:table-cell>
          <table:table-cell office:value-type="float" office:value="11484.55211" calcext:value-type="float">
            <text:p>11484.55211</text:p>
          </table:table-cell>
          <table:table-cell office:value-type="float" office:value="14777.35159" calcext:value-type="float">
            <text:p>14777.35159</text:p>
          </table:table-cell>
          <table:table-cell office:value-type="float" office:value="14680.79128" calcext:value-type="float">
            <text:p>14680.79128</text:p>
          </table:table-cell>
          <table:table-cell office:value-type="float" office:value="11663.74011" calcext:value-type="float">
            <text:p>11663.74011</text:p>
          </table:table-cell>
          <table:table-cell office:value-type="float" office:value="11775.29749" calcext:value-type="float">
            <text:p>11775.29749</text:p>
          </table:table-cell>
          <table:table-cell/>
          <table:table-cell office:value-type="float" office:value="42120.04844" calcext:value-type="float">
            <text:p>42120.04844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HIRa5</text:p>
          </table:table-cell>
          <table:table-cell office:value-type="float" office:value="356.7136328" calcext:value-type="float">
            <text:p>356.7136328</text:p>
          </table:table-cell>
          <table:table-cell/>
          <table:table-cell office:value-type="float" office:value="3807.474488" calcext:value-type="float">
            <text:p>3807.474488</text:p>
          </table:table-cell>
          <table:table-cell office:value-type="float" office:value="3717.446516" calcext:value-type="float">
            <text:p>3717.446516</text:p>
          </table:table-cell>
          <table:table-cell office:value-type="float" office:value="5795.669211" calcext:value-type="float">
            <text:p>5795.669211</text:p>
          </table:table-cell>
          <table:table-cell office:value-type="float" office:value="6844.975882" calcext:value-type="float">
            <text:p>6844.975882</text:p>
          </table:table-cell>
          <table:table-cell office:value-type="float" office:value="8073.429422" calcext:value-type="float">
            <text:p>8073.429422</text:p>
          </table:table-cell>
          <table:table-cell office:value-type="float" office:value="8907.981994" calcext:value-type="float">
            <text:p>8907.981994</text:p>
          </table:table-cell>
          <table:table-cell office:value-type="float" office:value="12329.66966" calcext:value-type="float">
            <text:p>12329.66966</text:p>
          </table:table-cell>
          <table:table-cell office:value-type="float" office:value="9742.822138" calcext:value-type="float">
            <text:p>9742.822138</text:p>
          </table:table-cell>
          <table:table-cell office:value-type="float" office:value="9793.292982" calcext:value-type="float">
            <text:p>9793.292982</text:p>
          </table:table-cell>
          <table:table-cell/>
          <table:table-cell office:value-type="float" office:value="28549.1001" calcext:value-type="float">
            <text:p>28549.1001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HIRa5</text:p>
          </table:table-cell>
          <table:table-cell office:value-type="float" office:value="284.2298536" calcext:value-type="float">
            <text:p>284.2298536</text:p>
          </table:table-cell>
          <table:table-cell/>
          <table:table-cell office:value-type="float" office:value="3301.282001" calcext:value-type="float">
            <text:p>3301.282001</text:p>
          </table:table-cell>
          <table:table-cell office:value-type="float" office:value="1741.181511" calcext:value-type="float">
            <text:p>1741.181511</text:p>
          </table:table-cell>
          <table:table-cell office:value-type="float" office:value="2964.72476" calcext:value-type="float">
            <text:p>2964.72476</text:p>
          </table:table-cell>
          <table:table-cell office:value-type="float" office:value="2257.870295" calcext:value-type="float">
            <text:p>2257.870295</text:p>
          </table:table-cell>
          <table:table-cell office:value-type="float" office:value="3634.578278" calcext:value-type="float">
            <text:p>3634.578278</text:p>
          </table:table-cell>
          <table:table-cell office:value-type="float" office:value="3254.096514" calcext:value-type="float">
            <text:p>3254.096514</text:p>
          </table:table-cell>
          <table:table-cell office:value-type="float" office:value="3313.188218" calcext:value-type="float">
            <text:p>3313.188218</text:p>
          </table:table-cell>
          <table:table-cell office:value-type="float" office:value="3202.139225" calcext:value-type="float">
            <text:p>3202.139225</text:p>
          </table:table-cell>
          <table:table-cell office:value-type="float" office:value="2723.09777" calcext:value-type="float">
            <text:p>2723.09777</text:p>
          </table:table-cell>
          <table:table-cell/>
          <table:table-cell office:value-type="float" office:value="18006.14984" calcext:value-type="float">
            <text:p>18006.14984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HIRa5</text:p>
          </table:table-cell>
          <table:table-cell office:value-type="float" office:value="319.5155736" calcext:value-type="float">
            <text:p>319.5155736</text:p>
          </table:table-cell>
          <table:table-cell/>
          <table:table-cell office:value-type="float" office:value="1610.016498" calcext:value-type="float">
            <text:p>1610.016498</text:p>
          </table:table-cell>
          <table:table-cell office:value-type="float" office:value="1324.757906" calcext:value-type="float">
            <text:p>1324.757906</text:p>
          </table:table-cell>
          <table:table-cell office:value-type="float" office:value="2158.117467" calcext:value-type="float">
            <text:p>2158.117467</text:p>
          </table:table-cell>
          <table:table-cell office:value-type="float" office:value="2377.253021" calcext:value-type="float">
            <text:p>2377.253021</text:p>
          </table:table-cell>
          <table:table-cell office:value-type="float" office:value="2243.499386" calcext:value-type="float">
            <text:p>2243.499386</text:p>
          </table:table-cell>
          <table:table-cell office:value-type="float" office:value="4949.504913" calcext:value-type="float">
            <text:p>4949.504913</text:p>
          </table:table-cell>
          <table:table-cell office:value-type="float" office:value="3485.176384" calcext:value-type="float">
            <text:p>3485.176384</text:p>
          </table:table-cell>
          <table:table-cell office:value-type="float" office:value="2300.462288" calcext:value-type="float">
            <text:p>2300.462288</text:p>
          </table:table-cell>
          <table:table-cell office:value-type="float" office:value="2866.939808" calcext:value-type="float">
            <text:p>2866.939808</text:p>
          </table:table-cell>
          <table:table-cell/>
          <table:table-cell office:value-type="float" office:value="17793.65068" calcext:value-type="float">
            <text:p>17793.65068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GPR21</text:p>
          </table:table-cell>
          <table:table-cell table:style-name="ce22" office:value-type="string" calcext:value-type="string">
            <text:p>HIRa5</text:p>
          </table:table-cell>
          <table:table-cell table:style-name="ce22" office:value-type="float" office:value="1137.3454542" calcext:value-type="float">
            <text:p>1137.3454542</text:p>
          </table:table-cell>
          <table:table-cell table:style-name="ce22" office:value-type="float" office:value="26935.944193" calcext:value-type="float">
            <text:p>26935.944193</text:p>
          </table:table-cell>
          <table:table-cell table:style-name="ce22" office:value-type="float" office:value="29430.8040446" calcext:value-type="float">
            <text:p>29430.8040446</text:p>
          </table:table-cell>
          <table:table-cell table:style-name="ce22" office:value-type="float" office:value="41414.9011608" calcext:value-type="float">
            <text:p>41414.9011608</text:p>
          </table:table-cell>
          <table:table-cell table:style-name="ce22" office:value-type="float" office:value="44508.1936556" calcext:value-type="float">
            <text:p>44508.1936556</text:p>
          </table:table-cell>
          <table:table-cell table:style-name="ce22" office:value-type="float" office:value="35921.966521" calcext:value-type="float">
            <text:p>35921.966521</text:p>
          </table:table-cell>
          <table:table-cell table:style-name="ce22" office:value-type="float" office:value="42717.9372416" calcext:value-type="float">
            <text:p>42717.9372416</text:p>
          </table:table-cell>
          <table:table-cell table:style-name="ce22" office:value-type="float" office:value="68108.4714948" calcext:value-type="float">
            <text:p>68108.4714948</text:p>
          </table:table-cell>
          <table:table-cell table:style-name="ce22" office:value-type="float" office:value="69160.7391978" calcext:value-type="float">
            <text:p>69160.7391978</text:p>
          </table:table-cell>
          <table:table-cell table:style-name="ce22" office:value-type="float" office:value="71670.4788834" calcext:value-type="float">
            <text:p>71670.4788834</text:p>
          </table:table-cell>
          <table:table-cell table:style-name="ce22" office:value-type="float" office:value="53524.5695252" calcext:value-type="float">
            <text:p>53524.5695252</text:p>
          </table:table-cell>
          <table:table-cell table:style-name="ce22" office:value-type="float" office:value="87440.5896932" calcext:value-type="float">
            <text:p>87440.5896932</text:p>
          </table:table-cell>
          <table:table-cell table:style-name="ce22"/>
          <table:table-cell table:style-name="ce22" office:value-type="string" calcext:value-type="string">
            <text:p>2022_05_27</text:p>
          </table:table-cell>
          <table:table-cell table:number-columns-repeated="1007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GPR21</text:p>
          </table:table-cell>
          <table:table-cell table:style-name="ce22" office:value-type="string" calcext:value-type="string">
            <text:p>HIRa5</text:p>
          </table:table-cell>
          <table:table-cell table:style-name="ce22" office:value-type="float" office:value="1088.621416" calcext:value-type="float">
            <text:p>1088.621416</text:p>
          </table:table-cell>
          <table:table-cell table:style-name="ce22" office:value-type="float" office:value="31363.2008494" calcext:value-type="float">
            <text:p>31363.2008494</text:p>
          </table:table-cell>
          <table:table-cell table:style-name="ce22" office:value-type="float" office:value="33354.7980984" calcext:value-type="float">
            <text:p>33354.7980984</text:p>
          </table:table-cell>
          <table:table-cell table:style-name="ce22" office:value-type="float" office:value="53547.4561782" calcext:value-type="float">
            <text:p>53547.4561782</text:p>
          </table:table-cell>
          <table:table-cell table:style-name="ce22" office:value-type="float" office:value="47575.9704668" calcext:value-type="float">
            <text:p>47575.9704668</text:p>
          </table:table-cell>
          <table:table-cell table:style-name="ce22" office:value-type="float" office:value="46552.5160626" calcext:value-type="float">
            <text:p>46552.5160626</text:p>
          </table:table-cell>
          <table:table-cell table:style-name="ce22" office:value-type="float" office:value="58528.1316202" calcext:value-type="float">
            <text:p>58528.1316202</text:p>
          </table:table-cell>
          <table:table-cell table:style-name="ce22" office:value-type="float" office:value="74727.7280672" calcext:value-type="float">
            <text:p>74727.7280672</text:p>
          </table:table-cell>
          <table:table-cell table:style-name="ce22" office:value-type="float" office:value="80484.984979" calcext:value-type="float">
            <text:p>80484.984979</text:p>
          </table:table-cell>
          <table:table-cell table:style-name="ce22" office:value-type="float" office:value="68455.316356" calcext:value-type="float">
            <text:p>68455.316356</text:p>
          </table:table-cell>
          <table:table-cell table:style-name="ce22" office:value-type="float" office:value="64456.8870488" calcext:value-type="float">
            <text:p>64456.8870488</text:p>
          </table:table-cell>
          <table:table-cell table:style-name="ce22" office:value-type="float" office:value="86665.7796808" calcext:value-type="float">
            <text:p>86665.7796808</text:p>
          </table:table-cell>
          <table:table-cell table:style-name="ce22"/>
          <table:table-cell table:style-name="ce22" office:value-type="string" calcext:value-type="string">
            <text:p>2022_05_27</text:p>
          </table:table-cell>
          <table:table-cell table:number-columns-repeated="1007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GPR21</text:p>
          </table:table-cell>
          <table:table-cell table:style-name="ce22" office:value-type="string" calcext:value-type="string">
            <text:p>HIRa5</text:p>
          </table:table-cell>
          <table:table-cell table:style-name="ce22" office:value-type="float" office:value="957.946661600001" calcext:value-type="float">
            <text:p>957.946661600001</text:p>
          </table:table-cell>
          <table:table-cell table:style-name="ce22" office:value-type="float" office:value="31360.06305" calcext:value-type="float">
            <text:p>31360.06305</text:p>
          </table:table-cell>
          <table:table-cell table:style-name="ce22" office:value-type="float" office:value="34863.396262" calcext:value-type="float">
            <text:p>34863.396262</text:p>
          </table:table-cell>
          <table:table-cell table:style-name="ce22" office:value-type="float" office:value="43422.0887192" calcext:value-type="float">
            <text:p>43422.0887192</text:p>
          </table:table-cell>
          <table:table-cell table:style-name="ce22" office:value-type="float" office:value="44291.3705042" calcext:value-type="float">
            <text:p>44291.3705042</text:p>
          </table:table-cell>
          <table:table-cell table:style-name="ce22" office:value-type="float" office:value="37999.0130404" calcext:value-type="float">
            <text:p>37999.0130404</text:p>
          </table:table-cell>
          <table:table-cell table:style-name="ce22" office:value-type="float" office:value="40444.9643122" calcext:value-type="float">
            <text:p>40444.9643122</text:p>
          </table:table-cell>
          <table:table-cell table:style-name="ce22" office:value-type="float" office:value="61854.8430312" calcext:value-type="float">
            <text:p>61854.8430312</text:p>
          </table:table-cell>
          <table:table-cell table:style-name="ce22" office:value-type="float" office:value="69304.310504" calcext:value-type="float">
            <text:p>69304.310504</text:p>
          </table:table-cell>
          <table:table-cell table:style-name="ce22" office:value-type="float" office:value="68366.8284998" calcext:value-type="float">
            <text:p>68366.8284998</text:p>
          </table:table-cell>
          <table:table-cell table:style-name="ce22" office:value-type="float" office:value="46023.0824068" calcext:value-type="float">
            <text:p>46023.0824068</text:p>
          </table:table-cell>
          <table:table-cell table:style-name="ce22" office:value-type="float" office:value="71962.1386108" calcext:value-type="float">
            <text:p>71962.1386108</text:p>
          </table:table-cell>
          <table:table-cell table:style-name="ce22"/>
          <table:table-cell table:style-name="ce22" office:value-type="string" calcext:value-type="string">
            <text:p>2022_05_27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1</text:p>
          </table:table-cell>
          <table:table-cell office:value-type="float" office:value="574.280311" calcext:value-type="float">
            <text:p>574.280311</text:p>
          </table:table-cell>
          <table:table-cell office:value-type="float" office:value="326.7641664" calcext:value-type="float">
            <text:p>326.7641664</text:p>
          </table:table-cell>
          <table:table-cell office:value-type="float" office:value="235.3715136" calcext:value-type="float">
            <text:p>235.3715136</text:p>
          </table:table-cell>
          <table:table-cell office:value-type="float" office:value="507.500367" calcext:value-type="float">
            <text:p>507.500367</text:p>
          </table:table-cell>
          <table:table-cell office:value-type="float" office:value="327.8681946" calcext:value-type="float">
            <text:p>327.8681946</text:p>
          </table:table-cell>
          <table:table-cell office:value-type="float" office:value="384.11418" calcext:value-type="float">
            <text:p>384.11418</text:p>
          </table:table-cell>
          <table:table-cell office:value-type="float" office:value="272.815445" calcext:value-type="float">
            <text:p>272.815445</text:p>
          </table:table-cell>
          <table:table-cell office:value-type="float" office:value="455.2033064" calcext:value-type="float">
            <text:p>455.2033064</text:p>
          </table:table-cell>
          <table:table-cell office:value-type="float" office:value="546.336209" calcext:value-type="float">
            <text:p>546.336209</text:p>
          </table:table-cell>
          <table:table-cell office:value-type="float" office:value="1602.104141" calcext:value-type="float">
            <text:p>1602.104141</text:p>
          </table:table-cell>
          <table:table-cell office:value-type="float" office:value="8164.030801" calcext:value-type="float">
            <text:p>8164.030801</text:p>
          </table:table-cell>
          <table:table-cell/>
          <table:table-cell office:value-type="float" office:value="41302.6203" calcext:value-type="float">
            <text:p>41302.6203</text:p>
          </table:table-cell>
          <table:table-cell office:value-type="string" calcext:value-type="string">
            <text:p>2021_07_28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1</text:p>
          </table:table-cell>
          <table:table-cell office:value-type="float" office:value="432.7273524" calcext:value-type="float">
            <text:p>432.7273524</text:p>
          </table:table-cell>
          <table:table-cell office:value-type="float" office:value="237.84068" calcext:value-type="float">
            <text:p>237.84068</text:p>
          </table:table-cell>
          <table:table-cell office:value-type="float" office:value="472.9681714" calcext:value-type="float">
            <text:p>472.9681714</text:p>
          </table:table-cell>
          <table:table-cell office:value-type="float" office:value="385.7679462" calcext:value-type="float">
            <text:p>385.7679462</text:p>
          </table:table-cell>
          <table:table-cell office:value-type="float" office:value="291.212706" calcext:value-type="float">
            <text:p>291.212706</text:p>
          </table:table-cell>
          <table:table-cell office:value-type="float" office:value="436.6923274" calcext:value-type="float">
            <text:p>436.6923274</text:p>
          </table:table-cell>
          <table:table-cell office:value-type="float" office:value="436.6019832" calcext:value-type="float">
            <text:p>436.6019832</text:p>
          </table:table-cell>
          <table:table-cell office:value-type="float" office:value="163.8752876" calcext:value-type="float">
            <text:p>163.8752876</text:p>
          </table:table-cell>
          <table:table-cell office:value-type="float" office:value="419.3569952" calcext:value-type="float">
            <text:p>419.3569952</text:p>
          </table:table-cell>
          <table:table-cell office:value-type="float" office:value="3033.680934" calcext:value-type="float">
            <text:p>3033.680934</text:p>
          </table:table-cell>
          <table:table-cell office:value-type="float" office:value="14066.05607" calcext:value-type="float">
            <text:p>14066.05607</text:p>
          </table:table-cell>
          <table:table-cell/>
          <table:table-cell office:value-type="float" office:value="51033.68973" calcext:value-type="float">
            <text:p>51033.68973</text:p>
          </table:table-cell>
          <table:table-cell office:value-type="string" calcext:value-type="string">
            <text:p>2021_07_28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1</text:p>
          </table:table-cell>
          <table:table-cell office:value-type="float" office:value="450.4584036" calcext:value-type="float">
            <text:p>450.4584036</text:p>
          </table:table-cell>
          <table:table-cell office:value-type="float" office:value="128.0388864" calcext:value-type="float">
            <text:p>128.0388864</text:p>
          </table:table-cell>
          <table:table-cell office:value-type="float" office:value="290.2600064" calcext:value-type="float">
            <text:p>290.2600064</text:p>
          </table:table-cell>
          <table:table-cell office:value-type="float" office:value="473.565762" calcext:value-type="float">
            <text:p>473.565762</text:p>
          </table:table-cell>
          <table:table-cell office:value-type="float" office:value="291.849766" calcext:value-type="float">
            <text:p>291.849766</text:p>
          </table:table-cell>
          <table:table-cell office:value-type="float" office:value="291.3597516" calcext:value-type="float">
            <text:p>291.3597516</text:p>
          </table:table-cell>
          <table:table-cell office:value-type="float" office:value="328.6689108" calcext:value-type="float">
            <text:p>328.6689108</text:p>
          </table:table-cell>
          <table:table-cell office:value-type="float" office:value="328.070568" calcext:value-type="float">
            <text:p>328.070568</text:p>
          </table:table-cell>
          <table:table-cell office:value-type="float" office:value="621.0579688" calcext:value-type="float">
            <text:p>621.0579688</text:p>
          </table:table-cell>
          <table:table-cell office:value-type="float" office:value="3715.73079" calcext:value-type="float">
            <text:p>3715.73079</text:p>
          </table:table-cell>
          <table:table-cell office:value-type="float" office:value="11576.14704" calcext:value-type="float">
            <text:p>11576.14704</text:p>
          </table:table-cell>
          <table:table-cell/>
          <table:table-cell office:value-type="float" office:value="35737.96931" calcext:value-type="float">
            <text:p>35737.96931</text:p>
          </table:table-cell>
          <table:table-cell office:value-type="string" calcext:value-type="string">
            <text:p>2021_07_28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1</text:p>
          </table:table-cell>
          <table:table-cell office:value-type="float" office:value="539.703036" calcext:value-type="float">
            <text:p>539.703036</text:p>
          </table:table-cell>
          <table:table-cell/>
          <table:table-cell office:value-type="float" office:value="585.3258412" calcext:value-type="float">
            <text:p>585.3258412</text:p>
          </table:table-cell>
          <table:table-cell office:value-type="float" office:value="576.2394704" calcext:value-type="float">
            <text:p>576.2394704</text:p>
          </table:table-cell>
          <table:table-cell office:value-type="float" office:value="557.4100104" calcext:value-type="float">
            <text:p>557.4100104</text:p>
          </table:table-cell>
          <table:table-cell office:value-type="float" office:value="624.7947316" calcext:value-type="float">
            <text:p>624.7947316</text:p>
          </table:table-cell>
          <table:table-cell office:value-type="float" office:value="506.9470376" calcext:value-type="float">
            <text:p>506.9470376</text:p>
          </table:table-cell>
          <table:table-cell office:value-type="float" office:value="631.7795352" calcext:value-type="float">
            <text:p>631.7795352</text:p>
          </table:table-cell>
          <table:table-cell office:value-type="float" office:value="2172.5481724" calcext:value-type="float">
            <text:p>2172.5481724</text:p>
          </table:table-cell>
          <table:table-cell office:value-type="float" office:value="7341.584848" calcext:value-type="float">
            <text:p>7341.584848</text:p>
          </table:table-cell>
          <table:table-cell office:value-type="float" office:value="21044.5298904" calcext:value-type="float">
            <text:p>21044.5298904</text:p>
          </table:table-cell>
          <table:table-cell office:value-type="float" office:value="21718.0694" calcext:value-type="float">
            <text:p>21718.0694</text:p>
          </table:table-cell>
          <table:table-cell/>
          <table:table-cell office:value-type="string" calcext:value-type="string">
            <text:p>2022_04_01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1</text:p>
          </table:table-cell>
          <table:table-cell office:value-type="float" office:value="521.254829600001" calcext:value-type="float">
            <text:p>521.254829600001</text:p>
          </table:table-cell>
          <table:table-cell/>
          <table:table-cell office:value-type="float" office:value="503.6106672" calcext:value-type="float">
            <text:p>503.6106672</text:p>
          </table:table-cell>
          <table:table-cell office:value-type="float" office:value="397.8746148" calcext:value-type="float">
            <text:p>397.8746148</text:p>
          </table:table-cell>
          <table:table-cell office:value-type="float" office:value="688.8739824" calcext:value-type="float">
            <text:p>688.8739824</text:p>
          </table:table-cell>
          <table:table-cell office:value-type="float" office:value="416.702226" calcext:value-type="float">
            <text:p>416.702226</text:p>
          </table:table-cell>
          <table:table-cell office:value-type="float" office:value="667.9212536" calcext:value-type="float">
            <text:p>667.9212536</text:p>
          </table:table-cell>
          <table:table-cell office:value-type="float" office:value="638.36014" calcext:value-type="float">
            <text:p>638.36014</text:p>
          </table:table-cell>
          <table:table-cell office:value-type="float" office:value="1523.5547728" calcext:value-type="float">
            <text:p>1523.5547728</text:p>
          </table:table-cell>
          <table:table-cell office:value-type="float" office:value="7149.4552164" calcext:value-type="float">
            <text:p>7149.4552164</text:p>
          </table:table-cell>
          <table:table-cell office:value-type="float" office:value="20396.730678" calcext:value-type="float">
            <text:p>20396.730678</text:p>
          </table:table-cell>
          <table:table-cell office:value-type="float" office:value="18255.2039428" calcext:value-type="float">
            <text:p>18255.2039428</text:p>
          </table:table-cell>
          <table:table-cell/>
          <table:table-cell office:value-type="string" calcext:value-type="string">
            <text:p>2022_04_01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1</text:p>
          </table:table-cell>
          <table:table-cell office:value-type="float" office:value="495.8144912" calcext:value-type="float">
            <text:p>495.8144912</text:p>
          </table:table-cell>
          <table:table-cell/>
          <table:table-cell office:value-type="float" office:value="603.378282" calcext:value-type="float">
            <text:p>603.378282</text:p>
          </table:table-cell>
          <table:table-cell office:value-type="float" office:value="452.173814" calcext:value-type="float">
            <text:p>452.173814</text:p>
          </table:table-cell>
          <table:table-cell office:value-type="float" office:value="442.7961336" calcext:value-type="float">
            <text:p>442.7961336</text:p>
          </table:table-cell>
          <table:table-cell office:value-type="float" office:value="795.0303864" calcext:value-type="float">
            <text:p>795.0303864</text:p>
          </table:table-cell>
          <table:table-cell office:value-type="float" office:value="577.386382" calcext:value-type="float">
            <text:p>577.386382</text:p>
          </table:table-cell>
          <table:table-cell office:value-type="float" office:value="652.6826328" calcext:value-type="float">
            <text:p>652.6826328</text:p>
          </table:table-cell>
          <table:table-cell office:value-type="float" office:value="1761.5773008" calcext:value-type="float">
            <text:p>1761.5773008</text:p>
          </table:table-cell>
          <table:table-cell office:value-type="float" office:value="8394.32501" calcext:value-type="float">
            <text:p>8394.32501</text:p>
          </table:table-cell>
          <table:table-cell office:value-type="float" office:value="21253.3314364" calcext:value-type="float">
            <text:p>21253.3314364</text:p>
          </table:table-cell>
          <table:table-cell office:value-type="float" office:value="18074.8815568" calcext:value-type="float">
            <text:p>18074.8815568</text:p>
          </table:table-cell>
          <table:table-cell/>
          <table:table-cell office:value-type="string" calcext:value-type="string">
            <text:p>2022_04_01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1</text:p>
          </table:table-cell>
          <table:table-cell office:value-type="float" office:value="727.9018449" calcext:value-type="float">
            <text:p>727.9018449</text:p>
          </table:table-cell>
          <table:table-cell office:value-type="float" office:value="1844.8015208" calcext:value-type="float">
            <text:p>1844.8015208</text:p>
          </table:table-cell>
          <table:table-cell office:value-type="float" office:value="1710.3397242" calcext:value-type="float">
            <text:p>1710.3397242</text:p>
          </table:table-cell>
          <table:table-cell office:value-type="float" office:value="1485.9788541" calcext:value-type="float">
            <text:p>1485.9788541</text:p>
          </table:table-cell>
          <table:table-cell office:value-type="float" office:value="1344.5217679" calcext:value-type="float">
            <text:p>1344.5217679</text:p>
          </table:table-cell>
          <table:table-cell office:value-type="float" office:value="1175.1042956" calcext:value-type="float">
            <text:p>1175.1042956</text:p>
          </table:table-cell>
          <table:table-cell office:value-type="float" office:value="1359.20632" calcext:value-type="float">
            <text:p>1359.20632</text:p>
          </table:table-cell>
          <table:table-cell office:value-type="float" office:value="1457.3877363" calcext:value-type="float">
            <text:p>1457.3877363</text:p>
          </table:table-cell>
          <table:table-cell office:value-type="float" office:value="3433.3633743" calcext:value-type="float">
            <text:p>3433.3633743</text:p>
          </table:table-cell>
          <table:table-cell office:value-type="float" office:value="13119.3012286" calcext:value-type="float">
            <text:p>13119.3012286</text:p>
          </table:table-cell>
          <table:table-cell office:value-type="float" office:value="24915.1487051" calcext:value-type="float">
            <text:p>24915.1487051</text:p>
          </table:table-cell>
          <table:table-cell office:value-type="float" office:value="34909.5342383" calcext:value-type="float">
            <text:p>34909.5342383</text:p>
          </table:table-cell>
          <table:table-cell/>
          <table:table-cell office:value-type="string" calcext:value-type="string">
            <text:p>2022_05_11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1</text:p>
          </table:table-cell>
          <table:table-cell office:value-type="float" office:value="1232.7152165" calcext:value-type="float">
            <text:p>1232.7152165</text:p>
          </table:table-cell>
          <table:table-cell office:value-type="float" office:value="2326.0652345" calcext:value-type="float">
            <text:p>2326.0652345</text:p>
          </table:table-cell>
          <table:table-cell office:value-type="float" office:value="1588.9853982" calcext:value-type="float">
            <text:p>1588.9853982</text:p>
          </table:table-cell>
          <table:table-cell office:value-type="float" office:value="1760.8647861" calcext:value-type="float">
            <text:p>1760.8647861</text:p>
          </table:table-cell>
          <table:table-cell office:value-type="float" office:value="1360.7462202" calcext:value-type="float">
            <text:p>1360.7462202</text:p>
          </table:table-cell>
          <table:table-cell office:value-type="float" office:value="2023.0498064" calcext:value-type="float">
            <text:p>2023.0498064</text:p>
          </table:table-cell>
          <table:table-cell office:value-type="float" office:value="1744.151568" calcext:value-type="float">
            <text:p>1744.151568</text:p>
          </table:table-cell>
          <table:table-cell office:value-type="float" office:value="2377.2129786" calcext:value-type="float">
            <text:p>2377.2129786</text:p>
          </table:table-cell>
          <table:table-cell office:value-type="float" office:value="4441.2812917" calcext:value-type="float">
            <text:p>4441.2812917</text:p>
          </table:table-cell>
          <table:table-cell office:value-type="float" office:value="15783.5459639" calcext:value-type="float">
            <text:p>15783.5459639</text:p>
          </table:table-cell>
          <table:table-cell office:value-type="float" office:value="35584.3983668" calcext:value-type="float">
            <text:p>35584.3983668</text:p>
          </table:table-cell>
          <table:table-cell office:value-type="float" office:value="44673.6001292" calcext:value-type="float">
            <text:p>44673.6001292</text:p>
          </table:table-cell>
          <table:table-cell/>
          <table:table-cell office:value-type="string" calcext:value-type="string">
            <text:p>2022_05_11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1</text:p>
          </table:table-cell>
          <table:table-cell office:value-type="float" office:value="1097.6651343" calcext:value-type="float">
            <text:p>1097.6651343</text:p>
          </table:table-cell>
          <table:table-cell office:value-type="float" office:value="1775.2590616" calcext:value-type="float">
            <text:p>1775.2590616</text:p>
          </table:table-cell>
          <table:table-cell office:value-type="float" office:value="2053.2257769" calcext:value-type="float">
            <text:p>2053.2257769</text:p>
          </table:table-cell>
          <table:table-cell office:value-type="float" office:value="1506.5040224" calcext:value-type="float">
            <text:p>1506.5040224</text:p>
          </table:table-cell>
          <table:table-cell office:value-type="float" office:value="1716.4788927" calcext:value-type="float">
            <text:p>1716.4788927</text:p>
          </table:table-cell>
          <table:table-cell office:value-type="float" office:value="1835.4145883" calcext:value-type="float">
            <text:p>1835.4145883</text:p>
          </table:table-cell>
          <table:table-cell office:value-type="float" office:value="1778.421822" calcext:value-type="float">
            <text:p>1778.421822</text:p>
          </table:table-cell>
          <table:table-cell office:value-type="float" office:value="2650.7772558" calcext:value-type="float">
            <text:p>2650.7772558</text:p>
          </table:table-cell>
          <table:table-cell office:value-type="float" office:value="4923.439476" calcext:value-type="float">
            <text:p>4923.439476</text:p>
          </table:table-cell>
          <table:table-cell office:value-type="float" office:value="14551.4234472" calcext:value-type="float">
            <text:p>14551.4234472</text:p>
          </table:table-cell>
          <table:table-cell office:value-type="float" office:value="38470.0101793" calcext:value-type="float">
            <text:p>38470.0101793</text:p>
          </table:table-cell>
          <table:table-cell office:value-type="float" office:value="44360.7840802" calcext:value-type="float">
            <text:p>44360.7840802</text:p>
          </table:table-cell>
          <table:table-cell/>
          <table:table-cell office:value-type="string" calcext:value-type="string">
            <text:p>2022_05_11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2</text:p>
          </table:table-cell>
          <table:table-cell office:value-type="float" office:value="234.6744604" calcext:value-type="float">
            <text:p>234.6744604</text:p>
          </table:table-cell>
          <table:table-cell office:value-type="float" office:value="507.5303882" calcext:value-type="float">
            <text:p>507.5303882</text:p>
          </table:table-cell>
          <table:table-cell office:value-type="float" office:value="271.4683752" calcext:value-type="float">
            <text:p>271.4683752</text:p>
          </table:table-cell>
          <table:table-cell office:value-type="float" office:value="217.553312" calcext:value-type="float">
            <text:p>217.553312</text:p>
          </table:table-cell>
          <table:table-cell office:value-type="float" office:value="454.9800546" calcext:value-type="float">
            <text:p>454.9800546</text:p>
          </table:table-cell>
          <table:table-cell office:value-type="float" office:value="400.9457716" calcext:value-type="float">
            <text:p>400.9457716</text:p>
          </table:table-cell>
          <table:table-cell office:value-type="float" office:value="308.885445" calcext:value-type="float">
            <text:p>308.885445</text:p>
          </table:table-cell>
          <table:table-cell office:value-type="float" office:value="690.443107" calcext:value-type="float">
            <text:p>690.443107</text:p>
          </table:table-cell>
          <table:table-cell office:value-type="float" office:value="3821.793889" calcext:value-type="float">
            <text:p>3821.793889</text:p>
          </table:table-cell>
          <table:table-cell office:value-type="float" office:value="13419.92639" calcext:value-type="float">
            <text:p>13419.92639</text:p>
          </table:table-cell>
          <table:table-cell office:value-type="float" office:value="9304.430058" calcext:value-type="float">
            <text:p>9304.430058</text:p>
          </table:table-cell>
          <table:table-cell/>
          <table:table-cell office:value-type="float" office:value="43054.39864" calcext:value-type="float">
            <text:p>43054.39864</text:p>
          </table:table-cell>
          <table:table-cell office:value-type="string" calcext:value-type="string">
            <text:p>2021_07_28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2</text:p>
          </table:table-cell>
          <table:table-cell office:value-type="float" office:value="757.778899" calcext:value-type="float">
            <text:p>757.778899</text:p>
          </table:table-cell>
          <table:table-cell office:value-type="float" office:value="401.819023" calcext:value-type="float">
            <text:p>401.819023</text:p>
          </table:table-cell>
          <table:table-cell office:value-type="float" office:value="491.739195" calcext:value-type="float">
            <text:p>491.739195</text:p>
          </table:table-cell>
          <table:table-cell office:value-type="float" office:value="146.792556" calcext:value-type="float">
            <text:p>146.792556</text:p>
          </table:table-cell>
          <table:table-cell office:value-type="float" office:value="436.9253758" calcext:value-type="float">
            <text:p>436.9253758</text:p>
          </table:table-cell>
          <table:table-cell office:value-type="float" office:value="309.1881926" calcext:value-type="float">
            <text:p>309.1881926</text:p>
          </table:table-cell>
          <table:table-cell office:value-type="float" office:value="181.8672704" calcext:value-type="float">
            <text:p>181.8672704</text:p>
          </table:table-cell>
          <table:table-cell office:value-type="float" office:value="384.6234934" calcext:value-type="float">
            <text:p>384.6234934</text:p>
          </table:table-cell>
          <table:table-cell office:value-type="float" office:value="4678.041953" calcext:value-type="float">
            <text:p>4678.041953</text:p>
          </table:table-cell>
          <table:table-cell office:value-type="float" office:value="15364.88805" calcext:value-type="float">
            <text:p>15364.88805</text:p>
          </table:table-cell>
          <table:table-cell office:value-type="float" office:value="11346.10807" calcext:value-type="float">
            <text:p>11346.10807</text:p>
          </table:table-cell>
          <table:table-cell/>
          <table:table-cell office:value-type="float" office:value="56524.86156" calcext:value-type="float">
            <text:p>56524.86156</text:p>
          </table:table-cell>
          <table:table-cell office:value-type="string" calcext:value-type="string">
            <text:p>2021_07_28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2</text:p>
          </table:table-cell>
          <table:table-cell office:value-type="float" office:value="324.537052" calcext:value-type="float">
            <text:p>324.537052</text:p>
          </table:table-cell>
          <table:table-cell office:value-type="float" office:value="362.9027328" calcext:value-type="float">
            <text:p>362.9027328</text:p>
          </table:table-cell>
          <table:table-cell office:value-type="float" office:value="199.6616524" calcext:value-type="float">
            <text:p>199.6616524</text:p>
          </table:table-cell>
          <table:table-cell office:value-type="float" office:value="273.576636" calcext:value-type="float">
            <text:p>273.576636</text:p>
          </table:table-cell>
          <table:table-cell office:value-type="float" office:value="273.9774388" calcext:value-type="float">
            <text:p>273.9774388</text:p>
          </table:table-cell>
          <table:table-cell office:value-type="float" office:value="364.8125184" calcext:value-type="float">
            <text:p>364.8125184</text:p>
          </table:table-cell>
          <table:table-cell office:value-type="float" office:value="401.4824388" calcext:value-type="float">
            <text:p>401.4824388</text:p>
          </table:table-cell>
          <table:table-cell office:value-type="float" office:value="654.2606832" calcext:value-type="float">
            <text:p>654.2606832</text:p>
          </table:table-cell>
          <table:table-cell office:value-type="float" office:value="6782.343756" calcext:value-type="float">
            <text:p>6782.343756</text:p>
          </table:table-cell>
          <table:table-cell office:value-type="float" office:value="14220.96851" calcext:value-type="float">
            <text:p>14220.96851</text:p>
          </table:table-cell>
          <table:table-cell office:value-type="float" office:value="14162.02446" calcext:value-type="float">
            <text:p>14162.02446</text:p>
          </table:table-cell>
          <table:table-cell/>
          <table:table-cell office:value-type="float" office:value="35754.6779" calcext:value-type="float">
            <text:p>35754.6779</text:p>
          </table:table-cell>
          <table:table-cell office:value-type="string" calcext:value-type="string">
            <text:p>2021_07_28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2</text:p>
          </table:table-cell>
          <table:table-cell office:value-type="float" office:value="357.2778456" calcext:value-type="float">
            <text:p>357.2778456</text:p>
          </table:table-cell>
          <table:table-cell/>
          <table:table-cell office:value-type="float" office:value="322.7363524" calcext:value-type="float">
            <text:p>322.7363524</text:p>
          </table:table-cell>
          <table:table-cell office:value-type="float" office:value="588.47637" calcext:value-type="float">
            <text:p>588.47637</text:p>
          </table:table-cell>
          <table:table-cell office:value-type="float" office:value="250.6331976" calcext:value-type="float">
            <text:p>250.6331976</text:p>
          </table:table-cell>
          <table:table-cell office:value-type="float" office:value="143.8387392" calcext:value-type="float">
            <text:p>143.8387392</text:p>
          </table:table-cell>
          <table:table-cell office:value-type="float" office:value="431.8524912" calcext:value-type="float">
            <text:p>431.8524912</text:p>
          </table:table-cell>
          <table:table-cell office:value-type="float" office:value="717.6919844" calcext:value-type="float">
            <text:p>717.6919844</text:p>
          </table:table-cell>
          <table:table-cell office:value-type="float" office:value="6393.935441" calcext:value-type="float">
            <text:p>6393.935441</text:p>
          </table:table-cell>
          <table:table-cell office:value-type="float" office:value="9837.418748" calcext:value-type="float">
            <text:p>9837.418748</text:p>
          </table:table-cell>
          <table:table-cell office:value-type="float" office:value="5877.209028" calcext:value-type="float">
            <text:p>5877.209028</text:p>
          </table:table-cell>
          <table:table-cell/>
          <table:table-cell office:value-type="float" office:value="28631.56841" calcext:value-type="float">
            <text:p>28631.56841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2</text:p>
          </table:table-cell>
          <table:table-cell office:value-type="float" office:value="338.9801052" calcext:value-type="float">
            <text:p>338.9801052</text:p>
          </table:table-cell>
          <table:table-cell/>
          <table:table-cell office:value-type="float" office:value="431.0643876" calcext:value-type="float">
            <text:p>431.0643876</text:p>
          </table:table-cell>
          <table:table-cell office:value-type="float" office:value="358.660832" calcext:value-type="float">
            <text:p>358.660832</text:p>
          </table:table-cell>
          <table:table-cell office:value-type="float" office:value="395.8166948" calcext:value-type="float">
            <text:p>395.8166948</text:p>
          </table:table-cell>
          <table:table-cell office:value-type="float" office:value="464.8788956" calcext:value-type="float">
            <text:p>464.8788956</text:p>
          </table:table-cell>
          <table:table-cell office:value-type="float" office:value="323.3825408" calcext:value-type="float">
            <text:p>323.3825408</text:p>
          </table:table-cell>
          <table:table-cell office:value-type="float" office:value="465.7732096" calcext:value-type="float">
            <text:p>465.7732096</text:p>
          </table:table-cell>
          <table:table-cell office:value-type="float" office:value="5405.011651" calcext:value-type="float">
            <text:p>5405.011651</text:p>
          </table:table-cell>
          <table:table-cell office:value-type="float" office:value="6124.685783" calcext:value-type="float">
            <text:p>6124.685783</text:p>
          </table:table-cell>
          <table:table-cell office:value-type="float" office:value="5718.046834" calcext:value-type="float">
            <text:p>5718.046834</text:p>
          </table:table-cell>
          <table:table-cell/>
          <table:table-cell office:value-type="float" office:value="34479.43242" calcext:value-type="float">
            <text:p>34479.43242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2</text:p>
          </table:table-cell>
          <table:table-cell office:value-type="float" office:value="426.5916424" calcext:value-type="float">
            <text:p>426.5916424</text:p>
          </table:table-cell>
          <table:table-cell/>
          <table:table-cell office:value-type="float" office:value="250.5015504" calcext:value-type="float">
            <text:p>250.5015504</text:p>
          </table:table-cell>
          <table:table-cell office:value-type="float" office:value="144.0018" calcext:value-type="float">
            <text:p>144.0018</text:p>
          </table:table-cell>
          <table:table-cell office:value-type="float" office:value="288.2496208" calcext:value-type="float">
            <text:p>288.2496208</text:p>
          </table:table-cell>
          <table:table-cell office:value-type="float" office:value="321.8736976" calcext:value-type="float">
            <text:p>321.8736976</text:p>
          </table:table-cell>
          <table:table-cell office:value-type="float" office:value="412.104648" calcext:value-type="float">
            <text:p>412.104648</text:p>
          </table:table-cell>
          <table:table-cell office:value-type="float" office:value="751.7839288" calcext:value-type="float">
            <text:p>751.7839288</text:p>
          </table:table-cell>
          <table:table-cell office:value-type="float" office:value="2881.278964" calcext:value-type="float">
            <text:p>2881.278964</text:p>
          </table:table-cell>
          <table:table-cell office:value-type="float" office:value="3651.492344" calcext:value-type="float">
            <text:p>3651.492344</text:p>
          </table:table-cell>
          <table:table-cell office:value-type="float" office:value="2385.933795" calcext:value-type="float">
            <text:p>2385.933795</text:p>
          </table:table-cell>
          <table:table-cell/>
          <table:table-cell office:value-type="float" office:value="23894.72499" calcext:value-type="float">
            <text:p>23894.72499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2</text:p>
          </table:table-cell>
          <table:table-cell office:value-type="float" office:value="195.7735248" calcext:value-type="float">
            <text:p>195.7735248</text:p>
          </table:table-cell>
          <table:table-cell/>
          <table:table-cell office:value-type="float" office:value="321.7278816" calcext:value-type="float">
            <text:p>321.7278816</text:p>
          </table:table-cell>
          <table:table-cell office:value-type="float" office:value="107.446428" calcext:value-type="float">
            <text:p>107.446428</text:p>
          </table:table-cell>
          <table:table-cell office:value-type="float" office:value="431.1186" calcext:value-type="float">
            <text:p>431.1186</text:p>
          </table:table-cell>
          <table:table-cell office:value-type="float" office:value="252.0233704" calcext:value-type="float">
            <text:p>252.0233704</text:p>
          </table:table-cell>
          <table:table-cell office:value-type="float" office:value="322.9567632" calcext:value-type="float">
            <text:p>322.9567632</text:p>
          </table:table-cell>
          <table:table-cell office:value-type="float" office:value="2241.598397" calcext:value-type="float">
            <text:p>2241.598397</text:p>
          </table:table-cell>
          <table:table-cell office:value-type="float" office:value="2893.36383" calcext:value-type="float">
            <text:p>2893.36383</text:p>
          </table:table-cell>
          <table:table-cell office:value-type="float" office:value="3025.648047" calcext:value-type="float">
            <text:p>3025.648047</text:p>
          </table:table-cell>
          <table:table-cell office:value-type="float" office:value="2505.198404" calcext:value-type="float">
            <text:p>2505.198404</text:p>
          </table:table-cell>
          <table:table-cell/>
          <table:table-cell office:value-type="float" office:value="20200.21332" calcext:value-type="float">
            <text:p>20200.21332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2</text:p>
          </table:table-cell>
          <table:table-cell office:value-type="float" office:value="1013.5176217" calcext:value-type="float">
            <text:p>1013.5176217</text:p>
          </table:table-cell>
          <table:table-cell office:value-type="float" office:value="1902.0307246" calcext:value-type="float">
            <text:p>1902.0307246</text:p>
          </table:table-cell>
          <table:table-cell office:value-type="float" office:value="1909.4754658" calcext:value-type="float">
            <text:p>1909.4754658</text:p>
          </table:table-cell>
          <table:table-cell office:value-type="float" office:value="1894.8495755" calcext:value-type="float">
            <text:p>1894.8495755</text:p>
          </table:table-cell>
          <table:table-cell office:value-type="float" office:value="2118.9576574" calcext:value-type="float">
            <text:p>2118.9576574</text:p>
          </table:table-cell>
          <table:table-cell office:value-type="float" office:value="2158.7494454" calcext:value-type="float">
            <text:p>2158.7494454</text:p>
          </table:table-cell>
          <table:table-cell office:value-type="float" office:value="2172.047887" calcext:value-type="float">
            <text:p>2172.047887</text:p>
          </table:table-cell>
          <table:table-cell office:value-type="float" office:value="5817.5959432" calcext:value-type="float">
            <text:p>5817.5959432</text:p>
          </table:table-cell>
          <table:table-cell office:value-type="float" office:value="26566.1388432" calcext:value-type="float">
            <text:p>26566.1388432</text:p>
          </table:table-cell>
          <table:table-cell office:value-type="float" office:value="45693.378689" calcext:value-type="float">
            <text:p>45693.378689</text:p>
          </table:table-cell>
          <table:table-cell office:value-type="float" office:value="43721.987798" calcext:value-type="float">
            <text:p>43721.987798</text:p>
          </table:table-cell>
          <table:table-cell office:value-type="float" office:value="51975.612932" calcext:value-type="float">
            <text:p>51975.612932</text:p>
          </table:table-cell>
          <table:table-cell/>
          <table:table-cell office:value-type="string" calcext:value-type="string">
            <text:p>2022_05_11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2</text:p>
          </table:table-cell>
          <table:table-cell office:value-type="float" office:value="1561.5295612" calcext:value-type="float">
            <text:p>1561.5295612</text:p>
          </table:table-cell>
          <table:table-cell office:value-type="float" office:value="2240.8056181" calcext:value-type="float">
            <text:p>2240.8056181</text:p>
          </table:table-cell>
          <table:table-cell office:value-type="float" office:value="2675.4588261" calcext:value-type="float">
            <text:p>2675.4588261</text:p>
          </table:table-cell>
          <table:table-cell office:value-type="float" office:value="2201.4422736" calcext:value-type="float">
            <text:p>2201.4422736</text:p>
          </table:table-cell>
          <table:table-cell office:value-type="float" office:value="2219.2601938" calcext:value-type="float">
            <text:p>2219.2601938</text:p>
          </table:table-cell>
          <table:table-cell office:value-type="float" office:value="2148.994822" calcext:value-type="float">
            <text:p>2148.994822</text:p>
          </table:table-cell>
          <table:table-cell office:value-type="float" office:value="2888.8877222" calcext:value-type="float">
            <text:p>2888.8877222</text:p>
          </table:table-cell>
          <table:table-cell office:value-type="float" office:value="6081.1479196" calcext:value-type="float">
            <text:p>6081.1479196</text:p>
          </table:table-cell>
          <table:table-cell office:value-type="float" office:value="24110.5557282" calcext:value-type="float">
            <text:p>24110.5557282</text:p>
          </table:table-cell>
          <table:table-cell office:value-type="float" office:value="42333.4545368" calcext:value-type="float">
            <text:p>42333.4545368</text:p>
          </table:table-cell>
          <table:table-cell office:value-type="float" office:value="41874.130085" calcext:value-type="float">
            <text:p>41874.130085</text:p>
          </table:table-cell>
          <table:table-cell office:value-type="float" office:value="50576.3695088" calcext:value-type="float">
            <text:p>50576.3695088</text:p>
          </table:table-cell>
          <table:table-cell/>
          <table:table-cell office:value-type="string" calcext:value-type="string">
            <text:p>2022_05_11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2</text:p>
          </table:table-cell>
          <table:table-cell office:value-type="float" office:value="988.6894156" calcext:value-type="float">
            <text:p>988.6894156</text:p>
          </table:table-cell>
          <table:table-cell office:value-type="float" office:value="1637.4074074" calcext:value-type="float">
            <text:p>1637.4074074</text:p>
          </table:table-cell>
          <table:table-cell office:value-type="float" office:value="3003.7117413" calcext:value-type="float">
            <text:p>3003.7117413</text:p>
          </table:table-cell>
          <table:table-cell office:value-type="float" office:value="2159.4329731" calcext:value-type="float">
            <text:p>2159.4329731</text:p>
          </table:table-cell>
          <table:table-cell office:value-type="float" office:value="2598.7096614" calcext:value-type="float">
            <text:p>2598.7096614</text:p>
          </table:table-cell>
          <table:table-cell office:value-type="float" office:value="2239.2259758" calcext:value-type="float">
            <text:p>2239.2259758</text:p>
          </table:table-cell>
          <table:table-cell office:value-type="float" office:value="2889.3237068" calcext:value-type="float">
            <text:p>2889.3237068</text:p>
          </table:table-cell>
          <table:table-cell office:value-type="float" office:value="5366.4791892" calcext:value-type="float">
            <text:p>5366.4791892</text:p>
          </table:table-cell>
          <table:table-cell office:value-type="float" office:value="20763.7969088" calcext:value-type="float">
            <text:p>20763.7969088</text:p>
          </table:table-cell>
          <table:table-cell office:value-type="float" office:value="41359.4940286" calcext:value-type="float">
            <text:p>41359.4940286</text:p>
          </table:table-cell>
          <table:table-cell office:value-type="float" office:value="42657.9404136" calcext:value-type="float">
            <text:p>42657.9404136</text:p>
          </table:table-cell>
          <table:table-cell office:value-type="float" office:value="50261.366723" calcext:value-type="float">
            <text:p>50261.366723</text:p>
          </table:table-cell>
          <table:table-cell/>
          <table:table-cell office:value-type="string" calcext:value-type="string">
            <text:p>2022_05_11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4</text:p>
          </table:table-cell>
          <table:table-cell office:value-type="float" office:value="251.2302692" calcext:value-type="float">
            <text:p>251.2302692</text:p>
          </table:table-cell>
          <table:table-cell office:value-type="float" office:value="306.823186" calcext:value-type="float">
            <text:p>306.823186</text:p>
          </table:table-cell>
          <table:table-cell office:value-type="float" office:value="380.8881088" calcext:value-type="float">
            <text:p>380.8881088</text:p>
          </table:table-cell>
          <table:table-cell office:value-type="float" office:value="345.3818774" calcext:value-type="float">
            <text:p>345.3818774</text:p>
          </table:table-cell>
          <table:table-cell office:value-type="float" office:value="275.4069048" calcext:value-type="float">
            <text:p>275.4069048</text:p>
          </table:table-cell>
          <table:table-cell office:value-type="float" office:value="273.6089782" calcext:value-type="float">
            <text:p>273.6089782</text:p>
          </table:table-cell>
          <table:table-cell office:value-type="float" office:value="255.069005" calcext:value-type="float">
            <text:p>255.069005</text:p>
          </table:table-cell>
          <table:table-cell office:value-type="float" office:value="1127.075514" calcext:value-type="float">
            <text:p>1127.075514</text:p>
          </table:table-cell>
          <table:table-cell office:value-type="float" office:value="11795.01082" calcext:value-type="float">
            <text:p>11795.01082</text:p>
          </table:table-cell>
          <table:table-cell office:value-type="float" office:value="23505.04057" calcext:value-type="float">
            <text:p>23505.04057</text:p>
          </table:table-cell>
          <table:table-cell office:value-type="float" office:value="21501.19851" calcext:value-type="float">
            <text:p>21501.19851</text:p>
          </table:table-cell>
          <table:table-cell/>
          <table:table-cell office:value-type="float" office:value="50813.84864" calcext:value-type="float">
            <text:p>50813.84864</text:p>
          </table:table-cell>
          <table:table-cell office:value-type="string" calcext:value-type="string">
            <text:p>2021_07_28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4</text:p>
          </table:table-cell>
          <table:table-cell office:value-type="float" office:value="306.2908014" calcext:value-type="float">
            <text:p>306.2908014</text:p>
          </table:table-cell>
          <table:table-cell office:value-type="float" office:value="182.5176212" calcext:value-type="float">
            <text:p>182.5176212</text:p>
          </table:table-cell>
          <table:table-cell office:value-type="float" office:value="273.3774048" calcext:value-type="float">
            <text:p>273.3774048</text:p>
          </table:table-cell>
          <table:table-cell office:value-type="float" office:value="475.1826332" calcext:value-type="float">
            <text:p>475.1826332</text:p>
          </table:table-cell>
          <table:table-cell office:value-type="float" office:value="236.740771" calcext:value-type="float">
            <text:p>236.740771</text:p>
          </table:table-cell>
          <table:table-cell office:value-type="float" office:value="490.7696824" calcext:value-type="float">
            <text:p>490.7696824</text:p>
          </table:table-cell>
          <table:table-cell office:value-type="float" office:value="746.990813" calcext:value-type="float">
            <text:p>746.990813</text:p>
          </table:table-cell>
          <table:table-cell office:value-type="float" office:value="1889.578874" calcext:value-type="float">
            <text:p>1889.578874</text:p>
          </table:table-cell>
          <table:table-cell office:value-type="float" office:value="16542.77208" calcext:value-type="float">
            <text:p>16542.77208</text:p>
          </table:table-cell>
          <table:table-cell office:value-type="float" office:value="22990.68275" calcext:value-type="float">
            <text:p>22990.68275</text:p>
          </table:table-cell>
          <table:table-cell office:value-type="float" office:value="21058.36979" calcext:value-type="float">
            <text:p>21058.36979</text:p>
          </table:table-cell>
          <table:table-cell/>
          <table:table-cell office:value-type="float" office:value="46269.46867" calcext:value-type="float">
            <text:p>46269.46867</text:p>
          </table:table-cell>
          <table:table-cell office:value-type="string" calcext:value-type="string">
            <text:p>2021_07_28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4</text:p>
          </table:table-cell>
          <table:table-cell office:value-type="float" office:value="305.4219016" calcext:value-type="float">
            <text:p>305.4219016</text:p>
          </table:table-cell>
          <table:table-cell office:value-type="float" office:value="508.3069696" calcext:value-type="float">
            <text:p>508.3069696</text:p>
          </table:table-cell>
          <table:table-cell office:value-type="float" office:value="181.5275952" calcext:value-type="float">
            <text:p>181.5275952</text:p>
          </table:table-cell>
          <table:table-cell office:value-type="float" office:value="528.206022" calcext:value-type="float">
            <text:p>528.206022</text:p>
          </table:table-cell>
          <table:table-cell office:value-type="float" office:value="272.9027912" calcext:value-type="float">
            <text:p>272.9027912</text:p>
          </table:table-cell>
          <table:table-cell office:value-type="float" office:value="328.2399756" calcext:value-type="float">
            <text:p>328.2399756</text:p>
          </table:table-cell>
          <table:table-cell office:value-type="float" office:value="655.7173276" calcext:value-type="float">
            <text:p>655.7173276</text:p>
          </table:table-cell>
          <table:table-cell office:value-type="float" office:value="2235.650583" calcext:value-type="float">
            <text:p>2235.650583</text:p>
          </table:table-cell>
          <table:table-cell office:value-type="float" office:value="15163.48176" calcext:value-type="float">
            <text:p>15163.48176</text:p>
          </table:table-cell>
          <table:table-cell office:value-type="float" office:value="19573.40832" calcext:value-type="float">
            <text:p>19573.40832</text:p>
          </table:table-cell>
          <table:table-cell office:value-type="float" office:value="20581.80724" calcext:value-type="float">
            <text:p>20581.80724</text:p>
          </table:table-cell>
          <table:table-cell/>
          <table:table-cell office:value-type="float" office:value="43259.99572" calcext:value-type="float">
            <text:p>43259.99572</text:p>
          </table:table-cell>
          <table:table-cell office:value-type="string" calcext:value-type="string">
            <text:p>2021_07_28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4</text:p>
          </table:table-cell>
          <table:table-cell office:value-type="float" office:value="231.6305808" calcext:value-type="float">
            <text:p>231.6305808</text:p>
          </table:table-cell>
          <table:table-cell/>
          <table:table-cell office:value-type="float" office:value="268.8415072" calcext:value-type="float">
            <text:p>268.8415072</text:p>
          </table:table-cell>
          <table:table-cell office:value-type="float" office:value="357.0849452" calcext:value-type="float">
            <text:p>357.0849452</text:p>
          </table:table-cell>
          <table:table-cell office:value-type="float" office:value="358.8645648" calcext:value-type="float">
            <text:p>358.8645648</text:p>
          </table:table-cell>
          <table:table-cell office:value-type="float" office:value="754.2002432" calcext:value-type="float">
            <text:p>754.2002432</text:p>
          </table:table-cell>
          <table:table-cell office:value-type="float" office:value="609.9725988" calcext:value-type="float">
            <text:p>609.9725988</text:p>
          </table:table-cell>
          <table:table-cell office:value-type="float" office:value="2931.672899" calcext:value-type="float">
            <text:p>2931.672899</text:p>
          </table:table-cell>
          <table:table-cell office:value-type="float" office:value="10785.7921" calcext:value-type="float">
            <text:p>10785.7921</text:p>
          </table:table-cell>
          <table:table-cell office:value-type="float" office:value="14468.05975" calcext:value-type="float">
            <text:p>14468.05975</text:p>
          </table:table-cell>
          <table:table-cell office:value-type="float" office:value="6290.972413" calcext:value-type="float">
            <text:p>6290.972413</text:p>
          </table:table-cell>
          <table:table-cell/>
          <table:table-cell office:value-type="float" office:value="31701.90307" calcext:value-type="float">
            <text:p>31701.90307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4</text:p>
          </table:table-cell>
          <table:table-cell office:value-type="float" office:value="160.2837936" calcext:value-type="float">
            <text:p>160.2837936</text:p>
          </table:table-cell>
          <table:table-cell/>
          <table:table-cell office:value-type="float" office:value="322.309564" calcext:value-type="float">
            <text:p>322.309564</text:p>
          </table:table-cell>
          <table:table-cell office:value-type="float" office:value="179.4088196" calcext:value-type="float">
            <text:p>179.4088196</text:p>
          </table:table-cell>
          <table:table-cell office:value-type="float" office:value="268.9651008" calcext:value-type="float">
            <text:p>268.9651008</text:p>
          </table:table-cell>
          <table:table-cell office:value-type="float" office:value="447.0184212" calcext:value-type="float">
            <text:p>447.0184212</text:p>
          </table:table-cell>
          <table:table-cell office:value-type="float" office:value="486.1416912" calcext:value-type="float">
            <text:p>486.1416912</text:p>
          </table:table-cell>
          <table:table-cell office:value-type="float" office:value="4542.019223" calcext:value-type="float">
            <text:p>4542.019223</text:p>
          </table:table-cell>
          <table:table-cell office:value-type="float" office:value="9427.918791" calcext:value-type="float">
            <text:p>9427.918791</text:p>
          </table:table-cell>
          <table:table-cell office:value-type="float" office:value="11280.69568" calcext:value-type="float">
            <text:p>11280.69568</text:p>
          </table:table-cell>
          <table:table-cell office:value-type="float" office:value="9750.958219" calcext:value-type="float">
            <text:p>9750.958219</text:p>
          </table:table-cell>
          <table:table-cell/>
          <table:table-cell office:value-type="float" office:value="26960.68488" calcext:value-type="float">
            <text:p>26960.68488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4</text:p>
          </table:table-cell>
          <table:table-cell office:value-type="float" office:value="410.0589416" calcext:value-type="float">
            <text:p>410.0589416</text:p>
          </table:table-cell>
          <table:table-cell/>
          <table:table-cell office:value-type="float" office:value="321.5721672" calcext:value-type="float">
            <text:p>321.5721672</text:p>
          </table:table-cell>
          <table:table-cell office:value-type="float" office:value="467.0067264" calcext:value-type="float">
            <text:p>467.0067264</text:p>
          </table:table-cell>
          <table:table-cell office:value-type="float" office:value="484.7666856" calcext:value-type="float">
            <text:p>484.7666856</text:p>
          </table:table-cell>
          <table:table-cell office:value-type="float" office:value="251.5397456" calcext:value-type="float">
            <text:p>251.5397456</text:p>
          </table:table-cell>
          <table:table-cell office:value-type="float" office:value="918.4926672" calcext:value-type="float">
            <text:p>918.4926672</text:p>
          </table:table-cell>
          <table:table-cell office:value-type="float" office:value="1859.411369" calcext:value-type="float">
            <text:p>1859.411369</text:p>
          </table:table-cell>
          <table:table-cell office:value-type="float" office:value="2473.37059" calcext:value-type="float">
            <text:p>2473.37059</text:p>
          </table:table-cell>
          <table:table-cell office:value-type="float" office:value="3538.581744" calcext:value-type="float">
            <text:p>3538.581744</text:p>
          </table:table-cell>
          <table:table-cell office:value-type="float" office:value="3343.907616" calcext:value-type="float">
            <text:p>3343.907616</text:p>
          </table:table-cell>
          <table:table-cell/>
          <table:table-cell office:value-type="float" office:value="20174.90729" calcext:value-type="float">
            <text:p>20174.90729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4</text:p>
          </table:table-cell>
          <table:table-cell office:value-type="float" office:value="177.8466296" calcext:value-type="float">
            <text:p>177.8466296</text:p>
          </table:table-cell>
          <table:table-cell/>
          <table:table-cell office:value-type="float" office:value="358.1710672" calcext:value-type="float">
            <text:p>358.1710672</text:p>
          </table:table-cell>
          <table:table-cell office:value-type="float" office:value="214.4121552" calcext:value-type="float">
            <text:p>214.4121552</text:p>
          </table:table-cell>
          <table:table-cell office:value-type="float" office:value="395.837188" calcext:value-type="float">
            <text:p>395.837188</text:p>
          </table:table-cell>
          <table:table-cell office:value-type="float" office:value="429.2811464" calcext:value-type="float">
            <text:p>429.2811464</text:p>
          </table:table-cell>
          <table:table-cell office:value-type="float" office:value="645.0325568" calcext:value-type="float">
            <text:p>645.0325568</text:p>
          </table:table-cell>
          <table:table-cell office:value-type="float" office:value="2295.342317" calcext:value-type="float">
            <text:p>2295.342317</text:p>
          </table:table-cell>
          <table:table-cell office:value-type="float" office:value="2572.400348" calcext:value-type="float">
            <text:p>2572.400348</text:p>
          </table:table-cell>
          <table:table-cell office:value-type="float" office:value="3112.170865" calcext:value-type="float">
            <text:p>3112.170865</text:p>
          </table:table-cell>
          <table:table-cell office:value-type="float" office:value="2861.729383" calcext:value-type="float">
            <text:p>2861.729383</text:p>
          </table:table-cell>
          <table:table-cell/>
          <table:table-cell office:value-type="float" office:value="14431.61832" calcext:value-type="float">
            <text:p>14431.61832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4</text:p>
          </table:table-cell>
          <table:table-cell office:value-type="float" office:value="2399.854115" calcext:value-type="float">
            <text:p>2399.854115</text:p>
          </table:table-cell>
          <table:table-cell office:value-type="float" office:value="2026.282188" calcext:value-type="float">
            <text:p>2026.282188</text:p>
          </table:table-cell>
          <table:table-cell office:value-type="float" office:value="2157.67125" calcext:value-type="float">
            <text:p>2157.67125</text:p>
          </table:table-cell>
          <table:table-cell office:value-type="float" office:value="2306.660216" calcext:value-type="float">
            <text:p>2306.660216</text:p>
          </table:table-cell>
          <table:table-cell office:value-type="float" office:value="3194.2262704" calcext:value-type="float">
            <text:p>3194.2262704</text:p>
          </table:table-cell>
          <table:table-cell office:value-type="float" office:value="3778.7650064" calcext:value-type="float">
            <text:p>3778.7650064</text:p>
          </table:table-cell>
          <table:table-cell office:value-type="float" office:value="3909.2369024" calcext:value-type="float">
            <text:p>3909.2369024</text:p>
          </table:table-cell>
          <table:table-cell office:value-type="float" office:value="10734.5672144" calcext:value-type="float">
            <text:p>10734.5672144</text:p>
          </table:table-cell>
          <table:table-cell office:value-type="float" office:value="38196.9956172" calcext:value-type="float">
            <text:p>38196.9956172</text:p>
          </table:table-cell>
          <table:table-cell office:value-type="float" office:value="49785.5193736" calcext:value-type="float">
            <text:p>49785.5193736</text:p>
          </table:table-cell>
          <table:table-cell office:value-type="float" office:value="42200.422696" calcext:value-type="float">
            <text:p>42200.422696</text:p>
          </table:table-cell>
          <table:table-cell office:value-type="float" office:value="41663.906398" calcext:value-type="float">
            <text:p>41663.906398</text:p>
          </table:table-cell>
          <table:table-cell/>
          <table:table-cell office:value-type="string" calcext:value-type="string">
            <text:p>2022_05_11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4</text:p>
          </table:table-cell>
          <table:table-cell office:value-type="float" office:value="1472.1068576" calcext:value-type="float">
            <text:p>1472.1068576</text:p>
          </table:table-cell>
          <table:table-cell office:value-type="float" office:value="3023.5984766" calcext:value-type="float">
            <text:p>3023.5984766</text:p>
          </table:table-cell>
          <table:table-cell office:value-type="float" office:value="2608.54125" calcext:value-type="float">
            <text:p>2608.54125</text:p>
          </table:table-cell>
          <table:table-cell office:value-type="float" office:value="2789.5372576" calcext:value-type="float">
            <text:p>2789.5372576</text:p>
          </table:table-cell>
          <table:table-cell office:value-type="float" office:value="3135.741127" calcext:value-type="float">
            <text:p>3135.741127</text:p>
          </table:table-cell>
          <table:table-cell office:value-type="float" office:value="3059.4814024" calcext:value-type="float">
            <text:p>3059.4814024</text:p>
          </table:table-cell>
          <table:table-cell office:value-type="float" office:value="3739.9612884" calcext:value-type="float">
            <text:p>3739.9612884</text:p>
          </table:table-cell>
          <table:table-cell office:value-type="float" office:value="11853.2229088" calcext:value-type="float">
            <text:p>11853.2229088</text:p>
          </table:table-cell>
          <table:table-cell office:value-type="float" office:value="43324.9398044" calcext:value-type="float">
            <text:p>43324.9398044</text:p>
          </table:table-cell>
          <table:table-cell office:value-type="float" office:value="57293.9743864" calcext:value-type="float">
            <text:p>57293.9743864</text:p>
          </table:table-cell>
          <table:table-cell office:value-type="float" office:value="45263.1539528" calcext:value-type="float">
            <text:p>45263.1539528</text:p>
          </table:table-cell>
          <table:table-cell office:value-type="float" office:value="41218.0367176" calcext:value-type="float">
            <text:p>41218.0367176</text:p>
          </table:table-cell>
          <table:table-cell/>
          <table:table-cell office:value-type="string" calcext:value-type="string">
            <text:p>2022_05_11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4</text:p>
          </table:table-cell>
          <table:table-cell office:value-type="float" office:value="1555.0309292" calcext:value-type="float">
            <text:p>1555.0309292</text:p>
          </table:table-cell>
          <table:table-cell office:value-type="float" office:value="3835.4076352" calcext:value-type="float">
            <text:p>3835.4076352</text:p>
          </table:table-cell>
          <table:table-cell office:value-type="float" office:value="2182.173" calcext:value-type="float">
            <text:p>2182.173</text:p>
          </table:table-cell>
          <table:table-cell office:value-type="float" office:value="2582.582964" calcext:value-type="float">
            <text:p>2582.582964</text:p>
          </table:table-cell>
          <table:table-cell office:value-type="float" office:value="3385.1802332" calcext:value-type="float">
            <text:p>3385.1802332</text:p>
          </table:table-cell>
          <table:table-cell office:value-type="float" office:value="2645.1591392" calcext:value-type="float">
            <text:p>2645.1591392</text:p>
          </table:table-cell>
          <table:table-cell office:value-type="float" office:value="3550.2859908" calcext:value-type="float">
            <text:p>3550.2859908</text:p>
          </table:table-cell>
          <table:table-cell office:value-type="float" office:value="11289.2868864" calcext:value-type="float">
            <text:p>11289.2868864</text:p>
          </table:table-cell>
          <table:table-cell office:value-type="float" office:value="33603.3948452" calcext:value-type="float">
            <text:p>33603.3948452</text:p>
          </table:table-cell>
          <table:table-cell office:value-type="float" office:value="55373.4312808" calcext:value-type="float">
            <text:p>55373.4312808</text:p>
          </table:table-cell>
          <table:table-cell office:value-type="float" office:value="43978.8659768" calcext:value-type="float">
            <text:p>43978.8659768</text:p>
          </table:table-cell>
          <table:table-cell office:value-type="float" office:value="36654.226332" calcext:value-type="float">
            <text:p>36654.226332</text:p>
          </table:table-cell>
          <table:table-cell/>
          <table:table-cell office:value-type="string" calcext:value-type="string">
            <text:p>2022_05_11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5</text:p>
          </table:table-cell>
          <table:table-cell office:value-type="float" office:value="269.978425" calcext:value-type="float">
            <text:p>269.978425</text:p>
          </table:table-cell>
          <table:table-cell office:value-type="float" office:value="578.9264634" calcext:value-type="float">
            <text:p>578.9264634</text:p>
          </table:table-cell>
          <table:table-cell office:value-type="float" office:value="217.4346772" calcext:value-type="float">
            <text:p>217.4346772</text:p>
          </table:table-cell>
          <table:table-cell office:value-type="float" office:value="472.0266972" calcext:value-type="float">
            <text:p>472.0266972</text:p>
          </table:table-cell>
          <table:table-cell office:value-type="float" office:value="382.8396778" calcext:value-type="float">
            <text:p>382.8396778</text:p>
          </table:table-cell>
          <table:table-cell office:value-type="float" office:value="492.5037282" calcext:value-type="float">
            <text:p>492.5037282</text:p>
          </table:table-cell>
          <table:table-cell office:value-type="float" office:value="254.867013" calcext:value-type="float">
            <text:p>254.867013</text:p>
          </table:table-cell>
          <table:table-cell office:value-type="float" office:value="599.8975688" calcext:value-type="float">
            <text:p>599.8975688</text:p>
          </table:table-cell>
          <table:table-cell office:value-type="float" office:value="4936.017497" calcext:value-type="float">
            <text:p>4936.017497</text:p>
          </table:table-cell>
          <table:table-cell office:value-type="float" office:value="16429.55733" calcext:value-type="float">
            <text:p>16429.55733</text:p>
          </table:table-cell>
          <table:table-cell office:value-type="float" office:value="16155.70964" calcext:value-type="float">
            <text:p>16155.70964</text:p>
          </table:table-cell>
          <table:table-cell/>
          <table:table-cell office:value-type="float" office:value="67028.80615" calcext:value-type="float">
            <text:p>67028.80615</text:p>
          </table:table-cell>
          <table:table-cell office:value-type="string" calcext:value-type="string">
            <text:p>2021_07_28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5</text:p>
          </table:table-cell>
          <table:table-cell office:value-type="float" office:value="414.4172084" calcext:value-type="float">
            <text:p>414.4172084</text:p>
          </table:table-cell>
          <table:table-cell office:value-type="float" office:value="346.8987948" calcext:value-type="float">
            <text:p>346.8987948</text:p>
          </table:table-cell>
          <table:table-cell office:value-type="float" office:value="200.5184062" calcext:value-type="float">
            <text:p>200.5184062</text:p>
          </table:table-cell>
          <table:table-cell office:value-type="float" office:value="110.2281276" calcext:value-type="float">
            <text:p>110.2281276</text:p>
          </table:table-cell>
          <table:table-cell office:value-type="float" office:value="364.505173" calcext:value-type="float">
            <text:p>364.505173</text:p>
          </table:table-cell>
          <table:table-cell office:value-type="float" office:value="309.067587" calcext:value-type="float">
            <text:p>309.067587</text:p>
          </table:table-cell>
          <table:table-cell office:value-type="float" office:value="436.7322164" calcext:value-type="float">
            <text:p>436.7322164</text:p>
          </table:table-cell>
          <table:table-cell office:value-type="float" office:value="382.6022612" calcext:value-type="float">
            <text:p>382.6022612</text:p>
          </table:table-cell>
          <table:table-cell office:value-type="float" office:value="7422.292577" calcext:value-type="float">
            <text:p>7422.292577</text:p>
          </table:table-cell>
          <table:table-cell office:value-type="float" office:value="18666.63382" calcext:value-type="float">
            <text:p>18666.63382</text:p>
          </table:table-cell>
          <table:table-cell office:value-type="float" office:value="20164.69603" calcext:value-type="float">
            <text:p>20164.69603</text:p>
          </table:table-cell>
          <table:table-cell/>
          <table:table-cell office:value-type="float" office:value="53831.58059" calcext:value-type="float">
            <text:p>53831.58059</text:p>
          </table:table-cell>
          <table:table-cell office:value-type="string" calcext:value-type="string">
            <text:p>2021_07_28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5</text:p>
          </table:table-cell>
          <table:table-cell office:value-type="float" office:value="359.45429" calcext:value-type="float">
            <text:p>359.45429</text:p>
          </table:table-cell>
          <table:table-cell office:value-type="float" office:value="291.1537664" calcext:value-type="float">
            <text:p>291.1537664</text:p>
          </table:table-cell>
          <table:table-cell office:value-type="float" office:value="581.4407424" calcext:value-type="float">
            <text:p>581.4407424</text:p>
          </table:table-cell>
          <table:table-cell office:value-type="float" office:value="582.968988" calcext:value-type="float">
            <text:p>582.968988</text:p>
          </table:table-cell>
          <table:table-cell office:value-type="float" office:value="237.8433148" calcext:value-type="float">
            <text:p>237.8433148</text:p>
          </table:table-cell>
          <table:table-cell office:value-type="float" office:value="291.623234" calcext:value-type="float">
            <text:p>291.623234</text:p>
          </table:table-cell>
          <table:table-cell office:value-type="float" office:value="400.4399548" calcext:value-type="float">
            <text:p>400.4399548</text:p>
          </table:table-cell>
          <table:table-cell office:value-type="float" office:value="509.9485392" calcext:value-type="float">
            <text:p>509.9485392</text:p>
          </table:table-cell>
          <table:table-cell office:value-type="float" office:value="6084.730343" calcext:value-type="float">
            <text:p>6084.730343</text:p>
          </table:table-cell>
          <table:table-cell office:value-type="float" office:value="18074.85578" calcext:value-type="float">
            <text:p>18074.85578</text:p>
          </table:table-cell>
          <table:table-cell office:value-type="float" office:value="18279.90766" calcext:value-type="float">
            <text:p>18279.90766</text:p>
          </table:table-cell>
          <table:table-cell/>
          <table:table-cell office:value-type="float" office:value="45062.2401" calcext:value-type="float">
            <text:p>45062.2401</text:p>
          </table:table-cell>
          <table:table-cell office:value-type="string" calcext:value-type="string">
            <text:p>2021_07_28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5</text:p>
          </table:table-cell>
          <table:table-cell office:value-type="float" office:value="427.1046408" calcext:value-type="float">
            <text:p>427.1046408</text:p>
          </table:table-cell>
          <table:table-cell/>
          <table:table-cell office:value-type="float" office:value="324.5776352" calcext:value-type="float">
            <text:p>324.5776352</text:p>
          </table:table-cell>
          <table:table-cell office:value-type="float" office:value="285.877008" calcext:value-type="float">
            <text:p>285.877008</text:p>
          </table:table-cell>
          <table:table-cell office:value-type="float" office:value="377.5063064" calcext:value-type="float">
            <text:p>377.5063064</text:p>
          </table:table-cell>
          <table:table-cell office:value-type="float" office:value="269.1466688" calcext:value-type="float">
            <text:p>269.1466688</text:p>
          </table:table-cell>
          <table:table-cell office:value-type="float" office:value="215.5317072" calcext:value-type="float">
            <text:p>215.5317072</text:p>
          </table:table-cell>
          <table:table-cell office:value-type="float" office:value="1221.367153" calcext:value-type="float">
            <text:p>1221.367153</text:p>
          </table:table-cell>
          <table:table-cell office:value-type="float" office:value="5463.58838" calcext:value-type="float">
            <text:p>5463.58838</text:p>
          </table:table-cell>
          <table:table-cell office:value-type="float" office:value="9888.464872" calcext:value-type="float">
            <text:p>9888.464872</text:p>
          </table:table-cell>
          <table:table-cell office:value-type="float" office:value="7898.320886" calcext:value-type="float">
            <text:p>7898.320886</text:p>
          </table:table-cell>
          <table:table-cell/>
          <table:table-cell office:value-type="float" office:value="30675.18687" calcext:value-type="float">
            <text:p>30675.18687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5</text:p>
          </table:table-cell>
          <table:table-cell office:value-type="float" office:value="320.6615476" calcext:value-type="float">
            <text:p>320.6615476</text:p>
          </table:table-cell>
          <table:table-cell/>
          <table:table-cell office:value-type="float" office:value="251.3374248" calcext:value-type="float">
            <text:p>251.3374248</text:p>
          </table:table-cell>
          <table:table-cell office:value-type="float" office:value="323.2437876" calcext:value-type="float">
            <text:p>323.2437876</text:p>
          </table:table-cell>
          <table:table-cell office:value-type="float" office:value="179.2602944" calcext:value-type="float">
            <text:p>179.2602944</text:p>
          </table:table-cell>
          <table:table-cell office:value-type="float" office:value="215.203562" calcext:value-type="float">
            <text:p>215.203562</text:p>
          </table:table-cell>
          <table:table-cell office:value-type="float" office:value="396.5445108" calcext:value-type="float">
            <text:p>396.5445108</text:p>
          </table:table-cell>
          <table:table-cell office:value-type="float" office:value="807.3226752" calcext:value-type="float">
            <text:p>807.3226752</text:p>
          </table:table-cell>
          <table:table-cell office:value-type="float" office:value="6125.952056" calcext:value-type="float">
            <text:p>6125.952056</text:p>
          </table:table-cell>
          <table:table-cell office:value-type="float" office:value="9956.589553" calcext:value-type="float">
            <text:p>9956.589553</text:p>
          </table:table-cell>
          <table:table-cell office:value-type="float" office:value="9057.155587" calcext:value-type="float">
            <text:p>9057.155587</text:p>
          </table:table-cell>
          <table:table-cell/>
          <table:table-cell office:value-type="float" office:value="18390.7217" calcext:value-type="float">
            <text:p>18390.7217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5</text:p>
          </table:table-cell>
          <table:table-cell office:value-type="float" office:value="177.8252784" calcext:value-type="float">
            <text:p>177.8252784</text:p>
          </table:table-cell>
          <table:table-cell/>
          <table:table-cell office:value-type="float" office:value="143.2066536" calcext:value-type="float">
            <text:p>143.2066536</text:p>
          </table:table-cell>
          <table:table-cell office:value-type="float" office:value="233.1031168" calcext:value-type="float">
            <text:p>233.1031168</text:p>
          </table:table-cell>
          <table:table-cell office:value-type="float" office:value="233.7601432" calcext:value-type="float">
            <text:p>233.7601432</text:p>
          </table:table-cell>
          <table:table-cell office:value-type="float" office:value="358.96618" calcext:value-type="float">
            <text:p>358.96618</text:p>
          </table:table-cell>
          <table:table-cell office:value-type="float" office:value="35.711196" calcext:value-type="float">
            <text:p>35.711196</text:p>
          </table:table-cell>
          <table:table-cell office:value-type="float" office:value="375.7693632" calcext:value-type="float">
            <text:p>375.7693632</text:p>
          </table:table-cell>
          <table:table-cell office:value-type="float" office:value="2273.285555" calcext:value-type="float">
            <text:p>2273.285555</text:p>
          </table:table-cell>
          <table:table-cell office:value-type="float" office:value="1752.96736" calcext:value-type="float">
            <text:p>1752.96736</text:p>
          </table:table-cell>
          <table:table-cell office:value-type="float" office:value="2308.600519" calcext:value-type="float">
            <text:p>2308.600519</text:p>
          </table:table-cell>
          <table:table-cell/>
          <table:table-cell office:value-type="float" office:value="11748.85104" calcext:value-type="float">
            <text:p>11748.85104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5</text:p>
          </table:table-cell>
          <table:table-cell office:value-type="float" office:value="248.8641728" calcext:value-type="float">
            <text:p>248.8641728</text:p>
          </table:table-cell>
          <table:table-cell/>
          <table:table-cell office:value-type="float" office:value="178.7803024" calcext:value-type="float">
            <text:p>178.7803024</text:p>
          </table:table-cell>
          <table:table-cell office:value-type="float" office:value="358.628348" calcext:value-type="float">
            <text:p>358.628348</text:p>
          </table:table-cell>
          <table:table-cell office:value-type="float" office:value="144.229236" calcext:value-type="float">
            <text:p>144.229236</text:p>
          </table:table-cell>
          <table:table-cell office:value-type="float" office:value="143.8132048" calcext:value-type="float">
            <text:p>143.8132048</text:p>
          </table:table-cell>
          <table:table-cell office:value-type="float" office:value="215.261784" calcext:value-type="float">
            <text:p>215.261784</text:p>
          </table:table-cell>
          <table:table-cell office:value-type="float" office:value="932.652768" calcext:value-type="float">
            <text:p>932.652768</text:p>
          </table:table-cell>
          <table:table-cell office:value-type="float" office:value="1982.809722" calcext:value-type="float">
            <text:p>1982.809722</text:p>
          </table:table-cell>
          <table:table-cell office:value-type="float" office:value="2430.050174" calcext:value-type="float">
            <text:p>2430.050174</text:p>
          </table:table-cell>
          <table:table-cell office:value-type="float" office:value="2573.835286" calcext:value-type="float">
            <text:p>2573.835286</text:p>
          </table:table-cell>
          <table:table-cell/>
          <table:table-cell office:value-type="float" office:value="10656.54848" calcext:value-type="float">
            <text:p>10656.54848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5</text:p>
          </table:table-cell>
          <table:table-cell office:value-type="float" office:value="1130.1569748" calcext:value-type="float">
            <text:p>1130.1569748</text:p>
          </table:table-cell>
          <table:table-cell office:value-type="float" office:value="2206.298016" calcext:value-type="float">
            <text:p>2206.298016</text:p>
          </table:table-cell>
          <table:table-cell office:value-type="float" office:value="1508.1659104" calcext:value-type="float">
            <text:p>1508.1659104</text:p>
          </table:table-cell>
          <table:table-cell office:value-type="float" office:value="1346.2062948" calcext:value-type="float">
            <text:p>1346.2062948</text:p>
          </table:table-cell>
          <table:table-cell office:value-type="float" office:value="1346.0082064" calcext:value-type="float">
            <text:p>1346.0082064</text:p>
          </table:table-cell>
          <table:table-cell office:value-type="float" office:value="1471.4957516" calcext:value-type="float">
            <text:p>1471.4957516</text:p>
          </table:table-cell>
          <table:table-cell office:value-type="float" office:value="1845.1114668" calcext:value-type="float">
            <text:p>1845.1114668</text:p>
          </table:table-cell>
          <table:table-cell office:value-type="float" office:value="2908.8344436" calcext:value-type="float">
            <text:p>2908.8344436</text:p>
          </table:table-cell>
          <table:table-cell office:value-type="float" office:value="14770.8570892" calcext:value-type="float">
            <text:p>14770.8570892</text:p>
          </table:table-cell>
          <table:table-cell office:value-type="float" office:value="31408.846152" calcext:value-type="float">
            <text:p>31408.846152</text:p>
          </table:table-cell>
          <table:table-cell office:value-type="float" office:value="29112.781648" calcext:value-type="float">
            <text:p>29112.781648</text:p>
          </table:table-cell>
          <table:table-cell office:value-type="float" office:value="30359.1944868" calcext:value-type="float">
            <text:p>30359.1944868</text:p>
          </table:table-cell>
          <table:table-cell/>
          <table:table-cell office:value-type="string" calcext:value-type="string">
            <text:p>2022_05_11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5</text:p>
          </table:table-cell>
          <table:table-cell office:value-type="float" office:value="1625.4142488" calcext:value-type="float">
            <text:p>1625.4142488</text:p>
          </table:table-cell>
          <table:table-cell office:value-type="float" office:value="1474.641638" calcext:value-type="float">
            <text:p>1474.641638</text:p>
          </table:table-cell>
          <table:table-cell office:value-type="float" office:value="1814.1109108" calcext:value-type="float">
            <text:p>1814.1109108</text:p>
          </table:table-cell>
          <table:table-cell office:value-type="float" office:value="1404.8906896" calcext:value-type="float">
            <text:p>1404.8906896</text:p>
          </table:table-cell>
          <table:table-cell office:value-type="float" office:value="1470.3916308" calcext:value-type="float">
            <text:p>1470.3916308</text:p>
          </table:table-cell>
          <table:table-cell office:value-type="float" office:value="1803.756094" calcext:value-type="float">
            <text:p>1803.756094</text:p>
          </table:table-cell>
          <table:table-cell office:value-type="float" office:value="1797.5894332" calcext:value-type="float">
            <text:p>1797.5894332</text:p>
          </table:table-cell>
          <table:table-cell office:value-type="float" office:value="3294.1518272" calcext:value-type="float">
            <text:p>3294.1518272</text:p>
          </table:table-cell>
          <table:table-cell office:value-type="float" office:value="19573.6750624" calcext:value-type="float">
            <text:p>19573.6750624</text:p>
          </table:table-cell>
          <table:table-cell office:value-type="float" office:value="38481.594168" calcext:value-type="float">
            <text:p>38481.594168</text:p>
          </table:table-cell>
          <table:table-cell office:value-type="float" office:value="37784.5051344" calcext:value-type="float">
            <text:p>37784.5051344</text:p>
          </table:table-cell>
          <table:table-cell office:value-type="float" office:value="34629.5894144" calcext:value-type="float">
            <text:p>34629.5894144</text:p>
          </table:table-cell>
          <table:table-cell/>
          <table:table-cell office:value-type="string" calcext:value-type="string">
            <text:p>2022_05_11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R29</text:p>
          </table:table-cell>
          <table:table-cell office:value-type="string" calcext:value-type="string">
            <text:p>HIRa5</text:p>
          </table:table-cell>
          <table:table-cell office:value-type="float" office:value="1403.160686" calcext:value-type="float">
            <text:p>1403.160686</text:p>
          </table:table-cell>
          <table:table-cell office:value-type="float" office:value="1814.9085048" calcext:value-type="float">
            <text:p>1814.9085048</text:p>
          </table:table-cell>
          <table:table-cell office:value-type="float" office:value="1815.3140584" calcext:value-type="float">
            <text:p>1815.3140584</text:p>
          </table:table-cell>
          <table:table-cell office:value-type="float" office:value="1446.9606296" calcext:value-type="float">
            <text:p>1446.9606296</text:p>
          </table:table-cell>
          <table:table-cell office:value-type="float" office:value="1462.1427552" calcext:value-type="float">
            <text:p>1462.1427552</text:p>
          </table:table-cell>
          <table:table-cell office:value-type="float" office:value="1678.9970076" calcext:value-type="float">
            <text:p>1678.9970076</text:p>
          </table:table-cell>
          <table:table-cell office:value-type="float" office:value="1745.8436508" calcext:value-type="float">
            <text:p>1745.8436508</text:p>
          </table:table-cell>
          <table:table-cell office:value-type="float" office:value="3310.0438664" calcext:value-type="float">
            <text:p>3310.0438664</text:p>
          </table:table-cell>
          <table:table-cell office:value-type="float" office:value="23199.6318288" calcext:value-type="float">
            <text:p>23199.6318288</text:p>
          </table:table-cell>
          <table:table-cell office:value-type="float" office:value="38976.46295" calcext:value-type="float">
            <text:p>38976.46295</text:p>
          </table:table-cell>
          <table:table-cell office:value-type="float" office:value="37081.6962328" calcext:value-type="float">
            <text:p>37081.6962328</text:p>
          </table:table-cell>
          <table:table-cell office:value-type="float" office:value="33675.96316" calcext:value-type="float">
            <text:p>33675.96316</text:p>
          </table:table-cell>
          <table:table-cell/>
          <table:table-cell office:value-type="string" calcext:value-type="string">
            <text:p>2022_05_11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NRFa</text:p>
          </table:table-cell>
          <table:table-cell office:value-type="float" office:value="383.9746736" calcext:value-type="float">
            <text:p>383.9746736</text:p>
          </table:table-cell>
          <table:table-cell office:value-type="float" office:value="564.628246" calcext:value-type="float">
            <text:p>564.628246</text:p>
          </table:table-cell>
          <table:table-cell office:value-type="float" office:value="458.855924" calcext:value-type="float">
            <text:p>458.855924</text:p>
          </table:table-cell>
          <table:table-cell office:value-type="float" office:value="546.9950408" calcext:value-type="float">
            <text:p>546.9950408</text:p>
          </table:table-cell>
          <table:table-cell office:value-type="float" office:value="425.1546288" calcext:value-type="float">
            <text:p>425.1546288</text:p>
          </table:table-cell>
          <table:table-cell office:value-type="float" office:value="529.25432" calcext:value-type="float">
            <text:p>529.25432</text:p>
          </table:table-cell>
          <table:table-cell office:value-type="float" office:value="636.562178" calcext:value-type="float">
            <text:p>636.562178</text:p>
          </table:table-cell>
          <table:table-cell office:value-type="float" office:value="388.768842" calcext:value-type="float">
            <text:p>388.768842</text:p>
          </table:table-cell>
          <table:table-cell office:value-type="float" office:value="899.861638" calcext:value-type="float">
            <text:p>899.861638</text:p>
          </table:table-cell>
          <table:table-cell office:value-type="float" office:value="3585.491642" calcext:value-type="float">
            <text:p>3585.491642</text:p>
          </table:table-cell>
          <table:table-cell office:value-type="float" office:value="10208.35603" calcext:value-type="float">
            <text:p>10208.35603</text:p>
          </table:table-cell>
          <table:table-cell/>
          <table:table-cell office:value-type="float" office:value="28535.02978" calcext:value-type="float">
            <text:p>28535.02978</text:p>
          </table:table-cell>
          <table:table-cell office:value-type="string" calcext:value-type="string">
            <text:p>2021_07_2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NRFa</text:p>
          </table:table-cell>
          <table:table-cell office:value-type="float" office:value="456.120704" calcext:value-type="float">
            <text:p>456.120704</text:p>
          </table:table-cell>
          <table:table-cell office:value-type="float" office:value="512.7224688" calcext:value-type="float">
            <text:p>512.7224688</text:p>
          </table:table-cell>
          <table:table-cell office:value-type="float" office:value="229.5743208" calcext:value-type="float">
            <text:p>229.5743208</text:p>
          </table:table-cell>
          <table:table-cell office:value-type="float" office:value="247.9753584" calcext:value-type="float">
            <text:p>247.9753584</text:p>
          </table:table-cell>
          <table:table-cell office:value-type="float" office:value="212.8481088" calcext:value-type="float">
            <text:p>212.8481088</text:p>
          </table:table-cell>
          <table:table-cell office:value-type="float" office:value="424.4219" calcext:value-type="float">
            <text:p>424.4219</text:p>
          </table:table-cell>
          <table:table-cell office:value-type="float" office:value="671.7999824" calcext:value-type="float">
            <text:p>671.7999824</text:p>
          </table:table-cell>
          <table:table-cell office:value-type="float" office:value="566.466726" calcext:value-type="float">
            <text:p>566.466726</text:p>
          </table:table-cell>
          <table:table-cell office:value-type="float" office:value="1096.237162" calcext:value-type="float">
            <text:p>1096.237162</text:p>
          </table:table-cell>
          <table:table-cell office:value-type="float" office:value="3315.42708" calcext:value-type="float">
            <text:p>3315.42708</text:p>
          </table:table-cell>
          <table:table-cell office:value-type="float" office:value="8349.498484" calcext:value-type="float">
            <text:p>8349.498484</text:p>
          </table:table-cell>
          <table:table-cell/>
          <table:table-cell office:value-type="float" office:value="28111.90329" calcext:value-type="float">
            <text:p>28111.90329</text:p>
          </table:table-cell>
          <table:table-cell office:value-type="string" calcext:value-type="string">
            <text:p>2021_07_21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NRFa</text:p>
          </table:table-cell>
          <table:table-cell office:value-type="float" office:value="157.571936" calcext:value-type="float">
            <text:p>157.571936</text:p>
          </table:table-cell>
          <table:table-cell office:value-type="float" office:value="441.6095264" calcext:value-type="float">
            <text:p>441.6095264</text:p>
          </table:table-cell>
          <table:table-cell office:value-type="float" office:value="495.3517672" calcext:value-type="float">
            <text:p>495.3517672</text:p>
          </table:table-cell>
          <table:table-cell office:value-type="float" office:value="477.408492" calcext:value-type="float">
            <text:p>477.408492</text:p>
          </table:table-cell>
          <table:table-cell office:value-type="float" office:value="513.9385124" calcext:value-type="float">
            <text:p>513.9385124</text:p>
          </table:table-cell>
          <table:table-cell office:value-type="float" office:value="636.35242" calcext:value-type="float">
            <text:p>636.35242</text:p>
          </table:table-cell>
          <table:table-cell office:value-type="float" office:value="565.5124308" calcext:value-type="float">
            <text:p>565.5124308</text:p>
          </table:table-cell>
          <table:table-cell office:value-type="float" office:value="405.9562968" calcext:value-type="float">
            <text:p>405.9562968</text:p>
          </table:table-cell>
          <table:table-cell office:value-type="float" office:value="863.7626104" calcext:value-type="float">
            <text:p>863.7626104</text:p>
          </table:table-cell>
          <table:table-cell office:value-type="float" office:value="3625.814907" calcext:value-type="float">
            <text:p>3625.814907</text:p>
          </table:table-cell>
          <table:table-cell office:value-type="float" office:value="7675.818804" calcext:value-type="float">
            <text:p>7675.818804</text:p>
          </table:table-cell>
          <table:table-cell/>
          <table:table-cell office:value-type="float" office:value="20136.53055" calcext:value-type="float">
            <text:p>20136.53055</text:p>
          </table:table-cell>
          <table:table-cell office:value-type="string" calcext:value-type="string">
            <text:p>2021_07_21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NRFa</text:p>
          </table:table-cell>
          <table:table-cell office:value-type="float" office:value="417.7683552" calcext:value-type="float">
            <text:p>417.7683552</text:p>
          </table:table-cell>
          <table:table-cell/>
          <table:table-cell office:value-type="float" office:value="358.3929876" calcext:value-type="float">
            <text:p>358.3929876</text:p>
          </table:table-cell>
          <table:table-cell office:value-type="float" office:value="517.1437316" calcext:value-type="float">
            <text:p>517.1437316</text:p>
          </table:table-cell>
          <table:table-cell office:value-type="float" office:value="248.050836" calcext:value-type="float">
            <text:p>248.050836</text:p>
          </table:table-cell>
          <table:table-cell office:value-type="float" office:value="302.446027" calcext:value-type="float">
            <text:p>302.446027</text:p>
          </table:table-cell>
          <table:table-cell office:value-type="float" office:value="570.5937642" calcext:value-type="float">
            <text:p>570.5937642</text:p>
          </table:table-cell>
          <table:table-cell office:value-type="float" office:value="533.155866" calcext:value-type="float">
            <text:p>533.155866</text:p>
          </table:table-cell>
          <table:table-cell office:value-type="float" office:value="1051.027631" calcext:value-type="float">
            <text:p>1051.027631</text:p>
          </table:table-cell>
          <table:table-cell office:value-type="float" office:value="6613.406722" calcext:value-type="float">
            <text:p>6613.406722</text:p>
          </table:table-cell>
          <table:table-cell office:value-type="float" office:value="10127.94736" calcext:value-type="float">
            <text:p>10127.94736</text:p>
          </table:table-cell>
          <table:table-cell/>
          <table:table-cell office:value-type="float" office:value="36080.33198" calcext:value-type="float">
            <text:p>36080.33198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NRFa</text:p>
          </table:table-cell>
          <table:table-cell office:value-type="float" office:value="389.7980048" calcext:value-type="float">
            <text:p>389.7980048</text:p>
          </table:table-cell>
          <table:table-cell/>
          <table:table-cell office:value-type="float" office:value="480.1336144" calcext:value-type="float">
            <text:p>480.1336144</text:p>
          </table:table-cell>
          <table:table-cell office:value-type="float" office:value="356.4857648" calcext:value-type="float">
            <text:p>356.4857648</text:p>
          </table:table-cell>
          <table:table-cell office:value-type="float" office:value="444.690288" calcext:value-type="float">
            <text:p>444.690288</text:p>
          </table:table-cell>
          <table:table-cell office:value-type="float" office:value="447.5447044" calcext:value-type="float">
            <text:p>447.5447044</text:p>
          </table:table-cell>
          <table:table-cell office:value-type="float" office:value="608.966944" calcext:value-type="float">
            <text:p>608.966944</text:p>
          </table:table-cell>
          <table:table-cell office:value-type="float" office:value="518.9455392" calcext:value-type="float">
            <text:p>518.9455392</text:p>
          </table:table-cell>
          <table:table-cell office:value-type="float" office:value="1517.314626" calcext:value-type="float">
            <text:p>1517.314626</text:p>
          </table:table-cell>
          <table:table-cell office:value-type="float" office:value="6450.638913" calcext:value-type="float">
            <text:p>6450.638913</text:p>
          </table:table-cell>
          <table:table-cell office:value-type="float" office:value="13008.27578" calcext:value-type="float">
            <text:p>13008.27578</text:p>
          </table:table-cell>
          <table:table-cell/>
          <table:table-cell office:value-type="float" office:value="27415.85586" calcext:value-type="float">
            <text:p>27415.85586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NRFa</text:p>
          </table:table-cell>
          <table:table-cell office:value-type="float" office:value="358.135798" calcext:value-type="float">
            <text:p>358.135798</text:p>
          </table:table-cell>
          <table:table-cell/>
          <table:table-cell office:value-type="float" office:value="214.1841584" calcext:value-type="float">
            <text:p>214.1841584</text:p>
          </table:table-cell>
          <table:table-cell office:value-type="float" office:value="448.2765248" calcext:value-type="float">
            <text:p>448.2765248</text:p>
          </table:table-cell>
          <table:table-cell office:value-type="float" office:value="428.2904696" calcext:value-type="float">
            <text:p>428.2904696</text:p>
          </table:table-cell>
          <table:table-cell office:value-type="float" office:value="450.0785" calcext:value-type="float">
            <text:p>450.0785</text:p>
          </table:table-cell>
          <table:table-cell office:value-type="float" office:value="285.800576" calcext:value-type="float">
            <text:p>285.800576</text:p>
          </table:table-cell>
          <table:table-cell office:value-type="float" office:value="611.5612472" calcext:value-type="float">
            <text:p>611.5612472</text:p>
          </table:table-cell>
          <table:table-cell office:value-type="float" office:value="971.336534" calcext:value-type="float">
            <text:p>971.336534</text:p>
          </table:table-cell>
          <table:table-cell office:value-type="float" office:value="2202.558446" calcext:value-type="float">
            <text:p>2202.558446</text:p>
          </table:table-cell>
          <table:table-cell office:value-type="float" office:value="3502.841398" calcext:value-type="float">
            <text:p>3502.841398</text:p>
          </table:table-cell>
          <table:table-cell/>
          <table:table-cell office:value-type="float" office:value="32992.66156" calcext:value-type="float">
            <text:p>32992.66156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NRFa</text:p>
          </table:table-cell>
          <table:table-cell office:value-type="float" office:value="465.10548" calcext:value-type="float">
            <text:p>465.10548</text:p>
          </table:table-cell>
          <table:table-cell/>
          <table:table-cell office:value-type="float" office:value="430.1981084" calcext:value-type="float">
            <text:p>430.1981084</text:p>
          </table:table-cell>
          <table:table-cell office:value-type="float" office:value="503.8636392" calcext:value-type="float">
            <text:p>503.8636392</text:p>
          </table:table-cell>
          <table:table-cell office:value-type="float" office:value="1043.29316" calcext:value-type="float">
            <text:p>1043.29316</text:p>
          </table:table-cell>
          <table:table-cell office:value-type="float" office:value="700.6289156" calcext:value-type="float">
            <text:p>700.6289156</text:p>
          </table:table-cell>
          <table:table-cell office:value-type="float" office:value="1237.453192" calcext:value-type="float">
            <text:p>1237.453192</text:p>
          </table:table-cell>
          <table:table-cell office:value-type="float" office:value="894.9660604" calcext:value-type="float">
            <text:p>894.9660604</text:p>
          </table:table-cell>
          <table:table-cell office:value-type="float" office:value="1433.483688" calcext:value-type="float">
            <text:p>1433.483688</text:p>
          </table:table-cell>
          <table:table-cell office:value-type="float" office:value="3148.57996" calcext:value-type="float">
            <text:p>3148.57996</text:p>
          </table:table-cell>
          <table:table-cell office:value-type="float" office:value="3915.358059" calcext:value-type="float">
            <text:p>3915.358059</text:p>
          </table:table-cell>
          <table:table-cell/>
          <table:table-cell office:value-type="float" office:value="33695.34595" calcext:value-type="float">
            <text:p>33695.34595</text:p>
          </table:table-cell>
          <table:table-cell office:value-type="string" calcext:value-type="string">
            <text:p>2021_04_28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NRFa</text:p>
          </table:table-cell>
          <table:table-cell office:value-type="float" office:value="643.3785456" calcext:value-type="float">
            <text:p>643.3785456</text:p>
          </table:table-cell>
          <table:table-cell/>
          <table:table-cell office:value-type="float" office:value="680.1452188" calcext:value-type="float">
            <text:p>680.1452188</text:p>
          </table:table-cell>
          <table:table-cell office:value-type="float" office:value="541.6041884" calcext:value-type="float">
            <text:p>541.6041884</text:p>
          </table:table-cell>
          <table:table-cell office:value-type="float" office:value="569.916841" calcext:value-type="float">
            <text:p>569.916841</text:p>
          </table:table-cell>
          <table:table-cell office:value-type="float" office:value="655.5917434" calcext:value-type="float">
            <text:p>655.5917434</text:p>
          </table:table-cell>
          <table:table-cell office:value-type="float" office:value="1027.062673" calcext:value-type="float">
            <text:p>1027.062673</text:p>
          </table:table-cell>
          <table:table-cell office:value-type="float" office:value="770.8118618" calcext:value-type="float">
            <text:p>770.8118618</text:p>
          </table:table-cell>
          <table:table-cell office:value-type="float" office:value="1752.0031416" calcext:value-type="float">
            <text:p>1752.0031416</text:p>
          </table:table-cell>
          <table:table-cell office:value-type="float" office:value="8616.0453642" calcext:value-type="float">
            <text:p>8616.0453642</text:p>
          </table:table-cell>
          <table:table-cell office:value-type="float" office:value="19880.6419576" calcext:value-type="float">
            <text:p>19880.6419576</text:p>
          </table:table-cell>
          <table:table-cell office:value-type="float" office:value="17174.6582576" calcext:value-type="float">
            <text:p>17174.6582576</text:p>
          </table:table-cell>
          <table:table-cell office:value-type="float" office:value="34617.6494902" calcext:value-type="float">
            <text:p>34617.6494902</text:p>
          </table:table-cell>
          <table:table-cell office:value-type="string" calcext:value-type="string">
            <text:p>2022_05_06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NRFa</text:p>
          </table:table-cell>
          <table:table-cell office:value-type="float" office:value="637.9378656" calcext:value-type="float">
            <text:p>637.9378656</text:p>
          </table:table-cell>
          <table:table-cell/>
          <table:table-cell office:value-type="float" office:value="795.179742" calcext:value-type="float">
            <text:p>795.179742</text:p>
          </table:table-cell>
          <table:table-cell office:value-type="float" office:value="726.9232718" calcext:value-type="float">
            <text:p>726.9232718</text:p>
          </table:table-cell>
          <table:table-cell office:value-type="float" office:value="565.6674074" calcext:value-type="float">
            <text:p>565.6674074</text:p>
          </table:table-cell>
          <table:table-cell office:value-type="float" office:value="866.8452264" calcext:value-type="float">
            <text:p>866.8452264</text:p>
          </table:table-cell>
          <table:table-cell office:value-type="float" office:value="1207.4695176" calcext:value-type="float">
            <text:p>1207.4695176</text:p>
          </table:table-cell>
          <table:table-cell office:value-type="float" office:value="770.4923214" calcext:value-type="float">
            <text:p>770.4923214</text:p>
          </table:table-cell>
          <table:table-cell office:value-type="float" office:value="2435.6250958" calcext:value-type="float">
            <text:p>2435.6250958</text:p>
          </table:table-cell>
          <table:table-cell office:value-type="float" office:value="9285.403547" calcext:value-type="float">
            <text:p>9285.403547</text:p>
          </table:table-cell>
          <table:table-cell office:value-type="float" office:value="22475.0331098" calcext:value-type="float">
            <text:p>22475.0331098</text:p>
          </table:table-cell>
          <table:table-cell office:value-type="float" office:value="16304.925772" calcext:value-type="float">
            <text:p>16304.925772</text:p>
          </table:table-cell>
          <table:table-cell office:value-type="float" office:value="37821.6967792" calcext:value-type="float">
            <text:p>37821.6967792</text:p>
          </table:table-cell>
          <table:table-cell office:value-type="string" calcext:value-type="string">
            <text:p>2022_05_06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R21</text:p>
          </table:table-cell>
          <table:table-cell office:value-type="string" calcext:value-type="string">
            <text:p>NRFa</text:p>
          </table:table-cell>
          <table:table-cell office:value-type="float" office:value="605.6634064" calcext:value-type="float">
            <text:p>605.6634064</text:p>
          </table:table-cell>
          <table:table-cell/>
          <table:table-cell office:value-type="float" office:value="963.5688534" calcext:value-type="float">
            <text:p>963.5688534</text:p>
          </table:table-cell>
          <table:table-cell office:value-type="float" office:value="907.2093106" calcext:value-type="float">
            <text:p>907.2093106</text:p>
          </table:table-cell>
          <table:table-cell office:value-type="float" office:value="551.1298714" calcext:value-type="float">
            <text:p>551.1298714</text:p>
          </table:table-cell>
          <table:table-cell office:value-type="float" office:value="565.0877014" calcext:value-type="float">
            <text:p>565.0877014</text:p>
          </table:table-cell>
          <table:table-cell office:value-type="float" office:value="980.862779" calcext:value-type="float">
            <text:p>980.862779</text:p>
          </table:table-cell>
          <table:table-cell office:value-type="float" office:value="822.245492" calcext:value-type="float">
            <text:p>822.245492</text:p>
          </table:table-cell>
          <table:table-cell office:value-type="float" office:value="1290.7681026" calcext:value-type="float">
            <text:p>1290.7681026</text:p>
          </table:table-cell>
          <table:table-cell office:value-type="float" office:value="10538.2959582" calcext:value-type="float">
            <text:p>10538.2959582</text:p>
          </table:table-cell>
          <table:table-cell office:value-type="float" office:value="23846.1663564" calcext:value-type="float">
            <text:p>23846.1663564</text:p>
          </table:table-cell>
          <table:table-cell office:value-type="float" office:value="24436.2139926" calcext:value-type="float">
            <text:p>24436.2139926</text:p>
          </table:table-cell>
          <table:table-cell office:value-type="float" office:value="33278.4455368" calcext:value-type="float">
            <text:p>33278.4455368</text:p>
          </table:table-cell>
          <table:table-cell office:value-type="string" calcext:value-type="string">
            <text:p>2022_05_06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1</text:p>
          </table:table-cell>
          <table:table-cell table:style-name="ce13" office:value-type="float" office:value="323.883405599999" calcext:value-type="float">
            <text:p>323.883405599999</text:p>
          </table:table-cell>
          <table:table-cell/>
          <table:table-cell table:style-name="ce13" office:value-type="float" office:value="219.6924144" calcext:value-type="float">
            <text:p>219.6924144</text:p>
          </table:table-cell>
          <table:table-cell table:style-name="ce13" office:value-type="float" office:value="383.307093199999" calcext:value-type="float">
            <text:p>383.307093199999</text:p>
          </table:table-cell>
          <table:table-cell table:style-name="ce13" office:value-type="float" office:value="420.0347034" calcext:value-type="float">
            <text:p>420.0347034</text:p>
          </table:table-cell>
          <table:table-cell table:style-name="ce13" office:value-type="float" office:value="466.3324462" calcext:value-type="float">
            <text:p>466.3324462</text:p>
          </table:table-cell>
          <table:table-cell table:style-name="ce26" office:value-type="float" office:value="498.598728999999" calcext:value-type="float">
            <text:p>498.598728999999</text:p>
          </table:table-cell>
          <table:table-cell table:style-name="ce26" office:value-type="float" office:value="369.881725" calcext:value-type="float">
            <text:p>369.881725</text:p>
          </table:table-cell>
          <table:table-cell table:style-name="ce26" office:value-type="float" office:value="1043.165848" calcext:value-type="float">
            <text:p>1043.165848</text:p>
          </table:table-cell>
          <table:table-cell table:style-name="ce26" office:value-type="float" office:value="2708.4269374" calcext:value-type="float">
            <text:p>2708.4269374</text:p>
          </table:table-cell>
          <table:table-cell table:style-name="ce26" office:value-type="float" office:value="2705.9314936" calcext:value-type="float">
            <text:p>2705.9314936</text:p>
          </table:table-cell>
          <table:table-cell table:style-name="ce26" office:value-type="float" office:value="8858.538177" calcext:value-type="float">
            <text:p>8858.538177</text:p>
          </table:table-cell>
          <table:table-cell/>
          <table:table-cell office:value-type="string" calcext:value-type="string">
            <text:p>2022_01_27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1</text:p>
          </table:table-cell>
          <table:table-cell table:style-name="ce13" office:value-type="float" office:value="361.2419472" calcext:value-type="float">
            <text:p>361.2419472</text:p>
          </table:table-cell>
          <table:table-cell/>
          <table:table-cell table:style-name="ce13" office:value-type="float" office:value="318.689635199999" calcext:value-type="float">
            <text:p>318.689635199999</text:p>
          </table:table-cell>
          <table:table-cell table:style-name="ce13" office:value-type="float" office:value="347.570979399999" calcext:value-type="float">
            <text:p>347.570979399999</text:p>
          </table:table-cell>
          <table:table-cell table:style-name="ce13" office:value-type="float" office:value="383.517918" calcext:value-type="float">
            <text:p>383.517918</text:p>
          </table:table-cell>
          <table:table-cell table:style-name="ce13" office:value-type="float" office:value="400.9062528" calcext:value-type="float">
            <text:p>400.9062528</text:p>
          </table:table-cell>
          <table:table-cell table:style-name="ce26" office:value-type="float" office:value="336.7619428" calcext:value-type="float">
            <text:p>336.7619428</text:p>
          </table:table-cell>
          <table:table-cell table:style-name="ce26" office:value-type="float" office:value="627.6394504" calcext:value-type="float">
            <text:p>627.6394504</text:p>
          </table:table-cell>
          <table:table-cell table:style-name="ce26" office:value-type="float" office:value="1389.25939999999" calcext:value-type="float">
            <text:p>1389.25939999999</text:p>
          </table:table-cell>
          <table:table-cell table:style-name="ce26" office:value-type="float" office:value="3026.14845159999" calcext:value-type="float">
            <text:p>3026.14845159999</text:p>
          </table:table-cell>
          <table:table-cell table:style-name="ce26" office:value-type="float" office:value="3964.7700864" calcext:value-type="float">
            <text:p>3964.7700864</text:p>
          </table:table-cell>
          <table:table-cell table:style-name="ce26" office:value-type="float" office:value="9154.10992039999" calcext:value-type="float">
            <text:p>9154.10992039999</text:p>
          </table:table-cell>
          <table:table-cell/>
          <table:table-cell office:value-type="string" calcext:value-type="string">
            <text:p>2022_01_27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1</text:p>
          </table:table-cell>
          <table:table-cell table:style-name="ce13" office:value-type="float" office:value="323.5378164" calcext:value-type="float">
            <text:p>323.5378164</text:p>
          </table:table-cell>
          <table:table-cell/>
          <table:table-cell table:style-name="ce13" office:value-type="float" office:value="310.5797232" calcext:value-type="float">
            <text:p>310.5797232</text:p>
          </table:table-cell>
          <table:table-cell table:style-name="ce13" office:value-type="float" office:value="510.201518799999" calcext:value-type="float">
            <text:p>510.201518799999</text:p>
          </table:table-cell>
          <table:table-cell table:style-name="ce13" office:value-type="float" office:value="402.804314" calcext:value-type="float">
            <text:p>402.804314</text:p>
          </table:table-cell>
          <table:table-cell table:style-name="ce13" office:value-type="float" office:value="721.665080199999" calcext:value-type="float">
            <text:p>721.665080199999</text:p>
          </table:table-cell>
          <table:table-cell table:style-name="ce26" office:value-type="float" office:value="666.9350544" calcext:value-type="float">
            <text:p>666.9350544</text:p>
          </table:table-cell>
          <table:table-cell table:style-name="ce26" office:value-type="float" office:value="539.0727052" calcext:value-type="float">
            <text:p>539.0727052</text:p>
          </table:table-cell>
          <table:table-cell table:style-name="ce26" office:value-type="float" office:value="1458.417704" calcext:value-type="float">
            <text:p>1458.417704</text:p>
          </table:table-cell>
          <table:table-cell table:style-name="ce26" office:value-type="float" office:value="2460.15948679999" calcext:value-type="float">
            <text:p>2460.15948679999</text:p>
          </table:table-cell>
          <table:table-cell table:style-name="ce26" office:value-type="float" office:value="3460.1152358" calcext:value-type="float">
            <text:p>3460.1152358</text:p>
          </table:table-cell>
          <table:table-cell table:style-name="ce26" office:value-type="float" office:value="8211.0280216" calcext:value-type="float">
            <text:p>8211.0280216</text:p>
          </table:table-cell>
          <table:table-cell/>
          <table:table-cell office:value-type="string" calcext:value-type="string">
            <text:p>2022_01_27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1</text:p>
          </table:table-cell>
          <table:table-cell table:style-name="ce13" office:value-type="float" office:value="879.6676149" calcext:value-type="float">
            <text:p>879.6676149</text:p>
          </table:table-cell>
          <table:table-cell table:style-name="ce13"/>
          <table:table-cell table:style-name="ce13" office:value-type="float" office:value="587.7031584" calcext:value-type="float">
            <text:p>587.7031584</text:p>
          </table:table-cell>
          <table:table-cell table:style-name="ce13" office:value-type="float" office:value="638.2701176" calcext:value-type="float">
            <text:p>638.2701176</text:p>
          </table:table-cell>
          <table:table-cell table:style-name="ce13" office:value-type="float" office:value="627.998226" calcext:value-type="float">
            <text:p>627.998226</text:p>
          </table:table-cell>
          <table:table-cell table:style-name="ce13" office:value-type="float" office:value="725.549009" calcext:value-type="float">
            <text:p>725.549009</text:p>
          </table:table-cell>
          <table:table-cell table:style-name="ce26" office:value-type="float" office:value="797.77322" calcext:value-type="float">
            <text:p>797.77322</text:p>
          </table:table-cell>
          <table:table-cell table:style-name="ce26" office:value-type="float" office:value="561.931087" calcext:value-type="float">
            <text:p>561.931087</text:p>
          </table:table-cell>
          <table:table-cell table:style-name="ce26" office:value-type="float" office:value="1017.592342" calcext:value-type="float">
            <text:p>1017.592342</text:p>
          </table:table-cell>
          <table:table-cell table:style-name="ce26" office:value-type="float" office:value="2675.703584" calcext:value-type="float">
            <text:p>2675.703584</text:p>
          </table:table-cell>
          <table:table-cell table:style-name="ce26" office:value-type="float" office:value="4588.09672" calcext:value-type="float">
            <text:p>4588.09672</text:p>
          </table:table-cell>
          <table:table-cell table:style-name="ce26" office:value-type="float" office:value="6026.170281" calcext:value-type="float">
            <text:p>6026.170281</text:p>
          </table:table-cell>
          <table:table-cell table:style-name="ce26" office:value-type="float" office:value="5298.704128" calcext:value-type="float">
            <text:p>5298.704128</text:p>
          </table:table-cell>
          <table:table-cell office:value-type="string" calcext:value-type="string">
            <text:p>2021_10_13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1</text:p>
          </table:table-cell>
          <table:table-cell table:style-name="ce13" office:value-type="float" office:value="550.3949829" calcext:value-type="float">
            <text:p>550.3949829</text:p>
          </table:table-cell>
          <table:table-cell table:style-name="ce13"/>
          <table:table-cell table:style-name="ce13" office:value-type="float" office:value="483.0849534" calcext:value-type="float">
            <text:p>483.0849534</text:p>
          </table:table-cell>
          <table:table-cell table:style-name="ce13" office:value-type="float" office:value="618.4549023" calcext:value-type="float">
            <text:p>618.4549023</text:p>
          </table:table-cell>
          <table:table-cell table:style-name="ce13" office:value-type="float" office:value="581.550738" calcext:value-type="float">
            <text:p>581.550738</text:p>
          </table:table-cell>
          <table:table-cell table:style-name="ce13" office:value-type="float" office:value="546.760204" calcext:value-type="float">
            <text:p>546.760204</text:p>
          </table:table-cell>
          <table:table-cell table:style-name="ce26" office:value-type="float" office:value="479.879473" calcext:value-type="float">
            <text:p>479.879473</text:p>
          </table:table-cell>
          <table:table-cell table:style-name="ce26" office:value-type="float" office:value="1007.305388" calcext:value-type="float">
            <text:p>1007.305388</text:p>
          </table:table-cell>
          <table:table-cell table:style-name="ce26" office:value-type="float" office:value="1019.211173" calcext:value-type="float">
            <text:p>1019.211173</text:p>
          </table:table-cell>
          <table:table-cell table:style-name="ce26" office:value-type="float" office:value="2969.193799" calcext:value-type="float">
            <text:p>2969.193799</text:p>
          </table:table-cell>
          <table:table-cell table:style-name="ce26" office:value-type="float" office:value="4944.72192" calcext:value-type="float">
            <text:p>4944.72192</text:p>
          </table:table-cell>
          <table:table-cell table:style-name="ce26" office:value-type="float" office:value="5486.815018" calcext:value-type="float">
            <text:p>5486.815018</text:p>
          </table:table-cell>
          <table:table-cell table:style-name="ce26" office:value-type="float" office:value="5079.514612" calcext:value-type="float">
            <text:p>5079.514612</text:p>
          </table:table-cell>
          <table:table-cell office:value-type="string" calcext:value-type="string">
            <text:p>2021_10_13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1</text:p>
          </table:table-cell>
          <table:table-cell table:style-name="ce13" office:value-type="float" office:value="807.9930321" calcext:value-type="float">
            <text:p>807.9930321</text:p>
          </table:table-cell>
          <table:table-cell table:style-name="ce13"/>
          <table:table-cell table:style-name="ce13" office:value-type="float" office:value="662.0499042" calcext:value-type="float">
            <text:p>662.0499042</text:p>
          </table:table-cell>
          <table:table-cell table:style-name="ce13" office:value-type="float" office:value="726.2545622" calcext:value-type="float">
            <text:p>726.2545622</text:p>
          </table:table-cell>
          <table:table-cell table:style-name="ce13" office:value-type="float" office:value="767.95424" calcext:value-type="float">
            <text:p>767.95424</text:p>
          </table:table-cell>
          <table:table-cell table:style-name="ce13" office:value-type="float" office:value="712.3294954" calcext:value-type="float">
            <text:p>712.3294954</text:p>
          </table:table-cell>
          <table:table-cell table:style-name="ce26" office:value-type="float" office:value="542.82488" calcext:value-type="float">
            <text:p>542.82488</text:p>
          </table:table-cell>
          <table:table-cell table:style-name="ce26" office:value-type="float" office:value="528.7728024" calcext:value-type="float">
            <text:p>528.7728024</text:p>
          </table:table-cell>
          <table:table-cell table:style-name="ce26" office:value-type="float" office:value="1153.905885" calcext:value-type="float">
            <text:p>1153.905885</text:p>
          </table:table-cell>
          <table:table-cell table:style-name="ce26" office:value-type="float" office:value="3190.863894" calcext:value-type="float">
            <text:p>3190.863894</text:p>
          </table:table-cell>
          <table:table-cell table:style-name="ce26" office:value-type="float" office:value="4890.94824" calcext:value-type="float">
            <text:p>4890.94824</text:p>
          </table:table-cell>
          <table:table-cell table:style-name="ce26" office:value-type="float" office:value="5559.501532" calcext:value-type="float">
            <text:p>5559.501532</text:p>
          </table:table-cell>
          <table:table-cell table:style-name="ce26" office:value-type="float" office:value="4860.263983" calcext:value-type="float">
            <text:p>4860.263983</text:p>
          </table:table-cell>
          <table:table-cell office:value-type="string" calcext:value-type="string">
            <text:p>2021_10_13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1</text:p>
          </table:table-cell>
          <table:table-cell office:value-type="float" office:value="571.9793668" calcext:value-type="float">
            <text:p>571.9793668</text:p>
          </table:table-cell>
          <table:table-cell/>
          <table:table-cell office:value-type="float" office:value="485.808424" calcext:value-type="float">
            <text:p>485.808424</text:p>
          </table:table-cell>
          <table:table-cell office:value-type="float" office:value="566.1196212" calcext:value-type="float">
            <text:p>566.1196212</text:p>
          </table:table-cell>
          <table:table-cell office:value-type="float" office:value="469.8164972" calcext:value-type="float">
            <text:p>469.8164972</text:p>
          </table:table-cell>
          <table:table-cell office:value-type="float" office:value="690.9798036" calcext:value-type="float">
            <text:p>690.9798036</text:p>
          </table:table-cell>
          <table:table-cell office:value-type="float" office:value="682.8128096" calcext:value-type="float">
            <text:p>682.8128096</text:p>
          </table:table-cell>
          <table:table-cell office:value-type="float" office:value="664.8079108" calcext:value-type="float">
            <text:p>664.8079108</text:p>
          </table:table-cell>
          <table:table-cell office:value-type="float" office:value="1959.4422936" calcext:value-type="float">
            <text:p>1959.4422936</text:p>
          </table:table-cell>
          <table:table-cell office:value-type="float" office:value="3411.9212804" calcext:value-type="float">
            <text:p>3411.9212804</text:p>
          </table:table-cell>
          <table:table-cell office:value-type="float" office:value="3844.4464616" calcext:value-type="float">
            <text:p>3844.4464616</text:p>
          </table:table-cell>
          <table:table-cell office:value-type="float" office:value="6496.7144356" calcext:value-type="float">
            <text:p>6496.7144356</text:p>
          </table:table-cell>
          <table:table-cell table:style-name="ce26"/>
          <table:table-cell office:value-type="string" calcext:value-type="string">
            <text:p>2022_04_08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1</text:p>
          </table:table-cell>
          <table:table-cell office:value-type="float" office:value="420.885644" calcext:value-type="float">
            <text:p>420.885644</text:p>
          </table:table-cell>
          <table:table-cell/>
          <table:table-cell office:value-type="float" office:value="656.18312" calcext:value-type="float">
            <text:p>656.18312</text:p>
          </table:table-cell>
          <table:table-cell office:value-type="float" office:value="439.9209388" calcext:value-type="float">
            <text:p>439.9209388</text:p>
          </table:table-cell>
          <table:table-cell office:value-type="float" office:value="619.153084" calcext:value-type="float">
            <text:p>619.153084</text:p>
          </table:table-cell>
          <table:table-cell office:value-type="float" office:value="435.1797516" calcext:value-type="float">
            <text:p>435.1797516</text:p>
          </table:table-cell>
          <table:table-cell office:value-type="float" office:value="679.1958192" calcext:value-type="float">
            <text:p>679.1958192</text:p>
          </table:table-cell>
          <table:table-cell office:value-type="float" office:value="774.8327816" calcext:value-type="float">
            <text:p>774.8327816</text:p>
          </table:table-cell>
          <table:table-cell office:value-type="float" office:value="1497.3941232" calcext:value-type="float">
            <text:p>1497.3941232</text:p>
          </table:table-cell>
          <table:table-cell office:value-type="float" office:value="3570.5428952" calcext:value-type="float">
            <text:p>3570.5428952</text:p>
          </table:table-cell>
          <table:table-cell office:value-type="float" office:value="4674.9919864" calcext:value-type="float">
            <text:p>4674.9919864</text:p>
          </table:table-cell>
          <table:table-cell office:value-type="float" office:value="5502.0067024" calcext:value-type="float">
            <text:p>5502.0067024</text:p>
          </table:table-cell>
          <table:table-cell table:style-name="ce26"/>
          <table:table-cell office:value-type="string" calcext:value-type="string">
            <text:p>2022_04_08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1</text:p>
          </table:table-cell>
          <table:table-cell office:value-type="float" office:value="683.2277716" calcext:value-type="float">
            <text:p>683.2277716</text:p>
          </table:table-cell>
          <table:table-cell/>
          <table:table-cell office:value-type="float" office:value="510.74976" calcext:value-type="float">
            <text:p>510.74976</text:p>
          </table:table-cell>
          <table:table-cell office:value-type="float" office:value="440.198894" calcext:value-type="float">
            <text:p>440.198894</text:p>
          </table:table-cell>
          <table:table-cell office:value-type="float" office:value="648.0876116" calcext:value-type="float">
            <text:p>648.0876116</text:p>
          </table:table-cell>
          <table:table-cell office:value-type="float" office:value="402.4142736" calcext:value-type="float">
            <text:p>402.4142736</text:p>
          </table:table-cell>
          <table:table-cell office:value-type="float" office:value="552.4345376" calcext:value-type="float">
            <text:p>552.4345376</text:p>
          </table:table-cell>
          <table:table-cell office:value-type="float" office:value="585.4876636" calcext:value-type="float">
            <text:p>585.4876636</text:p>
          </table:table-cell>
          <table:table-cell office:value-type="float" office:value="1818.68328" calcext:value-type="float">
            <text:p>1818.68328</text:p>
          </table:table-cell>
          <table:table-cell office:value-type="float" office:value="3203.3318588" calcext:value-type="float">
            <text:p>3203.3318588</text:p>
          </table:table-cell>
          <table:table-cell office:value-type="float" office:value="4588.9096216" calcext:value-type="float">
            <text:p>4588.9096216</text:p>
          </table:table-cell>
          <table:table-cell office:value-type="float" office:value="5303.792946" calcext:value-type="float">
            <text:p>5303.792946</text:p>
          </table:table-cell>
          <table:table-cell table:style-name="ce26"/>
          <table:table-cell office:value-type="string" calcext:value-type="string">
            <text:p>2022_04_08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2</text:p>
          </table:table-cell>
          <table:table-cell table:style-name="ce13" office:value-type="float" office:value="365.748215199999" calcext:value-type="float">
            <text:p>365.748215199999</text:p>
          </table:table-cell>
          <table:table-cell/>
          <table:table-cell table:style-name="ce13" office:value-type="float" office:value="427.7705256" calcext:value-type="float">
            <text:p>427.7705256</text:p>
          </table:table-cell>
          <table:table-cell table:style-name="ce13" office:value-type="float" office:value="345.3038112" calcext:value-type="float">
            <text:p>345.3038112</text:p>
          </table:table-cell>
          <table:table-cell table:style-name="ce13" office:value-type="float" office:value="341.1237424" calcext:value-type="float">
            <text:p>341.1237424</text:p>
          </table:table-cell>
          <table:table-cell table:style-name="ce13" office:value-type="float" office:value="292.002579199999" calcext:value-type="float">
            <text:p>292.002579199999</text:p>
          </table:table-cell>
          <table:table-cell table:style-name="ce26" office:value-type="float" office:value="239.4958284" calcext:value-type="float">
            <text:p>239.4958284</text:p>
          </table:table-cell>
          <table:table-cell table:style-name="ce26" office:value-type="float" office:value="256.5845108" calcext:value-type="float">
            <text:p>256.5845108</text:p>
          </table:table-cell>
          <table:table-cell table:style-name="ce26" office:value-type="float" office:value="910.944686" calcext:value-type="float">
            <text:p>910.944686</text:p>
          </table:table-cell>
          <table:table-cell table:style-name="ce26" office:value-type="float" office:value="1801.844554" calcext:value-type="float">
            <text:p>1801.844554</text:p>
          </table:table-cell>
          <table:table-cell table:style-name="ce26" office:value-type="float" office:value="2820.09197359999" calcext:value-type="float">
            <text:p>2820.09197359999</text:p>
          </table:table-cell>
          <table:table-cell table:style-name="ce26" office:value-type="float" office:value="4770.1773884" calcext:value-type="float">
            <text:p>4770.1773884</text:p>
          </table:table-cell>
          <table:table-cell/>
          <table:table-cell office:value-type="string" calcext:value-type="string">
            <text:p>2022_01_27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2</text:p>
          </table:table-cell>
          <table:table-cell table:style-name="ce13" office:value-type="float" office:value="264.090644799999" calcext:value-type="float">
            <text:p>264.090644799999</text:p>
          </table:table-cell>
          <table:table-cell/>
          <table:table-cell table:style-name="ce13" office:value-type="float" office:value="237.2062176" calcext:value-type="float">
            <text:p>237.2062176</text:p>
          </table:table-cell>
          <table:table-cell table:style-name="ce13" office:value-type="float" office:value="257.452764799999" calcext:value-type="float">
            <text:p>257.452764799999</text:p>
          </table:table-cell>
          <table:table-cell table:style-name="ce13" office:value-type="float" office:value="346.2982648" calcext:value-type="float">
            <text:p>346.2982648</text:p>
          </table:table-cell>
          <table:table-cell table:style-name="ce13" office:value-type="float" office:value="256.8172804" calcext:value-type="float">
            <text:p>256.8172804</text:p>
          </table:table-cell>
          <table:table-cell table:style-name="ce26" office:value-type="float" office:value="395.0717424" calcext:value-type="float">
            <text:p>395.0717424</text:p>
          </table:table-cell>
          <table:table-cell table:style-name="ce26" office:value-type="float" office:value="200.031684799999" calcext:value-type="float">
            <text:p>200.031684799999</text:p>
          </table:table-cell>
          <table:table-cell table:style-name="ce26" office:value-type="float" office:value="1016.50611919999" calcext:value-type="float">
            <text:p>1016.50611919999</text:p>
          </table:table-cell>
          <table:table-cell table:style-name="ce26" office:value-type="float" office:value="2374.30135479999" calcext:value-type="float">
            <text:p>2374.30135479999</text:p>
          </table:table-cell>
          <table:table-cell table:style-name="ce26" office:value-type="float" office:value="3108.6788064" calcext:value-type="float">
            <text:p>3108.6788064</text:p>
          </table:table-cell>
          <table:table-cell table:style-name="ce26" office:value-type="float" office:value="5637.6328968" calcext:value-type="float">
            <text:p>5637.6328968</text:p>
          </table:table-cell>
          <table:table-cell/>
          <table:table-cell office:value-type="string" calcext:value-type="string">
            <text:p>2022_01_27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2</text:p>
          </table:table-cell>
          <table:table-cell table:style-name="ce13" office:value-type="float" office:value="218.338481599999" calcext:value-type="float">
            <text:p>218.338481599999</text:p>
          </table:table-cell>
          <table:table-cell/>
          <table:table-cell table:style-name="ce13" office:value-type="float" office:value="227.5282152" calcext:value-type="float">
            <text:p>227.5282152</text:p>
          </table:table-cell>
          <table:table-cell table:style-name="ce13" office:value-type="float" office:value="219.323657599999" calcext:value-type="float">
            <text:p>219.323657599999</text:p>
          </table:table-cell>
          <table:table-cell table:style-name="ce13" office:value-type="float" office:value="281.4883728" calcext:value-type="float">
            <text:p>281.4883728</text:p>
          </table:table-cell>
          <table:table-cell table:style-name="ce13" office:value-type="float" office:value="505.289885199999" calcext:value-type="float">
            <text:p>505.289885199999</text:p>
          </table:table-cell>
          <table:table-cell table:style-name="ce26" office:value-type="float" office:value="394.718722399999" calcext:value-type="float">
            <text:p>394.718722399999</text:p>
          </table:table-cell>
          <table:table-cell table:style-name="ce26" office:value-type="float" office:value="317.4468368" calcext:value-type="float">
            <text:p>317.4468368</text:p>
          </table:table-cell>
          <table:table-cell table:style-name="ce26" office:value-type="float" office:value="776.6330984" calcext:value-type="float">
            <text:p>776.6330984</text:p>
          </table:table-cell>
          <table:table-cell table:style-name="ce26" office:value-type="float" office:value="2728.4474252" calcext:value-type="float">
            <text:p>2728.4474252</text:p>
          </table:table-cell>
          <table:table-cell table:style-name="ce26" office:value-type="float" office:value="2799.73731399999" calcext:value-type="float">
            <text:p>2799.73731399999</text:p>
          </table:table-cell>
          <table:table-cell table:style-name="ce26" office:value-type="float" office:value="5229.21187719999" calcext:value-type="float">
            <text:p>5229.21187719999</text:p>
          </table:table-cell>
          <table:table-cell/>
          <table:table-cell office:value-type="string" calcext:value-type="string">
            <text:p>2022_01_27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2</text:p>
          </table:table-cell>
          <table:table-cell table:style-name="ce13" office:value-type="float" office:value="683.1555308" calcext:value-type="float">
            <text:p>683.1555308</text:p>
          </table:table-cell>
          <table:table-cell table:style-name="ce13"/>
          <table:table-cell table:style-name="ce13" office:value-type="float" office:value="892.5669838" calcext:value-type="float">
            <text:p>892.5669838</text:p>
          </table:table-cell>
          <table:table-cell table:style-name="ce13" office:value-type="float" office:value="611.3381896" calcext:value-type="float">
            <text:p>611.3381896</text:p>
          </table:table-cell>
          <table:table-cell table:style-name="ce13" office:value-type="float" office:value="670.8096386" calcext:value-type="float">
            <text:p>670.8096386</text:p>
          </table:table-cell>
          <table:table-cell table:style-name="ce13" office:value-type="float" office:value="385.1375692" calcext:value-type="float">
            <text:p>385.1375692</text:p>
          </table:table-cell>
          <table:table-cell table:style-name="ce26" office:value-type="float" office:value="593.3104354" calcext:value-type="float">
            <text:p>593.3104354</text:p>
          </table:table-cell>
          <table:table-cell table:style-name="ce26" office:value-type="float" office:value="572.1064002" calcext:value-type="float">
            <text:p>572.1064002</text:p>
          </table:table-cell>
          <table:table-cell table:style-name="ce26" office:value-type="float" office:value="1161.909344" calcext:value-type="float">
            <text:p>1161.909344</text:p>
          </table:table-cell>
          <table:table-cell table:style-name="ce26" office:value-type="float" office:value="2802.05398" calcext:value-type="float">
            <text:p>2802.05398</text:p>
          </table:table-cell>
          <table:table-cell table:style-name="ce26" office:value-type="float" office:value="4668.397867" calcext:value-type="float">
            <text:p>4668.397867</text:p>
          </table:table-cell>
          <table:table-cell table:style-name="ce26" office:value-type="float" office:value="4903.82598" calcext:value-type="float">
            <text:p>4903.82598</text:p>
          </table:table-cell>
          <table:table-cell table:style-name="ce26" office:value-type="float" office:value="74066.47364" calcext:value-type="float">
            <text:p>74066.47364</text:p>
          </table:table-cell>
          <table:table-cell office:value-type="string" calcext:value-type="string">
            <text:p>2021_10_13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2</text:p>
          </table:table-cell>
          <table:table-cell table:style-name="ce13" office:value-type="float" office:value="703.404151" calcext:value-type="float">
            <text:p>703.404151</text:p>
          </table:table-cell>
          <table:table-cell table:style-name="ce13"/>
          <table:table-cell table:style-name="ce13" office:value-type="float" office:value="564.3540662" calcext:value-type="float">
            <text:p>564.3540662</text:p>
          </table:table-cell>
          <table:table-cell table:style-name="ce13" office:value-type="float" office:value="838.9245218" calcext:value-type="float">
            <text:p>838.9245218</text:p>
          </table:table-cell>
          <table:table-cell table:style-name="ce13" office:value-type="float" office:value="704.9492246" calcext:value-type="float">
            <text:p>704.9492246</text:p>
          </table:table-cell>
          <table:table-cell table:style-name="ce13" office:value-type="float" office:value="681.1254874" calcext:value-type="float">
            <text:p>681.1254874</text:p>
          </table:table-cell>
          <table:table-cell table:style-name="ce26" office:value-type="float" office:value="729.383431" calcext:value-type="float">
            <text:p>729.383431</text:p>
          </table:table-cell>
          <table:table-cell table:style-name="ce26" office:value-type="float" office:value="984.8863946" calcext:value-type="float">
            <text:p>984.8863946</text:p>
          </table:table-cell>
          <table:table-cell table:style-name="ce26" office:value-type="float" office:value="1155.33342" calcext:value-type="float">
            <text:p>1155.33342</text:p>
          </table:table-cell>
          <table:table-cell table:style-name="ce26" office:value-type="float" office:value="3355.105177" calcext:value-type="float">
            <text:p>3355.105177</text:p>
          </table:table-cell>
          <table:table-cell table:style-name="ce26" office:value-type="float" office:value="5650.129761" calcext:value-type="float">
            <text:p>5650.129761</text:p>
          </table:table-cell>
          <table:table-cell table:style-name="ce26" office:value-type="float" office:value="5314.056818" calcext:value-type="float">
            <text:p>5314.056818</text:p>
          </table:table-cell>
          <table:table-cell table:style-name="ce26" office:value-type="float" office:value="83900.55074" calcext:value-type="float">
            <text:p>83900.55074</text:p>
          </table:table-cell>
          <table:table-cell office:value-type="string" calcext:value-type="string">
            <text:p>2021_10_13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2</text:p>
          </table:table-cell>
          <table:table-cell table:style-name="ce13" office:value-type="float" office:value="813.3920824" calcext:value-type="float">
            <text:p>813.3920824</text:p>
          </table:table-cell>
          <table:table-cell table:style-name="ce13"/>
          <table:table-cell table:style-name="ce13" office:value-type="float" office:value="957.7376672" calcext:value-type="float">
            <text:p>957.7376672</text:p>
          </table:table-cell>
          <table:table-cell table:style-name="ce13" office:value-type="float" office:value="714.1060654" calcext:value-type="float">
            <text:p>714.1060654</text:p>
          </table:table-cell>
          <table:table-cell table:style-name="ce13" office:value-type="float" office:value="743.2154862" calcext:value-type="float">
            <text:p>743.2154862</text:p>
          </table:table-cell>
          <table:table-cell table:style-name="ce13" office:value-type="float" office:value="688.2886676" calcext:value-type="float">
            <text:p>688.2886676</text:p>
          </table:table-cell>
          <table:table-cell table:style-name="ce26" office:value-type="float" office:value="747.4648382" calcext:value-type="float">
            <text:p>747.4648382</text:p>
          </table:table-cell>
          <table:table-cell table:style-name="ce26" office:value-type="float" office:value="664.6767644" calcext:value-type="float">
            <text:p>664.6767644</text:p>
          </table:table-cell>
          <table:table-cell table:style-name="ce26" office:value-type="float" office:value="1164.47933" calcext:value-type="float">
            <text:p>1164.47933</text:p>
          </table:table-cell>
          <table:table-cell table:style-name="ce26" office:value-type="float" office:value="3413.238588" calcext:value-type="float">
            <text:p>3413.238588</text:p>
          </table:table-cell>
          <table:table-cell table:style-name="ce26" office:value-type="float" office:value="5275.301736" calcext:value-type="float">
            <text:p>5275.301736</text:p>
          </table:table-cell>
          <table:table-cell table:style-name="ce26" office:value-type="float" office:value="5275.157247" calcext:value-type="float">
            <text:p>5275.157247</text:p>
          </table:table-cell>
          <table:table-cell table:style-name="ce26" office:value-type="float" office:value="87006.66545" calcext:value-type="float">
            <text:p>87006.66545</text:p>
          </table:table-cell>
          <table:table-cell office:value-type="string" calcext:value-type="string">
            <text:p>2021_10_13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2</text:p>
          </table:table-cell>
          <table:table-cell office:value-type="float" office:value="570.4074324" calcext:value-type="float">
            <text:p>570.4074324</text:p>
          </table:table-cell>
          <table:table-cell/>
          <table:table-cell office:value-type="float" office:value="550.8216744" calcext:value-type="float">
            <text:p>550.8216744</text:p>
          </table:table-cell>
          <table:table-cell office:value-type="float" office:value="496.8121752" calcext:value-type="float">
            <text:p>496.8121752</text:p>
          </table:table-cell>
          <table:table-cell office:value-type="float" office:value="625.8001528" calcext:value-type="float">
            <text:p>625.8001528</text:p>
          </table:table-cell>
          <table:table-cell office:value-type="float" office:value="606.2286192" calcext:value-type="float">
            <text:p>606.2286192</text:p>
          </table:table-cell>
          <table:table-cell office:value-type="float" office:value="297.2650372" calcext:value-type="float">
            <text:p>297.2650372</text:p>
          </table:table-cell>
          <table:table-cell office:value-type="float" office:value="289.3529872" calcext:value-type="float">
            <text:p>289.3529872</text:p>
          </table:table-cell>
          <table:table-cell office:value-type="float" office:value="1085.3124652" calcext:value-type="float">
            <text:p>1085.3124652</text:p>
          </table:table-cell>
          <table:table-cell office:value-type="float" office:value="2303.9927172" calcext:value-type="float">
            <text:p>2303.9927172</text:p>
          </table:table-cell>
          <table:table-cell office:value-type="float" office:value="2747.9379076" calcext:value-type="float">
            <text:p>2747.9379076</text:p>
          </table:table-cell>
          <table:table-cell office:value-type="float" office:value="3478.3362552" calcext:value-type="float">
            <text:p>3478.3362552</text:p>
          </table:table-cell>
          <table:table-cell table:style-name="ce26"/>
          <table:table-cell office:value-type="string" calcext:value-type="string">
            <text:p>2022_04_08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2</text:p>
          </table:table-cell>
          <table:table-cell office:value-type="float" office:value="707.78289" calcext:value-type="float">
            <text:p>707.78289</text:p>
          </table:table-cell>
          <table:table-cell/>
          <table:table-cell office:value-type="float" office:value="610.7409048" calcext:value-type="float">
            <text:p>610.7409048</text:p>
          </table:table-cell>
          <table:table-cell office:value-type="float" office:value="677.0246736" calcext:value-type="float">
            <text:p>677.0246736</text:p>
          </table:table-cell>
          <table:table-cell office:value-type="float" office:value="434.4873792" calcext:value-type="float">
            <text:p>434.4873792</text:p>
          </table:table-cell>
          <table:table-cell office:value-type="float" office:value="477.4699124" calcext:value-type="float">
            <text:p>477.4699124</text:p>
          </table:table-cell>
          <table:table-cell office:value-type="float" office:value="513.0822968" calcext:value-type="float">
            <text:p>513.0822968</text:p>
          </table:table-cell>
          <table:table-cell office:value-type="float" office:value="381.7201072" calcext:value-type="float">
            <text:p>381.7201072</text:p>
          </table:table-cell>
          <table:table-cell office:value-type="float" office:value="850.7261428" calcext:value-type="float">
            <text:p>850.7261428</text:p>
          </table:table-cell>
          <table:table-cell office:value-type="float" office:value="2605.3617444" calcext:value-type="float">
            <text:p>2605.3617444</text:p>
          </table:table-cell>
          <table:table-cell office:value-type="float" office:value="3462.5174004" calcext:value-type="float">
            <text:p>3462.5174004</text:p>
          </table:table-cell>
          <table:table-cell office:value-type="float" office:value="4075.7132812" calcext:value-type="float">
            <text:p>4075.7132812</text:p>
          </table:table-cell>
          <table:table-cell table:style-name="ce26"/>
          <table:table-cell office:value-type="string" calcext:value-type="string">
            <text:p>2022_04_08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2</text:p>
          </table:table-cell>
          <table:table-cell office:value-type="float" office:value="445.2590836" calcext:value-type="float">
            <text:p>445.2590836</text:p>
          </table:table-cell>
          <table:table-cell/>
          <table:table-cell office:value-type="float" office:value="483.6159096" calcext:value-type="float">
            <text:p>483.6159096</text:p>
          </table:table-cell>
          <table:table-cell office:value-type="float" office:value="605.9163528" calcext:value-type="float">
            <text:p>605.9163528</text:p>
          </table:table-cell>
          <table:table-cell office:value-type="float" office:value="572.8282944" calcext:value-type="float">
            <text:p>572.8282944</text:p>
          </table:table-cell>
          <table:table-cell office:value-type="float" office:value="589.7483644" calcext:value-type="float">
            <text:p>589.7483644</text:p>
          </table:table-cell>
          <table:table-cell office:value-type="float" office:value="344.6784688" calcext:value-type="float">
            <text:p>344.6784688</text:p>
          </table:table-cell>
          <table:table-cell office:value-type="float" office:value="511.9221668" calcext:value-type="float">
            <text:p>511.9221668</text:p>
          </table:table-cell>
          <table:table-cell office:value-type="float" office:value="959.1109344" calcext:value-type="float">
            <text:p>959.1109344</text:p>
          </table:table-cell>
          <table:table-cell office:value-type="float" office:value="2881.8385032" calcext:value-type="float">
            <text:p>2881.8385032</text:p>
          </table:table-cell>
          <table:table-cell office:value-type="float" office:value="3927.5702724" calcext:value-type="float">
            <text:p>3927.5702724</text:p>
          </table:table-cell>
          <table:table-cell office:value-type="float" office:value="4350.4689116" calcext:value-type="float">
            <text:p>4350.4689116</text:p>
          </table:table-cell>
          <table:table-cell table:style-name="ce26"/>
          <table:table-cell office:value-type="string" calcext:value-type="string">
            <text:p>2022_04_08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3</text:p>
          </table:table-cell>
          <table:table-cell table:style-name="ce13" office:value-type="float" office:value="242.9261072" calcext:value-type="float">
            <text:p>242.9261072</text:p>
          </table:table-cell>
          <table:table-cell/>
          <table:table-cell table:style-name="ce13" office:value-type="float" office:value="263.7721892" calcext:value-type="float">
            <text:p>263.7721892</text:p>
          </table:table-cell>
          <table:table-cell table:style-name="ce13" office:value-type="float" office:value="345.770748" calcext:value-type="float">
            <text:p>345.770748</text:p>
          </table:table-cell>
          <table:table-cell table:style-name="ce13" office:value-type="float" office:value="346.738291599999" calcext:value-type="float">
            <text:p>346.738291599999</text:p>
          </table:table-cell>
          <table:table-cell table:style-name="ce13" office:value-type="float" office:value="337.699256799999" calcext:value-type="float">
            <text:p>337.699256799999</text:p>
          </table:table-cell>
          <table:table-cell table:style-name="ce26" office:value-type="float" office:value="477.024479999999" calcext:value-type="float">
            <text:p>477.024479999999</text:p>
          </table:table-cell>
          <table:table-cell table:style-name="ce26" office:value-type="float" office:value="638.1804044" calcext:value-type="float">
            <text:p>638.1804044</text:p>
          </table:table-cell>
          <table:table-cell table:style-name="ce26" office:value-type="float" office:value="2290.92652759999" calcext:value-type="float">
            <text:p>2290.92652759999</text:p>
          </table:table-cell>
          <table:table-cell table:style-name="ce26" office:value-type="float" office:value="3265.5972684" calcext:value-type="float">
            <text:p>3265.5972684</text:p>
          </table:table-cell>
          <table:table-cell table:style-name="ce26" office:value-type="float" office:value="4176.3800924" calcext:value-type="float">
            <text:p>4176.3800924</text:p>
          </table:table-cell>
          <table:table-cell table:style-name="ce26" office:value-type="float" office:value="5471.4819292" calcext:value-type="float">
            <text:p>5471.4819292</text:p>
          </table:table-cell>
          <table:table-cell/>
          <table:table-cell office:value-type="string" calcext:value-type="string">
            <text:p>2022_01_27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3</text:p>
          </table:table-cell>
          <table:table-cell table:style-name="ce13" office:value-type="float" office:value="253.2386632" calcext:value-type="float">
            <text:p>253.2386632</text:p>
          </table:table-cell>
          <table:table-cell/>
          <table:table-cell table:style-name="ce13" office:value-type="float" office:value="337.426757199999" calcext:value-type="float">
            <text:p>337.426757199999</text:p>
          </table:table-cell>
          <table:table-cell table:style-name="ce13" office:value-type="float" office:value="395.0596748" calcext:value-type="float">
            <text:p>395.0596748</text:p>
          </table:table-cell>
          <table:table-cell table:style-name="ce13" office:value-type="float" office:value="475.631759599999" calcext:value-type="float">
            <text:p>475.631759599999</text:p>
          </table:table-cell>
          <table:table-cell table:style-name="ce13" office:value-type="float" office:value="394.2460144" calcext:value-type="float">
            <text:p>394.2460144</text:p>
          </table:table-cell>
          <table:table-cell table:style-name="ce26" office:value-type="float" office:value="302.464872399999" calcext:value-type="float">
            <text:p>302.464872399999</text:p>
          </table:table-cell>
          <table:table-cell table:style-name="ce26" office:value-type="float" office:value="613.5896924" calcext:value-type="float">
            <text:p>613.5896924</text:p>
          </table:table-cell>
          <table:table-cell table:style-name="ce26" office:value-type="float" office:value="2131.7451316" calcext:value-type="float">
            <text:p>2131.7451316</text:p>
          </table:table-cell>
          <table:table-cell table:style-name="ce26" office:value-type="float" office:value="3748.7065124" calcext:value-type="float">
            <text:p>3748.7065124</text:p>
          </table:table-cell>
          <table:table-cell table:style-name="ce26" office:value-type="float" office:value="3549.564754" calcext:value-type="float">
            <text:p>3549.564754</text:p>
          </table:table-cell>
          <table:table-cell table:style-name="ce26" office:value-type="float" office:value="5856.100734" calcext:value-type="float">
            <text:p>5856.100734</text:p>
          </table:table-cell>
          <table:table-cell/>
          <table:table-cell office:value-type="string" calcext:value-type="string">
            <text:p>2022_01_27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3</text:p>
          </table:table-cell>
          <table:table-cell table:style-name="ce13" office:value-type="float" office:value="143.4464708" calcext:value-type="float">
            <text:p>143.4464708</text:p>
          </table:table-cell>
          <table:table-cell/>
          <table:table-cell table:style-name="ce13" office:value-type="float" office:value="343.0907028" calcext:value-type="float">
            <text:p>343.0907028</text:p>
          </table:table-cell>
          <table:table-cell table:style-name="ce13" office:value-type="float" office:value="454.6957892" calcext:value-type="float">
            <text:p>454.6957892</text:p>
          </table:table-cell>
          <table:table-cell table:style-name="ce13" office:value-type="float" office:value="252.636497999999" calcext:value-type="float">
            <text:p>252.636497999999</text:p>
          </table:table-cell>
          <table:table-cell table:style-name="ce13" office:value-type="float" office:value="530.0665236" calcext:value-type="float">
            <text:p>530.0665236</text:p>
          </table:table-cell>
          <table:table-cell table:style-name="ce26" office:value-type="float" office:value="313.495579999999" calcext:value-type="float">
            <text:p>313.495579999999</text:p>
          </table:table-cell>
          <table:table-cell table:style-name="ce26" office:value-type="float" office:value="539.1152364" calcext:value-type="float">
            <text:p>539.1152364</text:p>
          </table:table-cell>
          <table:table-cell table:style-name="ce26" office:value-type="float" office:value="2281.0656496" calcext:value-type="float">
            <text:p>2281.0656496</text:p>
          </table:table-cell>
          <table:table-cell table:style-name="ce26" office:value-type="float" office:value="3054.5963076" calcext:value-type="float">
            <text:p>3054.5963076</text:p>
          </table:table-cell>
          <table:table-cell table:style-name="ce26" office:value-type="float" office:value="3060.82478039999" calcext:value-type="float">
            <text:p>3060.82478039999</text:p>
          </table:table-cell>
          <table:table-cell table:style-name="ce26" office:value-type="float" office:value="6108.902456" calcext:value-type="float">
            <text:p>6108.902456</text:p>
          </table:table-cell>
          <table:table-cell/>
          <table:table-cell office:value-type="string" calcext:value-type="string">
            <text:p>2022_01_27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3</text:p>
          </table:table-cell>
          <table:table-cell table:style-name="ce13" office:value-type="float" office:value="562.024008" calcext:value-type="float">
            <text:p>562.024008</text:p>
          </table:table-cell>
          <table:table-cell table:style-name="ce13"/>
          <table:table-cell table:style-name="ce13" office:value-type="float" office:value="675.3140126" calcext:value-type="float">
            <text:p>675.3140126</text:p>
          </table:table-cell>
          <table:table-cell table:style-name="ce13" office:value-type="float" office:value="728.2579428" calcext:value-type="float">
            <text:p>728.2579428</text:p>
          </table:table-cell>
          <table:table-cell table:style-name="ce13" office:value-type="float" office:value="642.7477654" calcext:value-type="float">
            <text:p>642.7477654</text:p>
          </table:table-cell>
          <table:table-cell table:style-name="ce13" office:value-type="float" office:value="641.9150708" calcext:value-type="float">
            <text:p>641.9150708</text:p>
          </table:table-cell>
          <table:table-cell table:style-name="ce26" office:value-type="float" office:value="942.9840484" calcext:value-type="float">
            <text:p>942.9840484</text:p>
          </table:table-cell>
          <table:table-cell table:style-name="ce26" office:value-type="float" office:value="1489.866297" calcext:value-type="float">
            <text:p>1489.866297</text:p>
          </table:table-cell>
          <table:table-cell table:style-name="ce26" office:value-type="float" office:value="3744.902984" calcext:value-type="float">
            <text:p>3744.902984</text:p>
          </table:table-cell>
          <table:table-cell table:style-name="ce26" office:value-type="float" office:value="5704.240023" calcext:value-type="float">
            <text:p>5704.240023</text:p>
          </table:table-cell>
          <table:table-cell table:style-name="ce26" office:value-type="float" office:value="7057.755448" calcext:value-type="float">
            <text:p>7057.755448</text:p>
          </table:table-cell>
          <table:table-cell table:style-name="ce26" office:value-type="float" office:value="6574.186395" calcext:value-type="float">
            <text:p>6574.186395</text:p>
          </table:table-cell>
          <table:table-cell table:style-name="ce26" office:value-type="string" calcext:value-type="string">
            <text:p>Masked</text:p>
          </table:table-cell>
          <table:table-cell office:value-type="string" calcext:value-type="string">
            <text:p>2021_10_13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3</text:p>
          </table:table-cell>
          <table:table-cell table:style-name="ce13" office:value-type="float" office:value="426.220056" calcext:value-type="float">
            <text:p>426.220056</text:p>
          </table:table-cell>
          <table:table-cell table:style-name="ce13"/>
          <table:table-cell table:style-name="ce13" office:value-type="float" office:value="757.0561652" calcext:value-type="float">
            <text:p>757.0561652</text:p>
          </table:table-cell>
          <table:table-cell table:style-name="ce13" office:value-type="float" office:value="892.9790272" calcext:value-type="float">
            <text:p>892.9790272</text:p>
          </table:table-cell>
          <table:table-cell table:style-name="ce13" office:value-type="float" office:value="607.9987134" calcext:value-type="float">
            <text:p>607.9987134</text:p>
          </table:table-cell>
          <table:table-cell table:style-name="ce13" office:value-type="float" office:value="731.6669398" calcext:value-type="float">
            <text:p>731.6669398</text:p>
          </table:table-cell>
          <table:table-cell table:style-name="ce26" office:value-type="float" office:value="699.9228596" calcext:value-type="float">
            <text:p>699.9228596</text:p>
          </table:table-cell>
          <table:table-cell table:style-name="ce26" office:value-type="float" office:value="1348.59423" calcext:value-type="float">
            <text:p>1348.59423</text:p>
          </table:table-cell>
          <table:table-cell table:style-name="ce26" office:value-type="float" office:value="4101.615196" calcext:value-type="float">
            <text:p>4101.615196</text:p>
          </table:table-cell>
          <table:table-cell table:style-name="ce26" office:value-type="float" office:value="5906.095016" calcext:value-type="float">
            <text:p>5906.095016</text:p>
          </table:table-cell>
          <table:table-cell table:style-name="ce26" office:value-type="float" office:value="7317.28692" calcext:value-type="float">
            <text:p>7317.28692</text:p>
          </table:table-cell>
          <table:table-cell table:style-name="ce26" office:value-type="float" office:value="6469.845627" calcext:value-type="float">
            <text:p>6469.845627</text:p>
          </table:table-cell>
          <table:table-cell table:style-name="ce26" office:value-type="string" calcext:value-type="string">
            <text:p>Masked</text:p>
          </table:table-cell>
          <table:table-cell office:value-type="string" calcext:value-type="string">
            <text:p>2021_10_13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3</text:p>
          </table:table-cell>
          <table:table-cell table:style-name="ce13" office:value-type="float" office:value="696.5867974" calcext:value-type="float">
            <text:p>696.5867974</text:p>
          </table:table-cell>
          <table:table-cell table:style-name="ce13"/>
          <table:table-cell table:style-name="ce13" office:value-type="float" office:value="781.9190434" calcext:value-type="float">
            <text:p>781.9190434</text:p>
          </table:table-cell>
          <table:table-cell table:style-name="ce13" office:value-type="float" office:value="743.3668198" calcext:value-type="float">
            <text:p>743.3668198</text:p>
          </table:table-cell>
          <table:table-cell table:style-name="ce13" office:value-type="float" office:value="451.6704426" calcext:value-type="float">
            <text:p>451.6704426</text:p>
          </table:table-cell>
          <table:table-cell table:style-name="ce13" office:value-type="float" office:value="689.3736192" calcext:value-type="float">
            <text:p>689.3736192</text:p>
          </table:table-cell>
          <table:table-cell table:style-name="ce26" office:value-type="float" office:value="626.4572554" calcext:value-type="float">
            <text:p>626.4572554</text:p>
          </table:table-cell>
          <table:table-cell table:style-name="ce26" office:value-type="float" office:value="922.7931992" calcext:value-type="float">
            <text:p>922.7931992</text:p>
          </table:table-cell>
          <table:table-cell table:style-name="ce26" office:value-type="float" office:value="3909.350872" calcext:value-type="float">
            <text:p>3909.350872</text:p>
          </table:table-cell>
          <table:table-cell table:style-name="ce26" office:value-type="float" office:value="5948.072847" calcext:value-type="float">
            <text:p>5948.072847</text:p>
          </table:table-cell>
          <table:table-cell table:style-name="ce26" office:value-type="float" office:value="7404.756005" calcext:value-type="float">
            <text:p>7404.756005</text:p>
          </table:table-cell>
          <table:table-cell table:style-name="ce26" office:value-type="float" office:value="5829.760679" calcext:value-type="float">
            <text:p>5829.760679</text:p>
          </table:table-cell>
          <table:table-cell table:style-name="ce26" office:value-type="string" calcext:value-type="string">
            <text:p>Masked</text:p>
          </table:table-cell>
          <table:table-cell office:value-type="string" calcext:value-type="string">
            <text:p>2021_10_13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3</text:p>
          </table:table-cell>
          <table:table-cell office:value-type="float" office:value="582.713628" calcext:value-type="float">
            <text:p>582.713628</text:p>
          </table:table-cell>
          <table:table-cell/>
          <table:table-cell office:value-type="float" office:value="578.059174" calcext:value-type="float">
            <text:p>578.059174</text:p>
          </table:table-cell>
          <table:table-cell office:value-type="float" office:value="502.8698668" calcext:value-type="float">
            <text:p>502.8698668</text:p>
          </table:table-cell>
          <table:table-cell office:value-type="float" office:value="813.87516" calcext:value-type="float">
            <text:p>813.87516</text:p>
          </table:table-cell>
          <table:table-cell office:value-type="float" office:value="796.109701200001" calcext:value-type="float">
            <text:p>796.109701200001</text:p>
          </table:table-cell>
          <table:table-cell office:value-type="float" office:value="684.5406024" calcext:value-type="float">
            <text:p>684.5406024</text:p>
          </table:table-cell>
          <table:table-cell office:value-type="float" office:value="1039.693824" calcext:value-type="float">
            <text:p>1039.693824</text:p>
          </table:table-cell>
          <table:table-cell office:value-type="float" office:value="2849.6194736" calcext:value-type="float">
            <text:p>2849.6194736</text:p>
          </table:table-cell>
          <table:table-cell office:value-type="float" office:value="4187.1745208" calcext:value-type="float">
            <text:p>4187.1745208</text:p>
          </table:table-cell>
          <table:table-cell office:value-type="float" office:value="3481.0528148" calcext:value-type="float">
            <text:p>3481.0528148</text:p>
          </table:table-cell>
          <table:table-cell office:value-type="float" office:value="4555.4504996" calcext:value-type="float">
            <text:p>4555.4504996</text:p>
          </table:table-cell>
          <table:table-cell table:style-name="ce26"/>
          <table:table-cell office:value-type="string" calcext:value-type="string">
            <text:p>2022_04_08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3</text:p>
          </table:table-cell>
          <table:table-cell office:value-type="float" office:value="467.7609384" calcext:value-type="float">
            <text:p>467.7609384</text:p>
          </table:table-cell>
          <table:table-cell/>
          <table:table-cell office:value-type="float" office:value="602.272032" calcext:value-type="float">
            <text:p>602.272032</text:p>
          </table:table-cell>
          <table:table-cell office:value-type="float" office:value="622.2071604" calcext:value-type="float">
            <text:p>622.2071604</text:p>
          </table:table-cell>
          <table:table-cell office:value-type="float" office:value="679.6845952" calcext:value-type="float">
            <text:p>679.6845952</text:p>
          </table:table-cell>
          <table:table-cell office:value-type="float" office:value="592.7302144" calcext:value-type="float">
            <text:p>592.7302144</text:p>
          </table:table-cell>
          <table:table-cell office:value-type="float" office:value="699.1712496" calcext:value-type="float">
            <text:p>699.1712496</text:p>
          </table:table-cell>
          <table:table-cell office:value-type="float" office:value="1141.885952" calcext:value-type="float">
            <text:p>1141.885952</text:p>
          </table:table-cell>
          <table:table-cell office:value-type="float" office:value="2899.0511808" calcext:value-type="float">
            <text:p>2899.0511808</text:p>
          </table:table-cell>
          <table:table-cell office:value-type="float" office:value="3939.6322232" calcext:value-type="float">
            <text:p>3939.6322232</text:p>
          </table:table-cell>
          <table:table-cell office:value-type="float" office:value="2947.7290884" calcext:value-type="float">
            <text:p>2947.7290884</text:p>
          </table:table-cell>
          <table:table-cell office:value-type="float" office:value="3861.1652556" calcext:value-type="float">
            <text:p>3861.1652556</text:p>
          </table:table-cell>
          <table:table-cell table:style-name="ce26"/>
          <table:table-cell office:value-type="string" calcext:value-type="string">
            <text:p>2022_04_08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3</text:p>
          </table:table-cell>
          <table:table-cell office:value-type="float" office:value="558.8769144" calcext:value-type="float">
            <text:p>558.8769144</text:p>
          </table:table-cell>
          <table:table-cell/>
          <table:table-cell office:value-type="float" office:value="758.3366748" calcext:value-type="float">
            <text:p>758.3366748</text:p>
          </table:table-cell>
          <table:table-cell office:value-type="float" office:value="548.3354212" calcext:value-type="float">
            <text:p>548.3354212</text:p>
          </table:table-cell>
          <table:table-cell office:value-type="float" office:value="587.9349264" calcext:value-type="float">
            <text:p>587.9349264</text:p>
          </table:table-cell>
          <table:table-cell office:value-type="float" office:value="576.306692" calcext:value-type="float">
            <text:p>576.306692</text:p>
          </table:table-cell>
          <table:table-cell office:value-type="float" office:value="648.1535536" calcext:value-type="float">
            <text:p>648.1535536</text:p>
          </table:table-cell>
          <table:table-cell office:value-type="float" office:value="1291.2933424" calcext:value-type="float">
            <text:p>1291.2933424</text:p>
          </table:table-cell>
          <table:table-cell office:value-type="float" office:value="2935.6760004" calcext:value-type="float">
            <text:p>2935.6760004</text:p>
          </table:table-cell>
          <table:table-cell office:value-type="float" office:value="4015.6078948" calcext:value-type="float">
            <text:p>4015.6078948</text:p>
          </table:table-cell>
          <table:table-cell office:value-type="float" office:value="3271.5702928" calcext:value-type="float">
            <text:p>3271.5702928</text:p>
          </table:table-cell>
          <table:table-cell office:value-type="float" office:value="4961.786546" calcext:value-type="float">
            <text:p>4961.786546</text:p>
          </table:table-cell>
          <table:table-cell table:style-name="ce26"/>
          <table:table-cell office:value-type="string" calcext:value-type="string">
            <text:p>2022_04_08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4</text:p>
          </table:table-cell>
          <table:table-cell table:style-name="ce13" office:value-type="float" office:value="399.484826399999" calcext:value-type="float">
            <text:p>399.484826399999</text:p>
          </table:table-cell>
          <table:table-cell/>
          <table:table-cell table:style-name="ce13" office:value-type="float" office:value="166.4317424" calcext:value-type="float">
            <text:p>166.4317424</text:p>
          </table:table-cell>
          <table:table-cell table:style-name="ce13" office:value-type="float" office:value="202.4551028" calcext:value-type="float">
            <text:p>202.4551028</text:p>
          </table:table-cell>
          <table:table-cell table:style-name="ce13" office:value-type="float" office:value="290.236639999999" calcext:value-type="float">
            <text:p>290.236639999999</text:p>
          </table:table-cell>
          <table:table-cell table:style-name="ce13" office:value-type="float" office:value="402.0429724" calcext:value-type="float">
            <text:p>402.0429724</text:p>
          </table:table-cell>
          <table:table-cell table:style-name="ce26" office:value-type="float" office:value="199.5445016" calcext:value-type="float">
            <text:p>199.5445016</text:p>
          </table:table-cell>
          <table:table-cell table:style-name="ce26" office:value-type="float" office:value="438.067420799999" calcext:value-type="float">
            <text:p>438.067420799999</text:p>
          </table:table-cell>
          <table:table-cell table:style-name="ce26" office:value-type="float" office:value="1783.21624599999" calcext:value-type="float">
            <text:p>1783.21624599999</text:p>
          </table:table-cell>
          <table:table-cell table:style-name="ce26" office:value-type="float" office:value="2969.9533956" calcext:value-type="float">
            <text:p>2969.9533956</text:p>
          </table:table-cell>
          <table:table-cell table:style-name="ce26" office:value-type="float" office:value="2683.6831004" calcext:value-type="float">
            <text:p>2683.6831004</text:p>
          </table:table-cell>
          <table:table-cell table:style-name="ce26" office:value-type="float" office:value="6575.5366328" calcext:value-type="float">
            <text:p>6575.5366328</text:p>
          </table:table-cell>
          <table:table-cell/>
          <table:table-cell office:value-type="string" calcext:value-type="string">
            <text:p>2022_01_27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4</text:p>
          </table:table-cell>
          <table:table-cell table:style-name="ce13" office:value-type="float" office:value="217.2434132" calcext:value-type="float">
            <text:p>217.2434132</text:p>
          </table:table-cell>
          <table:table-cell/>
          <table:table-cell table:style-name="ce13" office:value-type="float" office:value="201.3030208" calcext:value-type="float">
            <text:p>201.3030208</text:p>
          </table:table-cell>
          <table:table-cell table:style-name="ce13" office:value-type="float" office:value="236.737997999999" calcext:value-type="float">
            <text:p>236.737997999999</text:p>
          </table:table-cell>
          <table:table-cell table:style-name="ce13" office:value-type="float" office:value="128.809248" calcext:value-type="float">
            <text:p>128.809248</text:p>
          </table:table-cell>
          <table:table-cell table:style-name="ce13" office:value-type="float" office:value="318.9609976" calcext:value-type="float">
            <text:p>318.9609976</text:p>
          </table:table-cell>
          <table:table-cell table:style-name="ce26" office:value-type="float" office:value="275.0160532" calcext:value-type="float">
            <text:p>275.0160532</text:p>
          </table:table-cell>
          <table:table-cell table:style-name="ce26" office:value-type="float" office:value="679.940406399999" calcext:value-type="float">
            <text:p>679.940406399999</text:p>
          </table:table-cell>
          <table:table-cell table:style-name="ce26" office:value-type="float" office:value="2193.7971932" calcext:value-type="float">
            <text:p>2193.7971932</text:p>
          </table:table-cell>
          <table:table-cell table:style-name="ce26" office:value-type="float" office:value="3486.1157256" calcext:value-type="float">
            <text:p>3486.1157256</text:p>
          </table:table-cell>
          <table:table-cell table:style-name="ce26" office:value-type="float" office:value="3349.936998" calcext:value-type="float">
            <text:p>3349.936998</text:p>
          </table:table-cell>
          <table:table-cell table:style-name="ce26" office:value-type="float" office:value="6691.0888508" calcext:value-type="float">
            <text:p>6691.0888508</text:p>
          </table:table-cell>
          <table:table-cell/>
          <table:table-cell office:value-type="string" calcext:value-type="string">
            <text:p>2022_01_27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4</text:p>
          </table:table-cell>
          <table:table-cell table:style-name="ce13" office:value-type="float" office:value="256.312645599999" calcext:value-type="float">
            <text:p>256.312645599999</text:p>
          </table:table-cell>
          <table:table-cell/>
          <table:table-cell table:style-name="ce13" office:value-type="float" office:value="156.934853599999" calcext:value-type="float">
            <text:p>156.934853599999</text:p>
          </table:table-cell>
          <table:table-cell table:style-name="ce13" office:value-type="float" office:value="226.838118399999" calcext:value-type="float">
            <text:p>226.838118399999</text:p>
          </table:table-cell>
          <table:table-cell table:style-name="ce13" office:value-type="float" office:value="309.167568" calcext:value-type="float">
            <text:p>309.167568</text:p>
          </table:table-cell>
          <table:table-cell table:style-name="ce13" office:value-type="float" office:value="200.008591999999" calcext:value-type="float">
            <text:p>200.008591999999</text:p>
          </table:table-cell>
          <table:table-cell table:style-name="ce26" office:value-type="float" office:value="327.274076399999" calcext:value-type="float">
            <text:p>327.274076399999</text:p>
          </table:table-cell>
          <table:table-cell table:style-name="ce26" office:value-type="float" office:value="646.6397492" calcext:value-type="float">
            <text:p>646.6397492</text:p>
          </table:table-cell>
          <table:table-cell table:style-name="ce26" office:value-type="float" office:value="1799.25772239999" calcext:value-type="float">
            <text:p>1799.25772239999</text:p>
          </table:table-cell>
          <table:table-cell table:style-name="ce26" office:value-type="float" office:value="3058.0052492" calcext:value-type="float">
            <text:p>3058.0052492</text:p>
          </table:table-cell>
          <table:table-cell table:style-name="ce26" office:value-type="float" office:value="3006.57741399999" calcext:value-type="float">
            <text:p>3006.57741399999</text:p>
          </table:table-cell>
          <table:table-cell table:style-name="ce26" office:value-type="float" office:value="7446.9255024" calcext:value-type="float">
            <text:p>7446.9255024</text:p>
          </table:table-cell>
          <table:table-cell/>
          <table:table-cell office:value-type="string" calcext:value-type="string">
            <text:p>2022_01_27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4</text:p>
          </table:table-cell>
          <table:table-cell table:style-name="ce13" office:value-type="float" office:value="761.8288036" calcext:value-type="float">
            <text:p>761.8288036</text:p>
          </table:table-cell>
          <table:table-cell table:style-name="ce13"/>
          <table:table-cell table:style-name="ce13" office:value-type="float" office:value="400.3756356" calcext:value-type="float">
            <text:p>400.3756356</text:p>
          </table:table-cell>
          <table:table-cell table:style-name="ce13" office:value-type="float" office:value="606.169162" calcext:value-type="float">
            <text:p>606.169162</text:p>
          </table:table-cell>
          <table:table-cell table:style-name="ce13" office:value-type="float" office:value="544.6774332" calcext:value-type="float">
            <text:p>544.6774332</text:p>
          </table:table-cell>
          <table:table-cell table:style-name="ce13" office:value-type="float" office:value="578.7648424" calcext:value-type="float">
            <text:p>578.7648424</text:p>
          </table:table-cell>
          <table:table-cell table:style-name="ce26" office:value-type="float" office:value="653.443342" calcext:value-type="float">
            <text:p>653.443342</text:p>
          </table:table-cell>
          <table:table-cell table:style-name="ce26" office:value-type="float" office:value="695.9438" calcext:value-type="float">
            <text:p>695.9438</text:p>
          </table:table-cell>
          <table:table-cell table:style-name="ce26" office:value-type="float" office:value="1335.131007" calcext:value-type="float">
            <text:p>1335.131007</text:p>
          </table:table-cell>
          <table:table-cell table:style-name="ce26" office:value-type="float" office:value="3578.176624" calcext:value-type="float">
            <text:p>3578.176624</text:p>
          </table:table-cell>
          <table:table-cell table:style-name="ce26" office:value-type="float" office:value="6756.984766" calcext:value-type="float">
            <text:p>6756.984766</text:p>
          </table:table-cell>
          <table:table-cell table:style-name="ce26" office:value-type="float" office:value="7136.038919" calcext:value-type="float">
            <text:p>7136.038919</text:p>
          </table:table-cell>
          <table:table-cell table:style-name="ce26" office:value-type="string" calcext:value-type="string">
            <text:p>Masked</text:p>
          </table:table-cell>
          <table:table-cell office:value-type="string" calcext:value-type="string">
            <text:p>2021_10_13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4</text:p>
          </table:table-cell>
          <table:table-cell table:style-name="ce13" office:value-type="float" office:value="683.9975436" calcext:value-type="float">
            <text:p>683.9975436</text:p>
          </table:table-cell>
          <table:table-cell table:style-name="ce13"/>
          <table:table-cell table:style-name="ce13" office:value-type="float" office:value="767.9794144" calcext:value-type="float">
            <text:p>767.9794144</text:p>
          </table:table-cell>
          <table:table-cell table:style-name="ce13" office:value-type="float" office:value="817.1074076" calcext:value-type="float">
            <text:p>817.1074076</text:p>
          </table:table-cell>
          <table:table-cell table:style-name="ce13" office:value-type="float" office:value="650.5559724" calcext:value-type="float">
            <text:p>650.5559724</text:p>
          </table:table-cell>
          <table:table-cell table:style-name="ce13" office:value-type="float" office:value="661.742146" calcext:value-type="float">
            <text:p>661.742146</text:p>
          </table:table-cell>
          <table:table-cell table:style-name="ce26" office:value-type="float" office:value="468.8381304" calcext:value-type="float">
            <text:p>468.8381304</text:p>
          </table:table-cell>
          <table:table-cell table:style-name="ce26" office:value-type="float" office:value="846.4013956" calcext:value-type="float">
            <text:p>846.4013956</text:p>
          </table:table-cell>
          <table:table-cell table:style-name="ce26" office:value-type="float" office:value="2572.860148" calcext:value-type="float">
            <text:p>2572.860148</text:p>
          </table:table-cell>
          <table:table-cell table:style-name="ce26" office:value-type="float" office:value="5744.135351" calcext:value-type="float">
            <text:p>5744.135351</text:p>
          </table:table-cell>
          <table:table-cell table:style-name="ce26" office:value-type="float" office:value="8186.032559" calcext:value-type="float">
            <text:p>8186.032559</text:p>
          </table:table-cell>
          <table:table-cell table:style-name="ce26" office:value-type="float" office:value="6848.179503" calcext:value-type="float">
            <text:p>6848.179503</text:p>
          </table:table-cell>
          <table:table-cell table:style-name="ce26" office:value-type="string" calcext:value-type="string">
            <text:p>Masked</text:p>
          </table:table-cell>
          <table:table-cell office:value-type="string" calcext:value-type="string">
            <text:p>2021_10_13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4</text:p>
          </table:table-cell>
          <table:table-cell table:style-name="ce13" office:value-type="float" office:value="740.8310492" calcext:value-type="float">
            <text:p>740.8310492</text:p>
          </table:table-cell>
          <table:table-cell table:style-name="ce13"/>
          <table:table-cell table:style-name="ce13" office:value-type="float" office:value="530.0970944" calcext:value-type="float">
            <text:p>530.0970944</text:p>
          </table:table-cell>
          <table:table-cell table:style-name="ce13" office:value-type="float" office:value="861.5281388" calcext:value-type="float">
            <text:p>861.5281388</text:p>
          </table:table-cell>
          <table:table-cell table:style-name="ce13" office:value-type="float" office:value="598.2245804" calcext:value-type="float">
            <text:p>598.2245804</text:p>
          </table:table-cell>
          <table:table-cell table:style-name="ce13" office:value-type="float" office:value="581.1758852" calcext:value-type="float">
            <text:p>581.1758852</text:p>
          </table:table-cell>
          <table:table-cell table:style-name="ce26" office:value-type="float" office:value="504.3365192" calcext:value-type="float">
            <text:p>504.3365192</text:p>
          </table:table-cell>
          <table:table-cell table:style-name="ce26" office:value-type="float" office:value="680.16085" calcext:value-type="float">
            <text:p>680.16085</text:p>
          </table:table-cell>
          <table:table-cell table:style-name="ce26" office:value-type="float" office:value="2504.258843" calcext:value-type="float">
            <text:p>2504.258843</text:p>
          </table:table-cell>
          <table:table-cell table:style-name="ce26" office:value-type="float" office:value="5069.521482" calcext:value-type="float">
            <text:p>5069.521482</text:p>
          </table:table-cell>
          <table:table-cell table:style-name="ce26" office:value-type="float" office:value="7366.97437" calcext:value-type="float">
            <text:p>7366.97437</text:p>
          </table:table-cell>
          <table:table-cell table:style-name="ce26" office:value-type="float" office:value="7646.511573" calcext:value-type="float">
            <text:p>7646.511573</text:p>
          </table:table-cell>
          <table:table-cell table:style-name="ce26" office:value-type="string" calcext:value-type="string">
            <text:p>Masked</text:p>
          </table:table-cell>
          <table:table-cell office:value-type="string" calcext:value-type="string">
            <text:p>2021_10_13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4</text:p>
          </table:table-cell>
          <table:table-cell office:value-type="float" office:value="358.4035624" calcext:value-type="float">
            <text:p>358.4035624</text:p>
          </table:table-cell>
          <table:table-cell/>
          <table:table-cell office:value-type="float" office:value="388.5727416" calcext:value-type="float">
            <text:p>388.5727416</text:p>
          </table:table-cell>
          <table:table-cell office:value-type="float" office:value="236.0859648" calcext:value-type="float">
            <text:p>236.0859648</text:p>
          </table:table-cell>
          <table:table-cell office:value-type="float" office:value="197.5202464" calcext:value-type="float">
            <text:p>197.5202464</text:p>
          </table:table-cell>
          <table:table-cell office:value-type="float" office:value="343.8243168" calcext:value-type="float">
            <text:p>343.8243168</text:p>
          </table:table-cell>
          <table:table-cell office:value-type="float" office:value="433.43226" calcext:value-type="float">
            <text:p>433.43226</text:p>
          </table:table-cell>
          <table:table-cell office:value-type="float" office:value="487.8199792" calcext:value-type="float">
            <text:p>487.8199792</text:p>
          </table:table-cell>
          <table:table-cell office:value-type="float" office:value="1694.8152576" calcext:value-type="float">
            <text:p>1694.8152576</text:p>
          </table:table-cell>
          <table:table-cell office:value-type="float" office:value="2665.120576" calcext:value-type="float">
            <text:p>2665.120576</text:p>
          </table:table-cell>
          <table:table-cell office:value-type="float" office:value="2887.0739136" calcext:value-type="float">
            <text:p>2887.0739136</text:p>
          </table:table-cell>
          <table:table-cell office:value-type="float" office:value="3651.5192528" calcext:value-type="float">
            <text:p>3651.5192528</text:p>
          </table:table-cell>
          <table:table-cell table:style-name="ce26"/>
          <table:table-cell office:value-type="string" calcext:value-type="string">
            <text:p>2022_04_08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4</text:p>
          </table:table-cell>
          <table:table-cell office:value-type="float" office:value="346.9108752" calcext:value-type="float">
            <text:p>346.9108752</text:p>
          </table:table-cell>
          <table:table-cell/>
          <table:table-cell office:value-type="float" office:value="264.0958264" calcext:value-type="float">
            <text:p>264.0958264</text:p>
          </table:table-cell>
          <table:table-cell office:value-type="float" office:value="434.2135376" calcext:value-type="float">
            <text:p>434.2135376</text:p>
          </table:table-cell>
          <table:table-cell office:value-type="float" office:value="394.0920832" calcext:value-type="float">
            <text:p>394.0920832</text:p>
          </table:table-cell>
          <table:table-cell office:value-type="float" office:value="289.526736" calcext:value-type="float">
            <text:p>289.526736</text:p>
          </table:table-cell>
          <table:table-cell office:value-type="float" office:value="180.950148" calcext:value-type="float">
            <text:p>180.950148</text:p>
          </table:table-cell>
          <table:table-cell office:value-type="float" office:value="460.964864" calcext:value-type="float">
            <text:p>460.964864</text:p>
          </table:table-cell>
          <table:table-cell office:value-type="float" office:value="2122.1673696" calcext:value-type="float">
            <text:p>2122.1673696</text:p>
          </table:table-cell>
          <table:table-cell office:value-type="float" office:value="3955.3080608" calcext:value-type="float">
            <text:p>3955.3080608</text:p>
          </table:table-cell>
          <table:table-cell office:value-type="float" office:value="4169.392308" calcext:value-type="float">
            <text:p>4169.392308</text:p>
          </table:table-cell>
          <table:table-cell office:value-type="float" office:value="5388.922784" calcext:value-type="float">
            <text:p>5388.922784</text:p>
          </table:table-cell>
          <table:table-cell table:style-name="ce26"/>
          <table:table-cell office:value-type="string" calcext:value-type="string">
            <text:p>2022_04_08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4</text:p>
          </table:table-cell>
          <table:table-cell office:value-type="float" office:value="266.716356" calcext:value-type="float">
            <text:p>266.716356</text:p>
          </table:table-cell>
          <table:table-cell/>
          <table:table-cell office:value-type="float" office:value="198.2706408" calcext:value-type="float">
            <text:p>198.2706408</text:p>
          </table:table-cell>
          <table:table-cell office:value-type="float" office:value="262.9932896" calcext:value-type="float">
            <text:p>262.9932896</text:p>
          </table:table-cell>
          <table:table-cell office:value-type="float" office:value="368.5966016" calcext:value-type="float">
            <text:p>368.5966016</text:p>
          </table:table-cell>
          <table:table-cell office:value-type="float" office:value="350.9005536" calcext:value-type="float">
            <text:p>350.9005536</text:p>
          </table:table-cell>
          <table:table-cell office:value-type="float" office:value="197.3698272" calcext:value-type="float">
            <text:p>197.3698272</text:p>
          </table:table-cell>
          <table:table-cell office:value-type="float" office:value="712.0538696" calcext:value-type="float">
            <text:p>712.0538696</text:p>
          </table:table-cell>
          <table:table-cell office:value-type="float" office:value="2157.438888" calcext:value-type="float">
            <text:p>2157.438888</text:p>
          </table:table-cell>
          <table:table-cell office:value-type="float" office:value="4494.1429624" calcext:value-type="float">
            <text:p>4494.1429624</text:p>
          </table:table-cell>
          <table:table-cell office:value-type="float" office:value="4805.9426264" calcext:value-type="float">
            <text:p>4805.9426264</text:p>
          </table:table-cell>
          <table:table-cell office:value-type="float" office:value="5677.2067368" calcext:value-type="float">
            <text:p>5677.2067368</text:p>
          </table:table-cell>
          <table:table-cell table:style-name="ce26"/>
          <table:table-cell office:value-type="string" calcext:value-type="string">
            <text:p>2022_04_08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5</text:p>
          </table:table-cell>
          <table:table-cell table:style-name="ce13" office:value-type="float" office:value="235.024550399999" calcext:value-type="float">
            <text:p>235.024550399999</text:p>
          </table:table-cell>
          <table:table-cell/>
          <table:table-cell table:style-name="ce13" office:value-type="float" office:value="127.543912399999" calcext:value-type="float">
            <text:p>127.543912399999</text:p>
          </table:table-cell>
          <table:table-cell table:style-name="ce13" office:value-type="float" office:value="254.596258" calcext:value-type="float">
            <text:p>254.596258</text:p>
          </table:table-cell>
          <table:table-cell table:style-name="ce13" office:value-type="float" office:value="142.6662256" calcext:value-type="float">
            <text:p>142.6662256</text:p>
          </table:table-cell>
          <table:table-cell table:style-name="ce13" office:value-type="float" office:value="183.948988799999" calcext:value-type="float">
            <text:p>183.948988799999</text:p>
          </table:table-cell>
          <table:table-cell table:style-name="ce26" office:value-type="float" office:value="196.856087999999" calcext:value-type="float">
            <text:p>196.856087999999</text:p>
          </table:table-cell>
          <table:table-cell table:style-name="ce26" office:value-type="float" office:value="318.4540848" calcext:value-type="float">
            <text:p>318.4540848</text:p>
          </table:table-cell>
          <table:table-cell table:style-name="ce26" office:value-type="float" office:value="1334.40476119999" calcext:value-type="float">
            <text:p>1334.40476119999</text:p>
          </table:table-cell>
          <table:table-cell table:style-name="ce26" office:value-type="float" office:value="2832.2676956" calcext:value-type="float">
            <text:p>2832.2676956</text:p>
          </table:table-cell>
          <table:table-cell table:style-name="ce26" office:value-type="float" office:value="3126.47356639999" calcext:value-type="float">
            <text:p>3126.47356639999</text:p>
          </table:table-cell>
          <table:table-cell table:style-name="ce26" office:value-type="float" office:value="7366.83954759999" calcext:value-type="float">
            <text:p>7366.83954759999</text:p>
          </table:table-cell>
          <table:table-cell/>
          <table:table-cell office:value-type="string" calcext:value-type="string">
            <text:p>2022_01_27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5</text:p>
          </table:table-cell>
          <table:table-cell table:style-name="ce13" office:value-type="float" office:value="272.253534399999" calcext:value-type="float">
            <text:p>272.253534399999</text:p>
          </table:table-cell>
          <table:table-cell/>
          <table:table-cell table:style-name="ce13" office:value-type="float" office:value="291.483765199999" calcext:value-type="float">
            <text:p>291.483765199999</text:p>
          </table:table-cell>
          <table:table-cell table:style-name="ce13" office:value-type="float" office:value="126.316422399999" calcext:value-type="float">
            <text:p>126.316422399999</text:p>
          </table:table-cell>
          <table:table-cell table:style-name="ce13" office:value-type="float" office:value="292.681978" calcext:value-type="float">
            <text:p>292.681978</text:p>
          </table:table-cell>
          <table:table-cell table:style-name="ce13" office:value-type="float" office:value="346.7875776" calcext:value-type="float">
            <text:p>346.7875776</text:p>
          </table:table-cell>
          <table:table-cell table:style-name="ce26" office:value-type="float" office:value="147.733528799999" calcext:value-type="float">
            <text:p>147.733528799999</text:p>
          </table:table-cell>
          <table:table-cell table:style-name="ce26" office:value-type="float" office:value="347.604822399999" calcext:value-type="float">
            <text:p>347.604822399999</text:p>
          </table:table-cell>
          <table:table-cell table:style-name="ce26" office:value-type="float" office:value="1374.1344068" calcext:value-type="float">
            <text:p>1374.1344068</text:p>
          </table:table-cell>
          <table:table-cell table:style-name="ce26" office:value-type="float" office:value="3079.97131359999" calcext:value-type="float">
            <text:p>3079.97131359999</text:p>
          </table:table-cell>
          <table:table-cell table:style-name="ce26" office:value-type="float" office:value="3492.6850816" calcext:value-type="float">
            <text:p>3492.6850816</text:p>
          </table:table-cell>
          <table:table-cell table:style-name="ce26" office:value-type="float" office:value="5452.6453072" calcext:value-type="float">
            <text:p>5452.6453072</text:p>
          </table:table-cell>
          <table:table-cell/>
          <table:table-cell office:value-type="string" calcext:value-type="string">
            <text:p>2022_01_27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5</text:p>
          </table:table-cell>
          <table:table-cell table:style-name="ce13" office:value-type="float" office:value="291.0346128" calcext:value-type="float">
            <text:p>291.0346128</text:p>
          </table:table-cell>
          <table:table-cell/>
          <table:table-cell table:style-name="ce13" office:value-type="float" office:value="153.7428052" calcext:value-type="float">
            <text:p>153.7428052</text:p>
          </table:table-cell>
          <table:table-cell table:style-name="ce13" office:value-type="float" office:value="366.138248" calcext:value-type="float">
            <text:p>366.138248</text:p>
          </table:table-cell>
          <table:table-cell table:style-name="ce13" office:value-type="float" office:value="155.758799999999" calcext:value-type="float">
            <text:p>155.758799999999</text:p>
          </table:table-cell>
          <table:table-cell table:style-name="ce13" office:value-type="float" office:value="173.745628799999" calcext:value-type="float">
            <text:p>173.745628799999</text:p>
          </table:table-cell>
          <table:table-cell table:style-name="ce26" office:value-type="float" office:value="301.8353188" calcext:value-type="float">
            <text:p>301.8353188</text:p>
          </table:table-cell>
          <table:table-cell table:style-name="ce26" office:value-type="float" office:value="345.1972368" calcext:value-type="float">
            <text:p>345.1972368</text:p>
          </table:table-cell>
          <table:table-cell table:style-name="ce26" office:value-type="float" office:value="1496.00092559999" calcext:value-type="float">
            <text:p>1496.00092559999</text:p>
          </table:table-cell>
          <table:table-cell table:style-name="ce26" office:value-type="float" office:value="2567.297088" calcext:value-type="float">
            <text:p>2567.297088</text:p>
          </table:table-cell>
          <table:table-cell table:style-name="ce26" office:value-type="float" office:value="3686.5325208" calcext:value-type="float">
            <text:p>3686.5325208</text:p>
          </table:table-cell>
          <table:table-cell table:style-name="ce26" office:value-type="float" office:value="5455.0274764" calcext:value-type="float">
            <text:p>5455.0274764</text:p>
          </table:table-cell>
          <table:table-cell/>
          <table:table-cell office:value-type="string" calcext:value-type="string">
            <text:p>2022_01_27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5</text:p>
          </table:table-cell>
          <table:table-cell table:style-name="ce13" office:value-type="float" office:value="506.5875908" calcext:value-type="float">
            <text:p>506.5875908</text:p>
          </table:table-cell>
          <table:table-cell table:style-name="ce13"/>
          <table:table-cell table:style-name="ce13" office:value-type="float" office:value="742.960948" calcext:value-type="float">
            <text:p>742.960948</text:p>
          </table:table-cell>
          <table:table-cell table:style-name="ce13" office:value-type="float" office:value="622.8957804" calcext:value-type="float">
            <text:p>622.8957804</text:p>
          </table:table-cell>
          <table:table-cell table:style-name="ce13" office:value-type="float" office:value="494.9093156" calcext:value-type="float">
            <text:p>494.9093156</text:p>
          </table:table-cell>
          <table:table-cell table:style-name="ce13" office:value-type="float" office:value="513.8430368" calcext:value-type="float">
            <text:p>513.8430368</text:p>
          </table:table-cell>
          <table:table-cell table:style-name="ce26" office:value-type="float" office:value="568.0502168" calcext:value-type="float">
            <text:p>568.0502168</text:p>
          </table:table-cell>
          <table:table-cell table:style-name="ce26" office:value-type="float" office:value="581.395262" calcext:value-type="float">
            <text:p>581.395262</text:p>
          </table:table-cell>
          <table:table-cell table:style-name="ce26" office:value-type="float" office:value="743.363312" calcext:value-type="float">
            <text:p>743.363312</text:p>
          </table:table-cell>
          <table:table-cell table:style-name="ce26" office:value-type="float" office:value="2700.111446" calcext:value-type="float">
            <text:p>2700.111446</text:p>
          </table:table-cell>
          <table:table-cell table:style-name="ce26" office:value-type="float" office:value="7026.600909" calcext:value-type="float">
            <text:p>7026.600909</text:p>
          </table:table-cell>
          <table:table-cell table:style-name="ce26" office:value-type="float" office:value="8066.628981" calcext:value-type="float">
            <text:p>8066.628981</text:p>
          </table:table-cell>
          <table:table-cell table:style-name="ce26" office:value-type="float" office:value="76534.9164" calcext:value-type="float">
            <text:p>76534.9164</text:p>
          </table:table-cell>
          <table:table-cell office:value-type="string" calcext:value-type="string">
            <text:p>2021_10_13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5</text:p>
          </table:table-cell>
          <table:table-cell table:style-name="ce13" office:value-type="float" office:value="572.1305644" calcext:value-type="float">
            <text:p>572.1305644</text:p>
          </table:table-cell>
          <table:table-cell table:style-name="ce13"/>
          <table:table-cell table:style-name="ce13" office:value-type="float" office:value="722.2532472" calcext:value-type="float">
            <text:p>722.2532472</text:p>
          </table:table-cell>
          <table:table-cell table:style-name="ce13" office:value-type="float" office:value="1150.612473" calcext:value-type="float">
            <text:p>1150.612473</text:p>
          </table:table-cell>
          <table:table-cell table:style-name="ce13" office:value-type="float" office:value="748.7137688" calcext:value-type="float">
            <text:p>748.7137688</text:p>
          </table:table-cell>
          <table:table-cell table:style-name="ce13" office:value-type="float" office:value="634.833628" calcext:value-type="float">
            <text:p>634.833628</text:p>
          </table:table-cell>
          <table:table-cell table:style-name="ce26" office:value-type="float" office:value="731.2409216" calcext:value-type="float">
            <text:p>731.2409216</text:p>
          </table:table-cell>
          <table:table-cell table:style-name="ce26" office:value-type="float" office:value="664.1106696" calcext:value-type="float">
            <text:p>664.1106696</text:p>
          </table:table-cell>
          <table:table-cell table:style-name="ce26" office:value-type="float" office:value="1155.409864" calcext:value-type="float">
            <text:p>1155.409864</text:p>
          </table:table-cell>
          <table:table-cell table:style-name="ce26" office:value-type="float" office:value="3034.79406" calcext:value-type="float">
            <text:p>3034.79406</text:p>
          </table:table-cell>
          <table:table-cell table:style-name="ce26" office:value-type="float" office:value="6778.886872" calcext:value-type="float">
            <text:p>6778.886872</text:p>
          </table:table-cell>
          <table:table-cell table:style-name="ce26" office:value-type="float" office:value="8598.855786" calcext:value-type="float">
            <text:p>8598.855786</text:p>
          </table:table-cell>
          <table:table-cell table:style-name="ce26" office:value-type="float" office:value="78520.4873" calcext:value-type="float">
            <text:p>78520.4873</text:p>
          </table:table-cell>
          <table:table-cell office:value-type="string" calcext:value-type="string">
            <text:p>2021_10_13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5</text:p>
          </table:table-cell>
          <table:table-cell table:style-name="ce13" office:value-type="float" office:value="505.3419472" calcext:value-type="float">
            <text:p>505.3419472</text:p>
          </table:table-cell>
          <table:table-cell table:style-name="ce13"/>
          <table:table-cell table:style-name="ce13" office:value-type="float" office:value="680.9089756" calcext:value-type="float">
            <text:p>680.9089756</text:p>
          </table:table-cell>
          <table:table-cell table:style-name="ce13" office:value-type="float" office:value="767.1724252" calcext:value-type="float">
            <text:p>767.1724252</text:p>
          </table:table-cell>
          <table:table-cell table:style-name="ce13" office:value-type="float" office:value="613.8572376" calcext:value-type="float">
            <text:p>613.8572376</text:p>
          </table:table-cell>
          <table:table-cell table:style-name="ce13" office:value-type="float" office:value="604.637486" calcext:value-type="float">
            <text:p>604.637486</text:p>
          </table:table-cell>
          <table:table-cell table:style-name="ce26" office:value-type="float" office:value="596.1296548" calcext:value-type="float">
            <text:p>596.1296548</text:p>
          </table:table-cell>
          <table:table-cell table:style-name="ce26" office:value-type="float" office:value="617.9519464" calcext:value-type="float">
            <text:p>617.9519464</text:p>
          </table:table-cell>
          <table:table-cell table:style-name="ce26" office:value-type="float" office:value="779.7340592" calcext:value-type="float">
            <text:p>779.7340592</text:p>
          </table:table-cell>
          <table:table-cell table:style-name="ce26" office:value-type="float" office:value="2948.04617" calcext:value-type="float">
            <text:p>2948.04617</text:p>
          </table:table-cell>
          <table:table-cell table:style-name="ce26" office:value-type="float" office:value="6355.046007" calcext:value-type="float">
            <text:p>6355.046007</text:p>
          </table:table-cell>
          <table:table-cell table:style-name="ce26" office:value-type="float" office:value="7745.897236" calcext:value-type="float">
            <text:p>7745.897236</text:p>
          </table:table-cell>
          <table:table-cell table:style-name="ce26" office:value-type="float" office:value="81659.88287" calcext:value-type="float">
            <text:p>81659.88287</text:p>
          </table:table-cell>
          <table:table-cell office:value-type="string" calcext:value-type="string">
            <text:p>2021_10_13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5</text:p>
          </table:table-cell>
          <table:table-cell office:value-type="float" office:value="342.97988" calcext:value-type="float">
            <text:p>342.97988</text:p>
          </table:table-cell>
          <table:table-cell/>
          <table:table-cell office:value-type="float" office:value="291.6420648" calcext:value-type="float">
            <text:p>291.6420648</text:p>
          </table:table-cell>
          <table:table-cell office:value-type="float" office:value="388.4747632" calcext:value-type="float">
            <text:p>388.4747632</text:p>
          </table:table-cell>
          <table:table-cell office:value-type="float" office:value="322.1128504" calcext:value-type="float">
            <text:p>322.1128504</text:p>
          </table:table-cell>
          <table:table-cell office:value-type="float" office:value="374.1374736" calcext:value-type="float">
            <text:p>374.1374736</text:p>
          </table:table-cell>
          <table:table-cell office:value-type="float" office:value="177.7020016" calcext:value-type="float">
            <text:p>177.7020016</text:p>
          </table:table-cell>
          <table:table-cell office:value-type="float" office:value="125.9720376" calcext:value-type="float">
            <text:p>125.9720376</text:p>
          </table:table-cell>
          <table:table-cell office:value-type="float" office:value="531.7542512" calcext:value-type="float">
            <text:p>531.7542512</text:p>
          </table:table-cell>
          <table:table-cell office:value-type="float" office:value="2365.5278912" calcext:value-type="float">
            <text:p>2365.5278912</text:p>
          </table:table-cell>
          <table:table-cell office:value-type="float" office:value="3308.7917304" calcext:value-type="float">
            <text:p>3308.7917304</text:p>
          </table:table-cell>
          <table:table-cell office:value-type="float" office:value="2918.5665824" calcext:value-type="float">
            <text:p>2918.5665824</text:p>
          </table:table-cell>
          <table:table-cell table:style-name="ce26"/>
          <table:table-cell office:value-type="string" calcext:value-type="string">
            <text:p>2022_04_08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5</text:p>
          </table:table-cell>
          <table:table-cell office:value-type="float" office:value="432.495204" calcext:value-type="float">
            <text:p>432.495204</text:p>
          </table:table-cell>
          <table:table-cell/>
          <table:table-cell office:value-type="float" office:value="279.7513296" calcext:value-type="float">
            <text:p>279.7513296</text:p>
          </table:table-cell>
          <table:table-cell office:value-type="float" office:value="227.1235088" calcext:value-type="float">
            <text:p>227.1235088</text:p>
          </table:table-cell>
          <table:table-cell office:value-type="float" office:value="279.3422856" calcext:value-type="float">
            <text:p>279.3422856</text:p>
          </table:table-cell>
          <table:table-cell office:value-type="float" office:value="176.0573744" calcext:value-type="float">
            <text:p>176.0573744</text:p>
          </table:table-cell>
          <table:table-cell office:value-type="float" office:value="253.2125048" calcext:value-type="float">
            <text:p>253.2125048</text:p>
          </table:table-cell>
          <table:table-cell office:value-type="float" office:value="359.969716" calcext:value-type="float">
            <text:p>359.969716</text:p>
          </table:table-cell>
          <table:table-cell office:value-type="float" office:value="626.4367088" calcext:value-type="float">
            <text:p>626.4367088</text:p>
          </table:table-cell>
          <table:table-cell office:value-type="float" office:value="2446.690108" calcext:value-type="float">
            <text:p>2446.690108</text:p>
          </table:table-cell>
          <table:table-cell office:value-type="float" office:value="3086.1351176" calcext:value-type="float">
            <text:p>3086.1351176</text:p>
          </table:table-cell>
          <table:table-cell office:value-type="float" office:value="2683.1171464" calcext:value-type="float">
            <text:p>2683.1171464</text:p>
          </table:table-cell>
          <table:table-cell table:style-name="ce26"/>
          <table:table-cell office:value-type="string" calcext:value-type="string">
            <text:p>2022_04_08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R28</text:p>
          </table:table-cell>
          <table:table-cell office:value-type="string" calcext:value-type="string">
            <text:p>PRGa5</text:p>
          </table:table-cell>
          <table:table-cell office:value-type="float" office:value="385.3307504" calcext:value-type="float">
            <text:p>385.3307504</text:p>
          </table:table-cell>
          <table:table-cell/>
          <table:table-cell office:value-type="float" office:value="325.1590136" calcext:value-type="float">
            <text:p>325.1590136</text:p>
          </table:table-cell>
          <table:table-cell office:value-type="float" office:value="242.527368" calcext:value-type="float">
            <text:p>242.527368</text:p>
          </table:table-cell>
          <table:table-cell office:value-type="float" office:value="325.7837736" calcext:value-type="float">
            <text:p>325.7837736</text:p>
          </table:table-cell>
          <table:table-cell office:value-type="float" office:value="220.061016" calcext:value-type="float">
            <text:p>220.061016</text:p>
          </table:table-cell>
          <table:table-cell office:value-type="float" office:value="278.2118656" calcext:value-type="float">
            <text:p>278.2118656</text:p>
          </table:table-cell>
          <table:table-cell office:value-type="float" office:value="318.020708" calcext:value-type="float">
            <text:p>318.020708</text:p>
          </table:table-cell>
          <table:table-cell office:value-type="float" office:value="822.697212" calcext:value-type="float">
            <text:p>822.697212</text:p>
          </table:table-cell>
          <table:table-cell office:value-type="float" office:value="2434.8111056" calcext:value-type="float">
            <text:p>2434.8111056</text:p>
          </table:table-cell>
          <table:table-cell office:value-type="float" office:value="3386.2956168" calcext:value-type="float">
            <text:p>3386.2956168</text:p>
          </table:table-cell>
          <table:table-cell office:value-type="float" office:value="2946.2253216" calcext:value-type="float">
            <text:p>2946.2253216</text:p>
          </table:table-cell>
          <table:table-cell table:style-name="ce26"/>
          <table:table-cell office:value-type="string" calcext:value-type="string">
            <text:p>2022_04_08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1</text:p>
          </table:table-cell>
          <table:table-cell office:value-type="float" office:value="971.8352456" calcext:value-type="float">
            <text:p>971.8352456</text:p>
          </table:table-cell>
          <table:table-cell/>
          <table:table-cell office:value-type="float" office:value="1587.9195662" calcext:value-type="float">
            <text:p>1587.9195662</text:p>
          </table:table-cell>
          <table:table-cell office:value-type="float" office:value="1690.6395962" calcext:value-type="float">
            <text:p>1690.6395962</text:p>
          </table:table-cell>
          <table:table-cell office:value-type="float" office:value="2121.7142712" calcext:value-type="float">
            <text:p>2121.7142712</text:p>
          </table:table-cell>
          <table:table-cell office:value-type="float" office:value="2055.785758" calcext:value-type="float">
            <text:p>2055.785758</text:p>
          </table:table-cell>
          <table:table-cell office:value-type="float" office:value="2056.1519598" calcext:value-type="float">
            <text:p>2056.1519598</text:p>
          </table:table-cell>
          <table:table-cell office:value-type="float" office:value="2668.252498" calcext:value-type="float">
            <text:p>2668.252498</text:p>
          </table:table-cell>
          <table:table-cell office:value-type="float" office:value="4255.3609204" calcext:value-type="float">
            <text:p>4255.3609204</text:p>
          </table:table-cell>
          <table:table-cell office:value-type="float" office:value="6531.780019" calcext:value-type="float">
            <text:p>6531.780019</text:p>
          </table:table-cell>
          <table:table-cell office:value-type="float" office:value="10994.9844854" calcext:value-type="float">
            <text:p>10994.9844854</text:p>
          </table:table-cell>
          <table:table-cell office:value-type="float" office:value="39691.9118722" calcext:value-type="float">
            <text:p>39691.9118722</text:p>
          </table:table-cell>
          <table:table-cell/>
          <table:table-cell office:value-type="string" calcext:value-type="string">
            <text:p>2022_02_17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1</text:p>
          </table:table-cell>
          <table:table-cell office:value-type="float" office:value="929.3171968" calcext:value-type="float">
            <text:p>929.3171968</text:p>
          </table:table-cell>
          <table:table-cell/>
          <table:table-cell office:value-type="float" office:value="1377.1786194" calcext:value-type="float">
            <text:p>1377.1786194</text:p>
          </table:table-cell>
          <table:table-cell office:value-type="float" office:value="1340.1207088" calcext:value-type="float">
            <text:p>1340.1207088</text:p>
          </table:table-cell>
          <table:table-cell office:value-type="float" office:value="1990.7766452" calcext:value-type="float">
            <text:p>1990.7766452</text:p>
          </table:table-cell>
          <table:table-cell office:value-type="float" office:value="2102.7310188" calcext:value-type="float">
            <text:p>2102.7310188</text:p>
          </table:table-cell>
          <table:table-cell office:value-type="float" office:value="1976.6717288" calcext:value-type="float">
            <text:p>1976.6717288</text:p>
          </table:table-cell>
          <table:table-cell office:value-type="float" office:value="2680.872826" calcext:value-type="float">
            <text:p>2680.872826</text:p>
          </table:table-cell>
          <table:table-cell office:value-type="float" office:value="4284.922697" calcext:value-type="float">
            <text:p>4284.922697</text:p>
          </table:table-cell>
          <table:table-cell office:value-type="float" office:value="5817.3255238" calcext:value-type="float">
            <text:p>5817.3255238</text:p>
          </table:table-cell>
          <table:table-cell office:value-type="float" office:value="12746.0903128" calcext:value-type="float">
            <text:p>12746.0903128</text:p>
          </table:table-cell>
          <table:table-cell office:value-type="float" office:value="38795.77553" calcext:value-type="float">
            <text:p>38795.77553</text:p>
          </table:table-cell>
          <table:table-cell/>
          <table:table-cell office:value-type="string" calcext:value-type="string">
            <text:p>2022_02_17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1</text:p>
          </table:table-cell>
          <table:table-cell office:value-type="float" office:value="867.0402602" calcext:value-type="float">
            <text:p>867.0402602</text:p>
          </table:table-cell>
          <table:table-cell/>
          <table:table-cell office:value-type="float" office:value="1866.9382554" calcext:value-type="float">
            <text:p>1866.9382554</text:p>
          </table:table-cell>
          <table:table-cell office:value-type="float" office:value="2117.9207798" calcext:value-type="float">
            <text:p>2117.9207798</text:p>
          </table:table-cell>
          <table:table-cell office:value-type="float" office:value="1749.2993974" calcext:value-type="float">
            <text:p>1749.2993974</text:p>
          </table:table-cell>
          <table:table-cell office:value-type="float" office:value="2125.1725924" calcext:value-type="float">
            <text:p>2125.1725924</text:p>
          </table:table-cell>
          <table:table-cell office:value-type="float" office:value="2279.7585316" calcext:value-type="float">
            <text:p>2279.7585316</text:p>
          </table:table-cell>
          <table:table-cell office:value-type="float" office:value="2828.81228" calcext:value-type="float">
            <text:p>2828.81228</text:p>
          </table:table-cell>
          <table:table-cell office:value-type="float" office:value="4362.604503" calcext:value-type="float">
            <text:p>4362.604503</text:p>
          </table:table-cell>
          <table:table-cell office:value-type="float" office:value="5643.8083448" calcext:value-type="float">
            <text:p>5643.8083448</text:p>
          </table:table-cell>
          <table:table-cell office:value-type="float" office:value="10550.1927156" calcext:value-type="float">
            <text:p>10550.1927156</text:p>
          </table:table-cell>
          <table:table-cell office:value-type="float" office:value="36634.9880804" calcext:value-type="float">
            <text:p>36634.9880804</text:p>
          </table:table-cell>
          <table:table-cell/>
          <table:table-cell office:value-type="string" calcext:value-type="string">
            <text:p>2022_02_17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1</text:p>
          </table:table-cell>
          <table:table-cell table:style-name="ce13" office:value-type="float" office:value="453.494303999999" calcext:value-type="float">
            <text:p>453.494303999999</text:p>
          </table:table-cell>
          <table:table-cell table:style-name="ce13"/>
          <table:table-cell table:style-name="ce13" office:value-type="float" office:value="526.2035716" calcext:value-type="float">
            <text:p>526.2035716</text:p>
          </table:table-cell>
          <table:table-cell table:style-name="ce13" office:value-type="float" office:value="662.425999199999" calcext:value-type="float">
            <text:p>662.425999199999</text:p>
          </table:table-cell>
          <table:table-cell table:style-name="ce13" office:value-type="float" office:value="704.166242399999" calcext:value-type="float">
            <text:p>704.166242399999</text:p>
          </table:table-cell>
          <table:table-cell table:style-name="ce13" office:value-type="float" office:value="473.802572399999" calcext:value-type="float">
            <text:p>473.802572399999</text:p>
          </table:table-cell>
          <table:table-cell table:style-name="ce26" office:value-type="float" office:value="452.935450199999" calcext:value-type="float">
            <text:p>452.935450199999</text:p>
          </table:table-cell>
          <table:table-cell table:style-name="ce26" office:value-type="float" office:value="333.4714434" calcext:value-type="float">
            <text:p>333.4714434</text:p>
          </table:table-cell>
          <table:table-cell table:style-name="ce26" office:value-type="float" office:value="760.3312256" calcext:value-type="float">
            <text:p>760.3312256</text:p>
          </table:table-cell>
          <table:table-cell table:style-name="ce26" office:value-type="float" office:value="1187.73485459999" calcext:value-type="float">
            <text:p>1187.73485459999</text:p>
          </table:table-cell>
          <table:table-cell table:style-name="ce26" office:value-type="float" office:value="2231.5527302" calcext:value-type="float">
            <text:p>2231.5527302</text:p>
          </table:table-cell>
          <table:table-cell table:style-name="ce26" office:value-type="float" office:value="3427.7953528" calcext:value-type="float">
            <text:p>3427.7953528</text:p>
          </table:table-cell>
          <table:table-cell table:style-name="ce26" office:value-type="string" calcext:value-type="string">
            <text:p>Masked</text:p>
          </table:table-cell>
          <table:table-cell office:value-type="string" calcext:value-type="string">
            <text:p>2021_10_15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1</text:p>
          </table:table-cell>
          <table:table-cell table:style-name="ce13" office:value-type="float" office:value="621.394379999999" calcext:value-type="float">
            <text:p>621.394379999999</text:p>
          </table:table-cell>
          <table:table-cell table:style-name="ce13"/>
          <table:table-cell table:style-name="ce13" office:value-type="float" office:value="565.234527" calcext:value-type="float">
            <text:p>565.234527</text:p>
          </table:table-cell>
          <table:table-cell table:style-name="ce13" office:value-type="float" office:value="702.601691399999" calcext:value-type="float">
            <text:p>702.601691399999</text:p>
          </table:table-cell>
          <table:table-cell table:style-name="ce13" office:value-type="float" office:value="714.680774399999" calcext:value-type="float">
            <text:p>714.680774399999</text:p>
          </table:table-cell>
          <table:table-cell table:style-name="ce13" office:value-type="float" office:value="618.649491399999" calcext:value-type="float">
            <text:p>618.649491399999</text:p>
          </table:table-cell>
          <table:table-cell table:style-name="ce26" office:value-type="float" office:value="487.929763199999" calcext:value-type="float">
            <text:p>487.929763199999</text:p>
          </table:table-cell>
          <table:table-cell table:style-name="ce26" office:value-type="float" office:value="516.465485999999" calcext:value-type="float">
            <text:p>516.465485999999</text:p>
          </table:table-cell>
          <table:table-cell table:style-name="ce26" office:value-type="float" office:value="668.172833599999" calcext:value-type="float">
            <text:p>668.172833599999</text:p>
          </table:table-cell>
          <table:table-cell table:style-name="ce26" office:value-type="float" office:value="1052.86586299999" calcext:value-type="float">
            <text:p>1052.86586299999</text:p>
          </table:table-cell>
          <table:table-cell table:style-name="ce26" office:value-type="float" office:value="1715.2747028" calcext:value-type="float">
            <text:p>1715.2747028</text:p>
          </table:table-cell>
          <table:table-cell table:style-name="ce26" office:value-type="float" office:value="4561.44154079999" calcext:value-type="float">
            <text:p>4561.44154079999</text:p>
          </table:table-cell>
          <table:table-cell table:style-name="ce26" office:value-type="string" calcext:value-type="string">
            <text:p>Masked</text:p>
          </table:table-cell>
          <table:table-cell office:value-type="string" calcext:value-type="string">
            <text:p>2021_10_15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1</text:p>
          </table:table-cell>
          <table:table-cell table:style-name="ce13" office:value-type="float" office:value="2103.58390199999" calcext:value-type="float">
            <text:p>2103.58390199999</text:p>
          </table:table-cell>
          <table:table-cell table:style-name="ce13"/>
          <table:table-cell table:style-name="ce13" office:value-type="float" office:value="635.6076862" calcext:value-type="float">
            <text:p>635.6076862</text:p>
          </table:table-cell>
          <table:table-cell table:style-name="ce13" office:value-type="float" office:value="579.9037104" calcext:value-type="float">
            <text:p>579.9037104</text:p>
          </table:table-cell>
          <table:table-cell table:style-name="ce13" office:value-type="float" office:value="577.86261" calcext:value-type="float">
            <text:p>577.86261</text:p>
          </table:table-cell>
          <table:table-cell table:style-name="ce13" office:value-type="float" office:value="675.023419399999" calcext:value-type="float">
            <text:p>675.023419399999</text:p>
          </table:table-cell>
          <table:table-cell table:style-name="ce26" office:value-type="float" office:value="390.226741399999" calcext:value-type="float">
            <text:p>390.226741399999</text:p>
          </table:table-cell>
          <table:table-cell table:style-name="ce26" office:value-type="float" office:value="380.645247599999" calcext:value-type="float">
            <text:p>380.645247599999</text:p>
          </table:table-cell>
          <table:table-cell table:style-name="ce26" office:value-type="float" office:value="813.401023999999" calcext:value-type="float">
            <text:p>813.401023999999</text:p>
          </table:table-cell>
          <table:table-cell table:style-name="ce26" office:value-type="float" office:value="1316.5213006" calcext:value-type="float">
            <text:p>1316.5213006</text:p>
          </table:table-cell>
          <table:table-cell table:style-name="ce26" office:value-type="float" office:value="2053.66695879999" calcext:value-type="float">
            <text:p>2053.66695879999</text:p>
          </table:table-cell>
          <table:table-cell table:style-name="ce26" office:value-type="float" office:value="3989.35625159999" calcext:value-type="float">
            <text:p>3989.35625159999</text:p>
          </table:table-cell>
          <table:table-cell table:style-name="ce26" office:value-type="string" calcext:value-type="string">
            <text:p>Masked</text:p>
          </table:table-cell>
          <table:table-cell office:value-type="string" calcext:value-type="string">
            <text:p>2021_10_15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1</text:p>
          </table:table-cell>
          <table:table-cell office:value-type="float" office:value="435.5620412" calcext:value-type="float">
            <text:p>435.5620412</text:p>
          </table:table-cell>
          <table:table-cell/>
          <table:table-cell office:value-type="float" office:value="417.8735456" calcext:value-type="float">
            <text:p>417.8735456</text:p>
          </table:table-cell>
          <table:table-cell office:value-type="float" office:value="346.5369472" calcext:value-type="float">
            <text:p>346.5369472</text:p>
          </table:table-cell>
          <table:table-cell office:value-type="float" office:value="411.746968" calcext:value-type="float">
            <text:p>411.746968</text:p>
          </table:table-cell>
          <table:table-cell office:value-type="float" office:value="341.3809632" calcext:value-type="float">
            <text:p>341.3809632</text:p>
          </table:table-cell>
          <table:table-cell office:value-type="float" office:value="238.678418" calcext:value-type="float">
            <text:p>238.678418</text:p>
          </table:table-cell>
          <table:table-cell office:value-type="float" office:value="306.0414878" calcext:value-type="float">
            <text:p>306.0414878</text:p>
          </table:table-cell>
          <table:table-cell office:value-type="float" office:value="747.2584604" calcext:value-type="float">
            <text:p>747.2584604</text:p>
          </table:table-cell>
          <table:table-cell office:value-type="float" office:value="1093.3279632" calcext:value-type="float">
            <text:p>1093.3279632</text:p>
          </table:table-cell>
          <table:table-cell office:value-type="float" office:value="3559.2615968" calcext:value-type="float">
            <text:p>3559.2615968</text:p>
          </table:table-cell>
          <table:table-cell office:value-type="float" office:value="29218.3828374" calcext:value-type="float">
            <text:p>29218.3828374</text:p>
          </table:table-cell>
          <table:table-cell/>
          <table:table-cell office:value-type="string" calcext:value-type="string">
            <text:p>2022_05_20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1</text:p>
          </table:table-cell>
          <table:table-cell office:value-type="float" office:value="540.0264506" calcext:value-type="float">
            <text:p>540.0264506</text:p>
          </table:table-cell>
          <table:table-cell/>
          <table:table-cell office:value-type="float" office:value="539.3108824" calcext:value-type="float">
            <text:p>539.3108824</text:p>
          </table:table-cell>
          <table:table-cell office:value-type="float" office:value="484.7456858" calcext:value-type="float">
            <text:p>484.7456858</text:p>
          </table:table-cell>
          <table:table-cell office:value-type="float" office:value="257.2903072" calcext:value-type="float">
            <text:p>257.2903072</text:p>
          </table:table-cell>
          <table:table-cell office:value-type="float" office:value="324.4211786" calcext:value-type="float">
            <text:p>324.4211786</text:p>
          </table:table-cell>
          <table:table-cell office:value-type="float" office:value="375.4634718" calcext:value-type="float">
            <text:p>375.4634718</text:p>
          </table:table-cell>
          <table:table-cell office:value-type="float" office:value="356.9366756" calcext:value-type="float">
            <text:p>356.9366756</text:p>
          </table:table-cell>
          <table:table-cell office:value-type="float" office:value="577.1356572" calcext:value-type="float">
            <text:p>577.1356572</text:p>
          </table:table-cell>
          <table:table-cell office:value-type="float" office:value="1332.167785" calcext:value-type="float">
            <text:p>1332.167785</text:p>
          </table:table-cell>
          <table:table-cell office:value-type="float" office:value="4292.6491598" calcext:value-type="float">
            <text:p>4292.6491598</text:p>
          </table:table-cell>
          <table:table-cell office:value-type="float" office:value="23453.5537658" calcext:value-type="float">
            <text:p>23453.5537658</text:p>
          </table:table-cell>
          <table:table-cell/>
          <table:table-cell office:value-type="string" calcext:value-type="string">
            <text:p>2022_05_20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1</text:p>
          </table:table-cell>
          <table:table-cell office:value-type="float" office:value="941.0040762" calcext:value-type="float">
            <text:p>941.0040762</text:p>
          </table:table-cell>
          <table:table-cell/>
          <table:table-cell office:value-type="float" office:value="417.8656604" calcext:value-type="float">
            <text:p>417.8656604</text:p>
          </table:table-cell>
          <table:table-cell office:value-type="float" office:value="450.190866" calcext:value-type="float">
            <text:p>450.190866</text:p>
          </table:table-cell>
          <table:table-cell office:value-type="float" office:value="445.8709158" calcext:value-type="float">
            <text:p>445.8709158</text:p>
          </table:table-cell>
          <table:table-cell office:value-type="float" office:value="290.3956362" calcext:value-type="float">
            <text:p>290.3956362</text:p>
          </table:table-cell>
          <table:table-cell office:value-type="float" office:value="255.6463292" calcext:value-type="float">
            <text:p>255.6463292</text:p>
          </table:table-cell>
          <table:table-cell office:value-type="float" office:value="339.5538" calcext:value-type="float">
            <text:p>339.5538</text:p>
          </table:table-cell>
          <table:table-cell office:value-type="float" office:value="611.4378374" calcext:value-type="float">
            <text:p>611.4378374</text:p>
          </table:table-cell>
          <table:table-cell office:value-type="float" office:value="1195.638506" calcext:value-type="float">
            <text:p>1195.638506</text:p>
          </table:table-cell>
          <table:table-cell office:value-type="float" office:value="3611.2224136" calcext:value-type="float">
            <text:p>3611.2224136</text:p>
          </table:table-cell>
          <table:table-cell office:value-type="float" office:value="22216.95677" calcext:value-type="float">
            <text:p>22216.95677</text:p>
          </table:table-cell>
          <table:table-cell/>
          <table:table-cell office:value-type="string" calcext:value-type="string">
            <text:p>2022_05_20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2</text:p>
          </table:table-cell>
          <table:table-cell office:value-type="float" office:value="903.3405244" calcext:value-type="float">
            <text:p>903.3405244</text:p>
          </table:table-cell>
          <table:table-cell/>
          <table:table-cell office:value-type="float" office:value="1404.549896" calcext:value-type="float">
            <text:p>1404.549896</text:p>
          </table:table-cell>
          <table:table-cell office:value-type="float" office:value="1276.915319" calcext:value-type="float">
            <text:p>1276.915319</text:p>
          </table:table-cell>
          <table:table-cell office:value-type="float" office:value="1249.504284" calcext:value-type="float">
            <text:p>1249.504284</text:p>
          </table:table-cell>
          <table:table-cell office:value-type="float" office:value="1228.0638614" calcext:value-type="float">
            <text:p>1228.0638614</text:p>
          </table:table-cell>
          <table:table-cell office:value-type="float" office:value="1665.4816826" calcext:value-type="float">
            <text:p>1665.4816826</text:p>
          </table:table-cell>
          <table:table-cell office:value-type="float" office:value="2090.270571" calcext:value-type="float">
            <text:p>2090.270571</text:p>
          </table:table-cell>
          <table:table-cell office:value-type="float" office:value="3438.438799" calcext:value-type="float">
            <text:p>3438.438799</text:p>
          </table:table-cell>
          <table:table-cell office:value-type="float" office:value="6884.9950138" calcext:value-type="float">
            <text:p>6884.9950138</text:p>
          </table:table-cell>
          <table:table-cell office:value-type="float" office:value="13570.9474806" calcext:value-type="float">
            <text:p>13570.9474806</text:p>
          </table:table-cell>
          <table:table-cell office:value-type="float" office:value="25701.2333218" calcext:value-type="float">
            <text:p>25701.2333218</text:p>
          </table:table-cell>
          <table:table-cell/>
          <table:table-cell office:value-type="string" calcext:value-type="string">
            <text:p>2022_02_17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2</text:p>
          </table:table-cell>
          <table:table-cell office:value-type="float" office:value="1095.3311096" calcext:value-type="float">
            <text:p>1095.3311096</text:p>
          </table:table-cell>
          <table:table-cell/>
          <table:table-cell office:value-type="float" office:value="1389.5512098" calcext:value-type="float">
            <text:p>1389.5512098</text:p>
          </table:table-cell>
          <table:table-cell office:value-type="float" office:value="1170.5119912" calcext:value-type="float">
            <text:p>1170.5119912</text:p>
          </table:table-cell>
          <table:table-cell office:value-type="float" office:value="1036.19702" calcext:value-type="float">
            <text:p>1036.19702</text:p>
          </table:table-cell>
          <table:table-cell office:value-type="float" office:value="1176.7364044" calcext:value-type="float">
            <text:p>1176.7364044</text:p>
          </table:table-cell>
          <table:table-cell office:value-type="float" office:value="1228.5904446" calcext:value-type="float">
            <text:p>1228.5904446</text:p>
          </table:table-cell>
          <table:table-cell office:value-type="float" office:value="2088.5574698" calcext:value-type="float">
            <text:p>2088.5574698</text:p>
          </table:table-cell>
          <table:table-cell office:value-type="float" office:value="4289.28109" calcext:value-type="float">
            <text:p>4289.28109</text:p>
          </table:table-cell>
          <table:table-cell office:value-type="float" office:value="7349.3211738" calcext:value-type="float">
            <text:p>7349.3211738</text:p>
          </table:table-cell>
          <table:table-cell office:value-type="float" office:value="18463.5906656" calcext:value-type="float">
            <text:p>18463.5906656</text:p>
          </table:table-cell>
          <table:table-cell office:value-type="float" office:value="29206.0152624" calcext:value-type="float">
            <text:p>29206.0152624</text:p>
          </table:table-cell>
          <table:table-cell/>
          <table:table-cell office:value-type="string" calcext:value-type="string">
            <text:p>2022_02_17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2</text:p>
          </table:table-cell>
          <table:table-cell office:value-type="float" office:value="962.5345978" calcext:value-type="float">
            <text:p>962.5345978</text:p>
          </table:table-cell>
          <table:table-cell/>
          <table:table-cell office:value-type="float" office:value="1371.1022858" calcext:value-type="float">
            <text:p>1371.1022858</text:p>
          </table:table-cell>
          <table:table-cell office:value-type="float" office:value="978.4778118" calcext:value-type="float">
            <text:p>978.4778118</text:p>
          </table:table-cell>
          <table:table-cell office:value-type="float" office:value="880.7964872" calcext:value-type="float">
            <text:p>880.7964872</text:p>
          </table:table-cell>
          <table:table-cell office:value-type="float" office:value="1211.1966008" calcext:value-type="float">
            <text:p>1211.1966008</text:p>
          </table:table-cell>
          <table:table-cell office:value-type="float" office:value="1009.8038022" calcext:value-type="float">
            <text:p>1009.8038022</text:p>
          </table:table-cell>
          <table:table-cell office:value-type="float" office:value="1981.4275756" calcext:value-type="float">
            <text:p>1981.4275756</text:p>
          </table:table-cell>
          <table:table-cell office:value-type="float" office:value="3711.5201352" calcext:value-type="float">
            <text:p>3711.5201352</text:p>
          </table:table-cell>
          <table:table-cell office:value-type="float" office:value="7327.9789194" calcext:value-type="float">
            <text:p>7327.9789194</text:p>
          </table:table-cell>
          <table:table-cell office:value-type="float" office:value="16560.3384466" calcext:value-type="float">
            <text:p>16560.3384466</text:p>
          </table:table-cell>
          <table:table-cell office:value-type="float" office:value="31624.8743" calcext:value-type="float">
            <text:p>31624.8743</text:p>
          </table:table-cell>
          <table:table-cell/>
          <table:table-cell office:value-type="string" calcext:value-type="string">
            <text:p>2022_02_17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2</text:p>
          </table:table-cell>
          <table:table-cell table:style-name="ce13" office:value-type="float" office:value="433.7488624" calcext:value-type="float">
            <text:p>433.7488624</text:p>
          </table:table-cell>
          <table:table-cell table:style-name="ce13"/>
          <table:table-cell table:style-name="ce13" office:value-type="float" office:value="765.8029172" calcext:value-type="float">
            <text:p>765.8029172</text:p>
          </table:table-cell>
          <table:table-cell table:style-name="ce13" office:value-type="float" office:value="636.700095" calcext:value-type="float">
            <text:p>636.700095</text:p>
          </table:table-cell>
          <table:table-cell table:style-name="ce13" office:value-type="float" office:value="474.444885599999" calcext:value-type="float">
            <text:p>474.444885599999</text:p>
          </table:table-cell>
          <table:table-cell table:style-name="ce13" office:value-type="float" office:value="812.951522199999" calcext:value-type="float">
            <text:p>812.951522199999</text:p>
          </table:table-cell>
          <table:table-cell table:style-name="ce26" office:value-type="float" office:value="358.348512" calcext:value-type="float">
            <text:p>358.348512</text:p>
          </table:table-cell>
          <table:table-cell table:style-name="ce26" office:value-type="float" office:value="527.6320804" calcext:value-type="float">
            <text:p>527.6320804</text:p>
          </table:table-cell>
          <table:table-cell table:style-name="ce26" office:value-type="float" office:value="928.1919534" calcext:value-type="float">
            <text:p>928.1919534</text:p>
          </table:table-cell>
          <table:table-cell table:style-name="ce26" office:value-type="float" office:value="2387.6654054" calcext:value-type="float">
            <text:p>2387.6654054</text:p>
          </table:table-cell>
          <table:table-cell table:style-name="ce26" office:value-type="float" office:value="4959.02596919999" calcext:value-type="float">
            <text:p>4959.02596919999</text:p>
          </table:table-cell>
          <table:table-cell table:style-name="ce26" office:value-type="float" office:value="8487.96289239999" calcext:value-type="float">
            <text:p>8487.96289239999</text:p>
          </table:table-cell>
          <table:table-cell table:style-name="ce26" office:value-type="string" calcext:value-type="string">
            <text:p>Masked</text:p>
          </table:table-cell>
          <table:table-cell office:value-type="string" calcext:value-type="string">
            <text:p>2021_10_15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2</text:p>
          </table:table-cell>
          <table:table-cell table:style-name="ce13" office:value-type="float" office:value="842.745214" calcext:value-type="float">
            <text:p>842.745214</text:p>
          </table:table-cell>
          <table:table-cell table:style-name="ce13"/>
          <table:table-cell table:style-name="ce13" office:value-type="float" office:value="646.606771799999" calcext:value-type="float">
            <text:p>646.606771799999</text:p>
          </table:table-cell>
          <table:table-cell table:style-name="ce13" office:value-type="float" office:value="865.558318999999" calcext:value-type="float">
            <text:p>865.558318999999</text:p>
          </table:table-cell>
          <table:table-cell table:style-name="ce13" office:value-type="float" office:value="858.9505506" calcext:value-type="float">
            <text:p>858.9505506</text:p>
          </table:table-cell>
          <table:table-cell table:style-name="ce13" office:value-type="float" office:value="856.3966678" calcext:value-type="float">
            <text:p>856.3966678</text:p>
          </table:table-cell>
          <table:table-cell table:style-name="ce26" office:value-type="float" office:value="611.699444" calcext:value-type="float">
            <text:p>611.699444</text:p>
          </table:table-cell>
          <table:table-cell table:style-name="ce26" office:value-type="float" office:value="528.8002766" calcext:value-type="float">
            <text:p>528.8002766</text:p>
          </table:table-cell>
          <table:table-cell table:style-name="ce26" office:value-type="float" office:value="1035.64205219999" calcext:value-type="float">
            <text:p>1035.64205219999</text:p>
          </table:table-cell>
          <table:table-cell table:style-name="ce26" office:value-type="float" office:value="2543.27011559999" calcext:value-type="float">
            <text:p>2543.27011559999</text:p>
          </table:table-cell>
          <table:table-cell table:style-name="ce26" office:value-type="float" office:value="4584.4350228" calcext:value-type="float">
            <text:p>4584.4350228</text:p>
          </table:table-cell>
          <table:table-cell table:style-name="ce26" office:value-type="float" office:value="8206.4722706" calcext:value-type="float">
            <text:p>8206.4722706</text:p>
          </table:table-cell>
          <table:table-cell table:style-name="ce26" office:value-type="string" calcext:value-type="string">
            <text:p>Masked</text:p>
          </table:table-cell>
          <table:table-cell office:value-type="string" calcext:value-type="string">
            <text:p>2021_10_15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2</text:p>
          </table:table-cell>
          <table:table-cell table:style-name="ce13" office:value-type="float" office:value="743.958013599999" calcext:value-type="float">
            <text:p>743.958013599999</text:p>
          </table:table-cell>
          <table:table-cell table:style-name="ce13"/>
          <table:table-cell table:style-name="ce13" office:value-type="float" office:value="682.4028712" calcext:value-type="float">
            <text:p>682.4028712</text:p>
          </table:table-cell>
          <table:table-cell table:style-name="ce13" office:value-type="float" office:value="772.909988" calcext:value-type="float">
            <text:p>772.909988</text:p>
          </table:table-cell>
          <table:table-cell table:style-name="ce13" office:value-type="float" office:value="643.350583199999" calcext:value-type="float">
            <text:p>643.350583199999</text:p>
          </table:table-cell>
          <table:table-cell table:style-name="ce13" office:value-type="float" office:value="878.5300242" calcext:value-type="float">
            <text:p>878.5300242</text:p>
          </table:table-cell>
          <table:table-cell table:style-name="ce26" office:value-type="float" office:value="547.47102" calcext:value-type="float">
            <text:p>547.47102</text:p>
          </table:table-cell>
          <table:table-cell table:style-name="ce26" office:value-type="float" office:value="517.111268599999" calcext:value-type="float">
            <text:p>517.111268599999</text:p>
          </table:table-cell>
          <table:table-cell table:style-name="ce26" office:value-type="float" office:value="949.3863414" calcext:value-type="float">
            <text:p>949.3863414</text:p>
          </table:table-cell>
          <table:table-cell table:style-name="ce26" office:value-type="float" office:value="2687.345996" calcext:value-type="float">
            <text:p>2687.345996</text:p>
          </table:table-cell>
          <table:table-cell table:style-name="ce26" office:value-type="float" office:value="4999.9444562" calcext:value-type="float">
            <text:p>4999.9444562</text:p>
          </table:table-cell>
          <table:table-cell table:style-name="ce26" office:value-type="float" office:value="8445.58617" calcext:value-type="float">
            <text:p>8445.58617</text:p>
          </table:table-cell>
          <table:table-cell table:style-name="ce26" office:value-type="string" calcext:value-type="string">
            <text:p>Masked</text:p>
          </table:table-cell>
          <table:table-cell office:value-type="string" calcext:value-type="string">
            <text:p>2021_10_15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2</text:p>
          </table:table-cell>
          <table:table-cell office:value-type="float" office:value="423.7852164" calcext:value-type="float">
            <text:p>423.7852164</text:p>
          </table:table-cell>
          <table:table-cell/>
          <table:table-cell office:value-type="float" office:value="171.35208" calcext:value-type="float">
            <text:p>171.35208</text:p>
          </table:table-cell>
          <table:table-cell office:value-type="float" office:value="308.5601424" calcext:value-type="float">
            <text:p>308.5601424</text:p>
          </table:table-cell>
          <table:table-cell office:value-type="float" office:value="361.7161428" calcext:value-type="float">
            <text:p>361.7161428</text:p>
          </table:table-cell>
          <table:table-cell office:value-type="float" office:value="258.0393338" calcext:value-type="float">
            <text:p>258.0393338</text:p>
          </table:table-cell>
          <table:table-cell office:value-type="float" office:value="343.8703792" calcext:value-type="float">
            <text:p>343.8703792</text:p>
          </table:table-cell>
          <table:table-cell office:value-type="float" office:value="378.2156584" calcext:value-type="float">
            <text:p>378.2156584</text:p>
          </table:table-cell>
          <table:table-cell office:value-type="float" office:value="1133.4060472" calcext:value-type="float">
            <text:p>1133.4060472</text:p>
          </table:table-cell>
          <table:table-cell office:value-type="float" office:value="2920.2143032" calcext:value-type="float">
            <text:p>2920.2143032</text:p>
          </table:table-cell>
          <table:table-cell office:value-type="float" office:value="7436.3791676" calcext:value-type="float">
            <text:p>7436.3791676</text:p>
          </table:table-cell>
          <table:table-cell office:value-type="float" office:value="21950.0186908" calcext:value-type="float">
            <text:p>21950.0186908</text:p>
          </table:table-cell>
          <table:table-cell/>
          <table:table-cell office:value-type="string" calcext:value-type="string">
            <text:p>2022_05_20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2</text:p>
          </table:table-cell>
          <table:table-cell office:value-type="float" office:value="339.2052112" calcext:value-type="float">
            <text:p>339.2052112</text:p>
          </table:table-cell>
          <table:table-cell/>
          <table:table-cell office:value-type="float" office:value="137.0506032" calcext:value-type="float">
            <text:p>137.0506032</text:p>
          </table:table-cell>
          <table:table-cell office:value-type="float" office:value="256.9081916" calcext:value-type="float">
            <text:p>256.9081916</text:p>
          </table:table-cell>
          <table:table-cell office:value-type="float" office:value="275.2612456" calcext:value-type="float">
            <text:p>275.2612456</text:p>
          </table:table-cell>
          <table:table-cell office:value-type="float" office:value="344.3038914" calcext:value-type="float">
            <text:p>344.3038914</text:p>
          </table:table-cell>
          <table:table-cell office:value-type="float" office:value="343.8600024" calcext:value-type="float">
            <text:p>343.8600024</text:p>
          </table:table-cell>
          <table:table-cell office:value-type="float" office:value="670.4845644" calcext:value-type="float">
            <text:p>670.4845644</text:p>
          </table:table-cell>
          <table:table-cell office:value-type="float" office:value="1063.5357588" calcext:value-type="float">
            <text:p>1063.5357588</text:p>
          </table:table-cell>
          <table:table-cell office:value-type="float" office:value="3245.9451152" calcext:value-type="float">
            <text:p>3245.9451152</text:p>
          </table:table-cell>
          <table:table-cell office:value-type="float" office:value="8147.2799888" calcext:value-type="float">
            <text:p>8147.2799888</text:p>
          </table:table-cell>
          <table:table-cell office:value-type="float" office:value="25238.21233" calcext:value-type="float">
            <text:p>25238.21233</text:p>
          </table:table-cell>
          <table:table-cell/>
          <table:table-cell office:value-type="string" calcext:value-type="string">
            <text:p>2022_05_20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2</text:p>
          </table:table-cell>
          <table:table-cell office:value-type="float" office:value="423.6035436" calcext:value-type="float">
            <text:p>423.6035436</text:p>
          </table:table-cell>
          <table:table-cell/>
          <table:table-cell office:value-type="float" office:value="393.8690628" calcext:value-type="float">
            <text:p>393.8690628</text:p>
          </table:table-cell>
          <table:table-cell office:value-type="float" office:value="531.2494668" calcext:value-type="float">
            <text:p>531.2494668</text:p>
          </table:table-cell>
          <table:table-cell office:value-type="float" office:value="499.0426124" calcext:value-type="float">
            <text:p>499.0426124</text:p>
          </table:table-cell>
          <table:table-cell office:value-type="float" office:value="343.8696274" calcext:value-type="float">
            <text:p>343.8696274</text:p>
          </table:table-cell>
          <table:table-cell office:value-type="float" office:value="584.1961944" calcext:value-type="float">
            <text:p>584.1961944</text:p>
          </table:table-cell>
          <table:table-cell office:value-type="float" office:value="309.2858416" calcext:value-type="float">
            <text:p>309.2858416</text:p>
          </table:table-cell>
          <table:table-cell office:value-type="float" office:value="1372.8632148" calcext:value-type="float">
            <text:p>1372.8632148</text:p>
          </table:table-cell>
          <table:table-cell office:value-type="float" office:value="2954.4616936" calcext:value-type="float">
            <text:p>2954.4616936</text:p>
          </table:table-cell>
          <table:table-cell office:value-type="float" office:value="7250.5589076" calcext:value-type="float">
            <text:p>7250.5589076</text:p>
          </table:table-cell>
          <table:table-cell office:value-type="float" office:value="27120.032412" calcext:value-type="float">
            <text:p>27120.032412</text:p>
          </table:table-cell>
          <table:table-cell/>
          <table:table-cell office:value-type="string" calcext:value-type="string">
            <text:p>2022_05_2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PR32</text:p>
          </table:table-cell>
          <table:table-cell office:value-type="string" calcext:value-type="string">
            <text:p>PRGa2</text:p>
          </table:table-cell>
          <table:table-cell office:value-type="float" office:value="830.61549" calcext:value-type="float">
            <text:p>830.61549</text:p>
          </table:table-cell>
          <table:table-cell/>
          <table:table-cell office:value-type="float" office:value="617.0900904" calcext:value-type="float">
            <text:p>617.0900904</text:p>
          </table:table-cell>
          <table:table-cell office:value-type="float" office:value="788.5305032" calcext:value-type="float">
            <text:p>788.5305032</text:p>
          </table:table-cell>
          <table:table-cell office:value-type="float" office:value="1014.8292484" calcext:value-type="float">
            <text:p>1014.8292484</text:p>
          </table:table-cell>
          <table:table-cell office:value-type="float" office:value="447.4020228" calcext:value-type="float">
            <text:p>447.4020228</text:p>
          </table:table-cell>
          <table:table-cell office:value-type="float" office:value="721.8161032" calcext:value-type="float">
            <text:p>721.8161032</text:p>
          </table:table-cell>
          <table:table-cell office:value-type="float" office:value="704.9493316" calcext:value-type="float">
            <text:p>704.9493316</text:p>
          </table:table-cell>
          <table:table-cell office:value-type="float" office:value="858.0052928" calcext:value-type="float">
            <text:p>858.0052928</text:p>
          </table:table-cell>
          <table:table-cell office:value-type="float" office:value="927.745752" calcext:value-type="float">
            <text:p>927.745752</text:p>
          </table:table-cell>
          <table:table-cell office:value-type="float" office:value="3568.2545452" calcext:value-type="float">
            <text:p>3568.2545452</text:p>
          </table:table-cell>
          <table:table-cell office:value-type="float" office:value="55443.6457956" calcext:value-type="float">
            <text:p>55443.6457956</text:p>
          </table:table-cell>
          <table:table-cell/>
          <table:table-cell office:value-type="string" calcext:value-type="string">
            <text:p>2022_05_20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3</text:p>
          </table:table-cell>
          <table:table-cell office:value-type="float" office:value="1111.126126" calcext:value-type="float">
            <text:p>1111.126126</text:p>
          </table:table-cell>
          <table:table-cell/>
          <table:table-cell office:value-type="float" office:value="1456.7324128" calcext:value-type="float">
            <text:p>1456.7324128</text:p>
          </table:table-cell>
          <table:table-cell office:value-type="float" office:value="1858.4047226" calcext:value-type="float">
            <text:p>1858.4047226</text:p>
          </table:table-cell>
          <table:table-cell office:value-type="float" office:value="1770.1118914" calcext:value-type="float">
            <text:p>1770.1118914</text:p>
          </table:table-cell>
          <table:table-cell office:value-type="float" office:value="2428.63569" calcext:value-type="float">
            <text:p>2428.63569</text:p>
          </table:table-cell>
          <table:table-cell office:value-type="float" office:value="4229.213579" calcext:value-type="float">
            <text:p>4229.213579</text:p>
          </table:table-cell>
          <table:table-cell office:value-type="float" office:value="7768.5686956" calcext:value-type="float">
            <text:p>7768.5686956</text:p>
          </table:table-cell>
          <table:table-cell office:value-type="float" office:value="15130.8130114" calcext:value-type="float">
            <text:p>15130.8130114</text:p>
          </table:table-cell>
          <table:table-cell office:value-type="float" office:value="20760.727367" calcext:value-type="float">
            <text:p>20760.727367</text:p>
          </table:table-cell>
          <table:table-cell office:value-type="float" office:value="26103.0308456" calcext:value-type="float">
            <text:p>26103.0308456</text:p>
          </table:table-cell>
          <table:table-cell office:value-type="float" office:value="44180.9038876" calcext:value-type="float">
            <text:p>44180.9038876</text:p>
          </table:table-cell>
          <table:table-cell/>
          <table:table-cell office:value-type="string" calcext:value-type="string">
            <text:p>2022_02_17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3</text:p>
          </table:table-cell>
          <table:table-cell office:value-type="float" office:value="885.0655112" calcext:value-type="float">
            <text:p>885.0655112</text:p>
          </table:table-cell>
          <table:table-cell/>
          <table:table-cell office:value-type="float" office:value="1483.1611648" calcext:value-type="float">
            <text:p>1483.1611648</text:p>
          </table:table-cell>
          <table:table-cell office:value-type="float" office:value="1783.269802" calcext:value-type="float">
            <text:p>1783.269802</text:p>
          </table:table-cell>
          <table:table-cell office:value-type="float" office:value="1899.8011076" calcext:value-type="float">
            <text:p>1899.8011076</text:p>
          </table:table-cell>
          <table:table-cell office:value-type="float" office:value="2600.40105" calcext:value-type="float">
            <text:p>2600.40105</text:p>
          </table:table-cell>
          <table:table-cell office:value-type="float" office:value="4285.1024486" calcext:value-type="float">
            <text:p>4285.1024486</text:p>
          </table:table-cell>
          <table:table-cell office:value-type="float" office:value="8020.0756232" calcext:value-type="float">
            <text:p>8020.0756232</text:p>
          </table:table-cell>
          <table:table-cell office:value-type="float" office:value="14730.7664612" calcext:value-type="float">
            <text:p>14730.7664612</text:p>
          </table:table-cell>
          <table:table-cell office:value-type="float" office:value="20184.2586276" calcext:value-type="float">
            <text:p>20184.2586276</text:p>
          </table:table-cell>
          <table:table-cell office:value-type="float" office:value="27118.1653432" calcext:value-type="float">
            <text:p>27118.1653432</text:p>
          </table:table-cell>
          <table:table-cell office:value-type="float" office:value="41573.4306024" calcext:value-type="float">
            <text:p>41573.4306024</text:p>
          </table:table-cell>
          <table:table-cell/>
          <table:table-cell office:value-type="string" calcext:value-type="string">
            <text:p>2022_02_17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3</text:p>
          </table:table-cell>
          <table:table-cell table:style-name="ce13" office:value-type="float" office:value="631.7839096" calcext:value-type="float">
            <text:p>631.7839096</text:p>
          </table:table-cell>
          <table:table-cell table:style-name="ce13"/>
          <table:table-cell table:style-name="ce13" office:value-type="float" office:value="557.227652799999" calcext:value-type="float">
            <text:p>557.227652799999</text:p>
          </table:table-cell>
          <table:table-cell table:style-name="ce13" office:value-type="float" office:value="1174.28872379999" calcext:value-type="float">
            <text:p>1174.28872379999</text:p>
          </table:table-cell>
          <table:table-cell table:style-name="ce13" office:value-type="float" office:value="475.754588399999" calcext:value-type="float">
            <text:p>475.754588399999</text:p>
          </table:table-cell>
          <table:table-cell table:style-name="ce13" office:value-type="float" office:value="943.3546652" calcext:value-type="float">
            <text:p>943.3546652</text:p>
          </table:table-cell>
          <table:table-cell table:style-name="ce26" office:value-type="float" office:value="928.015998999999" calcext:value-type="float">
            <text:p>928.015998999999</text:p>
          </table:table-cell>
          <table:table-cell table:style-name="ce26" office:value-type="float" office:value="2127.91789719999" calcext:value-type="float">
            <text:p>2127.91789719999</text:p>
          </table:table-cell>
          <table:table-cell table:style-name="ce26" office:value-type="float" office:value="4628.0920388" calcext:value-type="float">
            <text:p>4628.0920388</text:p>
          </table:table-cell>
          <table:table-cell table:style-name="ce26" office:value-type="float" office:value="9649.2287876" calcext:value-type="float">
            <text:p>9649.2287876</text:p>
          </table:table-cell>
          <table:table-cell table:style-name="ce26" office:value-type="float" office:value="10257.7694663999" calcext:value-type="float">
            <text:p>10257.7694663999</text:p>
          </table:table-cell>
          <table:table-cell table:style-name="ce26" office:value-type="float" office:value="14294.1501144" calcext:value-type="float">
            <text:p>14294.1501144</text:p>
          </table:table-cell>
          <table:table-cell table:style-name="ce26" office:value-type="string" calcext:value-type="string">
            <text:p>Masked</text:p>
          </table:table-cell>
          <table:table-cell office:value-type="string" calcext:value-type="string">
            <text:p>2021_10_15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3</text:p>
          </table:table-cell>
          <table:table-cell table:style-name="ce13" office:value-type="float" office:value="700.6011772" calcext:value-type="float">
            <text:p>700.6011772</text:p>
          </table:table-cell>
          <table:table-cell table:style-name="ce13"/>
          <table:table-cell table:style-name="ce13" office:value-type="float" office:value="872.0939656" calcext:value-type="float">
            <text:p>872.0939656</text:p>
          </table:table-cell>
          <table:table-cell table:style-name="ce13" office:value-type="float" office:value="1062.74316739999" calcext:value-type="float">
            <text:p>1062.74316739999</text:p>
          </table:table-cell>
          <table:table-cell table:style-name="ce13" office:value-type="float" office:value="693.5733278" calcext:value-type="float">
            <text:p>693.5733278</text:p>
          </table:table-cell>
          <table:table-cell table:style-name="ce13" office:value-type="float" office:value="765.9108242" calcext:value-type="float">
            <text:p>765.9108242</text:p>
          </table:table-cell>
          <table:table-cell table:style-name="ce26" office:value-type="float" office:value="1291.7814132" calcext:value-type="float">
            <text:p>1291.7814132</text:p>
          </table:table-cell>
          <table:table-cell table:style-name="ce26" office:value-type="float" office:value="2681.78039" calcext:value-type="float">
            <text:p>2681.78039</text:p>
          </table:table-cell>
          <table:table-cell table:style-name="ce26" office:value-type="float" office:value="5673.62819119999" calcext:value-type="float">
            <text:p>5673.62819119999</text:p>
          </table:table-cell>
          <table:table-cell table:style-name="ce26" office:value-type="float" office:value="8450.5636796" calcext:value-type="float">
            <text:p>8450.5636796</text:p>
          </table:table-cell>
          <table:table-cell table:style-name="ce26" office:value-type="float" office:value="10120.3808615999" calcext:value-type="float">
            <text:p>10120.3808615999</text:p>
          </table:table-cell>
          <table:table-cell table:style-name="ce26" office:value-type="float" office:value="12551.4968576" calcext:value-type="float">
            <text:p>12551.4968576</text:p>
          </table:table-cell>
          <table:table-cell table:style-name="ce26" office:value-type="string" calcext:value-type="string">
            <text:p>Masked</text:p>
          </table:table-cell>
          <table:table-cell office:value-type="string" calcext:value-type="string">
            <text:p>2021_10_15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3</text:p>
          </table:table-cell>
          <table:table-cell table:style-name="ce13" office:value-type="float" office:value="706.578160399999" calcext:value-type="float">
            <text:p>706.578160399999</text:p>
          </table:table-cell>
          <table:table-cell table:style-name="ce13"/>
          <table:table-cell table:style-name="ce13" office:value-type="float" office:value="691.2980178" calcext:value-type="float">
            <text:p>691.2980178</text:p>
          </table:table-cell>
          <table:table-cell table:style-name="ce13" office:value-type="float" office:value="643.6208992" calcext:value-type="float">
            <text:p>643.6208992</text:p>
          </table:table-cell>
          <table:table-cell table:style-name="ce13" office:value-type="float" office:value="601.4842856" calcext:value-type="float">
            <text:p>601.4842856</text:p>
          </table:table-cell>
          <table:table-cell table:style-name="ce13" office:value-type="float" office:value="840.439137999999" calcext:value-type="float">
            <text:p>840.439137999999</text:p>
          </table:table-cell>
          <table:table-cell table:style-name="ce26" office:value-type="float" office:value="1031.21263779999" calcext:value-type="float">
            <text:p>1031.21263779999</text:p>
          </table:table-cell>
          <table:table-cell table:style-name="ce26" office:value-type="float" office:value="2310.6376208" calcext:value-type="float">
            <text:p>2310.6376208</text:p>
          </table:table-cell>
          <table:table-cell table:style-name="ce26" office:value-type="float" office:value="5285.7488572" calcext:value-type="float">
            <text:p>5285.7488572</text:p>
          </table:table-cell>
          <table:table-cell table:style-name="ce26" office:value-type="float" office:value="8357.2240432" calcext:value-type="float">
            <text:p>8357.2240432</text:p>
          </table:table-cell>
          <table:table-cell table:style-name="ce26" office:value-type="float" office:value="10567.8313679999" calcext:value-type="float">
            <text:p>10567.8313679999</text:p>
          </table:table-cell>
          <table:table-cell table:style-name="ce26" office:value-type="float" office:value="12126.1924352" calcext:value-type="float">
            <text:p>12126.1924352</text:p>
          </table:table-cell>
          <table:table-cell table:style-name="ce26" office:value-type="string" calcext:value-type="string">
            <text:p>Masked</text:p>
          </table:table-cell>
          <table:table-cell office:value-type="string" calcext:value-type="string">
            <text:p>2021_10_15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3</text:p>
          </table:table-cell>
          <table:table-cell office:value-type="float" office:value="914.4235924" calcext:value-type="float">
            <text:p>914.4235924</text:p>
          </table:table-cell>
          <table:table-cell/>
          <table:table-cell office:value-type="float" office:value="376.3740672" calcext:value-type="float">
            <text:p>376.3740672</text:p>
          </table:table-cell>
          <table:table-cell office:value-type="float" office:value="239.8557204" calcext:value-type="float">
            <text:p>239.8557204</text:p>
          </table:table-cell>
          <table:table-cell office:value-type="float" office:value="516.2779604" calcext:value-type="float">
            <text:p>516.2779604</text:p>
          </table:table-cell>
          <table:table-cell office:value-type="float" office:value="378.665655" calcext:value-type="float">
            <text:p>378.665655</text:p>
          </table:table-cell>
          <table:table-cell office:value-type="float" office:value="756.4989492" calcext:value-type="float">
            <text:p>756.4989492</text:p>
          </table:table-cell>
          <table:table-cell office:value-type="float" office:value="2063.23376" calcext:value-type="float">
            <text:p>2063.23376</text:p>
          </table:table-cell>
          <table:table-cell office:value-type="float" office:value="4942.3173228" calcext:value-type="float">
            <text:p>4942.3173228</text:p>
          </table:table-cell>
          <table:table-cell office:value-type="float" office:value="6938.9252708" calcext:value-type="float">
            <text:p>6938.9252708</text:p>
          </table:table-cell>
          <table:table-cell office:value-type="float" office:value="10776.583812" calcext:value-type="float">
            <text:p>10776.583812</text:p>
          </table:table-cell>
          <table:table-cell office:value-type="float" office:value="35226.9269472" calcext:value-type="float">
            <text:p>35226.9269472</text:p>
          </table:table-cell>
          <table:table-cell/>
          <table:table-cell office:value-type="string" calcext:value-type="string">
            <text:p>2022_05_20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3</text:p>
          </table:table-cell>
          <table:table-cell office:value-type="float" office:value="355.9374618" calcext:value-type="float">
            <text:p>355.9374618</text:p>
          </table:table-cell>
          <table:table-cell/>
          <table:table-cell office:value-type="float" office:value="257.0125896" calcext:value-type="float">
            <text:p>257.0125896</text:p>
          </table:table-cell>
          <table:table-cell office:value-type="float" office:value="308.619694" calcext:value-type="float">
            <text:p>308.619694</text:p>
          </table:table-cell>
          <table:table-cell office:value-type="float" office:value="292.7175596" calcext:value-type="float">
            <text:p>292.7175596</text:p>
          </table:table-cell>
          <table:table-cell office:value-type="float" office:value="344.4469196" calcext:value-type="float">
            <text:p>344.4469196</text:p>
          </table:table-cell>
          <table:table-cell office:value-type="float" office:value="704.0683868" calcext:value-type="float">
            <text:p>704.0683868</text:p>
          </table:table-cell>
          <table:table-cell office:value-type="float" office:value="1994.0948384" calcext:value-type="float">
            <text:p>1994.0948384</text:p>
          </table:table-cell>
          <table:table-cell office:value-type="float" office:value="4374.9686668" calcext:value-type="float">
            <text:p>4374.9686668</text:p>
          </table:table-cell>
          <table:table-cell office:value-type="float" office:value="8899.5814784" calcext:value-type="float">
            <text:p>8899.5814784</text:p>
          </table:table-cell>
          <table:table-cell office:value-type="float" office:value="11058.0161156" calcext:value-type="float">
            <text:p>11058.0161156</text:p>
          </table:table-cell>
          <table:table-cell office:value-type="float" office:value="31225.2509348" calcext:value-type="float">
            <text:p>31225.2509348</text:p>
          </table:table-cell>
          <table:table-cell/>
          <table:table-cell office:value-type="string" calcext:value-type="string">
            <text:p>2022_05_20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3</text:p>
          </table:table-cell>
          <table:table-cell office:value-type="float" office:value="322.012337" calcext:value-type="float">
            <text:p>322.012337</text:p>
          </table:table-cell>
          <table:table-cell/>
          <table:table-cell office:value-type="float" office:value="685.02006" calcext:value-type="float">
            <text:p>685.02006</text:p>
          </table:table-cell>
          <table:table-cell office:value-type="float" office:value="359.7978212" calcext:value-type="float">
            <text:p>359.7978212</text:p>
          </table:table-cell>
          <table:table-cell office:value-type="float" office:value="378.5199572" calcext:value-type="float">
            <text:p>378.5199572</text:p>
          </table:table-cell>
          <table:table-cell office:value-type="float" office:value="378.782737" calcext:value-type="float">
            <text:p>378.782737</text:p>
          </table:table-cell>
          <table:table-cell office:value-type="float" office:value="721.9380888" calcext:value-type="float">
            <text:p>721.9380888</text:p>
          </table:table-cell>
          <table:table-cell office:value-type="float" office:value="2768.5950276" calcext:value-type="float">
            <text:p>2768.5950276</text:p>
          </table:table-cell>
          <table:table-cell office:value-type="float" office:value="3877.4631676" calcext:value-type="float">
            <text:p>3877.4631676</text:p>
          </table:table-cell>
          <table:table-cell office:value-type="float" office:value="7418.0904336" calcext:value-type="float">
            <text:p>7418.0904336</text:p>
          </table:table-cell>
          <table:table-cell office:value-type="float" office:value="11470.87158" calcext:value-type="float">
            <text:p>11470.87158</text:p>
          </table:table-cell>
          <table:table-cell office:value-type="float" office:value="25783.3308756" calcext:value-type="float">
            <text:p>25783.3308756</text:p>
          </table:table-cell>
          <table:table-cell/>
          <table:table-cell office:value-type="string" calcext:value-type="string">
            <text:p>2022_05_20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4</text:p>
          </table:table-cell>
          <table:table-cell office:value-type="float" office:value="681.9350604" calcext:value-type="float">
            <text:p>681.9350604</text:p>
          </table:table-cell>
          <table:table-cell/>
          <table:table-cell office:value-type="float" office:value="735.2497616" calcext:value-type="float">
            <text:p>735.2497616</text:p>
          </table:table-cell>
          <table:table-cell office:value-type="float" office:value="587.2862048" calcext:value-type="float">
            <text:p>587.2862048</text:p>
          </table:table-cell>
          <table:table-cell office:value-type="float" office:value="863.6776072" calcext:value-type="float">
            <text:p>863.6776072</text:p>
          </table:table-cell>
          <table:table-cell office:value-type="float" office:value="825.568458" calcext:value-type="float">
            <text:p>825.568458</text:p>
          </table:table-cell>
          <table:table-cell office:value-type="float" office:value="1519.4694428" calcext:value-type="float">
            <text:p>1519.4694428</text:p>
          </table:table-cell>
          <table:table-cell office:value-type="float" office:value="2777.718886" calcext:value-type="float">
            <text:p>2777.718886</text:p>
          </table:table-cell>
          <table:table-cell office:value-type="float" office:value="3993.8000492" calcext:value-type="float">
            <text:p>3993.8000492</text:p>
          </table:table-cell>
          <table:table-cell office:value-type="float" office:value="6733.0560152" calcext:value-type="float">
            <text:p>6733.0560152</text:p>
          </table:table-cell>
          <table:table-cell office:value-type="float" office:value="12549.6460812" calcext:value-type="float">
            <text:p>12549.6460812</text:p>
          </table:table-cell>
          <table:table-cell office:value-type="float" office:value="21796.5593292" calcext:value-type="float">
            <text:p>21796.5593292</text:p>
          </table:table-cell>
          <table:table-cell/>
          <table:table-cell office:value-type="string" calcext:value-type="string">
            <text:p>2022_02_17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4</text:p>
          </table:table-cell>
          <table:table-cell office:value-type="float" office:value="726.0807832" calcext:value-type="float">
            <text:p>726.0807832</text:p>
          </table:table-cell>
          <table:table-cell/>
          <table:table-cell office:value-type="float" office:value="1009.2078504" calcext:value-type="float">
            <text:p>1009.2078504</text:p>
          </table:table-cell>
          <table:table-cell office:value-type="float" office:value="1052.892262" calcext:value-type="float">
            <text:p>1052.892262</text:p>
          </table:table-cell>
          <table:table-cell office:value-type="float" office:value="974.3505696" calcext:value-type="float">
            <text:p>974.3505696</text:p>
          </table:table-cell>
          <table:table-cell office:value-type="float" office:value="741.7119204" calcext:value-type="float">
            <text:p>741.7119204</text:p>
          </table:table-cell>
          <table:table-cell office:value-type="float" office:value="2103.4197304" calcext:value-type="float">
            <text:p>2103.4197304</text:p>
          </table:table-cell>
          <table:table-cell office:value-type="float" office:value="3009.1166956" calcext:value-type="float">
            <text:p>3009.1166956</text:p>
          </table:table-cell>
          <table:table-cell office:value-type="float" office:value="5710.2246688" calcext:value-type="float">
            <text:p>5710.2246688</text:p>
          </table:table-cell>
          <table:table-cell office:value-type="float" office:value="648.9850936" calcext:value-type="float">
            <text:p>648.9850936</text:p>
          </table:table-cell>
          <table:table-cell office:value-type="float" office:value="13366.4155616" calcext:value-type="float">
            <text:p>13366.4155616</text:p>
          </table:table-cell>
          <table:table-cell office:value-type="float" office:value="25986.3318476" calcext:value-type="float">
            <text:p>25986.3318476</text:p>
          </table:table-cell>
          <table:table-cell/>
          <table:table-cell office:value-type="string" calcext:value-type="string">
            <text:p>2022_02_17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4</text:p>
          </table:table-cell>
          <table:table-cell office:value-type="float" office:value="728.4428624" calcext:value-type="float">
            <text:p>728.4428624</text:p>
          </table:table-cell>
          <table:table-cell/>
          <table:table-cell office:value-type="float" office:value="1861.371706" calcext:value-type="float">
            <text:p>1861.371706</text:p>
          </table:table-cell>
          <table:table-cell office:value-type="float" office:value="1007.4685908" calcext:value-type="float">
            <text:p>1007.4685908</text:p>
          </table:table-cell>
          <table:table-cell office:value-type="float" office:value="910.2949788" calcext:value-type="float">
            <text:p>910.2949788</text:p>
          </table:table-cell>
          <table:table-cell office:value-type="float" office:value="1299.3536688" calcext:value-type="float">
            <text:p>1299.3536688</text:p>
          </table:table-cell>
          <table:table-cell office:value-type="float" office:value="1657.5371248" calcext:value-type="float">
            <text:p>1657.5371248</text:p>
          </table:table-cell>
          <table:table-cell office:value-type="float" office:value="2930.721344" calcext:value-type="float">
            <text:p>2930.721344</text:p>
          </table:table-cell>
          <table:table-cell office:value-type="float" office:value="5127.618704" calcext:value-type="float">
            <text:p>5127.618704</text:p>
          </table:table-cell>
          <table:table-cell office:value-type="float" office:value="8555.2655884" calcext:value-type="float">
            <text:p>8555.2655884</text:p>
          </table:table-cell>
          <table:table-cell office:value-type="float" office:value="15541.3944052" calcext:value-type="float">
            <text:p>15541.3944052</text:p>
          </table:table-cell>
          <table:table-cell office:value-type="float" office:value="26066.9628516" calcext:value-type="float">
            <text:p>26066.9628516</text:p>
          </table:table-cell>
          <table:table-cell/>
          <table:table-cell office:value-type="string" calcext:value-type="string">
            <text:p>2022_02_17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4</text:p>
          </table:table-cell>
          <table:table-cell table:style-name="ce13" office:value-type="float" office:value="880.599551199999" calcext:value-type="float">
            <text:p>880.599551199999</text:p>
          </table:table-cell>
          <table:table-cell table:style-name="ce13"/>
          <table:table-cell table:style-name="ce13" office:value-type="float" office:value="440.574917999999" calcext:value-type="float">
            <text:p>440.574917999999</text:p>
          </table:table-cell>
          <table:table-cell table:style-name="ce13" office:value-type="float" office:value="505.33312" calcext:value-type="float">
            <text:p>505.33312</text:p>
          </table:table-cell>
          <table:table-cell table:style-name="ce13" office:value-type="float" office:value="549.9295144" calcext:value-type="float">
            <text:p>549.9295144</text:p>
          </table:table-cell>
          <table:table-cell table:style-name="ce13" office:value-type="float" office:value="380.9741056" calcext:value-type="float">
            <text:p>380.9741056</text:p>
          </table:table-cell>
          <table:table-cell table:style-name="ce26" office:value-type="float" office:value="578.5075988" calcext:value-type="float">
            <text:p>578.5075988</text:p>
          </table:table-cell>
          <table:table-cell table:style-name="ce26" office:value-type="float" office:value="1280.729384" calcext:value-type="float">
            <text:p>1280.729384</text:p>
          </table:table-cell>
          <table:table-cell table:style-name="ce26" office:value-type="float" office:value="1756.96668559999" calcext:value-type="float">
            <text:p>1756.96668559999</text:p>
          </table:table-cell>
          <table:table-cell table:style-name="ce26" office:value-type="float" office:value="3545.9437936" calcext:value-type="float">
            <text:p>3545.9437936</text:p>
          </table:table-cell>
          <table:table-cell table:style-name="ce26" office:value-type="float" office:value="3947.46106239999" calcext:value-type="float">
            <text:p>3947.46106239999</text:p>
          </table:table-cell>
          <table:table-cell table:style-name="ce26" office:value-type="float" office:value="6516.3331816" calcext:value-type="float">
            <text:p>6516.3331816</text:p>
          </table:table-cell>
          <table:table-cell table:style-name="ce26" office:value-type="string" calcext:value-type="string">
            <text:p>Masked</text:p>
          </table:table-cell>
          <table:table-cell office:value-type="string" calcext:value-type="string">
            <text:p>2021_10_15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4</text:p>
          </table:table-cell>
          <table:table-cell table:style-name="ce13" office:value-type="float" office:value="705.570215599999" calcext:value-type="float">
            <text:p>705.570215599999</text:p>
          </table:table-cell>
          <table:table-cell table:style-name="ce13"/>
          <table:table-cell table:style-name="ce13" office:value-type="float" office:value="585.726841599999" calcext:value-type="float">
            <text:p>585.726841599999</text:p>
          </table:table-cell>
          <table:table-cell table:style-name="ce13" office:value-type="float" office:value="533.6642176" calcext:value-type="float">
            <text:p>533.6642176</text:p>
          </table:table-cell>
          <table:table-cell table:style-name="ce13" office:value-type="float" office:value="615.3596412" calcext:value-type="float">
            <text:p>615.3596412</text:p>
          </table:table-cell>
          <table:table-cell table:style-name="ce13" office:value-type="float" office:value="376.3482336" calcext:value-type="float">
            <text:p>376.3482336</text:p>
          </table:table-cell>
          <table:table-cell table:style-name="ce26" office:value-type="float" office:value="476.4195296" calcext:value-type="float">
            <text:p>476.4195296</text:p>
          </table:table-cell>
          <table:table-cell table:style-name="ce26" office:value-type="float" office:value="1014.80862679999" calcext:value-type="float">
            <text:p>1014.80862679999</text:p>
          </table:table-cell>
          <table:table-cell table:style-name="ce26" office:value-type="float" office:value="2346.45059999999" calcext:value-type="float">
            <text:p>2346.45059999999</text:p>
          </table:table-cell>
          <table:table-cell table:style-name="ce26" office:value-type="float" office:value="3810.394956" calcext:value-type="float">
            <text:p>3810.394956</text:p>
          </table:table-cell>
          <table:table-cell table:style-name="ce26" office:value-type="float" office:value="4676.19967199999" calcext:value-type="float">
            <text:p>4676.19967199999</text:p>
          </table:table-cell>
          <table:table-cell table:style-name="ce26" office:value-type="float" office:value="6155.644004" calcext:value-type="float">
            <text:p>6155.644004</text:p>
          </table:table-cell>
          <table:table-cell table:style-name="ce26" office:value-type="string" calcext:value-type="string">
            <text:p>Masked</text:p>
          </table:table-cell>
          <table:table-cell office:value-type="string" calcext:value-type="string">
            <text:p>2021_10_15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4</text:p>
          </table:table-cell>
          <table:table-cell table:style-name="ce13" office:value-type="float" office:value="527.506822" calcext:value-type="float">
            <text:p>527.506822</text:p>
          </table:table-cell>
          <table:table-cell table:style-name="ce13"/>
          <table:table-cell table:style-name="ce13" office:value-type="float" office:value="942.624422" calcext:value-type="float">
            <text:p>942.624422</text:p>
          </table:table-cell>
          <table:table-cell table:style-name="ce13" office:value-type="float" office:value="612.860108799999" calcext:value-type="float">
            <text:p>612.860108799999</text:p>
          </table:table-cell>
          <table:table-cell table:style-name="ce13" office:value-type="float" office:value="767.481330799999" calcext:value-type="float">
            <text:p>767.481330799999</text:p>
          </table:table-cell>
          <table:table-cell table:style-name="ce13" office:value-type="float" office:value="423.249631999999" calcext:value-type="float">
            <text:p>423.249631999999</text:p>
          </table:table-cell>
          <table:table-cell table:style-name="ce26" office:value-type="float" office:value="681.0355424" calcext:value-type="float">
            <text:p>681.0355424</text:p>
          </table:table-cell>
          <table:table-cell table:style-name="ce26" office:value-type="float" office:value="842.098255999999" calcext:value-type="float">
            <text:p>842.098255999999</text:p>
          </table:table-cell>
          <table:table-cell table:style-name="ce26" office:value-type="float" office:value="2442.1439628" calcext:value-type="float">
            <text:p>2442.1439628</text:p>
          </table:table-cell>
          <table:table-cell table:style-name="ce26" office:value-type="float" office:value="3602.10660239999" calcext:value-type="float">
            <text:p>3602.10660239999</text:p>
          </table:table-cell>
          <table:table-cell table:style-name="ce26" office:value-type="float" office:value="3987.90098719999" calcext:value-type="float">
            <text:p>3987.90098719999</text:p>
          </table:table-cell>
          <table:table-cell table:style-name="ce26" office:value-type="float" office:value="5907.8876164" calcext:value-type="float">
            <text:p>5907.8876164</text:p>
          </table:table-cell>
          <table:table-cell table:style-name="ce26" office:value-type="string" calcext:value-type="string">
            <text:p>Masked</text:p>
          </table:table-cell>
          <table:table-cell office:value-type="string" calcext:value-type="string">
            <text:p>2021_10_15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4</text:p>
          </table:table-cell>
          <table:table-cell office:value-type="float" office:value="579.1689236" calcext:value-type="float">
            <text:p>579.1689236</text:p>
          </table:table-cell>
          <table:table-cell/>
          <table:table-cell office:value-type="float" office:value="653.3873924" calcext:value-type="float">
            <text:p>653.3873924</text:p>
          </table:table-cell>
          <table:table-cell office:value-type="float" office:value="275.5835748" calcext:value-type="float">
            <text:p>275.5835748</text:p>
          </table:table-cell>
          <table:table-cell office:value-type="float" office:value="379.6613848" calcext:value-type="float">
            <text:p>379.6613848</text:p>
          </table:table-cell>
          <table:table-cell office:value-type="float" office:value="414.45795" calcext:value-type="float">
            <text:p>414.45795</text:p>
          </table:table-cell>
          <table:table-cell office:value-type="float" office:value="691.7064664" calcext:value-type="float">
            <text:p>691.7064664</text:p>
          </table:table-cell>
          <table:table-cell office:value-type="float" office:value="1139.8257432" calcext:value-type="float">
            <text:p>1139.8257432</text:p>
          </table:table-cell>
          <table:table-cell office:value-type="float" office:value="2724.70374" calcext:value-type="float">
            <text:p>2724.70374</text:p>
          </table:table-cell>
          <table:table-cell office:value-type="float" office:value="5140.1162388" calcext:value-type="float">
            <text:p>5140.1162388</text:p>
          </table:table-cell>
          <table:table-cell office:value-type="float" office:value="9463.3412772" calcext:value-type="float">
            <text:p>9463.3412772</text:p>
          </table:table-cell>
          <table:table-cell office:value-type="float" office:value="18257.2934424" calcext:value-type="float">
            <text:p>18257.2934424</text:p>
          </table:table-cell>
          <table:table-cell/>
          <table:table-cell office:value-type="string" calcext:value-type="string">
            <text:p>2022_05_20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4</text:p>
          </table:table-cell>
          <table:table-cell office:value-type="float" office:value="442.812968" calcext:value-type="float">
            <text:p>442.812968</text:p>
          </table:table-cell>
          <table:table-cell/>
          <table:table-cell office:value-type="float" office:value="378.4198816" calcext:value-type="float">
            <text:p>378.4198816</text:p>
          </table:table-cell>
          <table:table-cell office:value-type="float" office:value="464.1761188" calcext:value-type="float">
            <text:p>464.1761188</text:p>
          </table:table-cell>
          <table:table-cell office:value-type="float" office:value="345.8775212" calcext:value-type="float">
            <text:p>345.8775212</text:p>
          </table:table-cell>
          <table:table-cell office:value-type="float" office:value="207.2303028" calcext:value-type="float">
            <text:p>207.2303028</text:p>
          </table:table-cell>
          <table:table-cell office:value-type="float" office:value="466.807014" calcext:value-type="float">
            <text:p>466.807014</text:p>
          </table:table-cell>
          <table:table-cell office:value-type="float" office:value="1019.3770288" calcext:value-type="float">
            <text:p>1019.3770288</text:p>
          </table:table-cell>
          <table:table-cell office:value-type="float" office:value="3068.8536052" calcext:value-type="float">
            <text:p>3068.8536052</text:p>
          </table:table-cell>
          <table:table-cell office:value-type="float" office:value="5759.9490004" calcext:value-type="float">
            <text:p>5759.9490004</text:p>
          </table:table-cell>
          <table:table-cell office:value-type="float" office:value="10536.0833332" calcext:value-type="float">
            <text:p>10536.0833332</text:p>
          </table:table-cell>
          <table:table-cell office:value-type="float" office:value="20461.4272564" calcext:value-type="float">
            <text:p>20461.4272564</text:p>
          </table:table-cell>
          <table:table-cell/>
          <table:table-cell office:value-type="string" calcext:value-type="string">
            <text:p>2022_05_20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4</text:p>
          </table:table-cell>
          <table:table-cell office:value-type="float" office:value="528.2097996" calcext:value-type="float">
            <text:p>528.2097996</text:p>
          </table:table-cell>
          <table:table-cell/>
          <table:table-cell office:value-type="float" office:value="240.6790128" calcext:value-type="float">
            <text:p>240.6790128</text:p>
          </table:table-cell>
          <table:table-cell office:value-type="float" office:value="395.6872592" calcext:value-type="float">
            <text:p>395.6872592</text:p>
          </table:table-cell>
          <table:table-cell office:value-type="float" office:value="379.7070512" calcext:value-type="float">
            <text:p>379.7070512</text:p>
          </table:table-cell>
          <table:table-cell office:value-type="float" office:value="345.2986568" calcext:value-type="float">
            <text:p>345.2986568</text:p>
          </table:table-cell>
          <table:table-cell office:value-type="float" office:value="259.4875536" calcext:value-type="float">
            <text:p>259.4875536</text:p>
          </table:table-cell>
          <table:table-cell office:value-type="float" office:value="1502.1249984" calcext:value-type="float">
            <text:p>1502.1249984</text:p>
          </table:table-cell>
          <table:table-cell office:value-type="float" office:value="2811.5547084" calcext:value-type="float">
            <text:p>2811.5547084</text:p>
          </table:table-cell>
          <table:table-cell office:value-type="float" office:value="4657.0526908" calcext:value-type="float">
            <text:p>4657.0526908</text:p>
          </table:table-cell>
          <table:table-cell office:value-type="float" office:value="8982.515938" calcext:value-type="float">
            <text:p>8982.515938</text:p>
          </table:table-cell>
          <table:table-cell office:value-type="float" office:value="26516.4100648" calcext:value-type="float">
            <text:p>26516.4100648</text:p>
          </table:table-cell>
          <table:table-cell/>
          <table:table-cell office:value-type="string" calcext:value-type="string">
            <text:p>2022_05_20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5</text:p>
          </table:table-cell>
          <table:table-cell office:value-type="float" office:value="815.5129256" calcext:value-type="float">
            <text:p>815.5129256</text:p>
          </table:table-cell>
          <table:table-cell/>
          <table:table-cell office:value-type="float" office:value="1043.0013444" calcext:value-type="float">
            <text:p>1043.0013444</text:p>
          </table:table-cell>
          <table:table-cell office:value-type="float" office:value="1152.4227224" calcext:value-type="float">
            <text:p>1152.4227224</text:p>
          </table:table-cell>
          <table:table-cell office:value-type="float" office:value="1515.6485688" calcext:value-type="float">
            <text:p>1515.6485688</text:p>
          </table:table-cell>
          <table:table-cell office:value-type="float" office:value="965.4869016" calcext:value-type="float">
            <text:p>965.4869016</text:p>
          </table:table-cell>
          <table:table-cell office:value-type="float" office:value="1198.0476516" calcext:value-type="float">
            <text:p>1198.0476516</text:p>
          </table:table-cell>
          <table:table-cell office:value-type="float" office:value="2507.283112" calcext:value-type="float">
            <text:p>2507.283112</text:p>
          </table:table-cell>
          <table:table-cell office:value-type="float" office:value="4241.692712" calcext:value-type="float">
            <text:p>4241.692712</text:p>
          </table:table-cell>
          <table:table-cell office:value-type="float" office:value="7372.3464332" calcext:value-type="float">
            <text:p>7372.3464332</text:p>
          </table:table-cell>
          <table:table-cell office:value-type="float" office:value="15638.6189508" calcext:value-type="float">
            <text:p>15638.6189508</text:p>
          </table:table-cell>
          <table:table-cell office:value-type="float" office:value="27182.9864592" calcext:value-type="float">
            <text:p>27182.9864592</text:p>
          </table:table-cell>
          <table:table-cell/>
          <table:table-cell office:value-type="string" calcext:value-type="string">
            <text:p>2022_02_17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5</text:p>
          </table:table-cell>
          <table:table-cell office:value-type="float" office:value="1223.0724932" calcext:value-type="float">
            <text:p>1223.0724932</text:p>
          </table:table-cell>
          <table:table-cell/>
          <table:table-cell office:value-type="float" office:value="1009.747336" calcext:value-type="float">
            <text:p>1009.747336</text:p>
          </table:table-cell>
          <table:table-cell office:value-type="float" office:value="1443.6233676" calcext:value-type="float">
            <text:p>1443.6233676</text:p>
          </table:table-cell>
          <table:table-cell office:value-type="float" office:value="1268.5694648" calcext:value-type="float">
            <text:p>1268.5694648</text:p>
          </table:table-cell>
          <table:table-cell office:value-type="float" office:value="1700.7633616" calcext:value-type="float">
            <text:p>1700.7633616</text:p>
          </table:table-cell>
          <table:table-cell office:value-type="float" office:value="1484.7053388" calcext:value-type="float">
            <text:p>1484.7053388</text:p>
          </table:table-cell>
          <table:table-cell office:value-type="float" office:value="2268.5360412" calcext:value-type="float">
            <text:p>2268.5360412</text:p>
          </table:table-cell>
          <table:table-cell office:value-type="float" office:value="4010.0946016" calcext:value-type="float">
            <text:p>4010.0946016</text:p>
          </table:table-cell>
          <table:table-cell office:value-type="float" office:value="7552.24409" calcext:value-type="float">
            <text:p>7552.24409</text:p>
          </table:table-cell>
          <table:table-cell office:value-type="float" office:value="14844.8651732" calcext:value-type="float">
            <text:p>14844.8651732</text:p>
          </table:table-cell>
          <table:table-cell office:value-type="float" office:value="27953.4335536" calcext:value-type="float">
            <text:p>27953.4335536</text:p>
          </table:table-cell>
          <table:table-cell/>
          <table:table-cell office:value-type="string" calcext:value-type="string">
            <text:p>2022_02_17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5</text:p>
          </table:table-cell>
          <table:table-cell office:value-type="float" office:value="733.3865772" calcext:value-type="float">
            <text:p>733.3865772</text:p>
          </table:table-cell>
          <table:table-cell/>
          <table:table-cell office:value-type="float" office:value="872.2258956" calcext:value-type="float">
            <text:p>872.2258956</text:p>
          </table:table-cell>
          <table:table-cell office:value-type="float" office:value="1027.840566" calcext:value-type="float">
            <text:p>1027.840566</text:p>
          </table:table-cell>
          <table:table-cell office:value-type="float" office:value="1158.6811716" calcext:value-type="float">
            <text:p>1158.6811716</text:p>
          </table:table-cell>
          <table:table-cell office:value-type="float" office:value="1518.398084" calcext:value-type="float">
            <text:p>1518.398084</text:p>
          </table:table-cell>
          <table:table-cell office:value-type="float" office:value="1707.0579828" calcext:value-type="float">
            <text:p>1707.0579828</text:p>
          </table:table-cell>
          <table:table-cell office:value-type="float" office:value="2588.7512496" calcext:value-type="float">
            <text:p>2588.7512496</text:p>
          </table:table-cell>
          <table:table-cell office:value-type="float" office:value="3730.293848" calcext:value-type="float">
            <text:p>3730.293848</text:p>
          </table:table-cell>
          <table:table-cell office:value-type="float" office:value="7725.0721504" calcext:value-type="float">
            <text:p>7725.0721504</text:p>
          </table:table-cell>
          <table:table-cell office:value-type="float" office:value="13440.8799144" calcext:value-type="float">
            <text:p>13440.8799144</text:p>
          </table:table-cell>
          <table:table-cell office:value-type="float" office:value="27341.69043" calcext:value-type="float">
            <text:p>27341.69043</text:p>
          </table:table-cell>
          <table:table-cell/>
          <table:table-cell office:value-type="string" calcext:value-type="string">
            <text:p>2022_02_17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5</text:p>
          </table:table-cell>
          <table:table-cell table:style-name="ce13" office:value-type="float" office:value="469.083947199999" calcext:value-type="float">
            <text:p>469.083947199999</text:p>
          </table:table-cell>
          <table:table-cell table:style-name="ce13"/>
          <table:table-cell table:style-name="ce13" office:value-type="float" office:value="528.1037196" calcext:value-type="float">
            <text:p>528.1037196</text:p>
          </table:table-cell>
          <table:table-cell table:style-name="ce13" office:value-type="float" office:value="862.783487999999" calcext:value-type="float">
            <text:p>862.783487999999</text:p>
          </table:table-cell>
          <table:table-cell table:style-name="ce13" office:value-type="float" office:value="707.3829548" calcext:value-type="float">
            <text:p>707.3829548</text:p>
          </table:table-cell>
          <table:table-cell table:style-name="ce13" office:value-type="float" office:value="817.647847199999" calcext:value-type="float">
            <text:p>817.647847199999</text:p>
          </table:table-cell>
          <table:table-cell table:style-name="ce26" office:value-type="float" office:value="789.7529536" calcext:value-type="float">
            <text:p>789.7529536</text:p>
          </table:table-cell>
          <table:table-cell table:style-name="ce26" office:value-type="float" office:value="879.107184" calcext:value-type="float">
            <text:p>879.107184</text:p>
          </table:table-cell>
          <table:table-cell table:style-name="ce26" office:value-type="float" office:value="1504.2503692" calcext:value-type="float">
            <text:p>1504.2503692</text:p>
          </table:table-cell>
          <table:table-cell table:style-name="ce26" office:value-type="float" office:value="3363.4120148" calcext:value-type="float">
            <text:p>3363.4120148</text:p>
          </table:table-cell>
          <table:table-cell table:style-name="ce26" office:value-type="float" office:value="5499.4278888" calcext:value-type="float">
            <text:p>5499.4278888</text:p>
          </table:table-cell>
          <table:table-cell table:style-name="ce26" office:value-type="float" office:value="7934.0312344" calcext:value-type="float">
            <text:p>7934.0312344</text:p>
          </table:table-cell>
          <table:table-cell table:style-name="ce26" office:value-type="string" calcext:value-type="string">
            <text:p>Masked</text:p>
          </table:table-cell>
          <table:table-cell office:value-type="string" calcext:value-type="string">
            <text:p>2021_10_15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5</text:p>
          </table:table-cell>
          <table:table-cell table:style-name="ce13" office:value-type="float" office:value="751.6248044" calcext:value-type="float">
            <text:p>751.6248044</text:p>
          </table:table-cell>
          <table:table-cell table:style-name="ce13"/>
          <table:table-cell table:style-name="ce13" office:value-type="float" office:value="400.2471288" calcext:value-type="float">
            <text:p>400.2471288</text:p>
          </table:table-cell>
          <table:table-cell table:style-name="ce13" office:value-type="float" office:value="611.421168" calcext:value-type="float">
            <text:p>611.421168</text:p>
          </table:table-cell>
          <table:table-cell table:style-name="ce13" office:value-type="float" office:value="551.5232748" calcext:value-type="float">
            <text:p>551.5232748</text:p>
          </table:table-cell>
          <table:table-cell table:style-name="ce13" office:value-type="float" office:value="586.070308" calcext:value-type="float">
            <text:p>586.070308</text:p>
          </table:table-cell>
          <table:table-cell table:style-name="ce26" office:value-type="float" office:value="593.984435199999" calcext:value-type="float">
            <text:p>593.984435199999</text:p>
          </table:table-cell>
          <table:table-cell table:style-name="ce26" office:value-type="float" office:value="566.3773096" calcext:value-type="float">
            <text:p>566.3773096</text:p>
          </table:table-cell>
          <table:table-cell table:style-name="ce26" office:value-type="float" office:value="956.2841208" calcext:value-type="float">
            <text:p>956.2841208</text:p>
          </table:table-cell>
          <table:table-cell table:style-name="ce26" office:value-type="float" office:value="2727.012698" calcext:value-type="float">
            <text:p>2727.012698</text:p>
          </table:table-cell>
          <table:table-cell table:style-name="ce26" office:value-type="float" office:value="3704.8400028" calcext:value-type="float">
            <text:p>3704.8400028</text:p>
          </table:table-cell>
          <table:table-cell table:style-name="ce26" office:value-type="float" office:value="6901.5217112" calcext:value-type="float">
            <text:p>6901.5217112</text:p>
          </table:table-cell>
          <table:table-cell table:style-name="ce26" office:value-type="string" calcext:value-type="string">
            <text:p>Masked</text:p>
          </table:table-cell>
          <table:table-cell office:value-type="string" calcext:value-type="string">
            <text:p>2021_10_15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5</text:p>
          </table:table-cell>
          <table:table-cell table:style-name="ce13" office:value-type="float" office:value="712.656677199999" calcext:value-type="float">
            <text:p>712.656677199999</text:p>
          </table:table-cell>
          <table:table-cell table:style-name="ce13"/>
          <table:table-cell table:style-name="ce13" office:value-type="float" office:value="529.3699652" calcext:value-type="float">
            <text:p>529.3699652</text:p>
          </table:table-cell>
          <table:table-cell table:style-name="ce13" office:value-type="float" office:value="823.4928948" calcext:value-type="float">
            <text:p>823.4928948</text:p>
          </table:table-cell>
          <table:table-cell table:style-name="ce13" office:value-type="float" office:value="539.811985999999" calcext:value-type="float">
            <text:p>539.811985999999</text:p>
          </table:table-cell>
          <table:table-cell table:style-name="ce13" office:value-type="float" office:value="727.477995599999" calcext:value-type="float">
            <text:p>727.477995599999</text:p>
          </table:table-cell>
          <table:table-cell table:style-name="ce26" office:value-type="float" office:value="779.0526848" calcext:value-type="float">
            <text:p>779.0526848</text:p>
          </table:table-cell>
          <table:table-cell table:style-name="ce26" office:value-type="float" office:value="922.3157804" calcext:value-type="float">
            <text:p>922.3157804</text:p>
          </table:table-cell>
          <table:table-cell table:style-name="ce26" office:value-type="float" office:value="1644.22549879999" calcext:value-type="float">
            <text:p>1644.22549879999</text:p>
          </table:table-cell>
          <table:table-cell table:style-name="ce26" office:value-type="float" office:value="2269.52049719999" calcext:value-type="float">
            <text:p>2269.52049719999</text:p>
          </table:table-cell>
          <table:table-cell table:style-name="ce26" office:value-type="float" office:value="4752.4051324" calcext:value-type="float">
            <text:p>4752.4051324</text:p>
          </table:table-cell>
          <table:table-cell table:style-name="ce26" office:value-type="float" office:value="5840.44574479999" calcext:value-type="float">
            <text:p>5840.44574479999</text:p>
          </table:table-cell>
          <table:table-cell table:style-name="ce26" office:value-type="string" calcext:value-type="string">
            <text:p>Masked</text:p>
          </table:table-cell>
          <table:table-cell office:value-type="string" calcext:value-type="string">
            <text:p>2021_10_15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5</text:p>
          </table:table-cell>
          <table:table-cell office:value-type="float" office:value="442.9081484" calcext:value-type="float">
            <text:p>442.9081484</text:p>
          </table:table-cell>
          <table:table-cell/>
          <table:table-cell office:value-type="float" office:value="240.616656" calcext:value-type="float">
            <text:p>240.616656</text:p>
          </table:table-cell>
          <table:table-cell office:value-type="float" office:value="240.558242" calcext:value-type="float">
            <text:p>240.558242</text:p>
          </table:table-cell>
          <table:table-cell office:value-type="float" office:value="535.6834032" calcext:value-type="float">
            <text:p>535.6834032</text:p>
          </table:table-cell>
          <table:table-cell office:value-type="float" office:value="259.3268148" calcext:value-type="float">
            <text:p>259.3268148</text:p>
          </table:table-cell>
          <table:table-cell office:value-type="float" office:value="224.5939056" calcext:value-type="float">
            <text:p>224.5939056</text:p>
          </table:table-cell>
          <table:table-cell office:value-type="float" office:value="345.626568" calcext:value-type="float">
            <text:p>345.626568</text:p>
          </table:table-cell>
          <table:table-cell office:value-type="float" office:value="879.0306952" calcext:value-type="float">
            <text:p>879.0306952</text:p>
          </table:table-cell>
          <table:table-cell office:value-type="float" office:value="2276.8423408" calcext:value-type="float">
            <text:p>2276.8423408</text:p>
          </table:table-cell>
          <table:table-cell office:value-type="float" office:value="6834.2031152" calcext:value-type="float">
            <text:p>6834.2031152</text:p>
          </table:table-cell>
          <table:table-cell office:value-type="float" office:value="21350.331262" calcext:value-type="float">
            <text:p>21350.331262</text:p>
          </table:table-cell>
          <table:table-cell/>
          <table:table-cell office:value-type="string" calcext:value-type="string">
            <text:p>2022_05_20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5</text:p>
          </table:table-cell>
          <table:table-cell office:value-type="float" office:value="647.3777304" calcext:value-type="float">
            <text:p>647.3777304</text:p>
          </table:table-cell>
          <table:table-cell/>
          <table:table-cell office:value-type="float" office:value="309.3780668" calcext:value-type="float">
            <text:p>309.3780668</text:p>
          </table:table-cell>
          <table:table-cell office:value-type="float" office:value="240.698588" calcext:value-type="float">
            <text:p>240.698588</text:p>
          </table:table-cell>
          <table:table-cell office:value-type="float" office:value="276.5219372" calcext:value-type="float">
            <text:p>276.5219372</text:p>
          </table:table-cell>
          <table:table-cell office:value-type="float" office:value="379.818294" calcext:value-type="float">
            <text:p>379.818294</text:p>
          </table:table-cell>
          <table:table-cell office:value-type="float" office:value="380.5549308" calcext:value-type="float">
            <text:p>380.5549308</text:p>
          </table:table-cell>
          <table:table-cell office:value-type="float" office:value="276.37812" calcext:value-type="float">
            <text:p>276.37812</text:p>
          </table:table-cell>
          <table:table-cell office:value-type="float" office:value="603.619072" calcext:value-type="float">
            <text:p>603.619072</text:p>
          </table:table-cell>
          <table:table-cell office:value-type="float" office:value="1604.5454348" calcext:value-type="float">
            <text:p>1604.5454348</text:p>
          </table:table-cell>
          <table:table-cell office:value-type="float" office:value="5266.1734252" calcext:value-type="float">
            <text:p>5266.1734252</text:p>
          </table:table-cell>
          <table:table-cell office:value-type="float" office:value="17116.4398208" calcext:value-type="float">
            <text:p>17116.4398208</text:p>
          </table:table-cell>
          <table:table-cell/>
          <table:table-cell office:value-type="string" calcext:value-type="string">
            <text:p>2022_05_20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R32</text:p>
          </table:table-cell>
          <table:table-cell office:value-type="string" calcext:value-type="string">
            <text:p>PRGa5</text:p>
          </table:table-cell>
          <table:table-cell office:value-type="float" office:value="698.7023048" calcext:value-type="float">
            <text:p>698.7023048</text:p>
          </table:table-cell>
          <table:table-cell/>
          <table:table-cell office:value-type="float" office:value="275.2429152" calcext:value-type="float">
            <text:p>275.2429152</text:p>
          </table:table-cell>
          <table:table-cell office:value-type="float" office:value="429.9161004" calcext:value-type="float">
            <text:p>429.9161004</text:p>
          </table:table-cell>
          <table:table-cell office:value-type="float" office:value="276.5375984" calcext:value-type="float">
            <text:p>276.5375984</text:p>
          </table:table-cell>
          <table:table-cell office:value-type="float" office:value="138.130896" calcext:value-type="float">
            <text:p>138.130896</text:p>
          </table:table-cell>
          <table:table-cell office:value-type="float" office:value="276.4224648" calcext:value-type="float">
            <text:p>276.4224648</text:p>
          </table:table-cell>
          <table:table-cell office:value-type="float" office:value="258.97464" calcext:value-type="float">
            <text:p>258.97464</text:p>
          </table:table-cell>
          <table:table-cell office:value-type="float" office:value="931.2064356" calcext:value-type="float">
            <text:p>931.2064356</text:p>
          </table:table-cell>
          <table:table-cell office:value-type="float" office:value="1432.0935152" calcext:value-type="float">
            <text:p>1432.0935152</text:p>
          </table:table-cell>
          <table:table-cell office:value-type="float" office:value="5163.9231004" calcext:value-type="float">
            <text:p>5163.9231004</text:p>
          </table:table-cell>
          <table:table-cell office:value-type="float" office:value="16306.0933332" calcext:value-type="float">
            <text:p>16306.0933332</text:p>
          </table:table-cell>
          <table:table-cell/>
          <table:table-cell office:value-type="string" calcext:value-type="string">
            <text:p>2022_05_20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R69</text:p>
          </table:table-cell>
          <table:table-cell office:value-type="string" calcext:value-type="string">
            <text:p>QWa2</text:p>
          </table:table-cell>
          <table:table-cell table:style-name="ce13" office:value-type="float" office:value="837.884927399999" calcext:value-type="float">
            <text:p>837.884927399999</text:p>
          </table:table-cell>
          <table:table-cell/>
          <table:table-cell table:style-name="ce13" office:value-type="float" office:value="1651.25663579999" calcext:value-type="float">
            <text:p>1651.25663579999</text:p>
          </table:table-cell>
          <table:table-cell table:style-name="ce13" office:value-type="float" office:value="1569.6003664" calcext:value-type="float">
            <text:p>1569.6003664</text:p>
          </table:table-cell>
          <table:table-cell table:style-name="ce13" office:value-type="float" office:value="1701.42562799999" calcext:value-type="float">
            <text:p>1701.42562799999</text:p>
          </table:table-cell>
          <table:table-cell table:style-name="ce13" office:value-type="float" office:value="1243.7653802" calcext:value-type="float">
            <text:p>1243.7653802</text:p>
          </table:table-cell>
          <table:table-cell table:style-name="ce26" office:value-type="float" office:value="1720.56289939999" calcext:value-type="float">
            <text:p>1720.56289939999</text:p>
          </table:table-cell>
          <table:table-cell table:style-name="ce26" office:value-type="float" office:value="1776.649929" calcext:value-type="float">
            <text:p>1776.649929</text:p>
          </table:table-cell>
          <table:table-cell table:style-name="ce26" office:value-type="float" office:value="1571.41063079999" calcext:value-type="float">
            <text:p>1571.41063079999</text:p>
          </table:table-cell>
          <table:table-cell table:style-name="ce26" office:value-type="float" office:value="1739.6664978" calcext:value-type="float">
            <text:p>1739.6664978</text:p>
          </table:table-cell>
          <table:table-cell table:style-name="ce26" office:value-type="float" office:value="6171.706124" calcext:value-type="float">
            <text:p>6171.706124</text:p>
          </table:table-cell>
          <table:table-cell table:style-name="ce26" office:value-type="float" office:value="29402.3483664" calcext:value-type="float">
            <text:p>29402.3483664</text:p>
          </table:table-cell>
          <table:table-cell/>
          <table:table-cell office:value-type="string" calcext:value-type="string">
            <text:p>2022_02_15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R69</text:p>
          </table:table-cell>
          <table:table-cell office:value-type="string" calcext:value-type="string">
            <text:p>QWa2</text:p>
          </table:table-cell>
          <table:table-cell table:style-name="ce13" office:value-type="float" office:value="1288.4893826" calcext:value-type="float">
            <text:p>1288.4893826</text:p>
          </table:table-cell>
          <table:table-cell/>
          <table:table-cell table:style-name="ce13" office:value-type="float" office:value="1445.0464244" calcext:value-type="float">
            <text:p>1445.0464244</text:p>
          </table:table-cell>
          <table:table-cell table:style-name="ce13" office:value-type="float" office:value="1460.2335242" calcext:value-type="float">
            <text:p>1460.2335242</text:p>
          </table:table-cell>
          <table:table-cell table:style-name="ce13" office:value-type="float" office:value="2189.18174979999" calcext:value-type="float">
            <text:p>2189.18174979999</text:p>
          </table:table-cell>
          <table:table-cell table:style-name="ce13" office:value-type="float" office:value="1590.2462432" calcext:value-type="float">
            <text:p>1590.2462432</text:p>
          </table:table-cell>
          <table:table-cell table:style-name="ce26" office:value-type="float" office:value="1883.18536099999" calcext:value-type="float">
            <text:p>1883.18536099999</text:p>
          </table:table-cell>
          <table:table-cell table:style-name="ce26" office:value-type="float" office:value="1738.3979296" calcext:value-type="float">
            <text:p>1738.3979296</text:p>
          </table:table-cell>
          <table:table-cell table:style-name="ce26" office:value-type="float" office:value="1708.2317316" calcext:value-type="float">
            <text:p>1708.2317316</text:p>
          </table:table-cell>
          <table:table-cell table:style-name="ce26" office:value-type="float" office:value="2275.3563482" calcext:value-type="float">
            <text:p>2275.3563482</text:p>
          </table:table-cell>
          <table:table-cell table:style-name="ce26" office:value-type="float" office:value="5636.0288456" calcext:value-type="float">
            <text:p>5636.0288456</text:p>
          </table:table-cell>
          <table:table-cell table:style-name="ce26" office:value-type="float" office:value="26836.095884" calcext:value-type="float">
            <text:p>26836.095884</text:p>
          </table:table-cell>
          <table:table-cell/>
          <table:table-cell office:value-type="string" calcext:value-type="string">
            <text:p>2022_02_15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R69</text:p>
          </table:table-cell>
          <table:table-cell office:value-type="string" calcext:value-type="string">
            <text:p>QWa2</text:p>
          </table:table-cell>
          <table:table-cell table:style-name="ce13" office:value-type="float" office:value="1098.00076899999" calcext:value-type="float">
            <text:p>1098.00076899999</text:p>
          </table:table-cell>
          <table:table-cell/>
          <table:table-cell table:style-name="ce13" office:value-type="float" office:value="1314.4037042" calcext:value-type="float">
            <text:p>1314.4037042</text:p>
          </table:table-cell>
          <table:table-cell table:style-name="ce13" office:value-type="float" office:value="1937.920838" calcext:value-type="float">
            <text:p>1937.920838</text:p>
          </table:table-cell>
          <table:table-cell table:style-name="ce13" office:value-type="float" office:value="2124.77422719999" calcext:value-type="float">
            <text:p>2124.77422719999</text:p>
          </table:table-cell>
          <table:table-cell table:style-name="ce13" office:value-type="float" office:value="1708.0961164" calcext:value-type="float">
            <text:p>1708.0961164</text:p>
          </table:table-cell>
          <table:table-cell table:style-name="ce26" office:value-type="float" office:value="1783.8860532" calcext:value-type="float">
            <text:p>1783.8860532</text:p>
          </table:table-cell>
          <table:table-cell table:style-name="ce26" office:value-type="float" office:value="2042.1794108" calcext:value-type="float">
            <text:p>2042.1794108</text:p>
          </table:table-cell>
          <table:table-cell table:style-name="ce26" office:value-type="float" office:value="1865.06557679999" calcext:value-type="float">
            <text:p>1865.06557679999</text:p>
          </table:table-cell>
          <table:table-cell table:style-name="ce26" office:value-type="float" office:value="1995.14226579999" calcext:value-type="float">
            <text:p>1995.14226579999</text:p>
          </table:table-cell>
          <table:table-cell table:style-name="ce26" office:value-type="float" office:value="5660.6769296" calcext:value-type="float">
            <text:p>5660.6769296</text:p>
          </table:table-cell>
          <table:table-cell table:style-name="ce26" office:value-type="float" office:value="27931.3894367999" calcext:value-type="float">
            <text:p>27931.3894367999</text:p>
          </table:table-cell>
          <table:table-cell/>
          <table:table-cell office:value-type="string" calcext:value-type="string">
            <text:p>2022_02_15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R69</text:p>
          </table:table-cell>
          <table:table-cell office:value-type="string" calcext:value-type="string">
            <text:p>QWa2</text:p>
          </table:table-cell>
          <table:table-cell office:value-type="float" office:value="1313.306947" calcext:value-type="float">
            <text:p>1313.306947</text:p>
          </table:table-cell>
          <table:table-cell/>
          <table:table-cell office:value-type="float" office:value="1286.528628" calcext:value-type="float">
            <text:p>1286.528628</text:p>
          </table:table-cell>
          <table:table-cell office:value-type="float" office:value="1462.1130919" calcext:value-type="float">
            <text:p>1462.1130919</text:p>
          </table:table-cell>
          <table:table-cell office:value-type="float" office:value="1663.6966022" calcext:value-type="float">
            <text:p>1663.6966022</text:p>
          </table:table-cell>
          <table:table-cell office:value-type="float" office:value="1843.8598204" calcext:value-type="float">
            <text:p>1843.8598204</text:p>
          </table:table-cell>
          <table:table-cell office:value-type="float" office:value="2820.8095303" calcext:value-type="float">
            <text:p>2820.8095303</text:p>
          </table:table-cell>
          <table:table-cell office:value-type="float" office:value="2488.1784186" calcext:value-type="float">
            <text:p>2488.1784186</text:p>
          </table:table-cell>
          <table:table-cell office:value-type="float" office:value="2418.1475203" calcext:value-type="float">
            <text:p>2418.1475203</text:p>
          </table:table-cell>
          <table:table-cell office:value-type="float" office:value="2303.4491991" calcext:value-type="float">
            <text:p>2303.4491991</text:p>
          </table:table-cell>
          <table:table-cell office:value-type="float" office:value="7683.4072594" calcext:value-type="float">
            <text:p>7683.4072594</text:p>
          </table:table-cell>
          <table:table-cell office:value-type="float" office:value="39026.0473904" calcext:value-type="float">
            <text:p>39026.0473904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2022_03_02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R69</text:p>
          </table:table-cell>
          <table:table-cell office:value-type="string" calcext:value-type="string">
            <text:p>QWa2</text:p>
          </table:table-cell>
          <table:table-cell office:value-type="float" office:value="1204.5456908" calcext:value-type="float">
            <text:p>1204.5456908</text:p>
          </table:table-cell>
          <table:table-cell/>
          <table:table-cell office:value-type="float" office:value="1680.0957558" calcext:value-type="float">
            <text:p>1680.0957558</text:p>
          </table:table-cell>
          <table:table-cell office:value-type="float" office:value="1332.0958449" calcext:value-type="float">
            <text:p>1332.0958449</text:p>
          </table:table-cell>
          <table:table-cell office:value-type="float" office:value="1690.9471287" calcext:value-type="float">
            <text:p>1690.9471287</text:p>
          </table:table-cell>
          <table:table-cell office:value-type="float" office:value="1532.8844006" calcext:value-type="float">
            <text:p>1532.8844006</text:p>
          </table:table-cell>
          <table:table-cell office:value-type="float" office:value="1230.4262945" calcext:value-type="float">
            <text:p>1230.4262945</text:p>
          </table:table-cell>
          <table:table-cell office:value-type="float" office:value="1806.3137143" calcext:value-type="float">
            <text:p>1806.3137143</text:p>
          </table:table-cell>
          <table:table-cell office:value-type="float" office:value="1722.919877" calcext:value-type="float">
            <text:p>1722.919877</text:p>
          </table:table-cell>
          <table:table-cell office:value-type="float" office:value="2680.9183909" calcext:value-type="float">
            <text:p>2680.9183909</text:p>
          </table:table-cell>
          <table:table-cell office:value-type="float" office:value="6273.0395064" calcext:value-type="float">
            <text:p>6273.0395064</text:p>
          </table:table-cell>
          <table:table-cell office:value-type="float" office:value="35808.7007639" calcext:value-type="float">
            <text:p>35808.7007639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2022_03_02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R69</text:p>
          </table:table-cell>
          <table:table-cell office:value-type="string" calcext:value-type="string">
            <text:p>QWa2</text:p>
          </table:table-cell>
          <table:table-cell office:value-type="float" office:value="1386.3646422" calcext:value-type="float">
            <text:p>1386.3646422</text:p>
          </table:table-cell>
          <table:table-cell/>
          <table:table-cell office:value-type="float" office:value="1689.3063908" calcext:value-type="float">
            <text:p>1689.3063908</text:p>
          </table:table-cell>
          <table:table-cell office:value-type="float" office:value="1532.6246626" calcext:value-type="float">
            <text:p>1532.6246626</text:p>
          </table:table-cell>
          <table:table-cell office:value-type="float" office:value="1984.5314372" calcext:value-type="float">
            <text:p>1984.5314372</text:p>
          </table:table-cell>
          <table:table-cell office:value-type="float" office:value="2299.4600787" calcext:value-type="float">
            <text:p>2299.4600787</text:p>
          </table:table-cell>
          <table:table-cell office:value-type="float" office:value="2037.1261019" calcext:value-type="float">
            <text:p>2037.1261019</text:p>
          </table:table-cell>
          <table:table-cell office:value-type="float" office:value="1944.72186" calcext:value-type="float">
            <text:p>1944.72186</text:p>
          </table:table-cell>
          <table:table-cell office:value-type="float" office:value="2242.1398858" calcext:value-type="float">
            <text:p>2242.1398858</text:p>
          </table:table-cell>
          <table:table-cell office:value-type="float" office:value="2774.1300572" calcext:value-type="float">
            <text:p>2774.1300572</text:p>
          </table:table-cell>
          <table:table-cell office:value-type="float" office:value="7303.9693961" calcext:value-type="float">
            <text:p>7303.9693961</text:p>
          </table:table-cell>
          <table:table-cell office:value-type="float" office:value="36995.9324423" calcext:value-type="float">
            <text:p>36995.9324423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2022_03_02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R69</text:p>
          </table:table-cell>
          <table:table-cell office:value-type="string" calcext:value-type="string">
            <text:p>QWa2</text:p>
          </table:table-cell>
          <table:table-cell office:value-type="float" office:value="406.7363256" calcext:value-type="float">
            <text:p>406.7363256</text:p>
          </table:table-cell>
          <table:table-cell/>
          <table:table-cell office:value-type="float" office:value="453.4972112" calcext:value-type="float">
            <text:p>453.4972112</text:p>
          </table:table-cell>
          <table:table-cell office:value-type="float" office:value="425.7674344" calcext:value-type="float">
            <text:p>425.7674344</text:p>
          </table:table-cell>
          <table:table-cell office:value-type="float" office:value="381.5300512" calcext:value-type="float">
            <text:p>381.5300512</text:p>
          </table:table-cell>
          <table:table-cell office:value-type="float" office:value="271.0416576" calcext:value-type="float">
            <text:p>271.0416576</text:p>
          </table:table-cell>
          <table:table-cell office:value-type="float" office:value="290.3069752" calcext:value-type="float">
            <text:p>290.3069752</text:p>
          </table:table-cell>
          <table:table-cell office:value-type="float" office:value="478.9604368" calcext:value-type="float">
            <text:p>478.9604368</text:p>
          </table:table-cell>
          <table:table-cell office:value-type="float" office:value="322.8256512" calcext:value-type="float">
            <text:p>322.8256512</text:p>
          </table:table-cell>
          <table:table-cell office:value-type="float" office:value="425.4234432" calcext:value-type="float">
            <text:p>425.4234432</text:p>
          </table:table-cell>
          <table:table-cell office:value-type="float" office:value="669.0224528" calcext:value-type="float">
            <text:p>669.0224528</text:p>
          </table:table-cell>
          <table:table-cell office:value-type="float" office:value="6847.23034" calcext:value-type="float">
            <text:p>6847.23034</text:p>
          </table:table-cell>
          <table:table-cell/>
          <table:table-cell office:value-type="string" calcext:value-type="string">
            <text:p>2022_04_01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R69</text:p>
          </table:table-cell>
          <table:table-cell office:value-type="string" calcext:value-type="string">
            <text:p>QWa2</text:p>
          </table:table-cell>
          <table:table-cell office:value-type="float" office:value="287.5191072" calcext:value-type="float">
            <text:p>287.5191072</text:p>
          </table:table-cell>
          <table:table-cell/>
          <table:table-cell office:value-type="float" office:value="306.0085" calcext:value-type="float">
            <text:p>306.0085</text:p>
          </table:table-cell>
          <table:table-cell office:value-type="float" office:value="397.1471432" calcext:value-type="float">
            <text:p>397.1471432</text:p>
          </table:table-cell>
          <table:table-cell office:value-type="float" office:value="407.3734416" calcext:value-type="float">
            <text:p>407.3734416</text:p>
          </table:table-cell>
          <table:table-cell office:value-type="float" office:value="435.1903248" calcext:value-type="float">
            <text:p>435.1903248</text:p>
          </table:table-cell>
          <table:table-cell office:value-type="float" office:value="315.4681112" calcext:value-type="float">
            <text:p>315.4681112</text:p>
          </table:table-cell>
          <table:table-cell office:value-type="float" office:value="308.2152624" calcext:value-type="float">
            <text:p>308.2152624</text:p>
          </table:table-cell>
          <table:table-cell office:value-type="float" office:value="235.4837472" calcext:value-type="float">
            <text:p>235.4837472</text:p>
          </table:table-cell>
          <table:table-cell office:value-type="float" office:value="519.8311608" calcext:value-type="float">
            <text:p>519.8311608</text:p>
          </table:table-cell>
          <table:table-cell office:value-type="float" office:value="899.9668704" calcext:value-type="float">
            <text:p>899.9668704</text:p>
          </table:table-cell>
          <table:table-cell office:value-type="float" office:value="7312.2330568" calcext:value-type="float">
            <text:p>7312.2330568</text:p>
          </table:table-cell>
          <table:table-cell/>
          <table:table-cell office:value-type="string" calcext:value-type="string">
            <text:p>2022_04_01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R69</text:p>
          </table:table-cell>
          <table:table-cell office:value-type="string" calcext:value-type="string">
            <text:p>QWa2</text:p>
          </table:table-cell>
          <table:table-cell office:value-type="float" office:value="484.5815232" calcext:value-type="float">
            <text:p>484.5815232</text:p>
          </table:table-cell>
          <table:table-cell/>
          <table:table-cell office:value-type="float" office:value="443.7960496" calcext:value-type="float">
            <text:p>443.7960496</text:p>
          </table:table-cell>
          <table:table-cell office:value-type="float" office:value="488.6573384" calcext:value-type="float">
            <text:p>488.6573384</text:p>
          </table:table-cell>
          <table:table-cell office:value-type="float" office:value="309.3633416" calcext:value-type="float">
            <text:p>309.3633416</text:p>
          </table:table-cell>
          <table:table-cell office:value-type="float" office:value="198.2162112" calcext:value-type="float">
            <text:p>198.2162112</text:p>
          </table:table-cell>
          <table:table-cell office:value-type="float" office:value="432.094124" calcext:value-type="float">
            <text:p>432.094124</text:p>
          </table:table-cell>
          <table:table-cell office:value-type="float" office:value="308.5473672" calcext:value-type="float">
            <text:p>308.5473672</text:p>
          </table:table-cell>
          <table:table-cell office:value-type="float" office:value="414.337248" calcext:value-type="float">
            <text:p>414.337248</text:p>
          </table:table-cell>
          <table:table-cell office:value-type="float" office:value="439.3753392" calcext:value-type="float">
            <text:p>439.3753392</text:p>
          </table:table-cell>
          <table:table-cell office:value-type="float" office:value="1007.830764" calcext:value-type="float">
            <text:p>1007.830764</text:p>
          </table:table-cell>
          <table:table-cell office:value-type="float" office:value="7178.7029104" calcext:value-type="float">
            <text:p>7178.7029104</text:p>
          </table:table-cell>
          <table:table-cell/>
          <table:table-cell office:value-type="string" calcext:value-type="string">
            <text:p>2022_04_01</text:p>
          </table:table-cell>
          <table:table-cell table:number-columns-repeated="1007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6" office:value-type="string" calcext:value-type="string">
            <text:p>GPR248</text:p>
          </table:table-cell>
          <table:table-cell table:style-name="ce6" office:value-type="string" calcext:value-type="string">
            <text:p>RHa5</text:p>
          </table:table-cell>
          <table:table-cell table:style-name="ce6" office:value-type="float" office:value="22653.0449411999" calcext:value-type="float">
            <text:p>22653.0449411999</text:p>
          </table:table-cell>
          <table:table-cell table:style-name="ce6" office:value-type="float" office:value="10310.52751" calcext:value-type="float">
            <text:p>10310.52751</text:p>
          </table:table-cell>
          <table:table-cell table:style-name="ce6" office:value-type="float" office:value="10820.4313436" calcext:value-type="float">
            <text:p>10820.4313436</text:p>
          </table:table-cell>
          <table:table-cell table:style-name="ce6" office:value-type="float" office:value="10630.5430759999" calcext:value-type="float">
            <text:p>10630.5430759999</text:p>
          </table:table-cell>
          <table:table-cell table:style-name="ce6" office:value-type="float" office:value="11633.3318207999" calcext:value-type="float">
            <text:p>11633.3318207999</text:p>
          </table:table-cell>
          <table:table-cell table:style-name="ce23" office:value-type="float" office:value="11439.5536136" calcext:value-type="float">
            <text:p>11439.5536136</text:p>
          </table:table-cell>
          <table:table-cell table:style-name="ce23" office:value-type="float" office:value="10299.5272008" calcext:value-type="float">
            <text:p>10299.5272008</text:p>
          </table:table-cell>
          <table:table-cell table:style-name="ce23" office:value-type="float" office:value="11951.9539048" calcext:value-type="float">
            <text:p>11951.9539048</text:p>
          </table:table-cell>
          <table:table-cell table:style-name="ce23" office:value-type="float" office:value="32728.6650944" calcext:value-type="float">
            <text:p>32728.6650944</text:p>
          </table:table-cell>
          <table:table-cell table:style-name="ce23" office:value-type="float" office:value="58560.2546064" calcext:value-type="float">
            <text:p>58560.2546064</text:p>
          </table:table-cell>
          <table:table-cell table:style-name="ce23" office:value-type="float" office:value="76315.6094176" calcext:value-type="float">
            <text:p>76315.6094176</text:p>
          </table:table-cell>
          <table:table-cell table:style-name="ce23" office:value-type="float" office:value="102577.720419999" calcext:value-type="float">
            <text:p>102577.720419999</text:p>
          </table:table-cell>
          <table:table-cell table:style-name="ce22"/>
          <table:table-cell table:style-name="ce23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6" office:value-type="string" calcext:value-type="string">
            <text:p>GPR248</text:p>
          </table:table-cell>
          <table:table-cell table:style-name="ce6" office:value-type="string" calcext:value-type="string">
            <text:p>RHa5</text:p>
          </table:table-cell>
          <table:table-cell table:style-name="ce6" office:value-type="float" office:value="11166.1882272" calcext:value-type="float">
            <text:p>11166.1882272</text:p>
          </table:table-cell>
          <table:table-cell table:style-name="ce6" office:value-type="float" office:value="5425.3968088" calcext:value-type="float">
            <text:p>5425.3968088</text:p>
          </table:table-cell>
          <table:table-cell table:style-name="ce6" office:value-type="float" office:value="11232.4467704" calcext:value-type="float">
            <text:p>11232.4467704</text:p>
          </table:table-cell>
          <table:table-cell table:style-name="ce6" office:value-type="float" office:value="7597.0605848" calcext:value-type="float">
            <text:p>7597.0605848</text:p>
          </table:table-cell>
          <table:table-cell table:style-name="ce6" office:value-type="float" office:value="14843.6344127999" calcext:value-type="float">
            <text:p>14843.6344127999</text:p>
          </table:table-cell>
          <table:table-cell table:style-name="ce23" office:value-type="float" office:value="10526.6973504" calcext:value-type="float">
            <text:p>10526.6973504</text:p>
          </table:table-cell>
          <table:table-cell table:style-name="ce23" office:value-type="float" office:value="10855.5154984" calcext:value-type="float">
            <text:p>10855.5154984</text:p>
          </table:table-cell>
          <table:table-cell table:style-name="ce23" office:value-type="float" office:value="15280.4804759999" calcext:value-type="float">
            <text:p>15280.4804759999</text:p>
          </table:table-cell>
          <table:table-cell table:style-name="ce23" office:value-type="float" office:value="35890.3126968" calcext:value-type="float">
            <text:p>35890.3126968</text:p>
          </table:table-cell>
          <table:table-cell table:style-name="ce23" office:value-type="float" office:value="53858.8507312" calcext:value-type="float">
            <text:p>53858.8507312</text:p>
          </table:table-cell>
          <table:table-cell table:style-name="ce23" office:value-type="float" office:value="78561.0419167999" calcext:value-type="float">
            <text:p>78561.0419167999</text:p>
          </table:table-cell>
          <table:table-cell table:style-name="ce23" office:value-type="float" office:value="97427.5146032" calcext:value-type="float">
            <text:p>97427.5146032</text:p>
          </table:table-cell>
          <table:table-cell table:style-name="ce22"/>
          <table:table-cell table:style-name="ce23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6" office:value-type="string" calcext:value-type="string">
            <text:p>GPR248</text:p>
          </table:table-cell>
          <table:table-cell table:style-name="ce6" office:value-type="string" calcext:value-type="string">
            <text:p>RHa5</text:p>
          </table:table-cell>
          <table:table-cell table:style-name="ce6" office:value-type="float" office:value="10988.3704048" calcext:value-type="float">
            <text:p>10988.3704048</text:p>
          </table:table-cell>
          <table:table-cell table:style-name="ce6" office:value-type="float" office:value="11013.7297179999" calcext:value-type="float">
            <text:p>11013.7297179999</text:p>
          </table:table-cell>
          <table:table-cell table:style-name="ce6" office:value-type="float" office:value="11967.26806" calcext:value-type="float">
            <text:p>11967.26806</text:p>
          </table:table-cell>
          <table:table-cell table:style-name="ce6" office:value-type="float" office:value="9803.88234239999" calcext:value-type="float">
            <text:p>9803.88234239999</text:p>
          </table:table-cell>
          <table:table-cell table:style-name="ce6" office:value-type="float" office:value="10110.074056" calcext:value-type="float">
            <text:p>10110.074056</text:p>
          </table:table-cell>
          <table:table-cell table:style-name="ce23" office:value-type="float" office:value="11174.6613104" calcext:value-type="float">
            <text:p>11174.6613104</text:p>
          </table:table-cell>
          <table:table-cell table:style-name="ce23" office:value-type="float" office:value="11496.9673671999" calcext:value-type="float">
            <text:p>11496.9673671999</text:p>
          </table:table-cell>
          <table:table-cell table:style-name="ce23" office:value-type="float" office:value="12761.5765408" calcext:value-type="float">
            <text:p>12761.5765408</text:p>
          </table:table-cell>
          <table:table-cell table:style-name="ce23" office:value-type="float" office:value="31929.6077935999" calcext:value-type="float">
            <text:p>31929.6077935999</text:p>
          </table:table-cell>
          <table:table-cell table:style-name="ce23" office:value-type="float" office:value="61602.0844495999" calcext:value-type="float">
            <text:p>61602.0844495999</text:p>
          </table:table-cell>
          <table:table-cell table:style-name="ce23" office:value-type="float" office:value="86040.6981207999" calcext:value-type="float">
            <text:p>86040.6981207999</text:p>
          </table:table-cell>
          <table:table-cell table:style-name="ce23" office:value-type="float" office:value="103770.370541599" calcext:value-type="float">
            <text:p>103770.370541599</text:p>
          </table:table-cell>
          <table:table-cell table:style-name="ce22"/>
          <table:table-cell table:style-name="ce23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6" office:value-type="string" calcext:value-type="string">
            <text:p>GPR248</text:p>
          </table:table-cell>
          <table:table-cell table:style-name="ce6" office:value-type="string" calcext:value-type="string">
            <text:p>RHa5</text:p>
          </table:table-cell>
          <table:table-cell table:style-name="ce6" office:value-type="float" office:value="5235.3564112" calcext:value-type="float">
            <text:p>5235.3564112</text:p>
          </table:table-cell>
          <table:table-cell table:style-name="ce6" office:value-type="float" office:value="3905.42234599999" calcext:value-type="float">
            <text:p>3905.42234599999</text:p>
          </table:table-cell>
          <table:table-cell table:style-name="ce6" office:value-type="float" office:value="3172.22602239999" calcext:value-type="float">
            <text:p>3172.22602239999</text:p>
          </table:table-cell>
          <table:table-cell table:style-name="ce6" office:value-type="float" office:value="4345.73177239999" calcext:value-type="float">
            <text:p>4345.73177239999</text:p>
          </table:table-cell>
          <table:table-cell table:style-name="ce6" office:value-type="float" office:value="3050.155496" calcext:value-type="float">
            <text:p>3050.155496</text:p>
          </table:table-cell>
          <table:table-cell table:style-name="ce23" office:value-type="float" office:value="2530.8342928" calcext:value-type="float">
            <text:p>2530.8342928</text:p>
          </table:table-cell>
          <table:table-cell table:style-name="ce23" office:value-type="float" office:value="2812.9133656" calcext:value-type="float">
            <text:p>2812.9133656</text:p>
          </table:table-cell>
          <table:table-cell table:style-name="ce23" office:value-type="float" office:value="2239.69566519999" calcext:value-type="float">
            <text:p>2239.69566519999</text:p>
          </table:table-cell>
          <table:table-cell table:style-name="ce23" office:value-type="float" office:value="8288.2403536" calcext:value-type="float">
            <text:p>8288.2403536</text:p>
          </table:table-cell>
          <table:table-cell table:style-name="ce23" office:value-type="float" office:value="30790.5427363999" calcext:value-type="float">
            <text:p>30790.5427363999</text:p>
          </table:table-cell>
          <table:table-cell table:style-name="ce23" office:value-type="float" office:value="37785.634742" calcext:value-type="float">
            <text:p>37785.634742</text:p>
          </table:table-cell>
          <table:table-cell table:style-name="ce23" office:value-type="float" office:value="51506.8687472" calcext:value-type="float">
            <text:p>51506.8687472</text:p>
          </table:table-cell>
          <table:table-cell table:style-name="ce22"/>
          <table:table-cell table:style-name="ce23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6" office:value-type="string" calcext:value-type="string">
            <text:p>GPR248</text:p>
          </table:table-cell>
          <table:table-cell table:style-name="ce6" office:value-type="string" calcext:value-type="string">
            <text:p>RHa5</text:p>
          </table:table-cell>
          <table:table-cell table:style-name="ce6" office:value-type="float" office:value="5431.4145316" calcext:value-type="float">
            <text:p>5431.4145316</text:p>
          </table:table-cell>
          <table:table-cell table:style-name="ce6" office:value-type="float" office:value="5213.1546328" calcext:value-type="float">
            <text:p>5213.1546328</text:p>
          </table:table-cell>
          <table:table-cell table:style-name="ce6" office:value-type="float" office:value="3926.46673599999" calcext:value-type="float">
            <text:p>3926.46673599999</text:p>
          </table:table-cell>
          <table:table-cell table:style-name="ce6" office:value-type="float" office:value="3484.0038316" calcext:value-type="float">
            <text:p>3484.0038316</text:p>
          </table:table-cell>
          <table:table-cell table:style-name="ce6" office:value-type="float" office:value="3928.02288199999" calcext:value-type="float">
            <text:p>3928.02288199999</text:p>
          </table:table-cell>
          <table:table-cell table:style-name="ce23" office:value-type="float" office:value="3446.6883616" calcext:value-type="float">
            <text:p>3446.6883616</text:p>
          </table:table-cell>
          <table:table-cell table:style-name="ce23" office:value-type="float" office:value="3458.81143279999" calcext:value-type="float">
            <text:p>3458.81143279999</text:p>
          </table:table-cell>
          <table:table-cell table:style-name="ce23" office:value-type="float" office:value="4586.8018332" calcext:value-type="float">
            <text:p>4586.8018332</text:p>
          </table:table-cell>
          <table:table-cell table:style-name="ce23" office:value-type="float" office:value="11537.3642432" calcext:value-type="float">
            <text:p>11537.3642432</text:p>
          </table:table-cell>
          <table:table-cell table:style-name="ce23" office:value-type="float" office:value="37215.6921592" calcext:value-type="float">
            <text:p>37215.6921592</text:p>
          </table:table-cell>
          <table:table-cell table:style-name="ce23" office:value-type="float" office:value="42195.7340188" calcext:value-type="float">
            <text:p>42195.7340188</text:p>
          </table:table-cell>
          <table:table-cell table:style-name="ce23" office:value-type="float" office:value="62645.9488727999" calcext:value-type="float">
            <text:p>62645.9488727999</text:p>
          </table:table-cell>
          <table:table-cell table:style-name="ce22"/>
          <table:table-cell table:style-name="ce23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6" office:value-type="string" calcext:value-type="string">
            <text:p>GPR248</text:p>
          </table:table-cell>
          <table:table-cell table:style-name="ce6" office:value-type="string" calcext:value-type="string">
            <text:p>RHa5</text:p>
          </table:table-cell>
          <table:table-cell table:style-name="ce6" office:value-type="float" office:value="7099.01304" calcext:value-type="float">
            <text:p>7099.01304</text:p>
          </table:table-cell>
          <table:table-cell table:style-name="ce6" office:value-type="float" office:value="2596.54152399999" calcext:value-type="float">
            <text:p>2596.54152399999</text:p>
          </table:table-cell>
          <table:table-cell table:style-name="ce6" office:value-type="float" office:value="3692.487744" calcext:value-type="float">
            <text:p>3692.487744</text:p>
          </table:table-cell>
          <table:table-cell table:style-name="ce6" office:value-type="float" office:value="3431.0023544" calcext:value-type="float">
            <text:p>3431.0023544</text:p>
          </table:table-cell>
          <table:table-cell table:style-name="ce6" office:value-type="float" office:value="3463.29669519999" calcext:value-type="float">
            <text:p>3463.29669519999</text:p>
          </table:table-cell>
          <table:table-cell table:style-name="ce23" office:value-type="float" office:value="3339.07368959999" calcext:value-type="float">
            <text:p>3339.07368959999</text:p>
          </table:table-cell>
          <table:table-cell table:style-name="ce23" office:value-type="float" office:value="2455.1081808" calcext:value-type="float">
            <text:p>2455.1081808</text:p>
          </table:table-cell>
          <table:table-cell table:style-name="ce23" office:value-type="float" office:value="4391.1715452" calcext:value-type="float">
            <text:p>4391.1715452</text:p>
          </table:table-cell>
          <table:table-cell table:style-name="ce23" office:value-type="float" office:value="4212.6104516" calcext:value-type="float">
            <text:p>4212.6104516</text:p>
          </table:table-cell>
          <table:table-cell table:style-name="ce23" office:value-type="float" office:value="33690.7223395999" calcext:value-type="float">
            <text:p>33690.7223395999</text:p>
          </table:table-cell>
          <table:table-cell table:style-name="ce23" office:value-type="float" office:value="47426.9681712" calcext:value-type="float">
            <text:p>47426.9681712</text:p>
          </table:table-cell>
          <table:table-cell table:style-name="ce23" office:value-type="float" office:value="57238.8957136" calcext:value-type="float">
            <text:p>57238.8957136</text:p>
          </table:table-cell>
          <table:table-cell table:style-name="ce22"/>
          <table:table-cell table:style-name="ce23" office:value-type="string" calcext:value-type="string">
            <text:p>2023_03_17</text:p>
          </table:table-cell>
          <table:table-cell table:number-columns-repeated="1007"/>
        </table:table-row>
        <table:table-row table:style-name="ro1" table:number-rows-repeated="10">
          <table:table-cell table:style-name="ce22" table:number-columns-repeated="61"/>
          <table:table-cell table:number-columns-repeated="963"/>
        </table:table-row>
        <table:table-row table:style-name="ro3">
          <table:table-cell table:style-name="ce17" office:value-type="string" calcext:value-type="string">
            <text:p>Negative controls</text:p>
          </table:table-cell>
          <table:table-cell table:style-name="ce22" table:number-columns-repeated="60"/>
          <table:table-cell table:number-columns-repeated="96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LWL</text:p>
          </table:table-cell>
          <table:table-cell table:style-name="ce13" office:value-type="float" office:value="1048.1127784" calcext:value-type="float">
            <text:p>1048.1127784</text:p>
          </table:table-cell>
          <table:table-cell/>
          <table:table-cell table:style-name="ce13" office:value-type="float" office:value="1450.28087869999" calcext:value-type="float">
            <text:p>1450.28087869999</text:p>
          </table:table-cell>
          <table:table-cell table:style-name="ce13" office:value-type="float" office:value="1171.1752361" calcext:value-type="float">
            <text:p>1171.1752361</text:p>
          </table:table-cell>
          <table:table-cell table:style-name="ce13" office:value-type="float" office:value="1355.8436985" calcext:value-type="float">
            <text:p>1355.8436985</text:p>
          </table:table-cell>
          <table:table-cell table:style-name="ce13" office:value-type="float" office:value="1665.5370899" calcext:value-type="float">
            <text:p>1665.5370899</text:p>
          </table:table-cell>
          <table:table-cell table:style-name="ce26" office:value-type="float" office:value="1615.0057972" calcext:value-type="float">
            <text:p>1615.0057972</text:p>
          </table:table-cell>
          <table:table-cell table:style-name="ce26" office:value-type="float" office:value="1646.7932607" calcext:value-type="float">
            <text:p>1646.7932607</text:p>
          </table:table-cell>
          <table:table-cell table:style-name="ce26" office:value-type="float" office:value="1667.8528038" calcext:value-type="float">
            <text:p>1667.8528038</text:p>
          </table:table-cell>
          <table:table-cell table:style-name="ce26" office:value-type="float" office:value="1733.65468979999" calcext:value-type="float">
            <text:p>1733.65468979999</text:p>
          </table:table-cell>
          <table:table-cell table:style-name="ce26" office:value-type="float" office:value="4682.667641" calcext:value-type="float">
            <text:p>4682.667641</text:p>
          </table:table-cell>
          <table:table-cell table:style-name="ce26" office:value-type="float" office:value="31096.1959568" calcext:value-type="float">
            <text:p>31096.1959568</text:p>
          </table:table-cell>
          <table:table-cell/>
          <table:table-cell office:value-type="string" calcext:value-type="string">
            <text:p>2022_02_15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LWL</text:p>
          </table:table-cell>
          <table:table-cell table:style-name="ce13" office:value-type="float" office:value="1082.2921103" calcext:value-type="float">
            <text:p>1082.2921103</text:p>
          </table:table-cell>
          <table:table-cell/>
          <table:table-cell table:style-name="ce13" office:value-type="float" office:value="1710.65752759999" calcext:value-type="float">
            <text:p>1710.65752759999</text:p>
          </table:table-cell>
          <table:table-cell table:style-name="ce13" office:value-type="float" office:value="1678.90797339999" calcext:value-type="float">
            <text:p>1678.90797339999</text:p>
          </table:table-cell>
          <table:table-cell table:style-name="ce13" office:value-type="float" office:value="2296.4314464" calcext:value-type="float">
            <text:p>2296.4314464</text:p>
          </table:table-cell>
          <table:table-cell table:style-name="ce13" office:value-type="float" office:value="2043.6581952" calcext:value-type="float">
            <text:p>2043.6581952</text:p>
          </table:table-cell>
          <table:table-cell table:style-name="ce26" office:value-type="float" office:value="2128.38331739999" calcext:value-type="float">
            <text:p>2128.38331739999</text:p>
          </table:table-cell>
          <table:table-cell table:style-name="ce26" office:value-type="float" office:value="2724.0563184" calcext:value-type="float">
            <text:p>2724.0563184</text:p>
          </table:table-cell>
          <table:table-cell table:style-name="ce26" office:value-type="float" office:value="2514.4342776" calcext:value-type="float">
            <text:p>2514.4342776</text:p>
          </table:table-cell>
          <table:table-cell table:style-name="ce26" office:value-type="float" office:value="2833.664425" calcext:value-type="float">
            <text:p>2833.664425</text:p>
          </table:table-cell>
          <table:table-cell table:style-name="ce26" office:value-type="float" office:value="4894.0976292" calcext:value-type="float">
            <text:p>4894.0976292</text:p>
          </table:table-cell>
          <table:table-cell table:style-name="ce26" office:value-type="float" office:value="24137.4628401999" calcext:value-type="float">
            <text:p>24137.4628401999</text:p>
          </table:table-cell>
          <table:table-cell/>
          <table:table-cell office:value-type="string" calcext:value-type="string">
            <text:p>2022_02_15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LWL</text:p>
          </table:table-cell>
          <table:table-cell office:value-type="float" office:value="763.5083396" calcext:value-type="float">
            <text:p>763.5083396</text:p>
          </table:table-cell>
          <table:table-cell/>
          <table:table-cell office:value-type="float" office:value="786.1278152" calcext:value-type="float">
            <text:p>786.1278152</text:p>
          </table:table-cell>
          <table:table-cell office:value-type="float" office:value="935.1960396" calcext:value-type="float">
            <text:p>935.1960396</text:p>
          </table:table-cell>
          <table:table-cell office:value-type="float" office:value="704.3529648" calcext:value-type="float">
            <text:p>704.3529648</text:p>
          </table:table-cell>
          <table:table-cell office:value-type="float" office:value="924.0766836" calcext:value-type="float">
            <text:p>924.0766836</text:p>
          </table:table-cell>
          <table:table-cell office:value-type="float" office:value="545.9767292" calcext:value-type="float">
            <text:p>545.9767292</text:p>
          </table:table-cell>
          <table:table-cell office:value-type="float" office:value="726.0980276" calcext:value-type="float">
            <text:p>726.0980276</text:p>
          </table:table-cell>
          <table:table-cell office:value-type="float" office:value="798.93854" calcext:value-type="float">
            <text:p>798.93854</text:p>
          </table:table-cell>
          <table:table-cell office:value-type="float" office:value="889.8010964" calcext:value-type="float">
            <text:p>889.8010964</text:p>
          </table:table-cell>
          <table:table-cell office:value-type="float" office:value="1217.7116436" calcext:value-type="float">
            <text:p>1217.7116436</text:p>
          </table:table-cell>
          <table:table-cell office:value-type="float" office:value="28434.4034448" calcext:value-type="float">
            <text:p>28434.4034448</text:p>
          </table:table-cell>
          <table:table-cell/>
          <table:table-cell office:value-type="string" calcext:value-type="string">
            <text:p>2022_04_01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LWL</text:p>
          </table:table-cell>
          <table:table-cell office:value-type="float" office:value="539.2864296" calcext:value-type="float">
            <text:p>539.2864296</text:p>
          </table:table-cell>
          <table:table-cell/>
          <table:table-cell office:value-type="float" office:value="1004.2864216" calcext:value-type="float">
            <text:p>1004.2864216</text:p>
          </table:table-cell>
          <table:table-cell office:value-type="float" office:value="630.2250808" calcext:value-type="float">
            <text:p>630.2250808</text:p>
          </table:table-cell>
          <table:table-cell office:value-type="float" office:value="725.1909204" calcext:value-type="float">
            <text:p>725.1909204</text:p>
          </table:table-cell>
          <table:table-cell office:value-type="float" office:value="994.8381816" calcext:value-type="float">
            <text:p>994.8381816</text:p>
          </table:table-cell>
          <table:table-cell office:value-type="float" office:value="720.5386408" calcext:value-type="float">
            <text:p>720.5386408</text:p>
          </table:table-cell>
          <table:table-cell office:value-type="float" office:value="1010.3564516" calcext:value-type="float">
            <text:p>1010.3564516</text:p>
          </table:table-cell>
          <table:table-cell office:value-type="float" office:value="632.2100944" calcext:value-type="float">
            <text:p>632.2100944</text:p>
          </table:table-cell>
          <table:table-cell office:value-type="float" office:value="684.2385196" calcext:value-type="float">
            <text:p>684.2385196</text:p>
          </table:table-cell>
          <table:table-cell office:value-type="float" office:value="1421.9815128" calcext:value-type="float">
            <text:p>1421.9815128</text:p>
          </table:table-cell>
          <table:table-cell office:value-type="float" office:value="22366.0697628" calcext:value-type="float">
            <text:p>22366.0697628</text:p>
          </table:table-cell>
          <table:table-cell/>
          <table:table-cell office:value-type="string" calcext:value-type="string">
            <text:p>2022_04_01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LWL</text:p>
          </table:table-cell>
          <table:table-cell table:style-name="ce22" office:value-type="float" office:value="3129.41616" calcext:value-type="float">
            <text:p>3129.41616</text:p>
          </table:table-cell>
          <table:table-cell table:style-name="ce22" office:value-type="float" office:value="2546.859308" calcext:value-type="float">
            <text:p>2546.859308</text:p>
          </table:table-cell>
          <table:table-cell table:style-name="ce22" office:value-type="float" office:value="2375.1836852" calcext:value-type="float">
            <text:p>2375.1836852</text:p>
          </table:table-cell>
          <table:table-cell table:style-name="ce22" office:value-type="float" office:value="2726.1316748" calcext:value-type="float">
            <text:p>2726.1316748</text:p>
          </table:table-cell>
          <table:table-cell table:style-name="ce22" office:value-type="float" office:value="1724.3124552" calcext:value-type="float">
            <text:p>1724.3124552</text:p>
          </table:table-cell>
          <table:table-cell table:style-name="ce22" office:value-type="float" office:value="1485.7381988" calcext:value-type="float">
            <text:p>1485.7381988</text:p>
          </table:table-cell>
          <table:table-cell table:style-name="ce22" office:value-type="float" office:value="2258.4852764" calcext:value-type="float">
            <text:p>2258.4852764</text:p>
          </table:table-cell>
          <table:table-cell table:style-name="ce22" office:value-type="float" office:value="2055.4752764" calcext:value-type="float">
            <text:p>2055.4752764</text:p>
          </table:table-cell>
          <table:table-cell table:style-name="ce22" office:value-type="float" office:value="1553.3628408" calcext:value-type="float">
            <text:p>1553.3628408</text:p>
          </table:table-cell>
          <table:table-cell table:style-name="ce22" office:value-type="float" office:value="1844.7608" calcext:value-type="float">
            <text:p>1844.7608</text:p>
          </table:table-cell>
          <table:table-cell table:style-name="ce22" office:value-type="float" office:value="2437.0639528" calcext:value-type="float">
            <text:p>2437.0639528</text:p>
          </table:table-cell>
          <table:table-cell table:style-name="ce22" office:value-type="float" office:value="59818.2435856" calcext:value-type="float">
            <text:p>59818.2435856</text:p>
          </table:table-cell>
          <table:table-cell table:style-name="ce22"/>
          <table:table-cell table:style-name="ce22" office:value-type="string" calcext:value-type="string">
            <text:p>2022_11_18</text:p>
          </table:table-cell>
          <table:table-cell table:style-name="ce22" table:number-columns-repeated="2"/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LWL</text:p>
          </table:table-cell>
          <table:table-cell table:style-name="ce22" office:value-type="float" office:value="6979.208964" calcext:value-type="float">
            <text:p>6979.208964</text:p>
          </table:table-cell>
          <table:table-cell table:style-name="ce22" office:value-type="float" office:value="6134.7114188" calcext:value-type="float">
            <text:p>6134.7114188</text:p>
          </table:table-cell>
          <table:table-cell table:style-name="ce22" office:value-type="float" office:value="6141.64604" calcext:value-type="float">
            <text:p>6141.64604</text:p>
          </table:table-cell>
          <table:table-cell table:style-name="ce22" office:value-type="float" office:value="5656.104754" calcext:value-type="float">
            <text:p>5656.104754</text:p>
          </table:table-cell>
          <table:table-cell table:style-name="ce22" office:value-type="float" office:value="5951.67545" calcext:value-type="float">
            <text:p>5951.67545</text:p>
          </table:table-cell>
          <table:table-cell table:style-name="ce22" office:value-type="float" office:value="6330.3236584" calcext:value-type="float">
            <text:p>6330.3236584</text:p>
          </table:table-cell>
          <table:table-cell table:style-name="ce22" office:value-type="float" office:value="5627.452564" calcext:value-type="float">
            <text:p>5627.452564</text:p>
          </table:table-cell>
          <table:table-cell table:style-name="ce22" office:value-type="float" office:value="5965.4421688" calcext:value-type="float">
            <text:p>5965.4421688</text:p>
          </table:table-cell>
          <table:table-cell table:style-name="ce22" office:value-type="float" office:value="5251.8169924" calcext:value-type="float">
            <text:p>5251.8169924</text:p>
          </table:table-cell>
          <table:table-cell table:style-name="ce22" office:value-type="float" office:value="5903.1317768" calcext:value-type="float">
            <text:p>5903.1317768</text:p>
          </table:table-cell>
          <table:table-cell table:style-name="ce22" office:value-type="float" office:value="9365.4386864" calcext:value-type="float">
            <text:p>9365.4386864</text:p>
          </table:table-cell>
          <table:table-cell table:style-name="ce22" office:value-type="float" office:value="168818.2797796" calcext:value-type="float">
            <text:p>168818.2797796</text:p>
          </table:table-cell>
          <table:table-cell table:style-name="ce22"/>
          <table:table-cell table:style-name="ce22" office:value-type="string" calcext:value-type="string">
            <text:p>2022_11_18</text:p>
          </table:table-cell>
          <table:table-cell table:style-name="ce22" table:number-columns-repeated="2"/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LWL</text:p>
          </table:table-cell>
          <table:table-cell table:style-name="ce22" office:value-type="float" office:value="5715.207446" calcext:value-type="float">
            <text:p>5715.207446</text:p>
          </table:table-cell>
          <table:table-cell table:style-name="ce22" office:value-type="float" office:value="3026.335936" calcext:value-type="float">
            <text:p>3026.335936</text:p>
          </table:table-cell>
          <table:table-cell table:style-name="ce22" office:value-type="float" office:value="5414.267372" calcext:value-type="float">
            <text:p>5414.267372</text:p>
          </table:table-cell>
          <table:table-cell table:style-name="ce22" office:value-type="float" office:value="3623.5315448" calcext:value-type="float">
            <text:p>3623.5315448</text:p>
          </table:table-cell>
          <table:table-cell table:style-name="ce22" office:value-type="float" office:value="5236.9863632" calcext:value-type="float">
            <text:p>5236.9863632</text:p>
          </table:table-cell>
          <table:table-cell table:style-name="ce22" office:value-type="float" office:value="3553.259734" calcext:value-type="float">
            <text:p>3553.259734</text:p>
          </table:table-cell>
          <table:table-cell table:style-name="ce22" office:value-type="float" office:value="4925.1945656" calcext:value-type="float">
            <text:p>4925.1945656</text:p>
          </table:table-cell>
          <table:table-cell table:style-name="ce22" office:value-type="float" office:value="3629.3315496" calcext:value-type="float">
            <text:p>3629.3315496</text:p>
          </table:table-cell>
          <table:table-cell table:style-name="ce22" office:value-type="float" office:value="5702.1180332" calcext:value-type="float">
            <text:p>5702.1180332</text:p>
          </table:table-cell>
          <table:table-cell table:style-name="ce22" office:value-type="float" office:value="3741.415544" calcext:value-type="float">
            <text:p>3741.415544</text:p>
          </table:table-cell>
          <table:table-cell table:style-name="ce22" office:value-type="float" office:value="4233.2367692" calcext:value-type="float">
            <text:p>4233.2367692</text:p>
          </table:table-cell>
          <table:table-cell table:style-name="ce22" office:value-type="float" office:value="63800.2553152" calcext:value-type="float">
            <text:p>63800.2553152</text:p>
          </table:table-cell>
          <table:table-cell table:style-name="ce22"/>
          <table:table-cell table:style-name="ce22" office:value-type="string" calcext:value-type="string">
            <text:p>2022_11_18</text:p>
          </table:table-cell>
          <table:table-cell table:style-name="ce22" table:number-columns-repeated="2"/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LWL</text:p>
          </table:table-cell>
          <table:table-cell table:style-name="ce22" office:value-type="float" office:value="18076.4175004" calcext:value-type="float">
            <text:p>18076.4175004</text:p>
          </table:table-cell>
          <table:table-cell table:style-name="ce22" office:value-type="float" office:value="9860.3529332" calcext:value-type="float">
            <text:p>9860.3529332</text:p>
          </table:table-cell>
          <table:table-cell table:style-name="ce22" office:value-type="float" office:value="11342.3135148" calcext:value-type="float">
            <text:p>11342.3135148</text:p>
          </table:table-cell>
          <table:table-cell table:style-name="ce22" office:value-type="float" office:value="11222.5358312" calcext:value-type="float">
            <text:p>11222.5358312</text:p>
          </table:table-cell>
          <table:table-cell table:style-name="ce22" office:value-type="float" office:value="8895.3392532" calcext:value-type="float">
            <text:p>8895.3392532</text:p>
          </table:table-cell>
          <table:table-cell table:style-name="ce22" office:value-type="float" office:value="15117.5515528" calcext:value-type="float">
            <text:p>15117.5515528</text:p>
          </table:table-cell>
          <table:table-cell table:style-name="ce22" office:value-type="float" office:value="10553.5168348" calcext:value-type="float">
            <text:p>10553.5168348</text:p>
          </table:table-cell>
          <table:table-cell table:style-name="ce22" office:value-type="float" office:value="10311.6698408" calcext:value-type="float">
            <text:p>10311.6698408</text:p>
          </table:table-cell>
          <table:table-cell table:style-name="ce22" office:value-type="float" office:value="11605.80077" calcext:value-type="float">
            <text:p>11605.80077</text:p>
          </table:table-cell>
          <table:table-cell table:style-name="ce22" office:value-type="float" office:value="11544.4587156" calcext:value-type="float">
            <text:p>11544.4587156</text:p>
          </table:table-cell>
          <table:table-cell table:style-name="ce22" office:value-type="float" office:value="14195.1959316" calcext:value-type="float">
            <text:p>14195.1959316</text:p>
          </table:table-cell>
          <table:table-cell table:style-name="ce22" office:value-type="float" office:value="190006.0505508" calcext:value-type="float">
            <text:p>190006.0505508</text:p>
          </table:table-cell>
          <table:table-cell table:style-name="ce22"/>
          <table:table-cell table:style-name="ce22" office:value-type="string" calcext:value-type="string">
            <text:p>2022_11_18</text:p>
          </table:table-cell>
          <table:table-cell table:style-name="ce22" table:number-columns-repeated="3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LWLshrt</text:p>
          </table:table-cell>
          <table:table-cell table:style-name="ce22" office:value-type="float" office:value="2797.67785" calcext:value-type="float">
            <text:p>2797.67785</text:p>
          </table:table-cell>
          <table:table-cell table:style-name="ce22" office:value-type="float" office:value="1298.2399748" calcext:value-type="float">
            <text:p>1298.2399748</text:p>
          </table:table-cell>
          <table:table-cell table:style-name="ce22" office:value-type="float" office:value="1382.4333912" calcext:value-type="float">
            <text:p>1382.4333912</text:p>
          </table:table-cell>
          <table:table-cell table:style-name="ce22" office:value-type="float" office:value="1466.4524634" calcext:value-type="float">
            <text:p>1466.4524634</text:p>
          </table:table-cell>
          <table:table-cell table:style-name="ce22" office:value-type="float" office:value="1431.50579" calcext:value-type="float">
            <text:p>1431.50579</text:p>
          </table:table-cell>
          <table:table-cell table:style-name="ce22" office:value-type="float" office:value="1265.6898058" calcext:value-type="float">
            <text:p>1265.6898058</text:p>
          </table:table-cell>
          <table:table-cell table:style-name="ce22" office:value-type="float" office:value="937.5616814" calcext:value-type="float">
            <text:p>937.5616814</text:p>
          </table:table-cell>
          <table:table-cell table:style-name="ce22" office:value-type="float" office:value="828.0079044" calcext:value-type="float">
            <text:p>828.0079044</text:p>
          </table:table-cell>
          <table:table-cell table:style-name="ce22" office:value-type="float" office:value="790.3669772" calcext:value-type="float">
            <text:p>790.3669772</text:p>
          </table:table-cell>
          <table:table-cell table:style-name="ce22" office:value-type="float" office:value="91.9270036" calcext:value-type="float">
            <text:p>91.9270036</text:p>
          </table:table-cell>
          <table:table-cell table:style-name="ce22" office:value-type="float" office:value="2085.4102632" calcext:value-type="float">
            <text:p>2085.4102632</text:p>
          </table:table-cell>
          <table:table-cell table:style-name="ce22" office:value-type="float" office:value="55226.1747004" calcext:value-type="float">
            <text:p>55226.1747004</text:p>
          </table:table-cell>
          <table:table-cell table:style-name="ce22"/>
          <table:table-cell table:style-name="ce22" office:value-type="string" calcext:value-type="string">
            <text:p>2022_11_18</text:p>
          </table:table-cell>
          <table:table-cell table:style-name="ce22" table:number-columns-repeated="2"/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LWLshrt</text:p>
          </table:table-cell>
          <table:table-cell table:style-name="ce22" office:value-type="float" office:value="4047.6107574" calcext:value-type="float">
            <text:p>4047.6107574</text:p>
          </table:table-cell>
          <table:table-cell table:style-name="ce22" office:value-type="float" office:value="2651.847594" calcext:value-type="float">
            <text:p>2651.847594</text:p>
          </table:table-cell>
          <table:table-cell table:style-name="ce22" office:value-type="float" office:value="3355.563447" calcext:value-type="float">
            <text:p>3355.563447</text:p>
          </table:table-cell>
          <table:table-cell table:style-name="ce22" office:value-type="float" office:value="2952.2520036" calcext:value-type="float">
            <text:p>2952.2520036</text:p>
          </table:table-cell>
          <table:table-cell table:style-name="ce22" office:value-type="float" office:value="3615.5234852" calcext:value-type="float">
            <text:p>3615.5234852</text:p>
          </table:table-cell>
          <table:table-cell table:style-name="ce22" office:value-type="float" office:value="3980.9598162" calcext:value-type="float">
            <text:p>3980.9598162</text:p>
          </table:table-cell>
          <table:table-cell table:style-name="ce22" office:value-type="float" office:value="2849.4786272" calcext:value-type="float">
            <text:p>2849.4786272</text:p>
          </table:table-cell>
          <table:table-cell table:style-name="ce22" office:value-type="float" office:value="2466.6365626" calcext:value-type="float">
            <text:p>2466.6365626</text:p>
          </table:table-cell>
          <table:table-cell table:style-name="ce22" office:value-type="float" office:value="2793.0287872" calcext:value-type="float">
            <text:p>2793.0287872</text:p>
          </table:table-cell>
          <table:table-cell table:style-name="ce22" office:value-type="float" office:value="110.383182" calcext:value-type="float">
            <text:p>110.383182</text:p>
          </table:table-cell>
          <table:table-cell table:style-name="ce22" office:value-type="float" office:value="6918.9242966" calcext:value-type="float">
            <text:p>6918.9242966</text:p>
          </table:table-cell>
          <table:table-cell table:style-name="ce22" office:value-type="float" office:value="146592.4841712" calcext:value-type="float">
            <text:p>146592.4841712</text:p>
          </table:table-cell>
          <table:table-cell table:style-name="ce22"/>
          <table:table-cell table:style-name="ce22" office:value-type="string" calcext:value-type="string">
            <text:p>2022_11_18</text:p>
          </table:table-cell>
          <table:table-cell table:style-name="ce22" table:number-columns-repeated="2"/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LWLshrt</text:p>
          </table:table-cell>
          <table:table-cell table:style-name="ce22" office:value-type="float" office:value="2834.153965" calcext:value-type="float">
            <text:p>2834.153965</text:p>
          </table:table-cell>
          <table:table-cell table:style-name="ce22" office:value-type="float" office:value="1106.2328226" calcext:value-type="float">
            <text:p>1106.2328226</text:p>
          </table:table-cell>
          <table:table-cell table:style-name="ce22" office:value-type="float" office:value="1569.7210576" calcext:value-type="float">
            <text:p>1569.7210576</text:p>
          </table:table-cell>
          <table:table-cell table:style-name="ce22" office:value-type="float" office:value="1345.44464" calcext:value-type="float">
            <text:p>1345.44464</text:p>
          </table:table-cell>
          <table:table-cell table:style-name="ce22" office:value-type="float" office:value="1310.1834388" calcext:value-type="float">
            <text:p>1310.1834388</text:p>
          </table:table-cell>
          <table:table-cell table:style-name="ce22" office:value-type="float" office:value="1035.6840576" calcext:value-type="float">
            <text:p>1035.6840576</text:p>
          </table:table-cell>
          <table:table-cell table:style-name="ce22" office:value-type="float" office:value="1016.2303456" calcext:value-type="float">
            <text:p>1016.2303456</text:p>
          </table:table-cell>
          <table:table-cell table:style-name="ce22" office:value-type="float" office:value="1585.5085216" calcext:value-type="float">
            <text:p>1585.5085216</text:p>
          </table:table-cell>
          <table:table-cell table:style-name="ce22" office:value-type="float" office:value="1331.3150708" calcext:value-type="float">
            <text:p>1331.3150708</text:p>
          </table:table-cell>
          <table:table-cell table:style-name="ce22" office:value-type="float" office:value="1731.8697092" calcext:value-type="float">
            <text:p>1731.8697092</text:p>
          </table:table-cell>
          <table:table-cell table:style-name="ce22" office:value-type="float" office:value="2261.8649792" calcext:value-type="float">
            <text:p>2261.8649792</text:p>
          </table:table-cell>
          <table:table-cell table:style-name="ce22" office:value-type="float" office:value="58387.623956" calcext:value-type="float">
            <text:p>58387.623956</text:p>
          </table:table-cell>
          <table:table-cell table:style-name="ce22"/>
          <table:table-cell table:style-name="ce22" office:value-type="string" calcext:value-type="string">
            <text:p>2022_11_18</text:p>
          </table:table-cell>
          <table:table-cell table:style-name="ce22" table:number-columns-repeated="2"/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LWLshrt</text:p>
          </table:table-cell>
          <table:table-cell table:style-name="ce22" office:value-type="float" office:value="12103.9400856" calcext:value-type="float">
            <text:p>12103.9400856</text:p>
          </table:table-cell>
          <table:table-cell table:style-name="ce22" office:value-type="float" office:value="6268.1410884" calcext:value-type="float">
            <text:p>6268.1410884</text:p>
          </table:table-cell>
          <table:table-cell table:style-name="ce22" office:value-type="float" office:value="8529.3492402" calcext:value-type="float">
            <text:p>8529.3492402</text:p>
          </table:table-cell>
          <table:table-cell table:style-name="ce22" office:value-type="float" office:value="9621.6470636" calcext:value-type="float">
            <text:p>9621.6470636</text:p>
          </table:table-cell>
          <table:table-cell table:style-name="ce22" office:value-type="float" office:value="7750.4982364" calcext:value-type="float">
            <text:p>7750.4982364</text:p>
          </table:table-cell>
          <table:table-cell table:style-name="ce22" office:value-type="float" office:value="7858.0284784" calcext:value-type="float">
            <text:p>7858.0284784</text:p>
          </table:table-cell>
          <table:table-cell table:style-name="ce22" office:value-type="float" office:value="7301.7410944" calcext:value-type="float">
            <text:p>7301.7410944</text:p>
          </table:table-cell>
          <table:table-cell table:style-name="ce22" office:value-type="float" office:value="8243.722094" calcext:value-type="float">
            <text:p>8243.722094</text:p>
          </table:table-cell>
          <table:table-cell table:style-name="ce22" office:value-type="float" office:value="7671.831278" calcext:value-type="float">
            <text:p>7671.831278</text:p>
          </table:table-cell>
          <table:table-cell table:style-name="ce22" office:value-type="float" office:value="7499.3356792" calcext:value-type="float">
            <text:p>7499.3356792</text:p>
          </table:table-cell>
          <table:table-cell table:style-name="ce22" office:value-type="float" office:value="12645.9645788" calcext:value-type="float">
            <text:p>12645.9645788</text:p>
          </table:table-cell>
          <table:table-cell table:style-name="ce22" office:value-type="float" office:value="182344.2500612" calcext:value-type="float">
            <text:p>182344.2500612</text:p>
          </table:table-cell>
          <table:table-cell table:style-name="ce22"/>
          <table:table-cell table:style-name="ce22" office:value-type="string" calcext:value-type="string">
            <text:p>2022_11_18</text:p>
          </table:table-cell>
          <table:table-cell table:style-name="ce22" table:number-columns-repeated="4"/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LWLmdm</text:p>
          </table:table-cell>
          <table:table-cell table:style-name="ce22" office:value-type="float" office:value="1711.6207216" calcext:value-type="float">
            <text:p>1711.6207216</text:p>
          </table:table-cell>
          <table:table-cell table:style-name="ce22" office:value-type="float" office:value="1224.005188" calcext:value-type="float">
            <text:p>1224.005188</text:p>
          </table:table-cell>
          <table:table-cell table:style-name="ce22" office:value-type="float" office:value="998.72037" calcext:value-type="float">
            <text:p>998.72037</text:p>
          </table:table-cell>
          <table:table-cell table:style-name="ce22" office:value-type="float" office:value="1073.9232512" calcext:value-type="float">
            <text:p>1073.9232512</text:p>
          </table:table-cell>
          <table:table-cell table:style-name="ce22" office:value-type="float" office:value="891.3786876" calcext:value-type="float">
            <text:p>891.3786876</text:p>
          </table:table-cell>
          <table:table-cell table:style-name="ce22" office:value-type="float" office:value="870.199734" calcext:value-type="float">
            <text:p>870.199734</text:p>
          </table:table-cell>
          <table:table-cell table:style-name="ce22" office:value-type="float" office:value="997.7826712" calcext:value-type="float">
            <text:p>997.7826712</text:p>
          </table:table-cell>
          <table:table-cell table:style-name="ce22" office:value-type="float" office:value="1219.1515008" calcext:value-type="float">
            <text:p>1219.1515008</text:p>
          </table:table-cell>
          <table:table-cell table:style-name="ce22" office:value-type="float" office:value="1018.184256" calcext:value-type="float">
            <text:p>1018.184256</text:p>
          </table:table-cell>
          <table:table-cell table:style-name="ce22" office:value-type="float" office:value="1460.9792216" calcext:value-type="float">
            <text:p>1460.9792216</text:p>
          </table:table-cell>
          <table:table-cell table:style-name="ce22" office:value-type="float" office:value="2107.7911524" calcext:value-type="float">
            <text:p>2107.7911524</text:p>
          </table:table-cell>
          <table:table-cell table:style-name="ce22" office:value-type="float" office:value="49922.2078956" calcext:value-type="float">
            <text:p>49922.2078956</text:p>
          </table:table-cell>
          <table:table-cell table:style-name="ce22"/>
          <table:table-cell table:style-name="ce22" office:value-type="string" calcext:value-type="string">
            <text:p>2022_11_18</text:p>
          </table:table-cell>
          <table:table-cell table:style-name="ce22" table:number-columns-repeated="2"/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LWLmdm</text:p>
          </table:table-cell>
          <table:table-cell table:style-name="ce22" office:value-type="float" office:value="3184.1676772" calcext:value-type="float">
            <text:p>3184.1676772</text:p>
          </table:table-cell>
          <table:table-cell table:style-name="ce22" office:value-type="float" office:value="2391.1006288" calcext:value-type="float">
            <text:p>2391.1006288</text:p>
          </table:table-cell>
          <table:table-cell table:style-name="ce22" office:value-type="float" office:value="2553.4311832" calcext:value-type="float">
            <text:p>2553.4311832</text:p>
          </table:table-cell>
          <table:table-cell table:style-name="ce22" office:value-type="float" office:value="3277.6904152" calcext:value-type="float">
            <text:p>3277.6904152</text:p>
          </table:table-cell>
          <table:table-cell table:style-name="ce22" office:value-type="float" office:value="3249.9403776" calcext:value-type="float">
            <text:p>3249.9403776</text:p>
          </table:table-cell>
          <table:table-cell table:style-name="ce22" office:value-type="float" office:value="2666.7678348" calcext:value-type="float">
            <text:p>2666.7678348</text:p>
          </table:table-cell>
          <table:table-cell table:style-name="ce22" office:value-type="float" office:value="3233.3953392" calcext:value-type="float">
            <text:p>3233.3953392</text:p>
          </table:table-cell>
          <table:table-cell table:style-name="ce22" office:value-type="float" office:value="3306.6090296" calcext:value-type="float">
            <text:p>3306.6090296</text:p>
          </table:table-cell>
          <table:table-cell table:style-name="ce22" office:value-type="float" office:value="3479.2413312" calcext:value-type="float">
            <text:p>3479.2413312</text:p>
          </table:table-cell>
          <table:table-cell table:style-name="ce22" office:value-type="float" office:value="3014.6294332" calcext:value-type="float">
            <text:p>3014.6294332</text:p>
          </table:table-cell>
          <table:table-cell table:style-name="ce22" office:value-type="float" office:value="6249.81945" calcext:value-type="float">
            <text:p>6249.81945</text:p>
          </table:table-cell>
          <table:table-cell table:style-name="ce22" office:value-type="float" office:value="175849.2758832" calcext:value-type="float">
            <text:p>175849.2758832</text:p>
          </table:table-cell>
          <table:table-cell table:style-name="ce22"/>
          <table:table-cell table:style-name="ce22" office:value-type="string" calcext:value-type="string">
            <text:p>2022_11_18</text:p>
          </table:table-cell>
          <table:table-cell table:style-name="ce22" table:number-columns-repeated="2"/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LWLmdm</text:p>
          </table:table-cell>
          <table:table-cell table:style-name="ce22" office:value-type="float" office:value="3820.3033952" calcext:value-type="float">
            <text:p>3820.3033952</text:p>
          </table:table-cell>
          <table:table-cell table:style-name="ce22" office:value-type="float" office:value="3242.463796" calcext:value-type="float">
            <text:p>3242.463796</text:p>
          </table:table-cell>
          <table:table-cell table:style-name="ce22" office:value-type="float" office:value="4157.0902828" calcext:value-type="float">
            <text:p>4157.0902828</text:p>
          </table:table-cell>
          <table:table-cell table:style-name="ce22" office:value-type="float" office:value="2563.5633648" calcext:value-type="float">
            <text:p>2563.5633648</text:p>
          </table:table-cell>
          <table:table-cell table:style-name="ce22" office:value-type="float" office:value="2269.47964" calcext:value-type="float">
            <text:p>2269.47964</text:p>
          </table:table-cell>
          <table:table-cell table:style-name="ce22" office:value-type="float" office:value="2206.8590164" calcext:value-type="float">
            <text:p>2206.8590164</text:p>
          </table:table-cell>
          <table:table-cell table:style-name="ce22" office:value-type="float" office:value="2489.7868744" calcext:value-type="float">
            <text:p>2489.7868744</text:p>
          </table:table-cell>
          <table:table-cell table:style-name="ce22" office:value-type="float" office:value="1982.5158744" calcext:value-type="float">
            <text:p>1982.5158744</text:p>
          </table:table-cell>
          <table:table-cell table:style-name="ce22" office:value-type="float" office:value="2346.0579864" calcext:value-type="float">
            <text:p>2346.0579864</text:p>
          </table:table-cell>
          <table:table-cell table:style-name="ce22" office:value-type="float" office:value="2146.3696188" calcext:value-type="float">
            <text:p>2146.3696188</text:p>
          </table:table-cell>
          <table:table-cell table:style-name="ce22" office:value-type="float" office:value="3011.842562" calcext:value-type="float">
            <text:p>3011.842562</text:p>
          </table:table-cell>
          <table:table-cell table:style-name="ce22" office:value-type="float" office:value="59937.005786" calcext:value-type="float">
            <text:p>59937.005786</text:p>
          </table:table-cell>
          <table:table-cell table:style-name="ce22"/>
          <table:table-cell table:style-name="ce22" office:value-type="string" calcext:value-type="string">
            <text:p>2022_11_18</text:p>
          </table:table-cell>
          <table:table-cell table:style-name="ce22" table:number-columns-repeated="2"/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LWLmdm</text:p>
          </table:table-cell>
          <table:table-cell table:style-name="ce22" office:value-type="float" office:value="12221.6615308" calcext:value-type="float">
            <text:p>12221.6615308</text:p>
          </table:table-cell>
          <table:table-cell table:style-name="ce22" office:value-type="float" office:value="11556.6128932" calcext:value-type="float">
            <text:p>11556.6128932</text:p>
          </table:table-cell>
          <table:table-cell table:style-name="ce22" office:value-type="float" office:value="14831.5361228" calcext:value-type="float">
            <text:p>14831.5361228</text:p>
          </table:table-cell>
          <table:table-cell table:style-name="ce22" office:value-type="float" office:value="16354.4277012" calcext:value-type="float">
            <text:p>16354.4277012</text:p>
          </table:table-cell>
          <table:table-cell table:style-name="ce22" office:value-type="float" office:value="15788.5814128" calcext:value-type="float">
            <text:p>15788.5814128</text:p>
          </table:table-cell>
          <table:table-cell table:style-name="ce22" office:value-type="float" office:value="15224.5414288" calcext:value-type="float">
            <text:p>15224.5414288</text:p>
          </table:table-cell>
          <table:table-cell table:style-name="ce22" office:value-type="float" office:value="14319.8502264" calcext:value-type="float">
            <text:p>14319.8502264</text:p>
          </table:table-cell>
          <table:table-cell table:style-name="ce22" office:value-type="float" office:value="12801.0550492" calcext:value-type="float">
            <text:p>12801.0550492</text:p>
          </table:table-cell>
          <table:table-cell table:style-name="ce22" office:value-type="float" office:value="11120.7606176" calcext:value-type="float">
            <text:p>11120.7606176</text:p>
          </table:table-cell>
          <table:table-cell table:style-name="ce22" office:value-type="float" office:value="9195.4590532" calcext:value-type="float">
            <text:p>9195.4590532</text:p>
          </table:table-cell>
          <table:table-cell table:style-name="ce22" office:value-type="float" office:value="7944.8065648" calcext:value-type="float">
            <text:p>7944.8065648</text:p>
          </table:table-cell>
          <table:table-cell table:style-name="ce22" office:value-type="float" office:value="187851.6058848" calcext:value-type="float">
            <text:p>187851.6058848</text:p>
          </table:table-cell>
          <table:table-cell table:style-name="ce22"/>
          <table:table-cell table:style-name="ce22" office:value-type="string" calcext:value-type="string">
            <text:p>2022_11_18</text:p>
          </table:table-cell>
          <table:table-cell table:style-name="ce22" table:number-columns-repeated="2"/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2" office:value-type="string" calcext:value-type="string">
            <text:p>none</text:p>
          </table:table-cell>
          <table:table-cell table:style-name="ce22" office:value-type="string" calcext:value-type="string">
            <text:p>GLWLmdm</text:p>
          </table:table-cell>
          <table:table-cell table:style-name="ce22" office:value-type="float" office:value="1357.0220926" calcext:value-type="float">
            <text:p>1357.0220926</text:p>
          </table:table-cell>
          <table:table-cell table:style-name="ce22" office:value-type="float" office:value="1282.2966066" calcext:value-type="float">
            <text:p>1282.2966066</text:p>
          </table:table-cell>
          <table:table-cell table:style-name="ce22" office:value-type="float" office:value="1839.4743328" calcext:value-type="float">
            <text:p>1839.4743328</text:p>
          </table:table-cell>
          <table:table-cell table:style-name="ce22" office:value-type="float" office:value="1628.0005546" calcext:value-type="float">
            <text:p>1628.0005546</text:p>
          </table:table-cell>
          <table:table-cell table:style-name="ce22" office:value-type="float" office:value="1483.4670312" calcext:value-type="float">
            <text:p>1483.4670312</text:p>
          </table:table-cell>
          <table:table-cell table:style-name="ce22" office:value-type="float" office:value="723.2001912" calcext:value-type="float">
            <text:p>723.2001912</text:p>
          </table:table-cell>
          <table:table-cell table:style-name="ce22" office:value-type="float" office:value="740.3115384" calcext:value-type="float">
            <text:p>740.3115384</text:p>
          </table:table-cell>
          <table:table-cell table:style-name="ce22" office:value-type="float" office:value="867.1718416" calcext:value-type="float">
            <text:p>867.1718416</text:p>
          </table:table-cell>
          <table:table-cell table:style-name="ce22" office:value-type="float" office:value="1081.661499" calcext:value-type="float">
            <text:p>1081.661499</text:p>
          </table:table-cell>
          <table:table-cell table:style-name="ce22" office:value-type="float" office:value="1478.0724534" calcext:value-type="float">
            <text:p>1478.0724534</text:p>
          </table:table-cell>
          <table:table-cell table:style-name="ce22" office:value-type="float" office:value="2017.2841266" calcext:value-type="float">
            <text:p>2017.2841266</text:p>
          </table:table-cell>
          <table:table-cell table:style-name="ce22" office:value-type="float" office:value="24839.1087598" calcext:value-type="float">
            <text:p>24839.1087598</text:p>
          </table:table-cell>
          <table:table-cell table:style-name="ce22"/>
          <table:table-cell table:style-name="ce22" office:value-type="string" calcext:value-type="string">
            <text:p>2023_02_17</text:p>
          </table:table-cell>
          <table:table-cell table:style-name="ce22" table:number-columns-repeated="2"/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2" office:value-type="string" calcext:value-type="string">
            <text:p>none</text:p>
          </table:table-cell>
          <table:table-cell table:style-name="ce22" office:value-type="string" calcext:value-type="string">
            <text:p>GLWLmdm</text:p>
          </table:table-cell>
          <table:table-cell table:style-name="ce22" office:value-type="float" office:value="2981.0216856" calcext:value-type="float">
            <text:p>2981.0216856</text:p>
          </table:table-cell>
          <table:table-cell table:style-name="ce22" office:value-type="float" office:value="2596.7017216" calcext:value-type="float">
            <text:p>2596.7017216</text:p>
          </table:table-cell>
          <table:table-cell table:style-name="ce22" office:value-type="float" office:value="3203.7266248" calcext:value-type="float">
            <text:p>3203.7266248</text:p>
          </table:table-cell>
          <table:table-cell table:style-name="ce22" office:value-type="float" office:value="2792.7213514" calcext:value-type="float">
            <text:p>2792.7213514</text:p>
          </table:table-cell>
          <table:table-cell table:style-name="ce22" office:value-type="float" office:value="2397.2096708" calcext:value-type="float">
            <text:p>2397.2096708</text:p>
          </table:table-cell>
          <table:table-cell table:style-name="ce22" office:value-type="float" office:value="3511.8833922" calcext:value-type="float">
            <text:p>3511.8833922</text:p>
          </table:table-cell>
          <table:table-cell table:style-name="ce22" office:value-type="float" office:value="3665.3372382" calcext:value-type="float">
            <text:p>3665.3372382</text:p>
          </table:table-cell>
          <table:table-cell table:style-name="ce22" office:value-type="float" office:value="4873.330053" calcext:value-type="float">
            <text:p>4873.330053</text:p>
          </table:table-cell>
          <table:table-cell table:style-name="ce22" office:value-type="float" office:value="7608.2928272" calcext:value-type="float">
            <text:p>7608.2928272</text:p>
          </table:table-cell>
          <table:table-cell table:style-name="ce22" office:value-type="float" office:value="8597.539854" calcext:value-type="float">
            <text:p>8597.539854</text:p>
          </table:table-cell>
          <table:table-cell table:style-name="ce22" office:value-type="float" office:value="10334.56142" calcext:value-type="float">
            <text:p>10334.56142</text:p>
          </table:table-cell>
          <table:table-cell table:style-name="ce22" office:value-type="float" office:value="39152.5751672" calcext:value-type="float">
            <text:p>39152.5751672</text:p>
          </table:table-cell>
          <table:table-cell table:style-name="ce22"/>
          <table:table-cell table:style-name="ce22" office:value-type="string" calcext:value-type="string">
            <text:p>2023_02_17</text:p>
          </table:table-cell>
          <table:table-cell table:style-name="ce22" table:number-columns-repeated="2"/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QWa1</text:p>
          </table:table-cell>
          <table:table-cell table:style-name="ce13" office:value-type="float" office:value="1322.4073352" calcext:value-type="float">
            <text:p>1322.4073352</text:p>
          </table:table-cell>
          <table:table-cell/>
          <table:table-cell table:style-name="ce13" office:value-type="float" office:value="1831.2462574" calcext:value-type="float">
            <text:p>1831.2462574</text:p>
          </table:table-cell>
          <table:table-cell table:style-name="ce13" office:value-type="float" office:value="2102.52258499999" calcext:value-type="float">
            <text:p>2102.52258499999</text:p>
          </table:table-cell>
          <table:table-cell table:style-name="ce13" office:value-type="float" office:value="2117.232555" calcext:value-type="float">
            <text:p>2117.232555</text:p>
          </table:table-cell>
          <table:table-cell table:style-name="ce13" office:value-type="float" office:value="2844.3153388" calcext:value-type="float">
            <text:p>2844.3153388</text:p>
          </table:table-cell>
          <table:table-cell table:style-name="ce26" office:value-type="float" office:value="2106.0853048" calcext:value-type="float">
            <text:p>2106.0853048</text:p>
          </table:table-cell>
          <table:table-cell table:style-name="ce26" office:value-type="float" office:value="2352.6092976" calcext:value-type="float">
            <text:p>2352.6092976</text:p>
          </table:table-cell>
          <table:table-cell table:style-name="ce26" office:value-type="float" office:value="1539.1548412" calcext:value-type="float">
            <text:p>1539.1548412</text:p>
          </table:table-cell>
          <table:table-cell table:style-name="ce26" office:value-type="float" office:value="2476.365324" calcext:value-type="float">
            <text:p>2476.365324</text:p>
          </table:table-cell>
          <table:table-cell table:style-name="ce26" office:value-type="float" office:value="5087.0860346" calcext:value-type="float">
            <text:p>5087.0860346</text:p>
          </table:table-cell>
          <table:table-cell table:style-name="ce26" office:value-type="float" office:value="27060.2046922" calcext:value-type="float">
            <text:p>27060.2046922</text:p>
          </table:table-cell>
          <table:table-cell/>
          <table:table-cell office:value-type="string" calcext:value-type="string">
            <text:p>2022_02_15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QWa1</text:p>
          </table:table-cell>
          <table:table-cell office:value-type="float" office:value="2708.8894231" calcext:value-type="float">
            <text:p>2708.8894231</text:p>
          </table:table-cell>
          <table:table-cell/>
          <table:table-cell office:value-type="float" office:value="2188.5702431" calcext:value-type="float">
            <text:p>2188.5702431</text:p>
          </table:table-cell>
          <table:table-cell office:value-type="float" office:value="2353.89929" calcext:value-type="float">
            <text:p>2353.89929</text:p>
          </table:table-cell>
          <table:table-cell office:value-type="float" office:value="1977.7971521" calcext:value-type="float">
            <text:p>1977.7971521</text:p>
          </table:table-cell>
          <table:table-cell office:value-type="float" office:value="2068.22482" calcext:value-type="float">
            <text:p>2068.22482</text:p>
          </table:table-cell>
          <table:table-cell office:value-type="float" office:value="1869.4135172" calcext:value-type="float">
            <text:p>1869.4135172</text:p>
          </table:table-cell>
          <table:table-cell office:value-type="float" office:value="1268.4035796" calcext:value-type="float">
            <text:p>1268.4035796</text:p>
          </table:table-cell>
          <table:table-cell office:value-type="float" office:value="2052.2406331" calcext:value-type="float">
            <text:p>2052.2406331</text:p>
          </table:table-cell>
          <table:table-cell office:value-type="float" office:value="2262.5934351" calcext:value-type="float">
            <text:p>2262.5934351</text:p>
          </table:table-cell>
          <table:table-cell office:value-type="float" office:value="4778.0154156" calcext:value-type="float">
            <text:p>4778.0154156</text:p>
          </table:table-cell>
          <table:table-cell office:value-type="float" office:value="28295.3228576" calcext:value-type="float">
            <text:p>28295.3228576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2022_03_02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QWa1</text:p>
          </table:table-cell>
          <table:table-cell office:value-type="float" office:value="430.7981968" calcext:value-type="float">
            <text:p>430.7981968</text:p>
          </table:table-cell>
          <table:table-cell/>
          <table:table-cell office:value-type="float" office:value="577.7916488" calcext:value-type="float">
            <text:p>577.7916488</text:p>
          </table:table-cell>
          <table:table-cell office:value-type="float" office:value="651.5271256" calcext:value-type="float">
            <text:p>651.5271256</text:p>
          </table:table-cell>
          <table:table-cell office:value-type="float" office:value="290.2961" calcext:value-type="float">
            <text:p>290.2961</text:p>
          </table:table-cell>
          <table:table-cell office:value-type="float" office:value="291.3066608" calcext:value-type="float">
            <text:p>291.3066608</text:p>
          </table:table-cell>
          <table:table-cell office:value-type="float" office:value="308.16982" calcext:value-type="float">
            <text:p>308.16982</text:p>
          </table:table-cell>
          <table:table-cell office:value-type="float" office:value="562.237588" calcext:value-type="float">
            <text:p>562.237588</text:p>
          </table:table-cell>
          <table:table-cell office:value-type="float" office:value="381.7394064" calcext:value-type="float">
            <text:p>381.7394064</text:p>
          </table:table-cell>
          <table:table-cell office:value-type="float" office:value="463.2073496" calcext:value-type="float">
            <text:p>463.2073496</text:p>
          </table:table-cell>
          <table:table-cell office:value-type="float" office:value="823.6378192" calcext:value-type="float">
            <text:p>823.6378192</text:p>
          </table:table-cell>
          <table:table-cell office:value-type="float" office:value="17364.8938368" calcext:value-type="float">
            <text:p>17364.8938368</text:p>
          </table:table-cell>
          <table:table-cell/>
          <table:table-cell office:value-type="string" calcext:value-type="string">
            <text:p>2022_04_01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QWa2</text:p>
          </table:table-cell>
          <table:table-cell table:style-name="ce13" office:value-type="float" office:value="1386.15319699999" calcext:value-type="float">
            <text:p>1386.15319699999</text:p>
          </table:table-cell>
          <table:table-cell/>
          <table:table-cell table:style-name="ce13" office:value-type="float" office:value="1557.5959886" calcext:value-type="float">
            <text:p>1557.5959886</text:p>
          </table:table-cell>
          <table:table-cell table:style-name="ce13" office:value-type="float" office:value="1782.432799" calcext:value-type="float">
            <text:p>1782.432799</text:p>
          </table:table-cell>
          <table:table-cell table:style-name="ce13" office:value-type="float" office:value="2327.5645084" calcext:value-type="float">
            <text:p>2327.5645084</text:p>
          </table:table-cell>
          <table:table-cell table:style-name="ce13" office:value-type="float" office:value="2370.0160748" calcext:value-type="float">
            <text:p>2370.0160748</text:p>
          </table:table-cell>
          <table:table-cell table:style-name="ce26" office:value-type="float" office:value="2067.264859" calcext:value-type="float">
            <text:p>2067.264859</text:p>
          </table:table-cell>
          <table:table-cell table:style-name="ce26" office:value-type="float" office:value="2532.61738559999" calcext:value-type="float">
            <text:p>2532.61738559999</text:p>
          </table:table-cell>
          <table:table-cell table:style-name="ce26" office:value-type="float" office:value="2932.7070676" calcext:value-type="float">
            <text:p>2932.7070676</text:p>
          </table:table-cell>
          <table:table-cell table:style-name="ce26" office:value-type="float" office:value="2904.1741622" calcext:value-type="float">
            <text:p>2904.1741622</text:p>
          </table:table-cell>
          <table:table-cell table:style-name="ce26" office:value-type="float" office:value="5278.0540984" calcext:value-type="float">
            <text:p>5278.0540984</text:p>
          </table:table-cell>
          <table:table-cell table:style-name="ce26" office:value-type="float" office:value="20897.9948615999" calcext:value-type="float">
            <text:p>20897.9948615999</text:p>
          </table:table-cell>
          <table:table-cell/>
          <table:table-cell office:value-type="string" calcext:value-type="string">
            <text:p>2022_02_15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QWa2</text:p>
          </table:table-cell>
          <table:table-cell office:value-type="float" office:value="1434.2028005" calcext:value-type="float">
            <text:p>1434.2028005</text:p>
          </table:table-cell>
          <table:table-cell/>
          <table:table-cell office:value-type="float" office:value="2129.2040427" calcext:value-type="float">
            <text:p>2129.2040427</text:p>
          </table:table-cell>
          <table:table-cell office:value-type="float" office:value="2135.4704344" calcext:value-type="float">
            <text:p>2135.4704344</text:p>
          </table:table-cell>
          <table:table-cell office:value-type="float" office:value="2527.7535254" calcext:value-type="float">
            <text:p>2527.7535254</text:p>
          </table:table-cell>
          <table:table-cell office:value-type="float" office:value="2282.4322774" calcext:value-type="float">
            <text:p>2282.4322774</text:p>
          </table:table-cell>
          <table:table-cell office:value-type="float" office:value="2951.3154514" calcext:value-type="float">
            <text:p>2951.3154514</text:p>
          </table:table-cell>
          <table:table-cell office:value-type="float" office:value="2298.1302265" calcext:value-type="float">
            <text:p>2298.1302265</text:p>
          </table:table-cell>
          <table:table-cell office:value-type="float" office:value="2916.2424624" calcext:value-type="float">
            <text:p>2916.2424624</text:p>
          </table:table-cell>
          <table:table-cell office:value-type="float" office:value="3652.898109" calcext:value-type="float">
            <text:p>3652.898109</text:p>
          </table:table-cell>
          <table:table-cell office:value-type="float" office:value="6975.5845066" calcext:value-type="float">
            <text:p>6975.5845066</text:p>
          </table:table-cell>
          <table:table-cell office:value-type="float" office:value="35460.5538952" calcext:value-type="float">
            <text:p>35460.5538952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2022_03_02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QWa2</text:p>
          </table:table-cell>
          <table:table-cell office:value-type="float" office:value="541.2599144" calcext:value-type="float">
            <text:p>541.2599144</text:p>
          </table:table-cell>
          <table:table-cell/>
          <table:table-cell office:value-type="float" office:value="426.2135928" calcext:value-type="float">
            <text:p>426.2135928</text:p>
          </table:table-cell>
          <table:table-cell office:value-type="float" office:value="625.0959192" calcext:value-type="float">
            <text:p>625.0959192</text:p>
          </table:table-cell>
          <table:table-cell office:value-type="float" office:value="616.0877792" calcext:value-type="float">
            <text:p>616.0877792</text:p>
          </table:table-cell>
          <table:table-cell office:value-type="float" office:value="588.333121600001" calcext:value-type="float">
            <text:p>588.333121600001</text:p>
          </table:table-cell>
          <table:table-cell office:value-type="float" office:value="324.2755576" calcext:value-type="float">
            <text:p>324.2755576</text:p>
          </table:table-cell>
          <table:table-cell office:value-type="float" office:value="743.2687208" calcext:value-type="float">
            <text:p>743.2687208</text:p>
          </table:table-cell>
          <table:table-cell office:value-type="float" office:value="453.7207584" calcext:value-type="float">
            <text:p>453.7207584</text:p>
          </table:table-cell>
          <table:table-cell office:value-type="float" office:value="759.6182224" calcext:value-type="float">
            <text:p>759.6182224</text:p>
          </table:table-cell>
          <table:table-cell office:value-type="float" office:value="1082.84638" calcext:value-type="float">
            <text:p>1082.84638</text:p>
          </table:table-cell>
          <table:table-cell office:value-type="float" office:value="11994.8658296" calcext:value-type="float">
            <text:p>11994.8658296</text:p>
          </table:table-cell>
          <table:table-cell/>
          <table:table-cell office:value-type="string" calcext:value-type="string">
            <text:p>2022_04_01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QITRFa</text:p>
          </table:table-cell>
          <table:table-cell table:style-name="ce13" office:value-type="float" office:value="864.7566496" calcext:value-type="float">
            <text:p>864.7566496</text:p>
          </table:table-cell>
          <table:table-cell/>
          <table:table-cell table:style-name="ce13" office:value-type="float" office:value="1199.36047279999" calcext:value-type="float">
            <text:p>1199.36047279999</text:p>
          </table:table-cell>
          <table:table-cell table:style-name="ce13" office:value-type="float" office:value="896.1746112" calcext:value-type="float">
            <text:p>896.1746112</text:p>
          </table:table-cell>
          <table:table-cell table:style-name="ce13" office:value-type="float" office:value="1517.18251279999" calcext:value-type="float">
            <text:p>1517.18251279999</text:p>
          </table:table-cell>
          <table:table-cell table:style-name="ce13" office:value-type="float" office:value="1568.8617376" calcext:value-type="float">
            <text:p>1568.8617376</text:p>
          </table:table-cell>
          <table:table-cell table:style-name="ce26" office:value-type="float" office:value="2437.3107408" calcext:value-type="float">
            <text:p>2437.3107408</text:p>
          </table:table-cell>
          <table:table-cell table:style-name="ce26" office:value-type="float" office:value="1418.5084704" calcext:value-type="float">
            <text:p>1418.5084704</text:p>
          </table:table-cell>
          <table:table-cell table:style-name="ce26" office:value-type="float" office:value="1767.92320679999" calcext:value-type="float">
            <text:p>1767.92320679999</text:p>
          </table:table-cell>
          <table:table-cell table:style-name="ce26" office:value-type="float" office:value="1693.1229784" calcext:value-type="float">
            <text:p>1693.1229784</text:p>
          </table:table-cell>
          <table:table-cell table:style-name="ce26" office:value-type="float" office:value="3717.362376" calcext:value-type="float">
            <text:p>3717.362376</text:p>
          </table:table-cell>
          <table:table-cell table:style-name="ce26" office:value-type="float" office:value="24832.3925467999" calcext:value-type="float">
            <text:p>24832.3925467999</text:p>
          </table:table-cell>
          <table:table-cell/>
          <table:table-cell office:value-type="string" calcext:value-type="string">
            <text:p>2022_02_15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QITRFa</text:p>
          </table:table-cell>
          <table:table-cell office:value-type="float" office:value="1446.2413822" calcext:value-type="float">
            <text:p>1446.2413822</text:p>
          </table:table-cell>
          <table:table-cell/>
          <table:table-cell office:value-type="float" office:value="1812.4007578" calcext:value-type="float">
            <text:p>1812.4007578</text:p>
          </table:table-cell>
          <table:table-cell office:value-type="float" office:value="1941.3693394" calcext:value-type="float">
            <text:p>1941.3693394</text:p>
          </table:table-cell>
          <table:table-cell office:value-type="float" office:value="2170.7638078" calcext:value-type="float">
            <text:p>2170.7638078</text:p>
          </table:table-cell>
          <table:table-cell office:value-type="float" office:value="2088.2771334" calcext:value-type="float">
            <text:p>2088.2771334</text:p>
          </table:table-cell>
          <table:table-cell office:value-type="float" office:value="2143.7331098" calcext:value-type="float">
            <text:p>2143.7331098</text:p>
          </table:table-cell>
          <table:table-cell office:value-type="float" office:value="1219.5270456" calcext:value-type="float">
            <text:p>1219.5270456</text:p>
          </table:table-cell>
          <table:table-cell office:value-type="float" office:value="2499.9899798" calcext:value-type="float">
            <text:p>2499.9899798</text:p>
          </table:table-cell>
          <table:table-cell office:value-type="float" office:value="2444.1674774" calcext:value-type="float">
            <text:p>2444.1674774</text:p>
          </table:table-cell>
          <table:table-cell office:value-type="float" office:value="5658.77898" calcext:value-type="float">
            <text:p>5658.77898</text:p>
          </table:table-cell>
          <table:table-cell office:value-type="float" office:value="34517.1861104" calcext:value-type="float">
            <text:p>34517.1861104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2022_03_02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QITRFa</text:p>
          </table:table-cell>
          <table:table-cell office:value-type="float" office:value="1279.1675055" calcext:value-type="float">
            <text:p>1279.1675055</text:p>
          </table:table-cell>
          <table:table-cell/>
          <table:table-cell office:value-type="float" office:value="1037.9759284" calcext:value-type="float">
            <text:p>1037.9759284</text:p>
          </table:table-cell>
          <table:table-cell office:value-type="float" office:value="1156.3896862" calcext:value-type="float">
            <text:p>1156.3896862</text:p>
          </table:table-cell>
          <table:table-cell office:value-type="float" office:value="924.2364525" calcext:value-type="float">
            <text:p>924.2364525</text:p>
          </table:table-cell>
          <table:table-cell office:value-type="float" office:value="649.409015" calcext:value-type="float">
            <text:p>649.409015</text:p>
          </table:table-cell>
          <table:table-cell office:value-type="float" office:value="985.4975234" calcext:value-type="float">
            <text:p>985.4975234</text:p>
          </table:table-cell>
          <table:table-cell office:value-type="float" office:value="1029.3112228" calcext:value-type="float">
            <text:p>1029.3112228</text:p>
          </table:table-cell>
          <table:table-cell office:value-type="float" office:value="808.9689676" calcext:value-type="float">
            <text:p>808.9689676</text:p>
          </table:table-cell>
          <table:table-cell office:value-type="float" office:value="935.470482" calcext:value-type="float">
            <text:p>935.470482</text:p>
          </table:table-cell>
          <table:table-cell office:value-type="float" office:value="2807.0716128" calcext:value-type="float">
            <text:p>2807.0716128</text:p>
          </table:table-cell>
          <table:table-cell office:value-type="float" office:value="19361.9085855" calcext:value-type="float">
            <text:p>19361.9085855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2022_05_06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none</text:p>
          </table:table-cell>
          <table:table-cell office:value-type="string" calcext:value-type="string">
            <text:p>QITRFa</text:p>
          </table:table-cell>
          <table:table-cell table:style-name="ce22" office:value-type="float" office:value="1338.4105316" calcext:value-type="float">
            <text:p>1338.4105316</text:p>
          </table:table-cell>
          <table:table-cell table:style-name="ce22"/>
          <table:table-cell table:style-name="ce22" office:value-type="float" office:value="1144.8123206" calcext:value-type="float">
            <text:p>1144.8123206</text:p>
          </table:table-cell>
          <table:table-cell table:style-name="ce22" office:value-type="float" office:value="1141.5995212" calcext:value-type="float">
            <text:p>1141.5995212</text:p>
          </table:table-cell>
          <table:table-cell table:style-name="ce22" office:value-type="float" office:value="1435.681273" calcext:value-type="float">
            <text:p>1435.681273</text:p>
          </table:table-cell>
          <table:table-cell table:style-name="ce22" office:value-type="float" office:value="1220.7717404" calcext:value-type="float">
            <text:p>1220.7717404</text:p>
          </table:table-cell>
          <table:table-cell table:style-name="ce22" office:value-type="float" office:value="1943.0032222" calcext:value-type="float">
            <text:p>1943.0032222</text:p>
          </table:table-cell>
          <table:table-cell table:style-name="ce22" office:value-type="float" office:value="1650.4884928" calcext:value-type="float">
            <text:p>1650.4884928</text:p>
          </table:table-cell>
          <table:table-cell table:style-name="ce22" office:value-type="float" office:value="1885.2316076" calcext:value-type="float">
            <text:p>1885.2316076</text:p>
          </table:table-cell>
          <table:table-cell table:style-name="ce22" office:value-type="float" office:value="2253.5400246" calcext:value-type="float">
            <text:p>2253.5400246</text:p>
          </table:table-cell>
          <table:table-cell table:style-name="ce22" office:value-type="float" office:value="3903.1393268" calcext:value-type="float">
            <text:p>3903.1393268</text:p>
          </table:table-cell>
          <table:table-cell table:style-name="ce22" office:value-type="float" office:value="60987.970199" calcext:value-type="float">
            <text:p>60987.970199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QGRFa</text:p>
          </table:table-cell>
          <table:table-cell table:style-name="ce13" office:value-type="float" office:value="1187.659752" calcext:value-type="float">
            <text:p>1187.659752</text:p>
          </table:table-cell>
          <table:table-cell/>
          <table:table-cell table:style-name="ce13" office:value-type="float" office:value="1233.3672012" calcext:value-type="float">
            <text:p>1233.3672012</text:p>
          </table:table-cell>
          <table:table-cell table:style-name="ce13" office:value-type="float" office:value="1578.79536439999" calcext:value-type="float">
            <text:p>1578.79536439999</text:p>
          </table:table-cell>
          <table:table-cell table:style-name="ce13" office:value-type="float" office:value="1460.1549888" calcext:value-type="float">
            <text:p>1460.1549888</text:p>
          </table:table-cell>
          <table:table-cell table:style-name="ce13" office:value-type="float" office:value="1456.26450479999" calcext:value-type="float">
            <text:p>1456.26450479999</text:p>
          </table:table-cell>
          <table:table-cell table:style-name="ce26" office:value-type="float" office:value="2201.3178164" calcext:value-type="float">
            <text:p>2201.3178164</text:p>
          </table:table-cell>
          <table:table-cell table:style-name="ce26" office:value-type="float" office:value="1654.5193216" calcext:value-type="float">
            <text:p>1654.5193216</text:p>
          </table:table-cell>
          <table:table-cell table:style-name="ce26" office:value-type="float" office:value="1633.21270039999" calcext:value-type="float">
            <text:p>1633.21270039999</text:p>
          </table:table-cell>
          <table:table-cell table:style-name="ce26" office:value-type="float" office:value="1322.07401879999" calcext:value-type="float">
            <text:p>1322.07401879999</text:p>
          </table:table-cell>
          <table:table-cell table:style-name="ce26" office:value-type="float" office:value="3845.9026296" calcext:value-type="float">
            <text:p>3845.9026296</text:p>
          </table:table-cell>
          <table:table-cell table:style-name="ce26" office:value-type="float" office:value="14776.7405123999" calcext:value-type="float">
            <text:p>14776.7405123999</text:p>
          </table:table-cell>
          <table:table-cell/>
          <table:table-cell office:value-type="string" calcext:value-type="string">
            <text:p>2022_02_15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QGRFa</text:p>
          </table:table-cell>
          <table:table-cell office:value-type="float" office:value="2607.8465608" calcext:value-type="float">
            <text:p>2607.8465608</text:p>
          </table:table-cell>
          <table:table-cell/>
          <table:table-cell office:value-type="float" office:value="2317.6923226" calcext:value-type="float">
            <text:p>2317.6923226</text:p>
          </table:table-cell>
          <table:table-cell office:value-type="float" office:value="3082.7311812" calcext:value-type="float">
            <text:p>3082.7311812</text:p>
          </table:table-cell>
          <table:table-cell office:value-type="float" office:value="2624.4899818" calcext:value-type="float">
            <text:p>2624.4899818</text:p>
          </table:table-cell>
          <table:table-cell office:value-type="float" office:value="3271.7530632" calcext:value-type="float">
            <text:p>3271.7530632</text:p>
          </table:table-cell>
          <table:table-cell office:value-type="float" office:value="2859.1563066" calcext:value-type="float">
            <text:p>2859.1563066</text:p>
          </table:table-cell>
          <table:table-cell office:value-type="float" office:value="3573.1328368" calcext:value-type="float">
            <text:p>3573.1328368</text:p>
          </table:table-cell>
          <table:table-cell office:value-type="float" office:value="3351.512872" calcext:value-type="float">
            <text:p>3351.512872</text:p>
          </table:table-cell>
          <table:table-cell office:value-type="float" office:value="4194.0858512" calcext:value-type="float">
            <text:p>4194.0858512</text:p>
          </table:table-cell>
          <table:table-cell office:value-type="float" office:value="8930.7291478" calcext:value-type="float">
            <text:p>8930.7291478</text:p>
          </table:table-cell>
          <table:table-cell office:value-type="float" office:value="30693.0114326" calcext:value-type="float">
            <text:p>30693.0114326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2022_03_02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QGRFa</text:p>
          </table:table-cell>
          <table:table-cell office:value-type="float" office:value="673.7786924" calcext:value-type="float">
            <text:p>673.7786924</text:p>
          </table:table-cell>
          <table:table-cell/>
          <table:table-cell office:value-type="float" office:value="1502.877073" calcext:value-type="float">
            <text:p>1502.877073</text:p>
          </table:table-cell>
          <table:table-cell office:value-type="float" office:value="1280.1349954" calcext:value-type="float">
            <text:p>1280.1349954</text:p>
          </table:table-cell>
          <table:table-cell office:value-type="float" office:value="1026.7782646" calcext:value-type="float">
            <text:p>1026.7782646</text:p>
          </table:table-cell>
          <table:table-cell office:value-type="float" office:value="1027.12176" calcext:value-type="float">
            <text:p>1027.12176</text:p>
          </table:table-cell>
          <table:table-cell office:value-type="float" office:value="1326.0404628" calcext:value-type="float">
            <text:p>1326.0404628</text:p>
          </table:table-cell>
          <table:table-cell office:value-type="float" office:value="1373.5802814" calcext:value-type="float">
            <text:p>1373.5802814</text:p>
          </table:table-cell>
          <table:table-cell office:value-type="float" office:value="1714.293998" calcext:value-type="float">
            <text:p>1714.293998</text:p>
          </table:table-cell>
          <table:table-cell office:value-type="float" office:value="1483.1730648" calcext:value-type="float">
            <text:p>1483.1730648</text:p>
          </table:table-cell>
          <table:table-cell office:value-type="float" office:value="3678.082322" calcext:value-type="float">
            <text:p>3678.082322</text:p>
          </table:table-cell>
          <table:table-cell office:value-type="float" office:value="21135.9942318" calcext:value-type="float">
            <text:p>21135.9942318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2022_05_06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22" office:value-type="string" calcext:value-type="string">
            <text:p>PRGa</text:p>
          </table:table-cell>
          <table:table-cell office:value-type="float" office:value="1599.9866393" calcext:value-type="float">
            <text:p>1599.9866393</text:p>
          </table:table-cell>
          <table:table-cell/>
          <table:table-cell office:value-type="float" office:value="1658.6750262" calcext:value-type="float">
            <text:p>1658.6750262</text:p>
          </table:table-cell>
          <table:table-cell office:value-type="float" office:value="2191.0638726" calcext:value-type="float">
            <text:p>2191.0638726</text:p>
          </table:table-cell>
          <table:table-cell office:value-type="float" office:value="2105.4201197" calcext:value-type="float">
            <text:p>2105.4201197</text:p>
          </table:table-cell>
          <table:table-cell office:value-type="float" office:value="2008.5018771" calcext:value-type="float">
            <text:p>2008.5018771</text:p>
          </table:table-cell>
          <table:table-cell office:value-type="float" office:value="1998.6334147" calcext:value-type="float">
            <text:p>1998.6334147</text:p>
          </table:table-cell>
          <table:table-cell office:value-type="float" office:value="1821.91905" calcext:value-type="float">
            <text:p>1821.91905</text:p>
          </table:table-cell>
          <table:table-cell office:value-type="float" office:value="2385.768884" calcext:value-type="float">
            <text:p>2385.768884</text:p>
          </table:table-cell>
          <table:table-cell office:value-type="float" office:value="2835.1399995" calcext:value-type="float">
            <text:p>2835.1399995</text:p>
          </table:table-cell>
          <table:table-cell office:value-type="float" office:value="5263.200265" calcext:value-type="float">
            <text:p>5263.200265</text:p>
          </table:table-cell>
          <table:table-cell office:value-type="float" office:value="37210.5850389" calcext:value-type="float">
            <text:p>37210.5850389</text:p>
          </table:table-cell>
          <table:table-cell/>
          <table:table-cell office:value-type="string" calcext:value-type="string">
            <text:p>2022_02_17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style-name="ce22" office:value-type="string" calcext:value-type="string">
            <text:p>PRGa</text:p>
          </table:table-cell>
          <table:table-cell table:style-name="ce13" office:value-type="float" office:value="350.8467168" calcext:value-type="float">
            <text:p>350.8467168</text:p>
          </table:table-cell>
          <table:table-cell/>
          <table:table-cell table:style-name="ce13" office:value-type="float" office:value="315.7564102" calcext:value-type="float">
            <text:p>315.7564102</text:p>
          </table:table-cell>
          <table:table-cell table:style-name="ce13" office:value-type="float" office:value="282.2124188" calcext:value-type="float">
            <text:p>282.2124188</text:p>
          </table:table-cell>
          <table:table-cell table:style-name="ce13" office:value-type="float" office:value="311.2253564" calcext:value-type="float">
            <text:p>311.2253564</text:p>
          </table:table-cell>
          <table:table-cell table:style-name="ce13" office:value-type="float" office:value="364.84371" calcext:value-type="float">
            <text:p>364.84371</text:p>
          </table:table-cell>
          <table:table-cell table:style-name="ce26" office:value-type="float" office:value="363.948314599999" calcext:value-type="float">
            <text:p>363.948314599999</text:p>
          </table:table-cell>
          <table:table-cell table:style-name="ce26" office:value-type="float" office:value="365.356605" calcext:value-type="float">
            <text:p>365.356605</text:p>
          </table:table-cell>
          <table:table-cell table:style-name="ce26" office:value-type="float" office:value="545.957939999999" calcext:value-type="float">
            <text:p>545.957939999999</text:p>
          </table:table-cell>
          <table:table-cell table:style-name="ce26" office:value-type="float" office:value="297.824548" calcext:value-type="float">
            <text:p>297.824548</text:p>
          </table:table-cell>
          <table:table-cell table:style-name="ce26" office:value-type="float" office:value="507.990622199999" calcext:value-type="float">
            <text:p>507.990622199999</text:p>
          </table:table-cell>
          <table:table-cell table:style-name="ce26" office:value-type="float" office:value="24723.8597626" calcext:value-type="float">
            <text:p>24723.8597626</text:p>
          </table:table-cell>
          <table:table-cell/>
          <table:table-cell office:value-type="string" calcext:value-type="string">
            <text:p>2022_01_27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style-name="ce22" office:value-type="string" calcext:value-type="string">
            <text:p>PRGa</text:p>
          </table:table-cell>
          <table:table-cell table:style-name="ce13" office:value-type="float" office:value="552.160722899999" calcext:value-type="float">
            <text:p>552.160722899999</text:p>
          </table:table-cell>
          <table:table-cell/>
          <table:table-cell table:style-name="ce13" office:value-type="float" office:value="775.113222899999" calcext:value-type="float">
            <text:p>775.113222899999</text:p>
          </table:table-cell>
          <table:table-cell table:style-name="ce13" office:value-type="float" office:value="674.735206699999" calcext:value-type="float">
            <text:p>674.735206699999</text:p>
          </table:table-cell>
          <table:table-cell table:style-name="ce13" office:value-type="float" office:value="704.4564292" calcext:value-type="float">
            <text:p>704.4564292</text:p>
          </table:table-cell>
          <table:table-cell table:style-name="ce13" office:value-type="float" office:value="644.2898763" calcext:value-type="float">
            <text:p>644.2898763</text:p>
          </table:table-cell>
          <table:table-cell table:style-name="ce26" office:value-type="float" office:value="515.0971375" calcext:value-type="float">
            <text:p>515.0971375</text:p>
          </table:table-cell>
          <table:table-cell table:style-name="ce26" office:value-type="float" office:value="603.1569592" calcext:value-type="float">
            <text:p>603.1569592</text:p>
          </table:table-cell>
          <table:table-cell table:style-name="ce26" office:value-type="float" office:value="398.4661242" calcext:value-type="float">
            <text:p>398.4661242</text:p>
          </table:table-cell>
          <table:table-cell table:style-name="ce26" office:value-type="float" office:value="659.2555231" calcext:value-type="float">
            <text:p>659.2555231</text:p>
          </table:table-cell>
          <table:table-cell table:style-name="ce26" office:value-type="float" office:value="796.0582597" calcext:value-type="float">
            <text:p>796.0582597</text:p>
          </table:table-cell>
          <table:table-cell table:style-name="ce26" office:value-type="float" office:value="2407.8274735" calcext:value-type="float">
            <text:p>2407.8274735</text:p>
          </table:table-cell>
          <table:table-cell/>
          <table:table-cell office:value-type="string" calcext:value-type="string">
            <text:p>2021_10_2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style-name="ce22" office:value-type="string" calcext:value-type="string">
            <text:p>PRGa</text:p>
          </table:table-cell>
          <table:table-cell table:style-name="ce13" office:value-type="float" office:value="970.5129061" calcext:value-type="float">
            <text:p>970.5129061</text:p>
          </table:table-cell>
          <table:table-cell table:style-name="ce13"/>
          <table:table-cell table:style-name="ce13" office:value-type="float" office:value="969.1891603" calcext:value-type="float">
            <text:p>969.1891603</text:p>
          </table:table-cell>
          <table:table-cell table:style-name="ce13" office:value-type="float" office:value="727.1887992" calcext:value-type="float">
            <text:p>727.1887992</text:p>
          </table:table-cell>
          <table:table-cell table:style-name="ce13" office:value-type="float" office:value="944.0739256" calcext:value-type="float">
            <text:p>944.0739256</text:p>
          </table:table-cell>
          <table:table-cell table:style-name="ce13" office:value-type="float" office:value="711.3096805" calcext:value-type="float">
            <text:p>711.3096805</text:p>
          </table:table-cell>
          <table:table-cell table:style-name="ce26" office:value-type="float" office:value="867.5660619" calcext:value-type="float">
            <text:p>867.5660619</text:p>
          </table:table-cell>
          <table:table-cell table:style-name="ce26" office:value-type="float" office:value="1151.751233" calcext:value-type="float">
            <text:p>1151.751233</text:p>
          </table:table-cell>
          <table:table-cell table:style-name="ce26" office:value-type="float" office:value="890.5655045" calcext:value-type="float">
            <text:p>890.5655045</text:p>
          </table:table-cell>
          <table:table-cell table:style-name="ce26" office:value-type="float" office:value="1110.974611" calcext:value-type="float">
            <text:p>1110.974611</text:p>
          </table:table-cell>
          <table:table-cell table:style-name="ce26" office:value-type="float" office:value="951.4851613" calcext:value-type="float">
            <text:p>951.4851613</text:p>
          </table:table-cell>
          <table:table-cell table:style-name="ce26" office:value-type="float" office:value="1360.260469" calcext:value-type="float">
            <text:p>1360.260469</text:p>
          </table:table-cell>
          <table:table-cell table:style-name="ce26" office:value-type="float" office:value="1410.468077" calcext:value-type="float">
            <text:p>1410.468077</text:p>
          </table:table-cell>
          <table:table-cell office:value-type="string" calcext:value-type="string">
            <text:p>2021_10_13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ce22" office:value-type="string" calcext:value-type="string">
            <text:p>PRGa</text:p>
          </table:table-cell>
          <table:table-cell table:style-name="ce13" office:value-type="float" office:value="924.947926199999" calcext:value-type="float">
            <text:p>924.947926199999</text:p>
          </table:table-cell>
          <table:table-cell table:style-name="ce13"/>
          <table:table-cell table:style-name="ce13" office:value-type="float" office:value="936.8176628" calcext:value-type="float">
            <text:p>936.8176628</text:p>
          </table:table-cell>
          <table:table-cell table:style-name="ce13" office:value-type="float" office:value="914.550031299999" calcext:value-type="float">
            <text:p>914.550031299999</text:p>
          </table:table-cell>
          <table:table-cell table:style-name="ce13" office:value-type="float" office:value="828.100285199999" calcext:value-type="float">
            <text:p>828.100285199999</text:p>
          </table:table-cell>
          <table:table-cell table:style-name="ce13" office:value-type="float" office:value="712.2793248" calcext:value-type="float">
            <text:p>712.2793248</text:p>
          </table:table-cell>
          <table:table-cell table:style-name="ce26" office:value-type="float" office:value="639.753300499999" calcext:value-type="float">
            <text:p>639.753300499999</text:p>
          </table:table-cell>
          <table:table-cell table:style-name="ce26" office:value-type="float" office:value="607.750433399999" calcext:value-type="float">
            <text:p>607.750433399999</text:p>
          </table:table-cell>
          <table:table-cell table:style-name="ce26" office:value-type="float" office:value="485.447776199999" calcext:value-type="float">
            <text:p>485.447776199999</text:p>
          </table:table-cell>
          <table:table-cell table:style-name="ce26" office:value-type="float" office:value="776.115769599999" calcext:value-type="float">
            <text:p>776.115769599999</text:p>
          </table:table-cell>
          <table:table-cell table:style-name="ce26" office:value-type="float" office:value="540.3673096" calcext:value-type="float">
            <text:p>540.3673096</text:p>
          </table:table-cell>
          <table:table-cell table:style-name="ce26" office:value-type="float" office:value="1854.4665198" calcext:value-type="float">
            <text:p>1854.4665198</text:p>
          </table:table-cell>
          <table:table-cell table:style-name="ce26" office:value-type="string" calcext:value-type="string">
            <text:p>Masked</text:p>
          </table:table-cell>
          <table:table-cell office:value-type="string" calcext:value-type="string">
            <text:p>2021_10_15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table:style-name="ce22" office:value-type="string" calcext:value-type="string">
            <text:p>PRGa</text:p>
          </table:table-cell>
          <table:table-cell office:value-type="float" office:value="822.9843896" calcext:value-type="float">
            <text:p>822.9843896</text:p>
          </table:table-cell>
          <table:table-cell/>
          <table:table-cell office:value-type="float" office:value="1035.5182626" calcext:value-type="float">
            <text:p>1035.5182626</text:p>
          </table:table-cell>
          <table:table-cell office:value-type="float" office:value="1115.8475006" calcext:value-type="float">
            <text:p>1115.8475006</text:p>
          </table:table-cell>
          <table:table-cell office:value-type="float" office:value="782.3725292" calcext:value-type="float">
            <text:p>782.3725292</text:p>
          </table:table-cell>
          <table:table-cell office:value-type="float" office:value="521.2177728" calcext:value-type="float">
            <text:p>521.2177728</text:p>
          </table:table-cell>
          <table:table-cell office:value-type="float" office:value="613.77628" calcext:value-type="float">
            <text:p>613.77628</text:p>
          </table:table-cell>
          <table:table-cell office:value-type="float" office:value="571.643139" calcext:value-type="float">
            <text:p>571.643139</text:p>
          </table:table-cell>
          <table:table-cell office:value-type="float" office:value="729.7630444" calcext:value-type="float">
            <text:p>729.7630444</text:p>
          </table:table-cell>
          <table:table-cell office:value-type="float" office:value="803.2186372" calcext:value-type="float">
            <text:p>803.2186372</text:p>
          </table:table-cell>
          <table:table-cell office:value-type="float" office:value="1096.40176" calcext:value-type="float">
            <text:p>1096.40176</text:p>
          </table:table-cell>
          <table:table-cell office:value-type="float" office:value="16852.868244" calcext:value-type="float">
            <text:p>16852.868244</text:p>
          </table:table-cell>
          <table:table-cell table:style-name="ce26"/>
          <table:table-cell office:value-type="string" calcext:value-type="string">
            <text:p>2022_04_08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table:style-name="ce22" office:value-type="string" calcext:value-type="string">
            <text:p>PRGa</text:p>
          </table:table-cell>
          <table:table-cell office:value-type="float" office:value="453.5219234" calcext:value-type="float">
            <text:p>453.5219234</text:p>
          </table:table-cell>
          <table:table-cell/>
          <table:table-cell office:value-type="float" office:value="522.1211464" calcext:value-type="float">
            <text:p>522.1211464</text:p>
          </table:table-cell>
          <table:table-cell office:value-type="float" office:value="918.063422" calcext:value-type="float">
            <text:p>918.063422</text:p>
          </table:table-cell>
          <table:table-cell office:value-type="float" office:value="429.3626468" calcext:value-type="float">
            <text:p>429.3626468</text:p>
          </table:table-cell>
          <table:table-cell office:value-type="float" office:value="1111.0253328" calcext:value-type="float">
            <text:p>1111.0253328</text:p>
          </table:table-cell>
          <table:table-cell office:value-type="float" office:value="664.7908932" calcext:value-type="float">
            <text:p>664.7908932</text:p>
          </table:table-cell>
          <table:table-cell office:value-type="float" office:value="662.8474244" calcext:value-type="float">
            <text:p>662.8474244</text:p>
          </table:table-cell>
          <table:table-cell office:value-type="float" office:value="577.125394" calcext:value-type="float">
            <text:p>577.125394</text:p>
          </table:table-cell>
          <table:table-cell office:value-type="float" office:value="871.2312048" calcext:value-type="float">
            <text:p>871.2312048</text:p>
          </table:table-cell>
          <table:table-cell office:value-type="float" office:value="2350.966674" calcext:value-type="float">
            <text:p>2350.966674</text:p>
          </table:table-cell>
          <table:table-cell office:value-type="float" office:value="42834.2561578" calcext:value-type="float">
            <text:p>42834.2561578</text:p>
          </table:table-cell>
          <table:table-cell/>
          <table:table-cell office:value-type="string" calcext:value-type="string">
            <text:p>2022_05_20</text:p>
          </table:table-cell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none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926.6690416" calcext:value-type="float">
            <text:p>926.6690416</text:p>
          </table:table-cell>
          <table:table-cell table:style-name="ce22"/>
          <table:table-cell table:style-name="ce22" office:value-type="float" office:value="722.9528592" calcext:value-type="float">
            <text:p>722.9528592</text:p>
          </table:table-cell>
          <table:table-cell table:style-name="ce22" office:value-type="float" office:value="1372.1443596" calcext:value-type="float">
            <text:p>1372.1443596</text:p>
          </table:table-cell>
          <table:table-cell table:style-name="ce22" office:value-type="float" office:value="1564.5960844" calcext:value-type="float">
            <text:p>1564.5960844</text:p>
          </table:table-cell>
          <table:table-cell table:style-name="ce22" office:value-type="float" office:value="1244.589684" calcext:value-type="float">
            <text:p>1244.589684</text:p>
          </table:table-cell>
          <table:table-cell table:style-name="ce22" office:value-type="float" office:value="1819.6746092" calcext:value-type="float">
            <text:p>1819.6746092</text:p>
          </table:table-cell>
          <table:table-cell table:style-name="ce22" office:value-type="float" office:value="1290.6049604" calcext:value-type="float">
            <text:p>1290.6049604</text:p>
          </table:table-cell>
          <table:table-cell table:style-name="ce22" office:value-type="float" office:value="1634.5607812" calcext:value-type="float">
            <text:p>1634.5607812</text:p>
          </table:table-cell>
          <table:table-cell table:style-name="ce22" office:value-type="float" office:value="1652.585286" calcext:value-type="float">
            <text:p>1652.585286</text:p>
          </table:table-cell>
          <table:table-cell table:style-name="ce22" office:value-type="float" office:value="2085.4885236" calcext:value-type="float">
            <text:p>2085.4885236</text:p>
          </table:table-cell>
          <table:table-cell table:style-name="ce22" office:value-type="float" office:value="47483.0592224" calcext:value-type="float">
            <text:p>47483.0592224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2" office:value-type="string" calcext:value-type="string">
            <text:p>none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695.2301456" calcext:value-type="float">
            <text:p>695.2301456</text:p>
          </table:table-cell>
          <table:table-cell table:style-name="ce22"/>
          <table:table-cell table:style-name="ce22" office:value-type="float" office:value="703.1728416" calcext:value-type="float">
            <text:p>703.1728416</text:p>
          </table:table-cell>
          <table:table-cell table:style-name="ce22" office:value-type="float" office:value="980.7133272" calcext:value-type="float">
            <text:p>980.7133272</text:p>
          </table:table-cell>
          <table:table-cell table:style-name="ce22" office:value-type="float" office:value="801.5189432" calcext:value-type="float">
            <text:p>801.5189432</text:p>
          </table:table-cell>
          <table:table-cell table:style-name="ce22" office:value-type="float" office:value="1166.5329" calcext:value-type="float">
            <text:p>1166.5329</text:p>
          </table:table-cell>
          <table:table-cell table:style-name="ce22" office:value-type="float" office:value="1193.3470772" calcext:value-type="float">
            <text:p>1193.3470772</text:p>
          </table:table-cell>
          <table:table-cell table:style-name="ce22" office:value-type="float" office:value="1172.4201892" calcext:value-type="float">
            <text:p>1172.4201892</text:p>
          </table:table-cell>
          <table:table-cell table:style-name="ce22" office:value-type="float" office:value="778.0929712" calcext:value-type="float">
            <text:p>778.0929712</text:p>
          </table:table-cell>
          <table:table-cell table:style-name="ce22" office:value-type="float" office:value="1730.139708" calcext:value-type="float">
            <text:p>1730.139708</text:p>
          </table:table-cell>
          <table:table-cell table:style-name="ce22" office:value-type="float" office:value="1910.4673896" calcext:value-type="float">
            <text:p>1910.4673896</text:p>
          </table:table-cell>
          <table:table-cell table:style-name="ce22" office:value-type="float" office:value="40149.9375476" calcext:value-type="float">
            <text:p>40149.9375476</text:p>
          </table:table-cell>
          <table:table-cell/>
          <table:table-cell table:style-name="ce22" office:value-type="string" calcext:value-type="string">
            <text:p>2022_09_02</text:p>
          </table:table-cell>
          <table:table-cell table:number-columns-repeated="100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2" office:value-type="string" calcext:value-type="string">
            <text:p>none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3287.3029736" calcext:value-type="float">
            <text:p>3287.3029736</text:p>
          </table:table-cell>
          <table:table-cell table:style-name="ce22"/>
          <table:table-cell table:style-name="ce22" office:value-type="float" office:value="1920.9038952" calcext:value-type="float">
            <text:p>1920.9038952</text:p>
          </table:table-cell>
          <table:table-cell table:style-name="ce22" office:value-type="float" office:value="1269.2086036" calcext:value-type="float">
            <text:p>1269.2086036</text:p>
          </table:table-cell>
          <table:table-cell table:style-name="ce22" office:value-type="float" office:value="1192.7343624" calcext:value-type="float">
            <text:p>1192.7343624</text:p>
          </table:table-cell>
          <table:table-cell table:style-name="ce22" office:value-type="float" office:value="1914.5878568" calcext:value-type="float">
            <text:p>1914.5878568</text:p>
          </table:table-cell>
          <table:table-cell table:style-name="ce22" office:value-type="float" office:value="1743.052088" calcext:value-type="float">
            <text:p>1743.052088</text:p>
          </table:table-cell>
          <table:table-cell table:style-name="ce22" office:value-type="float" office:value="3147.889226" calcext:value-type="float">
            <text:p>3147.889226</text:p>
          </table:table-cell>
          <table:table-cell table:style-name="ce22" office:value-type="float" office:value="2461.6369628" calcext:value-type="float">
            <text:p>2461.6369628</text:p>
          </table:table-cell>
          <table:table-cell table:style-name="ce22" office:value-type="float" office:value="2497.0014292" calcext:value-type="float">
            <text:p>2497.0014292</text:p>
          </table:table-cell>
          <table:table-cell table:style-name="ce22" office:value-type="float" office:value="3552.83926" calcext:value-type="float">
            <text:p>3552.83926</text:p>
          </table:table-cell>
          <table:table-cell table:style-name="ce22" office:value-type="float" office:value="51766.591864" calcext:value-type="float">
            <text:p>51766.591864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/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2" office:value-type="string" calcext:value-type="string">
            <text:p>none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2436.8426384" calcext:value-type="float">
            <text:p>2436.8426384</text:p>
          </table:table-cell>
          <table:table-cell table:style-name="ce22"/>
          <table:table-cell table:style-name="ce22" office:value-type="float" office:value="2000.1622268" calcext:value-type="float">
            <text:p>2000.1622268</text:p>
          </table:table-cell>
          <table:table-cell table:style-name="ce22" office:value-type="float" office:value="1503.44247" calcext:value-type="float">
            <text:p>1503.44247</text:p>
          </table:table-cell>
          <table:table-cell table:style-name="ce22" office:value-type="float" office:value="2229.3171724" calcext:value-type="float">
            <text:p>2229.3171724</text:p>
          </table:table-cell>
          <table:table-cell table:style-name="ce22" office:value-type="float" office:value="1659.7195668" calcext:value-type="float">
            <text:p>1659.7195668</text:p>
          </table:table-cell>
          <table:table-cell table:style-name="ce22" office:value-type="float" office:value="2036.1576776" calcext:value-type="float">
            <text:p>2036.1576776</text:p>
          </table:table-cell>
          <table:table-cell table:style-name="ce22" office:value-type="float" office:value="1446.5788768" calcext:value-type="float">
            <text:p>1446.5788768</text:p>
          </table:table-cell>
          <table:table-cell table:style-name="ce22" office:value-type="float" office:value="1777.1075476" calcext:value-type="float">
            <text:p>1777.1075476</text:p>
          </table:table-cell>
          <table:table-cell table:style-name="ce22" office:value-type="float" office:value="2223.3969692" calcext:value-type="float">
            <text:p>2223.3969692</text:p>
          </table:table-cell>
          <table:table-cell table:style-name="ce22" office:value-type="float" office:value="2694.2944272" calcext:value-type="float">
            <text:p>2694.2944272</text:p>
          </table:table-cell>
          <table:table-cell table:style-name="ce22" office:value-type="float" office:value="51603.8260052" calcext:value-type="float">
            <text:p>51603.8260052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2" office:value-type="string" calcext:value-type="string">
            <text:p>none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9065.8725176" calcext:value-type="float">
            <text:p>9065.8725176</text:p>
          </table:table-cell>
          <table:table-cell table:style-name="ce22"/>
          <table:table-cell table:style-name="ce22" office:value-type="float" office:value="6587.4610856" calcext:value-type="float">
            <text:p>6587.4610856</text:p>
          </table:table-cell>
          <table:table-cell table:style-name="ce22" office:value-type="float" office:value="6164.832392" calcext:value-type="float">
            <text:p>6164.832392</text:p>
          </table:table-cell>
          <table:table-cell table:style-name="ce22" office:value-type="float" office:value="5910.8227816" calcext:value-type="float">
            <text:p>5910.8227816</text:p>
          </table:table-cell>
          <table:table-cell table:style-name="ce22" office:value-type="float" office:value="4908.7498968" calcext:value-type="float">
            <text:p>4908.7498968</text:p>
          </table:table-cell>
          <table:table-cell table:style-name="ce22" office:value-type="float" office:value="4289.3967448" calcext:value-type="float">
            <text:p>4289.3967448</text:p>
          </table:table-cell>
          <table:table-cell table:style-name="ce22" office:value-type="float" office:value="4990.4020352" calcext:value-type="float">
            <text:p>4990.4020352</text:p>
          </table:table-cell>
          <table:table-cell table:style-name="ce22" office:value-type="float" office:value="3554.3977808" calcext:value-type="float">
            <text:p>3554.3977808</text:p>
          </table:table-cell>
          <table:table-cell table:style-name="ce22" office:value-type="float" office:value="3642.6376504" calcext:value-type="float">
            <text:p>3642.6376504</text:p>
          </table:table-cell>
          <table:table-cell table:style-name="ce22" office:value-type="float" office:value="3274.4071168" calcext:value-type="float">
            <text:p>3274.4071168</text:p>
          </table:table-cell>
          <table:table-cell table:style-name="ce22" office:value-type="float" office:value="56052.3078496" calcext:value-type="float">
            <text:p>56052.3078496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2" office:value-type="string" calcext:value-type="string">
            <text:p>none</text:p>
          </table:table-cell>
          <table:table-cell table:style-name="ce22" office:value-type="string" calcext:value-type="string">
            <text:p>PRGa</text:p>
          </table:table-cell>
          <table:table-cell table:style-name="ce22" office:value-type="float" office:value="2316.1042367" calcext:value-type="float">
            <text:p>2316.1042367</text:p>
          </table:table-cell>
          <table:table-cell table:style-name="ce22" office:value-type="float" office:value="2101.3702818" calcext:value-type="float">
            <text:p>2101.3702818</text:p>
          </table:table-cell>
          <table:table-cell table:style-name="ce22" office:value-type="float" office:value="1971.0550112" calcext:value-type="float">
            <text:p>1971.0550112</text:p>
          </table:table-cell>
          <table:table-cell table:style-name="ce22" office:value-type="float" office:value="1403.6187556" calcext:value-type="float">
            <text:p>1403.6187556</text:p>
          </table:table-cell>
          <table:table-cell table:style-name="ce22" office:value-type="float" office:value="2417.4400258" calcext:value-type="float">
            <text:p>2417.4400258</text:p>
          </table:table-cell>
          <table:table-cell table:style-name="ce22" office:value-type="float" office:value="1993.180891" calcext:value-type="float">
            <text:p>1993.180891</text:p>
          </table:table-cell>
          <table:table-cell table:style-name="ce22" office:value-type="float" office:value="3615.9732732" calcext:value-type="float">
            <text:p>3615.9732732</text:p>
          </table:table-cell>
          <table:table-cell table:style-name="ce22" office:value-type="float" office:value="3404.830228" calcext:value-type="float">
            <text:p>3404.830228</text:p>
          </table:table-cell>
          <table:table-cell table:style-name="ce22" office:value-type="float" office:value="3313.299772" calcext:value-type="float">
            <text:p>3313.299772</text:p>
          </table:table-cell>
          <table:table-cell table:style-name="ce22" office:value-type="float" office:value="2689.674087" calcext:value-type="float">
            <text:p>2689.674087</text:p>
          </table:table-cell>
          <table:table-cell table:style-name="ce22" office:value-type="float" office:value="4319.4530342" calcext:value-type="float">
            <text:p>4319.4530342</text:p>
          </table:table-cell>
          <table:table-cell table:style-name="ce22" office:value-type="float" office:value="28017.953608" calcext:value-type="float">
            <text:p>28017.953608</text:p>
          </table:table-cell>
          <table:table-cell table:style-name="ce22"/>
          <table:table-cell table:style-name="ce22" office:value-type="string" calcext:value-type="string">
            <text:p>2023_02_17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Ga1</text:p>
          </table:table-cell>
          <table:table-cell office:value-type="float" office:value="1276.474883" calcext:value-type="float">
            <text:p>1276.474883</text:p>
          </table:table-cell>
          <table:table-cell/>
          <table:table-cell office:value-type="float" office:value="1326.7638062" calcext:value-type="float">
            <text:p>1326.7638062</text:p>
          </table:table-cell>
          <table:table-cell office:value-type="float" office:value="2171.2883542" calcext:value-type="float">
            <text:p>2171.2883542</text:p>
          </table:table-cell>
          <table:table-cell office:value-type="float" office:value="1973.4430642" calcext:value-type="float">
            <text:p>1973.4430642</text:p>
          </table:table-cell>
          <table:table-cell office:value-type="float" office:value="2741.1597046" calcext:value-type="float">
            <text:p>2741.1597046</text:p>
          </table:table-cell>
          <table:table-cell office:value-type="float" office:value="2437.9860736" calcext:value-type="float">
            <text:p>2437.9860736</text:p>
          </table:table-cell>
          <table:table-cell office:value-type="float" office:value="2380.346898" calcext:value-type="float">
            <text:p>2380.346898</text:p>
          </table:table-cell>
          <table:table-cell office:value-type="float" office:value="2539.7783858" calcext:value-type="float">
            <text:p>2539.7783858</text:p>
          </table:table-cell>
          <table:table-cell office:value-type="float" office:value="3128.0004126" calcext:value-type="float">
            <text:p>3128.0004126</text:p>
          </table:table-cell>
          <table:table-cell office:value-type="float" office:value="7686.8928454" calcext:value-type="float">
            <text:p>7686.8928454</text:p>
          </table:table-cell>
          <table:table-cell office:value-type="float" office:value="29527.5962598" calcext:value-type="float">
            <text:p>29527.5962598</text:p>
          </table:table-cell>
          <table:table-cell/>
          <table:table-cell office:value-type="string" calcext:value-type="string">
            <text:p>2022_02_17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PRGa1</text:p>
          </table:table-cell>
          <table:table-cell table:style-name="ce13" office:value-type="float" office:value="315.257638799999" calcext:value-type="float">
            <text:p>315.257638799999</text:p>
          </table:table-cell>
          <table:table-cell/>
          <table:table-cell table:style-name="ce13" office:value-type="float" office:value="529.201500399999" calcext:value-type="float">
            <text:p>529.201500399999</text:p>
          </table:table-cell>
          <table:table-cell table:style-name="ce13" office:value-type="float" office:value="355.8185718" calcext:value-type="float">
            <text:p>355.8185718</text:p>
          </table:table-cell>
          <table:table-cell table:style-name="ce13" office:value-type="float" office:value="254.9983402" calcext:value-type="float">
            <text:p>254.9983402</text:p>
          </table:table-cell>
          <table:table-cell table:style-name="ce13" office:value-type="float" office:value="373.420667" calcext:value-type="float">
            <text:p>373.420667</text:p>
          </table:table-cell>
          <table:table-cell table:style-name="ce26" office:value-type="float" office:value="291.7399168" calcext:value-type="float">
            <text:p>291.7399168</text:p>
          </table:table-cell>
          <table:table-cell table:style-name="ce26" office:value-type="float" office:value="474.9211186" calcext:value-type="float">
            <text:p>474.9211186</text:p>
          </table:table-cell>
          <table:table-cell table:style-name="ce26" office:value-type="float" office:value="282.284023999999" calcext:value-type="float">
            <text:p>282.284023999999</text:p>
          </table:table-cell>
          <table:table-cell table:style-name="ce26" office:value-type="float" office:value="460.0038946" calcext:value-type="float">
            <text:p>460.0038946</text:p>
          </table:table-cell>
          <table:table-cell table:style-name="ce26" office:value-type="float" office:value="336.730999799999" calcext:value-type="float">
            <text:p>336.730999799999</text:p>
          </table:table-cell>
          <table:table-cell table:style-name="ce26" office:value-type="float" office:value="17646.4091792" calcext:value-type="float">
            <text:p>17646.4091792</text:p>
          </table:table-cell>
          <table:table-cell/>
          <table:table-cell office:value-type="string" calcext:value-type="string">
            <text:p>2022_01_27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PRGa1</text:p>
          </table:table-cell>
          <table:table-cell table:style-name="ce13" office:value-type="float" office:value="564.4630607" calcext:value-type="float">
            <text:p>564.4630607</text:p>
          </table:table-cell>
          <table:table-cell/>
          <table:table-cell table:style-name="ce13" office:value-type="float" office:value="716.755795499999" calcext:value-type="float">
            <text:p>716.755795499999</text:p>
          </table:table-cell>
          <table:table-cell table:style-name="ce13" office:value-type="float" office:value="719.6878352" calcext:value-type="float">
            <text:p>719.6878352</text:p>
          </table:table-cell>
          <table:table-cell table:style-name="ce13" office:value-type="float" office:value="815.4380808" calcext:value-type="float">
            <text:p>815.4380808</text:p>
          </table:table-cell>
          <table:table-cell table:style-name="ce13" office:value-type="float" office:value="825.7774504" calcext:value-type="float">
            <text:p>825.7774504</text:p>
          </table:table-cell>
          <table:table-cell table:style-name="ce26" office:value-type="float" office:value="721.5757964" calcext:value-type="float">
            <text:p>721.5757964</text:p>
          </table:table-cell>
          <table:table-cell table:style-name="ce26" office:value-type="float" office:value="457.495758999999" calcext:value-type="float">
            <text:p>457.495758999999</text:p>
          </table:table-cell>
          <table:table-cell table:style-name="ce26" office:value-type="float" office:value="645.0167974" calcext:value-type="float">
            <text:p>645.0167974</text:p>
          </table:table-cell>
          <table:table-cell table:style-name="ce26" office:value-type="float" office:value="774.567621399999" calcext:value-type="float">
            <text:p>774.567621399999</text:p>
          </table:table-cell>
          <table:table-cell table:style-name="ce26" office:value-type="float" office:value="757.5862852" calcext:value-type="float">
            <text:p>757.5862852</text:p>
          </table:table-cell>
          <table:table-cell table:style-name="ce26" office:value-type="float" office:value="3199.1714838" calcext:value-type="float">
            <text:p>3199.1714838</text:p>
          </table:table-cell>
          <table:table-cell/>
          <table:table-cell office:value-type="string" calcext:value-type="string">
            <text:p>2021_10_2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PRGa1</text:p>
          </table:table-cell>
          <table:table-cell table:style-name="ce13" office:value-type="float" office:value="896.8198263" calcext:value-type="float">
            <text:p>896.8198263</text:p>
          </table:table-cell>
          <table:table-cell table:style-name="ce13"/>
          <table:table-cell table:style-name="ce13" office:value-type="float" office:value="601.3739706" calcext:value-type="float">
            <text:p>601.3739706</text:p>
          </table:table-cell>
          <table:table-cell table:style-name="ce13" office:value-type="float" office:value="726.7376435" calcext:value-type="float">
            <text:p>726.7376435</text:p>
          </table:table-cell>
          <table:table-cell table:style-name="ce13" office:value-type="float" office:value="742.53574" calcext:value-type="float">
            <text:p>742.53574</text:p>
          </table:table-cell>
          <table:table-cell table:style-name="ce13" office:value-type="float" office:value="572.6192484" calcext:value-type="float">
            <text:p>572.6192484</text:p>
          </table:table-cell>
          <table:table-cell table:style-name="ce26" office:value-type="float" office:value="735.192125" calcext:value-type="float">
            <text:p>735.192125</text:p>
          </table:table-cell>
          <table:table-cell table:style-name="ce26" office:value-type="float" office:value="550.8628482" calcext:value-type="float">
            <text:p>550.8628482</text:p>
          </table:table-cell>
          <table:table-cell table:style-name="ce26" office:value-type="float" office:value="636.8307708" calcext:value-type="float">
            <text:p>636.8307708</text:p>
          </table:table-cell>
          <table:table-cell table:style-name="ce26" office:value-type="float" office:value="712.1801554" calcext:value-type="float">
            <text:p>712.1801554</text:p>
          </table:table-cell>
          <table:table-cell table:style-name="ce26" office:value-type="float" office:value="838.6721662" calcext:value-type="float">
            <text:p>838.6721662</text:p>
          </table:table-cell>
          <table:table-cell table:style-name="ce26" office:value-type="float" office:value="1525.788955" calcext:value-type="float">
            <text:p>1525.788955</text:p>
          </table:table-cell>
          <table:table-cell table:style-name="ce26" office:value-type="float" office:value="805.3642464" calcext:value-type="float">
            <text:p>805.3642464</text:p>
          </table:table-cell>
          <table:table-cell office:value-type="string" calcext:value-type="string">
            <text:p>2021_10_13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PRGa1</text:p>
          </table:table-cell>
          <table:table-cell table:style-name="ce13" office:value-type="float" office:value="782.297754" calcext:value-type="float">
            <text:p>782.297754</text:p>
          </table:table-cell>
          <table:table-cell table:style-name="ce13"/>
          <table:table-cell table:style-name="ce13" office:value-type="float" office:value="675.2345478" calcext:value-type="float">
            <text:p>675.2345478</text:p>
          </table:table-cell>
          <table:table-cell table:style-name="ce13" office:value-type="float" office:value="612.1671192" calcext:value-type="float">
            <text:p>612.1671192</text:p>
          </table:table-cell>
          <table:table-cell table:style-name="ce13" office:value-type="float" office:value="885.350530799999" calcext:value-type="float">
            <text:p>885.350530799999</text:p>
          </table:table-cell>
          <table:table-cell table:style-name="ce13" office:value-type="float" office:value="530.0222252" calcext:value-type="float">
            <text:p>530.0222252</text:p>
          </table:table-cell>
          <table:table-cell table:style-name="ce26" office:value-type="float" office:value="846.095345399999" calcext:value-type="float">
            <text:p>846.095345399999</text:p>
          </table:table-cell>
          <table:table-cell table:style-name="ce26" office:value-type="float" office:value="951.223238399999" calcext:value-type="float">
            <text:p>951.223238399999</text:p>
          </table:table-cell>
          <table:table-cell table:style-name="ce26" office:value-type="float" office:value="770.0718848" calcext:value-type="float">
            <text:p>770.0718848</text:p>
          </table:table-cell>
          <table:table-cell table:style-name="ce26" office:value-type="float" office:value="1124.869107" calcext:value-type="float">
            <text:p>1124.869107</text:p>
          </table:table-cell>
          <table:table-cell table:style-name="ce26" office:value-type="float" office:value="1018.6768164" calcext:value-type="float">
            <text:p>1018.6768164</text:p>
          </table:table-cell>
          <table:table-cell table:style-name="ce26" office:value-type="float" office:value="2740.8409608" calcext:value-type="float">
            <text:p>2740.8409608</text:p>
          </table:table-cell>
          <table:table-cell table:style-name="ce26" office:value-type="string" calcext:value-type="string">
            <text:p>Masked</text:p>
          </table:table-cell>
          <table:table-cell office:value-type="string" calcext:value-type="string">
            <text:p>2021_10_15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PRGa1</text:p>
          </table:table-cell>
          <table:table-cell office:value-type="float" office:value="667.8019908" calcext:value-type="float">
            <text:p>667.8019908</text:p>
          </table:table-cell>
          <table:table-cell/>
          <table:table-cell office:value-type="float" office:value="628.468984" calcext:value-type="float">
            <text:p>628.468984</text:p>
          </table:table-cell>
          <table:table-cell office:value-type="float" office:value="504.2214124" calcext:value-type="float">
            <text:p>504.2214124</text:p>
          </table:table-cell>
          <table:table-cell office:value-type="float" office:value="786.0894764" calcext:value-type="float">
            <text:p>786.0894764</text:p>
          </table:table-cell>
          <table:table-cell office:value-type="float" office:value="539.570634" calcext:value-type="float">
            <text:p>539.570634</text:p>
          </table:table-cell>
          <table:table-cell office:value-type="float" office:value="801.5972736" calcext:value-type="float">
            <text:p>801.5972736</text:p>
          </table:table-cell>
          <table:table-cell office:value-type="float" office:value="566.6584804" calcext:value-type="float">
            <text:p>566.6584804</text:p>
          </table:table-cell>
          <table:table-cell office:value-type="float" office:value="757.3779288" calcext:value-type="float">
            <text:p>757.3779288</text:p>
          </table:table-cell>
          <table:table-cell office:value-type="float" office:value="590.6848728" calcext:value-type="float">
            <text:p>590.6848728</text:p>
          </table:table-cell>
          <table:table-cell office:value-type="float" office:value="1571.800948" calcext:value-type="float">
            <text:p>1571.800948</text:p>
          </table:table-cell>
          <table:table-cell office:value-type="float" office:value="20393.3328112" calcext:value-type="float">
            <text:p>20393.3328112</text:p>
          </table:table-cell>
          <table:table-cell table:style-name="ce26"/>
          <table:table-cell office:value-type="string" calcext:value-type="string">
            <text:p>2022_04_08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Ga1</text:p>
          </table:table-cell>
          <table:table-cell office:value-type="float" office:value="505.900304" calcext:value-type="float">
            <text:p>505.900304</text:p>
          </table:table-cell>
          <table:table-cell/>
          <table:table-cell office:value-type="float" office:value="626.7157234" calcext:value-type="float">
            <text:p>626.7157234</text:p>
          </table:table-cell>
          <table:table-cell office:value-type="float" office:value="657.8859654" calcext:value-type="float">
            <text:p>657.8859654</text:p>
          </table:table-cell>
          <table:table-cell office:value-type="float" office:value="480.702954" calcext:value-type="float">
            <text:p>480.702954</text:p>
          </table:table-cell>
          <table:table-cell office:value-type="float" office:value="546.5758712" calcext:value-type="float">
            <text:p>546.5758712</text:p>
          </table:table-cell>
          <table:table-cell office:value-type="float" office:value="511.0738684" calcext:value-type="float">
            <text:p>511.0738684</text:p>
          </table:table-cell>
          <table:table-cell office:value-type="float" office:value="374.042196" calcext:value-type="float">
            <text:p>374.042196</text:p>
          </table:table-cell>
          <table:table-cell office:value-type="float" office:value="730.2420748" calcext:value-type="float">
            <text:p>730.2420748</text:p>
          </table:table-cell>
          <table:table-cell office:value-type="float" office:value="478.2987264" calcext:value-type="float">
            <text:p>478.2987264</text:p>
          </table:table-cell>
          <table:table-cell office:value-type="float" office:value="2622.96566" calcext:value-type="float">
            <text:p>2622.96566</text:p>
          </table:table-cell>
          <table:table-cell office:value-type="float" office:value="36600.6942148" calcext:value-type="float">
            <text:p>36600.6942148</text:p>
          </table:table-cell>
          <table:table-cell/>
          <table:table-cell office:value-type="string" calcext:value-type="string">
            <text:p>2022_05_20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Ga2</text:p>
          </table:table-cell>
          <table:table-cell office:value-type="float" office:value="1692.1641342" calcext:value-type="float">
            <text:p>1692.1641342</text:p>
          </table:table-cell>
          <table:table-cell/>
          <table:table-cell office:value-type="float" office:value="2162.7922232" calcext:value-type="float">
            <text:p>2162.7922232</text:p>
          </table:table-cell>
          <table:table-cell office:value-type="float" office:value="1664.242171" calcext:value-type="float">
            <text:p>1664.242171</text:p>
          </table:table-cell>
          <table:table-cell office:value-type="float" office:value="1244.4600456" calcext:value-type="float">
            <text:p>1244.4600456</text:p>
          </table:table-cell>
          <table:table-cell office:value-type="float" office:value="1380.8656782" calcext:value-type="float">
            <text:p>1380.8656782</text:p>
          </table:table-cell>
          <table:table-cell office:value-type="float" office:value="1544.298962" calcext:value-type="float">
            <text:p>1544.298962</text:p>
          </table:table-cell>
          <table:table-cell office:value-type="float" office:value="2256.8121462" calcext:value-type="float">
            <text:p>2256.8121462</text:p>
          </table:table-cell>
          <table:table-cell office:value-type="float" office:value="1741.1335246" calcext:value-type="float">
            <text:p>1741.1335246</text:p>
          </table:table-cell>
          <table:table-cell office:value-type="float" office:value="1650.4153308" calcext:value-type="float">
            <text:p>1650.4153308</text:p>
          </table:table-cell>
          <table:table-cell office:value-type="float" office:value="4853.992548" calcext:value-type="float">
            <text:p>4853.992548</text:p>
          </table:table-cell>
          <table:table-cell office:value-type="float" office:value="25973.0493146" calcext:value-type="float">
            <text:p>25973.0493146</text:p>
          </table:table-cell>
          <table:table-cell/>
          <table:table-cell office:value-type="string" calcext:value-type="string">
            <text:p>2022_02_17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PRGa2</text:p>
          </table:table-cell>
          <table:table-cell table:style-name="ce13" office:value-type="float" office:value="273.649457199999" calcext:value-type="float">
            <text:p>273.649457199999</text:p>
          </table:table-cell>
          <table:table-cell/>
          <table:table-cell table:style-name="ce13" office:value-type="float" office:value="245.7987048" calcext:value-type="float">
            <text:p>245.7987048</text:p>
          </table:table-cell>
          <table:table-cell table:style-name="ce13" office:value-type="float" office:value="181.8660864" calcext:value-type="float">
            <text:p>181.8660864</text:p>
          </table:table-cell>
          <table:table-cell table:style-name="ce13" office:value-type="float" office:value="184.5067656" calcext:value-type="float">
            <text:p>184.5067656</text:p>
          </table:table-cell>
          <table:table-cell table:style-name="ce13" office:value-type="float" office:value="310.899420799999" calcext:value-type="float">
            <text:p>310.899420799999</text:p>
          </table:table-cell>
          <table:table-cell table:style-name="ce26" office:value-type="float" office:value="145.550145999999" calcext:value-type="float">
            <text:p>145.550145999999</text:p>
          </table:table-cell>
          <table:table-cell table:style-name="ce26" office:value-type="float" office:value="239.1328152" calcext:value-type="float">
            <text:p>239.1328152</text:p>
          </table:table-cell>
          <table:table-cell table:style-name="ce26" office:value-type="float" office:value="254.662104399999" calcext:value-type="float">
            <text:p>254.662104399999</text:p>
          </table:table-cell>
          <table:table-cell table:style-name="ce26" office:value-type="float" office:value="313.020244799999" calcext:value-type="float">
            <text:p>313.020244799999</text:p>
          </table:table-cell>
          <table:table-cell table:style-name="ce26" office:value-type="float" office:value="386.5532068" calcext:value-type="float">
            <text:p>386.5532068</text:p>
          </table:table-cell>
          <table:table-cell table:style-name="ce26" office:value-type="float" office:value="12171.4218627999" calcext:value-type="float">
            <text:p>12171.4218627999</text:p>
          </table:table-cell>
          <table:table-cell/>
          <table:table-cell office:value-type="string" calcext:value-type="string">
            <text:p>2022_01_27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PRGa2</text:p>
          </table:table-cell>
          <table:table-cell table:style-name="ce16" office:value-type="float" office:value="997.7857324" calcext:value-type="float">
            <text:p>997.7857324</text:p>
          </table:table-cell>
          <table:table-cell/>
          <table:table-cell table:style-name="ce13" office:value-type="float" office:value="1169.847235" calcext:value-type="float">
            <text:p>1169.847235</text:p>
          </table:table-cell>
          <table:table-cell table:style-name="ce13" office:value-type="float" office:value="1238.26785659999" calcext:value-type="float">
            <text:p>1238.26785659999</text:p>
          </table:table-cell>
          <table:table-cell table:style-name="ce13" office:value-type="float" office:value="805.1988048" calcext:value-type="float">
            <text:p>805.1988048</text:p>
          </table:table-cell>
          <table:table-cell table:style-name="ce13" office:value-type="float" office:value="728.205237" calcext:value-type="float">
            <text:p>728.205237</text:p>
          </table:table-cell>
          <table:table-cell table:style-name="ce26" office:value-type="float" office:value="821.8416404" calcext:value-type="float">
            <text:p>821.8416404</text:p>
          </table:table-cell>
          <table:table-cell table:style-name="ce26" office:value-type="float" office:value="788.3437614" calcext:value-type="float">
            <text:p>788.3437614</text:p>
          </table:table-cell>
          <table:table-cell table:style-name="ce26" office:value-type="float" office:value="724.340976" calcext:value-type="float">
            <text:p>724.340976</text:p>
          </table:table-cell>
          <table:table-cell table:style-name="ce26" office:value-type="float" office:value="669.352992" calcext:value-type="float">
            <text:p>669.352992</text:p>
          </table:table-cell>
          <table:table-cell table:style-name="ce26" office:value-type="float" office:value="759.197243599999" calcext:value-type="float">
            <text:p>759.197243599999</text:p>
          </table:table-cell>
          <table:table-cell table:style-name="ce26" office:value-type="float" office:value="1636.8690156" calcext:value-type="float">
            <text:p>1636.8690156</text:p>
          </table:table-cell>
          <table:table-cell/>
          <table:table-cell office:value-type="string" calcext:value-type="string">
            <text:p>2021_10_2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PRGa2</text:p>
          </table:table-cell>
          <table:table-cell table:style-name="ce13" office:value-type="float" office:value="668.5137148" calcext:value-type="float">
            <text:p>668.5137148</text:p>
          </table:table-cell>
          <table:table-cell table:style-name="ce13"/>
          <table:table-cell table:style-name="ce13" office:value-type="float" office:value="1053.530164" calcext:value-type="float">
            <text:p>1053.530164</text:p>
          </table:table-cell>
          <table:table-cell table:style-name="ce13" office:value-type="float" office:value="1021.393164" calcext:value-type="float">
            <text:p>1021.393164</text:p>
          </table:table-cell>
          <table:table-cell table:style-name="ce13" office:value-type="float" office:value="744.1004042" calcext:value-type="float">
            <text:p>744.1004042</text:p>
          </table:table-cell>
          <table:table-cell table:style-name="ce13" office:value-type="float" office:value="917.3280366" calcext:value-type="float">
            <text:p>917.3280366</text:p>
          </table:table-cell>
          <table:table-cell table:style-name="ce26" office:value-type="float" office:value="540.8756934" calcext:value-type="float">
            <text:p>540.8756934</text:p>
          </table:table-cell>
          <table:table-cell table:style-name="ce26" office:value-type="float" office:value="707.8420852" calcext:value-type="float">
            <text:p>707.8420852</text:p>
          </table:table-cell>
          <table:table-cell table:style-name="ce26" office:value-type="float" office:value="1005.181779" calcext:value-type="float">
            <text:p>1005.181779</text:p>
          </table:table-cell>
          <table:table-cell table:style-name="ce26" office:value-type="float" office:value="667.851587" calcext:value-type="float">
            <text:p>667.851587</text:p>
          </table:table-cell>
          <table:table-cell table:style-name="ce26" office:value-type="float" office:value="1080.808901" calcext:value-type="float">
            <text:p>1080.808901</text:p>
          </table:table-cell>
          <table:table-cell table:style-name="ce26" office:value-type="float" office:value="1459.384939" calcext:value-type="float">
            <text:p>1459.384939</text:p>
          </table:table-cell>
          <table:table-cell table:style-name="ce26" office:value-type="float" office:value="109634.67" calcext:value-type="float">
            <text:p>109634.67</text:p>
          </table:table-cell>
          <table:table-cell office:value-type="string" calcext:value-type="string">
            <text:p>2021_10_13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PRGa2</text:p>
          </table:table-cell>
          <table:table-cell table:style-name="ce13" office:value-type="float" office:value="750.663650799999" calcext:value-type="float">
            <text:p>750.663650799999</text:p>
          </table:table-cell>
          <table:table-cell table:style-name="ce13"/>
          <table:table-cell table:style-name="ce13" office:value-type="float" office:value="1178.00486499999" calcext:value-type="float">
            <text:p>1178.00486499999</text:p>
          </table:table-cell>
          <table:table-cell table:style-name="ce13" office:value-type="float" office:value="1234.365007" calcext:value-type="float">
            <text:p>1234.365007</text:p>
          </table:table-cell>
          <table:table-cell table:style-name="ce13" office:value-type="float" office:value="1088.5803036" calcext:value-type="float">
            <text:p>1088.5803036</text:p>
          </table:table-cell>
          <table:table-cell table:style-name="ce13" office:value-type="float" office:value="956.141996" calcext:value-type="float">
            <text:p>956.141996</text:p>
          </table:table-cell>
          <table:table-cell table:style-name="ce26" office:value-type="float" office:value="748.8510436" calcext:value-type="float">
            <text:p>748.8510436</text:p>
          </table:table-cell>
          <table:table-cell table:style-name="ce26" office:value-type="float" office:value="786.553446999999" calcext:value-type="float">
            <text:p>786.553446999999</text:p>
          </table:table-cell>
          <table:table-cell table:style-name="ce26" office:value-type="float" office:value="870.1750508" calcext:value-type="float">
            <text:p>870.1750508</text:p>
          </table:table-cell>
          <table:table-cell table:style-name="ce26" office:value-type="float" office:value="1043.7181704" calcext:value-type="float">
            <text:p>1043.7181704</text:p>
          </table:table-cell>
          <table:table-cell table:style-name="ce26" office:value-type="float" office:value="1274.506513" calcext:value-type="float">
            <text:p>1274.506513</text:p>
          </table:table-cell>
          <table:table-cell table:style-name="ce26" office:value-type="float" office:value="2852.7878926" calcext:value-type="float">
            <text:p>2852.7878926</text:p>
          </table:table-cell>
          <table:table-cell table:style-name="ce26" office:value-type="string" calcext:value-type="string">
            <text:p>Masked</text:p>
          </table:table-cell>
          <table:table-cell office:value-type="string" calcext:value-type="string">
            <text:p>2021_10_15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PRGa2</text:p>
          </table:table-cell>
          <table:table-cell office:value-type="float" office:value="319.99443" calcext:value-type="float">
            <text:p>319.99443</text:p>
          </table:table-cell>
          <table:table-cell/>
          <table:table-cell office:value-type="float" office:value="505.3155984" calcext:value-type="float">
            <text:p>505.3155984</text:p>
          </table:table-cell>
          <table:table-cell office:value-type="float" office:value="444.583524" calcext:value-type="float">
            <text:p>444.583524</text:p>
          </table:table-cell>
          <table:table-cell office:value-type="float" office:value="362.6227824" calcext:value-type="float">
            <text:p>362.6227824</text:p>
          </table:table-cell>
          <table:table-cell office:value-type="float" office:value="389.7131068" calcext:value-type="float">
            <text:p>389.7131068</text:p>
          </table:table-cell>
          <table:table-cell office:value-type="float" office:value="333.6517888" calcext:value-type="float">
            <text:p>333.6517888</text:p>
          </table:table-cell>
          <table:table-cell office:value-type="float" office:value="398.3065332" calcext:value-type="float">
            <text:p>398.3065332</text:p>
          </table:table-cell>
          <table:table-cell office:value-type="float" office:value="589.8747104" calcext:value-type="float">
            <text:p>589.8747104</text:p>
          </table:table-cell>
          <table:table-cell office:value-type="float" office:value="679.4580288" calcext:value-type="float">
            <text:p>679.4580288</text:p>
          </table:table-cell>
          <table:table-cell office:value-type="float" office:value="1269.3416028" calcext:value-type="float">
            <text:p>1269.3416028</text:p>
          </table:table-cell>
          <table:table-cell office:value-type="float" office:value="13649.10063" calcext:value-type="float">
            <text:p>13649.10063</text:p>
          </table:table-cell>
          <table:table-cell table:style-name="ce26"/>
          <table:table-cell office:value-type="string" calcext:value-type="string">
            <text:p>2022_04_08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Ga2</text:p>
          </table:table-cell>
          <table:table-cell office:value-type="float" office:value="830.61549" calcext:value-type="float">
            <text:p>830.61549</text:p>
          </table:table-cell>
          <table:table-cell/>
          <table:table-cell office:value-type="float" office:value="617.0900904" calcext:value-type="float">
            <text:p>617.0900904</text:p>
          </table:table-cell>
          <table:table-cell office:value-type="float" office:value="788.5305032" calcext:value-type="float">
            <text:p>788.5305032</text:p>
          </table:table-cell>
          <table:table-cell office:value-type="float" office:value="1014.8292484" calcext:value-type="float">
            <text:p>1014.8292484</text:p>
          </table:table-cell>
          <table:table-cell office:value-type="float" office:value="447.4020228" calcext:value-type="float">
            <text:p>447.4020228</text:p>
          </table:table-cell>
          <table:table-cell office:value-type="float" office:value="721.8161032" calcext:value-type="float">
            <text:p>721.8161032</text:p>
          </table:table-cell>
          <table:table-cell office:value-type="float" office:value="704.9493316" calcext:value-type="float">
            <text:p>704.9493316</text:p>
          </table:table-cell>
          <table:table-cell office:value-type="float" office:value="858.0052928" calcext:value-type="float">
            <text:p>858.0052928</text:p>
          </table:table-cell>
          <table:table-cell office:value-type="float" office:value="927.745752" calcext:value-type="float">
            <text:p>927.745752</text:p>
          </table:table-cell>
          <table:table-cell office:value-type="float" office:value="3568.2545452" calcext:value-type="float">
            <text:p>3568.2545452</text:p>
          </table:table-cell>
          <table:table-cell office:value-type="float" office:value="55443.6457956" calcext:value-type="float">
            <text:p>55443.6457956</text:p>
          </table:table-cell>
          <table:table-cell/>
          <table:table-cell office:value-type="string" calcext:value-type="string">
            <text:p>2022_05_20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Ga3</text:p>
          </table:table-cell>
          <table:table-cell office:value-type="float" office:value="1215.4555256" calcext:value-type="float">
            <text:p>1215.4555256</text:p>
          </table:table-cell>
          <table:table-cell/>
          <table:table-cell office:value-type="float" office:value="1770.7650688" calcext:value-type="float">
            <text:p>1770.7650688</text:p>
          </table:table-cell>
          <table:table-cell office:value-type="float" office:value="2067.8655778" calcext:value-type="float">
            <text:p>2067.8655778</text:p>
          </table:table-cell>
          <table:table-cell office:value-type="float" office:value="2158.0960186" calcext:value-type="float">
            <text:p>2158.0960186</text:p>
          </table:table-cell>
          <table:table-cell office:value-type="float" office:value="2348.6021218" calcext:value-type="float">
            <text:p>2348.6021218</text:p>
          </table:table-cell>
          <table:table-cell office:value-type="float" office:value="2431.560132" calcext:value-type="float">
            <text:p>2431.560132</text:p>
          </table:table-cell>
          <table:table-cell office:value-type="float" office:value="3198.1467126" calcext:value-type="float">
            <text:p>3198.1467126</text:p>
          </table:table-cell>
          <table:table-cell office:value-type="float" office:value="3148.4449952" calcext:value-type="float">
            <text:p>3148.4449952</text:p>
          </table:table-cell>
          <table:table-cell office:value-type="float" office:value="2880.481702" calcext:value-type="float">
            <text:p>2880.481702</text:p>
          </table:table-cell>
          <table:table-cell office:value-type="float" office:value="7209.8544616" calcext:value-type="float">
            <text:p>7209.8544616</text:p>
          </table:table-cell>
          <table:table-cell office:value-type="float" office:value="21613.5400592" calcext:value-type="float">
            <text:p>21613.5400592</text:p>
          </table:table-cell>
          <table:table-cell/>
          <table:table-cell office:value-type="string" calcext:value-type="string">
            <text:p>2022_02_17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PRGa3</text:p>
          </table:table-cell>
          <table:table-cell table:style-name="ce13" office:value-type="float" office:value="200.961328399999" calcext:value-type="float">
            <text:p>200.961328399999</text:p>
          </table:table-cell>
          <table:table-cell/>
          <table:table-cell table:style-name="ce13" office:value-type="float" office:value="226.176014" calcext:value-type="float">
            <text:p>226.176014</text:p>
          </table:table-cell>
          <table:table-cell table:style-name="ce13" office:value-type="float" office:value="219.9138696" calcext:value-type="float">
            <text:p>219.9138696</text:p>
          </table:table-cell>
          <table:table-cell table:style-name="ce13" office:value-type="float" office:value="400.941383999999" calcext:value-type="float">
            <text:p>400.941383999999</text:p>
          </table:table-cell>
          <table:table-cell table:style-name="ce13" office:value-type="float" office:value="316.0414564" calcext:value-type="float">
            <text:p>316.0414564</text:p>
          </table:table-cell>
          <table:table-cell table:style-name="ce26" office:value-type="float" office:value="276.400903999999" calcext:value-type="float">
            <text:p>276.400903999999</text:p>
          </table:table-cell>
          <table:table-cell table:style-name="ce26" office:value-type="float" office:value="163.3650552" calcext:value-type="float">
            <text:p>163.3650552</text:p>
          </table:table-cell>
          <table:table-cell table:style-name="ce26" office:value-type="float" office:value="524.8490092" calcext:value-type="float">
            <text:p>524.8490092</text:p>
          </table:table-cell>
          <table:table-cell table:style-name="ce26" office:value-type="float" office:value="437.176911199999" calcext:value-type="float">
            <text:p>437.176911199999</text:p>
          </table:table-cell>
          <table:table-cell table:style-name="ce26" office:value-type="float" office:value="416.3878656" calcext:value-type="float">
            <text:p>416.3878656</text:p>
          </table:table-cell>
          <table:table-cell table:style-name="ce26" office:value-type="float" office:value="8145.3919008" calcext:value-type="float">
            <text:p>8145.3919008</text:p>
          </table:table-cell>
          <table:table-cell/>
          <table:table-cell office:value-type="string" calcext:value-type="string">
            <text:p>2022_01_27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PRGa3</text:p>
          </table:table-cell>
          <table:table-cell table:style-name="ce13" office:value-type="float" office:value="886.3285088" calcext:value-type="float">
            <text:p>886.3285088</text:p>
          </table:table-cell>
          <table:table-cell/>
          <table:table-cell table:style-name="ce13" office:value-type="float" office:value="873.574515199999" calcext:value-type="float">
            <text:p>873.574515199999</text:p>
          </table:table-cell>
          <table:table-cell table:style-name="ce13" office:value-type="float" office:value="917.6074992" calcext:value-type="float">
            <text:p>917.6074992</text:p>
          </table:table-cell>
          <table:table-cell table:style-name="ce13" office:value-type="float" office:value="930.045652399999" calcext:value-type="float">
            <text:p>930.045652399999</text:p>
          </table:table-cell>
          <table:table-cell table:style-name="ce13" office:value-type="float" office:value="951.010105199999" calcext:value-type="float">
            <text:p>951.010105199999</text:p>
          </table:table-cell>
          <table:table-cell table:style-name="ce26" office:value-type="float" office:value="879.98773" calcext:value-type="float">
            <text:p>879.98773</text:p>
          </table:table-cell>
          <table:table-cell table:style-name="ce26" office:value-type="float" office:value="880.106329999999" calcext:value-type="float">
            <text:p>880.106329999999</text:p>
          </table:table-cell>
          <table:table-cell table:style-name="ce26" office:value-type="float" office:value="1050.477384" calcext:value-type="float">
            <text:p>1050.477384</text:p>
          </table:table-cell>
          <table:table-cell table:style-name="ce26" office:value-type="float" office:value="1184.6704936" calcext:value-type="float">
            <text:p>1184.6704936</text:p>
          </table:table-cell>
          <table:table-cell table:style-name="ce26" office:value-type="float" office:value="955.3377224" calcext:value-type="float">
            <text:p>955.3377224</text:p>
          </table:table-cell>
          <table:table-cell table:style-name="ce26" office:value-type="float" office:value="3211.9473804" calcext:value-type="float">
            <text:p>3211.9473804</text:p>
          </table:table-cell>
          <table:table-cell/>
          <table:table-cell office:value-type="string" calcext:value-type="string">
            <text:p>2021_10_2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PRGa3</text:p>
          </table:table-cell>
          <table:table-cell table:style-name="ce13" office:value-type="float" office:value="541.3202516" calcext:value-type="float">
            <text:p>541.3202516</text:p>
          </table:table-cell>
          <table:table-cell table:style-name="ce13"/>
          <table:table-cell table:style-name="ce13" office:value-type="float" office:value="701.7381426" calcext:value-type="float">
            <text:p>701.7381426</text:p>
          </table:table-cell>
          <table:table-cell table:style-name="ce13" office:value-type="float" office:value="625.496822" calcext:value-type="float">
            <text:p>625.496822</text:p>
          </table:table-cell>
          <table:table-cell table:style-name="ce13" office:value-type="float" office:value="873.574182" calcext:value-type="float">
            <text:p>873.574182</text:p>
          </table:table-cell>
          <table:table-cell table:style-name="ce13" office:value-type="float" office:value="675.9105914" calcext:value-type="float">
            <text:p>675.9105914</text:p>
          </table:table-cell>
          <table:table-cell table:style-name="ce26" office:value-type="float" office:value="991.879485" calcext:value-type="float">
            <text:p>991.879485</text:p>
          </table:table-cell>
          <table:table-cell table:style-name="ce26" office:value-type="float" office:value="657.8128426" calcext:value-type="float">
            <text:p>657.8128426</text:p>
          </table:table-cell>
          <table:table-cell table:style-name="ce26" office:value-type="float" office:value="914.9440484" calcext:value-type="float">
            <text:p>914.9440484</text:p>
          </table:table-cell>
          <table:table-cell table:style-name="ce26" office:value-type="float" office:value="842.1102596" calcext:value-type="float">
            <text:p>842.1102596</text:p>
          </table:table-cell>
          <table:table-cell table:style-name="ce26" office:value-type="float" office:value="814.1818284" calcext:value-type="float">
            <text:p>814.1818284</text:p>
          </table:table-cell>
          <table:table-cell table:style-name="ce26" office:value-type="float" office:value="1412.034783" calcext:value-type="float">
            <text:p>1412.034783</text:p>
          </table:table-cell>
          <table:table-cell table:style-name="ce26" office:value-type="string" calcext:value-type="string">
            <text:p>Masked</text:p>
          </table:table-cell>
          <table:table-cell office:value-type="string" calcext:value-type="string">
            <text:p>2021_10_13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PRGa3</text:p>
          </table:table-cell>
          <table:table-cell table:style-name="ce13" office:value-type="float" office:value="777.4542522" calcext:value-type="float">
            <text:p>777.4542522</text:p>
          </table:table-cell>
          <table:table-cell table:style-name="ce13"/>
          <table:table-cell table:style-name="ce13" office:value-type="float" office:value="1426.18600279999" calcext:value-type="float">
            <text:p>1426.18600279999</text:p>
          </table:table-cell>
          <table:table-cell table:style-name="ce13" office:value-type="float" office:value="1312.9563018" calcext:value-type="float">
            <text:p>1312.9563018</text:p>
          </table:table-cell>
          <table:table-cell table:style-name="ce13" office:value-type="float" office:value="898.8234592" calcext:value-type="float">
            <text:p>898.8234592</text:p>
          </table:table-cell>
          <table:table-cell table:style-name="ce13" office:value-type="float" office:value="1140.7654358" calcext:value-type="float">
            <text:p>1140.7654358</text:p>
          </table:table-cell>
          <table:table-cell table:style-name="ce26" office:value-type="float" office:value="1294.4457084" calcext:value-type="float">
            <text:p>1294.4457084</text:p>
          </table:table-cell>
          <table:table-cell table:style-name="ce26" office:value-type="float" office:value="1305.79589279999" calcext:value-type="float">
            <text:p>1305.79589279999</text:p>
          </table:table-cell>
          <table:table-cell table:style-name="ce26" office:value-type="float" office:value="1592.6057468" calcext:value-type="float">
            <text:p>1592.6057468</text:p>
          </table:table-cell>
          <table:table-cell table:style-name="ce26" office:value-type="float" office:value="1598.5556908" calcext:value-type="float">
            <text:p>1598.5556908</text:p>
          </table:table-cell>
          <table:table-cell table:style-name="ce26" office:value-type="float" office:value="1333.150676" calcext:value-type="float">
            <text:p>1333.150676</text:p>
          </table:table-cell>
          <table:table-cell table:style-name="ce26" office:value-type="float" office:value="2990.08911119999" calcext:value-type="float">
            <text:p>2990.08911119999</text:p>
          </table:table-cell>
          <table:table-cell table:style-name="ce26" office:value-type="string" calcext:value-type="string">
            <text:p>Masked</text:p>
          </table:table-cell>
          <table:table-cell office:value-type="string" calcext:value-type="string">
            <text:p>2021_10_15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PRGa3</text:p>
          </table:table-cell>
          <table:table-cell office:value-type="float" office:value="612.2191656" calcext:value-type="float">
            <text:p>612.2191656</text:p>
          </table:table-cell>
          <table:table-cell/>
          <table:table-cell office:value-type="float" office:value="907.1165988" calcext:value-type="float">
            <text:p>907.1165988</text:p>
          </table:table-cell>
          <table:table-cell office:value-type="float" office:value="613.3155732" calcext:value-type="float">
            <text:p>613.3155732</text:p>
          </table:table-cell>
          <table:table-cell office:value-type="float" office:value="825.1070532" calcext:value-type="float">
            <text:p>825.1070532</text:p>
          </table:table-cell>
          <table:table-cell office:value-type="float" office:value="798.4993964" calcext:value-type="float">
            <text:p>798.4993964</text:p>
          </table:table-cell>
          <table:table-cell office:value-type="float" office:value="728.3335144" calcext:value-type="float">
            <text:p>728.3335144</text:p>
          </table:table-cell>
          <table:table-cell office:value-type="float" office:value="874.672976" calcext:value-type="float">
            <text:p>874.672976</text:p>
          </table:table-cell>
          <table:table-cell office:value-type="float" office:value="720.0827264" calcext:value-type="float">
            <text:p>720.0827264</text:p>
          </table:table-cell>
          <table:table-cell office:value-type="float" office:value="951.5665512" calcext:value-type="float">
            <text:p>951.5665512</text:p>
          </table:table-cell>
          <table:table-cell office:value-type="float" office:value="2285.5442968" calcext:value-type="float">
            <text:p>2285.5442968</text:p>
          </table:table-cell>
          <table:table-cell office:value-type="float" office:value="8941.105058" calcext:value-type="float">
            <text:p>8941.105058</text:p>
          </table:table-cell>
          <table:table-cell table:style-name="ce26"/>
          <table:table-cell office:value-type="string" calcext:value-type="string">
            <text:p>2022_04_08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Ga3</text:p>
          </table:table-cell>
          <table:table-cell office:value-type="float" office:value="694.296697" calcext:value-type="float">
            <text:p>694.296697</text:p>
          </table:table-cell>
          <table:table-cell/>
          <table:table-cell office:value-type="float" office:value="565.43598" calcext:value-type="float">
            <text:p>565.43598</text:p>
          </table:table-cell>
          <table:table-cell office:value-type="float" office:value="891.1275532" calcext:value-type="float">
            <text:p>891.1275532</text:p>
          </table:table-cell>
          <table:table-cell office:value-type="float" office:value="740.3426836" calcext:value-type="float">
            <text:p>740.3426836</text:p>
          </table:table-cell>
          <table:table-cell office:value-type="float" office:value="516.489704" calcext:value-type="float">
            <text:p>516.489704</text:p>
          </table:table-cell>
          <table:table-cell office:value-type="float" office:value="1272.44868" calcext:value-type="float">
            <text:p>1272.44868</text:p>
          </table:table-cell>
          <table:table-cell office:value-type="float" office:value="584.2026976" calcext:value-type="float">
            <text:p>584.2026976</text:p>
          </table:table-cell>
          <table:table-cell office:value-type="float" office:value="1354.6424644" calcext:value-type="float">
            <text:p>1354.6424644</text:p>
          </table:table-cell>
          <table:table-cell office:value-type="float" office:value="1030.7569688" calcext:value-type="float">
            <text:p>1030.7569688</text:p>
          </table:table-cell>
          <table:table-cell office:value-type="float" office:value="3720.1010176" calcext:value-type="float">
            <text:p>3720.1010176</text:p>
          </table:table-cell>
          <table:table-cell office:value-type="float" office:value="39312.3742152" calcext:value-type="float">
            <text:p>39312.3742152</text:p>
          </table:table-cell>
          <table:table-cell/>
          <table:table-cell office:value-type="string" calcext:value-type="string">
            <text:p>2022_05_20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Ga4</text:p>
          </table:table-cell>
          <table:table-cell office:value-type="float" office:value="1102.2712416" calcext:value-type="float">
            <text:p>1102.2712416</text:p>
          </table:table-cell>
          <table:table-cell/>
          <table:table-cell office:value-type="float" office:value="1658.1778436" calcext:value-type="float">
            <text:p>1658.1778436</text:p>
          </table:table-cell>
          <table:table-cell office:value-type="float" office:value="1522.6006496" calcext:value-type="float">
            <text:p>1522.6006496</text:p>
          </table:table-cell>
          <table:table-cell office:value-type="float" office:value="1579.4575144" calcext:value-type="float">
            <text:p>1579.4575144</text:p>
          </table:table-cell>
          <table:table-cell office:value-type="float" office:value="1258.3623052" calcext:value-type="float">
            <text:p>1258.3623052</text:p>
          </table:table-cell>
          <table:table-cell office:value-type="float" office:value="1946.3659336" calcext:value-type="float">
            <text:p>1946.3659336</text:p>
          </table:table-cell>
          <table:table-cell office:value-type="float" office:value="1410.7252204" calcext:value-type="float">
            <text:p>1410.7252204</text:p>
          </table:table-cell>
          <table:table-cell office:value-type="float" office:value="1518.65343" calcext:value-type="float">
            <text:p>1518.65343</text:p>
          </table:table-cell>
          <table:table-cell office:value-type="float" office:value="1334.0584336" calcext:value-type="float">
            <text:p>1334.0584336</text:p>
          </table:table-cell>
          <table:table-cell office:value-type="float" office:value="4016.9743324" calcext:value-type="float">
            <text:p>4016.9743324</text:p>
          </table:table-cell>
          <table:table-cell office:value-type="float" office:value="24781.6138688" calcext:value-type="float">
            <text:p>24781.6138688</text:p>
          </table:table-cell>
          <table:table-cell/>
          <table:table-cell office:value-type="string" calcext:value-type="string">
            <text:p>2022_02_17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PRGa4</text:p>
          </table:table-cell>
          <table:table-cell table:style-name="ce13" office:value-type="float" office:value="162.941310399999" calcext:value-type="float">
            <text:p>162.941310399999</text:p>
          </table:table-cell>
          <table:table-cell/>
          <table:table-cell table:style-name="ce13" office:value-type="float" office:value="174.694811199999" calcext:value-type="float">
            <text:p>174.694811199999</text:p>
          </table:table-cell>
          <table:table-cell table:style-name="ce13" office:value-type="float" office:value="202.3070232" calcext:value-type="float">
            <text:p>202.3070232</text:p>
          </table:table-cell>
          <table:table-cell table:style-name="ce13" office:value-type="float" office:value="163.647512" calcext:value-type="float">
            <text:p>163.647512</text:p>
          </table:table-cell>
          <table:table-cell table:style-name="ce13" office:value-type="float" office:value="346.8379712" calcext:value-type="float">
            <text:p>346.8379712</text:p>
          </table:table-cell>
          <table:table-cell table:style-name="ce26" office:value-type="float" office:value="326.470547199999" calcext:value-type="float">
            <text:p>326.470547199999</text:p>
          </table:table-cell>
          <table:table-cell table:style-name="ce26" office:value-type="float" office:value="128.463895999999" calcext:value-type="float">
            <text:p>128.463895999999</text:p>
          </table:table-cell>
          <table:table-cell table:style-name="ce26" office:value-type="float" office:value="118.7367" calcext:value-type="float">
            <text:p>118.7367</text:p>
          </table:table-cell>
          <table:table-cell table:style-name="ce26" office:value-type="float" office:value="109.699007999999" calcext:value-type="float">
            <text:p>109.699007999999</text:p>
          </table:table-cell>
          <table:table-cell table:style-name="ce26" office:value-type="float" office:value="255.908543999999" calcext:value-type="float">
            <text:p>255.908543999999</text:p>
          </table:table-cell>
          <table:table-cell table:style-name="ce26" office:value-type="float" office:value="12935.5330043999" calcext:value-type="float">
            <text:p>12935.5330043999</text:p>
          </table:table-cell>
          <table:table-cell/>
          <table:table-cell office:value-type="string" calcext:value-type="string">
            <text:p>2022_01_27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PRGa4</text:p>
          </table:table-cell>
          <table:table-cell table:style-name="ce13" office:value-type="float" office:value="1232.43846" calcext:value-type="float">
            <text:p>1232.43846</text:p>
          </table:table-cell>
          <table:table-cell/>
          <table:table-cell table:style-name="ce13" office:value-type="float" office:value="1351.484458" calcext:value-type="float">
            <text:p>1351.484458</text:p>
          </table:table-cell>
          <table:table-cell table:style-name="ce13" office:value-type="float" office:value="1209.75910599999" calcext:value-type="float">
            <text:p>1209.75910599999</text:p>
          </table:table-cell>
          <table:table-cell table:style-name="ce13" office:value-type="float" office:value="1061.6221132" calcext:value-type="float">
            <text:p>1061.6221132</text:p>
          </table:table-cell>
          <table:table-cell table:style-name="ce13" office:value-type="float" office:value="655.044785999999" calcext:value-type="float">
            <text:p>655.044785999999</text:p>
          </table:table-cell>
          <table:table-cell table:style-name="ce26" office:value-type="float" office:value="640.9667124" calcext:value-type="float">
            <text:p>640.9667124</text:p>
          </table:table-cell>
          <table:table-cell table:style-name="ce26" office:value-type="float" office:value="653.203903999999" calcext:value-type="float">
            <text:p>653.203903999999</text:p>
          </table:table-cell>
          <table:table-cell table:style-name="ce26" office:value-type="float" office:value="659.168894" calcext:value-type="float">
            <text:p>659.168894</text:p>
          </table:table-cell>
          <table:table-cell table:style-name="ce26" office:value-type="float" office:value="790.529390399999" calcext:value-type="float">
            <text:p>790.529390399999</text:p>
          </table:table-cell>
          <table:table-cell table:style-name="ce26" office:value-type="float" office:value="766.673692399999" calcext:value-type="float">
            <text:p>766.673692399999</text:p>
          </table:table-cell>
          <table:table-cell table:style-name="ce26" office:value-type="float" office:value="1388.72225399999" calcext:value-type="float">
            <text:p>1388.72225399999</text:p>
          </table:table-cell>
          <table:table-cell/>
          <table:table-cell office:value-type="string" calcext:value-type="string">
            <text:p>2021_10_2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PRGa4</text:p>
          </table:table-cell>
          <table:table-cell table:style-name="ce13" office:value-type="float" office:value="803.045232" calcext:value-type="float">
            <text:p>803.045232</text:p>
          </table:table-cell>
          <table:table-cell table:style-name="ce13"/>
          <table:table-cell table:style-name="ce13" office:value-type="float" office:value="1837.226268" calcext:value-type="float">
            <text:p>1837.226268</text:p>
          </table:table-cell>
          <table:table-cell table:style-name="ce13" office:value-type="float" office:value="817.2386816" calcext:value-type="float">
            <text:p>817.2386816</text:p>
          </table:table-cell>
          <table:table-cell table:style-name="ce13" office:value-type="float" office:value="884.2881444" calcext:value-type="float">
            <text:p>884.2881444</text:p>
          </table:table-cell>
          <table:table-cell table:style-name="ce13" office:value-type="float" office:value="1157.761855" calcext:value-type="float">
            <text:p>1157.761855</text:p>
          </table:table-cell>
          <table:table-cell table:style-name="ce26" office:value-type="float" office:value="749.0957788" calcext:value-type="float">
            <text:p>749.0957788</text:p>
          </table:table-cell>
          <table:table-cell table:style-name="ce26" office:value-type="float" office:value="762.9571232" calcext:value-type="float">
            <text:p>762.9571232</text:p>
          </table:table-cell>
          <table:table-cell table:style-name="ce26" office:value-type="float" office:value="1032.30295" calcext:value-type="float">
            <text:p>1032.30295</text:p>
          </table:table-cell>
          <table:table-cell table:style-name="ce26" office:value-type="float" office:value="783.4771444" calcext:value-type="float">
            <text:p>783.4771444</text:p>
          </table:table-cell>
          <table:table-cell table:style-name="ce26" office:value-type="float" office:value="890.389168" calcext:value-type="float">
            <text:p>890.389168</text:p>
          </table:table-cell>
          <table:table-cell table:style-name="ce26" office:value-type="float" office:value="1049.475097" calcext:value-type="float">
            <text:p>1049.475097</text:p>
          </table:table-cell>
          <table:table-cell table:style-name="ce26" office:value-type="string" calcext:value-type="string">
            <text:p>Masked</text:p>
          </table:table-cell>
          <table:table-cell office:value-type="string" calcext:value-type="string">
            <text:p>2021_10_13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PRGa4</text:p>
          </table:table-cell>
          <table:table-cell table:style-name="ce13" office:value-type="float" office:value="1007.75836799999" calcext:value-type="float">
            <text:p>1007.75836799999</text:p>
          </table:table-cell>
          <table:table-cell table:style-name="ce13"/>
          <table:table-cell table:style-name="ce13" office:value-type="float" office:value="875.705921599999" calcext:value-type="float">
            <text:p>875.705921599999</text:p>
          </table:table-cell>
          <table:table-cell table:style-name="ce13" office:value-type="float" office:value="621.6196864" calcext:value-type="float">
            <text:p>621.6196864</text:p>
          </table:table-cell>
          <table:table-cell table:style-name="ce13" office:value-type="float" office:value="843.556302799999" calcext:value-type="float">
            <text:p>843.556302799999</text:p>
          </table:table-cell>
          <table:table-cell table:style-name="ce13" office:value-type="float" office:value="823.9490208" calcext:value-type="float">
            <text:p>823.9490208</text:p>
          </table:table-cell>
          <table:table-cell table:style-name="ce26" office:value-type="float" office:value="906.0810452" calcext:value-type="float">
            <text:p>906.0810452</text:p>
          </table:table-cell>
          <table:table-cell table:style-name="ce26" office:value-type="float" office:value="677.331925599999" calcext:value-type="float">
            <text:p>677.331925599999</text:p>
          </table:table-cell>
          <table:table-cell table:style-name="ce26" office:value-type="float" office:value="1026.49224879999" calcext:value-type="float">
            <text:p>1026.49224879999</text:p>
          </table:table-cell>
          <table:table-cell table:style-name="ce26" office:value-type="float" office:value="659.534529599999" calcext:value-type="float">
            <text:p>659.534529599999</text:p>
          </table:table-cell>
          <table:table-cell table:style-name="ce26" office:value-type="float" office:value="691.741122" calcext:value-type="float">
            <text:p>691.741122</text:p>
          </table:table-cell>
          <table:table-cell table:style-name="ce26" office:value-type="float" office:value="1788.2184424" calcext:value-type="float">
            <text:p>1788.2184424</text:p>
          </table:table-cell>
          <table:table-cell table:style-name="ce26" office:value-type="string" calcext:value-type="string">
            <text:p>Masked</text:p>
          </table:table-cell>
          <table:table-cell office:value-type="string" calcext:value-type="string">
            <text:p>2021_10_15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PRGa4</text:p>
          </table:table-cell>
          <table:table-cell office:value-type="float" office:value="473.6223752" calcext:value-type="float">
            <text:p>473.6223752</text:p>
          </table:table-cell>
          <table:table-cell/>
          <table:table-cell office:value-type="float" office:value="215.8452488" calcext:value-type="float">
            <text:p>215.8452488</text:p>
          </table:table-cell>
          <table:table-cell office:value-type="float" office:value="271.5507216" calcext:value-type="float">
            <text:p>271.5507216</text:p>
          </table:table-cell>
          <table:table-cell office:value-type="float" office:value="216.7115936" calcext:value-type="float">
            <text:p>216.7115936</text:p>
          </table:table-cell>
          <table:table-cell office:value-type="float" office:value="160.5107808" calcext:value-type="float">
            <text:p>160.5107808</text:p>
          </table:table-cell>
          <table:table-cell office:value-type="float" office:value="413.8297912" calcext:value-type="float">
            <text:p>413.8297912</text:p>
          </table:table-cell>
          <table:table-cell office:value-type="float" office:value="271.1265072" calcext:value-type="float">
            <text:p>271.1265072</text:p>
          </table:table-cell>
          <table:table-cell office:value-type="float" office:value="180.0894384" calcext:value-type="float">
            <text:p>180.0894384</text:p>
          </table:table-cell>
          <table:table-cell office:value-type="float" office:value="324.590336" calcext:value-type="float">
            <text:p>324.590336</text:p>
          </table:table-cell>
          <table:table-cell office:value-type="float" office:value="368.8506024" calcext:value-type="float">
            <text:p>368.8506024</text:p>
          </table:table-cell>
          <table:table-cell office:value-type="float" office:value="11102.519404" calcext:value-type="float">
            <text:p>11102.519404</text:p>
          </table:table-cell>
          <table:table-cell table:style-name="ce26"/>
          <table:table-cell office:value-type="string" calcext:value-type="string">
            <text:p>2022_04_08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Ga4</text:p>
          </table:table-cell>
          <table:table-cell office:value-type="float" office:value="1362.65267" calcext:value-type="float">
            <text:p>1362.65267</text:p>
          </table:table-cell>
          <table:table-cell/>
          <table:table-cell office:value-type="float" office:value="1099.9864156" calcext:value-type="float">
            <text:p>1099.9864156</text:p>
          </table:table-cell>
          <table:table-cell office:value-type="float" office:value="825.7982128" calcext:value-type="float">
            <text:p>825.7982128</text:p>
          </table:table-cell>
          <table:table-cell office:value-type="float" office:value="466.5666356" calcext:value-type="float">
            <text:p>466.5666356</text:p>
          </table:table-cell>
          <table:table-cell office:value-type="float" office:value="621.572208" calcext:value-type="float">
            <text:p>621.572208</text:p>
          </table:table-cell>
          <table:table-cell office:value-type="float" office:value="518.5781136" calcext:value-type="float">
            <text:p>518.5781136</text:p>
          </table:table-cell>
          <table:table-cell office:value-type="float" office:value="414.4392492" calcext:value-type="float">
            <text:p>414.4392492</text:p>
          </table:table-cell>
          <table:table-cell office:value-type="float" office:value="586.5589128" calcext:value-type="float">
            <text:p>586.5589128</text:p>
          </table:table-cell>
          <table:table-cell office:value-type="float" office:value="620.9648732" calcext:value-type="float">
            <text:p>620.9648732</text:p>
          </table:table-cell>
          <table:table-cell office:value-type="float" office:value="2288.9409296" calcext:value-type="float">
            <text:p>2288.9409296</text:p>
          </table:table-cell>
          <table:table-cell office:value-type="float" office:value="34028.2666096" calcext:value-type="float">
            <text:p>34028.2666096</text:p>
          </table:table-cell>
          <table:table-cell/>
          <table:table-cell office:value-type="string" calcext:value-type="string">
            <text:p>2022_05_20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Ga5</text:p>
          </table:table-cell>
          <table:table-cell office:value-type="float" office:value="942.5719624" calcext:value-type="float">
            <text:p>942.5719624</text:p>
          </table:table-cell>
          <table:table-cell/>
          <table:table-cell office:value-type="float" office:value="819.334145200001" calcext:value-type="float">
            <text:p>819.334145200001</text:p>
          </table:table-cell>
          <table:table-cell office:value-type="float" office:value="1228.0295176" calcext:value-type="float">
            <text:p>1228.0295176</text:p>
          </table:table-cell>
          <table:table-cell office:value-type="float" office:value="990.7371924" calcext:value-type="float">
            <text:p>990.7371924</text:p>
          </table:table-cell>
          <table:table-cell office:value-type="float" office:value="937.227936" calcext:value-type="float">
            <text:p>937.227936</text:p>
          </table:table-cell>
          <table:table-cell office:value-type="float" office:value="1137.2832412" calcext:value-type="float">
            <text:p>1137.2832412</text:p>
          </table:table-cell>
          <table:table-cell office:value-type="float" office:value="2068.4034408" calcext:value-type="float">
            <text:p>2068.4034408</text:p>
          </table:table-cell>
          <table:table-cell office:value-type="float" office:value="2329.3512708" calcext:value-type="float">
            <text:p>2329.3512708</text:p>
          </table:table-cell>
          <table:table-cell office:value-type="float" office:value="2032.759074" calcext:value-type="float">
            <text:p>2032.759074</text:p>
          </table:table-cell>
          <table:table-cell office:value-type="float" office:value="4214.757368" calcext:value-type="float">
            <text:p>4214.757368</text:p>
          </table:table-cell>
          <table:table-cell office:value-type="float" office:value="16382.922474" calcext:value-type="float">
            <text:p>16382.922474</text:p>
          </table:table-cell>
          <table:table-cell/>
          <table:table-cell office:value-type="string" calcext:value-type="string">
            <text:p>2022_02_17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PRGa5</text:p>
          </table:table-cell>
          <table:table-cell table:style-name="ce13" office:value-type="float" office:value="288.5909816" calcext:value-type="float">
            <text:p>288.5909816</text:p>
          </table:table-cell>
          <table:table-cell/>
          <table:table-cell table:style-name="ce13" office:value-type="float" office:value="81.6115188" calcext:value-type="float">
            <text:p>81.6115188</text:p>
          </table:table-cell>
          <table:table-cell table:style-name="ce13" office:value-type="float" office:value="255.385079599999" calcext:value-type="float">
            <text:p>255.385079599999</text:p>
          </table:table-cell>
          <table:table-cell table:style-name="ce13" office:value-type="float" office:value="126.266591999999" calcext:value-type="float">
            <text:p>126.266591999999</text:p>
          </table:table-cell>
          <table:table-cell table:style-name="ce13" office:value-type="float" office:value="292.062383999999" calcext:value-type="float">
            <text:p>292.062383999999</text:p>
          </table:table-cell>
          <table:table-cell table:style-name="ce26" office:value-type="float" office:value="182.700460799999" calcext:value-type="float">
            <text:p>182.700460799999</text:p>
          </table:table-cell>
          <table:table-cell table:style-name="ce26" office:value-type="float" office:value="254.775902399999" calcext:value-type="float">
            <text:p>254.775902399999</text:p>
          </table:table-cell>
          <table:table-cell table:style-name="ce26" office:value-type="float" office:value="239.101814799999" calcext:value-type="float">
            <text:p>239.101814799999</text:p>
          </table:table-cell>
          <table:table-cell table:style-name="ce26" office:value-type="float" office:value="209.236559999999" calcext:value-type="float">
            <text:p>209.236559999999</text:p>
          </table:table-cell>
          <table:table-cell table:style-name="ce26" office:value-type="float" office:value="326.731984" calcext:value-type="float">
            <text:p>326.731984</text:p>
          </table:table-cell>
          <table:table-cell table:style-name="ce26" office:value-type="float" office:value="10701.9155667999" calcext:value-type="float">
            <text:p>10701.9155667999</text:p>
          </table:table-cell>
          <table:table-cell/>
          <table:table-cell office:value-type="string" calcext:value-type="string">
            <text:p>2022_01_27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PRGa5</text:p>
          </table:table-cell>
          <table:table-cell table:style-name="ce13" office:value-type="float" office:value="977.173089999999" calcext:value-type="float">
            <text:p>977.173089999999</text:p>
          </table:table-cell>
          <table:table-cell/>
          <table:table-cell table:style-name="ce13" office:value-type="float" office:value="1016.4142352" calcext:value-type="float">
            <text:p>1016.4142352</text:p>
          </table:table-cell>
          <table:table-cell table:style-name="ce13" office:value-type="float" office:value="1031.2738072" calcext:value-type="float">
            <text:p>1031.2738072</text:p>
          </table:table-cell>
          <table:table-cell table:style-name="ce13" office:value-type="float" office:value="1200.13889359999" calcext:value-type="float">
            <text:p>1200.13889359999</text:p>
          </table:table-cell>
          <table:table-cell table:style-name="ce13" office:value-type="float" office:value="1136.0299352" calcext:value-type="float">
            <text:p>1136.0299352</text:p>
          </table:table-cell>
          <table:table-cell table:style-name="ce26" office:value-type="float" office:value="1163.1776308" calcext:value-type="float">
            <text:p>1163.1776308</text:p>
          </table:table-cell>
          <table:table-cell table:style-name="ce26" office:value-type="float" office:value="1409.0800896" calcext:value-type="float">
            <text:p>1409.0800896</text:p>
          </table:table-cell>
          <table:table-cell table:style-name="ce26" office:value-type="float" office:value="1176.14512919999" calcext:value-type="float">
            <text:p>1176.14512919999</text:p>
          </table:table-cell>
          <table:table-cell table:style-name="ce26" office:value-type="float" office:value="1198.50955999999" calcext:value-type="float">
            <text:p>1198.50955999999</text:p>
          </table:table-cell>
          <table:table-cell table:style-name="ce26" office:value-type="float" office:value="1345.13963919999" calcext:value-type="float">
            <text:p>1345.13963919999</text:p>
          </table:table-cell>
          <table:table-cell table:style-name="ce26" office:value-type="float" office:value="3084.11629199999" calcext:value-type="float">
            <text:p>3084.11629199999</text:p>
          </table:table-cell>
          <table:table-cell/>
          <table:table-cell office:value-type="string" calcext:value-type="string">
            <text:p>2021_10_2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PRGa5</text:p>
          </table:table-cell>
          <table:table-cell table:style-name="ce13" office:value-type="float" office:value="1127.461808" calcext:value-type="float">
            <text:p>1127.461808</text:p>
          </table:table-cell>
          <table:table-cell table:style-name="ce13"/>
          <table:table-cell table:style-name="ce13" office:value-type="float" office:value="843.9030056" calcext:value-type="float">
            <text:p>843.9030056</text:p>
          </table:table-cell>
          <table:table-cell table:style-name="ce13" office:value-type="float" office:value="806.192826" calcext:value-type="float">
            <text:p>806.192826</text:p>
          </table:table-cell>
          <table:table-cell table:style-name="ce13" office:value-type="float" office:value="1114.545554" calcext:value-type="float">
            <text:p>1114.545554</text:p>
          </table:table-cell>
          <table:table-cell table:style-name="ce13" office:value-type="float" office:value="688.6124124" calcext:value-type="float">
            <text:p>688.6124124</text:p>
          </table:table-cell>
          <table:table-cell table:style-name="ce26" office:value-type="float" office:value="834.5680828" calcext:value-type="float">
            <text:p>834.5680828</text:p>
          </table:table-cell>
          <table:table-cell table:style-name="ce26" office:value-type="float" office:value="763.3249008" calcext:value-type="float">
            <text:p>763.3249008</text:p>
          </table:table-cell>
          <table:table-cell table:style-name="ce26" office:value-type="float" office:value="795.0967128" calcext:value-type="float">
            <text:p>795.0967128</text:p>
          </table:table-cell>
          <table:table-cell table:style-name="ce26" office:value-type="float" office:value="955.603128" calcext:value-type="float">
            <text:p>955.603128</text:p>
          </table:table-cell>
          <table:table-cell table:style-name="ce26" office:value-type="float" office:value="1000.566562" calcext:value-type="float">
            <text:p>1000.566562</text:p>
          </table:table-cell>
          <table:table-cell table:style-name="ce26" office:value-type="float" office:value="1769.136743" calcext:value-type="float">
            <text:p>1769.136743</text:p>
          </table:table-cell>
          <table:table-cell table:style-name="ce26" office:value-type="float" office:value="97149.55811" calcext:value-type="float">
            <text:p>97149.55811</text:p>
          </table:table-cell>
          <table:table-cell office:value-type="string" calcext:value-type="string">
            <text:p>2021_10_13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PRGa5</text:p>
          </table:table-cell>
          <table:table-cell table:style-name="ce13" office:value-type="float" office:value="1070.6017988" calcext:value-type="float">
            <text:p>1070.6017988</text:p>
          </table:table-cell>
          <table:table-cell table:style-name="ce13"/>
          <table:table-cell table:style-name="ce13" office:value-type="float" office:value="843.254577599999" calcext:value-type="float">
            <text:p>843.254577599999</text:p>
          </table:table-cell>
          <table:table-cell table:style-name="ce13" office:value-type="float" office:value="1255.55400159999" calcext:value-type="float">
            <text:p>1255.55400159999</text:p>
          </table:table-cell>
          <table:table-cell table:style-name="ce13" office:value-type="float" office:value="1202.78575279999" calcext:value-type="float">
            <text:p>1202.78575279999</text:p>
          </table:table-cell>
          <table:table-cell table:style-name="ce13" office:value-type="float" office:value="1007.60325239999" calcext:value-type="float">
            <text:p>1007.60325239999</text:p>
          </table:table-cell>
          <table:table-cell table:style-name="ce26" office:value-type="float" office:value="1150.34919999999" calcext:value-type="float">
            <text:p>1150.34919999999</text:p>
          </table:table-cell>
          <table:table-cell table:style-name="ce26" office:value-type="float" office:value="1518.4883912" calcext:value-type="float">
            <text:p>1518.4883912</text:p>
          </table:table-cell>
          <table:table-cell table:style-name="ce26" office:value-type="float" office:value="1016.3909188" calcext:value-type="float">
            <text:p>1016.3909188</text:p>
          </table:table-cell>
          <table:table-cell table:style-name="ce26" office:value-type="float" office:value="1418.7598416" calcext:value-type="float">
            <text:p>1418.7598416</text:p>
          </table:table-cell>
          <table:table-cell table:style-name="ce26" office:value-type="float" office:value="1719.2934064" calcext:value-type="float">
            <text:p>1719.2934064</text:p>
          </table:table-cell>
          <table:table-cell table:style-name="ce26" office:value-type="float" office:value="3232.25834919999" calcext:value-type="float">
            <text:p>3232.25834919999</text:p>
          </table:table-cell>
          <table:table-cell table:style-name="ce26" office:value-type="string" calcext:value-type="string">
            <text:p>Masked</text:p>
          </table:table-cell>
          <table:table-cell office:value-type="string" calcext:value-type="string">
            <text:p>2021_10_15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PRGa5</text:p>
          </table:table-cell>
          <table:table-cell office:value-type="float" office:value="357.9909576" calcext:value-type="float">
            <text:p>357.9909576</text:p>
          </table:table-cell>
          <table:table-cell/>
          <table:table-cell office:value-type="float" office:value="434.7921048" calcext:value-type="float">
            <text:p>434.7921048</text:p>
          </table:table-cell>
          <table:table-cell office:value-type="float" office:value="250.4934432" calcext:value-type="float">
            <text:p>250.4934432</text:p>
          </table:table-cell>
          <table:table-cell office:value-type="float" office:value="394.6868808" calcext:value-type="float">
            <text:p>394.6868808</text:p>
          </table:table-cell>
          <table:table-cell office:value-type="float" office:value="216.15384" calcext:value-type="float">
            <text:p>216.15384</text:p>
          </table:table-cell>
          <table:table-cell office:value-type="float" office:value="295.3417816" calcext:value-type="float">
            <text:p>295.3417816</text:p>
          </table:table-cell>
          <table:table-cell office:value-type="float" office:value="253.4025672" calcext:value-type="float">
            <text:p>253.4025672</text:p>
          </table:table-cell>
          <table:table-cell office:value-type="float" office:value="304.44862" calcext:value-type="float">
            <text:p>304.44862</text:p>
          </table:table-cell>
          <table:table-cell office:value-type="float" office:value="305.8259232" calcext:value-type="float">
            <text:p>305.8259232</text:p>
          </table:table-cell>
          <table:table-cell office:value-type="float" office:value="513.161952" calcext:value-type="float">
            <text:p>513.161952</text:p>
          </table:table-cell>
          <table:table-cell office:value-type="float" office:value="6179.3530816" calcext:value-type="float">
            <text:p>6179.3530816</text:p>
          </table:table-cell>
          <table:table-cell table:style-name="ce26"/>
          <table:table-cell office:value-type="string" calcext:value-type="string">
            <text:p>2022_04_08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RGa5</text:p>
          </table:table-cell>
          <table:table-cell office:value-type="float" office:value="1244.1953088" calcext:value-type="float">
            <text:p>1244.1953088</text:p>
          </table:table-cell>
          <table:table-cell/>
          <table:table-cell office:value-type="float" office:value="619.1820324" calcext:value-type="float">
            <text:p>619.1820324</text:p>
          </table:table-cell>
          <table:table-cell office:value-type="float" office:value="687.6302904" calcext:value-type="float">
            <text:p>687.6302904</text:p>
          </table:table-cell>
          <table:table-cell office:value-type="float" office:value="673.889596" calcext:value-type="float">
            <text:p>673.889596</text:p>
          </table:table-cell>
          <table:table-cell office:value-type="float" office:value="535.3460076" calcext:value-type="float">
            <text:p>535.3460076</text:p>
          </table:table-cell>
          <table:table-cell office:value-type="float" office:value="483.940422" calcext:value-type="float">
            <text:p>483.940422</text:p>
          </table:table-cell>
          <table:table-cell office:value-type="float" office:value="431.5608544" calcext:value-type="float">
            <text:p>431.5608544</text:p>
          </table:table-cell>
          <table:table-cell office:value-type="float" office:value="948.1675896" calcext:value-type="float">
            <text:p>948.1675896</text:p>
          </table:table-cell>
          <table:table-cell office:value-type="float" office:value="742.2245108" calcext:value-type="float">
            <text:p>742.2245108</text:p>
          </table:table-cell>
          <table:table-cell office:value-type="float" office:value="2855.6796244" calcext:value-type="float">
            <text:p>2855.6796244</text:p>
          </table:table-cell>
          <table:table-cell office:value-type="float" office:value="30531.4247556" calcext:value-type="float">
            <text:p>30531.4247556</text:p>
          </table:table-cell>
          <table:table-cell/>
          <table:table-cell office:value-type="string" calcext:value-type="string">
            <text:p>2022_05_20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LRNa</text:p>
          </table:table-cell>
          <table:table-cell table:style-name="ce13" office:value-type="float" office:value="600.724292199999" calcext:value-type="float">
            <text:p>600.724292199999</text:p>
          </table:table-cell>
          <table:table-cell/>
          <table:table-cell table:style-name="ce13" office:value-type="float" office:value="439.5039564" calcext:value-type="float">
            <text:p>439.5039564</text:p>
          </table:table-cell>
          <table:table-cell table:style-name="ce13" office:value-type="float" office:value="369.1174482" calcext:value-type="float">
            <text:p>369.1174482</text:p>
          </table:table-cell>
          <table:table-cell table:style-name="ce13" office:value-type="float" office:value="317.5442816" calcext:value-type="float">
            <text:p>317.5442816</text:p>
          </table:table-cell>
          <table:table-cell table:style-name="ce13" office:value-type="float" office:value="421.9213972" calcext:value-type="float">
            <text:p>421.9213972</text:p>
          </table:table-cell>
          <table:table-cell table:style-name="ce26" office:value-type="float" office:value="336.778836299999" calcext:value-type="float">
            <text:p>336.778836299999</text:p>
          </table:table-cell>
          <table:table-cell table:style-name="ce26" office:value-type="float" office:value="395.056041399999" calcext:value-type="float">
            <text:p>395.056041399999</text:p>
          </table:table-cell>
          <table:table-cell table:style-name="ce26" office:value-type="float" office:value="173.0817588" calcext:value-type="float">
            <text:p>173.0817588</text:p>
          </table:table-cell>
          <table:table-cell table:style-name="ce26" office:value-type="float" office:value="389.160798" calcext:value-type="float">
            <text:p>389.160798</text:p>
          </table:table-cell>
          <table:table-cell table:style-name="ce26" office:value-type="float" office:value="620.0737782" calcext:value-type="float">
            <text:p>620.0737782</text:p>
          </table:table-cell>
          <table:table-cell table:style-name="ce26" office:value-type="float" office:value="17785.4925939" calcext:value-type="float">
            <text:p>17785.4925939</text:p>
          </table:table-cell>
          <table:table-cell/>
          <table:table-cell office:value-type="string" calcext:value-type="string">
            <text:p>2022_01_27</text:p>
          </table:table-cell>
          <table:table-cell table:number-columns-repeated="1007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none</text:p>
          </table:table-cell>
          <table:table-cell table:style-name="ce22" office:value-type="string" calcext:value-type="string">
            <text:p>FLRNa</text:p>
          </table:table-cell>
          <table:table-cell table:style-name="ce22" office:value-type="float" office:value="2794.0113368" calcext:value-type="float">
            <text:p>2794.0113368</text:p>
          </table:table-cell>
          <table:table-cell table:style-name="ce22"/>
          <table:table-cell table:style-name="ce22" office:value-type="float" office:value="2982.7709454" calcext:value-type="float">
            <text:p>2982.7709454</text:p>
          </table:table-cell>
          <table:table-cell table:style-name="ce22" office:value-type="float" office:value="3495.7566948" calcext:value-type="float">
            <text:p>3495.7566948</text:p>
          </table:table-cell>
          <table:table-cell table:style-name="ce22" office:value-type="float" office:value="2639.4528674" calcext:value-type="float">
            <text:p>2639.4528674</text:p>
          </table:table-cell>
          <table:table-cell table:style-name="ce22" office:value-type="float" office:value="2964.7258076" calcext:value-type="float">
            <text:p>2964.7258076</text:p>
          </table:table-cell>
          <table:table-cell table:style-name="ce22" office:value-type="float" office:value="2361.6613264" calcext:value-type="float">
            <text:p>2361.6613264</text:p>
          </table:table-cell>
          <table:table-cell table:style-name="ce22" office:value-type="float" office:value="2843.1405296" calcext:value-type="float">
            <text:p>2843.1405296</text:p>
          </table:table-cell>
          <table:table-cell table:style-name="ce22" office:value-type="float" office:value="2584.0762708" calcext:value-type="float">
            <text:p>2584.0762708</text:p>
          </table:table-cell>
          <table:table-cell table:style-name="ce22" office:value-type="float" office:value="2707.1862632" calcext:value-type="float">
            <text:p>2707.1862632</text:p>
          </table:table-cell>
          <table:table-cell table:style-name="ce22" office:value-type="float" office:value="3058.7842588" calcext:value-type="float">
            <text:p>3058.7842588</text:p>
          </table:table-cell>
          <table:table-cell table:style-name="ce22" office:value-type="float" office:value="57336.5002012" calcext:value-type="float">
            <text:p>57336.5002012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FKAa</text:p>
          </table:table-cell>
          <table:table-cell table:style-name="ce13" office:value-type="float" office:value="354.2037912" calcext:value-type="float">
            <text:p>354.2037912</text:p>
          </table:table-cell>
          <table:table-cell/>
          <table:table-cell table:style-name="ce13" office:value-type="float" office:value="456.252799199999" calcext:value-type="float">
            <text:p>456.252799199999</text:p>
          </table:table-cell>
          <table:table-cell table:style-name="ce13" office:value-type="float" office:value="480.024702599999" calcext:value-type="float">
            <text:p>480.024702599999</text:p>
          </table:table-cell>
          <table:table-cell table:style-name="ce13" office:value-type="float" office:value="510.7876588" calcext:value-type="float">
            <text:p>510.7876588</text:p>
          </table:table-cell>
          <table:table-cell table:style-name="ce13" office:value-type="float" office:value="481.5319964" calcext:value-type="float">
            <text:p>481.5319964</text:p>
          </table:table-cell>
          <table:table-cell table:style-name="ce26" office:value-type="float" office:value="352.4332666" calcext:value-type="float">
            <text:p>352.4332666</text:p>
          </table:table-cell>
          <table:table-cell table:style-name="ce26" office:value-type="float" office:value="260.090918399999" calcext:value-type="float">
            <text:p>260.090918399999</text:p>
          </table:table-cell>
          <table:table-cell table:style-name="ce26" office:value-type="float" office:value="676.8335154" calcext:value-type="float">
            <text:p>676.8335154</text:p>
          </table:table-cell>
          <table:table-cell table:style-name="ce26" office:value-type="float" office:value="373.950749199999" calcext:value-type="float">
            <text:p>373.950749199999</text:p>
          </table:table-cell>
          <table:table-cell table:style-name="ce26" office:value-type="float" office:value="478.1880796" calcext:value-type="float">
            <text:p>478.1880796</text:p>
          </table:table-cell>
          <table:table-cell table:style-name="ce26" office:value-type="float" office:value="12360.5220316" calcext:value-type="float">
            <text:p>12360.5220316</text:p>
          </table:table-cell>
          <table:table-cell/>
          <table:table-cell office:value-type="string" calcext:value-type="string">
            <text:p>2022_01_27</text:p>
          </table:table-cell>
          <table:table-cell table:number-columns-repeated="1007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none</text:p>
          </table:table-cell>
          <table:table-cell table:style-name="ce22" office:value-type="string" calcext:value-type="string">
            <text:p>FYRVa</text:p>
          </table:table-cell>
          <table:table-cell table:style-name="ce22" office:value-type="float" office:value="4183.205939" calcext:value-type="float">
            <text:p>4183.205939</text:p>
          </table:table-cell>
          <table:table-cell table:style-name="ce22"/>
          <table:table-cell table:style-name="ce22" office:value-type="float" office:value="3958.3901956" calcext:value-type="float">
            <text:p>3958.3901956</text:p>
          </table:table-cell>
          <table:table-cell table:style-name="ce22" office:value-type="float" office:value="2792.8525284" calcext:value-type="float">
            <text:p>2792.8525284</text:p>
          </table:table-cell>
          <table:table-cell table:style-name="ce22" office:value-type="float" office:value="3556.789664" calcext:value-type="float">
            <text:p>3556.789664</text:p>
          </table:table-cell>
          <table:table-cell table:style-name="ce22" office:value-type="float" office:value="2710.3894888" calcext:value-type="float">
            <text:p>2710.3894888</text:p>
          </table:table-cell>
          <table:table-cell table:style-name="ce22" office:value-type="float" office:value="2362.4342056" calcext:value-type="float">
            <text:p>2362.4342056</text:p>
          </table:table-cell>
          <table:table-cell table:style-name="ce22" office:value-type="float" office:value="3234.5612036" calcext:value-type="float">
            <text:p>3234.5612036</text:p>
          </table:table-cell>
          <table:table-cell table:style-name="ce22" office:value-type="float" office:value="2156.9911464" calcext:value-type="float">
            <text:p>2156.9911464</text:p>
          </table:table-cell>
          <table:table-cell table:style-name="ce22" office:value-type="float" office:value="2961.6726272" calcext:value-type="float">
            <text:p>2961.6726272</text:p>
          </table:table-cell>
          <table:table-cell table:style-name="ce22" office:value-type="float" office:value="4150.5790388" calcext:value-type="float">
            <text:p>4150.5790388</text:p>
          </table:table-cell>
          <table:table-cell table:style-name="ce22" office:value-type="float" office:value="54904.01427" calcext:value-type="float">
            <text:p>54904.01427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RWa3</text:p>
          </table:table-cell>
          <table:table-cell office:value-type="float" office:value="643.5959532" calcext:value-type="float">
            <text:p>643.5959532</text:p>
          </table:table-cell>
          <table:table-cell/>
          <table:table-cell office:value-type="float" office:value="769.2532444" calcext:value-type="float">
            <text:p>769.2532444</text:p>
          </table:table-cell>
          <table:table-cell office:value-type="float" office:value="889.848004" calcext:value-type="float">
            <text:p>889.848004</text:p>
          </table:table-cell>
          <table:table-cell office:value-type="float" office:value="579.6393812" calcext:value-type="float">
            <text:p>579.6393812</text:p>
          </table:table-cell>
          <table:table-cell office:value-type="float" office:value="487.4108452" calcext:value-type="float">
            <text:p>487.4108452</text:p>
          </table:table-cell>
          <table:table-cell office:value-type="float" office:value="618.055334" calcext:value-type="float">
            <text:p>618.055334</text:p>
          </table:table-cell>
          <table:table-cell office:value-type="float" office:value="652.2935984" calcext:value-type="float">
            <text:p>652.2935984</text:p>
          </table:table-cell>
          <table:table-cell office:value-type="float" office:value="705.7421592" calcext:value-type="float">
            <text:p>705.7421592</text:p>
          </table:table-cell>
          <table:table-cell office:value-type="float" office:value="703.4194756" calcext:value-type="float">
            <text:p>703.4194756</text:p>
          </table:table-cell>
          <table:table-cell office:value-type="float" office:value="1460.4295072" calcext:value-type="float">
            <text:p>1460.4295072</text:p>
          </table:table-cell>
          <table:table-cell office:value-type="float" office:value="27267.8184056" calcext:value-type="float">
            <text:p>27267.8184056</text:p>
          </table:table-cell>
          <table:table-cell/>
          <table:table-cell office:value-type="string" calcext:value-type="string">
            <text:p>2022_04_01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RFa</text:p>
          </table:table-cell>
          <table:table-cell office:value-type="float" office:value="874.360456" calcext:value-type="float">
            <text:p>874.360456</text:p>
          </table:table-cell>
          <table:table-cell/>
          <table:table-cell office:value-type="float" office:value="997.438152" calcext:value-type="float">
            <text:p>997.438152</text:p>
          </table:table-cell>
          <table:table-cell office:value-type="float" office:value="798.592081" calcext:value-type="float">
            <text:p>798.592081</text:p>
          </table:table-cell>
          <table:table-cell office:value-type="float" office:value="676.6349358" calcext:value-type="float">
            <text:p>676.6349358</text:p>
          </table:table-cell>
          <table:table-cell office:value-type="float" office:value="785.6420674" calcext:value-type="float">
            <text:p>785.6420674</text:p>
          </table:table-cell>
          <table:table-cell office:value-type="float" office:value="1578.4545964" calcext:value-type="float">
            <text:p>1578.4545964</text:p>
          </table:table-cell>
          <table:table-cell office:value-type="float" office:value="687.4539292" calcext:value-type="float">
            <text:p>687.4539292</text:p>
          </table:table-cell>
          <table:table-cell office:value-type="float" office:value="727.3170124" calcext:value-type="float">
            <text:p>727.3170124</text:p>
          </table:table-cell>
          <table:table-cell office:value-type="float" office:value="1039.4277882" calcext:value-type="float">
            <text:p>1039.4277882</text:p>
          </table:table-cell>
          <table:table-cell office:value-type="float" office:value="2977.5043724" calcext:value-type="float">
            <text:p>2977.5043724</text:p>
          </table:table-cell>
          <table:table-cell office:value-type="float" office:value="18177.8705264" calcext:value-type="float">
            <text:p>18177.8705264</text:p>
          </table:table-cell>
          <table:table-cell office:value-type="float" office:value="24429.8461828" calcext:value-type="float">
            <text:p>24429.8461828</text:p>
          </table:table-cell>
          <table:table-cell office:value-type="string" calcext:value-type="string">
            <text:p>2022_05_06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Ra1</text:p>
          </table:table-cell>
          <table:table-cell office:value-type="float" office:value="940.9501252" calcext:value-type="float">
            <text:p>940.9501252</text:p>
          </table:table-cell>
          <table:table-cell/>
          <table:table-cell office:value-type="float" office:value="993.2823732" calcext:value-type="float">
            <text:p>993.2823732</text:p>
          </table:table-cell>
          <table:table-cell office:value-type="float" office:value="864.9189156" calcext:value-type="float">
            <text:p>864.9189156</text:p>
          </table:table-cell>
          <table:table-cell office:value-type="float" office:value="742.2141564" calcext:value-type="float">
            <text:p>742.2141564</text:p>
          </table:table-cell>
          <table:table-cell office:value-type="float" office:value="1028.4497968" calcext:value-type="float">
            <text:p>1028.4497968</text:p>
          </table:table-cell>
          <table:table-cell office:value-type="float" office:value="962.188113999999" calcext:value-type="float">
            <text:p>962.188113999999</text:p>
          </table:table-cell>
          <table:table-cell office:value-type="float" office:value="1091.0463036" calcext:value-type="float">
            <text:p>1091.0463036</text:p>
          </table:table-cell>
          <table:table-cell office:value-type="float" office:value="1641.5398532" calcext:value-type="float">
            <text:p>1641.5398532</text:p>
          </table:table-cell>
          <table:table-cell office:value-type="float" office:value="2195.418984" calcext:value-type="float">
            <text:p>2195.418984</text:p>
          </table:table-cell>
          <table:table-cell office:value-type="float" office:value="16939.0094048" calcext:value-type="float">
            <text:p>16939.0094048</text:p>
          </table:table-cell>
          <table:table-cell office:value-type="float" office:value="26587.5058568" calcext:value-type="float">
            <text:p>26587.5058568</text:p>
          </table:table-cell>
          <table:table-cell/>
          <table:table-cell office:value-type="string" calcext:value-type="string">
            <text:p>2022_04_0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Ra1</text:p>
          </table:table-cell>
          <table:table-cell office:value-type="float" office:value="1783.2339651" calcext:value-type="float">
            <text:p>1783.2339651</text:p>
          </table:table-cell>
          <table:table-cell office:value-type="float" office:value="3518.4006708" calcext:value-type="float">
            <text:p>3518.4006708</text:p>
          </table:table-cell>
          <table:table-cell office:value-type="float" office:value="4457.6051912" calcext:value-type="float">
            <text:p>4457.6051912</text:p>
          </table:table-cell>
          <table:table-cell office:value-type="float" office:value="3218.5423186" calcext:value-type="float">
            <text:p>3218.5423186</text:p>
          </table:table-cell>
          <table:table-cell office:value-type="float" office:value="3230.6890027" calcext:value-type="float">
            <text:p>3230.6890027</text:p>
          </table:table-cell>
          <table:table-cell office:value-type="float" office:value="2927.4568913" calcext:value-type="float">
            <text:p>2927.4568913</text:p>
          </table:table-cell>
          <table:table-cell office:value-type="float" office:value="3374.0856662" calcext:value-type="float">
            <text:p>3374.0856662</text:p>
          </table:table-cell>
          <table:table-cell office:value-type="float" office:value="3080.3719107" calcext:value-type="float">
            <text:p>3080.3719107</text:p>
          </table:table-cell>
          <table:table-cell office:value-type="float" office:value="3016.5081733" calcext:value-type="float">
            <text:p>3016.5081733</text:p>
          </table:table-cell>
          <table:table-cell office:value-type="float" office:value="3580.0977046" calcext:value-type="float">
            <text:p>3580.0977046</text:p>
          </table:table-cell>
          <table:table-cell office:value-type="float" office:value="11939.4382563" calcext:value-type="float">
            <text:p>11939.4382563</text:p>
          </table:table-cell>
          <table:table-cell office:value-type="float" office:value="39717.0082736" calcext:value-type="float">
            <text:p>39717.0082736</text:p>
          </table:table-cell>
          <table:table-cell/>
          <table:table-cell office:value-type="string" calcext:value-type="string">
            <text:p>2022_05_11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Ra1</text:p>
          </table:table-cell>
          <table:table-cell table:style-name="ce22" office:value-type="float" office:value="1624.7036275" calcext:value-type="float">
            <text:p>1624.7036275</text:p>
          </table:table-cell>
          <table:table-cell table:style-name="ce22" office:value-type="float" office:value="2574.9881842" calcext:value-type="float">
            <text:p>2574.9881842</text:p>
          </table:table-cell>
          <table:table-cell table:style-name="ce22" office:value-type="float" office:value="2268.0138926" calcext:value-type="float">
            <text:p>2268.0138926</text:p>
          </table:table-cell>
          <table:table-cell table:style-name="ce22" office:value-type="float" office:value="2640.0421549" calcext:value-type="float">
            <text:p>2640.0421549</text:p>
          </table:table-cell>
          <table:table-cell table:style-name="ce22" office:value-type="float" office:value="1957.2254352" calcext:value-type="float">
            <text:p>1957.2254352</text:p>
          </table:table-cell>
          <table:table-cell table:style-name="ce22" office:value-type="float" office:value="2729.5591194" calcext:value-type="float">
            <text:p>2729.5591194</text:p>
          </table:table-cell>
          <table:table-cell table:style-name="ce22" office:value-type="float" office:value="2404.3105342" calcext:value-type="float">
            <text:p>2404.3105342</text:p>
          </table:table-cell>
          <table:table-cell table:style-name="ce22" office:value-type="float" office:value="2862.8158233" calcext:value-type="float">
            <text:p>2862.8158233</text:p>
          </table:table-cell>
          <table:table-cell table:style-name="ce22" office:value-type="float" office:value="2916.2198398" calcext:value-type="float">
            <text:p>2916.2198398</text:p>
          </table:table-cell>
          <table:table-cell table:style-name="ce22" office:value-type="float" office:value="4137.1032464" calcext:value-type="float">
            <text:p>4137.1032464</text:p>
          </table:table-cell>
          <table:table-cell table:style-name="ce22" office:value-type="float" office:value="61658.2370249" calcext:value-type="float">
            <text:p>61658.2370249</text:p>
          </table:table-cell>
          <table:table-cell table:style-name="ce22" office:value-type="float" office:value="77024.6425411" calcext:value-type="float">
            <text:p>77024.6425411</text:p>
          </table:table-cell>
          <table:table-cell table:style-name="ce22"/>
          <table:table-cell table:style-name="ce22" office:value-type="string" calcext:value-type="string">
            <text:p>2022_05_27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Ra2</text:p>
          </table:table-cell>
          <table:table-cell office:value-type="float" office:value="2640.7895624" calcext:value-type="float">
            <text:p>2640.7895624</text:p>
          </table:table-cell>
          <table:table-cell office:value-type="float" office:value="3784.7632383" calcext:value-type="float">
            <text:p>3784.7632383</text:p>
          </table:table-cell>
          <table:table-cell office:value-type="float" office:value="5012.6892" calcext:value-type="float">
            <text:p>5012.6892</text:p>
          </table:table-cell>
          <table:table-cell office:value-type="float" office:value="4790.2926434" calcext:value-type="float">
            <text:p>4790.2926434</text:p>
          </table:table-cell>
          <table:table-cell office:value-type="float" office:value="5427.3781798" calcext:value-type="float">
            <text:p>5427.3781798</text:p>
          </table:table-cell>
          <table:table-cell office:value-type="float" office:value="5139.9454722" calcext:value-type="float">
            <text:p>5139.9454722</text:p>
          </table:table-cell>
          <table:table-cell office:value-type="float" office:value="6348.1296606" calcext:value-type="float">
            <text:p>6348.1296606</text:p>
          </table:table-cell>
          <table:table-cell office:value-type="float" office:value="4907.9867744" calcext:value-type="float">
            <text:p>4907.9867744</text:p>
          </table:table-cell>
          <table:table-cell office:value-type="float" office:value="4644.6576306" calcext:value-type="float">
            <text:p>4644.6576306</text:p>
          </table:table-cell>
          <table:table-cell office:value-type="float" office:value="6156.2030044" calcext:value-type="float">
            <text:p>6156.2030044</text:p>
          </table:table-cell>
          <table:table-cell office:value-type="float" office:value="7864.8878352" calcext:value-type="float">
            <text:p>7864.8878352</text:p>
          </table:table-cell>
          <table:table-cell office:value-type="float" office:value="40102.6305816" calcext:value-type="float">
            <text:p>40102.6305816</text:p>
          </table:table-cell>
          <table:table-cell/>
          <table:table-cell office:value-type="string" calcext:value-type="string">
            <text:p>2022_05_1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Ra2</text:p>
          </table:table-cell>
          <table:table-cell table:style-name="ce22" office:value-type="float" office:value="1410.6949676" calcext:value-type="float">
            <text:p>1410.6949676</text:p>
          </table:table-cell>
          <table:table-cell table:style-name="ce22" office:value-type="float" office:value="1244.3287572" calcext:value-type="float">
            <text:p>1244.3287572</text:p>
          </table:table-cell>
          <table:table-cell table:style-name="ce22" office:value-type="float" office:value="1772.1021637" calcext:value-type="float">
            <text:p>1772.1021637</text:p>
          </table:table-cell>
          <table:table-cell table:style-name="ce22" office:value-type="float" office:value="1417.6869326" calcext:value-type="float">
            <text:p>1417.6869326</text:p>
          </table:table-cell>
          <table:table-cell table:style-name="ce22" office:value-type="float" office:value="1711.6686639" calcext:value-type="float">
            <text:p>1711.6686639</text:p>
          </table:table-cell>
          <table:table-cell table:style-name="ce22" office:value-type="float" office:value="1697.6920565" calcext:value-type="float">
            <text:p>1697.6920565</text:p>
          </table:table-cell>
          <table:table-cell table:style-name="ce22" office:value-type="float" office:value="2402.19779" calcext:value-type="float">
            <text:p>2402.19779</text:p>
          </table:table-cell>
          <table:table-cell table:style-name="ce22" office:value-type="float" office:value="2219.3473524" calcext:value-type="float">
            <text:p>2219.3473524</text:p>
          </table:table-cell>
          <table:table-cell table:style-name="ce22" office:value-type="float" office:value="2333.9272656" calcext:value-type="float">
            <text:p>2333.9272656</text:p>
          </table:table-cell>
          <table:table-cell table:style-name="ce22" office:value-type="float" office:value="2000.0074182" calcext:value-type="float">
            <text:p>2000.0074182</text:p>
          </table:table-cell>
          <table:table-cell table:style-name="ce22" office:value-type="float" office:value="2883.7410829" calcext:value-type="float">
            <text:p>2883.7410829</text:p>
          </table:table-cell>
          <table:table-cell table:style-name="ce22" office:value-type="float" office:value="66157.215184" calcext:value-type="float">
            <text:p>66157.215184</text:p>
          </table:table-cell>
          <table:table-cell table:style-name="ce22"/>
          <table:table-cell table:style-name="ce22" office:value-type="string" calcext:value-type="string">
            <text:p>2022_05_27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Ra3</text:p>
          </table:table-cell>
          <table:table-cell office:value-type="float" office:value="2825.1134862" calcext:value-type="float">
            <text:p>2825.1134862</text:p>
          </table:table-cell>
          <table:table-cell office:value-type="float" office:value="3021.3532288" calcext:value-type="float">
            <text:p>3021.3532288</text:p>
          </table:table-cell>
          <table:table-cell office:value-type="float" office:value="3705.8204402" calcext:value-type="float">
            <text:p>3705.8204402</text:p>
          </table:table-cell>
          <table:table-cell office:value-type="float" office:value="3280.9056172" calcext:value-type="float">
            <text:p>3280.9056172</text:p>
          </table:table-cell>
          <table:table-cell office:value-type="float" office:value="2952.8140064" calcext:value-type="float">
            <text:p>2952.8140064</text:p>
          </table:table-cell>
          <table:table-cell office:value-type="float" office:value="3518.4506298" calcext:value-type="float">
            <text:p>3518.4506298</text:p>
          </table:table-cell>
          <table:table-cell office:value-type="float" office:value="3243.7589478" calcext:value-type="float">
            <text:p>3243.7589478</text:p>
          </table:table-cell>
          <table:table-cell office:value-type="float" office:value="2783.2862206" calcext:value-type="float">
            <text:p>2783.2862206</text:p>
          </table:table-cell>
          <table:table-cell office:value-type="float" office:value="3589.870041" calcext:value-type="float">
            <text:p>3589.870041</text:p>
          </table:table-cell>
          <table:table-cell office:value-type="float" office:value="3981.484282" calcext:value-type="float">
            <text:p>3981.484282</text:p>
          </table:table-cell>
          <table:table-cell office:value-type="float" office:value="6396.8930746" calcext:value-type="float">
            <text:p>6396.8930746</text:p>
          </table:table-cell>
          <table:table-cell office:value-type="float" office:value="34539.932507" calcext:value-type="float">
            <text:p>34539.932507</text:p>
          </table:table-cell>
          <table:table-cell/>
          <table:table-cell office:value-type="string" calcext:value-type="string">
            <text:p>2022_05_1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Ra3</text:p>
          </table:table-cell>
          <table:table-cell table:style-name="ce22" office:value-type="float" office:value="1900.1831038" calcext:value-type="float">
            <text:p>1900.1831038</text:p>
          </table:table-cell>
          <table:table-cell table:style-name="ce22" office:value-type="float" office:value="1953.1218414" calcext:value-type="float">
            <text:p>1953.1218414</text:p>
          </table:table-cell>
          <table:table-cell table:style-name="ce22" office:value-type="float" office:value="2980.8833868" calcext:value-type="float">
            <text:p>2980.8833868</text:p>
          </table:table-cell>
          <table:table-cell table:style-name="ce22" office:value-type="float" office:value="2708.2712354" calcext:value-type="float">
            <text:p>2708.2712354</text:p>
          </table:table-cell>
          <table:table-cell table:style-name="ce22" office:value-type="float" office:value="2925.1070214" calcext:value-type="float">
            <text:p>2925.1070214</text:p>
          </table:table-cell>
          <table:table-cell table:style-name="ce22" office:value-type="float" office:value="2534.8295754" calcext:value-type="float">
            <text:p>2534.8295754</text:p>
          </table:table-cell>
          <table:table-cell table:style-name="ce22" office:value-type="float" office:value="3367.1220804" calcext:value-type="float">
            <text:p>3367.1220804</text:p>
          </table:table-cell>
          <table:table-cell table:style-name="ce22" office:value-type="float" office:value="3230.4328796" calcext:value-type="float">
            <text:p>3230.4328796</text:p>
          </table:table-cell>
          <table:table-cell table:style-name="ce22" office:value-type="float" office:value="3833.0198626" calcext:value-type="float">
            <text:p>3833.0198626</text:p>
          </table:table-cell>
          <table:table-cell table:style-name="ce22" office:value-type="float" office:value="3909.66212" calcext:value-type="float">
            <text:p>3909.66212</text:p>
          </table:table-cell>
          <table:table-cell table:style-name="ce22" office:value-type="float" office:value="7237.040931" calcext:value-type="float">
            <text:p>7237.040931</text:p>
          </table:table-cell>
          <table:table-cell table:style-name="ce22" office:value-type="float" office:value="78560.6418214" calcext:value-type="float">
            <text:p>78560.6418214</text:p>
          </table:table-cell>
          <table:table-cell/>
          <table:table-cell table:style-name="ce22" office:value-type="string" calcext:value-type="string">
            <text:p>2022_05_27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Ra4</text:p>
          </table:table-cell>
          <table:table-cell office:value-type="float" office:value="3497.9399982" calcext:value-type="float">
            <text:p>3497.9399982</text:p>
          </table:table-cell>
          <table:table-cell office:value-type="float" office:value="5207.6566606" calcext:value-type="float">
            <text:p>5207.6566606</text:p>
          </table:table-cell>
          <table:table-cell office:value-type="float" office:value="3974.441625" calcext:value-type="float">
            <text:p>3974.441625</text:p>
          </table:table-cell>
          <table:table-cell office:value-type="float" office:value="4230.8550004" calcext:value-type="float">
            <text:p>4230.8550004</text:p>
          </table:table-cell>
          <table:table-cell office:value-type="float" office:value="5053.3336934" calcext:value-type="float">
            <text:p>5053.3336934</text:p>
          </table:table-cell>
          <table:table-cell office:value-type="float" office:value="4931.1734144" calcext:value-type="float">
            <text:p>4931.1734144</text:p>
          </table:table-cell>
          <table:table-cell office:value-type="float" office:value="3902.7937292" calcext:value-type="float">
            <text:p>3902.7937292</text:p>
          </table:table-cell>
          <table:table-cell office:value-type="float" office:value="4266.2142588" calcext:value-type="float">
            <text:p>4266.2142588</text:p>
          </table:table-cell>
          <table:table-cell office:value-type="float" office:value="4332.4830384" calcext:value-type="float">
            <text:p>4332.4830384</text:p>
          </table:table-cell>
          <table:table-cell office:value-type="float" office:value="3377.79027" calcext:value-type="float">
            <text:p>3377.79027</text:p>
          </table:table-cell>
          <table:table-cell office:value-type="float" office:value="5841.8985028" calcext:value-type="float">
            <text:p>5841.8985028</text:p>
          </table:table-cell>
          <table:table-cell office:value-type="float" office:value="21975.0889184" calcext:value-type="float">
            <text:p>21975.0889184</text:p>
          </table:table-cell>
          <table:table-cell/>
          <table:table-cell office:value-type="string" calcext:value-type="string">
            <text:p>2022_05_1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Ra4</text:p>
          </table:table-cell>
          <table:table-cell table:style-name="ce22" office:value-type="float" office:value="1543.31433" calcext:value-type="float">
            <text:p>1543.31433</text:p>
          </table:table-cell>
          <table:table-cell table:style-name="ce22" office:value-type="float" office:value="1937.3573112" calcext:value-type="float">
            <text:p>1937.3573112</text:p>
          </table:table-cell>
          <table:table-cell table:style-name="ce22" office:value-type="float" office:value="2757.380759" calcext:value-type="float">
            <text:p>2757.380759</text:p>
          </table:table-cell>
          <table:table-cell table:style-name="ce22" office:value-type="float" office:value="1679.4700056" calcext:value-type="float">
            <text:p>1679.4700056</text:p>
          </table:table-cell>
          <table:table-cell table:style-name="ce22" office:value-type="float" office:value="1995.8594158" calcext:value-type="float">
            <text:p>1995.8594158</text:p>
          </table:table-cell>
          <table:table-cell table:style-name="ce22" office:value-type="float" office:value="2055.317917" calcext:value-type="float">
            <text:p>2055.317917</text:p>
          </table:table-cell>
          <table:table-cell table:style-name="ce22" office:value-type="float" office:value="1804.1391082" calcext:value-type="float">
            <text:p>1804.1391082</text:p>
          </table:table-cell>
          <table:table-cell table:style-name="ce22" office:value-type="float" office:value="1975.7030868" calcext:value-type="float">
            <text:p>1975.7030868</text:p>
          </table:table-cell>
          <table:table-cell table:style-name="ce22" office:value-type="float" office:value="3713.5866742" calcext:value-type="float">
            <text:p>3713.5866742</text:p>
          </table:table-cell>
          <table:table-cell table:style-name="ce22" office:value-type="float" office:value="2296.373689" calcext:value-type="float">
            <text:p>2296.373689</text:p>
          </table:table-cell>
          <table:table-cell table:style-name="ce22" office:value-type="float" office:value="4875.6466104" calcext:value-type="float">
            <text:p>4875.6466104</text:p>
          </table:table-cell>
          <table:table-cell table:style-name="ce22" office:value-type="float" office:value="85990.1427638" calcext:value-type="float">
            <text:p>85990.1427638</text:p>
          </table:table-cell>
          <table:table-cell/>
          <table:table-cell table:style-name="ce22" office:value-type="string" calcext:value-type="string">
            <text:p>2022_05_27</text:p>
          </table:table-cell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Ra5</text:p>
          </table:table-cell>
          <table:table-cell office:value-type="float" office:value="2847.0531064" calcext:value-type="float">
            <text:p>2847.0531064</text:p>
          </table:table-cell>
          <table:table-cell office:value-type="float" office:value="3398.2648944" calcext:value-type="float">
            <text:p>3398.2648944</text:p>
          </table:table-cell>
          <table:table-cell office:value-type="float" office:value="3572.6428544" calcext:value-type="float">
            <text:p>3572.6428544</text:p>
          </table:table-cell>
          <table:table-cell office:value-type="float" office:value="3570.31778" calcext:value-type="float">
            <text:p>3570.31778</text:p>
          </table:table-cell>
          <table:table-cell office:value-type="float" office:value="3055.1441332" calcext:value-type="float">
            <text:p>3055.1441332</text:p>
          </table:table-cell>
          <table:table-cell office:value-type="float" office:value="1658.3524168" calcext:value-type="float">
            <text:p>1658.3524168</text:p>
          </table:table-cell>
          <table:table-cell office:value-type="float" office:value="3574.384422" calcext:value-type="float">
            <text:p>3574.384422</text:p>
          </table:table-cell>
          <table:table-cell office:value-type="float" office:value="2876.5999112" calcext:value-type="float">
            <text:p>2876.5999112</text:p>
          </table:table-cell>
          <table:table-cell office:value-type="float" office:value="3011.6637904" calcext:value-type="float">
            <text:p>3011.6637904</text:p>
          </table:table-cell>
          <table:table-cell office:value-type="float" office:value="4151.553348" calcext:value-type="float">
            <text:p>4151.553348</text:p>
          </table:table-cell>
          <table:table-cell office:value-type="float" office:value="5059.1598184" calcext:value-type="float">
            <text:p>5059.1598184</text:p>
          </table:table-cell>
          <table:table-cell office:value-type="float" office:value="29344.0047828" calcext:value-type="float">
            <text:p>29344.0047828</text:p>
          </table:table-cell>
          <table:table-cell/>
          <table:table-cell office:value-type="string" calcext:value-type="string">
            <text:p>2022_05_11</text:p>
          </table:table-cell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Ra5</text:p>
          </table:table-cell>
          <table:table-cell table:style-name="ce22" office:value-type="float" office:value="1529.5223436" calcext:value-type="float">
            <text:p>1529.5223436</text:p>
          </table:table-cell>
          <table:table-cell table:style-name="ce22" office:value-type="float" office:value="1422.4570336" calcext:value-type="float">
            <text:p>1422.4570336</text:p>
          </table:table-cell>
          <table:table-cell table:style-name="ce22" office:value-type="float" office:value="1788.9354108" calcext:value-type="float">
            <text:p>1788.9354108</text:p>
          </table:table-cell>
          <table:table-cell table:style-name="ce22" office:value-type="float" office:value="1849.1489016" calcext:value-type="float">
            <text:p>1849.1489016</text:p>
          </table:table-cell>
          <table:table-cell table:style-name="ce22" office:value-type="float" office:value="1312.5655088" calcext:value-type="float">
            <text:p>1312.5655088</text:p>
          </table:table-cell>
          <table:table-cell table:style-name="ce22" office:value-type="float" office:value="1853.017515" calcext:value-type="float">
            <text:p>1853.017515</text:p>
          </table:table-cell>
          <table:table-cell table:style-name="ce22" office:value-type="float" office:value="1741.8997406" calcext:value-type="float">
            <text:p>1741.8997406</text:p>
          </table:table-cell>
          <table:table-cell table:style-name="ce22" office:value-type="float" office:value="1731.4500314" calcext:value-type="float">
            <text:p>1731.4500314</text:p>
          </table:table-cell>
          <table:table-cell table:style-name="ce22" office:value-type="float" office:value="2053.093296" calcext:value-type="float">
            <text:p>2053.093296</text:p>
          </table:table-cell>
          <table:table-cell table:style-name="ce22" office:value-type="float" office:value="2381.9884134" calcext:value-type="float">
            <text:p>2381.9884134</text:p>
          </table:table-cell>
          <table:table-cell table:style-name="ce22" office:value-type="float" office:value="4225.864182" calcext:value-type="float">
            <text:p>4225.864182</text:p>
          </table:table-cell>
          <table:table-cell table:style-name="ce22" office:value-type="float" office:value="59873.1768192" calcext:value-type="float">
            <text:p>59873.1768192</text:p>
          </table:table-cell>
          <table:table-cell table:style-name="ce27"/>
          <table:table-cell table:style-name="ce22" office:value-type="string" calcext:value-type="string">
            <text:p>2022_05_27</text:p>
          </table:table-cell>
          <table:table-cell table:number-columns-repeated="1007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none</text:p>
          </table:table-cell>
          <table:table-cell table:style-name="ce22" office:value-type="string" calcext:value-type="string">
            <text:p>PFHa</text:p>
          </table:table-cell>
          <table:table-cell table:style-name="ce22" office:value-type="float" office:value="2607.6875312" calcext:value-type="float">
            <text:p>2607.6875312</text:p>
          </table:table-cell>
          <table:table-cell table:style-name="ce22" office:value-type="float" office:value="1641.7370366" calcext:value-type="float">
            <text:p>1641.7370366</text:p>
          </table:table-cell>
          <table:table-cell table:style-name="ce22" office:value-type="float" office:value="2755.5324408" calcext:value-type="float">
            <text:p>2755.5324408</text:p>
          </table:table-cell>
          <table:table-cell table:style-name="ce22" office:value-type="float" office:value="1730.1093636" calcext:value-type="float">
            <text:p>1730.1093636</text:p>
          </table:table-cell>
          <table:table-cell table:style-name="ce22" office:value-type="float" office:value="1725.3014196" calcext:value-type="float">
            <text:p>1725.3014196</text:p>
          </table:table-cell>
          <table:table-cell table:style-name="ce22" office:value-type="float" office:value="1860.182071" calcext:value-type="float">
            <text:p>1860.182071</text:p>
          </table:table-cell>
          <table:table-cell table:style-name="ce22" office:value-type="float" office:value="2580.5724742" calcext:value-type="float">
            <text:p>2580.5724742</text:p>
          </table:table-cell>
          <table:table-cell table:style-name="ce22" office:value-type="float" office:value="3620.8466368" calcext:value-type="float">
            <text:p>3620.8466368</text:p>
          </table:table-cell>
          <table:table-cell table:style-name="ce22" office:value-type="float" office:value="4381.530051" calcext:value-type="float">
            <text:p>4381.530051</text:p>
          </table:table-cell>
          <table:table-cell table:style-name="ce22" office:value-type="float" office:value="4702.7602758" calcext:value-type="float">
            <text:p>4702.7602758</text:p>
          </table:table-cell>
          <table:table-cell table:style-name="ce22" office:value-type="float" office:value="4913.1510134" calcext:value-type="float">
            <text:p>4913.1510134</text:p>
          </table:table-cell>
          <table:table-cell table:style-name="ce22" office:value-type="float" office:value="5246.6883368" calcext:value-type="float">
            <text:p>5246.6883368</text:p>
          </table:table-cell>
          <table:table-cell/>
          <table:table-cell office:value-type="string" calcext:value-type="string">
            <text:p>2022_06_28</text:p>
          </table:table-cell>
          <table:table-cell table:number-columns-repeated="1007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none</text:p>
          </table:table-cell>
          <table:table-cell table:style-name="ce22" office:value-type="string" calcext:value-type="string">
            <text:p>PFHa</text:p>
          </table:table-cell>
          <table:table-cell table:style-name="ce22" office:value-type="float" office:value="776.3645752" calcext:value-type="float">
            <text:p>776.3645752</text:p>
          </table:table-cell>
          <table:table-cell table:style-name="ce22" office:value-type="float" office:value="1125.573194" calcext:value-type="float">
            <text:p>1125.573194</text:p>
          </table:table-cell>
          <table:table-cell table:style-name="ce22" office:value-type="float" office:value="1502.9648253" calcext:value-type="float">
            <text:p>1502.9648253</text:p>
          </table:table-cell>
          <table:table-cell table:style-name="ce22" office:value-type="float" office:value="831.6352863" calcext:value-type="float">
            <text:p>831.6352863</text:p>
          </table:table-cell>
          <table:table-cell table:style-name="ce22" office:value-type="float" office:value="1122.4441995" calcext:value-type="float">
            <text:p>1122.4441995</text:p>
          </table:table-cell>
          <table:table-cell table:style-name="ce22" office:value-type="float" office:value="1803.7468671" calcext:value-type="float">
            <text:p>1803.7468671</text:p>
          </table:table-cell>
          <table:table-cell table:style-name="ce22" office:value-type="float" office:value="1021.152158" calcext:value-type="float">
            <text:p>1021.152158</text:p>
          </table:table-cell>
          <table:table-cell table:style-name="ce22" office:value-type="float" office:value="1527.5614939" calcext:value-type="float">
            <text:p>1527.5614939</text:p>
          </table:table-cell>
          <table:table-cell table:style-name="ce22" office:value-type="float" office:value="1795.75318" calcext:value-type="float">
            <text:p>1795.75318</text:p>
          </table:table-cell>
          <table:table-cell table:style-name="ce22" office:value-type="float" office:value="1981.9377106" calcext:value-type="float">
            <text:p>1981.9377106</text:p>
          </table:table-cell>
          <table:table-cell table:style-name="ce22" office:value-type="float" office:value="2273.9250097" calcext:value-type="float">
            <text:p>2273.9250097</text:p>
          </table:table-cell>
          <table:table-cell table:style-name="ce22" office:value-type="float" office:value="56989.0339106" calcext:value-type="float">
            <text:p>56989.0339106</text:p>
          </table:table-cell>
          <table:table-cell/>
          <table:table-cell office:value-type="string" calcext:value-type="string">
            <text:p>2022_07_15</text:p>
          </table:table-cell>
          <table:table-cell table:number-columns-repeated="1007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none</text:p>
          </table:table-cell>
          <table:table-cell table:style-name="ce22" office:value-type="string" calcext:value-type="string">
            <text:p>PFHa</text:p>
          </table:table-cell>
          <table:table-cell table:style-name="ce22" office:value-type="float" office:value="794.6680365" calcext:value-type="float">
            <text:p>794.6680365</text:p>
          </table:table-cell>
          <table:table-cell table:style-name="ce22" office:value-type="float" office:value="585.9972443" calcext:value-type="float">
            <text:p>585.9972443</text:p>
          </table:table-cell>
          <table:table-cell table:style-name="ce22" office:value-type="float" office:value="604.5754572" calcext:value-type="float">
            <text:p>604.5754572</text:p>
          </table:table-cell>
          <table:table-cell table:style-name="ce22" office:value-type="float" office:value="479.752896" calcext:value-type="float">
            <text:p>479.752896</text:p>
          </table:table-cell>
          <table:table-cell table:style-name="ce22" office:value-type="float" office:value="320.9727554" calcext:value-type="float">
            <text:p>320.9727554</text:p>
          </table:table-cell>
          <table:table-cell table:style-name="ce22" office:value-type="float" office:value="479.103021" calcext:value-type="float">
            <text:p>479.103021</text:p>
          </table:table-cell>
          <table:table-cell table:style-name="ce22" office:value-type="float" office:value="352.0386792" calcext:value-type="float">
            <text:p>352.0386792</text:p>
          </table:table-cell>
          <table:table-cell table:style-name="ce22" office:value-type="float" office:value="210.9470694" calcext:value-type="float">
            <text:p>210.9470694</text:p>
          </table:table-cell>
          <table:table-cell table:style-name="ce22" office:value-type="float" office:value="385.2680806" calcext:value-type="float">
            <text:p>385.2680806</text:p>
          </table:table-cell>
          <table:table-cell table:style-name="ce22" office:value-type="float" office:value="364.1307558" calcext:value-type="float">
            <text:p>364.1307558</text:p>
          </table:table-cell>
          <table:table-cell table:style-name="ce22" office:value-type="float" office:value="473.7134061" calcext:value-type="float">
            <text:p>473.7134061</text:p>
          </table:table-cell>
          <table:table-cell table:style-name="ce22" office:value-type="float" office:value="7766.6703387" calcext:value-type="float">
            <text:p>7766.6703387</text:p>
          </table:table-cell>
          <table:table-cell/>
          <table:table-cell office:value-type="string" calcext:value-type="string">
            <text:p>2022_07_27</text:p>
          </table:table-cell>
          <table:table-cell table:number-columns-repeated="1007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none</text:p>
          </table:table-cell>
          <table:table-cell table:style-name="ce22" office:value-type="string" calcext:value-type="string">
            <text:p>LRWa1</text:p>
          </table:table-cell>
          <table:table-cell table:style-name="ce22" office:value-type="float" office:value="2845.82912" calcext:value-type="float">
            <text:p>2845.82912</text:p>
          </table:table-cell>
          <table:table-cell table:style-name="ce22"/>
          <table:table-cell table:style-name="ce22" office:value-type="float" office:value="1962.3762324" calcext:value-type="float">
            <text:p>1962.3762324</text:p>
          </table:table-cell>
          <table:table-cell table:style-name="ce22" office:value-type="float" office:value="2338.0831796" calcext:value-type="float">
            <text:p>2338.083179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74.5402504" calcext:value-type="float">
            <text:p>1274.5402504</text:p>
          </table:table-cell>
          <table:table-cell table:style-name="ce22" office:value-type="float" office:value="1234.5706796" calcext:value-type="float">
            <text:p>1234.5706796</text:p>
          </table:table-cell>
          <table:table-cell table:style-name="ce22" office:value-type="float" office:value="1896.9090456" calcext:value-type="float">
            <text:p>1896.9090456</text:p>
          </table:table-cell>
          <table:table-cell table:style-name="ce22" office:value-type="float" office:value="2407.5209604" calcext:value-type="float">
            <text:p>2407.5209604</text:p>
          </table:table-cell>
          <table:table-cell table:style-name="ce22" office:value-type="float" office:value="3468.6257536" calcext:value-type="float">
            <text:p>3468.6257536</text:p>
          </table:table-cell>
          <table:table-cell table:style-name="ce22" office:value-type="float" office:value="5200.0501888" calcext:value-type="float">
            <text:p>5200.0501888</text:p>
          </table:table-cell>
          <table:table-cell table:style-name="ce22" office:value-type="float" office:value="70204.1371352" calcext:value-type="float">
            <text:p>70204.1371352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none</text:p>
          </table:table-cell>
          <table:table-cell table:style-name="ce22" office:value-type="string" calcext:value-type="string">
            <text:p>LRWa1</text:p>
          </table:table-cell>
          <table:table-cell table:style-name="ce22" office:value-type="float" office:value="1686.017802" calcext:value-type="float">
            <text:p>1686.017802</text:p>
          </table:table-cell>
          <table:table-cell table:style-name="ce22"/>
          <table:table-cell table:style-name="ce22" office:value-type="float" office:value="1550.750028" calcext:value-type="float">
            <text:p>1550.750028</text:p>
          </table:table-cell>
          <table:table-cell table:style-name="ce22" office:value-type="float" office:value="1940.9213656" calcext:value-type="float">
            <text:p>1940.9213656</text:p>
          </table:table-cell>
          <table:table-cell table:style-name="ce22" office:value-type="float" office:value="1685.538312" calcext:value-type="float">
            <text:p>1685.538312</text:p>
          </table:table-cell>
          <table:table-cell table:style-name="ce22" office:value-type="float" office:value="1807.6616552" calcext:value-type="float">
            <text:p>1807.6616552</text:p>
          </table:table-cell>
          <table:table-cell table:style-name="ce22" office:value-type="float" office:value="1371.838582" calcext:value-type="float">
            <text:p>1371.838582</text:p>
          </table:table-cell>
          <table:table-cell table:style-name="ce22" office:value-type="float" office:value="1408.3978792" calcext:value-type="float">
            <text:p>1408.3978792</text:p>
          </table:table-cell>
          <table:table-cell table:style-name="ce22" office:value-type="float" office:value="1349.7246888" calcext:value-type="float">
            <text:p>1349.7246888</text:p>
          </table:table-cell>
          <table:table-cell table:style-name="ce22" office:value-type="float" office:value="1468.2420496" calcext:value-type="float">
            <text:p>1468.2420496</text:p>
          </table:table-cell>
          <table:table-cell table:style-name="ce22" office:value-type="float" office:value="3436.0218988" calcext:value-type="float">
            <text:p>3436.0218988</text:p>
          </table:table-cell>
          <table:table-cell table:style-name="ce22" office:value-type="float" office:value="63864.1544896" calcext:value-type="float">
            <text:p>63864.1544896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none</text:p>
          </table:table-cell>
          <table:table-cell table:style-name="ce22" office:value-type="string" calcext:value-type="string">
            <text:p>LRWa1</text:p>
          </table:table-cell>
          <table:table-cell table:style-name="ce22" office:value-type="float" office:value="8341.204614" calcext:value-type="float">
            <text:p>8341.204614</text:p>
          </table:table-cell>
          <table:table-cell table:style-name="ce22"/>
          <table:table-cell table:style-name="ce22" office:value-type="float" office:value="5430.64861" calcext:value-type="float">
            <text:p>5430.64861</text:p>
          </table:table-cell>
          <table:table-cell table:style-name="ce22" office:value-type="float" office:value="4206.7063524" calcext:value-type="float">
            <text:p>4206.7063524</text:p>
          </table:table-cell>
          <table:table-cell table:style-name="ce22" office:value-type="float" office:value="4392.6801904" calcext:value-type="float">
            <text:p>4392.6801904</text:p>
          </table:table-cell>
          <table:table-cell table:style-name="ce22" office:value-type="float" office:value="4640.220702" calcext:value-type="float">
            <text:p>4640.220702</text:p>
          </table:table-cell>
          <table:table-cell table:style-name="ce22" office:value-type="float" office:value="4781.9238732" calcext:value-type="float">
            <text:p>4781.9238732</text:p>
          </table:table-cell>
          <table:table-cell table:style-name="ce22" office:value-type="float" office:value="4769.7626708" calcext:value-type="float">
            <text:p>4769.7626708</text:p>
          </table:table-cell>
          <table:table-cell table:style-name="ce22" office:value-type="float" office:value="4375.8942976" calcext:value-type="float">
            <text:p>4375.8942976</text:p>
          </table:table-cell>
          <table:table-cell table:style-name="ce22" office:value-type="float" office:value="4159.7495436" calcext:value-type="float">
            <text:p>4159.7495436</text:p>
          </table:table-cell>
          <table:table-cell table:style-name="ce22" office:value-type="float" office:value="6388.1150052" calcext:value-type="float">
            <text:p>6388.1150052</text:p>
          </table:table-cell>
          <table:table-cell table:style-name="ce22" office:value-type="float" office:value="67891.6785968" calcext:value-type="float">
            <text:p>67891.6785968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one</text:p>
          </table:table-cell>
          <table:table-cell table:style-name="ce22" office:value-type="string" calcext:value-type="string">
            <text:p>LRWa1</text:p>
          </table:table-cell>
          <table:table-cell table:style-name="ce22" office:value-type="float" office:value="2203.287601" calcext:value-type="float">
            <text:p>2203.287601</text:p>
          </table:table-cell>
          <table:table-cell table:style-name="ce22" office:value-type="float" office:value="2909.2603426" calcext:value-type="float">
            <text:p>2909.2603426</text:p>
          </table:table-cell>
          <table:table-cell table:style-name="ce22" office:value-type="float" office:value="2752.1624478" calcext:value-type="float">
            <text:p>2752.1624478</text:p>
          </table:table-cell>
          <table:table-cell table:style-name="ce22" office:value-type="float" office:value="1958.5411542" calcext:value-type="float">
            <text:p>1958.5411542</text:p>
          </table:table-cell>
          <table:table-cell table:style-name="ce22" office:value-type="float" office:value="1844.515229" calcext:value-type="float">
            <text:p>1844.515229</text:p>
          </table:table-cell>
          <table:table-cell table:style-name="ce22" office:value-type="float" office:value="1646.203451" calcext:value-type="float">
            <text:p>1646.203451</text:p>
          </table:table-cell>
          <table:table-cell table:style-name="ce22" office:value-type="float" office:value="1300.92041" calcext:value-type="float">
            <text:p>1300.92041</text:p>
          </table:table-cell>
          <table:table-cell table:style-name="ce22" office:value-type="float" office:value="1946.3160006" calcext:value-type="float">
            <text:p>1946.3160006</text:p>
          </table:table-cell>
          <table:table-cell table:style-name="ce22" office:value-type="float" office:value="3893.8204678" calcext:value-type="float">
            <text:p>3893.8204678</text:p>
          </table:table-cell>
          <table:table-cell table:style-name="ce22" office:value-type="float" office:value="4912.2612408" calcext:value-type="float">
            <text:p>4912.2612408</text:p>
          </table:table-cell>
          <table:table-cell table:style-name="ce22" office:value-type="float" office:value="4978.141731" calcext:value-type="float">
            <text:p>4978.141731</text:p>
          </table:table-cell>
          <table:table-cell table:style-name="ce22" office:value-type="float" office:value="30976.6044508" calcext:value-type="float">
            <text:p>30976.6044508</text:p>
          </table:table-cell>
          <table:table-cell table:style-name="ce22"/>
          <table:table-cell table:style-name="ce22" office:value-type="string" calcext:value-type="string">
            <text:p>2023_02_17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none</text:p>
          </table:table-cell>
          <table:table-cell table:style-name="ce22" office:value-type="string" calcext:value-type="string">
            <text:p>LRWa2</text:p>
          </table:table-cell>
          <table:table-cell table:style-name="ce22" office:value-type="float" office:value="1627.9092736" calcext:value-type="float">
            <text:p>1627.9092736</text:p>
          </table:table-cell>
          <table:table-cell table:style-name="ce22"/>
          <table:table-cell table:style-name="ce22" office:value-type="float" office:value="2334.8477264" calcext:value-type="float">
            <text:p>2334.8477264</text:p>
          </table:table-cell>
          <table:table-cell table:style-name="ce22" office:value-type="float" office:value="2095.3646628" calcext:value-type="float">
            <text:p>2095.3646628</text:p>
          </table:table-cell>
          <table:table-cell table:style-name="ce22" office:value-type="float" office:value="1528.9406144" calcext:value-type="float">
            <text:p>1528.9406144</text:p>
          </table:table-cell>
          <table:table-cell table:style-name="ce22" office:value-type="float" office:value="1768.2920864" calcext:value-type="float">
            <text:p>1768.2920864</text:p>
          </table:table-cell>
          <table:table-cell table:style-name="ce22" office:value-type="float" office:value="1352.6046616" calcext:value-type="float">
            <text:p>1352.6046616</text:p>
          </table:table-cell>
          <table:table-cell table:style-name="ce22" office:value-type="float" office:value="978.321928" calcext:value-type="float">
            <text:p>978.321928</text:p>
          </table:table-cell>
          <table:table-cell table:style-name="ce22" office:value-type="float" office:value="1310.8145376" calcext:value-type="float">
            <text:p>1310.8145376</text:p>
          </table:table-cell>
          <table:table-cell table:style-name="ce22" office:value-type="float" office:value="1821.9935784" calcext:value-type="float">
            <text:p>1821.9935784</text:p>
          </table:table-cell>
          <table:table-cell table:style-name="ce22" office:value-type="float" office:value="5268.0310808" calcext:value-type="float">
            <text:p>5268.0310808</text:p>
          </table:table-cell>
          <table:table-cell table:style-name="ce22" office:value-type="float" office:value="50321.749886" calcext:value-type="float">
            <text:p>50321.749886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none</text:p>
          </table:table-cell>
          <table:table-cell table:style-name="ce22" office:value-type="string" calcext:value-type="string">
            <text:p>LRWa2</text:p>
          </table:table-cell>
          <table:table-cell table:style-name="ce22" office:value-type="float" office:value="3678.4128676" calcext:value-type="float">
            <text:p>3678.4128676</text:p>
          </table:table-cell>
          <table:table-cell table:style-name="ce22"/>
          <table:table-cell table:style-name="ce22" office:value-type="float" office:value="2276.14637" calcext:value-type="float">
            <text:p>2276.14637</text:p>
          </table:table-cell>
          <table:table-cell table:style-name="ce22" office:value-type="float" office:value="2377.5444276" calcext:value-type="float">
            <text:p>2377.5444276</text:p>
          </table:table-cell>
          <table:table-cell table:style-name="ce22" office:value-type="float" office:value="117.9764096" calcext:value-type="float">
            <text:p>117.9764096</text:p>
          </table:table-cell>
          <table:table-cell table:style-name="ce22" office:value-type="float" office:value="2157.54439" calcext:value-type="float">
            <text:p>2157.54439</text:p>
          </table:table-cell>
          <table:table-cell table:style-name="ce22" office:value-type="float" office:value="2136.966194" calcext:value-type="float">
            <text:p>2136.966194</text:p>
          </table:table-cell>
          <table:table-cell table:style-name="ce22" office:value-type="float" office:value="2401.7372912" calcext:value-type="float">
            <text:p>2401.7372912</text:p>
          </table:table-cell>
          <table:table-cell table:style-name="ce22" office:value-type="float" office:value="3445.2018284" calcext:value-type="float">
            <text:p>3445.2018284</text:p>
          </table:table-cell>
          <table:table-cell table:style-name="ce22" office:value-type="float" office:value="4448.97349" calcext:value-type="float">
            <text:p>4448.97349</text:p>
          </table:table-cell>
          <table:table-cell table:style-name="ce22" office:value-type="float" office:value="7917.723118" calcext:value-type="float">
            <text:p>7917.723118</text:p>
          </table:table-cell>
          <table:table-cell table:style-name="ce22" office:value-type="float" office:value="51935.9843532" calcext:value-type="float">
            <text:p>51935.9843532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none</text:p>
          </table:table-cell>
          <table:table-cell table:style-name="ce22" office:value-type="string" calcext:value-type="string">
            <text:p>LRWa2</text:p>
          </table:table-cell>
          <table:table-cell table:style-name="ce22" office:value-type="float" office:value="7277.6233812" calcext:value-type="float">
            <text:p>7277.6233812</text:p>
          </table:table-cell>
          <table:table-cell table:style-name="ce22"/>
          <table:table-cell table:style-name="ce22" office:value-type="float" office:value="6388.1371632" calcext:value-type="float">
            <text:p>6388.1371632</text:p>
          </table:table-cell>
          <table:table-cell table:style-name="ce22" office:value-type="float" office:value="6277.9985972" calcext:value-type="float">
            <text:p>6277.9985972</text:p>
          </table:table-cell>
          <table:table-cell table:style-name="ce22" office:value-type="float" office:value="5900.8274508" calcext:value-type="float">
            <text:p>5900.8274508</text:p>
          </table:table-cell>
          <table:table-cell table:style-name="ce22" office:value-type="float" office:value="4426.345864" calcext:value-type="float">
            <text:p>4426.345864</text:p>
          </table:table-cell>
          <table:table-cell table:style-name="ce22" office:value-type="float" office:value="5607.3277288" calcext:value-type="float">
            <text:p>5607.3277288</text:p>
          </table:table-cell>
          <table:table-cell table:style-name="ce22" office:value-type="float" office:value="5708.3156072" calcext:value-type="float">
            <text:p>5708.3156072</text:p>
          </table:table-cell>
          <table:table-cell table:style-name="ce22" office:value-type="float" office:value="5277.3185044" calcext:value-type="float">
            <text:p>5277.3185044</text:p>
          </table:table-cell>
          <table:table-cell table:style-name="ce22" office:value-type="float" office:value="6907.3044432" calcext:value-type="float">
            <text:p>6907.3044432</text:p>
          </table:table-cell>
          <table:table-cell table:style-name="ce22" office:value-type="float" office:value="12129.2492904" calcext:value-type="float">
            <text:p>12129.2492904</text:p>
          </table:table-cell>
          <table:table-cell table:style-name="ce22" office:value-type="float" office:value="55509.4712016" calcext:value-type="float">
            <text:p>55509.4712016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none</text:p>
          </table:table-cell>
          <table:table-cell table:style-name="ce22" office:value-type="string" calcext:value-type="string">
            <text:p>LRWa3</text:p>
          </table:table-cell>
          <table:table-cell table:style-name="ce22" office:value-type="float" office:value="7920.280372" calcext:value-type="float">
            <text:p>7920.280372</text:p>
          </table:table-cell>
          <table:table-cell table:style-name="ce22"/>
          <table:table-cell table:style-name="ce22" office:value-type="float" office:value="6945.477884" calcext:value-type="float">
            <text:p>6945.477884</text:p>
          </table:table-cell>
          <table:table-cell table:style-name="ce22" office:value-type="float" office:value="6434.9109888" calcext:value-type="float">
            <text:p>6434.9109888</text:p>
          </table:table-cell>
          <table:table-cell table:style-name="ce22" office:value-type="float" office:value="6082.8848728" calcext:value-type="float">
            <text:p>6082.8848728</text:p>
          </table:table-cell>
          <table:table-cell table:style-name="ce22" office:value-type="float" office:value="5721.9963656" calcext:value-type="float">
            <text:p>5721.9963656</text:p>
          </table:table-cell>
          <table:table-cell table:style-name="ce22" office:value-type="float" office:value="5971.3352952" calcext:value-type="float">
            <text:p>5971.3352952</text:p>
          </table:table-cell>
          <table:table-cell table:style-name="ce22" office:value-type="float" office:value="4443.651356" calcext:value-type="float">
            <text:p>4443.651356</text:p>
          </table:table-cell>
          <table:table-cell table:style-name="ce22" office:value-type="float" office:value="6685.9820296" calcext:value-type="float">
            <text:p>6685.9820296</text:p>
          </table:table-cell>
          <table:table-cell table:style-name="ce22" office:value-type="float" office:value="5575.0064696" calcext:value-type="float">
            <text:p>5575.0064696</text:p>
          </table:table-cell>
          <table:table-cell table:style-name="ce22" office:value-type="float" office:value="6448.7692664" calcext:value-type="float">
            <text:p>6448.7692664</text:p>
          </table:table-cell>
          <table:table-cell table:style-name="ce22" office:value-type="float" office:value="70453.245452" calcext:value-type="float">
            <text:p>70453.245452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none</text:p>
          </table:table-cell>
          <table:table-cell table:style-name="ce22" office:value-type="string" calcext:value-type="string">
            <text:p>LRWa3</text:p>
          </table:table-cell>
          <table:table-cell table:style-name="ce22" office:value-type="float" office:value="1051.8051668" calcext:value-type="float">
            <text:p>1051.8051668</text:p>
          </table:table-cell>
          <table:table-cell table:style-name="ce22"/>
          <table:table-cell table:style-name="ce22" office:value-type="float" office:value="756.2880384" calcext:value-type="float">
            <text:p>756.2880384</text:p>
          </table:table-cell>
          <table:table-cell table:style-name="ce22" office:value-type="float" office:value="849.8331926" calcext:value-type="float">
            <text:p>849.8331926</text:p>
          </table:table-cell>
          <table:table-cell table:style-name="ce22" office:value-type="float" office:value="873.287981" calcext:value-type="float">
            <text:p>873.287981</text:p>
          </table:table-cell>
          <table:table-cell table:style-name="ce22" office:value-type="float" office:value="969.5410886" calcext:value-type="float">
            <text:p>969.5410886</text:p>
          </table:table-cell>
          <table:table-cell table:style-name="ce22" office:value-type="float" office:value="1398.805865" calcext:value-type="float">
            <text:p>1398.805865</text:p>
          </table:table-cell>
          <table:table-cell table:style-name="ce22" office:value-type="float" office:value="913.1207232" calcext:value-type="float">
            <text:p>913.1207232</text:p>
          </table:table-cell>
          <table:table-cell table:style-name="ce22" office:value-type="float" office:value="1457.4921594" calcext:value-type="float">
            <text:p>1457.4921594</text:p>
          </table:table-cell>
          <table:table-cell table:style-name="ce22" office:value-type="float" office:value="2195.6917318" calcext:value-type="float">
            <text:p>2195.6917318</text:p>
          </table:table-cell>
          <table:table-cell table:style-name="ce22" office:value-type="float" office:value="4619.7096876" calcext:value-type="float">
            <text:p>4619.7096876</text:p>
          </table:table-cell>
          <table:table-cell table:style-name="ce22" office:value-type="float" office:value="53722.0016822" calcext:value-type="float">
            <text:p>53722.0016822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none</text:p>
          </table:table-cell>
          <table:table-cell table:style-name="ce22" office:value-type="string" calcext:value-type="string">
            <text:p>LRWa3</text:p>
          </table:table-cell>
          <table:table-cell table:style-name="ce22" office:value-type="float" office:value="7259.2534864" calcext:value-type="float">
            <text:p>7259.2534864</text:p>
          </table:table-cell>
          <table:table-cell table:style-name="ce22"/>
          <table:table-cell table:style-name="ce22" office:value-type="float" office:value="6614.3178136" calcext:value-type="float">
            <text:p>6614.3178136</text:p>
          </table:table-cell>
          <table:table-cell table:style-name="ce22" office:value-type="float" office:value="5469.6903936" calcext:value-type="float">
            <text:p>5469.6903936</text:p>
          </table:table-cell>
          <table:table-cell table:style-name="ce22" office:value-type="float" office:value="4279.168888" calcext:value-type="float">
            <text:p>4279.168888</text:p>
          </table:table-cell>
          <table:table-cell table:style-name="ce22" office:value-type="float" office:value="5898.7981992" calcext:value-type="float">
            <text:p>5898.7981992</text:p>
          </table:table-cell>
          <table:table-cell table:style-name="ce22" office:value-type="float" office:value="4680.4837016" calcext:value-type="float">
            <text:p>4680.4837016</text:p>
          </table:table-cell>
          <table:table-cell table:style-name="ce22" office:value-type="float" office:value="5226.8756368" calcext:value-type="float">
            <text:p>5226.8756368</text:p>
          </table:table-cell>
          <table:table-cell table:style-name="ce22" office:value-type="float" office:value="4724.5122368" calcext:value-type="float">
            <text:p>4724.5122368</text:p>
          </table:table-cell>
          <table:table-cell table:style-name="ce22" office:value-type="float" office:value="6478.1492392" calcext:value-type="float">
            <text:p>6478.1492392</text:p>
          </table:table-cell>
          <table:table-cell table:style-name="ce22" office:value-type="float" office:value="7955.5769064" calcext:value-type="float">
            <text:p>7955.5769064</text:p>
          </table:table-cell>
          <table:table-cell table:style-name="ce22" office:value-type="float" office:value="62789.258388" calcext:value-type="float">
            <text:p>62789.258388</text:p>
          </table:table-cell>
          <table:table-cell table:style-name="ce22"/>
          <table:table-cell table:style-name="ce22" office:value-type="string" calcext:value-type="string">
            <text:p>2022_09_02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none</text:p>
          </table:table-cell>
          <table:table-cell table:style-name="ce22" office:value-type="string" calcext:value-type="string">
            <text:p>LRWa3</text:p>
          </table:table-cell>
          <table:table-cell table:style-name="ce22" office:value-type="float" office:value="1481.6225558" calcext:value-type="float">
            <text:p>1481.6225558</text:p>
          </table:table-cell>
          <table:table-cell table:style-name="ce22" office:value-type="float" office:value="1408.7023752" calcext:value-type="float">
            <text:p>1408.7023752</text:p>
          </table:table-cell>
          <table:table-cell table:style-name="ce22" office:value-type="float" office:value="1929.291999" calcext:value-type="float">
            <text:p>1929.291999</text:p>
          </table:table-cell>
          <table:table-cell table:style-name="ce22" office:value-type="float" office:value="1338.6485828" calcext:value-type="float">
            <text:p>1338.6485828</text:p>
          </table:table-cell>
          <table:table-cell table:style-name="ce22" office:value-type="float" office:value="2280.5982876" calcext:value-type="float">
            <text:p>2280.5982876</text:p>
          </table:table-cell>
          <table:table-cell table:style-name="ce22" office:value-type="float" office:value="1770.6504532" calcext:value-type="float">
            <text:p>1770.6504532</text:p>
          </table:table-cell>
          <table:table-cell table:style-name="ce22" office:value-type="float" office:value="2112.8919" calcext:value-type="float">
            <text:p>2112.8919</text:p>
          </table:table-cell>
          <table:table-cell table:style-name="ce22" office:value-type="float" office:value="2869.2466922" calcext:value-type="float">
            <text:p>2869.2466922</text:p>
          </table:table-cell>
          <table:table-cell table:style-name="ce22" office:value-type="float" office:value="2885.1261326" calcext:value-type="float">
            <text:p>2885.1261326</text:p>
          </table:table-cell>
          <table:table-cell table:style-name="ce22" office:value-type="float" office:value="3083.0447152" calcext:value-type="float">
            <text:p>3083.0447152</text:p>
          </table:table-cell>
          <table:table-cell table:style-name="ce22" office:value-type="float" office:value="3984.0373092" calcext:value-type="float">
            <text:p>3984.0373092</text:p>
          </table:table-cell>
          <table:table-cell table:style-name="ce22" office:value-type="float" office:value="36860.2771786" calcext:value-type="float">
            <text:p>36860.2771786</text:p>
          </table:table-cell>
          <table:table-cell table:style-name="ce22"/>
          <table:table-cell table:style-name="ce22" office:value-type="string" calcext:value-type="string">
            <text:p>2023_02_17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none</text:p>
          </table:table-cell>
          <table:table-cell table:style-name="ce22" office:value-type="string" calcext:value-type="string">
            <text:p>LRWa3</text:p>
          </table:table-cell>
          <table:table-cell table:style-name="ce22" office:value-type="float" office:value="3053.6765724" calcext:value-type="float">
            <text:p>3053.6765724</text:p>
          </table:table-cell>
          <table:table-cell table:style-name="ce22" office:value-type="float" office:value="3837.4556398" calcext:value-type="float">
            <text:p>3837.4556398</text:p>
          </table:table-cell>
          <table:table-cell table:style-name="ce22" office:value-type="float" office:value="2623.8923714" calcext:value-type="float">
            <text:p>2623.8923714</text:p>
          </table:table-cell>
          <table:table-cell table:style-name="ce22" office:value-type="float" office:value="2393.7061784" calcext:value-type="float">
            <text:p>2393.7061784</text:p>
          </table:table-cell>
          <table:table-cell table:style-name="ce22" office:value-type="float" office:value="2670.1172372" calcext:value-type="float">
            <text:p>2670.1172372</text:p>
          </table:table-cell>
          <table:table-cell table:style-name="ce22" office:value-type="float" office:value="2244.1415616" calcext:value-type="float">
            <text:p>2244.1415616</text:p>
          </table:table-cell>
          <table:table-cell table:style-name="ce22" office:value-type="float" office:value="2104.006261" calcext:value-type="float">
            <text:p>2104.006261</text:p>
          </table:table-cell>
          <table:table-cell table:style-name="ce22" office:value-type="float" office:value="2331.003129" calcext:value-type="float">
            <text:p>2331.003129</text:p>
          </table:table-cell>
          <table:table-cell table:style-name="ce22" office:value-type="float" office:value="3607.648824" calcext:value-type="float">
            <text:p>3607.648824</text:p>
          </table:table-cell>
          <table:table-cell table:style-name="ce22" office:value-type="float" office:value="3578.970114" calcext:value-type="float">
            <text:p>3578.970114</text:p>
          </table:table-cell>
          <table:table-cell table:style-name="ce22" office:value-type="float" office:value="4324.815642" calcext:value-type="float">
            <text:p>4324.815642</text:p>
          </table:table-cell>
          <table:table-cell table:style-name="ce22" office:value-type="float" office:value="37198.9184464" calcext:value-type="float">
            <text:p>37198.9184464</text:p>
          </table:table-cell>
          <table:table-cell table:style-name="ce22"/>
          <table:table-cell table:style-name="ce22" office:value-type="string" calcext:value-type="string">
            <text:p>2023_02_17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2" office:value-type="string" calcext:value-type="string">
            <text:p>none</text:p>
          </table:table-cell>
          <table:table-cell table:style-name="ce15" office:value-type="string" calcext:value-type="string">
            <text:p>RHa1</text:p>
          </table:table-cell>
          <table:table-cell table:style-name="ce15" office:value-type="float" office:value="1757.84576579999" calcext:value-type="float">
            <text:p>1757.84576579999</text:p>
          </table:table-cell>
          <table:table-cell table:style-name="ce15" office:value-type="float" office:value="3863.3136106" calcext:value-type="float">
            <text:p>3863.3136106</text:p>
          </table:table-cell>
          <table:table-cell table:style-name="ce15" office:value-type="float" office:value="2676.50884539999" calcext:value-type="float">
            <text:p>2676.50884539999</text:p>
          </table:table-cell>
          <table:table-cell table:style-name="ce15" office:value-type="float" office:value="2596.6687128" calcext:value-type="float">
            <text:p>2596.6687128</text:p>
          </table:table-cell>
          <table:table-cell table:style-name="ce15" office:value-type="float" office:value="2319.65616799999" calcext:value-type="float">
            <text:p>2319.65616799999</text:p>
          </table:table-cell>
          <table:table-cell table:style-name="ce24" office:value-type="float" office:value="2207.0264834" calcext:value-type="float">
            <text:p>2207.0264834</text:p>
          </table:table-cell>
          <table:table-cell table:style-name="ce24" office:value-type="float" office:value="2437.02054839999" calcext:value-type="float">
            <text:p>2437.02054839999</text:p>
          </table:table-cell>
          <table:table-cell table:style-name="ce24" office:value-type="float" office:value="1497.9083542" calcext:value-type="float">
            <text:p>1497.9083542</text:p>
          </table:table-cell>
          <table:table-cell table:style-name="ce24" office:value-type="float" office:value="1118.98121079999" calcext:value-type="float">
            <text:p>1118.98121079999</text:p>
          </table:table-cell>
          <table:table-cell table:style-name="ce24" office:value-type="float" office:value="2722.90153639999" calcext:value-type="float">
            <text:p>2722.90153639999</text:p>
          </table:table-cell>
          <table:table-cell table:style-name="ce24" office:value-type="float" office:value="2573.9692326" calcext:value-type="float">
            <text:p>2573.9692326</text:p>
          </table:table-cell>
          <table:table-cell table:style-name="ce24" office:value-type="float" office:value="89295.638419" calcext:value-type="float">
            <text:p>89295.638419</text:p>
          </table:table-cell>
          <table:table-cell table:style-name="ce5"/>
          <table:table-cell table:style-name="ce24" office:value-type="string" calcext:value-type="string">
            <text:p>2023_03_16</text:p>
          </table:table-cell>
          <table:table-cell table:style-name="ce22" table:number-columns-repeated="44"/>
          <table:table-cell table:number-columns-repeated="96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2" office:value-type="string" calcext:value-type="string">
            <text:p>none</text:p>
          </table:table-cell>
          <table:table-cell table:style-name="ce5" office:value-type="string" calcext:value-type="string">
            <text:p>RHa1</text:p>
          </table:table-cell>
          <table:table-cell table:style-name="ce5" office:value-type="float" office:value="5964.0055586" calcext:value-type="float">
            <text:p>5964.0055586</text:p>
          </table:table-cell>
          <table:table-cell table:style-name="ce5" office:value-type="float" office:value="4921.23118599999" calcext:value-type="float">
            <text:p>4921.23118599999</text:p>
          </table:table-cell>
          <table:table-cell table:style-name="ce5" office:value-type="float" office:value="6026.7045804" calcext:value-type="float">
            <text:p>6026.7045804</text:p>
          </table:table-cell>
          <table:table-cell table:style-name="ce5" office:value-type="float" office:value="4052.49054139999" calcext:value-type="float">
            <text:p>4052.49054139999</text:p>
          </table:table-cell>
          <table:table-cell table:style-name="ce5" office:value-type="float" office:value="5473.5353272" calcext:value-type="float">
            <text:p>5473.5353272</text:p>
          </table:table-cell>
          <table:table-cell table:style-name="ce24" office:value-type="float" office:value="6870.8308652" calcext:value-type="float">
            <text:p>6870.8308652</text:p>
          </table:table-cell>
          <table:table-cell table:style-name="ce24" office:value-type="float" office:value="4451.97594939999" calcext:value-type="float">
            <text:p>4451.97594939999</text:p>
          </table:table-cell>
          <table:table-cell table:style-name="ce24" office:value-type="float" office:value="3336.2334962" calcext:value-type="float">
            <text:p>3336.2334962</text:p>
          </table:table-cell>
          <table:table-cell table:style-name="ce24" office:value-type="float" office:value="5051.3182678" calcext:value-type="float">
            <text:p>5051.3182678</text:p>
          </table:table-cell>
          <table:table-cell table:style-name="ce24" office:value-type="float" office:value="4474.00998099999" calcext:value-type="float">
            <text:p>4474.00998099999</text:p>
          </table:table-cell>
          <table:table-cell table:style-name="ce24" office:value-type="float" office:value="7998.67923519999" calcext:value-type="float">
            <text:p>7998.67923519999</text:p>
          </table:table-cell>
          <table:table-cell table:style-name="ce24" office:value-type="float" office:value="79679.6153111999" calcext:value-type="float">
            <text:p>79679.6153111999</text:p>
          </table:table-cell>
          <table:table-cell table:style-name="ce5"/>
          <table:table-cell table:style-name="ce24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2" office:value-type="string" calcext:value-type="string">
            <text:p>none</text:p>
          </table:table-cell>
          <table:table-cell table:style-name="ce5" office:value-type="string" calcext:value-type="string">
            <text:p>RHa1</text:p>
          </table:table-cell>
          <table:table-cell table:style-name="ce5" office:value-type="float" office:value="9693.42216439999" calcext:value-type="float">
            <text:p>9693.42216439999</text:p>
          </table:table-cell>
          <table:table-cell table:style-name="ce5" office:value-type="float" office:value="7041.89137439999" calcext:value-type="float">
            <text:p>7041.89137439999</text:p>
          </table:table-cell>
          <table:table-cell table:style-name="ce5" office:value-type="float" office:value="8381.03000639999" calcext:value-type="float">
            <text:p>8381.03000639999</text:p>
          </table:table-cell>
          <table:table-cell table:style-name="ce5" office:value-type="float" office:value="8004.323466" calcext:value-type="float">
            <text:p>8004.323466</text:p>
          </table:table-cell>
          <table:table-cell table:style-name="ce5" office:value-type="float" office:value="8163.80114719999" calcext:value-type="float">
            <text:p>8163.80114719999</text:p>
          </table:table-cell>
          <table:table-cell table:style-name="ce24" office:value-type="float" office:value="8640.0815056" calcext:value-type="float">
            <text:p>8640.0815056</text:p>
          </table:table-cell>
          <table:table-cell table:style-name="ce24" office:value-type="float" office:value="6331.862022" calcext:value-type="float">
            <text:p>6331.862022</text:p>
          </table:table-cell>
          <table:table-cell table:style-name="ce24" office:value-type="float" office:value="6058.2326668" calcext:value-type="float">
            <text:p>6058.2326668</text:p>
          </table:table-cell>
          <table:table-cell table:style-name="ce24" office:value-type="float" office:value="8282.2900872" calcext:value-type="float">
            <text:p>8282.2900872</text:p>
          </table:table-cell>
          <table:table-cell table:style-name="ce24" office:value-type="float" office:value="6641.315246" calcext:value-type="float">
            <text:p>6641.315246</text:p>
          </table:table-cell>
          <table:table-cell table:style-name="ce24" office:value-type="float" office:value="8775.986626" calcext:value-type="float">
            <text:p>8775.986626</text:p>
          </table:table-cell>
          <table:table-cell table:style-name="ce24" office:value-type="float" office:value="63042.6996372" calcext:value-type="float">
            <text:p>63042.6996372</text:p>
          </table:table-cell>
          <table:table-cell table:style-name="ce5"/>
          <table:table-cell table:style-name="ce24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2" office:value-type="string" calcext:value-type="string">
            <text:p>none</text:p>
          </table:table-cell>
          <table:table-cell table:style-name="ce5" office:value-type="string" calcext:value-type="string">
            <text:p>FRPa3</text:p>
          </table:table-cell>
          <table:table-cell table:style-name="ce5" office:value-type="float" office:value="4435.1746052" calcext:value-type="float">
            <text:p>4435.1746052</text:p>
          </table:table-cell>
          <table:table-cell table:style-name="ce5" office:value-type="float" office:value="4578.36791399999" calcext:value-type="float">
            <text:p>4578.36791399999</text:p>
          </table:table-cell>
          <table:table-cell table:style-name="ce5" office:value-type="float" office:value="4740.8219208" calcext:value-type="float">
            <text:p>4740.8219208</text:p>
          </table:table-cell>
          <table:table-cell table:style-name="ce5" office:value-type="float" office:value="5298.9403864" calcext:value-type="float">
            <text:p>5298.9403864</text:p>
          </table:table-cell>
          <table:table-cell table:style-name="ce5" office:value-type="float" office:value="5581.0229624" calcext:value-type="float">
            <text:p>5581.0229624</text:p>
          </table:table-cell>
          <table:table-cell table:style-name="ce24" office:value-type="float" office:value="6669.42597439999" calcext:value-type="float">
            <text:p>6669.42597439999</text:p>
          </table:table-cell>
          <table:table-cell table:style-name="ce24" office:value-type="float" office:value="6592.78755239999" calcext:value-type="float">
            <text:p>6592.78755239999</text:p>
          </table:table-cell>
          <table:table-cell table:style-name="ce24" office:value-type="float" office:value="7774.3606972" calcext:value-type="float">
            <text:p>7774.3606972</text:p>
          </table:table-cell>
          <table:table-cell table:style-name="ce24" office:value-type="float" office:value="6644.2580196" calcext:value-type="float">
            <text:p>6644.2580196</text:p>
          </table:table-cell>
          <table:table-cell table:style-name="ce24" office:value-type="float" office:value="17934.8253279999" calcext:value-type="float">
            <text:p>17934.8253279999</text:p>
          </table:table-cell>
          <table:table-cell table:style-name="ce24" office:value-type="float" office:value="125625.5759216" calcext:value-type="float">
            <text:p>125625.5759216</text:p>
          </table:table-cell>
          <table:table-cell table:style-name="ce24" office:value-type="float" office:value="87821.473842" calcext:value-type="float">
            <text:p>87821.473842</text:p>
          </table:table-cell>
          <table:table-cell table:style-name="ce5"/>
          <table:table-cell table:style-name="ce24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2" office:value-type="string" calcext:value-type="string">
            <text:p>none</text:p>
          </table:table-cell>
          <table:table-cell table:style-name="ce5" office:value-type="string" calcext:value-type="string">
            <text:p>FRPa3</text:p>
          </table:table-cell>
          <table:table-cell table:style-name="ce5" office:value-type="float" office:value="10293.158982" calcext:value-type="float">
            <text:p>10293.158982</text:p>
          </table:table-cell>
          <table:table-cell table:style-name="ce5" office:value-type="float" office:value="12284.2710719999" calcext:value-type="float">
            <text:p>12284.2710719999</text:p>
          </table:table-cell>
          <table:table-cell table:style-name="ce5" office:value-type="float" office:value="11575.8655836" calcext:value-type="float">
            <text:p>11575.8655836</text:p>
          </table:table-cell>
          <table:table-cell table:style-name="ce5" office:value-type="float" office:value="14424.646404" calcext:value-type="float">
            <text:p>14424.646404</text:p>
          </table:table-cell>
          <table:table-cell table:style-name="ce5" office:value-type="float" office:value="18198.1142064" calcext:value-type="float">
            <text:p>18198.1142064</text:p>
          </table:table-cell>
          <table:table-cell table:style-name="ce24" office:value-type="float" office:value="16252.28494" calcext:value-type="float">
            <text:p>16252.28494</text:p>
          </table:table-cell>
          <table:table-cell table:style-name="ce24" office:value-type="float" office:value="11952.9049039999" calcext:value-type="float">
            <text:p>11952.9049039999</text:p>
          </table:table-cell>
          <table:table-cell table:style-name="ce24" office:value-type="float" office:value="14611.0034468" calcext:value-type="float">
            <text:p>14611.0034468</text:p>
          </table:table-cell>
          <table:table-cell table:style-name="ce24" office:value-type="float" office:value="10909.5271487999" calcext:value-type="float">
            <text:p>10909.5271487999</text:p>
          </table:table-cell>
          <table:table-cell table:style-name="ce24" office:value-type="float" office:value="22210.8789112" calcext:value-type="float">
            <text:p>22210.8789112</text:p>
          </table:table-cell>
          <table:table-cell table:style-name="ce24" office:value-type="float" office:value="80459.877088" calcext:value-type="float">
            <text:p>80459.877088</text:p>
          </table:table-cell>
          <table:table-cell table:style-name="ce24" office:value-type="float" office:value="56847.6210759999" calcext:value-type="float">
            <text:p>56847.6210759999</text:p>
          </table:table-cell>
          <table:table-cell table:style-name="ce5"/>
          <table:table-cell table:style-name="ce24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2" office:value-type="string" calcext:value-type="string">
            <text:p>none</text:p>
          </table:table-cell>
          <table:table-cell table:style-name="ce15" office:value-type="string" calcext:value-type="string">
            <text:p>FRPa3</text:p>
          </table:table-cell>
          <table:table-cell table:style-name="ce15" office:value-type="float" office:value="1130.9836858" calcext:value-type="float">
            <text:p>1130.9836858</text:p>
          </table:table-cell>
          <table:table-cell table:style-name="ce15" office:value-type="float" office:value="1886.47630179999" calcext:value-type="float">
            <text:p>1886.47630179999</text:p>
          </table:table-cell>
          <table:table-cell table:style-name="ce15" office:value-type="float" office:value="2374.2806908" calcext:value-type="float">
            <text:p>2374.2806908</text:p>
          </table:table-cell>
          <table:table-cell table:style-name="ce15" office:value-type="float" office:value="4118.9868076" calcext:value-type="float">
            <text:p>4118.9868076</text:p>
          </table:table-cell>
          <table:table-cell table:style-name="ce15" office:value-type="float" office:value="2573.013294" calcext:value-type="float">
            <text:p>2573.013294</text:p>
          </table:table-cell>
          <table:table-cell table:style-name="ce24" office:value-type="float" office:value="1124.9762732" calcext:value-type="float">
            <text:p>1124.9762732</text:p>
          </table:table-cell>
          <table:table-cell table:style-name="ce24" office:value-type="float" office:value="2318.4967512" calcext:value-type="float">
            <text:p>2318.4967512</text:p>
          </table:table-cell>
          <table:table-cell table:style-name="ce24" office:value-type="float" office:value="2383.6051864" calcext:value-type="float">
            <text:p>2383.6051864</text:p>
          </table:table-cell>
          <table:table-cell table:style-name="ce24" office:value-type="float" office:value="2099.4886316" calcext:value-type="float">
            <text:p>2099.4886316</text:p>
          </table:table-cell>
          <table:table-cell table:style-name="ce24" office:value-type="float" office:value="2169.35444239999" calcext:value-type="float">
            <text:p>2169.35444239999</text:p>
          </table:table-cell>
          <table:table-cell table:style-name="ce24" office:value-type="float" office:value="1028.99993719999" calcext:value-type="float">
            <text:p>1028.99993719999</text:p>
          </table:table-cell>
          <table:table-cell table:style-name="ce24" office:value-type="float" office:value="50276.248076" calcext:value-type="float">
            <text:p>50276.248076</text:p>
          </table:table-cell>
          <table:table-cell table:style-name="ce5"/>
          <table:table-cell table:style-name="ce24" office:value-type="string" calcext:value-type="string">
            <text:p>2023_03_16</text:p>
          </table:table-cell>
          <table:table-cell table:number-columns-repeated="100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2" office:value-type="string" calcext:value-type="string">
            <text:p>none</text:p>
          </table:table-cell>
          <table:table-cell table:style-name="ce15" office:value-type="string" calcext:value-type="string">
            <text:p>RPa2</text:p>
          </table:table-cell>
          <table:table-cell table:style-name="ce15" office:value-type="float" office:value="1801.58596999999" calcext:value-type="float">
            <text:p>1801.58596999999</text:p>
          </table:table-cell>
          <table:table-cell table:style-name="ce15" office:value-type="float" office:value="1744.92411359999" calcext:value-type="float">
            <text:p>1744.92411359999</text:p>
          </table:table-cell>
          <table:table-cell table:style-name="ce15" office:value-type="float" office:value="1267.82500959999" calcext:value-type="float">
            <text:p>1267.82500959999</text:p>
          </table:table-cell>
          <table:table-cell table:style-name="ce15" office:value-type="float" office:value="1996.775132" calcext:value-type="float">
            <text:p>1996.775132</text:p>
          </table:table-cell>
          <table:table-cell table:style-name="ce15" office:value-type="float" office:value="1089.3783188" calcext:value-type="float">
            <text:p>1089.3783188</text:p>
          </table:table-cell>
          <table:table-cell table:style-name="ce24" office:value-type="float" office:value="642.7764392" calcext:value-type="float">
            <text:p>642.7764392</text:p>
          </table:table-cell>
          <table:table-cell table:style-name="ce24" office:value-type="float" office:value="1249.1985096" calcext:value-type="float">
            <text:p>1249.1985096</text:p>
          </table:table-cell>
          <table:table-cell table:style-name="ce24" office:value-type="float" office:value="1849.4006296" calcext:value-type="float">
            <text:p>1849.4006296</text:p>
          </table:table-cell>
          <table:table-cell table:style-name="ce24" office:value-type="float" office:value="1583.39317999999" calcext:value-type="float">
            <text:p>1583.39317999999</text:p>
          </table:table-cell>
          <table:table-cell table:style-name="ce24" office:value-type="float" office:value="1031.4229996" calcext:value-type="float">
            <text:p>1031.4229996</text:p>
          </table:table-cell>
          <table:table-cell table:style-name="ce24" office:value-type="float" office:value="993.75608" calcext:value-type="float">
            <text:p>993.75608</text:p>
          </table:table-cell>
          <table:table-cell table:style-name="ce24" office:value-type="float" office:value="27536.8990772" calcext:value-type="float">
            <text:p>27536.8990772</text:p>
          </table:table-cell>
          <table:table-cell table:style-name="ce5"/>
          <table:table-cell table:style-name="ce24" office:value-type="string" calcext:value-type="string">
            <text:p>2023_03_16</text:p>
          </table:table-cell>
          <table:table-cell table:number-columns-repeated="100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2" office:value-type="string" calcext:value-type="string">
            <text:p>none</text:p>
          </table:table-cell>
          <table:table-cell table:style-name="ce5" office:value-type="string" calcext:value-type="string">
            <text:p>RPa2</text:p>
          </table:table-cell>
          <table:table-cell table:style-name="ce5" office:value-type="float" office:value="10115.3695252" calcext:value-type="float">
            <text:p>10115.3695252</text:p>
          </table:table-cell>
          <table:table-cell table:style-name="ce5" office:value-type="float" office:value="10276.7154424" calcext:value-type="float">
            <text:p>10276.7154424</text:p>
          </table:table-cell>
          <table:table-cell table:style-name="ce5" office:value-type="float" office:value="10801.7424868" calcext:value-type="float">
            <text:p>10801.7424868</text:p>
          </table:table-cell>
          <table:table-cell table:style-name="ce5" office:value-type="float" office:value="8510.1845" calcext:value-type="float">
            <text:p>8510.1845</text:p>
          </table:table-cell>
          <table:table-cell table:style-name="ce5" office:value-type="float" office:value="12583.656852" calcext:value-type="float">
            <text:p>12583.656852</text:p>
          </table:table-cell>
          <table:table-cell table:style-name="ce24" office:value-type="float" office:value="11889.7461736" calcext:value-type="float">
            <text:p>11889.7461736</text:p>
          </table:table-cell>
          <table:table-cell table:style-name="ce24" office:value-type="float" office:value="11406.1558992" calcext:value-type="float">
            <text:p>11406.1558992</text:p>
          </table:table-cell>
          <table:table-cell table:style-name="ce24" office:value-type="float" office:value="8212.4885352" calcext:value-type="float">
            <text:p>8212.4885352</text:p>
          </table:table-cell>
          <table:table-cell table:style-name="ce24" office:value-type="float" office:value="10893.2433063999" calcext:value-type="float">
            <text:p>10893.2433063999</text:p>
          </table:table-cell>
          <table:table-cell table:style-name="ce24" office:value-type="float" office:value="8747.4049552" calcext:value-type="float">
            <text:p>8747.4049552</text:p>
          </table:table-cell>
          <table:table-cell table:style-name="ce24" office:value-type="float" office:value="27147.4769688" calcext:value-type="float">
            <text:p>27147.4769688</text:p>
          </table:table-cell>
          <table:table-cell table:style-name="ce24" office:value-type="float" office:value="99154.3756416" calcext:value-type="float">
            <text:p>99154.3756416</text:p>
          </table:table-cell>
          <table:table-cell table:style-name="ce5"/>
          <table:table-cell table:style-name="ce24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2" office:value-type="string" calcext:value-type="string">
            <text:p>none</text:p>
          </table:table-cell>
          <table:table-cell table:style-name="ce5" office:value-type="string" calcext:value-type="string">
            <text:p>RPa2</text:p>
          </table:table-cell>
          <table:table-cell table:style-name="ce5" office:value-type="float" office:value="6194.419334" calcext:value-type="float">
            <text:p>6194.419334</text:p>
          </table:table-cell>
          <table:table-cell table:style-name="ce5" office:value-type="float" office:value="4819.4999136" calcext:value-type="float">
            <text:p>4819.4999136</text:p>
          </table:table-cell>
          <table:table-cell table:style-name="ce5" office:value-type="float" office:value="3656.43134279999" calcext:value-type="float">
            <text:p>3656.43134279999</text:p>
          </table:table-cell>
          <table:table-cell table:style-name="ce5" office:value-type="float" office:value="3215.0142684" calcext:value-type="float">
            <text:p>3215.0142684</text:p>
          </table:table-cell>
          <table:table-cell table:style-name="ce5" office:value-type="float" office:value="4269.50012039999" calcext:value-type="float">
            <text:p>4269.50012039999</text:p>
          </table:table-cell>
          <table:table-cell table:style-name="ce24" office:value-type="float" office:value="2979.08035039999" calcext:value-type="float">
            <text:p>2979.08035039999</text:p>
          </table:table-cell>
          <table:table-cell table:style-name="ce24" office:value-type="float" office:value="3261.5037836" calcext:value-type="float">
            <text:p>3261.5037836</text:p>
          </table:table-cell>
          <table:table-cell table:style-name="ce24" office:value-type="float" office:value="4142.06610839999" calcext:value-type="float">
            <text:p>4142.06610839999</text:p>
          </table:table-cell>
          <table:table-cell table:style-name="ce24" office:value-type="float" office:value="4483.73903879999" calcext:value-type="float">
            <text:p>4483.73903879999</text:p>
          </table:table-cell>
          <table:table-cell table:style-name="ce24" office:value-type="float" office:value="9458.60615" calcext:value-type="float">
            <text:p>9458.60615</text:p>
          </table:table-cell>
          <table:table-cell table:style-name="ce24" office:value-type="float" office:value="11393.8928492" calcext:value-type="float">
            <text:p>11393.8928492</text:p>
          </table:table-cell>
          <table:table-cell table:style-name="ce24" office:value-type="float" office:value="46452.0465963999" calcext:value-type="float">
            <text:p>46452.0465963999</text:p>
          </table:table-cell>
          <table:table-cell table:style-name="ce5"/>
          <table:table-cell table:style-name="ce24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2" office:value-type="string" calcext:value-type="string">
            <text:p>none</text:p>
          </table:table-cell>
          <table:table-cell table:style-name="ce5" office:value-type="string" calcext:value-type="string">
            <text:p>RHa5</text:p>
          </table:table-cell>
          <table:table-cell table:style-name="ce5" office:value-type="float" office:value="11330.4338088" calcext:value-type="float">
            <text:p>11330.4338088</text:p>
          </table:table-cell>
          <table:table-cell table:style-name="ce5" office:value-type="float" office:value="12754.1511268" calcext:value-type="float">
            <text:p>12754.1511268</text:p>
          </table:table-cell>
          <table:table-cell table:style-name="ce5" office:value-type="float" office:value="11734.5429808" calcext:value-type="float">
            <text:p>11734.5429808</text:p>
          </table:table-cell>
          <table:table-cell table:style-name="ce5" office:value-type="float" office:value="11708.3978607999" calcext:value-type="float">
            <text:p>11708.3978607999</text:p>
          </table:table-cell>
          <table:table-cell table:style-name="ce5" office:value-type="float" office:value="12692.4398143999" calcext:value-type="float">
            <text:p>12692.4398143999</text:p>
          </table:table-cell>
          <table:table-cell table:style-name="ce24" office:value-type="float" office:value="11945.8466512" calcext:value-type="float">
            <text:p>11945.8466512</text:p>
          </table:table-cell>
          <table:table-cell table:style-name="ce24" office:value-type="float" office:value="11696.4816271999" calcext:value-type="float">
            <text:p>11696.4816271999</text:p>
          </table:table-cell>
          <table:table-cell table:style-name="ce24" office:value-type="float" office:value="12689.2085087999" calcext:value-type="float">
            <text:p>12689.2085087999</text:p>
          </table:table-cell>
          <table:table-cell table:style-name="ce24" office:value-type="float" office:value="16591.050968" calcext:value-type="float">
            <text:p>16591.050968</text:p>
          </table:table-cell>
          <table:table-cell table:style-name="ce24" office:value-type="float" office:value="13704.0510024" calcext:value-type="float">
            <text:p>13704.0510024</text:p>
          </table:table-cell>
          <table:table-cell table:style-name="ce24" office:value-type="float" office:value="29004.8948912" calcext:value-type="float">
            <text:p>29004.8948912</text:p>
          </table:table-cell>
          <table:table-cell table:style-name="ce24" office:value-type="float" office:value="104036.955939999" calcext:value-type="float">
            <text:p>104036.955939999</text:p>
          </table:table-cell>
          <table:table-cell table:style-name="ce5"/>
          <table:table-cell table:style-name="ce24" office:value-type="string" calcext:value-type="string">
            <text:p>2023_03_17</text:p>
          </table:table-cell>
          <table:table-cell table:number-columns-repeated="100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2" office:value-type="string" calcext:value-type="string">
            <text:p>none</text:p>
          </table:table-cell>
          <table:table-cell table:style-name="ce5" office:value-type="string" calcext:value-type="string">
            <text:p>RHa5</text:p>
          </table:table-cell>
          <table:table-cell table:style-name="ce5" office:value-type="float" office:value="6566.77583999999" calcext:value-type="float">
            <text:p>6566.77583999999</text:p>
          </table:table-cell>
          <table:table-cell table:style-name="ce5" office:value-type="float" office:value="5229.9992632" calcext:value-type="float">
            <text:p>5229.9992632</text:p>
          </table:table-cell>
          <table:table-cell table:style-name="ce5" office:value-type="float" office:value="3817.9831028" calcext:value-type="float">
            <text:p>3817.9831028</text:p>
          </table:table-cell>
          <table:table-cell table:style-name="ce5" office:value-type="float" office:value="3788.97509999999" calcext:value-type="float">
            <text:p>3788.97509999999</text:p>
          </table:table-cell>
          <table:table-cell table:style-name="ce5" office:value-type="float" office:value="5077.71923319999" calcext:value-type="float">
            <text:p>5077.71923319999</text:p>
          </table:table-cell>
          <table:table-cell table:style-name="ce24" office:value-type="float" office:value="4453.68104959999" calcext:value-type="float">
            <text:p>4453.68104959999</text:p>
          </table:table-cell>
          <table:table-cell table:style-name="ce24" office:value-type="float" office:value="3924.2719352" calcext:value-type="float">
            <text:p>3924.2719352</text:p>
          </table:table-cell>
          <table:table-cell table:style-name="ce24" office:value-type="float" office:value="3996.84841879999" calcext:value-type="float">
            <text:p>3996.84841879999</text:p>
          </table:table-cell>
          <table:table-cell table:style-name="ce24" office:value-type="float" office:value="4320.8609132" calcext:value-type="float">
            <text:p>4320.8609132</text:p>
          </table:table-cell>
          <table:table-cell table:style-name="ce24" office:value-type="float" office:value="7279.3321884" calcext:value-type="float">
            <text:p>7279.3321884</text:p>
          </table:table-cell>
          <table:table-cell table:style-name="ce24" office:value-type="float" office:value="7185.86557279999" calcext:value-type="float">
            <text:p>7185.86557279999</text:p>
          </table:table-cell>
          <table:table-cell table:style-name="ce24" office:value-type="float" office:value="43283.387652" calcext:value-type="float">
            <text:p>43283.387652</text:p>
          </table:table-cell>
          <table:table-cell table:style-name="ce5"/>
          <table:table-cell table:style-name="ce24" office:value-type="string" calcext:value-type="string">
            <text:p>2023_03_17</text:p>
          </table:table-cell>
          <table:table-cell table:number-columns-repeated="1007"/>
        </table:table-row>
        <table:table-row table:style-name="ro4" table:number-rows-repeated="104782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12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15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2P0" style:volatile="true">
      <number:text>“Tru</number:text>
      <number:year number:calendar="jewish"/>
      <number:text>”</number:text>
    </number:date-style>
    <number:date-style style:name="N142P1" style:volatile="true">
      <number:text>“Tru</number:text>
      <number:year number:calendar="jewish"/>
      <number:text>”</number:text>
    </number:date-style>
    <number:date-style style:name="N142">
      <number:text>“Fal</number:text>
      <number:seconds/>
      <number:year number:calendar="jewish"/>
      <number:text>”</number:text>
      <style:map style:condition="value()&gt;0" style:apply-style-name="N142P0"/>
      <style:map style:condition="value()&lt;0" style:apply-style-name="N142P1"/>
    </number:date-style>
    <number:currency-style style:name="N144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4P0"/>
    </number:currency-style>
    <number:date-style style:name="N145">
      <number:day number:style="long"/>
      <number:text>-</number:text>
      <number:month number:textual="true"/>
      <number:text>-</number:text>
      <number:year/>
    </number:date-style>
    <number:date-style style:name="N146">
      <number:day number:style="long"/>
      <number:text>-</number:text>
      <number:month number:textual="true"/>
    </number:date-style>
    <number:date-style style:name="N147">
      <number:month number:textual="true"/>
      <number:text>-</number:text>
      <number:year/>
    </number:date-style>
    <number:time-style style:name="N148">
      <number:hours/>
      <number:text>:</number:text>
      <number:minutes number:style="long"/>
      <number:text> </number:text>
      <number:am-pm/>
    </number:time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2" style:volatile="true">
      <loext:text>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2" style:volatile="true">
      <loext:text> £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3">00/00/0000</text:date>, <text:time style:data-style-name="N2" text:time-value="12:15:00.960380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6T17:25:31.153241538</meta:creation-date>
    <dc:date>2023-05-23T12:21:05.816860391</dc:date>
    <meta:editing-duration>PT10H21M19S</meta:editing-duration>
    <meta:editing-cycles>97</meta:editing-cycles>
    <meta:generator>LibreOffice/6.4.7.2$Linux_X86_64 LibreOffice_project/639b8ac485750d5696d7590a72ef1b496725cfb5</meta:generator>
    <meta:document-statistic meta:table-count="1" meta:cell-count="11439" meta:object-count="0"/>
  </office:meta>
</office:document-meta>
</file>